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7" table:default-cell-style-name="ce1"/>
        <table:table-row table:style-name="ro1">
          <table:table-cell table:number-columns-repeated="2" office:value-type="float" office:value="0">
            <text:p>0.000000</text:p>
          </table:table-cell>
          <table:table-cell office:value-type="float" office:value="-0.380251">
            <text:p>-0.380251</text:p>
          </table:table-cell>
          <table:table-cell office:value-type="float" office:value="0.760502">
            <text:p>0.760502</text:p>
          </table:table-cell>
          <table:table-cell office:value-type="float" office:value="-0.380251">
            <text:p>-0.380251</text:p>
          </table:table-cell>
          <table:table-cell table:number-columns-repeated="3" office:value-type="float" office:value="0">
            <text:p>0.000000</text:p>
          </table:table-cell>
          <table:table-cell office:value-type="float" office:value="-0.380251">
            <text:p>-0.380251</text:p>
          </table:table-cell>
          <table:table-cell office:value-type="float" office:value="0.760502">
            <text:p>0.760502</text:p>
          </table:table-cell>
          <table:table-cell office:value-type="float" office:value="-0.380251">
            <text:p>-0.380251</text:p>
          </table:table-cell>
          <table:table-cell office:value-type="float" office:value="0">
            <text:p>0.000000</text:p>
          </table:table-cell>
          <table:table-cell office:value-type="float" office:value="0.174533">
            <text:p>0.174533</text:p>
          </table:table-cell>
          <table:table-cell office:value-type="float" office:value="-0.174533">
            <text:p>-0.174533</text:p>
          </table:table-cell>
          <table:table-cell office:value-type="float" office:value="0">
            <text:p>0.000000</text:p>
          </table:table-cell>
          <table:table-cell office:value-type="float" office:value="-0.523599">
            <text:p>-0.523599</text:p>
          </table:table-cell>
          <table:table-cell table:number-columns-repeated="3" office:value-type="float" office:value="0">
            <text:p>0.000000</text:p>
          </table:table-cell>
          <table:table-cell table:number-columns-repeated="2" office:value-type="float" office:value="0.174533">
            <text:p>0.174533</text:p>
          </table:table-cell>
          <table:table-cell office:value-type="float" office:value="0">
            <text:p>0.000000</text:p>
          </table:table-cell>
          <table:table-cell office:value-type="float" office:value="-0.523599">
            <text:p>-0.523599</text:p>
          </table:table-cell>
          <table:table-cell table:number-columns-repeated="7" office:value-type="float" office:value="0">
            <text:p>0.000000</text:p>
          </table:table-cell>
        </table:table-row>
        <table:table-row table:style-name="ro1">
          <table:table-cell table:formula="of:=[.A1]-[.A$1]/400" office:value-type="float" office:value="0">
            <text:p>0.000000</text:p>
          </table:table-cell>
          <table:table-cell table:formula="of:=[.B1]-[.B$1]/400" office:value-type="float" office:value="0">
            <text:p>0.000000</text:p>
          </table:table-cell>
          <table:table-cell table:formula="of:=[.C1]-[.C$1]/400" office:value-type="float" office:value="-0.3793003725">
            <text:p>-0.379300</text:p>
          </table:table-cell>
          <table:table-cell table:formula="of:=[.D1]-[.D$1]/400" office:value-type="float" office:value="0.758600745">
            <text:p>0.758601</text:p>
          </table:table-cell>
          <table:table-cell table:formula="of:=[.E1]-[.E$1]/400" office:value-type="float" office:value="-0.3793003725">
            <text:p>-0.379300</text:p>
          </table:table-cell>
          <table:table-cell table:formula="of:=[.F1]-[.F$1]/400" office:value-type="float" office:value="0">
            <text:p>0.000000</text:p>
          </table:table-cell>
          <table:table-cell table:formula="of:=[.G1]-[.G$1]/400" office:value-type="float" office:value="0">
            <text:p>0.000000</text:p>
          </table:table-cell>
          <table:table-cell table:formula="of:=[.H1]-[.H$1]/400" office:value-type="float" office:value="0">
            <text:p>0.000000</text:p>
          </table:table-cell>
          <table:table-cell table:formula="of:=[.I1]-[.I$1]/400" office:value-type="float" office:value="-0.3793003725">
            <text:p>-0.379300</text:p>
          </table:table-cell>
          <table:table-cell table:formula="of:=[.J1]-[.J$1]/400" office:value-type="float" office:value="0.758600745">
            <text:p>0.758601</text:p>
          </table:table-cell>
          <table:table-cell table:formula="of:=[.K1]-[.K$1]/400" office:value-type="float" office:value="-0.3793003725">
            <text:p>-0.379300</text:p>
          </table:table-cell>
          <table:table-cell table:formula="of:=[.L1]-[.L$1]/400" office:value-type="float" office:value="0">
            <text:p>0.000000</text:p>
          </table:table-cell>
          <table:table-cell table:formula="of:=[.M1]-[.M$1]/400" office:value-type="float" office:value="0.1740966675">
            <text:p>0.174097</text:p>
          </table:table-cell>
          <table:table-cell table:formula="of:=[.N1]-[.N$1]/400" office:value-type="float" office:value="-0.1740966675">
            <text:p>-0.174097</text:p>
          </table:table-cell>
          <table:table-cell table:formula="of:=[.O1]-[.O$1]/400" office:value-type="float" office:value="0">
            <text:p>0.000000</text:p>
          </table:table-cell>
          <table:table-cell table:formula="of:=[.P1]-[.P$1]/400" office:value-type="float" office:value="-0.5222900025">
            <text:p>-0.522290</text:p>
          </table:table-cell>
          <table:table-cell table:formula="of:=[.Q1]-[.Q$1]/400" office:value-type="float" office:value="0">
            <text:p>0.000000</text:p>
          </table:table-cell>
          <table:table-cell table:formula="of:=[.R1]-[.R$1]/400" office:value-type="float" office:value="0">
            <text:p>0.000000</text:p>
          </table:table-cell>
          <table:table-cell table:formula="of:=[.S1]-[.S$1]/400" office:value-type="float" office:value="0">
            <text:p>0.000000</text:p>
          </table:table-cell>
          <table:table-cell table:formula="of:=[.T1]-[.T$1]/400" office:value-type="float" office:value="0.1740966675">
            <text:p>0.174097</text:p>
          </table:table-cell>
          <table:table-cell table:formula="of:=[.U1]-[.U$1]/400" office:value-type="float" office:value="0.1740966675">
            <text:p>0.174097</text:p>
          </table:table-cell>
          <table:table-cell table:formula="of:=[.V1]-[.V$1]/400" office:value-type="float" office:value="0">
            <text:p>0.000000</text:p>
          </table:table-cell>
          <table:table-cell table:formula="of:=[.W1]-[.W$1]/400" office:value-type="float" office:value="-0.5222900025">
            <text:p>-0.522290</text:p>
          </table:table-cell>
          <table:table-cell table:formula="of:=[.X1]-[.X$1]/400" office:value-type="float" office:value="0">
            <text:p>0.000000</text:p>
          </table:table-cell>
          <table:table-cell table:formula="of:=[.Y1]-[.Y$1]/400" office:value-type="float" office:value="0">
            <text:p>0.000000</text:p>
          </table:table-cell>
          <table:table-cell table:formula="of:=[.Z1]-[.Z$1]/400" office:value-type="float" office:value="0">
            <text:p>0.000000</text:p>
          </table:table-cell>
          <table:table-cell table:formula="of:=[.AA1]-[.AA$1]/400" office:value-type="float" office:value="0">
            <text:p>0.000000</text:p>
          </table:table-cell>
          <table:table-cell table:formula="of:=[.AB1]-[.AB$1]/400" office:value-type="float" office:value="0">
            <text:p>0.000000</text:p>
          </table:table-cell>
          <table:table-cell table:formula="of:=[.AC1]-[.AC$1]/400" office:value-type="float" office:value="0">
            <text:p>0.000000</text:p>
          </table:table-cell>
          <table:table-cell table:formula="of:=[.AD1]-[.AD$1]/400" office:value-type="float" office:value="0">
            <text:p>0.000000</text:p>
          </table:table-cell>
        </table:table-row>
        <table:table-row table:style-name="ro1">
          <table:table-cell table:formula="of:=[.A2]-[.A$1]/400" office:value-type="float" office:value="0">
            <text:p>0.000000</text:p>
          </table:table-cell>
          <table:table-cell table:formula="of:=[.B2]-[.B$1]/400" office:value-type="float" office:value="0">
            <text:p>0.000000</text:p>
          </table:table-cell>
          <table:table-cell table:formula="of:=[.C2]-[.C$1]/400" office:value-type="float" office:value="-0.378349745">
            <text:p>-0.378350</text:p>
          </table:table-cell>
          <table:table-cell table:formula="of:=[.D2]-[.D$1]/400" office:value-type="float" office:value="0.75669949">
            <text:p>0.756699</text:p>
          </table:table-cell>
          <table:table-cell table:formula="of:=[.E2]-[.E$1]/400" office:value-type="float" office:value="-0.378349745">
            <text:p>-0.378350</text:p>
          </table:table-cell>
          <table:table-cell table:formula="of:=[.F2]-[.F$1]/400" office:value-type="float" office:value="0">
            <text:p>0.000000</text:p>
          </table:table-cell>
          <table:table-cell table:formula="of:=[.G2]-[.G$1]/400" office:value-type="float" office:value="0">
            <text:p>0.000000</text:p>
          </table:table-cell>
          <table:table-cell table:formula="of:=[.H2]-[.H$1]/400" office:value-type="float" office:value="0">
            <text:p>0.000000</text:p>
          </table:table-cell>
          <table:table-cell table:formula="of:=[.I2]-[.I$1]/400" office:value-type="float" office:value="-0.378349745">
            <text:p>-0.378350</text:p>
          </table:table-cell>
          <table:table-cell table:formula="of:=[.J2]-[.J$1]/400" office:value-type="float" office:value="0.75669949">
            <text:p>0.756699</text:p>
          </table:table-cell>
          <table:table-cell table:formula="of:=[.K2]-[.K$1]/400" office:value-type="float" office:value="-0.378349745">
            <text:p>-0.378350</text:p>
          </table:table-cell>
          <table:table-cell table:formula="of:=[.L2]-[.L$1]/400" office:value-type="float" office:value="0">
            <text:p>0.000000</text:p>
          </table:table-cell>
          <table:table-cell table:formula="of:=[.M2]-[.M$1]/400" office:value-type="float" office:value="0.173660335">
            <text:p>0.173660</text:p>
          </table:table-cell>
          <table:table-cell table:formula="of:=[.N2]-[.N$1]/400" office:value-type="float" office:value="-0.173660335">
            <text:p>-0.173660</text:p>
          </table:table-cell>
          <table:table-cell table:formula="of:=[.O2]-[.O$1]/400" office:value-type="float" office:value="0">
            <text:p>0.000000</text:p>
          </table:table-cell>
          <table:table-cell table:formula="of:=[.P2]-[.P$1]/400" office:value-type="float" office:value="-0.520981005">
            <text:p>-0.520981</text:p>
          </table:table-cell>
          <table:table-cell table:formula="of:=[.Q2]-[.Q$1]/400" office:value-type="float" office:value="0">
            <text:p>0.000000</text:p>
          </table:table-cell>
          <table:table-cell table:formula="of:=[.R2]-[.R$1]/400" office:value-type="float" office:value="0">
            <text:p>0.000000</text:p>
          </table:table-cell>
          <table:table-cell table:formula="of:=[.S2]-[.S$1]/400" office:value-type="float" office:value="0">
            <text:p>0.000000</text:p>
          </table:table-cell>
          <table:table-cell table:formula="of:=[.T2]-[.T$1]/400" office:value-type="float" office:value="0.173660335">
            <text:p>0.173660</text:p>
          </table:table-cell>
          <table:table-cell table:formula="of:=[.U2]-[.U$1]/400" office:value-type="float" office:value="0.173660335">
            <text:p>0.173660</text:p>
          </table:table-cell>
          <table:table-cell table:formula="of:=[.V2]-[.V$1]/400" office:value-type="float" office:value="0">
            <text:p>0.000000</text:p>
          </table:table-cell>
          <table:table-cell table:formula="of:=[.W2]-[.W$1]/400" office:value-type="float" office:value="-0.520981005">
            <text:p>-0.520981</text:p>
          </table:table-cell>
          <table:table-cell table:formula="of:=[.X2]-[.X$1]/400" office:value-type="float" office:value="0">
            <text:p>0.000000</text:p>
          </table:table-cell>
          <table:table-cell table:formula="of:=[.Y2]-[.Y$1]/400" office:value-type="float" office:value="0">
            <text:p>0.000000</text:p>
          </table:table-cell>
          <table:table-cell table:formula="of:=[.Z2]-[.Z$1]/400" office:value-type="float" office:value="0">
            <text:p>0.000000</text:p>
          </table:table-cell>
          <table:table-cell table:formula="of:=[.AA2]-[.AA$1]/400" office:value-type="float" office:value="0">
            <text:p>0.000000</text:p>
          </table:table-cell>
          <table:table-cell table:formula="of:=[.AB2]-[.AB$1]/400" office:value-type="float" office:value="0">
            <text:p>0.000000</text:p>
          </table:table-cell>
          <table:table-cell table:formula="of:=[.AC2]-[.AC$1]/400" office:value-type="float" office:value="0">
            <text:p>0.000000</text:p>
          </table:table-cell>
          <table:table-cell table:formula="of:=[.AD2]-[.AD$1]/400" office:value-type="float" office:value="0">
            <text:p>0.000000</text:p>
          </table:table-cell>
        </table:table-row>
        <table:table-row table:style-name="ro1">
          <table:table-cell table:formula="of:=[.A3]-[.A$1]/400" office:value-type="float" office:value="0">
            <text:p>0.000000</text:p>
          </table:table-cell>
          <table:table-cell table:formula="of:=[.B3]-[.B$1]/400" office:value-type="float" office:value="0">
            <text:p>0.000000</text:p>
          </table:table-cell>
          <table:table-cell table:formula="of:=[.C3]-[.C$1]/400" office:value-type="float" office:value="-0.3773991175">
            <text:p>-0.377399</text:p>
          </table:table-cell>
          <table:table-cell table:formula="of:=[.D3]-[.D$1]/400" office:value-type="float" office:value="0.754798235">
            <text:p>0.754798</text:p>
          </table:table-cell>
          <table:table-cell table:formula="of:=[.E3]-[.E$1]/400" office:value-type="float" office:value="-0.3773991175">
            <text:p>-0.377399</text:p>
          </table:table-cell>
          <table:table-cell table:formula="of:=[.F3]-[.F$1]/400" office:value-type="float" office:value="0">
            <text:p>0.000000</text:p>
          </table:table-cell>
          <table:table-cell table:formula="of:=[.G3]-[.G$1]/400" office:value-type="float" office:value="0">
            <text:p>0.000000</text:p>
          </table:table-cell>
          <table:table-cell table:formula="of:=[.H3]-[.H$1]/400" office:value-type="float" office:value="0">
            <text:p>0.000000</text:p>
          </table:table-cell>
          <table:table-cell table:formula="of:=[.I3]-[.I$1]/400" office:value-type="float" office:value="-0.3773991175">
            <text:p>-0.377399</text:p>
          </table:table-cell>
          <table:table-cell table:formula="of:=[.J3]-[.J$1]/400" office:value-type="float" office:value="0.754798235">
            <text:p>0.754798</text:p>
          </table:table-cell>
          <table:table-cell table:formula="of:=[.K3]-[.K$1]/400" office:value-type="float" office:value="-0.3773991175">
            <text:p>-0.377399</text:p>
          </table:table-cell>
          <table:table-cell table:formula="of:=[.L3]-[.L$1]/400" office:value-type="float" office:value="0">
            <text:p>0.000000</text:p>
          </table:table-cell>
          <table:table-cell table:formula="of:=[.M3]-[.M$1]/400" office:value-type="float" office:value="0.1732240025">
            <text:p>0.173224</text:p>
          </table:table-cell>
          <table:table-cell table:formula="of:=[.N3]-[.N$1]/400" office:value-type="float" office:value="-0.1732240025">
            <text:p>-0.173224</text:p>
          </table:table-cell>
          <table:table-cell table:formula="of:=[.O3]-[.O$1]/400" office:value-type="float" office:value="0">
            <text:p>0.000000</text:p>
          </table:table-cell>
          <table:table-cell table:formula="of:=[.P3]-[.P$1]/400" office:value-type="float" office:value="-0.5196720075">
            <text:p>-0.519672</text:p>
          </table:table-cell>
          <table:table-cell table:formula="of:=[.Q3]-[.Q$1]/400" office:value-type="float" office:value="0">
            <text:p>0.000000</text:p>
          </table:table-cell>
          <table:table-cell table:formula="of:=[.R3]-[.R$1]/400" office:value-type="float" office:value="0">
            <text:p>0.000000</text:p>
          </table:table-cell>
          <table:table-cell table:formula="of:=[.S3]-[.S$1]/400" office:value-type="float" office:value="0">
            <text:p>0.000000</text:p>
          </table:table-cell>
          <table:table-cell table:formula="of:=[.T3]-[.T$1]/400" office:value-type="float" office:value="0.1732240025">
            <text:p>0.173224</text:p>
          </table:table-cell>
          <table:table-cell table:formula="of:=[.U3]-[.U$1]/400" office:value-type="float" office:value="0.1732240025">
            <text:p>0.173224</text:p>
          </table:table-cell>
          <table:table-cell table:formula="of:=[.V3]-[.V$1]/400" office:value-type="float" office:value="0">
            <text:p>0.000000</text:p>
          </table:table-cell>
          <table:table-cell table:formula="of:=[.W3]-[.W$1]/400" office:value-type="float" office:value="-0.5196720075">
            <text:p>-0.519672</text:p>
          </table:table-cell>
          <table:table-cell table:formula="of:=[.X3]-[.X$1]/400" office:value-type="float" office:value="0">
            <text:p>0.000000</text:p>
          </table:table-cell>
          <table:table-cell table:formula="of:=[.Y3]-[.Y$1]/400" office:value-type="float" office:value="0">
            <text:p>0.000000</text:p>
          </table:table-cell>
          <table:table-cell table:formula="of:=[.Z3]-[.Z$1]/400" office:value-type="float" office:value="0">
            <text:p>0.000000</text:p>
          </table:table-cell>
          <table:table-cell table:formula="of:=[.AA3]-[.AA$1]/400" office:value-type="float" office:value="0">
            <text:p>0.000000</text:p>
          </table:table-cell>
          <table:table-cell table:formula="of:=[.AB3]-[.AB$1]/400" office:value-type="float" office:value="0">
            <text:p>0.000000</text:p>
          </table:table-cell>
          <table:table-cell table:formula="of:=[.AC3]-[.AC$1]/400" office:value-type="float" office:value="0">
            <text:p>0.000000</text:p>
          </table:table-cell>
          <table:table-cell table:formula="of:=[.AD3]-[.AD$1]/400" office:value-type="float" office:value="0">
            <text:p>0.000000</text:p>
          </table:table-cell>
        </table:table-row>
        <table:table-row table:style-name="ro1">
          <table:table-cell table:formula="of:=[.A4]-[.A$1]/400" office:value-type="float" office:value="0">
            <text:p>0.000000</text:p>
          </table:table-cell>
          <table:table-cell table:formula="of:=[.B4]-[.B$1]/400" office:value-type="float" office:value="0">
            <text:p>0.000000</text:p>
          </table:table-cell>
          <table:table-cell table:formula="of:=[.C4]-[.C$1]/400" office:value-type="float" office:value="-0.37644849">
            <text:p>-0.376448</text:p>
          </table:table-cell>
          <table:table-cell table:formula="of:=[.D4]-[.D$1]/400" office:value-type="float" office:value="0.75289698">
            <text:p>0.752897</text:p>
          </table:table-cell>
          <table:table-cell table:formula="of:=[.E4]-[.E$1]/400" office:value-type="float" office:value="-0.37644849">
            <text:p>-0.376448</text:p>
          </table:table-cell>
          <table:table-cell table:formula="of:=[.F4]-[.F$1]/400" office:value-type="float" office:value="0">
            <text:p>0.000000</text:p>
          </table:table-cell>
          <table:table-cell table:formula="of:=[.G4]-[.G$1]/400" office:value-type="float" office:value="0">
            <text:p>0.000000</text:p>
          </table:table-cell>
          <table:table-cell table:formula="of:=[.H4]-[.H$1]/400" office:value-type="float" office:value="0">
            <text:p>0.000000</text:p>
          </table:table-cell>
          <table:table-cell table:formula="of:=[.I4]-[.I$1]/400" office:value-type="float" office:value="-0.37644849">
            <text:p>-0.376448</text:p>
          </table:table-cell>
          <table:table-cell table:formula="of:=[.J4]-[.J$1]/400" office:value-type="float" office:value="0.75289698">
            <text:p>0.752897</text:p>
          </table:table-cell>
          <table:table-cell table:formula="of:=[.K4]-[.K$1]/400" office:value-type="float" office:value="-0.37644849">
            <text:p>-0.376448</text:p>
          </table:table-cell>
          <table:table-cell table:formula="of:=[.L4]-[.L$1]/400" office:value-type="float" office:value="0">
            <text:p>0.000000</text:p>
          </table:table-cell>
          <table:table-cell table:formula="of:=[.M4]-[.M$1]/400" office:value-type="float" office:value="0.17278767">
            <text:p>0.172788</text:p>
          </table:table-cell>
          <table:table-cell table:formula="of:=[.N4]-[.N$1]/400" office:value-type="float" office:value="-0.17278767">
            <text:p>-0.172788</text:p>
          </table:table-cell>
          <table:table-cell table:formula="of:=[.O4]-[.O$1]/400" office:value-type="float" office:value="0">
            <text:p>0.000000</text:p>
          </table:table-cell>
          <table:table-cell table:formula="of:=[.P4]-[.P$1]/400" office:value-type="float" office:value="-0.51836301">
            <text:p>-0.518363</text:p>
          </table:table-cell>
          <table:table-cell table:formula="of:=[.Q4]-[.Q$1]/400" office:value-type="float" office:value="0">
            <text:p>0.000000</text:p>
          </table:table-cell>
          <table:table-cell table:formula="of:=[.R4]-[.R$1]/400" office:value-type="float" office:value="0">
            <text:p>0.000000</text:p>
          </table:table-cell>
          <table:table-cell table:formula="of:=[.S4]-[.S$1]/400" office:value-type="float" office:value="0">
            <text:p>0.000000</text:p>
          </table:table-cell>
          <table:table-cell table:formula="of:=[.T4]-[.T$1]/400" office:value-type="float" office:value="0.17278767">
            <text:p>0.172788</text:p>
          </table:table-cell>
          <table:table-cell table:formula="of:=[.U4]-[.U$1]/400" office:value-type="float" office:value="0.17278767">
            <text:p>0.172788</text:p>
          </table:table-cell>
          <table:table-cell table:formula="of:=[.V4]-[.V$1]/400" office:value-type="float" office:value="0">
            <text:p>0.000000</text:p>
          </table:table-cell>
          <table:table-cell table:formula="of:=[.W4]-[.W$1]/400" office:value-type="float" office:value="-0.51836301">
            <text:p>-0.518363</text:p>
          </table:table-cell>
          <table:table-cell table:formula="of:=[.X4]-[.X$1]/400" office:value-type="float" office:value="0">
            <text:p>0.000000</text:p>
          </table:table-cell>
          <table:table-cell table:formula="of:=[.Y4]-[.Y$1]/400" office:value-type="float" office:value="0">
            <text:p>0.000000</text:p>
          </table:table-cell>
          <table:table-cell table:formula="of:=[.Z4]-[.Z$1]/400" office:value-type="float" office:value="0">
            <text:p>0.000000</text:p>
          </table:table-cell>
          <table:table-cell table:formula="of:=[.AA4]-[.AA$1]/400" office:value-type="float" office:value="0">
            <text:p>0.000000</text:p>
          </table:table-cell>
          <table:table-cell table:formula="of:=[.AB4]-[.AB$1]/400" office:value-type="float" office:value="0">
            <text:p>0.000000</text:p>
          </table:table-cell>
          <table:table-cell table:formula="of:=[.AC4]-[.AC$1]/400" office:value-type="float" office:value="0">
            <text:p>0.000000</text:p>
          </table:table-cell>
          <table:table-cell table:formula="of:=[.AD4]-[.AD$1]/400" office:value-type="float" office:value="0">
            <text:p>0.000000</text:p>
          </table:table-cell>
        </table:table-row>
        <table:table-row table:style-name="ro1">
          <table:table-cell table:formula="of:=[.A5]-[.A$1]/400" office:value-type="float" office:value="0">
            <text:p>0.000000</text:p>
          </table:table-cell>
          <table:table-cell table:formula="of:=[.B5]-[.B$1]/400" office:value-type="float" office:value="0">
            <text:p>0.000000</text:p>
          </table:table-cell>
          <table:table-cell table:formula="of:=[.C5]-[.C$1]/400" office:value-type="float" office:value="-0.3754978625">
            <text:p>-0.375498</text:p>
          </table:table-cell>
          <table:table-cell table:formula="of:=[.D5]-[.D$1]/400" office:value-type="float" office:value="0.750995725">
            <text:p>0.750996</text:p>
          </table:table-cell>
          <table:table-cell table:formula="of:=[.E5]-[.E$1]/400" office:value-type="float" office:value="-0.3754978625">
            <text:p>-0.375498</text:p>
          </table:table-cell>
          <table:table-cell table:formula="of:=[.F5]-[.F$1]/400" office:value-type="float" office:value="0">
            <text:p>0.000000</text:p>
          </table:table-cell>
          <table:table-cell table:formula="of:=[.G5]-[.G$1]/400" office:value-type="float" office:value="0">
            <text:p>0.000000</text:p>
          </table:table-cell>
          <table:table-cell table:formula="of:=[.H5]-[.H$1]/400" office:value-type="float" office:value="0">
            <text:p>0.000000</text:p>
          </table:table-cell>
          <table:table-cell table:formula="of:=[.I5]-[.I$1]/400" office:value-type="float" office:value="-0.3754978625">
            <text:p>-0.375498</text:p>
          </table:table-cell>
          <table:table-cell table:formula="of:=[.J5]-[.J$1]/400" office:value-type="float" office:value="0.750995725">
            <text:p>0.750996</text:p>
          </table:table-cell>
          <table:table-cell table:formula="of:=[.K5]-[.K$1]/400" office:value-type="float" office:value="-0.3754978625">
            <text:p>-0.375498</text:p>
          </table:table-cell>
          <table:table-cell table:formula="of:=[.L5]-[.L$1]/400" office:value-type="float" office:value="0">
            <text:p>0.000000</text:p>
          </table:table-cell>
          <table:table-cell table:formula="of:=[.M5]-[.M$1]/400" office:value-type="float" office:value="0.1723513375">
            <text:p>0.172351</text:p>
          </table:table-cell>
          <table:table-cell table:formula="of:=[.N5]-[.N$1]/400" office:value-type="float" office:value="-0.1723513375">
            <text:p>-0.172351</text:p>
          </table:table-cell>
          <table:table-cell table:formula="of:=[.O5]-[.O$1]/400" office:value-type="float" office:value="0">
            <text:p>0.000000</text:p>
          </table:table-cell>
          <table:table-cell table:formula="of:=[.P5]-[.P$1]/400" office:value-type="float" office:value="-0.5170540125">
            <text:p>-0.517054</text:p>
          </table:table-cell>
          <table:table-cell table:formula="of:=[.Q5]-[.Q$1]/400" office:value-type="float" office:value="0">
            <text:p>0.000000</text:p>
          </table:table-cell>
          <table:table-cell table:formula="of:=[.R5]-[.R$1]/400" office:value-type="float" office:value="0">
            <text:p>0.000000</text:p>
          </table:table-cell>
          <table:table-cell table:formula="of:=[.S5]-[.S$1]/400" office:value-type="float" office:value="0">
            <text:p>0.000000</text:p>
          </table:table-cell>
          <table:table-cell table:formula="of:=[.T5]-[.T$1]/400" office:value-type="float" office:value="0.1723513375">
            <text:p>0.172351</text:p>
          </table:table-cell>
          <table:table-cell table:formula="of:=[.U5]-[.U$1]/400" office:value-type="float" office:value="0.1723513375">
            <text:p>0.172351</text:p>
          </table:table-cell>
          <table:table-cell table:formula="of:=[.V5]-[.V$1]/400" office:value-type="float" office:value="0">
            <text:p>0.000000</text:p>
          </table:table-cell>
          <table:table-cell table:formula="of:=[.W5]-[.W$1]/400" office:value-type="float" office:value="-0.5170540125">
            <text:p>-0.517054</text:p>
          </table:table-cell>
          <table:table-cell table:formula="of:=[.X5]-[.X$1]/400" office:value-type="float" office:value="0">
            <text:p>0.000000</text:p>
          </table:table-cell>
          <table:table-cell table:formula="of:=[.Y5]-[.Y$1]/400" office:value-type="float" office:value="0">
            <text:p>0.000000</text:p>
          </table:table-cell>
          <table:table-cell table:formula="of:=[.Z5]-[.Z$1]/400" office:value-type="float" office:value="0">
            <text:p>0.000000</text:p>
          </table:table-cell>
          <table:table-cell table:formula="of:=[.AA5]-[.AA$1]/400" office:value-type="float" office:value="0">
            <text:p>0.000000</text:p>
          </table:table-cell>
          <table:table-cell table:formula="of:=[.AB5]-[.AB$1]/400" office:value-type="float" office:value="0">
            <text:p>0.000000</text:p>
          </table:table-cell>
          <table:table-cell table:formula="of:=[.AC5]-[.AC$1]/400" office:value-type="float" office:value="0">
            <text:p>0.000000</text:p>
          </table:table-cell>
          <table:table-cell table:formula="of:=[.AD5]-[.AD$1]/400" office:value-type="float" office:value="0">
            <text:p>0.000000</text:p>
          </table:table-cell>
        </table:table-row>
        <table:table-row table:style-name="ro1">
          <table:table-cell table:formula="of:=[.A6]-[.A$1]/400" office:value-type="float" office:value="0">
            <text:p>0.000000</text:p>
          </table:table-cell>
          <table:table-cell table:formula="of:=[.B6]-[.B$1]/400" office:value-type="float" office:value="0">
            <text:p>0.000000</text:p>
          </table:table-cell>
          <table:table-cell table:formula="of:=[.C6]-[.C$1]/400" office:value-type="float" office:value="-0.374547235">
            <text:p>-0.374547</text:p>
          </table:table-cell>
          <table:table-cell table:formula="of:=[.D6]-[.D$1]/400" office:value-type="float" office:value="0.74909447">
            <text:p>0.749094</text:p>
          </table:table-cell>
          <table:table-cell table:formula="of:=[.E6]-[.E$1]/400" office:value-type="float" office:value="-0.374547235">
            <text:p>-0.374547</text:p>
          </table:table-cell>
          <table:table-cell table:formula="of:=[.F6]-[.F$1]/400" office:value-type="float" office:value="0">
            <text:p>0.000000</text:p>
          </table:table-cell>
          <table:table-cell table:formula="of:=[.G6]-[.G$1]/400" office:value-type="float" office:value="0">
            <text:p>0.000000</text:p>
          </table:table-cell>
          <table:table-cell table:formula="of:=[.H6]-[.H$1]/400" office:value-type="float" office:value="0">
            <text:p>0.000000</text:p>
          </table:table-cell>
          <table:table-cell table:formula="of:=[.I6]-[.I$1]/400" office:value-type="float" office:value="-0.374547235">
            <text:p>-0.374547</text:p>
          </table:table-cell>
          <table:table-cell table:formula="of:=[.J6]-[.J$1]/400" office:value-type="float" office:value="0.74909447">
            <text:p>0.749094</text:p>
          </table:table-cell>
          <table:table-cell table:formula="of:=[.K6]-[.K$1]/400" office:value-type="float" office:value="-0.374547235">
            <text:p>-0.374547</text:p>
          </table:table-cell>
          <table:table-cell table:formula="of:=[.L6]-[.L$1]/400" office:value-type="float" office:value="0">
            <text:p>0.000000</text:p>
          </table:table-cell>
          <table:table-cell table:formula="of:=[.M6]-[.M$1]/400" office:value-type="float" office:value="0.171915005">
            <text:p>0.171915</text:p>
          </table:table-cell>
          <table:table-cell table:formula="of:=[.N6]-[.N$1]/400" office:value-type="float" office:value="-0.171915005">
            <text:p>-0.171915</text:p>
          </table:table-cell>
          <table:table-cell table:formula="of:=[.O6]-[.O$1]/400" office:value-type="float" office:value="0">
            <text:p>0.000000</text:p>
          </table:table-cell>
          <table:table-cell table:formula="of:=[.P6]-[.P$1]/400" office:value-type="float" office:value="-0.515745015">
            <text:p>-0.515745</text:p>
          </table:table-cell>
          <table:table-cell table:formula="of:=[.Q6]-[.Q$1]/400" office:value-type="float" office:value="0">
            <text:p>0.000000</text:p>
          </table:table-cell>
          <table:table-cell table:formula="of:=[.R6]-[.R$1]/400" office:value-type="float" office:value="0">
            <text:p>0.000000</text:p>
          </table:table-cell>
          <table:table-cell table:formula="of:=[.S6]-[.S$1]/400" office:value-type="float" office:value="0">
            <text:p>0.000000</text:p>
          </table:table-cell>
          <table:table-cell table:formula="of:=[.T6]-[.T$1]/400" office:value-type="float" office:value="0.171915005">
            <text:p>0.171915</text:p>
          </table:table-cell>
          <table:table-cell table:formula="of:=[.U6]-[.U$1]/400" office:value-type="float" office:value="0.171915005">
            <text:p>0.171915</text:p>
          </table:table-cell>
          <table:table-cell table:formula="of:=[.V6]-[.V$1]/400" office:value-type="float" office:value="0">
            <text:p>0.000000</text:p>
          </table:table-cell>
          <table:table-cell table:formula="of:=[.W6]-[.W$1]/400" office:value-type="float" office:value="-0.515745015">
            <text:p>-0.515745</text:p>
          </table:table-cell>
          <table:table-cell table:formula="of:=[.X6]-[.X$1]/400" office:value-type="float" office:value="0">
            <text:p>0.000000</text:p>
          </table:table-cell>
          <table:table-cell table:formula="of:=[.Y6]-[.Y$1]/400" office:value-type="float" office:value="0">
            <text:p>0.000000</text:p>
          </table:table-cell>
          <table:table-cell table:formula="of:=[.Z6]-[.Z$1]/400" office:value-type="float" office:value="0">
            <text:p>0.000000</text:p>
          </table:table-cell>
          <table:table-cell table:formula="of:=[.AA6]-[.AA$1]/400" office:value-type="float" office:value="0">
            <text:p>0.000000</text:p>
          </table:table-cell>
          <table:table-cell table:formula="of:=[.AB6]-[.AB$1]/400" office:value-type="float" office:value="0">
            <text:p>0.000000</text:p>
          </table:table-cell>
          <table:table-cell table:formula="of:=[.AC6]-[.AC$1]/400" office:value-type="float" office:value="0">
            <text:p>0.000000</text:p>
          </table:table-cell>
          <table:table-cell table:formula="of:=[.AD6]-[.AD$1]/400" office:value-type="float" office:value="0">
            <text:p>0.000000</text:p>
          </table:table-cell>
        </table:table-row>
        <table:table-row table:style-name="ro1">
          <table:table-cell table:formula="of:=[.A7]-[.A$1]/400" office:value-type="float" office:value="0">
            <text:p>0.000000</text:p>
          </table:table-cell>
          <table:table-cell table:formula="of:=[.B7]-[.B$1]/400" office:value-type="float" office:value="0">
            <text:p>0.000000</text:p>
          </table:table-cell>
          <table:table-cell table:formula="of:=[.C7]-[.C$1]/400" office:value-type="float" office:value="-0.3735966075">
            <text:p>-0.373597</text:p>
          </table:table-cell>
          <table:table-cell table:formula="of:=[.D7]-[.D$1]/400" office:value-type="float" office:value="0.747193215">
            <text:p>0.747193</text:p>
          </table:table-cell>
          <table:table-cell table:formula="of:=[.E7]-[.E$1]/400" office:value-type="float" office:value="-0.3735966075">
            <text:p>-0.373597</text:p>
          </table:table-cell>
          <table:table-cell table:formula="of:=[.F7]-[.F$1]/400" office:value-type="float" office:value="0">
            <text:p>0.000000</text:p>
          </table:table-cell>
          <table:table-cell table:formula="of:=[.G7]-[.G$1]/400" office:value-type="float" office:value="0">
            <text:p>0.000000</text:p>
          </table:table-cell>
          <table:table-cell table:formula="of:=[.H7]-[.H$1]/400" office:value-type="float" office:value="0">
            <text:p>0.000000</text:p>
          </table:table-cell>
          <table:table-cell table:formula="of:=[.I7]-[.I$1]/400" office:value-type="float" office:value="-0.3735966075">
            <text:p>-0.373597</text:p>
          </table:table-cell>
          <table:table-cell table:formula="of:=[.J7]-[.J$1]/400" office:value-type="float" office:value="0.747193215">
            <text:p>0.747193</text:p>
          </table:table-cell>
          <table:table-cell table:formula="of:=[.K7]-[.K$1]/400" office:value-type="float" office:value="-0.3735966075">
            <text:p>-0.373597</text:p>
          </table:table-cell>
          <table:table-cell table:formula="of:=[.L7]-[.L$1]/400" office:value-type="float" office:value="0">
            <text:p>0.000000</text:p>
          </table:table-cell>
          <table:table-cell table:formula="of:=[.M7]-[.M$1]/400" office:value-type="float" office:value="0.1714786725">
            <text:p>0.171479</text:p>
          </table:table-cell>
          <table:table-cell table:formula="of:=[.N7]-[.N$1]/400" office:value-type="float" office:value="-0.1714786725">
            <text:p>-0.171479</text:p>
          </table:table-cell>
          <table:table-cell table:formula="of:=[.O7]-[.O$1]/400" office:value-type="float" office:value="0">
            <text:p>0.000000</text:p>
          </table:table-cell>
          <table:table-cell table:formula="of:=[.P7]-[.P$1]/400" office:value-type="float" office:value="-0.5144360175">
            <text:p>-0.514436</text:p>
          </table:table-cell>
          <table:table-cell table:formula="of:=[.Q7]-[.Q$1]/400" office:value-type="float" office:value="0">
            <text:p>0.000000</text:p>
          </table:table-cell>
          <table:table-cell table:formula="of:=[.R7]-[.R$1]/400" office:value-type="float" office:value="0">
            <text:p>0.000000</text:p>
          </table:table-cell>
          <table:table-cell table:formula="of:=[.S7]-[.S$1]/400" office:value-type="float" office:value="0">
            <text:p>0.000000</text:p>
          </table:table-cell>
          <table:table-cell table:formula="of:=[.T7]-[.T$1]/400" office:value-type="float" office:value="0.1714786725">
            <text:p>0.171479</text:p>
          </table:table-cell>
          <table:table-cell table:formula="of:=[.U7]-[.U$1]/400" office:value-type="float" office:value="0.1714786725">
            <text:p>0.171479</text:p>
          </table:table-cell>
          <table:table-cell table:formula="of:=[.V7]-[.V$1]/400" office:value-type="float" office:value="0">
            <text:p>0.000000</text:p>
          </table:table-cell>
          <table:table-cell table:formula="of:=[.W7]-[.W$1]/400" office:value-type="float" office:value="-0.5144360175">
            <text:p>-0.514436</text:p>
          </table:table-cell>
          <table:table-cell table:formula="of:=[.X7]-[.X$1]/400" office:value-type="float" office:value="0">
            <text:p>0.000000</text:p>
          </table:table-cell>
          <table:table-cell table:formula="of:=[.Y7]-[.Y$1]/400" office:value-type="float" office:value="0">
            <text:p>0.000000</text:p>
          </table:table-cell>
          <table:table-cell table:formula="of:=[.Z7]-[.Z$1]/400" office:value-type="float" office:value="0">
            <text:p>0.000000</text:p>
          </table:table-cell>
          <table:table-cell table:formula="of:=[.AA7]-[.AA$1]/400" office:value-type="float" office:value="0">
            <text:p>0.000000</text:p>
          </table:table-cell>
          <table:table-cell table:formula="of:=[.AB7]-[.AB$1]/400" office:value-type="float" office:value="0">
            <text:p>0.000000</text:p>
          </table:table-cell>
          <table:table-cell table:formula="of:=[.AC7]-[.AC$1]/400" office:value-type="float" office:value="0">
            <text:p>0.000000</text:p>
          </table:table-cell>
          <table:table-cell table:formula="of:=[.AD7]-[.AD$1]/400" office:value-type="float" office:value="0">
            <text:p>0.000000</text:p>
          </table:table-cell>
        </table:table-row>
        <table:table-row table:style-name="ro1">
          <table:table-cell table:formula="of:=[.A8]-[.A$1]/400" office:value-type="float" office:value="0">
            <text:p>0.000000</text:p>
          </table:table-cell>
          <table:table-cell table:formula="of:=[.B8]-[.B$1]/400" office:value-type="float" office:value="0">
            <text:p>0.000000</text:p>
          </table:table-cell>
          <table:table-cell table:formula="of:=[.C8]-[.C$1]/400" office:value-type="float" office:value="-0.37264598">
            <text:p>-0.372646</text:p>
          </table:table-cell>
          <table:table-cell table:formula="of:=[.D8]-[.D$1]/400" office:value-type="float" office:value="0.74529196">
            <text:p>0.745292</text:p>
          </table:table-cell>
          <table:table-cell table:formula="of:=[.E8]-[.E$1]/400" office:value-type="float" office:value="-0.37264598">
            <text:p>-0.372646</text:p>
          </table:table-cell>
          <table:table-cell table:formula="of:=[.F8]-[.F$1]/400" office:value-type="float" office:value="0">
            <text:p>0.000000</text:p>
          </table:table-cell>
          <table:table-cell table:formula="of:=[.G8]-[.G$1]/400" office:value-type="float" office:value="0">
            <text:p>0.000000</text:p>
          </table:table-cell>
          <table:table-cell table:formula="of:=[.H8]-[.H$1]/400" office:value-type="float" office:value="0">
            <text:p>0.000000</text:p>
          </table:table-cell>
          <table:table-cell table:formula="of:=[.I8]-[.I$1]/400" office:value-type="float" office:value="-0.37264598">
            <text:p>-0.372646</text:p>
          </table:table-cell>
          <table:table-cell table:formula="of:=[.J8]-[.J$1]/400" office:value-type="float" office:value="0.74529196">
            <text:p>0.745292</text:p>
          </table:table-cell>
          <table:table-cell table:formula="of:=[.K8]-[.K$1]/400" office:value-type="float" office:value="-0.37264598">
            <text:p>-0.372646</text:p>
          </table:table-cell>
          <table:table-cell table:formula="of:=[.L8]-[.L$1]/400" office:value-type="float" office:value="0">
            <text:p>0.000000</text:p>
          </table:table-cell>
          <table:table-cell table:formula="of:=[.M8]-[.M$1]/400" office:value-type="float" office:value="0.17104234">
            <text:p>0.171042</text:p>
          </table:table-cell>
          <table:table-cell table:formula="of:=[.N8]-[.N$1]/400" office:value-type="float" office:value="-0.17104234">
            <text:p>-0.171042</text:p>
          </table:table-cell>
          <table:table-cell table:formula="of:=[.O8]-[.O$1]/400" office:value-type="float" office:value="0">
            <text:p>0.000000</text:p>
          </table:table-cell>
          <table:table-cell table:formula="of:=[.P8]-[.P$1]/400" office:value-type="float" office:value="-0.51312702">
            <text:p>-0.513127</text:p>
          </table:table-cell>
          <table:table-cell table:formula="of:=[.Q8]-[.Q$1]/400" office:value-type="float" office:value="0">
            <text:p>0.000000</text:p>
          </table:table-cell>
          <table:table-cell table:formula="of:=[.R8]-[.R$1]/400" office:value-type="float" office:value="0">
            <text:p>0.000000</text:p>
          </table:table-cell>
          <table:table-cell table:formula="of:=[.S8]-[.S$1]/400" office:value-type="float" office:value="0">
            <text:p>0.000000</text:p>
          </table:table-cell>
          <table:table-cell table:formula="of:=[.T8]-[.T$1]/400" office:value-type="float" office:value="0.17104234">
            <text:p>0.171042</text:p>
          </table:table-cell>
          <table:table-cell table:formula="of:=[.U8]-[.U$1]/400" office:value-type="float" office:value="0.17104234">
            <text:p>0.171042</text:p>
          </table:table-cell>
          <table:table-cell table:formula="of:=[.V8]-[.V$1]/400" office:value-type="float" office:value="0">
            <text:p>0.000000</text:p>
          </table:table-cell>
          <table:table-cell table:formula="of:=[.W8]-[.W$1]/400" office:value-type="float" office:value="-0.51312702">
            <text:p>-0.513127</text:p>
          </table:table-cell>
          <table:table-cell table:formula="of:=[.X8]-[.X$1]/400" office:value-type="float" office:value="0">
            <text:p>0.000000</text:p>
          </table:table-cell>
          <table:table-cell table:formula="of:=[.Y8]-[.Y$1]/400" office:value-type="float" office:value="0">
            <text:p>0.000000</text:p>
          </table:table-cell>
          <table:table-cell table:formula="of:=[.Z8]-[.Z$1]/400" office:value-type="float" office:value="0">
            <text:p>0.000000</text:p>
          </table:table-cell>
          <table:table-cell table:formula="of:=[.AA8]-[.AA$1]/400" office:value-type="float" office:value="0">
            <text:p>0.000000</text:p>
          </table:table-cell>
          <table:table-cell table:formula="of:=[.AB8]-[.AB$1]/400" office:value-type="float" office:value="0">
            <text:p>0.000000</text:p>
          </table:table-cell>
          <table:table-cell table:formula="of:=[.AC8]-[.AC$1]/400" office:value-type="float" office:value="0">
            <text:p>0.000000</text:p>
          </table:table-cell>
          <table:table-cell table:formula="of:=[.AD8]-[.AD$1]/400" office:value-type="float" office:value="0">
            <text:p>0.000000</text:p>
          </table:table-cell>
        </table:table-row>
        <table:table-row table:style-name="ro1">
          <table:table-cell table:formula="of:=[.A9]-[.A$1]/400" office:value-type="float" office:value="0">
            <text:p>0.000000</text:p>
          </table:table-cell>
          <table:table-cell table:formula="of:=[.B9]-[.B$1]/400" office:value-type="float" office:value="0">
            <text:p>0.000000</text:p>
          </table:table-cell>
          <table:table-cell table:formula="of:=[.C9]-[.C$1]/400" office:value-type="float" office:value="-0.3716953525">
            <text:p>-0.371695</text:p>
          </table:table-cell>
          <table:table-cell table:formula="of:=[.D9]-[.D$1]/400" office:value-type="float" office:value="0.743390705">
            <text:p>0.743391</text:p>
          </table:table-cell>
          <table:table-cell table:formula="of:=[.E9]-[.E$1]/400" office:value-type="float" office:value="-0.3716953525">
            <text:p>-0.371695</text:p>
          </table:table-cell>
          <table:table-cell table:formula="of:=[.F9]-[.F$1]/400" office:value-type="float" office:value="0">
            <text:p>0.000000</text:p>
          </table:table-cell>
          <table:table-cell table:formula="of:=[.G9]-[.G$1]/400" office:value-type="float" office:value="0">
            <text:p>0.000000</text:p>
          </table:table-cell>
          <table:table-cell table:formula="of:=[.H9]-[.H$1]/400" office:value-type="float" office:value="0">
            <text:p>0.000000</text:p>
          </table:table-cell>
          <table:table-cell table:formula="of:=[.I9]-[.I$1]/400" office:value-type="float" office:value="-0.3716953525">
            <text:p>-0.371695</text:p>
          </table:table-cell>
          <table:table-cell table:formula="of:=[.J9]-[.J$1]/400" office:value-type="float" office:value="0.743390705">
            <text:p>0.743391</text:p>
          </table:table-cell>
          <table:table-cell table:formula="of:=[.K9]-[.K$1]/400" office:value-type="float" office:value="-0.3716953525">
            <text:p>-0.371695</text:p>
          </table:table-cell>
          <table:table-cell table:formula="of:=[.L9]-[.L$1]/400" office:value-type="float" office:value="0">
            <text:p>0.000000</text:p>
          </table:table-cell>
          <table:table-cell table:formula="of:=[.M9]-[.M$1]/400" office:value-type="float" office:value="0.1706060075">
            <text:p>0.170606</text:p>
          </table:table-cell>
          <table:table-cell table:formula="of:=[.N9]-[.N$1]/400" office:value-type="float" office:value="-0.1706060075">
            <text:p>-0.170606</text:p>
          </table:table-cell>
          <table:table-cell table:formula="of:=[.O9]-[.O$1]/400" office:value-type="float" office:value="0">
            <text:p>0.000000</text:p>
          </table:table-cell>
          <table:table-cell table:formula="of:=[.P9]-[.P$1]/400" office:value-type="float" office:value="-0.5118180225">
            <text:p>-0.511818</text:p>
          </table:table-cell>
          <table:table-cell table:formula="of:=[.Q9]-[.Q$1]/400" office:value-type="float" office:value="0">
            <text:p>0.000000</text:p>
          </table:table-cell>
          <table:table-cell table:formula="of:=[.R9]-[.R$1]/400" office:value-type="float" office:value="0">
            <text:p>0.000000</text:p>
          </table:table-cell>
          <table:table-cell table:formula="of:=[.S9]-[.S$1]/400" office:value-type="float" office:value="0">
            <text:p>0.000000</text:p>
          </table:table-cell>
          <table:table-cell table:formula="of:=[.T9]-[.T$1]/400" office:value-type="float" office:value="0.1706060075">
            <text:p>0.170606</text:p>
          </table:table-cell>
          <table:table-cell table:formula="of:=[.U9]-[.U$1]/400" office:value-type="float" office:value="0.1706060075">
            <text:p>0.170606</text:p>
          </table:table-cell>
          <table:table-cell table:formula="of:=[.V9]-[.V$1]/400" office:value-type="float" office:value="0">
            <text:p>0.000000</text:p>
          </table:table-cell>
          <table:table-cell table:formula="of:=[.W9]-[.W$1]/400" office:value-type="float" office:value="-0.5118180225">
            <text:p>-0.511818</text:p>
          </table:table-cell>
          <table:table-cell table:formula="of:=[.X9]-[.X$1]/400" office:value-type="float" office:value="0">
            <text:p>0.000000</text:p>
          </table:table-cell>
          <table:table-cell table:formula="of:=[.Y9]-[.Y$1]/400" office:value-type="float" office:value="0">
            <text:p>0.000000</text:p>
          </table:table-cell>
          <table:table-cell table:formula="of:=[.Z9]-[.Z$1]/400" office:value-type="float" office:value="0">
            <text:p>0.000000</text:p>
          </table:table-cell>
          <table:table-cell table:formula="of:=[.AA9]-[.AA$1]/400" office:value-type="float" office:value="0">
            <text:p>0.000000</text:p>
          </table:table-cell>
          <table:table-cell table:formula="of:=[.AB9]-[.AB$1]/400" office:value-type="float" office:value="0">
            <text:p>0.000000</text:p>
          </table:table-cell>
          <table:table-cell table:formula="of:=[.AC9]-[.AC$1]/400" office:value-type="float" office:value="0">
            <text:p>0.000000</text:p>
          </table:table-cell>
          <table:table-cell table:formula="of:=[.AD9]-[.AD$1]/400" office:value-type="float" office:value="0">
            <text:p>0.000000</text:p>
          </table:table-cell>
        </table:table-row>
        <table:table-row table:style-name="ro1">
          <table:table-cell table:formula="of:=[.A10]-[.A$1]/400" office:value-type="float" office:value="0">
            <text:p>0.000000</text:p>
          </table:table-cell>
          <table:table-cell table:formula="of:=[.B10]-[.B$1]/400" office:value-type="float" office:value="0">
            <text:p>0.000000</text:p>
          </table:table-cell>
          <table:table-cell table:formula="of:=[.C10]-[.C$1]/400" office:value-type="float" office:value="-0.370744725">
            <text:p>-0.370745</text:p>
          </table:table-cell>
          <table:table-cell table:formula="of:=[.D10]-[.D$1]/400" office:value-type="float" office:value="0.74148945">
            <text:p>0.741489</text:p>
          </table:table-cell>
          <table:table-cell table:formula="of:=[.E10]-[.E$1]/400" office:value-type="float" office:value="-0.370744725">
            <text:p>-0.370745</text:p>
          </table:table-cell>
          <table:table-cell table:formula="of:=[.F10]-[.F$1]/400" office:value-type="float" office:value="0">
            <text:p>0.000000</text:p>
          </table:table-cell>
          <table:table-cell table:formula="of:=[.G10]-[.G$1]/400" office:value-type="float" office:value="0">
            <text:p>0.000000</text:p>
          </table:table-cell>
          <table:table-cell table:formula="of:=[.H10]-[.H$1]/400" office:value-type="float" office:value="0">
            <text:p>0.000000</text:p>
          </table:table-cell>
          <table:table-cell table:formula="of:=[.I10]-[.I$1]/400" office:value-type="float" office:value="-0.370744725">
            <text:p>-0.370745</text:p>
          </table:table-cell>
          <table:table-cell table:formula="of:=[.J10]-[.J$1]/400" office:value-type="float" office:value="0.74148945">
            <text:p>0.741489</text:p>
          </table:table-cell>
          <table:table-cell table:formula="of:=[.K10]-[.K$1]/400" office:value-type="float" office:value="-0.370744725">
            <text:p>-0.370745</text:p>
          </table:table-cell>
          <table:table-cell table:formula="of:=[.L10]-[.L$1]/400" office:value-type="float" office:value="0">
            <text:p>0.000000</text:p>
          </table:table-cell>
          <table:table-cell table:formula="of:=[.M10]-[.M$1]/400" office:value-type="float" office:value="0.170169675">
            <text:p>0.170170</text:p>
          </table:table-cell>
          <table:table-cell table:formula="of:=[.N10]-[.N$1]/400" office:value-type="float" office:value="-0.170169675">
            <text:p>-0.170170</text:p>
          </table:table-cell>
          <table:table-cell table:formula="of:=[.O10]-[.O$1]/400" office:value-type="float" office:value="0">
            <text:p>0.000000</text:p>
          </table:table-cell>
          <table:table-cell table:formula="of:=[.P10]-[.P$1]/400" office:value-type="float" office:value="-0.510509025">
            <text:p>-0.510509</text:p>
          </table:table-cell>
          <table:table-cell table:formula="of:=[.Q10]-[.Q$1]/400" office:value-type="float" office:value="0">
            <text:p>0.000000</text:p>
          </table:table-cell>
          <table:table-cell table:formula="of:=[.R10]-[.R$1]/400" office:value-type="float" office:value="0">
            <text:p>0.000000</text:p>
          </table:table-cell>
          <table:table-cell table:formula="of:=[.S10]-[.S$1]/400" office:value-type="float" office:value="0">
            <text:p>0.000000</text:p>
          </table:table-cell>
          <table:table-cell table:formula="of:=[.T10]-[.T$1]/400" office:value-type="float" office:value="0.170169675">
            <text:p>0.170170</text:p>
          </table:table-cell>
          <table:table-cell table:formula="of:=[.U10]-[.U$1]/400" office:value-type="float" office:value="0.170169675">
            <text:p>0.170170</text:p>
          </table:table-cell>
          <table:table-cell table:formula="of:=[.V10]-[.V$1]/400" office:value-type="float" office:value="0">
            <text:p>0.000000</text:p>
          </table:table-cell>
          <table:table-cell table:formula="of:=[.W10]-[.W$1]/400" office:value-type="float" office:value="-0.510509025">
            <text:p>-0.510509</text:p>
          </table:table-cell>
          <table:table-cell table:formula="of:=[.X10]-[.X$1]/400" office:value-type="float" office:value="0">
            <text:p>0.000000</text:p>
          </table:table-cell>
          <table:table-cell table:formula="of:=[.Y10]-[.Y$1]/400" office:value-type="float" office:value="0">
            <text:p>0.000000</text:p>
          </table:table-cell>
          <table:table-cell table:formula="of:=[.Z10]-[.Z$1]/400" office:value-type="float" office:value="0">
            <text:p>0.000000</text:p>
          </table:table-cell>
          <table:table-cell table:formula="of:=[.AA10]-[.AA$1]/400" office:value-type="float" office:value="0">
            <text:p>0.000000</text:p>
          </table:table-cell>
          <table:table-cell table:formula="of:=[.AB10]-[.AB$1]/400" office:value-type="float" office:value="0">
            <text:p>0.000000</text:p>
          </table:table-cell>
          <table:table-cell table:formula="of:=[.AC10]-[.AC$1]/400" office:value-type="float" office:value="0">
            <text:p>0.000000</text:p>
          </table:table-cell>
          <table:table-cell table:formula="of:=[.AD10]-[.AD$1]/400" office:value-type="float" office:value="0">
            <text:p>0.000000</text:p>
          </table:table-cell>
        </table:table-row>
        <table:table-row table:style-name="ro1">
          <table:table-cell table:formula="of:=[.A11]-[.A$1]/400" office:value-type="float" office:value="0">
            <text:p>0.000000</text:p>
          </table:table-cell>
          <table:table-cell table:formula="of:=[.B11]-[.B$1]/400" office:value-type="float" office:value="0">
            <text:p>0.000000</text:p>
          </table:table-cell>
          <table:table-cell table:formula="of:=[.C11]-[.C$1]/400" office:value-type="float" office:value="-0.3697940975">
            <text:p>-0.369794</text:p>
          </table:table-cell>
          <table:table-cell table:formula="of:=[.D11]-[.D$1]/400" office:value-type="float" office:value="0.739588194999999">
            <text:p>0.739588</text:p>
          </table:table-cell>
          <table:table-cell table:formula="of:=[.E11]-[.E$1]/400" office:value-type="float" office:value="-0.3697940975">
            <text:p>-0.369794</text:p>
          </table:table-cell>
          <table:table-cell table:formula="of:=[.F11]-[.F$1]/400" office:value-type="float" office:value="0">
            <text:p>0.000000</text:p>
          </table:table-cell>
          <table:table-cell table:formula="of:=[.G11]-[.G$1]/400" office:value-type="float" office:value="0">
            <text:p>0.000000</text:p>
          </table:table-cell>
          <table:table-cell table:formula="of:=[.H11]-[.H$1]/400" office:value-type="float" office:value="0">
            <text:p>0.000000</text:p>
          </table:table-cell>
          <table:table-cell table:formula="of:=[.I11]-[.I$1]/400" office:value-type="float" office:value="-0.3697940975">
            <text:p>-0.369794</text:p>
          </table:table-cell>
          <table:table-cell table:formula="of:=[.J11]-[.J$1]/400" office:value-type="float" office:value="0.739588194999999">
            <text:p>0.739588</text:p>
          </table:table-cell>
          <table:table-cell table:formula="of:=[.K11]-[.K$1]/400" office:value-type="float" office:value="-0.3697940975">
            <text:p>-0.369794</text:p>
          </table:table-cell>
          <table:table-cell table:formula="of:=[.L11]-[.L$1]/400" office:value-type="float" office:value="0">
            <text:p>0.000000</text:p>
          </table:table-cell>
          <table:table-cell table:formula="of:=[.M11]-[.M$1]/400" office:value-type="float" office:value="0.1697333425">
            <text:p>0.169733</text:p>
          </table:table-cell>
          <table:table-cell table:formula="of:=[.N11]-[.N$1]/400" office:value-type="float" office:value="-0.1697333425">
            <text:p>-0.169733</text:p>
          </table:table-cell>
          <table:table-cell table:formula="of:=[.O11]-[.O$1]/400" office:value-type="float" office:value="0">
            <text:p>0.000000</text:p>
          </table:table-cell>
          <table:table-cell table:formula="of:=[.P11]-[.P$1]/400" office:value-type="float" office:value="-0.5092000275">
            <text:p>-0.509200</text:p>
          </table:table-cell>
          <table:table-cell table:formula="of:=[.Q11]-[.Q$1]/400" office:value-type="float" office:value="0">
            <text:p>0.000000</text:p>
          </table:table-cell>
          <table:table-cell table:formula="of:=[.R11]-[.R$1]/400" office:value-type="float" office:value="0">
            <text:p>0.000000</text:p>
          </table:table-cell>
          <table:table-cell table:formula="of:=[.S11]-[.S$1]/400" office:value-type="float" office:value="0">
            <text:p>0.000000</text:p>
          </table:table-cell>
          <table:table-cell table:formula="of:=[.T11]-[.T$1]/400" office:value-type="float" office:value="0.1697333425">
            <text:p>0.169733</text:p>
          </table:table-cell>
          <table:table-cell table:formula="of:=[.U11]-[.U$1]/400" office:value-type="float" office:value="0.1697333425">
            <text:p>0.169733</text:p>
          </table:table-cell>
          <table:table-cell table:formula="of:=[.V11]-[.V$1]/400" office:value-type="float" office:value="0">
            <text:p>0.000000</text:p>
          </table:table-cell>
          <table:table-cell table:formula="of:=[.W11]-[.W$1]/400" office:value-type="float" office:value="-0.5092000275">
            <text:p>-0.509200</text:p>
          </table:table-cell>
          <table:table-cell table:formula="of:=[.X11]-[.X$1]/400" office:value-type="float" office:value="0">
            <text:p>0.000000</text:p>
          </table:table-cell>
          <table:table-cell table:formula="of:=[.Y11]-[.Y$1]/400" office:value-type="float" office:value="0">
            <text:p>0.000000</text:p>
          </table:table-cell>
          <table:table-cell table:formula="of:=[.Z11]-[.Z$1]/400" office:value-type="float" office:value="0">
            <text:p>0.000000</text:p>
          </table:table-cell>
          <table:table-cell table:formula="of:=[.AA11]-[.AA$1]/400" office:value-type="float" office:value="0">
            <text:p>0.000000</text:p>
          </table:table-cell>
          <table:table-cell table:formula="of:=[.AB11]-[.AB$1]/400" office:value-type="float" office:value="0">
            <text:p>0.000000</text:p>
          </table:table-cell>
          <table:table-cell table:formula="of:=[.AC11]-[.AC$1]/400" office:value-type="float" office:value="0">
            <text:p>0.000000</text:p>
          </table:table-cell>
          <table:table-cell table:formula="of:=[.AD11]-[.AD$1]/400" office:value-type="float" office:value="0">
            <text:p>0.000000</text:p>
          </table:table-cell>
        </table:table-row>
        <table:table-row table:style-name="ro1">
          <table:table-cell table:formula="of:=[.A12]-[.A$1]/400" office:value-type="float" office:value="0">
            <text:p>0.000000</text:p>
          </table:table-cell>
          <table:table-cell table:formula="of:=[.B12]-[.B$1]/400" office:value-type="float" office:value="0">
            <text:p>0.000000</text:p>
          </table:table-cell>
          <table:table-cell table:formula="of:=[.C12]-[.C$1]/400" office:value-type="float" office:value="-0.36884347">
            <text:p>-0.368843</text:p>
          </table:table-cell>
          <table:table-cell table:formula="of:=[.D12]-[.D$1]/400" office:value-type="float" office:value="0.737686939999999">
            <text:p>0.737687</text:p>
          </table:table-cell>
          <table:table-cell table:formula="of:=[.E12]-[.E$1]/400" office:value-type="float" office:value="-0.36884347">
            <text:p>-0.368843</text:p>
          </table:table-cell>
          <table:table-cell table:formula="of:=[.F12]-[.F$1]/400" office:value-type="float" office:value="0">
            <text:p>0.000000</text:p>
          </table:table-cell>
          <table:table-cell table:formula="of:=[.G12]-[.G$1]/400" office:value-type="float" office:value="0">
            <text:p>0.000000</text:p>
          </table:table-cell>
          <table:table-cell table:formula="of:=[.H12]-[.H$1]/400" office:value-type="float" office:value="0">
            <text:p>0.000000</text:p>
          </table:table-cell>
          <table:table-cell table:formula="of:=[.I12]-[.I$1]/400" office:value-type="float" office:value="-0.36884347">
            <text:p>-0.368843</text:p>
          </table:table-cell>
          <table:table-cell table:formula="of:=[.J12]-[.J$1]/400" office:value-type="float" office:value="0.737686939999999">
            <text:p>0.737687</text:p>
          </table:table-cell>
          <table:table-cell table:formula="of:=[.K12]-[.K$1]/400" office:value-type="float" office:value="-0.36884347">
            <text:p>-0.368843</text:p>
          </table:table-cell>
          <table:table-cell table:formula="of:=[.L12]-[.L$1]/400" office:value-type="float" office:value="0">
            <text:p>0.000000</text:p>
          </table:table-cell>
          <table:table-cell table:formula="of:=[.M12]-[.M$1]/400" office:value-type="float" office:value="0.16929701">
            <text:p>0.169297</text:p>
          </table:table-cell>
          <table:table-cell table:formula="of:=[.N12]-[.N$1]/400" office:value-type="float" office:value="-0.16929701">
            <text:p>-0.169297</text:p>
          </table:table-cell>
          <table:table-cell table:formula="of:=[.O12]-[.O$1]/400" office:value-type="float" office:value="0">
            <text:p>0.000000</text:p>
          </table:table-cell>
          <table:table-cell table:formula="of:=[.P12]-[.P$1]/400" office:value-type="float" office:value="-0.50789103">
            <text:p>-0.507891</text:p>
          </table:table-cell>
          <table:table-cell table:formula="of:=[.Q12]-[.Q$1]/400" office:value-type="float" office:value="0">
            <text:p>0.000000</text:p>
          </table:table-cell>
          <table:table-cell table:formula="of:=[.R12]-[.R$1]/400" office:value-type="float" office:value="0">
            <text:p>0.000000</text:p>
          </table:table-cell>
          <table:table-cell table:formula="of:=[.S12]-[.S$1]/400" office:value-type="float" office:value="0">
            <text:p>0.000000</text:p>
          </table:table-cell>
          <table:table-cell table:formula="of:=[.T12]-[.T$1]/400" office:value-type="float" office:value="0.16929701">
            <text:p>0.169297</text:p>
          </table:table-cell>
          <table:table-cell table:formula="of:=[.U12]-[.U$1]/400" office:value-type="float" office:value="0.16929701">
            <text:p>0.169297</text:p>
          </table:table-cell>
          <table:table-cell table:formula="of:=[.V12]-[.V$1]/400" office:value-type="float" office:value="0">
            <text:p>0.000000</text:p>
          </table:table-cell>
          <table:table-cell table:formula="of:=[.W12]-[.W$1]/400" office:value-type="float" office:value="-0.50789103">
            <text:p>-0.507891</text:p>
          </table:table-cell>
          <table:table-cell table:formula="of:=[.X12]-[.X$1]/400" office:value-type="float" office:value="0">
            <text:p>0.000000</text:p>
          </table:table-cell>
          <table:table-cell table:formula="of:=[.Y12]-[.Y$1]/400" office:value-type="float" office:value="0">
            <text:p>0.000000</text:p>
          </table:table-cell>
          <table:table-cell table:formula="of:=[.Z12]-[.Z$1]/400" office:value-type="float" office:value="0">
            <text:p>0.000000</text:p>
          </table:table-cell>
          <table:table-cell table:formula="of:=[.AA12]-[.AA$1]/400" office:value-type="float" office:value="0">
            <text:p>0.000000</text:p>
          </table:table-cell>
          <table:table-cell table:formula="of:=[.AB12]-[.AB$1]/400" office:value-type="float" office:value="0">
            <text:p>0.000000</text:p>
          </table:table-cell>
          <table:table-cell table:formula="of:=[.AC12]-[.AC$1]/400" office:value-type="float" office:value="0">
            <text:p>0.000000</text:p>
          </table:table-cell>
          <table:table-cell table:formula="of:=[.AD12]-[.AD$1]/400" office:value-type="float" office:value="0">
            <text:p>0.000000</text:p>
          </table:table-cell>
        </table:table-row>
        <table:table-row table:style-name="ro1">
          <table:table-cell table:formula="of:=[.A13]-[.A$1]/400" office:value-type="float" office:value="0">
            <text:p>0.000000</text:p>
          </table:table-cell>
          <table:table-cell table:formula="of:=[.B13]-[.B$1]/400" office:value-type="float" office:value="0">
            <text:p>0.000000</text:p>
          </table:table-cell>
          <table:table-cell table:formula="of:=[.C13]-[.C$1]/400" office:value-type="float" office:value="-0.3678928425">
            <text:p>-0.367893</text:p>
          </table:table-cell>
          <table:table-cell table:formula="of:=[.D13]-[.D$1]/400" office:value-type="float" office:value="0.735785684999999">
            <text:p>0.735786</text:p>
          </table:table-cell>
          <table:table-cell table:formula="of:=[.E13]-[.E$1]/400" office:value-type="float" office:value="-0.3678928425">
            <text:p>-0.367893</text:p>
          </table:table-cell>
          <table:table-cell table:formula="of:=[.F13]-[.F$1]/400" office:value-type="float" office:value="0">
            <text:p>0.000000</text:p>
          </table:table-cell>
          <table:table-cell table:formula="of:=[.G13]-[.G$1]/400" office:value-type="float" office:value="0">
            <text:p>0.000000</text:p>
          </table:table-cell>
          <table:table-cell table:formula="of:=[.H13]-[.H$1]/400" office:value-type="float" office:value="0">
            <text:p>0.000000</text:p>
          </table:table-cell>
          <table:table-cell table:formula="of:=[.I13]-[.I$1]/400" office:value-type="float" office:value="-0.3678928425">
            <text:p>-0.367893</text:p>
          </table:table-cell>
          <table:table-cell table:formula="of:=[.J13]-[.J$1]/400" office:value-type="float" office:value="0.735785684999999">
            <text:p>0.735786</text:p>
          </table:table-cell>
          <table:table-cell table:formula="of:=[.K13]-[.K$1]/400" office:value-type="float" office:value="-0.3678928425">
            <text:p>-0.367893</text:p>
          </table:table-cell>
          <table:table-cell table:formula="of:=[.L13]-[.L$1]/400" office:value-type="float" office:value="0">
            <text:p>0.000000</text:p>
          </table:table-cell>
          <table:table-cell table:formula="of:=[.M13]-[.M$1]/400" office:value-type="float" office:value="0.1688606775">
            <text:p>0.168861</text:p>
          </table:table-cell>
          <table:table-cell table:formula="of:=[.N13]-[.N$1]/400" office:value-type="float" office:value="-0.1688606775">
            <text:p>-0.168861</text:p>
          </table:table-cell>
          <table:table-cell table:formula="of:=[.O13]-[.O$1]/400" office:value-type="float" office:value="0">
            <text:p>0.000000</text:p>
          </table:table-cell>
          <table:table-cell table:formula="of:=[.P13]-[.P$1]/400" office:value-type="float" office:value="-0.5065820325">
            <text:p>-0.506582</text:p>
          </table:table-cell>
          <table:table-cell table:formula="of:=[.Q13]-[.Q$1]/400" office:value-type="float" office:value="0">
            <text:p>0.000000</text:p>
          </table:table-cell>
          <table:table-cell table:formula="of:=[.R13]-[.R$1]/400" office:value-type="float" office:value="0">
            <text:p>0.000000</text:p>
          </table:table-cell>
          <table:table-cell table:formula="of:=[.S13]-[.S$1]/400" office:value-type="float" office:value="0">
            <text:p>0.000000</text:p>
          </table:table-cell>
          <table:table-cell table:formula="of:=[.T13]-[.T$1]/400" office:value-type="float" office:value="0.1688606775">
            <text:p>0.168861</text:p>
          </table:table-cell>
          <table:table-cell table:formula="of:=[.U13]-[.U$1]/400" office:value-type="float" office:value="0.1688606775">
            <text:p>0.168861</text:p>
          </table:table-cell>
          <table:table-cell table:formula="of:=[.V13]-[.V$1]/400" office:value-type="float" office:value="0">
            <text:p>0.000000</text:p>
          </table:table-cell>
          <table:table-cell table:formula="of:=[.W13]-[.W$1]/400" office:value-type="float" office:value="-0.5065820325">
            <text:p>-0.506582</text:p>
          </table:table-cell>
          <table:table-cell table:formula="of:=[.X13]-[.X$1]/400" office:value-type="float" office:value="0">
            <text:p>0.000000</text:p>
          </table:table-cell>
          <table:table-cell table:formula="of:=[.Y13]-[.Y$1]/400" office:value-type="float" office:value="0">
            <text:p>0.000000</text:p>
          </table:table-cell>
          <table:table-cell table:formula="of:=[.Z13]-[.Z$1]/400" office:value-type="float" office:value="0">
            <text:p>0.000000</text:p>
          </table:table-cell>
          <table:table-cell table:formula="of:=[.AA13]-[.AA$1]/400" office:value-type="float" office:value="0">
            <text:p>0.000000</text:p>
          </table:table-cell>
          <table:table-cell table:formula="of:=[.AB13]-[.AB$1]/400" office:value-type="float" office:value="0">
            <text:p>0.000000</text:p>
          </table:table-cell>
          <table:table-cell table:formula="of:=[.AC13]-[.AC$1]/400" office:value-type="float" office:value="0">
            <text:p>0.000000</text:p>
          </table:table-cell>
          <table:table-cell table:formula="of:=[.AD13]-[.AD$1]/400" office:value-type="float" office:value="0">
            <text:p>0.000000</text:p>
          </table:table-cell>
        </table:table-row>
        <table:table-row table:style-name="ro1">
          <table:table-cell table:formula="of:=[.A14]-[.A$1]/400" office:value-type="float" office:value="0">
            <text:p>0.000000</text:p>
          </table:table-cell>
          <table:table-cell table:formula="of:=[.B14]-[.B$1]/400" office:value-type="float" office:value="0">
            <text:p>0.000000</text:p>
          </table:table-cell>
          <table:table-cell table:formula="of:=[.C14]-[.C$1]/400" office:value-type="float" office:value="-0.366942215">
            <text:p>-0.366942</text:p>
          </table:table-cell>
          <table:table-cell table:formula="of:=[.D14]-[.D$1]/400" office:value-type="float" office:value="0.733884429999999">
            <text:p>0.733884</text:p>
          </table:table-cell>
          <table:table-cell table:formula="of:=[.E14]-[.E$1]/400" office:value-type="float" office:value="-0.366942215">
            <text:p>-0.366942</text:p>
          </table:table-cell>
          <table:table-cell table:formula="of:=[.F14]-[.F$1]/400" office:value-type="float" office:value="0">
            <text:p>0.000000</text:p>
          </table:table-cell>
          <table:table-cell table:formula="of:=[.G14]-[.G$1]/400" office:value-type="float" office:value="0">
            <text:p>0.000000</text:p>
          </table:table-cell>
          <table:table-cell table:formula="of:=[.H14]-[.H$1]/400" office:value-type="float" office:value="0">
            <text:p>0.000000</text:p>
          </table:table-cell>
          <table:table-cell table:formula="of:=[.I14]-[.I$1]/400" office:value-type="float" office:value="-0.366942215">
            <text:p>-0.366942</text:p>
          </table:table-cell>
          <table:table-cell table:formula="of:=[.J14]-[.J$1]/400" office:value-type="float" office:value="0.733884429999999">
            <text:p>0.733884</text:p>
          </table:table-cell>
          <table:table-cell table:formula="of:=[.K14]-[.K$1]/400" office:value-type="float" office:value="-0.366942215">
            <text:p>-0.366942</text:p>
          </table:table-cell>
          <table:table-cell table:formula="of:=[.L14]-[.L$1]/400" office:value-type="float" office:value="0">
            <text:p>0.000000</text:p>
          </table:table-cell>
          <table:table-cell table:formula="of:=[.M14]-[.M$1]/400" office:value-type="float" office:value="0.168424345">
            <text:p>0.168424</text:p>
          </table:table-cell>
          <table:table-cell table:formula="of:=[.N14]-[.N$1]/400" office:value-type="float" office:value="-0.168424345">
            <text:p>-0.168424</text:p>
          </table:table-cell>
          <table:table-cell table:formula="of:=[.O14]-[.O$1]/400" office:value-type="float" office:value="0">
            <text:p>0.000000</text:p>
          </table:table-cell>
          <table:table-cell table:formula="of:=[.P14]-[.P$1]/400" office:value-type="float" office:value="-0.505273035">
            <text:p>-0.505273</text:p>
          </table:table-cell>
          <table:table-cell table:formula="of:=[.Q14]-[.Q$1]/400" office:value-type="float" office:value="0">
            <text:p>0.000000</text:p>
          </table:table-cell>
          <table:table-cell table:formula="of:=[.R14]-[.R$1]/400" office:value-type="float" office:value="0">
            <text:p>0.000000</text:p>
          </table:table-cell>
          <table:table-cell table:formula="of:=[.S14]-[.S$1]/400" office:value-type="float" office:value="0">
            <text:p>0.000000</text:p>
          </table:table-cell>
          <table:table-cell table:formula="of:=[.T14]-[.T$1]/400" office:value-type="float" office:value="0.168424345">
            <text:p>0.168424</text:p>
          </table:table-cell>
          <table:table-cell table:formula="of:=[.U14]-[.U$1]/400" office:value-type="float" office:value="0.168424345">
            <text:p>0.168424</text:p>
          </table:table-cell>
          <table:table-cell table:formula="of:=[.V14]-[.V$1]/400" office:value-type="float" office:value="0">
            <text:p>0.000000</text:p>
          </table:table-cell>
          <table:table-cell table:formula="of:=[.W14]-[.W$1]/400" office:value-type="float" office:value="-0.505273035">
            <text:p>-0.505273</text:p>
          </table:table-cell>
          <table:table-cell table:formula="of:=[.X14]-[.X$1]/400" office:value-type="float" office:value="0">
            <text:p>0.000000</text:p>
          </table:table-cell>
          <table:table-cell table:formula="of:=[.Y14]-[.Y$1]/400" office:value-type="float" office:value="0">
            <text:p>0.000000</text:p>
          </table:table-cell>
          <table:table-cell table:formula="of:=[.Z14]-[.Z$1]/400" office:value-type="float" office:value="0">
            <text:p>0.000000</text:p>
          </table:table-cell>
          <table:table-cell table:formula="of:=[.AA14]-[.AA$1]/400" office:value-type="float" office:value="0">
            <text:p>0.000000</text:p>
          </table:table-cell>
          <table:table-cell table:formula="of:=[.AB14]-[.AB$1]/400" office:value-type="float" office:value="0">
            <text:p>0.000000</text:p>
          </table:table-cell>
          <table:table-cell table:formula="of:=[.AC14]-[.AC$1]/400" office:value-type="float" office:value="0">
            <text:p>0.000000</text:p>
          </table:table-cell>
          <table:table-cell table:formula="of:=[.AD14]-[.AD$1]/400" office:value-type="float" office:value="0">
            <text:p>0.000000</text:p>
          </table:table-cell>
        </table:table-row>
        <table:table-row table:style-name="ro1">
          <table:table-cell table:formula="of:=[.A15]-[.A$1]/400" office:value-type="float" office:value="0">
            <text:p>0.000000</text:p>
          </table:table-cell>
          <table:table-cell table:formula="of:=[.B15]-[.B$1]/400" office:value-type="float" office:value="0">
            <text:p>0.000000</text:p>
          </table:table-cell>
          <table:table-cell table:formula="of:=[.C15]-[.C$1]/400" office:value-type="float" office:value="-0.3659915875">
            <text:p>-0.365992</text:p>
          </table:table-cell>
          <table:table-cell table:formula="of:=[.D15]-[.D$1]/400" office:value-type="float" office:value="0.731983174999999">
            <text:p>0.731983</text:p>
          </table:table-cell>
          <table:table-cell table:formula="of:=[.E15]-[.E$1]/400" office:value-type="float" office:value="-0.3659915875">
            <text:p>-0.365992</text:p>
          </table:table-cell>
          <table:table-cell table:formula="of:=[.F15]-[.F$1]/400" office:value-type="float" office:value="0">
            <text:p>0.000000</text:p>
          </table:table-cell>
          <table:table-cell table:formula="of:=[.G15]-[.G$1]/400" office:value-type="float" office:value="0">
            <text:p>0.000000</text:p>
          </table:table-cell>
          <table:table-cell table:formula="of:=[.H15]-[.H$1]/400" office:value-type="float" office:value="0">
            <text:p>0.000000</text:p>
          </table:table-cell>
          <table:table-cell table:formula="of:=[.I15]-[.I$1]/400" office:value-type="float" office:value="-0.3659915875">
            <text:p>-0.365992</text:p>
          </table:table-cell>
          <table:table-cell table:formula="of:=[.J15]-[.J$1]/400" office:value-type="float" office:value="0.731983174999999">
            <text:p>0.731983</text:p>
          </table:table-cell>
          <table:table-cell table:formula="of:=[.K15]-[.K$1]/400" office:value-type="float" office:value="-0.3659915875">
            <text:p>-0.365992</text:p>
          </table:table-cell>
          <table:table-cell table:formula="of:=[.L15]-[.L$1]/400" office:value-type="float" office:value="0">
            <text:p>0.000000</text:p>
          </table:table-cell>
          <table:table-cell table:formula="of:=[.M15]-[.M$1]/400" office:value-type="float" office:value="0.1679880125">
            <text:p>0.167988</text:p>
          </table:table-cell>
          <table:table-cell table:formula="of:=[.N15]-[.N$1]/400" office:value-type="float" office:value="-0.1679880125">
            <text:p>-0.167988</text:p>
          </table:table-cell>
          <table:table-cell table:formula="of:=[.O15]-[.O$1]/400" office:value-type="float" office:value="0">
            <text:p>0.000000</text:p>
          </table:table-cell>
          <table:table-cell table:formula="of:=[.P15]-[.P$1]/400" office:value-type="float" office:value="-0.5039640375">
            <text:p>-0.503964</text:p>
          </table:table-cell>
          <table:table-cell table:formula="of:=[.Q15]-[.Q$1]/400" office:value-type="float" office:value="0">
            <text:p>0.000000</text:p>
          </table:table-cell>
          <table:table-cell table:formula="of:=[.R15]-[.R$1]/400" office:value-type="float" office:value="0">
            <text:p>0.000000</text:p>
          </table:table-cell>
          <table:table-cell table:formula="of:=[.S15]-[.S$1]/400" office:value-type="float" office:value="0">
            <text:p>0.000000</text:p>
          </table:table-cell>
          <table:table-cell table:formula="of:=[.T15]-[.T$1]/400" office:value-type="float" office:value="0.1679880125">
            <text:p>0.167988</text:p>
          </table:table-cell>
          <table:table-cell table:formula="of:=[.U15]-[.U$1]/400" office:value-type="float" office:value="0.1679880125">
            <text:p>0.167988</text:p>
          </table:table-cell>
          <table:table-cell table:formula="of:=[.V15]-[.V$1]/400" office:value-type="float" office:value="0">
            <text:p>0.000000</text:p>
          </table:table-cell>
          <table:table-cell table:formula="of:=[.W15]-[.W$1]/400" office:value-type="float" office:value="-0.5039640375">
            <text:p>-0.503964</text:p>
          </table:table-cell>
          <table:table-cell table:formula="of:=[.X15]-[.X$1]/400" office:value-type="float" office:value="0">
            <text:p>0.000000</text:p>
          </table:table-cell>
          <table:table-cell table:formula="of:=[.Y15]-[.Y$1]/400" office:value-type="float" office:value="0">
            <text:p>0.000000</text:p>
          </table:table-cell>
          <table:table-cell table:formula="of:=[.Z15]-[.Z$1]/400" office:value-type="float" office:value="0">
            <text:p>0.000000</text:p>
          </table:table-cell>
          <table:table-cell table:formula="of:=[.AA15]-[.AA$1]/400" office:value-type="float" office:value="0">
            <text:p>0.000000</text:p>
          </table:table-cell>
          <table:table-cell table:formula="of:=[.AB15]-[.AB$1]/400" office:value-type="float" office:value="0">
            <text:p>0.000000</text:p>
          </table:table-cell>
          <table:table-cell table:formula="of:=[.AC15]-[.AC$1]/400" office:value-type="float" office:value="0">
            <text:p>0.000000</text:p>
          </table:table-cell>
          <table:table-cell table:formula="of:=[.AD15]-[.AD$1]/400" office:value-type="float" office:value="0">
            <text:p>0.000000</text:p>
          </table:table-cell>
        </table:table-row>
        <table:table-row table:style-name="ro1">
          <table:table-cell table:formula="of:=[.A16]-[.A$1]/400" office:value-type="float" office:value="0">
            <text:p>0.000000</text:p>
          </table:table-cell>
          <table:table-cell table:formula="of:=[.B16]-[.B$1]/400" office:value-type="float" office:value="0">
            <text:p>0.000000</text:p>
          </table:table-cell>
          <table:table-cell table:formula="of:=[.C16]-[.C$1]/400" office:value-type="float" office:value="-0.36504096">
            <text:p>-0.365041</text:p>
          </table:table-cell>
          <table:table-cell table:formula="of:=[.D16]-[.D$1]/400" office:value-type="float" office:value="0.730081919999999">
            <text:p>0.730082</text:p>
          </table:table-cell>
          <table:table-cell table:formula="of:=[.E16]-[.E$1]/400" office:value-type="float" office:value="-0.36504096">
            <text:p>-0.365041</text:p>
          </table:table-cell>
          <table:table-cell table:formula="of:=[.F16]-[.F$1]/400" office:value-type="float" office:value="0">
            <text:p>0.000000</text:p>
          </table:table-cell>
          <table:table-cell table:formula="of:=[.G16]-[.G$1]/400" office:value-type="float" office:value="0">
            <text:p>0.000000</text:p>
          </table:table-cell>
          <table:table-cell table:formula="of:=[.H16]-[.H$1]/400" office:value-type="float" office:value="0">
            <text:p>0.000000</text:p>
          </table:table-cell>
          <table:table-cell table:formula="of:=[.I16]-[.I$1]/400" office:value-type="float" office:value="-0.36504096">
            <text:p>-0.365041</text:p>
          </table:table-cell>
          <table:table-cell table:formula="of:=[.J16]-[.J$1]/400" office:value-type="float" office:value="0.730081919999999">
            <text:p>0.730082</text:p>
          </table:table-cell>
          <table:table-cell table:formula="of:=[.K16]-[.K$1]/400" office:value-type="float" office:value="-0.36504096">
            <text:p>-0.365041</text:p>
          </table:table-cell>
          <table:table-cell table:formula="of:=[.L16]-[.L$1]/400" office:value-type="float" office:value="0">
            <text:p>0.000000</text:p>
          </table:table-cell>
          <table:table-cell table:formula="of:=[.M16]-[.M$1]/400" office:value-type="float" office:value="0.16755168">
            <text:p>0.167552</text:p>
          </table:table-cell>
          <table:table-cell table:formula="of:=[.N16]-[.N$1]/400" office:value-type="float" office:value="-0.16755168">
            <text:p>-0.167552</text:p>
          </table:table-cell>
          <table:table-cell table:formula="of:=[.O16]-[.O$1]/400" office:value-type="float" office:value="0">
            <text:p>0.000000</text:p>
          </table:table-cell>
          <table:table-cell table:formula="of:=[.P16]-[.P$1]/400" office:value-type="float" office:value="-0.50265504">
            <text:p>-0.502655</text:p>
          </table:table-cell>
          <table:table-cell table:formula="of:=[.Q16]-[.Q$1]/400" office:value-type="float" office:value="0">
            <text:p>0.000000</text:p>
          </table:table-cell>
          <table:table-cell table:formula="of:=[.R16]-[.R$1]/400" office:value-type="float" office:value="0">
            <text:p>0.000000</text:p>
          </table:table-cell>
          <table:table-cell table:formula="of:=[.S16]-[.S$1]/400" office:value-type="float" office:value="0">
            <text:p>0.000000</text:p>
          </table:table-cell>
          <table:table-cell table:formula="of:=[.T16]-[.T$1]/400" office:value-type="float" office:value="0.16755168">
            <text:p>0.167552</text:p>
          </table:table-cell>
          <table:table-cell table:formula="of:=[.U16]-[.U$1]/400" office:value-type="float" office:value="0.16755168">
            <text:p>0.167552</text:p>
          </table:table-cell>
          <table:table-cell table:formula="of:=[.V16]-[.V$1]/400" office:value-type="float" office:value="0">
            <text:p>0.000000</text:p>
          </table:table-cell>
          <table:table-cell table:formula="of:=[.W16]-[.W$1]/400" office:value-type="float" office:value="-0.50265504">
            <text:p>-0.502655</text:p>
          </table:table-cell>
          <table:table-cell table:formula="of:=[.X16]-[.X$1]/400" office:value-type="float" office:value="0">
            <text:p>0.000000</text:p>
          </table:table-cell>
          <table:table-cell table:formula="of:=[.Y16]-[.Y$1]/400" office:value-type="float" office:value="0">
            <text:p>0.000000</text:p>
          </table:table-cell>
          <table:table-cell table:formula="of:=[.Z16]-[.Z$1]/400" office:value-type="float" office:value="0">
            <text:p>0.000000</text:p>
          </table:table-cell>
          <table:table-cell table:formula="of:=[.AA16]-[.AA$1]/400" office:value-type="float" office:value="0">
            <text:p>0.000000</text:p>
          </table:table-cell>
          <table:table-cell table:formula="of:=[.AB16]-[.AB$1]/400" office:value-type="float" office:value="0">
            <text:p>0.000000</text:p>
          </table:table-cell>
          <table:table-cell table:formula="of:=[.AC16]-[.AC$1]/400" office:value-type="float" office:value="0">
            <text:p>0.000000</text:p>
          </table:table-cell>
          <table:table-cell table:formula="of:=[.AD16]-[.AD$1]/400" office:value-type="float" office:value="0">
            <text:p>0.000000</text:p>
          </table:table-cell>
        </table:table-row>
        <table:table-row table:style-name="ro1">
          <table:table-cell table:formula="of:=[.A17]-[.A$1]/400" office:value-type="float" office:value="0">
            <text:p>0.000000</text:p>
          </table:table-cell>
          <table:table-cell table:formula="of:=[.B17]-[.B$1]/400" office:value-type="float" office:value="0">
            <text:p>0.000000</text:p>
          </table:table-cell>
          <table:table-cell table:formula="of:=[.C17]-[.C$1]/400" office:value-type="float" office:value="-0.3640903325">
            <text:p>-0.364090</text:p>
          </table:table-cell>
          <table:table-cell table:formula="of:=[.D17]-[.D$1]/400" office:value-type="float" office:value="0.728180664999999">
            <text:p>0.728181</text:p>
          </table:table-cell>
          <table:table-cell table:formula="of:=[.E17]-[.E$1]/400" office:value-type="float" office:value="-0.3640903325">
            <text:p>-0.364090</text:p>
          </table:table-cell>
          <table:table-cell table:formula="of:=[.F17]-[.F$1]/400" office:value-type="float" office:value="0">
            <text:p>0.000000</text:p>
          </table:table-cell>
          <table:table-cell table:formula="of:=[.G17]-[.G$1]/400" office:value-type="float" office:value="0">
            <text:p>0.000000</text:p>
          </table:table-cell>
          <table:table-cell table:formula="of:=[.H17]-[.H$1]/400" office:value-type="float" office:value="0">
            <text:p>0.000000</text:p>
          </table:table-cell>
          <table:table-cell table:formula="of:=[.I17]-[.I$1]/400" office:value-type="float" office:value="-0.3640903325">
            <text:p>-0.364090</text:p>
          </table:table-cell>
          <table:table-cell table:formula="of:=[.J17]-[.J$1]/400" office:value-type="float" office:value="0.728180664999999">
            <text:p>0.728181</text:p>
          </table:table-cell>
          <table:table-cell table:formula="of:=[.K17]-[.K$1]/400" office:value-type="float" office:value="-0.3640903325">
            <text:p>-0.364090</text:p>
          </table:table-cell>
          <table:table-cell table:formula="of:=[.L17]-[.L$1]/400" office:value-type="float" office:value="0">
            <text:p>0.000000</text:p>
          </table:table-cell>
          <table:table-cell table:formula="of:=[.M17]-[.M$1]/400" office:value-type="float" office:value="0.1671153475">
            <text:p>0.167115</text:p>
          </table:table-cell>
          <table:table-cell table:formula="of:=[.N17]-[.N$1]/400" office:value-type="float" office:value="-0.1671153475">
            <text:p>-0.167115</text:p>
          </table:table-cell>
          <table:table-cell table:formula="of:=[.O17]-[.O$1]/400" office:value-type="float" office:value="0">
            <text:p>0.000000</text:p>
          </table:table-cell>
          <table:table-cell table:formula="of:=[.P17]-[.P$1]/400" office:value-type="float" office:value="-0.5013460425">
            <text:p>-0.501346</text:p>
          </table:table-cell>
          <table:table-cell table:formula="of:=[.Q17]-[.Q$1]/400" office:value-type="float" office:value="0">
            <text:p>0.000000</text:p>
          </table:table-cell>
          <table:table-cell table:formula="of:=[.R17]-[.R$1]/400" office:value-type="float" office:value="0">
            <text:p>0.000000</text:p>
          </table:table-cell>
          <table:table-cell table:formula="of:=[.S17]-[.S$1]/400" office:value-type="float" office:value="0">
            <text:p>0.000000</text:p>
          </table:table-cell>
          <table:table-cell table:formula="of:=[.T17]-[.T$1]/400" office:value-type="float" office:value="0.1671153475">
            <text:p>0.167115</text:p>
          </table:table-cell>
          <table:table-cell table:formula="of:=[.U17]-[.U$1]/400" office:value-type="float" office:value="0.1671153475">
            <text:p>0.167115</text:p>
          </table:table-cell>
          <table:table-cell table:formula="of:=[.V17]-[.V$1]/400" office:value-type="float" office:value="0">
            <text:p>0.000000</text:p>
          </table:table-cell>
          <table:table-cell table:formula="of:=[.W17]-[.W$1]/400" office:value-type="float" office:value="-0.5013460425">
            <text:p>-0.501346</text:p>
          </table:table-cell>
          <table:table-cell table:formula="of:=[.X17]-[.X$1]/400" office:value-type="float" office:value="0">
            <text:p>0.000000</text:p>
          </table:table-cell>
          <table:table-cell table:formula="of:=[.Y17]-[.Y$1]/400" office:value-type="float" office:value="0">
            <text:p>0.000000</text:p>
          </table:table-cell>
          <table:table-cell table:formula="of:=[.Z17]-[.Z$1]/400" office:value-type="float" office:value="0">
            <text:p>0.000000</text:p>
          </table:table-cell>
          <table:table-cell table:formula="of:=[.AA17]-[.AA$1]/400" office:value-type="float" office:value="0">
            <text:p>0.000000</text:p>
          </table:table-cell>
          <table:table-cell table:formula="of:=[.AB17]-[.AB$1]/400" office:value-type="float" office:value="0">
            <text:p>0.000000</text:p>
          </table:table-cell>
          <table:table-cell table:formula="of:=[.AC17]-[.AC$1]/400" office:value-type="float" office:value="0">
            <text:p>0.000000</text:p>
          </table:table-cell>
          <table:table-cell table:formula="of:=[.AD17]-[.AD$1]/400" office:value-type="float" office:value="0">
            <text:p>0.000000</text:p>
          </table:table-cell>
        </table:table-row>
        <table:table-row table:style-name="ro1">
          <table:table-cell table:formula="of:=[.A18]-[.A$1]/400" office:value-type="float" office:value="0">
            <text:p>0.000000</text:p>
          </table:table-cell>
          <table:table-cell table:formula="of:=[.B18]-[.B$1]/400" office:value-type="float" office:value="0">
            <text:p>0.000000</text:p>
          </table:table-cell>
          <table:table-cell table:formula="of:=[.C18]-[.C$1]/400" office:value-type="float" office:value="-0.363139705">
            <text:p>-0.363140</text:p>
          </table:table-cell>
          <table:table-cell table:formula="of:=[.D18]-[.D$1]/400" office:value-type="float" office:value="0.726279409999999">
            <text:p>0.726279</text:p>
          </table:table-cell>
          <table:table-cell table:formula="of:=[.E18]-[.E$1]/400" office:value-type="float" office:value="-0.363139705">
            <text:p>-0.363140</text:p>
          </table:table-cell>
          <table:table-cell table:formula="of:=[.F18]-[.F$1]/400" office:value-type="float" office:value="0">
            <text:p>0.000000</text:p>
          </table:table-cell>
          <table:table-cell table:formula="of:=[.G18]-[.G$1]/400" office:value-type="float" office:value="0">
            <text:p>0.000000</text:p>
          </table:table-cell>
          <table:table-cell table:formula="of:=[.H18]-[.H$1]/400" office:value-type="float" office:value="0">
            <text:p>0.000000</text:p>
          </table:table-cell>
          <table:table-cell table:formula="of:=[.I18]-[.I$1]/400" office:value-type="float" office:value="-0.363139705">
            <text:p>-0.363140</text:p>
          </table:table-cell>
          <table:table-cell table:formula="of:=[.J18]-[.J$1]/400" office:value-type="float" office:value="0.726279409999999">
            <text:p>0.726279</text:p>
          </table:table-cell>
          <table:table-cell table:formula="of:=[.K18]-[.K$1]/400" office:value-type="float" office:value="-0.363139705">
            <text:p>-0.363140</text:p>
          </table:table-cell>
          <table:table-cell table:formula="of:=[.L18]-[.L$1]/400" office:value-type="float" office:value="0">
            <text:p>0.000000</text:p>
          </table:table-cell>
          <table:table-cell table:formula="of:=[.M18]-[.M$1]/400" office:value-type="float" office:value="0.166679015">
            <text:p>0.166679</text:p>
          </table:table-cell>
          <table:table-cell table:formula="of:=[.N18]-[.N$1]/400" office:value-type="float" office:value="-0.166679015">
            <text:p>-0.166679</text:p>
          </table:table-cell>
          <table:table-cell table:formula="of:=[.O18]-[.O$1]/400" office:value-type="float" office:value="0">
            <text:p>0.000000</text:p>
          </table:table-cell>
          <table:table-cell table:formula="of:=[.P18]-[.P$1]/400" office:value-type="float" office:value="-0.500037045">
            <text:p>-0.500037</text:p>
          </table:table-cell>
          <table:table-cell table:formula="of:=[.Q18]-[.Q$1]/400" office:value-type="float" office:value="0">
            <text:p>0.000000</text:p>
          </table:table-cell>
          <table:table-cell table:formula="of:=[.R18]-[.R$1]/400" office:value-type="float" office:value="0">
            <text:p>0.000000</text:p>
          </table:table-cell>
          <table:table-cell table:formula="of:=[.S18]-[.S$1]/400" office:value-type="float" office:value="0">
            <text:p>0.000000</text:p>
          </table:table-cell>
          <table:table-cell table:formula="of:=[.T18]-[.T$1]/400" office:value-type="float" office:value="0.166679015">
            <text:p>0.166679</text:p>
          </table:table-cell>
          <table:table-cell table:formula="of:=[.U18]-[.U$1]/400" office:value-type="float" office:value="0.166679015">
            <text:p>0.166679</text:p>
          </table:table-cell>
          <table:table-cell table:formula="of:=[.V18]-[.V$1]/400" office:value-type="float" office:value="0">
            <text:p>0.000000</text:p>
          </table:table-cell>
          <table:table-cell table:formula="of:=[.W18]-[.W$1]/400" office:value-type="float" office:value="-0.500037045">
            <text:p>-0.500037</text:p>
          </table:table-cell>
          <table:table-cell table:formula="of:=[.X18]-[.X$1]/400" office:value-type="float" office:value="0">
            <text:p>0.000000</text:p>
          </table:table-cell>
          <table:table-cell table:formula="of:=[.Y18]-[.Y$1]/400" office:value-type="float" office:value="0">
            <text:p>0.000000</text:p>
          </table:table-cell>
          <table:table-cell table:formula="of:=[.Z18]-[.Z$1]/400" office:value-type="float" office:value="0">
            <text:p>0.000000</text:p>
          </table:table-cell>
          <table:table-cell table:formula="of:=[.AA18]-[.AA$1]/400" office:value-type="float" office:value="0">
            <text:p>0.000000</text:p>
          </table:table-cell>
          <table:table-cell table:formula="of:=[.AB18]-[.AB$1]/400" office:value-type="float" office:value="0">
            <text:p>0.000000</text:p>
          </table:table-cell>
          <table:table-cell table:formula="of:=[.AC18]-[.AC$1]/400" office:value-type="float" office:value="0">
            <text:p>0.000000</text:p>
          </table:table-cell>
          <table:table-cell table:formula="of:=[.AD18]-[.AD$1]/400" office:value-type="float" office:value="0">
            <text:p>0.000000</text:p>
          </table:table-cell>
        </table:table-row>
        <table:table-row table:style-name="ro1">
          <table:table-cell table:formula="of:=[.A19]-[.A$1]/400" office:value-type="float" office:value="0">
            <text:p>0.000000</text:p>
          </table:table-cell>
          <table:table-cell table:formula="of:=[.B19]-[.B$1]/400" office:value-type="float" office:value="0">
            <text:p>0.000000</text:p>
          </table:table-cell>
          <table:table-cell table:formula="of:=[.C19]-[.C$1]/400" office:value-type="float" office:value="-0.3621890775">
            <text:p>-0.362189</text:p>
          </table:table-cell>
          <table:table-cell table:formula="of:=[.D19]-[.D$1]/400" office:value-type="float" office:value="0.724378154999999">
            <text:p>0.724378</text:p>
          </table:table-cell>
          <table:table-cell table:formula="of:=[.E19]-[.E$1]/400" office:value-type="float" office:value="-0.3621890775">
            <text:p>-0.362189</text:p>
          </table:table-cell>
          <table:table-cell table:formula="of:=[.F19]-[.F$1]/400" office:value-type="float" office:value="0">
            <text:p>0.000000</text:p>
          </table:table-cell>
          <table:table-cell table:formula="of:=[.G19]-[.G$1]/400" office:value-type="float" office:value="0">
            <text:p>0.000000</text:p>
          </table:table-cell>
          <table:table-cell table:formula="of:=[.H19]-[.H$1]/400" office:value-type="float" office:value="0">
            <text:p>0.000000</text:p>
          </table:table-cell>
          <table:table-cell table:formula="of:=[.I19]-[.I$1]/400" office:value-type="float" office:value="-0.3621890775">
            <text:p>-0.362189</text:p>
          </table:table-cell>
          <table:table-cell table:formula="of:=[.J19]-[.J$1]/400" office:value-type="float" office:value="0.724378154999999">
            <text:p>0.724378</text:p>
          </table:table-cell>
          <table:table-cell table:formula="of:=[.K19]-[.K$1]/400" office:value-type="float" office:value="-0.3621890775">
            <text:p>-0.362189</text:p>
          </table:table-cell>
          <table:table-cell table:formula="of:=[.L19]-[.L$1]/400" office:value-type="float" office:value="0">
            <text:p>0.000000</text:p>
          </table:table-cell>
          <table:table-cell table:formula="of:=[.M19]-[.M$1]/400" office:value-type="float" office:value="0.1662426825">
            <text:p>0.166243</text:p>
          </table:table-cell>
          <table:table-cell table:formula="of:=[.N19]-[.N$1]/400" office:value-type="float" office:value="-0.1662426825">
            <text:p>-0.166243</text:p>
          </table:table-cell>
          <table:table-cell table:formula="of:=[.O19]-[.O$1]/400" office:value-type="float" office:value="0">
            <text:p>0.000000</text:p>
          </table:table-cell>
          <table:table-cell table:formula="of:=[.P19]-[.P$1]/400" office:value-type="float" office:value="-0.4987280475">
            <text:p>-0.498728</text:p>
          </table:table-cell>
          <table:table-cell table:formula="of:=[.Q19]-[.Q$1]/400" office:value-type="float" office:value="0">
            <text:p>0.000000</text:p>
          </table:table-cell>
          <table:table-cell table:formula="of:=[.R19]-[.R$1]/400" office:value-type="float" office:value="0">
            <text:p>0.000000</text:p>
          </table:table-cell>
          <table:table-cell table:formula="of:=[.S19]-[.S$1]/400" office:value-type="float" office:value="0">
            <text:p>0.000000</text:p>
          </table:table-cell>
          <table:table-cell table:formula="of:=[.T19]-[.T$1]/400" office:value-type="float" office:value="0.1662426825">
            <text:p>0.166243</text:p>
          </table:table-cell>
          <table:table-cell table:formula="of:=[.U19]-[.U$1]/400" office:value-type="float" office:value="0.1662426825">
            <text:p>0.166243</text:p>
          </table:table-cell>
          <table:table-cell table:formula="of:=[.V19]-[.V$1]/400" office:value-type="float" office:value="0">
            <text:p>0.000000</text:p>
          </table:table-cell>
          <table:table-cell table:formula="of:=[.W19]-[.W$1]/400" office:value-type="float" office:value="-0.4987280475">
            <text:p>-0.498728</text:p>
          </table:table-cell>
          <table:table-cell table:formula="of:=[.X19]-[.X$1]/400" office:value-type="float" office:value="0">
            <text:p>0.000000</text:p>
          </table:table-cell>
          <table:table-cell table:formula="of:=[.Y19]-[.Y$1]/400" office:value-type="float" office:value="0">
            <text:p>0.000000</text:p>
          </table:table-cell>
          <table:table-cell table:formula="of:=[.Z19]-[.Z$1]/400" office:value-type="float" office:value="0">
            <text:p>0.000000</text:p>
          </table:table-cell>
          <table:table-cell table:formula="of:=[.AA19]-[.AA$1]/400" office:value-type="float" office:value="0">
            <text:p>0.000000</text:p>
          </table:table-cell>
          <table:table-cell table:formula="of:=[.AB19]-[.AB$1]/400" office:value-type="float" office:value="0">
            <text:p>0.000000</text:p>
          </table:table-cell>
          <table:table-cell table:formula="of:=[.AC19]-[.AC$1]/400" office:value-type="float" office:value="0">
            <text:p>0.000000</text:p>
          </table:table-cell>
          <table:table-cell table:formula="of:=[.AD19]-[.AD$1]/400" office:value-type="float" office:value="0">
            <text:p>0.000000</text:p>
          </table:table-cell>
        </table:table-row>
        <table:table-row table:style-name="ro1">
          <table:table-cell table:formula="of:=[.A20]-[.A$1]/400" office:value-type="float" office:value="0">
            <text:p>0.000000</text:p>
          </table:table-cell>
          <table:table-cell table:formula="of:=[.B20]-[.B$1]/400" office:value-type="float" office:value="0">
            <text:p>0.000000</text:p>
          </table:table-cell>
          <table:table-cell table:formula="of:=[.C20]-[.C$1]/400" office:value-type="float" office:value="-0.36123845">
            <text:p>-0.361238</text:p>
          </table:table-cell>
          <table:table-cell table:formula="of:=[.D20]-[.D$1]/400" office:value-type="float" office:value="0.722476899999999">
            <text:p>0.722477</text:p>
          </table:table-cell>
          <table:table-cell table:formula="of:=[.E20]-[.E$1]/400" office:value-type="float" office:value="-0.36123845">
            <text:p>-0.361238</text:p>
          </table:table-cell>
          <table:table-cell table:formula="of:=[.F20]-[.F$1]/400" office:value-type="float" office:value="0">
            <text:p>0.000000</text:p>
          </table:table-cell>
          <table:table-cell table:formula="of:=[.G20]-[.G$1]/400" office:value-type="float" office:value="0">
            <text:p>0.000000</text:p>
          </table:table-cell>
          <table:table-cell table:formula="of:=[.H20]-[.H$1]/400" office:value-type="float" office:value="0">
            <text:p>0.000000</text:p>
          </table:table-cell>
          <table:table-cell table:formula="of:=[.I20]-[.I$1]/400" office:value-type="float" office:value="-0.36123845">
            <text:p>-0.361238</text:p>
          </table:table-cell>
          <table:table-cell table:formula="of:=[.J20]-[.J$1]/400" office:value-type="float" office:value="0.722476899999999">
            <text:p>0.722477</text:p>
          </table:table-cell>
          <table:table-cell table:formula="of:=[.K20]-[.K$1]/400" office:value-type="float" office:value="-0.36123845">
            <text:p>-0.361238</text:p>
          </table:table-cell>
          <table:table-cell table:formula="of:=[.L20]-[.L$1]/400" office:value-type="float" office:value="0">
            <text:p>0.000000</text:p>
          </table:table-cell>
          <table:table-cell table:formula="of:=[.M20]-[.M$1]/400" office:value-type="float" office:value="0.16580635">
            <text:p>0.165806</text:p>
          </table:table-cell>
          <table:table-cell table:formula="of:=[.N20]-[.N$1]/400" office:value-type="float" office:value="-0.16580635">
            <text:p>-0.165806</text:p>
          </table:table-cell>
          <table:table-cell table:formula="of:=[.O20]-[.O$1]/400" office:value-type="float" office:value="0">
            <text:p>0.000000</text:p>
          </table:table-cell>
          <table:table-cell table:formula="of:=[.P20]-[.P$1]/400" office:value-type="float" office:value="-0.49741905">
            <text:p>-0.497419</text:p>
          </table:table-cell>
          <table:table-cell table:formula="of:=[.Q20]-[.Q$1]/400" office:value-type="float" office:value="0">
            <text:p>0.000000</text:p>
          </table:table-cell>
          <table:table-cell table:formula="of:=[.R20]-[.R$1]/400" office:value-type="float" office:value="0">
            <text:p>0.000000</text:p>
          </table:table-cell>
          <table:table-cell table:formula="of:=[.S20]-[.S$1]/400" office:value-type="float" office:value="0">
            <text:p>0.000000</text:p>
          </table:table-cell>
          <table:table-cell table:formula="of:=[.T20]-[.T$1]/400" office:value-type="float" office:value="0.16580635">
            <text:p>0.165806</text:p>
          </table:table-cell>
          <table:table-cell table:formula="of:=[.U20]-[.U$1]/400" office:value-type="float" office:value="0.16580635">
            <text:p>0.165806</text:p>
          </table:table-cell>
          <table:table-cell table:formula="of:=[.V20]-[.V$1]/400" office:value-type="float" office:value="0">
            <text:p>0.000000</text:p>
          </table:table-cell>
          <table:table-cell table:formula="of:=[.W20]-[.W$1]/400" office:value-type="float" office:value="-0.49741905">
            <text:p>-0.497419</text:p>
          </table:table-cell>
          <table:table-cell table:formula="of:=[.X20]-[.X$1]/400" office:value-type="float" office:value="0">
            <text:p>0.000000</text:p>
          </table:table-cell>
          <table:table-cell table:formula="of:=[.Y20]-[.Y$1]/400" office:value-type="float" office:value="0">
            <text:p>0.000000</text:p>
          </table:table-cell>
          <table:table-cell table:formula="of:=[.Z20]-[.Z$1]/400" office:value-type="float" office:value="0">
            <text:p>0.000000</text:p>
          </table:table-cell>
          <table:table-cell table:formula="of:=[.AA20]-[.AA$1]/400" office:value-type="float" office:value="0">
            <text:p>0.000000</text:p>
          </table:table-cell>
          <table:table-cell table:formula="of:=[.AB20]-[.AB$1]/400" office:value-type="float" office:value="0">
            <text:p>0.000000</text:p>
          </table:table-cell>
          <table:table-cell table:formula="of:=[.AC20]-[.AC$1]/400" office:value-type="float" office:value="0">
            <text:p>0.000000</text:p>
          </table:table-cell>
          <table:table-cell table:formula="of:=[.AD20]-[.AD$1]/400" office:value-type="float" office:value="0">
            <text:p>0.000000</text:p>
          </table:table-cell>
        </table:table-row>
        <table:table-row table:style-name="ro1">
          <table:table-cell table:formula="of:=[.A21]-[.A$1]/400" office:value-type="float" office:value="0">
            <text:p>0.000000</text:p>
          </table:table-cell>
          <table:table-cell table:formula="of:=[.B21]-[.B$1]/400" office:value-type="float" office:value="0">
            <text:p>0.000000</text:p>
          </table:table-cell>
          <table:table-cell table:formula="of:=[.C21]-[.C$1]/400" office:value-type="float" office:value="-0.360287822499999">
            <text:p>-0.360288</text:p>
          </table:table-cell>
          <table:table-cell table:formula="of:=[.D21]-[.D$1]/400" office:value-type="float" office:value="0.720575644999999">
            <text:p>0.720576</text:p>
          </table:table-cell>
          <table:table-cell table:formula="of:=[.E21]-[.E$1]/400" office:value-type="float" office:value="-0.360287822499999">
            <text:p>-0.360288</text:p>
          </table:table-cell>
          <table:table-cell table:formula="of:=[.F21]-[.F$1]/400" office:value-type="float" office:value="0">
            <text:p>0.000000</text:p>
          </table:table-cell>
          <table:table-cell table:formula="of:=[.G21]-[.G$1]/400" office:value-type="float" office:value="0">
            <text:p>0.000000</text:p>
          </table:table-cell>
          <table:table-cell table:formula="of:=[.H21]-[.H$1]/400" office:value-type="float" office:value="0">
            <text:p>0.000000</text:p>
          </table:table-cell>
          <table:table-cell table:formula="of:=[.I21]-[.I$1]/400" office:value-type="float" office:value="-0.360287822499999">
            <text:p>-0.360288</text:p>
          </table:table-cell>
          <table:table-cell table:formula="of:=[.J21]-[.J$1]/400" office:value-type="float" office:value="0.720575644999999">
            <text:p>0.720576</text:p>
          </table:table-cell>
          <table:table-cell table:formula="of:=[.K21]-[.K$1]/400" office:value-type="float" office:value="-0.360287822499999">
            <text:p>-0.360288</text:p>
          </table:table-cell>
          <table:table-cell table:formula="of:=[.L21]-[.L$1]/400" office:value-type="float" office:value="0">
            <text:p>0.000000</text:p>
          </table:table-cell>
          <table:table-cell table:formula="of:=[.M21]-[.M$1]/400" office:value-type="float" office:value="0.1653700175">
            <text:p>0.165370</text:p>
          </table:table-cell>
          <table:table-cell table:formula="of:=[.N21]-[.N$1]/400" office:value-type="float" office:value="-0.1653700175">
            <text:p>-0.165370</text:p>
          </table:table-cell>
          <table:table-cell table:formula="of:=[.O21]-[.O$1]/400" office:value-type="float" office:value="0">
            <text:p>0.000000</text:p>
          </table:table-cell>
          <table:table-cell table:formula="of:=[.P21]-[.P$1]/400" office:value-type="float" office:value="-0.496110052499999">
            <text:p>-0.496110</text:p>
          </table:table-cell>
          <table:table-cell table:formula="of:=[.Q21]-[.Q$1]/400" office:value-type="float" office:value="0">
            <text:p>0.000000</text:p>
          </table:table-cell>
          <table:table-cell table:formula="of:=[.R21]-[.R$1]/400" office:value-type="float" office:value="0">
            <text:p>0.000000</text:p>
          </table:table-cell>
          <table:table-cell table:formula="of:=[.S21]-[.S$1]/400" office:value-type="float" office:value="0">
            <text:p>0.000000</text:p>
          </table:table-cell>
          <table:table-cell table:formula="of:=[.T21]-[.T$1]/400" office:value-type="float" office:value="0.1653700175">
            <text:p>0.165370</text:p>
          </table:table-cell>
          <table:table-cell table:formula="of:=[.U21]-[.U$1]/400" office:value-type="float" office:value="0.1653700175">
            <text:p>0.165370</text:p>
          </table:table-cell>
          <table:table-cell table:formula="of:=[.V21]-[.V$1]/400" office:value-type="float" office:value="0">
            <text:p>0.000000</text:p>
          </table:table-cell>
          <table:table-cell table:formula="of:=[.W21]-[.W$1]/400" office:value-type="float" office:value="-0.496110052499999">
            <text:p>-0.496110</text:p>
          </table:table-cell>
          <table:table-cell table:formula="of:=[.X21]-[.X$1]/400" office:value-type="float" office:value="0">
            <text:p>0.000000</text:p>
          </table:table-cell>
          <table:table-cell table:formula="of:=[.Y21]-[.Y$1]/400" office:value-type="float" office:value="0">
            <text:p>0.000000</text:p>
          </table:table-cell>
          <table:table-cell table:formula="of:=[.Z21]-[.Z$1]/400" office:value-type="float" office:value="0">
            <text:p>0.000000</text:p>
          </table:table-cell>
          <table:table-cell table:formula="of:=[.AA21]-[.AA$1]/400" office:value-type="float" office:value="0">
            <text:p>0.000000</text:p>
          </table:table-cell>
          <table:table-cell table:formula="of:=[.AB21]-[.AB$1]/400" office:value-type="float" office:value="0">
            <text:p>0.000000</text:p>
          </table:table-cell>
          <table:table-cell table:formula="of:=[.AC21]-[.AC$1]/400" office:value-type="float" office:value="0">
            <text:p>0.000000</text:p>
          </table:table-cell>
          <table:table-cell table:formula="of:=[.AD21]-[.AD$1]/400" office:value-type="float" office:value="0">
            <text:p>0.000000</text:p>
          </table:table-cell>
        </table:table-row>
        <table:table-row table:style-name="ro1">
          <table:table-cell table:formula="of:=[.A22]-[.A$1]/400" office:value-type="float" office:value="0">
            <text:p>0.000000</text:p>
          </table:table-cell>
          <table:table-cell table:formula="of:=[.B22]-[.B$1]/400" office:value-type="float" office:value="0">
            <text:p>0.000000</text:p>
          </table:table-cell>
          <table:table-cell table:formula="of:=[.C22]-[.C$1]/400" office:value-type="float" office:value="-0.359337194999999">
            <text:p>-0.359337</text:p>
          </table:table-cell>
          <table:table-cell table:formula="of:=[.D22]-[.D$1]/400" office:value-type="float" office:value="0.718674389999999">
            <text:p>0.718674</text:p>
          </table:table-cell>
          <table:table-cell table:formula="of:=[.E22]-[.E$1]/400" office:value-type="float" office:value="-0.359337194999999">
            <text:p>-0.359337</text:p>
          </table:table-cell>
          <table:table-cell table:formula="of:=[.F22]-[.F$1]/400" office:value-type="float" office:value="0">
            <text:p>0.000000</text:p>
          </table:table-cell>
          <table:table-cell table:formula="of:=[.G22]-[.G$1]/400" office:value-type="float" office:value="0">
            <text:p>0.000000</text:p>
          </table:table-cell>
          <table:table-cell table:formula="of:=[.H22]-[.H$1]/400" office:value-type="float" office:value="0">
            <text:p>0.000000</text:p>
          </table:table-cell>
          <table:table-cell table:formula="of:=[.I22]-[.I$1]/400" office:value-type="float" office:value="-0.359337194999999">
            <text:p>-0.359337</text:p>
          </table:table-cell>
          <table:table-cell table:formula="of:=[.J22]-[.J$1]/400" office:value-type="float" office:value="0.718674389999999">
            <text:p>0.718674</text:p>
          </table:table-cell>
          <table:table-cell table:formula="of:=[.K22]-[.K$1]/400" office:value-type="float" office:value="-0.359337194999999">
            <text:p>-0.359337</text:p>
          </table:table-cell>
          <table:table-cell table:formula="of:=[.L22]-[.L$1]/400" office:value-type="float" office:value="0">
            <text:p>0.000000</text:p>
          </table:table-cell>
          <table:table-cell table:formula="of:=[.M22]-[.M$1]/400" office:value-type="float" office:value="0.164933685">
            <text:p>0.164934</text:p>
          </table:table-cell>
          <table:table-cell table:formula="of:=[.N22]-[.N$1]/400" office:value-type="float" office:value="-0.164933685">
            <text:p>-0.164934</text:p>
          </table:table-cell>
          <table:table-cell table:formula="of:=[.O22]-[.O$1]/400" office:value-type="float" office:value="0">
            <text:p>0.000000</text:p>
          </table:table-cell>
          <table:table-cell table:formula="of:=[.P22]-[.P$1]/400" office:value-type="float" office:value="-0.494801055">
            <text:p>-0.494801</text:p>
          </table:table-cell>
          <table:table-cell table:formula="of:=[.Q22]-[.Q$1]/400" office:value-type="float" office:value="0">
            <text:p>0.000000</text:p>
          </table:table-cell>
          <table:table-cell table:formula="of:=[.R22]-[.R$1]/400" office:value-type="float" office:value="0">
            <text:p>0.000000</text:p>
          </table:table-cell>
          <table:table-cell table:formula="of:=[.S22]-[.S$1]/400" office:value-type="float" office:value="0">
            <text:p>0.000000</text:p>
          </table:table-cell>
          <table:table-cell table:formula="of:=[.T22]-[.T$1]/400" office:value-type="float" office:value="0.164933685">
            <text:p>0.164934</text:p>
          </table:table-cell>
          <table:table-cell table:formula="of:=[.U22]-[.U$1]/400" office:value-type="float" office:value="0.164933685">
            <text:p>0.164934</text:p>
          </table:table-cell>
          <table:table-cell table:formula="of:=[.V22]-[.V$1]/400" office:value-type="float" office:value="0">
            <text:p>0.000000</text:p>
          </table:table-cell>
          <table:table-cell table:formula="of:=[.W22]-[.W$1]/400" office:value-type="float" office:value="-0.494801055">
            <text:p>-0.494801</text:p>
          </table:table-cell>
          <table:table-cell table:formula="of:=[.X22]-[.X$1]/400" office:value-type="float" office:value="0">
            <text:p>0.000000</text:p>
          </table:table-cell>
          <table:table-cell table:formula="of:=[.Y22]-[.Y$1]/400" office:value-type="float" office:value="0">
            <text:p>0.000000</text:p>
          </table:table-cell>
          <table:table-cell table:formula="of:=[.Z22]-[.Z$1]/400" office:value-type="float" office:value="0">
            <text:p>0.000000</text:p>
          </table:table-cell>
          <table:table-cell table:formula="of:=[.AA22]-[.AA$1]/400" office:value-type="float" office:value="0">
            <text:p>0.000000</text:p>
          </table:table-cell>
          <table:table-cell table:formula="of:=[.AB22]-[.AB$1]/400" office:value-type="float" office:value="0">
            <text:p>0.000000</text:p>
          </table:table-cell>
          <table:table-cell table:formula="of:=[.AC22]-[.AC$1]/400" office:value-type="float" office:value="0">
            <text:p>0.000000</text:p>
          </table:table-cell>
          <table:table-cell table:formula="of:=[.AD22]-[.AD$1]/400" office:value-type="float" office:value="0">
            <text:p>0.000000</text:p>
          </table:table-cell>
        </table:table-row>
        <table:table-row table:style-name="ro1">
          <table:table-cell table:formula="of:=[.A23]-[.A$1]/400" office:value-type="float" office:value="0">
            <text:p>0.000000</text:p>
          </table:table-cell>
          <table:table-cell table:formula="of:=[.B23]-[.B$1]/400" office:value-type="float" office:value="0">
            <text:p>0.000000</text:p>
          </table:table-cell>
          <table:table-cell table:formula="of:=[.C23]-[.C$1]/400" office:value-type="float" office:value="-0.358386567499999">
            <text:p>-0.358387</text:p>
          </table:table-cell>
          <table:table-cell table:formula="of:=[.D23]-[.D$1]/400" office:value-type="float" office:value="0.716773134999999">
            <text:p>0.716773</text:p>
          </table:table-cell>
          <table:table-cell table:formula="of:=[.E23]-[.E$1]/400" office:value-type="float" office:value="-0.358386567499999">
            <text:p>-0.358387</text:p>
          </table:table-cell>
          <table:table-cell table:formula="of:=[.F23]-[.F$1]/400" office:value-type="float" office:value="0">
            <text:p>0.000000</text:p>
          </table:table-cell>
          <table:table-cell table:formula="of:=[.G23]-[.G$1]/400" office:value-type="float" office:value="0">
            <text:p>0.000000</text:p>
          </table:table-cell>
          <table:table-cell table:formula="of:=[.H23]-[.H$1]/400" office:value-type="float" office:value="0">
            <text:p>0.000000</text:p>
          </table:table-cell>
          <table:table-cell table:formula="of:=[.I23]-[.I$1]/400" office:value-type="float" office:value="-0.358386567499999">
            <text:p>-0.358387</text:p>
          </table:table-cell>
          <table:table-cell table:formula="of:=[.J23]-[.J$1]/400" office:value-type="float" office:value="0.716773134999999">
            <text:p>0.716773</text:p>
          </table:table-cell>
          <table:table-cell table:formula="of:=[.K23]-[.K$1]/400" office:value-type="float" office:value="-0.358386567499999">
            <text:p>-0.358387</text:p>
          </table:table-cell>
          <table:table-cell table:formula="of:=[.L23]-[.L$1]/400" office:value-type="float" office:value="0">
            <text:p>0.000000</text:p>
          </table:table-cell>
          <table:table-cell table:formula="of:=[.M23]-[.M$1]/400" office:value-type="float" office:value="0.1644973525">
            <text:p>0.164497</text:p>
          </table:table-cell>
          <table:table-cell table:formula="of:=[.N23]-[.N$1]/400" office:value-type="float" office:value="-0.1644973525">
            <text:p>-0.164497</text:p>
          </table:table-cell>
          <table:table-cell table:formula="of:=[.O23]-[.O$1]/400" office:value-type="float" office:value="0">
            <text:p>0.000000</text:p>
          </table:table-cell>
          <table:table-cell table:formula="of:=[.P23]-[.P$1]/400" office:value-type="float" office:value="-0.493492057499999">
            <text:p>-0.493492</text:p>
          </table:table-cell>
          <table:table-cell table:formula="of:=[.Q23]-[.Q$1]/400" office:value-type="float" office:value="0">
            <text:p>0.000000</text:p>
          </table:table-cell>
          <table:table-cell table:formula="of:=[.R23]-[.R$1]/400" office:value-type="float" office:value="0">
            <text:p>0.000000</text:p>
          </table:table-cell>
          <table:table-cell table:formula="of:=[.S23]-[.S$1]/400" office:value-type="float" office:value="0">
            <text:p>0.000000</text:p>
          </table:table-cell>
          <table:table-cell table:formula="of:=[.T23]-[.T$1]/400" office:value-type="float" office:value="0.1644973525">
            <text:p>0.164497</text:p>
          </table:table-cell>
          <table:table-cell table:formula="of:=[.U23]-[.U$1]/400" office:value-type="float" office:value="0.1644973525">
            <text:p>0.164497</text:p>
          </table:table-cell>
          <table:table-cell table:formula="of:=[.V23]-[.V$1]/400" office:value-type="float" office:value="0">
            <text:p>0.000000</text:p>
          </table:table-cell>
          <table:table-cell table:formula="of:=[.W23]-[.W$1]/400" office:value-type="float" office:value="-0.493492057499999">
            <text:p>-0.493492</text:p>
          </table:table-cell>
          <table:table-cell table:formula="of:=[.X23]-[.X$1]/400" office:value-type="float" office:value="0">
            <text:p>0.000000</text:p>
          </table:table-cell>
          <table:table-cell table:formula="of:=[.Y23]-[.Y$1]/400" office:value-type="float" office:value="0">
            <text:p>0.000000</text:p>
          </table:table-cell>
          <table:table-cell table:formula="of:=[.Z23]-[.Z$1]/400" office:value-type="float" office:value="0">
            <text:p>0.000000</text:p>
          </table:table-cell>
          <table:table-cell table:formula="of:=[.AA23]-[.AA$1]/400" office:value-type="float" office:value="0">
            <text:p>0.000000</text:p>
          </table:table-cell>
          <table:table-cell table:formula="of:=[.AB23]-[.AB$1]/400" office:value-type="float" office:value="0">
            <text:p>0.000000</text:p>
          </table:table-cell>
          <table:table-cell table:formula="of:=[.AC23]-[.AC$1]/400" office:value-type="float" office:value="0">
            <text:p>0.000000</text:p>
          </table:table-cell>
          <table:table-cell table:formula="of:=[.AD23]-[.AD$1]/400" office:value-type="float" office:value="0">
            <text:p>0.000000</text:p>
          </table:table-cell>
        </table:table-row>
        <table:table-row table:style-name="ro1">
          <table:table-cell table:formula="of:=[.A24]-[.A$1]/400" office:value-type="float" office:value="0">
            <text:p>0.000000</text:p>
          </table:table-cell>
          <table:table-cell table:formula="of:=[.B24]-[.B$1]/400" office:value-type="float" office:value="0">
            <text:p>0.000000</text:p>
          </table:table-cell>
          <table:table-cell table:formula="of:=[.C24]-[.C$1]/400" office:value-type="float" office:value="-0.357435939999999">
            <text:p>-0.357436</text:p>
          </table:table-cell>
          <table:table-cell table:formula="of:=[.D24]-[.D$1]/400" office:value-type="float" office:value="0.714871879999999">
            <text:p>0.714872</text:p>
          </table:table-cell>
          <table:table-cell table:formula="of:=[.E24]-[.E$1]/400" office:value-type="float" office:value="-0.357435939999999">
            <text:p>-0.357436</text:p>
          </table:table-cell>
          <table:table-cell table:formula="of:=[.F24]-[.F$1]/400" office:value-type="float" office:value="0">
            <text:p>0.000000</text:p>
          </table:table-cell>
          <table:table-cell table:formula="of:=[.G24]-[.G$1]/400" office:value-type="float" office:value="0">
            <text:p>0.000000</text:p>
          </table:table-cell>
          <table:table-cell table:formula="of:=[.H24]-[.H$1]/400" office:value-type="float" office:value="0">
            <text:p>0.000000</text:p>
          </table:table-cell>
          <table:table-cell table:formula="of:=[.I24]-[.I$1]/400" office:value-type="float" office:value="-0.357435939999999">
            <text:p>-0.357436</text:p>
          </table:table-cell>
          <table:table-cell table:formula="of:=[.J24]-[.J$1]/400" office:value-type="float" office:value="0.714871879999999">
            <text:p>0.714872</text:p>
          </table:table-cell>
          <table:table-cell table:formula="of:=[.K24]-[.K$1]/400" office:value-type="float" office:value="-0.357435939999999">
            <text:p>-0.357436</text:p>
          </table:table-cell>
          <table:table-cell table:formula="of:=[.L24]-[.L$1]/400" office:value-type="float" office:value="0">
            <text:p>0.000000</text:p>
          </table:table-cell>
          <table:table-cell table:formula="of:=[.M24]-[.M$1]/400" office:value-type="float" office:value="0.16406102">
            <text:p>0.164061</text:p>
          </table:table-cell>
          <table:table-cell table:formula="of:=[.N24]-[.N$1]/400" office:value-type="float" office:value="-0.16406102">
            <text:p>-0.164061</text:p>
          </table:table-cell>
          <table:table-cell table:formula="of:=[.O24]-[.O$1]/400" office:value-type="float" office:value="0">
            <text:p>0.000000</text:p>
          </table:table-cell>
          <table:table-cell table:formula="of:=[.P24]-[.P$1]/400" office:value-type="float" office:value="-0.492183059999999">
            <text:p>-0.492183</text:p>
          </table:table-cell>
          <table:table-cell table:formula="of:=[.Q24]-[.Q$1]/400" office:value-type="float" office:value="0">
            <text:p>0.000000</text:p>
          </table:table-cell>
          <table:table-cell table:formula="of:=[.R24]-[.R$1]/400" office:value-type="float" office:value="0">
            <text:p>0.000000</text:p>
          </table:table-cell>
          <table:table-cell table:formula="of:=[.S24]-[.S$1]/400" office:value-type="float" office:value="0">
            <text:p>0.000000</text:p>
          </table:table-cell>
          <table:table-cell table:formula="of:=[.T24]-[.T$1]/400" office:value-type="float" office:value="0.16406102">
            <text:p>0.164061</text:p>
          </table:table-cell>
          <table:table-cell table:formula="of:=[.U24]-[.U$1]/400" office:value-type="float" office:value="0.16406102">
            <text:p>0.164061</text:p>
          </table:table-cell>
          <table:table-cell table:formula="of:=[.V24]-[.V$1]/400" office:value-type="float" office:value="0">
            <text:p>0.000000</text:p>
          </table:table-cell>
          <table:table-cell table:formula="of:=[.W24]-[.W$1]/400" office:value-type="float" office:value="-0.492183059999999">
            <text:p>-0.492183</text:p>
          </table:table-cell>
          <table:table-cell table:formula="of:=[.X24]-[.X$1]/400" office:value-type="float" office:value="0">
            <text:p>0.000000</text:p>
          </table:table-cell>
          <table:table-cell table:formula="of:=[.Y24]-[.Y$1]/400" office:value-type="float" office:value="0">
            <text:p>0.000000</text:p>
          </table:table-cell>
          <table:table-cell table:formula="of:=[.Z24]-[.Z$1]/400" office:value-type="float" office:value="0">
            <text:p>0.000000</text:p>
          </table:table-cell>
          <table:table-cell table:formula="of:=[.AA24]-[.AA$1]/400" office:value-type="float" office:value="0">
            <text:p>0.000000</text:p>
          </table:table-cell>
          <table:table-cell table:formula="of:=[.AB24]-[.AB$1]/400" office:value-type="float" office:value="0">
            <text:p>0.000000</text:p>
          </table:table-cell>
          <table:table-cell table:formula="of:=[.AC24]-[.AC$1]/400" office:value-type="float" office:value="0">
            <text:p>0.000000</text:p>
          </table:table-cell>
          <table:table-cell table:formula="of:=[.AD24]-[.AD$1]/400" office:value-type="float" office:value="0">
            <text:p>0.000000</text:p>
          </table:table-cell>
        </table:table-row>
        <table:table-row table:style-name="ro1">
          <table:table-cell table:formula="of:=[.A25]-[.A$1]/400" office:value-type="float" office:value="0">
            <text:p>0.000000</text:p>
          </table:table-cell>
          <table:table-cell table:formula="of:=[.B25]-[.B$1]/400" office:value-type="float" office:value="0">
            <text:p>0.000000</text:p>
          </table:table-cell>
          <table:table-cell table:formula="of:=[.C25]-[.C$1]/400" office:value-type="float" office:value="-0.356485312499999">
            <text:p>-0.356485</text:p>
          </table:table-cell>
          <table:table-cell table:formula="of:=[.D25]-[.D$1]/400" office:value-type="float" office:value="0.712970624999999">
            <text:p>0.712971</text:p>
          </table:table-cell>
          <table:table-cell table:formula="of:=[.E25]-[.E$1]/400" office:value-type="float" office:value="-0.356485312499999">
            <text:p>-0.356485</text:p>
          </table:table-cell>
          <table:table-cell table:formula="of:=[.F25]-[.F$1]/400" office:value-type="float" office:value="0">
            <text:p>0.000000</text:p>
          </table:table-cell>
          <table:table-cell table:formula="of:=[.G25]-[.G$1]/400" office:value-type="float" office:value="0">
            <text:p>0.000000</text:p>
          </table:table-cell>
          <table:table-cell table:formula="of:=[.H25]-[.H$1]/400" office:value-type="float" office:value="0">
            <text:p>0.000000</text:p>
          </table:table-cell>
          <table:table-cell table:formula="of:=[.I25]-[.I$1]/400" office:value-type="float" office:value="-0.356485312499999">
            <text:p>-0.356485</text:p>
          </table:table-cell>
          <table:table-cell table:formula="of:=[.J25]-[.J$1]/400" office:value-type="float" office:value="0.712970624999999">
            <text:p>0.712971</text:p>
          </table:table-cell>
          <table:table-cell table:formula="of:=[.K25]-[.K$1]/400" office:value-type="float" office:value="-0.356485312499999">
            <text:p>-0.356485</text:p>
          </table:table-cell>
          <table:table-cell table:formula="of:=[.L25]-[.L$1]/400" office:value-type="float" office:value="0">
            <text:p>0.000000</text:p>
          </table:table-cell>
          <table:table-cell table:formula="of:=[.M25]-[.M$1]/400" office:value-type="float" office:value="0.1636246875">
            <text:p>0.163625</text:p>
          </table:table-cell>
          <table:table-cell table:formula="of:=[.N25]-[.N$1]/400" office:value-type="float" office:value="-0.1636246875">
            <text:p>-0.163625</text:p>
          </table:table-cell>
          <table:table-cell table:formula="of:=[.O25]-[.O$1]/400" office:value-type="float" office:value="0">
            <text:p>0.000000</text:p>
          </table:table-cell>
          <table:table-cell table:formula="of:=[.P25]-[.P$1]/400" office:value-type="float" office:value="-0.490874062499999">
            <text:p>-0.490874</text:p>
          </table:table-cell>
          <table:table-cell table:formula="of:=[.Q25]-[.Q$1]/400" office:value-type="float" office:value="0">
            <text:p>0.000000</text:p>
          </table:table-cell>
          <table:table-cell table:formula="of:=[.R25]-[.R$1]/400" office:value-type="float" office:value="0">
            <text:p>0.000000</text:p>
          </table:table-cell>
          <table:table-cell table:formula="of:=[.S25]-[.S$1]/400" office:value-type="float" office:value="0">
            <text:p>0.000000</text:p>
          </table:table-cell>
          <table:table-cell table:formula="of:=[.T25]-[.T$1]/400" office:value-type="float" office:value="0.1636246875">
            <text:p>0.163625</text:p>
          </table:table-cell>
          <table:table-cell table:formula="of:=[.U25]-[.U$1]/400" office:value-type="float" office:value="0.1636246875">
            <text:p>0.163625</text:p>
          </table:table-cell>
          <table:table-cell table:formula="of:=[.V25]-[.V$1]/400" office:value-type="float" office:value="0">
            <text:p>0.000000</text:p>
          </table:table-cell>
          <table:table-cell table:formula="of:=[.W25]-[.W$1]/400" office:value-type="float" office:value="-0.490874062499999">
            <text:p>-0.490874</text:p>
          </table:table-cell>
          <table:table-cell table:formula="of:=[.X25]-[.X$1]/400" office:value-type="float" office:value="0">
            <text:p>0.000000</text:p>
          </table:table-cell>
          <table:table-cell table:formula="of:=[.Y25]-[.Y$1]/400" office:value-type="float" office:value="0">
            <text:p>0.000000</text:p>
          </table:table-cell>
          <table:table-cell table:formula="of:=[.Z25]-[.Z$1]/400" office:value-type="float" office:value="0">
            <text:p>0.000000</text:p>
          </table:table-cell>
          <table:table-cell table:formula="of:=[.AA25]-[.AA$1]/400" office:value-type="float" office:value="0">
            <text:p>0.000000</text:p>
          </table:table-cell>
          <table:table-cell table:formula="of:=[.AB25]-[.AB$1]/400" office:value-type="float" office:value="0">
            <text:p>0.000000</text:p>
          </table:table-cell>
          <table:table-cell table:formula="of:=[.AC25]-[.AC$1]/400" office:value-type="float" office:value="0">
            <text:p>0.000000</text:p>
          </table:table-cell>
          <table:table-cell table:formula="of:=[.AD25]-[.AD$1]/400" office:value-type="float" office:value="0">
            <text:p>0.000000</text:p>
          </table:table-cell>
        </table:table-row>
        <table:table-row table:style-name="ro1">
          <table:table-cell table:formula="of:=[.A26]-[.A$1]/400" office:value-type="float" office:value="0">
            <text:p>0.000000</text:p>
          </table:table-cell>
          <table:table-cell table:formula="of:=[.B26]-[.B$1]/400" office:value-type="float" office:value="0">
            <text:p>0.000000</text:p>
          </table:table-cell>
          <table:table-cell table:formula="of:=[.C26]-[.C$1]/400" office:value-type="float" office:value="-0.355534684999999">
            <text:p>-0.355535</text:p>
          </table:table-cell>
          <table:table-cell table:formula="of:=[.D26]-[.D$1]/400" office:value-type="float" office:value="0.711069369999999">
            <text:p>0.711069</text:p>
          </table:table-cell>
          <table:table-cell table:formula="of:=[.E26]-[.E$1]/400" office:value-type="float" office:value="-0.355534684999999">
            <text:p>-0.355535</text:p>
          </table:table-cell>
          <table:table-cell table:formula="of:=[.F26]-[.F$1]/400" office:value-type="float" office:value="0">
            <text:p>0.000000</text:p>
          </table:table-cell>
          <table:table-cell table:formula="of:=[.G26]-[.G$1]/400" office:value-type="float" office:value="0">
            <text:p>0.000000</text:p>
          </table:table-cell>
          <table:table-cell table:formula="of:=[.H26]-[.H$1]/400" office:value-type="float" office:value="0">
            <text:p>0.000000</text:p>
          </table:table-cell>
          <table:table-cell table:formula="of:=[.I26]-[.I$1]/400" office:value-type="float" office:value="-0.355534684999999">
            <text:p>-0.355535</text:p>
          </table:table-cell>
          <table:table-cell table:formula="of:=[.J26]-[.J$1]/400" office:value-type="float" office:value="0.711069369999999">
            <text:p>0.711069</text:p>
          </table:table-cell>
          <table:table-cell table:formula="of:=[.K26]-[.K$1]/400" office:value-type="float" office:value="-0.355534684999999">
            <text:p>-0.355535</text:p>
          </table:table-cell>
          <table:table-cell table:formula="of:=[.L26]-[.L$1]/400" office:value-type="float" office:value="0">
            <text:p>0.000000</text:p>
          </table:table-cell>
          <table:table-cell table:formula="of:=[.M26]-[.M$1]/400" office:value-type="float" office:value="0.163188355">
            <text:p>0.163188</text:p>
          </table:table-cell>
          <table:table-cell table:formula="of:=[.N26]-[.N$1]/400" office:value-type="float" office:value="-0.163188355">
            <text:p>-0.163188</text:p>
          </table:table-cell>
          <table:table-cell table:formula="of:=[.O26]-[.O$1]/400" office:value-type="float" office:value="0">
            <text:p>0.000000</text:p>
          </table:table-cell>
          <table:table-cell table:formula="of:=[.P26]-[.P$1]/400" office:value-type="float" office:value="-0.489565064999999">
            <text:p>-0.489565</text:p>
          </table:table-cell>
          <table:table-cell table:formula="of:=[.Q26]-[.Q$1]/400" office:value-type="float" office:value="0">
            <text:p>0.000000</text:p>
          </table:table-cell>
          <table:table-cell table:formula="of:=[.R26]-[.R$1]/400" office:value-type="float" office:value="0">
            <text:p>0.000000</text:p>
          </table:table-cell>
          <table:table-cell table:formula="of:=[.S26]-[.S$1]/400" office:value-type="float" office:value="0">
            <text:p>0.000000</text:p>
          </table:table-cell>
          <table:table-cell table:formula="of:=[.T26]-[.T$1]/400" office:value-type="float" office:value="0.163188355">
            <text:p>0.163188</text:p>
          </table:table-cell>
          <table:table-cell table:formula="of:=[.U26]-[.U$1]/400" office:value-type="float" office:value="0.163188355">
            <text:p>0.163188</text:p>
          </table:table-cell>
          <table:table-cell table:formula="of:=[.V26]-[.V$1]/400" office:value-type="float" office:value="0">
            <text:p>0.000000</text:p>
          </table:table-cell>
          <table:table-cell table:formula="of:=[.W26]-[.W$1]/400" office:value-type="float" office:value="-0.489565064999999">
            <text:p>-0.489565</text:p>
          </table:table-cell>
          <table:table-cell table:formula="of:=[.X26]-[.X$1]/400" office:value-type="float" office:value="0">
            <text:p>0.000000</text:p>
          </table:table-cell>
          <table:table-cell table:formula="of:=[.Y26]-[.Y$1]/400" office:value-type="float" office:value="0">
            <text:p>0.000000</text:p>
          </table:table-cell>
          <table:table-cell table:formula="of:=[.Z26]-[.Z$1]/400" office:value-type="float" office:value="0">
            <text:p>0.000000</text:p>
          </table:table-cell>
          <table:table-cell table:formula="of:=[.AA26]-[.AA$1]/400" office:value-type="float" office:value="0">
            <text:p>0.000000</text:p>
          </table:table-cell>
          <table:table-cell table:formula="of:=[.AB26]-[.AB$1]/400" office:value-type="float" office:value="0">
            <text:p>0.000000</text:p>
          </table:table-cell>
          <table:table-cell table:formula="of:=[.AC26]-[.AC$1]/400" office:value-type="float" office:value="0">
            <text:p>0.000000</text:p>
          </table:table-cell>
          <table:table-cell table:formula="of:=[.AD26]-[.AD$1]/400" office:value-type="float" office:value="0">
            <text:p>0.000000</text:p>
          </table:table-cell>
        </table:table-row>
        <table:table-row table:style-name="ro1">
          <table:table-cell table:formula="of:=[.A27]-[.A$1]/400" office:value-type="float" office:value="0">
            <text:p>0.000000</text:p>
          </table:table-cell>
          <table:table-cell table:formula="of:=[.B27]-[.B$1]/400" office:value-type="float" office:value="0">
            <text:p>0.000000</text:p>
          </table:table-cell>
          <table:table-cell table:formula="of:=[.C27]-[.C$1]/400" office:value-type="float" office:value="-0.354584057499999">
            <text:p>-0.354584</text:p>
          </table:table-cell>
          <table:table-cell table:formula="of:=[.D27]-[.D$1]/400" office:value-type="float" office:value="0.709168114999999">
            <text:p>0.709168</text:p>
          </table:table-cell>
          <table:table-cell table:formula="of:=[.E27]-[.E$1]/400" office:value-type="float" office:value="-0.354584057499999">
            <text:p>-0.354584</text:p>
          </table:table-cell>
          <table:table-cell table:formula="of:=[.F27]-[.F$1]/400" office:value-type="float" office:value="0">
            <text:p>0.000000</text:p>
          </table:table-cell>
          <table:table-cell table:formula="of:=[.G27]-[.G$1]/400" office:value-type="float" office:value="0">
            <text:p>0.000000</text:p>
          </table:table-cell>
          <table:table-cell table:formula="of:=[.H27]-[.H$1]/400" office:value-type="float" office:value="0">
            <text:p>0.000000</text:p>
          </table:table-cell>
          <table:table-cell table:formula="of:=[.I27]-[.I$1]/400" office:value-type="float" office:value="-0.354584057499999">
            <text:p>-0.354584</text:p>
          </table:table-cell>
          <table:table-cell table:formula="of:=[.J27]-[.J$1]/400" office:value-type="float" office:value="0.709168114999999">
            <text:p>0.709168</text:p>
          </table:table-cell>
          <table:table-cell table:formula="of:=[.K27]-[.K$1]/400" office:value-type="float" office:value="-0.354584057499999">
            <text:p>-0.354584</text:p>
          </table:table-cell>
          <table:table-cell table:formula="of:=[.L27]-[.L$1]/400" office:value-type="float" office:value="0">
            <text:p>0.000000</text:p>
          </table:table-cell>
          <table:table-cell table:formula="of:=[.M27]-[.M$1]/400" office:value-type="float" office:value="0.1627520225">
            <text:p>0.162752</text:p>
          </table:table-cell>
          <table:table-cell table:formula="of:=[.N27]-[.N$1]/400" office:value-type="float" office:value="-0.1627520225">
            <text:p>-0.162752</text:p>
          </table:table-cell>
          <table:table-cell table:formula="of:=[.O27]-[.O$1]/400" office:value-type="float" office:value="0">
            <text:p>0.000000</text:p>
          </table:table-cell>
          <table:table-cell table:formula="of:=[.P27]-[.P$1]/400" office:value-type="float" office:value="-0.488256067499999">
            <text:p>-0.488256</text:p>
          </table:table-cell>
          <table:table-cell table:formula="of:=[.Q27]-[.Q$1]/400" office:value-type="float" office:value="0">
            <text:p>0.000000</text:p>
          </table:table-cell>
          <table:table-cell table:formula="of:=[.R27]-[.R$1]/400" office:value-type="float" office:value="0">
            <text:p>0.000000</text:p>
          </table:table-cell>
          <table:table-cell table:formula="of:=[.S27]-[.S$1]/400" office:value-type="float" office:value="0">
            <text:p>0.000000</text:p>
          </table:table-cell>
          <table:table-cell table:formula="of:=[.T27]-[.T$1]/400" office:value-type="float" office:value="0.1627520225">
            <text:p>0.162752</text:p>
          </table:table-cell>
          <table:table-cell table:formula="of:=[.U27]-[.U$1]/400" office:value-type="float" office:value="0.1627520225">
            <text:p>0.162752</text:p>
          </table:table-cell>
          <table:table-cell table:formula="of:=[.V27]-[.V$1]/400" office:value-type="float" office:value="0">
            <text:p>0.000000</text:p>
          </table:table-cell>
          <table:table-cell table:formula="of:=[.W27]-[.W$1]/400" office:value-type="float" office:value="-0.488256067499999">
            <text:p>-0.488256</text:p>
          </table:table-cell>
          <table:table-cell table:formula="of:=[.X27]-[.X$1]/400" office:value-type="float" office:value="0">
            <text:p>0.000000</text:p>
          </table:table-cell>
          <table:table-cell table:formula="of:=[.Y27]-[.Y$1]/400" office:value-type="float" office:value="0">
            <text:p>0.000000</text:p>
          </table:table-cell>
          <table:table-cell table:formula="of:=[.Z27]-[.Z$1]/400" office:value-type="float" office:value="0">
            <text:p>0.000000</text:p>
          </table:table-cell>
          <table:table-cell table:formula="of:=[.AA27]-[.AA$1]/400" office:value-type="float" office:value="0">
            <text:p>0.000000</text:p>
          </table:table-cell>
          <table:table-cell table:formula="of:=[.AB27]-[.AB$1]/400" office:value-type="float" office:value="0">
            <text:p>0.000000</text:p>
          </table:table-cell>
          <table:table-cell table:formula="of:=[.AC27]-[.AC$1]/400" office:value-type="float" office:value="0">
            <text:p>0.000000</text:p>
          </table:table-cell>
          <table:table-cell table:formula="of:=[.AD27]-[.AD$1]/400" office:value-type="float" office:value="0">
            <text:p>0.000000</text:p>
          </table:table-cell>
        </table:table-row>
        <table:table-row table:style-name="ro1">
          <table:table-cell table:formula="of:=[.A28]-[.A$1]/400" office:value-type="float" office:value="0">
            <text:p>0.000000</text:p>
          </table:table-cell>
          <table:table-cell table:formula="of:=[.B28]-[.B$1]/400" office:value-type="float" office:value="0">
            <text:p>0.000000</text:p>
          </table:table-cell>
          <table:table-cell table:formula="of:=[.C28]-[.C$1]/400" office:value-type="float" office:value="-0.353633429999999">
            <text:p>-0.353633</text:p>
          </table:table-cell>
          <table:table-cell table:formula="of:=[.D28]-[.D$1]/400" office:value-type="float" office:value="0.707266859999999">
            <text:p>0.707267</text:p>
          </table:table-cell>
          <table:table-cell table:formula="of:=[.E28]-[.E$1]/400" office:value-type="float" office:value="-0.353633429999999">
            <text:p>-0.353633</text:p>
          </table:table-cell>
          <table:table-cell table:formula="of:=[.F28]-[.F$1]/400" office:value-type="float" office:value="0">
            <text:p>0.000000</text:p>
          </table:table-cell>
          <table:table-cell table:formula="of:=[.G28]-[.G$1]/400" office:value-type="float" office:value="0">
            <text:p>0.000000</text:p>
          </table:table-cell>
          <table:table-cell table:formula="of:=[.H28]-[.H$1]/400" office:value-type="float" office:value="0">
            <text:p>0.000000</text:p>
          </table:table-cell>
          <table:table-cell table:formula="of:=[.I28]-[.I$1]/400" office:value-type="float" office:value="-0.353633429999999">
            <text:p>-0.353633</text:p>
          </table:table-cell>
          <table:table-cell table:formula="of:=[.J28]-[.J$1]/400" office:value-type="float" office:value="0.707266859999999">
            <text:p>0.707267</text:p>
          </table:table-cell>
          <table:table-cell table:formula="of:=[.K28]-[.K$1]/400" office:value-type="float" office:value="-0.353633429999999">
            <text:p>-0.353633</text:p>
          </table:table-cell>
          <table:table-cell table:formula="of:=[.L28]-[.L$1]/400" office:value-type="float" office:value="0">
            <text:p>0.000000</text:p>
          </table:table-cell>
          <table:table-cell table:formula="of:=[.M28]-[.M$1]/400" office:value-type="float" office:value="0.16231569">
            <text:p>0.162316</text:p>
          </table:table-cell>
          <table:table-cell table:formula="of:=[.N28]-[.N$1]/400" office:value-type="float" office:value="-0.16231569">
            <text:p>-0.162316</text:p>
          </table:table-cell>
          <table:table-cell table:formula="of:=[.O28]-[.O$1]/400" office:value-type="float" office:value="0">
            <text:p>0.000000</text:p>
          </table:table-cell>
          <table:table-cell table:formula="of:=[.P28]-[.P$1]/400" office:value-type="float" office:value="-0.486947069999999">
            <text:p>-0.486947</text:p>
          </table:table-cell>
          <table:table-cell table:formula="of:=[.Q28]-[.Q$1]/400" office:value-type="float" office:value="0">
            <text:p>0.000000</text:p>
          </table:table-cell>
          <table:table-cell table:formula="of:=[.R28]-[.R$1]/400" office:value-type="float" office:value="0">
            <text:p>0.000000</text:p>
          </table:table-cell>
          <table:table-cell table:formula="of:=[.S28]-[.S$1]/400" office:value-type="float" office:value="0">
            <text:p>0.000000</text:p>
          </table:table-cell>
          <table:table-cell table:formula="of:=[.T28]-[.T$1]/400" office:value-type="float" office:value="0.16231569">
            <text:p>0.162316</text:p>
          </table:table-cell>
          <table:table-cell table:formula="of:=[.U28]-[.U$1]/400" office:value-type="float" office:value="0.16231569">
            <text:p>0.162316</text:p>
          </table:table-cell>
          <table:table-cell table:formula="of:=[.V28]-[.V$1]/400" office:value-type="float" office:value="0">
            <text:p>0.000000</text:p>
          </table:table-cell>
          <table:table-cell table:formula="of:=[.W28]-[.W$1]/400" office:value-type="float" office:value="-0.486947069999999">
            <text:p>-0.486947</text:p>
          </table:table-cell>
          <table:table-cell table:formula="of:=[.X28]-[.X$1]/400" office:value-type="float" office:value="0">
            <text:p>0.000000</text:p>
          </table:table-cell>
          <table:table-cell table:formula="of:=[.Y28]-[.Y$1]/400" office:value-type="float" office:value="0">
            <text:p>0.000000</text:p>
          </table:table-cell>
          <table:table-cell table:formula="of:=[.Z28]-[.Z$1]/400" office:value-type="float" office:value="0">
            <text:p>0.000000</text:p>
          </table:table-cell>
          <table:table-cell table:formula="of:=[.AA28]-[.AA$1]/400" office:value-type="float" office:value="0">
            <text:p>0.000000</text:p>
          </table:table-cell>
          <table:table-cell table:formula="of:=[.AB28]-[.AB$1]/400" office:value-type="float" office:value="0">
            <text:p>0.000000</text:p>
          </table:table-cell>
          <table:table-cell table:formula="of:=[.AC28]-[.AC$1]/400" office:value-type="float" office:value="0">
            <text:p>0.000000</text:p>
          </table:table-cell>
          <table:table-cell table:formula="of:=[.AD28]-[.AD$1]/400" office:value-type="float" office:value="0">
            <text:p>0.000000</text:p>
          </table:table-cell>
        </table:table-row>
        <table:table-row table:style-name="ro1">
          <table:table-cell table:formula="of:=[.A29]-[.A$1]/400" office:value-type="float" office:value="0">
            <text:p>0.000000</text:p>
          </table:table-cell>
          <table:table-cell table:formula="of:=[.B29]-[.B$1]/400" office:value-type="float" office:value="0">
            <text:p>0.000000</text:p>
          </table:table-cell>
          <table:table-cell table:formula="of:=[.C29]-[.C$1]/400" office:value-type="float" office:value="-0.352682802499999">
            <text:p>-0.352683</text:p>
          </table:table-cell>
          <table:table-cell table:formula="of:=[.D29]-[.D$1]/400" office:value-type="float" office:value="0.705365604999999">
            <text:p>0.705366</text:p>
          </table:table-cell>
          <table:table-cell table:formula="of:=[.E29]-[.E$1]/400" office:value-type="float" office:value="-0.352682802499999">
            <text:p>-0.352683</text:p>
          </table:table-cell>
          <table:table-cell table:formula="of:=[.F29]-[.F$1]/400" office:value-type="float" office:value="0">
            <text:p>0.000000</text:p>
          </table:table-cell>
          <table:table-cell table:formula="of:=[.G29]-[.G$1]/400" office:value-type="float" office:value="0">
            <text:p>0.000000</text:p>
          </table:table-cell>
          <table:table-cell table:formula="of:=[.H29]-[.H$1]/400" office:value-type="float" office:value="0">
            <text:p>0.000000</text:p>
          </table:table-cell>
          <table:table-cell table:formula="of:=[.I29]-[.I$1]/400" office:value-type="float" office:value="-0.352682802499999">
            <text:p>-0.352683</text:p>
          </table:table-cell>
          <table:table-cell table:formula="of:=[.J29]-[.J$1]/400" office:value-type="float" office:value="0.705365604999999">
            <text:p>0.705366</text:p>
          </table:table-cell>
          <table:table-cell table:formula="of:=[.K29]-[.K$1]/400" office:value-type="float" office:value="-0.352682802499999">
            <text:p>-0.352683</text:p>
          </table:table-cell>
          <table:table-cell table:formula="of:=[.L29]-[.L$1]/400" office:value-type="float" office:value="0">
            <text:p>0.000000</text:p>
          </table:table-cell>
          <table:table-cell table:formula="of:=[.M29]-[.M$1]/400" office:value-type="float" office:value="0.1618793575">
            <text:p>0.161879</text:p>
          </table:table-cell>
          <table:table-cell table:formula="of:=[.N29]-[.N$1]/400" office:value-type="float" office:value="-0.1618793575">
            <text:p>-0.161879</text:p>
          </table:table-cell>
          <table:table-cell table:formula="of:=[.O29]-[.O$1]/400" office:value-type="float" office:value="0">
            <text:p>0.000000</text:p>
          </table:table-cell>
          <table:table-cell table:formula="of:=[.P29]-[.P$1]/400" office:value-type="float" office:value="-0.485638072499999">
            <text:p>-0.485638</text:p>
          </table:table-cell>
          <table:table-cell table:formula="of:=[.Q29]-[.Q$1]/400" office:value-type="float" office:value="0">
            <text:p>0.000000</text:p>
          </table:table-cell>
          <table:table-cell table:formula="of:=[.R29]-[.R$1]/400" office:value-type="float" office:value="0">
            <text:p>0.000000</text:p>
          </table:table-cell>
          <table:table-cell table:formula="of:=[.S29]-[.S$1]/400" office:value-type="float" office:value="0">
            <text:p>0.000000</text:p>
          </table:table-cell>
          <table:table-cell table:formula="of:=[.T29]-[.T$1]/400" office:value-type="float" office:value="0.1618793575">
            <text:p>0.161879</text:p>
          </table:table-cell>
          <table:table-cell table:formula="of:=[.U29]-[.U$1]/400" office:value-type="float" office:value="0.1618793575">
            <text:p>0.161879</text:p>
          </table:table-cell>
          <table:table-cell table:formula="of:=[.V29]-[.V$1]/400" office:value-type="float" office:value="0">
            <text:p>0.000000</text:p>
          </table:table-cell>
          <table:table-cell table:formula="of:=[.W29]-[.W$1]/400" office:value-type="float" office:value="-0.485638072499999">
            <text:p>-0.485638</text:p>
          </table:table-cell>
          <table:table-cell table:formula="of:=[.X29]-[.X$1]/400" office:value-type="float" office:value="0">
            <text:p>0.000000</text:p>
          </table:table-cell>
          <table:table-cell table:formula="of:=[.Y29]-[.Y$1]/400" office:value-type="float" office:value="0">
            <text:p>0.000000</text:p>
          </table:table-cell>
          <table:table-cell table:formula="of:=[.Z29]-[.Z$1]/400" office:value-type="float" office:value="0">
            <text:p>0.000000</text:p>
          </table:table-cell>
          <table:table-cell table:formula="of:=[.AA29]-[.AA$1]/400" office:value-type="float" office:value="0">
            <text:p>0.000000</text:p>
          </table:table-cell>
          <table:table-cell table:formula="of:=[.AB29]-[.AB$1]/400" office:value-type="float" office:value="0">
            <text:p>0.000000</text:p>
          </table:table-cell>
          <table:table-cell table:formula="of:=[.AC29]-[.AC$1]/400" office:value-type="float" office:value="0">
            <text:p>0.000000</text:p>
          </table:table-cell>
          <table:table-cell table:formula="of:=[.AD29]-[.AD$1]/400" office:value-type="float" office:value="0">
            <text:p>0.000000</text:p>
          </table:table-cell>
        </table:table-row>
        <table:table-row table:style-name="ro1">
          <table:table-cell table:formula="of:=[.A30]-[.A$1]/400" office:value-type="float" office:value="0">
            <text:p>0.000000</text:p>
          </table:table-cell>
          <table:table-cell table:formula="of:=[.B30]-[.B$1]/400" office:value-type="float" office:value="0">
            <text:p>0.000000</text:p>
          </table:table-cell>
          <table:table-cell table:formula="of:=[.C30]-[.C$1]/400" office:value-type="float" office:value="-0.351732174999999">
            <text:p>-0.351732</text:p>
          </table:table-cell>
          <table:table-cell table:formula="of:=[.D30]-[.D$1]/400" office:value-type="float" office:value="0.703464349999999">
            <text:p>0.703464</text:p>
          </table:table-cell>
          <table:table-cell table:formula="of:=[.E30]-[.E$1]/400" office:value-type="float" office:value="-0.351732174999999">
            <text:p>-0.351732</text:p>
          </table:table-cell>
          <table:table-cell table:formula="of:=[.F30]-[.F$1]/400" office:value-type="float" office:value="0">
            <text:p>0.000000</text:p>
          </table:table-cell>
          <table:table-cell table:formula="of:=[.G30]-[.G$1]/400" office:value-type="float" office:value="0">
            <text:p>0.000000</text:p>
          </table:table-cell>
          <table:table-cell table:formula="of:=[.H30]-[.H$1]/400" office:value-type="float" office:value="0">
            <text:p>0.000000</text:p>
          </table:table-cell>
          <table:table-cell table:formula="of:=[.I30]-[.I$1]/400" office:value-type="float" office:value="-0.351732174999999">
            <text:p>-0.351732</text:p>
          </table:table-cell>
          <table:table-cell table:formula="of:=[.J30]-[.J$1]/400" office:value-type="float" office:value="0.703464349999999">
            <text:p>0.703464</text:p>
          </table:table-cell>
          <table:table-cell table:formula="of:=[.K30]-[.K$1]/400" office:value-type="float" office:value="-0.351732174999999">
            <text:p>-0.351732</text:p>
          </table:table-cell>
          <table:table-cell table:formula="of:=[.L30]-[.L$1]/400" office:value-type="float" office:value="0">
            <text:p>0.000000</text:p>
          </table:table-cell>
          <table:table-cell table:formula="of:=[.M30]-[.M$1]/400" office:value-type="float" office:value="0.161443025">
            <text:p>0.161443</text:p>
          </table:table-cell>
          <table:table-cell table:formula="of:=[.N30]-[.N$1]/400" office:value-type="float" office:value="-0.161443025">
            <text:p>-0.161443</text:p>
          </table:table-cell>
          <table:table-cell table:formula="of:=[.O30]-[.O$1]/400" office:value-type="float" office:value="0">
            <text:p>0.000000</text:p>
          </table:table-cell>
          <table:table-cell table:formula="of:=[.P30]-[.P$1]/400" office:value-type="float" office:value="-0.484329074999999">
            <text:p>-0.484329</text:p>
          </table:table-cell>
          <table:table-cell table:formula="of:=[.Q30]-[.Q$1]/400" office:value-type="float" office:value="0">
            <text:p>0.000000</text:p>
          </table:table-cell>
          <table:table-cell table:formula="of:=[.R30]-[.R$1]/400" office:value-type="float" office:value="0">
            <text:p>0.000000</text:p>
          </table:table-cell>
          <table:table-cell table:formula="of:=[.S30]-[.S$1]/400" office:value-type="float" office:value="0">
            <text:p>0.000000</text:p>
          </table:table-cell>
          <table:table-cell table:formula="of:=[.T30]-[.T$1]/400" office:value-type="float" office:value="0.161443025">
            <text:p>0.161443</text:p>
          </table:table-cell>
          <table:table-cell table:formula="of:=[.U30]-[.U$1]/400" office:value-type="float" office:value="0.161443025">
            <text:p>0.161443</text:p>
          </table:table-cell>
          <table:table-cell table:formula="of:=[.V30]-[.V$1]/400" office:value-type="float" office:value="0">
            <text:p>0.000000</text:p>
          </table:table-cell>
          <table:table-cell table:formula="of:=[.W30]-[.W$1]/400" office:value-type="float" office:value="-0.484329074999999">
            <text:p>-0.484329</text:p>
          </table:table-cell>
          <table:table-cell table:formula="of:=[.X30]-[.X$1]/400" office:value-type="float" office:value="0">
            <text:p>0.000000</text:p>
          </table:table-cell>
          <table:table-cell table:formula="of:=[.Y30]-[.Y$1]/400" office:value-type="float" office:value="0">
            <text:p>0.000000</text:p>
          </table:table-cell>
          <table:table-cell table:formula="of:=[.Z30]-[.Z$1]/400" office:value-type="float" office:value="0">
            <text:p>0.000000</text:p>
          </table:table-cell>
          <table:table-cell table:formula="of:=[.AA30]-[.AA$1]/400" office:value-type="float" office:value="0">
            <text:p>0.000000</text:p>
          </table:table-cell>
          <table:table-cell table:formula="of:=[.AB30]-[.AB$1]/400" office:value-type="float" office:value="0">
            <text:p>0.000000</text:p>
          </table:table-cell>
          <table:table-cell table:formula="of:=[.AC30]-[.AC$1]/400" office:value-type="float" office:value="0">
            <text:p>0.000000</text:p>
          </table:table-cell>
          <table:table-cell table:formula="of:=[.AD30]-[.AD$1]/400" office:value-type="float" office:value="0">
            <text:p>0.000000</text:p>
          </table:table-cell>
        </table:table-row>
        <table:table-row table:style-name="ro1">
          <table:table-cell table:formula="of:=[.A31]-[.A$1]/400" office:value-type="float" office:value="0">
            <text:p>0.000000</text:p>
          </table:table-cell>
          <table:table-cell table:formula="of:=[.B31]-[.B$1]/400" office:value-type="float" office:value="0">
            <text:p>0.000000</text:p>
          </table:table-cell>
          <table:table-cell table:formula="of:=[.C31]-[.C$1]/400" office:value-type="float" office:value="-0.350781547499999">
            <text:p>-0.350782</text:p>
          </table:table-cell>
          <table:table-cell table:formula="of:=[.D31]-[.D$1]/400" office:value-type="float" office:value="0.701563094999999">
            <text:p>0.701563</text:p>
          </table:table-cell>
          <table:table-cell table:formula="of:=[.E31]-[.E$1]/400" office:value-type="float" office:value="-0.350781547499999">
            <text:p>-0.350782</text:p>
          </table:table-cell>
          <table:table-cell table:formula="of:=[.F31]-[.F$1]/400" office:value-type="float" office:value="0">
            <text:p>0.000000</text:p>
          </table:table-cell>
          <table:table-cell table:formula="of:=[.G31]-[.G$1]/400" office:value-type="float" office:value="0">
            <text:p>0.000000</text:p>
          </table:table-cell>
          <table:table-cell table:formula="of:=[.H31]-[.H$1]/400" office:value-type="float" office:value="0">
            <text:p>0.000000</text:p>
          </table:table-cell>
          <table:table-cell table:formula="of:=[.I31]-[.I$1]/400" office:value-type="float" office:value="-0.350781547499999">
            <text:p>-0.350782</text:p>
          </table:table-cell>
          <table:table-cell table:formula="of:=[.J31]-[.J$1]/400" office:value-type="float" office:value="0.701563094999999">
            <text:p>0.701563</text:p>
          </table:table-cell>
          <table:table-cell table:formula="of:=[.K31]-[.K$1]/400" office:value-type="float" office:value="-0.350781547499999">
            <text:p>-0.350782</text:p>
          </table:table-cell>
          <table:table-cell table:formula="of:=[.L31]-[.L$1]/400" office:value-type="float" office:value="0">
            <text:p>0.000000</text:p>
          </table:table-cell>
          <table:table-cell table:formula="of:=[.M31]-[.M$1]/400" office:value-type="float" office:value="0.1610066925">
            <text:p>0.161007</text:p>
          </table:table-cell>
          <table:table-cell table:formula="of:=[.N31]-[.N$1]/400" office:value-type="float" office:value="-0.1610066925">
            <text:p>-0.161007</text:p>
          </table:table-cell>
          <table:table-cell table:formula="of:=[.O31]-[.O$1]/400" office:value-type="float" office:value="0">
            <text:p>0.000000</text:p>
          </table:table-cell>
          <table:table-cell table:formula="of:=[.P31]-[.P$1]/400" office:value-type="float" office:value="-0.483020077499999">
            <text:p>-0.483020</text:p>
          </table:table-cell>
          <table:table-cell table:formula="of:=[.Q31]-[.Q$1]/400" office:value-type="float" office:value="0">
            <text:p>0.000000</text:p>
          </table:table-cell>
          <table:table-cell table:formula="of:=[.R31]-[.R$1]/400" office:value-type="float" office:value="0">
            <text:p>0.000000</text:p>
          </table:table-cell>
          <table:table-cell table:formula="of:=[.S31]-[.S$1]/400" office:value-type="float" office:value="0">
            <text:p>0.000000</text:p>
          </table:table-cell>
          <table:table-cell table:formula="of:=[.T31]-[.T$1]/400" office:value-type="float" office:value="0.1610066925">
            <text:p>0.161007</text:p>
          </table:table-cell>
          <table:table-cell table:formula="of:=[.U31]-[.U$1]/400" office:value-type="float" office:value="0.1610066925">
            <text:p>0.161007</text:p>
          </table:table-cell>
          <table:table-cell table:formula="of:=[.V31]-[.V$1]/400" office:value-type="float" office:value="0">
            <text:p>0.000000</text:p>
          </table:table-cell>
          <table:table-cell table:formula="of:=[.W31]-[.W$1]/400" office:value-type="float" office:value="-0.483020077499999">
            <text:p>-0.483020</text:p>
          </table:table-cell>
          <table:table-cell table:formula="of:=[.X31]-[.X$1]/400" office:value-type="float" office:value="0">
            <text:p>0.000000</text:p>
          </table:table-cell>
          <table:table-cell table:formula="of:=[.Y31]-[.Y$1]/400" office:value-type="float" office:value="0">
            <text:p>0.000000</text:p>
          </table:table-cell>
          <table:table-cell table:formula="of:=[.Z31]-[.Z$1]/400" office:value-type="float" office:value="0">
            <text:p>0.000000</text:p>
          </table:table-cell>
          <table:table-cell table:formula="of:=[.AA31]-[.AA$1]/400" office:value-type="float" office:value="0">
            <text:p>0.000000</text:p>
          </table:table-cell>
          <table:table-cell table:formula="of:=[.AB31]-[.AB$1]/400" office:value-type="float" office:value="0">
            <text:p>0.000000</text:p>
          </table:table-cell>
          <table:table-cell table:formula="of:=[.AC31]-[.AC$1]/400" office:value-type="float" office:value="0">
            <text:p>0.000000</text:p>
          </table:table-cell>
          <table:table-cell table:formula="of:=[.AD31]-[.AD$1]/400" office:value-type="float" office:value="0">
            <text:p>0.000000</text:p>
          </table:table-cell>
        </table:table-row>
        <table:table-row table:style-name="ro1">
          <table:table-cell table:formula="of:=[.A32]-[.A$1]/400" office:value-type="float" office:value="0">
            <text:p>0.000000</text:p>
          </table:table-cell>
          <table:table-cell table:formula="of:=[.B32]-[.B$1]/400" office:value-type="float" office:value="0">
            <text:p>0.000000</text:p>
          </table:table-cell>
          <table:table-cell table:formula="of:=[.C32]-[.C$1]/400" office:value-type="float" office:value="-0.349830919999999">
            <text:p>-0.349831</text:p>
          </table:table-cell>
          <table:table-cell table:formula="of:=[.D32]-[.D$1]/400" office:value-type="float" office:value="0.699661839999999">
            <text:p>0.699662</text:p>
          </table:table-cell>
          <table:table-cell table:formula="of:=[.E32]-[.E$1]/400" office:value-type="float" office:value="-0.349830919999999">
            <text:p>-0.349831</text:p>
          </table:table-cell>
          <table:table-cell table:formula="of:=[.F32]-[.F$1]/400" office:value-type="float" office:value="0">
            <text:p>0.000000</text:p>
          </table:table-cell>
          <table:table-cell table:formula="of:=[.G32]-[.G$1]/400" office:value-type="float" office:value="0">
            <text:p>0.000000</text:p>
          </table:table-cell>
          <table:table-cell table:formula="of:=[.H32]-[.H$1]/400" office:value-type="float" office:value="0">
            <text:p>0.000000</text:p>
          </table:table-cell>
          <table:table-cell table:formula="of:=[.I32]-[.I$1]/400" office:value-type="float" office:value="-0.349830919999999">
            <text:p>-0.349831</text:p>
          </table:table-cell>
          <table:table-cell table:formula="of:=[.J32]-[.J$1]/400" office:value-type="float" office:value="0.699661839999999">
            <text:p>0.699662</text:p>
          </table:table-cell>
          <table:table-cell table:formula="of:=[.K32]-[.K$1]/400" office:value-type="float" office:value="-0.349830919999999">
            <text:p>-0.349831</text:p>
          </table:table-cell>
          <table:table-cell table:formula="of:=[.L32]-[.L$1]/400" office:value-type="float" office:value="0">
            <text:p>0.000000</text:p>
          </table:table-cell>
          <table:table-cell table:formula="of:=[.M32]-[.M$1]/400" office:value-type="float" office:value="0.16057036">
            <text:p>0.160570</text:p>
          </table:table-cell>
          <table:table-cell table:formula="of:=[.N32]-[.N$1]/400" office:value-type="float" office:value="-0.16057036">
            <text:p>-0.160570</text:p>
          </table:table-cell>
          <table:table-cell table:formula="of:=[.O32]-[.O$1]/400" office:value-type="float" office:value="0">
            <text:p>0.000000</text:p>
          </table:table-cell>
          <table:table-cell table:formula="of:=[.P32]-[.P$1]/400" office:value-type="float" office:value="-0.481711079999999">
            <text:p>-0.481711</text:p>
          </table:table-cell>
          <table:table-cell table:formula="of:=[.Q32]-[.Q$1]/400" office:value-type="float" office:value="0">
            <text:p>0.000000</text:p>
          </table:table-cell>
          <table:table-cell table:formula="of:=[.R32]-[.R$1]/400" office:value-type="float" office:value="0">
            <text:p>0.000000</text:p>
          </table:table-cell>
          <table:table-cell table:formula="of:=[.S32]-[.S$1]/400" office:value-type="float" office:value="0">
            <text:p>0.000000</text:p>
          </table:table-cell>
          <table:table-cell table:formula="of:=[.T32]-[.T$1]/400" office:value-type="float" office:value="0.16057036">
            <text:p>0.160570</text:p>
          </table:table-cell>
          <table:table-cell table:formula="of:=[.U32]-[.U$1]/400" office:value-type="float" office:value="0.16057036">
            <text:p>0.160570</text:p>
          </table:table-cell>
          <table:table-cell table:formula="of:=[.V32]-[.V$1]/400" office:value-type="float" office:value="0">
            <text:p>0.000000</text:p>
          </table:table-cell>
          <table:table-cell table:formula="of:=[.W32]-[.W$1]/400" office:value-type="float" office:value="-0.481711079999999">
            <text:p>-0.481711</text:p>
          </table:table-cell>
          <table:table-cell table:formula="of:=[.X32]-[.X$1]/400" office:value-type="float" office:value="0">
            <text:p>0.000000</text:p>
          </table:table-cell>
          <table:table-cell table:formula="of:=[.Y32]-[.Y$1]/400" office:value-type="float" office:value="0">
            <text:p>0.000000</text:p>
          </table:table-cell>
          <table:table-cell table:formula="of:=[.Z32]-[.Z$1]/400" office:value-type="float" office:value="0">
            <text:p>0.000000</text:p>
          </table:table-cell>
          <table:table-cell table:formula="of:=[.AA32]-[.AA$1]/400" office:value-type="float" office:value="0">
            <text:p>0.000000</text:p>
          </table:table-cell>
          <table:table-cell table:formula="of:=[.AB32]-[.AB$1]/400" office:value-type="float" office:value="0">
            <text:p>0.000000</text:p>
          </table:table-cell>
          <table:table-cell table:formula="of:=[.AC32]-[.AC$1]/400" office:value-type="float" office:value="0">
            <text:p>0.000000</text:p>
          </table:table-cell>
          <table:table-cell table:formula="of:=[.AD32]-[.AD$1]/400" office:value-type="float" office:value="0">
            <text:p>0.000000</text:p>
          </table:table-cell>
        </table:table-row>
        <table:table-row table:style-name="ro1">
          <table:table-cell table:formula="of:=[.A33]-[.A$1]/400" office:value-type="float" office:value="0">
            <text:p>0.000000</text:p>
          </table:table-cell>
          <table:table-cell table:formula="of:=[.B33]-[.B$1]/400" office:value-type="float" office:value="0">
            <text:p>0.000000</text:p>
          </table:table-cell>
          <table:table-cell table:formula="of:=[.C33]-[.C$1]/400" office:value-type="float" office:value="-0.348880292499999">
            <text:p>-0.348880</text:p>
          </table:table-cell>
          <table:table-cell table:formula="of:=[.D33]-[.D$1]/400" office:value-type="float" office:value="0.697760584999999">
            <text:p>0.697761</text:p>
          </table:table-cell>
          <table:table-cell table:formula="of:=[.E33]-[.E$1]/400" office:value-type="float" office:value="-0.348880292499999">
            <text:p>-0.348880</text:p>
          </table:table-cell>
          <table:table-cell table:formula="of:=[.F33]-[.F$1]/400" office:value-type="float" office:value="0">
            <text:p>0.000000</text:p>
          </table:table-cell>
          <table:table-cell table:formula="of:=[.G33]-[.G$1]/400" office:value-type="float" office:value="0">
            <text:p>0.000000</text:p>
          </table:table-cell>
          <table:table-cell table:formula="of:=[.H33]-[.H$1]/400" office:value-type="float" office:value="0">
            <text:p>0.000000</text:p>
          </table:table-cell>
          <table:table-cell table:formula="of:=[.I33]-[.I$1]/400" office:value-type="float" office:value="-0.348880292499999">
            <text:p>-0.348880</text:p>
          </table:table-cell>
          <table:table-cell table:formula="of:=[.J33]-[.J$1]/400" office:value-type="float" office:value="0.697760584999999">
            <text:p>0.697761</text:p>
          </table:table-cell>
          <table:table-cell table:formula="of:=[.K33]-[.K$1]/400" office:value-type="float" office:value="-0.348880292499999">
            <text:p>-0.348880</text:p>
          </table:table-cell>
          <table:table-cell table:formula="of:=[.L33]-[.L$1]/400" office:value-type="float" office:value="0">
            <text:p>0.000000</text:p>
          </table:table-cell>
          <table:table-cell table:formula="of:=[.M33]-[.M$1]/400" office:value-type="float" office:value="0.1601340275">
            <text:p>0.160134</text:p>
          </table:table-cell>
          <table:table-cell table:formula="of:=[.N33]-[.N$1]/400" office:value-type="float" office:value="-0.1601340275">
            <text:p>-0.160134</text:p>
          </table:table-cell>
          <table:table-cell table:formula="of:=[.O33]-[.O$1]/400" office:value-type="float" office:value="0">
            <text:p>0.000000</text:p>
          </table:table-cell>
          <table:table-cell table:formula="of:=[.P33]-[.P$1]/400" office:value-type="float" office:value="-0.480402082499999">
            <text:p>-0.480402</text:p>
          </table:table-cell>
          <table:table-cell table:formula="of:=[.Q33]-[.Q$1]/400" office:value-type="float" office:value="0">
            <text:p>0.000000</text:p>
          </table:table-cell>
          <table:table-cell table:formula="of:=[.R33]-[.R$1]/400" office:value-type="float" office:value="0">
            <text:p>0.000000</text:p>
          </table:table-cell>
          <table:table-cell table:formula="of:=[.S33]-[.S$1]/400" office:value-type="float" office:value="0">
            <text:p>0.000000</text:p>
          </table:table-cell>
          <table:table-cell table:formula="of:=[.T33]-[.T$1]/400" office:value-type="float" office:value="0.1601340275">
            <text:p>0.160134</text:p>
          </table:table-cell>
          <table:table-cell table:formula="of:=[.U33]-[.U$1]/400" office:value-type="float" office:value="0.1601340275">
            <text:p>0.160134</text:p>
          </table:table-cell>
          <table:table-cell table:formula="of:=[.V33]-[.V$1]/400" office:value-type="float" office:value="0">
            <text:p>0.000000</text:p>
          </table:table-cell>
          <table:table-cell table:formula="of:=[.W33]-[.W$1]/400" office:value-type="float" office:value="-0.480402082499999">
            <text:p>-0.480402</text:p>
          </table:table-cell>
          <table:table-cell table:formula="of:=[.X33]-[.X$1]/400" office:value-type="float" office:value="0">
            <text:p>0.000000</text:p>
          </table:table-cell>
          <table:table-cell table:formula="of:=[.Y33]-[.Y$1]/400" office:value-type="float" office:value="0">
            <text:p>0.000000</text:p>
          </table:table-cell>
          <table:table-cell table:formula="of:=[.Z33]-[.Z$1]/400" office:value-type="float" office:value="0">
            <text:p>0.000000</text:p>
          </table:table-cell>
          <table:table-cell table:formula="of:=[.AA33]-[.AA$1]/400" office:value-type="float" office:value="0">
            <text:p>0.000000</text:p>
          </table:table-cell>
          <table:table-cell table:formula="of:=[.AB33]-[.AB$1]/400" office:value-type="float" office:value="0">
            <text:p>0.000000</text:p>
          </table:table-cell>
          <table:table-cell table:formula="of:=[.AC33]-[.AC$1]/400" office:value-type="float" office:value="0">
            <text:p>0.000000</text:p>
          </table:table-cell>
          <table:table-cell table:formula="of:=[.AD33]-[.AD$1]/400" office:value-type="float" office:value="0">
            <text:p>0.000000</text:p>
          </table:table-cell>
        </table:table-row>
        <table:table-row table:style-name="ro1">
          <table:table-cell table:formula="of:=[.A34]-[.A$1]/400" office:value-type="float" office:value="0">
            <text:p>0.000000</text:p>
          </table:table-cell>
          <table:table-cell table:formula="of:=[.B34]-[.B$1]/400" office:value-type="float" office:value="0">
            <text:p>0.000000</text:p>
          </table:table-cell>
          <table:table-cell table:formula="of:=[.C34]-[.C$1]/400" office:value-type="float" office:value="-0.347929664999999">
            <text:p>-0.347930</text:p>
          </table:table-cell>
          <table:table-cell table:formula="of:=[.D34]-[.D$1]/400" office:value-type="float" office:value="0.695859329999998">
            <text:p>0.695859</text:p>
          </table:table-cell>
          <table:table-cell table:formula="of:=[.E34]-[.E$1]/400" office:value-type="float" office:value="-0.347929664999999">
            <text:p>-0.347930</text:p>
          </table:table-cell>
          <table:table-cell table:formula="of:=[.F34]-[.F$1]/400" office:value-type="float" office:value="0">
            <text:p>0.000000</text:p>
          </table:table-cell>
          <table:table-cell table:formula="of:=[.G34]-[.G$1]/400" office:value-type="float" office:value="0">
            <text:p>0.000000</text:p>
          </table:table-cell>
          <table:table-cell table:formula="of:=[.H34]-[.H$1]/400" office:value-type="float" office:value="0">
            <text:p>0.000000</text:p>
          </table:table-cell>
          <table:table-cell table:formula="of:=[.I34]-[.I$1]/400" office:value-type="float" office:value="-0.347929664999999">
            <text:p>-0.347930</text:p>
          </table:table-cell>
          <table:table-cell table:formula="of:=[.J34]-[.J$1]/400" office:value-type="float" office:value="0.695859329999998">
            <text:p>0.695859</text:p>
          </table:table-cell>
          <table:table-cell table:formula="of:=[.K34]-[.K$1]/400" office:value-type="float" office:value="-0.347929664999999">
            <text:p>-0.347930</text:p>
          </table:table-cell>
          <table:table-cell table:formula="of:=[.L34]-[.L$1]/400" office:value-type="float" office:value="0">
            <text:p>0.000000</text:p>
          </table:table-cell>
          <table:table-cell table:formula="of:=[.M34]-[.M$1]/400" office:value-type="float" office:value="0.159697695">
            <text:p>0.159698</text:p>
          </table:table-cell>
          <table:table-cell table:formula="of:=[.N34]-[.N$1]/400" office:value-type="float" office:value="-0.159697695">
            <text:p>-0.159698</text:p>
          </table:table-cell>
          <table:table-cell table:formula="of:=[.O34]-[.O$1]/400" office:value-type="float" office:value="0">
            <text:p>0.000000</text:p>
          </table:table-cell>
          <table:table-cell table:formula="of:=[.P34]-[.P$1]/400" office:value-type="float" office:value="-0.479093084999999">
            <text:p>-0.479093</text:p>
          </table:table-cell>
          <table:table-cell table:formula="of:=[.Q34]-[.Q$1]/400" office:value-type="float" office:value="0">
            <text:p>0.000000</text:p>
          </table:table-cell>
          <table:table-cell table:formula="of:=[.R34]-[.R$1]/400" office:value-type="float" office:value="0">
            <text:p>0.000000</text:p>
          </table:table-cell>
          <table:table-cell table:formula="of:=[.S34]-[.S$1]/400" office:value-type="float" office:value="0">
            <text:p>0.000000</text:p>
          </table:table-cell>
          <table:table-cell table:formula="of:=[.T34]-[.T$1]/400" office:value-type="float" office:value="0.159697695">
            <text:p>0.159698</text:p>
          </table:table-cell>
          <table:table-cell table:formula="of:=[.U34]-[.U$1]/400" office:value-type="float" office:value="0.159697695">
            <text:p>0.159698</text:p>
          </table:table-cell>
          <table:table-cell table:formula="of:=[.V34]-[.V$1]/400" office:value-type="float" office:value="0">
            <text:p>0.000000</text:p>
          </table:table-cell>
          <table:table-cell table:formula="of:=[.W34]-[.W$1]/400" office:value-type="float" office:value="-0.479093084999999">
            <text:p>-0.479093</text:p>
          </table:table-cell>
          <table:table-cell table:formula="of:=[.X34]-[.X$1]/400" office:value-type="float" office:value="0">
            <text:p>0.000000</text:p>
          </table:table-cell>
          <table:table-cell table:formula="of:=[.Y34]-[.Y$1]/400" office:value-type="float" office:value="0">
            <text:p>0.000000</text:p>
          </table:table-cell>
          <table:table-cell table:formula="of:=[.Z34]-[.Z$1]/400" office:value-type="float" office:value="0">
            <text:p>0.000000</text:p>
          </table:table-cell>
          <table:table-cell table:formula="of:=[.AA34]-[.AA$1]/400" office:value-type="float" office:value="0">
            <text:p>0.000000</text:p>
          </table:table-cell>
          <table:table-cell table:formula="of:=[.AB34]-[.AB$1]/400" office:value-type="float" office:value="0">
            <text:p>0.000000</text:p>
          </table:table-cell>
          <table:table-cell table:formula="of:=[.AC34]-[.AC$1]/400" office:value-type="float" office:value="0">
            <text:p>0.000000</text:p>
          </table:table-cell>
          <table:table-cell table:formula="of:=[.AD34]-[.AD$1]/400" office:value-type="float" office:value="0">
            <text:p>0.000000</text:p>
          </table:table-cell>
        </table:table-row>
        <table:table-row table:style-name="ro1">
          <table:table-cell table:formula="of:=[.A35]-[.A$1]/400" office:value-type="float" office:value="0">
            <text:p>0.000000</text:p>
          </table:table-cell>
          <table:table-cell table:formula="of:=[.B35]-[.B$1]/400" office:value-type="float" office:value="0">
            <text:p>0.000000</text:p>
          </table:table-cell>
          <table:table-cell table:formula="of:=[.C35]-[.C$1]/400" office:value-type="float" office:value="-0.346979037499999">
            <text:p>-0.346979</text:p>
          </table:table-cell>
          <table:table-cell table:formula="of:=[.D35]-[.D$1]/400" office:value-type="float" office:value="0.693958074999998">
            <text:p>0.693958</text:p>
          </table:table-cell>
          <table:table-cell table:formula="of:=[.E35]-[.E$1]/400" office:value-type="float" office:value="-0.346979037499999">
            <text:p>-0.346979</text:p>
          </table:table-cell>
          <table:table-cell table:formula="of:=[.F35]-[.F$1]/400" office:value-type="float" office:value="0">
            <text:p>0.000000</text:p>
          </table:table-cell>
          <table:table-cell table:formula="of:=[.G35]-[.G$1]/400" office:value-type="float" office:value="0">
            <text:p>0.000000</text:p>
          </table:table-cell>
          <table:table-cell table:formula="of:=[.H35]-[.H$1]/400" office:value-type="float" office:value="0">
            <text:p>0.000000</text:p>
          </table:table-cell>
          <table:table-cell table:formula="of:=[.I35]-[.I$1]/400" office:value-type="float" office:value="-0.346979037499999">
            <text:p>-0.346979</text:p>
          </table:table-cell>
          <table:table-cell table:formula="of:=[.J35]-[.J$1]/400" office:value-type="float" office:value="0.693958074999998">
            <text:p>0.693958</text:p>
          </table:table-cell>
          <table:table-cell table:formula="of:=[.K35]-[.K$1]/400" office:value-type="float" office:value="-0.346979037499999">
            <text:p>-0.346979</text:p>
          </table:table-cell>
          <table:table-cell table:formula="of:=[.L35]-[.L$1]/400" office:value-type="float" office:value="0">
            <text:p>0.000000</text:p>
          </table:table-cell>
          <table:table-cell table:formula="of:=[.M35]-[.M$1]/400" office:value-type="float" office:value="0.1592613625">
            <text:p>0.159261</text:p>
          </table:table-cell>
          <table:table-cell table:formula="of:=[.N35]-[.N$1]/400" office:value-type="float" office:value="-0.1592613625">
            <text:p>-0.159261</text:p>
          </table:table-cell>
          <table:table-cell table:formula="of:=[.O35]-[.O$1]/400" office:value-type="float" office:value="0">
            <text:p>0.000000</text:p>
          </table:table-cell>
          <table:table-cell table:formula="of:=[.P35]-[.P$1]/400" office:value-type="float" office:value="-0.477784087499999">
            <text:p>-0.477784</text:p>
          </table:table-cell>
          <table:table-cell table:formula="of:=[.Q35]-[.Q$1]/400" office:value-type="float" office:value="0">
            <text:p>0.000000</text:p>
          </table:table-cell>
          <table:table-cell table:formula="of:=[.R35]-[.R$1]/400" office:value-type="float" office:value="0">
            <text:p>0.000000</text:p>
          </table:table-cell>
          <table:table-cell table:formula="of:=[.S35]-[.S$1]/400" office:value-type="float" office:value="0">
            <text:p>0.000000</text:p>
          </table:table-cell>
          <table:table-cell table:formula="of:=[.T35]-[.T$1]/400" office:value-type="float" office:value="0.1592613625">
            <text:p>0.159261</text:p>
          </table:table-cell>
          <table:table-cell table:formula="of:=[.U35]-[.U$1]/400" office:value-type="float" office:value="0.1592613625">
            <text:p>0.159261</text:p>
          </table:table-cell>
          <table:table-cell table:formula="of:=[.V35]-[.V$1]/400" office:value-type="float" office:value="0">
            <text:p>0.000000</text:p>
          </table:table-cell>
          <table:table-cell table:formula="of:=[.W35]-[.W$1]/400" office:value-type="float" office:value="-0.477784087499999">
            <text:p>-0.477784</text:p>
          </table:table-cell>
          <table:table-cell table:formula="of:=[.X35]-[.X$1]/400" office:value-type="float" office:value="0">
            <text:p>0.000000</text:p>
          </table:table-cell>
          <table:table-cell table:formula="of:=[.Y35]-[.Y$1]/400" office:value-type="float" office:value="0">
            <text:p>0.000000</text:p>
          </table:table-cell>
          <table:table-cell table:formula="of:=[.Z35]-[.Z$1]/400" office:value-type="float" office:value="0">
            <text:p>0.000000</text:p>
          </table:table-cell>
          <table:table-cell table:formula="of:=[.AA35]-[.AA$1]/400" office:value-type="float" office:value="0">
            <text:p>0.000000</text:p>
          </table:table-cell>
          <table:table-cell table:formula="of:=[.AB35]-[.AB$1]/400" office:value-type="float" office:value="0">
            <text:p>0.000000</text:p>
          </table:table-cell>
          <table:table-cell table:formula="of:=[.AC35]-[.AC$1]/400" office:value-type="float" office:value="0">
            <text:p>0.000000</text:p>
          </table:table-cell>
          <table:table-cell table:formula="of:=[.AD35]-[.AD$1]/400" office:value-type="float" office:value="0">
            <text:p>0.000000</text:p>
          </table:table-cell>
        </table:table-row>
        <table:table-row table:style-name="ro1">
          <table:table-cell table:formula="of:=[.A36]-[.A$1]/400" office:value-type="float" office:value="0">
            <text:p>0.000000</text:p>
          </table:table-cell>
          <table:table-cell table:formula="of:=[.B36]-[.B$1]/400" office:value-type="float" office:value="0">
            <text:p>0.000000</text:p>
          </table:table-cell>
          <table:table-cell table:formula="of:=[.C36]-[.C$1]/400" office:value-type="float" office:value="-0.346028409999999">
            <text:p>-0.346028</text:p>
          </table:table-cell>
          <table:table-cell table:formula="of:=[.D36]-[.D$1]/400" office:value-type="float" office:value="0.692056819999998">
            <text:p>0.692057</text:p>
          </table:table-cell>
          <table:table-cell table:formula="of:=[.E36]-[.E$1]/400" office:value-type="float" office:value="-0.346028409999999">
            <text:p>-0.346028</text:p>
          </table:table-cell>
          <table:table-cell table:formula="of:=[.F36]-[.F$1]/400" office:value-type="float" office:value="0">
            <text:p>0.000000</text:p>
          </table:table-cell>
          <table:table-cell table:formula="of:=[.G36]-[.G$1]/400" office:value-type="float" office:value="0">
            <text:p>0.000000</text:p>
          </table:table-cell>
          <table:table-cell table:formula="of:=[.H36]-[.H$1]/400" office:value-type="float" office:value="0">
            <text:p>0.000000</text:p>
          </table:table-cell>
          <table:table-cell table:formula="of:=[.I36]-[.I$1]/400" office:value-type="float" office:value="-0.346028409999999">
            <text:p>-0.346028</text:p>
          </table:table-cell>
          <table:table-cell table:formula="of:=[.J36]-[.J$1]/400" office:value-type="float" office:value="0.692056819999998">
            <text:p>0.692057</text:p>
          </table:table-cell>
          <table:table-cell table:formula="of:=[.K36]-[.K$1]/400" office:value-type="float" office:value="-0.346028409999999">
            <text:p>-0.346028</text:p>
          </table:table-cell>
          <table:table-cell table:formula="of:=[.L36]-[.L$1]/400" office:value-type="float" office:value="0">
            <text:p>0.000000</text:p>
          </table:table-cell>
          <table:table-cell table:formula="of:=[.M36]-[.M$1]/400" office:value-type="float" office:value="0.15882503">
            <text:p>0.158825</text:p>
          </table:table-cell>
          <table:table-cell table:formula="of:=[.N36]-[.N$1]/400" office:value-type="float" office:value="-0.15882503">
            <text:p>-0.158825</text:p>
          </table:table-cell>
          <table:table-cell table:formula="of:=[.O36]-[.O$1]/400" office:value-type="float" office:value="0">
            <text:p>0.000000</text:p>
          </table:table-cell>
          <table:table-cell table:formula="of:=[.P36]-[.P$1]/400" office:value-type="float" office:value="-0.476475089999999">
            <text:p>-0.476475</text:p>
          </table:table-cell>
          <table:table-cell table:formula="of:=[.Q36]-[.Q$1]/400" office:value-type="float" office:value="0">
            <text:p>0.000000</text:p>
          </table:table-cell>
          <table:table-cell table:formula="of:=[.R36]-[.R$1]/400" office:value-type="float" office:value="0">
            <text:p>0.000000</text:p>
          </table:table-cell>
          <table:table-cell table:formula="of:=[.S36]-[.S$1]/400" office:value-type="float" office:value="0">
            <text:p>0.000000</text:p>
          </table:table-cell>
          <table:table-cell table:formula="of:=[.T36]-[.T$1]/400" office:value-type="float" office:value="0.15882503">
            <text:p>0.158825</text:p>
          </table:table-cell>
          <table:table-cell table:formula="of:=[.U36]-[.U$1]/400" office:value-type="float" office:value="0.15882503">
            <text:p>0.158825</text:p>
          </table:table-cell>
          <table:table-cell table:formula="of:=[.V36]-[.V$1]/400" office:value-type="float" office:value="0">
            <text:p>0.000000</text:p>
          </table:table-cell>
          <table:table-cell table:formula="of:=[.W36]-[.W$1]/400" office:value-type="float" office:value="-0.476475089999999">
            <text:p>-0.476475</text:p>
          </table:table-cell>
          <table:table-cell table:formula="of:=[.X36]-[.X$1]/400" office:value-type="float" office:value="0">
            <text:p>0.000000</text:p>
          </table:table-cell>
          <table:table-cell table:formula="of:=[.Y36]-[.Y$1]/400" office:value-type="float" office:value="0">
            <text:p>0.000000</text:p>
          </table:table-cell>
          <table:table-cell table:formula="of:=[.Z36]-[.Z$1]/400" office:value-type="float" office:value="0">
            <text:p>0.000000</text:p>
          </table:table-cell>
          <table:table-cell table:formula="of:=[.AA36]-[.AA$1]/400" office:value-type="float" office:value="0">
            <text:p>0.000000</text:p>
          </table:table-cell>
          <table:table-cell table:formula="of:=[.AB36]-[.AB$1]/400" office:value-type="float" office:value="0">
            <text:p>0.000000</text:p>
          </table:table-cell>
          <table:table-cell table:formula="of:=[.AC36]-[.AC$1]/400" office:value-type="float" office:value="0">
            <text:p>0.000000</text:p>
          </table:table-cell>
          <table:table-cell table:formula="of:=[.AD36]-[.AD$1]/400" office:value-type="float" office:value="0">
            <text:p>0.000000</text:p>
          </table:table-cell>
        </table:table-row>
        <table:table-row table:style-name="ro1">
          <table:table-cell table:formula="of:=[.A37]-[.A$1]/400" office:value-type="float" office:value="0">
            <text:p>0.000000</text:p>
          </table:table-cell>
          <table:table-cell table:formula="of:=[.B37]-[.B$1]/400" office:value-type="float" office:value="0">
            <text:p>0.000000</text:p>
          </table:table-cell>
          <table:table-cell table:formula="of:=[.C37]-[.C$1]/400" office:value-type="float" office:value="-0.345077782499999">
            <text:p>-0.345078</text:p>
          </table:table-cell>
          <table:table-cell table:formula="of:=[.D37]-[.D$1]/400" office:value-type="float" office:value="0.690155564999998">
            <text:p>0.690156</text:p>
          </table:table-cell>
          <table:table-cell table:formula="of:=[.E37]-[.E$1]/400" office:value-type="float" office:value="-0.345077782499999">
            <text:p>-0.345078</text:p>
          </table:table-cell>
          <table:table-cell table:formula="of:=[.F37]-[.F$1]/400" office:value-type="float" office:value="0">
            <text:p>0.000000</text:p>
          </table:table-cell>
          <table:table-cell table:formula="of:=[.G37]-[.G$1]/400" office:value-type="float" office:value="0">
            <text:p>0.000000</text:p>
          </table:table-cell>
          <table:table-cell table:formula="of:=[.H37]-[.H$1]/400" office:value-type="float" office:value="0">
            <text:p>0.000000</text:p>
          </table:table-cell>
          <table:table-cell table:formula="of:=[.I37]-[.I$1]/400" office:value-type="float" office:value="-0.345077782499999">
            <text:p>-0.345078</text:p>
          </table:table-cell>
          <table:table-cell table:formula="of:=[.J37]-[.J$1]/400" office:value-type="float" office:value="0.690155564999998">
            <text:p>0.690156</text:p>
          </table:table-cell>
          <table:table-cell table:formula="of:=[.K37]-[.K$1]/400" office:value-type="float" office:value="-0.345077782499999">
            <text:p>-0.345078</text:p>
          </table:table-cell>
          <table:table-cell table:formula="of:=[.L37]-[.L$1]/400" office:value-type="float" office:value="0">
            <text:p>0.000000</text:p>
          </table:table-cell>
          <table:table-cell table:formula="of:=[.M37]-[.M$1]/400" office:value-type="float" office:value="0.1583886975">
            <text:p>0.158389</text:p>
          </table:table-cell>
          <table:table-cell table:formula="of:=[.N37]-[.N$1]/400" office:value-type="float" office:value="-0.1583886975">
            <text:p>-0.158389</text:p>
          </table:table-cell>
          <table:table-cell table:formula="of:=[.O37]-[.O$1]/400" office:value-type="float" office:value="0">
            <text:p>0.000000</text:p>
          </table:table-cell>
          <table:table-cell table:formula="of:=[.P37]-[.P$1]/400" office:value-type="float" office:value="-0.475166092499999">
            <text:p>-0.475166</text:p>
          </table:table-cell>
          <table:table-cell table:formula="of:=[.Q37]-[.Q$1]/400" office:value-type="float" office:value="0">
            <text:p>0.000000</text:p>
          </table:table-cell>
          <table:table-cell table:formula="of:=[.R37]-[.R$1]/400" office:value-type="float" office:value="0">
            <text:p>0.000000</text:p>
          </table:table-cell>
          <table:table-cell table:formula="of:=[.S37]-[.S$1]/400" office:value-type="float" office:value="0">
            <text:p>0.000000</text:p>
          </table:table-cell>
          <table:table-cell table:formula="of:=[.T37]-[.T$1]/400" office:value-type="float" office:value="0.1583886975">
            <text:p>0.158389</text:p>
          </table:table-cell>
          <table:table-cell table:formula="of:=[.U37]-[.U$1]/400" office:value-type="float" office:value="0.1583886975">
            <text:p>0.158389</text:p>
          </table:table-cell>
          <table:table-cell table:formula="of:=[.V37]-[.V$1]/400" office:value-type="float" office:value="0">
            <text:p>0.000000</text:p>
          </table:table-cell>
          <table:table-cell table:formula="of:=[.W37]-[.W$1]/400" office:value-type="float" office:value="-0.475166092499999">
            <text:p>-0.475166</text:p>
          </table:table-cell>
          <table:table-cell table:formula="of:=[.X37]-[.X$1]/400" office:value-type="float" office:value="0">
            <text:p>0.000000</text:p>
          </table:table-cell>
          <table:table-cell table:formula="of:=[.Y37]-[.Y$1]/400" office:value-type="float" office:value="0">
            <text:p>0.000000</text:p>
          </table:table-cell>
          <table:table-cell table:formula="of:=[.Z37]-[.Z$1]/400" office:value-type="float" office:value="0">
            <text:p>0.000000</text:p>
          </table:table-cell>
          <table:table-cell table:formula="of:=[.AA37]-[.AA$1]/400" office:value-type="float" office:value="0">
            <text:p>0.000000</text:p>
          </table:table-cell>
          <table:table-cell table:formula="of:=[.AB37]-[.AB$1]/400" office:value-type="float" office:value="0">
            <text:p>0.000000</text:p>
          </table:table-cell>
          <table:table-cell table:formula="of:=[.AC37]-[.AC$1]/400" office:value-type="float" office:value="0">
            <text:p>0.000000</text:p>
          </table:table-cell>
          <table:table-cell table:formula="of:=[.AD37]-[.AD$1]/400" office:value-type="float" office:value="0">
            <text:p>0.000000</text:p>
          </table:table-cell>
        </table:table-row>
        <table:table-row table:style-name="ro1">
          <table:table-cell table:formula="of:=[.A38]-[.A$1]/400" office:value-type="float" office:value="0">
            <text:p>0.000000</text:p>
          </table:table-cell>
          <table:table-cell table:formula="of:=[.B38]-[.B$1]/400" office:value-type="float" office:value="0">
            <text:p>0.000000</text:p>
          </table:table-cell>
          <table:table-cell table:formula="of:=[.C38]-[.C$1]/400" office:value-type="float" office:value="-0.344127154999999">
            <text:p>-0.344127</text:p>
          </table:table-cell>
          <table:table-cell table:formula="of:=[.D38]-[.D$1]/400" office:value-type="float" office:value="0.688254309999998">
            <text:p>0.688254</text:p>
          </table:table-cell>
          <table:table-cell table:formula="of:=[.E38]-[.E$1]/400" office:value-type="float" office:value="-0.344127154999999">
            <text:p>-0.344127</text:p>
          </table:table-cell>
          <table:table-cell table:formula="of:=[.F38]-[.F$1]/400" office:value-type="float" office:value="0">
            <text:p>0.000000</text:p>
          </table:table-cell>
          <table:table-cell table:formula="of:=[.G38]-[.G$1]/400" office:value-type="float" office:value="0">
            <text:p>0.000000</text:p>
          </table:table-cell>
          <table:table-cell table:formula="of:=[.H38]-[.H$1]/400" office:value-type="float" office:value="0">
            <text:p>0.000000</text:p>
          </table:table-cell>
          <table:table-cell table:formula="of:=[.I38]-[.I$1]/400" office:value-type="float" office:value="-0.344127154999999">
            <text:p>-0.344127</text:p>
          </table:table-cell>
          <table:table-cell table:formula="of:=[.J38]-[.J$1]/400" office:value-type="float" office:value="0.688254309999998">
            <text:p>0.688254</text:p>
          </table:table-cell>
          <table:table-cell table:formula="of:=[.K38]-[.K$1]/400" office:value-type="float" office:value="-0.344127154999999">
            <text:p>-0.344127</text:p>
          </table:table-cell>
          <table:table-cell table:formula="of:=[.L38]-[.L$1]/400" office:value-type="float" office:value="0">
            <text:p>0.000000</text:p>
          </table:table-cell>
          <table:table-cell table:formula="of:=[.M38]-[.M$1]/400" office:value-type="float" office:value="0.157952365">
            <text:p>0.157952</text:p>
          </table:table-cell>
          <table:table-cell table:formula="of:=[.N38]-[.N$1]/400" office:value-type="float" office:value="-0.157952365">
            <text:p>-0.157952</text:p>
          </table:table-cell>
          <table:table-cell table:formula="of:=[.O38]-[.O$1]/400" office:value-type="float" office:value="0">
            <text:p>0.000000</text:p>
          </table:table-cell>
          <table:table-cell table:formula="of:=[.P38]-[.P$1]/400" office:value-type="float" office:value="-0.473857094999999">
            <text:p>-0.473857</text:p>
          </table:table-cell>
          <table:table-cell table:formula="of:=[.Q38]-[.Q$1]/400" office:value-type="float" office:value="0">
            <text:p>0.000000</text:p>
          </table:table-cell>
          <table:table-cell table:formula="of:=[.R38]-[.R$1]/400" office:value-type="float" office:value="0">
            <text:p>0.000000</text:p>
          </table:table-cell>
          <table:table-cell table:formula="of:=[.S38]-[.S$1]/400" office:value-type="float" office:value="0">
            <text:p>0.000000</text:p>
          </table:table-cell>
          <table:table-cell table:formula="of:=[.T38]-[.T$1]/400" office:value-type="float" office:value="0.157952365">
            <text:p>0.157952</text:p>
          </table:table-cell>
          <table:table-cell table:formula="of:=[.U38]-[.U$1]/400" office:value-type="float" office:value="0.157952365">
            <text:p>0.157952</text:p>
          </table:table-cell>
          <table:table-cell table:formula="of:=[.V38]-[.V$1]/400" office:value-type="float" office:value="0">
            <text:p>0.000000</text:p>
          </table:table-cell>
          <table:table-cell table:formula="of:=[.W38]-[.W$1]/400" office:value-type="float" office:value="-0.473857094999999">
            <text:p>-0.473857</text:p>
          </table:table-cell>
          <table:table-cell table:formula="of:=[.X38]-[.X$1]/400" office:value-type="float" office:value="0">
            <text:p>0.000000</text:p>
          </table:table-cell>
          <table:table-cell table:formula="of:=[.Y38]-[.Y$1]/400" office:value-type="float" office:value="0">
            <text:p>0.000000</text:p>
          </table:table-cell>
          <table:table-cell table:formula="of:=[.Z38]-[.Z$1]/400" office:value-type="float" office:value="0">
            <text:p>0.000000</text:p>
          </table:table-cell>
          <table:table-cell table:formula="of:=[.AA38]-[.AA$1]/400" office:value-type="float" office:value="0">
            <text:p>0.000000</text:p>
          </table:table-cell>
          <table:table-cell table:formula="of:=[.AB38]-[.AB$1]/400" office:value-type="float" office:value="0">
            <text:p>0.000000</text:p>
          </table:table-cell>
          <table:table-cell table:formula="of:=[.AC38]-[.AC$1]/400" office:value-type="float" office:value="0">
            <text:p>0.000000</text:p>
          </table:table-cell>
          <table:table-cell table:formula="of:=[.AD38]-[.AD$1]/400" office:value-type="float" office:value="0">
            <text:p>0.000000</text:p>
          </table:table-cell>
        </table:table-row>
        <table:table-row table:style-name="ro1">
          <table:table-cell table:formula="of:=[.A39]-[.A$1]/400" office:value-type="float" office:value="0">
            <text:p>0.000000</text:p>
          </table:table-cell>
          <table:table-cell table:formula="of:=[.B39]-[.B$1]/400" office:value-type="float" office:value="0">
            <text:p>0.000000</text:p>
          </table:table-cell>
          <table:table-cell table:formula="of:=[.C39]-[.C$1]/400" office:value-type="float" office:value="-0.343176527499999">
            <text:p>-0.343177</text:p>
          </table:table-cell>
          <table:table-cell table:formula="of:=[.D39]-[.D$1]/400" office:value-type="float" office:value="0.686353054999998">
            <text:p>0.686353</text:p>
          </table:table-cell>
          <table:table-cell table:formula="of:=[.E39]-[.E$1]/400" office:value-type="float" office:value="-0.343176527499999">
            <text:p>-0.343177</text:p>
          </table:table-cell>
          <table:table-cell table:formula="of:=[.F39]-[.F$1]/400" office:value-type="float" office:value="0">
            <text:p>0.000000</text:p>
          </table:table-cell>
          <table:table-cell table:formula="of:=[.G39]-[.G$1]/400" office:value-type="float" office:value="0">
            <text:p>0.000000</text:p>
          </table:table-cell>
          <table:table-cell table:formula="of:=[.H39]-[.H$1]/400" office:value-type="float" office:value="0">
            <text:p>0.000000</text:p>
          </table:table-cell>
          <table:table-cell table:formula="of:=[.I39]-[.I$1]/400" office:value-type="float" office:value="-0.343176527499999">
            <text:p>-0.343177</text:p>
          </table:table-cell>
          <table:table-cell table:formula="of:=[.J39]-[.J$1]/400" office:value-type="float" office:value="0.686353054999998">
            <text:p>0.686353</text:p>
          </table:table-cell>
          <table:table-cell table:formula="of:=[.K39]-[.K$1]/400" office:value-type="float" office:value="-0.343176527499999">
            <text:p>-0.343177</text:p>
          </table:table-cell>
          <table:table-cell table:formula="of:=[.L39]-[.L$1]/400" office:value-type="float" office:value="0">
            <text:p>0.000000</text:p>
          </table:table-cell>
          <table:table-cell table:formula="of:=[.M39]-[.M$1]/400" office:value-type="float" office:value="0.1575160325">
            <text:p>0.157516</text:p>
          </table:table-cell>
          <table:table-cell table:formula="of:=[.N39]-[.N$1]/400" office:value-type="float" office:value="-0.1575160325">
            <text:p>-0.157516</text:p>
          </table:table-cell>
          <table:table-cell table:formula="of:=[.O39]-[.O$1]/400" office:value-type="float" office:value="0">
            <text:p>0.000000</text:p>
          </table:table-cell>
          <table:table-cell table:formula="of:=[.P39]-[.P$1]/400" office:value-type="float" office:value="-0.472548097499999">
            <text:p>-0.472548</text:p>
          </table:table-cell>
          <table:table-cell table:formula="of:=[.Q39]-[.Q$1]/400" office:value-type="float" office:value="0">
            <text:p>0.000000</text:p>
          </table:table-cell>
          <table:table-cell table:formula="of:=[.R39]-[.R$1]/400" office:value-type="float" office:value="0">
            <text:p>0.000000</text:p>
          </table:table-cell>
          <table:table-cell table:formula="of:=[.S39]-[.S$1]/400" office:value-type="float" office:value="0">
            <text:p>0.000000</text:p>
          </table:table-cell>
          <table:table-cell table:formula="of:=[.T39]-[.T$1]/400" office:value-type="float" office:value="0.1575160325">
            <text:p>0.157516</text:p>
          </table:table-cell>
          <table:table-cell table:formula="of:=[.U39]-[.U$1]/400" office:value-type="float" office:value="0.1575160325">
            <text:p>0.157516</text:p>
          </table:table-cell>
          <table:table-cell table:formula="of:=[.V39]-[.V$1]/400" office:value-type="float" office:value="0">
            <text:p>0.000000</text:p>
          </table:table-cell>
          <table:table-cell table:formula="of:=[.W39]-[.W$1]/400" office:value-type="float" office:value="-0.472548097499999">
            <text:p>-0.472548</text:p>
          </table:table-cell>
          <table:table-cell table:formula="of:=[.X39]-[.X$1]/400" office:value-type="float" office:value="0">
            <text:p>0.000000</text:p>
          </table:table-cell>
          <table:table-cell table:formula="of:=[.Y39]-[.Y$1]/400" office:value-type="float" office:value="0">
            <text:p>0.000000</text:p>
          </table:table-cell>
          <table:table-cell table:formula="of:=[.Z39]-[.Z$1]/400" office:value-type="float" office:value="0">
            <text:p>0.000000</text:p>
          </table:table-cell>
          <table:table-cell table:formula="of:=[.AA39]-[.AA$1]/400" office:value-type="float" office:value="0">
            <text:p>0.000000</text:p>
          </table:table-cell>
          <table:table-cell table:formula="of:=[.AB39]-[.AB$1]/400" office:value-type="float" office:value="0">
            <text:p>0.000000</text:p>
          </table:table-cell>
          <table:table-cell table:formula="of:=[.AC39]-[.AC$1]/400" office:value-type="float" office:value="0">
            <text:p>0.000000</text:p>
          </table:table-cell>
          <table:table-cell table:formula="of:=[.AD39]-[.AD$1]/400" office:value-type="float" office:value="0">
            <text:p>0.000000</text:p>
          </table:table-cell>
        </table:table-row>
        <table:table-row table:style-name="ro1">
          <table:table-cell table:formula="of:=[.A40]-[.A$1]/400" office:value-type="float" office:value="0">
            <text:p>0.000000</text:p>
          </table:table-cell>
          <table:table-cell table:formula="of:=[.B40]-[.B$1]/400" office:value-type="float" office:value="0">
            <text:p>0.000000</text:p>
          </table:table-cell>
          <table:table-cell table:formula="of:=[.C40]-[.C$1]/400" office:value-type="float" office:value="-0.342225899999999">
            <text:p>-0.342226</text:p>
          </table:table-cell>
          <table:table-cell table:formula="of:=[.D40]-[.D$1]/400" office:value-type="float" office:value="0.684451799999998">
            <text:p>0.684452</text:p>
          </table:table-cell>
          <table:table-cell table:formula="of:=[.E40]-[.E$1]/400" office:value-type="float" office:value="-0.342225899999999">
            <text:p>-0.342226</text:p>
          </table:table-cell>
          <table:table-cell table:formula="of:=[.F40]-[.F$1]/400" office:value-type="float" office:value="0">
            <text:p>0.000000</text:p>
          </table:table-cell>
          <table:table-cell table:formula="of:=[.G40]-[.G$1]/400" office:value-type="float" office:value="0">
            <text:p>0.000000</text:p>
          </table:table-cell>
          <table:table-cell table:formula="of:=[.H40]-[.H$1]/400" office:value-type="float" office:value="0">
            <text:p>0.000000</text:p>
          </table:table-cell>
          <table:table-cell table:formula="of:=[.I40]-[.I$1]/400" office:value-type="float" office:value="-0.342225899999999">
            <text:p>-0.342226</text:p>
          </table:table-cell>
          <table:table-cell table:formula="of:=[.J40]-[.J$1]/400" office:value-type="float" office:value="0.684451799999998">
            <text:p>0.684452</text:p>
          </table:table-cell>
          <table:table-cell table:formula="of:=[.K40]-[.K$1]/400" office:value-type="float" office:value="-0.342225899999999">
            <text:p>-0.342226</text:p>
          </table:table-cell>
          <table:table-cell table:formula="of:=[.L40]-[.L$1]/400" office:value-type="float" office:value="0">
            <text:p>0.000000</text:p>
          </table:table-cell>
          <table:table-cell table:formula="of:=[.M40]-[.M$1]/400" office:value-type="float" office:value="0.1570797">
            <text:p>0.157080</text:p>
          </table:table-cell>
          <table:table-cell table:formula="of:=[.N40]-[.N$1]/400" office:value-type="float" office:value="-0.1570797">
            <text:p>-0.157080</text:p>
          </table:table-cell>
          <table:table-cell table:formula="of:=[.O40]-[.O$1]/400" office:value-type="float" office:value="0">
            <text:p>0.000000</text:p>
          </table:table-cell>
          <table:table-cell table:formula="of:=[.P40]-[.P$1]/400" office:value-type="float" office:value="-0.471239099999999">
            <text:p>-0.471239</text:p>
          </table:table-cell>
          <table:table-cell table:formula="of:=[.Q40]-[.Q$1]/400" office:value-type="float" office:value="0">
            <text:p>0.000000</text:p>
          </table:table-cell>
          <table:table-cell table:formula="of:=[.R40]-[.R$1]/400" office:value-type="float" office:value="0">
            <text:p>0.000000</text:p>
          </table:table-cell>
          <table:table-cell table:formula="of:=[.S40]-[.S$1]/400" office:value-type="float" office:value="0">
            <text:p>0.000000</text:p>
          </table:table-cell>
          <table:table-cell table:formula="of:=[.T40]-[.T$1]/400" office:value-type="float" office:value="0.1570797">
            <text:p>0.157080</text:p>
          </table:table-cell>
          <table:table-cell table:formula="of:=[.U40]-[.U$1]/400" office:value-type="float" office:value="0.1570797">
            <text:p>0.157080</text:p>
          </table:table-cell>
          <table:table-cell table:formula="of:=[.V40]-[.V$1]/400" office:value-type="float" office:value="0">
            <text:p>0.000000</text:p>
          </table:table-cell>
          <table:table-cell table:formula="of:=[.W40]-[.W$1]/400" office:value-type="float" office:value="-0.471239099999999">
            <text:p>-0.471239</text:p>
          </table:table-cell>
          <table:table-cell table:formula="of:=[.X40]-[.X$1]/400" office:value-type="float" office:value="0">
            <text:p>0.000000</text:p>
          </table:table-cell>
          <table:table-cell table:formula="of:=[.Y40]-[.Y$1]/400" office:value-type="float" office:value="0">
            <text:p>0.000000</text:p>
          </table:table-cell>
          <table:table-cell table:formula="of:=[.Z40]-[.Z$1]/400" office:value-type="float" office:value="0">
            <text:p>0.000000</text:p>
          </table:table-cell>
          <table:table-cell table:formula="of:=[.AA40]-[.AA$1]/400" office:value-type="float" office:value="0">
            <text:p>0.000000</text:p>
          </table:table-cell>
          <table:table-cell table:formula="of:=[.AB40]-[.AB$1]/400" office:value-type="float" office:value="0">
            <text:p>0.000000</text:p>
          </table:table-cell>
          <table:table-cell table:formula="of:=[.AC40]-[.AC$1]/400" office:value-type="float" office:value="0">
            <text:p>0.000000</text:p>
          </table:table-cell>
          <table:table-cell table:formula="of:=[.AD40]-[.AD$1]/400" office:value-type="float" office:value="0">
            <text:p>0.000000</text:p>
          </table:table-cell>
        </table:table-row>
        <table:table-row table:style-name="ro1">
          <table:table-cell table:formula="of:=[.A41]-[.A$1]/400" office:value-type="float" office:value="0">
            <text:p>0.000000</text:p>
          </table:table-cell>
          <table:table-cell table:formula="of:=[.B41]-[.B$1]/400" office:value-type="float" office:value="0">
            <text:p>0.000000</text:p>
          </table:table-cell>
          <table:table-cell table:formula="of:=[.C41]-[.C$1]/400" office:value-type="float" office:value="-0.341275272499999">
            <text:p>-0.341275</text:p>
          </table:table-cell>
          <table:table-cell table:formula="of:=[.D41]-[.D$1]/400" office:value-type="float" office:value="0.682550544999998">
            <text:p>0.682551</text:p>
          </table:table-cell>
          <table:table-cell table:formula="of:=[.E41]-[.E$1]/400" office:value-type="float" office:value="-0.341275272499999">
            <text:p>-0.341275</text:p>
          </table:table-cell>
          <table:table-cell table:formula="of:=[.F41]-[.F$1]/400" office:value-type="float" office:value="0">
            <text:p>0.000000</text:p>
          </table:table-cell>
          <table:table-cell table:formula="of:=[.G41]-[.G$1]/400" office:value-type="float" office:value="0">
            <text:p>0.000000</text:p>
          </table:table-cell>
          <table:table-cell table:formula="of:=[.H41]-[.H$1]/400" office:value-type="float" office:value="0">
            <text:p>0.000000</text:p>
          </table:table-cell>
          <table:table-cell table:formula="of:=[.I41]-[.I$1]/400" office:value-type="float" office:value="-0.341275272499999">
            <text:p>-0.341275</text:p>
          </table:table-cell>
          <table:table-cell table:formula="of:=[.J41]-[.J$1]/400" office:value-type="float" office:value="0.682550544999998">
            <text:p>0.682551</text:p>
          </table:table-cell>
          <table:table-cell table:formula="of:=[.K41]-[.K$1]/400" office:value-type="float" office:value="-0.341275272499999">
            <text:p>-0.341275</text:p>
          </table:table-cell>
          <table:table-cell table:formula="of:=[.L41]-[.L$1]/400" office:value-type="float" office:value="0">
            <text:p>0.000000</text:p>
          </table:table-cell>
          <table:table-cell table:formula="of:=[.M41]-[.M$1]/400" office:value-type="float" office:value="0.1566433675">
            <text:p>0.156643</text:p>
          </table:table-cell>
          <table:table-cell table:formula="of:=[.N41]-[.N$1]/400" office:value-type="float" office:value="-0.1566433675">
            <text:p>-0.156643</text:p>
          </table:table-cell>
          <table:table-cell table:formula="of:=[.O41]-[.O$1]/400" office:value-type="float" office:value="0">
            <text:p>0.000000</text:p>
          </table:table-cell>
          <table:table-cell table:formula="of:=[.P41]-[.P$1]/400" office:value-type="float" office:value="-0.469930102499999">
            <text:p>-0.469930</text:p>
          </table:table-cell>
          <table:table-cell table:formula="of:=[.Q41]-[.Q$1]/400" office:value-type="float" office:value="0">
            <text:p>0.000000</text:p>
          </table:table-cell>
          <table:table-cell table:formula="of:=[.R41]-[.R$1]/400" office:value-type="float" office:value="0">
            <text:p>0.000000</text:p>
          </table:table-cell>
          <table:table-cell table:formula="of:=[.S41]-[.S$1]/400" office:value-type="float" office:value="0">
            <text:p>0.000000</text:p>
          </table:table-cell>
          <table:table-cell table:formula="of:=[.T41]-[.T$1]/400" office:value-type="float" office:value="0.1566433675">
            <text:p>0.156643</text:p>
          </table:table-cell>
          <table:table-cell table:formula="of:=[.U41]-[.U$1]/400" office:value-type="float" office:value="0.1566433675">
            <text:p>0.156643</text:p>
          </table:table-cell>
          <table:table-cell table:formula="of:=[.V41]-[.V$1]/400" office:value-type="float" office:value="0">
            <text:p>0.000000</text:p>
          </table:table-cell>
          <table:table-cell table:formula="of:=[.W41]-[.W$1]/400" office:value-type="float" office:value="-0.469930102499999">
            <text:p>-0.469930</text:p>
          </table:table-cell>
          <table:table-cell table:formula="of:=[.X41]-[.X$1]/400" office:value-type="float" office:value="0">
            <text:p>0.000000</text:p>
          </table:table-cell>
          <table:table-cell table:formula="of:=[.Y41]-[.Y$1]/400" office:value-type="float" office:value="0">
            <text:p>0.000000</text:p>
          </table:table-cell>
          <table:table-cell table:formula="of:=[.Z41]-[.Z$1]/400" office:value-type="float" office:value="0">
            <text:p>0.000000</text:p>
          </table:table-cell>
          <table:table-cell table:formula="of:=[.AA41]-[.AA$1]/400" office:value-type="float" office:value="0">
            <text:p>0.000000</text:p>
          </table:table-cell>
          <table:table-cell table:formula="of:=[.AB41]-[.AB$1]/400" office:value-type="float" office:value="0">
            <text:p>0.000000</text:p>
          </table:table-cell>
          <table:table-cell table:formula="of:=[.AC41]-[.AC$1]/400" office:value-type="float" office:value="0">
            <text:p>0.000000</text:p>
          </table:table-cell>
          <table:table-cell table:formula="of:=[.AD41]-[.AD$1]/400" office:value-type="float" office:value="0">
            <text:p>0.000000</text:p>
          </table:table-cell>
        </table:table-row>
        <table:table-row table:style-name="ro1">
          <table:table-cell table:formula="of:=[.A42]-[.A$1]/400" office:value-type="float" office:value="0">
            <text:p>0.000000</text:p>
          </table:table-cell>
          <table:table-cell table:formula="of:=[.B42]-[.B$1]/400" office:value-type="float" office:value="0">
            <text:p>0.000000</text:p>
          </table:table-cell>
          <table:table-cell table:formula="of:=[.C42]-[.C$1]/400" office:value-type="float" office:value="-0.340324644999999">
            <text:p>-0.340325</text:p>
          </table:table-cell>
          <table:table-cell table:formula="of:=[.D42]-[.D$1]/400" office:value-type="float" office:value="0.680649289999998">
            <text:p>0.680649</text:p>
          </table:table-cell>
          <table:table-cell table:formula="of:=[.E42]-[.E$1]/400" office:value-type="float" office:value="-0.340324644999999">
            <text:p>-0.340325</text:p>
          </table:table-cell>
          <table:table-cell table:formula="of:=[.F42]-[.F$1]/400" office:value-type="float" office:value="0">
            <text:p>0.000000</text:p>
          </table:table-cell>
          <table:table-cell table:formula="of:=[.G42]-[.G$1]/400" office:value-type="float" office:value="0">
            <text:p>0.000000</text:p>
          </table:table-cell>
          <table:table-cell table:formula="of:=[.H42]-[.H$1]/400" office:value-type="float" office:value="0">
            <text:p>0.000000</text:p>
          </table:table-cell>
          <table:table-cell table:formula="of:=[.I42]-[.I$1]/400" office:value-type="float" office:value="-0.340324644999999">
            <text:p>-0.340325</text:p>
          </table:table-cell>
          <table:table-cell table:formula="of:=[.J42]-[.J$1]/400" office:value-type="float" office:value="0.680649289999998">
            <text:p>0.680649</text:p>
          </table:table-cell>
          <table:table-cell table:formula="of:=[.K42]-[.K$1]/400" office:value-type="float" office:value="-0.340324644999999">
            <text:p>-0.340325</text:p>
          </table:table-cell>
          <table:table-cell table:formula="of:=[.L42]-[.L$1]/400" office:value-type="float" office:value="0">
            <text:p>0.000000</text:p>
          </table:table-cell>
          <table:table-cell table:formula="of:=[.M42]-[.M$1]/400" office:value-type="float" office:value="0.156207035">
            <text:p>0.156207</text:p>
          </table:table-cell>
          <table:table-cell table:formula="of:=[.N42]-[.N$1]/400" office:value-type="float" office:value="-0.156207035">
            <text:p>-0.156207</text:p>
          </table:table-cell>
          <table:table-cell table:formula="of:=[.O42]-[.O$1]/400" office:value-type="float" office:value="0">
            <text:p>0.000000</text:p>
          </table:table-cell>
          <table:table-cell table:formula="of:=[.P42]-[.P$1]/400" office:value-type="float" office:value="-0.468621104999999">
            <text:p>-0.468621</text:p>
          </table:table-cell>
          <table:table-cell table:formula="of:=[.Q42]-[.Q$1]/400" office:value-type="float" office:value="0">
            <text:p>0.000000</text:p>
          </table:table-cell>
          <table:table-cell table:formula="of:=[.R42]-[.R$1]/400" office:value-type="float" office:value="0">
            <text:p>0.000000</text:p>
          </table:table-cell>
          <table:table-cell table:formula="of:=[.S42]-[.S$1]/400" office:value-type="float" office:value="0">
            <text:p>0.000000</text:p>
          </table:table-cell>
          <table:table-cell table:formula="of:=[.T42]-[.T$1]/400" office:value-type="float" office:value="0.156207035">
            <text:p>0.156207</text:p>
          </table:table-cell>
          <table:table-cell table:formula="of:=[.U42]-[.U$1]/400" office:value-type="float" office:value="0.156207035">
            <text:p>0.156207</text:p>
          </table:table-cell>
          <table:table-cell table:formula="of:=[.V42]-[.V$1]/400" office:value-type="float" office:value="0">
            <text:p>0.000000</text:p>
          </table:table-cell>
          <table:table-cell table:formula="of:=[.W42]-[.W$1]/400" office:value-type="float" office:value="-0.468621104999999">
            <text:p>-0.468621</text:p>
          </table:table-cell>
          <table:table-cell table:formula="of:=[.X42]-[.X$1]/400" office:value-type="float" office:value="0">
            <text:p>0.000000</text:p>
          </table:table-cell>
          <table:table-cell table:formula="of:=[.Y42]-[.Y$1]/400" office:value-type="float" office:value="0">
            <text:p>0.000000</text:p>
          </table:table-cell>
          <table:table-cell table:formula="of:=[.Z42]-[.Z$1]/400" office:value-type="float" office:value="0">
            <text:p>0.000000</text:p>
          </table:table-cell>
          <table:table-cell table:formula="of:=[.AA42]-[.AA$1]/400" office:value-type="float" office:value="0">
            <text:p>0.000000</text:p>
          </table:table-cell>
          <table:table-cell table:formula="of:=[.AB42]-[.AB$1]/400" office:value-type="float" office:value="0">
            <text:p>0.000000</text:p>
          </table:table-cell>
          <table:table-cell table:formula="of:=[.AC42]-[.AC$1]/400" office:value-type="float" office:value="0">
            <text:p>0.000000</text:p>
          </table:table-cell>
          <table:table-cell table:formula="of:=[.AD42]-[.AD$1]/400" office:value-type="float" office:value="0">
            <text:p>0.000000</text:p>
          </table:table-cell>
        </table:table-row>
        <table:table-row table:style-name="ro1">
          <table:table-cell table:formula="of:=[.A43]-[.A$1]/400" office:value-type="float" office:value="0">
            <text:p>0.000000</text:p>
          </table:table-cell>
          <table:table-cell table:formula="of:=[.B43]-[.B$1]/400" office:value-type="float" office:value="0">
            <text:p>0.000000</text:p>
          </table:table-cell>
          <table:table-cell table:formula="of:=[.C43]-[.C$1]/400" office:value-type="float" office:value="-0.339374017499999">
            <text:p>-0.339374</text:p>
          </table:table-cell>
          <table:table-cell table:formula="of:=[.D43]-[.D$1]/400" office:value-type="float" office:value="0.678748034999998">
            <text:p>0.678748</text:p>
          </table:table-cell>
          <table:table-cell table:formula="of:=[.E43]-[.E$1]/400" office:value-type="float" office:value="-0.339374017499999">
            <text:p>-0.339374</text:p>
          </table:table-cell>
          <table:table-cell table:formula="of:=[.F43]-[.F$1]/400" office:value-type="float" office:value="0">
            <text:p>0.000000</text:p>
          </table:table-cell>
          <table:table-cell table:formula="of:=[.G43]-[.G$1]/400" office:value-type="float" office:value="0">
            <text:p>0.000000</text:p>
          </table:table-cell>
          <table:table-cell table:formula="of:=[.H43]-[.H$1]/400" office:value-type="float" office:value="0">
            <text:p>0.000000</text:p>
          </table:table-cell>
          <table:table-cell table:formula="of:=[.I43]-[.I$1]/400" office:value-type="float" office:value="-0.339374017499999">
            <text:p>-0.339374</text:p>
          </table:table-cell>
          <table:table-cell table:formula="of:=[.J43]-[.J$1]/400" office:value-type="float" office:value="0.678748034999998">
            <text:p>0.678748</text:p>
          </table:table-cell>
          <table:table-cell table:formula="of:=[.K43]-[.K$1]/400" office:value-type="float" office:value="-0.339374017499999">
            <text:p>-0.339374</text:p>
          </table:table-cell>
          <table:table-cell table:formula="of:=[.L43]-[.L$1]/400" office:value-type="float" office:value="0">
            <text:p>0.000000</text:p>
          </table:table-cell>
          <table:table-cell table:formula="of:=[.M43]-[.M$1]/400" office:value-type="float" office:value="0.1557707025">
            <text:p>0.155771</text:p>
          </table:table-cell>
          <table:table-cell table:formula="of:=[.N43]-[.N$1]/400" office:value-type="float" office:value="-0.1557707025">
            <text:p>-0.155771</text:p>
          </table:table-cell>
          <table:table-cell table:formula="of:=[.O43]-[.O$1]/400" office:value-type="float" office:value="0">
            <text:p>0.000000</text:p>
          </table:table-cell>
          <table:table-cell table:formula="of:=[.P43]-[.P$1]/400" office:value-type="float" office:value="-0.467312107499999">
            <text:p>-0.467312</text:p>
          </table:table-cell>
          <table:table-cell table:formula="of:=[.Q43]-[.Q$1]/400" office:value-type="float" office:value="0">
            <text:p>0.000000</text:p>
          </table:table-cell>
          <table:table-cell table:formula="of:=[.R43]-[.R$1]/400" office:value-type="float" office:value="0">
            <text:p>0.000000</text:p>
          </table:table-cell>
          <table:table-cell table:formula="of:=[.S43]-[.S$1]/400" office:value-type="float" office:value="0">
            <text:p>0.000000</text:p>
          </table:table-cell>
          <table:table-cell table:formula="of:=[.T43]-[.T$1]/400" office:value-type="float" office:value="0.1557707025">
            <text:p>0.155771</text:p>
          </table:table-cell>
          <table:table-cell table:formula="of:=[.U43]-[.U$1]/400" office:value-type="float" office:value="0.1557707025">
            <text:p>0.155771</text:p>
          </table:table-cell>
          <table:table-cell table:formula="of:=[.V43]-[.V$1]/400" office:value-type="float" office:value="0">
            <text:p>0.000000</text:p>
          </table:table-cell>
          <table:table-cell table:formula="of:=[.W43]-[.W$1]/400" office:value-type="float" office:value="-0.467312107499999">
            <text:p>-0.467312</text:p>
          </table:table-cell>
          <table:table-cell table:formula="of:=[.X43]-[.X$1]/400" office:value-type="float" office:value="0">
            <text:p>0.000000</text:p>
          </table:table-cell>
          <table:table-cell table:formula="of:=[.Y43]-[.Y$1]/400" office:value-type="float" office:value="0">
            <text:p>0.000000</text:p>
          </table:table-cell>
          <table:table-cell table:formula="of:=[.Z43]-[.Z$1]/400" office:value-type="float" office:value="0">
            <text:p>0.000000</text:p>
          </table:table-cell>
          <table:table-cell table:formula="of:=[.AA43]-[.AA$1]/400" office:value-type="float" office:value="0">
            <text:p>0.000000</text:p>
          </table:table-cell>
          <table:table-cell table:formula="of:=[.AB43]-[.AB$1]/400" office:value-type="float" office:value="0">
            <text:p>0.000000</text:p>
          </table:table-cell>
          <table:table-cell table:formula="of:=[.AC43]-[.AC$1]/400" office:value-type="float" office:value="0">
            <text:p>0.000000</text:p>
          </table:table-cell>
          <table:table-cell table:formula="of:=[.AD43]-[.AD$1]/400" office:value-type="float" office:value="0">
            <text:p>0.000000</text:p>
          </table:table-cell>
        </table:table-row>
        <table:table-row table:style-name="ro1">
          <table:table-cell table:formula="of:=[.A44]-[.A$1]/400" office:value-type="float" office:value="0">
            <text:p>0.000000</text:p>
          </table:table-cell>
          <table:table-cell table:formula="of:=[.B44]-[.B$1]/400" office:value-type="float" office:value="0">
            <text:p>0.000000</text:p>
          </table:table-cell>
          <table:table-cell table:formula="of:=[.C44]-[.C$1]/400" office:value-type="float" office:value="-0.338423389999999">
            <text:p>-0.338423</text:p>
          </table:table-cell>
          <table:table-cell table:formula="of:=[.D44]-[.D$1]/400" office:value-type="float" office:value="0.676846779999998">
            <text:p>0.676847</text:p>
          </table:table-cell>
          <table:table-cell table:formula="of:=[.E44]-[.E$1]/400" office:value-type="float" office:value="-0.338423389999999">
            <text:p>-0.338423</text:p>
          </table:table-cell>
          <table:table-cell table:formula="of:=[.F44]-[.F$1]/400" office:value-type="float" office:value="0">
            <text:p>0.000000</text:p>
          </table:table-cell>
          <table:table-cell table:formula="of:=[.G44]-[.G$1]/400" office:value-type="float" office:value="0">
            <text:p>0.000000</text:p>
          </table:table-cell>
          <table:table-cell table:formula="of:=[.H44]-[.H$1]/400" office:value-type="float" office:value="0">
            <text:p>0.000000</text:p>
          </table:table-cell>
          <table:table-cell table:formula="of:=[.I44]-[.I$1]/400" office:value-type="float" office:value="-0.338423389999999">
            <text:p>-0.338423</text:p>
          </table:table-cell>
          <table:table-cell table:formula="of:=[.J44]-[.J$1]/400" office:value-type="float" office:value="0.676846779999998">
            <text:p>0.676847</text:p>
          </table:table-cell>
          <table:table-cell table:formula="of:=[.K44]-[.K$1]/400" office:value-type="float" office:value="-0.338423389999999">
            <text:p>-0.338423</text:p>
          </table:table-cell>
          <table:table-cell table:formula="of:=[.L44]-[.L$1]/400" office:value-type="float" office:value="0">
            <text:p>0.000000</text:p>
          </table:table-cell>
          <table:table-cell table:formula="of:=[.M44]-[.M$1]/400" office:value-type="float" office:value="0.15533437">
            <text:p>0.155334</text:p>
          </table:table-cell>
          <table:table-cell table:formula="of:=[.N44]-[.N$1]/400" office:value-type="float" office:value="-0.15533437">
            <text:p>-0.155334</text:p>
          </table:table-cell>
          <table:table-cell table:formula="of:=[.O44]-[.O$1]/400" office:value-type="float" office:value="0">
            <text:p>0.000000</text:p>
          </table:table-cell>
          <table:table-cell table:formula="of:=[.P44]-[.P$1]/400" office:value-type="float" office:value="-0.466003109999999">
            <text:p>-0.466003</text:p>
          </table:table-cell>
          <table:table-cell table:formula="of:=[.Q44]-[.Q$1]/400" office:value-type="float" office:value="0">
            <text:p>0.000000</text:p>
          </table:table-cell>
          <table:table-cell table:formula="of:=[.R44]-[.R$1]/400" office:value-type="float" office:value="0">
            <text:p>0.000000</text:p>
          </table:table-cell>
          <table:table-cell table:formula="of:=[.S44]-[.S$1]/400" office:value-type="float" office:value="0">
            <text:p>0.000000</text:p>
          </table:table-cell>
          <table:table-cell table:formula="of:=[.T44]-[.T$1]/400" office:value-type="float" office:value="0.15533437">
            <text:p>0.155334</text:p>
          </table:table-cell>
          <table:table-cell table:formula="of:=[.U44]-[.U$1]/400" office:value-type="float" office:value="0.15533437">
            <text:p>0.155334</text:p>
          </table:table-cell>
          <table:table-cell table:formula="of:=[.V44]-[.V$1]/400" office:value-type="float" office:value="0">
            <text:p>0.000000</text:p>
          </table:table-cell>
          <table:table-cell table:formula="of:=[.W44]-[.W$1]/400" office:value-type="float" office:value="-0.466003109999999">
            <text:p>-0.466003</text:p>
          </table:table-cell>
          <table:table-cell table:formula="of:=[.X44]-[.X$1]/400" office:value-type="float" office:value="0">
            <text:p>0.000000</text:p>
          </table:table-cell>
          <table:table-cell table:formula="of:=[.Y44]-[.Y$1]/400" office:value-type="float" office:value="0">
            <text:p>0.000000</text:p>
          </table:table-cell>
          <table:table-cell table:formula="of:=[.Z44]-[.Z$1]/400" office:value-type="float" office:value="0">
            <text:p>0.000000</text:p>
          </table:table-cell>
          <table:table-cell table:formula="of:=[.AA44]-[.AA$1]/400" office:value-type="float" office:value="0">
            <text:p>0.000000</text:p>
          </table:table-cell>
          <table:table-cell table:formula="of:=[.AB44]-[.AB$1]/400" office:value-type="float" office:value="0">
            <text:p>0.000000</text:p>
          </table:table-cell>
          <table:table-cell table:formula="of:=[.AC44]-[.AC$1]/400" office:value-type="float" office:value="0">
            <text:p>0.000000</text:p>
          </table:table-cell>
          <table:table-cell table:formula="of:=[.AD44]-[.AD$1]/400" office:value-type="float" office:value="0">
            <text:p>0.000000</text:p>
          </table:table-cell>
        </table:table-row>
        <table:table-row table:style-name="ro1">
          <table:table-cell table:formula="of:=[.A45]-[.A$1]/400" office:value-type="float" office:value="0">
            <text:p>0.000000</text:p>
          </table:table-cell>
          <table:table-cell table:formula="of:=[.B45]-[.B$1]/400" office:value-type="float" office:value="0">
            <text:p>0.000000</text:p>
          </table:table-cell>
          <table:table-cell table:formula="of:=[.C45]-[.C$1]/400" office:value-type="float" office:value="-0.337472762499999">
            <text:p>-0.337473</text:p>
          </table:table-cell>
          <table:table-cell table:formula="of:=[.D45]-[.D$1]/400" office:value-type="float" office:value="0.674945524999998">
            <text:p>0.674946</text:p>
          </table:table-cell>
          <table:table-cell table:formula="of:=[.E45]-[.E$1]/400" office:value-type="float" office:value="-0.337472762499999">
            <text:p>-0.337473</text:p>
          </table:table-cell>
          <table:table-cell table:formula="of:=[.F45]-[.F$1]/400" office:value-type="float" office:value="0">
            <text:p>0.000000</text:p>
          </table:table-cell>
          <table:table-cell table:formula="of:=[.G45]-[.G$1]/400" office:value-type="float" office:value="0">
            <text:p>0.000000</text:p>
          </table:table-cell>
          <table:table-cell table:formula="of:=[.H45]-[.H$1]/400" office:value-type="float" office:value="0">
            <text:p>0.000000</text:p>
          </table:table-cell>
          <table:table-cell table:formula="of:=[.I45]-[.I$1]/400" office:value-type="float" office:value="-0.337472762499999">
            <text:p>-0.337473</text:p>
          </table:table-cell>
          <table:table-cell table:formula="of:=[.J45]-[.J$1]/400" office:value-type="float" office:value="0.674945524999998">
            <text:p>0.674946</text:p>
          </table:table-cell>
          <table:table-cell table:formula="of:=[.K45]-[.K$1]/400" office:value-type="float" office:value="-0.337472762499999">
            <text:p>-0.337473</text:p>
          </table:table-cell>
          <table:table-cell table:formula="of:=[.L45]-[.L$1]/400" office:value-type="float" office:value="0">
            <text:p>0.000000</text:p>
          </table:table-cell>
          <table:table-cell table:formula="of:=[.M45]-[.M$1]/400" office:value-type="float" office:value="0.1548980375">
            <text:p>0.154898</text:p>
          </table:table-cell>
          <table:table-cell table:formula="of:=[.N45]-[.N$1]/400" office:value-type="float" office:value="-0.1548980375">
            <text:p>-0.154898</text:p>
          </table:table-cell>
          <table:table-cell table:formula="of:=[.O45]-[.O$1]/400" office:value-type="float" office:value="0">
            <text:p>0.000000</text:p>
          </table:table-cell>
          <table:table-cell table:formula="of:=[.P45]-[.P$1]/400" office:value-type="float" office:value="-0.464694112499999">
            <text:p>-0.464694</text:p>
          </table:table-cell>
          <table:table-cell table:formula="of:=[.Q45]-[.Q$1]/400" office:value-type="float" office:value="0">
            <text:p>0.000000</text:p>
          </table:table-cell>
          <table:table-cell table:formula="of:=[.R45]-[.R$1]/400" office:value-type="float" office:value="0">
            <text:p>0.000000</text:p>
          </table:table-cell>
          <table:table-cell table:formula="of:=[.S45]-[.S$1]/400" office:value-type="float" office:value="0">
            <text:p>0.000000</text:p>
          </table:table-cell>
          <table:table-cell table:formula="of:=[.T45]-[.T$1]/400" office:value-type="float" office:value="0.1548980375">
            <text:p>0.154898</text:p>
          </table:table-cell>
          <table:table-cell table:formula="of:=[.U45]-[.U$1]/400" office:value-type="float" office:value="0.1548980375">
            <text:p>0.154898</text:p>
          </table:table-cell>
          <table:table-cell table:formula="of:=[.V45]-[.V$1]/400" office:value-type="float" office:value="0">
            <text:p>0.000000</text:p>
          </table:table-cell>
          <table:table-cell table:formula="of:=[.W45]-[.W$1]/400" office:value-type="float" office:value="-0.464694112499999">
            <text:p>-0.464694</text:p>
          </table:table-cell>
          <table:table-cell table:formula="of:=[.X45]-[.X$1]/400" office:value-type="float" office:value="0">
            <text:p>0.000000</text:p>
          </table:table-cell>
          <table:table-cell table:formula="of:=[.Y45]-[.Y$1]/400" office:value-type="float" office:value="0">
            <text:p>0.000000</text:p>
          </table:table-cell>
          <table:table-cell table:formula="of:=[.Z45]-[.Z$1]/400" office:value-type="float" office:value="0">
            <text:p>0.000000</text:p>
          </table:table-cell>
          <table:table-cell table:formula="of:=[.AA45]-[.AA$1]/400" office:value-type="float" office:value="0">
            <text:p>0.000000</text:p>
          </table:table-cell>
          <table:table-cell table:formula="of:=[.AB45]-[.AB$1]/400" office:value-type="float" office:value="0">
            <text:p>0.000000</text:p>
          </table:table-cell>
          <table:table-cell table:formula="of:=[.AC45]-[.AC$1]/400" office:value-type="float" office:value="0">
            <text:p>0.000000</text:p>
          </table:table-cell>
          <table:table-cell table:formula="of:=[.AD45]-[.AD$1]/400" office:value-type="float" office:value="0">
            <text:p>0.000000</text:p>
          </table:table-cell>
        </table:table-row>
        <table:table-row table:style-name="ro1">
          <table:table-cell table:formula="of:=[.A46]-[.A$1]/400" office:value-type="float" office:value="0">
            <text:p>0.000000</text:p>
          </table:table-cell>
          <table:table-cell table:formula="of:=[.B46]-[.B$1]/400" office:value-type="float" office:value="0">
            <text:p>0.000000</text:p>
          </table:table-cell>
          <table:table-cell table:formula="of:=[.C46]-[.C$1]/400" office:value-type="float" office:value="-0.336522134999999">
            <text:p>-0.336522</text:p>
          </table:table-cell>
          <table:table-cell table:formula="of:=[.D46]-[.D$1]/400" office:value-type="float" office:value="0.673044269999998">
            <text:p>0.673044</text:p>
          </table:table-cell>
          <table:table-cell table:formula="of:=[.E46]-[.E$1]/400" office:value-type="float" office:value="-0.336522134999999">
            <text:p>-0.336522</text:p>
          </table:table-cell>
          <table:table-cell table:formula="of:=[.F46]-[.F$1]/400" office:value-type="float" office:value="0">
            <text:p>0.000000</text:p>
          </table:table-cell>
          <table:table-cell table:formula="of:=[.G46]-[.G$1]/400" office:value-type="float" office:value="0">
            <text:p>0.000000</text:p>
          </table:table-cell>
          <table:table-cell table:formula="of:=[.H46]-[.H$1]/400" office:value-type="float" office:value="0">
            <text:p>0.000000</text:p>
          </table:table-cell>
          <table:table-cell table:formula="of:=[.I46]-[.I$1]/400" office:value-type="float" office:value="-0.336522134999999">
            <text:p>-0.336522</text:p>
          </table:table-cell>
          <table:table-cell table:formula="of:=[.J46]-[.J$1]/400" office:value-type="float" office:value="0.673044269999998">
            <text:p>0.673044</text:p>
          </table:table-cell>
          <table:table-cell table:formula="of:=[.K46]-[.K$1]/400" office:value-type="float" office:value="-0.336522134999999">
            <text:p>-0.336522</text:p>
          </table:table-cell>
          <table:table-cell table:formula="of:=[.L46]-[.L$1]/400" office:value-type="float" office:value="0">
            <text:p>0.000000</text:p>
          </table:table-cell>
          <table:table-cell table:formula="of:=[.M46]-[.M$1]/400" office:value-type="float" office:value="0.154461705">
            <text:p>0.154462</text:p>
          </table:table-cell>
          <table:table-cell table:formula="of:=[.N46]-[.N$1]/400" office:value-type="float" office:value="-0.154461705">
            <text:p>-0.154462</text:p>
          </table:table-cell>
          <table:table-cell table:formula="of:=[.O46]-[.O$1]/400" office:value-type="float" office:value="0">
            <text:p>0.000000</text:p>
          </table:table-cell>
          <table:table-cell table:formula="of:=[.P46]-[.P$1]/400" office:value-type="float" office:value="-0.463385114999999">
            <text:p>-0.463385</text:p>
          </table:table-cell>
          <table:table-cell table:formula="of:=[.Q46]-[.Q$1]/400" office:value-type="float" office:value="0">
            <text:p>0.000000</text:p>
          </table:table-cell>
          <table:table-cell table:formula="of:=[.R46]-[.R$1]/400" office:value-type="float" office:value="0">
            <text:p>0.000000</text:p>
          </table:table-cell>
          <table:table-cell table:formula="of:=[.S46]-[.S$1]/400" office:value-type="float" office:value="0">
            <text:p>0.000000</text:p>
          </table:table-cell>
          <table:table-cell table:formula="of:=[.T46]-[.T$1]/400" office:value-type="float" office:value="0.154461705">
            <text:p>0.154462</text:p>
          </table:table-cell>
          <table:table-cell table:formula="of:=[.U46]-[.U$1]/400" office:value-type="float" office:value="0.154461705">
            <text:p>0.154462</text:p>
          </table:table-cell>
          <table:table-cell table:formula="of:=[.V46]-[.V$1]/400" office:value-type="float" office:value="0">
            <text:p>0.000000</text:p>
          </table:table-cell>
          <table:table-cell table:formula="of:=[.W46]-[.W$1]/400" office:value-type="float" office:value="-0.463385114999999">
            <text:p>-0.463385</text:p>
          </table:table-cell>
          <table:table-cell table:formula="of:=[.X46]-[.X$1]/400" office:value-type="float" office:value="0">
            <text:p>0.000000</text:p>
          </table:table-cell>
          <table:table-cell table:formula="of:=[.Y46]-[.Y$1]/400" office:value-type="float" office:value="0">
            <text:p>0.000000</text:p>
          </table:table-cell>
          <table:table-cell table:formula="of:=[.Z46]-[.Z$1]/400" office:value-type="float" office:value="0">
            <text:p>0.000000</text:p>
          </table:table-cell>
          <table:table-cell table:formula="of:=[.AA46]-[.AA$1]/400" office:value-type="float" office:value="0">
            <text:p>0.000000</text:p>
          </table:table-cell>
          <table:table-cell table:formula="of:=[.AB46]-[.AB$1]/400" office:value-type="float" office:value="0">
            <text:p>0.000000</text:p>
          </table:table-cell>
          <table:table-cell table:formula="of:=[.AC46]-[.AC$1]/400" office:value-type="float" office:value="0">
            <text:p>0.000000</text:p>
          </table:table-cell>
          <table:table-cell table:formula="of:=[.AD46]-[.AD$1]/400" office:value-type="float" office:value="0">
            <text:p>0.000000</text:p>
          </table:table-cell>
        </table:table-row>
        <table:table-row table:style-name="ro1">
          <table:table-cell table:formula="of:=[.A47]-[.A$1]/400" office:value-type="float" office:value="0">
            <text:p>0.000000</text:p>
          </table:table-cell>
          <table:table-cell table:formula="of:=[.B47]-[.B$1]/400" office:value-type="float" office:value="0">
            <text:p>0.000000</text:p>
          </table:table-cell>
          <table:table-cell table:formula="of:=[.C47]-[.C$1]/400" office:value-type="float" office:value="-0.335571507499999">
            <text:p>-0.335572</text:p>
          </table:table-cell>
          <table:table-cell table:formula="of:=[.D47]-[.D$1]/400" office:value-type="float" office:value="0.671143014999998">
            <text:p>0.671143</text:p>
          </table:table-cell>
          <table:table-cell table:formula="of:=[.E47]-[.E$1]/400" office:value-type="float" office:value="-0.335571507499999">
            <text:p>-0.335572</text:p>
          </table:table-cell>
          <table:table-cell table:formula="of:=[.F47]-[.F$1]/400" office:value-type="float" office:value="0">
            <text:p>0.000000</text:p>
          </table:table-cell>
          <table:table-cell table:formula="of:=[.G47]-[.G$1]/400" office:value-type="float" office:value="0">
            <text:p>0.000000</text:p>
          </table:table-cell>
          <table:table-cell table:formula="of:=[.H47]-[.H$1]/400" office:value-type="float" office:value="0">
            <text:p>0.000000</text:p>
          </table:table-cell>
          <table:table-cell table:formula="of:=[.I47]-[.I$1]/400" office:value-type="float" office:value="-0.335571507499999">
            <text:p>-0.335572</text:p>
          </table:table-cell>
          <table:table-cell table:formula="of:=[.J47]-[.J$1]/400" office:value-type="float" office:value="0.671143014999998">
            <text:p>0.671143</text:p>
          </table:table-cell>
          <table:table-cell table:formula="of:=[.K47]-[.K$1]/400" office:value-type="float" office:value="-0.335571507499999">
            <text:p>-0.335572</text:p>
          </table:table-cell>
          <table:table-cell table:formula="of:=[.L47]-[.L$1]/400" office:value-type="float" office:value="0">
            <text:p>0.000000</text:p>
          </table:table-cell>
          <table:table-cell table:formula="of:=[.M47]-[.M$1]/400" office:value-type="float" office:value="0.1540253725">
            <text:p>0.154025</text:p>
          </table:table-cell>
          <table:table-cell table:formula="of:=[.N47]-[.N$1]/400" office:value-type="float" office:value="-0.1540253725">
            <text:p>-0.154025</text:p>
          </table:table-cell>
          <table:table-cell table:formula="of:=[.O47]-[.O$1]/400" office:value-type="float" office:value="0">
            <text:p>0.000000</text:p>
          </table:table-cell>
          <table:table-cell table:formula="of:=[.P47]-[.P$1]/400" office:value-type="float" office:value="-0.462076117499999">
            <text:p>-0.462076</text:p>
          </table:table-cell>
          <table:table-cell table:formula="of:=[.Q47]-[.Q$1]/400" office:value-type="float" office:value="0">
            <text:p>0.000000</text:p>
          </table:table-cell>
          <table:table-cell table:formula="of:=[.R47]-[.R$1]/400" office:value-type="float" office:value="0">
            <text:p>0.000000</text:p>
          </table:table-cell>
          <table:table-cell table:formula="of:=[.S47]-[.S$1]/400" office:value-type="float" office:value="0">
            <text:p>0.000000</text:p>
          </table:table-cell>
          <table:table-cell table:formula="of:=[.T47]-[.T$1]/400" office:value-type="float" office:value="0.1540253725">
            <text:p>0.154025</text:p>
          </table:table-cell>
          <table:table-cell table:formula="of:=[.U47]-[.U$1]/400" office:value-type="float" office:value="0.1540253725">
            <text:p>0.154025</text:p>
          </table:table-cell>
          <table:table-cell table:formula="of:=[.V47]-[.V$1]/400" office:value-type="float" office:value="0">
            <text:p>0.000000</text:p>
          </table:table-cell>
          <table:table-cell table:formula="of:=[.W47]-[.W$1]/400" office:value-type="float" office:value="-0.462076117499999">
            <text:p>-0.462076</text:p>
          </table:table-cell>
          <table:table-cell table:formula="of:=[.X47]-[.X$1]/400" office:value-type="float" office:value="0">
            <text:p>0.000000</text:p>
          </table:table-cell>
          <table:table-cell table:formula="of:=[.Y47]-[.Y$1]/400" office:value-type="float" office:value="0">
            <text:p>0.000000</text:p>
          </table:table-cell>
          <table:table-cell table:formula="of:=[.Z47]-[.Z$1]/400" office:value-type="float" office:value="0">
            <text:p>0.000000</text:p>
          </table:table-cell>
          <table:table-cell table:formula="of:=[.AA47]-[.AA$1]/400" office:value-type="float" office:value="0">
            <text:p>0.000000</text:p>
          </table:table-cell>
          <table:table-cell table:formula="of:=[.AB47]-[.AB$1]/400" office:value-type="float" office:value="0">
            <text:p>0.000000</text:p>
          </table:table-cell>
          <table:table-cell table:formula="of:=[.AC47]-[.AC$1]/400" office:value-type="float" office:value="0">
            <text:p>0.000000</text:p>
          </table:table-cell>
          <table:table-cell table:formula="of:=[.AD47]-[.AD$1]/400" office:value-type="float" office:value="0">
            <text:p>0.000000</text:p>
          </table:table-cell>
        </table:table-row>
        <table:table-row table:style-name="ro1">
          <table:table-cell table:formula="of:=[.A48]-[.A$1]/400" office:value-type="float" office:value="0">
            <text:p>0.000000</text:p>
          </table:table-cell>
          <table:table-cell table:formula="of:=[.B48]-[.B$1]/400" office:value-type="float" office:value="0">
            <text:p>0.000000</text:p>
          </table:table-cell>
          <table:table-cell table:formula="of:=[.C48]-[.C$1]/400" office:value-type="float" office:value="-0.334620879999999">
            <text:p>-0.334621</text:p>
          </table:table-cell>
          <table:table-cell table:formula="of:=[.D48]-[.D$1]/400" office:value-type="float" office:value="0.669241759999998">
            <text:p>0.669242</text:p>
          </table:table-cell>
          <table:table-cell table:formula="of:=[.E48]-[.E$1]/400" office:value-type="float" office:value="-0.334620879999999">
            <text:p>-0.334621</text:p>
          </table:table-cell>
          <table:table-cell table:formula="of:=[.F48]-[.F$1]/400" office:value-type="float" office:value="0">
            <text:p>0.000000</text:p>
          </table:table-cell>
          <table:table-cell table:formula="of:=[.G48]-[.G$1]/400" office:value-type="float" office:value="0">
            <text:p>0.000000</text:p>
          </table:table-cell>
          <table:table-cell table:formula="of:=[.H48]-[.H$1]/400" office:value-type="float" office:value="0">
            <text:p>0.000000</text:p>
          </table:table-cell>
          <table:table-cell table:formula="of:=[.I48]-[.I$1]/400" office:value-type="float" office:value="-0.334620879999999">
            <text:p>-0.334621</text:p>
          </table:table-cell>
          <table:table-cell table:formula="of:=[.J48]-[.J$1]/400" office:value-type="float" office:value="0.669241759999998">
            <text:p>0.669242</text:p>
          </table:table-cell>
          <table:table-cell table:formula="of:=[.K48]-[.K$1]/400" office:value-type="float" office:value="-0.334620879999999">
            <text:p>-0.334621</text:p>
          </table:table-cell>
          <table:table-cell table:formula="of:=[.L48]-[.L$1]/400" office:value-type="float" office:value="0">
            <text:p>0.000000</text:p>
          </table:table-cell>
          <table:table-cell table:formula="of:=[.M48]-[.M$1]/400" office:value-type="float" office:value="0.15358904">
            <text:p>0.153589</text:p>
          </table:table-cell>
          <table:table-cell table:formula="of:=[.N48]-[.N$1]/400" office:value-type="float" office:value="-0.15358904">
            <text:p>-0.153589</text:p>
          </table:table-cell>
          <table:table-cell table:formula="of:=[.O48]-[.O$1]/400" office:value-type="float" office:value="0">
            <text:p>0.000000</text:p>
          </table:table-cell>
          <table:table-cell table:formula="of:=[.P48]-[.P$1]/400" office:value-type="float" office:value="-0.460767119999999">
            <text:p>-0.460767</text:p>
          </table:table-cell>
          <table:table-cell table:formula="of:=[.Q48]-[.Q$1]/400" office:value-type="float" office:value="0">
            <text:p>0.000000</text:p>
          </table:table-cell>
          <table:table-cell table:formula="of:=[.R48]-[.R$1]/400" office:value-type="float" office:value="0">
            <text:p>0.000000</text:p>
          </table:table-cell>
          <table:table-cell table:formula="of:=[.S48]-[.S$1]/400" office:value-type="float" office:value="0">
            <text:p>0.000000</text:p>
          </table:table-cell>
          <table:table-cell table:formula="of:=[.T48]-[.T$1]/400" office:value-type="float" office:value="0.15358904">
            <text:p>0.153589</text:p>
          </table:table-cell>
          <table:table-cell table:formula="of:=[.U48]-[.U$1]/400" office:value-type="float" office:value="0.15358904">
            <text:p>0.153589</text:p>
          </table:table-cell>
          <table:table-cell table:formula="of:=[.V48]-[.V$1]/400" office:value-type="float" office:value="0">
            <text:p>0.000000</text:p>
          </table:table-cell>
          <table:table-cell table:formula="of:=[.W48]-[.W$1]/400" office:value-type="float" office:value="-0.460767119999999">
            <text:p>-0.460767</text:p>
          </table:table-cell>
          <table:table-cell table:formula="of:=[.X48]-[.X$1]/400" office:value-type="float" office:value="0">
            <text:p>0.000000</text:p>
          </table:table-cell>
          <table:table-cell table:formula="of:=[.Y48]-[.Y$1]/400" office:value-type="float" office:value="0">
            <text:p>0.000000</text:p>
          </table:table-cell>
          <table:table-cell table:formula="of:=[.Z48]-[.Z$1]/400" office:value-type="float" office:value="0">
            <text:p>0.000000</text:p>
          </table:table-cell>
          <table:table-cell table:formula="of:=[.AA48]-[.AA$1]/400" office:value-type="float" office:value="0">
            <text:p>0.000000</text:p>
          </table:table-cell>
          <table:table-cell table:formula="of:=[.AB48]-[.AB$1]/400" office:value-type="float" office:value="0">
            <text:p>0.000000</text:p>
          </table:table-cell>
          <table:table-cell table:formula="of:=[.AC48]-[.AC$1]/400" office:value-type="float" office:value="0">
            <text:p>0.000000</text:p>
          </table:table-cell>
          <table:table-cell table:formula="of:=[.AD48]-[.AD$1]/400" office:value-type="float" office:value="0">
            <text:p>0.000000</text:p>
          </table:table-cell>
        </table:table-row>
        <table:table-row table:style-name="ro1">
          <table:table-cell table:formula="of:=[.A49]-[.A$1]/400" office:value-type="float" office:value="0">
            <text:p>0.000000</text:p>
          </table:table-cell>
          <table:table-cell table:formula="of:=[.B49]-[.B$1]/400" office:value-type="float" office:value="0">
            <text:p>0.000000</text:p>
          </table:table-cell>
          <table:table-cell table:formula="of:=[.C49]-[.C$1]/400" office:value-type="float" office:value="-0.333670252499999">
            <text:p>-0.333670</text:p>
          </table:table-cell>
          <table:table-cell table:formula="of:=[.D49]-[.D$1]/400" office:value-type="float" office:value="0.667340504999998">
            <text:p>0.667341</text:p>
          </table:table-cell>
          <table:table-cell table:formula="of:=[.E49]-[.E$1]/400" office:value-type="float" office:value="-0.333670252499999">
            <text:p>-0.333670</text:p>
          </table:table-cell>
          <table:table-cell table:formula="of:=[.F49]-[.F$1]/400" office:value-type="float" office:value="0">
            <text:p>0.000000</text:p>
          </table:table-cell>
          <table:table-cell table:formula="of:=[.G49]-[.G$1]/400" office:value-type="float" office:value="0">
            <text:p>0.000000</text:p>
          </table:table-cell>
          <table:table-cell table:formula="of:=[.H49]-[.H$1]/400" office:value-type="float" office:value="0">
            <text:p>0.000000</text:p>
          </table:table-cell>
          <table:table-cell table:formula="of:=[.I49]-[.I$1]/400" office:value-type="float" office:value="-0.333670252499999">
            <text:p>-0.333670</text:p>
          </table:table-cell>
          <table:table-cell table:formula="of:=[.J49]-[.J$1]/400" office:value-type="float" office:value="0.667340504999998">
            <text:p>0.667341</text:p>
          </table:table-cell>
          <table:table-cell table:formula="of:=[.K49]-[.K$1]/400" office:value-type="float" office:value="-0.333670252499999">
            <text:p>-0.333670</text:p>
          </table:table-cell>
          <table:table-cell table:formula="of:=[.L49]-[.L$1]/400" office:value-type="float" office:value="0">
            <text:p>0.000000</text:p>
          </table:table-cell>
          <table:table-cell table:formula="of:=[.M49]-[.M$1]/400" office:value-type="float" office:value="0.1531527075">
            <text:p>0.153153</text:p>
          </table:table-cell>
          <table:table-cell table:formula="of:=[.N49]-[.N$1]/400" office:value-type="float" office:value="-0.1531527075">
            <text:p>-0.153153</text:p>
          </table:table-cell>
          <table:table-cell table:formula="of:=[.O49]-[.O$1]/400" office:value-type="float" office:value="0">
            <text:p>0.000000</text:p>
          </table:table-cell>
          <table:table-cell table:formula="of:=[.P49]-[.P$1]/400" office:value-type="float" office:value="-0.459458122499999">
            <text:p>-0.459458</text:p>
          </table:table-cell>
          <table:table-cell table:formula="of:=[.Q49]-[.Q$1]/400" office:value-type="float" office:value="0">
            <text:p>0.000000</text:p>
          </table:table-cell>
          <table:table-cell table:formula="of:=[.R49]-[.R$1]/400" office:value-type="float" office:value="0">
            <text:p>0.000000</text:p>
          </table:table-cell>
          <table:table-cell table:formula="of:=[.S49]-[.S$1]/400" office:value-type="float" office:value="0">
            <text:p>0.000000</text:p>
          </table:table-cell>
          <table:table-cell table:formula="of:=[.T49]-[.T$1]/400" office:value-type="float" office:value="0.1531527075">
            <text:p>0.153153</text:p>
          </table:table-cell>
          <table:table-cell table:formula="of:=[.U49]-[.U$1]/400" office:value-type="float" office:value="0.1531527075">
            <text:p>0.153153</text:p>
          </table:table-cell>
          <table:table-cell table:formula="of:=[.V49]-[.V$1]/400" office:value-type="float" office:value="0">
            <text:p>0.000000</text:p>
          </table:table-cell>
          <table:table-cell table:formula="of:=[.W49]-[.W$1]/400" office:value-type="float" office:value="-0.459458122499999">
            <text:p>-0.459458</text:p>
          </table:table-cell>
          <table:table-cell table:formula="of:=[.X49]-[.X$1]/400" office:value-type="float" office:value="0">
            <text:p>0.000000</text:p>
          </table:table-cell>
          <table:table-cell table:formula="of:=[.Y49]-[.Y$1]/400" office:value-type="float" office:value="0">
            <text:p>0.000000</text:p>
          </table:table-cell>
          <table:table-cell table:formula="of:=[.Z49]-[.Z$1]/400" office:value-type="float" office:value="0">
            <text:p>0.000000</text:p>
          </table:table-cell>
          <table:table-cell table:formula="of:=[.AA49]-[.AA$1]/400" office:value-type="float" office:value="0">
            <text:p>0.000000</text:p>
          </table:table-cell>
          <table:table-cell table:formula="of:=[.AB49]-[.AB$1]/400" office:value-type="float" office:value="0">
            <text:p>0.000000</text:p>
          </table:table-cell>
          <table:table-cell table:formula="of:=[.AC49]-[.AC$1]/400" office:value-type="float" office:value="0">
            <text:p>0.000000</text:p>
          </table:table-cell>
          <table:table-cell table:formula="of:=[.AD49]-[.AD$1]/400" office:value-type="float" office:value="0">
            <text:p>0.000000</text:p>
          </table:table-cell>
        </table:table-row>
        <table:table-row table:style-name="ro1">
          <table:table-cell table:formula="of:=[.A50]-[.A$1]/400" office:value-type="float" office:value="0">
            <text:p>0.000000</text:p>
          </table:table-cell>
          <table:table-cell table:formula="of:=[.B50]-[.B$1]/400" office:value-type="float" office:value="0">
            <text:p>0.000000</text:p>
          </table:table-cell>
          <table:table-cell table:formula="of:=[.C50]-[.C$1]/400" office:value-type="float" office:value="-0.332719624999999">
            <text:p>-0.332720</text:p>
          </table:table-cell>
          <table:table-cell table:formula="of:=[.D50]-[.D$1]/400" office:value-type="float" office:value="0.665439249999998">
            <text:p>0.665439</text:p>
          </table:table-cell>
          <table:table-cell table:formula="of:=[.E50]-[.E$1]/400" office:value-type="float" office:value="-0.332719624999999">
            <text:p>-0.332720</text:p>
          </table:table-cell>
          <table:table-cell table:formula="of:=[.F50]-[.F$1]/400" office:value-type="float" office:value="0">
            <text:p>0.000000</text:p>
          </table:table-cell>
          <table:table-cell table:formula="of:=[.G50]-[.G$1]/400" office:value-type="float" office:value="0">
            <text:p>0.000000</text:p>
          </table:table-cell>
          <table:table-cell table:formula="of:=[.H50]-[.H$1]/400" office:value-type="float" office:value="0">
            <text:p>0.000000</text:p>
          </table:table-cell>
          <table:table-cell table:formula="of:=[.I50]-[.I$1]/400" office:value-type="float" office:value="-0.332719624999999">
            <text:p>-0.332720</text:p>
          </table:table-cell>
          <table:table-cell table:formula="of:=[.J50]-[.J$1]/400" office:value-type="float" office:value="0.665439249999998">
            <text:p>0.665439</text:p>
          </table:table-cell>
          <table:table-cell table:formula="of:=[.K50]-[.K$1]/400" office:value-type="float" office:value="-0.332719624999999">
            <text:p>-0.332720</text:p>
          </table:table-cell>
          <table:table-cell table:formula="of:=[.L50]-[.L$1]/400" office:value-type="float" office:value="0">
            <text:p>0.000000</text:p>
          </table:table-cell>
          <table:table-cell table:formula="of:=[.M50]-[.M$1]/400" office:value-type="float" office:value="0.152716375">
            <text:p>0.152716</text:p>
          </table:table-cell>
          <table:table-cell table:formula="of:=[.N50]-[.N$1]/400" office:value-type="float" office:value="-0.152716375">
            <text:p>-0.152716</text:p>
          </table:table-cell>
          <table:table-cell table:formula="of:=[.O50]-[.O$1]/400" office:value-type="float" office:value="0">
            <text:p>0.000000</text:p>
          </table:table-cell>
          <table:table-cell table:formula="of:=[.P50]-[.P$1]/400" office:value-type="float" office:value="-0.458149124999999">
            <text:p>-0.458149</text:p>
          </table:table-cell>
          <table:table-cell table:formula="of:=[.Q50]-[.Q$1]/400" office:value-type="float" office:value="0">
            <text:p>0.000000</text:p>
          </table:table-cell>
          <table:table-cell table:formula="of:=[.R50]-[.R$1]/400" office:value-type="float" office:value="0">
            <text:p>0.000000</text:p>
          </table:table-cell>
          <table:table-cell table:formula="of:=[.S50]-[.S$1]/400" office:value-type="float" office:value="0">
            <text:p>0.000000</text:p>
          </table:table-cell>
          <table:table-cell table:formula="of:=[.T50]-[.T$1]/400" office:value-type="float" office:value="0.152716375">
            <text:p>0.152716</text:p>
          </table:table-cell>
          <table:table-cell table:formula="of:=[.U50]-[.U$1]/400" office:value-type="float" office:value="0.152716375">
            <text:p>0.152716</text:p>
          </table:table-cell>
          <table:table-cell table:formula="of:=[.V50]-[.V$1]/400" office:value-type="float" office:value="0">
            <text:p>0.000000</text:p>
          </table:table-cell>
          <table:table-cell table:formula="of:=[.W50]-[.W$1]/400" office:value-type="float" office:value="-0.458149124999999">
            <text:p>-0.458149</text:p>
          </table:table-cell>
          <table:table-cell table:formula="of:=[.X50]-[.X$1]/400" office:value-type="float" office:value="0">
            <text:p>0.000000</text:p>
          </table:table-cell>
          <table:table-cell table:formula="of:=[.Y50]-[.Y$1]/400" office:value-type="float" office:value="0">
            <text:p>0.000000</text:p>
          </table:table-cell>
          <table:table-cell table:formula="of:=[.Z50]-[.Z$1]/400" office:value-type="float" office:value="0">
            <text:p>0.000000</text:p>
          </table:table-cell>
          <table:table-cell table:formula="of:=[.AA50]-[.AA$1]/400" office:value-type="float" office:value="0">
            <text:p>0.000000</text:p>
          </table:table-cell>
          <table:table-cell table:formula="of:=[.AB50]-[.AB$1]/400" office:value-type="float" office:value="0">
            <text:p>0.000000</text:p>
          </table:table-cell>
          <table:table-cell table:formula="of:=[.AC50]-[.AC$1]/400" office:value-type="float" office:value="0">
            <text:p>0.000000</text:p>
          </table:table-cell>
          <table:table-cell table:formula="of:=[.AD50]-[.AD$1]/400" office:value-type="float" office:value="0">
            <text:p>0.000000</text:p>
          </table:table-cell>
        </table:table-row>
        <table:table-row table:style-name="ro1">
          <table:table-cell table:formula="of:=[.A51]-[.A$1]/400" office:value-type="float" office:value="0">
            <text:p>0.000000</text:p>
          </table:table-cell>
          <table:table-cell table:formula="of:=[.B51]-[.B$1]/400" office:value-type="float" office:value="0">
            <text:p>0.000000</text:p>
          </table:table-cell>
          <table:table-cell table:formula="of:=[.C51]-[.C$1]/400" office:value-type="float" office:value="-0.331768997499999">
            <text:p>-0.331769</text:p>
          </table:table-cell>
          <table:table-cell table:formula="of:=[.D51]-[.D$1]/400" office:value-type="float" office:value="0.663537994999998">
            <text:p>0.663538</text:p>
          </table:table-cell>
          <table:table-cell table:formula="of:=[.E51]-[.E$1]/400" office:value-type="float" office:value="-0.331768997499999">
            <text:p>-0.331769</text:p>
          </table:table-cell>
          <table:table-cell table:formula="of:=[.F51]-[.F$1]/400" office:value-type="float" office:value="0">
            <text:p>0.000000</text:p>
          </table:table-cell>
          <table:table-cell table:formula="of:=[.G51]-[.G$1]/400" office:value-type="float" office:value="0">
            <text:p>0.000000</text:p>
          </table:table-cell>
          <table:table-cell table:formula="of:=[.H51]-[.H$1]/400" office:value-type="float" office:value="0">
            <text:p>0.000000</text:p>
          </table:table-cell>
          <table:table-cell table:formula="of:=[.I51]-[.I$1]/400" office:value-type="float" office:value="-0.331768997499999">
            <text:p>-0.331769</text:p>
          </table:table-cell>
          <table:table-cell table:formula="of:=[.J51]-[.J$1]/400" office:value-type="float" office:value="0.663537994999998">
            <text:p>0.663538</text:p>
          </table:table-cell>
          <table:table-cell table:formula="of:=[.K51]-[.K$1]/400" office:value-type="float" office:value="-0.331768997499999">
            <text:p>-0.331769</text:p>
          </table:table-cell>
          <table:table-cell table:formula="of:=[.L51]-[.L$1]/400" office:value-type="float" office:value="0">
            <text:p>0.000000</text:p>
          </table:table-cell>
          <table:table-cell table:formula="of:=[.M51]-[.M$1]/400" office:value-type="float" office:value="0.1522800425">
            <text:p>0.152280</text:p>
          </table:table-cell>
          <table:table-cell table:formula="of:=[.N51]-[.N$1]/400" office:value-type="float" office:value="-0.1522800425">
            <text:p>-0.152280</text:p>
          </table:table-cell>
          <table:table-cell table:formula="of:=[.O51]-[.O$1]/400" office:value-type="float" office:value="0">
            <text:p>0.000000</text:p>
          </table:table-cell>
          <table:table-cell table:formula="of:=[.P51]-[.P$1]/400" office:value-type="float" office:value="-0.456840127499999">
            <text:p>-0.456840</text:p>
          </table:table-cell>
          <table:table-cell table:formula="of:=[.Q51]-[.Q$1]/400" office:value-type="float" office:value="0">
            <text:p>0.000000</text:p>
          </table:table-cell>
          <table:table-cell table:formula="of:=[.R51]-[.R$1]/400" office:value-type="float" office:value="0">
            <text:p>0.000000</text:p>
          </table:table-cell>
          <table:table-cell table:formula="of:=[.S51]-[.S$1]/400" office:value-type="float" office:value="0">
            <text:p>0.000000</text:p>
          </table:table-cell>
          <table:table-cell table:formula="of:=[.T51]-[.T$1]/400" office:value-type="float" office:value="0.1522800425">
            <text:p>0.152280</text:p>
          </table:table-cell>
          <table:table-cell table:formula="of:=[.U51]-[.U$1]/400" office:value-type="float" office:value="0.1522800425">
            <text:p>0.152280</text:p>
          </table:table-cell>
          <table:table-cell table:formula="of:=[.V51]-[.V$1]/400" office:value-type="float" office:value="0">
            <text:p>0.000000</text:p>
          </table:table-cell>
          <table:table-cell table:formula="of:=[.W51]-[.W$1]/400" office:value-type="float" office:value="-0.456840127499999">
            <text:p>-0.456840</text:p>
          </table:table-cell>
          <table:table-cell table:formula="of:=[.X51]-[.X$1]/400" office:value-type="float" office:value="0">
            <text:p>0.000000</text:p>
          </table:table-cell>
          <table:table-cell table:formula="of:=[.Y51]-[.Y$1]/400" office:value-type="float" office:value="0">
            <text:p>0.000000</text:p>
          </table:table-cell>
          <table:table-cell table:formula="of:=[.Z51]-[.Z$1]/400" office:value-type="float" office:value="0">
            <text:p>0.000000</text:p>
          </table:table-cell>
          <table:table-cell table:formula="of:=[.AA51]-[.AA$1]/400" office:value-type="float" office:value="0">
            <text:p>0.000000</text:p>
          </table:table-cell>
          <table:table-cell table:formula="of:=[.AB51]-[.AB$1]/400" office:value-type="float" office:value="0">
            <text:p>0.000000</text:p>
          </table:table-cell>
          <table:table-cell table:formula="of:=[.AC51]-[.AC$1]/400" office:value-type="float" office:value="0">
            <text:p>0.000000</text:p>
          </table:table-cell>
          <table:table-cell table:formula="of:=[.AD51]-[.AD$1]/400" office:value-type="float" office:value="0">
            <text:p>0.000000</text:p>
          </table:table-cell>
        </table:table-row>
        <table:table-row table:style-name="ro1">
          <table:table-cell table:formula="of:=[.A52]-[.A$1]/400" office:value-type="float" office:value="0">
            <text:p>0.000000</text:p>
          </table:table-cell>
          <table:table-cell table:formula="of:=[.B52]-[.B$1]/400" office:value-type="float" office:value="0">
            <text:p>0.000000</text:p>
          </table:table-cell>
          <table:table-cell table:formula="of:=[.C52]-[.C$1]/400" office:value-type="float" office:value="-0.330818369999999">
            <text:p>-0.330818</text:p>
          </table:table-cell>
          <table:table-cell table:formula="of:=[.D52]-[.D$1]/400" office:value-type="float" office:value="0.661636739999998">
            <text:p>0.661637</text:p>
          </table:table-cell>
          <table:table-cell table:formula="of:=[.E52]-[.E$1]/400" office:value-type="float" office:value="-0.330818369999999">
            <text:p>-0.330818</text:p>
          </table:table-cell>
          <table:table-cell table:formula="of:=[.F52]-[.F$1]/400" office:value-type="float" office:value="0">
            <text:p>0.000000</text:p>
          </table:table-cell>
          <table:table-cell table:formula="of:=[.G52]-[.G$1]/400" office:value-type="float" office:value="0">
            <text:p>0.000000</text:p>
          </table:table-cell>
          <table:table-cell table:formula="of:=[.H52]-[.H$1]/400" office:value-type="float" office:value="0">
            <text:p>0.000000</text:p>
          </table:table-cell>
          <table:table-cell table:formula="of:=[.I52]-[.I$1]/400" office:value-type="float" office:value="-0.330818369999999">
            <text:p>-0.330818</text:p>
          </table:table-cell>
          <table:table-cell table:formula="of:=[.J52]-[.J$1]/400" office:value-type="float" office:value="0.661636739999998">
            <text:p>0.661637</text:p>
          </table:table-cell>
          <table:table-cell table:formula="of:=[.K52]-[.K$1]/400" office:value-type="float" office:value="-0.330818369999999">
            <text:p>-0.330818</text:p>
          </table:table-cell>
          <table:table-cell table:formula="of:=[.L52]-[.L$1]/400" office:value-type="float" office:value="0">
            <text:p>0.000000</text:p>
          </table:table-cell>
          <table:table-cell table:formula="of:=[.M52]-[.M$1]/400" office:value-type="float" office:value="0.15184371">
            <text:p>0.151844</text:p>
          </table:table-cell>
          <table:table-cell table:formula="of:=[.N52]-[.N$1]/400" office:value-type="float" office:value="-0.15184371">
            <text:p>-0.151844</text:p>
          </table:table-cell>
          <table:table-cell table:formula="of:=[.O52]-[.O$1]/400" office:value-type="float" office:value="0">
            <text:p>0.000000</text:p>
          </table:table-cell>
          <table:table-cell table:formula="of:=[.P52]-[.P$1]/400" office:value-type="float" office:value="-0.455531129999999">
            <text:p>-0.455531</text:p>
          </table:table-cell>
          <table:table-cell table:formula="of:=[.Q52]-[.Q$1]/400" office:value-type="float" office:value="0">
            <text:p>0.000000</text:p>
          </table:table-cell>
          <table:table-cell table:formula="of:=[.R52]-[.R$1]/400" office:value-type="float" office:value="0">
            <text:p>0.000000</text:p>
          </table:table-cell>
          <table:table-cell table:formula="of:=[.S52]-[.S$1]/400" office:value-type="float" office:value="0">
            <text:p>0.000000</text:p>
          </table:table-cell>
          <table:table-cell table:formula="of:=[.T52]-[.T$1]/400" office:value-type="float" office:value="0.15184371">
            <text:p>0.151844</text:p>
          </table:table-cell>
          <table:table-cell table:formula="of:=[.U52]-[.U$1]/400" office:value-type="float" office:value="0.15184371">
            <text:p>0.151844</text:p>
          </table:table-cell>
          <table:table-cell table:formula="of:=[.V52]-[.V$1]/400" office:value-type="float" office:value="0">
            <text:p>0.000000</text:p>
          </table:table-cell>
          <table:table-cell table:formula="of:=[.W52]-[.W$1]/400" office:value-type="float" office:value="-0.455531129999999">
            <text:p>-0.455531</text:p>
          </table:table-cell>
          <table:table-cell table:formula="of:=[.X52]-[.X$1]/400" office:value-type="float" office:value="0">
            <text:p>0.000000</text:p>
          </table:table-cell>
          <table:table-cell table:formula="of:=[.Y52]-[.Y$1]/400" office:value-type="float" office:value="0">
            <text:p>0.000000</text:p>
          </table:table-cell>
          <table:table-cell table:formula="of:=[.Z52]-[.Z$1]/400" office:value-type="float" office:value="0">
            <text:p>0.000000</text:p>
          </table:table-cell>
          <table:table-cell table:formula="of:=[.AA52]-[.AA$1]/400" office:value-type="float" office:value="0">
            <text:p>0.000000</text:p>
          </table:table-cell>
          <table:table-cell table:formula="of:=[.AB52]-[.AB$1]/400" office:value-type="float" office:value="0">
            <text:p>0.000000</text:p>
          </table:table-cell>
          <table:table-cell table:formula="of:=[.AC52]-[.AC$1]/400" office:value-type="float" office:value="0">
            <text:p>0.000000</text:p>
          </table:table-cell>
          <table:table-cell table:formula="of:=[.AD52]-[.AD$1]/400" office:value-type="float" office:value="0">
            <text:p>0.000000</text:p>
          </table:table-cell>
        </table:table-row>
        <table:table-row table:style-name="ro1">
          <table:table-cell table:formula="of:=[.A53]-[.A$1]/400" office:value-type="float" office:value="0">
            <text:p>0.000000</text:p>
          </table:table-cell>
          <table:table-cell table:formula="of:=[.B53]-[.B$1]/400" office:value-type="float" office:value="0">
            <text:p>0.000000</text:p>
          </table:table-cell>
          <table:table-cell table:formula="of:=[.C53]-[.C$1]/400" office:value-type="float" office:value="-0.329867742499999">
            <text:p>-0.329868</text:p>
          </table:table-cell>
          <table:table-cell table:formula="of:=[.D53]-[.D$1]/400" office:value-type="float" office:value="0.659735484999998">
            <text:p>0.659735</text:p>
          </table:table-cell>
          <table:table-cell table:formula="of:=[.E53]-[.E$1]/400" office:value-type="float" office:value="-0.329867742499999">
            <text:p>-0.329868</text:p>
          </table:table-cell>
          <table:table-cell table:formula="of:=[.F53]-[.F$1]/400" office:value-type="float" office:value="0">
            <text:p>0.000000</text:p>
          </table:table-cell>
          <table:table-cell table:formula="of:=[.G53]-[.G$1]/400" office:value-type="float" office:value="0">
            <text:p>0.000000</text:p>
          </table:table-cell>
          <table:table-cell table:formula="of:=[.H53]-[.H$1]/400" office:value-type="float" office:value="0">
            <text:p>0.000000</text:p>
          </table:table-cell>
          <table:table-cell table:formula="of:=[.I53]-[.I$1]/400" office:value-type="float" office:value="-0.329867742499999">
            <text:p>-0.329868</text:p>
          </table:table-cell>
          <table:table-cell table:formula="of:=[.J53]-[.J$1]/400" office:value-type="float" office:value="0.659735484999998">
            <text:p>0.659735</text:p>
          </table:table-cell>
          <table:table-cell table:formula="of:=[.K53]-[.K$1]/400" office:value-type="float" office:value="-0.329867742499999">
            <text:p>-0.329868</text:p>
          </table:table-cell>
          <table:table-cell table:formula="of:=[.L53]-[.L$1]/400" office:value-type="float" office:value="0">
            <text:p>0.000000</text:p>
          </table:table-cell>
          <table:table-cell table:formula="of:=[.M53]-[.M$1]/400" office:value-type="float" office:value="0.1514073775">
            <text:p>0.151407</text:p>
          </table:table-cell>
          <table:table-cell table:formula="of:=[.N53]-[.N$1]/400" office:value-type="float" office:value="-0.1514073775">
            <text:p>-0.151407</text:p>
          </table:table-cell>
          <table:table-cell table:formula="of:=[.O53]-[.O$1]/400" office:value-type="float" office:value="0">
            <text:p>0.000000</text:p>
          </table:table-cell>
          <table:table-cell table:formula="of:=[.P53]-[.P$1]/400" office:value-type="float" office:value="-0.454222132499999">
            <text:p>-0.454222</text:p>
          </table:table-cell>
          <table:table-cell table:formula="of:=[.Q53]-[.Q$1]/400" office:value-type="float" office:value="0">
            <text:p>0.000000</text:p>
          </table:table-cell>
          <table:table-cell table:formula="of:=[.R53]-[.R$1]/400" office:value-type="float" office:value="0">
            <text:p>0.000000</text:p>
          </table:table-cell>
          <table:table-cell table:formula="of:=[.S53]-[.S$1]/400" office:value-type="float" office:value="0">
            <text:p>0.000000</text:p>
          </table:table-cell>
          <table:table-cell table:formula="of:=[.T53]-[.T$1]/400" office:value-type="float" office:value="0.1514073775">
            <text:p>0.151407</text:p>
          </table:table-cell>
          <table:table-cell table:formula="of:=[.U53]-[.U$1]/400" office:value-type="float" office:value="0.1514073775">
            <text:p>0.151407</text:p>
          </table:table-cell>
          <table:table-cell table:formula="of:=[.V53]-[.V$1]/400" office:value-type="float" office:value="0">
            <text:p>0.000000</text:p>
          </table:table-cell>
          <table:table-cell table:formula="of:=[.W53]-[.W$1]/400" office:value-type="float" office:value="-0.454222132499999">
            <text:p>-0.454222</text:p>
          </table:table-cell>
          <table:table-cell table:formula="of:=[.X53]-[.X$1]/400" office:value-type="float" office:value="0">
            <text:p>0.000000</text:p>
          </table:table-cell>
          <table:table-cell table:formula="of:=[.Y53]-[.Y$1]/400" office:value-type="float" office:value="0">
            <text:p>0.000000</text:p>
          </table:table-cell>
          <table:table-cell table:formula="of:=[.Z53]-[.Z$1]/400" office:value-type="float" office:value="0">
            <text:p>0.000000</text:p>
          </table:table-cell>
          <table:table-cell table:formula="of:=[.AA53]-[.AA$1]/400" office:value-type="float" office:value="0">
            <text:p>0.000000</text:p>
          </table:table-cell>
          <table:table-cell table:formula="of:=[.AB53]-[.AB$1]/400" office:value-type="float" office:value="0">
            <text:p>0.000000</text:p>
          </table:table-cell>
          <table:table-cell table:formula="of:=[.AC53]-[.AC$1]/400" office:value-type="float" office:value="0">
            <text:p>0.000000</text:p>
          </table:table-cell>
          <table:table-cell table:formula="of:=[.AD53]-[.AD$1]/400" office:value-type="float" office:value="0">
            <text:p>0.000000</text:p>
          </table:table-cell>
        </table:table-row>
        <table:table-row table:style-name="ro1">
          <table:table-cell table:formula="of:=[.A54]-[.A$1]/400" office:value-type="float" office:value="0">
            <text:p>0.000000</text:p>
          </table:table-cell>
          <table:table-cell table:formula="of:=[.B54]-[.B$1]/400" office:value-type="float" office:value="0">
            <text:p>0.000000</text:p>
          </table:table-cell>
          <table:table-cell table:formula="of:=[.C54]-[.C$1]/400" office:value-type="float" office:value="-0.328917114999999">
            <text:p>-0.328917</text:p>
          </table:table-cell>
          <table:table-cell table:formula="of:=[.D54]-[.D$1]/400" office:value-type="float" office:value="0.657834229999998">
            <text:p>0.657834</text:p>
          </table:table-cell>
          <table:table-cell table:formula="of:=[.E54]-[.E$1]/400" office:value-type="float" office:value="-0.328917114999999">
            <text:p>-0.328917</text:p>
          </table:table-cell>
          <table:table-cell table:formula="of:=[.F54]-[.F$1]/400" office:value-type="float" office:value="0">
            <text:p>0.000000</text:p>
          </table:table-cell>
          <table:table-cell table:formula="of:=[.G54]-[.G$1]/400" office:value-type="float" office:value="0">
            <text:p>0.000000</text:p>
          </table:table-cell>
          <table:table-cell table:formula="of:=[.H54]-[.H$1]/400" office:value-type="float" office:value="0">
            <text:p>0.000000</text:p>
          </table:table-cell>
          <table:table-cell table:formula="of:=[.I54]-[.I$1]/400" office:value-type="float" office:value="-0.328917114999999">
            <text:p>-0.328917</text:p>
          </table:table-cell>
          <table:table-cell table:formula="of:=[.J54]-[.J$1]/400" office:value-type="float" office:value="0.657834229999998">
            <text:p>0.657834</text:p>
          </table:table-cell>
          <table:table-cell table:formula="of:=[.K54]-[.K$1]/400" office:value-type="float" office:value="-0.328917114999999">
            <text:p>-0.328917</text:p>
          </table:table-cell>
          <table:table-cell table:formula="of:=[.L54]-[.L$1]/400" office:value-type="float" office:value="0">
            <text:p>0.000000</text:p>
          </table:table-cell>
          <table:table-cell table:formula="of:=[.M54]-[.M$1]/400" office:value-type="float" office:value="0.150971045">
            <text:p>0.150971</text:p>
          </table:table-cell>
          <table:table-cell table:formula="of:=[.N54]-[.N$1]/400" office:value-type="float" office:value="-0.150971045">
            <text:p>-0.150971</text:p>
          </table:table-cell>
          <table:table-cell table:formula="of:=[.O54]-[.O$1]/400" office:value-type="float" office:value="0">
            <text:p>0.000000</text:p>
          </table:table-cell>
          <table:table-cell table:formula="of:=[.P54]-[.P$1]/400" office:value-type="float" office:value="-0.452913134999999">
            <text:p>-0.452913</text:p>
          </table:table-cell>
          <table:table-cell table:formula="of:=[.Q54]-[.Q$1]/400" office:value-type="float" office:value="0">
            <text:p>0.000000</text:p>
          </table:table-cell>
          <table:table-cell table:formula="of:=[.R54]-[.R$1]/400" office:value-type="float" office:value="0">
            <text:p>0.000000</text:p>
          </table:table-cell>
          <table:table-cell table:formula="of:=[.S54]-[.S$1]/400" office:value-type="float" office:value="0">
            <text:p>0.000000</text:p>
          </table:table-cell>
          <table:table-cell table:formula="of:=[.T54]-[.T$1]/400" office:value-type="float" office:value="0.150971045">
            <text:p>0.150971</text:p>
          </table:table-cell>
          <table:table-cell table:formula="of:=[.U54]-[.U$1]/400" office:value-type="float" office:value="0.150971045">
            <text:p>0.150971</text:p>
          </table:table-cell>
          <table:table-cell table:formula="of:=[.V54]-[.V$1]/400" office:value-type="float" office:value="0">
            <text:p>0.000000</text:p>
          </table:table-cell>
          <table:table-cell table:formula="of:=[.W54]-[.W$1]/400" office:value-type="float" office:value="-0.452913134999999">
            <text:p>-0.452913</text:p>
          </table:table-cell>
          <table:table-cell table:formula="of:=[.X54]-[.X$1]/400" office:value-type="float" office:value="0">
            <text:p>0.000000</text:p>
          </table:table-cell>
          <table:table-cell table:formula="of:=[.Y54]-[.Y$1]/400" office:value-type="float" office:value="0">
            <text:p>0.000000</text:p>
          </table:table-cell>
          <table:table-cell table:formula="of:=[.Z54]-[.Z$1]/400" office:value-type="float" office:value="0">
            <text:p>0.000000</text:p>
          </table:table-cell>
          <table:table-cell table:formula="of:=[.AA54]-[.AA$1]/400" office:value-type="float" office:value="0">
            <text:p>0.000000</text:p>
          </table:table-cell>
          <table:table-cell table:formula="of:=[.AB54]-[.AB$1]/400" office:value-type="float" office:value="0">
            <text:p>0.000000</text:p>
          </table:table-cell>
          <table:table-cell table:formula="of:=[.AC54]-[.AC$1]/400" office:value-type="float" office:value="0">
            <text:p>0.000000</text:p>
          </table:table-cell>
          <table:table-cell table:formula="of:=[.AD54]-[.AD$1]/400" office:value-type="float" office:value="0">
            <text:p>0.000000</text:p>
          </table:table-cell>
        </table:table-row>
        <table:table-row table:style-name="ro1">
          <table:table-cell table:formula="of:=[.A55]-[.A$1]/400" office:value-type="float" office:value="0">
            <text:p>0.000000</text:p>
          </table:table-cell>
          <table:table-cell table:formula="of:=[.B55]-[.B$1]/400" office:value-type="float" office:value="0">
            <text:p>0.000000</text:p>
          </table:table-cell>
          <table:table-cell table:formula="of:=[.C55]-[.C$1]/400" office:value-type="float" office:value="-0.327966487499999">
            <text:p>-0.327966</text:p>
          </table:table-cell>
          <table:table-cell table:formula="of:=[.D55]-[.D$1]/400" office:value-type="float" office:value="0.655932974999997">
            <text:p>0.655933</text:p>
          </table:table-cell>
          <table:table-cell table:formula="of:=[.E55]-[.E$1]/400" office:value-type="float" office:value="-0.327966487499999">
            <text:p>-0.327966</text:p>
          </table:table-cell>
          <table:table-cell table:formula="of:=[.F55]-[.F$1]/400" office:value-type="float" office:value="0">
            <text:p>0.000000</text:p>
          </table:table-cell>
          <table:table-cell table:formula="of:=[.G55]-[.G$1]/400" office:value-type="float" office:value="0">
            <text:p>0.000000</text:p>
          </table:table-cell>
          <table:table-cell table:formula="of:=[.H55]-[.H$1]/400" office:value-type="float" office:value="0">
            <text:p>0.000000</text:p>
          </table:table-cell>
          <table:table-cell table:formula="of:=[.I55]-[.I$1]/400" office:value-type="float" office:value="-0.327966487499999">
            <text:p>-0.327966</text:p>
          </table:table-cell>
          <table:table-cell table:formula="of:=[.J55]-[.J$1]/400" office:value-type="float" office:value="0.655932974999997">
            <text:p>0.655933</text:p>
          </table:table-cell>
          <table:table-cell table:formula="of:=[.K55]-[.K$1]/400" office:value-type="float" office:value="-0.327966487499999">
            <text:p>-0.327966</text:p>
          </table:table-cell>
          <table:table-cell table:formula="of:=[.L55]-[.L$1]/400" office:value-type="float" office:value="0">
            <text:p>0.000000</text:p>
          </table:table-cell>
          <table:table-cell table:formula="of:=[.M55]-[.M$1]/400" office:value-type="float" office:value="0.1505347125">
            <text:p>0.150535</text:p>
          </table:table-cell>
          <table:table-cell table:formula="of:=[.N55]-[.N$1]/400" office:value-type="float" office:value="-0.1505347125">
            <text:p>-0.150535</text:p>
          </table:table-cell>
          <table:table-cell table:formula="of:=[.O55]-[.O$1]/400" office:value-type="float" office:value="0">
            <text:p>0.000000</text:p>
          </table:table-cell>
          <table:table-cell table:formula="of:=[.P55]-[.P$1]/400" office:value-type="float" office:value="-0.451604137499999">
            <text:p>-0.451604</text:p>
          </table:table-cell>
          <table:table-cell table:formula="of:=[.Q55]-[.Q$1]/400" office:value-type="float" office:value="0">
            <text:p>0.000000</text:p>
          </table:table-cell>
          <table:table-cell table:formula="of:=[.R55]-[.R$1]/400" office:value-type="float" office:value="0">
            <text:p>0.000000</text:p>
          </table:table-cell>
          <table:table-cell table:formula="of:=[.S55]-[.S$1]/400" office:value-type="float" office:value="0">
            <text:p>0.000000</text:p>
          </table:table-cell>
          <table:table-cell table:formula="of:=[.T55]-[.T$1]/400" office:value-type="float" office:value="0.1505347125">
            <text:p>0.150535</text:p>
          </table:table-cell>
          <table:table-cell table:formula="of:=[.U55]-[.U$1]/400" office:value-type="float" office:value="0.1505347125">
            <text:p>0.150535</text:p>
          </table:table-cell>
          <table:table-cell table:formula="of:=[.V55]-[.V$1]/400" office:value-type="float" office:value="0">
            <text:p>0.000000</text:p>
          </table:table-cell>
          <table:table-cell table:formula="of:=[.W55]-[.W$1]/400" office:value-type="float" office:value="-0.451604137499999">
            <text:p>-0.451604</text:p>
          </table:table-cell>
          <table:table-cell table:formula="of:=[.X55]-[.X$1]/400" office:value-type="float" office:value="0">
            <text:p>0.000000</text:p>
          </table:table-cell>
          <table:table-cell table:formula="of:=[.Y55]-[.Y$1]/400" office:value-type="float" office:value="0">
            <text:p>0.000000</text:p>
          </table:table-cell>
          <table:table-cell table:formula="of:=[.Z55]-[.Z$1]/400" office:value-type="float" office:value="0">
            <text:p>0.000000</text:p>
          </table:table-cell>
          <table:table-cell table:formula="of:=[.AA55]-[.AA$1]/400" office:value-type="float" office:value="0">
            <text:p>0.000000</text:p>
          </table:table-cell>
          <table:table-cell table:formula="of:=[.AB55]-[.AB$1]/400" office:value-type="float" office:value="0">
            <text:p>0.000000</text:p>
          </table:table-cell>
          <table:table-cell table:formula="of:=[.AC55]-[.AC$1]/400" office:value-type="float" office:value="0">
            <text:p>0.000000</text:p>
          </table:table-cell>
          <table:table-cell table:formula="of:=[.AD55]-[.AD$1]/400" office:value-type="float" office:value="0">
            <text:p>0.000000</text:p>
          </table:table-cell>
        </table:table-row>
        <table:table-row table:style-name="ro1">
          <table:table-cell table:formula="of:=[.A56]-[.A$1]/400" office:value-type="float" office:value="0">
            <text:p>0.000000</text:p>
          </table:table-cell>
          <table:table-cell table:formula="of:=[.B56]-[.B$1]/400" office:value-type="float" office:value="0">
            <text:p>0.000000</text:p>
          </table:table-cell>
          <table:table-cell table:formula="of:=[.C56]-[.C$1]/400" office:value-type="float" office:value="-0.327015859999999">
            <text:p>-0.327016</text:p>
          </table:table-cell>
          <table:table-cell table:formula="of:=[.D56]-[.D$1]/400" office:value-type="float" office:value="0.654031719999997">
            <text:p>0.654032</text:p>
          </table:table-cell>
          <table:table-cell table:formula="of:=[.E56]-[.E$1]/400" office:value-type="float" office:value="-0.327015859999999">
            <text:p>-0.327016</text:p>
          </table:table-cell>
          <table:table-cell table:formula="of:=[.F56]-[.F$1]/400" office:value-type="float" office:value="0">
            <text:p>0.000000</text:p>
          </table:table-cell>
          <table:table-cell table:formula="of:=[.G56]-[.G$1]/400" office:value-type="float" office:value="0">
            <text:p>0.000000</text:p>
          </table:table-cell>
          <table:table-cell table:formula="of:=[.H56]-[.H$1]/400" office:value-type="float" office:value="0">
            <text:p>0.000000</text:p>
          </table:table-cell>
          <table:table-cell table:formula="of:=[.I56]-[.I$1]/400" office:value-type="float" office:value="-0.327015859999999">
            <text:p>-0.327016</text:p>
          </table:table-cell>
          <table:table-cell table:formula="of:=[.J56]-[.J$1]/400" office:value-type="float" office:value="0.654031719999997">
            <text:p>0.654032</text:p>
          </table:table-cell>
          <table:table-cell table:formula="of:=[.K56]-[.K$1]/400" office:value-type="float" office:value="-0.327015859999999">
            <text:p>-0.327016</text:p>
          </table:table-cell>
          <table:table-cell table:formula="of:=[.L56]-[.L$1]/400" office:value-type="float" office:value="0">
            <text:p>0.000000</text:p>
          </table:table-cell>
          <table:table-cell table:formula="of:=[.M56]-[.M$1]/400" office:value-type="float" office:value="0.15009838">
            <text:p>0.150098</text:p>
          </table:table-cell>
          <table:table-cell table:formula="of:=[.N56]-[.N$1]/400" office:value-type="float" office:value="-0.15009838">
            <text:p>-0.150098</text:p>
          </table:table-cell>
          <table:table-cell table:formula="of:=[.O56]-[.O$1]/400" office:value-type="float" office:value="0">
            <text:p>0.000000</text:p>
          </table:table-cell>
          <table:table-cell table:formula="of:=[.P56]-[.P$1]/400" office:value-type="float" office:value="-0.450295139999999">
            <text:p>-0.450295</text:p>
          </table:table-cell>
          <table:table-cell table:formula="of:=[.Q56]-[.Q$1]/400" office:value-type="float" office:value="0">
            <text:p>0.000000</text:p>
          </table:table-cell>
          <table:table-cell table:formula="of:=[.R56]-[.R$1]/400" office:value-type="float" office:value="0">
            <text:p>0.000000</text:p>
          </table:table-cell>
          <table:table-cell table:formula="of:=[.S56]-[.S$1]/400" office:value-type="float" office:value="0">
            <text:p>0.000000</text:p>
          </table:table-cell>
          <table:table-cell table:formula="of:=[.T56]-[.T$1]/400" office:value-type="float" office:value="0.15009838">
            <text:p>0.150098</text:p>
          </table:table-cell>
          <table:table-cell table:formula="of:=[.U56]-[.U$1]/400" office:value-type="float" office:value="0.15009838">
            <text:p>0.150098</text:p>
          </table:table-cell>
          <table:table-cell table:formula="of:=[.V56]-[.V$1]/400" office:value-type="float" office:value="0">
            <text:p>0.000000</text:p>
          </table:table-cell>
          <table:table-cell table:formula="of:=[.W56]-[.W$1]/400" office:value-type="float" office:value="-0.450295139999999">
            <text:p>-0.450295</text:p>
          </table:table-cell>
          <table:table-cell table:formula="of:=[.X56]-[.X$1]/400" office:value-type="float" office:value="0">
            <text:p>0.000000</text:p>
          </table:table-cell>
          <table:table-cell table:formula="of:=[.Y56]-[.Y$1]/400" office:value-type="float" office:value="0">
            <text:p>0.000000</text:p>
          </table:table-cell>
          <table:table-cell table:formula="of:=[.Z56]-[.Z$1]/400" office:value-type="float" office:value="0">
            <text:p>0.000000</text:p>
          </table:table-cell>
          <table:table-cell table:formula="of:=[.AA56]-[.AA$1]/400" office:value-type="float" office:value="0">
            <text:p>0.000000</text:p>
          </table:table-cell>
          <table:table-cell table:formula="of:=[.AB56]-[.AB$1]/400" office:value-type="float" office:value="0">
            <text:p>0.000000</text:p>
          </table:table-cell>
          <table:table-cell table:formula="of:=[.AC56]-[.AC$1]/400" office:value-type="float" office:value="0">
            <text:p>0.000000</text:p>
          </table:table-cell>
          <table:table-cell table:formula="of:=[.AD56]-[.AD$1]/400" office:value-type="float" office:value="0">
            <text:p>0.000000</text:p>
          </table:table-cell>
        </table:table-row>
        <table:table-row table:style-name="ro1">
          <table:table-cell table:formula="of:=[.A57]-[.A$1]/400" office:value-type="float" office:value="0">
            <text:p>0.000000</text:p>
          </table:table-cell>
          <table:table-cell table:formula="of:=[.B57]-[.B$1]/400" office:value-type="float" office:value="0">
            <text:p>0.000000</text:p>
          </table:table-cell>
          <table:table-cell table:formula="of:=[.C57]-[.C$1]/400" office:value-type="float" office:value="-0.326065232499999">
            <text:p>-0.326065</text:p>
          </table:table-cell>
          <table:table-cell table:formula="of:=[.D57]-[.D$1]/400" office:value-type="float" office:value="0.652130464999997">
            <text:p>0.652130</text:p>
          </table:table-cell>
          <table:table-cell table:formula="of:=[.E57]-[.E$1]/400" office:value-type="float" office:value="-0.326065232499999">
            <text:p>-0.326065</text:p>
          </table:table-cell>
          <table:table-cell table:formula="of:=[.F57]-[.F$1]/400" office:value-type="float" office:value="0">
            <text:p>0.000000</text:p>
          </table:table-cell>
          <table:table-cell table:formula="of:=[.G57]-[.G$1]/400" office:value-type="float" office:value="0">
            <text:p>0.000000</text:p>
          </table:table-cell>
          <table:table-cell table:formula="of:=[.H57]-[.H$1]/400" office:value-type="float" office:value="0">
            <text:p>0.000000</text:p>
          </table:table-cell>
          <table:table-cell table:formula="of:=[.I57]-[.I$1]/400" office:value-type="float" office:value="-0.326065232499999">
            <text:p>-0.326065</text:p>
          </table:table-cell>
          <table:table-cell table:formula="of:=[.J57]-[.J$1]/400" office:value-type="float" office:value="0.652130464999997">
            <text:p>0.652130</text:p>
          </table:table-cell>
          <table:table-cell table:formula="of:=[.K57]-[.K$1]/400" office:value-type="float" office:value="-0.326065232499999">
            <text:p>-0.326065</text:p>
          </table:table-cell>
          <table:table-cell table:formula="of:=[.L57]-[.L$1]/400" office:value-type="float" office:value="0">
            <text:p>0.000000</text:p>
          </table:table-cell>
          <table:table-cell table:formula="of:=[.M57]-[.M$1]/400" office:value-type="float" office:value="0.1496620475">
            <text:p>0.149662</text:p>
          </table:table-cell>
          <table:table-cell table:formula="of:=[.N57]-[.N$1]/400" office:value-type="float" office:value="-0.1496620475">
            <text:p>-0.149662</text:p>
          </table:table-cell>
          <table:table-cell table:formula="of:=[.O57]-[.O$1]/400" office:value-type="float" office:value="0">
            <text:p>0.000000</text:p>
          </table:table-cell>
          <table:table-cell table:formula="of:=[.P57]-[.P$1]/400" office:value-type="float" office:value="-0.448986142499999">
            <text:p>-0.448986</text:p>
          </table:table-cell>
          <table:table-cell table:formula="of:=[.Q57]-[.Q$1]/400" office:value-type="float" office:value="0">
            <text:p>0.000000</text:p>
          </table:table-cell>
          <table:table-cell table:formula="of:=[.R57]-[.R$1]/400" office:value-type="float" office:value="0">
            <text:p>0.000000</text:p>
          </table:table-cell>
          <table:table-cell table:formula="of:=[.S57]-[.S$1]/400" office:value-type="float" office:value="0">
            <text:p>0.000000</text:p>
          </table:table-cell>
          <table:table-cell table:formula="of:=[.T57]-[.T$1]/400" office:value-type="float" office:value="0.1496620475">
            <text:p>0.149662</text:p>
          </table:table-cell>
          <table:table-cell table:formula="of:=[.U57]-[.U$1]/400" office:value-type="float" office:value="0.1496620475">
            <text:p>0.149662</text:p>
          </table:table-cell>
          <table:table-cell table:formula="of:=[.V57]-[.V$1]/400" office:value-type="float" office:value="0">
            <text:p>0.000000</text:p>
          </table:table-cell>
          <table:table-cell table:formula="of:=[.W57]-[.W$1]/400" office:value-type="float" office:value="-0.448986142499999">
            <text:p>-0.448986</text:p>
          </table:table-cell>
          <table:table-cell table:formula="of:=[.X57]-[.X$1]/400" office:value-type="float" office:value="0">
            <text:p>0.000000</text:p>
          </table:table-cell>
          <table:table-cell table:formula="of:=[.Y57]-[.Y$1]/400" office:value-type="float" office:value="0">
            <text:p>0.000000</text:p>
          </table:table-cell>
          <table:table-cell table:formula="of:=[.Z57]-[.Z$1]/400" office:value-type="float" office:value="0">
            <text:p>0.000000</text:p>
          </table:table-cell>
          <table:table-cell table:formula="of:=[.AA57]-[.AA$1]/400" office:value-type="float" office:value="0">
            <text:p>0.000000</text:p>
          </table:table-cell>
          <table:table-cell table:formula="of:=[.AB57]-[.AB$1]/400" office:value-type="float" office:value="0">
            <text:p>0.000000</text:p>
          </table:table-cell>
          <table:table-cell table:formula="of:=[.AC57]-[.AC$1]/400" office:value-type="float" office:value="0">
            <text:p>0.000000</text:p>
          </table:table-cell>
          <table:table-cell table:formula="of:=[.AD57]-[.AD$1]/400" office:value-type="float" office:value="0">
            <text:p>0.000000</text:p>
          </table:table-cell>
        </table:table-row>
        <table:table-row table:style-name="ro1">
          <table:table-cell table:formula="of:=[.A58]-[.A$1]/400" office:value-type="float" office:value="0">
            <text:p>0.000000</text:p>
          </table:table-cell>
          <table:table-cell table:formula="of:=[.B58]-[.B$1]/400" office:value-type="float" office:value="0">
            <text:p>0.000000</text:p>
          </table:table-cell>
          <table:table-cell table:formula="of:=[.C58]-[.C$1]/400" office:value-type="float" office:value="-0.325114604999999">
            <text:p>-0.325115</text:p>
          </table:table-cell>
          <table:table-cell table:formula="of:=[.D58]-[.D$1]/400" office:value-type="float" office:value="0.650229209999997">
            <text:p>0.650229</text:p>
          </table:table-cell>
          <table:table-cell table:formula="of:=[.E58]-[.E$1]/400" office:value-type="float" office:value="-0.325114604999999">
            <text:p>-0.325115</text:p>
          </table:table-cell>
          <table:table-cell table:formula="of:=[.F58]-[.F$1]/400" office:value-type="float" office:value="0">
            <text:p>0.000000</text:p>
          </table:table-cell>
          <table:table-cell table:formula="of:=[.G58]-[.G$1]/400" office:value-type="float" office:value="0">
            <text:p>0.000000</text:p>
          </table:table-cell>
          <table:table-cell table:formula="of:=[.H58]-[.H$1]/400" office:value-type="float" office:value="0">
            <text:p>0.000000</text:p>
          </table:table-cell>
          <table:table-cell table:formula="of:=[.I58]-[.I$1]/400" office:value-type="float" office:value="-0.325114604999999">
            <text:p>-0.325115</text:p>
          </table:table-cell>
          <table:table-cell table:formula="of:=[.J58]-[.J$1]/400" office:value-type="float" office:value="0.650229209999997">
            <text:p>0.650229</text:p>
          </table:table-cell>
          <table:table-cell table:formula="of:=[.K58]-[.K$1]/400" office:value-type="float" office:value="-0.325114604999999">
            <text:p>-0.325115</text:p>
          </table:table-cell>
          <table:table-cell table:formula="of:=[.L58]-[.L$1]/400" office:value-type="float" office:value="0">
            <text:p>0.000000</text:p>
          </table:table-cell>
          <table:table-cell table:formula="of:=[.M58]-[.M$1]/400" office:value-type="float" office:value="0.149225715">
            <text:p>0.149226</text:p>
          </table:table-cell>
          <table:table-cell table:formula="of:=[.N58]-[.N$1]/400" office:value-type="float" office:value="-0.149225715">
            <text:p>-0.149226</text:p>
          </table:table-cell>
          <table:table-cell table:formula="of:=[.O58]-[.O$1]/400" office:value-type="float" office:value="0">
            <text:p>0.000000</text:p>
          </table:table-cell>
          <table:table-cell table:formula="of:=[.P58]-[.P$1]/400" office:value-type="float" office:value="-0.447677144999999">
            <text:p>-0.447677</text:p>
          </table:table-cell>
          <table:table-cell table:formula="of:=[.Q58]-[.Q$1]/400" office:value-type="float" office:value="0">
            <text:p>0.000000</text:p>
          </table:table-cell>
          <table:table-cell table:formula="of:=[.R58]-[.R$1]/400" office:value-type="float" office:value="0">
            <text:p>0.000000</text:p>
          </table:table-cell>
          <table:table-cell table:formula="of:=[.S58]-[.S$1]/400" office:value-type="float" office:value="0">
            <text:p>0.000000</text:p>
          </table:table-cell>
          <table:table-cell table:formula="of:=[.T58]-[.T$1]/400" office:value-type="float" office:value="0.149225715">
            <text:p>0.149226</text:p>
          </table:table-cell>
          <table:table-cell table:formula="of:=[.U58]-[.U$1]/400" office:value-type="float" office:value="0.149225715">
            <text:p>0.149226</text:p>
          </table:table-cell>
          <table:table-cell table:formula="of:=[.V58]-[.V$1]/400" office:value-type="float" office:value="0">
            <text:p>0.000000</text:p>
          </table:table-cell>
          <table:table-cell table:formula="of:=[.W58]-[.W$1]/400" office:value-type="float" office:value="-0.447677144999999">
            <text:p>-0.447677</text:p>
          </table:table-cell>
          <table:table-cell table:formula="of:=[.X58]-[.X$1]/400" office:value-type="float" office:value="0">
            <text:p>0.000000</text:p>
          </table:table-cell>
          <table:table-cell table:formula="of:=[.Y58]-[.Y$1]/400" office:value-type="float" office:value="0">
            <text:p>0.000000</text:p>
          </table:table-cell>
          <table:table-cell table:formula="of:=[.Z58]-[.Z$1]/400" office:value-type="float" office:value="0">
            <text:p>0.000000</text:p>
          </table:table-cell>
          <table:table-cell table:formula="of:=[.AA58]-[.AA$1]/400" office:value-type="float" office:value="0">
            <text:p>0.000000</text:p>
          </table:table-cell>
          <table:table-cell table:formula="of:=[.AB58]-[.AB$1]/400" office:value-type="float" office:value="0">
            <text:p>0.000000</text:p>
          </table:table-cell>
          <table:table-cell table:formula="of:=[.AC58]-[.AC$1]/400" office:value-type="float" office:value="0">
            <text:p>0.000000</text:p>
          </table:table-cell>
          <table:table-cell table:formula="of:=[.AD58]-[.AD$1]/400" office:value-type="float" office:value="0">
            <text:p>0.000000</text:p>
          </table:table-cell>
        </table:table-row>
        <table:table-row table:style-name="ro1">
          <table:table-cell table:formula="of:=[.A59]-[.A$1]/400" office:value-type="float" office:value="0">
            <text:p>0.000000</text:p>
          </table:table-cell>
          <table:table-cell table:formula="of:=[.B59]-[.B$1]/400" office:value-type="float" office:value="0">
            <text:p>0.000000</text:p>
          </table:table-cell>
          <table:table-cell table:formula="of:=[.C59]-[.C$1]/400" office:value-type="float" office:value="-0.324163977499999">
            <text:p>-0.324164</text:p>
          </table:table-cell>
          <table:table-cell table:formula="of:=[.D59]-[.D$1]/400" office:value-type="float" office:value="0.648327954999997">
            <text:p>0.648328</text:p>
          </table:table-cell>
          <table:table-cell table:formula="of:=[.E59]-[.E$1]/400" office:value-type="float" office:value="-0.324163977499999">
            <text:p>-0.324164</text:p>
          </table:table-cell>
          <table:table-cell table:formula="of:=[.F59]-[.F$1]/400" office:value-type="float" office:value="0">
            <text:p>0.000000</text:p>
          </table:table-cell>
          <table:table-cell table:formula="of:=[.G59]-[.G$1]/400" office:value-type="float" office:value="0">
            <text:p>0.000000</text:p>
          </table:table-cell>
          <table:table-cell table:formula="of:=[.H59]-[.H$1]/400" office:value-type="float" office:value="0">
            <text:p>0.000000</text:p>
          </table:table-cell>
          <table:table-cell table:formula="of:=[.I59]-[.I$1]/400" office:value-type="float" office:value="-0.324163977499999">
            <text:p>-0.324164</text:p>
          </table:table-cell>
          <table:table-cell table:formula="of:=[.J59]-[.J$1]/400" office:value-type="float" office:value="0.648327954999997">
            <text:p>0.648328</text:p>
          </table:table-cell>
          <table:table-cell table:formula="of:=[.K59]-[.K$1]/400" office:value-type="float" office:value="-0.324163977499999">
            <text:p>-0.324164</text:p>
          </table:table-cell>
          <table:table-cell table:formula="of:=[.L59]-[.L$1]/400" office:value-type="float" office:value="0">
            <text:p>0.000000</text:p>
          </table:table-cell>
          <table:table-cell table:formula="of:=[.M59]-[.M$1]/400" office:value-type="float" office:value="0.1487893825">
            <text:p>0.148789</text:p>
          </table:table-cell>
          <table:table-cell table:formula="of:=[.N59]-[.N$1]/400" office:value-type="float" office:value="-0.1487893825">
            <text:p>-0.148789</text:p>
          </table:table-cell>
          <table:table-cell table:formula="of:=[.O59]-[.O$1]/400" office:value-type="float" office:value="0">
            <text:p>0.000000</text:p>
          </table:table-cell>
          <table:table-cell table:formula="of:=[.P59]-[.P$1]/400" office:value-type="float" office:value="-0.446368147499999">
            <text:p>-0.446368</text:p>
          </table:table-cell>
          <table:table-cell table:formula="of:=[.Q59]-[.Q$1]/400" office:value-type="float" office:value="0">
            <text:p>0.000000</text:p>
          </table:table-cell>
          <table:table-cell table:formula="of:=[.R59]-[.R$1]/400" office:value-type="float" office:value="0">
            <text:p>0.000000</text:p>
          </table:table-cell>
          <table:table-cell table:formula="of:=[.S59]-[.S$1]/400" office:value-type="float" office:value="0">
            <text:p>0.000000</text:p>
          </table:table-cell>
          <table:table-cell table:formula="of:=[.T59]-[.T$1]/400" office:value-type="float" office:value="0.1487893825">
            <text:p>0.148789</text:p>
          </table:table-cell>
          <table:table-cell table:formula="of:=[.U59]-[.U$1]/400" office:value-type="float" office:value="0.1487893825">
            <text:p>0.148789</text:p>
          </table:table-cell>
          <table:table-cell table:formula="of:=[.V59]-[.V$1]/400" office:value-type="float" office:value="0">
            <text:p>0.000000</text:p>
          </table:table-cell>
          <table:table-cell table:formula="of:=[.W59]-[.W$1]/400" office:value-type="float" office:value="-0.446368147499999">
            <text:p>-0.446368</text:p>
          </table:table-cell>
          <table:table-cell table:formula="of:=[.X59]-[.X$1]/400" office:value-type="float" office:value="0">
            <text:p>0.000000</text:p>
          </table:table-cell>
          <table:table-cell table:formula="of:=[.Y59]-[.Y$1]/400" office:value-type="float" office:value="0">
            <text:p>0.000000</text:p>
          </table:table-cell>
          <table:table-cell table:formula="of:=[.Z59]-[.Z$1]/400" office:value-type="float" office:value="0">
            <text:p>0.000000</text:p>
          </table:table-cell>
          <table:table-cell table:formula="of:=[.AA59]-[.AA$1]/400" office:value-type="float" office:value="0">
            <text:p>0.000000</text:p>
          </table:table-cell>
          <table:table-cell table:formula="of:=[.AB59]-[.AB$1]/400" office:value-type="float" office:value="0">
            <text:p>0.000000</text:p>
          </table:table-cell>
          <table:table-cell table:formula="of:=[.AC59]-[.AC$1]/400" office:value-type="float" office:value="0">
            <text:p>0.000000</text:p>
          </table:table-cell>
          <table:table-cell table:formula="of:=[.AD59]-[.AD$1]/400" office:value-type="float" office:value="0">
            <text:p>0.000000</text:p>
          </table:table-cell>
        </table:table-row>
        <table:table-row table:style-name="ro1">
          <table:table-cell table:formula="of:=[.A60]-[.A$1]/400" office:value-type="float" office:value="0">
            <text:p>0.000000</text:p>
          </table:table-cell>
          <table:table-cell table:formula="of:=[.B60]-[.B$1]/400" office:value-type="float" office:value="0">
            <text:p>0.000000</text:p>
          </table:table-cell>
          <table:table-cell table:formula="of:=[.C60]-[.C$1]/400" office:value-type="float" office:value="-0.323213349999999">
            <text:p>-0.323213</text:p>
          </table:table-cell>
          <table:table-cell table:formula="of:=[.D60]-[.D$1]/400" office:value-type="float" office:value="0.646426699999997">
            <text:p>0.646427</text:p>
          </table:table-cell>
          <table:table-cell table:formula="of:=[.E60]-[.E$1]/400" office:value-type="float" office:value="-0.323213349999999">
            <text:p>-0.323213</text:p>
          </table:table-cell>
          <table:table-cell table:formula="of:=[.F60]-[.F$1]/400" office:value-type="float" office:value="0">
            <text:p>0.000000</text:p>
          </table:table-cell>
          <table:table-cell table:formula="of:=[.G60]-[.G$1]/400" office:value-type="float" office:value="0">
            <text:p>0.000000</text:p>
          </table:table-cell>
          <table:table-cell table:formula="of:=[.H60]-[.H$1]/400" office:value-type="float" office:value="0">
            <text:p>0.000000</text:p>
          </table:table-cell>
          <table:table-cell table:formula="of:=[.I60]-[.I$1]/400" office:value-type="float" office:value="-0.323213349999999">
            <text:p>-0.323213</text:p>
          </table:table-cell>
          <table:table-cell table:formula="of:=[.J60]-[.J$1]/400" office:value-type="float" office:value="0.646426699999997">
            <text:p>0.646427</text:p>
          </table:table-cell>
          <table:table-cell table:formula="of:=[.K60]-[.K$1]/400" office:value-type="float" office:value="-0.323213349999999">
            <text:p>-0.323213</text:p>
          </table:table-cell>
          <table:table-cell table:formula="of:=[.L60]-[.L$1]/400" office:value-type="float" office:value="0">
            <text:p>0.000000</text:p>
          </table:table-cell>
          <table:table-cell table:formula="of:=[.M60]-[.M$1]/400" office:value-type="float" office:value="0.14835305">
            <text:p>0.148353</text:p>
          </table:table-cell>
          <table:table-cell table:formula="of:=[.N60]-[.N$1]/400" office:value-type="float" office:value="-0.14835305">
            <text:p>-0.148353</text:p>
          </table:table-cell>
          <table:table-cell table:formula="of:=[.O60]-[.O$1]/400" office:value-type="float" office:value="0">
            <text:p>0.000000</text:p>
          </table:table-cell>
          <table:table-cell table:formula="of:=[.P60]-[.P$1]/400" office:value-type="float" office:value="-0.445059149999999">
            <text:p>-0.445059</text:p>
          </table:table-cell>
          <table:table-cell table:formula="of:=[.Q60]-[.Q$1]/400" office:value-type="float" office:value="0">
            <text:p>0.000000</text:p>
          </table:table-cell>
          <table:table-cell table:formula="of:=[.R60]-[.R$1]/400" office:value-type="float" office:value="0">
            <text:p>0.000000</text:p>
          </table:table-cell>
          <table:table-cell table:formula="of:=[.S60]-[.S$1]/400" office:value-type="float" office:value="0">
            <text:p>0.000000</text:p>
          </table:table-cell>
          <table:table-cell table:formula="of:=[.T60]-[.T$1]/400" office:value-type="float" office:value="0.14835305">
            <text:p>0.148353</text:p>
          </table:table-cell>
          <table:table-cell table:formula="of:=[.U60]-[.U$1]/400" office:value-type="float" office:value="0.14835305">
            <text:p>0.148353</text:p>
          </table:table-cell>
          <table:table-cell table:formula="of:=[.V60]-[.V$1]/400" office:value-type="float" office:value="0">
            <text:p>0.000000</text:p>
          </table:table-cell>
          <table:table-cell table:formula="of:=[.W60]-[.W$1]/400" office:value-type="float" office:value="-0.445059149999999">
            <text:p>-0.445059</text:p>
          </table:table-cell>
          <table:table-cell table:formula="of:=[.X60]-[.X$1]/400" office:value-type="float" office:value="0">
            <text:p>0.000000</text:p>
          </table:table-cell>
          <table:table-cell table:formula="of:=[.Y60]-[.Y$1]/400" office:value-type="float" office:value="0">
            <text:p>0.000000</text:p>
          </table:table-cell>
          <table:table-cell table:formula="of:=[.Z60]-[.Z$1]/400" office:value-type="float" office:value="0">
            <text:p>0.000000</text:p>
          </table:table-cell>
          <table:table-cell table:formula="of:=[.AA60]-[.AA$1]/400" office:value-type="float" office:value="0">
            <text:p>0.000000</text:p>
          </table:table-cell>
          <table:table-cell table:formula="of:=[.AB60]-[.AB$1]/400" office:value-type="float" office:value="0">
            <text:p>0.000000</text:p>
          </table:table-cell>
          <table:table-cell table:formula="of:=[.AC60]-[.AC$1]/400" office:value-type="float" office:value="0">
            <text:p>0.000000</text:p>
          </table:table-cell>
          <table:table-cell table:formula="of:=[.AD60]-[.AD$1]/400" office:value-type="float" office:value="0">
            <text:p>0.000000</text:p>
          </table:table-cell>
        </table:table-row>
        <table:table-row table:style-name="ro1">
          <table:table-cell table:formula="of:=[.A61]-[.A$1]/400" office:value-type="float" office:value="0">
            <text:p>0.000000</text:p>
          </table:table-cell>
          <table:table-cell table:formula="of:=[.B61]-[.B$1]/400" office:value-type="float" office:value="0">
            <text:p>0.000000</text:p>
          </table:table-cell>
          <table:table-cell table:formula="of:=[.C61]-[.C$1]/400" office:value-type="float" office:value="-0.322262722499999">
            <text:p>-0.322263</text:p>
          </table:table-cell>
          <table:table-cell table:formula="of:=[.D61]-[.D$1]/400" office:value-type="float" office:value="0.644525444999997">
            <text:p>0.644525</text:p>
          </table:table-cell>
          <table:table-cell table:formula="of:=[.E61]-[.E$1]/400" office:value-type="float" office:value="-0.322262722499999">
            <text:p>-0.322263</text:p>
          </table:table-cell>
          <table:table-cell table:formula="of:=[.F61]-[.F$1]/400" office:value-type="float" office:value="0">
            <text:p>0.000000</text:p>
          </table:table-cell>
          <table:table-cell table:formula="of:=[.G61]-[.G$1]/400" office:value-type="float" office:value="0">
            <text:p>0.000000</text:p>
          </table:table-cell>
          <table:table-cell table:formula="of:=[.H61]-[.H$1]/400" office:value-type="float" office:value="0">
            <text:p>0.000000</text:p>
          </table:table-cell>
          <table:table-cell table:formula="of:=[.I61]-[.I$1]/400" office:value-type="float" office:value="-0.322262722499999">
            <text:p>-0.322263</text:p>
          </table:table-cell>
          <table:table-cell table:formula="of:=[.J61]-[.J$1]/400" office:value-type="float" office:value="0.644525444999997">
            <text:p>0.644525</text:p>
          </table:table-cell>
          <table:table-cell table:formula="of:=[.K61]-[.K$1]/400" office:value-type="float" office:value="-0.322262722499999">
            <text:p>-0.322263</text:p>
          </table:table-cell>
          <table:table-cell table:formula="of:=[.L61]-[.L$1]/400" office:value-type="float" office:value="0">
            <text:p>0.000000</text:p>
          </table:table-cell>
          <table:table-cell table:formula="of:=[.M61]-[.M$1]/400" office:value-type="float" office:value="0.1479167175">
            <text:p>0.147917</text:p>
          </table:table-cell>
          <table:table-cell table:formula="of:=[.N61]-[.N$1]/400" office:value-type="float" office:value="-0.1479167175">
            <text:p>-0.147917</text:p>
          </table:table-cell>
          <table:table-cell table:formula="of:=[.O61]-[.O$1]/400" office:value-type="float" office:value="0">
            <text:p>0.000000</text:p>
          </table:table-cell>
          <table:table-cell table:formula="of:=[.P61]-[.P$1]/400" office:value-type="float" office:value="-0.443750152499999">
            <text:p>-0.443750</text:p>
          </table:table-cell>
          <table:table-cell table:formula="of:=[.Q61]-[.Q$1]/400" office:value-type="float" office:value="0">
            <text:p>0.000000</text:p>
          </table:table-cell>
          <table:table-cell table:formula="of:=[.R61]-[.R$1]/400" office:value-type="float" office:value="0">
            <text:p>0.000000</text:p>
          </table:table-cell>
          <table:table-cell table:formula="of:=[.S61]-[.S$1]/400" office:value-type="float" office:value="0">
            <text:p>0.000000</text:p>
          </table:table-cell>
          <table:table-cell table:formula="of:=[.T61]-[.T$1]/400" office:value-type="float" office:value="0.1479167175">
            <text:p>0.147917</text:p>
          </table:table-cell>
          <table:table-cell table:formula="of:=[.U61]-[.U$1]/400" office:value-type="float" office:value="0.1479167175">
            <text:p>0.147917</text:p>
          </table:table-cell>
          <table:table-cell table:formula="of:=[.V61]-[.V$1]/400" office:value-type="float" office:value="0">
            <text:p>0.000000</text:p>
          </table:table-cell>
          <table:table-cell table:formula="of:=[.W61]-[.W$1]/400" office:value-type="float" office:value="-0.443750152499999">
            <text:p>-0.443750</text:p>
          </table:table-cell>
          <table:table-cell table:formula="of:=[.X61]-[.X$1]/400" office:value-type="float" office:value="0">
            <text:p>0.000000</text:p>
          </table:table-cell>
          <table:table-cell table:formula="of:=[.Y61]-[.Y$1]/400" office:value-type="float" office:value="0">
            <text:p>0.000000</text:p>
          </table:table-cell>
          <table:table-cell table:formula="of:=[.Z61]-[.Z$1]/400" office:value-type="float" office:value="0">
            <text:p>0.000000</text:p>
          </table:table-cell>
          <table:table-cell table:formula="of:=[.AA61]-[.AA$1]/400" office:value-type="float" office:value="0">
            <text:p>0.000000</text:p>
          </table:table-cell>
          <table:table-cell table:formula="of:=[.AB61]-[.AB$1]/400" office:value-type="float" office:value="0">
            <text:p>0.000000</text:p>
          </table:table-cell>
          <table:table-cell table:formula="of:=[.AC61]-[.AC$1]/400" office:value-type="float" office:value="0">
            <text:p>0.000000</text:p>
          </table:table-cell>
          <table:table-cell table:formula="of:=[.AD61]-[.AD$1]/400" office:value-type="float" office:value="0">
            <text:p>0.000000</text:p>
          </table:table-cell>
        </table:table-row>
        <table:table-row table:style-name="ro1">
          <table:table-cell table:formula="of:=[.A62]-[.A$1]/400" office:value-type="float" office:value="0">
            <text:p>0.000000</text:p>
          </table:table-cell>
          <table:table-cell table:formula="of:=[.B62]-[.B$1]/400" office:value-type="float" office:value="0">
            <text:p>0.000000</text:p>
          </table:table-cell>
          <table:table-cell table:formula="of:=[.C62]-[.C$1]/400" office:value-type="float" office:value="-0.321312094999999">
            <text:p>-0.321312</text:p>
          </table:table-cell>
          <table:table-cell table:formula="of:=[.D62]-[.D$1]/400" office:value-type="float" office:value="0.642624189999997">
            <text:p>0.642624</text:p>
          </table:table-cell>
          <table:table-cell table:formula="of:=[.E62]-[.E$1]/400" office:value-type="float" office:value="-0.321312094999999">
            <text:p>-0.321312</text:p>
          </table:table-cell>
          <table:table-cell table:formula="of:=[.F62]-[.F$1]/400" office:value-type="float" office:value="0">
            <text:p>0.000000</text:p>
          </table:table-cell>
          <table:table-cell table:formula="of:=[.G62]-[.G$1]/400" office:value-type="float" office:value="0">
            <text:p>0.000000</text:p>
          </table:table-cell>
          <table:table-cell table:formula="of:=[.H62]-[.H$1]/400" office:value-type="float" office:value="0">
            <text:p>0.000000</text:p>
          </table:table-cell>
          <table:table-cell table:formula="of:=[.I62]-[.I$1]/400" office:value-type="float" office:value="-0.321312094999999">
            <text:p>-0.321312</text:p>
          </table:table-cell>
          <table:table-cell table:formula="of:=[.J62]-[.J$1]/400" office:value-type="float" office:value="0.642624189999997">
            <text:p>0.642624</text:p>
          </table:table-cell>
          <table:table-cell table:formula="of:=[.K62]-[.K$1]/400" office:value-type="float" office:value="-0.321312094999999">
            <text:p>-0.321312</text:p>
          </table:table-cell>
          <table:table-cell table:formula="of:=[.L62]-[.L$1]/400" office:value-type="float" office:value="0">
            <text:p>0.000000</text:p>
          </table:table-cell>
          <table:table-cell table:formula="of:=[.M62]-[.M$1]/400" office:value-type="float" office:value="0.147480385">
            <text:p>0.147480</text:p>
          </table:table-cell>
          <table:table-cell table:formula="of:=[.N62]-[.N$1]/400" office:value-type="float" office:value="-0.147480385">
            <text:p>-0.147480</text:p>
          </table:table-cell>
          <table:table-cell table:formula="of:=[.O62]-[.O$1]/400" office:value-type="float" office:value="0">
            <text:p>0.000000</text:p>
          </table:table-cell>
          <table:table-cell table:formula="of:=[.P62]-[.P$1]/400" office:value-type="float" office:value="-0.442441154999999">
            <text:p>-0.442441</text:p>
          </table:table-cell>
          <table:table-cell table:formula="of:=[.Q62]-[.Q$1]/400" office:value-type="float" office:value="0">
            <text:p>0.000000</text:p>
          </table:table-cell>
          <table:table-cell table:formula="of:=[.R62]-[.R$1]/400" office:value-type="float" office:value="0">
            <text:p>0.000000</text:p>
          </table:table-cell>
          <table:table-cell table:formula="of:=[.S62]-[.S$1]/400" office:value-type="float" office:value="0">
            <text:p>0.000000</text:p>
          </table:table-cell>
          <table:table-cell table:formula="of:=[.T62]-[.T$1]/400" office:value-type="float" office:value="0.147480385">
            <text:p>0.147480</text:p>
          </table:table-cell>
          <table:table-cell table:formula="of:=[.U62]-[.U$1]/400" office:value-type="float" office:value="0.147480385">
            <text:p>0.147480</text:p>
          </table:table-cell>
          <table:table-cell table:formula="of:=[.V62]-[.V$1]/400" office:value-type="float" office:value="0">
            <text:p>0.000000</text:p>
          </table:table-cell>
          <table:table-cell table:formula="of:=[.W62]-[.W$1]/400" office:value-type="float" office:value="-0.442441154999999">
            <text:p>-0.442441</text:p>
          </table:table-cell>
          <table:table-cell table:formula="of:=[.X62]-[.X$1]/400" office:value-type="float" office:value="0">
            <text:p>0.000000</text:p>
          </table:table-cell>
          <table:table-cell table:formula="of:=[.Y62]-[.Y$1]/400" office:value-type="float" office:value="0">
            <text:p>0.000000</text:p>
          </table:table-cell>
          <table:table-cell table:formula="of:=[.Z62]-[.Z$1]/400" office:value-type="float" office:value="0">
            <text:p>0.000000</text:p>
          </table:table-cell>
          <table:table-cell table:formula="of:=[.AA62]-[.AA$1]/400" office:value-type="float" office:value="0">
            <text:p>0.000000</text:p>
          </table:table-cell>
          <table:table-cell table:formula="of:=[.AB62]-[.AB$1]/400" office:value-type="float" office:value="0">
            <text:p>0.000000</text:p>
          </table:table-cell>
          <table:table-cell table:formula="of:=[.AC62]-[.AC$1]/400" office:value-type="float" office:value="0">
            <text:p>0.000000</text:p>
          </table:table-cell>
          <table:table-cell table:formula="of:=[.AD62]-[.AD$1]/400" office:value-type="float" office:value="0">
            <text:p>0.000000</text:p>
          </table:table-cell>
        </table:table-row>
        <table:table-row table:style-name="ro1">
          <table:table-cell table:formula="of:=[.A63]-[.A$1]/400" office:value-type="float" office:value="0">
            <text:p>0.000000</text:p>
          </table:table-cell>
          <table:table-cell table:formula="of:=[.B63]-[.B$1]/400" office:value-type="float" office:value="0">
            <text:p>0.000000</text:p>
          </table:table-cell>
          <table:table-cell table:formula="of:=[.C63]-[.C$1]/400" office:value-type="float" office:value="-0.320361467499999">
            <text:p>-0.320361</text:p>
          </table:table-cell>
          <table:table-cell table:formula="of:=[.D63]-[.D$1]/400" office:value-type="float" office:value="0.640722934999997">
            <text:p>0.640723</text:p>
          </table:table-cell>
          <table:table-cell table:formula="of:=[.E63]-[.E$1]/400" office:value-type="float" office:value="-0.320361467499999">
            <text:p>-0.320361</text:p>
          </table:table-cell>
          <table:table-cell table:formula="of:=[.F63]-[.F$1]/400" office:value-type="float" office:value="0">
            <text:p>0.000000</text:p>
          </table:table-cell>
          <table:table-cell table:formula="of:=[.G63]-[.G$1]/400" office:value-type="float" office:value="0">
            <text:p>0.000000</text:p>
          </table:table-cell>
          <table:table-cell table:formula="of:=[.H63]-[.H$1]/400" office:value-type="float" office:value="0">
            <text:p>0.000000</text:p>
          </table:table-cell>
          <table:table-cell table:formula="of:=[.I63]-[.I$1]/400" office:value-type="float" office:value="-0.320361467499999">
            <text:p>-0.320361</text:p>
          </table:table-cell>
          <table:table-cell table:formula="of:=[.J63]-[.J$1]/400" office:value-type="float" office:value="0.640722934999997">
            <text:p>0.640723</text:p>
          </table:table-cell>
          <table:table-cell table:formula="of:=[.K63]-[.K$1]/400" office:value-type="float" office:value="-0.320361467499999">
            <text:p>-0.320361</text:p>
          </table:table-cell>
          <table:table-cell table:formula="of:=[.L63]-[.L$1]/400" office:value-type="float" office:value="0">
            <text:p>0.000000</text:p>
          </table:table-cell>
          <table:table-cell table:formula="of:=[.M63]-[.M$1]/400" office:value-type="float" office:value="0.1470440525">
            <text:p>0.147044</text:p>
          </table:table-cell>
          <table:table-cell table:formula="of:=[.N63]-[.N$1]/400" office:value-type="float" office:value="-0.1470440525">
            <text:p>-0.147044</text:p>
          </table:table-cell>
          <table:table-cell table:formula="of:=[.O63]-[.O$1]/400" office:value-type="float" office:value="0">
            <text:p>0.000000</text:p>
          </table:table-cell>
          <table:table-cell table:formula="of:=[.P63]-[.P$1]/400" office:value-type="float" office:value="-0.441132157499999">
            <text:p>-0.441132</text:p>
          </table:table-cell>
          <table:table-cell table:formula="of:=[.Q63]-[.Q$1]/400" office:value-type="float" office:value="0">
            <text:p>0.000000</text:p>
          </table:table-cell>
          <table:table-cell table:formula="of:=[.R63]-[.R$1]/400" office:value-type="float" office:value="0">
            <text:p>0.000000</text:p>
          </table:table-cell>
          <table:table-cell table:formula="of:=[.S63]-[.S$1]/400" office:value-type="float" office:value="0">
            <text:p>0.000000</text:p>
          </table:table-cell>
          <table:table-cell table:formula="of:=[.T63]-[.T$1]/400" office:value-type="float" office:value="0.1470440525">
            <text:p>0.147044</text:p>
          </table:table-cell>
          <table:table-cell table:formula="of:=[.U63]-[.U$1]/400" office:value-type="float" office:value="0.1470440525">
            <text:p>0.147044</text:p>
          </table:table-cell>
          <table:table-cell table:formula="of:=[.V63]-[.V$1]/400" office:value-type="float" office:value="0">
            <text:p>0.000000</text:p>
          </table:table-cell>
          <table:table-cell table:formula="of:=[.W63]-[.W$1]/400" office:value-type="float" office:value="-0.441132157499999">
            <text:p>-0.441132</text:p>
          </table:table-cell>
          <table:table-cell table:formula="of:=[.X63]-[.X$1]/400" office:value-type="float" office:value="0">
            <text:p>0.000000</text:p>
          </table:table-cell>
          <table:table-cell table:formula="of:=[.Y63]-[.Y$1]/400" office:value-type="float" office:value="0">
            <text:p>0.000000</text:p>
          </table:table-cell>
          <table:table-cell table:formula="of:=[.Z63]-[.Z$1]/400" office:value-type="float" office:value="0">
            <text:p>0.000000</text:p>
          </table:table-cell>
          <table:table-cell table:formula="of:=[.AA63]-[.AA$1]/400" office:value-type="float" office:value="0">
            <text:p>0.000000</text:p>
          </table:table-cell>
          <table:table-cell table:formula="of:=[.AB63]-[.AB$1]/400" office:value-type="float" office:value="0">
            <text:p>0.000000</text:p>
          </table:table-cell>
          <table:table-cell table:formula="of:=[.AC63]-[.AC$1]/400" office:value-type="float" office:value="0">
            <text:p>0.000000</text:p>
          </table:table-cell>
          <table:table-cell table:formula="of:=[.AD63]-[.AD$1]/400" office:value-type="float" office:value="0">
            <text:p>0.000000</text:p>
          </table:table-cell>
        </table:table-row>
        <table:table-row table:style-name="ro1">
          <table:table-cell table:formula="of:=[.A64]-[.A$1]/400" office:value-type="float" office:value="0">
            <text:p>0.000000</text:p>
          </table:table-cell>
          <table:table-cell table:formula="of:=[.B64]-[.B$1]/400" office:value-type="float" office:value="0">
            <text:p>0.000000</text:p>
          </table:table-cell>
          <table:table-cell table:formula="of:=[.C64]-[.C$1]/400" office:value-type="float" office:value="-0.319410839999998">
            <text:p>-0.319411</text:p>
          </table:table-cell>
          <table:table-cell table:formula="of:=[.D64]-[.D$1]/400" office:value-type="float" office:value="0.638821679999997">
            <text:p>0.638822</text:p>
          </table:table-cell>
          <table:table-cell table:formula="of:=[.E64]-[.E$1]/400" office:value-type="float" office:value="-0.319410839999998">
            <text:p>-0.319411</text:p>
          </table:table-cell>
          <table:table-cell table:formula="of:=[.F64]-[.F$1]/400" office:value-type="float" office:value="0">
            <text:p>0.000000</text:p>
          </table:table-cell>
          <table:table-cell table:formula="of:=[.G64]-[.G$1]/400" office:value-type="float" office:value="0">
            <text:p>0.000000</text:p>
          </table:table-cell>
          <table:table-cell table:formula="of:=[.H64]-[.H$1]/400" office:value-type="float" office:value="0">
            <text:p>0.000000</text:p>
          </table:table-cell>
          <table:table-cell table:formula="of:=[.I64]-[.I$1]/400" office:value-type="float" office:value="-0.319410839999998">
            <text:p>-0.319411</text:p>
          </table:table-cell>
          <table:table-cell table:formula="of:=[.J64]-[.J$1]/400" office:value-type="float" office:value="0.638821679999997">
            <text:p>0.638822</text:p>
          </table:table-cell>
          <table:table-cell table:formula="of:=[.K64]-[.K$1]/400" office:value-type="float" office:value="-0.319410839999998">
            <text:p>-0.319411</text:p>
          </table:table-cell>
          <table:table-cell table:formula="of:=[.L64]-[.L$1]/400" office:value-type="float" office:value="0">
            <text:p>0.000000</text:p>
          </table:table-cell>
          <table:table-cell table:formula="of:=[.M64]-[.M$1]/400" office:value-type="float" office:value="0.14660772">
            <text:p>0.146608</text:p>
          </table:table-cell>
          <table:table-cell table:formula="of:=[.N64]-[.N$1]/400" office:value-type="float" office:value="-0.14660772">
            <text:p>-0.146608</text:p>
          </table:table-cell>
          <table:table-cell table:formula="of:=[.O64]-[.O$1]/400" office:value-type="float" office:value="0">
            <text:p>0.000000</text:p>
          </table:table-cell>
          <table:table-cell table:formula="of:=[.P64]-[.P$1]/400" office:value-type="float" office:value="-0.439823159999999">
            <text:p>-0.439823</text:p>
          </table:table-cell>
          <table:table-cell table:formula="of:=[.Q64]-[.Q$1]/400" office:value-type="float" office:value="0">
            <text:p>0.000000</text:p>
          </table:table-cell>
          <table:table-cell table:formula="of:=[.R64]-[.R$1]/400" office:value-type="float" office:value="0">
            <text:p>0.000000</text:p>
          </table:table-cell>
          <table:table-cell table:formula="of:=[.S64]-[.S$1]/400" office:value-type="float" office:value="0">
            <text:p>0.000000</text:p>
          </table:table-cell>
          <table:table-cell table:formula="of:=[.T64]-[.T$1]/400" office:value-type="float" office:value="0.14660772">
            <text:p>0.146608</text:p>
          </table:table-cell>
          <table:table-cell table:formula="of:=[.U64]-[.U$1]/400" office:value-type="float" office:value="0.14660772">
            <text:p>0.146608</text:p>
          </table:table-cell>
          <table:table-cell table:formula="of:=[.V64]-[.V$1]/400" office:value-type="float" office:value="0">
            <text:p>0.000000</text:p>
          </table:table-cell>
          <table:table-cell table:formula="of:=[.W64]-[.W$1]/400" office:value-type="float" office:value="-0.439823159999999">
            <text:p>-0.439823</text:p>
          </table:table-cell>
          <table:table-cell table:formula="of:=[.X64]-[.X$1]/400" office:value-type="float" office:value="0">
            <text:p>0.000000</text:p>
          </table:table-cell>
          <table:table-cell table:formula="of:=[.Y64]-[.Y$1]/400" office:value-type="float" office:value="0">
            <text:p>0.000000</text:p>
          </table:table-cell>
          <table:table-cell table:formula="of:=[.Z64]-[.Z$1]/400" office:value-type="float" office:value="0">
            <text:p>0.000000</text:p>
          </table:table-cell>
          <table:table-cell table:formula="of:=[.AA64]-[.AA$1]/400" office:value-type="float" office:value="0">
            <text:p>0.000000</text:p>
          </table:table-cell>
          <table:table-cell table:formula="of:=[.AB64]-[.AB$1]/400" office:value-type="float" office:value="0">
            <text:p>0.000000</text:p>
          </table:table-cell>
          <table:table-cell table:formula="of:=[.AC64]-[.AC$1]/400" office:value-type="float" office:value="0">
            <text:p>0.000000</text:p>
          </table:table-cell>
          <table:table-cell table:formula="of:=[.AD64]-[.AD$1]/400" office:value-type="float" office:value="0">
            <text:p>0.000000</text:p>
          </table:table-cell>
        </table:table-row>
        <table:table-row table:style-name="ro1">
          <table:table-cell table:formula="of:=[.A65]-[.A$1]/400" office:value-type="float" office:value="0">
            <text:p>0.000000</text:p>
          </table:table-cell>
          <table:table-cell table:formula="of:=[.B65]-[.B$1]/400" office:value-type="float" office:value="0">
            <text:p>0.000000</text:p>
          </table:table-cell>
          <table:table-cell table:formula="of:=[.C65]-[.C$1]/400" office:value-type="float" office:value="-0.318460212499998">
            <text:p>-0.318460</text:p>
          </table:table-cell>
          <table:table-cell table:formula="of:=[.D65]-[.D$1]/400" office:value-type="float" office:value="0.636920424999997">
            <text:p>0.636920</text:p>
          </table:table-cell>
          <table:table-cell table:formula="of:=[.E65]-[.E$1]/400" office:value-type="float" office:value="-0.318460212499998">
            <text:p>-0.318460</text:p>
          </table:table-cell>
          <table:table-cell table:formula="of:=[.F65]-[.F$1]/400" office:value-type="float" office:value="0">
            <text:p>0.000000</text:p>
          </table:table-cell>
          <table:table-cell table:formula="of:=[.G65]-[.G$1]/400" office:value-type="float" office:value="0">
            <text:p>0.000000</text:p>
          </table:table-cell>
          <table:table-cell table:formula="of:=[.H65]-[.H$1]/400" office:value-type="float" office:value="0">
            <text:p>0.000000</text:p>
          </table:table-cell>
          <table:table-cell table:formula="of:=[.I65]-[.I$1]/400" office:value-type="float" office:value="-0.318460212499998">
            <text:p>-0.318460</text:p>
          </table:table-cell>
          <table:table-cell table:formula="of:=[.J65]-[.J$1]/400" office:value-type="float" office:value="0.636920424999997">
            <text:p>0.636920</text:p>
          </table:table-cell>
          <table:table-cell table:formula="of:=[.K65]-[.K$1]/400" office:value-type="float" office:value="-0.318460212499998">
            <text:p>-0.318460</text:p>
          </table:table-cell>
          <table:table-cell table:formula="of:=[.L65]-[.L$1]/400" office:value-type="float" office:value="0">
            <text:p>0.000000</text:p>
          </table:table-cell>
          <table:table-cell table:formula="of:=[.M65]-[.M$1]/400" office:value-type="float" office:value="0.1461713875">
            <text:p>0.146171</text:p>
          </table:table-cell>
          <table:table-cell table:formula="of:=[.N65]-[.N$1]/400" office:value-type="float" office:value="-0.1461713875">
            <text:p>-0.146171</text:p>
          </table:table-cell>
          <table:table-cell table:formula="of:=[.O65]-[.O$1]/400" office:value-type="float" office:value="0">
            <text:p>0.000000</text:p>
          </table:table-cell>
          <table:table-cell table:formula="of:=[.P65]-[.P$1]/400" office:value-type="float" office:value="-0.438514162499999">
            <text:p>-0.438514</text:p>
          </table:table-cell>
          <table:table-cell table:formula="of:=[.Q65]-[.Q$1]/400" office:value-type="float" office:value="0">
            <text:p>0.000000</text:p>
          </table:table-cell>
          <table:table-cell table:formula="of:=[.R65]-[.R$1]/400" office:value-type="float" office:value="0">
            <text:p>0.000000</text:p>
          </table:table-cell>
          <table:table-cell table:formula="of:=[.S65]-[.S$1]/400" office:value-type="float" office:value="0">
            <text:p>0.000000</text:p>
          </table:table-cell>
          <table:table-cell table:formula="of:=[.T65]-[.T$1]/400" office:value-type="float" office:value="0.1461713875">
            <text:p>0.146171</text:p>
          </table:table-cell>
          <table:table-cell table:formula="of:=[.U65]-[.U$1]/400" office:value-type="float" office:value="0.1461713875">
            <text:p>0.146171</text:p>
          </table:table-cell>
          <table:table-cell table:formula="of:=[.V65]-[.V$1]/400" office:value-type="float" office:value="0">
            <text:p>0.000000</text:p>
          </table:table-cell>
          <table:table-cell table:formula="of:=[.W65]-[.W$1]/400" office:value-type="float" office:value="-0.438514162499999">
            <text:p>-0.438514</text:p>
          </table:table-cell>
          <table:table-cell table:formula="of:=[.X65]-[.X$1]/400" office:value-type="float" office:value="0">
            <text:p>0.000000</text:p>
          </table:table-cell>
          <table:table-cell table:formula="of:=[.Y65]-[.Y$1]/400" office:value-type="float" office:value="0">
            <text:p>0.000000</text:p>
          </table:table-cell>
          <table:table-cell table:formula="of:=[.Z65]-[.Z$1]/400" office:value-type="float" office:value="0">
            <text:p>0.000000</text:p>
          </table:table-cell>
          <table:table-cell table:formula="of:=[.AA65]-[.AA$1]/400" office:value-type="float" office:value="0">
            <text:p>0.000000</text:p>
          </table:table-cell>
          <table:table-cell table:formula="of:=[.AB65]-[.AB$1]/400" office:value-type="float" office:value="0">
            <text:p>0.000000</text:p>
          </table:table-cell>
          <table:table-cell table:formula="of:=[.AC65]-[.AC$1]/400" office:value-type="float" office:value="0">
            <text:p>0.000000</text:p>
          </table:table-cell>
          <table:table-cell table:formula="of:=[.AD65]-[.AD$1]/400" office:value-type="float" office:value="0">
            <text:p>0.000000</text:p>
          </table:table-cell>
        </table:table-row>
        <table:table-row table:style-name="ro1">
          <table:table-cell table:formula="of:=[.A66]-[.A$1]/400" office:value-type="float" office:value="0">
            <text:p>0.000000</text:p>
          </table:table-cell>
          <table:table-cell table:formula="of:=[.B66]-[.B$1]/400" office:value-type="float" office:value="0">
            <text:p>0.000000</text:p>
          </table:table-cell>
          <table:table-cell table:formula="of:=[.C66]-[.C$1]/400" office:value-type="float" office:value="-0.317509584999998">
            <text:p>-0.317510</text:p>
          </table:table-cell>
          <table:table-cell table:formula="of:=[.D66]-[.D$1]/400" office:value-type="float" office:value="0.635019169999997">
            <text:p>0.635019</text:p>
          </table:table-cell>
          <table:table-cell table:formula="of:=[.E66]-[.E$1]/400" office:value-type="float" office:value="-0.317509584999998">
            <text:p>-0.317510</text:p>
          </table:table-cell>
          <table:table-cell table:formula="of:=[.F66]-[.F$1]/400" office:value-type="float" office:value="0">
            <text:p>0.000000</text:p>
          </table:table-cell>
          <table:table-cell table:formula="of:=[.G66]-[.G$1]/400" office:value-type="float" office:value="0">
            <text:p>0.000000</text:p>
          </table:table-cell>
          <table:table-cell table:formula="of:=[.H66]-[.H$1]/400" office:value-type="float" office:value="0">
            <text:p>0.000000</text:p>
          </table:table-cell>
          <table:table-cell table:formula="of:=[.I66]-[.I$1]/400" office:value-type="float" office:value="-0.317509584999998">
            <text:p>-0.317510</text:p>
          </table:table-cell>
          <table:table-cell table:formula="of:=[.J66]-[.J$1]/400" office:value-type="float" office:value="0.635019169999997">
            <text:p>0.635019</text:p>
          </table:table-cell>
          <table:table-cell table:formula="of:=[.K66]-[.K$1]/400" office:value-type="float" office:value="-0.317509584999998">
            <text:p>-0.317510</text:p>
          </table:table-cell>
          <table:table-cell table:formula="of:=[.L66]-[.L$1]/400" office:value-type="float" office:value="0">
            <text:p>0.000000</text:p>
          </table:table-cell>
          <table:table-cell table:formula="of:=[.M66]-[.M$1]/400" office:value-type="float" office:value="0.145735055">
            <text:p>0.145735</text:p>
          </table:table-cell>
          <table:table-cell table:formula="of:=[.N66]-[.N$1]/400" office:value-type="float" office:value="-0.145735055">
            <text:p>-0.145735</text:p>
          </table:table-cell>
          <table:table-cell table:formula="of:=[.O66]-[.O$1]/400" office:value-type="float" office:value="0">
            <text:p>0.000000</text:p>
          </table:table-cell>
          <table:table-cell table:formula="of:=[.P66]-[.P$1]/400" office:value-type="float" office:value="-0.437205164999999">
            <text:p>-0.437205</text:p>
          </table:table-cell>
          <table:table-cell table:formula="of:=[.Q66]-[.Q$1]/400" office:value-type="float" office:value="0">
            <text:p>0.000000</text:p>
          </table:table-cell>
          <table:table-cell table:formula="of:=[.R66]-[.R$1]/400" office:value-type="float" office:value="0">
            <text:p>0.000000</text:p>
          </table:table-cell>
          <table:table-cell table:formula="of:=[.S66]-[.S$1]/400" office:value-type="float" office:value="0">
            <text:p>0.000000</text:p>
          </table:table-cell>
          <table:table-cell table:formula="of:=[.T66]-[.T$1]/400" office:value-type="float" office:value="0.145735055">
            <text:p>0.145735</text:p>
          </table:table-cell>
          <table:table-cell table:formula="of:=[.U66]-[.U$1]/400" office:value-type="float" office:value="0.145735055">
            <text:p>0.145735</text:p>
          </table:table-cell>
          <table:table-cell table:formula="of:=[.V66]-[.V$1]/400" office:value-type="float" office:value="0">
            <text:p>0.000000</text:p>
          </table:table-cell>
          <table:table-cell table:formula="of:=[.W66]-[.W$1]/400" office:value-type="float" office:value="-0.437205164999999">
            <text:p>-0.437205</text:p>
          </table:table-cell>
          <table:table-cell table:formula="of:=[.X66]-[.X$1]/400" office:value-type="float" office:value="0">
            <text:p>0.000000</text:p>
          </table:table-cell>
          <table:table-cell table:formula="of:=[.Y66]-[.Y$1]/400" office:value-type="float" office:value="0">
            <text:p>0.000000</text:p>
          </table:table-cell>
          <table:table-cell table:formula="of:=[.Z66]-[.Z$1]/400" office:value-type="float" office:value="0">
            <text:p>0.000000</text:p>
          </table:table-cell>
          <table:table-cell table:formula="of:=[.AA66]-[.AA$1]/400" office:value-type="float" office:value="0">
            <text:p>0.000000</text:p>
          </table:table-cell>
          <table:table-cell table:formula="of:=[.AB66]-[.AB$1]/400" office:value-type="float" office:value="0">
            <text:p>0.000000</text:p>
          </table:table-cell>
          <table:table-cell table:formula="of:=[.AC66]-[.AC$1]/400" office:value-type="float" office:value="0">
            <text:p>0.000000</text:p>
          </table:table-cell>
          <table:table-cell table:formula="of:=[.AD66]-[.AD$1]/400" office:value-type="float" office:value="0">
            <text:p>0.000000</text:p>
          </table:table-cell>
        </table:table-row>
        <table:table-row table:style-name="ro1">
          <table:table-cell table:formula="of:=[.A67]-[.A$1]/400" office:value-type="float" office:value="0">
            <text:p>0.000000</text:p>
          </table:table-cell>
          <table:table-cell table:formula="of:=[.B67]-[.B$1]/400" office:value-type="float" office:value="0">
            <text:p>0.000000</text:p>
          </table:table-cell>
          <table:table-cell table:formula="of:=[.C67]-[.C$1]/400" office:value-type="float" office:value="-0.316558957499998">
            <text:p>-0.316559</text:p>
          </table:table-cell>
          <table:table-cell table:formula="of:=[.D67]-[.D$1]/400" office:value-type="float" office:value="0.633117914999997">
            <text:p>0.633118</text:p>
          </table:table-cell>
          <table:table-cell table:formula="of:=[.E67]-[.E$1]/400" office:value-type="float" office:value="-0.316558957499998">
            <text:p>-0.316559</text:p>
          </table:table-cell>
          <table:table-cell table:formula="of:=[.F67]-[.F$1]/400" office:value-type="float" office:value="0">
            <text:p>0.000000</text:p>
          </table:table-cell>
          <table:table-cell table:formula="of:=[.G67]-[.G$1]/400" office:value-type="float" office:value="0">
            <text:p>0.000000</text:p>
          </table:table-cell>
          <table:table-cell table:formula="of:=[.H67]-[.H$1]/400" office:value-type="float" office:value="0">
            <text:p>0.000000</text:p>
          </table:table-cell>
          <table:table-cell table:formula="of:=[.I67]-[.I$1]/400" office:value-type="float" office:value="-0.316558957499998">
            <text:p>-0.316559</text:p>
          </table:table-cell>
          <table:table-cell table:formula="of:=[.J67]-[.J$1]/400" office:value-type="float" office:value="0.633117914999997">
            <text:p>0.633118</text:p>
          </table:table-cell>
          <table:table-cell table:formula="of:=[.K67]-[.K$1]/400" office:value-type="float" office:value="-0.316558957499998">
            <text:p>-0.316559</text:p>
          </table:table-cell>
          <table:table-cell table:formula="of:=[.L67]-[.L$1]/400" office:value-type="float" office:value="0">
            <text:p>0.000000</text:p>
          </table:table-cell>
          <table:table-cell table:formula="of:=[.M67]-[.M$1]/400" office:value-type="float" office:value="0.1452987225">
            <text:p>0.145299</text:p>
          </table:table-cell>
          <table:table-cell table:formula="of:=[.N67]-[.N$1]/400" office:value-type="float" office:value="-0.1452987225">
            <text:p>-0.145299</text:p>
          </table:table-cell>
          <table:table-cell table:formula="of:=[.O67]-[.O$1]/400" office:value-type="float" office:value="0">
            <text:p>0.000000</text:p>
          </table:table-cell>
          <table:table-cell table:formula="of:=[.P67]-[.P$1]/400" office:value-type="float" office:value="-0.435896167499999">
            <text:p>-0.435896</text:p>
          </table:table-cell>
          <table:table-cell table:formula="of:=[.Q67]-[.Q$1]/400" office:value-type="float" office:value="0">
            <text:p>0.000000</text:p>
          </table:table-cell>
          <table:table-cell table:formula="of:=[.R67]-[.R$1]/400" office:value-type="float" office:value="0">
            <text:p>0.000000</text:p>
          </table:table-cell>
          <table:table-cell table:formula="of:=[.S67]-[.S$1]/400" office:value-type="float" office:value="0">
            <text:p>0.000000</text:p>
          </table:table-cell>
          <table:table-cell table:formula="of:=[.T67]-[.T$1]/400" office:value-type="float" office:value="0.1452987225">
            <text:p>0.145299</text:p>
          </table:table-cell>
          <table:table-cell table:formula="of:=[.U67]-[.U$1]/400" office:value-type="float" office:value="0.1452987225">
            <text:p>0.145299</text:p>
          </table:table-cell>
          <table:table-cell table:formula="of:=[.V67]-[.V$1]/400" office:value-type="float" office:value="0">
            <text:p>0.000000</text:p>
          </table:table-cell>
          <table:table-cell table:formula="of:=[.W67]-[.W$1]/400" office:value-type="float" office:value="-0.435896167499999">
            <text:p>-0.435896</text:p>
          </table:table-cell>
          <table:table-cell table:formula="of:=[.X67]-[.X$1]/400" office:value-type="float" office:value="0">
            <text:p>0.000000</text:p>
          </table:table-cell>
          <table:table-cell table:formula="of:=[.Y67]-[.Y$1]/400" office:value-type="float" office:value="0">
            <text:p>0.000000</text:p>
          </table:table-cell>
          <table:table-cell table:formula="of:=[.Z67]-[.Z$1]/400" office:value-type="float" office:value="0">
            <text:p>0.000000</text:p>
          </table:table-cell>
          <table:table-cell table:formula="of:=[.AA67]-[.AA$1]/400" office:value-type="float" office:value="0">
            <text:p>0.000000</text:p>
          </table:table-cell>
          <table:table-cell table:formula="of:=[.AB67]-[.AB$1]/400" office:value-type="float" office:value="0">
            <text:p>0.000000</text:p>
          </table:table-cell>
          <table:table-cell table:formula="of:=[.AC67]-[.AC$1]/400" office:value-type="float" office:value="0">
            <text:p>0.000000</text:p>
          </table:table-cell>
          <table:table-cell table:formula="of:=[.AD67]-[.AD$1]/400" office:value-type="float" office:value="0">
            <text:p>0.000000</text:p>
          </table:table-cell>
        </table:table-row>
        <table:table-row table:style-name="ro1">
          <table:table-cell table:formula="of:=[.A68]-[.A$1]/400" office:value-type="float" office:value="0">
            <text:p>0.000000</text:p>
          </table:table-cell>
          <table:table-cell table:formula="of:=[.B68]-[.B$1]/400" office:value-type="float" office:value="0">
            <text:p>0.000000</text:p>
          </table:table-cell>
          <table:table-cell table:formula="of:=[.C68]-[.C$1]/400" office:value-type="float" office:value="-0.315608329999998">
            <text:p>-0.315608</text:p>
          </table:table-cell>
          <table:table-cell table:formula="of:=[.D68]-[.D$1]/400" office:value-type="float" office:value="0.631216659999997">
            <text:p>0.631217</text:p>
          </table:table-cell>
          <table:table-cell table:formula="of:=[.E68]-[.E$1]/400" office:value-type="float" office:value="-0.315608329999998">
            <text:p>-0.315608</text:p>
          </table:table-cell>
          <table:table-cell table:formula="of:=[.F68]-[.F$1]/400" office:value-type="float" office:value="0">
            <text:p>0.000000</text:p>
          </table:table-cell>
          <table:table-cell table:formula="of:=[.G68]-[.G$1]/400" office:value-type="float" office:value="0">
            <text:p>0.000000</text:p>
          </table:table-cell>
          <table:table-cell table:formula="of:=[.H68]-[.H$1]/400" office:value-type="float" office:value="0">
            <text:p>0.000000</text:p>
          </table:table-cell>
          <table:table-cell table:formula="of:=[.I68]-[.I$1]/400" office:value-type="float" office:value="-0.315608329999998">
            <text:p>-0.315608</text:p>
          </table:table-cell>
          <table:table-cell table:formula="of:=[.J68]-[.J$1]/400" office:value-type="float" office:value="0.631216659999997">
            <text:p>0.631217</text:p>
          </table:table-cell>
          <table:table-cell table:formula="of:=[.K68]-[.K$1]/400" office:value-type="float" office:value="-0.315608329999998">
            <text:p>-0.315608</text:p>
          </table:table-cell>
          <table:table-cell table:formula="of:=[.L68]-[.L$1]/400" office:value-type="float" office:value="0">
            <text:p>0.000000</text:p>
          </table:table-cell>
          <table:table-cell table:formula="of:=[.M68]-[.M$1]/400" office:value-type="float" office:value="0.14486239">
            <text:p>0.144862</text:p>
          </table:table-cell>
          <table:table-cell table:formula="of:=[.N68]-[.N$1]/400" office:value-type="float" office:value="-0.14486239">
            <text:p>-0.144862</text:p>
          </table:table-cell>
          <table:table-cell table:formula="of:=[.O68]-[.O$1]/400" office:value-type="float" office:value="0">
            <text:p>0.000000</text:p>
          </table:table-cell>
          <table:table-cell table:formula="of:=[.P68]-[.P$1]/400" office:value-type="float" office:value="-0.434587169999999">
            <text:p>-0.434587</text:p>
          </table:table-cell>
          <table:table-cell table:formula="of:=[.Q68]-[.Q$1]/400" office:value-type="float" office:value="0">
            <text:p>0.000000</text:p>
          </table:table-cell>
          <table:table-cell table:formula="of:=[.R68]-[.R$1]/400" office:value-type="float" office:value="0">
            <text:p>0.000000</text:p>
          </table:table-cell>
          <table:table-cell table:formula="of:=[.S68]-[.S$1]/400" office:value-type="float" office:value="0">
            <text:p>0.000000</text:p>
          </table:table-cell>
          <table:table-cell table:formula="of:=[.T68]-[.T$1]/400" office:value-type="float" office:value="0.14486239">
            <text:p>0.144862</text:p>
          </table:table-cell>
          <table:table-cell table:formula="of:=[.U68]-[.U$1]/400" office:value-type="float" office:value="0.14486239">
            <text:p>0.144862</text:p>
          </table:table-cell>
          <table:table-cell table:formula="of:=[.V68]-[.V$1]/400" office:value-type="float" office:value="0">
            <text:p>0.000000</text:p>
          </table:table-cell>
          <table:table-cell table:formula="of:=[.W68]-[.W$1]/400" office:value-type="float" office:value="-0.434587169999999">
            <text:p>-0.434587</text:p>
          </table:table-cell>
          <table:table-cell table:formula="of:=[.X68]-[.X$1]/400" office:value-type="float" office:value="0">
            <text:p>0.000000</text:p>
          </table:table-cell>
          <table:table-cell table:formula="of:=[.Y68]-[.Y$1]/400" office:value-type="float" office:value="0">
            <text:p>0.000000</text:p>
          </table:table-cell>
          <table:table-cell table:formula="of:=[.Z68]-[.Z$1]/400" office:value-type="float" office:value="0">
            <text:p>0.000000</text:p>
          </table:table-cell>
          <table:table-cell table:formula="of:=[.AA68]-[.AA$1]/400" office:value-type="float" office:value="0">
            <text:p>0.000000</text:p>
          </table:table-cell>
          <table:table-cell table:formula="of:=[.AB68]-[.AB$1]/400" office:value-type="float" office:value="0">
            <text:p>0.000000</text:p>
          </table:table-cell>
          <table:table-cell table:formula="of:=[.AC68]-[.AC$1]/400" office:value-type="float" office:value="0">
            <text:p>0.000000</text:p>
          </table:table-cell>
          <table:table-cell table:formula="of:=[.AD68]-[.AD$1]/400" office:value-type="float" office:value="0">
            <text:p>0.000000</text:p>
          </table:table-cell>
        </table:table-row>
        <table:table-row table:style-name="ro1">
          <table:table-cell table:formula="of:=[.A69]-[.A$1]/400" office:value-type="float" office:value="0">
            <text:p>0.000000</text:p>
          </table:table-cell>
          <table:table-cell table:formula="of:=[.B69]-[.B$1]/400" office:value-type="float" office:value="0">
            <text:p>0.000000</text:p>
          </table:table-cell>
          <table:table-cell table:formula="of:=[.C69]-[.C$1]/400" office:value-type="float" office:value="-0.314657702499998">
            <text:p>-0.314658</text:p>
          </table:table-cell>
          <table:table-cell table:formula="of:=[.D69]-[.D$1]/400" office:value-type="float" office:value="0.629315404999997">
            <text:p>0.629315</text:p>
          </table:table-cell>
          <table:table-cell table:formula="of:=[.E69]-[.E$1]/400" office:value-type="float" office:value="-0.314657702499998">
            <text:p>-0.314658</text:p>
          </table:table-cell>
          <table:table-cell table:formula="of:=[.F69]-[.F$1]/400" office:value-type="float" office:value="0">
            <text:p>0.000000</text:p>
          </table:table-cell>
          <table:table-cell table:formula="of:=[.G69]-[.G$1]/400" office:value-type="float" office:value="0">
            <text:p>0.000000</text:p>
          </table:table-cell>
          <table:table-cell table:formula="of:=[.H69]-[.H$1]/400" office:value-type="float" office:value="0">
            <text:p>0.000000</text:p>
          </table:table-cell>
          <table:table-cell table:formula="of:=[.I69]-[.I$1]/400" office:value-type="float" office:value="-0.314657702499998">
            <text:p>-0.314658</text:p>
          </table:table-cell>
          <table:table-cell table:formula="of:=[.J69]-[.J$1]/400" office:value-type="float" office:value="0.629315404999997">
            <text:p>0.629315</text:p>
          </table:table-cell>
          <table:table-cell table:formula="of:=[.K69]-[.K$1]/400" office:value-type="float" office:value="-0.314657702499998">
            <text:p>-0.314658</text:p>
          </table:table-cell>
          <table:table-cell table:formula="of:=[.L69]-[.L$1]/400" office:value-type="float" office:value="0">
            <text:p>0.000000</text:p>
          </table:table-cell>
          <table:table-cell table:formula="of:=[.M69]-[.M$1]/400" office:value-type="float" office:value="0.1444260575">
            <text:p>0.144426</text:p>
          </table:table-cell>
          <table:table-cell table:formula="of:=[.N69]-[.N$1]/400" office:value-type="float" office:value="-0.1444260575">
            <text:p>-0.144426</text:p>
          </table:table-cell>
          <table:table-cell table:formula="of:=[.O69]-[.O$1]/400" office:value-type="float" office:value="0">
            <text:p>0.000000</text:p>
          </table:table-cell>
          <table:table-cell table:formula="of:=[.P69]-[.P$1]/400" office:value-type="float" office:value="-0.433278172499999">
            <text:p>-0.433278</text:p>
          </table:table-cell>
          <table:table-cell table:formula="of:=[.Q69]-[.Q$1]/400" office:value-type="float" office:value="0">
            <text:p>0.000000</text:p>
          </table:table-cell>
          <table:table-cell table:formula="of:=[.R69]-[.R$1]/400" office:value-type="float" office:value="0">
            <text:p>0.000000</text:p>
          </table:table-cell>
          <table:table-cell table:formula="of:=[.S69]-[.S$1]/400" office:value-type="float" office:value="0">
            <text:p>0.000000</text:p>
          </table:table-cell>
          <table:table-cell table:formula="of:=[.T69]-[.T$1]/400" office:value-type="float" office:value="0.1444260575">
            <text:p>0.144426</text:p>
          </table:table-cell>
          <table:table-cell table:formula="of:=[.U69]-[.U$1]/400" office:value-type="float" office:value="0.1444260575">
            <text:p>0.144426</text:p>
          </table:table-cell>
          <table:table-cell table:formula="of:=[.V69]-[.V$1]/400" office:value-type="float" office:value="0">
            <text:p>0.000000</text:p>
          </table:table-cell>
          <table:table-cell table:formula="of:=[.W69]-[.W$1]/400" office:value-type="float" office:value="-0.433278172499999">
            <text:p>-0.433278</text:p>
          </table:table-cell>
          <table:table-cell table:formula="of:=[.X69]-[.X$1]/400" office:value-type="float" office:value="0">
            <text:p>0.000000</text:p>
          </table:table-cell>
          <table:table-cell table:formula="of:=[.Y69]-[.Y$1]/400" office:value-type="float" office:value="0">
            <text:p>0.000000</text:p>
          </table:table-cell>
          <table:table-cell table:formula="of:=[.Z69]-[.Z$1]/400" office:value-type="float" office:value="0">
            <text:p>0.000000</text:p>
          </table:table-cell>
          <table:table-cell table:formula="of:=[.AA69]-[.AA$1]/400" office:value-type="float" office:value="0">
            <text:p>0.000000</text:p>
          </table:table-cell>
          <table:table-cell table:formula="of:=[.AB69]-[.AB$1]/400" office:value-type="float" office:value="0">
            <text:p>0.000000</text:p>
          </table:table-cell>
          <table:table-cell table:formula="of:=[.AC69]-[.AC$1]/400" office:value-type="float" office:value="0">
            <text:p>0.000000</text:p>
          </table:table-cell>
          <table:table-cell table:formula="of:=[.AD69]-[.AD$1]/400" office:value-type="float" office:value="0">
            <text:p>0.000000</text:p>
          </table:table-cell>
        </table:table-row>
        <table:table-row table:style-name="ro1">
          <table:table-cell table:formula="of:=[.A70]-[.A$1]/400" office:value-type="float" office:value="0">
            <text:p>0.000000</text:p>
          </table:table-cell>
          <table:table-cell table:formula="of:=[.B70]-[.B$1]/400" office:value-type="float" office:value="0">
            <text:p>0.000000</text:p>
          </table:table-cell>
          <table:table-cell table:formula="of:=[.C70]-[.C$1]/400" office:value-type="float" office:value="-0.313707074999998">
            <text:p>-0.313707</text:p>
          </table:table-cell>
          <table:table-cell table:formula="of:=[.D70]-[.D$1]/400" office:value-type="float" office:value="0.627414149999997">
            <text:p>0.627414</text:p>
          </table:table-cell>
          <table:table-cell table:formula="of:=[.E70]-[.E$1]/400" office:value-type="float" office:value="-0.313707074999998">
            <text:p>-0.313707</text:p>
          </table:table-cell>
          <table:table-cell table:formula="of:=[.F70]-[.F$1]/400" office:value-type="float" office:value="0">
            <text:p>0.000000</text:p>
          </table:table-cell>
          <table:table-cell table:formula="of:=[.G70]-[.G$1]/400" office:value-type="float" office:value="0">
            <text:p>0.000000</text:p>
          </table:table-cell>
          <table:table-cell table:formula="of:=[.H70]-[.H$1]/400" office:value-type="float" office:value="0">
            <text:p>0.000000</text:p>
          </table:table-cell>
          <table:table-cell table:formula="of:=[.I70]-[.I$1]/400" office:value-type="float" office:value="-0.313707074999998">
            <text:p>-0.313707</text:p>
          </table:table-cell>
          <table:table-cell table:formula="of:=[.J70]-[.J$1]/400" office:value-type="float" office:value="0.627414149999997">
            <text:p>0.627414</text:p>
          </table:table-cell>
          <table:table-cell table:formula="of:=[.K70]-[.K$1]/400" office:value-type="float" office:value="-0.313707074999998">
            <text:p>-0.313707</text:p>
          </table:table-cell>
          <table:table-cell table:formula="of:=[.L70]-[.L$1]/400" office:value-type="float" office:value="0">
            <text:p>0.000000</text:p>
          </table:table-cell>
          <table:table-cell table:formula="of:=[.M70]-[.M$1]/400" office:value-type="float" office:value="0.143989725">
            <text:p>0.143990</text:p>
          </table:table-cell>
          <table:table-cell table:formula="of:=[.N70]-[.N$1]/400" office:value-type="float" office:value="-0.143989725">
            <text:p>-0.143990</text:p>
          </table:table-cell>
          <table:table-cell table:formula="of:=[.O70]-[.O$1]/400" office:value-type="float" office:value="0">
            <text:p>0.000000</text:p>
          </table:table-cell>
          <table:table-cell table:formula="of:=[.P70]-[.P$1]/400" office:value-type="float" office:value="-0.431969174999999">
            <text:p>-0.431969</text:p>
          </table:table-cell>
          <table:table-cell table:formula="of:=[.Q70]-[.Q$1]/400" office:value-type="float" office:value="0">
            <text:p>0.000000</text:p>
          </table:table-cell>
          <table:table-cell table:formula="of:=[.R70]-[.R$1]/400" office:value-type="float" office:value="0">
            <text:p>0.000000</text:p>
          </table:table-cell>
          <table:table-cell table:formula="of:=[.S70]-[.S$1]/400" office:value-type="float" office:value="0">
            <text:p>0.000000</text:p>
          </table:table-cell>
          <table:table-cell table:formula="of:=[.T70]-[.T$1]/400" office:value-type="float" office:value="0.143989725">
            <text:p>0.143990</text:p>
          </table:table-cell>
          <table:table-cell table:formula="of:=[.U70]-[.U$1]/400" office:value-type="float" office:value="0.143989725">
            <text:p>0.143990</text:p>
          </table:table-cell>
          <table:table-cell table:formula="of:=[.V70]-[.V$1]/400" office:value-type="float" office:value="0">
            <text:p>0.000000</text:p>
          </table:table-cell>
          <table:table-cell table:formula="of:=[.W70]-[.W$1]/400" office:value-type="float" office:value="-0.431969174999999">
            <text:p>-0.431969</text:p>
          </table:table-cell>
          <table:table-cell table:formula="of:=[.X70]-[.X$1]/400" office:value-type="float" office:value="0">
            <text:p>0.000000</text:p>
          </table:table-cell>
          <table:table-cell table:formula="of:=[.Y70]-[.Y$1]/400" office:value-type="float" office:value="0">
            <text:p>0.000000</text:p>
          </table:table-cell>
          <table:table-cell table:formula="of:=[.Z70]-[.Z$1]/400" office:value-type="float" office:value="0">
            <text:p>0.000000</text:p>
          </table:table-cell>
          <table:table-cell table:formula="of:=[.AA70]-[.AA$1]/400" office:value-type="float" office:value="0">
            <text:p>0.000000</text:p>
          </table:table-cell>
          <table:table-cell table:formula="of:=[.AB70]-[.AB$1]/400" office:value-type="float" office:value="0">
            <text:p>0.000000</text:p>
          </table:table-cell>
          <table:table-cell table:formula="of:=[.AC70]-[.AC$1]/400" office:value-type="float" office:value="0">
            <text:p>0.000000</text:p>
          </table:table-cell>
          <table:table-cell table:formula="of:=[.AD70]-[.AD$1]/400" office:value-type="float" office:value="0">
            <text:p>0.000000</text:p>
          </table:table-cell>
        </table:table-row>
        <table:table-row table:style-name="ro1">
          <table:table-cell table:formula="of:=[.A71]-[.A$1]/400" office:value-type="float" office:value="0">
            <text:p>0.000000</text:p>
          </table:table-cell>
          <table:table-cell table:formula="of:=[.B71]-[.B$1]/400" office:value-type="float" office:value="0">
            <text:p>0.000000</text:p>
          </table:table-cell>
          <table:table-cell table:formula="of:=[.C71]-[.C$1]/400" office:value-type="float" office:value="-0.312756447499998">
            <text:p>-0.312756</text:p>
          </table:table-cell>
          <table:table-cell table:formula="of:=[.D71]-[.D$1]/400" office:value-type="float" office:value="0.625512894999997">
            <text:p>0.625513</text:p>
          </table:table-cell>
          <table:table-cell table:formula="of:=[.E71]-[.E$1]/400" office:value-type="float" office:value="-0.312756447499998">
            <text:p>-0.312756</text:p>
          </table:table-cell>
          <table:table-cell table:formula="of:=[.F71]-[.F$1]/400" office:value-type="float" office:value="0">
            <text:p>0.000000</text:p>
          </table:table-cell>
          <table:table-cell table:formula="of:=[.G71]-[.G$1]/400" office:value-type="float" office:value="0">
            <text:p>0.000000</text:p>
          </table:table-cell>
          <table:table-cell table:formula="of:=[.H71]-[.H$1]/400" office:value-type="float" office:value="0">
            <text:p>0.000000</text:p>
          </table:table-cell>
          <table:table-cell table:formula="of:=[.I71]-[.I$1]/400" office:value-type="float" office:value="-0.312756447499998">
            <text:p>-0.312756</text:p>
          </table:table-cell>
          <table:table-cell table:formula="of:=[.J71]-[.J$1]/400" office:value-type="float" office:value="0.625512894999997">
            <text:p>0.625513</text:p>
          </table:table-cell>
          <table:table-cell table:formula="of:=[.K71]-[.K$1]/400" office:value-type="float" office:value="-0.312756447499998">
            <text:p>-0.312756</text:p>
          </table:table-cell>
          <table:table-cell table:formula="of:=[.L71]-[.L$1]/400" office:value-type="float" office:value="0">
            <text:p>0.000000</text:p>
          </table:table-cell>
          <table:table-cell table:formula="of:=[.M71]-[.M$1]/400" office:value-type="float" office:value="0.1435533925">
            <text:p>0.143553</text:p>
          </table:table-cell>
          <table:table-cell table:formula="of:=[.N71]-[.N$1]/400" office:value-type="float" office:value="-0.1435533925">
            <text:p>-0.143553</text:p>
          </table:table-cell>
          <table:table-cell table:formula="of:=[.O71]-[.O$1]/400" office:value-type="float" office:value="0">
            <text:p>0.000000</text:p>
          </table:table-cell>
          <table:table-cell table:formula="of:=[.P71]-[.P$1]/400" office:value-type="float" office:value="-0.430660177499999">
            <text:p>-0.430660</text:p>
          </table:table-cell>
          <table:table-cell table:formula="of:=[.Q71]-[.Q$1]/400" office:value-type="float" office:value="0">
            <text:p>0.000000</text:p>
          </table:table-cell>
          <table:table-cell table:formula="of:=[.R71]-[.R$1]/400" office:value-type="float" office:value="0">
            <text:p>0.000000</text:p>
          </table:table-cell>
          <table:table-cell table:formula="of:=[.S71]-[.S$1]/400" office:value-type="float" office:value="0">
            <text:p>0.000000</text:p>
          </table:table-cell>
          <table:table-cell table:formula="of:=[.T71]-[.T$1]/400" office:value-type="float" office:value="0.1435533925">
            <text:p>0.143553</text:p>
          </table:table-cell>
          <table:table-cell table:formula="of:=[.U71]-[.U$1]/400" office:value-type="float" office:value="0.1435533925">
            <text:p>0.143553</text:p>
          </table:table-cell>
          <table:table-cell table:formula="of:=[.V71]-[.V$1]/400" office:value-type="float" office:value="0">
            <text:p>0.000000</text:p>
          </table:table-cell>
          <table:table-cell table:formula="of:=[.W71]-[.W$1]/400" office:value-type="float" office:value="-0.430660177499999">
            <text:p>-0.430660</text:p>
          </table:table-cell>
          <table:table-cell table:formula="of:=[.X71]-[.X$1]/400" office:value-type="float" office:value="0">
            <text:p>0.000000</text:p>
          </table:table-cell>
          <table:table-cell table:formula="of:=[.Y71]-[.Y$1]/400" office:value-type="float" office:value="0">
            <text:p>0.000000</text:p>
          </table:table-cell>
          <table:table-cell table:formula="of:=[.Z71]-[.Z$1]/400" office:value-type="float" office:value="0">
            <text:p>0.000000</text:p>
          </table:table-cell>
          <table:table-cell table:formula="of:=[.AA71]-[.AA$1]/400" office:value-type="float" office:value="0">
            <text:p>0.000000</text:p>
          </table:table-cell>
          <table:table-cell table:formula="of:=[.AB71]-[.AB$1]/400" office:value-type="float" office:value="0">
            <text:p>0.000000</text:p>
          </table:table-cell>
          <table:table-cell table:formula="of:=[.AC71]-[.AC$1]/400" office:value-type="float" office:value="0">
            <text:p>0.000000</text:p>
          </table:table-cell>
          <table:table-cell table:formula="of:=[.AD71]-[.AD$1]/400" office:value-type="float" office:value="0">
            <text:p>0.000000</text:p>
          </table:table-cell>
        </table:table-row>
        <table:table-row table:style-name="ro1">
          <table:table-cell table:formula="of:=[.A72]-[.A$1]/400" office:value-type="float" office:value="0">
            <text:p>0.000000</text:p>
          </table:table-cell>
          <table:table-cell table:formula="of:=[.B72]-[.B$1]/400" office:value-type="float" office:value="0">
            <text:p>0.000000</text:p>
          </table:table-cell>
          <table:table-cell table:formula="of:=[.C72]-[.C$1]/400" office:value-type="float" office:value="-0.311805819999998">
            <text:p>-0.311806</text:p>
          </table:table-cell>
          <table:table-cell table:formula="of:=[.D72]-[.D$1]/400" office:value-type="float" office:value="0.623611639999997">
            <text:p>0.623612</text:p>
          </table:table-cell>
          <table:table-cell table:formula="of:=[.E72]-[.E$1]/400" office:value-type="float" office:value="-0.311805819999998">
            <text:p>-0.311806</text:p>
          </table:table-cell>
          <table:table-cell table:formula="of:=[.F72]-[.F$1]/400" office:value-type="float" office:value="0">
            <text:p>0.000000</text:p>
          </table:table-cell>
          <table:table-cell table:formula="of:=[.G72]-[.G$1]/400" office:value-type="float" office:value="0">
            <text:p>0.000000</text:p>
          </table:table-cell>
          <table:table-cell table:formula="of:=[.H72]-[.H$1]/400" office:value-type="float" office:value="0">
            <text:p>0.000000</text:p>
          </table:table-cell>
          <table:table-cell table:formula="of:=[.I72]-[.I$1]/400" office:value-type="float" office:value="-0.311805819999998">
            <text:p>-0.311806</text:p>
          </table:table-cell>
          <table:table-cell table:formula="of:=[.J72]-[.J$1]/400" office:value-type="float" office:value="0.623611639999997">
            <text:p>0.623612</text:p>
          </table:table-cell>
          <table:table-cell table:formula="of:=[.K72]-[.K$1]/400" office:value-type="float" office:value="-0.311805819999998">
            <text:p>-0.311806</text:p>
          </table:table-cell>
          <table:table-cell table:formula="of:=[.L72]-[.L$1]/400" office:value-type="float" office:value="0">
            <text:p>0.000000</text:p>
          </table:table-cell>
          <table:table-cell table:formula="of:=[.M72]-[.M$1]/400" office:value-type="float" office:value="0.14311706">
            <text:p>0.143117</text:p>
          </table:table-cell>
          <table:table-cell table:formula="of:=[.N72]-[.N$1]/400" office:value-type="float" office:value="-0.14311706">
            <text:p>-0.143117</text:p>
          </table:table-cell>
          <table:table-cell table:formula="of:=[.O72]-[.O$1]/400" office:value-type="float" office:value="0">
            <text:p>0.000000</text:p>
          </table:table-cell>
          <table:table-cell table:formula="of:=[.P72]-[.P$1]/400" office:value-type="float" office:value="-0.429351179999999">
            <text:p>-0.429351</text:p>
          </table:table-cell>
          <table:table-cell table:formula="of:=[.Q72]-[.Q$1]/400" office:value-type="float" office:value="0">
            <text:p>0.000000</text:p>
          </table:table-cell>
          <table:table-cell table:formula="of:=[.R72]-[.R$1]/400" office:value-type="float" office:value="0">
            <text:p>0.000000</text:p>
          </table:table-cell>
          <table:table-cell table:formula="of:=[.S72]-[.S$1]/400" office:value-type="float" office:value="0">
            <text:p>0.000000</text:p>
          </table:table-cell>
          <table:table-cell table:formula="of:=[.T72]-[.T$1]/400" office:value-type="float" office:value="0.14311706">
            <text:p>0.143117</text:p>
          </table:table-cell>
          <table:table-cell table:formula="of:=[.U72]-[.U$1]/400" office:value-type="float" office:value="0.14311706">
            <text:p>0.143117</text:p>
          </table:table-cell>
          <table:table-cell table:formula="of:=[.V72]-[.V$1]/400" office:value-type="float" office:value="0">
            <text:p>0.000000</text:p>
          </table:table-cell>
          <table:table-cell table:formula="of:=[.W72]-[.W$1]/400" office:value-type="float" office:value="-0.429351179999999">
            <text:p>-0.429351</text:p>
          </table:table-cell>
          <table:table-cell table:formula="of:=[.X72]-[.X$1]/400" office:value-type="float" office:value="0">
            <text:p>0.000000</text:p>
          </table:table-cell>
          <table:table-cell table:formula="of:=[.Y72]-[.Y$1]/400" office:value-type="float" office:value="0">
            <text:p>0.000000</text:p>
          </table:table-cell>
          <table:table-cell table:formula="of:=[.Z72]-[.Z$1]/400" office:value-type="float" office:value="0">
            <text:p>0.000000</text:p>
          </table:table-cell>
          <table:table-cell table:formula="of:=[.AA72]-[.AA$1]/400" office:value-type="float" office:value="0">
            <text:p>0.000000</text:p>
          </table:table-cell>
          <table:table-cell table:formula="of:=[.AB72]-[.AB$1]/400" office:value-type="float" office:value="0">
            <text:p>0.000000</text:p>
          </table:table-cell>
          <table:table-cell table:formula="of:=[.AC72]-[.AC$1]/400" office:value-type="float" office:value="0">
            <text:p>0.000000</text:p>
          </table:table-cell>
          <table:table-cell table:formula="of:=[.AD72]-[.AD$1]/400" office:value-type="float" office:value="0">
            <text:p>0.000000</text:p>
          </table:table-cell>
        </table:table-row>
        <table:table-row table:style-name="ro1">
          <table:table-cell table:formula="of:=[.A73]-[.A$1]/400" office:value-type="float" office:value="0">
            <text:p>0.000000</text:p>
          </table:table-cell>
          <table:table-cell table:formula="of:=[.B73]-[.B$1]/400" office:value-type="float" office:value="0">
            <text:p>0.000000</text:p>
          </table:table-cell>
          <table:table-cell table:formula="of:=[.C73]-[.C$1]/400" office:value-type="float" office:value="-0.310855192499998">
            <text:p>-0.310855</text:p>
          </table:table-cell>
          <table:table-cell table:formula="of:=[.D73]-[.D$1]/400" office:value-type="float" office:value="0.621710384999997">
            <text:p>0.621710</text:p>
          </table:table-cell>
          <table:table-cell table:formula="of:=[.E73]-[.E$1]/400" office:value-type="float" office:value="-0.310855192499998">
            <text:p>-0.310855</text:p>
          </table:table-cell>
          <table:table-cell table:formula="of:=[.F73]-[.F$1]/400" office:value-type="float" office:value="0">
            <text:p>0.000000</text:p>
          </table:table-cell>
          <table:table-cell table:formula="of:=[.G73]-[.G$1]/400" office:value-type="float" office:value="0">
            <text:p>0.000000</text:p>
          </table:table-cell>
          <table:table-cell table:formula="of:=[.H73]-[.H$1]/400" office:value-type="float" office:value="0">
            <text:p>0.000000</text:p>
          </table:table-cell>
          <table:table-cell table:formula="of:=[.I73]-[.I$1]/400" office:value-type="float" office:value="-0.310855192499998">
            <text:p>-0.310855</text:p>
          </table:table-cell>
          <table:table-cell table:formula="of:=[.J73]-[.J$1]/400" office:value-type="float" office:value="0.621710384999997">
            <text:p>0.621710</text:p>
          </table:table-cell>
          <table:table-cell table:formula="of:=[.K73]-[.K$1]/400" office:value-type="float" office:value="-0.310855192499998">
            <text:p>-0.310855</text:p>
          </table:table-cell>
          <table:table-cell table:formula="of:=[.L73]-[.L$1]/400" office:value-type="float" office:value="0">
            <text:p>0.000000</text:p>
          </table:table-cell>
          <table:table-cell table:formula="of:=[.M73]-[.M$1]/400" office:value-type="float" office:value="0.1426807275">
            <text:p>0.142681</text:p>
          </table:table-cell>
          <table:table-cell table:formula="of:=[.N73]-[.N$1]/400" office:value-type="float" office:value="-0.1426807275">
            <text:p>-0.142681</text:p>
          </table:table-cell>
          <table:table-cell table:formula="of:=[.O73]-[.O$1]/400" office:value-type="float" office:value="0">
            <text:p>0.000000</text:p>
          </table:table-cell>
          <table:table-cell table:formula="of:=[.P73]-[.P$1]/400" office:value-type="float" office:value="-0.428042182499998">
            <text:p>-0.428042</text:p>
          </table:table-cell>
          <table:table-cell table:formula="of:=[.Q73]-[.Q$1]/400" office:value-type="float" office:value="0">
            <text:p>0.000000</text:p>
          </table:table-cell>
          <table:table-cell table:formula="of:=[.R73]-[.R$1]/400" office:value-type="float" office:value="0">
            <text:p>0.000000</text:p>
          </table:table-cell>
          <table:table-cell table:formula="of:=[.S73]-[.S$1]/400" office:value-type="float" office:value="0">
            <text:p>0.000000</text:p>
          </table:table-cell>
          <table:table-cell table:formula="of:=[.T73]-[.T$1]/400" office:value-type="float" office:value="0.1426807275">
            <text:p>0.142681</text:p>
          </table:table-cell>
          <table:table-cell table:formula="of:=[.U73]-[.U$1]/400" office:value-type="float" office:value="0.1426807275">
            <text:p>0.142681</text:p>
          </table:table-cell>
          <table:table-cell table:formula="of:=[.V73]-[.V$1]/400" office:value-type="float" office:value="0">
            <text:p>0.000000</text:p>
          </table:table-cell>
          <table:table-cell table:formula="of:=[.W73]-[.W$1]/400" office:value-type="float" office:value="-0.428042182499998">
            <text:p>-0.428042</text:p>
          </table:table-cell>
          <table:table-cell table:formula="of:=[.X73]-[.X$1]/400" office:value-type="float" office:value="0">
            <text:p>0.000000</text:p>
          </table:table-cell>
          <table:table-cell table:formula="of:=[.Y73]-[.Y$1]/400" office:value-type="float" office:value="0">
            <text:p>0.000000</text:p>
          </table:table-cell>
          <table:table-cell table:formula="of:=[.Z73]-[.Z$1]/400" office:value-type="float" office:value="0">
            <text:p>0.000000</text:p>
          </table:table-cell>
          <table:table-cell table:formula="of:=[.AA73]-[.AA$1]/400" office:value-type="float" office:value="0">
            <text:p>0.000000</text:p>
          </table:table-cell>
          <table:table-cell table:formula="of:=[.AB73]-[.AB$1]/400" office:value-type="float" office:value="0">
            <text:p>0.000000</text:p>
          </table:table-cell>
          <table:table-cell table:formula="of:=[.AC73]-[.AC$1]/400" office:value-type="float" office:value="0">
            <text:p>0.000000</text:p>
          </table:table-cell>
          <table:table-cell table:formula="of:=[.AD73]-[.AD$1]/400" office:value-type="float" office:value="0">
            <text:p>0.000000</text:p>
          </table:table-cell>
        </table:table-row>
        <table:table-row table:style-name="ro1">
          <table:table-cell table:formula="of:=[.A74]-[.A$1]/400" office:value-type="float" office:value="0">
            <text:p>0.000000</text:p>
          </table:table-cell>
          <table:table-cell table:formula="of:=[.B74]-[.B$1]/400" office:value-type="float" office:value="0">
            <text:p>0.000000</text:p>
          </table:table-cell>
          <table:table-cell table:formula="of:=[.C74]-[.C$1]/400" office:value-type="float" office:value="-0.309904564999998">
            <text:p>-0.309905</text:p>
          </table:table-cell>
          <table:table-cell table:formula="of:=[.D74]-[.D$1]/400" office:value-type="float" office:value="0.619809129999997">
            <text:p>0.619809</text:p>
          </table:table-cell>
          <table:table-cell table:formula="of:=[.E74]-[.E$1]/400" office:value-type="float" office:value="-0.309904564999998">
            <text:p>-0.309905</text:p>
          </table:table-cell>
          <table:table-cell table:formula="of:=[.F74]-[.F$1]/400" office:value-type="float" office:value="0">
            <text:p>0.000000</text:p>
          </table:table-cell>
          <table:table-cell table:formula="of:=[.G74]-[.G$1]/400" office:value-type="float" office:value="0">
            <text:p>0.000000</text:p>
          </table:table-cell>
          <table:table-cell table:formula="of:=[.H74]-[.H$1]/400" office:value-type="float" office:value="0">
            <text:p>0.000000</text:p>
          </table:table-cell>
          <table:table-cell table:formula="of:=[.I74]-[.I$1]/400" office:value-type="float" office:value="-0.309904564999998">
            <text:p>-0.309905</text:p>
          </table:table-cell>
          <table:table-cell table:formula="of:=[.J74]-[.J$1]/400" office:value-type="float" office:value="0.619809129999997">
            <text:p>0.619809</text:p>
          </table:table-cell>
          <table:table-cell table:formula="of:=[.K74]-[.K$1]/400" office:value-type="float" office:value="-0.309904564999998">
            <text:p>-0.309905</text:p>
          </table:table-cell>
          <table:table-cell table:formula="of:=[.L74]-[.L$1]/400" office:value-type="float" office:value="0">
            <text:p>0.000000</text:p>
          </table:table-cell>
          <table:table-cell table:formula="of:=[.M74]-[.M$1]/400" office:value-type="float" office:value="0.142244395">
            <text:p>0.142244</text:p>
          </table:table-cell>
          <table:table-cell table:formula="of:=[.N74]-[.N$1]/400" office:value-type="float" office:value="-0.142244395">
            <text:p>-0.142244</text:p>
          </table:table-cell>
          <table:table-cell table:formula="of:=[.O74]-[.O$1]/400" office:value-type="float" office:value="0">
            <text:p>0.000000</text:p>
          </table:table-cell>
          <table:table-cell table:formula="of:=[.P74]-[.P$1]/400" office:value-type="float" office:value="-0.426733184999998">
            <text:p>-0.426733</text:p>
          </table:table-cell>
          <table:table-cell table:formula="of:=[.Q74]-[.Q$1]/400" office:value-type="float" office:value="0">
            <text:p>0.000000</text:p>
          </table:table-cell>
          <table:table-cell table:formula="of:=[.R74]-[.R$1]/400" office:value-type="float" office:value="0">
            <text:p>0.000000</text:p>
          </table:table-cell>
          <table:table-cell table:formula="of:=[.S74]-[.S$1]/400" office:value-type="float" office:value="0">
            <text:p>0.000000</text:p>
          </table:table-cell>
          <table:table-cell table:formula="of:=[.T74]-[.T$1]/400" office:value-type="float" office:value="0.142244395">
            <text:p>0.142244</text:p>
          </table:table-cell>
          <table:table-cell table:formula="of:=[.U74]-[.U$1]/400" office:value-type="float" office:value="0.142244395">
            <text:p>0.142244</text:p>
          </table:table-cell>
          <table:table-cell table:formula="of:=[.V74]-[.V$1]/400" office:value-type="float" office:value="0">
            <text:p>0.000000</text:p>
          </table:table-cell>
          <table:table-cell table:formula="of:=[.W74]-[.W$1]/400" office:value-type="float" office:value="-0.426733184999998">
            <text:p>-0.426733</text:p>
          </table:table-cell>
          <table:table-cell table:formula="of:=[.X74]-[.X$1]/400" office:value-type="float" office:value="0">
            <text:p>0.000000</text:p>
          </table:table-cell>
          <table:table-cell table:formula="of:=[.Y74]-[.Y$1]/400" office:value-type="float" office:value="0">
            <text:p>0.000000</text:p>
          </table:table-cell>
          <table:table-cell table:formula="of:=[.Z74]-[.Z$1]/400" office:value-type="float" office:value="0">
            <text:p>0.000000</text:p>
          </table:table-cell>
          <table:table-cell table:formula="of:=[.AA74]-[.AA$1]/400" office:value-type="float" office:value="0">
            <text:p>0.000000</text:p>
          </table:table-cell>
          <table:table-cell table:formula="of:=[.AB74]-[.AB$1]/400" office:value-type="float" office:value="0">
            <text:p>0.000000</text:p>
          </table:table-cell>
          <table:table-cell table:formula="of:=[.AC74]-[.AC$1]/400" office:value-type="float" office:value="0">
            <text:p>0.000000</text:p>
          </table:table-cell>
          <table:table-cell table:formula="of:=[.AD74]-[.AD$1]/400" office:value-type="float" office:value="0">
            <text:p>0.000000</text:p>
          </table:table-cell>
        </table:table-row>
        <table:table-row table:style-name="ro1">
          <table:table-cell table:formula="of:=[.A75]-[.A$1]/400" office:value-type="float" office:value="0">
            <text:p>0.000000</text:p>
          </table:table-cell>
          <table:table-cell table:formula="of:=[.B75]-[.B$1]/400" office:value-type="float" office:value="0">
            <text:p>0.000000</text:p>
          </table:table-cell>
          <table:table-cell table:formula="of:=[.C75]-[.C$1]/400" office:value-type="float" office:value="-0.308953937499998">
            <text:p>-0.308954</text:p>
          </table:table-cell>
          <table:table-cell table:formula="of:=[.D75]-[.D$1]/400" office:value-type="float" office:value="0.617907874999997">
            <text:p>0.617908</text:p>
          </table:table-cell>
          <table:table-cell table:formula="of:=[.E75]-[.E$1]/400" office:value-type="float" office:value="-0.308953937499998">
            <text:p>-0.308954</text:p>
          </table:table-cell>
          <table:table-cell table:formula="of:=[.F75]-[.F$1]/400" office:value-type="float" office:value="0">
            <text:p>0.000000</text:p>
          </table:table-cell>
          <table:table-cell table:formula="of:=[.G75]-[.G$1]/400" office:value-type="float" office:value="0">
            <text:p>0.000000</text:p>
          </table:table-cell>
          <table:table-cell table:formula="of:=[.H75]-[.H$1]/400" office:value-type="float" office:value="0">
            <text:p>0.000000</text:p>
          </table:table-cell>
          <table:table-cell table:formula="of:=[.I75]-[.I$1]/400" office:value-type="float" office:value="-0.308953937499998">
            <text:p>-0.308954</text:p>
          </table:table-cell>
          <table:table-cell table:formula="of:=[.J75]-[.J$1]/400" office:value-type="float" office:value="0.617907874999997">
            <text:p>0.617908</text:p>
          </table:table-cell>
          <table:table-cell table:formula="of:=[.K75]-[.K$1]/400" office:value-type="float" office:value="-0.308953937499998">
            <text:p>-0.308954</text:p>
          </table:table-cell>
          <table:table-cell table:formula="of:=[.L75]-[.L$1]/400" office:value-type="float" office:value="0">
            <text:p>0.000000</text:p>
          </table:table-cell>
          <table:table-cell table:formula="of:=[.M75]-[.M$1]/400" office:value-type="float" office:value="0.1418080625">
            <text:p>0.141808</text:p>
          </table:table-cell>
          <table:table-cell table:formula="of:=[.N75]-[.N$1]/400" office:value-type="float" office:value="-0.1418080625">
            <text:p>-0.141808</text:p>
          </table:table-cell>
          <table:table-cell table:formula="of:=[.O75]-[.O$1]/400" office:value-type="float" office:value="0">
            <text:p>0.000000</text:p>
          </table:table-cell>
          <table:table-cell table:formula="of:=[.P75]-[.P$1]/400" office:value-type="float" office:value="-0.425424187499998">
            <text:p>-0.425424</text:p>
          </table:table-cell>
          <table:table-cell table:formula="of:=[.Q75]-[.Q$1]/400" office:value-type="float" office:value="0">
            <text:p>0.000000</text:p>
          </table:table-cell>
          <table:table-cell table:formula="of:=[.R75]-[.R$1]/400" office:value-type="float" office:value="0">
            <text:p>0.000000</text:p>
          </table:table-cell>
          <table:table-cell table:formula="of:=[.S75]-[.S$1]/400" office:value-type="float" office:value="0">
            <text:p>0.000000</text:p>
          </table:table-cell>
          <table:table-cell table:formula="of:=[.T75]-[.T$1]/400" office:value-type="float" office:value="0.1418080625">
            <text:p>0.141808</text:p>
          </table:table-cell>
          <table:table-cell table:formula="of:=[.U75]-[.U$1]/400" office:value-type="float" office:value="0.1418080625">
            <text:p>0.141808</text:p>
          </table:table-cell>
          <table:table-cell table:formula="of:=[.V75]-[.V$1]/400" office:value-type="float" office:value="0">
            <text:p>0.000000</text:p>
          </table:table-cell>
          <table:table-cell table:formula="of:=[.W75]-[.W$1]/400" office:value-type="float" office:value="-0.425424187499998">
            <text:p>-0.425424</text:p>
          </table:table-cell>
          <table:table-cell table:formula="of:=[.X75]-[.X$1]/400" office:value-type="float" office:value="0">
            <text:p>0.000000</text:p>
          </table:table-cell>
          <table:table-cell table:formula="of:=[.Y75]-[.Y$1]/400" office:value-type="float" office:value="0">
            <text:p>0.000000</text:p>
          </table:table-cell>
          <table:table-cell table:formula="of:=[.Z75]-[.Z$1]/400" office:value-type="float" office:value="0">
            <text:p>0.000000</text:p>
          </table:table-cell>
          <table:table-cell table:formula="of:=[.AA75]-[.AA$1]/400" office:value-type="float" office:value="0">
            <text:p>0.000000</text:p>
          </table:table-cell>
          <table:table-cell table:formula="of:=[.AB75]-[.AB$1]/400" office:value-type="float" office:value="0">
            <text:p>0.000000</text:p>
          </table:table-cell>
          <table:table-cell table:formula="of:=[.AC75]-[.AC$1]/400" office:value-type="float" office:value="0">
            <text:p>0.000000</text:p>
          </table:table-cell>
          <table:table-cell table:formula="of:=[.AD75]-[.AD$1]/400" office:value-type="float" office:value="0">
            <text:p>0.000000</text:p>
          </table:table-cell>
        </table:table-row>
        <table:table-row table:style-name="ro1">
          <table:table-cell table:formula="of:=[.A76]-[.A$1]/400" office:value-type="float" office:value="0">
            <text:p>0.000000</text:p>
          </table:table-cell>
          <table:table-cell table:formula="of:=[.B76]-[.B$1]/400" office:value-type="float" office:value="0">
            <text:p>0.000000</text:p>
          </table:table-cell>
          <table:table-cell table:formula="of:=[.C76]-[.C$1]/400" office:value-type="float" office:value="-0.308003309999998">
            <text:p>-0.308003</text:p>
          </table:table-cell>
          <table:table-cell table:formula="of:=[.D76]-[.D$1]/400" office:value-type="float" office:value="0.616006619999996">
            <text:p>0.616007</text:p>
          </table:table-cell>
          <table:table-cell table:formula="of:=[.E76]-[.E$1]/400" office:value-type="float" office:value="-0.308003309999998">
            <text:p>-0.308003</text:p>
          </table:table-cell>
          <table:table-cell table:formula="of:=[.F76]-[.F$1]/400" office:value-type="float" office:value="0">
            <text:p>0.000000</text:p>
          </table:table-cell>
          <table:table-cell table:formula="of:=[.G76]-[.G$1]/400" office:value-type="float" office:value="0">
            <text:p>0.000000</text:p>
          </table:table-cell>
          <table:table-cell table:formula="of:=[.H76]-[.H$1]/400" office:value-type="float" office:value="0">
            <text:p>0.000000</text:p>
          </table:table-cell>
          <table:table-cell table:formula="of:=[.I76]-[.I$1]/400" office:value-type="float" office:value="-0.308003309999998">
            <text:p>-0.308003</text:p>
          </table:table-cell>
          <table:table-cell table:formula="of:=[.J76]-[.J$1]/400" office:value-type="float" office:value="0.616006619999996">
            <text:p>0.616007</text:p>
          </table:table-cell>
          <table:table-cell table:formula="of:=[.K76]-[.K$1]/400" office:value-type="float" office:value="-0.308003309999998">
            <text:p>-0.308003</text:p>
          </table:table-cell>
          <table:table-cell table:formula="of:=[.L76]-[.L$1]/400" office:value-type="float" office:value="0">
            <text:p>0.000000</text:p>
          </table:table-cell>
          <table:table-cell table:formula="of:=[.M76]-[.M$1]/400" office:value-type="float" office:value="0.14137173">
            <text:p>0.141372</text:p>
          </table:table-cell>
          <table:table-cell table:formula="of:=[.N76]-[.N$1]/400" office:value-type="float" office:value="-0.14137173">
            <text:p>-0.141372</text:p>
          </table:table-cell>
          <table:table-cell table:formula="of:=[.O76]-[.O$1]/400" office:value-type="float" office:value="0">
            <text:p>0.000000</text:p>
          </table:table-cell>
          <table:table-cell table:formula="of:=[.P76]-[.P$1]/400" office:value-type="float" office:value="-0.424115189999998">
            <text:p>-0.424115</text:p>
          </table:table-cell>
          <table:table-cell table:formula="of:=[.Q76]-[.Q$1]/400" office:value-type="float" office:value="0">
            <text:p>0.000000</text:p>
          </table:table-cell>
          <table:table-cell table:formula="of:=[.R76]-[.R$1]/400" office:value-type="float" office:value="0">
            <text:p>0.000000</text:p>
          </table:table-cell>
          <table:table-cell table:formula="of:=[.S76]-[.S$1]/400" office:value-type="float" office:value="0">
            <text:p>0.000000</text:p>
          </table:table-cell>
          <table:table-cell table:formula="of:=[.T76]-[.T$1]/400" office:value-type="float" office:value="0.14137173">
            <text:p>0.141372</text:p>
          </table:table-cell>
          <table:table-cell table:formula="of:=[.U76]-[.U$1]/400" office:value-type="float" office:value="0.14137173">
            <text:p>0.141372</text:p>
          </table:table-cell>
          <table:table-cell table:formula="of:=[.V76]-[.V$1]/400" office:value-type="float" office:value="0">
            <text:p>0.000000</text:p>
          </table:table-cell>
          <table:table-cell table:formula="of:=[.W76]-[.W$1]/400" office:value-type="float" office:value="-0.424115189999998">
            <text:p>-0.424115</text:p>
          </table:table-cell>
          <table:table-cell table:formula="of:=[.X76]-[.X$1]/400" office:value-type="float" office:value="0">
            <text:p>0.000000</text:p>
          </table:table-cell>
          <table:table-cell table:formula="of:=[.Y76]-[.Y$1]/400" office:value-type="float" office:value="0">
            <text:p>0.000000</text:p>
          </table:table-cell>
          <table:table-cell table:formula="of:=[.Z76]-[.Z$1]/400" office:value-type="float" office:value="0">
            <text:p>0.000000</text:p>
          </table:table-cell>
          <table:table-cell table:formula="of:=[.AA76]-[.AA$1]/400" office:value-type="float" office:value="0">
            <text:p>0.000000</text:p>
          </table:table-cell>
          <table:table-cell table:formula="of:=[.AB76]-[.AB$1]/400" office:value-type="float" office:value="0">
            <text:p>0.000000</text:p>
          </table:table-cell>
          <table:table-cell table:formula="of:=[.AC76]-[.AC$1]/400" office:value-type="float" office:value="0">
            <text:p>0.000000</text:p>
          </table:table-cell>
          <table:table-cell table:formula="of:=[.AD76]-[.AD$1]/400" office:value-type="float" office:value="0">
            <text:p>0.000000</text:p>
          </table:table-cell>
        </table:table-row>
        <table:table-row table:style-name="ro1">
          <table:table-cell table:formula="of:=[.A77]-[.A$1]/400" office:value-type="float" office:value="0">
            <text:p>0.000000</text:p>
          </table:table-cell>
          <table:table-cell table:formula="of:=[.B77]-[.B$1]/400" office:value-type="float" office:value="0">
            <text:p>0.000000</text:p>
          </table:table-cell>
          <table:table-cell table:formula="of:=[.C77]-[.C$1]/400" office:value-type="float" office:value="-0.307052682499998">
            <text:p>-0.307053</text:p>
          </table:table-cell>
          <table:table-cell table:formula="of:=[.D77]-[.D$1]/400" office:value-type="float" office:value="0.614105364999996">
            <text:p>0.614105</text:p>
          </table:table-cell>
          <table:table-cell table:formula="of:=[.E77]-[.E$1]/400" office:value-type="float" office:value="-0.307052682499998">
            <text:p>-0.307053</text:p>
          </table:table-cell>
          <table:table-cell table:formula="of:=[.F77]-[.F$1]/400" office:value-type="float" office:value="0">
            <text:p>0.000000</text:p>
          </table:table-cell>
          <table:table-cell table:formula="of:=[.G77]-[.G$1]/400" office:value-type="float" office:value="0">
            <text:p>0.000000</text:p>
          </table:table-cell>
          <table:table-cell table:formula="of:=[.H77]-[.H$1]/400" office:value-type="float" office:value="0">
            <text:p>0.000000</text:p>
          </table:table-cell>
          <table:table-cell table:formula="of:=[.I77]-[.I$1]/400" office:value-type="float" office:value="-0.307052682499998">
            <text:p>-0.307053</text:p>
          </table:table-cell>
          <table:table-cell table:formula="of:=[.J77]-[.J$1]/400" office:value-type="float" office:value="0.614105364999996">
            <text:p>0.614105</text:p>
          </table:table-cell>
          <table:table-cell table:formula="of:=[.K77]-[.K$1]/400" office:value-type="float" office:value="-0.307052682499998">
            <text:p>-0.307053</text:p>
          </table:table-cell>
          <table:table-cell table:formula="of:=[.L77]-[.L$1]/400" office:value-type="float" office:value="0">
            <text:p>0.000000</text:p>
          </table:table-cell>
          <table:table-cell table:formula="of:=[.M77]-[.M$1]/400" office:value-type="float" office:value="0.1409353975">
            <text:p>0.140935</text:p>
          </table:table-cell>
          <table:table-cell table:formula="of:=[.N77]-[.N$1]/400" office:value-type="float" office:value="-0.1409353975">
            <text:p>-0.140935</text:p>
          </table:table-cell>
          <table:table-cell table:formula="of:=[.O77]-[.O$1]/400" office:value-type="float" office:value="0">
            <text:p>0.000000</text:p>
          </table:table-cell>
          <table:table-cell table:formula="of:=[.P77]-[.P$1]/400" office:value-type="float" office:value="-0.422806192499998">
            <text:p>-0.422806</text:p>
          </table:table-cell>
          <table:table-cell table:formula="of:=[.Q77]-[.Q$1]/400" office:value-type="float" office:value="0">
            <text:p>0.000000</text:p>
          </table:table-cell>
          <table:table-cell table:formula="of:=[.R77]-[.R$1]/400" office:value-type="float" office:value="0">
            <text:p>0.000000</text:p>
          </table:table-cell>
          <table:table-cell table:formula="of:=[.S77]-[.S$1]/400" office:value-type="float" office:value="0">
            <text:p>0.000000</text:p>
          </table:table-cell>
          <table:table-cell table:formula="of:=[.T77]-[.T$1]/400" office:value-type="float" office:value="0.1409353975">
            <text:p>0.140935</text:p>
          </table:table-cell>
          <table:table-cell table:formula="of:=[.U77]-[.U$1]/400" office:value-type="float" office:value="0.1409353975">
            <text:p>0.140935</text:p>
          </table:table-cell>
          <table:table-cell table:formula="of:=[.V77]-[.V$1]/400" office:value-type="float" office:value="0">
            <text:p>0.000000</text:p>
          </table:table-cell>
          <table:table-cell table:formula="of:=[.W77]-[.W$1]/400" office:value-type="float" office:value="-0.422806192499998">
            <text:p>-0.422806</text:p>
          </table:table-cell>
          <table:table-cell table:formula="of:=[.X77]-[.X$1]/400" office:value-type="float" office:value="0">
            <text:p>0.000000</text:p>
          </table:table-cell>
          <table:table-cell table:formula="of:=[.Y77]-[.Y$1]/400" office:value-type="float" office:value="0">
            <text:p>0.000000</text:p>
          </table:table-cell>
          <table:table-cell table:formula="of:=[.Z77]-[.Z$1]/400" office:value-type="float" office:value="0">
            <text:p>0.000000</text:p>
          </table:table-cell>
          <table:table-cell table:formula="of:=[.AA77]-[.AA$1]/400" office:value-type="float" office:value="0">
            <text:p>0.000000</text:p>
          </table:table-cell>
          <table:table-cell table:formula="of:=[.AB77]-[.AB$1]/400" office:value-type="float" office:value="0">
            <text:p>0.000000</text:p>
          </table:table-cell>
          <table:table-cell table:formula="of:=[.AC77]-[.AC$1]/400" office:value-type="float" office:value="0">
            <text:p>0.000000</text:p>
          </table:table-cell>
          <table:table-cell table:formula="of:=[.AD77]-[.AD$1]/400" office:value-type="float" office:value="0">
            <text:p>0.000000</text:p>
          </table:table-cell>
        </table:table-row>
        <table:table-row table:style-name="ro1">
          <table:table-cell table:formula="of:=[.A78]-[.A$1]/400" office:value-type="float" office:value="0">
            <text:p>0.000000</text:p>
          </table:table-cell>
          <table:table-cell table:formula="of:=[.B78]-[.B$1]/400" office:value-type="float" office:value="0">
            <text:p>0.000000</text:p>
          </table:table-cell>
          <table:table-cell table:formula="of:=[.C78]-[.C$1]/400" office:value-type="float" office:value="-0.306102054999998">
            <text:p>-0.306102</text:p>
          </table:table-cell>
          <table:table-cell table:formula="of:=[.D78]-[.D$1]/400" office:value-type="float" office:value="0.612204109999996">
            <text:p>0.612204</text:p>
          </table:table-cell>
          <table:table-cell table:formula="of:=[.E78]-[.E$1]/400" office:value-type="float" office:value="-0.306102054999998">
            <text:p>-0.306102</text:p>
          </table:table-cell>
          <table:table-cell table:formula="of:=[.F78]-[.F$1]/400" office:value-type="float" office:value="0">
            <text:p>0.000000</text:p>
          </table:table-cell>
          <table:table-cell table:formula="of:=[.G78]-[.G$1]/400" office:value-type="float" office:value="0">
            <text:p>0.000000</text:p>
          </table:table-cell>
          <table:table-cell table:formula="of:=[.H78]-[.H$1]/400" office:value-type="float" office:value="0">
            <text:p>0.000000</text:p>
          </table:table-cell>
          <table:table-cell table:formula="of:=[.I78]-[.I$1]/400" office:value-type="float" office:value="-0.306102054999998">
            <text:p>-0.306102</text:p>
          </table:table-cell>
          <table:table-cell table:formula="of:=[.J78]-[.J$1]/400" office:value-type="float" office:value="0.612204109999996">
            <text:p>0.612204</text:p>
          </table:table-cell>
          <table:table-cell table:formula="of:=[.K78]-[.K$1]/400" office:value-type="float" office:value="-0.306102054999998">
            <text:p>-0.306102</text:p>
          </table:table-cell>
          <table:table-cell table:formula="of:=[.L78]-[.L$1]/400" office:value-type="float" office:value="0">
            <text:p>0.000000</text:p>
          </table:table-cell>
          <table:table-cell table:formula="of:=[.M78]-[.M$1]/400" office:value-type="float" office:value="0.140499065">
            <text:p>0.140499</text:p>
          </table:table-cell>
          <table:table-cell table:formula="of:=[.N78]-[.N$1]/400" office:value-type="float" office:value="-0.140499065">
            <text:p>-0.140499</text:p>
          </table:table-cell>
          <table:table-cell table:formula="of:=[.O78]-[.O$1]/400" office:value-type="float" office:value="0">
            <text:p>0.000000</text:p>
          </table:table-cell>
          <table:table-cell table:formula="of:=[.P78]-[.P$1]/400" office:value-type="float" office:value="-0.421497194999998">
            <text:p>-0.421497</text:p>
          </table:table-cell>
          <table:table-cell table:formula="of:=[.Q78]-[.Q$1]/400" office:value-type="float" office:value="0">
            <text:p>0.000000</text:p>
          </table:table-cell>
          <table:table-cell table:formula="of:=[.R78]-[.R$1]/400" office:value-type="float" office:value="0">
            <text:p>0.000000</text:p>
          </table:table-cell>
          <table:table-cell table:formula="of:=[.S78]-[.S$1]/400" office:value-type="float" office:value="0">
            <text:p>0.000000</text:p>
          </table:table-cell>
          <table:table-cell table:formula="of:=[.T78]-[.T$1]/400" office:value-type="float" office:value="0.140499065">
            <text:p>0.140499</text:p>
          </table:table-cell>
          <table:table-cell table:formula="of:=[.U78]-[.U$1]/400" office:value-type="float" office:value="0.140499065">
            <text:p>0.140499</text:p>
          </table:table-cell>
          <table:table-cell table:formula="of:=[.V78]-[.V$1]/400" office:value-type="float" office:value="0">
            <text:p>0.000000</text:p>
          </table:table-cell>
          <table:table-cell table:formula="of:=[.W78]-[.W$1]/400" office:value-type="float" office:value="-0.421497194999998">
            <text:p>-0.421497</text:p>
          </table:table-cell>
          <table:table-cell table:formula="of:=[.X78]-[.X$1]/400" office:value-type="float" office:value="0">
            <text:p>0.000000</text:p>
          </table:table-cell>
          <table:table-cell table:formula="of:=[.Y78]-[.Y$1]/400" office:value-type="float" office:value="0">
            <text:p>0.000000</text:p>
          </table:table-cell>
          <table:table-cell table:formula="of:=[.Z78]-[.Z$1]/400" office:value-type="float" office:value="0">
            <text:p>0.000000</text:p>
          </table:table-cell>
          <table:table-cell table:formula="of:=[.AA78]-[.AA$1]/400" office:value-type="float" office:value="0">
            <text:p>0.000000</text:p>
          </table:table-cell>
          <table:table-cell table:formula="of:=[.AB78]-[.AB$1]/400" office:value-type="float" office:value="0">
            <text:p>0.000000</text:p>
          </table:table-cell>
          <table:table-cell table:formula="of:=[.AC78]-[.AC$1]/400" office:value-type="float" office:value="0">
            <text:p>0.000000</text:p>
          </table:table-cell>
          <table:table-cell table:formula="of:=[.AD78]-[.AD$1]/400" office:value-type="float" office:value="0">
            <text:p>0.000000</text:p>
          </table:table-cell>
        </table:table-row>
        <table:table-row table:style-name="ro1">
          <table:table-cell table:formula="of:=[.A79]-[.A$1]/400" office:value-type="float" office:value="0">
            <text:p>0.000000</text:p>
          </table:table-cell>
          <table:table-cell table:formula="of:=[.B79]-[.B$1]/400" office:value-type="float" office:value="0">
            <text:p>0.000000</text:p>
          </table:table-cell>
          <table:table-cell table:formula="of:=[.C79]-[.C$1]/400" office:value-type="float" office:value="-0.305151427499998">
            <text:p>-0.305151</text:p>
          </table:table-cell>
          <table:table-cell table:formula="of:=[.D79]-[.D$1]/400" office:value-type="float" office:value="0.610302854999996">
            <text:p>0.610303</text:p>
          </table:table-cell>
          <table:table-cell table:formula="of:=[.E79]-[.E$1]/400" office:value-type="float" office:value="-0.305151427499998">
            <text:p>-0.305151</text:p>
          </table:table-cell>
          <table:table-cell table:formula="of:=[.F79]-[.F$1]/400" office:value-type="float" office:value="0">
            <text:p>0.000000</text:p>
          </table:table-cell>
          <table:table-cell table:formula="of:=[.G79]-[.G$1]/400" office:value-type="float" office:value="0">
            <text:p>0.000000</text:p>
          </table:table-cell>
          <table:table-cell table:formula="of:=[.H79]-[.H$1]/400" office:value-type="float" office:value="0">
            <text:p>0.000000</text:p>
          </table:table-cell>
          <table:table-cell table:formula="of:=[.I79]-[.I$1]/400" office:value-type="float" office:value="-0.305151427499998">
            <text:p>-0.305151</text:p>
          </table:table-cell>
          <table:table-cell table:formula="of:=[.J79]-[.J$1]/400" office:value-type="float" office:value="0.610302854999996">
            <text:p>0.610303</text:p>
          </table:table-cell>
          <table:table-cell table:formula="of:=[.K79]-[.K$1]/400" office:value-type="float" office:value="-0.305151427499998">
            <text:p>-0.305151</text:p>
          </table:table-cell>
          <table:table-cell table:formula="of:=[.L79]-[.L$1]/400" office:value-type="float" office:value="0">
            <text:p>0.000000</text:p>
          </table:table-cell>
          <table:table-cell table:formula="of:=[.M79]-[.M$1]/400" office:value-type="float" office:value="0.1400627325">
            <text:p>0.140063</text:p>
          </table:table-cell>
          <table:table-cell table:formula="of:=[.N79]-[.N$1]/400" office:value-type="float" office:value="-0.1400627325">
            <text:p>-0.140063</text:p>
          </table:table-cell>
          <table:table-cell table:formula="of:=[.O79]-[.O$1]/400" office:value-type="float" office:value="0">
            <text:p>0.000000</text:p>
          </table:table-cell>
          <table:table-cell table:formula="of:=[.P79]-[.P$1]/400" office:value-type="float" office:value="-0.420188197499998">
            <text:p>-0.420188</text:p>
          </table:table-cell>
          <table:table-cell table:formula="of:=[.Q79]-[.Q$1]/400" office:value-type="float" office:value="0">
            <text:p>0.000000</text:p>
          </table:table-cell>
          <table:table-cell table:formula="of:=[.R79]-[.R$1]/400" office:value-type="float" office:value="0">
            <text:p>0.000000</text:p>
          </table:table-cell>
          <table:table-cell table:formula="of:=[.S79]-[.S$1]/400" office:value-type="float" office:value="0">
            <text:p>0.000000</text:p>
          </table:table-cell>
          <table:table-cell table:formula="of:=[.T79]-[.T$1]/400" office:value-type="float" office:value="0.1400627325">
            <text:p>0.140063</text:p>
          </table:table-cell>
          <table:table-cell table:formula="of:=[.U79]-[.U$1]/400" office:value-type="float" office:value="0.1400627325">
            <text:p>0.140063</text:p>
          </table:table-cell>
          <table:table-cell table:formula="of:=[.V79]-[.V$1]/400" office:value-type="float" office:value="0">
            <text:p>0.000000</text:p>
          </table:table-cell>
          <table:table-cell table:formula="of:=[.W79]-[.W$1]/400" office:value-type="float" office:value="-0.420188197499998">
            <text:p>-0.420188</text:p>
          </table:table-cell>
          <table:table-cell table:formula="of:=[.X79]-[.X$1]/400" office:value-type="float" office:value="0">
            <text:p>0.000000</text:p>
          </table:table-cell>
          <table:table-cell table:formula="of:=[.Y79]-[.Y$1]/400" office:value-type="float" office:value="0">
            <text:p>0.000000</text:p>
          </table:table-cell>
          <table:table-cell table:formula="of:=[.Z79]-[.Z$1]/400" office:value-type="float" office:value="0">
            <text:p>0.000000</text:p>
          </table:table-cell>
          <table:table-cell table:formula="of:=[.AA79]-[.AA$1]/400" office:value-type="float" office:value="0">
            <text:p>0.000000</text:p>
          </table:table-cell>
          <table:table-cell table:formula="of:=[.AB79]-[.AB$1]/400" office:value-type="float" office:value="0">
            <text:p>0.000000</text:p>
          </table:table-cell>
          <table:table-cell table:formula="of:=[.AC79]-[.AC$1]/400" office:value-type="float" office:value="0">
            <text:p>0.000000</text:p>
          </table:table-cell>
          <table:table-cell table:formula="of:=[.AD79]-[.AD$1]/400" office:value-type="float" office:value="0">
            <text:p>0.000000</text:p>
          </table:table-cell>
        </table:table-row>
        <table:table-row table:style-name="ro1">
          <table:table-cell table:formula="of:=[.A80]-[.A$1]/400" office:value-type="float" office:value="0">
            <text:p>0.000000</text:p>
          </table:table-cell>
          <table:table-cell table:formula="of:=[.B80]-[.B$1]/400" office:value-type="float" office:value="0">
            <text:p>0.000000</text:p>
          </table:table-cell>
          <table:table-cell table:formula="of:=[.C80]-[.C$1]/400" office:value-type="float" office:value="-0.304200799999998">
            <text:p>-0.304201</text:p>
          </table:table-cell>
          <table:table-cell table:formula="of:=[.D80]-[.D$1]/400" office:value-type="float" office:value="0.608401599999996">
            <text:p>0.608402</text:p>
          </table:table-cell>
          <table:table-cell table:formula="of:=[.E80]-[.E$1]/400" office:value-type="float" office:value="-0.304200799999998">
            <text:p>-0.304201</text:p>
          </table:table-cell>
          <table:table-cell table:formula="of:=[.F80]-[.F$1]/400" office:value-type="float" office:value="0">
            <text:p>0.000000</text:p>
          </table:table-cell>
          <table:table-cell table:formula="of:=[.G80]-[.G$1]/400" office:value-type="float" office:value="0">
            <text:p>0.000000</text:p>
          </table:table-cell>
          <table:table-cell table:formula="of:=[.H80]-[.H$1]/400" office:value-type="float" office:value="0">
            <text:p>0.000000</text:p>
          </table:table-cell>
          <table:table-cell table:formula="of:=[.I80]-[.I$1]/400" office:value-type="float" office:value="-0.304200799999998">
            <text:p>-0.304201</text:p>
          </table:table-cell>
          <table:table-cell table:formula="of:=[.J80]-[.J$1]/400" office:value-type="float" office:value="0.608401599999996">
            <text:p>0.608402</text:p>
          </table:table-cell>
          <table:table-cell table:formula="of:=[.K80]-[.K$1]/400" office:value-type="float" office:value="-0.304200799999998">
            <text:p>-0.304201</text:p>
          </table:table-cell>
          <table:table-cell table:formula="of:=[.L80]-[.L$1]/400" office:value-type="float" office:value="0">
            <text:p>0.000000</text:p>
          </table:table-cell>
          <table:table-cell table:formula="of:=[.M80]-[.M$1]/400" office:value-type="float" office:value="0.1396264">
            <text:p>0.139626</text:p>
          </table:table-cell>
          <table:table-cell table:formula="of:=[.N80]-[.N$1]/400" office:value-type="float" office:value="-0.1396264">
            <text:p>-0.139626</text:p>
          </table:table-cell>
          <table:table-cell table:formula="of:=[.O80]-[.O$1]/400" office:value-type="float" office:value="0">
            <text:p>0.000000</text:p>
          </table:table-cell>
          <table:table-cell table:formula="of:=[.P80]-[.P$1]/400" office:value-type="float" office:value="-0.418879199999998">
            <text:p>-0.418879</text:p>
          </table:table-cell>
          <table:table-cell table:formula="of:=[.Q80]-[.Q$1]/400" office:value-type="float" office:value="0">
            <text:p>0.000000</text:p>
          </table:table-cell>
          <table:table-cell table:formula="of:=[.R80]-[.R$1]/400" office:value-type="float" office:value="0">
            <text:p>0.000000</text:p>
          </table:table-cell>
          <table:table-cell table:formula="of:=[.S80]-[.S$1]/400" office:value-type="float" office:value="0">
            <text:p>0.000000</text:p>
          </table:table-cell>
          <table:table-cell table:formula="of:=[.T80]-[.T$1]/400" office:value-type="float" office:value="0.1396264">
            <text:p>0.139626</text:p>
          </table:table-cell>
          <table:table-cell table:formula="of:=[.U80]-[.U$1]/400" office:value-type="float" office:value="0.1396264">
            <text:p>0.139626</text:p>
          </table:table-cell>
          <table:table-cell table:formula="of:=[.V80]-[.V$1]/400" office:value-type="float" office:value="0">
            <text:p>0.000000</text:p>
          </table:table-cell>
          <table:table-cell table:formula="of:=[.W80]-[.W$1]/400" office:value-type="float" office:value="-0.418879199999998">
            <text:p>-0.418879</text:p>
          </table:table-cell>
          <table:table-cell table:formula="of:=[.X80]-[.X$1]/400" office:value-type="float" office:value="0">
            <text:p>0.000000</text:p>
          </table:table-cell>
          <table:table-cell table:formula="of:=[.Y80]-[.Y$1]/400" office:value-type="float" office:value="0">
            <text:p>0.000000</text:p>
          </table:table-cell>
          <table:table-cell table:formula="of:=[.Z80]-[.Z$1]/400" office:value-type="float" office:value="0">
            <text:p>0.000000</text:p>
          </table:table-cell>
          <table:table-cell table:formula="of:=[.AA80]-[.AA$1]/400" office:value-type="float" office:value="0">
            <text:p>0.000000</text:p>
          </table:table-cell>
          <table:table-cell table:formula="of:=[.AB80]-[.AB$1]/400" office:value-type="float" office:value="0">
            <text:p>0.000000</text:p>
          </table:table-cell>
          <table:table-cell table:formula="of:=[.AC80]-[.AC$1]/400" office:value-type="float" office:value="0">
            <text:p>0.000000</text:p>
          </table:table-cell>
          <table:table-cell table:formula="of:=[.AD80]-[.AD$1]/400" office:value-type="float" office:value="0">
            <text:p>0.000000</text:p>
          </table:table-cell>
        </table:table-row>
        <table:table-row table:style-name="ro1">
          <table:table-cell table:formula="of:=[.A81]-[.A$1]/400" office:value-type="float" office:value="0">
            <text:p>0.000000</text:p>
          </table:table-cell>
          <table:table-cell table:formula="of:=[.B81]-[.B$1]/400" office:value-type="float" office:value="0">
            <text:p>0.000000</text:p>
          </table:table-cell>
          <table:table-cell table:formula="of:=[.C81]-[.C$1]/400" office:value-type="float" office:value="-0.303250172499998">
            <text:p>-0.303250</text:p>
          </table:table-cell>
          <table:table-cell table:formula="of:=[.D81]-[.D$1]/400" office:value-type="float" office:value="0.606500344999996">
            <text:p>0.606500</text:p>
          </table:table-cell>
          <table:table-cell table:formula="of:=[.E81]-[.E$1]/400" office:value-type="float" office:value="-0.303250172499998">
            <text:p>-0.303250</text:p>
          </table:table-cell>
          <table:table-cell table:formula="of:=[.F81]-[.F$1]/400" office:value-type="float" office:value="0">
            <text:p>0.000000</text:p>
          </table:table-cell>
          <table:table-cell table:formula="of:=[.G81]-[.G$1]/400" office:value-type="float" office:value="0">
            <text:p>0.000000</text:p>
          </table:table-cell>
          <table:table-cell table:formula="of:=[.H81]-[.H$1]/400" office:value-type="float" office:value="0">
            <text:p>0.000000</text:p>
          </table:table-cell>
          <table:table-cell table:formula="of:=[.I81]-[.I$1]/400" office:value-type="float" office:value="-0.303250172499998">
            <text:p>-0.303250</text:p>
          </table:table-cell>
          <table:table-cell table:formula="of:=[.J81]-[.J$1]/400" office:value-type="float" office:value="0.606500344999996">
            <text:p>0.606500</text:p>
          </table:table-cell>
          <table:table-cell table:formula="of:=[.K81]-[.K$1]/400" office:value-type="float" office:value="-0.303250172499998">
            <text:p>-0.303250</text:p>
          </table:table-cell>
          <table:table-cell table:formula="of:=[.L81]-[.L$1]/400" office:value-type="float" office:value="0">
            <text:p>0.000000</text:p>
          </table:table-cell>
          <table:table-cell table:formula="of:=[.M81]-[.M$1]/400" office:value-type="float" office:value="0.1391900675">
            <text:p>0.139190</text:p>
          </table:table-cell>
          <table:table-cell table:formula="of:=[.N81]-[.N$1]/400" office:value-type="float" office:value="-0.1391900675">
            <text:p>-0.139190</text:p>
          </table:table-cell>
          <table:table-cell table:formula="of:=[.O81]-[.O$1]/400" office:value-type="float" office:value="0">
            <text:p>0.000000</text:p>
          </table:table-cell>
          <table:table-cell table:formula="of:=[.P81]-[.P$1]/400" office:value-type="float" office:value="-0.417570202499998">
            <text:p>-0.417570</text:p>
          </table:table-cell>
          <table:table-cell table:formula="of:=[.Q81]-[.Q$1]/400" office:value-type="float" office:value="0">
            <text:p>0.000000</text:p>
          </table:table-cell>
          <table:table-cell table:formula="of:=[.R81]-[.R$1]/400" office:value-type="float" office:value="0">
            <text:p>0.000000</text:p>
          </table:table-cell>
          <table:table-cell table:formula="of:=[.S81]-[.S$1]/400" office:value-type="float" office:value="0">
            <text:p>0.000000</text:p>
          </table:table-cell>
          <table:table-cell table:formula="of:=[.T81]-[.T$1]/400" office:value-type="float" office:value="0.1391900675">
            <text:p>0.139190</text:p>
          </table:table-cell>
          <table:table-cell table:formula="of:=[.U81]-[.U$1]/400" office:value-type="float" office:value="0.1391900675">
            <text:p>0.139190</text:p>
          </table:table-cell>
          <table:table-cell table:formula="of:=[.V81]-[.V$1]/400" office:value-type="float" office:value="0">
            <text:p>0.000000</text:p>
          </table:table-cell>
          <table:table-cell table:formula="of:=[.W81]-[.W$1]/400" office:value-type="float" office:value="-0.417570202499998">
            <text:p>-0.417570</text:p>
          </table:table-cell>
          <table:table-cell table:formula="of:=[.X81]-[.X$1]/400" office:value-type="float" office:value="0">
            <text:p>0.000000</text:p>
          </table:table-cell>
          <table:table-cell table:formula="of:=[.Y81]-[.Y$1]/400" office:value-type="float" office:value="0">
            <text:p>0.000000</text:p>
          </table:table-cell>
          <table:table-cell table:formula="of:=[.Z81]-[.Z$1]/400" office:value-type="float" office:value="0">
            <text:p>0.000000</text:p>
          </table:table-cell>
          <table:table-cell table:formula="of:=[.AA81]-[.AA$1]/400" office:value-type="float" office:value="0">
            <text:p>0.000000</text:p>
          </table:table-cell>
          <table:table-cell table:formula="of:=[.AB81]-[.AB$1]/400" office:value-type="float" office:value="0">
            <text:p>0.000000</text:p>
          </table:table-cell>
          <table:table-cell table:formula="of:=[.AC81]-[.AC$1]/400" office:value-type="float" office:value="0">
            <text:p>0.000000</text:p>
          </table:table-cell>
          <table:table-cell table:formula="of:=[.AD81]-[.AD$1]/400" office:value-type="float" office:value="0">
            <text:p>0.000000</text:p>
          </table:table-cell>
        </table:table-row>
        <table:table-row table:style-name="ro1">
          <table:table-cell table:formula="of:=[.A82]-[.A$1]/400" office:value-type="float" office:value="0">
            <text:p>0.000000</text:p>
          </table:table-cell>
          <table:table-cell table:formula="of:=[.B82]-[.B$1]/400" office:value-type="float" office:value="0">
            <text:p>0.000000</text:p>
          </table:table-cell>
          <table:table-cell table:formula="of:=[.C82]-[.C$1]/400" office:value-type="float" office:value="-0.302299544999998">
            <text:p>-0.302300</text:p>
          </table:table-cell>
          <table:table-cell table:formula="of:=[.D82]-[.D$1]/400" office:value-type="float" office:value="0.604599089999996">
            <text:p>0.604599</text:p>
          </table:table-cell>
          <table:table-cell table:formula="of:=[.E82]-[.E$1]/400" office:value-type="float" office:value="-0.302299544999998">
            <text:p>-0.302300</text:p>
          </table:table-cell>
          <table:table-cell table:formula="of:=[.F82]-[.F$1]/400" office:value-type="float" office:value="0">
            <text:p>0.000000</text:p>
          </table:table-cell>
          <table:table-cell table:formula="of:=[.G82]-[.G$1]/400" office:value-type="float" office:value="0">
            <text:p>0.000000</text:p>
          </table:table-cell>
          <table:table-cell table:formula="of:=[.H82]-[.H$1]/400" office:value-type="float" office:value="0">
            <text:p>0.000000</text:p>
          </table:table-cell>
          <table:table-cell table:formula="of:=[.I82]-[.I$1]/400" office:value-type="float" office:value="-0.302299544999998">
            <text:p>-0.302300</text:p>
          </table:table-cell>
          <table:table-cell table:formula="of:=[.J82]-[.J$1]/400" office:value-type="float" office:value="0.604599089999996">
            <text:p>0.604599</text:p>
          </table:table-cell>
          <table:table-cell table:formula="of:=[.K82]-[.K$1]/400" office:value-type="float" office:value="-0.302299544999998">
            <text:p>-0.302300</text:p>
          </table:table-cell>
          <table:table-cell table:formula="of:=[.L82]-[.L$1]/400" office:value-type="float" office:value="0">
            <text:p>0.000000</text:p>
          </table:table-cell>
          <table:table-cell table:formula="of:=[.M82]-[.M$1]/400" office:value-type="float" office:value="0.138753735">
            <text:p>0.138754</text:p>
          </table:table-cell>
          <table:table-cell table:formula="of:=[.N82]-[.N$1]/400" office:value-type="float" office:value="-0.138753735">
            <text:p>-0.138754</text:p>
          </table:table-cell>
          <table:table-cell table:formula="of:=[.O82]-[.O$1]/400" office:value-type="float" office:value="0">
            <text:p>0.000000</text:p>
          </table:table-cell>
          <table:table-cell table:formula="of:=[.P82]-[.P$1]/400" office:value-type="float" office:value="-0.416261204999998">
            <text:p>-0.416261</text:p>
          </table:table-cell>
          <table:table-cell table:formula="of:=[.Q82]-[.Q$1]/400" office:value-type="float" office:value="0">
            <text:p>0.000000</text:p>
          </table:table-cell>
          <table:table-cell table:formula="of:=[.R82]-[.R$1]/400" office:value-type="float" office:value="0">
            <text:p>0.000000</text:p>
          </table:table-cell>
          <table:table-cell table:formula="of:=[.S82]-[.S$1]/400" office:value-type="float" office:value="0">
            <text:p>0.000000</text:p>
          </table:table-cell>
          <table:table-cell table:formula="of:=[.T82]-[.T$1]/400" office:value-type="float" office:value="0.138753735">
            <text:p>0.138754</text:p>
          </table:table-cell>
          <table:table-cell table:formula="of:=[.U82]-[.U$1]/400" office:value-type="float" office:value="0.138753735">
            <text:p>0.138754</text:p>
          </table:table-cell>
          <table:table-cell table:formula="of:=[.V82]-[.V$1]/400" office:value-type="float" office:value="0">
            <text:p>0.000000</text:p>
          </table:table-cell>
          <table:table-cell table:formula="of:=[.W82]-[.W$1]/400" office:value-type="float" office:value="-0.416261204999998">
            <text:p>-0.416261</text:p>
          </table:table-cell>
          <table:table-cell table:formula="of:=[.X82]-[.X$1]/400" office:value-type="float" office:value="0">
            <text:p>0.000000</text:p>
          </table:table-cell>
          <table:table-cell table:formula="of:=[.Y82]-[.Y$1]/400" office:value-type="float" office:value="0">
            <text:p>0.000000</text:p>
          </table:table-cell>
          <table:table-cell table:formula="of:=[.Z82]-[.Z$1]/400" office:value-type="float" office:value="0">
            <text:p>0.000000</text:p>
          </table:table-cell>
          <table:table-cell table:formula="of:=[.AA82]-[.AA$1]/400" office:value-type="float" office:value="0">
            <text:p>0.000000</text:p>
          </table:table-cell>
          <table:table-cell table:formula="of:=[.AB82]-[.AB$1]/400" office:value-type="float" office:value="0">
            <text:p>0.000000</text:p>
          </table:table-cell>
          <table:table-cell table:formula="of:=[.AC82]-[.AC$1]/400" office:value-type="float" office:value="0">
            <text:p>0.000000</text:p>
          </table:table-cell>
          <table:table-cell table:formula="of:=[.AD82]-[.AD$1]/400" office:value-type="float" office:value="0">
            <text:p>0.000000</text:p>
          </table:table-cell>
        </table:table-row>
        <table:table-row table:style-name="ro1">
          <table:table-cell table:formula="of:=[.A83]-[.A$1]/400" office:value-type="float" office:value="0">
            <text:p>0.000000</text:p>
          </table:table-cell>
          <table:table-cell table:formula="of:=[.B83]-[.B$1]/400" office:value-type="float" office:value="0">
            <text:p>0.000000</text:p>
          </table:table-cell>
          <table:table-cell table:formula="of:=[.C83]-[.C$1]/400" office:value-type="float" office:value="-0.301348917499998">
            <text:p>-0.301349</text:p>
          </table:table-cell>
          <table:table-cell table:formula="of:=[.D83]-[.D$1]/400" office:value-type="float" office:value="0.602697834999996">
            <text:p>0.602698</text:p>
          </table:table-cell>
          <table:table-cell table:formula="of:=[.E83]-[.E$1]/400" office:value-type="float" office:value="-0.301348917499998">
            <text:p>-0.301349</text:p>
          </table:table-cell>
          <table:table-cell table:formula="of:=[.F83]-[.F$1]/400" office:value-type="float" office:value="0">
            <text:p>0.000000</text:p>
          </table:table-cell>
          <table:table-cell table:formula="of:=[.G83]-[.G$1]/400" office:value-type="float" office:value="0">
            <text:p>0.000000</text:p>
          </table:table-cell>
          <table:table-cell table:formula="of:=[.H83]-[.H$1]/400" office:value-type="float" office:value="0">
            <text:p>0.000000</text:p>
          </table:table-cell>
          <table:table-cell table:formula="of:=[.I83]-[.I$1]/400" office:value-type="float" office:value="-0.301348917499998">
            <text:p>-0.301349</text:p>
          </table:table-cell>
          <table:table-cell table:formula="of:=[.J83]-[.J$1]/400" office:value-type="float" office:value="0.602697834999996">
            <text:p>0.602698</text:p>
          </table:table-cell>
          <table:table-cell table:formula="of:=[.K83]-[.K$1]/400" office:value-type="float" office:value="-0.301348917499998">
            <text:p>-0.301349</text:p>
          </table:table-cell>
          <table:table-cell table:formula="of:=[.L83]-[.L$1]/400" office:value-type="float" office:value="0">
            <text:p>0.000000</text:p>
          </table:table-cell>
          <table:table-cell table:formula="of:=[.M83]-[.M$1]/400" office:value-type="float" office:value="0.1383174025">
            <text:p>0.138317</text:p>
          </table:table-cell>
          <table:table-cell table:formula="of:=[.N83]-[.N$1]/400" office:value-type="float" office:value="-0.1383174025">
            <text:p>-0.138317</text:p>
          </table:table-cell>
          <table:table-cell table:formula="of:=[.O83]-[.O$1]/400" office:value-type="float" office:value="0">
            <text:p>0.000000</text:p>
          </table:table-cell>
          <table:table-cell table:formula="of:=[.P83]-[.P$1]/400" office:value-type="float" office:value="-0.414952207499998">
            <text:p>-0.414952</text:p>
          </table:table-cell>
          <table:table-cell table:formula="of:=[.Q83]-[.Q$1]/400" office:value-type="float" office:value="0">
            <text:p>0.000000</text:p>
          </table:table-cell>
          <table:table-cell table:formula="of:=[.R83]-[.R$1]/400" office:value-type="float" office:value="0">
            <text:p>0.000000</text:p>
          </table:table-cell>
          <table:table-cell table:formula="of:=[.S83]-[.S$1]/400" office:value-type="float" office:value="0">
            <text:p>0.000000</text:p>
          </table:table-cell>
          <table:table-cell table:formula="of:=[.T83]-[.T$1]/400" office:value-type="float" office:value="0.1383174025">
            <text:p>0.138317</text:p>
          </table:table-cell>
          <table:table-cell table:formula="of:=[.U83]-[.U$1]/400" office:value-type="float" office:value="0.1383174025">
            <text:p>0.138317</text:p>
          </table:table-cell>
          <table:table-cell table:formula="of:=[.V83]-[.V$1]/400" office:value-type="float" office:value="0">
            <text:p>0.000000</text:p>
          </table:table-cell>
          <table:table-cell table:formula="of:=[.W83]-[.W$1]/400" office:value-type="float" office:value="-0.414952207499998">
            <text:p>-0.414952</text:p>
          </table:table-cell>
          <table:table-cell table:formula="of:=[.X83]-[.X$1]/400" office:value-type="float" office:value="0">
            <text:p>0.000000</text:p>
          </table:table-cell>
          <table:table-cell table:formula="of:=[.Y83]-[.Y$1]/400" office:value-type="float" office:value="0">
            <text:p>0.000000</text:p>
          </table:table-cell>
          <table:table-cell table:formula="of:=[.Z83]-[.Z$1]/400" office:value-type="float" office:value="0">
            <text:p>0.000000</text:p>
          </table:table-cell>
          <table:table-cell table:formula="of:=[.AA83]-[.AA$1]/400" office:value-type="float" office:value="0">
            <text:p>0.000000</text:p>
          </table:table-cell>
          <table:table-cell table:formula="of:=[.AB83]-[.AB$1]/400" office:value-type="float" office:value="0">
            <text:p>0.000000</text:p>
          </table:table-cell>
          <table:table-cell table:formula="of:=[.AC83]-[.AC$1]/400" office:value-type="float" office:value="0">
            <text:p>0.000000</text:p>
          </table:table-cell>
          <table:table-cell table:formula="of:=[.AD83]-[.AD$1]/400" office:value-type="float" office:value="0">
            <text:p>0.000000</text:p>
          </table:table-cell>
        </table:table-row>
        <table:table-row table:style-name="ro1">
          <table:table-cell table:formula="of:=[.A84]-[.A$1]/400" office:value-type="float" office:value="0">
            <text:p>0.000000</text:p>
          </table:table-cell>
          <table:table-cell table:formula="of:=[.B84]-[.B$1]/400" office:value-type="float" office:value="0">
            <text:p>0.000000</text:p>
          </table:table-cell>
          <table:table-cell table:formula="of:=[.C84]-[.C$1]/400" office:value-type="float" office:value="-0.300398289999998">
            <text:p>-0.300398</text:p>
          </table:table-cell>
          <table:table-cell table:formula="of:=[.D84]-[.D$1]/400" office:value-type="float" office:value="0.600796579999996">
            <text:p>0.600797</text:p>
          </table:table-cell>
          <table:table-cell table:formula="of:=[.E84]-[.E$1]/400" office:value-type="float" office:value="-0.300398289999998">
            <text:p>-0.300398</text:p>
          </table:table-cell>
          <table:table-cell table:formula="of:=[.F84]-[.F$1]/400" office:value-type="float" office:value="0">
            <text:p>0.000000</text:p>
          </table:table-cell>
          <table:table-cell table:formula="of:=[.G84]-[.G$1]/400" office:value-type="float" office:value="0">
            <text:p>0.000000</text:p>
          </table:table-cell>
          <table:table-cell table:formula="of:=[.H84]-[.H$1]/400" office:value-type="float" office:value="0">
            <text:p>0.000000</text:p>
          </table:table-cell>
          <table:table-cell table:formula="of:=[.I84]-[.I$1]/400" office:value-type="float" office:value="-0.300398289999998">
            <text:p>-0.300398</text:p>
          </table:table-cell>
          <table:table-cell table:formula="of:=[.J84]-[.J$1]/400" office:value-type="float" office:value="0.600796579999996">
            <text:p>0.600797</text:p>
          </table:table-cell>
          <table:table-cell table:formula="of:=[.K84]-[.K$1]/400" office:value-type="float" office:value="-0.300398289999998">
            <text:p>-0.300398</text:p>
          </table:table-cell>
          <table:table-cell table:formula="of:=[.L84]-[.L$1]/400" office:value-type="float" office:value="0">
            <text:p>0.000000</text:p>
          </table:table-cell>
          <table:table-cell table:formula="of:=[.M84]-[.M$1]/400" office:value-type="float" office:value="0.13788107">
            <text:p>0.137881</text:p>
          </table:table-cell>
          <table:table-cell table:formula="of:=[.N84]-[.N$1]/400" office:value-type="float" office:value="-0.13788107">
            <text:p>-0.137881</text:p>
          </table:table-cell>
          <table:table-cell table:formula="of:=[.O84]-[.O$1]/400" office:value-type="float" office:value="0">
            <text:p>0.000000</text:p>
          </table:table-cell>
          <table:table-cell table:formula="of:=[.P84]-[.P$1]/400" office:value-type="float" office:value="-0.413643209999998">
            <text:p>-0.413643</text:p>
          </table:table-cell>
          <table:table-cell table:formula="of:=[.Q84]-[.Q$1]/400" office:value-type="float" office:value="0">
            <text:p>0.000000</text:p>
          </table:table-cell>
          <table:table-cell table:formula="of:=[.R84]-[.R$1]/400" office:value-type="float" office:value="0">
            <text:p>0.000000</text:p>
          </table:table-cell>
          <table:table-cell table:formula="of:=[.S84]-[.S$1]/400" office:value-type="float" office:value="0">
            <text:p>0.000000</text:p>
          </table:table-cell>
          <table:table-cell table:formula="of:=[.T84]-[.T$1]/400" office:value-type="float" office:value="0.13788107">
            <text:p>0.137881</text:p>
          </table:table-cell>
          <table:table-cell table:formula="of:=[.U84]-[.U$1]/400" office:value-type="float" office:value="0.13788107">
            <text:p>0.137881</text:p>
          </table:table-cell>
          <table:table-cell table:formula="of:=[.V84]-[.V$1]/400" office:value-type="float" office:value="0">
            <text:p>0.000000</text:p>
          </table:table-cell>
          <table:table-cell table:formula="of:=[.W84]-[.W$1]/400" office:value-type="float" office:value="-0.413643209999998">
            <text:p>-0.413643</text:p>
          </table:table-cell>
          <table:table-cell table:formula="of:=[.X84]-[.X$1]/400" office:value-type="float" office:value="0">
            <text:p>0.000000</text:p>
          </table:table-cell>
          <table:table-cell table:formula="of:=[.Y84]-[.Y$1]/400" office:value-type="float" office:value="0">
            <text:p>0.000000</text:p>
          </table:table-cell>
          <table:table-cell table:formula="of:=[.Z84]-[.Z$1]/400" office:value-type="float" office:value="0">
            <text:p>0.000000</text:p>
          </table:table-cell>
          <table:table-cell table:formula="of:=[.AA84]-[.AA$1]/400" office:value-type="float" office:value="0">
            <text:p>0.000000</text:p>
          </table:table-cell>
          <table:table-cell table:formula="of:=[.AB84]-[.AB$1]/400" office:value-type="float" office:value="0">
            <text:p>0.000000</text:p>
          </table:table-cell>
          <table:table-cell table:formula="of:=[.AC84]-[.AC$1]/400" office:value-type="float" office:value="0">
            <text:p>0.000000</text:p>
          </table:table-cell>
          <table:table-cell table:formula="of:=[.AD84]-[.AD$1]/400" office:value-type="float" office:value="0">
            <text:p>0.000000</text:p>
          </table:table-cell>
        </table:table-row>
        <table:table-row table:style-name="ro1">
          <table:table-cell table:formula="of:=[.A85]-[.A$1]/400" office:value-type="float" office:value="0">
            <text:p>0.000000</text:p>
          </table:table-cell>
          <table:table-cell table:formula="of:=[.B85]-[.B$1]/400" office:value-type="float" office:value="0">
            <text:p>0.000000</text:p>
          </table:table-cell>
          <table:table-cell table:formula="of:=[.C85]-[.C$1]/400" office:value-type="float" office:value="-0.299447662499998">
            <text:p>-0.299448</text:p>
          </table:table-cell>
          <table:table-cell table:formula="of:=[.D85]-[.D$1]/400" office:value-type="float" office:value="0.598895324999996">
            <text:p>0.598895</text:p>
          </table:table-cell>
          <table:table-cell table:formula="of:=[.E85]-[.E$1]/400" office:value-type="float" office:value="-0.299447662499998">
            <text:p>-0.299448</text:p>
          </table:table-cell>
          <table:table-cell table:formula="of:=[.F85]-[.F$1]/400" office:value-type="float" office:value="0">
            <text:p>0.000000</text:p>
          </table:table-cell>
          <table:table-cell table:formula="of:=[.G85]-[.G$1]/400" office:value-type="float" office:value="0">
            <text:p>0.000000</text:p>
          </table:table-cell>
          <table:table-cell table:formula="of:=[.H85]-[.H$1]/400" office:value-type="float" office:value="0">
            <text:p>0.000000</text:p>
          </table:table-cell>
          <table:table-cell table:formula="of:=[.I85]-[.I$1]/400" office:value-type="float" office:value="-0.299447662499998">
            <text:p>-0.299448</text:p>
          </table:table-cell>
          <table:table-cell table:formula="of:=[.J85]-[.J$1]/400" office:value-type="float" office:value="0.598895324999996">
            <text:p>0.598895</text:p>
          </table:table-cell>
          <table:table-cell table:formula="of:=[.K85]-[.K$1]/400" office:value-type="float" office:value="-0.299447662499998">
            <text:p>-0.299448</text:p>
          </table:table-cell>
          <table:table-cell table:formula="of:=[.L85]-[.L$1]/400" office:value-type="float" office:value="0">
            <text:p>0.000000</text:p>
          </table:table-cell>
          <table:table-cell table:formula="of:=[.M85]-[.M$1]/400" office:value-type="float" office:value="0.1374447375">
            <text:p>0.137445</text:p>
          </table:table-cell>
          <table:table-cell table:formula="of:=[.N85]-[.N$1]/400" office:value-type="float" office:value="-0.1374447375">
            <text:p>-0.137445</text:p>
          </table:table-cell>
          <table:table-cell table:formula="of:=[.O85]-[.O$1]/400" office:value-type="float" office:value="0">
            <text:p>0.000000</text:p>
          </table:table-cell>
          <table:table-cell table:formula="of:=[.P85]-[.P$1]/400" office:value-type="float" office:value="-0.412334212499998">
            <text:p>-0.412334</text:p>
          </table:table-cell>
          <table:table-cell table:formula="of:=[.Q85]-[.Q$1]/400" office:value-type="float" office:value="0">
            <text:p>0.000000</text:p>
          </table:table-cell>
          <table:table-cell table:formula="of:=[.R85]-[.R$1]/400" office:value-type="float" office:value="0">
            <text:p>0.000000</text:p>
          </table:table-cell>
          <table:table-cell table:formula="of:=[.S85]-[.S$1]/400" office:value-type="float" office:value="0">
            <text:p>0.000000</text:p>
          </table:table-cell>
          <table:table-cell table:formula="of:=[.T85]-[.T$1]/400" office:value-type="float" office:value="0.1374447375">
            <text:p>0.137445</text:p>
          </table:table-cell>
          <table:table-cell table:formula="of:=[.U85]-[.U$1]/400" office:value-type="float" office:value="0.1374447375">
            <text:p>0.137445</text:p>
          </table:table-cell>
          <table:table-cell table:formula="of:=[.V85]-[.V$1]/400" office:value-type="float" office:value="0">
            <text:p>0.000000</text:p>
          </table:table-cell>
          <table:table-cell table:formula="of:=[.W85]-[.W$1]/400" office:value-type="float" office:value="-0.412334212499998">
            <text:p>-0.412334</text:p>
          </table:table-cell>
          <table:table-cell table:formula="of:=[.X85]-[.X$1]/400" office:value-type="float" office:value="0">
            <text:p>0.000000</text:p>
          </table:table-cell>
          <table:table-cell table:formula="of:=[.Y85]-[.Y$1]/400" office:value-type="float" office:value="0">
            <text:p>0.000000</text:p>
          </table:table-cell>
          <table:table-cell table:formula="of:=[.Z85]-[.Z$1]/400" office:value-type="float" office:value="0">
            <text:p>0.000000</text:p>
          </table:table-cell>
          <table:table-cell table:formula="of:=[.AA85]-[.AA$1]/400" office:value-type="float" office:value="0">
            <text:p>0.000000</text:p>
          </table:table-cell>
          <table:table-cell table:formula="of:=[.AB85]-[.AB$1]/400" office:value-type="float" office:value="0">
            <text:p>0.000000</text:p>
          </table:table-cell>
          <table:table-cell table:formula="of:=[.AC85]-[.AC$1]/400" office:value-type="float" office:value="0">
            <text:p>0.000000</text:p>
          </table:table-cell>
          <table:table-cell table:formula="of:=[.AD85]-[.AD$1]/400" office:value-type="float" office:value="0">
            <text:p>0.000000</text:p>
          </table:table-cell>
        </table:table-row>
        <table:table-row table:style-name="ro1">
          <table:table-cell table:formula="of:=[.A86]-[.A$1]/400" office:value-type="float" office:value="0">
            <text:p>0.000000</text:p>
          </table:table-cell>
          <table:table-cell table:formula="of:=[.B86]-[.B$1]/400" office:value-type="float" office:value="0">
            <text:p>0.000000</text:p>
          </table:table-cell>
          <table:table-cell table:formula="of:=[.C86]-[.C$1]/400" office:value-type="float" office:value="-0.298497034999998">
            <text:p>-0.298497</text:p>
          </table:table-cell>
          <table:table-cell table:formula="of:=[.D86]-[.D$1]/400" office:value-type="float" office:value="0.596994069999996">
            <text:p>0.596994</text:p>
          </table:table-cell>
          <table:table-cell table:formula="of:=[.E86]-[.E$1]/400" office:value-type="float" office:value="-0.298497034999998">
            <text:p>-0.298497</text:p>
          </table:table-cell>
          <table:table-cell table:formula="of:=[.F86]-[.F$1]/400" office:value-type="float" office:value="0">
            <text:p>0.000000</text:p>
          </table:table-cell>
          <table:table-cell table:formula="of:=[.G86]-[.G$1]/400" office:value-type="float" office:value="0">
            <text:p>0.000000</text:p>
          </table:table-cell>
          <table:table-cell table:formula="of:=[.H86]-[.H$1]/400" office:value-type="float" office:value="0">
            <text:p>0.000000</text:p>
          </table:table-cell>
          <table:table-cell table:formula="of:=[.I86]-[.I$1]/400" office:value-type="float" office:value="-0.298497034999998">
            <text:p>-0.298497</text:p>
          </table:table-cell>
          <table:table-cell table:formula="of:=[.J86]-[.J$1]/400" office:value-type="float" office:value="0.596994069999996">
            <text:p>0.596994</text:p>
          </table:table-cell>
          <table:table-cell table:formula="of:=[.K86]-[.K$1]/400" office:value-type="float" office:value="-0.298497034999998">
            <text:p>-0.298497</text:p>
          </table:table-cell>
          <table:table-cell table:formula="of:=[.L86]-[.L$1]/400" office:value-type="float" office:value="0">
            <text:p>0.000000</text:p>
          </table:table-cell>
          <table:table-cell table:formula="of:=[.M86]-[.M$1]/400" office:value-type="float" office:value="0.137008405">
            <text:p>0.137008</text:p>
          </table:table-cell>
          <table:table-cell table:formula="of:=[.N86]-[.N$1]/400" office:value-type="float" office:value="-0.137008405">
            <text:p>-0.137008</text:p>
          </table:table-cell>
          <table:table-cell table:formula="of:=[.O86]-[.O$1]/400" office:value-type="float" office:value="0">
            <text:p>0.000000</text:p>
          </table:table-cell>
          <table:table-cell table:formula="of:=[.P86]-[.P$1]/400" office:value-type="float" office:value="-0.411025214999998">
            <text:p>-0.411025</text:p>
          </table:table-cell>
          <table:table-cell table:formula="of:=[.Q86]-[.Q$1]/400" office:value-type="float" office:value="0">
            <text:p>0.000000</text:p>
          </table:table-cell>
          <table:table-cell table:formula="of:=[.R86]-[.R$1]/400" office:value-type="float" office:value="0">
            <text:p>0.000000</text:p>
          </table:table-cell>
          <table:table-cell table:formula="of:=[.S86]-[.S$1]/400" office:value-type="float" office:value="0">
            <text:p>0.000000</text:p>
          </table:table-cell>
          <table:table-cell table:formula="of:=[.T86]-[.T$1]/400" office:value-type="float" office:value="0.137008405">
            <text:p>0.137008</text:p>
          </table:table-cell>
          <table:table-cell table:formula="of:=[.U86]-[.U$1]/400" office:value-type="float" office:value="0.137008405">
            <text:p>0.137008</text:p>
          </table:table-cell>
          <table:table-cell table:formula="of:=[.V86]-[.V$1]/400" office:value-type="float" office:value="0">
            <text:p>0.000000</text:p>
          </table:table-cell>
          <table:table-cell table:formula="of:=[.W86]-[.W$1]/400" office:value-type="float" office:value="-0.411025214999998">
            <text:p>-0.411025</text:p>
          </table:table-cell>
          <table:table-cell table:formula="of:=[.X86]-[.X$1]/400" office:value-type="float" office:value="0">
            <text:p>0.000000</text:p>
          </table:table-cell>
          <table:table-cell table:formula="of:=[.Y86]-[.Y$1]/400" office:value-type="float" office:value="0">
            <text:p>0.000000</text:p>
          </table:table-cell>
          <table:table-cell table:formula="of:=[.Z86]-[.Z$1]/400" office:value-type="float" office:value="0">
            <text:p>0.000000</text:p>
          </table:table-cell>
          <table:table-cell table:formula="of:=[.AA86]-[.AA$1]/400" office:value-type="float" office:value="0">
            <text:p>0.000000</text:p>
          </table:table-cell>
          <table:table-cell table:formula="of:=[.AB86]-[.AB$1]/400" office:value-type="float" office:value="0">
            <text:p>0.000000</text:p>
          </table:table-cell>
          <table:table-cell table:formula="of:=[.AC86]-[.AC$1]/400" office:value-type="float" office:value="0">
            <text:p>0.000000</text:p>
          </table:table-cell>
          <table:table-cell table:formula="of:=[.AD86]-[.AD$1]/400" office:value-type="float" office:value="0">
            <text:p>0.000000</text:p>
          </table:table-cell>
        </table:table-row>
        <table:table-row table:style-name="ro1">
          <table:table-cell table:formula="of:=[.A87]-[.A$1]/400" office:value-type="float" office:value="0">
            <text:p>0.000000</text:p>
          </table:table-cell>
          <table:table-cell table:formula="of:=[.B87]-[.B$1]/400" office:value-type="float" office:value="0">
            <text:p>0.000000</text:p>
          </table:table-cell>
          <table:table-cell table:formula="of:=[.C87]-[.C$1]/400" office:value-type="float" office:value="-0.297546407499998">
            <text:p>-0.297546</text:p>
          </table:table-cell>
          <table:table-cell table:formula="of:=[.D87]-[.D$1]/400" office:value-type="float" office:value="0.595092814999996">
            <text:p>0.595093</text:p>
          </table:table-cell>
          <table:table-cell table:formula="of:=[.E87]-[.E$1]/400" office:value-type="float" office:value="-0.297546407499998">
            <text:p>-0.297546</text:p>
          </table:table-cell>
          <table:table-cell table:formula="of:=[.F87]-[.F$1]/400" office:value-type="float" office:value="0">
            <text:p>0.000000</text:p>
          </table:table-cell>
          <table:table-cell table:formula="of:=[.G87]-[.G$1]/400" office:value-type="float" office:value="0">
            <text:p>0.000000</text:p>
          </table:table-cell>
          <table:table-cell table:formula="of:=[.H87]-[.H$1]/400" office:value-type="float" office:value="0">
            <text:p>0.000000</text:p>
          </table:table-cell>
          <table:table-cell table:formula="of:=[.I87]-[.I$1]/400" office:value-type="float" office:value="-0.297546407499998">
            <text:p>-0.297546</text:p>
          </table:table-cell>
          <table:table-cell table:formula="of:=[.J87]-[.J$1]/400" office:value-type="float" office:value="0.595092814999996">
            <text:p>0.595093</text:p>
          </table:table-cell>
          <table:table-cell table:formula="of:=[.K87]-[.K$1]/400" office:value-type="float" office:value="-0.297546407499998">
            <text:p>-0.297546</text:p>
          </table:table-cell>
          <table:table-cell table:formula="of:=[.L87]-[.L$1]/400" office:value-type="float" office:value="0">
            <text:p>0.000000</text:p>
          </table:table-cell>
          <table:table-cell table:formula="of:=[.M87]-[.M$1]/400" office:value-type="float" office:value="0.1365720725">
            <text:p>0.136572</text:p>
          </table:table-cell>
          <table:table-cell table:formula="of:=[.N87]-[.N$1]/400" office:value-type="float" office:value="-0.1365720725">
            <text:p>-0.136572</text:p>
          </table:table-cell>
          <table:table-cell table:formula="of:=[.O87]-[.O$1]/400" office:value-type="float" office:value="0">
            <text:p>0.000000</text:p>
          </table:table-cell>
          <table:table-cell table:formula="of:=[.P87]-[.P$1]/400" office:value-type="float" office:value="-0.409716217499998">
            <text:p>-0.409716</text:p>
          </table:table-cell>
          <table:table-cell table:formula="of:=[.Q87]-[.Q$1]/400" office:value-type="float" office:value="0">
            <text:p>0.000000</text:p>
          </table:table-cell>
          <table:table-cell table:formula="of:=[.R87]-[.R$1]/400" office:value-type="float" office:value="0">
            <text:p>0.000000</text:p>
          </table:table-cell>
          <table:table-cell table:formula="of:=[.S87]-[.S$1]/400" office:value-type="float" office:value="0">
            <text:p>0.000000</text:p>
          </table:table-cell>
          <table:table-cell table:formula="of:=[.T87]-[.T$1]/400" office:value-type="float" office:value="0.1365720725">
            <text:p>0.136572</text:p>
          </table:table-cell>
          <table:table-cell table:formula="of:=[.U87]-[.U$1]/400" office:value-type="float" office:value="0.1365720725">
            <text:p>0.136572</text:p>
          </table:table-cell>
          <table:table-cell table:formula="of:=[.V87]-[.V$1]/400" office:value-type="float" office:value="0">
            <text:p>0.000000</text:p>
          </table:table-cell>
          <table:table-cell table:formula="of:=[.W87]-[.W$1]/400" office:value-type="float" office:value="-0.409716217499998">
            <text:p>-0.409716</text:p>
          </table:table-cell>
          <table:table-cell table:formula="of:=[.X87]-[.X$1]/400" office:value-type="float" office:value="0">
            <text:p>0.000000</text:p>
          </table:table-cell>
          <table:table-cell table:formula="of:=[.Y87]-[.Y$1]/400" office:value-type="float" office:value="0">
            <text:p>0.000000</text:p>
          </table:table-cell>
          <table:table-cell table:formula="of:=[.Z87]-[.Z$1]/400" office:value-type="float" office:value="0">
            <text:p>0.000000</text:p>
          </table:table-cell>
          <table:table-cell table:formula="of:=[.AA87]-[.AA$1]/400" office:value-type="float" office:value="0">
            <text:p>0.000000</text:p>
          </table:table-cell>
          <table:table-cell table:formula="of:=[.AB87]-[.AB$1]/400" office:value-type="float" office:value="0">
            <text:p>0.000000</text:p>
          </table:table-cell>
          <table:table-cell table:formula="of:=[.AC87]-[.AC$1]/400" office:value-type="float" office:value="0">
            <text:p>0.000000</text:p>
          </table:table-cell>
          <table:table-cell table:formula="of:=[.AD87]-[.AD$1]/400" office:value-type="float" office:value="0">
            <text:p>0.000000</text:p>
          </table:table-cell>
        </table:table-row>
        <table:table-row table:style-name="ro1">
          <table:table-cell table:formula="of:=[.A88]-[.A$1]/400" office:value-type="float" office:value="0">
            <text:p>0.000000</text:p>
          </table:table-cell>
          <table:table-cell table:formula="of:=[.B88]-[.B$1]/400" office:value-type="float" office:value="0">
            <text:p>0.000000</text:p>
          </table:table-cell>
          <table:table-cell table:formula="of:=[.C88]-[.C$1]/400" office:value-type="float" office:value="-0.296595779999998">
            <text:p>-0.296596</text:p>
          </table:table-cell>
          <table:table-cell table:formula="of:=[.D88]-[.D$1]/400" office:value-type="float" office:value="0.593191559999996">
            <text:p>0.593192</text:p>
          </table:table-cell>
          <table:table-cell table:formula="of:=[.E88]-[.E$1]/400" office:value-type="float" office:value="-0.296595779999998">
            <text:p>-0.296596</text:p>
          </table:table-cell>
          <table:table-cell table:formula="of:=[.F88]-[.F$1]/400" office:value-type="float" office:value="0">
            <text:p>0.000000</text:p>
          </table:table-cell>
          <table:table-cell table:formula="of:=[.G88]-[.G$1]/400" office:value-type="float" office:value="0">
            <text:p>0.000000</text:p>
          </table:table-cell>
          <table:table-cell table:formula="of:=[.H88]-[.H$1]/400" office:value-type="float" office:value="0">
            <text:p>0.000000</text:p>
          </table:table-cell>
          <table:table-cell table:formula="of:=[.I88]-[.I$1]/400" office:value-type="float" office:value="-0.296595779999998">
            <text:p>-0.296596</text:p>
          </table:table-cell>
          <table:table-cell table:formula="of:=[.J88]-[.J$1]/400" office:value-type="float" office:value="0.593191559999996">
            <text:p>0.593192</text:p>
          </table:table-cell>
          <table:table-cell table:formula="of:=[.K88]-[.K$1]/400" office:value-type="float" office:value="-0.296595779999998">
            <text:p>-0.296596</text:p>
          </table:table-cell>
          <table:table-cell table:formula="of:=[.L88]-[.L$1]/400" office:value-type="float" office:value="0">
            <text:p>0.000000</text:p>
          </table:table-cell>
          <table:table-cell table:formula="of:=[.M88]-[.M$1]/400" office:value-type="float" office:value="0.13613574">
            <text:p>0.136136</text:p>
          </table:table-cell>
          <table:table-cell table:formula="of:=[.N88]-[.N$1]/400" office:value-type="float" office:value="-0.13613574">
            <text:p>-0.136136</text:p>
          </table:table-cell>
          <table:table-cell table:formula="of:=[.O88]-[.O$1]/400" office:value-type="float" office:value="0">
            <text:p>0.000000</text:p>
          </table:table-cell>
          <table:table-cell table:formula="of:=[.P88]-[.P$1]/400" office:value-type="float" office:value="-0.408407219999998">
            <text:p>-0.408407</text:p>
          </table:table-cell>
          <table:table-cell table:formula="of:=[.Q88]-[.Q$1]/400" office:value-type="float" office:value="0">
            <text:p>0.000000</text:p>
          </table:table-cell>
          <table:table-cell table:formula="of:=[.R88]-[.R$1]/400" office:value-type="float" office:value="0">
            <text:p>0.000000</text:p>
          </table:table-cell>
          <table:table-cell table:formula="of:=[.S88]-[.S$1]/400" office:value-type="float" office:value="0">
            <text:p>0.000000</text:p>
          </table:table-cell>
          <table:table-cell table:formula="of:=[.T88]-[.T$1]/400" office:value-type="float" office:value="0.13613574">
            <text:p>0.136136</text:p>
          </table:table-cell>
          <table:table-cell table:formula="of:=[.U88]-[.U$1]/400" office:value-type="float" office:value="0.13613574">
            <text:p>0.136136</text:p>
          </table:table-cell>
          <table:table-cell table:formula="of:=[.V88]-[.V$1]/400" office:value-type="float" office:value="0">
            <text:p>0.000000</text:p>
          </table:table-cell>
          <table:table-cell table:formula="of:=[.W88]-[.W$1]/400" office:value-type="float" office:value="-0.408407219999998">
            <text:p>-0.408407</text:p>
          </table:table-cell>
          <table:table-cell table:formula="of:=[.X88]-[.X$1]/400" office:value-type="float" office:value="0">
            <text:p>0.000000</text:p>
          </table:table-cell>
          <table:table-cell table:formula="of:=[.Y88]-[.Y$1]/400" office:value-type="float" office:value="0">
            <text:p>0.000000</text:p>
          </table:table-cell>
          <table:table-cell table:formula="of:=[.Z88]-[.Z$1]/400" office:value-type="float" office:value="0">
            <text:p>0.000000</text:p>
          </table:table-cell>
          <table:table-cell table:formula="of:=[.AA88]-[.AA$1]/400" office:value-type="float" office:value="0">
            <text:p>0.000000</text:p>
          </table:table-cell>
          <table:table-cell table:formula="of:=[.AB88]-[.AB$1]/400" office:value-type="float" office:value="0">
            <text:p>0.000000</text:p>
          </table:table-cell>
          <table:table-cell table:formula="of:=[.AC88]-[.AC$1]/400" office:value-type="float" office:value="0">
            <text:p>0.000000</text:p>
          </table:table-cell>
          <table:table-cell table:formula="of:=[.AD88]-[.AD$1]/400" office:value-type="float" office:value="0">
            <text:p>0.000000</text:p>
          </table:table-cell>
        </table:table-row>
        <table:table-row table:style-name="ro1">
          <table:table-cell table:formula="of:=[.A89]-[.A$1]/400" office:value-type="float" office:value="0">
            <text:p>0.000000</text:p>
          </table:table-cell>
          <table:table-cell table:formula="of:=[.B89]-[.B$1]/400" office:value-type="float" office:value="0">
            <text:p>0.000000</text:p>
          </table:table-cell>
          <table:table-cell table:formula="of:=[.C89]-[.C$1]/400" office:value-type="float" office:value="-0.295645152499998">
            <text:p>-0.295645</text:p>
          </table:table-cell>
          <table:table-cell table:formula="of:=[.D89]-[.D$1]/400" office:value-type="float" office:value="0.591290304999996">
            <text:p>0.591290</text:p>
          </table:table-cell>
          <table:table-cell table:formula="of:=[.E89]-[.E$1]/400" office:value-type="float" office:value="-0.295645152499998">
            <text:p>-0.295645</text:p>
          </table:table-cell>
          <table:table-cell table:formula="of:=[.F89]-[.F$1]/400" office:value-type="float" office:value="0">
            <text:p>0.000000</text:p>
          </table:table-cell>
          <table:table-cell table:formula="of:=[.G89]-[.G$1]/400" office:value-type="float" office:value="0">
            <text:p>0.000000</text:p>
          </table:table-cell>
          <table:table-cell table:formula="of:=[.H89]-[.H$1]/400" office:value-type="float" office:value="0">
            <text:p>0.000000</text:p>
          </table:table-cell>
          <table:table-cell table:formula="of:=[.I89]-[.I$1]/400" office:value-type="float" office:value="-0.295645152499998">
            <text:p>-0.295645</text:p>
          </table:table-cell>
          <table:table-cell table:formula="of:=[.J89]-[.J$1]/400" office:value-type="float" office:value="0.591290304999996">
            <text:p>0.591290</text:p>
          </table:table-cell>
          <table:table-cell table:formula="of:=[.K89]-[.K$1]/400" office:value-type="float" office:value="-0.295645152499998">
            <text:p>-0.295645</text:p>
          </table:table-cell>
          <table:table-cell table:formula="of:=[.L89]-[.L$1]/400" office:value-type="float" office:value="0">
            <text:p>0.000000</text:p>
          </table:table-cell>
          <table:table-cell table:formula="of:=[.M89]-[.M$1]/400" office:value-type="float" office:value="0.1356994075">
            <text:p>0.135699</text:p>
          </table:table-cell>
          <table:table-cell table:formula="of:=[.N89]-[.N$1]/400" office:value-type="float" office:value="-0.1356994075">
            <text:p>-0.135699</text:p>
          </table:table-cell>
          <table:table-cell table:formula="of:=[.O89]-[.O$1]/400" office:value-type="float" office:value="0">
            <text:p>0.000000</text:p>
          </table:table-cell>
          <table:table-cell table:formula="of:=[.P89]-[.P$1]/400" office:value-type="float" office:value="-0.407098222499998">
            <text:p>-0.407098</text:p>
          </table:table-cell>
          <table:table-cell table:formula="of:=[.Q89]-[.Q$1]/400" office:value-type="float" office:value="0">
            <text:p>0.000000</text:p>
          </table:table-cell>
          <table:table-cell table:formula="of:=[.R89]-[.R$1]/400" office:value-type="float" office:value="0">
            <text:p>0.000000</text:p>
          </table:table-cell>
          <table:table-cell table:formula="of:=[.S89]-[.S$1]/400" office:value-type="float" office:value="0">
            <text:p>0.000000</text:p>
          </table:table-cell>
          <table:table-cell table:formula="of:=[.T89]-[.T$1]/400" office:value-type="float" office:value="0.1356994075">
            <text:p>0.135699</text:p>
          </table:table-cell>
          <table:table-cell table:formula="of:=[.U89]-[.U$1]/400" office:value-type="float" office:value="0.1356994075">
            <text:p>0.135699</text:p>
          </table:table-cell>
          <table:table-cell table:formula="of:=[.V89]-[.V$1]/400" office:value-type="float" office:value="0">
            <text:p>0.000000</text:p>
          </table:table-cell>
          <table:table-cell table:formula="of:=[.W89]-[.W$1]/400" office:value-type="float" office:value="-0.407098222499998">
            <text:p>-0.407098</text:p>
          </table:table-cell>
          <table:table-cell table:formula="of:=[.X89]-[.X$1]/400" office:value-type="float" office:value="0">
            <text:p>0.000000</text:p>
          </table:table-cell>
          <table:table-cell table:formula="of:=[.Y89]-[.Y$1]/400" office:value-type="float" office:value="0">
            <text:p>0.000000</text:p>
          </table:table-cell>
          <table:table-cell table:formula="of:=[.Z89]-[.Z$1]/400" office:value-type="float" office:value="0">
            <text:p>0.000000</text:p>
          </table:table-cell>
          <table:table-cell table:formula="of:=[.AA89]-[.AA$1]/400" office:value-type="float" office:value="0">
            <text:p>0.000000</text:p>
          </table:table-cell>
          <table:table-cell table:formula="of:=[.AB89]-[.AB$1]/400" office:value-type="float" office:value="0">
            <text:p>0.000000</text:p>
          </table:table-cell>
          <table:table-cell table:formula="of:=[.AC89]-[.AC$1]/400" office:value-type="float" office:value="0">
            <text:p>0.000000</text:p>
          </table:table-cell>
          <table:table-cell table:formula="of:=[.AD89]-[.AD$1]/400" office:value-type="float" office:value="0">
            <text:p>0.000000</text:p>
          </table:table-cell>
        </table:table-row>
        <table:table-row table:style-name="ro1">
          <table:table-cell table:formula="of:=[.A90]-[.A$1]/400" office:value-type="float" office:value="0">
            <text:p>0.000000</text:p>
          </table:table-cell>
          <table:table-cell table:formula="of:=[.B90]-[.B$1]/400" office:value-type="float" office:value="0">
            <text:p>0.000000</text:p>
          </table:table-cell>
          <table:table-cell table:formula="of:=[.C90]-[.C$1]/400" office:value-type="float" office:value="-0.294694524999998">
            <text:p>-0.294695</text:p>
          </table:table-cell>
          <table:table-cell table:formula="of:=[.D90]-[.D$1]/400" office:value-type="float" office:value="0.589389049999996">
            <text:p>0.589389</text:p>
          </table:table-cell>
          <table:table-cell table:formula="of:=[.E90]-[.E$1]/400" office:value-type="float" office:value="-0.294694524999998">
            <text:p>-0.294695</text:p>
          </table:table-cell>
          <table:table-cell table:formula="of:=[.F90]-[.F$1]/400" office:value-type="float" office:value="0">
            <text:p>0.000000</text:p>
          </table:table-cell>
          <table:table-cell table:formula="of:=[.G90]-[.G$1]/400" office:value-type="float" office:value="0">
            <text:p>0.000000</text:p>
          </table:table-cell>
          <table:table-cell table:formula="of:=[.H90]-[.H$1]/400" office:value-type="float" office:value="0">
            <text:p>0.000000</text:p>
          </table:table-cell>
          <table:table-cell table:formula="of:=[.I90]-[.I$1]/400" office:value-type="float" office:value="-0.294694524999998">
            <text:p>-0.294695</text:p>
          </table:table-cell>
          <table:table-cell table:formula="of:=[.J90]-[.J$1]/400" office:value-type="float" office:value="0.589389049999996">
            <text:p>0.589389</text:p>
          </table:table-cell>
          <table:table-cell table:formula="of:=[.K90]-[.K$1]/400" office:value-type="float" office:value="-0.294694524999998">
            <text:p>-0.294695</text:p>
          </table:table-cell>
          <table:table-cell table:formula="of:=[.L90]-[.L$1]/400" office:value-type="float" office:value="0">
            <text:p>0.000000</text:p>
          </table:table-cell>
          <table:table-cell table:formula="of:=[.M90]-[.M$1]/400" office:value-type="float" office:value="0.135263075">
            <text:p>0.135263</text:p>
          </table:table-cell>
          <table:table-cell table:formula="of:=[.N90]-[.N$1]/400" office:value-type="float" office:value="-0.135263075">
            <text:p>-0.135263</text:p>
          </table:table-cell>
          <table:table-cell table:formula="of:=[.O90]-[.O$1]/400" office:value-type="float" office:value="0">
            <text:p>0.000000</text:p>
          </table:table-cell>
          <table:table-cell table:formula="of:=[.P90]-[.P$1]/400" office:value-type="float" office:value="-0.405789224999998">
            <text:p>-0.405789</text:p>
          </table:table-cell>
          <table:table-cell table:formula="of:=[.Q90]-[.Q$1]/400" office:value-type="float" office:value="0">
            <text:p>0.000000</text:p>
          </table:table-cell>
          <table:table-cell table:formula="of:=[.R90]-[.R$1]/400" office:value-type="float" office:value="0">
            <text:p>0.000000</text:p>
          </table:table-cell>
          <table:table-cell table:formula="of:=[.S90]-[.S$1]/400" office:value-type="float" office:value="0">
            <text:p>0.000000</text:p>
          </table:table-cell>
          <table:table-cell table:formula="of:=[.T90]-[.T$1]/400" office:value-type="float" office:value="0.135263075">
            <text:p>0.135263</text:p>
          </table:table-cell>
          <table:table-cell table:formula="of:=[.U90]-[.U$1]/400" office:value-type="float" office:value="0.135263075">
            <text:p>0.135263</text:p>
          </table:table-cell>
          <table:table-cell table:formula="of:=[.V90]-[.V$1]/400" office:value-type="float" office:value="0">
            <text:p>0.000000</text:p>
          </table:table-cell>
          <table:table-cell table:formula="of:=[.W90]-[.W$1]/400" office:value-type="float" office:value="-0.405789224999998">
            <text:p>-0.405789</text:p>
          </table:table-cell>
          <table:table-cell table:formula="of:=[.X90]-[.X$1]/400" office:value-type="float" office:value="0">
            <text:p>0.000000</text:p>
          </table:table-cell>
          <table:table-cell table:formula="of:=[.Y90]-[.Y$1]/400" office:value-type="float" office:value="0">
            <text:p>0.000000</text:p>
          </table:table-cell>
          <table:table-cell table:formula="of:=[.Z90]-[.Z$1]/400" office:value-type="float" office:value="0">
            <text:p>0.000000</text:p>
          </table:table-cell>
          <table:table-cell table:formula="of:=[.AA90]-[.AA$1]/400" office:value-type="float" office:value="0">
            <text:p>0.000000</text:p>
          </table:table-cell>
          <table:table-cell table:formula="of:=[.AB90]-[.AB$1]/400" office:value-type="float" office:value="0">
            <text:p>0.000000</text:p>
          </table:table-cell>
          <table:table-cell table:formula="of:=[.AC90]-[.AC$1]/400" office:value-type="float" office:value="0">
            <text:p>0.000000</text:p>
          </table:table-cell>
          <table:table-cell table:formula="of:=[.AD90]-[.AD$1]/400" office:value-type="float" office:value="0">
            <text:p>0.000000</text:p>
          </table:table-cell>
        </table:table-row>
        <table:table-row table:style-name="ro1">
          <table:table-cell table:formula="of:=[.A91]-[.A$1]/400" office:value-type="float" office:value="0">
            <text:p>0.000000</text:p>
          </table:table-cell>
          <table:table-cell table:formula="of:=[.B91]-[.B$1]/400" office:value-type="float" office:value="0">
            <text:p>0.000000</text:p>
          </table:table-cell>
          <table:table-cell table:formula="of:=[.C91]-[.C$1]/400" office:value-type="float" office:value="-0.293743897499998">
            <text:p>-0.293744</text:p>
          </table:table-cell>
          <table:table-cell table:formula="of:=[.D91]-[.D$1]/400" office:value-type="float" office:value="0.587487794999996">
            <text:p>0.587488</text:p>
          </table:table-cell>
          <table:table-cell table:formula="of:=[.E91]-[.E$1]/400" office:value-type="float" office:value="-0.293743897499998">
            <text:p>-0.293744</text:p>
          </table:table-cell>
          <table:table-cell table:formula="of:=[.F91]-[.F$1]/400" office:value-type="float" office:value="0">
            <text:p>0.000000</text:p>
          </table:table-cell>
          <table:table-cell table:formula="of:=[.G91]-[.G$1]/400" office:value-type="float" office:value="0">
            <text:p>0.000000</text:p>
          </table:table-cell>
          <table:table-cell table:formula="of:=[.H91]-[.H$1]/400" office:value-type="float" office:value="0">
            <text:p>0.000000</text:p>
          </table:table-cell>
          <table:table-cell table:formula="of:=[.I91]-[.I$1]/400" office:value-type="float" office:value="-0.293743897499998">
            <text:p>-0.293744</text:p>
          </table:table-cell>
          <table:table-cell table:formula="of:=[.J91]-[.J$1]/400" office:value-type="float" office:value="0.587487794999996">
            <text:p>0.587488</text:p>
          </table:table-cell>
          <table:table-cell table:formula="of:=[.K91]-[.K$1]/400" office:value-type="float" office:value="-0.293743897499998">
            <text:p>-0.293744</text:p>
          </table:table-cell>
          <table:table-cell table:formula="of:=[.L91]-[.L$1]/400" office:value-type="float" office:value="0">
            <text:p>0.000000</text:p>
          </table:table-cell>
          <table:table-cell table:formula="of:=[.M91]-[.M$1]/400" office:value-type="float" office:value="0.1348267425">
            <text:p>0.134827</text:p>
          </table:table-cell>
          <table:table-cell table:formula="of:=[.N91]-[.N$1]/400" office:value-type="float" office:value="-0.1348267425">
            <text:p>-0.134827</text:p>
          </table:table-cell>
          <table:table-cell table:formula="of:=[.O91]-[.O$1]/400" office:value-type="float" office:value="0">
            <text:p>0.000000</text:p>
          </table:table-cell>
          <table:table-cell table:formula="of:=[.P91]-[.P$1]/400" office:value-type="float" office:value="-0.404480227499998">
            <text:p>-0.404480</text:p>
          </table:table-cell>
          <table:table-cell table:formula="of:=[.Q91]-[.Q$1]/400" office:value-type="float" office:value="0">
            <text:p>0.000000</text:p>
          </table:table-cell>
          <table:table-cell table:formula="of:=[.R91]-[.R$1]/400" office:value-type="float" office:value="0">
            <text:p>0.000000</text:p>
          </table:table-cell>
          <table:table-cell table:formula="of:=[.S91]-[.S$1]/400" office:value-type="float" office:value="0">
            <text:p>0.000000</text:p>
          </table:table-cell>
          <table:table-cell table:formula="of:=[.T91]-[.T$1]/400" office:value-type="float" office:value="0.1348267425">
            <text:p>0.134827</text:p>
          </table:table-cell>
          <table:table-cell table:formula="of:=[.U91]-[.U$1]/400" office:value-type="float" office:value="0.1348267425">
            <text:p>0.134827</text:p>
          </table:table-cell>
          <table:table-cell table:formula="of:=[.V91]-[.V$1]/400" office:value-type="float" office:value="0">
            <text:p>0.000000</text:p>
          </table:table-cell>
          <table:table-cell table:formula="of:=[.W91]-[.W$1]/400" office:value-type="float" office:value="-0.404480227499998">
            <text:p>-0.404480</text:p>
          </table:table-cell>
          <table:table-cell table:formula="of:=[.X91]-[.X$1]/400" office:value-type="float" office:value="0">
            <text:p>0.000000</text:p>
          </table:table-cell>
          <table:table-cell table:formula="of:=[.Y91]-[.Y$1]/400" office:value-type="float" office:value="0">
            <text:p>0.000000</text:p>
          </table:table-cell>
          <table:table-cell table:formula="of:=[.Z91]-[.Z$1]/400" office:value-type="float" office:value="0">
            <text:p>0.000000</text:p>
          </table:table-cell>
          <table:table-cell table:formula="of:=[.AA91]-[.AA$1]/400" office:value-type="float" office:value="0">
            <text:p>0.000000</text:p>
          </table:table-cell>
          <table:table-cell table:formula="of:=[.AB91]-[.AB$1]/400" office:value-type="float" office:value="0">
            <text:p>0.000000</text:p>
          </table:table-cell>
          <table:table-cell table:formula="of:=[.AC91]-[.AC$1]/400" office:value-type="float" office:value="0">
            <text:p>0.000000</text:p>
          </table:table-cell>
          <table:table-cell table:formula="of:=[.AD91]-[.AD$1]/400" office:value-type="float" office:value="0">
            <text:p>0.000000</text:p>
          </table:table-cell>
        </table:table-row>
        <table:table-row table:style-name="ro1">
          <table:table-cell table:formula="of:=[.A92]-[.A$1]/400" office:value-type="float" office:value="0">
            <text:p>0.000000</text:p>
          </table:table-cell>
          <table:table-cell table:formula="of:=[.B92]-[.B$1]/400" office:value-type="float" office:value="0">
            <text:p>0.000000</text:p>
          </table:table-cell>
          <table:table-cell table:formula="of:=[.C92]-[.C$1]/400" office:value-type="float" office:value="-0.292793269999998">
            <text:p>-0.292793</text:p>
          </table:table-cell>
          <table:table-cell table:formula="of:=[.D92]-[.D$1]/400" office:value-type="float" office:value="0.585586539999996">
            <text:p>0.585587</text:p>
          </table:table-cell>
          <table:table-cell table:formula="of:=[.E92]-[.E$1]/400" office:value-type="float" office:value="-0.292793269999998">
            <text:p>-0.292793</text:p>
          </table:table-cell>
          <table:table-cell table:formula="of:=[.F92]-[.F$1]/400" office:value-type="float" office:value="0">
            <text:p>0.000000</text:p>
          </table:table-cell>
          <table:table-cell table:formula="of:=[.G92]-[.G$1]/400" office:value-type="float" office:value="0">
            <text:p>0.000000</text:p>
          </table:table-cell>
          <table:table-cell table:formula="of:=[.H92]-[.H$1]/400" office:value-type="float" office:value="0">
            <text:p>0.000000</text:p>
          </table:table-cell>
          <table:table-cell table:formula="of:=[.I92]-[.I$1]/400" office:value-type="float" office:value="-0.292793269999998">
            <text:p>-0.292793</text:p>
          </table:table-cell>
          <table:table-cell table:formula="of:=[.J92]-[.J$1]/400" office:value-type="float" office:value="0.585586539999996">
            <text:p>0.585587</text:p>
          </table:table-cell>
          <table:table-cell table:formula="of:=[.K92]-[.K$1]/400" office:value-type="float" office:value="-0.292793269999998">
            <text:p>-0.292793</text:p>
          </table:table-cell>
          <table:table-cell table:formula="of:=[.L92]-[.L$1]/400" office:value-type="float" office:value="0">
            <text:p>0.000000</text:p>
          </table:table-cell>
          <table:table-cell table:formula="of:=[.M92]-[.M$1]/400" office:value-type="float" office:value="0.13439041">
            <text:p>0.134390</text:p>
          </table:table-cell>
          <table:table-cell table:formula="of:=[.N92]-[.N$1]/400" office:value-type="float" office:value="-0.13439041">
            <text:p>-0.134390</text:p>
          </table:table-cell>
          <table:table-cell table:formula="of:=[.O92]-[.O$1]/400" office:value-type="float" office:value="0">
            <text:p>0.000000</text:p>
          </table:table-cell>
          <table:table-cell table:formula="of:=[.P92]-[.P$1]/400" office:value-type="float" office:value="-0.403171229999998">
            <text:p>-0.403171</text:p>
          </table:table-cell>
          <table:table-cell table:formula="of:=[.Q92]-[.Q$1]/400" office:value-type="float" office:value="0">
            <text:p>0.000000</text:p>
          </table:table-cell>
          <table:table-cell table:formula="of:=[.R92]-[.R$1]/400" office:value-type="float" office:value="0">
            <text:p>0.000000</text:p>
          </table:table-cell>
          <table:table-cell table:formula="of:=[.S92]-[.S$1]/400" office:value-type="float" office:value="0">
            <text:p>0.000000</text:p>
          </table:table-cell>
          <table:table-cell table:formula="of:=[.T92]-[.T$1]/400" office:value-type="float" office:value="0.13439041">
            <text:p>0.134390</text:p>
          </table:table-cell>
          <table:table-cell table:formula="of:=[.U92]-[.U$1]/400" office:value-type="float" office:value="0.13439041">
            <text:p>0.134390</text:p>
          </table:table-cell>
          <table:table-cell table:formula="of:=[.V92]-[.V$1]/400" office:value-type="float" office:value="0">
            <text:p>0.000000</text:p>
          </table:table-cell>
          <table:table-cell table:formula="of:=[.W92]-[.W$1]/400" office:value-type="float" office:value="-0.403171229999998">
            <text:p>-0.403171</text:p>
          </table:table-cell>
          <table:table-cell table:formula="of:=[.X92]-[.X$1]/400" office:value-type="float" office:value="0">
            <text:p>0.000000</text:p>
          </table:table-cell>
          <table:table-cell table:formula="of:=[.Y92]-[.Y$1]/400" office:value-type="float" office:value="0">
            <text:p>0.000000</text:p>
          </table:table-cell>
          <table:table-cell table:formula="of:=[.Z92]-[.Z$1]/400" office:value-type="float" office:value="0">
            <text:p>0.000000</text:p>
          </table:table-cell>
          <table:table-cell table:formula="of:=[.AA92]-[.AA$1]/400" office:value-type="float" office:value="0">
            <text:p>0.000000</text:p>
          </table:table-cell>
          <table:table-cell table:formula="of:=[.AB92]-[.AB$1]/400" office:value-type="float" office:value="0">
            <text:p>0.000000</text:p>
          </table:table-cell>
          <table:table-cell table:formula="of:=[.AC92]-[.AC$1]/400" office:value-type="float" office:value="0">
            <text:p>0.000000</text:p>
          </table:table-cell>
          <table:table-cell table:formula="of:=[.AD92]-[.AD$1]/400" office:value-type="float" office:value="0">
            <text:p>0.000000</text:p>
          </table:table-cell>
        </table:table-row>
        <table:table-row table:style-name="ro1">
          <table:table-cell table:formula="of:=[.A93]-[.A$1]/400" office:value-type="float" office:value="0">
            <text:p>0.000000</text:p>
          </table:table-cell>
          <table:table-cell table:formula="of:=[.B93]-[.B$1]/400" office:value-type="float" office:value="0">
            <text:p>0.000000</text:p>
          </table:table-cell>
          <table:table-cell table:formula="of:=[.C93]-[.C$1]/400" office:value-type="float" office:value="-0.291842642499998">
            <text:p>-0.291843</text:p>
          </table:table-cell>
          <table:table-cell table:formula="of:=[.D93]-[.D$1]/400" office:value-type="float" office:value="0.583685284999996">
            <text:p>0.583685</text:p>
          </table:table-cell>
          <table:table-cell table:formula="of:=[.E93]-[.E$1]/400" office:value-type="float" office:value="-0.291842642499998">
            <text:p>-0.291843</text:p>
          </table:table-cell>
          <table:table-cell table:formula="of:=[.F93]-[.F$1]/400" office:value-type="float" office:value="0">
            <text:p>0.000000</text:p>
          </table:table-cell>
          <table:table-cell table:formula="of:=[.G93]-[.G$1]/400" office:value-type="float" office:value="0">
            <text:p>0.000000</text:p>
          </table:table-cell>
          <table:table-cell table:formula="of:=[.H93]-[.H$1]/400" office:value-type="float" office:value="0">
            <text:p>0.000000</text:p>
          </table:table-cell>
          <table:table-cell table:formula="of:=[.I93]-[.I$1]/400" office:value-type="float" office:value="-0.291842642499998">
            <text:p>-0.291843</text:p>
          </table:table-cell>
          <table:table-cell table:formula="of:=[.J93]-[.J$1]/400" office:value-type="float" office:value="0.583685284999996">
            <text:p>0.583685</text:p>
          </table:table-cell>
          <table:table-cell table:formula="of:=[.K93]-[.K$1]/400" office:value-type="float" office:value="-0.291842642499998">
            <text:p>-0.291843</text:p>
          </table:table-cell>
          <table:table-cell table:formula="of:=[.L93]-[.L$1]/400" office:value-type="float" office:value="0">
            <text:p>0.000000</text:p>
          </table:table-cell>
          <table:table-cell table:formula="of:=[.M93]-[.M$1]/400" office:value-type="float" office:value="0.1339540775">
            <text:p>0.133954</text:p>
          </table:table-cell>
          <table:table-cell table:formula="of:=[.N93]-[.N$1]/400" office:value-type="float" office:value="-0.1339540775">
            <text:p>-0.133954</text:p>
          </table:table-cell>
          <table:table-cell table:formula="of:=[.O93]-[.O$1]/400" office:value-type="float" office:value="0">
            <text:p>0.000000</text:p>
          </table:table-cell>
          <table:table-cell table:formula="of:=[.P93]-[.P$1]/400" office:value-type="float" office:value="-0.401862232499998">
            <text:p>-0.401862</text:p>
          </table:table-cell>
          <table:table-cell table:formula="of:=[.Q93]-[.Q$1]/400" office:value-type="float" office:value="0">
            <text:p>0.000000</text:p>
          </table:table-cell>
          <table:table-cell table:formula="of:=[.R93]-[.R$1]/400" office:value-type="float" office:value="0">
            <text:p>0.000000</text:p>
          </table:table-cell>
          <table:table-cell table:formula="of:=[.S93]-[.S$1]/400" office:value-type="float" office:value="0">
            <text:p>0.000000</text:p>
          </table:table-cell>
          <table:table-cell table:formula="of:=[.T93]-[.T$1]/400" office:value-type="float" office:value="0.1339540775">
            <text:p>0.133954</text:p>
          </table:table-cell>
          <table:table-cell table:formula="of:=[.U93]-[.U$1]/400" office:value-type="float" office:value="0.1339540775">
            <text:p>0.133954</text:p>
          </table:table-cell>
          <table:table-cell table:formula="of:=[.V93]-[.V$1]/400" office:value-type="float" office:value="0">
            <text:p>0.000000</text:p>
          </table:table-cell>
          <table:table-cell table:formula="of:=[.W93]-[.W$1]/400" office:value-type="float" office:value="-0.401862232499998">
            <text:p>-0.401862</text:p>
          </table:table-cell>
          <table:table-cell table:formula="of:=[.X93]-[.X$1]/400" office:value-type="float" office:value="0">
            <text:p>0.000000</text:p>
          </table:table-cell>
          <table:table-cell table:formula="of:=[.Y93]-[.Y$1]/400" office:value-type="float" office:value="0">
            <text:p>0.000000</text:p>
          </table:table-cell>
          <table:table-cell table:formula="of:=[.Z93]-[.Z$1]/400" office:value-type="float" office:value="0">
            <text:p>0.000000</text:p>
          </table:table-cell>
          <table:table-cell table:formula="of:=[.AA93]-[.AA$1]/400" office:value-type="float" office:value="0">
            <text:p>0.000000</text:p>
          </table:table-cell>
          <table:table-cell table:formula="of:=[.AB93]-[.AB$1]/400" office:value-type="float" office:value="0">
            <text:p>0.000000</text:p>
          </table:table-cell>
          <table:table-cell table:formula="of:=[.AC93]-[.AC$1]/400" office:value-type="float" office:value="0">
            <text:p>0.000000</text:p>
          </table:table-cell>
          <table:table-cell table:formula="of:=[.AD93]-[.AD$1]/400" office:value-type="float" office:value="0">
            <text:p>0.000000</text:p>
          </table:table-cell>
        </table:table-row>
        <table:table-row table:style-name="ro1">
          <table:table-cell table:formula="of:=[.A94]-[.A$1]/400" office:value-type="float" office:value="0">
            <text:p>0.000000</text:p>
          </table:table-cell>
          <table:table-cell table:formula="of:=[.B94]-[.B$1]/400" office:value-type="float" office:value="0">
            <text:p>0.000000</text:p>
          </table:table-cell>
          <table:table-cell table:formula="of:=[.C94]-[.C$1]/400" office:value-type="float" office:value="-0.290892014999998">
            <text:p>-0.290892</text:p>
          </table:table-cell>
          <table:table-cell table:formula="of:=[.D94]-[.D$1]/400" office:value-type="float" office:value="0.581784029999996">
            <text:p>0.581784</text:p>
          </table:table-cell>
          <table:table-cell table:formula="of:=[.E94]-[.E$1]/400" office:value-type="float" office:value="-0.290892014999998">
            <text:p>-0.290892</text:p>
          </table:table-cell>
          <table:table-cell table:formula="of:=[.F94]-[.F$1]/400" office:value-type="float" office:value="0">
            <text:p>0.000000</text:p>
          </table:table-cell>
          <table:table-cell table:formula="of:=[.G94]-[.G$1]/400" office:value-type="float" office:value="0">
            <text:p>0.000000</text:p>
          </table:table-cell>
          <table:table-cell table:formula="of:=[.H94]-[.H$1]/400" office:value-type="float" office:value="0">
            <text:p>0.000000</text:p>
          </table:table-cell>
          <table:table-cell table:formula="of:=[.I94]-[.I$1]/400" office:value-type="float" office:value="-0.290892014999998">
            <text:p>-0.290892</text:p>
          </table:table-cell>
          <table:table-cell table:formula="of:=[.J94]-[.J$1]/400" office:value-type="float" office:value="0.581784029999996">
            <text:p>0.581784</text:p>
          </table:table-cell>
          <table:table-cell table:formula="of:=[.K94]-[.K$1]/400" office:value-type="float" office:value="-0.290892014999998">
            <text:p>-0.290892</text:p>
          </table:table-cell>
          <table:table-cell table:formula="of:=[.L94]-[.L$1]/400" office:value-type="float" office:value="0">
            <text:p>0.000000</text:p>
          </table:table-cell>
          <table:table-cell table:formula="of:=[.M94]-[.M$1]/400" office:value-type="float" office:value="0.133517745">
            <text:p>0.133518</text:p>
          </table:table-cell>
          <table:table-cell table:formula="of:=[.N94]-[.N$1]/400" office:value-type="float" office:value="-0.133517745">
            <text:p>-0.133518</text:p>
          </table:table-cell>
          <table:table-cell table:formula="of:=[.O94]-[.O$1]/400" office:value-type="float" office:value="0">
            <text:p>0.000000</text:p>
          </table:table-cell>
          <table:table-cell table:formula="of:=[.P94]-[.P$1]/400" office:value-type="float" office:value="-0.400553234999998">
            <text:p>-0.400553</text:p>
          </table:table-cell>
          <table:table-cell table:formula="of:=[.Q94]-[.Q$1]/400" office:value-type="float" office:value="0">
            <text:p>0.000000</text:p>
          </table:table-cell>
          <table:table-cell table:formula="of:=[.R94]-[.R$1]/400" office:value-type="float" office:value="0">
            <text:p>0.000000</text:p>
          </table:table-cell>
          <table:table-cell table:formula="of:=[.S94]-[.S$1]/400" office:value-type="float" office:value="0">
            <text:p>0.000000</text:p>
          </table:table-cell>
          <table:table-cell table:formula="of:=[.T94]-[.T$1]/400" office:value-type="float" office:value="0.133517745">
            <text:p>0.133518</text:p>
          </table:table-cell>
          <table:table-cell table:formula="of:=[.U94]-[.U$1]/400" office:value-type="float" office:value="0.133517745">
            <text:p>0.133518</text:p>
          </table:table-cell>
          <table:table-cell table:formula="of:=[.V94]-[.V$1]/400" office:value-type="float" office:value="0">
            <text:p>0.000000</text:p>
          </table:table-cell>
          <table:table-cell table:formula="of:=[.W94]-[.W$1]/400" office:value-type="float" office:value="-0.400553234999998">
            <text:p>-0.400553</text:p>
          </table:table-cell>
          <table:table-cell table:formula="of:=[.X94]-[.X$1]/400" office:value-type="float" office:value="0">
            <text:p>0.000000</text:p>
          </table:table-cell>
          <table:table-cell table:formula="of:=[.Y94]-[.Y$1]/400" office:value-type="float" office:value="0">
            <text:p>0.000000</text:p>
          </table:table-cell>
          <table:table-cell table:formula="of:=[.Z94]-[.Z$1]/400" office:value-type="float" office:value="0">
            <text:p>0.000000</text:p>
          </table:table-cell>
          <table:table-cell table:formula="of:=[.AA94]-[.AA$1]/400" office:value-type="float" office:value="0">
            <text:p>0.000000</text:p>
          </table:table-cell>
          <table:table-cell table:formula="of:=[.AB94]-[.AB$1]/400" office:value-type="float" office:value="0">
            <text:p>0.000000</text:p>
          </table:table-cell>
          <table:table-cell table:formula="of:=[.AC94]-[.AC$1]/400" office:value-type="float" office:value="0">
            <text:p>0.000000</text:p>
          </table:table-cell>
          <table:table-cell table:formula="of:=[.AD94]-[.AD$1]/400" office:value-type="float" office:value="0">
            <text:p>0.000000</text:p>
          </table:table-cell>
        </table:table-row>
        <table:table-row table:style-name="ro1">
          <table:table-cell table:formula="of:=[.A95]-[.A$1]/400" office:value-type="float" office:value="0">
            <text:p>0.000000</text:p>
          </table:table-cell>
          <table:table-cell table:formula="of:=[.B95]-[.B$1]/400" office:value-type="float" office:value="0">
            <text:p>0.000000</text:p>
          </table:table-cell>
          <table:table-cell table:formula="of:=[.C95]-[.C$1]/400" office:value-type="float" office:value="-0.289941387499998">
            <text:p>-0.289941</text:p>
          </table:table-cell>
          <table:table-cell table:formula="of:=[.D95]-[.D$1]/400" office:value-type="float" office:value="0.579882774999996">
            <text:p>0.579883</text:p>
          </table:table-cell>
          <table:table-cell table:formula="of:=[.E95]-[.E$1]/400" office:value-type="float" office:value="-0.289941387499998">
            <text:p>-0.289941</text:p>
          </table:table-cell>
          <table:table-cell table:formula="of:=[.F95]-[.F$1]/400" office:value-type="float" office:value="0">
            <text:p>0.000000</text:p>
          </table:table-cell>
          <table:table-cell table:formula="of:=[.G95]-[.G$1]/400" office:value-type="float" office:value="0">
            <text:p>0.000000</text:p>
          </table:table-cell>
          <table:table-cell table:formula="of:=[.H95]-[.H$1]/400" office:value-type="float" office:value="0">
            <text:p>0.000000</text:p>
          </table:table-cell>
          <table:table-cell table:formula="of:=[.I95]-[.I$1]/400" office:value-type="float" office:value="-0.289941387499998">
            <text:p>-0.289941</text:p>
          </table:table-cell>
          <table:table-cell table:formula="of:=[.J95]-[.J$1]/400" office:value-type="float" office:value="0.579882774999996">
            <text:p>0.579883</text:p>
          </table:table-cell>
          <table:table-cell table:formula="of:=[.K95]-[.K$1]/400" office:value-type="float" office:value="-0.289941387499998">
            <text:p>-0.289941</text:p>
          </table:table-cell>
          <table:table-cell table:formula="of:=[.L95]-[.L$1]/400" office:value-type="float" office:value="0">
            <text:p>0.000000</text:p>
          </table:table-cell>
          <table:table-cell table:formula="of:=[.M95]-[.M$1]/400" office:value-type="float" office:value="0.1330814125">
            <text:p>0.133081</text:p>
          </table:table-cell>
          <table:table-cell table:formula="of:=[.N95]-[.N$1]/400" office:value-type="float" office:value="-0.1330814125">
            <text:p>-0.133081</text:p>
          </table:table-cell>
          <table:table-cell table:formula="of:=[.O95]-[.O$1]/400" office:value-type="float" office:value="0">
            <text:p>0.000000</text:p>
          </table:table-cell>
          <table:table-cell table:formula="of:=[.P95]-[.P$1]/400" office:value-type="float" office:value="-0.399244237499998">
            <text:p>-0.399244</text:p>
          </table:table-cell>
          <table:table-cell table:formula="of:=[.Q95]-[.Q$1]/400" office:value-type="float" office:value="0">
            <text:p>0.000000</text:p>
          </table:table-cell>
          <table:table-cell table:formula="of:=[.R95]-[.R$1]/400" office:value-type="float" office:value="0">
            <text:p>0.000000</text:p>
          </table:table-cell>
          <table:table-cell table:formula="of:=[.S95]-[.S$1]/400" office:value-type="float" office:value="0">
            <text:p>0.000000</text:p>
          </table:table-cell>
          <table:table-cell table:formula="of:=[.T95]-[.T$1]/400" office:value-type="float" office:value="0.1330814125">
            <text:p>0.133081</text:p>
          </table:table-cell>
          <table:table-cell table:formula="of:=[.U95]-[.U$1]/400" office:value-type="float" office:value="0.1330814125">
            <text:p>0.133081</text:p>
          </table:table-cell>
          <table:table-cell table:formula="of:=[.V95]-[.V$1]/400" office:value-type="float" office:value="0">
            <text:p>0.000000</text:p>
          </table:table-cell>
          <table:table-cell table:formula="of:=[.W95]-[.W$1]/400" office:value-type="float" office:value="-0.399244237499998">
            <text:p>-0.399244</text:p>
          </table:table-cell>
          <table:table-cell table:formula="of:=[.X95]-[.X$1]/400" office:value-type="float" office:value="0">
            <text:p>0.000000</text:p>
          </table:table-cell>
          <table:table-cell table:formula="of:=[.Y95]-[.Y$1]/400" office:value-type="float" office:value="0">
            <text:p>0.000000</text:p>
          </table:table-cell>
          <table:table-cell table:formula="of:=[.Z95]-[.Z$1]/400" office:value-type="float" office:value="0">
            <text:p>0.000000</text:p>
          </table:table-cell>
          <table:table-cell table:formula="of:=[.AA95]-[.AA$1]/400" office:value-type="float" office:value="0">
            <text:p>0.000000</text:p>
          </table:table-cell>
          <table:table-cell table:formula="of:=[.AB95]-[.AB$1]/400" office:value-type="float" office:value="0">
            <text:p>0.000000</text:p>
          </table:table-cell>
          <table:table-cell table:formula="of:=[.AC95]-[.AC$1]/400" office:value-type="float" office:value="0">
            <text:p>0.000000</text:p>
          </table:table-cell>
          <table:table-cell table:formula="of:=[.AD95]-[.AD$1]/400" office:value-type="float" office:value="0">
            <text:p>0.000000</text:p>
          </table:table-cell>
        </table:table-row>
        <table:table-row table:style-name="ro1">
          <table:table-cell table:formula="of:=[.A96]-[.A$1]/400" office:value-type="float" office:value="0">
            <text:p>0.000000</text:p>
          </table:table-cell>
          <table:table-cell table:formula="of:=[.B96]-[.B$1]/400" office:value-type="float" office:value="0">
            <text:p>0.000000</text:p>
          </table:table-cell>
          <table:table-cell table:formula="of:=[.C96]-[.C$1]/400" office:value-type="float" office:value="-0.288990759999998">
            <text:p>-0.288991</text:p>
          </table:table-cell>
          <table:table-cell table:formula="of:=[.D96]-[.D$1]/400" office:value-type="float" office:value="0.577981519999996">
            <text:p>0.577982</text:p>
          </table:table-cell>
          <table:table-cell table:formula="of:=[.E96]-[.E$1]/400" office:value-type="float" office:value="-0.288990759999998">
            <text:p>-0.288991</text:p>
          </table:table-cell>
          <table:table-cell table:formula="of:=[.F96]-[.F$1]/400" office:value-type="float" office:value="0">
            <text:p>0.000000</text:p>
          </table:table-cell>
          <table:table-cell table:formula="of:=[.G96]-[.G$1]/400" office:value-type="float" office:value="0">
            <text:p>0.000000</text:p>
          </table:table-cell>
          <table:table-cell table:formula="of:=[.H96]-[.H$1]/400" office:value-type="float" office:value="0">
            <text:p>0.000000</text:p>
          </table:table-cell>
          <table:table-cell table:formula="of:=[.I96]-[.I$1]/400" office:value-type="float" office:value="-0.288990759999998">
            <text:p>-0.288991</text:p>
          </table:table-cell>
          <table:table-cell table:formula="of:=[.J96]-[.J$1]/400" office:value-type="float" office:value="0.577981519999996">
            <text:p>0.577982</text:p>
          </table:table-cell>
          <table:table-cell table:formula="of:=[.K96]-[.K$1]/400" office:value-type="float" office:value="-0.288990759999998">
            <text:p>-0.288991</text:p>
          </table:table-cell>
          <table:table-cell table:formula="of:=[.L96]-[.L$1]/400" office:value-type="float" office:value="0">
            <text:p>0.000000</text:p>
          </table:table-cell>
          <table:table-cell table:formula="of:=[.M96]-[.M$1]/400" office:value-type="float" office:value="0.13264508">
            <text:p>0.132645</text:p>
          </table:table-cell>
          <table:table-cell table:formula="of:=[.N96]-[.N$1]/400" office:value-type="float" office:value="-0.13264508">
            <text:p>-0.132645</text:p>
          </table:table-cell>
          <table:table-cell table:formula="of:=[.O96]-[.O$1]/400" office:value-type="float" office:value="0">
            <text:p>0.000000</text:p>
          </table:table-cell>
          <table:table-cell table:formula="of:=[.P96]-[.P$1]/400" office:value-type="float" office:value="-0.397935239999998">
            <text:p>-0.397935</text:p>
          </table:table-cell>
          <table:table-cell table:formula="of:=[.Q96]-[.Q$1]/400" office:value-type="float" office:value="0">
            <text:p>0.000000</text:p>
          </table:table-cell>
          <table:table-cell table:formula="of:=[.R96]-[.R$1]/400" office:value-type="float" office:value="0">
            <text:p>0.000000</text:p>
          </table:table-cell>
          <table:table-cell table:formula="of:=[.S96]-[.S$1]/400" office:value-type="float" office:value="0">
            <text:p>0.000000</text:p>
          </table:table-cell>
          <table:table-cell table:formula="of:=[.T96]-[.T$1]/400" office:value-type="float" office:value="0.13264508">
            <text:p>0.132645</text:p>
          </table:table-cell>
          <table:table-cell table:formula="of:=[.U96]-[.U$1]/400" office:value-type="float" office:value="0.13264508">
            <text:p>0.132645</text:p>
          </table:table-cell>
          <table:table-cell table:formula="of:=[.V96]-[.V$1]/400" office:value-type="float" office:value="0">
            <text:p>0.000000</text:p>
          </table:table-cell>
          <table:table-cell table:formula="of:=[.W96]-[.W$1]/400" office:value-type="float" office:value="-0.397935239999998">
            <text:p>-0.397935</text:p>
          </table:table-cell>
          <table:table-cell table:formula="of:=[.X96]-[.X$1]/400" office:value-type="float" office:value="0">
            <text:p>0.000000</text:p>
          </table:table-cell>
          <table:table-cell table:formula="of:=[.Y96]-[.Y$1]/400" office:value-type="float" office:value="0">
            <text:p>0.000000</text:p>
          </table:table-cell>
          <table:table-cell table:formula="of:=[.Z96]-[.Z$1]/400" office:value-type="float" office:value="0">
            <text:p>0.000000</text:p>
          </table:table-cell>
          <table:table-cell table:formula="of:=[.AA96]-[.AA$1]/400" office:value-type="float" office:value="0">
            <text:p>0.000000</text:p>
          </table:table-cell>
          <table:table-cell table:formula="of:=[.AB96]-[.AB$1]/400" office:value-type="float" office:value="0">
            <text:p>0.000000</text:p>
          </table:table-cell>
          <table:table-cell table:formula="of:=[.AC96]-[.AC$1]/400" office:value-type="float" office:value="0">
            <text:p>0.000000</text:p>
          </table:table-cell>
          <table:table-cell table:formula="of:=[.AD96]-[.AD$1]/400" office:value-type="float" office:value="0">
            <text:p>0.000000</text:p>
          </table:table-cell>
        </table:table-row>
        <table:table-row table:style-name="ro1">
          <table:table-cell table:formula="of:=[.A97]-[.A$1]/400" office:value-type="float" office:value="0">
            <text:p>0.000000</text:p>
          </table:table-cell>
          <table:table-cell table:formula="of:=[.B97]-[.B$1]/400" office:value-type="float" office:value="0">
            <text:p>0.000000</text:p>
          </table:table-cell>
          <table:table-cell table:formula="of:=[.C97]-[.C$1]/400" office:value-type="float" office:value="-0.288040132499998">
            <text:p>-0.288040</text:p>
          </table:table-cell>
          <table:table-cell table:formula="of:=[.D97]-[.D$1]/400" office:value-type="float" office:value="0.576080264999996">
            <text:p>0.576080</text:p>
          </table:table-cell>
          <table:table-cell table:formula="of:=[.E97]-[.E$1]/400" office:value-type="float" office:value="-0.288040132499998">
            <text:p>-0.288040</text:p>
          </table:table-cell>
          <table:table-cell table:formula="of:=[.F97]-[.F$1]/400" office:value-type="float" office:value="0">
            <text:p>0.000000</text:p>
          </table:table-cell>
          <table:table-cell table:formula="of:=[.G97]-[.G$1]/400" office:value-type="float" office:value="0">
            <text:p>0.000000</text:p>
          </table:table-cell>
          <table:table-cell table:formula="of:=[.H97]-[.H$1]/400" office:value-type="float" office:value="0">
            <text:p>0.000000</text:p>
          </table:table-cell>
          <table:table-cell table:formula="of:=[.I97]-[.I$1]/400" office:value-type="float" office:value="-0.288040132499998">
            <text:p>-0.288040</text:p>
          </table:table-cell>
          <table:table-cell table:formula="of:=[.J97]-[.J$1]/400" office:value-type="float" office:value="0.576080264999996">
            <text:p>0.576080</text:p>
          </table:table-cell>
          <table:table-cell table:formula="of:=[.K97]-[.K$1]/400" office:value-type="float" office:value="-0.288040132499998">
            <text:p>-0.288040</text:p>
          </table:table-cell>
          <table:table-cell table:formula="of:=[.L97]-[.L$1]/400" office:value-type="float" office:value="0">
            <text:p>0.000000</text:p>
          </table:table-cell>
          <table:table-cell table:formula="of:=[.M97]-[.M$1]/400" office:value-type="float" office:value="0.1322087475">
            <text:p>0.132209</text:p>
          </table:table-cell>
          <table:table-cell table:formula="of:=[.N97]-[.N$1]/400" office:value-type="float" office:value="-0.1322087475">
            <text:p>-0.132209</text:p>
          </table:table-cell>
          <table:table-cell table:formula="of:=[.O97]-[.O$1]/400" office:value-type="float" office:value="0">
            <text:p>0.000000</text:p>
          </table:table-cell>
          <table:table-cell table:formula="of:=[.P97]-[.P$1]/400" office:value-type="float" office:value="-0.396626242499998">
            <text:p>-0.396626</text:p>
          </table:table-cell>
          <table:table-cell table:formula="of:=[.Q97]-[.Q$1]/400" office:value-type="float" office:value="0">
            <text:p>0.000000</text:p>
          </table:table-cell>
          <table:table-cell table:formula="of:=[.R97]-[.R$1]/400" office:value-type="float" office:value="0">
            <text:p>0.000000</text:p>
          </table:table-cell>
          <table:table-cell table:formula="of:=[.S97]-[.S$1]/400" office:value-type="float" office:value="0">
            <text:p>0.000000</text:p>
          </table:table-cell>
          <table:table-cell table:formula="of:=[.T97]-[.T$1]/400" office:value-type="float" office:value="0.1322087475">
            <text:p>0.132209</text:p>
          </table:table-cell>
          <table:table-cell table:formula="of:=[.U97]-[.U$1]/400" office:value-type="float" office:value="0.1322087475">
            <text:p>0.132209</text:p>
          </table:table-cell>
          <table:table-cell table:formula="of:=[.V97]-[.V$1]/400" office:value-type="float" office:value="0">
            <text:p>0.000000</text:p>
          </table:table-cell>
          <table:table-cell table:formula="of:=[.W97]-[.W$1]/400" office:value-type="float" office:value="-0.396626242499998">
            <text:p>-0.396626</text:p>
          </table:table-cell>
          <table:table-cell table:formula="of:=[.X97]-[.X$1]/400" office:value-type="float" office:value="0">
            <text:p>0.000000</text:p>
          </table:table-cell>
          <table:table-cell table:formula="of:=[.Y97]-[.Y$1]/400" office:value-type="float" office:value="0">
            <text:p>0.000000</text:p>
          </table:table-cell>
          <table:table-cell table:formula="of:=[.Z97]-[.Z$1]/400" office:value-type="float" office:value="0">
            <text:p>0.000000</text:p>
          </table:table-cell>
          <table:table-cell table:formula="of:=[.AA97]-[.AA$1]/400" office:value-type="float" office:value="0">
            <text:p>0.000000</text:p>
          </table:table-cell>
          <table:table-cell table:formula="of:=[.AB97]-[.AB$1]/400" office:value-type="float" office:value="0">
            <text:p>0.000000</text:p>
          </table:table-cell>
          <table:table-cell table:formula="of:=[.AC97]-[.AC$1]/400" office:value-type="float" office:value="0">
            <text:p>0.000000</text:p>
          </table:table-cell>
          <table:table-cell table:formula="of:=[.AD97]-[.AD$1]/400" office:value-type="float" office:value="0">
            <text:p>0.000000</text:p>
          </table:table-cell>
        </table:table-row>
        <table:table-row table:style-name="ro1">
          <table:table-cell table:formula="of:=[.A98]-[.A$1]/400" office:value-type="float" office:value="0">
            <text:p>0.000000</text:p>
          </table:table-cell>
          <table:table-cell table:formula="of:=[.B98]-[.B$1]/400" office:value-type="float" office:value="0">
            <text:p>0.000000</text:p>
          </table:table-cell>
          <table:table-cell table:formula="of:=[.C98]-[.C$1]/400" office:value-type="float" office:value="-0.287089504999998">
            <text:p>-0.287090</text:p>
          </table:table-cell>
          <table:table-cell table:formula="of:=[.D98]-[.D$1]/400" office:value-type="float" office:value="0.574179009999996">
            <text:p>0.574179</text:p>
          </table:table-cell>
          <table:table-cell table:formula="of:=[.E98]-[.E$1]/400" office:value-type="float" office:value="-0.287089504999998">
            <text:p>-0.287090</text:p>
          </table:table-cell>
          <table:table-cell table:formula="of:=[.F98]-[.F$1]/400" office:value-type="float" office:value="0">
            <text:p>0.000000</text:p>
          </table:table-cell>
          <table:table-cell table:formula="of:=[.G98]-[.G$1]/400" office:value-type="float" office:value="0">
            <text:p>0.000000</text:p>
          </table:table-cell>
          <table:table-cell table:formula="of:=[.H98]-[.H$1]/400" office:value-type="float" office:value="0">
            <text:p>0.000000</text:p>
          </table:table-cell>
          <table:table-cell table:formula="of:=[.I98]-[.I$1]/400" office:value-type="float" office:value="-0.287089504999998">
            <text:p>-0.287090</text:p>
          </table:table-cell>
          <table:table-cell table:formula="of:=[.J98]-[.J$1]/400" office:value-type="float" office:value="0.574179009999996">
            <text:p>0.574179</text:p>
          </table:table-cell>
          <table:table-cell table:formula="of:=[.K98]-[.K$1]/400" office:value-type="float" office:value="-0.287089504999998">
            <text:p>-0.287090</text:p>
          </table:table-cell>
          <table:table-cell table:formula="of:=[.L98]-[.L$1]/400" office:value-type="float" office:value="0">
            <text:p>0.000000</text:p>
          </table:table-cell>
          <table:table-cell table:formula="of:=[.M98]-[.M$1]/400" office:value-type="float" office:value="0.131772415">
            <text:p>0.131772</text:p>
          </table:table-cell>
          <table:table-cell table:formula="of:=[.N98]-[.N$1]/400" office:value-type="float" office:value="-0.131772415">
            <text:p>-0.131772</text:p>
          </table:table-cell>
          <table:table-cell table:formula="of:=[.O98]-[.O$1]/400" office:value-type="float" office:value="0">
            <text:p>0.000000</text:p>
          </table:table-cell>
          <table:table-cell table:formula="of:=[.P98]-[.P$1]/400" office:value-type="float" office:value="-0.395317244999998">
            <text:p>-0.395317</text:p>
          </table:table-cell>
          <table:table-cell table:formula="of:=[.Q98]-[.Q$1]/400" office:value-type="float" office:value="0">
            <text:p>0.000000</text:p>
          </table:table-cell>
          <table:table-cell table:formula="of:=[.R98]-[.R$1]/400" office:value-type="float" office:value="0">
            <text:p>0.000000</text:p>
          </table:table-cell>
          <table:table-cell table:formula="of:=[.S98]-[.S$1]/400" office:value-type="float" office:value="0">
            <text:p>0.000000</text:p>
          </table:table-cell>
          <table:table-cell table:formula="of:=[.T98]-[.T$1]/400" office:value-type="float" office:value="0.131772415">
            <text:p>0.131772</text:p>
          </table:table-cell>
          <table:table-cell table:formula="of:=[.U98]-[.U$1]/400" office:value-type="float" office:value="0.131772415">
            <text:p>0.131772</text:p>
          </table:table-cell>
          <table:table-cell table:formula="of:=[.V98]-[.V$1]/400" office:value-type="float" office:value="0">
            <text:p>0.000000</text:p>
          </table:table-cell>
          <table:table-cell table:formula="of:=[.W98]-[.W$1]/400" office:value-type="float" office:value="-0.395317244999998">
            <text:p>-0.395317</text:p>
          </table:table-cell>
          <table:table-cell table:formula="of:=[.X98]-[.X$1]/400" office:value-type="float" office:value="0">
            <text:p>0.000000</text:p>
          </table:table-cell>
          <table:table-cell table:formula="of:=[.Y98]-[.Y$1]/400" office:value-type="float" office:value="0">
            <text:p>0.000000</text:p>
          </table:table-cell>
          <table:table-cell table:formula="of:=[.Z98]-[.Z$1]/400" office:value-type="float" office:value="0">
            <text:p>0.000000</text:p>
          </table:table-cell>
          <table:table-cell table:formula="of:=[.AA98]-[.AA$1]/400" office:value-type="float" office:value="0">
            <text:p>0.000000</text:p>
          </table:table-cell>
          <table:table-cell table:formula="of:=[.AB98]-[.AB$1]/400" office:value-type="float" office:value="0">
            <text:p>0.000000</text:p>
          </table:table-cell>
          <table:table-cell table:formula="of:=[.AC98]-[.AC$1]/400" office:value-type="float" office:value="0">
            <text:p>0.000000</text:p>
          </table:table-cell>
          <table:table-cell table:formula="of:=[.AD98]-[.AD$1]/400" office:value-type="float" office:value="0">
            <text:p>0.000000</text:p>
          </table:table-cell>
        </table:table-row>
        <table:table-row table:style-name="ro1">
          <table:table-cell table:formula="of:=[.A99]-[.A$1]/400" office:value-type="float" office:value="0">
            <text:p>0.000000</text:p>
          </table:table-cell>
          <table:table-cell table:formula="of:=[.B99]-[.B$1]/400" office:value-type="float" office:value="0">
            <text:p>0.000000</text:p>
          </table:table-cell>
          <table:table-cell table:formula="of:=[.C99]-[.C$1]/400" office:value-type="float" office:value="-0.286138877499998">
            <text:p>-0.286139</text:p>
          </table:table-cell>
          <table:table-cell table:formula="of:=[.D99]-[.D$1]/400" office:value-type="float" office:value="0.572277754999995">
            <text:p>0.572278</text:p>
          </table:table-cell>
          <table:table-cell table:formula="of:=[.E99]-[.E$1]/400" office:value-type="float" office:value="-0.286138877499998">
            <text:p>-0.286139</text:p>
          </table:table-cell>
          <table:table-cell table:formula="of:=[.F99]-[.F$1]/400" office:value-type="float" office:value="0">
            <text:p>0.000000</text:p>
          </table:table-cell>
          <table:table-cell table:formula="of:=[.G99]-[.G$1]/400" office:value-type="float" office:value="0">
            <text:p>0.000000</text:p>
          </table:table-cell>
          <table:table-cell table:formula="of:=[.H99]-[.H$1]/400" office:value-type="float" office:value="0">
            <text:p>0.000000</text:p>
          </table:table-cell>
          <table:table-cell table:formula="of:=[.I99]-[.I$1]/400" office:value-type="float" office:value="-0.286138877499998">
            <text:p>-0.286139</text:p>
          </table:table-cell>
          <table:table-cell table:formula="of:=[.J99]-[.J$1]/400" office:value-type="float" office:value="0.572277754999995">
            <text:p>0.572278</text:p>
          </table:table-cell>
          <table:table-cell table:formula="of:=[.K99]-[.K$1]/400" office:value-type="float" office:value="-0.286138877499998">
            <text:p>-0.286139</text:p>
          </table:table-cell>
          <table:table-cell table:formula="of:=[.L99]-[.L$1]/400" office:value-type="float" office:value="0">
            <text:p>0.000000</text:p>
          </table:table-cell>
          <table:table-cell table:formula="of:=[.M99]-[.M$1]/400" office:value-type="float" office:value="0.1313360825">
            <text:p>0.131336</text:p>
          </table:table-cell>
          <table:table-cell table:formula="of:=[.N99]-[.N$1]/400" office:value-type="float" office:value="-0.1313360825">
            <text:p>-0.131336</text:p>
          </table:table-cell>
          <table:table-cell table:formula="of:=[.O99]-[.O$1]/400" office:value-type="float" office:value="0">
            <text:p>0.000000</text:p>
          </table:table-cell>
          <table:table-cell table:formula="of:=[.P99]-[.P$1]/400" office:value-type="float" office:value="-0.394008247499998">
            <text:p>-0.394008</text:p>
          </table:table-cell>
          <table:table-cell table:formula="of:=[.Q99]-[.Q$1]/400" office:value-type="float" office:value="0">
            <text:p>0.000000</text:p>
          </table:table-cell>
          <table:table-cell table:formula="of:=[.R99]-[.R$1]/400" office:value-type="float" office:value="0">
            <text:p>0.000000</text:p>
          </table:table-cell>
          <table:table-cell table:formula="of:=[.S99]-[.S$1]/400" office:value-type="float" office:value="0">
            <text:p>0.000000</text:p>
          </table:table-cell>
          <table:table-cell table:formula="of:=[.T99]-[.T$1]/400" office:value-type="float" office:value="0.1313360825">
            <text:p>0.131336</text:p>
          </table:table-cell>
          <table:table-cell table:formula="of:=[.U99]-[.U$1]/400" office:value-type="float" office:value="0.1313360825">
            <text:p>0.131336</text:p>
          </table:table-cell>
          <table:table-cell table:formula="of:=[.V99]-[.V$1]/400" office:value-type="float" office:value="0">
            <text:p>0.000000</text:p>
          </table:table-cell>
          <table:table-cell table:formula="of:=[.W99]-[.W$1]/400" office:value-type="float" office:value="-0.394008247499998">
            <text:p>-0.394008</text:p>
          </table:table-cell>
          <table:table-cell table:formula="of:=[.X99]-[.X$1]/400" office:value-type="float" office:value="0">
            <text:p>0.000000</text:p>
          </table:table-cell>
          <table:table-cell table:formula="of:=[.Y99]-[.Y$1]/400" office:value-type="float" office:value="0">
            <text:p>0.000000</text:p>
          </table:table-cell>
          <table:table-cell table:formula="of:=[.Z99]-[.Z$1]/400" office:value-type="float" office:value="0">
            <text:p>0.000000</text:p>
          </table:table-cell>
          <table:table-cell table:formula="of:=[.AA99]-[.AA$1]/400" office:value-type="float" office:value="0">
            <text:p>0.000000</text:p>
          </table:table-cell>
          <table:table-cell table:formula="of:=[.AB99]-[.AB$1]/400" office:value-type="float" office:value="0">
            <text:p>0.000000</text:p>
          </table:table-cell>
          <table:table-cell table:formula="of:=[.AC99]-[.AC$1]/400" office:value-type="float" office:value="0">
            <text:p>0.000000</text:p>
          </table:table-cell>
          <table:table-cell table:formula="of:=[.AD99]-[.AD$1]/400" office:value-type="float" office:value="0">
            <text:p>0.000000</text:p>
          </table:table-cell>
        </table:table-row>
        <table:table-row table:style-name="ro1">
          <table:table-cell table:formula="of:=[.A100]-[.A$1]/400" office:value-type="float" office:value="0">
            <text:p>0.000000</text:p>
          </table:table-cell>
          <table:table-cell table:formula="of:=[.B100]-[.B$1]/400" office:value-type="float" office:value="0">
            <text:p>0.000000</text:p>
          </table:table-cell>
          <table:table-cell table:formula="of:=[.C100]-[.C$1]/400" office:value-type="float" office:value="-0.285188249999998">
            <text:p>-0.285188</text:p>
          </table:table-cell>
          <table:table-cell table:formula="of:=[.D100]-[.D$1]/400" office:value-type="float" office:value="0.570376499999995">
            <text:p>0.570376</text:p>
          </table:table-cell>
          <table:table-cell table:formula="of:=[.E100]-[.E$1]/400" office:value-type="float" office:value="-0.285188249999998">
            <text:p>-0.285188</text:p>
          </table:table-cell>
          <table:table-cell table:formula="of:=[.F100]-[.F$1]/400" office:value-type="float" office:value="0">
            <text:p>0.000000</text:p>
          </table:table-cell>
          <table:table-cell table:formula="of:=[.G100]-[.G$1]/400" office:value-type="float" office:value="0">
            <text:p>0.000000</text:p>
          </table:table-cell>
          <table:table-cell table:formula="of:=[.H100]-[.H$1]/400" office:value-type="float" office:value="0">
            <text:p>0.000000</text:p>
          </table:table-cell>
          <table:table-cell table:formula="of:=[.I100]-[.I$1]/400" office:value-type="float" office:value="-0.285188249999998">
            <text:p>-0.285188</text:p>
          </table:table-cell>
          <table:table-cell table:formula="of:=[.J100]-[.J$1]/400" office:value-type="float" office:value="0.570376499999995">
            <text:p>0.570376</text:p>
          </table:table-cell>
          <table:table-cell table:formula="of:=[.K100]-[.K$1]/400" office:value-type="float" office:value="-0.285188249999998">
            <text:p>-0.285188</text:p>
          </table:table-cell>
          <table:table-cell table:formula="of:=[.L100]-[.L$1]/400" office:value-type="float" office:value="0">
            <text:p>0.000000</text:p>
          </table:table-cell>
          <table:table-cell table:formula="of:=[.M100]-[.M$1]/400" office:value-type="float" office:value="0.13089975">
            <text:p>0.130900</text:p>
          </table:table-cell>
          <table:table-cell table:formula="of:=[.N100]-[.N$1]/400" office:value-type="float" office:value="-0.13089975">
            <text:p>-0.130900</text:p>
          </table:table-cell>
          <table:table-cell table:formula="of:=[.O100]-[.O$1]/400" office:value-type="float" office:value="0">
            <text:p>0.000000</text:p>
          </table:table-cell>
          <table:table-cell table:formula="of:=[.P100]-[.P$1]/400" office:value-type="float" office:value="-0.392699249999998">
            <text:p>-0.392699</text:p>
          </table:table-cell>
          <table:table-cell table:formula="of:=[.Q100]-[.Q$1]/400" office:value-type="float" office:value="0">
            <text:p>0.000000</text:p>
          </table:table-cell>
          <table:table-cell table:formula="of:=[.R100]-[.R$1]/400" office:value-type="float" office:value="0">
            <text:p>0.000000</text:p>
          </table:table-cell>
          <table:table-cell table:formula="of:=[.S100]-[.S$1]/400" office:value-type="float" office:value="0">
            <text:p>0.000000</text:p>
          </table:table-cell>
          <table:table-cell table:formula="of:=[.T100]-[.T$1]/400" office:value-type="float" office:value="0.13089975">
            <text:p>0.130900</text:p>
          </table:table-cell>
          <table:table-cell table:formula="of:=[.U100]-[.U$1]/400" office:value-type="float" office:value="0.13089975">
            <text:p>0.130900</text:p>
          </table:table-cell>
          <table:table-cell table:formula="of:=[.V100]-[.V$1]/400" office:value-type="float" office:value="0">
            <text:p>0.000000</text:p>
          </table:table-cell>
          <table:table-cell table:formula="of:=[.W100]-[.W$1]/400" office:value-type="float" office:value="-0.392699249999998">
            <text:p>-0.392699</text:p>
          </table:table-cell>
          <table:table-cell table:formula="of:=[.X100]-[.X$1]/400" office:value-type="float" office:value="0">
            <text:p>0.000000</text:p>
          </table:table-cell>
          <table:table-cell table:formula="of:=[.Y100]-[.Y$1]/400" office:value-type="float" office:value="0">
            <text:p>0.000000</text:p>
          </table:table-cell>
          <table:table-cell table:formula="of:=[.Z100]-[.Z$1]/400" office:value-type="float" office:value="0">
            <text:p>0.000000</text:p>
          </table:table-cell>
          <table:table-cell table:formula="of:=[.AA100]-[.AA$1]/400" office:value-type="float" office:value="0">
            <text:p>0.000000</text:p>
          </table:table-cell>
          <table:table-cell table:formula="of:=[.AB100]-[.AB$1]/400" office:value-type="float" office:value="0">
            <text:p>0.000000</text:p>
          </table:table-cell>
          <table:table-cell table:formula="of:=[.AC100]-[.AC$1]/400" office:value-type="float" office:value="0">
            <text:p>0.000000</text:p>
          </table:table-cell>
          <table:table-cell table:formula="of:=[.AD100]-[.AD$1]/400" office:value-type="float" office:value="0">
            <text:p>0.000000</text:p>
          </table:table-cell>
        </table:table-row>
        <table:table-row table:style-name="ro1">
          <table:table-cell table:formula="of:=[.A101]-[.A$1]/400" office:value-type="float" office:value="0">
            <text:p>0.000000</text:p>
          </table:table-cell>
          <table:table-cell table:formula="of:=[.B101]-[.B$1]/400" office:value-type="float" office:value="0">
            <text:p>0.000000</text:p>
          </table:table-cell>
          <table:table-cell table:formula="of:=[.C101]-[.C$1]/400" office:value-type="float" office:value="-0.284237622499998">
            <text:p>-0.284238</text:p>
          </table:table-cell>
          <table:table-cell table:formula="of:=[.D101]-[.D$1]/400" office:value-type="float" office:value="0.568475244999995">
            <text:p>0.568475</text:p>
          </table:table-cell>
          <table:table-cell table:formula="of:=[.E101]-[.E$1]/400" office:value-type="float" office:value="-0.284237622499998">
            <text:p>-0.284238</text:p>
          </table:table-cell>
          <table:table-cell table:formula="of:=[.F101]-[.F$1]/400" office:value-type="float" office:value="0">
            <text:p>0.000000</text:p>
          </table:table-cell>
          <table:table-cell table:formula="of:=[.G101]-[.G$1]/400" office:value-type="float" office:value="0">
            <text:p>0.000000</text:p>
          </table:table-cell>
          <table:table-cell table:formula="of:=[.H101]-[.H$1]/400" office:value-type="float" office:value="0">
            <text:p>0.000000</text:p>
          </table:table-cell>
          <table:table-cell table:formula="of:=[.I101]-[.I$1]/400" office:value-type="float" office:value="-0.284237622499998">
            <text:p>-0.284238</text:p>
          </table:table-cell>
          <table:table-cell table:formula="of:=[.J101]-[.J$1]/400" office:value-type="float" office:value="0.568475244999995">
            <text:p>0.568475</text:p>
          </table:table-cell>
          <table:table-cell table:formula="of:=[.K101]-[.K$1]/400" office:value-type="float" office:value="-0.284237622499998">
            <text:p>-0.284238</text:p>
          </table:table-cell>
          <table:table-cell table:formula="of:=[.L101]-[.L$1]/400" office:value-type="float" office:value="0">
            <text:p>0.000000</text:p>
          </table:table-cell>
          <table:table-cell table:formula="of:=[.M101]-[.M$1]/400" office:value-type="float" office:value="0.1304634175">
            <text:p>0.130463</text:p>
          </table:table-cell>
          <table:table-cell table:formula="of:=[.N101]-[.N$1]/400" office:value-type="float" office:value="-0.1304634175">
            <text:p>-0.130463</text:p>
          </table:table-cell>
          <table:table-cell table:formula="of:=[.O101]-[.O$1]/400" office:value-type="float" office:value="0">
            <text:p>0.000000</text:p>
          </table:table-cell>
          <table:table-cell table:formula="of:=[.P101]-[.P$1]/400" office:value-type="float" office:value="-0.391390252499998">
            <text:p>-0.391390</text:p>
          </table:table-cell>
          <table:table-cell table:formula="of:=[.Q101]-[.Q$1]/400" office:value-type="float" office:value="0">
            <text:p>0.000000</text:p>
          </table:table-cell>
          <table:table-cell table:formula="of:=[.R101]-[.R$1]/400" office:value-type="float" office:value="0">
            <text:p>0.000000</text:p>
          </table:table-cell>
          <table:table-cell table:formula="of:=[.S101]-[.S$1]/400" office:value-type="float" office:value="0">
            <text:p>0.000000</text:p>
          </table:table-cell>
          <table:table-cell table:formula="of:=[.T101]-[.T$1]/400" office:value-type="float" office:value="0.1304634175">
            <text:p>0.130463</text:p>
          </table:table-cell>
          <table:table-cell table:formula="of:=[.U101]-[.U$1]/400" office:value-type="float" office:value="0.1304634175">
            <text:p>0.130463</text:p>
          </table:table-cell>
          <table:table-cell table:formula="of:=[.V101]-[.V$1]/400" office:value-type="float" office:value="0">
            <text:p>0.000000</text:p>
          </table:table-cell>
          <table:table-cell table:formula="of:=[.W101]-[.W$1]/400" office:value-type="float" office:value="-0.391390252499998">
            <text:p>-0.391390</text:p>
          </table:table-cell>
          <table:table-cell table:formula="of:=[.X101]-[.X$1]/400" office:value-type="float" office:value="0">
            <text:p>0.000000</text:p>
          </table:table-cell>
          <table:table-cell table:formula="of:=[.Y101]-[.Y$1]/400" office:value-type="float" office:value="0">
            <text:p>0.000000</text:p>
          </table:table-cell>
          <table:table-cell table:formula="of:=[.Z101]-[.Z$1]/400" office:value-type="float" office:value="0">
            <text:p>0.000000</text:p>
          </table:table-cell>
          <table:table-cell table:formula="of:=[.AA101]-[.AA$1]/400" office:value-type="float" office:value="0">
            <text:p>0.000000</text:p>
          </table:table-cell>
          <table:table-cell table:formula="of:=[.AB101]-[.AB$1]/400" office:value-type="float" office:value="0">
            <text:p>0.000000</text:p>
          </table:table-cell>
          <table:table-cell table:formula="of:=[.AC101]-[.AC$1]/400" office:value-type="float" office:value="0">
            <text:p>0.000000</text:p>
          </table:table-cell>
          <table:table-cell table:formula="of:=[.AD101]-[.AD$1]/400" office:value-type="float" office:value="0">
            <text:p>0.000000</text:p>
          </table:table-cell>
        </table:table-row>
        <table:table-row table:style-name="ro1">
          <table:table-cell table:formula="of:=[.A102]-[.A$1]/400" office:value-type="float" office:value="0">
            <text:p>0.000000</text:p>
          </table:table-cell>
          <table:table-cell table:formula="of:=[.B102]-[.B$1]/400" office:value-type="float" office:value="0">
            <text:p>0.000000</text:p>
          </table:table-cell>
          <table:table-cell table:formula="of:=[.C102]-[.C$1]/400" office:value-type="float" office:value="-0.283286994999998">
            <text:p>-0.283287</text:p>
          </table:table-cell>
          <table:table-cell table:formula="of:=[.D102]-[.D$1]/400" office:value-type="float" office:value="0.566573989999995">
            <text:p>0.566574</text:p>
          </table:table-cell>
          <table:table-cell table:formula="of:=[.E102]-[.E$1]/400" office:value-type="float" office:value="-0.283286994999998">
            <text:p>-0.283287</text:p>
          </table:table-cell>
          <table:table-cell table:formula="of:=[.F102]-[.F$1]/400" office:value-type="float" office:value="0">
            <text:p>0.000000</text:p>
          </table:table-cell>
          <table:table-cell table:formula="of:=[.G102]-[.G$1]/400" office:value-type="float" office:value="0">
            <text:p>0.000000</text:p>
          </table:table-cell>
          <table:table-cell table:formula="of:=[.H102]-[.H$1]/400" office:value-type="float" office:value="0">
            <text:p>0.000000</text:p>
          </table:table-cell>
          <table:table-cell table:formula="of:=[.I102]-[.I$1]/400" office:value-type="float" office:value="-0.283286994999998">
            <text:p>-0.283287</text:p>
          </table:table-cell>
          <table:table-cell table:formula="of:=[.J102]-[.J$1]/400" office:value-type="float" office:value="0.566573989999995">
            <text:p>0.566574</text:p>
          </table:table-cell>
          <table:table-cell table:formula="of:=[.K102]-[.K$1]/400" office:value-type="float" office:value="-0.283286994999998">
            <text:p>-0.283287</text:p>
          </table:table-cell>
          <table:table-cell table:formula="of:=[.L102]-[.L$1]/400" office:value-type="float" office:value="0">
            <text:p>0.000000</text:p>
          </table:table-cell>
          <table:table-cell table:formula="of:=[.M102]-[.M$1]/400" office:value-type="float" office:value="0.130027085">
            <text:p>0.130027</text:p>
          </table:table-cell>
          <table:table-cell table:formula="of:=[.N102]-[.N$1]/400" office:value-type="float" office:value="-0.130027085">
            <text:p>-0.130027</text:p>
          </table:table-cell>
          <table:table-cell table:formula="of:=[.O102]-[.O$1]/400" office:value-type="float" office:value="0">
            <text:p>0.000000</text:p>
          </table:table-cell>
          <table:table-cell table:formula="of:=[.P102]-[.P$1]/400" office:value-type="float" office:value="-0.390081254999998">
            <text:p>-0.390081</text:p>
          </table:table-cell>
          <table:table-cell table:formula="of:=[.Q102]-[.Q$1]/400" office:value-type="float" office:value="0">
            <text:p>0.000000</text:p>
          </table:table-cell>
          <table:table-cell table:formula="of:=[.R102]-[.R$1]/400" office:value-type="float" office:value="0">
            <text:p>0.000000</text:p>
          </table:table-cell>
          <table:table-cell table:formula="of:=[.S102]-[.S$1]/400" office:value-type="float" office:value="0">
            <text:p>0.000000</text:p>
          </table:table-cell>
          <table:table-cell table:formula="of:=[.T102]-[.T$1]/400" office:value-type="float" office:value="0.130027085">
            <text:p>0.130027</text:p>
          </table:table-cell>
          <table:table-cell table:formula="of:=[.U102]-[.U$1]/400" office:value-type="float" office:value="0.130027085">
            <text:p>0.130027</text:p>
          </table:table-cell>
          <table:table-cell table:formula="of:=[.V102]-[.V$1]/400" office:value-type="float" office:value="0">
            <text:p>0.000000</text:p>
          </table:table-cell>
          <table:table-cell table:formula="of:=[.W102]-[.W$1]/400" office:value-type="float" office:value="-0.390081254999998">
            <text:p>-0.390081</text:p>
          </table:table-cell>
          <table:table-cell table:formula="of:=[.X102]-[.X$1]/400" office:value-type="float" office:value="0">
            <text:p>0.000000</text:p>
          </table:table-cell>
          <table:table-cell table:formula="of:=[.Y102]-[.Y$1]/400" office:value-type="float" office:value="0">
            <text:p>0.000000</text:p>
          </table:table-cell>
          <table:table-cell table:formula="of:=[.Z102]-[.Z$1]/400" office:value-type="float" office:value="0">
            <text:p>0.000000</text:p>
          </table:table-cell>
          <table:table-cell table:formula="of:=[.AA102]-[.AA$1]/400" office:value-type="float" office:value="0">
            <text:p>0.000000</text:p>
          </table:table-cell>
          <table:table-cell table:formula="of:=[.AB102]-[.AB$1]/400" office:value-type="float" office:value="0">
            <text:p>0.000000</text:p>
          </table:table-cell>
          <table:table-cell table:formula="of:=[.AC102]-[.AC$1]/400" office:value-type="float" office:value="0">
            <text:p>0.000000</text:p>
          </table:table-cell>
          <table:table-cell table:formula="of:=[.AD102]-[.AD$1]/400" office:value-type="float" office:value="0">
            <text:p>0.000000</text:p>
          </table:table-cell>
        </table:table-row>
        <table:table-row table:style-name="ro1">
          <table:table-cell table:formula="of:=[.A103]-[.A$1]/400" office:value-type="float" office:value="0">
            <text:p>0.000000</text:p>
          </table:table-cell>
          <table:table-cell table:formula="of:=[.B103]-[.B$1]/400" office:value-type="float" office:value="0">
            <text:p>0.000000</text:p>
          </table:table-cell>
          <table:table-cell table:formula="of:=[.C103]-[.C$1]/400" office:value-type="float" office:value="-0.282336367499998">
            <text:p>-0.282336</text:p>
          </table:table-cell>
          <table:table-cell table:formula="of:=[.D103]-[.D$1]/400" office:value-type="float" office:value="0.564672734999995">
            <text:p>0.564673</text:p>
          </table:table-cell>
          <table:table-cell table:formula="of:=[.E103]-[.E$1]/400" office:value-type="float" office:value="-0.282336367499998">
            <text:p>-0.282336</text:p>
          </table:table-cell>
          <table:table-cell table:formula="of:=[.F103]-[.F$1]/400" office:value-type="float" office:value="0">
            <text:p>0.000000</text:p>
          </table:table-cell>
          <table:table-cell table:formula="of:=[.G103]-[.G$1]/400" office:value-type="float" office:value="0">
            <text:p>0.000000</text:p>
          </table:table-cell>
          <table:table-cell table:formula="of:=[.H103]-[.H$1]/400" office:value-type="float" office:value="0">
            <text:p>0.000000</text:p>
          </table:table-cell>
          <table:table-cell table:formula="of:=[.I103]-[.I$1]/400" office:value-type="float" office:value="-0.282336367499998">
            <text:p>-0.282336</text:p>
          </table:table-cell>
          <table:table-cell table:formula="of:=[.J103]-[.J$1]/400" office:value-type="float" office:value="0.564672734999995">
            <text:p>0.564673</text:p>
          </table:table-cell>
          <table:table-cell table:formula="of:=[.K103]-[.K$1]/400" office:value-type="float" office:value="-0.282336367499998">
            <text:p>-0.282336</text:p>
          </table:table-cell>
          <table:table-cell table:formula="of:=[.L103]-[.L$1]/400" office:value-type="float" office:value="0">
            <text:p>0.000000</text:p>
          </table:table-cell>
          <table:table-cell table:formula="of:=[.M103]-[.M$1]/400" office:value-type="float" office:value="0.1295907525">
            <text:p>0.129591</text:p>
          </table:table-cell>
          <table:table-cell table:formula="of:=[.N103]-[.N$1]/400" office:value-type="float" office:value="-0.1295907525">
            <text:p>-0.129591</text:p>
          </table:table-cell>
          <table:table-cell table:formula="of:=[.O103]-[.O$1]/400" office:value-type="float" office:value="0">
            <text:p>0.000000</text:p>
          </table:table-cell>
          <table:table-cell table:formula="of:=[.P103]-[.P$1]/400" office:value-type="float" office:value="-0.388772257499998">
            <text:p>-0.388772</text:p>
          </table:table-cell>
          <table:table-cell table:formula="of:=[.Q103]-[.Q$1]/400" office:value-type="float" office:value="0">
            <text:p>0.000000</text:p>
          </table:table-cell>
          <table:table-cell table:formula="of:=[.R103]-[.R$1]/400" office:value-type="float" office:value="0">
            <text:p>0.000000</text:p>
          </table:table-cell>
          <table:table-cell table:formula="of:=[.S103]-[.S$1]/400" office:value-type="float" office:value="0">
            <text:p>0.000000</text:p>
          </table:table-cell>
          <table:table-cell table:formula="of:=[.T103]-[.T$1]/400" office:value-type="float" office:value="0.1295907525">
            <text:p>0.129591</text:p>
          </table:table-cell>
          <table:table-cell table:formula="of:=[.U103]-[.U$1]/400" office:value-type="float" office:value="0.1295907525">
            <text:p>0.129591</text:p>
          </table:table-cell>
          <table:table-cell table:formula="of:=[.V103]-[.V$1]/400" office:value-type="float" office:value="0">
            <text:p>0.000000</text:p>
          </table:table-cell>
          <table:table-cell table:formula="of:=[.W103]-[.W$1]/400" office:value-type="float" office:value="-0.388772257499998">
            <text:p>-0.388772</text:p>
          </table:table-cell>
          <table:table-cell table:formula="of:=[.X103]-[.X$1]/400" office:value-type="float" office:value="0">
            <text:p>0.000000</text:p>
          </table:table-cell>
          <table:table-cell table:formula="of:=[.Y103]-[.Y$1]/400" office:value-type="float" office:value="0">
            <text:p>0.000000</text:p>
          </table:table-cell>
          <table:table-cell table:formula="of:=[.Z103]-[.Z$1]/400" office:value-type="float" office:value="0">
            <text:p>0.000000</text:p>
          </table:table-cell>
          <table:table-cell table:formula="of:=[.AA103]-[.AA$1]/400" office:value-type="float" office:value="0">
            <text:p>0.000000</text:p>
          </table:table-cell>
          <table:table-cell table:formula="of:=[.AB103]-[.AB$1]/400" office:value-type="float" office:value="0">
            <text:p>0.000000</text:p>
          </table:table-cell>
          <table:table-cell table:formula="of:=[.AC103]-[.AC$1]/400" office:value-type="float" office:value="0">
            <text:p>0.000000</text:p>
          </table:table-cell>
          <table:table-cell table:formula="of:=[.AD103]-[.AD$1]/400" office:value-type="float" office:value="0">
            <text:p>0.000000</text:p>
          </table:table-cell>
        </table:table-row>
        <table:table-row table:style-name="ro1">
          <table:table-cell table:formula="of:=[.A104]-[.A$1]/400" office:value-type="float" office:value="0">
            <text:p>0.000000</text:p>
          </table:table-cell>
          <table:table-cell table:formula="of:=[.B104]-[.B$1]/400" office:value-type="float" office:value="0">
            <text:p>0.000000</text:p>
          </table:table-cell>
          <table:table-cell table:formula="of:=[.C104]-[.C$1]/400" office:value-type="float" office:value="-0.281385739999998">
            <text:p>-0.281386</text:p>
          </table:table-cell>
          <table:table-cell table:formula="of:=[.D104]-[.D$1]/400" office:value-type="float" office:value="0.562771479999995">
            <text:p>0.562771</text:p>
          </table:table-cell>
          <table:table-cell table:formula="of:=[.E104]-[.E$1]/400" office:value-type="float" office:value="-0.281385739999998">
            <text:p>-0.281386</text:p>
          </table:table-cell>
          <table:table-cell table:formula="of:=[.F104]-[.F$1]/400" office:value-type="float" office:value="0">
            <text:p>0.000000</text:p>
          </table:table-cell>
          <table:table-cell table:formula="of:=[.G104]-[.G$1]/400" office:value-type="float" office:value="0">
            <text:p>0.000000</text:p>
          </table:table-cell>
          <table:table-cell table:formula="of:=[.H104]-[.H$1]/400" office:value-type="float" office:value="0">
            <text:p>0.000000</text:p>
          </table:table-cell>
          <table:table-cell table:formula="of:=[.I104]-[.I$1]/400" office:value-type="float" office:value="-0.281385739999998">
            <text:p>-0.281386</text:p>
          </table:table-cell>
          <table:table-cell table:formula="of:=[.J104]-[.J$1]/400" office:value-type="float" office:value="0.562771479999995">
            <text:p>0.562771</text:p>
          </table:table-cell>
          <table:table-cell table:formula="of:=[.K104]-[.K$1]/400" office:value-type="float" office:value="-0.281385739999998">
            <text:p>-0.281386</text:p>
          </table:table-cell>
          <table:table-cell table:formula="of:=[.L104]-[.L$1]/400" office:value-type="float" office:value="0">
            <text:p>0.000000</text:p>
          </table:table-cell>
          <table:table-cell table:formula="of:=[.M104]-[.M$1]/400" office:value-type="float" office:value="0.12915442">
            <text:p>0.129154</text:p>
          </table:table-cell>
          <table:table-cell table:formula="of:=[.N104]-[.N$1]/400" office:value-type="float" office:value="-0.12915442">
            <text:p>-0.129154</text:p>
          </table:table-cell>
          <table:table-cell table:formula="of:=[.O104]-[.O$1]/400" office:value-type="float" office:value="0">
            <text:p>0.000000</text:p>
          </table:table-cell>
          <table:table-cell table:formula="of:=[.P104]-[.P$1]/400" office:value-type="float" office:value="-0.387463259999998">
            <text:p>-0.387463</text:p>
          </table:table-cell>
          <table:table-cell table:formula="of:=[.Q104]-[.Q$1]/400" office:value-type="float" office:value="0">
            <text:p>0.000000</text:p>
          </table:table-cell>
          <table:table-cell table:formula="of:=[.R104]-[.R$1]/400" office:value-type="float" office:value="0">
            <text:p>0.000000</text:p>
          </table:table-cell>
          <table:table-cell table:formula="of:=[.S104]-[.S$1]/400" office:value-type="float" office:value="0">
            <text:p>0.000000</text:p>
          </table:table-cell>
          <table:table-cell table:formula="of:=[.T104]-[.T$1]/400" office:value-type="float" office:value="0.12915442">
            <text:p>0.129154</text:p>
          </table:table-cell>
          <table:table-cell table:formula="of:=[.U104]-[.U$1]/400" office:value-type="float" office:value="0.12915442">
            <text:p>0.129154</text:p>
          </table:table-cell>
          <table:table-cell table:formula="of:=[.V104]-[.V$1]/400" office:value-type="float" office:value="0">
            <text:p>0.000000</text:p>
          </table:table-cell>
          <table:table-cell table:formula="of:=[.W104]-[.W$1]/400" office:value-type="float" office:value="-0.387463259999998">
            <text:p>-0.387463</text:p>
          </table:table-cell>
          <table:table-cell table:formula="of:=[.X104]-[.X$1]/400" office:value-type="float" office:value="0">
            <text:p>0.000000</text:p>
          </table:table-cell>
          <table:table-cell table:formula="of:=[.Y104]-[.Y$1]/400" office:value-type="float" office:value="0">
            <text:p>0.000000</text:p>
          </table:table-cell>
          <table:table-cell table:formula="of:=[.Z104]-[.Z$1]/400" office:value-type="float" office:value="0">
            <text:p>0.000000</text:p>
          </table:table-cell>
          <table:table-cell table:formula="of:=[.AA104]-[.AA$1]/400" office:value-type="float" office:value="0">
            <text:p>0.000000</text:p>
          </table:table-cell>
          <table:table-cell table:formula="of:=[.AB104]-[.AB$1]/400" office:value-type="float" office:value="0">
            <text:p>0.000000</text:p>
          </table:table-cell>
          <table:table-cell table:formula="of:=[.AC104]-[.AC$1]/400" office:value-type="float" office:value="0">
            <text:p>0.000000</text:p>
          </table:table-cell>
          <table:table-cell table:formula="of:=[.AD104]-[.AD$1]/400" office:value-type="float" office:value="0">
            <text:p>0.000000</text:p>
          </table:table-cell>
        </table:table-row>
        <table:table-row table:style-name="ro1">
          <table:table-cell table:formula="of:=[.A105]-[.A$1]/400" office:value-type="float" office:value="0">
            <text:p>0.000000</text:p>
          </table:table-cell>
          <table:table-cell table:formula="of:=[.B105]-[.B$1]/400" office:value-type="float" office:value="0">
            <text:p>0.000000</text:p>
          </table:table-cell>
          <table:table-cell table:formula="of:=[.C105]-[.C$1]/400" office:value-type="float" office:value="-0.280435112499998">
            <text:p>-0.280435</text:p>
          </table:table-cell>
          <table:table-cell table:formula="of:=[.D105]-[.D$1]/400" office:value-type="float" office:value="0.560870224999995">
            <text:p>0.560870</text:p>
          </table:table-cell>
          <table:table-cell table:formula="of:=[.E105]-[.E$1]/400" office:value-type="float" office:value="-0.280435112499998">
            <text:p>-0.280435</text:p>
          </table:table-cell>
          <table:table-cell table:formula="of:=[.F105]-[.F$1]/400" office:value-type="float" office:value="0">
            <text:p>0.000000</text:p>
          </table:table-cell>
          <table:table-cell table:formula="of:=[.G105]-[.G$1]/400" office:value-type="float" office:value="0">
            <text:p>0.000000</text:p>
          </table:table-cell>
          <table:table-cell table:formula="of:=[.H105]-[.H$1]/400" office:value-type="float" office:value="0">
            <text:p>0.000000</text:p>
          </table:table-cell>
          <table:table-cell table:formula="of:=[.I105]-[.I$1]/400" office:value-type="float" office:value="-0.280435112499998">
            <text:p>-0.280435</text:p>
          </table:table-cell>
          <table:table-cell table:formula="of:=[.J105]-[.J$1]/400" office:value-type="float" office:value="0.560870224999995">
            <text:p>0.560870</text:p>
          </table:table-cell>
          <table:table-cell table:formula="of:=[.K105]-[.K$1]/400" office:value-type="float" office:value="-0.280435112499998">
            <text:p>-0.280435</text:p>
          </table:table-cell>
          <table:table-cell table:formula="of:=[.L105]-[.L$1]/400" office:value-type="float" office:value="0">
            <text:p>0.000000</text:p>
          </table:table-cell>
          <table:table-cell table:formula="of:=[.M105]-[.M$1]/400" office:value-type="float" office:value="0.1287180875">
            <text:p>0.128718</text:p>
          </table:table-cell>
          <table:table-cell table:formula="of:=[.N105]-[.N$1]/400" office:value-type="float" office:value="-0.1287180875">
            <text:p>-0.128718</text:p>
          </table:table-cell>
          <table:table-cell table:formula="of:=[.O105]-[.O$1]/400" office:value-type="float" office:value="0">
            <text:p>0.000000</text:p>
          </table:table-cell>
          <table:table-cell table:formula="of:=[.P105]-[.P$1]/400" office:value-type="float" office:value="-0.386154262499998">
            <text:p>-0.386154</text:p>
          </table:table-cell>
          <table:table-cell table:formula="of:=[.Q105]-[.Q$1]/400" office:value-type="float" office:value="0">
            <text:p>0.000000</text:p>
          </table:table-cell>
          <table:table-cell table:formula="of:=[.R105]-[.R$1]/400" office:value-type="float" office:value="0">
            <text:p>0.000000</text:p>
          </table:table-cell>
          <table:table-cell table:formula="of:=[.S105]-[.S$1]/400" office:value-type="float" office:value="0">
            <text:p>0.000000</text:p>
          </table:table-cell>
          <table:table-cell table:formula="of:=[.T105]-[.T$1]/400" office:value-type="float" office:value="0.1287180875">
            <text:p>0.128718</text:p>
          </table:table-cell>
          <table:table-cell table:formula="of:=[.U105]-[.U$1]/400" office:value-type="float" office:value="0.1287180875">
            <text:p>0.128718</text:p>
          </table:table-cell>
          <table:table-cell table:formula="of:=[.V105]-[.V$1]/400" office:value-type="float" office:value="0">
            <text:p>0.000000</text:p>
          </table:table-cell>
          <table:table-cell table:formula="of:=[.W105]-[.W$1]/400" office:value-type="float" office:value="-0.386154262499998">
            <text:p>-0.386154</text:p>
          </table:table-cell>
          <table:table-cell table:formula="of:=[.X105]-[.X$1]/400" office:value-type="float" office:value="0">
            <text:p>0.000000</text:p>
          </table:table-cell>
          <table:table-cell table:formula="of:=[.Y105]-[.Y$1]/400" office:value-type="float" office:value="0">
            <text:p>0.000000</text:p>
          </table:table-cell>
          <table:table-cell table:formula="of:=[.Z105]-[.Z$1]/400" office:value-type="float" office:value="0">
            <text:p>0.000000</text:p>
          </table:table-cell>
          <table:table-cell table:formula="of:=[.AA105]-[.AA$1]/400" office:value-type="float" office:value="0">
            <text:p>0.000000</text:p>
          </table:table-cell>
          <table:table-cell table:formula="of:=[.AB105]-[.AB$1]/400" office:value-type="float" office:value="0">
            <text:p>0.000000</text:p>
          </table:table-cell>
          <table:table-cell table:formula="of:=[.AC105]-[.AC$1]/400" office:value-type="float" office:value="0">
            <text:p>0.000000</text:p>
          </table:table-cell>
          <table:table-cell table:formula="of:=[.AD105]-[.AD$1]/400" office:value-type="float" office:value="0">
            <text:p>0.000000</text:p>
          </table:table-cell>
        </table:table-row>
        <table:table-row table:style-name="ro1">
          <table:table-cell table:formula="of:=[.A106]-[.A$1]/400" office:value-type="float" office:value="0">
            <text:p>0.000000</text:p>
          </table:table-cell>
          <table:table-cell table:formula="of:=[.B106]-[.B$1]/400" office:value-type="float" office:value="0">
            <text:p>0.000000</text:p>
          </table:table-cell>
          <table:table-cell table:formula="of:=[.C106]-[.C$1]/400" office:value-type="float" office:value="-0.279484484999998">
            <text:p>-0.279484</text:p>
          </table:table-cell>
          <table:table-cell table:formula="of:=[.D106]-[.D$1]/400" office:value-type="float" office:value="0.558968969999995">
            <text:p>0.558969</text:p>
          </table:table-cell>
          <table:table-cell table:formula="of:=[.E106]-[.E$1]/400" office:value-type="float" office:value="-0.279484484999998">
            <text:p>-0.279484</text:p>
          </table:table-cell>
          <table:table-cell table:formula="of:=[.F106]-[.F$1]/400" office:value-type="float" office:value="0">
            <text:p>0.000000</text:p>
          </table:table-cell>
          <table:table-cell table:formula="of:=[.G106]-[.G$1]/400" office:value-type="float" office:value="0">
            <text:p>0.000000</text:p>
          </table:table-cell>
          <table:table-cell table:formula="of:=[.H106]-[.H$1]/400" office:value-type="float" office:value="0">
            <text:p>0.000000</text:p>
          </table:table-cell>
          <table:table-cell table:formula="of:=[.I106]-[.I$1]/400" office:value-type="float" office:value="-0.279484484999998">
            <text:p>-0.279484</text:p>
          </table:table-cell>
          <table:table-cell table:formula="of:=[.J106]-[.J$1]/400" office:value-type="float" office:value="0.558968969999995">
            <text:p>0.558969</text:p>
          </table:table-cell>
          <table:table-cell table:formula="of:=[.K106]-[.K$1]/400" office:value-type="float" office:value="-0.279484484999998">
            <text:p>-0.279484</text:p>
          </table:table-cell>
          <table:table-cell table:formula="of:=[.L106]-[.L$1]/400" office:value-type="float" office:value="0">
            <text:p>0.000000</text:p>
          </table:table-cell>
          <table:table-cell table:formula="of:=[.M106]-[.M$1]/400" office:value-type="float" office:value="0.128281755">
            <text:p>0.128282</text:p>
          </table:table-cell>
          <table:table-cell table:formula="of:=[.N106]-[.N$1]/400" office:value-type="float" office:value="-0.128281755">
            <text:p>-0.128282</text:p>
          </table:table-cell>
          <table:table-cell table:formula="of:=[.O106]-[.O$1]/400" office:value-type="float" office:value="0">
            <text:p>0.000000</text:p>
          </table:table-cell>
          <table:table-cell table:formula="of:=[.P106]-[.P$1]/400" office:value-type="float" office:value="-0.384845264999998">
            <text:p>-0.384845</text:p>
          </table:table-cell>
          <table:table-cell table:formula="of:=[.Q106]-[.Q$1]/400" office:value-type="float" office:value="0">
            <text:p>0.000000</text:p>
          </table:table-cell>
          <table:table-cell table:formula="of:=[.R106]-[.R$1]/400" office:value-type="float" office:value="0">
            <text:p>0.000000</text:p>
          </table:table-cell>
          <table:table-cell table:formula="of:=[.S106]-[.S$1]/400" office:value-type="float" office:value="0">
            <text:p>0.000000</text:p>
          </table:table-cell>
          <table:table-cell table:formula="of:=[.T106]-[.T$1]/400" office:value-type="float" office:value="0.128281755">
            <text:p>0.128282</text:p>
          </table:table-cell>
          <table:table-cell table:formula="of:=[.U106]-[.U$1]/400" office:value-type="float" office:value="0.128281755">
            <text:p>0.128282</text:p>
          </table:table-cell>
          <table:table-cell table:formula="of:=[.V106]-[.V$1]/400" office:value-type="float" office:value="0">
            <text:p>0.000000</text:p>
          </table:table-cell>
          <table:table-cell table:formula="of:=[.W106]-[.W$1]/400" office:value-type="float" office:value="-0.384845264999998">
            <text:p>-0.384845</text:p>
          </table:table-cell>
          <table:table-cell table:formula="of:=[.X106]-[.X$1]/400" office:value-type="float" office:value="0">
            <text:p>0.000000</text:p>
          </table:table-cell>
          <table:table-cell table:formula="of:=[.Y106]-[.Y$1]/400" office:value-type="float" office:value="0">
            <text:p>0.000000</text:p>
          </table:table-cell>
          <table:table-cell table:formula="of:=[.Z106]-[.Z$1]/400" office:value-type="float" office:value="0">
            <text:p>0.000000</text:p>
          </table:table-cell>
          <table:table-cell table:formula="of:=[.AA106]-[.AA$1]/400" office:value-type="float" office:value="0">
            <text:p>0.000000</text:p>
          </table:table-cell>
          <table:table-cell table:formula="of:=[.AB106]-[.AB$1]/400" office:value-type="float" office:value="0">
            <text:p>0.000000</text:p>
          </table:table-cell>
          <table:table-cell table:formula="of:=[.AC106]-[.AC$1]/400" office:value-type="float" office:value="0">
            <text:p>0.000000</text:p>
          </table:table-cell>
          <table:table-cell table:formula="of:=[.AD106]-[.AD$1]/400" office:value-type="float" office:value="0">
            <text:p>0.000000</text:p>
          </table:table-cell>
        </table:table-row>
        <table:table-row table:style-name="ro1">
          <table:table-cell table:formula="of:=[.A107]-[.A$1]/400" office:value-type="float" office:value="0">
            <text:p>0.000000</text:p>
          </table:table-cell>
          <table:table-cell table:formula="of:=[.B107]-[.B$1]/400" office:value-type="float" office:value="0">
            <text:p>0.000000</text:p>
          </table:table-cell>
          <table:table-cell table:formula="of:=[.C107]-[.C$1]/400" office:value-type="float" office:value="-0.278533857499997">
            <text:p>-0.278534</text:p>
          </table:table-cell>
          <table:table-cell table:formula="of:=[.D107]-[.D$1]/400" office:value-type="float" office:value="0.557067714999995">
            <text:p>0.557068</text:p>
          </table:table-cell>
          <table:table-cell table:formula="of:=[.E107]-[.E$1]/400" office:value-type="float" office:value="-0.278533857499997">
            <text:p>-0.278534</text:p>
          </table:table-cell>
          <table:table-cell table:formula="of:=[.F107]-[.F$1]/400" office:value-type="float" office:value="0">
            <text:p>0.000000</text:p>
          </table:table-cell>
          <table:table-cell table:formula="of:=[.G107]-[.G$1]/400" office:value-type="float" office:value="0">
            <text:p>0.000000</text:p>
          </table:table-cell>
          <table:table-cell table:formula="of:=[.H107]-[.H$1]/400" office:value-type="float" office:value="0">
            <text:p>0.000000</text:p>
          </table:table-cell>
          <table:table-cell table:formula="of:=[.I107]-[.I$1]/400" office:value-type="float" office:value="-0.278533857499997">
            <text:p>-0.278534</text:p>
          </table:table-cell>
          <table:table-cell table:formula="of:=[.J107]-[.J$1]/400" office:value-type="float" office:value="0.557067714999995">
            <text:p>0.557068</text:p>
          </table:table-cell>
          <table:table-cell table:formula="of:=[.K107]-[.K$1]/400" office:value-type="float" office:value="-0.278533857499997">
            <text:p>-0.278534</text:p>
          </table:table-cell>
          <table:table-cell table:formula="of:=[.L107]-[.L$1]/400" office:value-type="float" office:value="0">
            <text:p>0.000000</text:p>
          </table:table-cell>
          <table:table-cell table:formula="of:=[.M107]-[.M$1]/400" office:value-type="float" office:value="0.1278454225">
            <text:p>0.127845</text:p>
          </table:table-cell>
          <table:table-cell table:formula="of:=[.N107]-[.N$1]/400" office:value-type="float" office:value="-0.1278454225">
            <text:p>-0.127845</text:p>
          </table:table-cell>
          <table:table-cell table:formula="of:=[.O107]-[.O$1]/400" office:value-type="float" office:value="0">
            <text:p>0.000000</text:p>
          </table:table-cell>
          <table:table-cell table:formula="of:=[.P107]-[.P$1]/400" office:value-type="float" office:value="-0.383536267499998">
            <text:p>-0.383536</text:p>
          </table:table-cell>
          <table:table-cell table:formula="of:=[.Q107]-[.Q$1]/400" office:value-type="float" office:value="0">
            <text:p>0.000000</text:p>
          </table:table-cell>
          <table:table-cell table:formula="of:=[.R107]-[.R$1]/400" office:value-type="float" office:value="0">
            <text:p>0.000000</text:p>
          </table:table-cell>
          <table:table-cell table:formula="of:=[.S107]-[.S$1]/400" office:value-type="float" office:value="0">
            <text:p>0.000000</text:p>
          </table:table-cell>
          <table:table-cell table:formula="of:=[.T107]-[.T$1]/400" office:value-type="float" office:value="0.1278454225">
            <text:p>0.127845</text:p>
          </table:table-cell>
          <table:table-cell table:formula="of:=[.U107]-[.U$1]/400" office:value-type="float" office:value="0.1278454225">
            <text:p>0.127845</text:p>
          </table:table-cell>
          <table:table-cell table:formula="of:=[.V107]-[.V$1]/400" office:value-type="float" office:value="0">
            <text:p>0.000000</text:p>
          </table:table-cell>
          <table:table-cell table:formula="of:=[.W107]-[.W$1]/400" office:value-type="float" office:value="-0.383536267499998">
            <text:p>-0.383536</text:p>
          </table:table-cell>
          <table:table-cell table:formula="of:=[.X107]-[.X$1]/400" office:value-type="float" office:value="0">
            <text:p>0.000000</text:p>
          </table:table-cell>
          <table:table-cell table:formula="of:=[.Y107]-[.Y$1]/400" office:value-type="float" office:value="0">
            <text:p>0.000000</text:p>
          </table:table-cell>
          <table:table-cell table:formula="of:=[.Z107]-[.Z$1]/400" office:value-type="float" office:value="0">
            <text:p>0.000000</text:p>
          </table:table-cell>
          <table:table-cell table:formula="of:=[.AA107]-[.AA$1]/400" office:value-type="float" office:value="0">
            <text:p>0.000000</text:p>
          </table:table-cell>
          <table:table-cell table:formula="of:=[.AB107]-[.AB$1]/400" office:value-type="float" office:value="0">
            <text:p>0.000000</text:p>
          </table:table-cell>
          <table:table-cell table:formula="of:=[.AC107]-[.AC$1]/400" office:value-type="float" office:value="0">
            <text:p>0.000000</text:p>
          </table:table-cell>
          <table:table-cell table:formula="of:=[.AD107]-[.AD$1]/400" office:value-type="float" office:value="0">
            <text:p>0.000000</text:p>
          </table:table-cell>
        </table:table-row>
        <table:table-row table:style-name="ro1">
          <table:table-cell table:formula="of:=[.A108]-[.A$1]/400" office:value-type="float" office:value="0">
            <text:p>0.000000</text:p>
          </table:table-cell>
          <table:table-cell table:formula="of:=[.B108]-[.B$1]/400" office:value-type="float" office:value="0">
            <text:p>0.000000</text:p>
          </table:table-cell>
          <table:table-cell table:formula="of:=[.C108]-[.C$1]/400" office:value-type="float" office:value="-0.277583229999997">
            <text:p>-0.277583</text:p>
          </table:table-cell>
          <table:table-cell table:formula="of:=[.D108]-[.D$1]/400" office:value-type="float" office:value="0.555166459999995">
            <text:p>0.555166</text:p>
          </table:table-cell>
          <table:table-cell table:formula="of:=[.E108]-[.E$1]/400" office:value-type="float" office:value="-0.277583229999997">
            <text:p>-0.277583</text:p>
          </table:table-cell>
          <table:table-cell table:formula="of:=[.F108]-[.F$1]/400" office:value-type="float" office:value="0">
            <text:p>0.000000</text:p>
          </table:table-cell>
          <table:table-cell table:formula="of:=[.G108]-[.G$1]/400" office:value-type="float" office:value="0">
            <text:p>0.000000</text:p>
          </table:table-cell>
          <table:table-cell table:formula="of:=[.H108]-[.H$1]/400" office:value-type="float" office:value="0">
            <text:p>0.000000</text:p>
          </table:table-cell>
          <table:table-cell table:formula="of:=[.I108]-[.I$1]/400" office:value-type="float" office:value="-0.277583229999997">
            <text:p>-0.277583</text:p>
          </table:table-cell>
          <table:table-cell table:formula="of:=[.J108]-[.J$1]/400" office:value-type="float" office:value="0.555166459999995">
            <text:p>0.555166</text:p>
          </table:table-cell>
          <table:table-cell table:formula="of:=[.K108]-[.K$1]/400" office:value-type="float" office:value="-0.277583229999997">
            <text:p>-0.277583</text:p>
          </table:table-cell>
          <table:table-cell table:formula="of:=[.L108]-[.L$1]/400" office:value-type="float" office:value="0">
            <text:p>0.000000</text:p>
          </table:table-cell>
          <table:table-cell table:formula="of:=[.M108]-[.M$1]/400" office:value-type="float" office:value="0.12740909">
            <text:p>0.127409</text:p>
          </table:table-cell>
          <table:table-cell table:formula="of:=[.N108]-[.N$1]/400" office:value-type="float" office:value="-0.12740909">
            <text:p>-0.127409</text:p>
          </table:table-cell>
          <table:table-cell table:formula="of:=[.O108]-[.O$1]/400" office:value-type="float" office:value="0">
            <text:p>0.000000</text:p>
          </table:table-cell>
          <table:table-cell table:formula="of:=[.P108]-[.P$1]/400" office:value-type="float" office:value="-0.382227269999998">
            <text:p>-0.382227</text:p>
          </table:table-cell>
          <table:table-cell table:formula="of:=[.Q108]-[.Q$1]/400" office:value-type="float" office:value="0">
            <text:p>0.000000</text:p>
          </table:table-cell>
          <table:table-cell table:formula="of:=[.R108]-[.R$1]/400" office:value-type="float" office:value="0">
            <text:p>0.000000</text:p>
          </table:table-cell>
          <table:table-cell table:formula="of:=[.S108]-[.S$1]/400" office:value-type="float" office:value="0">
            <text:p>0.000000</text:p>
          </table:table-cell>
          <table:table-cell table:formula="of:=[.T108]-[.T$1]/400" office:value-type="float" office:value="0.12740909">
            <text:p>0.127409</text:p>
          </table:table-cell>
          <table:table-cell table:formula="of:=[.U108]-[.U$1]/400" office:value-type="float" office:value="0.12740909">
            <text:p>0.127409</text:p>
          </table:table-cell>
          <table:table-cell table:formula="of:=[.V108]-[.V$1]/400" office:value-type="float" office:value="0">
            <text:p>0.000000</text:p>
          </table:table-cell>
          <table:table-cell table:formula="of:=[.W108]-[.W$1]/400" office:value-type="float" office:value="-0.382227269999998">
            <text:p>-0.382227</text:p>
          </table:table-cell>
          <table:table-cell table:formula="of:=[.X108]-[.X$1]/400" office:value-type="float" office:value="0">
            <text:p>0.000000</text:p>
          </table:table-cell>
          <table:table-cell table:formula="of:=[.Y108]-[.Y$1]/400" office:value-type="float" office:value="0">
            <text:p>0.000000</text:p>
          </table:table-cell>
          <table:table-cell table:formula="of:=[.Z108]-[.Z$1]/400" office:value-type="float" office:value="0">
            <text:p>0.000000</text:p>
          </table:table-cell>
          <table:table-cell table:formula="of:=[.AA108]-[.AA$1]/400" office:value-type="float" office:value="0">
            <text:p>0.000000</text:p>
          </table:table-cell>
          <table:table-cell table:formula="of:=[.AB108]-[.AB$1]/400" office:value-type="float" office:value="0">
            <text:p>0.000000</text:p>
          </table:table-cell>
          <table:table-cell table:formula="of:=[.AC108]-[.AC$1]/400" office:value-type="float" office:value="0">
            <text:p>0.000000</text:p>
          </table:table-cell>
          <table:table-cell table:formula="of:=[.AD108]-[.AD$1]/400" office:value-type="float" office:value="0">
            <text:p>0.000000</text:p>
          </table:table-cell>
        </table:table-row>
        <table:table-row table:style-name="ro1">
          <table:table-cell table:formula="of:=[.A109]-[.A$1]/400" office:value-type="float" office:value="0">
            <text:p>0.000000</text:p>
          </table:table-cell>
          <table:table-cell table:formula="of:=[.B109]-[.B$1]/400" office:value-type="float" office:value="0">
            <text:p>0.000000</text:p>
          </table:table-cell>
          <table:table-cell table:formula="of:=[.C109]-[.C$1]/400" office:value-type="float" office:value="-0.276632602499997">
            <text:p>-0.276633</text:p>
          </table:table-cell>
          <table:table-cell table:formula="of:=[.D109]-[.D$1]/400" office:value-type="float" office:value="0.553265204999995">
            <text:p>0.553265</text:p>
          </table:table-cell>
          <table:table-cell table:formula="of:=[.E109]-[.E$1]/400" office:value-type="float" office:value="-0.276632602499997">
            <text:p>-0.276633</text:p>
          </table:table-cell>
          <table:table-cell table:formula="of:=[.F109]-[.F$1]/400" office:value-type="float" office:value="0">
            <text:p>0.000000</text:p>
          </table:table-cell>
          <table:table-cell table:formula="of:=[.G109]-[.G$1]/400" office:value-type="float" office:value="0">
            <text:p>0.000000</text:p>
          </table:table-cell>
          <table:table-cell table:formula="of:=[.H109]-[.H$1]/400" office:value-type="float" office:value="0">
            <text:p>0.000000</text:p>
          </table:table-cell>
          <table:table-cell table:formula="of:=[.I109]-[.I$1]/400" office:value-type="float" office:value="-0.276632602499997">
            <text:p>-0.276633</text:p>
          </table:table-cell>
          <table:table-cell table:formula="of:=[.J109]-[.J$1]/400" office:value-type="float" office:value="0.553265204999995">
            <text:p>0.553265</text:p>
          </table:table-cell>
          <table:table-cell table:formula="of:=[.K109]-[.K$1]/400" office:value-type="float" office:value="-0.276632602499997">
            <text:p>-0.276633</text:p>
          </table:table-cell>
          <table:table-cell table:formula="of:=[.L109]-[.L$1]/400" office:value-type="float" office:value="0">
            <text:p>0.000000</text:p>
          </table:table-cell>
          <table:table-cell table:formula="of:=[.M109]-[.M$1]/400" office:value-type="float" office:value="0.1269727575">
            <text:p>0.126973</text:p>
          </table:table-cell>
          <table:table-cell table:formula="of:=[.N109]-[.N$1]/400" office:value-type="float" office:value="-0.1269727575">
            <text:p>-0.126973</text:p>
          </table:table-cell>
          <table:table-cell table:formula="of:=[.O109]-[.O$1]/400" office:value-type="float" office:value="0">
            <text:p>0.000000</text:p>
          </table:table-cell>
          <table:table-cell table:formula="of:=[.P109]-[.P$1]/400" office:value-type="float" office:value="-0.380918272499998">
            <text:p>-0.380918</text:p>
          </table:table-cell>
          <table:table-cell table:formula="of:=[.Q109]-[.Q$1]/400" office:value-type="float" office:value="0">
            <text:p>0.000000</text:p>
          </table:table-cell>
          <table:table-cell table:formula="of:=[.R109]-[.R$1]/400" office:value-type="float" office:value="0">
            <text:p>0.000000</text:p>
          </table:table-cell>
          <table:table-cell table:formula="of:=[.S109]-[.S$1]/400" office:value-type="float" office:value="0">
            <text:p>0.000000</text:p>
          </table:table-cell>
          <table:table-cell table:formula="of:=[.T109]-[.T$1]/400" office:value-type="float" office:value="0.1269727575">
            <text:p>0.126973</text:p>
          </table:table-cell>
          <table:table-cell table:formula="of:=[.U109]-[.U$1]/400" office:value-type="float" office:value="0.1269727575">
            <text:p>0.126973</text:p>
          </table:table-cell>
          <table:table-cell table:formula="of:=[.V109]-[.V$1]/400" office:value-type="float" office:value="0">
            <text:p>0.000000</text:p>
          </table:table-cell>
          <table:table-cell table:formula="of:=[.W109]-[.W$1]/400" office:value-type="float" office:value="-0.380918272499998">
            <text:p>-0.380918</text:p>
          </table:table-cell>
          <table:table-cell table:formula="of:=[.X109]-[.X$1]/400" office:value-type="float" office:value="0">
            <text:p>0.000000</text:p>
          </table:table-cell>
          <table:table-cell table:formula="of:=[.Y109]-[.Y$1]/400" office:value-type="float" office:value="0">
            <text:p>0.000000</text:p>
          </table:table-cell>
          <table:table-cell table:formula="of:=[.Z109]-[.Z$1]/400" office:value-type="float" office:value="0">
            <text:p>0.000000</text:p>
          </table:table-cell>
          <table:table-cell table:formula="of:=[.AA109]-[.AA$1]/400" office:value-type="float" office:value="0">
            <text:p>0.000000</text:p>
          </table:table-cell>
          <table:table-cell table:formula="of:=[.AB109]-[.AB$1]/400" office:value-type="float" office:value="0">
            <text:p>0.000000</text:p>
          </table:table-cell>
          <table:table-cell table:formula="of:=[.AC109]-[.AC$1]/400" office:value-type="float" office:value="0">
            <text:p>0.000000</text:p>
          </table:table-cell>
          <table:table-cell table:formula="of:=[.AD109]-[.AD$1]/400" office:value-type="float" office:value="0">
            <text:p>0.000000</text:p>
          </table:table-cell>
        </table:table-row>
        <table:table-row table:style-name="ro1">
          <table:table-cell table:formula="of:=[.A110]-[.A$1]/400" office:value-type="float" office:value="0">
            <text:p>0.000000</text:p>
          </table:table-cell>
          <table:table-cell table:formula="of:=[.B110]-[.B$1]/400" office:value-type="float" office:value="0">
            <text:p>0.000000</text:p>
          </table:table-cell>
          <table:table-cell table:formula="of:=[.C110]-[.C$1]/400" office:value-type="float" office:value="-0.275681974999997">
            <text:p>-0.275682</text:p>
          </table:table-cell>
          <table:table-cell table:formula="of:=[.D110]-[.D$1]/400" office:value-type="float" office:value="0.551363949999995">
            <text:p>0.551364</text:p>
          </table:table-cell>
          <table:table-cell table:formula="of:=[.E110]-[.E$1]/400" office:value-type="float" office:value="-0.275681974999997">
            <text:p>-0.275682</text:p>
          </table:table-cell>
          <table:table-cell table:formula="of:=[.F110]-[.F$1]/400" office:value-type="float" office:value="0">
            <text:p>0.000000</text:p>
          </table:table-cell>
          <table:table-cell table:formula="of:=[.G110]-[.G$1]/400" office:value-type="float" office:value="0">
            <text:p>0.000000</text:p>
          </table:table-cell>
          <table:table-cell table:formula="of:=[.H110]-[.H$1]/400" office:value-type="float" office:value="0">
            <text:p>0.000000</text:p>
          </table:table-cell>
          <table:table-cell table:formula="of:=[.I110]-[.I$1]/400" office:value-type="float" office:value="-0.275681974999997">
            <text:p>-0.275682</text:p>
          </table:table-cell>
          <table:table-cell table:formula="of:=[.J110]-[.J$1]/400" office:value-type="float" office:value="0.551363949999995">
            <text:p>0.551364</text:p>
          </table:table-cell>
          <table:table-cell table:formula="of:=[.K110]-[.K$1]/400" office:value-type="float" office:value="-0.275681974999997">
            <text:p>-0.275682</text:p>
          </table:table-cell>
          <table:table-cell table:formula="of:=[.L110]-[.L$1]/400" office:value-type="float" office:value="0">
            <text:p>0.000000</text:p>
          </table:table-cell>
          <table:table-cell table:formula="of:=[.M110]-[.M$1]/400" office:value-type="float" office:value="0.126536425">
            <text:p>0.126536</text:p>
          </table:table-cell>
          <table:table-cell table:formula="of:=[.N110]-[.N$1]/400" office:value-type="float" office:value="-0.126536425">
            <text:p>-0.126536</text:p>
          </table:table-cell>
          <table:table-cell table:formula="of:=[.O110]-[.O$1]/400" office:value-type="float" office:value="0">
            <text:p>0.000000</text:p>
          </table:table-cell>
          <table:table-cell table:formula="of:=[.P110]-[.P$1]/400" office:value-type="float" office:value="-0.379609274999998">
            <text:p>-0.379609</text:p>
          </table:table-cell>
          <table:table-cell table:formula="of:=[.Q110]-[.Q$1]/400" office:value-type="float" office:value="0">
            <text:p>0.000000</text:p>
          </table:table-cell>
          <table:table-cell table:formula="of:=[.R110]-[.R$1]/400" office:value-type="float" office:value="0">
            <text:p>0.000000</text:p>
          </table:table-cell>
          <table:table-cell table:formula="of:=[.S110]-[.S$1]/400" office:value-type="float" office:value="0">
            <text:p>0.000000</text:p>
          </table:table-cell>
          <table:table-cell table:formula="of:=[.T110]-[.T$1]/400" office:value-type="float" office:value="0.126536425">
            <text:p>0.126536</text:p>
          </table:table-cell>
          <table:table-cell table:formula="of:=[.U110]-[.U$1]/400" office:value-type="float" office:value="0.126536425">
            <text:p>0.126536</text:p>
          </table:table-cell>
          <table:table-cell table:formula="of:=[.V110]-[.V$1]/400" office:value-type="float" office:value="0">
            <text:p>0.000000</text:p>
          </table:table-cell>
          <table:table-cell table:formula="of:=[.W110]-[.W$1]/400" office:value-type="float" office:value="-0.379609274999998">
            <text:p>-0.379609</text:p>
          </table:table-cell>
          <table:table-cell table:formula="of:=[.X110]-[.X$1]/400" office:value-type="float" office:value="0">
            <text:p>0.000000</text:p>
          </table:table-cell>
          <table:table-cell table:formula="of:=[.Y110]-[.Y$1]/400" office:value-type="float" office:value="0">
            <text:p>0.000000</text:p>
          </table:table-cell>
          <table:table-cell table:formula="of:=[.Z110]-[.Z$1]/400" office:value-type="float" office:value="0">
            <text:p>0.000000</text:p>
          </table:table-cell>
          <table:table-cell table:formula="of:=[.AA110]-[.AA$1]/400" office:value-type="float" office:value="0">
            <text:p>0.000000</text:p>
          </table:table-cell>
          <table:table-cell table:formula="of:=[.AB110]-[.AB$1]/400" office:value-type="float" office:value="0">
            <text:p>0.000000</text:p>
          </table:table-cell>
          <table:table-cell table:formula="of:=[.AC110]-[.AC$1]/400" office:value-type="float" office:value="0">
            <text:p>0.000000</text:p>
          </table:table-cell>
          <table:table-cell table:formula="of:=[.AD110]-[.AD$1]/400" office:value-type="float" office:value="0">
            <text:p>0.000000</text:p>
          </table:table-cell>
        </table:table-row>
        <table:table-row table:style-name="ro1">
          <table:table-cell table:formula="of:=[.A111]-[.A$1]/400" office:value-type="float" office:value="0">
            <text:p>0.000000</text:p>
          </table:table-cell>
          <table:table-cell table:formula="of:=[.B111]-[.B$1]/400" office:value-type="float" office:value="0">
            <text:p>0.000000</text:p>
          </table:table-cell>
          <table:table-cell table:formula="of:=[.C111]-[.C$1]/400" office:value-type="float" office:value="-0.274731347499997">
            <text:p>-0.274731</text:p>
          </table:table-cell>
          <table:table-cell table:formula="of:=[.D111]-[.D$1]/400" office:value-type="float" office:value="0.549462694999995">
            <text:p>0.549463</text:p>
          </table:table-cell>
          <table:table-cell table:formula="of:=[.E111]-[.E$1]/400" office:value-type="float" office:value="-0.274731347499997">
            <text:p>-0.274731</text:p>
          </table:table-cell>
          <table:table-cell table:formula="of:=[.F111]-[.F$1]/400" office:value-type="float" office:value="0">
            <text:p>0.000000</text:p>
          </table:table-cell>
          <table:table-cell table:formula="of:=[.G111]-[.G$1]/400" office:value-type="float" office:value="0">
            <text:p>0.000000</text:p>
          </table:table-cell>
          <table:table-cell table:formula="of:=[.H111]-[.H$1]/400" office:value-type="float" office:value="0">
            <text:p>0.000000</text:p>
          </table:table-cell>
          <table:table-cell table:formula="of:=[.I111]-[.I$1]/400" office:value-type="float" office:value="-0.274731347499997">
            <text:p>-0.274731</text:p>
          </table:table-cell>
          <table:table-cell table:formula="of:=[.J111]-[.J$1]/400" office:value-type="float" office:value="0.549462694999995">
            <text:p>0.549463</text:p>
          </table:table-cell>
          <table:table-cell table:formula="of:=[.K111]-[.K$1]/400" office:value-type="float" office:value="-0.274731347499997">
            <text:p>-0.274731</text:p>
          </table:table-cell>
          <table:table-cell table:formula="of:=[.L111]-[.L$1]/400" office:value-type="float" office:value="0">
            <text:p>0.000000</text:p>
          </table:table-cell>
          <table:table-cell table:formula="of:=[.M111]-[.M$1]/400" office:value-type="float" office:value="0.1261000925">
            <text:p>0.126100</text:p>
          </table:table-cell>
          <table:table-cell table:formula="of:=[.N111]-[.N$1]/400" office:value-type="float" office:value="-0.1261000925">
            <text:p>-0.126100</text:p>
          </table:table-cell>
          <table:table-cell table:formula="of:=[.O111]-[.O$1]/400" office:value-type="float" office:value="0">
            <text:p>0.000000</text:p>
          </table:table-cell>
          <table:table-cell table:formula="of:=[.P111]-[.P$1]/400" office:value-type="float" office:value="-0.378300277499998">
            <text:p>-0.378300</text:p>
          </table:table-cell>
          <table:table-cell table:formula="of:=[.Q111]-[.Q$1]/400" office:value-type="float" office:value="0">
            <text:p>0.000000</text:p>
          </table:table-cell>
          <table:table-cell table:formula="of:=[.R111]-[.R$1]/400" office:value-type="float" office:value="0">
            <text:p>0.000000</text:p>
          </table:table-cell>
          <table:table-cell table:formula="of:=[.S111]-[.S$1]/400" office:value-type="float" office:value="0">
            <text:p>0.000000</text:p>
          </table:table-cell>
          <table:table-cell table:formula="of:=[.T111]-[.T$1]/400" office:value-type="float" office:value="0.1261000925">
            <text:p>0.126100</text:p>
          </table:table-cell>
          <table:table-cell table:formula="of:=[.U111]-[.U$1]/400" office:value-type="float" office:value="0.1261000925">
            <text:p>0.126100</text:p>
          </table:table-cell>
          <table:table-cell table:formula="of:=[.V111]-[.V$1]/400" office:value-type="float" office:value="0">
            <text:p>0.000000</text:p>
          </table:table-cell>
          <table:table-cell table:formula="of:=[.W111]-[.W$1]/400" office:value-type="float" office:value="-0.378300277499998">
            <text:p>-0.378300</text:p>
          </table:table-cell>
          <table:table-cell table:formula="of:=[.X111]-[.X$1]/400" office:value-type="float" office:value="0">
            <text:p>0.000000</text:p>
          </table:table-cell>
          <table:table-cell table:formula="of:=[.Y111]-[.Y$1]/400" office:value-type="float" office:value="0">
            <text:p>0.000000</text:p>
          </table:table-cell>
          <table:table-cell table:formula="of:=[.Z111]-[.Z$1]/400" office:value-type="float" office:value="0">
            <text:p>0.000000</text:p>
          </table:table-cell>
          <table:table-cell table:formula="of:=[.AA111]-[.AA$1]/400" office:value-type="float" office:value="0">
            <text:p>0.000000</text:p>
          </table:table-cell>
          <table:table-cell table:formula="of:=[.AB111]-[.AB$1]/400" office:value-type="float" office:value="0">
            <text:p>0.000000</text:p>
          </table:table-cell>
          <table:table-cell table:formula="of:=[.AC111]-[.AC$1]/400" office:value-type="float" office:value="0">
            <text:p>0.000000</text:p>
          </table:table-cell>
          <table:table-cell table:formula="of:=[.AD111]-[.AD$1]/400" office:value-type="float" office:value="0">
            <text:p>0.000000</text:p>
          </table:table-cell>
        </table:table-row>
        <table:table-row table:style-name="ro1">
          <table:table-cell table:formula="of:=[.A112]-[.A$1]/400" office:value-type="float" office:value="0">
            <text:p>0.000000</text:p>
          </table:table-cell>
          <table:table-cell table:formula="of:=[.B112]-[.B$1]/400" office:value-type="float" office:value="0">
            <text:p>0.000000</text:p>
          </table:table-cell>
          <table:table-cell table:formula="of:=[.C112]-[.C$1]/400" office:value-type="float" office:value="-0.273780719999997">
            <text:p>-0.273781</text:p>
          </table:table-cell>
          <table:table-cell table:formula="of:=[.D112]-[.D$1]/400" office:value-type="float" office:value="0.547561439999995">
            <text:p>0.547561</text:p>
          </table:table-cell>
          <table:table-cell table:formula="of:=[.E112]-[.E$1]/400" office:value-type="float" office:value="-0.273780719999997">
            <text:p>-0.273781</text:p>
          </table:table-cell>
          <table:table-cell table:formula="of:=[.F112]-[.F$1]/400" office:value-type="float" office:value="0">
            <text:p>0.000000</text:p>
          </table:table-cell>
          <table:table-cell table:formula="of:=[.G112]-[.G$1]/400" office:value-type="float" office:value="0">
            <text:p>0.000000</text:p>
          </table:table-cell>
          <table:table-cell table:formula="of:=[.H112]-[.H$1]/400" office:value-type="float" office:value="0">
            <text:p>0.000000</text:p>
          </table:table-cell>
          <table:table-cell table:formula="of:=[.I112]-[.I$1]/400" office:value-type="float" office:value="-0.273780719999997">
            <text:p>-0.273781</text:p>
          </table:table-cell>
          <table:table-cell table:formula="of:=[.J112]-[.J$1]/400" office:value-type="float" office:value="0.547561439999995">
            <text:p>0.547561</text:p>
          </table:table-cell>
          <table:table-cell table:formula="of:=[.K112]-[.K$1]/400" office:value-type="float" office:value="-0.273780719999997">
            <text:p>-0.273781</text:p>
          </table:table-cell>
          <table:table-cell table:formula="of:=[.L112]-[.L$1]/400" office:value-type="float" office:value="0">
            <text:p>0.000000</text:p>
          </table:table-cell>
          <table:table-cell table:formula="of:=[.M112]-[.M$1]/400" office:value-type="float" office:value="0.12566376">
            <text:p>0.125664</text:p>
          </table:table-cell>
          <table:table-cell table:formula="of:=[.N112]-[.N$1]/400" office:value-type="float" office:value="-0.12566376">
            <text:p>-0.125664</text:p>
          </table:table-cell>
          <table:table-cell table:formula="of:=[.O112]-[.O$1]/400" office:value-type="float" office:value="0">
            <text:p>0.000000</text:p>
          </table:table-cell>
          <table:table-cell table:formula="of:=[.P112]-[.P$1]/400" office:value-type="float" office:value="-0.376991279999998">
            <text:p>-0.376991</text:p>
          </table:table-cell>
          <table:table-cell table:formula="of:=[.Q112]-[.Q$1]/400" office:value-type="float" office:value="0">
            <text:p>0.000000</text:p>
          </table:table-cell>
          <table:table-cell table:formula="of:=[.R112]-[.R$1]/400" office:value-type="float" office:value="0">
            <text:p>0.000000</text:p>
          </table:table-cell>
          <table:table-cell table:formula="of:=[.S112]-[.S$1]/400" office:value-type="float" office:value="0">
            <text:p>0.000000</text:p>
          </table:table-cell>
          <table:table-cell table:formula="of:=[.T112]-[.T$1]/400" office:value-type="float" office:value="0.12566376">
            <text:p>0.125664</text:p>
          </table:table-cell>
          <table:table-cell table:formula="of:=[.U112]-[.U$1]/400" office:value-type="float" office:value="0.12566376">
            <text:p>0.125664</text:p>
          </table:table-cell>
          <table:table-cell table:formula="of:=[.V112]-[.V$1]/400" office:value-type="float" office:value="0">
            <text:p>0.000000</text:p>
          </table:table-cell>
          <table:table-cell table:formula="of:=[.W112]-[.W$1]/400" office:value-type="float" office:value="-0.376991279999998">
            <text:p>-0.376991</text:p>
          </table:table-cell>
          <table:table-cell table:formula="of:=[.X112]-[.X$1]/400" office:value-type="float" office:value="0">
            <text:p>0.000000</text:p>
          </table:table-cell>
          <table:table-cell table:formula="of:=[.Y112]-[.Y$1]/400" office:value-type="float" office:value="0">
            <text:p>0.000000</text:p>
          </table:table-cell>
          <table:table-cell table:formula="of:=[.Z112]-[.Z$1]/400" office:value-type="float" office:value="0">
            <text:p>0.000000</text:p>
          </table:table-cell>
          <table:table-cell table:formula="of:=[.AA112]-[.AA$1]/400" office:value-type="float" office:value="0">
            <text:p>0.000000</text:p>
          </table:table-cell>
          <table:table-cell table:formula="of:=[.AB112]-[.AB$1]/400" office:value-type="float" office:value="0">
            <text:p>0.000000</text:p>
          </table:table-cell>
          <table:table-cell table:formula="of:=[.AC112]-[.AC$1]/400" office:value-type="float" office:value="0">
            <text:p>0.000000</text:p>
          </table:table-cell>
          <table:table-cell table:formula="of:=[.AD112]-[.AD$1]/400" office:value-type="float" office:value="0">
            <text:p>0.000000</text:p>
          </table:table-cell>
        </table:table-row>
        <table:table-row table:style-name="ro1">
          <table:table-cell table:formula="of:=[.A113]-[.A$1]/400" office:value-type="float" office:value="0">
            <text:p>0.000000</text:p>
          </table:table-cell>
          <table:table-cell table:formula="of:=[.B113]-[.B$1]/400" office:value-type="float" office:value="0">
            <text:p>0.000000</text:p>
          </table:table-cell>
          <table:table-cell table:formula="of:=[.C113]-[.C$1]/400" office:value-type="float" office:value="-0.272830092499997">
            <text:p>-0.272830</text:p>
          </table:table-cell>
          <table:table-cell table:formula="of:=[.D113]-[.D$1]/400" office:value-type="float" office:value="0.545660184999995">
            <text:p>0.545660</text:p>
          </table:table-cell>
          <table:table-cell table:formula="of:=[.E113]-[.E$1]/400" office:value-type="float" office:value="-0.272830092499997">
            <text:p>-0.272830</text:p>
          </table:table-cell>
          <table:table-cell table:formula="of:=[.F113]-[.F$1]/400" office:value-type="float" office:value="0">
            <text:p>0.000000</text:p>
          </table:table-cell>
          <table:table-cell table:formula="of:=[.G113]-[.G$1]/400" office:value-type="float" office:value="0">
            <text:p>0.000000</text:p>
          </table:table-cell>
          <table:table-cell table:formula="of:=[.H113]-[.H$1]/400" office:value-type="float" office:value="0">
            <text:p>0.000000</text:p>
          </table:table-cell>
          <table:table-cell table:formula="of:=[.I113]-[.I$1]/400" office:value-type="float" office:value="-0.272830092499997">
            <text:p>-0.272830</text:p>
          </table:table-cell>
          <table:table-cell table:formula="of:=[.J113]-[.J$1]/400" office:value-type="float" office:value="0.545660184999995">
            <text:p>0.545660</text:p>
          </table:table-cell>
          <table:table-cell table:formula="of:=[.K113]-[.K$1]/400" office:value-type="float" office:value="-0.272830092499997">
            <text:p>-0.272830</text:p>
          </table:table-cell>
          <table:table-cell table:formula="of:=[.L113]-[.L$1]/400" office:value-type="float" office:value="0">
            <text:p>0.000000</text:p>
          </table:table-cell>
          <table:table-cell table:formula="of:=[.M113]-[.M$1]/400" office:value-type="float" office:value="0.1252274275">
            <text:p>0.125227</text:p>
          </table:table-cell>
          <table:table-cell table:formula="of:=[.N113]-[.N$1]/400" office:value-type="float" office:value="-0.1252274275">
            <text:p>-0.125227</text:p>
          </table:table-cell>
          <table:table-cell table:formula="of:=[.O113]-[.O$1]/400" office:value-type="float" office:value="0">
            <text:p>0.000000</text:p>
          </table:table-cell>
          <table:table-cell table:formula="of:=[.P113]-[.P$1]/400" office:value-type="float" office:value="-0.375682282499998">
            <text:p>-0.375682</text:p>
          </table:table-cell>
          <table:table-cell table:formula="of:=[.Q113]-[.Q$1]/400" office:value-type="float" office:value="0">
            <text:p>0.000000</text:p>
          </table:table-cell>
          <table:table-cell table:formula="of:=[.R113]-[.R$1]/400" office:value-type="float" office:value="0">
            <text:p>0.000000</text:p>
          </table:table-cell>
          <table:table-cell table:formula="of:=[.S113]-[.S$1]/400" office:value-type="float" office:value="0">
            <text:p>0.000000</text:p>
          </table:table-cell>
          <table:table-cell table:formula="of:=[.T113]-[.T$1]/400" office:value-type="float" office:value="0.1252274275">
            <text:p>0.125227</text:p>
          </table:table-cell>
          <table:table-cell table:formula="of:=[.U113]-[.U$1]/400" office:value-type="float" office:value="0.1252274275">
            <text:p>0.125227</text:p>
          </table:table-cell>
          <table:table-cell table:formula="of:=[.V113]-[.V$1]/400" office:value-type="float" office:value="0">
            <text:p>0.000000</text:p>
          </table:table-cell>
          <table:table-cell table:formula="of:=[.W113]-[.W$1]/400" office:value-type="float" office:value="-0.375682282499998">
            <text:p>-0.375682</text:p>
          </table:table-cell>
          <table:table-cell table:formula="of:=[.X113]-[.X$1]/400" office:value-type="float" office:value="0">
            <text:p>0.000000</text:p>
          </table:table-cell>
          <table:table-cell table:formula="of:=[.Y113]-[.Y$1]/400" office:value-type="float" office:value="0">
            <text:p>0.000000</text:p>
          </table:table-cell>
          <table:table-cell table:formula="of:=[.Z113]-[.Z$1]/400" office:value-type="float" office:value="0">
            <text:p>0.000000</text:p>
          </table:table-cell>
          <table:table-cell table:formula="of:=[.AA113]-[.AA$1]/400" office:value-type="float" office:value="0">
            <text:p>0.000000</text:p>
          </table:table-cell>
          <table:table-cell table:formula="of:=[.AB113]-[.AB$1]/400" office:value-type="float" office:value="0">
            <text:p>0.000000</text:p>
          </table:table-cell>
          <table:table-cell table:formula="of:=[.AC113]-[.AC$1]/400" office:value-type="float" office:value="0">
            <text:p>0.000000</text:p>
          </table:table-cell>
          <table:table-cell table:formula="of:=[.AD113]-[.AD$1]/400" office:value-type="float" office:value="0">
            <text:p>0.000000</text:p>
          </table:table-cell>
        </table:table-row>
        <table:table-row table:style-name="ro1">
          <table:table-cell table:formula="of:=[.A114]-[.A$1]/400" office:value-type="float" office:value="0">
            <text:p>0.000000</text:p>
          </table:table-cell>
          <table:table-cell table:formula="of:=[.B114]-[.B$1]/400" office:value-type="float" office:value="0">
            <text:p>0.000000</text:p>
          </table:table-cell>
          <table:table-cell table:formula="of:=[.C114]-[.C$1]/400" office:value-type="float" office:value="-0.271879464999997">
            <text:p>-0.271879</text:p>
          </table:table-cell>
          <table:table-cell table:formula="of:=[.D114]-[.D$1]/400" office:value-type="float" office:value="0.543758929999995">
            <text:p>0.543759</text:p>
          </table:table-cell>
          <table:table-cell table:formula="of:=[.E114]-[.E$1]/400" office:value-type="float" office:value="-0.271879464999997">
            <text:p>-0.271879</text:p>
          </table:table-cell>
          <table:table-cell table:formula="of:=[.F114]-[.F$1]/400" office:value-type="float" office:value="0">
            <text:p>0.000000</text:p>
          </table:table-cell>
          <table:table-cell table:formula="of:=[.G114]-[.G$1]/400" office:value-type="float" office:value="0">
            <text:p>0.000000</text:p>
          </table:table-cell>
          <table:table-cell table:formula="of:=[.H114]-[.H$1]/400" office:value-type="float" office:value="0">
            <text:p>0.000000</text:p>
          </table:table-cell>
          <table:table-cell table:formula="of:=[.I114]-[.I$1]/400" office:value-type="float" office:value="-0.271879464999997">
            <text:p>-0.271879</text:p>
          </table:table-cell>
          <table:table-cell table:formula="of:=[.J114]-[.J$1]/400" office:value-type="float" office:value="0.543758929999995">
            <text:p>0.543759</text:p>
          </table:table-cell>
          <table:table-cell table:formula="of:=[.K114]-[.K$1]/400" office:value-type="float" office:value="-0.271879464999997">
            <text:p>-0.271879</text:p>
          </table:table-cell>
          <table:table-cell table:formula="of:=[.L114]-[.L$1]/400" office:value-type="float" office:value="0">
            <text:p>0.000000</text:p>
          </table:table-cell>
          <table:table-cell table:formula="of:=[.M114]-[.M$1]/400" office:value-type="float" office:value="0.124791095">
            <text:p>0.124791</text:p>
          </table:table-cell>
          <table:table-cell table:formula="of:=[.N114]-[.N$1]/400" office:value-type="float" office:value="-0.124791095">
            <text:p>-0.124791</text:p>
          </table:table-cell>
          <table:table-cell table:formula="of:=[.O114]-[.O$1]/400" office:value-type="float" office:value="0">
            <text:p>0.000000</text:p>
          </table:table-cell>
          <table:table-cell table:formula="of:=[.P114]-[.P$1]/400" office:value-type="float" office:value="-0.374373284999998">
            <text:p>-0.374373</text:p>
          </table:table-cell>
          <table:table-cell table:formula="of:=[.Q114]-[.Q$1]/400" office:value-type="float" office:value="0">
            <text:p>0.000000</text:p>
          </table:table-cell>
          <table:table-cell table:formula="of:=[.R114]-[.R$1]/400" office:value-type="float" office:value="0">
            <text:p>0.000000</text:p>
          </table:table-cell>
          <table:table-cell table:formula="of:=[.S114]-[.S$1]/400" office:value-type="float" office:value="0">
            <text:p>0.000000</text:p>
          </table:table-cell>
          <table:table-cell table:formula="of:=[.T114]-[.T$1]/400" office:value-type="float" office:value="0.124791095">
            <text:p>0.124791</text:p>
          </table:table-cell>
          <table:table-cell table:formula="of:=[.U114]-[.U$1]/400" office:value-type="float" office:value="0.124791095">
            <text:p>0.124791</text:p>
          </table:table-cell>
          <table:table-cell table:formula="of:=[.V114]-[.V$1]/400" office:value-type="float" office:value="0">
            <text:p>0.000000</text:p>
          </table:table-cell>
          <table:table-cell table:formula="of:=[.W114]-[.W$1]/400" office:value-type="float" office:value="-0.374373284999998">
            <text:p>-0.374373</text:p>
          </table:table-cell>
          <table:table-cell table:formula="of:=[.X114]-[.X$1]/400" office:value-type="float" office:value="0">
            <text:p>0.000000</text:p>
          </table:table-cell>
          <table:table-cell table:formula="of:=[.Y114]-[.Y$1]/400" office:value-type="float" office:value="0">
            <text:p>0.000000</text:p>
          </table:table-cell>
          <table:table-cell table:formula="of:=[.Z114]-[.Z$1]/400" office:value-type="float" office:value="0">
            <text:p>0.000000</text:p>
          </table:table-cell>
          <table:table-cell table:formula="of:=[.AA114]-[.AA$1]/400" office:value-type="float" office:value="0">
            <text:p>0.000000</text:p>
          </table:table-cell>
          <table:table-cell table:formula="of:=[.AB114]-[.AB$1]/400" office:value-type="float" office:value="0">
            <text:p>0.000000</text:p>
          </table:table-cell>
          <table:table-cell table:formula="of:=[.AC114]-[.AC$1]/400" office:value-type="float" office:value="0">
            <text:p>0.000000</text:p>
          </table:table-cell>
          <table:table-cell table:formula="of:=[.AD114]-[.AD$1]/400" office:value-type="float" office:value="0">
            <text:p>0.000000</text:p>
          </table:table-cell>
        </table:table-row>
        <table:table-row table:style-name="ro1">
          <table:table-cell table:formula="of:=[.A115]-[.A$1]/400" office:value-type="float" office:value="0">
            <text:p>0.000000</text:p>
          </table:table-cell>
          <table:table-cell table:formula="of:=[.B115]-[.B$1]/400" office:value-type="float" office:value="0">
            <text:p>0.000000</text:p>
          </table:table-cell>
          <table:table-cell table:formula="of:=[.C115]-[.C$1]/400" office:value-type="float" office:value="-0.270928837499997">
            <text:p>-0.270929</text:p>
          </table:table-cell>
          <table:table-cell table:formula="of:=[.D115]-[.D$1]/400" office:value-type="float" office:value="0.541857674999995">
            <text:p>0.541858</text:p>
          </table:table-cell>
          <table:table-cell table:formula="of:=[.E115]-[.E$1]/400" office:value-type="float" office:value="-0.270928837499997">
            <text:p>-0.270929</text:p>
          </table:table-cell>
          <table:table-cell table:formula="of:=[.F115]-[.F$1]/400" office:value-type="float" office:value="0">
            <text:p>0.000000</text:p>
          </table:table-cell>
          <table:table-cell table:formula="of:=[.G115]-[.G$1]/400" office:value-type="float" office:value="0">
            <text:p>0.000000</text:p>
          </table:table-cell>
          <table:table-cell table:formula="of:=[.H115]-[.H$1]/400" office:value-type="float" office:value="0">
            <text:p>0.000000</text:p>
          </table:table-cell>
          <table:table-cell table:formula="of:=[.I115]-[.I$1]/400" office:value-type="float" office:value="-0.270928837499997">
            <text:p>-0.270929</text:p>
          </table:table-cell>
          <table:table-cell table:formula="of:=[.J115]-[.J$1]/400" office:value-type="float" office:value="0.541857674999995">
            <text:p>0.541858</text:p>
          </table:table-cell>
          <table:table-cell table:formula="of:=[.K115]-[.K$1]/400" office:value-type="float" office:value="-0.270928837499997">
            <text:p>-0.270929</text:p>
          </table:table-cell>
          <table:table-cell table:formula="of:=[.L115]-[.L$1]/400" office:value-type="float" office:value="0">
            <text:p>0.000000</text:p>
          </table:table-cell>
          <table:table-cell table:formula="of:=[.M115]-[.M$1]/400" office:value-type="float" office:value="0.1243547625">
            <text:p>0.124355</text:p>
          </table:table-cell>
          <table:table-cell table:formula="of:=[.N115]-[.N$1]/400" office:value-type="float" office:value="-0.1243547625">
            <text:p>-0.124355</text:p>
          </table:table-cell>
          <table:table-cell table:formula="of:=[.O115]-[.O$1]/400" office:value-type="float" office:value="0">
            <text:p>0.000000</text:p>
          </table:table-cell>
          <table:table-cell table:formula="of:=[.P115]-[.P$1]/400" office:value-type="float" office:value="-0.373064287499998">
            <text:p>-0.373064</text:p>
          </table:table-cell>
          <table:table-cell table:formula="of:=[.Q115]-[.Q$1]/400" office:value-type="float" office:value="0">
            <text:p>0.000000</text:p>
          </table:table-cell>
          <table:table-cell table:formula="of:=[.R115]-[.R$1]/400" office:value-type="float" office:value="0">
            <text:p>0.000000</text:p>
          </table:table-cell>
          <table:table-cell table:formula="of:=[.S115]-[.S$1]/400" office:value-type="float" office:value="0">
            <text:p>0.000000</text:p>
          </table:table-cell>
          <table:table-cell table:formula="of:=[.T115]-[.T$1]/400" office:value-type="float" office:value="0.1243547625">
            <text:p>0.124355</text:p>
          </table:table-cell>
          <table:table-cell table:formula="of:=[.U115]-[.U$1]/400" office:value-type="float" office:value="0.1243547625">
            <text:p>0.124355</text:p>
          </table:table-cell>
          <table:table-cell table:formula="of:=[.V115]-[.V$1]/400" office:value-type="float" office:value="0">
            <text:p>0.000000</text:p>
          </table:table-cell>
          <table:table-cell table:formula="of:=[.W115]-[.W$1]/400" office:value-type="float" office:value="-0.373064287499998">
            <text:p>-0.373064</text:p>
          </table:table-cell>
          <table:table-cell table:formula="of:=[.X115]-[.X$1]/400" office:value-type="float" office:value="0">
            <text:p>0.000000</text:p>
          </table:table-cell>
          <table:table-cell table:formula="of:=[.Y115]-[.Y$1]/400" office:value-type="float" office:value="0">
            <text:p>0.000000</text:p>
          </table:table-cell>
          <table:table-cell table:formula="of:=[.Z115]-[.Z$1]/400" office:value-type="float" office:value="0">
            <text:p>0.000000</text:p>
          </table:table-cell>
          <table:table-cell table:formula="of:=[.AA115]-[.AA$1]/400" office:value-type="float" office:value="0">
            <text:p>0.000000</text:p>
          </table:table-cell>
          <table:table-cell table:formula="of:=[.AB115]-[.AB$1]/400" office:value-type="float" office:value="0">
            <text:p>0.000000</text:p>
          </table:table-cell>
          <table:table-cell table:formula="of:=[.AC115]-[.AC$1]/400" office:value-type="float" office:value="0">
            <text:p>0.000000</text:p>
          </table:table-cell>
          <table:table-cell table:formula="of:=[.AD115]-[.AD$1]/400" office:value-type="float" office:value="0">
            <text:p>0.000000</text:p>
          </table:table-cell>
        </table:table-row>
        <table:table-row table:style-name="ro1">
          <table:table-cell table:formula="of:=[.A116]-[.A$1]/400" office:value-type="float" office:value="0">
            <text:p>0.000000</text:p>
          </table:table-cell>
          <table:table-cell table:formula="of:=[.B116]-[.B$1]/400" office:value-type="float" office:value="0">
            <text:p>0.000000</text:p>
          </table:table-cell>
          <table:table-cell table:formula="of:=[.C116]-[.C$1]/400" office:value-type="float" office:value="-0.269978209999997">
            <text:p>-0.269978</text:p>
          </table:table-cell>
          <table:table-cell table:formula="of:=[.D116]-[.D$1]/400" office:value-type="float" office:value="0.539956419999995">
            <text:p>0.539956</text:p>
          </table:table-cell>
          <table:table-cell table:formula="of:=[.E116]-[.E$1]/400" office:value-type="float" office:value="-0.269978209999997">
            <text:p>-0.269978</text:p>
          </table:table-cell>
          <table:table-cell table:formula="of:=[.F116]-[.F$1]/400" office:value-type="float" office:value="0">
            <text:p>0.000000</text:p>
          </table:table-cell>
          <table:table-cell table:formula="of:=[.G116]-[.G$1]/400" office:value-type="float" office:value="0">
            <text:p>0.000000</text:p>
          </table:table-cell>
          <table:table-cell table:formula="of:=[.H116]-[.H$1]/400" office:value-type="float" office:value="0">
            <text:p>0.000000</text:p>
          </table:table-cell>
          <table:table-cell table:formula="of:=[.I116]-[.I$1]/400" office:value-type="float" office:value="-0.269978209999997">
            <text:p>-0.269978</text:p>
          </table:table-cell>
          <table:table-cell table:formula="of:=[.J116]-[.J$1]/400" office:value-type="float" office:value="0.539956419999995">
            <text:p>0.539956</text:p>
          </table:table-cell>
          <table:table-cell table:formula="of:=[.K116]-[.K$1]/400" office:value-type="float" office:value="-0.269978209999997">
            <text:p>-0.269978</text:p>
          </table:table-cell>
          <table:table-cell table:formula="of:=[.L116]-[.L$1]/400" office:value-type="float" office:value="0">
            <text:p>0.000000</text:p>
          </table:table-cell>
          <table:table-cell table:formula="of:=[.M116]-[.M$1]/400" office:value-type="float" office:value="0.12391843">
            <text:p>0.123918</text:p>
          </table:table-cell>
          <table:table-cell table:formula="of:=[.N116]-[.N$1]/400" office:value-type="float" office:value="-0.12391843">
            <text:p>-0.123918</text:p>
          </table:table-cell>
          <table:table-cell table:formula="of:=[.O116]-[.O$1]/400" office:value-type="float" office:value="0">
            <text:p>0.000000</text:p>
          </table:table-cell>
          <table:table-cell table:formula="of:=[.P116]-[.P$1]/400" office:value-type="float" office:value="-0.371755289999998">
            <text:p>-0.371755</text:p>
          </table:table-cell>
          <table:table-cell table:formula="of:=[.Q116]-[.Q$1]/400" office:value-type="float" office:value="0">
            <text:p>0.000000</text:p>
          </table:table-cell>
          <table:table-cell table:formula="of:=[.R116]-[.R$1]/400" office:value-type="float" office:value="0">
            <text:p>0.000000</text:p>
          </table:table-cell>
          <table:table-cell table:formula="of:=[.S116]-[.S$1]/400" office:value-type="float" office:value="0">
            <text:p>0.000000</text:p>
          </table:table-cell>
          <table:table-cell table:formula="of:=[.T116]-[.T$1]/400" office:value-type="float" office:value="0.12391843">
            <text:p>0.123918</text:p>
          </table:table-cell>
          <table:table-cell table:formula="of:=[.U116]-[.U$1]/400" office:value-type="float" office:value="0.12391843">
            <text:p>0.123918</text:p>
          </table:table-cell>
          <table:table-cell table:formula="of:=[.V116]-[.V$1]/400" office:value-type="float" office:value="0">
            <text:p>0.000000</text:p>
          </table:table-cell>
          <table:table-cell table:formula="of:=[.W116]-[.W$1]/400" office:value-type="float" office:value="-0.371755289999998">
            <text:p>-0.371755</text:p>
          </table:table-cell>
          <table:table-cell table:formula="of:=[.X116]-[.X$1]/400" office:value-type="float" office:value="0">
            <text:p>0.000000</text:p>
          </table:table-cell>
          <table:table-cell table:formula="of:=[.Y116]-[.Y$1]/400" office:value-type="float" office:value="0">
            <text:p>0.000000</text:p>
          </table:table-cell>
          <table:table-cell table:formula="of:=[.Z116]-[.Z$1]/400" office:value-type="float" office:value="0">
            <text:p>0.000000</text:p>
          </table:table-cell>
          <table:table-cell table:formula="of:=[.AA116]-[.AA$1]/400" office:value-type="float" office:value="0">
            <text:p>0.000000</text:p>
          </table:table-cell>
          <table:table-cell table:formula="of:=[.AB116]-[.AB$1]/400" office:value-type="float" office:value="0">
            <text:p>0.000000</text:p>
          </table:table-cell>
          <table:table-cell table:formula="of:=[.AC116]-[.AC$1]/400" office:value-type="float" office:value="0">
            <text:p>0.000000</text:p>
          </table:table-cell>
          <table:table-cell table:formula="of:=[.AD116]-[.AD$1]/400" office:value-type="float" office:value="0">
            <text:p>0.000000</text:p>
          </table:table-cell>
        </table:table-row>
        <table:table-row table:style-name="ro1">
          <table:table-cell table:formula="of:=[.A117]-[.A$1]/400" office:value-type="float" office:value="0">
            <text:p>0.000000</text:p>
          </table:table-cell>
          <table:table-cell table:formula="of:=[.B117]-[.B$1]/400" office:value-type="float" office:value="0">
            <text:p>0.000000</text:p>
          </table:table-cell>
          <table:table-cell table:formula="of:=[.C117]-[.C$1]/400" office:value-type="float" office:value="-0.269027582499997">
            <text:p>-0.269028</text:p>
          </table:table-cell>
          <table:table-cell table:formula="of:=[.D117]-[.D$1]/400" office:value-type="float" office:value="0.538055164999995">
            <text:p>0.538055</text:p>
          </table:table-cell>
          <table:table-cell table:formula="of:=[.E117]-[.E$1]/400" office:value-type="float" office:value="-0.269027582499997">
            <text:p>-0.269028</text:p>
          </table:table-cell>
          <table:table-cell table:formula="of:=[.F117]-[.F$1]/400" office:value-type="float" office:value="0">
            <text:p>0.000000</text:p>
          </table:table-cell>
          <table:table-cell table:formula="of:=[.G117]-[.G$1]/400" office:value-type="float" office:value="0">
            <text:p>0.000000</text:p>
          </table:table-cell>
          <table:table-cell table:formula="of:=[.H117]-[.H$1]/400" office:value-type="float" office:value="0">
            <text:p>0.000000</text:p>
          </table:table-cell>
          <table:table-cell table:formula="of:=[.I117]-[.I$1]/400" office:value-type="float" office:value="-0.269027582499997">
            <text:p>-0.269028</text:p>
          </table:table-cell>
          <table:table-cell table:formula="of:=[.J117]-[.J$1]/400" office:value-type="float" office:value="0.538055164999995">
            <text:p>0.538055</text:p>
          </table:table-cell>
          <table:table-cell table:formula="of:=[.K117]-[.K$1]/400" office:value-type="float" office:value="-0.269027582499997">
            <text:p>-0.269028</text:p>
          </table:table-cell>
          <table:table-cell table:formula="of:=[.L117]-[.L$1]/400" office:value-type="float" office:value="0">
            <text:p>0.000000</text:p>
          </table:table-cell>
          <table:table-cell table:formula="of:=[.M117]-[.M$1]/400" office:value-type="float" office:value="0.1234820975">
            <text:p>0.123482</text:p>
          </table:table-cell>
          <table:table-cell table:formula="of:=[.N117]-[.N$1]/400" office:value-type="float" office:value="-0.1234820975">
            <text:p>-0.123482</text:p>
          </table:table-cell>
          <table:table-cell table:formula="of:=[.O117]-[.O$1]/400" office:value-type="float" office:value="0">
            <text:p>0.000000</text:p>
          </table:table-cell>
          <table:table-cell table:formula="of:=[.P117]-[.P$1]/400" office:value-type="float" office:value="-0.370446292499998">
            <text:p>-0.370446</text:p>
          </table:table-cell>
          <table:table-cell table:formula="of:=[.Q117]-[.Q$1]/400" office:value-type="float" office:value="0">
            <text:p>0.000000</text:p>
          </table:table-cell>
          <table:table-cell table:formula="of:=[.R117]-[.R$1]/400" office:value-type="float" office:value="0">
            <text:p>0.000000</text:p>
          </table:table-cell>
          <table:table-cell table:formula="of:=[.S117]-[.S$1]/400" office:value-type="float" office:value="0">
            <text:p>0.000000</text:p>
          </table:table-cell>
          <table:table-cell table:formula="of:=[.T117]-[.T$1]/400" office:value-type="float" office:value="0.1234820975">
            <text:p>0.123482</text:p>
          </table:table-cell>
          <table:table-cell table:formula="of:=[.U117]-[.U$1]/400" office:value-type="float" office:value="0.1234820975">
            <text:p>0.123482</text:p>
          </table:table-cell>
          <table:table-cell table:formula="of:=[.V117]-[.V$1]/400" office:value-type="float" office:value="0">
            <text:p>0.000000</text:p>
          </table:table-cell>
          <table:table-cell table:formula="of:=[.W117]-[.W$1]/400" office:value-type="float" office:value="-0.370446292499998">
            <text:p>-0.370446</text:p>
          </table:table-cell>
          <table:table-cell table:formula="of:=[.X117]-[.X$1]/400" office:value-type="float" office:value="0">
            <text:p>0.000000</text:p>
          </table:table-cell>
          <table:table-cell table:formula="of:=[.Y117]-[.Y$1]/400" office:value-type="float" office:value="0">
            <text:p>0.000000</text:p>
          </table:table-cell>
          <table:table-cell table:formula="of:=[.Z117]-[.Z$1]/400" office:value-type="float" office:value="0">
            <text:p>0.000000</text:p>
          </table:table-cell>
          <table:table-cell table:formula="of:=[.AA117]-[.AA$1]/400" office:value-type="float" office:value="0">
            <text:p>0.000000</text:p>
          </table:table-cell>
          <table:table-cell table:formula="of:=[.AB117]-[.AB$1]/400" office:value-type="float" office:value="0">
            <text:p>0.000000</text:p>
          </table:table-cell>
          <table:table-cell table:formula="of:=[.AC117]-[.AC$1]/400" office:value-type="float" office:value="0">
            <text:p>0.000000</text:p>
          </table:table-cell>
          <table:table-cell table:formula="of:=[.AD117]-[.AD$1]/400" office:value-type="float" office:value="0">
            <text:p>0.000000</text:p>
          </table:table-cell>
        </table:table-row>
        <table:table-row table:style-name="ro1">
          <table:table-cell table:formula="of:=[.A118]-[.A$1]/400" office:value-type="float" office:value="0">
            <text:p>0.000000</text:p>
          </table:table-cell>
          <table:table-cell table:formula="of:=[.B118]-[.B$1]/400" office:value-type="float" office:value="0">
            <text:p>0.000000</text:p>
          </table:table-cell>
          <table:table-cell table:formula="of:=[.C118]-[.C$1]/400" office:value-type="float" office:value="-0.268076954999997">
            <text:p>-0.268077</text:p>
          </table:table-cell>
          <table:table-cell table:formula="of:=[.D118]-[.D$1]/400" office:value-type="float" office:value="0.536153909999995">
            <text:p>0.536154</text:p>
          </table:table-cell>
          <table:table-cell table:formula="of:=[.E118]-[.E$1]/400" office:value-type="float" office:value="-0.268076954999997">
            <text:p>-0.268077</text:p>
          </table:table-cell>
          <table:table-cell table:formula="of:=[.F118]-[.F$1]/400" office:value-type="float" office:value="0">
            <text:p>0.000000</text:p>
          </table:table-cell>
          <table:table-cell table:formula="of:=[.G118]-[.G$1]/400" office:value-type="float" office:value="0">
            <text:p>0.000000</text:p>
          </table:table-cell>
          <table:table-cell table:formula="of:=[.H118]-[.H$1]/400" office:value-type="float" office:value="0">
            <text:p>0.000000</text:p>
          </table:table-cell>
          <table:table-cell table:formula="of:=[.I118]-[.I$1]/400" office:value-type="float" office:value="-0.268076954999997">
            <text:p>-0.268077</text:p>
          </table:table-cell>
          <table:table-cell table:formula="of:=[.J118]-[.J$1]/400" office:value-type="float" office:value="0.536153909999995">
            <text:p>0.536154</text:p>
          </table:table-cell>
          <table:table-cell table:formula="of:=[.K118]-[.K$1]/400" office:value-type="float" office:value="-0.268076954999997">
            <text:p>-0.268077</text:p>
          </table:table-cell>
          <table:table-cell table:formula="of:=[.L118]-[.L$1]/400" office:value-type="float" office:value="0">
            <text:p>0.000000</text:p>
          </table:table-cell>
          <table:table-cell table:formula="of:=[.M118]-[.M$1]/400" office:value-type="float" office:value="0.123045765">
            <text:p>0.123046</text:p>
          </table:table-cell>
          <table:table-cell table:formula="of:=[.N118]-[.N$1]/400" office:value-type="float" office:value="-0.123045765">
            <text:p>-0.123046</text:p>
          </table:table-cell>
          <table:table-cell table:formula="of:=[.O118]-[.O$1]/400" office:value-type="float" office:value="0">
            <text:p>0.000000</text:p>
          </table:table-cell>
          <table:table-cell table:formula="of:=[.P118]-[.P$1]/400" office:value-type="float" office:value="-0.369137294999998">
            <text:p>-0.369137</text:p>
          </table:table-cell>
          <table:table-cell table:formula="of:=[.Q118]-[.Q$1]/400" office:value-type="float" office:value="0">
            <text:p>0.000000</text:p>
          </table:table-cell>
          <table:table-cell table:formula="of:=[.R118]-[.R$1]/400" office:value-type="float" office:value="0">
            <text:p>0.000000</text:p>
          </table:table-cell>
          <table:table-cell table:formula="of:=[.S118]-[.S$1]/400" office:value-type="float" office:value="0">
            <text:p>0.000000</text:p>
          </table:table-cell>
          <table:table-cell table:formula="of:=[.T118]-[.T$1]/400" office:value-type="float" office:value="0.123045765">
            <text:p>0.123046</text:p>
          </table:table-cell>
          <table:table-cell table:formula="of:=[.U118]-[.U$1]/400" office:value-type="float" office:value="0.123045765">
            <text:p>0.123046</text:p>
          </table:table-cell>
          <table:table-cell table:formula="of:=[.V118]-[.V$1]/400" office:value-type="float" office:value="0">
            <text:p>0.000000</text:p>
          </table:table-cell>
          <table:table-cell table:formula="of:=[.W118]-[.W$1]/400" office:value-type="float" office:value="-0.369137294999998">
            <text:p>-0.369137</text:p>
          </table:table-cell>
          <table:table-cell table:formula="of:=[.X118]-[.X$1]/400" office:value-type="float" office:value="0">
            <text:p>0.000000</text:p>
          </table:table-cell>
          <table:table-cell table:formula="of:=[.Y118]-[.Y$1]/400" office:value-type="float" office:value="0">
            <text:p>0.000000</text:p>
          </table:table-cell>
          <table:table-cell table:formula="of:=[.Z118]-[.Z$1]/400" office:value-type="float" office:value="0">
            <text:p>0.000000</text:p>
          </table:table-cell>
          <table:table-cell table:formula="of:=[.AA118]-[.AA$1]/400" office:value-type="float" office:value="0">
            <text:p>0.000000</text:p>
          </table:table-cell>
          <table:table-cell table:formula="of:=[.AB118]-[.AB$1]/400" office:value-type="float" office:value="0">
            <text:p>0.000000</text:p>
          </table:table-cell>
          <table:table-cell table:formula="of:=[.AC118]-[.AC$1]/400" office:value-type="float" office:value="0">
            <text:p>0.000000</text:p>
          </table:table-cell>
          <table:table-cell table:formula="of:=[.AD118]-[.AD$1]/400" office:value-type="float" office:value="0">
            <text:p>0.000000</text:p>
          </table:table-cell>
        </table:table-row>
        <table:table-row table:style-name="ro1">
          <table:table-cell table:formula="of:=[.A119]-[.A$1]/400" office:value-type="float" office:value="0">
            <text:p>0.000000</text:p>
          </table:table-cell>
          <table:table-cell table:formula="of:=[.B119]-[.B$1]/400" office:value-type="float" office:value="0">
            <text:p>0.000000</text:p>
          </table:table-cell>
          <table:table-cell table:formula="of:=[.C119]-[.C$1]/400" office:value-type="float" office:value="-0.267126327499997">
            <text:p>-0.267126</text:p>
          </table:table-cell>
          <table:table-cell table:formula="of:=[.D119]-[.D$1]/400" office:value-type="float" office:value="0.534252654999994">
            <text:p>0.534253</text:p>
          </table:table-cell>
          <table:table-cell table:formula="of:=[.E119]-[.E$1]/400" office:value-type="float" office:value="-0.267126327499997">
            <text:p>-0.267126</text:p>
          </table:table-cell>
          <table:table-cell table:formula="of:=[.F119]-[.F$1]/400" office:value-type="float" office:value="0">
            <text:p>0.000000</text:p>
          </table:table-cell>
          <table:table-cell table:formula="of:=[.G119]-[.G$1]/400" office:value-type="float" office:value="0">
            <text:p>0.000000</text:p>
          </table:table-cell>
          <table:table-cell table:formula="of:=[.H119]-[.H$1]/400" office:value-type="float" office:value="0">
            <text:p>0.000000</text:p>
          </table:table-cell>
          <table:table-cell table:formula="of:=[.I119]-[.I$1]/400" office:value-type="float" office:value="-0.267126327499997">
            <text:p>-0.267126</text:p>
          </table:table-cell>
          <table:table-cell table:formula="of:=[.J119]-[.J$1]/400" office:value-type="float" office:value="0.534252654999994">
            <text:p>0.534253</text:p>
          </table:table-cell>
          <table:table-cell table:formula="of:=[.K119]-[.K$1]/400" office:value-type="float" office:value="-0.267126327499997">
            <text:p>-0.267126</text:p>
          </table:table-cell>
          <table:table-cell table:formula="of:=[.L119]-[.L$1]/400" office:value-type="float" office:value="0">
            <text:p>0.000000</text:p>
          </table:table-cell>
          <table:table-cell table:formula="of:=[.M119]-[.M$1]/400" office:value-type="float" office:value="0.1226094325">
            <text:p>0.122609</text:p>
          </table:table-cell>
          <table:table-cell table:formula="of:=[.N119]-[.N$1]/400" office:value-type="float" office:value="-0.1226094325">
            <text:p>-0.122609</text:p>
          </table:table-cell>
          <table:table-cell table:formula="of:=[.O119]-[.O$1]/400" office:value-type="float" office:value="0">
            <text:p>0.000000</text:p>
          </table:table-cell>
          <table:table-cell table:formula="of:=[.P119]-[.P$1]/400" office:value-type="float" office:value="-0.367828297499998">
            <text:p>-0.367828</text:p>
          </table:table-cell>
          <table:table-cell table:formula="of:=[.Q119]-[.Q$1]/400" office:value-type="float" office:value="0">
            <text:p>0.000000</text:p>
          </table:table-cell>
          <table:table-cell table:formula="of:=[.R119]-[.R$1]/400" office:value-type="float" office:value="0">
            <text:p>0.000000</text:p>
          </table:table-cell>
          <table:table-cell table:formula="of:=[.S119]-[.S$1]/400" office:value-type="float" office:value="0">
            <text:p>0.000000</text:p>
          </table:table-cell>
          <table:table-cell table:formula="of:=[.T119]-[.T$1]/400" office:value-type="float" office:value="0.1226094325">
            <text:p>0.122609</text:p>
          </table:table-cell>
          <table:table-cell table:formula="of:=[.U119]-[.U$1]/400" office:value-type="float" office:value="0.1226094325">
            <text:p>0.122609</text:p>
          </table:table-cell>
          <table:table-cell table:formula="of:=[.V119]-[.V$1]/400" office:value-type="float" office:value="0">
            <text:p>0.000000</text:p>
          </table:table-cell>
          <table:table-cell table:formula="of:=[.W119]-[.W$1]/400" office:value-type="float" office:value="-0.367828297499998">
            <text:p>-0.367828</text:p>
          </table:table-cell>
          <table:table-cell table:formula="of:=[.X119]-[.X$1]/400" office:value-type="float" office:value="0">
            <text:p>0.000000</text:p>
          </table:table-cell>
          <table:table-cell table:formula="of:=[.Y119]-[.Y$1]/400" office:value-type="float" office:value="0">
            <text:p>0.000000</text:p>
          </table:table-cell>
          <table:table-cell table:formula="of:=[.Z119]-[.Z$1]/400" office:value-type="float" office:value="0">
            <text:p>0.000000</text:p>
          </table:table-cell>
          <table:table-cell table:formula="of:=[.AA119]-[.AA$1]/400" office:value-type="float" office:value="0">
            <text:p>0.000000</text:p>
          </table:table-cell>
          <table:table-cell table:formula="of:=[.AB119]-[.AB$1]/400" office:value-type="float" office:value="0">
            <text:p>0.000000</text:p>
          </table:table-cell>
          <table:table-cell table:formula="of:=[.AC119]-[.AC$1]/400" office:value-type="float" office:value="0">
            <text:p>0.000000</text:p>
          </table:table-cell>
          <table:table-cell table:formula="of:=[.AD119]-[.AD$1]/400" office:value-type="float" office:value="0">
            <text:p>0.000000</text:p>
          </table:table-cell>
        </table:table-row>
        <table:table-row table:style-name="ro1">
          <table:table-cell table:formula="of:=[.A120]-[.A$1]/400" office:value-type="float" office:value="0">
            <text:p>0.000000</text:p>
          </table:table-cell>
          <table:table-cell table:formula="of:=[.B120]-[.B$1]/400" office:value-type="float" office:value="0">
            <text:p>0.000000</text:p>
          </table:table-cell>
          <table:table-cell table:formula="of:=[.C120]-[.C$1]/400" office:value-type="float" office:value="-0.266175699999997">
            <text:p>-0.266176</text:p>
          </table:table-cell>
          <table:table-cell table:formula="of:=[.D120]-[.D$1]/400" office:value-type="float" office:value="0.532351399999994">
            <text:p>0.532351</text:p>
          </table:table-cell>
          <table:table-cell table:formula="of:=[.E120]-[.E$1]/400" office:value-type="float" office:value="-0.266175699999997">
            <text:p>-0.266176</text:p>
          </table:table-cell>
          <table:table-cell table:formula="of:=[.F120]-[.F$1]/400" office:value-type="float" office:value="0">
            <text:p>0.000000</text:p>
          </table:table-cell>
          <table:table-cell table:formula="of:=[.G120]-[.G$1]/400" office:value-type="float" office:value="0">
            <text:p>0.000000</text:p>
          </table:table-cell>
          <table:table-cell table:formula="of:=[.H120]-[.H$1]/400" office:value-type="float" office:value="0">
            <text:p>0.000000</text:p>
          </table:table-cell>
          <table:table-cell table:formula="of:=[.I120]-[.I$1]/400" office:value-type="float" office:value="-0.266175699999997">
            <text:p>-0.266176</text:p>
          </table:table-cell>
          <table:table-cell table:formula="of:=[.J120]-[.J$1]/400" office:value-type="float" office:value="0.532351399999994">
            <text:p>0.532351</text:p>
          </table:table-cell>
          <table:table-cell table:formula="of:=[.K120]-[.K$1]/400" office:value-type="float" office:value="-0.266175699999997">
            <text:p>-0.266176</text:p>
          </table:table-cell>
          <table:table-cell table:formula="of:=[.L120]-[.L$1]/400" office:value-type="float" office:value="0">
            <text:p>0.000000</text:p>
          </table:table-cell>
          <table:table-cell table:formula="of:=[.M120]-[.M$1]/400" office:value-type="float" office:value="0.1221731">
            <text:p>0.122173</text:p>
          </table:table-cell>
          <table:table-cell table:formula="of:=[.N120]-[.N$1]/400" office:value-type="float" office:value="-0.1221731">
            <text:p>-0.122173</text:p>
          </table:table-cell>
          <table:table-cell table:formula="of:=[.O120]-[.O$1]/400" office:value-type="float" office:value="0">
            <text:p>0.000000</text:p>
          </table:table-cell>
          <table:table-cell table:formula="of:=[.P120]-[.P$1]/400" office:value-type="float" office:value="-0.366519299999998">
            <text:p>-0.366519</text:p>
          </table:table-cell>
          <table:table-cell table:formula="of:=[.Q120]-[.Q$1]/400" office:value-type="float" office:value="0">
            <text:p>0.000000</text:p>
          </table:table-cell>
          <table:table-cell table:formula="of:=[.R120]-[.R$1]/400" office:value-type="float" office:value="0">
            <text:p>0.000000</text:p>
          </table:table-cell>
          <table:table-cell table:formula="of:=[.S120]-[.S$1]/400" office:value-type="float" office:value="0">
            <text:p>0.000000</text:p>
          </table:table-cell>
          <table:table-cell table:formula="of:=[.T120]-[.T$1]/400" office:value-type="float" office:value="0.1221731">
            <text:p>0.122173</text:p>
          </table:table-cell>
          <table:table-cell table:formula="of:=[.U120]-[.U$1]/400" office:value-type="float" office:value="0.1221731">
            <text:p>0.122173</text:p>
          </table:table-cell>
          <table:table-cell table:formula="of:=[.V120]-[.V$1]/400" office:value-type="float" office:value="0">
            <text:p>0.000000</text:p>
          </table:table-cell>
          <table:table-cell table:formula="of:=[.W120]-[.W$1]/400" office:value-type="float" office:value="-0.366519299999998">
            <text:p>-0.366519</text:p>
          </table:table-cell>
          <table:table-cell table:formula="of:=[.X120]-[.X$1]/400" office:value-type="float" office:value="0">
            <text:p>0.000000</text:p>
          </table:table-cell>
          <table:table-cell table:formula="of:=[.Y120]-[.Y$1]/400" office:value-type="float" office:value="0">
            <text:p>0.000000</text:p>
          </table:table-cell>
          <table:table-cell table:formula="of:=[.Z120]-[.Z$1]/400" office:value-type="float" office:value="0">
            <text:p>0.000000</text:p>
          </table:table-cell>
          <table:table-cell table:formula="of:=[.AA120]-[.AA$1]/400" office:value-type="float" office:value="0">
            <text:p>0.000000</text:p>
          </table:table-cell>
          <table:table-cell table:formula="of:=[.AB120]-[.AB$1]/400" office:value-type="float" office:value="0">
            <text:p>0.000000</text:p>
          </table:table-cell>
          <table:table-cell table:formula="of:=[.AC120]-[.AC$1]/400" office:value-type="float" office:value="0">
            <text:p>0.000000</text:p>
          </table:table-cell>
          <table:table-cell table:formula="of:=[.AD120]-[.AD$1]/400" office:value-type="float" office:value="0">
            <text:p>0.000000</text:p>
          </table:table-cell>
        </table:table-row>
        <table:table-row table:style-name="ro1">
          <table:table-cell table:formula="of:=[.A121]-[.A$1]/400" office:value-type="float" office:value="0">
            <text:p>0.000000</text:p>
          </table:table-cell>
          <table:table-cell table:formula="of:=[.B121]-[.B$1]/400" office:value-type="float" office:value="0">
            <text:p>0.000000</text:p>
          </table:table-cell>
          <table:table-cell table:formula="of:=[.C121]-[.C$1]/400" office:value-type="float" office:value="-0.265225072499997">
            <text:p>-0.265225</text:p>
          </table:table-cell>
          <table:table-cell table:formula="of:=[.D121]-[.D$1]/400" office:value-type="float" office:value="0.530450144999994">
            <text:p>0.530450</text:p>
          </table:table-cell>
          <table:table-cell table:formula="of:=[.E121]-[.E$1]/400" office:value-type="float" office:value="-0.265225072499997">
            <text:p>-0.265225</text:p>
          </table:table-cell>
          <table:table-cell table:formula="of:=[.F121]-[.F$1]/400" office:value-type="float" office:value="0">
            <text:p>0.000000</text:p>
          </table:table-cell>
          <table:table-cell table:formula="of:=[.G121]-[.G$1]/400" office:value-type="float" office:value="0">
            <text:p>0.000000</text:p>
          </table:table-cell>
          <table:table-cell table:formula="of:=[.H121]-[.H$1]/400" office:value-type="float" office:value="0">
            <text:p>0.000000</text:p>
          </table:table-cell>
          <table:table-cell table:formula="of:=[.I121]-[.I$1]/400" office:value-type="float" office:value="-0.265225072499997">
            <text:p>-0.265225</text:p>
          </table:table-cell>
          <table:table-cell table:formula="of:=[.J121]-[.J$1]/400" office:value-type="float" office:value="0.530450144999994">
            <text:p>0.530450</text:p>
          </table:table-cell>
          <table:table-cell table:formula="of:=[.K121]-[.K$1]/400" office:value-type="float" office:value="-0.265225072499997">
            <text:p>-0.265225</text:p>
          </table:table-cell>
          <table:table-cell table:formula="of:=[.L121]-[.L$1]/400" office:value-type="float" office:value="0">
            <text:p>0.000000</text:p>
          </table:table-cell>
          <table:table-cell table:formula="of:=[.M121]-[.M$1]/400" office:value-type="float" office:value="0.1217367675">
            <text:p>0.121737</text:p>
          </table:table-cell>
          <table:table-cell table:formula="of:=[.N121]-[.N$1]/400" office:value-type="float" office:value="-0.1217367675">
            <text:p>-0.121737</text:p>
          </table:table-cell>
          <table:table-cell table:formula="of:=[.O121]-[.O$1]/400" office:value-type="float" office:value="0">
            <text:p>0.000000</text:p>
          </table:table-cell>
          <table:table-cell table:formula="of:=[.P121]-[.P$1]/400" office:value-type="float" office:value="-0.365210302499998">
            <text:p>-0.365210</text:p>
          </table:table-cell>
          <table:table-cell table:formula="of:=[.Q121]-[.Q$1]/400" office:value-type="float" office:value="0">
            <text:p>0.000000</text:p>
          </table:table-cell>
          <table:table-cell table:formula="of:=[.R121]-[.R$1]/400" office:value-type="float" office:value="0">
            <text:p>0.000000</text:p>
          </table:table-cell>
          <table:table-cell table:formula="of:=[.S121]-[.S$1]/400" office:value-type="float" office:value="0">
            <text:p>0.000000</text:p>
          </table:table-cell>
          <table:table-cell table:formula="of:=[.T121]-[.T$1]/400" office:value-type="float" office:value="0.1217367675">
            <text:p>0.121737</text:p>
          </table:table-cell>
          <table:table-cell table:formula="of:=[.U121]-[.U$1]/400" office:value-type="float" office:value="0.1217367675">
            <text:p>0.121737</text:p>
          </table:table-cell>
          <table:table-cell table:formula="of:=[.V121]-[.V$1]/400" office:value-type="float" office:value="0">
            <text:p>0.000000</text:p>
          </table:table-cell>
          <table:table-cell table:formula="of:=[.W121]-[.W$1]/400" office:value-type="float" office:value="-0.365210302499998">
            <text:p>-0.365210</text:p>
          </table:table-cell>
          <table:table-cell table:formula="of:=[.X121]-[.X$1]/400" office:value-type="float" office:value="0">
            <text:p>0.000000</text:p>
          </table:table-cell>
          <table:table-cell table:formula="of:=[.Y121]-[.Y$1]/400" office:value-type="float" office:value="0">
            <text:p>0.000000</text:p>
          </table:table-cell>
          <table:table-cell table:formula="of:=[.Z121]-[.Z$1]/400" office:value-type="float" office:value="0">
            <text:p>0.000000</text:p>
          </table:table-cell>
          <table:table-cell table:formula="of:=[.AA121]-[.AA$1]/400" office:value-type="float" office:value="0">
            <text:p>0.000000</text:p>
          </table:table-cell>
          <table:table-cell table:formula="of:=[.AB121]-[.AB$1]/400" office:value-type="float" office:value="0">
            <text:p>0.000000</text:p>
          </table:table-cell>
          <table:table-cell table:formula="of:=[.AC121]-[.AC$1]/400" office:value-type="float" office:value="0">
            <text:p>0.000000</text:p>
          </table:table-cell>
          <table:table-cell table:formula="of:=[.AD121]-[.AD$1]/400" office:value-type="float" office:value="0">
            <text:p>0.000000</text:p>
          </table:table-cell>
        </table:table-row>
        <table:table-row table:style-name="ro1">
          <table:table-cell table:formula="of:=[.A122]-[.A$1]/400" office:value-type="float" office:value="0">
            <text:p>0.000000</text:p>
          </table:table-cell>
          <table:table-cell table:formula="of:=[.B122]-[.B$1]/400" office:value-type="float" office:value="0">
            <text:p>0.000000</text:p>
          </table:table-cell>
          <table:table-cell table:formula="of:=[.C122]-[.C$1]/400" office:value-type="float" office:value="-0.264274444999997">
            <text:p>-0.264274</text:p>
          </table:table-cell>
          <table:table-cell table:formula="of:=[.D122]-[.D$1]/400" office:value-type="float" office:value="0.528548889999994">
            <text:p>0.528549</text:p>
          </table:table-cell>
          <table:table-cell table:formula="of:=[.E122]-[.E$1]/400" office:value-type="float" office:value="-0.264274444999997">
            <text:p>-0.264274</text:p>
          </table:table-cell>
          <table:table-cell table:formula="of:=[.F122]-[.F$1]/400" office:value-type="float" office:value="0">
            <text:p>0.000000</text:p>
          </table:table-cell>
          <table:table-cell table:formula="of:=[.G122]-[.G$1]/400" office:value-type="float" office:value="0">
            <text:p>0.000000</text:p>
          </table:table-cell>
          <table:table-cell table:formula="of:=[.H122]-[.H$1]/400" office:value-type="float" office:value="0">
            <text:p>0.000000</text:p>
          </table:table-cell>
          <table:table-cell table:formula="of:=[.I122]-[.I$1]/400" office:value-type="float" office:value="-0.264274444999997">
            <text:p>-0.264274</text:p>
          </table:table-cell>
          <table:table-cell table:formula="of:=[.J122]-[.J$1]/400" office:value-type="float" office:value="0.528548889999994">
            <text:p>0.528549</text:p>
          </table:table-cell>
          <table:table-cell table:formula="of:=[.K122]-[.K$1]/400" office:value-type="float" office:value="-0.264274444999997">
            <text:p>-0.264274</text:p>
          </table:table-cell>
          <table:table-cell table:formula="of:=[.L122]-[.L$1]/400" office:value-type="float" office:value="0">
            <text:p>0.000000</text:p>
          </table:table-cell>
          <table:table-cell table:formula="of:=[.M122]-[.M$1]/400" office:value-type="float" office:value="0.121300435">
            <text:p>0.121300</text:p>
          </table:table-cell>
          <table:table-cell table:formula="of:=[.N122]-[.N$1]/400" office:value-type="float" office:value="-0.121300435">
            <text:p>-0.121300</text:p>
          </table:table-cell>
          <table:table-cell table:formula="of:=[.O122]-[.O$1]/400" office:value-type="float" office:value="0">
            <text:p>0.000000</text:p>
          </table:table-cell>
          <table:table-cell table:formula="of:=[.P122]-[.P$1]/400" office:value-type="float" office:value="-0.363901304999997">
            <text:p>-0.363901</text:p>
          </table:table-cell>
          <table:table-cell table:formula="of:=[.Q122]-[.Q$1]/400" office:value-type="float" office:value="0">
            <text:p>0.000000</text:p>
          </table:table-cell>
          <table:table-cell table:formula="of:=[.R122]-[.R$1]/400" office:value-type="float" office:value="0">
            <text:p>0.000000</text:p>
          </table:table-cell>
          <table:table-cell table:formula="of:=[.S122]-[.S$1]/400" office:value-type="float" office:value="0">
            <text:p>0.000000</text:p>
          </table:table-cell>
          <table:table-cell table:formula="of:=[.T122]-[.T$1]/400" office:value-type="float" office:value="0.121300435">
            <text:p>0.121300</text:p>
          </table:table-cell>
          <table:table-cell table:formula="of:=[.U122]-[.U$1]/400" office:value-type="float" office:value="0.121300435">
            <text:p>0.121300</text:p>
          </table:table-cell>
          <table:table-cell table:formula="of:=[.V122]-[.V$1]/400" office:value-type="float" office:value="0">
            <text:p>0.000000</text:p>
          </table:table-cell>
          <table:table-cell table:formula="of:=[.W122]-[.W$1]/400" office:value-type="float" office:value="-0.363901304999997">
            <text:p>-0.363901</text:p>
          </table:table-cell>
          <table:table-cell table:formula="of:=[.X122]-[.X$1]/400" office:value-type="float" office:value="0">
            <text:p>0.000000</text:p>
          </table:table-cell>
          <table:table-cell table:formula="of:=[.Y122]-[.Y$1]/400" office:value-type="float" office:value="0">
            <text:p>0.000000</text:p>
          </table:table-cell>
          <table:table-cell table:formula="of:=[.Z122]-[.Z$1]/400" office:value-type="float" office:value="0">
            <text:p>0.000000</text:p>
          </table:table-cell>
          <table:table-cell table:formula="of:=[.AA122]-[.AA$1]/400" office:value-type="float" office:value="0">
            <text:p>0.000000</text:p>
          </table:table-cell>
          <table:table-cell table:formula="of:=[.AB122]-[.AB$1]/400" office:value-type="float" office:value="0">
            <text:p>0.000000</text:p>
          </table:table-cell>
          <table:table-cell table:formula="of:=[.AC122]-[.AC$1]/400" office:value-type="float" office:value="0">
            <text:p>0.000000</text:p>
          </table:table-cell>
          <table:table-cell table:formula="of:=[.AD122]-[.AD$1]/400" office:value-type="float" office:value="0">
            <text:p>0.000000</text:p>
          </table:table-cell>
        </table:table-row>
        <table:table-row table:style-name="ro1">
          <table:table-cell table:formula="of:=[.A123]-[.A$1]/400" office:value-type="float" office:value="0">
            <text:p>0.000000</text:p>
          </table:table-cell>
          <table:table-cell table:formula="of:=[.B123]-[.B$1]/400" office:value-type="float" office:value="0">
            <text:p>0.000000</text:p>
          </table:table-cell>
          <table:table-cell table:formula="of:=[.C123]-[.C$1]/400" office:value-type="float" office:value="-0.263323817499997">
            <text:p>-0.263324</text:p>
          </table:table-cell>
          <table:table-cell table:formula="of:=[.D123]-[.D$1]/400" office:value-type="float" office:value="0.526647634999994">
            <text:p>0.526648</text:p>
          </table:table-cell>
          <table:table-cell table:formula="of:=[.E123]-[.E$1]/400" office:value-type="float" office:value="-0.263323817499997">
            <text:p>-0.263324</text:p>
          </table:table-cell>
          <table:table-cell table:formula="of:=[.F123]-[.F$1]/400" office:value-type="float" office:value="0">
            <text:p>0.000000</text:p>
          </table:table-cell>
          <table:table-cell table:formula="of:=[.G123]-[.G$1]/400" office:value-type="float" office:value="0">
            <text:p>0.000000</text:p>
          </table:table-cell>
          <table:table-cell table:formula="of:=[.H123]-[.H$1]/400" office:value-type="float" office:value="0">
            <text:p>0.000000</text:p>
          </table:table-cell>
          <table:table-cell table:formula="of:=[.I123]-[.I$1]/400" office:value-type="float" office:value="-0.263323817499997">
            <text:p>-0.263324</text:p>
          </table:table-cell>
          <table:table-cell table:formula="of:=[.J123]-[.J$1]/400" office:value-type="float" office:value="0.526647634999994">
            <text:p>0.526648</text:p>
          </table:table-cell>
          <table:table-cell table:formula="of:=[.K123]-[.K$1]/400" office:value-type="float" office:value="-0.263323817499997">
            <text:p>-0.263324</text:p>
          </table:table-cell>
          <table:table-cell table:formula="of:=[.L123]-[.L$1]/400" office:value-type="float" office:value="0">
            <text:p>0.000000</text:p>
          </table:table-cell>
          <table:table-cell table:formula="of:=[.M123]-[.M$1]/400" office:value-type="float" office:value="0.1208641025">
            <text:p>0.120864</text:p>
          </table:table-cell>
          <table:table-cell table:formula="of:=[.N123]-[.N$1]/400" office:value-type="float" office:value="-0.1208641025">
            <text:p>-0.120864</text:p>
          </table:table-cell>
          <table:table-cell table:formula="of:=[.O123]-[.O$1]/400" office:value-type="float" office:value="0">
            <text:p>0.000000</text:p>
          </table:table-cell>
          <table:table-cell table:formula="of:=[.P123]-[.P$1]/400" office:value-type="float" office:value="-0.362592307499997">
            <text:p>-0.362592</text:p>
          </table:table-cell>
          <table:table-cell table:formula="of:=[.Q123]-[.Q$1]/400" office:value-type="float" office:value="0">
            <text:p>0.000000</text:p>
          </table:table-cell>
          <table:table-cell table:formula="of:=[.R123]-[.R$1]/400" office:value-type="float" office:value="0">
            <text:p>0.000000</text:p>
          </table:table-cell>
          <table:table-cell table:formula="of:=[.S123]-[.S$1]/400" office:value-type="float" office:value="0">
            <text:p>0.000000</text:p>
          </table:table-cell>
          <table:table-cell table:formula="of:=[.T123]-[.T$1]/400" office:value-type="float" office:value="0.1208641025">
            <text:p>0.120864</text:p>
          </table:table-cell>
          <table:table-cell table:formula="of:=[.U123]-[.U$1]/400" office:value-type="float" office:value="0.1208641025">
            <text:p>0.120864</text:p>
          </table:table-cell>
          <table:table-cell table:formula="of:=[.V123]-[.V$1]/400" office:value-type="float" office:value="0">
            <text:p>0.000000</text:p>
          </table:table-cell>
          <table:table-cell table:formula="of:=[.W123]-[.W$1]/400" office:value-type="float" office:value="-0.362592307499997">
            <text:p>-0.362592</text:p>
          </table:table-cell>
          <table:table-cell table:formula="of:=[.X123]-[.X$1]/400" office:value-type="float" office:value="0">
            <text:p>0.000000</text:p>
          </table:table-cell>
          <table:table-cell table:formula="of:=[.Y123]-[.Y$1]/400" office:value-type="float" office:value="0">
            <text:p>0.000000</text:p>
          </table:table-cell>
          <table:table-cell table:formula="of:=[.Z123]-[.Z$1]/400" office:value-type="float" office:value="0">
            <text:p>0.000000</text:p>
          </table:table-cell>
          <table:table-cell table:formula="of:=[.AA123]-[.AA$1]/400" office:value-type="float" office:value="0">
            <text:p>0.000000</text:p>
          </table:table-cell>
          <table:table-cell table:formula="of:=[.AB123]-[.AB$1]/400" office:value-type="float" office:value="0">
            <text:p>0.000000</text:p>
          </table:table-cell>
          <table:table-cell table:formula="of:=[.AC123]-[.AC$1]/400" office:value-type="float" office:value="0">
            <text:p>0.000000</text:p>
          </table:table-cell>
          <table:table-cell table:formula="of:=[.AD123]-[.AD$1]/400" office:value-type="float" office:value="0">
            <text:p>0.000000</text:p>
          </table:table-cell>
        </table:table-row>
        <table:table-row table:style-name="ro1">
          <table:table-cell table:formula="of:=[.A124]-[.A$1]/400" office:value-type="float" office:value="0">
            <text:p>0.000000</text:p>
          </table:table-cell>
          <table:table-cell table:formula="of:=[.B124]-[.B$1]/400" office:value-type="float" office:value="0">
            <text:p>0.000000</text:p>
          </table:table-cell>
          <table:table-cell table:formula="of:=[.C124]-[.C$1]/400" office:value-type="float" office:value="-0.262373189999997">
            <text:p>-0.262373</text:p>
          </table:table-cell>
          <table:table-cell table:formula="of:=[.D124]-[.D$1]/400" office:value-type="float" office:value="0.524746379999994">
            <text:p>0.524746</text:p>
          </table:table-cell>
          <table:table-cell table:formula="of:=[.E124]-[.E$1]/400" office:value-type="float" office:value="-0.262373189999997">
            <text:p>-0.262373</text:p>
          </table:table-cell>
          <table:table-cell table:formula="of:=[.F124]-[.F$1]/400" office:value-type="float" office:value="0">
            <text:p>0.000000</text:p>
          </table:table-cell>
          <table:table-cell table:formula="of:=[.G124]-[.G$1]/400" office:value-type="float" office:value="0">
            <text:p>0.000000</text:p>
          </table:table-cell>
          <table:table-cell table:formula="of:=[.H124]-[.H$1]/400" office:value-type="float" office:value="0">
            <text:p>0.000000</text:p>
          </table:table-cell>
          <table:table-cell table:formula="of:=[.I124]-[.I$1]/400" office:value-type="float" office:value="-0.262373189999997">
            <text:p>-0.262373</text:p>
          </table:table-cell>
          <table:table-cell table:formula="of:=[.J124]-[.J$1]/400" office:value-type="float" office:value="0.524746379999994">
            <text:p>0.524746</text:p>
          </table:table-cell>
          <table:table-cell table:formula="of:=[.K124]-[.K$1]/400" office:value-type="float" office:value="-0.262373189999997">
            <text:p>-0.262373</text:p>
          </table:table-cell>
          <table:table-cell table:formula="of:=[.L124]-[.L$1]/400" office:value-type="float" office:value="0">
            <text:p>0.000000</text:p>
          </table:table-cell>
          <table:table-cell table:formula="of:=[.M124]-[.M$1]/400" office:value-type="float" office:value="0.12042777">
            <text:p>0.120428</text:p>
          </table:table-cell>
          <table:table-cell table:formula="of:=[.N124]-[.N$1]/400" office:value-type="float" office:value="-0.12042777">
            <text:p>-0.120428</text:p>
          </table:table-cell>
          <table:table-cell table:formula="of:=[.O124]-[.O$1]/400" office:value-type="float" office:value="0">
            <text:p>0.000000</text:p>
          </table:table-cell>
          <table:table-cell table:formula="of:=[.P124]-[.P$1]/400" office:value-type="float" office:value="-0.361283309999997">
            <text:p>-0.361283</text:p>
          </table:table-cell>
          <table:table-cell table:formula="of:=[.Q124]-[.Q$1]/400" office:value-type="float" office:value="0">
            <text:p>0.000000</text:p>
          </table:table-cell>
          <table:table-cell table:formula="of:=[.R124]-[.R$1]/400" office:value-type="float" office:value="0">
            <text:p>0.000000</text:p>
          </table:table-cell>
          <table:table-cell table:formula="of:=[.S124]-[.S$1]/400" office:value-type="float" office:value="0">
            <text:p>0.000000</text:p>
          </table:table-cell>
          <table:table-cell table:formula="of:=[.T124]-[.T$1]/400" office:value-type="float" office:value="0.12042777">
            <text:p>0.120428</text:p>
          </table:table-cell>
          <table:table-cell table:formula="of:=[.U124]-[.U$1]/400" office:value-type="float" office:value="0.12042777">
            <text:p>0.120428</text:p>
          </table:table-cell>
          <table:table-cell table:formula="of:=[.V124]-[.V$1]/400" office:value-type="float" office:value="0">
            <text:p>0.000000</text:p>
          </table:table-cell>
          <table:table-cell table:formula="of:=[.W124]-[.W$1]/400" office:value-type="float" office:value="-0.361283309999997">
            <text:p>-0.361283</text:p>
          </table:table-cell>
          <table:table-cell table:formula="of:=[.X124]-[.X$1]/400" office:value-type="float" office:value="0">
            <text:p>0.000000</text:p>
          </table:table-cell>
          <table:table-cell table:formula="of:=[.Y124]-[.Y$1]/400" office:value-type="float" office:value="0">
            <text:p>0.000000</text:p>
          </table:table-cell>
          <table:table-cell table:formula="of:=[.Z124]-[.Z$1]/400" office:value-type="float" office:value="0">
            <text:p>0.000000</text:p>
          </table:table-cell>
          <table:table-cell table:formula="of:=[.AA124]-[.AA$1]/400" office:value-type="float" office:value="0">
            <text:p>0.000000</text:p>
          </table:table-cell>
          <table:table-cell table:formula="of:=[.AB124]-[.AB$1]/400" office:value-type="float" office:value="0">
            <text:p>0.000000</text:p>
          </table:table-cell>
          <table:table-cell table:formula="of:=[.AC124]-[.AC$1]/400" office:value-type="float" office:value="0">
            <text:p>0.000000</text:p>
          </table:table-cell>
          <table:table-cell table:formula="of:=[.AD124]-[.AD$1]/400" office:value-type="float" office:value="0">
            <text:p>0.000000</text:p>
          </table:table-cell>
        </table:table-row>
        <table:table-row table:style-name="ro1">
          <table:table-cell table:formula="of:=[.A125]-[.A$1]/400" office:value-type="float" office:value="0">
            <text:p>0.000000</text:p>
          </table:table-cell>
          <table:table-cell table:formula="of:=[.B125]-[.B$1]/400" office:value-type="float" office:value="0">
            <text:p>0.000000</text:p>
          </table:table-cell>
          <table:table-cell table:formula="of:=[.C125]-[.C$1]/400" office:value-type="float" office:value="-0.261422562499997">
            <text:p>-0.261423</text:p>
          </table:table-cell>
          <table:table-cell table:formula="of:=[.D125]-[.D$1]/400" office:value-type="float" office:value="0.522845124999994">
            <text:p>0.522845</text:p>
          </table:table-cell>
          <table:table-cell table:formula="of:=[.E125]-[.E$1]/400" office:value-type="float" office:value="-0.261422562499997">
            <text:p>-0.261423</text:p>
          </table:table-cell>
          <table:table-cell table:formula="of:=[.F125]-[.F$1]/400" office:value-type="float" office:value="0">
            <text:p>0.000000</text:p>
          </table:table-cell>
          <table:table-cell table:formula="of:=[.G125]-[.G$1]/400" office:value-type="float" office:value="0">
            <text:p>0.000000</text:p>
          </table:table-cell>
          <table:table-cell table:formula="of:=[.H125]-[.H$1]/400" office:value-type="float" office:value="0">
            <text:p>0.000000</text:p>
          </table:table-cell>
          <table:table-cell table:formula="of:=[.I125]-[.I$1]/400" office:value-type="float" office:value="-0.261422562499997">
            <text:p>-0.261423</text:p>
          </table:table-cell>
          <table:table-cell table:formula="of:=[.J125]-[.J$1]/400" office:value-type="float" office:value="0.522845124999994">
            <text:p>0.522845</text:p>
          </table:table-cell>
          <table:table-cell table:formula="of:=[.K125]-[.K$1]/400" office:value-type="float" office:value="-0.261422562499997">
            <text:p>-0.261423</text:p>
          </table:table-cell>
          <table:table-cell table:formula="of:=[.L125]-[.L$1]/400" office:value-type="float" office:value="0">
            <text:p>0.000000</text:p>
          </table:table-cell>
          <table:table-cell table:formula="of:=[.M125]-[.M$1]/400" office:value-type="float" office:value="0.1199914375">
            <text:p>0.119991</text:p>
          </table:table-cell>
          <table:table-cell table:formula="of:=[.N125]-[.N$1]/400" office:value-type="float" office:value="-0.1199914375">
            <text:p>-0.119991</text:p>
          </table:table-cell>
          <table:table-cell table:formula="of:=[.O125]-[.O$1]/400" office:value-type="float" office:value="0">
            <text:p>0.000000</text:p>
          </table:table-cell>
          <table:table-cell table:formula="of:=[.P125]-[.P$1]/400" office:value-type="float" office:value="-0.359974312499997">
            <text:p>-0.359974</text:p>
          </table:table-cell>
          <table:table-cell table:formula="of:=[.Q125]-[.Q$1]/400" office:value-type="float" office:value="0">
            <text:p>0.000000</text:p>
          </table:table-cell>
          <table:table-cell table:formula="of:=[.R125]-[.R$1]/400" office:value-type="float" office:value="0">
            <text:p>0.000000</text:p>
          </table:table-cell>
          <table:table-cell table:formula="of:=[.S125]-[.S$1]/400" office:value-type="float" office:value="0">
            <text:p>0.000000</text:p>
          </table:table-cell>
          <table:table-cell table:formula="of:=[.T125]-[.T$1]/400" office:value-type="float" office:value="0.1199914375">
            <text:p>0.119991</text:p>
          </table:table-cell>
          <table:table-cell table:formula="of:=[.U125]-[.U$1]/400" office:value-type="float" office:value="0.1199914375">
            <text:p>0.119991</text:p>
          </table:table-cell>
          <table:table-cell table:formula="of:=[.V125]-[.V$1]/400" office:value-type="float" office:value="0">
            <text:p>0.000000</text:p>
          </table:table-cell>
          <table:table-cell table:formula="of:=[.W125]-[.W$1]/400" office:value-type="float" office:value="-0.359974312499997">
            <text:p>-0.359974</text:p>
          </table:table-cell>
          <table:table-cell table:formula="of:=[.X125]-[.X$1]/400" office:value-type="float" office:value="0">
            <text:p>0.000000</text:p>
          </table:table-cell>
          <table:table-cell table:formula="of:=[.Y125]-[.Y$1]/400" office:value-type="float" office:value="0">
            <text:p>0.000000</text:p>
          </table:table-cell>
          <table:table-cell table:formula="of:=[.Z125]-[.Z$1]/400" office:value-type="float" office:value="0">
            <text:p>0.000000</text:p>
          </table:table-cell>
          <table:table-cell table:formula="of:=[.AA125]-[.AA$1]/400" office:value-type="float" office:value="0">
            <text:p>0.000000</text:p>
          </table:table-cell>
          <table:table-cell table:formula="of:=[.AB125]-[.AB$1]/400" office:value-type="float" office:value="0">
            <text:p>0.000000</text:p>
          </table:table-cell>
          <table:table-cell table:formula="of:=[.AC125]-[.AC$1]/400" office:value-type="float" office:value="0">
            <text:p>0.000000</text:p>
          </table:table-cell>
          <table:table-cell table:formula="of:=[.AD125]-[.AD$1]/400" office:value-type="float" office:value="0">
            <text:p>0.000000</text:p>
          </table:table-cell>
        </table:table-row>
        <table:table-row table:style-name="ro1">
          <table:table-cell table:formula="of:=[.A126]-[.A$1]/400" office:value-type="float" office:value="0">
            <text:p>0.000000</text:p>
          </table:table-cell>
          <table:table-cell table:formula="of:=[.B126]-[.B$1]/400" office:value-type="float" office:value="0">
            <text:p>0.000000</text:p>
          </table:table-cell>
          <table:table-cell table:formula="of:=[.C126]-[.C$1]/400" office:value-type="float" office:value="-0.260471934999997">
            <text:p>-0.260472</text:p>
          </table:table-cell>
          <table:table-cell table:formula="of:=[.D126]-[.D$1]/400" office:value-type="float" office:value="0.520943869999994">
            <text:p>0.520944</text:p>
          </table:table-cell>
          <table:table-cell table:formula="of:=[.E126]-[.E$1]/400" office:value-type="float" office:value="-0.260471934999997">
            <text:p>-0.260472</text:p>
          </table:table-cell>
          <table:table-cell table:formula="of:=[.F126]-[.F$1]/400" office:value-type="float" office:value="0">
            <text:p>0.000000</text:p>
          </table:table-cell>
          <table:table-cell table:formula="of:=[.G126]-[.G$1]/400" office:value-type="float" office:value="0">
            <text:p>0.000000</text:p>
          </table:table-cell>
          <table:table-cell table:formula="of:=[.H126]-[.H$1]/400" office:value-type="float" office:value="0">
            <text:p>0.000000</text:p>
          </table:table-cell>
          <table:table-cell table:formula="of:=[.I126]-[.I$1]/400" office:value-type="float" office:value="-0.260471934999997">
            <text:p>-0.260472</text:p>
          </table:table-cell>
          <table:table-cell table:formula="of:=[.J126]-[.J$1]/400" office:value-type="float" office:value="0.520943869999994">
            <text:p>0.520944</text:p>
          </table:table-cell>
          <table:table-cell table:formula="of:=[.K126]-[.K$1]/400" office:value-type="float" office:value="-0.260471934999997">
            <text:p>-0.260472</text:p>
          </table:table-cell>
          <table:table-cell table:formula="of:=[.L126]-[.L$1]/400" office:value-type="float" office:value="0">
            <text:p>0.000000</text:p>
          </table:table-cell>
          <table:table-cell table:formula="of:=[.M126]-[.M$1]/400" office:value-type="float" office:value="0.119555105">
            <text:p>0.119555</text:p>
          </table:table-cell>
          <table:table-cell table:formula="of:=[.N126]-[.N$1]/400" office:value-type="float" office:value="-0.119555105">
            <text:p>-0.119555</text:p>
          </table:table-cell>
          <table:table-cell table:formula="of:=[.O126]-[.O$1]/400" office:value-type="float" office:value="0">
            <text:p>0.000000</text:p>
          </table:table-cell>
          <table:table-cell table:formula="of:=[.P126]-[.P$1]/400" office:value-type="float" office:value="-0.358665314999997">
            <text:p>-0.358665</text:p>
          </table:table-cell>
          <table:table-cell table:formula="of:=[.Q126]-[.Q$1]/400" office:value-type="float" office:value="0">
            <text:p>0.000000</text:p>
          </table:table-cell>
          <table:table-cell table:formula="of:=[.R126]-[.R$1]/400" office:value-type="float" office:value="0">
            <text:p>0.000000</text:p>
          </table:table-cell>
          <table:table-cell table:formula="of:=[.S126]-[.S$1]/400" office:value-type="float" office:value="0">
            <text:p>0.000000</text:p>
          </table:table-cell>
          <table:table-cell table:formula="of:=[.T126]-[.T$1]/400" office:value-type="float" office:value="0.119555105">
            <text:p>0.119555</text:p>
          </table:table-cell>
          <table:table-cell table:formula="of:=[.U126]-[.U$1]/400" office:value-type="float" office:value="0.119555105">
            <text:p>0.119555</text:p>
          </table:table-cell>
          <table:table-cell table:formula="of:=[.V126]-[.V$1]/400" office:value-type="float" office:value="0">
            <text:p>0.000000</text:p>
          </table:table-cell>
          <table:table-cell table:formula="of:=[.W126]-[.W$1]/400" office:value-type="float" office:value="-0.358665314999997">
            <text:p>-0.358665</text:p>
          </table:table-cell>
          <table:table-cell table:formula="of:=[.X126]-[.X$1]/400" office:value-type="float" office:value="0">
            <text:p>0.000000</text:p>
          </table:table-cell>
          <table:table-cell table:formula="of:=[.Y126]-[.Y$1]/400" office:value-type="float" office:value="0">
            <text:p>0.000000</text:p>
          </table:table-cell>
          <table:table-cell table:formula="of:=[.Z126]-[.Z$1]/400" office:value-type="float" office:value="0">
            <text:p>0.000000</text:p>
          </table:table-cell>
          <table:table-cell table:formula="of:=[.AA126]-[.AA$1]/400" office:value-type="float" office:value="0">
            <text:p>0.000000</text:p>
          </table:table-cell>
          <table:table-cell table:formula="of:=[.AB126]-[.AB$1]/400" office:value-type="float" office:value="0">
            <text:p>0.000000</text:p>
          </table:table-cell>
          <table:table-cell table:formula="of:=[.AC126]-[.AC$1]/400" office:value-type="float" office:value="0">
            <text:p>0.000000</text:p>
          </table:table-cell>
          <table:table-cell table:formula="of:=[.AD126]-[.AD$1]/400" office:value-type="float" office:value="0">
            <text:p>0.000000</text:p>
          </table:table-cell>
        </table:table-row>
        <table:table-row table:style-name="ro1">
          <table:table-cell table:formula="of:=[.A127]-[.A$1]/400" office:value-type="float" office:value="0">
            <text:p>0.000000</text:p>
          </table:table-cell>
          <table:table-cell table:formula="of:=[.B127]-[.B$1]/400" office:value-type="float" office:value="0">
            <text:p>0.000000</text:p>
          </table:table-cell>
          <table:table-cell table:formula="of:=[.C127]-[.C$1]/400" office:value-type="float" office:value="-0.259521307499997">
            <text:p>-0.259521</text:p>
          </table:table-cell>
          <table:table-cell table:formula="of:=[.D127]-[.D$1]/400" office:value-type="float" office:value="0.519042614999994">
            <text:p>0.519043</text:p>
          </table:table-cell>
          <table:table-cell table:formula="of:=[.E127]-[.E$1]/400" office:value-type="float" office:value="-0.259521307499997">
            <text:p>-0.259521</text:p>
          </table:table-cell>
          <table:table-cell table:formula="of:=[.F127]-[.F$1]/400" office:value-type="float" office:value="0">
            <text:p>0.000000</text:p>
          </table:table-cell>
          <table:table-cell table:formula="of:=[.G127]-[.G$1]/400" office:value-type="float" office:value="0">
            <text:p>0.000000</text:p>
          </table:table-cell>
          <table:table-cell table:formula="of:=[.H127]-[.H$1]/400" office:value-type="float" office:value="0">
            <text:p>0.000000</text:p>
          </table:table-cell>
          <table:table-cell table:formula="of:=[.I127]-[.I$1]/400" office:value-type="float" office:value="-0.259521307499997">
            <text:p>-0.259521</text:p>
          </table:table-cell>
          <table:table-cell table:formula="of:=[.J127]-[.J$1]/400" office:value-type="float" office:value="0.519042614999994">
            <text:p>0.519043</text:p>
          </table:table-cell>
          <table:table-cell table:formula="of:=[.K127]-[.K$1]/400" office:value-type="float" office:value="-0.259521307499997">
            <text:p>-0.259521</text:p>
          </table:table-cell>
          <table:table-cell table:formula="of:=[.L127]-[.L$1]/400" office:value-type="float" office:value="0">
            <text:p>0.000000</text:p>
          </table:table-cell>
          <table:table-cell table:formula="of:=[.M127]-[.M$1]/400" office:value-type="float" office:value="0.1191187725">
            <text:p>0.119119</text:p>
          </table:table-cell>
          <table:table-cell table:formula="of:=[.N127]-[.N$1]/400" office:value-type="float" office:value="-0.1191187725">
            <text:p>-0.119119</text:p>
          </table:table-cell>
          <table:table-cell table:formula="of:=[.O127]-[.O$1]/400" office:value-type="float" office:value="0">
            <text:p>0.000000</text:p>
          </table:table-cell>
          <table:table-cell table:formula="of:=[.P127]-[.P$1]/400" office:value-type="float" office:value="-0.357356317499997">
            <text:p>-0.357356</text:p>
          </table:table-cell>
          <table:table-cell table:formula="of:=[.Q127]-[.Q$1]/400" office:value-type="float" office:value="0">
            <text:p>0.000000</text:p>
          </table:table-cell>
          <table:table-cell table:formula="of:=[.R127]-[.R$1]/400" office:value-type="float" office:value="0">
            <text:p>0.000000</text:p>
          </table:table-cell>
          <table:table-cell table:formula="of:=[.S127]-[.S$1]/400" office:value-type="float" office:value="0">
            <text:p>0.000000</text:p>
          </table:table-cell>
          <table:table-cell table:formula="of:=[.T127]-[.T$1]/400" office:value-type="float" office:value="0.1191187725">
            <text:p>0.119119</text:p>
          </table:table-cell>
          <table:table-cell table:formula="of:=[.U127]-[.U$1]/400" office:value-type="float" office:value="0.1191187725">
            <text:p>0.119119</text:p>
          </table:table-cell>
          <table:table-cell table:formula="of:=[.V127]-[.V$1]/400" office:value-type="float" office:value="0">
            <text:p>0.000000</text:p>
          </table:table-cell>
          <table:table-cell table:formula="of:=[.W127]-[.W$1]/400" office:value-type="float" office:value="-0.357356317499997">
            <text:p>-0.357356</text:p>
          </table:table-cell>
          <table:table-cell table:formula="of:=[.X127]-[.X$1]/400" office:value-type="float" office:value="0">
            <text:p>0.000000</text:p>
          </table:table-cell>
          <table:table-cell table:formula="of:=[.Y127]-[.Y$1]/400" office:value-type="float" office:value="0">
            <text:p>0.000000</text:p>
          </table:table-cell>
          <table:table-cell table:formula="of:=[.Z127]-[.Z$1]/400" office:value-type="float" office:value="0">
            <text:p>0.000000</text:p>
          </table:table-cell>
          <table:table-cell table:formula="of:=[.AA127]-[.AA$1]/400" office:value-type="float" office:value="0">
            <text:p>0.000000</text:p>
          </table:table-cell>
          <table:table-cell table:formula="of:=[.AB127]-[.AB$1]/400" office:value-type="float" office:value="0">
            <text:p>0.000000</text:p>
          </table:table-cell>
          <table:table-cell table:formula="of:=[.AC127]-[.AC$1]/400" office:value-type="float" office:value="0">
            <text:p>0.000000</text:p>
          </table:table-cell>
          <table:table-cell table:formula="of:=[.AD127]-[.AD$1]/400" office:value-type="float" office:value="0">
            <text:p>0.000000</text:p>
          </table:table-cell>
        </table:table-row>
        <table:table-row table:style-name="ro1">
          <table:table-cell table:formula="of:=[.A128]-[.A$1]/400" office:value-type="float" office:value="0">
            <text:p>0.000000</text:p>
          </table:table-cell>
          <table:table-cell table:formula="of:=[.B128]-[.B$1]/400" office:value-type="float" office:value="0">
            <text:p>0.000000</text:p>
          </table:table-cell>
          <table:table-cell table:formula="of:=[.C128]-[.C$1]/400" office:value-type="float" office:value="-0.258570679999997">
            <text:p>-0.258571</text:p>
          </table:table-cell>
          <table:table-cell table:formula="of:=[.D128]-[.D$1]/400" office:value-type="float" office:value="0.517141359999994">
            <text:p>0.517141</text:p>
          </table:table-cell>
          <table:table-cell table:formula="of:=[.E128]-[.E$1]/400" office:value-type="float" office:value="-0.258570679999997">
            <text:p>-0.258571</text:p>
          </table:table-cell>
          <table:table-cell table:formula="of:=[.F128]-[.F$1]/400" office:value-type="float" office:value="0">
            <text:p>0.000000</text:p>
          </table:table-cell>
          <table:table-cell table:formula="of:=[.G128]-[.G$1]/400" office:value-type="float" office:value="0">
            <text:p>0.000000</text:p>
          </table:table-cell>
          <table:table-cell table:formula="of:=[.H128]-[.H$1]/400" office:value-type="float" office:value="0">
            <text:p>0.000000</text:p>
          </table:table-cell>
          <table:table-cell table:formula="of:=[.I128]-[.I$1]/400" office:value-type="float" office:value="-0.258570679999997">
            <text:p>-0.258571</text:p>
          </table:table-cell>
          <table:table-cell table:formula="of:=[.J128]-[.J$1]/400" office:value-type="float" office:value="0.517141359999994">
            <text:p>0.517141</text:p>
          </table:table-cell>
          <table:table-cell table:formula="of:=[.K128]-[.K$1]/400" office:value-type="float" office:value="-0.258570679999997">
            <text:p>-0.258571</text:p>
          </table:table-cell>
          <table:table-cell table:formula="of:=[.L128]-[.L$1]/400" office:value-type="float" office:value="0">
            <text:p>0.000000</text:p>
          </table:table-cell>
          <table:table-cell table:formula="of:=[.M128]-[.M$1]/400" office:value-type="float" office:value="0.11868244">
            <text:p>0.118682</text:p>
          </table:table-cell>
          <table:table-cell table:formula="of:=[.N128]-[.N$1]/400" office:value-type="float" office:value="-0.11868244">
            <text:p>-0.118682</text:p>
          </table:table-cell>
          <table:table-cell table:formula="of:=[.O128]-[.O$1]/400" office:value-type="float" office:value="0">
            <text:p>0.000000</text:p>
          </table:table-cell>
          <table:table-cell table:formula="of:=[.P128]-[.P$1]/400" office:value-type="float" office:value="-0.356047319999997">
            <text:p>-0.356047</text:p>
          </table:table-cell>
          <table:table-cell table:formula="of:=[.Q128]-[.Q$1]/400" office:value-type="float" office:value="0">
            <text:p>0.000000</text:p>
          </table:table-cell>
          <table:table-cell table:formula="of:=[.R128]-[.R$1]/400" office:value-type="float" office:value="0">
            <text:p>0.000000</text:p>
          </table:table-cell>
          <table:table-cell table:formula="of:=[.S128]-[.S$1]/400" office:value-type="float" office:value="0">
            <text:p>0.000000</text:p>
          </table:table-cell>
          <table:table-cell table:formula="of:=[.T128]-[.T$1]/400" office:value-type="float" office:value="0.11868244">
            <text:p>0.118682</text:p>
          </table:table-cell>
          <table:table-cell table:formula="of:=[.U128]-[.U$1]/400" office:value-type="float" office:value="0.11868244">
            <text:p>0.118682</text:p>
          </table:table-cell>
          <table:table-cell table:formula="of:=[.V128]-[.V$1]/400" office:value-type="float" office:value="0">
            <text:p>0.000000</text:p>
          </table:table-cell>
          <table:table-cell table:formula="of:=[.W128]-[.W$1]/400" office:value-type="float" office:value="-0.356047319999997">
            <text:p>-0.356047</text:p>
          </table:table-cell>
          <table:table-cell table:formula="of:=[.X128]-[.X$1]/400" office:value-type="float" office:value="0">
            <text:p>0.000000</text:p>
          </table:table-cell>
          <table:table-cell table:formula="of:=[.Y128]-[.Y$1]/400" office:value-type="float" office:value="0">
            <text:p>0.000000</text:p>
          </table:table-cell>
          <table:table-cell table:formula="of:=[.Z128]-[.Z$1]/400" office:value-type="float" office:value="0">
            <text:p>0.000000</text:p>
          </table:table-cell>
          <table:table-cell table:formula="of:=[.AA128]-[.AA$1]/400" office:value-type="float" office:value="0">
            <text:p>0.000000</text:p>
          </table:table-cell>
          <table:table-cell table:formula="of:=[.AB128]-[.AB$1]/400" office:value-type="float" office:value="0">
            <text:p>0.000000</text:p>
          </table:table-cell>
          <table:table-cell table:formula="of:=[.AC128]-[.AC$1]/400" office:value-type="float" office:value="0">
            <text:p>0.000000</text:p>
          </table:table-cell>
          <table:table-cell table:formula="of:=[.AD128]-[.AD$1]/400" office:value-type="float" office:value="0">
            <text:p>0.000000</text:p>
          </table:table-cell>
        </table:table-row>
        <table:table-row table:style-name="ro1">
          <table:table-cell table:formula="of:=[.A129]-[.A$1]/400" office:value-type="float" office:value="0">
            <text:p>0.000000</text:p>
          </table:table-cell>
          <table:table-cell table:formula="of:=[.B129]-[.B$1]/400" office:value-type="float" office:value="0">
            <text:p>0.000000</text:p>
          </table:table-cell>
          <table:table-cell table:formula="of:=[.C129]-[.C$1]/400" office:value-type="float" office:value="-0.257620052499997">
            <text:p>-0.257620</text:p>
          </table:table-cell>
          <table:table-cell table:formula="of:=[.D129]-[.D$1]/400" office:value-type="float" office:value="0.515240104999994">
            <text:p>0.515240</text:p>
          </table:table-cell>
          <table:table-cell table:formula="of:=[.E129]-[.E$1]/400" office:value-type="float" office:value="-0.257620052499997">
            <text:p>-0.257620</text:p>
          </table:table-cell>
          <table:table-cell table:formula="of:=[.F129]-[.F$1]/400" office:value-type="float" office:value="0">
            <text:p>0.000000</text:p>
          </table:table-cell>
          <table:table-cell table:formula="of:=[.G129]-[.G$1]/400" office:value-type="float" office:value="0">
            <text:p>0.000000</text:p>
          </table:table-cell>
          <table:table-cell table:formula="of:=[.H129]-[.H$1]/400" office:value-type="float" office:value="0">
            <text:p>0.000000</text:p>
          </table:table-cell>
          <table:table-cell table:formula="of:=[.I129]-[.I$1]/400" office:value-type="float" office:value="-0.257620052499997">
            <text:p>-0.257620</text:p>
          </table:table-cell>
          <table:table-cell table:formula="of:=[.J129]-[.J$1]/400" office:value-type="float" office:value="0.515240104999994">
            <text:p>0.515240</text:p>
          </table:table-cell>
          <table:table-cell table:formula="of:=[.K129]-[.K$1]/400" office:value-type="float" office:value="-0.257620052499997">
            <text:p>-0.257620</text:p>
          </table:table-cell>
          <table:table-cell table:formula="of:=[.L129]-[.L$1]/400" office:value-type="float" office:value="0">
            <text:p>0.000000</text:p>
          </table:table-cell>
          <table:table-cell table:formula="of:=[.M129]-[.M$1]/400" office:value-type="float" office:value="0.1182461075">
            <text:p>0.118246</text:p>
          </table:table-cell>
          <table:table-cell table:formula="of:=[.N129]-[.N$1]/400" office:value-type="float" office:value="-0.1182461075">
            <text:p>-0.118246</text:p>
          </table:table-cell>
          <table:table-cell table:formula="of:=[.O129]-[.O$1]/400" office:value-type="float" office:value="0">
            <text:p>0.000000</text:p>
          </table:table-cell>
          <table:table-cell table:formula="of:=[.P129]-[.P$1]/400" office:value-type="float" office:value="-0.354738322499997">
            <text:p>-0.354738</text:p>
          </table:table-cell>
          <table:table-cell table:formula="of:=[.Q129]-[.Q$1]/400" office:value-type="float" office:value="0">
            <text:p>0.000000</text:p>
          </table:table-cell>
          <table:table-cell table:formula="of:=[.R129]-[.R$1]/400" office:value-type="float" office:value="0">
            <text:p>0.000000</text:p>
          </table:table-cell>
          <table:table-cell table:formula="of:=[.S129]-[.S$1]/400" office:value-type="float" office:value="0">
            <text:p>0.000000</text:p>
          </table:table-cell>
          <table:table-cell table:formula="of:=[.T129]-[.T$1]/400" office:value-type="float" office:value="0.1182461075">
            <text:p>0.118246</text:p>
          </table:table-cell>
          <table:table-cell table:formula="of:=[.U129]-[.U$1]/400" office:value-type="float" office:value="0.1182461075">
            <text:p>0.118246</text:p>
          </table:table-cell>
          <table:table-cell table:formula="of:=[.V129]-[.V$1]/400" office:value-type="float" office:value="0">
            <text:p>0.000000</text:p>
          </table:table-cell>
          <table:table-cell table:formula="of:=[.W129]-[.W$1]/400" office:value-type="float" office:value="-0.354738322499997">
            <text:p>-0.354738</text:p>
          </table:table-cell>
          <table:table-cell table:formula="of:=[.X129]-[.X$1]/400" office:value-type="float" office:value="0">
            <text:p>0.000000</text:p>
          </table:table-cell>
          <table:table-cell table:formula="of:=[.Y129]-[.Y$1]/400" office:value-type="float" office:value="0">
            <text:p>0.000000</text:p>
          </table:table-cell>
          <table:table-cell table:formula="of:=[.Z129]-[.Z$1]/400" office:value-type="float" office:value="0">
            <text:p>0.000000</text:p>
          </table:table-cell>
          <table:table-cell table:formula="of:=[.AA129]-[.AA$1]/400" office:value-type="float" office:value="0">
            <text:p>0.000000</text:p>
          </table:table-cell>
          <table:table-cell table:formula="of:=[.AB129]-[.AB$1]/400" office:value-type="float" office:value="0">
            <text:p>0.000000</text:p>
          </table:table-cell>
          <table:table-cell table:formula="of:=[.AC129]-[.AC$1]/400" office:value-type="float" office:value="0">
            <text:p>0.000000</text:p>
          </table:table-cell>
          <table:table-cell table:formula="of:=[.AD129]-[.AD$1]/400" office:value-type="float" office:value="0">
            <text:p>0.000000</text:p>
          </table:table-cell>
        </table:table-row>
        <table:table-row table:style-name="ro1">
          <table:table-cell table:formula="of:=[.A130]-[.A$1]/400" office:value-type="float" office:value="0">
            <text:p>0.000000</text:p>
          </table:table-cell>
          <table:table-cell table:formula="of:=[.B130]-[.B$1]/400" office:value-type="float" office:value="0">
            <text:p>0.000000</text:p>
          </table:table-cell>
          <table:table-cell table:formula="of:=[.C130]-[.C$1]/400" office:value-type="float" office:value="-0.256669424999997">
            <text:p>-0.256669</text:p>
          </table:table-cell>
          <table:table-cell table:formula="of:=[.D130]-[.D$1]/400" office:value-type="float" office:value="0.513338849999994">
            <text:p>0.513339</text:p>
          </table:table-cell>
          <table:table-cell table:formula="of:=[.E130]-[.E$1]/400" office:value-type="float" office:value="-0.256669424999997">
            <text:p>-0.256669</text:p>
          </table:table-cell>
          <table:table-cell table:formula="of:=[.F130]-[.F$1]/400" office:value-type="float" office:value="0">
            <text:p>0.000000</text:p>
          </table:table-cell>
          <table:table-cell table:formula="of:=[.G130]-[.G$1]/400" office:value-type="float" office:value="0">
            <text:p>0.000000</text:p>
          </table:table-cell>
          <table:table-cell table:formula="of:=[.H130]-[.H$1]/400" office:value-type="float" office:value="0">
            <text:p>0.000000</text:p>
          </table:table-cell>
          <table:table-cell table:formula="of:=[.I130]-[.I$1]/400" office:value-type="float" office:value="-0.256669424999997">
            <text:p>-0.256669</text:p>
          </table:table-cell>
          <table:table-cell table:formula="of:=[.J130]-[.J$1]/400" office:value-type="float" office:value="0.513338849999994">
            <text:p>0.513339</text:p>
          </table:table-cell>
          <table:table-cell table:formula="of:=[.K130]-[.K$1]/400" office:value-type="float" office:value="-0.256669424999997">
            <text:p>-0.256669</text:p>
          </table:table-cell>
          <table:table-cell table:formula="of:=[.L130]-[.L$1]/400" office:value-type="float" office:value="0">
            <text:p>0.000000</text:p>
          </table:table-cell>
          <table:table-cell table:formula="of:=[.M130]-[.M$1]/400" office:value-type="float" office:value="0.117809775">
            <text:p>0.117810</text:p>
          </table:table-cell>
          <table:table-cell table:formula="of:=[.N130]-[.N$1]/400" office:value-type="float" office:value="-0.117809775">
            <text:p>-0.117810</text:p>
          </table:table-cell>
          <table:table-cell table:formula="of:=[.O130]-[.O$1]/400" office:value-type="float" office:value="0">
            <text:p>0.000000</text:p>
          </table:table-cell>
          <table:table-cell table:formula="of:=[.P130]-[.P$1]/400" office:value-type="float" office:value="-0.353429324999997">
            <text:p>-0.353429</text:p>
          </table:table-cell>
          <table:table-cell table:formula="of:=[.Q130]-[.Q$1]/400" office:value-type="float" office:value="0">
            <text:p>0.000000</text:p>
          </table:table-cell>
          <table:table-cell table:formula="of:=[.R130]-[.R$1]/400" office:value-type="float" office:value="0">
            <text:p>0.000000</text:p>
          </table:table-cell>
          <table:table-cell table:formula="of:=[.S130]-[.S$1]/400" office:value-type="float" office:value="0">
            <text:p>0.000000</text:p>
          </table:table-cell>
          <table:table-cell table:formula="of:=[.T130]-[.T$1]/400" office:value-type="float" office:value="0.117809775">
            <text:p>0.117810</text:p>
          </table:table-cell>
          <table:table-cell table:formula="of:=[.U130]-[.U$1]/400" office:value-type="float" office:value="0.117809775">
            <text:p>0.117810</text:p>
          </table:table-cell>
          <table:table-cell table:formula="of:=[.V130]-[.V$1]/400" office:value-type="float" office:value="0">
            <text:p>0.000000</text:p>
          </table:table-cell>
          <table:table-cell table:formula="of:=[.W130]-[.W$1]/400" office:value-type="float" office:value="-0.353429324999997">
            <text:p>-0.353429</text:p>
          </table:table-cell>
          <table:table-cell table:formula="of:=[.X130]-[.X$1]/400" office:value-type="float" office:value="0">
            <text:p>0.000000</text:p>
          </table:table-cell>
          <table:table-cell table:formula="of:=[.Y130]-[.Y$1]/400" office:value-type="float" office:value="0">
            <text:p>0.000000</text:p>
          </table:table-cell>
          <table:table-cell table:formula="of:=[.Z130]-[.Z$1]/400" office:value-type="float" office:value="0">
            <text:p>0.000000</text:p>
          </table:table-cell>
          <table:table-cell table:formula="of:=[.AA130]-[.AA$1]/400" office:value-type="float" office:value="0">
            <text:p>0.000000</text:p>
          </table:table-cell>
          <table:table-cell table:formula="of:=[.AB130]-[.AB$1]/400" office:value-type="float" office:value="0">
            <text:p>0.000000</text:p>
          </table:table-cell>
          <table:table-cell table:formula="of:=[.AC130]-[.AC$1]/400" office:value-type="float" office:value="0">
            <text:p>0.000000</text:p>
          </table:table-cell>
          <table:table-cell table:formula="of:=[.AD130]-[.AD$1]/400" office:value-type="float" office:value="0">
            <text:p>0.000000</text:p>
          </table:table-cell>
        </table:table-row>
        <table:table-row table:style-name="ro1">
          <table:table-cell table:formula="of:=[.A131]-[.A$1]/400" office:value-type="float" office:value="0">
            <text:p>0.000000</text:p>
          </table:table-cell>
          <table:table-cell table:formula="of:=[.B131]-[.B$1]/400" office:value-type="float" office:value="0">
            <text:p>0.000000</text:p>
          </table:table-cell>
          <table:table-cell table:formula="of:=[.C131]-[.C$1]/400" office:value-type="float" office:value="-0.255718797499997">
            <text:p>-0.255719</text:p>
          </table:table-cell>
          <table:table-cell table:formula="of:=[.D131]-[.D$1]/400" office:value-type="float" office:value="0.511437594999994">
            <text:p>0.511438</text:p>
          </table:table-cell>
          <table:table-cell table:formula="of:=[.E131]-[.E$1]/400" office:value-type="float" office:value="-0.255718797499997">
            <text:p>-0.255719</text:p>
          </table:table-cell>
          <table:table-cell table:formula="of:=[.F131]-[.F$1]/400" office:value-type="float" office:value="0">
            <text:p>0.000000</text:p>
          </table:table-cell>
          <table:table-cell table:formula="of:=[.G131]-[.G$1]/400" office:value-type="float" office:value="0">
            <text:p>0.000000</text:p>
          </table:table-cell>
          <table:table-cell table:formula="of:=[.H131]-[.H$1]/400" office:value-type="float" office:value="0">
            <text:p>0.000000</text:p>
          </table:table-cell>
          <table:table-cell table:formula="of:=[.I131]-[.I$1]/400" office:value-type="float" office:value="-0.255718797499997">
            <text:p>-0.255719</text:p>
          </table:table-cell>
          <table:table-cell table:formula="of:=[.J131]-[.J$1]/400" office:value-type="float" office:value="0.511437594999994">
            <text:p>0.511438</text:p>
          </table:table-cell>
          <table:table-cell table:formula="of:=[.K131]-[.K$1]/400" office:value-type="float" office:value="-0.255718797499997">
            <text:p>-0.255719</text:p>
          </table:table-cell>
          <table:table-cell table:formula="of:=[.L131]-[.L$1]/400" office:value-type="float" office:value="0">
            <text:p>0.000000</text:p>
          </table:table-cell>
          <table:table-cell table:formula="of:=[.M131]-[.M$1]/400" office:value-type="float" office:value="0.1173734425">
            <text:p>0.117373</text:p>
          </table:table-cell>
          <table:table-cell table:formula="of:=[.N131]-[.N$1]/400" office:value-type="float" office:value="-0.1173734425">
            <text:p>-0.117373</text:p>
          </table:table-cell>
          <table:table-cell table:formula="of:=[.O131]-[.O$1]/400" office:value-type="float" office:value="0">
            <text:p>0.000000</text:p>
          </table:table-cell>
          <table:table-cell table:formula="of:=[.P131]-[.P$1]/400" office:value-type="float" office:value="-0.352120327499997">
            <text:p>-0.352120</text:p>
          </table:table-cell>
          <table:table-cell table:formula="of:=[.Q131]-[.Q$1]/400" office:value-type="float" office:value="0">
            <text:p>0.000000</text:p>
          </table:table-cell>
          <table:table-cell table:formula="of:=[.R131]-[.R$1]/400" office:value-type="float" office:value="0">
            <text:p>0.000000</text:p>
          </table:table-cell>
          <table:table-cell table:formula="of:=[.S131]-[.S$1]/400" office:value-type="float" office:value="0">
            <text:p>0.000000</text:p>
          </table:table-cell>
          <table:table-cell table:formula="of:=[.T131]-[.T$1]/400" office:value-type="float" office:value="0.1173734425">
            <text:p>0.117373</text:p>
          </table:table-cell>
          <table:table-cell table:formula="of:=[.U131]-[.U$1]/400" office:value-type="float" office:value="0.1173734425">
            <text:p>0.117373</text:p>
          </table:table-cell>
          <table:table-cell table:formula="of:=[.V131]-[.V$1]/400" office:value-type="float" office:value="0">
            <text:p>0.000000</text:p>
          </table:table-cell>
          <table:table-cell table:formula="of:=[.W131]-[.W$1]/400" office:value-type="float" office:value="-0.352120327499997">
            <text:p>-0.352120</text:p>
          </table:table-cell>
          <table:table-cell table:formula="of:=[.X131]-[.X$1]/400" office:value-type="float" office:value="0">
            <text:p>0.000000</text:p>
          </table:table-cell>
          <table:table-cell table:formula="of:=[.Y131]-[.Y$1]/400" office:value-type="float" office:value="0">
            <text:p>0.000000</text:p>
          </table:table-cell>
          <table:table-cell table:formula="of:=[.Z131]-[.Z$1]/400" office:value-type="float" office:value="0">
            <text:p>0.000000</text:p>
          </table:table-cell>
          <table:table-cell table:formula="of:=[.AA131]-[.AA$1]/400" office:value-type="float" office:value="0">
            <text:p>0.000000</text:p>
          </table:table-cell>
          <table:table-cell table:formula="of:=[.AB131]-[.AB$1]/400" office:value-type="float" office:value="0">
            <text:p>0.000000</text:p>
          </table:table-cell>
          <table:table-cell table:formula="of:=[.AC131]-[.AC$1]/400" office:value-type="float" office:value="0">
            <text:p>0.000000</text:p>
          </table:table-cell>
          <table:table-cell table:formula="of:=[.AD131]-[.AD$1]/400" office:value-type="float" office:value="0">
            <text:p>0.000000</text:p>
          </table:table-cell>
        </table:table-row>
        <table:table-row table:style-name="ro1">
          <table:table-cell table:formula="of:=[.A132]-[.A$1]/400" office:value-type="float" office:value="0">
            <text:p>0.000000</text:p>
          </table:table-cell>
          <table:table-cell table:formula="of:=[.B132]-[.B$1]/400" office:value-type="float" office:value="0">
            <text:p>0.000000</text:p>
          </table:table-cell>
          <table:table-cell table:formula="of:=[.C132]-[.C$1]/400" office:value-type="float" office:value="-0.254768169999997">
            <text:p>-0.254768</text:p>
          </table:table-cell>
          <table:table-cell table:formula="of:=[.D132]-[.D$1]/400" office:value-type="float" office:value="0.509536339999994">
            <text:p>0.509536</text:p>
          </table:table-cell>
          <table:table-cell table:formula="of:=[.E132]-[.E$1]/400" office:value-type="float" office:value="-0.254768169999997">
            <text:p>-0.254768</text:p>
          </table:table-cell>
          <table:table-cell table:formula="of:=[.F132]-[.F$1]/400" office:value-type="float" office:value="0">
            <text:p>0.000000</text:p>
          </table:table-cell>
          <table:table-cell table:formula="of:=[.G132]-[.G$1]/400" office:value-type="float" office:value="0">
            <text:p>0.000000</text:p>
          </table:table-cell>
          <table:table-cell table:formula="of:=[.H132]-[.H$1]/400" office:value-type="float" office:value="0">
            <text:p>0.000000</text:p>
          </table:table-cell>
          <table:table-cell table:formula="of:=[.I132]-[.I$1]/400" office:value-type="float" office:value="-0.254768169999997">
            <text:p>-0.254768</text:p>
          </table:table-cell>
          <table:table-cell table:formula="of:=[.J132]-[.J$1]/400" office:value-type="float" office:value="0.509536339999994">
            <text:p>0.509536</text:p>
          </table:table-cell>
          <table:table-cell table:formula="of:=[.K132]-[.K$1]/400" office:value-type="float" office:value="-0.254768169999997">
            <text:p>-0.254768</text:p>
          </table:table-cell>
          <table:table-cell table:formula="of:=[.L132]-[.L$1]/400" office:value-type="float" office:value="0">
            <text:p>0.000000</text:p>
          </table:table-cell>
          <table:table-cell table:formula="of:=[.M132]-[.M$1]/400" office:value-type="float" office:value="0.11693711">
            <text:p>0.116937</text:p>
          </table:table-cell>
          <table:table-cell table:formula="of:=[.N132]-[.N$1]/400" office:value-type="float" office:value="-0.11693711">
            <text:p>-0.116937</text:p>
          </table:table-cell>
          <table:table-cell table:formula="of:=[.O132]-[.O$1]/400" office:value-type="float" office:value="0">
            <text:p>0.000000</text:p>
          </table:table-cell>
          <table:table-cell table:formula="of:=[.P132]-[.P$1]/400" office:value-type="float" office:value="-0.350811329999997">
            <text:p>-0.350811</text:p>
          </table:table-cell>
          <table:table-cell table:formula="of:=[.Q132]-[.Q$1]/400" office:value-type="float" office:value="0">
            <text:p>0.000000</text:p>
          </table:table-cell>
          <table:table-cell table:formula="of:=[.R132]-[.R$1]/400" office:value-type="float" office:value="0">
            <text:p>0.000000</text:p>
          </table:table-cell>
          <table:table-cell table:formula="of:=[.S132]-[.S$1]/400" office:value-type="float" office:value="0">
            <text:p>0.000000</text:p>
          </table:table-cell>
          <table:table-cell table:formula="of:=[.T132]-[.T$1]/400" office:value-type="float" office:value="0.11693711">
            <text:p>0.116937</text:p>
          </table:table-cell>
          <table:table-cell table:formula="of:=[.U132]-[.U$1]/400" office:value-type="float" office:value="0.11693711">
            <text:p>0.116937</text:p>
          </table:table-cell>
          <table:table-cell table:formula="of:=[.V132]-[.V$1]/400" office:value-type="float" office:value="0">
            <text:p>0.000000</text:p>
          </table:table-cell>
          <table:table-cell table:formula="of:=[.W132]-[.W$1]/400" office:value-type="float" office:value="-0.350811329999997">
            <text:p>-0.350811</text:p>
          </table:table-cell>
          <table:table-cell table:formula="of:=[.X132]-[.X$1]/400" office:value-type="float" office:value="0">
            <text:p>0.000000</text:p>
          </table:table-cell>
          <table:table-cell table:formula="of:=[.Y132]-[.Y$1]/400" office:value-type="float" office:value="0">
            <text:p>0.000000</text:p>
          </table:table-cell>
          <table:table-cell table:formula="of:=[.Z132]-[.Z$1]/400" office:value-type="float" office:value="0">
            <text:p>0.000000</text:p>
          </table:table-cell>
          <table:table-cell table:formula="of:=[.AA132]-[.AA$1]/400" office:value-type="float" office:value="0">
            <text:p>0.000000</text:p>
          </table:table-cell>
          <table:table-cell table:formula="of:=[.AB132]-[.AB$1]/400" office:value-type="float" office:value="0">
            <text:p>0.000000</text:p>
          </table:table-cell>
          <table:table-cell table:formula="of:=[.AC132]-[.AC$1]/400" office:value-type="float" office:value="0">
            <text:p>0.000000</text:p>
          </table:table-cell>
          <table:table-cell table:formula="of:=[.AD132]-[.AD$1]/400" office:value-type="float" office:value="0">
            <text:p>0.000000</text:p>
          </table:table-cell>
        </table:table-row>
        <table:table-row table:style-name="ro1">
          <table:table-cell table:formula="of:=[.A133]-[.A$1]/400" office:value-type="float" office:value="0">
            <text:p>0.000000</text:p>
          </table:table-cell>
          <table:table-cell table:formula="of:=[.B133]-[.B$1]/400" office:value-type="float" office:value="0">
            <text:p>0.000000</text:p>
          </table:table-cell>
          <table:table-cell table:formula="of:=[.C133]-[.C$1]/400" office:value-type="float" office:value="-0.253817542499997">
            <text:p>-0.253818</text:p>
          </table:table-cell>
          <table:table-cell table:formula="of:=[.D133]-[.D$1]/400" office:value-type="float" office:value="0.507635084999994">
            <text:p>0.507635</text:p>
          </table:table-cell>
          <table:table-cell table:formula="of:=[.E133]-[.E$1]/400" office:value-type="float" office:value="-0.253817542499997">
            <text:p>-0.253818</text:p>
          </table:table-cell>
          <table:table-cell table:formula="of:=[.F133]-[.F$1]/400" office:value-type="float" office:value="0">
            <text:p>0.000000</text:p>
          </table:table-cell>
          <table:table-cell table:formula="of:=[.G133]-[.G$1]/400" office:value-type="float" office:value="0">
            <text:p>0.000000</text:p>
          </table:table-cell>
          <table:table-cell table:formula="of:=[.H133]-[.H$1]/400" office:value-type="float" office:value="0">
            <text:p>0.000000</text:p>
          </table:table-cell>
          <table:table-cell table:formula="of:=[.I133]-[.I$1]/400" office:value-type="float" office:value="-0.253817542499997">
            <text:p>-0.253818</text:p>
          </table:table-cell>
          <table:table-cell table:formula="of:=[.J133]-[.J$1]/400" office:value-type="float" office:value="0.507635084999994">
            <text:p>0.507635</text:p>
          </table:table-cell>
          <table:table-cell table:formula="of:=[.K133]-[.K$1]/400" office:value-type="float" office:value="-0.253817542499997">
            <text:p>-0.253818</text:p>
          </table:table-cell>
          <table:table-cell table:formula="of:=[.L133]-[.L$1]/400" office:value-type="float" office:value="0">
            <text:p>0.000000</text:p>
          </table:table-cell>
          <table:table-cell table:formula="of:=[.M133]-[.M$1]/400" office:value-type="float" office:value="0.1165007775">
            <text:p>0.116501</text:p>
          </table:table-cell>
          <table:table-cell table:formula="of:=[.N133]-[.N$1]/400" office:value-type="float" office:value="-0.1165007775">
            <text:p>-0.116501</text:p>
          </table:table-cell>
          <table:table-cell table:formula="of:=[.O133]-[.O$1]/400" office:value-type="float" office:value="0">
            <text:p>0.000000</text:p>
          </table:table-cell>
          <table:table-cell table:formula="of:=[.P133]-[.P$1]/400" office:value-type="float" office:value="-0.349502332499997">
            <text:p>-0.349502</text:p>
          </table:table-cell>
          <table:table-cell table:formula="of:=[.Q133]-[.Q$1]/400" office:value-type="float" office:value="0">
            <text:p>0.000000</text:p>
          </table:table-cell>
          <table:table-cell table:formula="of:=[.R133]-[.R$1]/400" office:value-type="float" office:value="0">
            <text:p>0.000000</text:p>
          </table:table-cell>
          <table:table-cell table:formula="of:=[.S133]-[.S$1]/400" office:value-type="float" office:value="0">
            <text:p>0.000000</text:p>
          </table:table-cell>
          <table:table-cell table:formula="of:=[.T133]-[.T$1]/400" office:value-type="float" office:value="0.1165007775">
            <text:p>0.116501</text:p>
          </table:table-cell>
          <table:table-cell table:formula="of:=[.U133]-[.U$1]/400" office:value-type="float" office:value="0.1165007775">
            <text:p>0.116501</text:p>
          </table:table-cell>
          <table:table-cell table:formula="of:=[.V133]-[.V$1]/400" office:value-type="float" office:value="0">
            <text:p>0.000000</text:p>
          </table:table-cell>
          <table:table-cell table:formula="of:=[.W133]-[.W$1]/400" office:value-type="float" office:value="-0.349502332499997">
            <text:p>-0.349502</text:p>
          </table:table-cell>
          <table:table-cell table:formula="of:=[.X133]-[.X$1]/400" office:value-type="float" office:value="0">
            <text:p>0.000000</text:p>
          </table:table-cell>
          <table:table-cell table:formula="of:=[.Y133]-[.Y$1]/400" office:value-type="float" office:value="0">
            <text:p>0.000000</text:p>
          </table:table-cell>
          <table:table-cell table:formula="of:=[.Z133]-[.Z$1]/400" office:value-type="float" office:value="0">
            <text:p>0.000000</text:p>
          </table:table-cell>
          <table:table-cell table:formula="of:=[.AA133]-[.AA$1]/400" office:value-type="float" office:value="0">
            <text:p>0.000000</text:p>
          </table:table-cell>
          <table:table-cell table:formula="of:=[.AB133]-[.AB$1]/400" office:value-type="float" office:value="0">
            <text:p>0.000000</text:p>
          </table:table-cell>
          <table:table-cell table:formula="of:=[.AC133]-[.AC$1]/400" office:value-type="float" office:value="0">
            <text:p>0.000000</text:p>
          </table:table-cell>
          <table:table-cell table:formula="of:=[.AD133]-[.AD$1]/400" office:value-type="float" office:value="0">
            <text:p>0.000000</text:p>
          </table:table-cell>
        </table:table-row>
        <table:table-row table:style-name="ro1">
          <table:table-cell table:formula="of:=[.A134]-[.A$1]/400" office:value-type="float" office:value="0">
            <text:p>0.000000</text:p>
          </table:table-cell>
          <table:table-cell table:formula="of:=[.B134]-[.B$1]/400" office:value-type="float" office:value="0">
            <text:p>0.000000</text:p>
          </table:table-cell>
          <table:table-cell table:formula="of:=[.C134]-[.C$1]/400" office:value-type="float" office:value="-0.252866914999997">
            <text:p>-0.252867</text:p>
          </table:table-cell>
          <table:table-cell table:formula="of:=[.D134]-[.D$1]/400" office:value-type="float" office:value="0.505733829999994">
            <text:p>0.505734</text:p>
          </table:table-cell>
          <table:table-cell table:formula="of:=[.E134]-[.E$1]/400" office:value-type="float" office:value="-0.252866914999997">
            <text:p>-0.252867</text:p>
          </table:table-cell>
          <table:table-cell table:formula="of:=[.F134]-[.F$1]/400" office:value-type="float" office:value="0">
            <text:p>0.000000</text:p>
          </table:table-cell>
          <table:table-cell table:formula="of:=[.G134]-[.G$1]/400" office:value-type="float" office:value="0">
            <text:p>0.000000</text:p>
          </table:table-cell>
          <table:table-cell table:formula="of:=[.H134]-[.H$1]/400" office:value-type="float" office:value="0">
            <text:p>0.000000</text:p>
          </table:table-cell>
          <table:table-cell table:formula="of:=[.I134]-[.I$1]/400" office:value-type="float" office:value="-0.252866914999997">
            <text:p>-0.252867</text:p>
          </table:table-cell>
          <table:table-cell table:formula="of:=[.J134]-[.J$1]/400" office:value-type="float" office:value="0.505733829999994">
            <text:p>0.505734</text:p>
          </table:table-cell>
          <table:table-cell table:formula="of:=[.K134]-[.K$1]/400" office:value-type="float" office:value="-0.252866914999997">
            <text:p>-0.252867</text:p>
          </table:table-cell>
          <table:table-cell table:formula="of:=[.L134]-[.L$1]/400" office:value-type="float" office:value="0">
            <text:p>0.000000</text:p>
          </table:table-cell>
          <table:table-cell table:formula="of:=[.M134]-[.M$1]/400" office:value-type="float" office:value="0.116064445">
            <text:p>0.116064</text:p>
          </table:table-cell>
          <table:table-cell table:formula="of:=[.N134]-[.N$1]/400" office:value-type="float" office:value="-0.116064445">
            <text:p>-0.116064</text:p>
          </table:table-cell>
          <table:table-cell table:formula="of:=[.O134]-[.O$1]/400" office:value-type="float" office:value="0">
            <text:p>0.000000</text:p>
          </table:table-cell>
          <table:table-cell table:formula="of:=[.P134]-[.P$1]/400" office:value-type="float" office:value="-0.348193334999997">
            <text:p>-0.348193</text:p>
          </table:table-cell>
          <table:table-cell table:formula="of:=[.Q134]-[.Q$1]/400" office:value-type="float" office:value="0">
            <text:p>0.000000</text:p>
          </table:table-cell>
          <table:table-cell table:formula="of:=[.R134]-[.R$1]/400" office:value-type="float" office:value="0">
            <text:p>0.000000</text:p>
          </table:table-cell>
          <table:table-cell table:formula="of:=[.S134]-[.S$1]/400" office:value-type="float" office:value="0">
            <text:p>0.000000</text:p>
          </table:table-cell>
          <table:table-cell table:formula="of:=[.T134]-[.T$1]/400" office:value-type="float" office:value="0.116064445">
            <text:p>0.116064</text:p>
          </table:table-cell>
          <table:table-cell table:formula="of:=[.U134]-[.U$1]/400" office:value-type="float" office:value="0.116064445">
            <text:p>0.116064</text:p>
          </table:table-cell>
          <table:table-cell table:formula="of:=[.V134]-[.V$1]/400" office:value-type="float" office:value="0">
            <text:p>0.000000</text:p>
          </table:table-cell>
          <table:table-cell table:formula="of:=[.W134]-[.W$1]/400" office:value-type="float" office:value="-0.348193334999997">
            <text:p>-0.348193</text:p>
          </table:table-cell>
          <table:table-cell table:formula="of:=[.X134]-[.X$1]/400" office:value-type="float" office:value="0">
            <text:p>0.000000</text:p>
          </table:table-cell>
          <table:table-cell table:formula="of:=[.Y134]-[.Y$1]/400" office:value-type="float" office:value="0">
            <text:p>0.000000</text:p>
          </table:table-cell>
          <table:table-cell table:formula="of:=[.Z134]-[.Z$1]/400" office:value-type="float" office:value="0">
            <text:p>0.000000</text:p>
          </table:table-cell>
          <table:table-cell table:formula="of:=[.AA134]-[.AA$1]/400" office:value-type="float" office:value="0">
            <text:p>0.000000</text:p>
          </table:table-cell>
          <table:table-cell table:formula="of:=[.AB134]-[.AB$1]/400" office:value-type="float" office:value="0">
            <text:p>0.000000</text:p>
          </table:table-cell>
          <table:table-cell table:formula="of:=[.AC134]-[.AC$1]/400" office:value-type="float" office:value="0">
            <text:p>0.000000</text:p>
          </table:table-cell>
          <table:table-cell table:formula="of:=[.AD134]-[.AD$1]/400" office:value-type="float" office:value="0">
            <text:p>0.000000</text:p>
          </table:table-cell>
        </table:table-row>
        <table:table-row table:style-name="ro1">
          <table:table-cell table:formula="of:=[.A135]-[.A$1]/400" office:value-type="float" office:value="0">
            <text:p>0.000000</text:p>
          </table:table-cell>
          <table:table-cell table:formula="of:=[.B135]-[.B$1]/400" office:value-type="float" office:value="0">
            <text:p>0.000000</text:p>
          </table:table-cell>
          <table:table-cell table:formula="of:=[.C135]-[.C$1]/400" office:value-type="float" office:value="-0.251916287499997">
            <text:p>-0.251916</text:p>
          </table:table-cell>
          <table:table-cell table:formula="of:=[.D135]-[.D$1]/400" office:value-type="float" office:value="0.503832574999994">
            <text:p>0.503833</text:p>
          </table:table-cell>
          <table:table-cell table:formula="of:=[.E135]-[.E$1]/400" office:value-type="float" office:value="-0.251916287499997">
            <text:p>-0.251916</text:p>
          </table:table-cell>
          <table:table-cell table:formula="of:=[.F135]-[.F$1]/400" office:value-type="float" office:value="0">
            <text:p>0.000000</text:p>
          </table:table-cell>
          <table:table-cell table:formula="of:=[.G135]-[.G$1]/400" office:value-type="float" office:value="0">
            <text:p>0.000000</text:p>
          </table:table-cell>
          <table:table-cell table:formula="of:=[.H135]-[.H$1]/400" office:value-type="float" office:value="0">
            <text:p>0.000000</text:p>
          </table:table-cell>
          <table:table-cell table:formula="of:=[.I135]-[.I$1]/400" office:value-type="float" office:value="-0.251916287499997">
            <text:p>-0.251916</text:p>
          </table:table-cell>
          <table:table-cell table:formula="of:=[.J135]-[.J$1]/400" office:value-type="float" office:value="0.503832574999994">
            <text:p>0.503833</text:p>
          </table:table-cell>
          <table:table-cell table:formula="of:=[.K135]-[.K$1]/400" office:value-type="float" office:value="-0.251916287499997">
            <text:p>-0.251916</text:p>
          </table:table-cell>
          <table:table-cell table:formula="of:=[.L135]-[.L$1]/400" office:value-type="float" office:value="0">
            <text:p>0.000000</text:p>
          </table:table-cell>
          <table:table-cell table:formula="of:=[.M135]-[.M$1]/400" office:value-type="float" office:value="0.1156281125">
            <text:p>0.115628</text:p>
          </table:table-cell>
          <table:table-cell table:formula="of:=[.N135]-[.N$1]/400" office:value-type="float" office:value="-0.1156281125">
            <text:p>-0.115628</text:p>
          </table:table-cell>
          <table:table-cell table:formula="of:=[.O135]-[.O$1]/400" office:value-type="float" office:value="0">
            <text:p>0.000000</text:p>
          </table:table-cell>
          <table:table-cell table:formula="of:=[.P135]-[.P$1]/400" office:value-type="float" office:value="-0.346884337499997">
            <text:p>-0.346884</text:p>
          </table:table-cell>
          <table:table-cell table:formula="of:=[.Q135]-[.Q$1]/400" office:value-type="float" office:value="0">
            <text:p>0.000000</text:p>
          </table:table-cell>
          <table:table-cell table:formula="of:=[.R135]-[.R$1]/400" office:value-type="float" office:value="0">
            <text:p>0.000000</text:p>
          </table:table-cell>
          <table:table-cell table:formula="of:=[.S135]-[.S$1]/400" office:value-type="float" office:value="0">
            <text:p>0.000000</text:p>
          </table:table-cell>
          <table:table-cell table:formula="of:=[.T135]-[.T$1]/400" office:value-type="float" office:value="0.1156281125">
            <text:p>0.115628</text:p>
          </table:table-cell>
          <table:table-cell table:formula="of:=[.U135]-[.U$1]/400" office:value-type="float" office:value="0.1156281125">
            <text:p>0.115628</text:p>
          </table:table-cell>
          <table:table-cell table:formula="of:=[.V135]-[.V$1]/400" office:value-type="float" office:value="0">
            <text:p>0.000000</text:p>
          </table:table-cell>
          <table:table-cell table:formula="of:=[.W135]-[.W$1]/400" office:value-type="float" office:value="-0.346884337499997">
            <text:p>-0.346884</text:p>
          </table:table-cell>
          <table:table-cell table:formula="of:=[.X135]-[.X$1]/400" office:value-type="float" office:value="0">
            <text:p>0.000000</text:p>
          </table:table-cell>
          <table:table-cell table:formula="of:=[.Y135]-[.Y$1]/400" office:value-type="float" office:value="0">
            <text:p>0.000000</text:p>
          </table:table-cell>
          <table:table-cell table:formula="of:=[.Z135]-[.Z$1]/400" office:value-type="float" office:value="0">
            <text:p>0.000000</text:p>
          </table:table-cell>
          <table:table-cell table:formula="of:=[.AA135]-[.AA$1]/400" office:value-type="float" office:value="0">
            <text:p>0.000000</text:p>
          </table:table-cell>
          <table:table-cell table:formula="of:=[.AB135]-[.AB$1]/400" office:value-type="float" office:value="0">
            <text:p>0.000000</text:p>
          </table:table-cell>
          <table:table-cell table:formula="of:=[.AC135]-[.AC$1]/400" office:value-type="float" office:value="0">
            <text:p>0.000000</text:p>
          </table:table-cell>
          <table:table-cell table:formula="of:=[.AD135]-[.AD$1]/400" office:value-type="float" office:value="0">
            <text:p>0.000000</text:p>
          </table:table-cell>
        </table:table-row>
        <table:table-row table:style-name="ro1">
          <table:table-cell table:formula="of:=[.A136]-[.A$1]/400" office:value-type="float" office:value="0">
            <text:p>0.000000</text:p>
          </table:table-cell>
          <table:table-cell table:formula="of:=[.B136]-[.B$1]/400" office:value-type="float" office:value="0">
            <text:p>0.000000</text:p>
          </table:table-cell>
          <table:table-cell table:formula="of:=[.C136]-[.C$1]/400" office:value-type="float" office:value="-0.250965659999997">
            <text:p>-0.250966</text:p>
          </table:table-cell>
          <table:table-cell table:formula="of:=[.D136]-[.D$1]/400" office:value-type="float" office:value="0.501931319999994">
            <text:p>0.501931</text:p>
          </table:table-cell>
          <table:table-cell table:formula="of:=[.E136]-[.E$1]/400" office:value-type="float" office:value="-0.250965659999997">
            <text:p>-0.250966</text:p>
          </table:table-cell>
          <table:table-cell table:formula="of:=[.F136]-[.F$1]/400" office:value-type="float" office:value="0">
            <text:p>0.000000</text:p>
          </table:table-cell>
          <table:table-cell table:formula="of:=[.G136]-[.G$1]/400" office:value-type="float" office:value="0">
            <text:p>0.000000</text:p>
          </table:table-cell>
          <table:table-cell table:formula="of:=[.H136]-[.H$1]/400" office:value-type="float" office:value="0">
            <text:p>0.000000</text:p>
          </table:table-cell>
          <table:table-cell table:formula="of:=[.I136]-[.I$1]/400" office:value-type="float" office:value="-0.250965659999997">
            <text:p>-0.250966</text:p>
          </table:table-cell>
          <table:table-cell table:formula="of:=[.J136]-[.J$1]/400" office:value-type="float" office:value="0.501931319999994">
            <text:p>0.501931</text:p>
          </table:table-cell>
          <table:table-cell table:formula="of:=[.K136]-[.K$1]/400" office:value-type="float" office:value="-0.250965659999997">
            <text:p>-0.250966</text:p>
          </table:table-cell>
          <table:table-cell table:formula="of:=[.L136]-[.L$1]/400" office:value-type="float" office:value="0">
            <text:p>0.000000</text:p>
          </table:table-cell>
          <table:table-cell table:formula="of:=[.M136]-[.M$1]/400" office:value-type="float" office:value="0.11519178">
            <text:p>0.115192</text:p>
          </table:table-cell>
          <table:table-cell table:formula="of:=[.N136]-[.N$1]/400" office:value-type="float" office:value="-0.11519178">
            <text:p>-0.115192</text:p>
          </table:table-cell>
          <table:table-cell table:formula="of:=[.O136]-[.O$1]/400" office:value-type="float" office:value="0">
            <text:p>0.000000</text:p>
          </table:table-cell>
          <table:table-cell table:formula="of:=[.P136]-[.P$1]/400" office:value-type="float" office:value="-0.345575339999997">
            <text:p>-0.345575</text:p>
          </table:table-cell>
          <table:table-cell table:formula="of:=[.Q136]-[.Q$1]/400" office:value-type="float" office:value="0">
            <text:p>0.000000</text:p>
          </table:table-cell>
          <table:table-cell table:formula="of:=[.R136]-[.R$1]/400" office:value-type="float" office:value="0">
            <text:p>0.000000</text:p>
          </table:table-cell>
          <table:table-cell table:formula="of:=[.S136]-[.S$1]/400" office:value-type="float" office:value="0">
            <text:p>0.000000</text:p>
          </table:table-cell>
          <table:table-cell table:formula="of:=[.T136]-[.T$1]/400" office:value-type="float" office:value="0.11519178">
            <text:p>0.115192</text:p>
          </table:table-cell>
          <table:table-cell table:formula="of:=[.U136]-[.U$1]/400" office:value-type="float" office:value="0.11519178">
            <text:p>0.115192</text:p>
          </table:table-cell>
          <table:table-cell table:formula="of:=[.V136]-[.V$1]/400" office:value-type="float" office:value="0">
            <text:p>0.000000</text:p>
          </table:table-cell>
          <table:table-cell table:formula="of:=[.W136]-[.W$1]/400" office:value-type="float" office:value="-0.345575339999997">
            <text:p>-0.345575</text:p>
          </table:table-cell>
          <table:table-cell table:formula="of:=[.X136]-[.X$1]/400" office:value-type="float" office:value="0">
            <text:p>0.000000</text:p>
          </table:table-cell>
          <table:table-cell table:formula="of:=[.Y136]-[.Y$1]/400" office:value-type="float" office:value="0">
            <text:p>0.000000</text:p>
          </table:table-cell>
          <table:table-cell table:formula="of:=[.Z136]-[.Z$1]/400" office:value-type="float" office:value="0">
            <text:p>0.000000</text:p>
          </table:table-cell>
          <table:table-cell table:formula="of:=[.AA136]-[.AA$1]/400" office:value-type="float" office:value="0">
            <text:p>0.000000</text:p>
          </table:table-cell>
          <table:table-cell table:formula="of:=[.AB136]-[.AB$1]/400" office:value-type="float" office:value="0">
            <text:p>0.000000</text:p>
          </table:table-cell>
          <table:table-cell table:formula="of:=[.AC136]-[.AC$1]/400" office:value-type="float" office:value="0">
            <text:p>0.000000</text:p>
          </table:table-cell>
          <table:table-cell table:formula="of:=[.AD136]-[.AD$1]/400" office:value-type="float" office:value="0">
            <text:p>0.000000</text:p>
          </table:table-cell>
        </table:table-row>
        <table:table-row table:style-name="ro1">
          <table:table-cell table:formula="of:=[.A137]-[.A$1]/400" office:value-type="float" office:value="0">
            <text:p>0.000000</text:p>
          </table:table-cell>
          <table:table-cell table:formula="of:=[.B137]-[.B$1]/400" office:value-type="float" office:value="0">
            <text:p>0.000000</text:p>
          </table:table-cell>
          <table:table-cell table:formula="of:=[.C137]-[.C$1]/400" office:value-type="float" office:value="-0.250015032499997">
            <text:p>-0.250015</text:p>
          </table:table-cell>
          <table:table-cell table:formula="of:=[.D137]-[.D$1]/400" office:value-type="float" office:value="0.500030064999994">
            <text:p>0.500030</text:p>
          </table:table-cell>
          <table:table-cell table:formula="of:=[.E137]-[.E$1]/400" office:value-type="float" office:value="-0.250015032499997">
            <text:p>-0.250015</text:p>
          </table:table-cell>
          <table:table-cell table:formula="of:=[.F137]-[.F$1]/400" office:value-type="float" office:value="0">
            <text:p>0.000000</text:p>
          </table:table-cell>
          <table:table-cell table:formula="of:=[.G137]-[.G$1]/400" office:value-type="float" office:value="0">
            <text:p>0.000000</text:p>
          </table:table-cell>
          <table:table-cell table:formula="of:=[.H137]-[.H$1]/400" office:value-type="float" office:value="0">
            <text:p>0.000000</text:p>
          </table:table-cell>
          <table:table-cell table:formula="of:=[.I137]-[.I$1]/400" office:value-type="float" office:value="-0.250015032499997">
            <text:p>-0.250015</text:p>
          </table:table-cell>
          <table:table-cell table:formula="of:=[.J137]-[.J$1]/400" office:value-type="float" office:value="0.500030064999994">
            <text:p>0.500030</text:p>
          </table:table-cell>
          <table:table-cell table:formula="of:=[.K137]-[.K$1]/400" office:value-type="float" office:value="-0.250015032499997">
            <text:p>-0.250015</text:p>
          </table:table-cell>
          <table:table-cell table:formula="of:=[.L137]-[.L$1]/400" office:value-type="float" office:value="0">
            <text:p>0.000000</text:p>
          </table:table-cell>
          <table:table-cell table:formula="of:=[.M137]-[.M$1]/400" office:value-type="float" office:value="0.1147554475">
            <text:p>0.114755</text:p>
          </table:table-cell>
          <table:table-cell table:formula="of:=[.N137]-[.N$1]/400" office:value-type="float" office:value="-0.1147554475">
            <text:p>-0.114755</text:p>
          </table:table-cell>
          <table:table-cell table:formula="of:=[.O137]-[.O$1]/400" office:value-type="float" office:value="0">
            <text:p>0.000000</text:p>
          </table:table-cell>
          <table:table-cell table:formula="of:=[.P137]-[.P$1]/400" office:value-type="float" office:value="-0.344266342499997">
            <text:p>-0.344266</text:p>
          </table:table-cell>
          <table:table-cell table:formula="of:=[.Q137]-[.Q$1]/400" office:value-type="float" office:value="0">
            <text:p>0.000000</text:p>
          </table:table-cell>
          <table:table-cell table:formula="of:=[.R137]-[.R$1]/400" office:value-type="float" office:value="0">
            <text:p>0.000000</text:p>
          </table:table-cell>
          <table:table-cell table:formula="of:=[.S137]-[.S$1]/400" office:value-type="float" office:value="0">
            <text:p>0.000000</text:p>
          </table:table-cell>
          <table:table-cell table:formula="of:=[.T137]-[.T$1]/400" office:value-type="float" office:value="0.1147554475">
            <text:p>0.114755</text:p>
          </table:table-cell>
          <table:table-cell table:formula="of:=[.U137]-[.U$1]/400" office:value-type="float" office:value="0.1147554475">
            <text:p>0.114755</text:p>
          </table:table-cell>
          <table:table-cell table:formula="of:=[.V137]-[.V$1]/400" office:value-type="float" office:value="0">
            <text:p>0.000000</text:p>
          </table:table-cell>
          <table:table-cell table:formula="of:=[.W137]-[.W$1]/400" office:value-type="float" office:value="-0.344266342499997">
            <text:p>-0.344266</text:p>
          </table:table-cell>
          <table:table-cell table:formula="of:=[.X137]-[.X$1]/400" office:value-type="float" office:value="0">
            <text:p>0.000000</text:p>
          </table:table-cell>
          <table:table-cell table:formula="of:=[.Y137]-[.Y$1]/400" office:value-type="float" office:value="0">
            <text:p>0.000000</text:p>
          </table:table-cell>
          <table:table-cell table:formula="of:=[.Z137]-[.Z$1]/400" office:value-type="float" office:value="0">
            <text:p>0.000000</text:p>
          </table:table-cell>
          <table:table-cell table:formula="of:=[.AA137]-[.AA$1]/400" office:value-type="float" office:value="0">
            <text:p>0.000000</text:p>
          </table:table-cell>
          <table:table-cell table:formula="of:=[.AB137]-[.AB$1]/400" office:value-type="float" office:value="0">
            <text:p>0.000000</text:p>
          </table:table-cell>
          <table:table-cell table:formula="of:=[.AC137]-[.AC$1]/400" office:value-type="float" office:value="0">
            <text:p>0.000000</text:p>
          </table:table-cell>
          <table:table-cell table:formula="of:=[.AD137]-[.AD$1]/400" office:value-type="float" office:value="0">
            <text:p>0.000000</text:p>
          </table:table-cell>
        </table:table-row>
        <table:table-row table:style-name="ro1">
          <table:table-cell table:formula="of:=[.A138]-[.A$1]/400" office:value-type="float" office:value="0">
            <text:p>0.000000</text:p>
          </table:table-cell>
          <table:table-cell table:formula="of:=[.B138]-[.B$1]/400" office:value-type="float" office:value="0">
            <text:p>0.000000</text:p>
          </table:table-cell>
          <table:table-cell table:formula="of:=[.C138]-[.C$1]/400" office:value-type="float" office:value="-0.249064404999997">
            <text:p>-0.249064</text:p>
          </table:table-cell>
          <table:table-cell table:formula="of:=[.D138]-[.D$1]/400" office:value-type="float" office:value="0.498128809999994">
            <text:p>0.498129</text:p>
          </table:table-cell>
          <table:table-cell table:formula="of:=[.E138]-[.E$1]/400" office:value-type="float" office:value="-0.249064404999997">
            <text:p>-0.249064</text:p>
          </table:table-cell>
          <table:table-cell table:formula="of:=[.F138]-[.F$1]/400" office:value-type="float" office:value="0">
            <text:p>0.000000</text:p>
          </table:table-cell>
          <table:table-cell table:formula="of:=[.G138]-[.G$1]/400" office:value-type="float" office:value="0">
            <text:p>0.000000</text:p>
          </table:table-cell>
          <table:table-cell table:formula="of:=[.H138]-[.H$1]/400" office:value-type="float" office:value="0">
            <text:p>0.000000</text:p>
          </table:table-cell>
          <table:table-cell table:formula="of:=[.I138]-[.I$1]/400" office:value-type="float" office:value="-0.249064404999997">
            <text:p>-0.249064</text:p>
          </table:table-cell>
          <table:table-cell table:formula="of:=[.J138]-[.J$1]/400" office:value-type="float" office:value="0.498128809999994">
            <text:p>0.498129</text:p>
          </table:table-cell>
          <table:table-cell table:formula="of:=[.K138]-[.K$1]/400" office:value-type="float" office:value="-0.249064404999997">
            <text:p>-0.249064</text:p>
          </table:table-cell>
          <table:table-cell table:formula="of:=[.L138]-[.L$1]/400" office:value-type="float" office:value="0">
            <text:p>0.000000</text:p>
          </table:table-cell>
          <table:table-cell table:formula="of:=[.M138]-[.M$1]/400" office:value-type="float" office:value="0.114319115">
            <text:p>0.114319</text:p>
          </table:table-cell>
          <table:table-cell table:formula="of:=[.N138]-[.N$1]/400" office:value-type="float" office:value="-0.114319115">
            <text:p>-0.114319</text:p>
          </table:table-cell>
          <table:table-cell table:formula="of:=[.O138]-[.O$1]/400" office:value-type="float" office:value="0">
            <text:p>0.000000</text:p>
          </table:table-cell>
          <table:table-cell table:formula="of:=[.P138]-[.P$1]/400" office:value-type="float" office:value="-0.342957344999997">
            <text:p>-0.342957</text:p>
          </table:table-cell>
          <table:table-cell table:formula="of:=[.Q138]-[.Q$1]/400" office:value-type="float" office:value="0">
            <text:p>0.000000</text:p>
          </table:table-cell>
          <table:table-cell table:formula="of:=[.R138]-[.R$1]/400" office:value-type="float" office:value="0">
            <text:p>0.000000</text:p>
          </table:table-cell>
          <table:table-cell table:formula="of:=[.S138]-[.S$1]/400" office:value-type="float" office:value="0">
            <text:p>0.000000</text:p>
          </table:table-cell>
          <table:table-cell table:formula="of:=[.T138]-[.T$1]/400" office:value-type="float" office:value="0.114319115">
            <text:p>0.114319</text:p>
          </table:table-cell>
          <table:table-cell table:formula="of:=[.U138]-[.U$1]/400" office:value-type="float" office:value="0.114319115">
            <text:p>0.114319</text:p>
          </table:table-cell>
          <table:table-cell table:formula="of:=[.V138]-[.V$1]/400" office:value-type="float" office:value="0">
            <text:p>0.000000</text:p>
          </table:table-cell>
          <table:table-cell table:formula="of:=[.W138]-[.W$1]/400" office:value-type="float" office:value="-0.342957344999997">
            <text:p>-0.342957</text:p>
          </table:table-cell>
          <table:table-cell table:formula="of:=[.X138]-[.X$1]/400" office:value-type="float" office:value="0">
            <text:p>0.000000</text:p>
          </table:table-cell>
          <table:table-cell table:formula="of:=[.Y138]-[.Y$1]/400" office:value-type="float" office:value="0">
            <text:p>0.000000</text:p>
          </table:table-cell>
          <table:table-cell table:formula="of:=[.Z138]-[.Z$1]/400" office:value-type="float" office:value="0">
            <text:p>0.000000</text:p>
          </table:table-cell>
          <table:table-cell table:formula="of:=[.AA138]-[.AA$1]/400" office:value-type="float" office:value="0">
            <text:p>0.000000</text:p>
          </table:table-cell>
          <table:table-cell table:formula="of:=[.AB138]-[.AB$1]/400" office:value-type="float" office:value="0">
            <text:p>0.000000</text:p>
          </table:table-cell>
          <table:table-cell table:formula="of:=[.AC138]-[.AC$1]/400" office:value-type="float" office:value="0">
            <text:p>0.000000</text:p>
          </table:table-cell>
          <table:table-cell table:formula="of:=[.AD138]-[.AD$1]/400" office:value-type="float" office:value="0">
            <text:p>0.000000</text:p>
          </table:table-cell>
        </table:table-row>
        <table:table-row table:style-name="ro1">
          <table:table-cell table:formula="of:=[.A139]-[.A$1]/400" office:value-type="float" office:value="0">
            <text:p>0.000000</text:p>
          </table:table-cell>
          <table:table-cell table:formula="of:=[.B139]-[.B$1]/400" office:value-type="float" office:value="0">
            <text:p>0.000000</text:p>
          </table:table-cell>
          <table:table-cell table:formula="of:=[.C139]-[.C$1]/400" office:value-type="float" office:value="-0.248113777499997">
            <text:p>-0.248114</text:p>
          </table:table-cell>
          <table:table-cell table:formula="of:=[.D139]-[.D$1]/400" office:value-type="float" office:value="0.496227554999994">
            <text:p>0.496228</text:p>
          </table:table-cell>
          <table:table-cell table:formula="of:=[.E139]-[.E$1]/400" office:value-type="float" office:value="-0.248113777499997">
            <text:p>-0.248114</text:p>
          </table:table-cell>
          <table:table-cell table:formula="of:=[.F139]-[.F$1]/400" office:value-type="float" office:value="0">
            <text:p>0.000000</text:p>
          </table:table-cell>
          <table:table-cell table:formula="of:=[.G139]-[.G$1]/400" office:value-type="float" office:value="0">
            <text:p>0.000000</text:p>
          </table:table-cell>
          <table:table-cell table:formula="of:=[.H139]-[.H$1]/400" office:value-type="float" office:value="0">
            <text:p>0.000000</text:p>
          </table:table-cell>
          <table:table-cell table:formula="of:=[.I139]-[.I$1]/400" office:value-type="float" office:value="-0.248113777499997">
            <text:p>-0.248114</text:p>
          </table:table-cell>
          <table:table-cell table:formula="of:=[.J139]-[.J$1]/400" office:value-type="float" office:value="0.496227554999994">
            <text:p>0.496228</text:p>
          </table:table-cell>
          <table:table-cell table:formula="of:=[.K139]-[.K$1]/400" office:value-type="float" office:value="-0.248113777499997">
            <text:p>-0.248114</text:p>
          </table:table-cell>
          <table:table-cell table:formula="of:=[.L139]-[.L$1]/400" office:value-type="float" office:value="0">
            <text:p>0.000000</text:p>
          </table:table-cell>
          <table:table-cell table:formula="of:=[.M139]-[.M$1]/400" office:value-type="float" office:value="0.1138827825">
            <text:p>0.113883</text:p>
          </table:table-cell>
          <table:table-cell table:formula="of:=[.N139]-[.N$1]/400" office:value-type="float" office:value="-0.1138827825">
            <text:p>-0.113883</text:p>
          </table:table-cell>
          <table:table-cell table:formula="of:=[.O139]-[.O$1]/400" office:value-type="float" office:value="0">
            <text:p>0.000000</text:p>
          </table:table-cell>
          <table:table-cell table:formula="of:=[.P139]-[.P$1]/400" office:value-type="float" office:value="-0.341648347499997">
            <text:p>-0.341648</text:p>
          </table:table-cell>
          <table:table-cell table:formula="of:=[.Q139]-[.Q$1]/400" office:value-type="float" office:value="0">
            <text:p>0.000000</text:p>
          </table:table-cell>
          <table:table-cell table:formula="of:=[.R139]-[.R$1]/400" office:value-type="float" office:value="0">
            <text:p>0.000000</text:p>
          </table:table-cell>
          <table:table-cell table:formula="of:=[.S139]-[.S$1]/400" office:value-type="float" office:value="0">
            <text:p>0.000000</text:p>
          </table:table-cell>
          <table:table-cell table:formula="of:=[.T139]-[.T$1]/400" office:value-type="float" office:value="0.1138827825">
            <text:p>0.113883</text:p>
          </table:table-cell>
          <table:table-cell table:formula="of:=[.U139]-[.U$1]/400" office:value-type="float" office:value="0.1138827825">
            <text:p>0.113883</text:p>
          </table:table-cell>
          <table:table-cell table:formula="of:=[.V139]-[.V$1]/400" office:value-type="float" office:value="0">
            <text:p>0.000000</text:p>
          </table:table-cell>
          <table:table-cell table:formula="of:=[.W139]-[.W$1]/400" office:value-type="float" office:value="-0.341648347499997">
            <text:p>-0.341648</text:p>
          </table:table-cell>
          <table:table-cell table:formula="of:=[.X139]-[.X$1]/400" office:value-type="float" office:value="0">
            <text:p>0.000000</text:p>
          </table:table-cell>
          <table:table-cell table:formula="of:=[.Y139]-[.Y$1]/400" office:value-type="float" office:value="0">
            <text:p>0.000000</text:p>
          </table:table-cell>
          <table:table-cell table:formula="of:=[.Z139]-[.Z$1]/400" office:value-type="float" office:value="0">
            <text:p>0.000000</text:p>
          </table:table-cell>
          <table:table-cell table:formula="of:=[.AA139]-[.AA$1]/400" office:value-type="float" office:value="0">
            <text:p>0.000000</text:p>
          </table:table-cell>
          <table:table-cell table:formula="of:=[.AB139]-[.AB$1]/400" office:value-type="float" office:value="0">
            <text:p>0.000000</text:p>
          </table:table-cell>
          <table:table-cell table:formula="of:=[.AC139]-[.AC$1]/400" office:value-type="float" office:value="0">
            <text:p>0.000000</text:p>
          </table:table-cell>
          <table:table-cell table:formula="of:=[.AD139]-[.AD$1]/400" office:value-type="float" office:value="0">
            <text:p>0.000000</text:p>
          </table:table-cell>
        </table:table-row>
        <table:table-row table:style-name="ro1">
          <table:table-cell table:formula="of:=[.A140]-[.A$1]/400" office:value-type="float" office:value="0">
            <text:p>0.000000</text:p>
          </table:table-cell>
          <table:table-cell table:formula="of:=[.B140]-[.B$1]/400" office:value-type="float" office:value="0">
            <text:p>0.000000</text:p>
          </table:table-cell>
          <table:table-cell table:formula="of:=[.C140]-[.C$1]/400" office:value-type="float" office:value="-0.247163149999997">
            <text:p>-0.247163</text:p>
          </table:table-cell>
          <table:table-cell table:formula="of:=[.D140]-[.D$1]/400" office:value-type="float" office:value="0.494326299999994">
            <text:p>0.494326</text:p>
          </table:table-cell>
          <table:table-cell table:formula="of:=[.E140]-[.E$1]/400" office:value-type="float" office:value="-0.247163149999997">
            <text:p>-0.247163</text:p>
          </table:table-cell>
          <table:table-cell table:formula="of:=[.F140]-[.F$1]/400" office:value-type="float" office:value="0">
            <text:p>0.000000</text:p>
          </table:table-cell>
          <table:table-cell table:formula="of:=[.G140]-[.G$1]/400" office:value-type="float" office:value="0">
            <text:p>0.000000</text:p>
          </table:table-cell>
          <table:table-cell table:formula="of:=[.H140]-[.H$1]/400" office:value-type="float" office:value="0">
            <text:p>0.000000</text:p>
          </table:table-cell>
          <table:table-cell table:formula="of:=[.I140]-[.I$1]/400" office:value-type="float" office:value="-0.247163149999997">
            <text:p>-0.247163</text:p>
          </table:table-cell>
          <table:table-cell table:formula="of:=[.J140]-[.J$1]/400" office:value-type="float" office:value="0.494326299999994">
            <text:p>0.494326</text:p>
          </table:table-cell>
          <table:table-cell table:formula="of:=[.K140]-[.K$1]/400" office:value-type="float" office:value="-0.247163149999997">
            <text:p>-0.247163</text:p>
          </table:table-cell>
          <table:table-cell table:formula="of:=[.L140]-[.L$1]/400" office:value-type="float" office:value="0">
            <text:p>0.000000</text:p>
          </table:table-cell>
          <table:table-cell table:formula="of:=[.M140]-[.M$1]/400" office:value-type="float" office:value="0.11344645">
            <text:p>0.113446</text:p>
          </table:table-cell>
          <table:table-cell table:formula="of:=[.N140]-[.N$1]/400" office:value-type="float" office:value="-0.11344645">
            <text:p>-0.113446</text:p>
          </table:table-cell>
          <table:table-cell table:formula="of:=[.O140]-[.O$1]/400" office:value-type="float" office:value="0">
            <text:p>0.000000</text:p>
          </table:table-cell>
          <table:table-cell table:formula="of:=[.P140]-[.P$1]/400" office:value-type="float" office:value="-0.340339349999997">
            <text:p>-0.340339</text:p>
          </table:table-cell>
          <table:table-cell table:formula="of:=[.Q140]-[.Q$1]/400" office:value-type="float" office:value="0">
            <text:p>0.000000</text:p>
          </table:table-cell>
          <table:table-cell table:formula="of:=[.R140]-[.R$1]/400" office:value-type="float" office:value="0">
            <text:p>0.000000</text:p>
          </table:table-cell>
          <table:table-cell table:formula="of:=[.S140]-[.S$1]/400" office:value-type="float" office:value="0">
            <text:p>0.000000</text:p>
          </table:table-cell>
          <table:table-cell table:formula="of:=[.T140]-[.T$1]/400" office:value-type="float" office:value="0.11344645">
            <text:p>0.113446</text:p>
          </table:table-cell>
          <table:table-cell table:formula="of:=[.U140]-[.U$1]/400" office:value-type="float" office:value="0.11344645">
            <text:p>0.113446</text:p>
          </table:table-cell>
          <table:table-cell table:formula="of:=[.V140]-[.V$1]/400" office:value-type="float" office:value="0">
            <text:p>0.000000</text:p>
          </table:table-cell>
          <table:table-cell table:formula="of:=[.W140]-[.W$1]/400" office:value-type="float" office:value="-0.340339349999997">
            <text:p>-0.340339</text:p>
          </table:table-cell>
          <table:table-cell table:formula="of:=[.X140]-[.X$1]/400" office:value-type="float" office:value="0">
            <text:p>0.000000</text:p>
          </table:table-cell>
          <table:table-cell table:formula="of:=[.Y140]-[.Y$1]/400" office:value-type="float" office:value="0">
            <text:p>0.000000</text:p>
          </table:table-cell>
          <table:table-cell table:formula="of:=[.Z140]-[.Z$1]/400" office:value-type="float" office:value="0">
            <text:p>0.000000</text:p>
          </table:table-cell>
          <table:table-cell table:formula="of:=[.AA140]-[.AA$1]/400" office:value-type="float" office:value="0">
            <text:p>0.000000</text:p>
          </table:table-cell>
          <table:table-cell table:formula="of:=[.AB140]-[.AB$1]/400" office:value-type="float" office:value="0">
            <text:p>0.000000</text:p>
          </table:table-cell>
          <table:table-cell table:formula="of:=[.AC140]-[.AC$1]/400" office:value-type="float" office:value="0">
            <text:p>0.000000</text:p>
          </table:table-cell>
          <table:table-cell table:formula="of:=[.AD140]-[.AD$1]/400" office:value-type="float" office:value="0">
            <text:p>0.000000</text:p>
          </table:table-cell>
        </table:table-row>
        <table:table-row table:style-name="ro1">
          <table:table-cell table:formula="of:=[.A141]-[.A$1]/400" office:value-type="float" office:value="0">
            <text:p>0.000000</text:p>
          </table:table-cell>
          <table:table-cell table:formula="of:=[.B141]-[.B$1]/400" office:value-type="float" office:value="0">
            <text:p>0.000000</text:p>
          </table:table-cell>
          <table:table-cell table:formula="of:=[.C141]-[.C$1]/400" office:value-type="float" office:value="-0.246212522499997">
            <text:p>-0.246213</text:p>
          </table:table-cell>
          <table:table-cell table:formula="of:=[.D141]-[.D$1]/400" office:value-type="float" office:value="0.492425044999994">
            <text:p>0.492425</text:p>
          </table:table-cell>
          <table:table-cell table:formula="of:=[.E141]-[.E$1]/400" office:value-type="float" office:value="-0.246212522499997">
            <text:p>-0.246213</text:p>
          </table:table-cell>
          <table:table-cell table:formula="of:=[.F141]-[.F$1]/400" office:value-type="float" office:value="0">
            <text:p>0.000000</text:p>
          </table:table-cell>
          <table:table-cell table:formula="of:=[.G141]-[.G$1]/400" office:value-type="float" office:value="0">
            <text:p>0.000000</text:p>
          </table:table-cell>
          <table:table-cell table:formula="of:=[.H141]-[.H$1]/400" office:value-type="float" office:value="0">
            <text:p>0.000000</text:p>
          </table:table-cell>
          <table:table-cell table:formula="of:=[.I141]-[.I$1]/400" office:value-type="float" office:value="-0.246212522499997">
            <text:p>-0.246213</text:p>
          </table:table-cell>
          <table:table-cell table:formula="of:=[.J141]-[.J$1]/400" office:value-type="float" office:value="0.492425044999994">
            <text:p>0.492425</text:p>
          </table:table-cell>
          <table:table-cell table:formula="of:=[.K141]-[.K$1]/400" office:value-type="float" office:value="-0.246212522499997">
            <text:p>-0.246213</text:p>
          </table:table-cell>
          <table:table-cell table:formula="of:=[.L141]-[.L$1]/400" office:value-type="float" office:value="0">
            <text:p>0.000000</text:p>
          </table:table-cell>
          <table:table-cell table:formula="of:=[.M141]-[.M$1]/400" office:value-type="float" office:value="0.1130101175">
            <text:p>0.113010</text:p>
          </table:table-cell>
          <table:table-cell table:formula="of:=[.N141]-[.N$1]/400" office:value-type="float" office:value="-0.1130101175">
            <text:p>-0.113010</text:p>
          </table:table-cell>
          <table:table-cell table:formula="of:=[.O141]-[.O$1]/400" office:value-type="float" office:value="0">
            <text:p>0.000000</text:p>
          </table:table-cell>
          <table:table-cell table:formula="of:=[.P141]-[.P$1]/400" office:value-type="float" office:value="-0.339030352499997">
            <text:p>-0.339030</text:p>
          </table:table-cell>
          <table:table-cell table:formula="of:=[.Q141]-[.Q$1]/400" office:value-type="float" office:value="0">
            <text:p>0.000000</text:p>
          </table:table-cell>
          <table:table-cell table:formula="of:=[.R141]-[.R$1]/400" office:value-type="float" office:value="0">
            <text:p>0.000000</text:p>
          </table:table-cell>
          <table:table-cell table:formula="of:=[.S141]-[.S$1]/400" office:value-type="float" office:value="0">
            <text:p>0.000000</text:p>
          </table:table-cell>
          <table:table-cell table:formula="of:=[.T141]-[.T$1]/400" office:value-type="float" office:value="0.1130101175">
            <text:p>0.113010</text:p>
          </table:table-cell>
          <table:table-cell table:formula="of:=[.U141]-[.U$1]/400" office:value-type="float" office:value="0.1130101175">
            <text:p>0.113010</text:p>
          </table:table-cell>
          <table:table-cell table:formula="of:=[.V141]-[.V$1]/400" office:value-type="float" office:value="0">
            <text:p>0.000000</text:p>
          </table:table-cell>
          <table:table-cell table:formula="of:=[.W141]-[.W$1]/400" office:value-type="float" office:value="-0.339030352499997">
            <text:p>-0.339030</text:p>
          </table:table-cell>
          <table:table-cell table:formula="of:=[.X141]-[.X$1]/400" office:value-type="float" office:value="0">
            <text:p>0.000000</text:p>
          </table:table-cell>
          <table:table-cell table:formula="of:=[.Y141]-[.Y$1]/400" office:value-type="float" office:value="0">
            <text:p>0.000000</text:p>
          </table:table-cell>
          <table:table-cell table:formula="of:=[.Z141]-[.Z$1]/400" office:value-type="float" office:value="0">
            <text:p>0.000000</text:p>
          </table:table-cell>
          <table:table-cell table:formula="of:=[.AA141]-[.AA$1]/400" office:value-type="float" office:value="0">
            <text:p>0.000000</text:p>
          </table:table-cell>
          <table:table-cell table:formula="of:=[.AB141]-[.AB$1]/400" office:value-type="float" office:value="0">
            <text:p>0.000000</text:p>
          </table:table-cell>
          <table:table-cell table:formula="of:=[.AC141]-[.AC$1]/400" office:value-type="float" office:value="0">
            <text:p>0.000000</text:p>
          </table:table-cell>
          <table:table-cell table:formula="of:=[.AD141]-[.AD$1]/400" office:value-type="float" office:value="0">
            <text:p>0.000000</text:p>
          </table:table-cell>
        </table:table-row>
        <table:table-row table:style-name="ro1">
          <table:table-cell table:formula="of:=[.A142]-[.A$1]/400" office:value-type="float" office:value="0">
            <text:p>0.000000</text:p>
          </table:table-cell>
          <table:table-cell table:formula="of:=[.B142]-[.B$1]/400" office:value-type="float" office:value="0">
            <text:p>0.000000</text:p>
          </table:table-cell>
          <table:table-cell table:formula="of:=[.C142]-[.C$1]/400" office:value-type="float" office:value="-0.245261894999997">
            <text:p>-0.245262</text:p>
          </table:table-cell>
          <table:table-cell table:formula="of:=[.D142]-[.D$1]/400" office:value-type="float" office:value="0.490523789999994">
            <text:p>0.490524</text:p>
          </table:table-cell>
          <table:table-cell table:formula="of:=[.E142]-[.E$1]/400" office:value-type="float" office:value="-0.245261894999997">
            <text:p>-0.245262</text:p>
          </table:table-cell>
          <table:table-cell table:formula="of:=[.F142]-[.F$1]/400" office:value-type="float" office:value="0">
            <text:p>0.000000</text:p>
          </table:table-cell>
          <table:table-cell table:formula="of:=[.G142]-[.G$1]/400" office:value-type="float" office:value="0">
            <text:p>0.000000</text:p>
          </table:table-cell>
          <table:table-cell table:formula="of:=[.H142]-[.H$1]/400" office:value-type="float" office:value="0">
            <text:p>0.000000</text:p>
          </table:table-cell>
          <table:table-cell table:formula="of:=[.I142]-[.I$1]/400" office:value-type="float" office:value="-0.245261894999997">
            <text:p>-0.245262</text:p>
          </table:table-cell>
          <table:table-cell table:formula="of:=[.J142]-[.J$1]/400" office:value-type="float" office:value="0.490523789999994">
            <text:p>0.490524</text:p>
          </table:table-cell>
          <table:table-cell table:formula="of:=[.K142]-[.K$1]/400" office:value-type="float" office:value="-0.245261894999997">
            <text:p>-0.245262</text:p>
          </table:table-cell>
          <table:table-cell table:formula="of:=[.L142]-[.L$1]/400" office:value-type="float" office:value="0">
            <text:p>0.000000</text:p>
          </table:table-cell>
          <table:table-cell table:formula="of:=[.M142]-[.M$1]/400" office:value-type="float" office:value="0.112573785">
            <text:p>0.112574</text:p>
          </table:table-cell>
          <table:table-cell table:formula="of:=[.N142]-[.N$1]/400" office:value-type="float" office:value="-0.112573785">
            <text:p>-0.112574</text:p>
          </table:table-cell>
          <table:table-cell table:formula="of:=[.O142]-[.O$1]/400" office:value-type="float" office:value="0">
            <text:p>0.000000</text:p>
          </table:table-cell>
          <table:table-cell table:formula="of:=[.P142]-[.P$1]/400" office:value-type="float" office:value="-0.337721354999997">
            <text:p>-0.337721</text:p>
          </table:table-cell>
          <table:table-cell table:formula="of:=[.Q142]-[.Q$1]/400" office:value-type="float" office:value="0">
            <text:p>0.000000</text:p>
          </table:table-cell>
          <table:table-cell table:formula="of:=[.R142]-[.R$1]/400" office:value-type="float" office:value="0">
            <text:p>0.000000</text:p>
          </table:table-cell>
          <table:table-cell table:formula="of:=[.S142]-[.S$1]/400" office:value-type="float" office:value="0">
            <text:p>0.000000</text:p>
          </table:table-cell>
          <table:table-cell table:formula="of:=[.T142]-[.T$1]/400" office:value-type="float" office:value="0.112573785">
            <text:p>0.112574</text:p>
          </table:table-cell>
          <table:table-cell table:formula="of:=[.U142]-[.U$1]/400" office:value-type="float" office:value="0.112573785">
            <text:p>0.112574</text:p>
          </table:table-cell>
          <table:table-cell table:formula="of:=[.V142]-[.V$1]/400" office:value-type="float" office:value="0">
            <text:p>0.000000</text:p>
          </table:table-cell>
          <table:table-cell table:formula="of:=[.W142]-[.W$1]/400" office:value-type="float" office:value="-0.337721354999997">
            <text:p>-0.337721</text:p>
          </table:table-cell>
          <table:table-cell table:formula="of:=[.X142]-[.X$1]/400" office:value-type="float" office:value="0">
            <text:p>0.000000</text:p>
          </table:table-cell>
          <table:table-cell table:formula="of:=[.Y142]-[.Y$1]/400" office:value-type="float" office:value="0">
            <text:p>0.000000</text:p>
          </table:table-cell>
          <table:table-cell table:formula="of:=[.Z142]-[.Z$1]/400" office:value-type="float" office:value="0">
            <text:p>0.000000</text:p>
          </table:table-cell>
          <table:table-cell table:formula="of:=[.AA142]-[.AA$1]/400" office:value-type="float" office:value="0">
            <text:p>0.000000</text:p>
          </table:table-cell>
          <table:table-cell table:formula="of:=[.AB142]-[.AB$1]/400" office:value-type="float" office:value="0">
            <text:p>0.000000</text:p>
          </table:table-cell>
          <table:table-cell table:formula="of:=[.AC142]-[.AC$1]/400" office:value-type="float" office:value="0">
            <text:p>0.000000</text:p>
          </table:table-cell>
          <table:table-cell table:formula="of:=[.AD142]-[.AD$1]/400" office:value-type="float" office:value="0">
            <text:p>0.000000</text:p>
          </table:table-cell>
        </table:table-row>
        <table:table-row table:style-name="ro1">
          <table:table-cell table:formula="of:=[.A143]-[.A$1]/400" office:value-type="float" office:value="0">
            <text:p>0.000000</text:p>
          </table:table-cell>
          <table:table-cell table:formula="of:=[.B143]-[.B$1]/400" office:value-type="float" office:value="0">
            <text:p>0.000000</text:p>
          </table:table-cell>
          <table:table-cell table:formula="of:=[.C143]-[.C$1]/400" office:value-type="float" office:value="-0.244311267499997">
            <text:p>-0.244311</text:p>
          </table:table-cell>
          <table:table-cell table:formula="of:=[.D143]-[.D$1]/400" office:value-type="float" office:value="0.488622534999994">
            <text:p>0.488623</text:p>
          </table:table-cell>
          <table:table-cell table:formula="of:=[.E143]-[.E$1]/400" office:value-type="float" office:value="-0.244311267499997">
            <text:p>-0.244311</text:p>
          </table:table-cell>
          <table:table-cell table:formula="of:=[.F143]-[.F$1]/400" office:value-type="float" office:value="0">
            <text:p>0.000000</text:p>
          </table:table-cell>
          <table:table-cell table:formula="of:=[.G143]-[.G$1]/400" office:value-type="float" office:value="0">
            <text:p>0.000000</text:p>
          </table:table-cell>
          <table:table-cell table:formula="of:=[.H143]-[.H$1]/400" office:value-type="float" office:value="0">
            <text:p>0.000000</text:p>
          </table:table-cell>
          <table:table-cell table:formula="of:=[.I143]-[.I$1]/400" office:value-type="float" office:value="-0.244311267499997">
            <text:p>-0.244311</text:p>
          </table:table-cell>
          <table:table-cell table:formula="of:=[.J143]-[.J$1]/400" office:value-type="float" office:value="0.488622534999994">
            <text:p>0.488623</text:p>
          </table:table-cell>
          <table:table-cell table:formula="of:=[.K143]-[.K$1]/400" office:value-type="float" office:value="-0.244311267499997">
            <text:p>-0.244311</text:p>
          </table:table-cell>
          <table:table-cell table:formula="of:=[.L143]-[.L$1]/400" office:value-type="float" office:value="0">
            <text:p>0.000000</text:p>
          </table:table-cell>
          <table:table-cell table:formula="of:=[.M143]-[.M$1]/400" office:value-type="float" office:value="0.1121374525">
            <text:p>0.112137</text:p>
          </table:table-cell>
          <table:table-cell table:formula="of:=[.N143]-[.N$1]/400" office:value-type="float" office:value="-0.1121374525">
            <text:p>-0.112137</text:p>
          </table:table-cell>
          <table:table-cell table:formula="of:=[.O143]-[.O$1]/400" office:value-type="float" office:value="0">
            <text:p>0.000000</text:p>
          </table:table-cell>
          <table:table-cell table:formula="of:=[.P143]-[.P$1]/400" office:value-type="float" office:value="-0.336412357499997">
            <text:p>-0.336412</text:p>
          </table:table-cell>
          <table:table-cell table:formula="of:=[.Q143]-[.Q$1]/400" office:value-type="float" office:value="0">
            <text:p>0.000000</text:p>
          </table:table-cell>
          <table:table-cell table:formula="of:=[.R143]-[.R$1]/400" office:value-type="float" office:value="0">
            <text:p>0.000000</text:p>
          </table:table-cell>
          <table:table-cell table:formula="of:=[.S143]-[.S$1]/400" office:value-type="float" office:value="0">
            <text:p>0.000000</text:p>
          </table:table-cell>
          <table:table-cell table:formula="of:=[.T143]-[.T$1]/400" office:value-type="float" office:value="0.1121374525">
            <text:p>0.112137</text:p>
          </table:table-cell>
          <table:table-cell table:formula="of:=[.U143]-[.U$1]/400" office:value-type="float" office:value="0.1121374525">
            <text:p>0.112137</text:p>
          </table:table-cell>
          <table:table-cell table:formula="of:=[.V143]-[.V$1]/400" office:value-type="float" office:value="0">
            <text:p>0.000000</text:p>
          </table:table-cell>
          <table:table-cell table:formula="of:=[.W143]-[.W$1]/400" office:value-type="float" office:value="-0.336412357499997">
            <text:p>-0.336412</text:p>
          </table:table-cell>
          <table:table-cell table:formula="of:=[.X143]-[.X$1]/400" office:value-type="float" office:value="0">
            <text:p>0.000000</text:p>
          </table:table-cell>
          <table:table-cell table:formula="of:=[.Y143]-[.Y$1]/400" office:value-type="float" office:value="0">
            <text:p>0.000000</text:p>
          </table:table-cell>
          <table:table-cell table:formula="of:=[.Z143]-[.Z$1]/400" office:value-type="float" office:value="0">
            <text:p>0.000000</text:p>
          </table:table-cell>
          <table:table-cell table:formula="of:=[.AA143]-[.AA$1]/400" office:value-type="float" office:value="0">
            <text:p>0.000000</text:p>
          </table:table-cell>
          <table:table-cell table:formula="of:=[.AB143]-[.AB$1]/400" office:value-type="float" office:value="0">
            <text:p>0.000000</text:p>
          </table:table-cell>
          <table:table-cell table:formula="of:=[.AC143]-[.AC$1]/400" office:value-type="float" office:value="0">
            <text:p>0.000000</text:p>
          </table:table-cell>
          <table:table-cell table:formula="of:=[.AD143]-[.AD$1]/400" office:value-type="float" office:value="0">
            <text:p>0.000000</text:p>
          </table:table-cell>
        </table:table-row>
        <table:table-row table:style-name="ro1">
          <table:table-cell table:formula="of:=[.A144]-[.A$1]/400" office:value-type="float" office:value="0">
            <text:p>0.000000</text:p>
          </table:table-cell>
          <table:table-cell table:formula="of:=[.B144]-[.B$1]/400" office:value-type="float" office:value="0">
            <text:p>0.000000</text:p>
          </table:table-cell>
          <table:table-cell table:formula="of:=[.C144]-[.C$1]/400" office:value-type="float" office:value="-0.243360639999997">
            <text:p>-0.243361</text:p>
          </table:table-cell>
          <table:table-cell table:formula="of:=[.D144]-[.D$1]/400" office:value-type="float" office:value="0.486721279999994">
            <text:p>0.486721</text:p>
          </table:table-cell>
          <table:table-cell table:formula="of:=[.E144]-[.E$1]/400" office:value-type="float" office:value="-0.243360639999997">
            <text:p>-0.243361</text:p>
          </table:table-cell>
          <table:table-cell table:formula="of:=[.F144]-[.F$1]/400" office:value-type="float" office:value="0">
            <text:p>0.000000</text:p>
          </table:table-cell>
          <table:table-cell table:formula="of:=[.G144]-[.G$1]/400" office:value-type="float" office:value="0">
            <text:p>0.000000</text:p>
          </table:table-cell>
          <table:table-cell table:formula="of:=[.H144]-[.H$1]/400" office:value-type="float" office:value="0">
            <text:p>0.000000</text:p>
          </table:table-cell>
          <table:table-cell table:formula="of:=[.I144]-[.I$1]/400" office:value-type="float" office:value="-0.243360639999997">
            <text:p>-0.243361</text:p>
          </table:table-cell>
          <table:table-cell table:formula="of:=[.J144]-[.J$1]/400" office:value-type="float" office:value="0.486721279999994">
            <text:p>0.486721</text:p>
          </table:table-cell>
          <table:table-cell table:formula="of:=[.K144]-[.K$1]/400" office:value-type="float" office:value="-0.243360639999997">
            <text:p>-0.243361</text:p>
          </table:table-cell>
          <table:table-cell table:formula="of:=[.L144]-[.L$1]/400" office:value-type="float" office:value="0">
            <text:p>0.000000</text:p>
          </table:table-cell>
          <table:table-cell table:formula="of:=[.M144]-[.M$1]/400" office:value-type="float" office:value="0.11170112">
            <text:p>0.111701</text:p>
          </table:table-cell>
          <table:table-cell table:formula="of:=[.N144]-[.N$1]/400" office:value-type="float" office:value="-0.11170112">
            <text:p>-0.111701</text:p>
          </table:table-cell>
          <table:table-cell table:formula="of:=[.O144]-[.O$1]/400" office:value-type="float" office:value="0">
            <text:p>0.000000</text:p>
          </table:table-cell>
          <table:table-cell table:formula="of:=[.P144]-[.P$1]/400" office:value-type="float" office:value="-0.335103359999997">
            <text:p>-0.335103</text:p>
          </table:table-cell>
          <table:table-cell table:formula="of:=[.Q144]-[.Q$1]/400" office:value-type="float" office:value="0">
            <text:p>0.000000</text:p>
          </table:table-cell>
          <table:table-cell table:formula="of:=[.R144]-[.R$1]/400" office:value-type="float" office:value="0">
            <text:p>0.000000</text:p>
          </table:table-cell>
          <table:table-cell table:formula="of:=[.S144]-[.S$1]/400" office:value-type="float" office:value="0">
            <text:p>0.000000</text:p>
          </table:table-cell>
          <table:table-cell table:formula="of:=[.T144]-[.T$1]/400" office:value-type="float" office:value="0.11170112">
            <text:p>0.111701</text:p>
          </table:table-cell>
          <table:table-cell table:formula="of:=[.U144]-[.U$1]/400" office:value-type="float" office:value="0.11170112">
            <text:p>0.111701</text:p>
          </table:table-cell>
          <table:table-cell table:formula="of:=[.V144]-[.V$1]/400" office:value-type="float" office:value="0">
            <text:p>0.000000</text:p>
          </table:table-cell>
          <table:table-cell table:formula="of:=[.W144]-[.W$1]/400" office:value-type="float" office:value="-0.335103359999997">
            <text:p>-0.335103</text:p>
          </table:table-cell>
          <table:table-cell table:formula="of:=[.X144]-[.X$1]/400" office:value-type="float" office:value="0">
            <text:p>0.000000</text:p>
          </table:table-cell>
          <table:table-cell table:formula="of:=[.Y144]-[.Y$1]/400" office:value-type="float" office:value="0">
            <text:p>0.000000</text:p>
          </table:table-cell>
          <table:table-cell table:formula="of:=[.Z144]-[.Z$1]/400" office:value-type="float" office:value="0">
            <text:p>0.000000</text:p>
          </table:table-cell>
          <table:table-cell table:formula="of:=[.AA144]-[.AA$1]/400" office:value-type="float" office:value="0">
            <text:p>0.000000</text:p>
          </table:table-cell>
          <table:table-cell table:formula="of:=[.AB144]-[.AB$1]/400" office:value-type="float" office:value="0">
            <text:p>0.000000</text:p>
          </table:table-cell>
          <table:table-cell table:formula="of:=[.AC144]-[.AC$1]/400" office:value-type="float" office:value="0">
            <text:p>0.000000</text:p>
          </table:table-cell>
          <table:table-cell table:formula="of:=[.AD144]-[.AD$1]/400" office:value-type="float" office:value="0">
            <text:p>0.000000</text:p>
          </table:table-cell>
        </table:table-row>
        <table:table-row table:style-name="ro1">
          <table:table-cell table:formula="of:=[.A145]-[.A$1]/400" office:value-type="float" office:value="0">
            <text:p>0.000000</text:p>
          </table:table-cell>
          <table:table-cell table:formula="of:=[.B145]-[.B$1]/400" office:value-type="float" office:value="0">
            <text:p>0.000000</text:p>
          </table:table-cell>
          <table:table-cell table:formula="of:=[.C145]-[.C$1]/400" office:value-type="float" office:value="-0.242410012499997">
            <text:p>-0.242410</text:p>
          </table:table-cell>
          <table:table-cell table:formula="of:=[.D145]-[.D$1]/400" office:value-type="float" office:value="0.484820024999994">
            <text:p>0.484820</text:p>
          </table:table-cell>
          <table:table-cell table:formula="of:=[.E145]-[.E$1]/400" office:value-type="float" office:value="-0.242410012499997">
            <text:p>-0.242410</text:p>
          </table:table-cell>
          <table:table-cell table:formula="of:=[.F145]-[.F$1]/400" office:value-type="float" office:value="0">
            <text:p>0.000000</text:p>
          </table:table-cell>
          <table:table-cell table:formula="of:=[.G145]-[.G$1]/400" office:value-type="float" office:value="0">
            <text:p>0.000000</text:p>
          </table:table-cell>
          <table:table-cell table:formula="of:=[.H145]-[.H$1]/400" office:value-type="float" office:value="0">
            <text:p>0.000000</text:p>
          </table:table-cell>
          <table:table-cell table:formula="of:=[.I145]-[.I$1]/400" office:value-type="float" office:value="-0.242410012499997">
            <text:p>-0.242410</text:p>
          </table:table-cell>
          <table:table-cell table:formula="of:=[.J145]-[.J$1]/400" office:value-type="float" office:value="0.484820024999994">
            <text:p>0.484820</text:p>
          </table:table-cell>
          <table:table-cell table:formula="of:=[.K145]-[.K$1]/400" office:value-type="float" office:value="-0.242410012499997">
            <text:p>-0.242410</text:p>
          </table:table-cell>
          <table:table-cell table:formula="of:=[.L145]-[.L$1]/400" office:value-type="float" office:value="0">
            <text:p>0.000000</text:p>
          </table:table-cell>
          <table:table-cell table:formula="of:=[.M145]-[.M$1]/400" office:value-type="float" office:value="0.1112647875">
            <text:p>0.111265</text:p>
          </table:table-cell>
          <table:table-cell table:formula="of:=[.N145]-[.N$1]/400" office:value-type="float" office:value="-0.1112647875">
            <text:p>-0.111265</text:p>
          </table:table-cell>
          <table:table-cell table:formula="of:=[.O145]-[.O$1]/400" office:value-type="float" office:value="0">
            <text:p>0.000000</text:p>
          </table:table-cell>
          <table:table-cell table:formula="of:=[.P145]-[.P$1]/400" office:value-type="float" office:value="-0.333794362499997">
            <text:p>-0.333794</text:p>
          </table:table-cell>
          <table:table-cell table:formula="of:=[.Q145]-[.Q$1]/400" office:value-type="float" office:value="0">
            <text:p>0.000000</text:p>
          </table:table-cell>
          <table:table-cell table:formula="of:=[.R145]-[.R$1]/400" office:value-type="float" office:value="0">
            <text:p>0.000000</text:p>
          </table:table-cell>
          <table:table-cell table:formula="of:=[.S145]-[.S$1]/400" office:value-type="float" office:value="0">
            <text:p>0.000000</text:p>
          </table:table-cell>
          <table:table-cell table:formula="of:=[.T145]-[.T$1]/400" office:value-type="float" office:value="0.1112647875">
            <text:p>0.111265</text:p>
          </table:table-cell>
          <table:table-cell table:formula="of:=[.U145]-[.U$1]/400" office:value-type="float" office:value="0.1112647875">
            <text:p>0.111265</text:p>
          </table:table-cell>
          <table:table-cell table:formula="of:=[.V145]-[.V$1]/400" office:value-type="float" office:value="0">
            <text:p>0.000000</text:p>
          </table:table-cell>
          <table:table-cell table:formula="of:=[.W145]-[.W$1]/400" office:value-type="float" office:value="-0.333794362499997">
            <text:p>-0.333794</text:p>
          </table:table-cell>
          <table:table-cell table:formula="of:=[.X145]-[.X$1]/400" office:value-type="float" office:value="0">
            <text:p>0.000000</text:p>
          </table:table-cell>
          <table:table-cell table:formula="of:=[.Y145]-[.Y$1]/400" office:value-type="float" office:value="0">
            <text:p>0.000000</text:p>
          </table:table-cell>
          <table:table-cell table:formula="of:=[.Z145]-[.Z$1]/400" office:value-type="float" office:value="0">
            <text:p>0.000000</text:p>
          </table:table-cell>
          <table:table-cell table:formula="of:=[.AA145]-[.AA$1]/400" office:value-type="float" office:value="0">
            <text:p>0.000000</text:p>
          </table:table-cell>
          <table:table-cell table:formula="of:=[.AB145]-[.AB$1]/400" office:value-type="float" office:value="0">
            <text:p>0.000000</text:p>
          </table:table-cell>
          <table:table-cell table:formula="of:=[.AC145]-[.AC$1]/400" office:value-type="float" office:value="0">
            <text:p>0.000000</text:p>
          </table:table-cell>
          <table:table-cell table:formula="of:=[.AD145]-[.AD$1]/400" office:value-type="float" office:value="0">
            <text:p>0.000000</text:p>
          </table:table-cell>
        </table:table-row>
        <table:table-row table:style-name="ro1">
          <table:table-cell table:formula="of:=[.A146]-[.A$1]/400" office:value-type="float" office:value="0">
            <text:p>0.000000</text:p>
          </table:table-cell>
          <table:table-cell table:formula="of:=[.B146]-[.B$1]/400" office:value-type="float" office:value="0">
            <text:p>0.000000</text:p>
          </table:table-cell>
          <table:table-cell table:formula="of:=[.C146]-[.C$1]/400" office:value-type="float" office:value="-0.241459384999997">
            <text:p>-0.241459</text:p>
          </table:table-cell>
          <table:table-cell table:formula="of:=[.D146]-[.D$1]/400" office:value-type="float" office:value="0.482918769999994">
            <text:p>0.482919</text:p>
          </table:table-cell>
          <table:table-cell table:formula="of:=[.E146]-[.E$1]/400" office:value-type="float" office:value="-0.241459384999997">
            <text:p>-0.241459</text:p>
          </table:table-cell>
          <table:table-cell table:formula="of:=[.F146]-[.F$1]/400" office:value-type="float" office:value="0">
            <text:p>0.000000</text:p>
          </table:table-cell>
          <table:table-cell table:formula="of:=[.G146]-[.G$1]/400" office:value-type="float" office:value="0">
            <text:p>0.000000</text:p>
          </table:table-cell>
          <table:table-cell table:formula="of:=[.H146]-[.H$1]/400" office:value-type="float" office:value="0">
            <text:p>0.000000</text:p>
          </table:table-cell>
          <table:table-cell table:formula="of:=[.I146]-[.I$1]/400" office:value-type="float" office:value="-0.241459384999997">
            <text:p>-0.241459</text:p>
          </table:table-cell>
          <table:table-cell table:formula="of:=[.J146]-[.J$1]/400" office:value-type="float" office:value="0.482918769999994">
            <text:p>0.482919</text:p>
          </table:table-cell>
          <table:table-cell table:formula="of:=[.K146]-[.K$1]/400" office:value-type="float" office:value="-0.241459384999997">
            <text:p>-0.241459</text:p>
          </table:table-cell>
          <table:table-cell table:formula="of:=[.L146]-[.L$1]/400" office:value-type="float" office:value="0">
            <text:p>0.000000</text:p>
          </table:table-cell>
          <table:table-cell table:formula="of:=[.M146]-[.M$1]/400" office:value-type="float" office:value="0.110828455">
            <text:p>0.110828</text:p>
          </table:table-cell>
          <table:table-cell table:formula="of:=[.N146]-[.N$1]/400" office:value-type="float" office:value="-0.110828455">
            <text:p>-0.110828</text:p>
          </table:table-cell>
          <table:table-cell table:formula="of:=[.O146]-[.O$1]/400" office:value-type="float" office:value="0">
            <text:p>0.000000</text:p>
          </table:table-cell>
          <table:table-cell table:formula="of:=[.P146]-[.P$1]/400" office:value-type="float" office:value="-0.332485364999997">
            <text:p>-0.332485</text:p>
          </table:table-cell>
          <table:table-cell table:formula="of:=[.Q146]-[.Q$1]/400" office:value-type="float" office:value="0">
            <text:p>0.000000</text:p>
          </table:table-cell>
          <table:table-cell table:formula="of:=[.R146]-[.R$1]/400" office:value-type="float" office:value="0">
            <text:p>0.000000</text:p>
          </table:table-cell>
          <table:table-cell table:formula="of:=[.S146]-[.S$1]/400" office:value-type="float" office:value="0">
            <text:p>0.000000</text:p>
          </table:table-cell>
          <table:table-cell table:formula="of:=[.T146]-[.T$1]/400" office:value-type="float" office:value="0.110828455">
            <text:p>0.110828</text:p>
          </table:table-cell>
          <table:table-cell table:formula="of:=[.U146]-[.U$1]/400" office:value-type="float" office:value="0.110828455">
            <text:p>0.110828</text:p>
          </table:table-cell>
          <table:table-cell table:formula="of:=[.V146]-[.V$1]/400" office:value-type="float" office:value="0">
            <text:p>0.000000</text:p>
          </table:table-cell>
          <table:table-cell table:formula="of:=[.W146]-[.W$1]/400" office:value-type="float" office:value="-0.332485364999997">
            <text:p>-0.332485</text:p>
          </table:table-cell>
          <table:table-cell table:formula="of:=[.X146]-[.X$1]/400" office:value-type="float" office:value="0">
            <text:p>0.000000</text:p>
          </table:table-cell>
          <table:table-cell table:formula="of:=[.Y146]-[.Y$1]/400" office:value-type="float" office:value="0">
            <text:p>0.000000</text:p>
          </table:table-cell>
          <table:table-cell table:formula="of:=[.Z146]-[.Z$1]/400" office:value-type="float" office:value="0">
            <text:p>0.000000</text:p>
          </table:table-cell>
          <table:table-cell table:formula="of:=[.AA146]-[.AA$1]/400" office:value-type="float" office:value="0">
            <text:p>0.000000</text:p>
          </table:table-cell>
          <table:table-cell table:formula="of:=[.AB146]-[.AB$1]/400" office:value-type="float" office:value="0">
            <text:p>0.000000</text:p>
          </table:table-cell>
          <table:table-cell table:formula="of:=[.AC146]-[.AC$1]/400" office:value-type="float" office:value="0">
            <text:p>0.000000</text:p>
          </table:table-cell>
          <table:table-cell table:formula="of:=[.AD146]-[.AD$1]/400" office:value-type="float" office:value="0">
            <text:p>0.000000</text:p>
          </table:table-cell>
        </table:table-row>
        <table:table-row table:style-name="ro1">
          <table:table-cell table:formula="of:=[.A147]-[.A$1]/400" office:value-type="float" office:value="0">
            <text:p>0.000000</text:p>
          </table:table-cell>
          <table:table-cell table:formula="of:=[.B147]-[.B$1]/400" office:value-type="float" office:value="0">
            <text:p>0.000000</text:p>
          </table:table-cell>
          <table:table-cell table:formula="of:=[.C147]-[.C$1]/400" office:value-type="float" office:value="-0.240508757499997">
            <text:p>-0.240509</text:p>
          </table:table-cell>
          <table:table-cell table:formula="of:=[.D147]-[.D$1]/400" office:value-type="float" office:value="0.481017514999994">
            <text:p>0.481018</text:p>
          </table:table-cell>
          <table:table-cell table:formula="of:=[.E147]-[.E$1]/400" office:value-type="float" office:value="-0.240508757499997">
            <text:p>-0.240509</text:p>
          </table:table-cell>
          <table:table-cell table:formula="of:=[.F147]-[.F$1]/400" office:value-type="float" office:value="0">
            <text:p>0.000000</text:p>
          </table:table-cell>
          <table:table-cell table:formula="of:=[.G147]-[.G$1]/400" office:value-type="float" office:value="0">
            <text:p>0.000000</text:p>
          </table:table-cell>
          <table:table-cell table:formula="of:=[.H147]-[.H$1]/400" office:value-type="float" office:value="0">
            <text:p>0.000000</text:p>
          </table:table-cell>
          <table:table-cell table:formula="of:=[.I147]-[.I$1]/400" office:value-type="float" office:value="-0.240508757499997">
            <text:p>-0.240509</text:p>
          </table:table-cell>
          <table:table-cell table:formula="of:=[.J147]-[.J$1]/400" office:value-type="float" office:value="0.481017514999994">
            <text:p>0.481018</text:p>
          </table:table-cell>
          <table:table-cell table:formula="of:=[.K147]-[.K$1]/400" office:value-type="float" office:value="-0.240508757499997">
            <text:p>-0.240509</text:p>
          </table:table-cell>
          <table:table-cell table:formula="of:=[.L147]-[.L$1]/400" office:value-type="float" office:value="0">
            <text:p>0.000000</text:p>
          </table:table-cell>
          <table:table-cell table:formula="of:=[.M147]-[.M$1]/400" office:value-type="float" office:value="0.1103921225">
            <text:p>0.110392</text:p>
          </table:table-cell>
          <table:table-cell table:formula="of:=[.N147]-[.N$1]/400" office:value-type="float" office:value="-0.1103921225">
            <text:p>-0.110392</text:p>
          </table:table-cell>
          <table:table-cell table:formula="of:=[.O147]-[.O$1]/400" office:value-type="float" office:value="0">
            <text:p>0.000000</text:p>
          </table:table-cell>
          <table:table-cell table:formula="of:=[.P147]-[.P$1]/400" office:value-type="float" office:value="-0.331176367499997">
            <text:p>-0.331176</text:p>
          </table:table-cell>
          <table:table-cell table:formula="of:=[.Q147]-[.Q$1]/400" office:value-type="float" office:value="0">
            <text:p>0.000000</text:p>
          </table:table-cell>
          <table:table-cell table:formula="of:=[.R147]-[.R$1]/400" office:value-type="float" office:value="0">
            <text:p>0.000000</text:p>
          </table:table-cell>
          <table:table-cell table:formula="of:=[.S147]-[.S$1]/400" office:value-type="float" office:value="0">
            <text:p>0.000000</text:p>
          </table:table-cell>
          <table:table-cell table:formula="of:=[.T147]-[.T$1]/400" office:value-type="float" office:value="0.1103921225">
            <text:p>0.110392</text:p>
          </table:table-cell>
          <table:table-cell table:formula="of:=[.U147]-[.U$1]/400" office:value-type="float" office:value="0.1103921225">
            <text:p>0.110392</text:p>
          </table:table-cell>
          <table:table-cell table:formula="of:=[.V147]-[.V$1]/400" office:value-type="float" office:value="0">
            <text:p>0.000000</text:p>
          </table:table-cell>
          <table:table-cell table:formula="of:=[.W147]-[.W$1]/400" office:value-type="float" office:value="-0.331176367499997">
            <text:p>-0.331176</text:p>
          </table:table-cell>
          <table:table-cell table:formula="of:=[.X147]-[.X$1]/400" office:value-type="float" office:value="0">
            <text:p>0.000000</text:p>
          </table:table-cell>
          <table:table-cell table:formula="of:=[.Y147]-[.Y$1]/400" office:value-type="float" office:value="0">
            <text:p>0.000000</text:p>
          </table:table-cell>
          <table:table-cell table:formula="of:=[.Z147]-[.Z$1]/400" office:value-type="float" office:value="0">
            <text:p>0.000000</text:p>
          </table:table-cell>
          <table:table-cell table:formula="of:=[.AA147]-[.AA$1]/400" office:value-type="float" office:value="0">
            <text:p>0.000000</text:p>
          </table:table-cell>
          <table:table-cell table:formula="of:=[.AB147]-[.AB$1]/400" office:value-type="float" office:value="0">
            <text:p>0.000000</text:p>
          </table:table-cell>
          <table:table-cell table:formula="of:=[.AC147]-[.AC$1]/400" office:value-type="float" office:value="0">
            <text:p>0.000000</text:p>
          </table:table-cell>
          <table:table-cell table:formula="of:=[.AD147]-[.AD$1]/400" office:value-type="float" office:value="0">
            <text:p>0.000000</text:p>
          </table:table-cell>
        </table:table-row>
        <table:table-row table:style-name="ro1">
          <table:table-cell table:formula="of:=[.A148]-[.A$1]/400" office:value-type="float" office:value="0">
            <text:p>0.000000</text:p>
          </table:table-cell>
          <table:table-cell table:formula="of:=[.B148]-[.B$1]/400" office:value-type="float" office:value="0">
            <text:p>0.000000</text:p>
          </table:table-cell>
          <table:table-cell table:formula="of:=[.C148]-[.C$1]/400" office:value-type="float" office:value="-0.239558129999997">
            <text:p>-0.239558</text:p>
          </table:table-cell>
          <table:table-cell table:formula="of:=[.D148]-[.D$1]/400" office:value-type="float" office:value="0.479116259999994">
            <text:p>0.479116</text:p>
          </table:table-cell>
          <table:table-cell table:formula="of:=[.E148]-[.E$1]/400" office:value-type="float" office:value="-0.239558129999997">
            <text:p>-0.239558</text:p>
          </table:table-cell>
          <table:table-cell table:formula="of:=[.F148]-[.F$1]/400" office:value-type="float" office:value="0">
            <text:p>0.000000</text:p>
          </table:table-cell>
          <table:table-cell table:formula="of:=[.G148]-[.G$1]/400" office:value-type="float" office:value="0">
            <text:p>0.000000</text:p>
          </table:table-cell>
          <table:table-cell table:formula="of:=[.H148]-[.H$1]/400" office:value-type="float" office:value="0">
            <text:p>0.000000</text:p>
          </table:table-cell>
          <table:table-cell table:formula="of:=[.I148]-[.I$1]/400" office:value-type="float" office:value="-0.239558129999997">
            <text:p>-0.239558</text:p>
          </table:table-cell>
          <table:table-cell table:formula="of:=[.J148]-[.J$1]/400" office:value-type="float" office:value="0.479116259999994">
            <text:p>0.479116</text:p>
          </table:table-cell>
          <table:table-cell table:formula="of:=[.K148]-[.K$1]/400" office:value-type="float" office:value="-0.239558129999997">
            <text:p>-0.239558</text:p>
          </table:table-cell>
          <table:table-cell table:formula="of:=[.L148]-[.L$1]/400" office:value-type="float" office:value="0">
            <text:p>0.000000</text:p>
          </table:table-cell>
          <table:table-cell table:formula="of:=[.M148]-[.M$1]/400" office:value-type="float" office:value="0.10995579">
            <text:p>0.109956</text:p>
          </table:table-cell>
          <table:table-cell table:formula="of:=[.N148]-[.N$1]/400" office:value-type="float" office:value="-0.10995579">
            <text:p>-0.109956</text:p>
          </table:table-cell>
          <table:table-cell table:formula="of:=[.O148]-[.O$1]/400" office:value-type="float" office:value="0">
            <text:p>0.000000</text:p>
          </table:table-cell>
          <table:table-cell table:formula="of:=[.P148]-[.P$1]/400" office:value-type="float" office:value="-0.329867369999997">
            <text:p>-0.329867</text:p>
          </table:table-cell>
          <table:table-cell table:formula="of:=[.Q148]-[.Q$1]/400" office:value-type="float" office:value="0">
            <text:p>0.000000</text:p>
          </table:table-cell>
          <table:table-cell table:formula="of:=[.R148]-[.R$1]/400" office:value-type="float" office:value="0">
            <text:p>0.000000</text:p>
          </table:table-cell>
          <table:table-cell table:formula="of:=[.S148]-[.S$1]/400" office:value-type="float" office:value="0">
            <text:p>0.000000</text:p>
          </table:table-cell>
          <table:table-cell table:formula="of:=[.T148]-[.T$1]/400" office:value-type="float" office:value="0.10995579">
            <text:p>0.109956</text:p>
          </table:table-cell>
          <table:table-cell table:formula="of:=[.U148]-[.U$1]/400" office:value-type="float" office:value="0.10995579">
            <text:p>0.109956</text:p>
          </table:table-cell>
          <table:table-cell table:formula="of:=[.V148]-[.V$1]/400" office:value-type="float" office:value="0">
            <text:p>0.000000</text:p>
          </table:table-cell>
          <table:table-cell table:formula="of:=[.W148]-[.W$1]/400" office:value-type="float" office:value="-0.329867369999997">
            <text:p>-0.329867</text:p>
          </table:table-cell>
          <table:table-cell table:formula="of:=[.X148]-[.X$1]/400" office:value-type="float" office:value="0">
            <text:p>0.000000</text:p>
          </table:table-cell>
          <table:table-cell table:formula="of:=[.Y148]-[.Y$1]/400" office:value-type="float" office:value="0">
            <text:p>0.000000</text:p>
          </table:table-cell>
          <table:table-cell table:formula="of:=[.Z148]-[.Z$1]/400" office:value-type="float" office:value="0">
            <text:p>0.000000</text:p>
          </table:table-cell>
          <table:table-cell table:formula="of:=[.AA148]-[.AA$1]/400" office:value-type="float" office:value="0">
            <text:p>0.000000</text:p>
          </table:table-cell>
          <table:table-cell table:formula="of:=[.AB148]-[.AB$1]/400" office:value-type="float" office:value="0">
            <text:p>0.000000</text:p>
          </table:table-cell>
          <table:table-cell table:formula="of:=[.AC148]-[.AC$1]/400" office:value-type="float" office:value="0">
            <text:p>0.000000</text:p>
          </table:table-cell>
          <table:table-cell table:formula="of:=[.AD148]-[.AD$1]/400" office:value-type="float" office:value="0">
            <text:p>0.000000</text:p>
          </table:table-cell>
        </table:table-row>
        <table:table-row table:style-name="ro1">
          <table:table-cell table:formula="of:=[.A149]-[.A$1]/400" office:value-type="float" office:value="0">
            <text:p>0.000000</text:p>
          </table:table-cell>
          <table:table-cell table:formula="of:=[.B149]-[.B$1]/400" office:value-type="float" office:value="0">
            <text:p>0.000000</text:p>
          </table:table-cell>
          <table:table-cell table:formula="of:=[.C149]-[.C$1]/400" office:value-type="float" office:value="-0.238607502499997">
            <text:p>-0.238608</text:p>
          </table:table-cell>
          <table:table-cell table:formula="of:=[.D149]-[.D$1]/400" office:value-type="float" office:value="0.477215004999994">
            <text:p>0.477215</text:p>
          </table:table-cell>
          <table:table-cell table:formula="of:=[.E149]-[.E$1]/400" office:value-type="float" office:value="-0.238607502499997">
            <text:p>-0.238608</text:p>
          </table:table-cell>
          <table:table-cell table:formula="of:=[.F149]-[.F$1]/400" office:value-type="float" office:value="0">
            <text:p>0.000000</text:p>
          </table:table-cell>
          <table:table-cell table:formula="of:=[.G149]-[.G$1]/400" office:value-type="float" office:value="0">
            <text:p>0.000000</text:p>
          </table:table-cell>
          <table:table-cell table:formula="of:=[.H149]-[.H$1]/400" office:value-type="float" office:value="0">
            <text:p>0.000000</text:p>
          </table:table-cell>
          <table:table-cell table:formula="of:=[.I149]-[.I$1]/400" office:value-type="float" office:value="-0.238607502499997">
            <text:p>-0.238608</text:p>
          </table:table-cell>
          <table:table-cell table:formula="of:=[.J149]-[.J$1]/400" office:value-type="float" office:value="0.477215004999994">
            <text:p>0.477215</text:p>
          </table:table-cell>
          <table:table-cell table:formula="of:=[.K149]-[.K$1]/400" office:value-type="float" office:value="-0.238607502499997">
            <text:p>-0.238608</text:p>
          </table:table-cell>
          <table:table-cell table:formula="of:=[.L149]-[.L$1]/400" office:value-type="float" office:value="0">
            <text:p>0.000000</text:p>
          </table:table-cell>
          <table:table-cell table:formula="of:=[.M149]-[.M$1]/400" office:value-type="float" office:value="0.1095194575">
            <text:p>0.109519</text:p>
          </table:table-cell>
          <table:table-cell table:formula="of:=[.N149]-[.N$1]/400" office:value-type="float" office:value="-0.1095194575">
            <text:p>-0.109519</text:p>
          </table:table-cell>
          <table:table-cell table:formula="of:=[.O149]-[.O$1]/400" office:value-type="float" office:value="0">
            <text:p>0.000000</text:p>
          </table:table-cell>
          <table:table-cell table:formula="of:=[.P149]-[.P$1]/400" office:value-type="float" office:value="-0.328558372499997">
            <text:p>-0.328558</text:p>
          </table:table-cell>
          <table:table-cell table:formula="of:=[.Q149]-[.Q$1]/400" office:value-type="float" office:value="0">
            <text:p>0.000000</text:p>
          </table:table-cell>
          <table:table-cell table:formula="of:=[.R149]-[.R$1]/400" office:value-type="float" office:value="0">
            <text:p>0.000000</text:p>
          </table:table-cell>
          <table:table-cell table:formula="of:=[.S149]-[.S$1]/400" office:value-type="float" office:value="0">
            <text:p>0.000000</text:p>
          </table:table-cell>
          <table:table-cell table:formula="of:=[.T149]-[.T$1]/400" office:value-type="float" office:value="0.1095194575">
            <text:p>0.109519</text:p>
          </table:table-cell>
          <table:table-cell table:formula="of:=[.U149]-[.U$1]/400" office:value-type="float" office:value="0.1095194575">
            <text:p>0.109519</text:p>
          </table:table-cell>
          <table:table-cell table:formula="of:=[.V149]-[.V$1]/400" office:value-type="float" office:value="0">
            <text:p>0.000000</text:p>
          </table:table-cell>
          <table:table-cell table:formula="of:=[.W149]-[.W$1]/400" office:value-type="float" office:value="-0.328558372499997">
            <text:p>-0.328558</text:p>
          </table:table-cell>
          <table:table-cell table:formula="of:=[.X149]-[.X$1]/400" office:value-type="float" office:value="0">
            <text:p>0.000000</text:p>
          </table:table-cell>
          <table:table-cell table:formula="of:=[.Y149]-[.Y$1]/400" office:value-type="float" office:value="0">
            <text:p>0.000000</text:p>
          </table:table-cell>
          <table:table-cell table:formula="of:=[.Z149]-[.Z$1]/400" office:value-type="float" office:value="0">
            <text:p>0.000000</text:p>
          </table:table-cell>
          <table:table-cell table:formula="of:=[.AA149]-[.AA$1]/400" office:value-type="float" office:value="0">
            <text:p>0.000000</text:p>
          </table:table-cell>
          <table:table-cell table:formula="of:=[.AB149]-[.AB$1]/400" office:value-type="float" office:value="0">
            <text:p>0.000000</text:p>
          </table:table-cell>
          <table:table-cell table:formula="of:=[.AC149]-[.AC$1]/400" office:value-type="float" office:value="0">
            <text:p>0.000000</text:p>
          </table:table-cell>
          <table:table-cell table:formula="of:=[.AD149]-[.AD$1]/400" office:value-type="float" office:value="0">
            <text:p>0.000000</text:p>
          </table:table-cell>
        </table:table-row>
        <table:table-row table:style-name="ro1">
          <table:table-cell table:formula="of:=[.A150]-[.A$1]/400" office:value-type="float" office:value="0">
            <text:p>0.000000</text:p>
          </table:table-cell>
          <table:table-cell table:formula="of:=[.B150]-[.B$1]/400" office:value-type="float" office:value="0">
            <text:p>0.000000</text:p>
          </table:table-cell>
          <table:table-cell table:formula="of:=[.C150]-[.C$1]/400" office:value-type="float" office:value="-0.237656874999997">
            <text:p>-0.237657</text:p>
          </table:table-cell>
          <table:table-cell table:formula="of:=[.D150]-[.D$1]/400" office:value-type="float" office:value="0.475313749999994">
            <text:p>0.475314</text:p>
          </table:table-cell>
          <table:table-cell table:formula="of:=[.E150]-[.E$1]/400" office:value-type="float" office:value="-0.237656874999997">
            <text:p>-0.237657</text:p>
          </table:table-cell>
          <table:table-cell table:formula="of:=[.F150]-[.F$1]/400" office:value-type="float" office:value="0">
            <text:p>0.000000</text:p>
          </table:table-cell>
          <table:table-cell table:formula="of:=[.G150]-[.G$1]/400" office:value-type="float" office:value="0">
            <text:p>0.000000</text:p>
          </table:table-cell>
          <table:table-cell table:formula="of:=[.H150]-[.H$1]/400" office:value-type="float" office:value="0">
            <text:p>0.000000</text:p>
          </table:table-cell>
          <table:table-cell table:formula="of:=[.I150]-[.I$1]/400" office:value-type="float" office:value="-0.237656874999997">
            <text:p>-0.237657</text:p>
          </table:table-cell>
          <table:table-cell table:formula="of:=[.J150]-[.J$1]/400" office:value-type="float" office:value="0.475313749999994">
            <text:p>0.475314</text:p>
          </table:table-cell>
          <table:table-cell table:formula="of:=[.K150]-[.K$1]/400" office:value-type="float" office:value="-0.237656874999997">
            <text:p>-0.237657</text:p>
          </table:table-cell>
          <table:table-cell table:formula="of:=[.L150]-[.L$1]/400" office:value-type="float" office:value="0">
            <text:p>0.000000</text:p>
          </table:table-cell>
          <table:table-cell table:formula="of:=[.M150]-[.M$1]/400" office:value-type="float" office:value="0.109083125">
            <text:p>0.109083</text:p>
          </table:table-cell>
          <table:table-cell table:formula="of:=[.N150]-[.N$1]/400" office:value-type="float" office:value="-0.109083125">
            <text:p>-0.109083</text:p>
          </table:table-cell>
          <table:table-cell table:formula="of:=[.O150]-[.O$1]/400" office:value-type="float" office:value="0">
            <text:p>0.000000</text:p>
          </table:table-cell>
          <table:table-cell table:formula="of:=[.P150]-[.P$1]/400" office:value-type="float" office:value="-0.327249374999997">
            <text:p>-0.327249</text:p>
          </table:table-cell>
          <table:table-cell table:formula="of:=[.Q150]-[.Q$1]/400" office:value-type="float" office:value="0">
            <text:p>0.000000</text:p>
          </table:table-cell>
          <table:table-cell table:formula="of:=[.R150]-[.R$1]/400" office:value-type="float" office:value="0">
            <text:p>0.000000</text:p>
          </table:table-cell>
          <table:table-cell table:formula="of:=[.S150]-[.S$1]/400" office:value-type="float" office:value="0">
            <text:p>0.000000</text:p>
          </table:table-cell>
          <table:table-cell table:formula="of:=[.T150]-[.T$1]/400" office:value-type="float" office:value="0.109083125">
            <text:p>0.109083</text:p>
          </table:table-cell>
          <table:table-cell table:formula="of:=[.U150]-[.U$1]/400" office:value-type="float" office:value="0.109083125">
            <text:p>0.109083</text:p>
          </table:table-cell>
          <table:table-cell table:formula="of:=[.V150]-[.V$1]/400" office:value-type="float" office:value="0">
            <text:p>0.000000</text:p>
          </table:table-cell>
          <table:table-cell table:formula="of:=[.W150]-[.W$1]/400" office:value-type="float" office:value="-0.327249374999997">
            <text:p>-0.327249</text:p>
          </table:table-cell>
          <table:table-cell table:formula="of:=[.X150]-[.X$1]/400" office:value-type="float" office:value="0">
            <text:p>0.000000</text:p>
          </table:table-cell>
          <table:table-cell table:formula="of:=[.Y150]-[.Y$1]/400" office:value-type="float" office:value="0">
            <text:p>0.000000</text:p>
          </table:table-cell>
          <table:table-cell table:formula="of:=[.Z150]-[.Z$1]/400" office:value-type="float" office:value="0">
            <text:p>0.000000</text:p>
          </table:table-cell>
          <table:table-cell table:formula="of:=[.AA150]-[.AA$1]/400" office:value-type="float" office:value="0">
            <text:p>0.000000</text:p>
          </table:table-cell>
          <table:table-cell table:formula="of:=[.AB150]-[.AB$1]/400" office:value-type="float" office:value="0">
            <text:p>0.000000</text:p>
          </table:table-cell>
          <table:table-cell table:formula="of:=[.AC150]-[.AC$1]/400" office:value-type="float" office:value="0">
            <text:p>0.000000</text:p>
          </table:table-cell>
          <table:table-cell table:formula="of:=[.AD150]-[.AD$1]/400" office:value-type="float" office:value="0">
            <text:p>0.000000</text:p>
          </table:table-cell>
        </table:table-row>
        <table:table-row table:style-name="ro1">
          <table:table-cell table:formula="of:=[.A151]-[.A$1]/400" office:value-type="float" office:value="0">
            <text:p>0.000000</text:p>
          </table:table-cell>
          <table:table-cell table:formula="of:=[.B151]-[.B$1]/400" office:value-type="float" office:value="0">
            <text:p>0.000000</text:p>
          </table:table-cell>
          <table:table-cell table:formula="of:=[.C151]-[.C$1]/400" office:value-type="float" office:value="-0.236706247499997">
            <text:p>-0.236706</text:p>
          </table:table-cell>
          <table:table-cell table:formula="of:=[.D151]-[.D$1]/400" office:value-type="float" office:value="0.473412494999994">
            <text:p>0.473412</text:p>
          </table:table-cell>
          <table:table-cell table:formula="of:=[.E151]-[.E$1]/400" office:value-type="float" office:value="-0.236706247499997">
            <text:p>-0.236706</text:p>
          </table:table-cell>
          <table:table-cell table:formula="of:=[.F151]-[.F$1]/400" office:value-type="float" office:value="0">
            <text:p>0.000000</text:p>
          </table:table-cell>
          <table:table-cell table:formula="of:=[.G151]-[.G$1]/400" office:value-type="float" office:value="0">
            <text:p>0.000000</text:p>
          </table:table-cell>
          <table:table-cell table:formula="of:=[.H151]-[.H$1]/400" office:value-type="float" office:value="0">
            <text:p>0.000000</text:p>
          </table:table-cell>
          <table:table-cell table:formula="of:=[.I151]-[.I$1]/400" office:value-type="float" office:value="-0.236706247499997">
            <text:p>-0.236706</text:p>
          </table:table-cell>
          <table:table-cell table:formula="of:=[.J151]-[.J$1]/400" office:value-type="float" office:value="0.473412494999994">
            <text:p>0.473412</text:p>
          </table:table-cell>
          <table:table-cell table:formula="of:=[.K151]-[.K$1]/400" office:value-type="float" office:value="-0.236706247499997">
            <text:p>-0.236706</text:p>
          </table:table-cell>
          <table:table-cell table:formula="of:=[.L151]-[.L$1]/400" office:value-type="float" office:value="0">
            <text:p>0.000000</text:p>
          </table:table-cell>
          <table:table-cell table:formula="of:=[.M151]-[.M$1]/400" office:value-type="float" office:value="0.1086467925">
            <text:p>0.108647</text:p>
          </table:table-cell>
          <table:table-cell table:formula="of:=[.N151]-[.N$1]/400" office:value-type="float" office:value="-0.1086467925">
            <text:p>-0.108647</text:p>
          </table:table-cell>
          <table:table-cell table:formula="of:=[.O151]-[.O$1]/400" office:value-type="float" office:value="0">
            <text:p>0.000000</text:p>
          </table:table-cell>
          <table:table-cell table:formula="of:=[.P151]-[.P$1]/400" office:value-type="float" office:value="-0.325940377499997">
            <text:p>-0.325940</text:p>
          </table:table-cell>
          <table:table-cell table:formula="of:=[.Q151]-[.Q$1]/400" office:value-type="float" office:value="0">
            <text:p>0.000000</text:p>
          </table:table-cell>
          <table:table-cell table:formula="of:=[.R151]-[.R$1]/400" office:value-type="float" office:value="0">
            <text:p>0.000000</text:p>
          </table:table-cell>
          <table:table-cell table:formula="of:=[.S151]-[.S$1]/400" office:value-type="float" office:value="0">
            <text:p>0.000000</text:p>
          </table:table-cell>
          <table:table-cell table:formula="of:=[.T151]-[.T$1]/400" office:value-type="float" office:value="0.1086467925">
            <text:p>0.108647</text:p>
          </table:table-cell>
          <table:table-cell table:formula="of:=[.U151]-[.U$1]/400" office:value-type="float" office:value="0.1086467925">
            <text:p>0.108647</text:p>
          </table:table-cell>
          <table:table-cell table:formula="of:=[.V151]-[.V$1]/400" office:value-type="float" office:value="0">
            <text:p>0.000000</text:p>
          </table:table-cell>
          <table:table-cell table:formula="of:=[.W151]-[.W$1]/400" office:value-type="float" office:value="-0.325940377499997">
            <text:p>-0.325940</text:p>
          </table:table-cell>
          <table:table-cell table:formula="of:=[.X151]-[.X$1]/400" office:value-type="float" office:value="0">
            <text:p>0.000000</text:p>
          </table:table-cell>
          <table:table-cell table:formula="of:=[.Y151]-[.Y$1]/400" office:value-type="float" office:value="0">
            <text:p>0.000000</text:p>
          </table:table-cell>
          <table:table-cell table:formula="of:=[.Z151]-[.Z$1]/400" office:value-type="float" office:value="0">
            <text:p>0.000000</text:p>
          </table:table-cell>
          <table:table-cell table:formula="of:=[.AA151]-[.AA$1]/400" office:value-type="float" office:value="0">
            <text:p>0.000000</text:p>
          </table:table-cell>
          <table:table-cell table:formula="of:=[.AB151]-[.AB$1]/400" office:value-type="float" office:value="0">
            <text:p>0.000000</text:p>
          </table:table-cell>
          <table:table-cell table:formula="of:=[.AC151]-[.AC$1]/400" office:value-type="float" office:value="0">
            <text:p>0.000000</text:p>
          </table:table-cell>
          <table:table-cell table:formula="of:=[.AD151]-[.AD$1]/400" office:value-type="float" office:value="0">
            <text:p>0.000000</text:p>
          </table:table-cell>
        </table:table-row>
        <table:table-row table:style-name="ro1">
          <table:table-cell table:formula="of:=[.A152]-[.A$1]/400" office:value-type="float" office:value="0">
            <text:p>0.000000</text:p>
          </table:table-cell>
          <table:table-cell table:formula="of:=[.B152]-[.B$1]/400" office:value-type="float" office:value="0">
            <text:p>0.000000</text:p>
          </table:table-cell>
          <table:table-cell table:formula="of:=[.C152]-[.C$1]/400" office:value-type="float" office:value="-0.235755619999997">
            <text:p>-0.235756</text:p>
          </table:table-cell>
          <table:table-cell table:formula="of:=[.D152]-[.D$1]/400" office:value-type="float" office:value="0.471511239999994">
            <text:p>0.471511</text:p>
          </table:table-cell>
          <table:table-cell table:formula="of:=[.E152]-[.E$1]/400" office:value-type="float" office:value="-0.235755619999997">
            <text:p>-0.235756</text:p>
          </table:table-cell>
          <table:table-cell table:formula="of:=[.F152]-[.F$1]/400" office:value-type="float" office:value="0">
            <text:p>0.000000</text:p>
          </table:table-cell>
          <table:table-cell table:formula="of:=[.G152]-[.G$1]/400" office:value-type="float" office:value="0">
            <text:p>0.000000</text:p>
          </table:table-cell>
          <table:table-cell table:formula="of:=[.H152]-[.H$1]/400" office:value-type="float" office:value="0">
            <text:p>0.000000</text:p>
          </table:table-cell>
          <table:table-cell table:formula="of:=[.I152]-[.I$1]/400" office:value-type="float" office:value="-0.235755619999997">
            <text:p>-0.235756</text:p>
          </table:table-cell>
          <table:table-cell table:formula="of:=[.J152]-[.J$1]/400" office:value-type="float" office:value="0.471511239999994">
            <text:p>0.471511</text:p>
          </table:table-cell>
          <table:table-cell table:formula="of:=[.K152]-[.K$1]/400" office:value-type="float" office:value="-0.235755619999997">
            <text:p>-0.235756</text:p>
          </table:table-cell>
          <table:table-cell table:formula="of:=[.L152]-[.L$1]/400" office:value-type="float" office:value="0">
            <text:p>0.000000</text:p>
          </table:table-cell>
          <table:table-cell table:formula="of:=[.M152]-[.M$1]/400" office:value-type="float" office:value="0.10821046">
            <text:p>0.108210</text:p>
          </table:table-cell>
          <table:table-cell table:formula="of:=[.N152]-[.N$1]/400" office:value-type="float" office:value="-0.10821046">
            <text:p>-0.108210</text:p>
          </table:table-cell>
          <table:table-cell table:formula="of:=[.O152]-[.O$1]/400" office:value-type="float" office:value="0">
            <text:p>0.000000</text:p>
          </table:table-cell>
          <table:table-cell table:formula="of:=[.P152]-[.P$1]/400" office:value-type="float" office:value="-0.324631379999997">
            <text:p>-0.324631</text:p>
          </table:table-cell>
          <table:table-cell table:formula="of:=[.Q152]-[.Q$1]/400" office:value-type="float" office:value="0">
            <text:p>0.000000</text:p>
          </table:table-cell>
          <table:table-cell table:formula="of:=[.R152]-[.R$1]/400" office:value-type="float" office:value="0">
            <text:p>0.000000</text:p>
          </table:table-cell>
          <table:table-cell table:formula="of:=[.S152]-[.S$1]/400" office:value-type="float" office:value="0">
            <text:p>0.000000</text:p>
          </table:table-cell>
          <table:table-cell table:formula="of:=[.T152]-[.T$1]/400" office:value-type="float" office:value="0.10821046">
            <text:p>0.108210</text:p>
          </table:table-cell>
          <table:table-cell table:formula="of:=[.U152]-[.U$1]/400" office:value-type="float" office:value="0.10821046">
            <text:p>0.108210</text:p>
          </table:table-cell>
          <table:table-cell table:formula="of:=[.V152]-[.V$1]/400" office:value-type="float" office:value="0">
            <text:p>0.000000</text:p>
          </table:table-cell>
          <table:table-cell table:formula="of:=[.W152]-[.W$1]/400" office:value-type="float" office:value="-0.324631379999997">
            <text:p>-0.324631</text:p>
          </table:table-cell>
          <table:table-cell table:formula="of:=[.X152]-[.X$1]/400" office:value-type="float" office:value="0">
            <text:p>0.000000</text:p>
          </table:table-cell>
          <table:table-cell table:formula="of:=[.Y152]-[.Y$1]/400" office:value-type="float" office:value="0">
            <text:p>0.000000</text:p>
          </table:table-cell>
          <table:table-cell table:formula="of:=[.Z152]-[.Z$1]/400" office:value-type="float" office:value="0">
            <text:p>0.000000</text:p>
          </table:table-cell>
          <table:table-cell table:formula="of:=[.AA152]-[.AA$1]/400" office:value-type="float" office:value="0">
            <text:p>0.000000</text:p>
          </table:table-cell>
          <table:table-cell table:formula="of:=[.AB152]-[.AB$1]/400" office:value-type="float" office:value="0">
            <text:p>0.000000</text:p>
          </table:table-cell>
          <table:table-cell table:formula="of:=[.AC152]-[.AC$1]/400" office:value-type="float" office:value="0">
            <text:p>0.000000</text:p>
          </table:table-cell>
          <table:table-cell table:formula="of:=[.AD152]-[.AD$1]/400" office:value-type="float" office:value="0">
            <text:p>0.000000</text:p>
          </table:table-cell>
        </table:table-row>
        <table:table-row table:style-name="ro1">
          <table:table-cell table:formula="of:=[.A153]-[.A$1]/400" office:value-type="float" office:value="0">
            <text:p>0.000000</text:p>
          </table:table-cell>
          <table:table-cell table:formula="of:=[.B153]-[.B$1]/400" office:value-type="float" office:value="0">
            <text:p>0.000000</text:p>
          </table:table-cell>
          <table:table-cell table:formula="of:=[.C153]-[.C$1]/400" office:value-type="float" office:value="-0.234804992499997">
            <text:p>-0.234805</text:p>
          </table:table-cell>
          <table:table-cell table:formula="of:=[.D153]-[.D$1]/400" office:value-type="float" office:value="0.469609984999994">
            <text:p>0.469610</text:p>
          </table:table-cell>
          <table:table-cell table:formula="of:=[.E153]-[.E$1]/400" office:value-type="float" office:value="-0.234804992499997">
            <text:p>-0.234805</text:p>
          </table:table-cell>
          <table:table-cell table:formula="of:=[.F153]-[.F$1]/400" office:value-type="float" office:value="0">
            <text:p>0.000000</text:p>
          </table:table-cell>
          <table:table-cell table:formula="of:=[.G153]-[.G$1]/400" office:value-type="float" office:value="0">
            <text:p>0.000000</text:p>
          </table:table-cell>
          <table:table-cell table:formula="of:=[.H153]-[.H$1]/400" office:value-type="float" office:value="0">
            <text:p>0.000000</text:p>
          </table:table-cell>
          <table:table-cell table:formula="of:=[.I153]-[.I$1]/400" office:value-type="float" office:value="-0.234804992499997">
            <text:p>-0.234805</text:p>
          </table:table-cell>
          <table:table-cell table:formula="of:=[.J153]-[.J$1]/400" office:value-type="float" office:value="0.469609984999994">
            <text:p>0.469610</text:p>
          </table:table-cell>
          <table:table-cell table:formula="of:=[.K153]-[.K$1]/400" office:value-type="float" office:value="-0.234804992499997">
            <text:p>-0.234805</text:p>
          </table:table-cell>
          <table:table-cell table:formula="of:=[.L153]-[.L$1]/400" office:value-type="float" office:value="0">
            <text:p>0.000000</text:p>
          </table:table-cell>
          <table:table-cell table:formula="of:=[.M153]-[.M$1]/400" office:value-type="float" office:value="0.1077741275">
            <text:p>0.107774</text:p>
          </table:table-cell>
          <table:table-cell table:formula="of:=[.N153]-[.N$1]/400" office:value-type="float" office:value="-0.1077741275">
            <text:p>-0.107774</text:p>
          </table:table-cell>
          <table:table-cell table:formula="of:=[.O153]-[.O$1]/400" office:value-type="float" office:value="0">
            <text:p>0.000000</text:p>
          </table:table-cell>
          <table:table-cell table:formula="of:=[.P153]-[.P$1]/400" office:value-type="float" office:value="-0.323322382499997">
            <text:p>-0.323322</text:p>
          </table:table-cell>
          <table:table-cell table:formula="of:=[.Q153]-[.Q$1]/400" office:value-type="float" office:value="0">
            <text:p>0.000000</text:p>
          </table:table-cell>
          <table:table-cell table:formula="of:=[.R153]-[.R$1]/400" office:value-type="float" office:value="0">
            <text:p>0.000000</text:p>
          </table:table-cell>
          <table:table-cell table:formula="of:=[.S153]-[.S$1]/400" office:value-type="float" office:value="0">
            <text:p>0.000000</text:p>
          </table:table-cell>
          <table:table-cell table:formula="of:=[.T153]-[.T$1]/400" office:value-type="float" office:value="0.1077741275">
            <text:p>0.107774</text:p>
          </table:table-cell>
          <table:table-cell table:formula="of:=[.U153]-[.U$1]/400" office:value-type="float" office:value="0.1077741275">
            <text:p>0.107774</text:p>
          </table:table-cell>
          <table:table-cell table:formula="of:=[.V153]-[.V$1]/400" office:value-type="float" office:value="0">
            <text:p>0.000000</text:p>
          </table:table-cell>
          <table:table-cell table:formula="of:=[.W153]-[.W$1]/400" office:value-type="float" office:value="-0.323322382499997">
            <text:p>-0.323322</text:p>
          </table:table-cell>
          <table:table-cell table:formula="of:=[.X153]-[.X$1]/400" office:value-type="float" office:value="0">
            <text:p>0.000000</text:p>
          </table:table-cell>
          <table:table-cell table:formula="of:=[.Y153]-[.Y$1]/400" office:value-type="float" office:value="0">
            <text:p>0.000000</text:p>
          </table:table-cell>
          <table:table-cell table:formula="of:=[.Z153]-[.Z$1]/400" office:value-type="float" office:value="0">
            <text:p>0.000000</text:p>
          </table:table-cell>
          <table:table-cell table:formula="of:=[.AA153]-[.AA$1]/400" office:value-type="float" office:value="0">
            <text:p>0.000000</text:p>
          </table:table-cell>
          <table:table-cell table:formula="of:=[.AB153]-[.AB$1]/400" office:value-type="float" office:value="0">
            <text:p>0.000000</text:p>
          </table:table-cell>
          <table:table-cell table:formula="of:=[.AC153]-[.AC$1]/400" office:value-type="float" office:value="0">
            <text:p>0.000000</text:p>
          </table:table-cell>
          <table:table-cell table:formula="of:=[.AD153]-[.AD$1]/400" office:value-type="float" office:value="0">
            <text:p>0.000000</text:p>
          </table:table-cell>
        </table:table-row>
        <table:table-row table:style-name="ro1">
          <table:table-cell table:formula="of:=[.A154]-[.A$1]/400" office:value-type="float" office:value="0">
            <text:p>0.000000</text:p>
          </table:table-cell>
          <table:table-cell table:formula="of:=[.B154]-[.B$1]/400" office:value-type="float" office:value="0">
            <text:p>0.000000</text:p>
          </table:table-cell>
          <table:table-cell table:formula="of:=[.C154]-[.C$1]/400" office:value-type="float" office:value="-0.233854364999997">
            <text:p>-0.233854</text:p>
          </table:table-cell>
          <table:table-cell table:formula="of:=[.D154]-[.D$1]/400" office:value-type="float" office:value="0.467708729999994">
            <text:p>0.467709</text:p>
          </table:table-cell>
          <table:table-cell table:formula="of:=[.E154]-[.E$1]/400" office:value-type="float" office:value="-0.233854364999997">
            <text:p>-0.233854</text:p>
          </table:table-cell>
          <table:table-cell table:formula="of:=[.F154]-[.F$1]/400" office:value-type="float" office:value="0">
            <text:p>0.000000</text:p>
          </table:table-cell>
          <table:table-cell table:formula="of:=[.G154]-[.G$1]/400" office:value-type="float" office:value="0">
            <text:p>0.000000</text:p>
          </table:table-cell>
          <table:table-cell table:formula="of:=[.H154]-[.H$1]/400" office:value-type="float" office:value="0">
            <text:p>0.000000</text:p>
          </table:table-cell>
          <table:table-cell table:formula="of:=[.I154]-[.I$1]/400" office:value-type="float" office:value="-0.233854364999997">
            <text:p>-0.233854</text:p>
          </table:table-cell>
          <table:table-cell table:formula="of:=[.J154]-[.J$1]/400" office:value-type="float" office:value="0.467708729999994">
            <text:p>0.467709</text:p>
          </table:table-cell>
          <table:table-cell table:formula="of:=[.K154]-[.K$1]/400" office:value-type="float" office:value="-0.233854364999997">
            <text:p>-0.233854</text:p>
          </table:table-cell>
          <table:table-cell table:formula="of:=[.L154]-[.L$1]/400" office:value-type="float" office:value="0">
            <text:p>0.000000</text:p>
          </table:table-cell>
          <table:table-cell table:formula="of:=[.M154]-[.M$1]/400" office:value-type="float" office:value="0.107337795">
            <text:p>0.107338</text:p>
          </table:table-cell>
          <table:table-cell table:formula="of:=[.N154]-[.N$1]/400" office:value-type="float" office:value="-0.107337795">
            <text:p>-0.107338</text:p>
          </table:table-cell>
          <table:table-cell table:formula="of:=[.O154]-[.O$1]/400" office:value-type="float" office:value="0">
            <text:p>0.000000</text:p>
          </table:table-cell>
          <table:table-cell table:formula="of:=[.P154]-[.P$1]/400" office:value-type="float" office:value="-0.322013384999997">
            <text:p>-0.322013</text:p>
          </table:table-cell>
          <table:table-cell table:formula="of:=[.Q154]-[.Q$1]/400" office:value-type="float" office:value="0">
            <text:p>0.000000</text:p>
          </table:table-cell>
          <table:table-cell table:formula="of:=[.R154]-[.R$1]/400" office:value-type="float" office:value="0">
            <text:p>0.000000</text:p>
          </table:table-cell>
          <table:table-cell table:formula="of:=[.S154]-[.S$1]/400" office:value-type="float" office:value="0">
            <text:p>0.000000</text:p>
          </table:table-cell>
          <table:table-cell table:formula="of:=[.T154]-[.T$1]/400" office:value-type="float" office:value="0.107337795">
            <text:p>0.107338</text:p>
          </table:table-cell>
          <table:table-cell table:formula="of:=[.U154]-[.U$1]/400" office:value-type="float" office:value="0.107337795">
            <text:p>0.107338</text:p>
          </table:table-cell>
          <table:table-cell table:formula="of:=[.V154]-[.V$1]/400" office:value-type="float" office:value="0">
            <text:p>0.000000</text:p>
          </table:table-cell>
          <table:table-cell table:formula="of:=[.W154]-[.W$1]/400" office:value-type="float" office:value="-0.322013384999997">
            <text:p>-0.322013</text:p>
          </table:table-cell>
          <table:table-cell table:formula="of:=[.X154]-[.X$1]/400" office:value-type="float" office:value="0">
            <text:p>0.000000</text:p>
          </table:table-cell>
          <table:table-cell table:formula="of:=[.Y154]-[.Y$1]/400" office:value-type="float" office:value="0">
            <text:p>0.000000</text:p>
          </table:table-cell>
          <table:table-cell table:formula="of:=[.Z154]-[.Z$1]/400" office:value-type="float" office:value="0">
            <text:p>0.000000</text:p>
          </table:table-cell>
          <table:table-cell table:formula="of:=[.AA154]-[.AA$1]/400" office:value-type="float" office:value="0">
            <text:p>0.000000</text:p>
          </table:table-cell>
          <table:table-cell table:formula="of:=[.AB154]-[.AB$1]/400" office:value-type="float" office:value="0">
            <text:p>0.000000</text:p>
          </table:table-cell>
          <table:table-cell table:formula="of:=[.AC154]-[.AC$1]/400" office:value-type="float" office:value="0">
            <text:p>0.000000</text:p>
          </table:table-cell>
          <table:table-cell table:formula="of:=[.AD154]-[.AD$1]/400" office:value-type="float" office:value="0">
            <text:p>0.000000</text:p>
          </table:table-cell>
        </table:table-row>
        <table:table-row table:style-name="ro1">
          <table:table-cell table:formula="of:=[.A155]-[.A$1]/400" office:value-type="float" office:value="0">
            <text:p>0.000000</text:p>
          </table:table-cell>
          <table:table-cell table:formula="of:=[.B155]-[.B$1]/400" office:value-type="float" office:value="0">
            <text:p>0.000000</text:p>
          </table:table-cell>
          <table:table-cell table:formula="of:=[.C155]-[.C$1]/400" office:value-type="float" office:value="-0.232903737499997">
            <text:p>-0.232904</text:p>
          </table:table-cell>
          <table:table-cell table:formula="of:=[.D155]-[.D$1]/400" office:value-type="float" office:value="0.465807474999994">
            <text:p>0.465807</text:p>
          </table:table-cell>
          <table:table-cell table:formula="of:=[.E155]-[.E$1]/400" office:value-type="float" office:value="-0.232903737499997">
            <text:p>-0.232904</text:p>
          </table:table-cell>
          <table:table-cell table:formula="of:=[.F155]-[.F$1]/400" office:value-type="float" office:value="0">
            <text:p>0.000000</text:p>
          </table:table-cell>
          <table:table-cell table:formula="of:=[.G155]-[.G$1]/400" office:value-type="float" office:value="0">
            <text:p>0.000000</text:p>
          </table:table-cell>
          <table:table-cell table:formula="of:=[.H155]-[.H$1]/400" office:value-type="float" office:value="0">
            <text:p>0.000000</text:p>
          </table:table-cell>
          <table:table-cell table:formula="of:=[.I155]-[.I$1]/400" office:value-type="float" office:value="-0.232903737499997">
            <text:p>-0.232904</text:p>
          </table:table-cell>
          <table:table-cell table:formula="of:=[.J155]-[.J$1]/400" office:value-type="float" office:value="0.465807474999994">
            <text:p>0.465807</text:p>
          </table:table-cell>
          <table:table-cell table:formula="of:=[.K155]-[.K$1]/400" office:value-type="float" office:value="-0.232903737499997">
            <text:p>-0.232904</text:p>
          </table:table-cell>
          <table:table-cell table:formula="of:=[.L155]-[.L$1]/400" office:value-type="float" office:value="0">
            <text:p>0.000000</text:p>
          </table:table-cell>
          <table:table-cell table:formula="of:=[.M155]-[.M$1]/400" office:value-type="float" office:value="0.1069014625">
            <text:p>0.106901</text:p>
          </table:table-cell>
          <table:table-cell table:formula="of:=[.N155]-[.N$1]/400" office:value-type="float" office:value="-0.1069014625">
            <text:p>-0.106901</text:p>
          </table:table-cell>
          <table:table-cell table:formula="of:=[.O155]-[.O$1]/400" office:value-type="float" office:value="0">
            <text:p>0.000000</text:p>
          </table:table-cell>
          <table:table-cell table:formula="of:=[.P155]-[.P$1]/400" office:value-type="float" office:value="-0.320704387499997">
            <text:p>-0.320704</text:p>
          </table:table-cell>
          <table:table-cell table:formula="of:=[.Q155]-[.Q$1]/400" office:value-type="float" office:value="0">
            <text:p>0.000000</text:p>
          </table:table-cell>
          <table:table-cell table:formula="of:=[.R155]-[.R$1]/400" office:value-type="float" office:value="0">
            <text:p>0.000000</text:p>
          </table:table-cell>
          <table:table-cell table:formula="of:=[.S155]-[.S$1]/400" office:value-type="float" office:value="0">
            <text:p>0.000000</text:p>
          </table:table-cell>
          <table:table-cell table:formula="of:=[.T155]-[.T$1]/400" office:value-type="float" office:value="0.1069014625">
            <text:p>0.106901</text:p>
          </table:table-cell>
          <table:table-cell table:formula="of:=[.U155]-[.U$1]/400" office:value-type="float" office:value="0.1069014625">
            <text:p>0.106901</text:p>
          </table:table-cell>
          <table:table-cell table:formula="of:=[.V155]-[.V$1]/400" office:value-type="float" office:value="0">
            <text:p>0.000000</text:p>
          </table:table-cell>
          <table:table-cell table:formula="of:=[.W155]-[.W$1]/400" office:value-type="float" office:value="-0.320704387499997">
            <text:p>-0.320704</text:p>
          </table:table-cell>
          <table:table-cell table:formula="of:=[.X155]-[.X$1]/400" office:value-type="float" office:value="0">
            <text:p>0.000000</text:p>
          </table:table-cell>
          <table:table-cell table:formula="of:=[.Y155]-[.Y$1]/400" office:value-type="float" office:value="0">
            <text:p>0.000000</text:p>
          </table:table-cell>
          <table:table-cell table:formula="of:=[.Z155]-[.Z$1]/400" office:value-type="float" office:value="0">
            <text:p>0.000000</text:p>
          </table:table-cell>
          <table:table-cell table:formula="of:=[.AA155]-[.AA$1]/400" office:value-type="float" office:value="0">
            <text:p>0.000000</text:p>
          </table:table-cell>
          <table:table-cell table:formula="of:=[.AB155]-[.AB$1]/400" office:value-type="float" office:value="0">
            <text:p>0.000000</text:p>
          </table:table-cell>
          <table:table-cell table:formula="of:=[.AC155]-[.AC$1]/400" office:value-type="float" office:value="0">
            <text:p>0.000000</text:p>
          </table:table-cell>
          <table:table-cell table:formula="of:=[.AD155]-[.AD$1]/400" office:value-type="float" office:value="0">
            <text:p>0.000000</text:p>
          </table:table-cell>
        </table:table-row>
        <table:table-row table:style-name="ro1">
          <table:table-cell table:formula="of:=[.A156]-[.A$1]/400" office:value-type="float" office:value="0">
            <text:p>0.000000</text:p>
          </table:table-cell>
          <table:table-cell table:formula="of:=[.B156]-[.B$1]/400" office:value-type="float" office:value="0">
            <text:p>0.000000</text:p>
          </table:table-cell>
          <table:table-cell table:formula="of:=[.C156]-[.C$1]/400" office:value-type="float" office:value="-0.231953109999997">
            <text:p>-0.231953</text:p>
          </table:table-cell>
          <table:table-cell table:formula="of:=[.D156]-[.D$1]/400" office:value-type="float" office:value="0.463906219999994">
            <text:p>0.463906</text:p>
          </table:table-cell>
          <table:table-cell table:formula="of:=[.E156]-[.E$1]/400" office:value-type="float" office:value="-0.231953109999997">
            <text:p>-0.231953</text:p>
          </table:table-cell>
          <table:table-cell table:formula="of:=[.F156]-[.F$1]/400" office:value-type="float" office:value="0">
            <text:p>0.000000</text:p>
          </table:table-cell>
          <table:table-cell table:formula="of:=[.G156]-[.G$1]/400" office:value-type="float" office:value="0">
            <text:p>0.000000</text:p>
          </table:table-cell>
          <table:table-cell table:formula="of:=[.H156]-[.H$1]/400" office:value-type="float" office:value="0">
            <text:p>0.000000</text:p>
          </table:table-cell>
          <table:table-cell table:formula="of:=[.I156]-[.I$1]/400" office:value-type="float" office:value="-0.231953109999997">
            <text:p>-0.231953</text:p>
          </table:table-cell>
          <table:table-cell table:formula="of:=[.J156]-[.J$1]/400" office:value-type="float" office:value="0.463906219999994">
            <text:p>0.463906</text:p>
          </table:table-cell>
          <table:table-cell table:formula="of:=[.K156]-[.K$1]/400" office:value-type="float" office:value="-0.231953109999997">
            <text:p>-0.231953</text:p>
          </table:table-cell>
          <table:table-cell table:formula="of:=[.L156]-[.L$1]/400" office:value-type="float" office:value="0">
            <text:p>0.000000</text:p>
          </table:table-cell>
          <table:table-cell table:formula="of:=[.M156]-[.M$1]/400" office:value-type="float" office:value="0.10646513">
            <text:p>0.106465</text:p>
          </table:table-cell>
          <table:table-cell table:formula="of:=[.N156]-[.N$1]/400" office:value-type="float" office:value="-0.10646513">
            <text:p>-0.106465</text:p>
          </table:table-cell>
          <table:table-cell table:formula="of:=[.O156]-[.O$1]/400" office:value-type="float" office:value="0">
            <text:p>0.000000</text:p>
          </table:table-cell>
          <table:table-cell table:formula="of:=[.P156]-[.P$1]/400" office:value-type="float" office:value="-0.319395389999997">
            <text:p>-0.319395</text:p>
          </table:table-cell>
          <table:table-cell table:formula="of:=[.Q156]-[.Q$1]/400" office:value-type="float" office:value="0">
            <text:p>0.000000</text:p>
          </table:table-cell>
          <table:table-cell table:formula="of:=[.R156]-[.R$1]/400" office:value-type="float" office:value="0">
            <text:p>0.000000</text:p>
          </table:table-cell>
          <table:table-cell table:formula="of:=[.S156]-[.S$1]/400" office:value-type="float" office:value="0">
            <text:p>0.000000</text:p>
          </table:table-cell>
          <table:table-cell table:formula="of:=[.T156]-[.T$1]/400" office:value-type="float" office:value="0.10646513">
            <text:p>0.106465</text:p>
          </table:table-cell>
          <table:table-cell table:formula="of:=[.U156]-[.U$1]/400" office:value-type="float" office:value="0.10646513">
            <text:p>0.106465</text:p>
          </table:table-cell>
          <table:table-cell table:formula="of:=[.V156]-[.V$1]/400" office:value-type="float" office:value="0">
            <text:p>0.000000</text:p>
          </table:table-cell>
          <table:table-cell table:formula="of:=[.W156]-[.W$1]/400" office:value-type="float" office:value="-0.319395389999997">
            <text:p>-0.319395</text:p>
          </table:table-cell>
          <table:table-cell table:formula="of:=[.X156]-[.X$1]/400" office:value-type="float" office:value="0">
            <text:p>0.000000</text:p>
          </table:table-cell>
          <table:table-cell table:formula="of:=[.Y156]-[.Y$1]/400" office:value-type="float" office:value="0">
            <text:p>0.000000</text:p>
          </table:table-cell>
          <table:table-cell table:formula="of:=[.Z156]-[.Z$1]/400" office:value-type="float" office:value="0">
            <text:p>0.000000</text:p>
          </table:table-cell>
          <table:table-cell table:formula="of:=[.AA156]-[.AA$1]/400" office:value-type="float" office:value="0">
            <text:p>0.000000</text:p>
          </table:table-cell>
          <table:table-cell table:formula="of:=[.AB156]-[.AB$1]/400" office:value-type="float" office:value="0">
            <text:p>0.000000</text:p>
          </table:table-cell>
          <table:table-cell table:formula="of:=[.AC156]-[.AC$1]/400" office:value-type="float" office:value="0">
            <text:p>0.000000</text:p>
          </table:table-cell>
          <table:table-cell table:formula="of:=[.AD156]-[.AD$1]/400" office:value-type="float" office:value="0">
            <text:p>0.000000</text:p>
          </table:table-cell>
        </table:table-row>
        <table:table-row table:style-name="ro1">
          <table:table-cell table:formula="of:=[.A157]-[.A$1]/400" office:value-type="float" office:value="0">
            <text:p>0.000000</text:p>
          </table:table-cell>
          <table:table-cell table:formula="of:=[.B157]-[.B$1]/400" office:value-type="float" office:value="0">
            <text:p>0.000000</text:p>
          </table:table-cell>
          <table:table-cell table:formula="of:=[.C157]-[.C$1]/400" office:value-type="float" office:value="-0.231002482499997">
            <text:p>-0.231002</text:p>
          </table:table-cell>
          <table:table-cell table:formula="of:=[.D157]-[.D$1]/400" office:value-type="float" office:value="0.462004964999994">
            <text:p>0.462005</text:p>
          </table:table-cell>
          <table:table-cell table:formula="of:=[.E157]-[.E$1]/400" office:value-type="float" office:value="-0.231002482499997">
            <text:p>-0.231002</text:p>
          </table:table-cell>
          <table:table-cell table:formula="of:=[.F157]-[.F$1]/400" office:value-type="float" office:value="0">
            <text:p>0.000000</text:p>
          </table:table-cell>
          <table:table-cell table:formula="of:=[.G157]-[.G$1]/400" office:value-type="float" office:value="0">
            <text:p>0.000000</text:p>
          </table:table-cell>
          <table:table-cell table:formula="of:=[.H157]-[.H$1]/400" office:value-type="float" office:value="0">
            <text:p>0.000000</text:p>
          </table:table-cell>
          <table:table-cell table:formula="of:=[.I157]-[.I$1]/400" office:value-type="float" office:value="-0.231002482499997">
            <text:p>-0.231002</text:p>
          </table:table-cell>
          <table:table-cell table:formula="of:=[.J157]-[.J$1]/400" office:value-type="float" office:value="0.462004964999994">
            <text:p>0.462005</text:p>
          </table:table-cell>
          <table:table-cell table:formula="of:=[.K157]-[.K$1]/400" office:value-type="float" office:value="-0.231002482499997">
            <text:p>-0.231002</text:p>
          </table:table-cell>
          <table:table-cell table:formula="of:=[.L157]-[.L$1]/400" office:value-type="float" office:value="0">
            <text:p>0.000000</text:p>
          </table:table-cell>
          <table:table-cell table:formula="of:=[.M157]-[.M$1]/400" office:value-type="float" office:value="0.1060287975">
            <text:p>0.106029</text:p>
          </table:table-cell>
          <table:table-cell table:formula="of:=[.N157]-[.N$1]/400" office:value-type="float" office:value="-0.1060287975">
            <text:p>-0.106029</text:p>
          </table:table-cell>
          <table:table-cell table:formula="of:=[.O157]-[.O$1]/400" office:value-type="float" office:value="0">
            <text:p>0.000000</text:p>
          </table:table-cell>
          <table:table-cell table:formula="of:=[.P157]-[.P$1]/400" office:value-type="float" office:value="-0.318086392499997">
            <text:p>-0.318086</text:p>
          </table:table-cell>
          <table:table-cell table:formula="of:=[.Q157]-[.Q$1]/400" office:value-type="float" office:value="0">
            <text:p>0.000000</text:p>
          </table:table-cell>
          <table:table-cell table:formula="of:=[.R157]-[.R$1]/400" office:value-type="float" office:value="0">
            <text:p>0.000000</text:p>
          </table:table-cell>
          <table:table-cell table:formula="of:=[.S157]-[.S$1]/400" office:value-type="float" office:value="0">
            <text:p>0.000000</text:p>
          </table:table-cell>
          <table:table-cell table:formula="of:=[.T157]-[.T$1]/400" office:value-type="float" office:value="0.1060287975">
            <text:p>0.106029</text:p>
          </table:table-cell>
          <table:table-cell table:formula="of:=[.U157]-[.U$1]/400" office:value-type="float" office:value="0.1060287975">
            <text:p>0.106029</text:p>
          </table:table-cell>
          <table:table-cell table:formula="of:=[.V157]-[.V$1]/400" office:value-type="float" office:value="0">
            <text:p>0.000000</text:p>
          </table:table-cell>
          <table:table-cell table:formula="of:=[.W157]-[.W$1]/400" office:value-type="float" office:value="-0.318086392499997">
            <text:p>-0.318086</text:p>
          </table:table-cell>
          <table:table-cell table:formula="of:=[.X157]-[.X$1]/400" office:value-type="float" office:value="0">
            <text:p>0.000000</text:p>
          </table:table-cell>
          <table:table-cell table:formula="of:=[.Y157]-[.Y$1]/400" office:value-type="float" office:value="0">
            <text:p>0.000000</text:p>
          </table:table-cell>
          <table:table-cell table:formula="of:=[.Z157]-[.Z$1]/400" office:value-type="float" office:value="0">
            <text:p>0.000000</text:p>
          </table:table-cell>
          <table:table-cell table:formula="of:=[.AA157]-[.AA$1]/400" office:value-type="float" office:value="0">
            <text:p>0.000000</text:p>
          </table:table-cell>
          <table:table-cell table:formula="of:=[.AB157]-[.AB$1]/400" office:value-type="float" office:value="0">
            <text:p>0.000000</text:p>
          </table:table-cell>
          <table:table-cell table:formula="of:=[.AC157]-[.AC$1]/400" office:value-type="float" office:value="0">
            <text:p>0.000000</text:p>
          </table:table-cell>
          <table:table-cell table:formula="of:=[.AD157]-[.AD$1]/400" office:value-type="float" office:value="0">
            <text:p>0.000000</text:p>
          </table:table-cell>
        </table:table-row>
        <table:table-row table:style-name="ro1">
          <table:table-cell table:formula="of:=[.A158]-[.A$1]/400" office:value-type="float" office:value="0">
            <text:p>0.000000</text:p>
          </table:table-cell>
          <table:table-cell table:formula="of:=[.B158]-[.B$1]/400" office:value-type="float" office:value="0">
            <text:p>0.000000</text:p>
          </table:table-cell>
          <table:table-cell table:formula="of:=[.C158]-[.C$1]/400" office:value-type="float" office:value="-0.230051854999997">
            <text:p>-0.230052</text:p>
          </table:table-cell>
          <table:table-cell table:formula="of:=[.D158]-[.D$1]/400" office:value-type="float" office:value="0.460103709999994">
            <text:p>0.460104</text:p>
          </table:table-cell>
          <table:table-cell table:formula="of:=[.E158]-[.E$1]/400" office:value-type="float" office:value="-0.230051854999997">
            <text:p>-0.230052</text:p>
          </table:table-cell>
          <table:table-cell table:formula="of:=[.F158]-[.F$1]/400" office:value-type="float" office:value="0">
            <text:p>0.000000</text:p>
          </table:table-cell>
          <table:table-cell table:formula="of:=[.G158]-[.G$1]/400" office:value-type="float" office:value="0">
            <text:p>0.000000</text:p>
          </table:table-cell>
          <table:table-cell table:formula="of:=[.H158]-[.H$1]/400" office:value-type="float" office:value="0">
            <text:p>0.000000</text:p>
          </table:table-cell>
          <table:table-cell table:formula="of:=[.I158]-[.I$1]/400" office:value-type="float" office:value="-0.230051854999997">
            <text:p>-0.230052</text:p>
          </table:table-cell>
          <table:table-cell table:formula="of:=[.J158]-[.J$1]/400" office:value-type="float" office:value="0.460103709999994">
            <text:p>0.460104</text:p>
          </table:table-cell>
          <table:table-cell table:formula="of:=[.K158]-[.K$1]/400" office:value-type="float" office:value="-0.230051854999997">
            <text:p>-0.230052</text:p>
          </table:table-cell>
          <table:table-cell table:formula="of:=[.L158]-[.L$1]/400" office:value-type="float" office:value="0">
            <text:p>0.000000</text:p>
          </table:table-cell>
          <table:table-cell table:formula="of:=[.M158]-[.M$1]/400" office:value-type="float" office:value="0.105592465">
            <text:p>0.105592</text:p>
          </table:table-cell>
          <table:table-cell table:formula="of:=[.N158]-[.N$1]/400" office:value-type="float" office:value="-0.105592465">
            <text:p>-0.105592</text:p>
          </table:table-cell>
          <table:table-cell table:formula="of:=[.O158]-[.O$1]/400" office:value-type="float" office:value="0">
            <text:p>0.000000</text:p>
          </table:table-cell>
          <table:table-cell table:formula="of:=[.P158]-[.P$1]/400" office:value-type="float" office:value="-0.316777394999997">
            <text:p>-0.316777</text:p>
          </table:table-cell>
          <table:table-cell table:formula="of:=[.Q158]-[.Q$1]/400" office:value-type="float" office:value="0">
            <text:p>0.000000</text:p>
          </table:table-cell>
          <table:table-cell table:formula="of:=[.R158]-[.R$1]/400" office:value-type="float" office:value="0">
            <text:p>0.000000</text:p>
          </table:table-cell>
          <table:table-cell table:formula="of:=[.S158]-[.S$1]/400" office:value-type="float" office:value="0">
            <text:p>0.000000</text:p>
          </table:table-cell>
          <table:table-cell table:formula="of:=[.T158]-[.T$1]/400" office:value-type="float" office:value="0.105592465">
            <text:p>0.105592</text:p>
          </table:table-cell>
          <table:table-cell table:formula="of:=[.U158]-[.U$1]/400" office:value-type="float" office:value="0.105592465">
            <text:p>0.105592</text:p>
          </table:table-cell>
          <table:table-cell table:formula="of:=[.V158]-[.V$1]/400" office:value-type="float" office:value="0">
            <text:p>0.000000</text:p>
          </table:table-cell>
          <table:table-cell table:formula="of:=[.W158]-[.W$1]/400" office:value-type="float" office:value="-0.316777394999997">
            <text:p>-0.316777</text:p>
          </table:table-cell>
          <table:table-cell table:formula="of:=[.X158]-[.X$1]/400" office:value-type="float" office:value="0">
            <text:p>0.000000</text:p>
          </table:table-cell>
          <table:table-cell table:formula="of:=[.Y158]-[.Y$1]/400" office:value-type="float" office:value="0">
            <text:p>0.000000</text:p>
          </table:table-cell>
          <table:table-cell table:formula="of:=[.Z158]-[.Z$1]/400" office:value-type="float" office:value="0">
            <text:p>0.000000</text:p>
          </table:table-cell>
          <table:table-cell table:formula="of:=[.AA158]-[.AA$1]/400" office:value-type="float" office:value="0">
            <text:p>0.000000</text:p>
          </table:table-cell>
          <table:table-cell table:formula="of:=[.AB158]-[.AB$1]/400" office:value-type="float" office:value="0">
            <text:p>0.000000</text:p>
          </table:table-cell>
          <table:table-cell table:formula="of:=[.AC158]-[.AC$1]/400" office:value-type="float" office:value="0">
            <text:p>0.000000</text:p>
          </table:table-cell>
          <table:table-cell table:formula="of:=[.AD158]-[.AD$1]/400" office:value-type="float" office:value="0">
            <text:p>0.000000</text:p>
          </table:table-cell>
        </table:table-row>
        <table:table-row table:style-name="ro1">
          <table:table-cell table:formula="of:=[.A159]-[.A$1]/400" office:value-type="float" office:value="0">
            <text:p>0.000000</text:p>
          </table:table-cell>
          <table:table-cell table:formula="of:=[.B159]-[.B$1]/400" office:value-type="float" office:value="0">
            <text:p>0.000000</text:p>
          </table:table-cell>
          <table:table-cell table:formula="of:=[.C159]-[.C$1]/400" office:value-type="float" office:value="-0.229101227499997">
            <text:p>-0.229101</text:p>
          </table:table-cell>
          <table:table-cell table:formula="of:=[.D159]-[.D$1]/400" office:value-type="float" office:value="0.458202454999994">
            <text:p>0.458202</text:p>
          </table:table-cell>
          <table:table-cell table:formula="of:=[.E159]-[.E$1]/400" office:value-type="float" office:value="-0.229101227499997">
            <text:p>-0.229101</text:p>
          </table:table-cell>
          <table:table-cell table:formula="of:=[.F159]-[.F$1]/400" office:value-type="float" office:value="0">
            <text:p>0.000000</text:p>
          </table:table-cell>
          <table:table-cell table:formula="of:=[.G159]-[.G$1]/400" office:value-type="float" office:value="0">
            <text:p>0.000000</text:p>
          </table:table-cell>
          <table:table-cell table:formula="of:=[.H159]-[.H$1]/400" office:value-type="float" office:value="0">
            <text:p>0.000000</text:p>
          </table:table-cell>
          <table:table-cell table:formula="of:=[.I159]-[.I$1]/400" office:value-type="float" office:value="-0.229101227499997">
            <text:p>-0.229101</text:p>
          </table:table-cell>
          <table:table-cell table:formula="of:=[.J159]-[.J$1]/400" office:value-type="float" office:value="0.458202454999994">
            <text:p>0.458202</text:p>
          </table:table-cell>
          <table:table-cell table:formula="of:=[.K159]-[.K$1]/400" office:value-type="float" office:value="-0.229101227499997">
            <text:p>-0.229101</text:p>
          </table:table-cell>
          <table:table-cell table:formula="of:=[.L159]-[.L$1]/400" office:value-type="float" office:value="0">
            <text:p>0.000000</text:p>
          </table:table-cell>
          <table:table-cell table:formula="of:=[.M159]-[.M$1]/400" office:value-type="float" office:value="0.1051561325">
            <text:p>0.105156</text:p>
          </table:table-cell>
          <table:table-cell table:formula="of:=[.N159]-[.N$1]/400" office:value-type="float" office:value="-0.1051561325">
            <text:p>-0.105156</text:p>
          </table:table-cell>
          <table:table-cell table:formula="of:=[.O159]-[.O$1]/400" office:value-type="float" office:value="0">
            <text:p>0.000000</text:p>
          </table:table-cell>
          <table:table-cell table:formula="of:=[.P159]-[.P$1]/400" office:value-type="float" office:value="-0.315468397499997">
            <text:p>-0.315468</text:p>
          </table:table-cell>
          <table:table-cell table:formula="of:=[.Q159]-[.Q$1]/400" office:value-type="float" office:value="0">
            <text:p>0.000000</text:p>
          </table:table-cell>
          <table:table-cell table:formula="of:=[.R159]-[.R$1]/400" office:value-type="float" office:value="0">
            <text:p>0.000000</text:p>
          </table:table-cell>
          <table:table-cell table:formula="of:=[.S159]-[.S$1]/400" office:value-type="float" office:value="0">
            <text:p>0.000000</text:p>
          </table:table-cell>
          <table:table-cell table:formula="of:=[.T159]-[.T$1]/400" office:value-type="float" office:value="0.1051561325">
            <text:p>0.105156</text:p>
          </table:table-cell>
          <table:table-cell table:formula="of:=[.U159]-[.U$1]/400" office:value-type="float" office:value="0.1051561325">
            <text:p>0.105156</text:p>
          </table:table-cell>
          <table:table-cell table:formula="of:=[.V159]-[.V$1]/400" office:value-type="float" office:value="0">
            <text:p>0.000000</text:p>
          </table:table-cell>
          <table:table-cell table:formula="of:=[.W159]-[.W$1]/400" office:value-type="float" office:value="-0.315468397499997">
            <text:p>-0.315468</text:p>
          </table:table-cell>
          <table:table-cell table:formula="of:=[.X159]-[.X$1]/400" office:value-type="float" office:value="0">
            <text:p>0.000000</text:p>
          </table:table-cell>
          <table:table-cell table:formula="of:=[.Y159]-[.Y$1]/400" office:value-type="float" office:value="0">
            <text:p>0.000000</text:p>
          </table:table-cell>
          <table:table-cell table:formula="of:=[.Z159]-[.Z$1]/400" office:value-type="float" office:value="0">
            <text:p>0.000000</text:p>
          </table:table-cell>
          <table:table-cell table:formula="of:=[.AA159]-[.AA$1]/400" office:value-type="float" office:value="0">
            <text:p>0.000000</text:p>
          </table:table-cell>
          <table:table-cell table:formula="of:=[.AB159]-[.AB$1]/400" office:value-type="float" office:value="0">
            <text:p>0.000000</text:p>
          </table:table-cell>
          <table:table-cell table:formula="of:=[.AC159]-[.AC$1]/400" office:value-type="float" office:value="0">
            <text:p>0.000000</text:p>
          </table:table-cell>
          <table:table-cell table:formula="of:=[.AD159]-[.AD$1]/400" office:value-type="float" office:value="0">
            <text:p>0.000000</text:p>
          </table:table-cell>
        </table:table-row>
        <table:table-row table:style-name="ro1">
          <table:table-cell table:formula="of:=[.A160]-[.A$1]/400" office:value-type="float" office:value="0">
            <text:p>0.000000</text:p>
          </table:table-cell>
          <table:table-cell table:formula="of:=[.B160]-[.B$1]/400" office:value-type="float" office:value="0">
            <text:p>0.000000</text:p>
          </table:table-cell>
          <table:table-cell table:formula="of:=[.C160]-[.C$1]/400" office:value-type="float" office:value="-0.228150599999997">
            <text:p>-0.228151</text:p>
          </table:table-cell>
          <table:table-cell table:formula="of:=[.D160]-[.D$1]/400" office:value-type="float" office:value="0.456301199999994">
            <text:p>0.456301</text:p>
          </table:table-cell>
          <table:table-cell table:formula="of:=[.E160]-[.E$1]/400" office:value-type="float" office:value="-0.228150599999997">
            <text:p>-0.228151</text:p>
          </table:table-cell>
          <table:table-cell table:formula="of:=[.F160]-[.F$1]/400" office:value-type="float" office:value="0">
            <text:p>0.000000</text:p>
          </table:table-cell>
          <table:table-cell table:formula="of:=[.G160]-[.G$1]/400" office:value-type="float" office:value="0">
            <text:p>0.000000</text:p>
          </table:table-cell>
          <table:table-cell table:formula="of:=[.H160]-[.H$1]/400" office:value-type="float" office:value="0">
            <text:p>0.000000</text:p>
          </table:table-cell>
          <table:table-cell table:formula="of:=[.I160]-[.I$1]/400" office:value-type="float" office:value="-0.228150599999997">
            <text:p>-0.228151</text:p>
          </table:table-cell>
          <table:table-cell table:formula="of:=[.J160]-[.J$1]/400" office:value-type="float" office:value="0.456301199999994">
            <text:p>0.456301</text:p>
          </table:table-cell>
          <table:table-cell table:formula="of:=[.K160]-[.K$1]/400" office:value-type="float" office:value="-0.228150599999997">
            <text:p>-0.228151</text:p>
          </table:table-cell>
          <table:table-cell table:formula="of:=[.L160]-[.L$1]/400" office:value-type="float" office:value="0">
            <text:p>0.000000</text:p>
          </table:table-cell>
          <table:table-cell table:formula="of:=[.M160]-[.M$1]/400" office:value-type="float" office:value="0.1047198">
            <text:p>0.104720</text:p>
          </table:table-cell>
          <table:table-cell table:formula="of:=[.N160]-[.N$1]/400" office:value-type="float" office:value="-0.1047198">
            <text:p>-0.104720</text:p>
          </table:table-cell>
          <table:table-cell table:formula="of:=[.O160]-[.O$1]/400" office:value-type="float" office:value="0">
            <text:p>0.000000</text:p>
          </table:table-cell>
          <table:table-cell table:formula="of:=[.P160]-[.P$1]/400" office:value-type="float" office:value="-0.314159399999997">
            <text:p>-0.314159</text:p>
          </table:table-cell>
          <table:table-cell table:formula="of:=[.Q160]-[.Q$1]/400" office:value-type="float" office:value="0">
            <text:p>0.000000</text:p>
          </table:table-cell>
          <table:table-cell table:formula="of:=[.R160]-[.R$1]/400" office:value-type="float" office:value="0">
            <text:p>0.000000</text:p>
          </table:table-cell>
          <table:table-cell table:formula="of:=[.S160]-[.S$1]/400" office:value-type="float" office:value="0">
            <text:p>0.000000</text:p>
          </table:table-cell>
          <table:table-cell table:formula="of:=[.T160]-[.T$1]/400" office:value-type="float" office:value="0.1047198">
            <text:p>0.104720</text:p>
          </table:table-cell>
          <table:table-cell table:formula="of:=[.U160]-[.U$1]/400" office:value-type="float" office:value="0.1047198">
            <text:p>0.104720</text:p>
          </table:table-cell>
          <table:table-cell table:formula="of:=[.V160]-[.V$1]/400" office:value-type="float" office:value="0">
            <text:p>0.000000</text:p>
          </table:table-cell>
          <table:table-cell table:formula="of:=[.W160]-[.W$1]/400" office:value-type="float" office:value="-0.314159399999997">
            <text:p>-0.314159</text:p>
          </table:table-cell>
          <table:table-cell table:formula="of:=[.X160]-[.X$1]/400" office:value-type="float" office:value="0">
            <text:p>0.000000</text:p>
          </table:table-cell>
          <table:table-cell table:formula="of:=[.Y160]-[.Y$1]/400" office:value-type="float" office:value="0">
            <text:p>0.000000</text:p>
          </table:table-cell>
          <table:table-cell table:formula="of:=[.Z160]-[.Z$1]/400" office:value-type="float" office:value="0">
            <text:p>0.000000</text:p>
          </table:table-cell>
          <table:table-cell table:formula="of:=[.AA160]-[.AA$1]/400" office:value-type="float" office:value="0">
            <text:p>0.000000</text:p>
          </table:table-cell>
          <table:table-cell table:formula="of:=[.AB160]-[.AB$1]/400" office:value-type="float" office:value="0">
            <text:p>0.000000</text:p>
          </table:table-cell>
          <table:table-cell table:formula="of:=[.AC160]-[.AC$1]/400" office:value-type="float" office:value="0">
            <text:p>0.000000</text:p>
          </table:table-cell>
          <table:table-cell table:formula="of:=[.AD160]-[.AD$1]/400" office:value-type="float" office:value="0">
            <text:p>0.000000</text:p>
          </table:table-cell>
        </table:table-row>
        <table:table-row table:style-name="ro1">
          <table:table-cell table:formula="of:=[.A161]-[.A$1]/400" office:value-type="float" office:value="0">
            <text:p>0.000000</text:p>
          </table:table-cell>
          <table:table-cell table:formula="of:=[.B161]-[.B$1]/400" office:value-type="float" office:value="0">
            <text:p>0.000000</text:p>
          </table:table-cell>
          <table:table-cell table:formula="of:=[.C161]-[.C$1]/400" office:value-type="float" office:value="-0.227199972499997">
            <text:p>-0.227200</text:p>
          </table:table-cell>
          <table:table-cell table:formula="of:=[.D161]-[.D$1]/400" office:value-type="float" office:value="0.454399944999994">
            <text:p>0.454400</text:p>
          </table:table-cell>
          <table:table-cell table:formula="of:=[.E161]-[.E$1]/400" office:value-type="float" office:value="-0.227199972499997">
            <text:p>-0.227200</text:p>
          </table:table-cell>
          <table:table-cell table:formula="of:=[.F161]-[.F$1]/400" office:value-type="float" office:value="0">
            <text:p>0.000000</text:p>
          </table:table-cell>
          <table:table-cell table:formula="of:=[.G161]-[.G$1]/400" office:value-type="float" office:value="0">
            <text:p>0.000000</text:p>
          </table:table-cell>
          <table:table-cell table:formula="of:=[.H161]-[.H$1]/400" office:value-type="float" office:value="0">
            <text:p>0.000000</text:p>
          </table:table-cell>
          <table:table-cell table:formula="of:=[.I161]-[.I$1]/400" office:value-type="float" office:value="-0.227199972499997">
            <text:p>-0.227200</text:p>
          </table:table-cell>
          <table:table-cell table:formula="of:=[.J161]-[.J$1]/400" office:value-type="float" office:value="0.454399944999994">
            <text:p>0.454400</text:p>
          </table:table-cell>
          <table:table-cell table:formula="of:=[.K161]-[.K$1]/400" office:value-type="float" office:value="-0.227199972499997">
            <text:p>-0.227200</text:p>
          </table:table-cell>
          <table:table-cell table:formula="of:=[.L161]-[.L$1]/400" office:value-type="float" office:value="0">
            <text:p>0.000000</text:p>
          </table:table-cell>
          <table:table-cell table:formula="of:=[.M161]-[.M$1]/400" office:value-type="float" office:value="0.1042834675">
            <text:p>0.104283</text:p>
          </table:table-cell>
          <table:table-cell table:formula="of:=[.N161]-[.N$1]/400" office:value-type="float" office:value="-0.1042834675">
            <text:p>-0.104283</text:p>
          </table:table-cell>
          <table:table-cell table:formula="of:=[.O161]-[.O$1]/400" office:value-type="float" office:value="0">
            <text:p>0.000000</text:p>
          </table:table-cell>
          <table:table-cell table:formula="of:=[.P161]-[.P$1]/400" office:value-type="float" office:value="-0.312850402499997">
            <text:p>-0.312850</text:p>
          </table:table-cell>
          <table:table-cell table:formula="of:=[.Q161]-[.Q$1]/400" office:value-type="float" office:value="0">
            <text:p>0.000000</text:p>
          </table:table-cell>
          <table:table-cell table:formula="of:=[.R161]-[.R$1]/400" office:value-type="float" office:value="0">
            <text:p>0.000000</text:p>
          </table:table-cell>
          <table:table-cell table:formula="of:=[.S161]-[.S$1]/400" office:value-type="float" office:value="0">
            <text:p>0.000000</text:p>
          </table:table-cell>
          <table:table-cell table:formula="of:=[.T161]-[.T$1]/400" office:value-type="float" office:value="0.1042834675">
            <text:p>0.104283</text:p>
          </table:table-cell>
          <table:table-cell table:formula="of:=[.U161]-[.U$1]/400" office:value-type="float" office:value="0.1042834675">
            <text:p>0.104283</text:p>
          </table:table-cell>
          <table:table-cell table:formula="of:=[.V161]-[.V$1]/400" office:value-type="float" office:value="0">
            <text:p>0.000000</text:p>
          </table:table-cell>
          <table:table-cell table:formula="of:=[.W161]-[.W$1]/400" office:value-type="float" office:value="-0.312850402499997">
            <text:p>-0.312850</text:p>
          </table:table-cell>
          <table:table-cell table:formula="of:=[.X161]-[.X$1]/400" office:value-type="float" office:value="0">
            <text:p>0.000000</text:p>
          </table:table-cell>
          <table:table-cell table:formula="of:=[.Y161]-[.Y$1]/400" office:value-type="float" office:value="0">
            <text:p>0.000000</text:p>
          </table:table-cell>
          <table:table-cell table:formula="of:=[.Z161]-[.Z$1]/400" office:value-type="float" office:value="0">
            <text:p>0.000000</text:p>
          </table:table-cell>
          <table:table-cell table:formula="of:=[.AA161]-[.AA$1]/400" office:value-type="float" office:value="0">
            <text:p>0.000000</text:p>
          </table:table-cell>
          <table:table-cell table:formula="of:=[.AB161]-[.AB$1]/400" office:value-type="float" office:value="0">
            <text:p>0.000000</text:p>
          </table:table-cell>
          <table:table-cell table:formula="of:=[.AC161]-[.AC$1]/400" office:value-type="float" office:value="0">
            <text:p>0.000000</text:p>
          </table:table-cell>
          <table:table-cell table:formula="of:=[.AD161]-[.AD$1]/400" office:value-type="float" office:value="0">
            <text:p>0.000000</text:p>
          </table:table-cell>
        </table:table-row>
        <table:table-row table:style-name="ro1">
          <table:table-cell table:formula="of:=[.A162]-[.A$1]/400" office:value-type="float" office:value="0">
            <text:p>0.000000</text:p>
          </table:table-cell>
          <table:table-cell table:formula="of:=[.B162]-[.B$1]/400" office:value-type="float" office:value="0">
            <text:p>0.000000</text:p>
          </table:table-cell>
          <table:table-cell table:formula="of:=[.C162]-[.C$1]/400" office:value-type="float" office:value="-0.226249344999997">
            <text:p>-0.226249</text:p>
          </table:table-cell>
          <table:table-cell table:formula="of:=[.D162]-[.D$1]/400" office:value-type="float" office:value="0.452498689999994">
            <text:p>0.452499</text:p>
          </table:table-cell>
          <table:table-cell table:formula="of:=[.E162]-[.E$1]/400" office:value-type="float" office:value="-0.226249344999997">
            <text:p>-0.226249</text:p>
          </table:table-cell>
          <table:table-cell table:formula="of:=[.F162]-[.F$1]/400" office:value-type="float" office:value="0">
            <text:p>0.000000</text:p>
          </table:table-cell>
          <table:table-cell table:formula="of:=[.G162]-[.G$1]/400" office:value-type="float" office:value="0">
            <text:p>0.000000</text:p>
          </table:table-cell>
          <table:table-cell table:formula="of:=[.H162]-[.H$1]/400" office:value-type="float" office:value="0">
            <text:p>0.000000</text:p>
          </table:table-cell>
          <table:table-cell table:formula="of:=[.I162]-[.I$1]/400" office:value-type="float" office:value="-0.226249344999997">
            <text:p>-0.226249</text:p>
          </table:table-cell>
          <table:table-cell table:formula="of:=[.J162]-[.J$1]/400" office:value-type="float" office:value="0.452498689999994">
            <text:p>0.452499</text:p>
          </table:table-cell>
          <table:table-cell table:formula="of:=[.K162]-[.K$1]/400" office:value-type="float" office:value="-0.226249344999997">
            <text:p>-0.226249</text:p>
          </table:table-cell>
          <table:table-cell table:formula="of:=[.L162]-[.L$1]/400" office:value-type="float" office:value="0">
            <text:p>0.000000</text:p>
          </table:table-cell>
          <table:table-cell table:formula="of:=[.M162]-[.M$1]/400" office:value-type="float" office:value="0.103847135">
            <text:p>0.103847</text:p>
          </table:table-cell>
          <table:table-cell table:formula="of:=[.N162]-[.N$1]/400" office:value-type="float" office:value="-0.103847135">
            <text:p>-0.103847</text:p>
          </table:table-cell>
          <table:table-cell table:formula="of:=[.O162]-[.O$1]/400" office:value-type="float" office:value="0">
            <text:p>0.000000</text:p>
          </table:table-cell>
          <table:table-cell table:formula="of:=[.P162]-[.P$1]/400" office:value-type="float" office:value="-0.311541404999997">
            <text:p>-0.311541</text:p>
          </table:table-cell>
          <table:table-cell table:formula="of:=[.Q162]-[.Q$1]/400" office:value-type="float" office:value="0">
            <text:p>0.000000</text:p>
          </table:table-cell>
          <table:table-cell table:formula="of:=[.R162]-[.R$1]/400" office:value-type="float" office:value="0">
            <text:p>0.000000</text:p>
          </table:table-cell>
          <table:table-cell table:formula="of:=[.S162]-[.S$1]/400" office:value-type="float" office:value="0">
            <text:p>0.000000</text:p>
          </table:table-cell>
          <table:table-cell table:formula="of:=[.T162]-[.T$1]/400" office:value-type="float" office:value="0.103847135">
            <text:p>0.103847</text:p>
          </table:table-cell>
          <table:table-cell table:formula="of:=[.U162]-[.U$1]/400" office:value-type="float" office:value="0.103847135">
            <text:p>0.103847</text:p>
          </table:table-cell>
          <table:table-cell table:formula="of:=[.V162]-[.V$1]/400" office:value-type="float" office:value="0">
            <text:p>0.000000</text:p>
          </table:table-cell>
          <table:table-cell table:formula="of:=[.W162]-[.W$1]/400" office:value-type="float" office:value="-0.311541404999997">
            <text:p>-0.311541</text:p>
          </table:table-cell>
          <table:table-cell table:formula="of:=[.X162]-[.X$1]/400" office:value-type="float" office:value="0">
            <text:p>0.000000</text:p>
          </table:table-cell>
          <table:table-cell table:formula="of:=[.Y162]-[.Y$1]/400" office:value-type="float" office:value="0">
            <text:p>0.000000</text:p>
          </table:table-cell>
          <table:table-cell table:formula="of:=[.Z162]-[.Z$1]/400" office:value-type="float" office:value="0">
            <text:p>0.000000</text:p>
          </table:table-cell>
          <table:table-cell table:formula="of:=[.AA162]-[.AA$1]/400" office:value-type="float" office:value="0">
            <text:p>0.000000</text:p>
          </table:table-cell>
          <table:table-cell table:formula="of:=[.AB162]-[.AB$1]/400" office:value-type="float" office:value="0">
            <text:p>0.000000</text:p>
          </table:table-cell>
          <table:table-cell table:formula="of:=[.AC162]-[.AC$1]/400" office:value-type="float" office:value="0">
            <text:p>0.000000</text:p>
          </table:table-cell>
          <table:table-cell table:formula="of:=[.AD162]-[.AD$1]/400" office:value-type="float" office:value="0">
            <text:p>0.000000</text:p>
          </table:table-cell>
        </table:table-row>
        <table:table-row table:style-name="ro1">
          <table:table-cell table:formula="of:=[.A163]-[.A$1]/400" office:value-type="float" office:value="0">
            <text:p>0.000000</text:p>
          </table:table-cell>
          <table:table-cell table:formula="of:=[.B163]-[.B$1]/400" office:value-type="float" office:value="0">
            <text:p>0.000000</text:p>
          </table:table-cell>
          <table:table-cell table:formula="of:=[.C163]-[.C$1]/400" office:value-type="float" office:value="-0.225298717499997">
            <text:p>-0.225299</text:p>
          </table:table-cell>
          <table:table-cell table:formula="of:=[.D163]-[.D$1]/400" office:value-type="float" office:value="0.450597434999994">
            <text:p>0.450597</text:p>
          </table:table-cell>
          <table:table-cell table:formula="of:=[.E163]-[.E$1]/400" office:value-type="float" office:value="-0.225298717499997">
            <text:p>-0.225299</text:p>
          </table:table-cell>
          <table:table-cell table:formula="of:=[.F163]-[.F$1]/400" office:value-type="float" office:value="0">
            <text:p>0.000000</text:p>
          </table:table-cell>
          <table:table-cell table:formula="of:=[.G163]-[.G$1]/400" office:value-type="float" office:value="0">
            <text:p>0.000000</text:p>
          </table:table-cell>
          <table:table-cell table:formula="of:=[.H163]-[.H$1]/400" office:value-type="float" office:value="0">
            <text:p>0.000000</text:p>
          </table:table-cell>
          <table:table-cell table:formula="of:=[.I163]-[.I$1]/400" office:value-type="float" office:value="-0.225298717499997">
            <text:p>-0.225299</text:p>
          </table:table-cell>
          <table:table-cell table:formula="of:=[.J163]-[.J$1]/400" office:value-type="float" office:value="0.450597434999994">
            <text:p>0.450597</text:p>
          </table:table-cell>
          <table:table-cell table:formula="of:=[.K163]-[.K$1]/400" office:value-type="float" office:value="-0.225298717499997">
            <text:p>-0.225299</text:p>
          </table:table-cell>
          <table:table-cell table:formula="of:=[.L163]-[.L$1]/400" office:value-type="float" office:value="0">
            <text:p>0.000000</text:p>
          </table:table-cell>
          <table:table-cell table:formula="of:=[.M163]-[.M$1]/400" office:value-type="float" office:value="0.1034108025">
            <text:p>0.103411</text:p>
          </table:table-cell>
          <table:table-cell table:formula="of:=[.N163]-[.N$1]/400" office:value-type="float" office:value="-0.1034108025">
            <text:p>-0.103411</text:p>
          </table:table-cell>
          <table:table-cell table:formula="of:=[.O163]-[.O$1]/400" office:value-type="float" office:value="0">
            <text:p>0.000000</text:p>
          </table:table-cell>
          <table:table-cell table:formula="of:=[.P163]-[.P$1]/400" office:value-type="float" office:value="-0.310232407499997">
            <text:p>-0.310232</text:p>
          </table:table-cell>
          <table:table-cell table:formula="of:=[.Q163]-[.Q$1]/400" office:value-type="float" office:value="0">
            <text:p>0.000000</text:p>
          </table:table-cell>
          <table:table-cell table:formula="of:=[.R163]-[.R$1]/400" office:value-type="float" office:value="0">
            <text:p>0.000000</text:p>
          </table:table-cell>
          <table:table-cell table:formula="of:=[.S163]-[.S$1]/400" office:value-type="float" office:value="0">
            <text:p>0.000000</text:p>
          </table:table-cell>
          <table:table-cell table:formula="of:=[.T163]-[.T$1]/400" office:value-type="float" office:value="0.1034108025">
            <text:p>0.103411</text:p>
          </table:table-cell>
          <table:table-cell table:formula="of:=[.U163]-[.U$1]/400" office:value-type="float" office:value="0.1034108025">
            <text:p>0.103411</text:p>
          </table:table-cell>
          <table:table-cell table:formula="of:=[.V163]-[.V$1]/400" office:value-type="float" office:value="0">
            <text:p>0.000000</text:p>
          </table:table-cell>
          <table:table-cell table:formula="of:=[.W163]-[.W$1]/400" office:value-type="float" office:value="-0.310232407499997">
            <text:p>-0.310232</text:p>
          </table:table-cell>
          <table:table-cell table:formula="of:=[.X163]-[.X$1]/400" office:value-type="float" office:value="0">
            <text:p>0.000000</text:p>
          </table:table-cell>
          <table:table-cell table:formula="of:=[.Y163]-[.Y$1]/400" office:value-type="float" office:value="0">
            <text:p>0.000000</text:p>
          </table:table-cell>
          <table:table-cell table:formula="of:=[.Z163]-[.Z$1]/400" office:value-type="float" office:value="0">
            <text:p>0.000000</text:p>
          </table:table-cell>
          <table:table-cell table:formula="of:=[.AA163]-[.AA$1]/400" office:value-type="float" office:value="0">
            <text:p>0.000000</text:p>
          </table:table-cell>
          <table:table-cell table:formula="of:=[.AB163]-[.AB$1]/400" office:value-type="float" office:value="0">
            <text:p>0.000000</text:p>
          </table:table-cell>
          <table:table-cell table:formula="of:=[.AC163]-[.AC$1]/400" office:value-type="float" office:value="0">
            <text:p>0.000000</text:p>
          </table:table-cell>
          <table:table-cell table:formula="of:=[.AD163]-[.AD$1]/400" office:value-type="float" office:value="0">
            <text:p>0.000000</text:p>
          </table:table-cell>
        </table:table-row>
        <table:table-row table:style-name="ro1">
          <table:table-cell table:formula="of:=[.A164]-[.A$1]/400" office:value-type="float" office:value="0">
            <text:p>0.000000</text:p>
          </table:table-cell>
          <table:table-cell table:formula="of:=[.B164]-[.B$1]/400" office:value-type="float" office:value="0">
            <text:p>0.000000</text:p>
          </table:table-cell>
          <table:table-cell table:formula="of:=[.C164]-[.C$1]/400" office:value-type="float" office:value="-0.224348089999997">
            <text:p>-0.224348</text:p>
          </table:table-cell>
          <table:table-cell table:formula="of:=[.D164]-[.D$1]/400" office:value-type="float" office:value="0.448696179999994">
            <text:p>0.448696</text:p>
          </table:table-cell>
          <table:table-cell table:formula="of:=[.E164]-[.E$1]/400" office:value-type="float" office:value="-0.224348089999997">
            <text:p>-0.224348</text:p>
          </table:table-cell>
          <table:table-cell table:formula="of:=[.F164]-[.F$1]/400" office:value-type="float" office:value="0">
            <text:p>0.000000</text:p>
          </table:table-cell>
          <table:table-cell table:formula="of:=[.G164]-[.G$1]/400" office:value-type="float" office:value="0">
            <text:p>0.000000</text:p>
          </table:table-cell>
          <table:table-cell table:formula="of:=[.H164]-[.H$1]/400" office:value-type="float" office:value="0">
            <text:p>0.000000</text:p>
          </table:table-cell>
          <table:table-cell table:formula="of:=[.I164]-[.I$1]/400" office:value-type="float" office:value="-0.224348089999997">
            <text:p>-0.224348</text:p>
          </table:table-cell>
          <table:table-cell table:formula="of:=[.J164]-[.J$1]/400" office:value-type="float" office:value="0.448696179999994">
            <text:p>0.448696</text:p>
          </table:table-cell>
          <table:table-cell table:formula="of:=[.K164]-[.K$1]/400" office:value-type="float" office:value="-0.224348089999997">
            <text:p>-0.224348</text:p>
          </table:table-cell>
          <table:table-cell table:formula="of:=[.L164]-[.L$1]/400" office:value-type="float" office:value="0">
            <text:p>0.000000</text:p>
          </table:table-cell>
          <table:table-cell table:formula="of:=[.M164]-[.M$1]/400" office:value-type="float" office:value="0.10297447">
            <text:p>0.102974</text:p>
          </table:table-cell>
          <table:table-cell table:formula="of:=[.N164]-[.N$1]/400" office:value-type="float" office:value="-0.10297447">
            <text:p>-0.102974</text:p>
          </table:table-cell>
          <table:table-cell table:formula="of:=[.O164]-[.O$1]/400" office:value-type="float" office:value="0">
            <text:p>0.000000</text:p>
          </table:table-cell>
          <table:table-cell table:formula="of:=[.P164]-[.P$1]/400" office:value-type="float" office:value="-0.308923409999997">
            <text:p>-0.308923</text:p>
          </table:table-cell>
          <table:table-cell table:formula="of:=[.Q164]-[.Q$1]/400" office:value-type="float" office:value="0">
            <text:p>0.000000</text:p>
          </table:table-cell>
          <table:table-cell table:formula="of:=[.R164]-[.R$1]/400" office:value-type="float" office:value="0">
            <text:p>0.000000</text:p>
          </table:table-cell>
          <table:table-cell table:formula="of:=[.S164]-[.S$1]/400" office:value-type="float" office:value="0">
            <text:p>0.000000</text:p>
          </table:table-cell>
          <table:table-cell table:formula="of:=[.T164]-[.T$1]/400" office:value-type="float" office:value="0.10297447">
            <text:p>0.102974</text:p>
          </table:table-cell>
          <table:table-cell table:formula="of:=[.U164]-[.U$1]/400" office:value-type="float" office:value="0.10297447">
            <text:p>0.102974</text:p>
          </table:table-cell>
          <table:table-cell table:formula="of:=[.V164]-[.V$1]/400" office:value-type="float" office:value="0">
            <text:p>0.000000</text:p>
          </table:table-cell>
          <table:table-cell table:formula="of:=[.W164]-[.W$1]/400" office:value-type="float" office:value="-0.308923409999997">
            <text:p>-0.308923</text:p>
          </table:table-cell>
          <table:table-cell table:formula="of:=[.X164]-[.X$1]/400" office:value-type="float" office:value="0">
            <text:p>0.000000</text:p>
          </table:table-cell>
          <table:table-cell table:formula="of:=[.Y164]-[.Y$1]/400" office:value-type="float" office:value="0">
            <text:p>0.000000</text:p>
          </table:table-cell>
          <table:table-cell table:formula="of:=[.Z164]-[.Z$1]/400" office:value-type="float" office:value="0">
            <text:p>0.000000</text:p>
          </table:table-cell>
          <table:table-cell table:formula="of:=[.AA164]-[.AA$1]/400" office:value-type="float" office:value="0">
            <text:p>0.000000</text:p>
          </table:table-cell>
          <table:table-cell table:formula="of:=[.AB164]-[.AB$1]/400" office:value-type="float" office:value="0">
            <text:p>0.000000</text:p>
          </table:table-cell>
          <table:table-cell table:formula="of:=[.AC164]-[.AC$1]/400" office:value-type="float" office:value="0">
            <text:p>0.000000</text:p>
          </table:table-cell>
          <table:table-cell table:formula="of:=[.AD164]-[.AD$1]/400" office:value-type="float" office:value="0">
            <text:p>0.000000</text:p>
          </table:table-cell>
        </table:table-row>
        <table:table-row table:style-name="ro1">
          <table:table-cell table:formula="of:=[.A165]-[.A$1]/400" office:value-type="float" office:value="0">
            <text:p>0.000000</text:p>
          </table:table-cell>
          <table:table-cell table:formula="of:=[.B165]-[.B$1]/400" office:value-type="float" office:value="0">
            <text:p>0.000000</text:p>
          </table:table-cell>
          <table:table-cell table:formula="of:=[.C165]-[.C$1]/400" office:value-type="float" office:value="-0.223397462499997">
            <text:p>-0.223397</text:p>
          </table:table-cell>
          <table:table-cell table:formula="of:=[.D165]-[.D$1]/400" office:value-type="float" office:value="0.446794924999994">
            <text:p>0.446795</text:p>
          </table:table-cell>
          <table:table-cell table:formula="of:=[.E165]-[.E$1]/400" office:value-type="float" office:value="-0.223397462499997">
            <text:p>-0.223397</text:p>
          </table:table-cell>
          <table:table-cell table:formula="of:=[.F165]-[.F$1]/400" office:value-type="float" office:value="0">
            <text:p>0.000000</text:p>
          </table:table-cell>
          <table:table-cell table:formula="of:=[.G165]-[.G$1]/400" office:value-type="float" office:value="0">
            <text:p>0.000000</text:p>
          </table:table-cell>
          <table:table-cell table:formula="of:=[.H165]-[.H$1]/400" office:value-type="float" office:value="0">
            <text:p>0.000000</text:p>
          </table:table-cell>
          <table:table-cell table:formula="of:=[.I165]-[.I$1]/400" office:value-type="float" office:value="-0.223397462499997">
            <text:p>-0.223397</text:p>
          </table:table-cell>
          <table:table-cell table:formula="of:=[.J165]-[.J$1]/400" office:value-type="float" office:value="0.446794924999994">
            <text:p>0.446795</text:p>
          </table:table-cell>
          <table:table-cell table:formula="of:=[.K165]-[.K$1]/400" office:value-type="float" office:value="-0.223397462499997">
            <text:p>-0.223397</text:p>
          </table:table-cell>
          <table:table-cell table:formula="of:=[.L165]-[.L$1]/400" office:value-type="float" office:value="0">
            <text:p>0.000000</text:p>
          </table:table-cell>
          <table:table-cell table:formula="of:=[.M165]-[.M$1]/400" office:value-type="float" office:value="0.1025381375">
            <text:p>0.102538</text:p>
          </table:table-cell>
          <table:table-cell table:formula="of:=[.N165]-[.N$1]/400" office:value-type="float" office:value="-0.1025381375">
            <text:p>-0.102538</text:p>
          </table:table-cell>
          <table:table-cell table:formula="of:=[.O165]-[.O$1]/400" office:value-type="float" office:value="0">
            <text:p>0.000000</text:p>
          </table:table-cell>
          <table:table-cell table:formula="of:=[.P165]-[.P$1]/400" office:value-type="float" office:value="-0.307614412499997">
            <text:p>-0.307614</text:p>
          </table:table-cell>
          <table:table-cell table:formula="of:=[.Q165]-[.Q$1]/400" office:value-type="float" office:value="0">
            <text:p>0.000000</text:p>
          </table:table-cell>
          <table:table-cell table:formula="of:=[.R165]-[.R$1]/400" office:value-type="float" office:value="0">
            <text:p>0.000000</text:p>
          </table:table-cell>
          <table:table-cell table:formula="of:=[.S165]-[.S$1]/400" office:value-type="float" office:value="0">
            <text:p>0.000000</text:p>
          </table:table-cell>
          <table:table-cell table:formula="of:=[.T165]-[.T$1]/400" office:value-type="float" office:value="0.1025381375">
            <text:p>0.102538</text:p>
          </table:table-cell>
          <table:table-cell table:formula="of:=[.U165]-[.U$1]/400" office:value-type="float" office:value="0.1025381375">
            <text:p>0.102538</text:p>
          </table:table-cell>
          <table:table-cell table:formula="of:=[.V165]-[.V$1]/400" office:value-type="float" office:value="0">
            <text:p>0.000000</text:p>
          </table:table-cell>
          <table:table-cell table:formula="of:=[.W165]-[.W$1]/400" office:value-type="float" office:value="-0.307614412499997">
            <text:p>-0.307614</text:p>
          </table:table-cell>
          <table:table-cell table:formula="of:=[.X165]-[.X$1]/400" office:value-type="float" office:value="0">
            <text:p>0.000000</text:p>
          </table:table-cell>
          <table:table-cell table:formula="of:=[.Y165]-[.Y$1]/400" office:value-type="float" office:value="0">
            <text:p>0.000000</text:p>
          </table:table-cell>
          <table:table-cell table:formula="of:=[.Z165]-[.Z$1]/400" office:value-type="float" office:value="0">
            <text:p>0.000000</text:p>
          </table:table-cell>
          <table:table-cell table:formula="of:=[.AA165]-[.AA$1]/400" office:value-type="float" office:value="0">
            <text:p>0.000000</text:p>
          </table:table-cell>
          <table:table-cell table:formula="of:=[.AB165]-[.AB$1]/400" office:value-type="float" office:value="0">
            <text:p>0.000000</text:p>
          </table:table-cell>
          <table:table-cell table:formula="of:=[.AC165]-[.AC$1]/400" office:value-type="float" office:value="0">
            <text:p>0.000000</text:p>
          </table:table-cell>
          <table:table-cell table:formula="of:=[.AD165]-[.AD$1]/400" office:value-type="float" office:value="0">
            <text:p>0.000000</text:p>
          </table:table-cell>
        </table:table-row>
        <table:table-row table:style-name="ro1">
          <table:table-cell table:formula="of:=[.A166]-[.A$1]/400" office:value-type="float" office:value="0">
            <text:p>0.000000</text:p>
          </table:table-cell>
          <table:table-cell table:formula="of:=[.B166]-[.B$1]/400" office:value-type="float" office:value="0">
            <text:p>0.000000</text:p>
          </table:table-cell>
          <table:table-cell table:formula="of:=[.C166]-[.C$1]/400" office:value-type="float" office:value="-0.222446834999997">
            <text:p>-0.222447</text:p>
          </table:table-cell>
          <table:table-cell table:formula="of:=[.D166]-[.D$1]/400" office:value-type="float" office:value="0.444893669999994">
            <text:p>0.444894</text:p>
          </table:table-cell>
          <table:table-cell table:formula="of:=[.E166]-[.E$1]/400" office:value-type="float" office:value="-0.222446834999997">
            <text:p>-0.222447</text:p>
          </table:table-cell>
          <table:table-cell table:formula="of:=[.F166]-[.F$1]/400" office:value-type="float" office:value="0">
            <text:p>0.000000</text:p>
          </table:table-cell>
          <table:table-cell table:formula="of:=[.G166]-[.G$1]/400" office:value-type="float" office:value="0">
            <text:p>0.000000</text:p>
          </table:table-cell>
          <table:table-cell table:formula="of:=[.H166]-[.H$1]/400" office:value-type="float" office:value="0">
            <text:p>0.000000</text:p>
          </table:table-cell>
          <table:table-cell table:formula="of:=[.I166]-[.I$1]/400" office:value-type="float" office:value="-0.222446834999997">
            <text:p>-0.222447</text:p>
          </table:table-cell>
          <table:table-cell table:formula="of:=[.J166]-[.J$1]/400" office:value-type="float" office:value="0.444893669999994">
            <text:p>0.444894</text:p>
          </table:table-cell>
          <table:table-cell table:formula="of:=[.K166]-[.K$1]/400" office:value-type="float" office:value="-0.222446834999997">
            <text:p>-0.222447</text:p>
          </table:table-cell>
          <table:table-cell table:formula="of:=[.L166]-[.L$1]/400" office:value-type="float" office:value="0">
            <text:p>0.000000</text:p>
          </table:table-cell>
          <table:table-cell table:formula="of:=[.M166]-[.M$1]/400" office:value-type="float" office:value="0.102101805">
            <text:p>0.102102</text:p>
          </table:table-cell>
          <table:table-cell table:formula="of:=[.N166]-[.N$1]/400" office:value-type="float" office:value="-0.102101805">
            <text:p>-0.102102</text:p>
          </table:table-cell>
          <table:table-cell table:formula="of:=[.O166]-[.O$1]/400" office:value-type="float" office:value="0">
            <text:p>0.000000</text:p>
          </table:table-cell>
          <table:table-cell table:formula="of:=[.P166]-[.P$1]/400" office:value-type="float" office:value="-0.306305414999997">
            <text:p>-0.306305</text:p>
          </table:table-cell>
          <table:table-cell table:formula="of:=[.Q166]-[.Q$1]/400" office:value-type="float" office:value="0">
            <text:p>0.000000</text:p>
          </table:table-cell>
          <table:table-cell table:formula="of:=[.R166]-[.R$1]/400" office:value-type="float" office:value="0">
            <text:p>0.000000</text:p>
          </table:table-cell>
          <table:table-cell table:formula="of:=[.S166]-[.S$1]/400" office:value-type="float" office:value="0">
            <text:p>0.000000</text:p>
          </table:table-cell>
          <table:table-cell table:formula="of:=[.T166]-[.T$1]/400" office:value-type="float" office:value="0.102101805">
            <text:p>0.102102</text:p>
          </table:table-cell>
          <table:table-cell table:formula="of:=[.U166]-[.U$1]/400" office:value-type="float" office:value="0.102101805">
            <text:p>0.102102</text:p>
          </table:table-cell>
          <table:table-cell table:formula="of:=[.V166]-[.V$1]/400" office:value-type="float" office:value="0">
            <text:p>0.000000</text:p>
          </table:table-cell>
          <table:table-cell table:formula="of:=[.W166]-[.W$1]/400" office:value-type="float" office:value="-0.306305414999997">
            <text:p>-0.306305</text:p>
          </table:table-cell>
          <table:table-cell table:formula="of:=[.X166]-[.X$1]/400" office:value-type="float" office:value="0">
            <text:p>0.000000</text:p>
          </table:table-cell>
          <table:table-cell table:formula="of:=[.Y166]-[.Y$1]/400" office:value-type="float" office:value="0">
            <text:p>0.000000</text:p>
          </table:table-cell>
          <table:table-cell table:formula="of:=[.Z166]-[.Z$1]/400" office:value-type="float" office:value="0">
            <text:p>0.000000</text:p>
          </table:table-cell>
          <table:table-cell table:formula="of:=[.AA166]-[.AA$1]/400" office:value-type="float" office:value="0">
            <text:p>0.000000</text:p>
          </table:table-cell>
          <table:table-cell table:formula="of:=[.AB166]-[.AB$1]/400" office:value-type="float" office:value="0">
            <text:p>0.000000</text:p>
          </table:table-cell>
          <table:table-cell table:formula="of:=[.AC166]-[.AC$1]/400" office:value-type="float" office:value="0">
            <text:p>0.000000</text:p>
          </table:table-cell>
          <table:table-cell table:formula="of:=[.AD166]-[.AD$1]/400" office:value-type="float" office:value="0">
            <text:p>0.000000</text:p>
          </table:table-cell>
        </table:table-row>
        <table:table-row table:style-name="ro1">
          <table:table-cell table:formula="of:=[.A167]-[.A$1]/400" office:value-type="float" office:value="0">
            <text:p>0.000000</text:p>
          </table:table-cell>
          <table:table-cell table:formula="of:=[.B167]-[.B$1]/400" office:value-type="float" office:value="0">
            <text:p>0.000000</text:p>
          </table:table-cell>
          <table:table-cell table:formula="of:=[.C167]-[.C$1]/400" office:value-type="float" office:value="-0.221496207499997">
            <text:p>-0.221496</text:p>
          </table:table-cell>
          <table:table-cell table:formula="of:=[.D167]-[.D$1]/400" office:value-type="float" office:value="0.442992414999994">
            <text:p>0.442992</text:p>
          </table:table-cell>
          <table:table-cell table:formula="of:=[.E167]-[.E$1]/400" office:value-type="float" office:value="-0.221496207499997">
            <text:p>-0.221496</text:p>
          </table:table-cell>
          <table:table-cell table:formula="of:=[.F167]-[.F$1]/400" office:value-type="float" office:value="0">
            <text:p>0.000000</text:p>
          </table:table-cell>
          <table:table-cell table:formula="of:=[.G167]-[.G$1]/400" office:value-type="float" office:value="0">
            <text:p>0.000000</text:p>
          </table:table-cell>
          <table:table-cell table:formula="of:=[.H167]-[.H$1]/400" office:value-type="float" office:value="0">
            <text:p>0.000000</text:p>
          </table:table-cell>
          <table:table-cell table:formula="of:=[.I167]-[.I$1]/400" office:value-type="float" office:value="-0.221496207499997">
            <text:p>-0.221496</text:p>
          </table:table-cell>
          <table:table-cell table:formula="of:=[.J167]-[.J$1]/400" office:value-type="float" office:value="0.442992414999994">
            <text:p>0.442992</text:p>
          </table:table-cell>
          <table:table-cell table:formula="of:=[.K167]-[.K$1]/400" office:value-type="float" office:value="-0.221496207499997">
            <text:p>-0.221496</text:p>
          </table:table-cell>
          <table:table-cell table:formula="of:=[.L167]-[.L$1]/400" office:value-type="float" office:value="0">
            <text:p>0.000000</text:p>
          </table:table-cell>
          <table:table-cell table:formula="of:=[.M167]-[.M$1]/400" office:value-type="float" office:value="0.1016654725">
            <text:p>0.101665</text:p>
          </table:table-cell>
          <table:table-cell table:formula="of:=[.N167]-[.N$1]/400" office:value-type="float" office:value="-0.1016654725">
            <text:p>-0.101665</text:p>
          </table:table-cell>
          <table:table-cell table:formula="of:=[.O167]-[.O$1]/400" office:value-type="float" office:value="0">
            <text:p>0.000000</text:p>
          </table:table-cell>
          <table:table-cell table:formula="of:=[.P167]-[.P$1]/400" office:value-type="float" office:value="-0.304996417499997">
            <text:p>-0.304996</text:p>
          </table:table-cell>
          <table:table-cell table:formula="of:=[.Q167]-[.Q$1]/400" office:value-type="float" office:value="0">
            <text:p>0.000000</text:p>
          </table:table-cell>
          <table:table-cell table:formula="of:=[.R167]-[.R$1]/400" office:value-type="float" office:value="0">
            <text:p>0.000000</text:p>
          </table:table-cell>
          <table:table-cell table:formula="of:=[.S167]-[.S$1]/400" office:value-type="float" office:value="0">
            <text:p>0.000000</text:p>
          </table:table-cell>
          <table:table-cell table:formula="of:=[.T167]-[.T$1]/400" office:value-type="float" office:value="0.1016654725">
            <text:p>0.101665</text:p>
          </table:table-cell>
          <table:table-cell table:formula="of:=[.U167]-[.U$1]/400" office:value-type="float" office:value="0.1016654725">
            <text:p>0.101665</text:p>
          </table:table-cell>
          <table:table-cell table:formula="of:=[.V167]-[.V$1]/400" office:value-type="float" office:value="0">
            <text:p>0.000000</text:p>
          </table:table-cell>
          <table:table-cell table:formula="of:=[.W167]-[.W$1]/400" office:value-type="float" office:value="-0.304996417499997">
            <text:p>-0.304996</text:p>
          </table:table-cell>
          <table:table-cell table:formula="of:=[.X167]-[.X$1]/400" office:value-type="float" office:value="0">
            <text:p>0.000000</text:p>
          </table:table-cell>
          <table:table-cell table:formula="of:=[.Y167]-[.Y$1]/400" office:value-type="float" office:value="0">
            <text:p>0.000000</text:p>
          </table:table-cell>
          <table:table-cell table:formula="of:=[.Z167]-[.Z$1]/400" office:value-type="float" office:value="0">
            <text:p>0.000000</text:p>
          </table:table-cell>
          <table:table-cell table:formula="of:=[.AA167]-[.AA$1]/400" office:value-type="float" office:value="0">
            <text:p>0.000000</text:p>
          </table:table-cell>
          <table:table-cell table:formula="of:=[.AB167]-[.AB$1]/400" office:value-type="float" office:value="0">
            <text:p>0.000000</text:p>
          </table:table-cell>
          <table:table-cell table:formula="of:=[.AC167]-[.AC$1]/400" office:value-type="float" office:value="0">
            <text:p>0.000000</text:p>
          </table:table-cell>
          <table:table-cell table:formula="of:=[.AD167]-[.AD$1]/400" office:value-type="float" office:value="0">
            <text:p>0.000000</text:p>
          </table:table-cell>
        </table:table-row>
        <table:table-row table:style-name="ro1">
          <table:table-cell table:formula="of:=[.A168]-[.A$1]/400" office:value-type="float" office:value="0">
            <text:p>0.000000</text:p>
          </table:table-cell>
          <table:table-cell table:formula="of:=[.B168]-[.B$1]/400" office:value-type="float" office:value="0">
            <text:p>0.000000</text:p>
          </table:table-cell>
          <table:table-cell table:formula="of:=[.C168]-[.C$1]/400" office:value-type="float" office:value="-0.220545579999997">
            <text:p>-0.220546</text:p>
          </table:table-cell>
          <table:table-cell table:formula="of:=[.D168]-[.D$1]/400" office:value-type="float" office:value="0.441091159999994">
            <text:p>0.441091</text:p>
          </table:table-cell>
          <table:table-cell table:formula="of:=[.E168]-[.E$1]/400" office:value-type="float" office:value="-0.220545579999997">
            <text:p>-0.220546</text:p>
          </table:table-cell>
          <table:table-cell table:formula="of:=[.F168]-[.F$1]/400" office:value-type="float" office:value="0">
            <text:p>0.000000</text:p>
          </table:table-cell>
          <table:table-cell table:formula="of:=[.G168]-[.G$1]/400" office:value-type="float" office:value="0">
            <text:p>0.000000</text:p>
          </table:table-cell>
          <table:table-cell table:formula="of:=[.H168]-[.H$1]/400" office:value-type="float" office:value="0">
            <text:p>0.000000</text:p>
          </table:table-cell>
          <table:table-cell table:formula="of:=[.I168]-[.I$1]/400" office:value-type="float" office:value="-0.220545579999997">
            <text:p>-0.220546</text:p>
          </table:table-cell>
          <table:table-cell table:formula="of:=[.J168]-[.J$1]/400" office:value-type="float" office:value="0.441091159999994">
            <text:p>0.441091</text:p>
          </table:table-cell>
          <table:table-cell table:formula="of:=[.K168]-[.K$1]/400" office:value-type="float" office:value="-0.220545579999997">
            <text:p>-0.220546</text:p>
          </table:table-cell>
          <table:table-cell table:formula="of:=[.L168]-[.L$1]/400" office:value-type="float" office:value="0">
            <text:p>0.000000</text:p>
          </table:table-cell>
          <table:table-cell table:formula="of:=[.M168]-[.M$1]/400" office:value-type="float" office:value="0.10122914">
            <text:p>0.101229</text:p>
          </table:table-cell>
          <table:table-cell table:formula="of:=[.N168]-[.N$1]/400" office:value-type="float" office:value="-0.10122914">
            <text:p>-0.101229</text:p>
          </table:table-cell>
          <table:table-cell table:formula="of:=[.O168]-[.O$1]/400" office:value-type="float" office:value="0">
            <text:p>0.000000</text:p>
          </table:table-cell>
          <table:table-cell table:formula="of:=[.P168]-[.P$1]/400" office:value-type="float" office:value="-0.303687419999997">
            <text:p>-0.303687</text:p>
          </table:table-cell>
          <table:table-cell table:formula="of:=[.Q168]-[.Q$1]/400" office:value-type="float" office:value="0">
            <text:p>0.000000</text:p>
          </table:table-cell>
          <table:table-cell table:formula="of:=[.R168]-[.R$1]/400" office:value-type="float" office:value="0">
            <text:p>0.000000</text:p>
          </table:table-cell>
          <table:table-cell table:formula="of:=[.S168]-[.S$1]/400" office:value-type="float" office:value="0">
            <text:p>0.000000</text:p>
          </table:table-cell>
          <table:table-cell table:formula="of:=[.T168]-[.T$1]/400" office:value-type="float" office:value="0.10122914">
            <text:p>0.101229</text:p>
          </table:table-cell>
          <table:table-cell table:formula="of:=[.U168]-[.U$1]/400" office:value-type="float" office:value="0.10122914">
            <text:p>0.101229</text:p>
          </table:table-cell>
          <table:table-cell table:formula="of:=[.V168]-[.V$1]/400" office:value-type="float" office:value="0">
            <text:p>0.000000</text:p>
          </table:table-cell>
          <table:table-cell table:formula="of:=[.W168]-[.W$1]/400" office:value-type="float" office:value="-0.303687419999997">
            <text:p>-0.303687</text:p>
          </table:table-cell>
          <table:table-cell table:formula="of:=[.X168]-[.X$1]/400" office:value-type="float" office:value="0">
            <text:p>0.000000</text:p>
          </table:table-cell>
          <table:table-cell table:formula="of:=[.Y168]-[.Y$1]/400" office:value-type="float" office:value="0">
            <text:p>0.000000</text:p>
          </table:table-cell>
          <table:table-cell table:formula="of:=[.Z168]-[.Z$1]/400" office:value-type="float" office:value="0">
            <text:p>0.000000</text:p>
          </table:table-cell>
          <table:table-cell table:formula="of:=[.AA168]-[.AA$1]/400" office:value-type="float" office:value="0">
            <text:p>0.000000</text:p>
          </table:table-cell>
          <table:table-cell table:formula="of:=[.AB168]-[.AB$1]/400" office:value-type="float" office:value="0">
            <text:p>0.000000</text:p>
          </table:table-cell>
          <table:table-cell table:formula="of:=[.AC168]-[.AC$1]/400" office:value-type="float" office:value="0">
            <text:p>0.000000</text:p>
          </table:table-cell>
          <table:table-cell table:formula="of:=[.AD168]-[.AD$1]/400" office:value-type="float" office:value="0">
            <text:p>0.000000</text:p>
          </table:table-cell>
        </table:table-row>
        <table:table-row table:style-name="ro1">
          <table:table-cell table:formula="of:=[.A169]-[.A$1]/400" office:value-type="float" office:value="0">
            <text:p>0.000000</text:p>
          </table:table-cell>
          <table:table-cell table:formula="of:=[.B169]-[.B$1]/400" office:value-type="float" office:value="0">
            <text:p>0.000000</text:p>
          </table:table-cell>
          <table:table-cell table:formula="of:=[.C169]-[.C$1]/400" office:value-type="float" office:value="-0.219594952499997">
            <text:p>-0.219595</text:p>
          </table:table-cell>
          <table:table-cell table:formula="of:=[.D169]-[.D$1]/400" office:value-type="float" office:value="0.439189904999994">
            <text:p>0.439190</text:p>
          </table:table-cell>
          <table:table-cell table:formula="of:=[.E169]-[.E$1]/400" office:value-type="float" office:value="-0.219594952499997">
            <text:p>-0.219595</text:p>
          </table:table-cell>
          <table:table-cell table:formula="of:=[.F169]-[.F$1]/400" office:value-type="float" office:value="0">
            <text:p>0.000000</text:p>
          </table:table-cell>
          <table:table-cell table:formula="of:=[.G169]-[.G$1]/400" office:value-type="float" office:value="0">
            <text:p>0.000000</text:p>
          </table:table-cell>
          <table:table-cell table:formula="of:=[.H169]-[.H$1]/400" office:value-type="float" office:value="0">
            <text:p>0.000000</text:p>
          </table:table-cell>
          <table:table-cell table:formula="of:=[.I169]-[.I$1]/400" office:value-type="float" office:value="-0.219594952499997">
            <text:p>-0.219595</text:p>
          </table:table-cell>
          <table:table-cell table:formula="of:=[.J169]-[.J$1]/400" office:value-type="float" office:value="0.439189904999994">
            <text:p>0.439190</text:p>
          </table:table-cell>
          <table:table-cell table:formula="of:=[.K169]-[.K$1]/400" office:value-type="float" office:value="-0.219594952499997">
            <text:p>-0.219595</text:p>
          </table:table-cell>
          <table:table-cell table:formula="of:=[.L169]-[.L$1]/400" office:value-type="float" office:value="0">
            <text:p>0.000000</text:p>
          </table:table-cell>
          <table:table-cell table:formula="of:=[.M169]-[.M$1]/400" office:value-type="float" office:value="0.1007928075">
            <text:p>0.100793</text:p>
          </table:table-cell>
          <table:table-cell table:formula="of:=[.N169]-[.N$1]/400" office:value-type="float" office:value="-0.1007928075">
            <text:p>-0.100793</text:p>
          </table:table-cell>
          <table:table-cell table:formula="of:=[.O169]-[.O$1]/400" office:value-type="float" office:value="0">
            <text:p>0.000000</text:p>
          </table:table-cell>
          <table:table-cell table:formula="of:=[.P169]-[.P$1]/400" office:value-type="float" office:value="-0.302378422499997">
            <text:p>-0.302378</text:p>
          </table:table-cell>
          <table:table-cell table:formula="of:=[.Q169]-[.Q$1]/400" office:value-type="float" office:value="0">
            <text:p>0.000000</text:p>
          </table:table-cell>
          <table:table-cell table:formula="of:=[.R169]-[.R$1]/400" office:value-type="float" office:value="0">
            <text:p>0.000000</text:p>
          </table:table-cell>
          <table:table-cell table:formula="of:=[.S169]-[.S$1]/400" office:value-type="float" office:value="0">
            <text:p>0.000000</text:p>
          </table:table-cell>
          <table:table-cell table:formula="of:=[.T169]-[.T$1]/400" office:value-type="float" office:value="0.1007928075">
            <text:p>0.100793</text:p>
          </table:table-cell>
          <table:table-cell table:formula="of:=[.U169]-[.U$1]/400" office:value-type="float" office:value="0.1007928075">
            <text:p>0.100793</text:p>
          </table:table-cell>
          <table:table-cell table:formula="of:=[.V169]-[.V$1]/400" office:value-type="float" office:value="0">
            <text:p>0.000000</text:p>
          </table:table-cell>
          <table:table-cell table:formula="of:=[.W169]-[.W$1]/400" office:value-type="float" office:value="-0.302378422499997">
            <text:p>-0.302378</text:p>
          </table:table-cell>
          <table:table-cell table:formula="of:=[.X169]-[.X$1]/400" office:value-type="float" office:value="0">
            <text:p>0.000000</text:p>
          </table:table-cell>
          <table:table-cell table:formula="of:=[.Y169]-[.Y$1]/400" office:value-type="float" office:value="0">
            <text:p>0.000000</text:p>
          </table:table-cell>
          <table:table-cell table:formula="of:=[.Z169]-[.Z$1]/400" office:value-type="float" office:value="0">
            <text:p>0.000000</text:p>
          </table:table-cell>
          <table:table-cell table:formula="of:=[.AA169]-[.AA$1]/400" office:value-type="float" office:value="0">
            <text:p>0.000000</text:p>
          </table:table-cell>
          <table:table-cell table:formula="of:=[.AB169]-[.AB$1]/400" office:value-type="float" office:value="0">
            <text:p>0.000000</text:p>
          </table:table-cell>
          <table:table-cell table:formula="of:=[.AC169]-[.AC$1]/400" office:value-type="float" office:value="0">
            <text:p>0.000000</text:p>
          </table:table-cell>
          <table:table-cell table:formula="of:=[.AD169]-[.AD$1]/400" office:value-type="float" office:value="0">
            <text:p>0.000000</text:p>
          </table:table-cell>
        </table:table-row>
        <table:table-row table:style-name="ro1">
          <table:table-cell table:formula="of:=[.A170]-[.A$1]/400" office:value-type="float" office:value="0">
            <text:p>0.000000</text:p>
          </table:table-cell>
          <table:table-cell table:formula="of:=[.B170]-[.B$1]/400" office:value-type="float" office:value="0">
            <text:p>0.000000</text:p>
          </table:table-cell>
          <table:table-cell table:formula="of:=[.C170]-[.C$1]/400" office:value-type="float" office:value="-0.218644324999997">
            <text:p>-0.218644</text:p>
          </table:table-cell>
          <table:table-cell table:formula="of:=[.D170]-[.D$1]/400" office:value-type="float" office:value="0.437288649999994">
            <text:p>0.437289</text:p>
          </table:table-cell>
          <table:table-cell table:formula="of:=[.E170]-[.E$1]/400" office:value-type="float" office:value="-0.218644324999997">
            <text:p>-0.218644</text:p>
          </table:table-cell>
          <table:table-cell table:formula="of:=[.F170]-[.F$1]/400" office:value-type="float" office:value="0">
            <text:p>0.000000</text:p>
          </table:table-cell>
          <table:table-cell table:formula="of:=[.G170]-[.G$1]/400" office:value-type="float" office:value="0">
            <text:p>0.000000</text:p>
          </table:table-cell>
          <table:table-cell table:formula="of:=[.H170]-[.H$1]/400" office:value-type="float" office:value="0">
            <text:p>0.000000</text:p>
          </table:table-cell>
          <table:table-cell table:formula="of:=[.I170]-[.I$1]/400" office:value-type="float" office:value="-0.218644324999997">
            <text:p>-0.218644</text:p>
          </table:table-cell>
          <table:table-cell table:formula="of:=[.J170]-[.J$1]/400" office:value-type="float" office:value="0.437288649999994">
            <text:p>0.437289</text:p>
          </table:table-cell>
          <table:table-cell table:formula="of:=[.K170]-[.K$1]/400" office:value-type="float" office:value="-0.218644324999997">
            <text:p>-0.218644</text:p>
          </table:table-cell>
          <table:table-cell table:formula="of:=[.L170]-[.L$1]/400" office:value-type="float" office:value="0">
            <text:p>0.000000</text:p>
          </table:table-cell>
          <table:table-cell table:formula="of:=[.M170]-[.M$1]/400" office:value-type="float" office:value="0.100356475">
            <text:p>0.100356</text:p>
          </table:table-cell>
          <table:table-cell table:formula="of:=[.N170]-[.N$1]/400" office:value-type="float" office:value="-0.100356475">
            <text:p>-0.100356</text:p>
          </table:table-cell>
          <table:table-cell table:formula="of:=[.O170]-[.O$1]/400" office:value-type="float" office:value="0">
            <text:p>0.000000</text:p>
          </table:table-cell>
          <table:table-cell table:formula="of:=[.P170]-[.P$1]/400" office:value-type="float" office:value="-0.301069424999997">
            <text:p>-0.301069</text:p>
          </table:table-cell>
          <table:table-cell table:formula="of:=[.Q170]-[.Q$1]/400" office:value-type="float" office:value="0">
            <text:p>0.000000</text:p>
          </table:table-cell>
          <table:table-cell table:formula="of:=[.R170]-[.R$1]/400" office:value-type="float" office:value="0">
            <text:p>0.000000</text:p>
          </table:table-cell>
          <table:table-cell table:formula="of:=[.S170]-[.S$1]/400" office:value-type="float" office:value="0">
            <text:p>0.000000</text:p>
          </table:table-cell>
          <table:table-cell table:formula="of:=[.T170]-[.T$1]/400" office:value-type="float" office:value="0.100356475">
            <text:p>0.100356</text:p>
          </table:table-cell>
          <table:table-cell table:formula="of:=[.U170]-[.U$1]/400" office:value-type="float" office:value="0.100356475">
            <text:p>0.100356</text:p>
          </table:table-cell>
          <table:table-cell table:formula="of:=[.V170]-[.V$1]/400" office:value-type="float" office:value="0">
            <text:p>0.000000</text:p>
          </table:table-cell>
          <table:table-cell table:formula="of:=[.W170]-[.W$1]/400" office:value-type="float" office:value="-0.301069424999997">
            <text:p>-0.301069</text:p>
          </table:table-cell>
          <table:table-cell table:formula="of:=[.X170]-[.X$1]/400" office:value-type="float" office:value="0">
            <text:p>0.000000</text:p>
          </table:table-cell>
          <table:table-cell table:formula="of:=[.Y170]-[.Y$1]/400" office:value-type="float" office:value="0">
            <text:p>0.000000</text:p>
          </table:table-cell>
          <table:table-cell table:formula="of:=[.Z170]-[.Z$1]/400" office:value-type="float" office:value="0">
            <text:p>0.000000</text:p>
          </table:table-cell>
          <table:table-cell table:formula="of:=[.AA170]-[.AA$1]/400" office:value-type="float" office:value="0">
            <text:p>0.000000</text:p>
          </table:table-cell>
          <table:table-cell table:formula="of:=[.AB170]-[.AB$1]/400" office:value-type="float" office:value="0">
            <text:p>0.000000</text:p>
          </table:table-cell>
          <table:table-cell table:formula="of:=[.AC170]-[.AC$1]/400" office:value-type="float" office:value="0">
            <text:p>0.000000</text:p>
          </table:table-cell>
          <table:table-cell table:formula="of:=[.AD170]-[.AD$1]/400" office:value-type="float" office:value="0">
            <text:p>0.000000</text:p>
          </table:table-cell>
        </table:table-row>
        <table:table-row table:style-name="ro1">
          <table:table-cell table:formula="of:=[.A171]-[.A$1]/400" office:value-type="float" office:value="0">
            <text:p>0.000000</text:p>
          </table:table-cell>
          <table:table-cell table:formula="of:=[.B171]-[.B$1]/400" office:value-type="float" office:value="0">
            <text:p>0.000000</text:p>
          </table:table-cell>
          <table:table-cell table:formula="of:=[.C171]-[.C$1]/400" office:value-type="float" office:value="-0.217693697499997">
            <text:p>-0.217694</text:p>
          </table:table-cell>
          <table:table-cell table:formula="of:=[.D171]-[.D$1]/400" office:value-type="float" office:value="0.435387394999994">
            <text:p>0.435387</text:p>
          </table:table-cell>
          <table:table-cell table:formula="of:=[.E171]-[.E$1]/400" office:value-type="float" office:value="-0.217693697499997">
            <text:p>-0.217694</text:p>
          </table:table-cell>
          <table:table-cell table:formula="of:=[.F171]-[.F$1]/400" office:value-type="float" office:value="0">
            <text:p>0.000000</text:p>
          </table:table-cell>
          <table:table-cell table:formula="of:=[.G171]-[.G$1]/400" office:value-type="float" office:value="0">
            <text:p>0.000000</text:p>
          </table:table-cell>
          <table:table-cell table:formula="of:=[.H171]-[.H$1]/400" office:value-type="float" office:value="0">
            <text:p>0.000000</text:p>
          </table:table-cell>
          <table:table-cell table:formula="of:=[.I171]-[.I$1]/400" office:value-type="float" office:value="-0.217693697499997">
            <text:p>-0.217694</text:p>
          </table:table-cell>
          <table:table-cell table:formula="of:=[.J171]-[.J$1]/400" office:value-type="float" office:value="0.435387394999994">
            <text:p>0.435387</text:p>
          </table:table-cell>
          <table:table-cell table:formula="of:=[.K171]-[.K$1]/400" office:value-type="float" office:value="-0.217693697499997">
            <text:p>-0.217694</text:p>
          </table:table-cell>
          <table:table-cell table:formula="of:=[.L171]-[.L$1]/400" office:value-type="float" office:value="0">
            <text:p>0.000000</text:p>
          </table:table-cell>
          <table:table-cell table:formula="of:=[.M171]-[.M$1]/400" office:value-type="float" office:value="0.0999201425000005">
            <text:p>0.099920</text:p>
          </table:table-cell>
          <table:table-cell table:formula="of:=[.N171]-[.N$1]/400" office:value-type="float" office:value="-0.0999201425000005">
            <text:p>-0.099920</text:p>
          </table:table-cell>
          <table:table-cell table:formula="of:=[.O171]-[.O$1]/400" office:value-type="float" office:value="0">
            <text:p>0.000000</text:p>
          </table:table-cell>
          <table:table-cell table:formula="of:=[.P171]-[.P$1]/400" office:value-type="float" office:value="-0.299760427499997">
            <text:p>-0.299760</text:p>
          </table:table-cell>
          <table:table-cell table:formula="of:=[.Q171]-[.Q$1]/400" office:value-type="float" office:value="0">
            <text:p>0.000000</text:p>
          </table:table-cell>
          <table:table-cell table:formula="of:=[.R171]-[.R$1]/400" office:value-type="float" office:value="0">
            <text:p>0.000000</text:p>
          </table:table-cell>
          <table:table-cell table:formula="of:=[.S171]-[.S$1]/400" office:value-type="float" office:value="0">
            <text:p>0.000000</text:p>
          </table:table-cell>
          <table:table-cell table:formula="of:=[.T171]-[.T$1]/400" office:value-type="float" office:value="0.0999201425000005">
            <text:p>0.099920</text:p>
          </table:table-cell>
          <table:table-cell table:formula="of:=[.U171]-[.U$1]/400" office:value-type="float" office:value="0.0999201425000005">
            <text:p>0.099920</text:p>
          </table:table-cell>
          <table:table-cell table:formula="of:=[.V171]-[.V$1]/400" office:value-type="float" office:value="0">
            <text:p>0.000000</text:p>
          </table:table-cell>
          <table:table-cell table:formula="of:=[.W171]-[.W$1]/400" office:value-type="float" office:value="-0.299760427499997">
            <text:p>-0.299760</text:p>
          </table:table-cell>
          <table:table-cell table:formula="of:=[.X171]-[.X$1]/400" office:value-type="float" office:value="0">
            <text:p>0.000000</text:p>
          </table:table-cell>
          <table:table-cell table:formula="of:=[.Y171]-[.Y$1]/400" office:value-type="float" office:value="0">
            <text:p>0.000000</text:p>
          </table:table-cell>
          <table:table-cell table:formula="of:=[.Z171]-[.Z$1]/400" office:value-type="float" office:value="0">
            <text:p>0.000000</text:p>
          </table:table-cell>
          <table:table-cell table:formula="of:=[.AA171]-[.AA$1]/400" office:value-type="float" office:value="0">
            <text:p>0.000000</text:p>
          </table:table-cell>
          <table:table-cell table:formula="of:=[.AB171]-[.AB$1]/400" office:value-type="float" office:value="0">
            <text:p>0.000000</text:p>
          </table:table-cell>
          <table:table-cell table:formula="of:=[.AC171]-[.AC$1]/400" office:value-type="float" office:value="0">
            <text:p>0.000000</text:p>
          </table:table-cell>
          <table:table-cell table:formula="of:=[.AD171]-[.AD$1]/400" office:value-type="float" office:value="0">
            <text:p>0.000000</text:p>
          </table:table-cell>
        </table:table-row>
        <table:table-row table:style-name="ro1">
          <table:table-cell table:formula="of:=[.A172]-[.A$1]/400" office:value-type="float" office:value="0">
            <text:p>0.000000</text:p>
          </table:table-cell>
          <table:table-cell table:formula="of:=[.B172]-[.B$1]/400" office:value-type="float" office:value="0">
            <text:p>0.000000</text:p>
          </table:table-cell>
          <table:table-cell table:formula="of:=[.C172]-[.C$1]/400" office:value-type="float" office:value="-0.216743069999997">
            <text:p>-0.216743</text:p>
          </table:table-cell>
          <table:table-cell table:formula="of:=[.D172]-[.D$1]/400" office:value-type="float" office:value="0.433486139999994">
            <text:p>0.433486</text:p>
          </table:table-cell>
          <table:table-cell table:formula="of:=[.E172]-[.E$1]/400" office:value-type="float" office:value="-0.216743069999997">
            <text:p>-0.216743</text:p>
          </table:table-cell>
          <table:table-cell table:formula="of:=[.F172]-[.F$1]/400" office:value-type="float" office:value="0">
            <text:p>0.000000</text:p>
          </table:table-cell>
          <table:table-cell table:formula="of:=[.G172]-[.G$1]/400" office:value-type="float" office:value="0">
            <text:p>0.000000</text:p>
          </table:table-cell>
          <table:table-cell table:formula="of:=[.H172]-[.H$1]/400" office:value-type="float" office:value="0">
            <text:p>0.000000</text:p>
          </table:table-cell>
          <table:table-cell table:formula="of:=[.I172]-[.I$1]/400" office:value-type="float" office:value="-0.216743069999997">
            <text:p>-0.216743</text:p>
          </table:table-cell>
          <table:table-cell table:formula="of:=[.J172]-[.J$1]/400" office:value-type="float" office:value="0.433486139999994">
            <text:p>0.433486</text:p>
          </table:table-cell>
          <table:table-cell table:formula="of:=[.K172]-[.K$1]/400" office:value-type="float" office:value="-0.216743069999997">
            <text:p>-0.216743</text:p>
          </table:table-cell>
          <table:table-cell table:formula="of:=[.L172]-[.L$1]/400" office:value-type="float" office:value="0">
            <text:p>0.000000</text:p>
          </table:table-cell>
          <table:table-cell table:formula="of:=[.M172]-[.M$1]/400" office:value-type="float" office:value="0.0994838100000005">
            <text:p>0.099484</text:p>
          </table:table-cell>
          <table:table-cell table:formula="of:=[.N172]-[.N$1]/400" office:value-type="float" office:value="-0.0994838100000005">
            <text:p>-0.099484</text:p>
          </table:table-cell>
          <table:table-cell table:formula="of:=[.O172]-[.O$1]/400" office:value-type="float" office:value="0">
            <text:p>0.000000</text:p>
          </table:table-cell>
          <table:table-cell table:formula="of:=[.P172]-[.P$1]/400" office:value-type="float" office:value="-0.298451429999997">
            <text:p>-0.298451</text:p>
          </table:table-cell>
          <table:table-cell table:formula="of:=[.Q172]-[.Q$1]/400" office:value-type="float" office:value="0">
            <text:p>0.000000</text:p>
          </table:table-cell>
          <table:table-cell table:formula="of:=[.R172]-[.R$1]/400" office:value-type="float" office:value="0">
            <text:p>0.000000</text:p>
          </table:table-cell>
          <table:table-cell table:formula="of:=[.S172]-[.S$1]/400" office:value-type="float" office:value="0">
            <text:p>0.000000</text:p>
          </table:table-cell>
          <table:table-cell table:formula="of:=[.T172]-[.T$1]/400" office:value-type="float" office:value="0.0994838100000005">
            <text:p>0.099484</text:p>
          </table:table-cell>
          <table:table-cell table:formula="of:=[.U172]-[.U$1]/400" office:value-type="float" office:value="0.0994838100000005">
            <text:p>0.099484</text:p>
          </table:table-cell>
          <table:table-cell table:formula="of:=[.V172]-[.V$1]/400" office:value-type="float" office:value="0">
            <text:p>0.000000</text:p>
          </table:table-cell>
          <table:table-cell table:formula="of:=[.W172]-[.W$1]/400" office:value-type="float" office:value="-0.298451429999997">
            <text:p>-0.298451</text:p>
          </table:table-cell>
          <table:table-cell table:formula="of:=[.X172]-[.X$1]/400" office:value-type="float" office:value="0">
            <text:p>0.000000</text:p>
          </table:table-cell>
          <table:table-cell table:formula="of:=[.Y172]-[.Y$1]/400" office:value-type="float" office:value="0">
            <text:p>0.000000</text:p>
          </table:table-cell>
          <table:table-cell table:formula="of:=[.Z172]-[.Z$1]/400" office:value-type="float" office:value="0">
            <text:p>0.000000</text:p>
          </table:table-cell>
          <table:table-cell table:formula="of:=[.AA172]-[.AA$1]/400" office:value-type="float" office:value="0">
            <text:p>0.000000</text:p>
          </table:table-cell>
          <table:table-cell table:formula="of:=[.AB172]-[.AB$1]/400" office:value-type="float" office:value="0">
            <text:p>0.000000</text:p>
          </table:table-cell>
          <table:table-cell table:formula="of:=[.AC172]-[.AC$1]/400" office:value-type="float" office:value="0">
            <text:p>0.000000</text:p>
          </table:table-cell>
          <table:table-cell table:formula="of:=[.AD172]-[.AD$1]/400" office:value-type="float" office:value="0">
            <text:p>0.000000</text:p>
          </table:table-cell>
        </table:table-row>
        <table:table-row table:style-name="ro1">
          <table:table-cell table:formula="of:=[.A173]-[.A$1]/400" office:value-type="float" office:value="0">
            <text:p>0.000000</text:p>
          </table:table-cell>
          <table:table-cell table:formula="of:=[.B173]-[.B$1]/400" office:value-type="float" office:value="0">
            <text:p>0.000000</text:p>
          </table:table-cell>
          <table:table-cell table:formula="of:=[.C173]-[.C$1]/400" office:value-type="float" office:value="-0.215792442499997">
            <text:p>-0.215792</text:p>
          </table:table-cell>
          <table:table-cell table:formula="of:=[.D173]-[.D$1]/400" office:value-type="float" office:value="0.431584884999994">
            <text:p>0.431585</text:p>
          </table:table-cell>
          <table:table-cell table:formula="of:=[.E173]-[.E$1]/400" office:value-type="float" office:value="-0.215792442499997">
            <text:p>-0.215792</text:p>
          </table:table-cell>
          <table:table-cell table:formula="of:=[.F173]-[.F$1]/400" office:value-type="float" office:value="0">
            <text:p>0.000000</text:p>
          </table:table-cell>
          <table:table-cell table:formula="of:=[.G173]-[.G$1]/400" office:value-type="float" office:value="0">
            <text:p>0.000000</text:p>
          </table:table-cell>
          <table:table-cell table:formula="of:=[.H173]-[.H$1]/400" office:value-type="float" office:value="0">
            <text:p>0.000000</text:p>
          </table:table-cell>
          <table:table-cell table:formula="of:=[.I173]-[.I$1]/400" office:value-type="float" office:value="-0.215792442499997">
            <text:p>-0.215792</text:p>
          </table:table-cell>
          <table:table-cell table:formula="of:=[.J173]-[.J$1]/400" office:value-type="float" office:value="0.431584884999994">
            <text:p>0.431585</text:p>
          </table:table-cell>
          <table:table-cell table:formula="of:=[.K173]-[.K$1]/400" office:value-type="float" office:value="-0.215792442499997">
            <text:p>-0.215792</text:p>
          </table:table-cell>
          <table:table-cell table:formula="of:=[.L173]-[.L$1]/400" office:value-type="float" office:value="0">
            <text:p>0.000000</text:p>
          </table:table-cell>
          <table:table-cell table:formula="of:=[.M173]-[.M$1]/400" office:value-type="float" office:value="0.0990474775000005">
            <text:p>0.099047</text:p>
          </table:table-cell>
          <table:table-cell table:formula="of:=[.N173]-[.N$1]/400" office:value-type="float" office:value="-0.0990474775000005">
            <text:p>-0.099047</text:p>
          </table:table-cell>
          <table:table-cell table:formula="of:=[.O173]-[.O$1]/400" office:value-type="float" office:value="0">
            <text:p>0.000000</text:p>
          </table:table-cell>
          <table:table-cell table:formula="of:=[.P173]-[.P$1]/400" office:value-type="float" office:value="-0.297142432499996">
            <text:p>-0.297142</text:p>
          </table:table-cell>
          <table:table-cell table:formula="of:=[.Q173]-[.Q$1]/400" office:value-type="float" office:value="0">
            <text:p>0.000000</text:p>
          </table:table-cell>
          <table:table-cell table:formula="of:=[.R173]-[.R$1]/400" office:value-type="float" office:value="0">
            <text:p>0.000000</text:p>
          </table:table-cell>
          <table:table-cell table:formula="of:=[.S173]-[.S$1]/400" office:value-type="float" office:value="0">
            <text:p>0.000000</text:p>
          </table:table-cell>
          <table:table-cell table:formula="of:=[.T173]-[.T$1]/400" office:value-type="float" office:value="0.0990474775000005">
            <text:p>0.099047</text:p>
          </table:table-cell>
          <table:table-cell table:formula="of:=[.U173]-[.U$1]/400" office:value-type="float" office:value="0.0990474775000005">
            <text:p>0.099047</text:p>
          </table:table-cell>
          <table:table-cell table:formula="of:=[.V173]-[.V$1]/400" office:value-type="float" office:value="0">
            <text:p>0.000000</text:p>
          </table:table-cell>
          <table:table-cell table:formula="of:=[.W173]-[.W$1]/400" office:value-type="float" office:value="-0.297142432499996">
            <text:p>-0.297142</text:p>
          </table:table-cell>
          <table:table-cell table:formula="of:=[.X173]-[.X$1]/400" office:value-type="float" office:value="0">
            <text:p>0.000000</text:p>
          </table:table-cell>
          <table:table-cell table:formula="of:=[.Y173]-[.Y$1]/400" office:value-type="float" office:value="0">
            <text:p>0.000000</text:p>
          </table:table-cell>
          <table:table-cell table:formula="of:=[.Z173]-[.Z$1]/400" office:value-type="float" office:value="0">
            <text:p>0.000000</text:p>
          </table:table-cell>
          <table:table-cell table:formula="of:=[.AA173]-[.AA$1]/400" office:value-type="float" office:value="0">
            <text:p>0.000000</text:p>
          </table:table-cell>
          <table:table-cell table:formula="of:=[.AB173]-[.AB$1]/400" office:value-type="float" office:value="0">
            <text:p>0.000000</text:p>
          </table:table-cell>
          <table:table-cell table:formula="of:=[.AC173]-[.AC$1]/400" office:value-type="float" office:value="0">
            <text:p>0.000000</text:p>
          </table:table-cell>
          <table:table-cell table:formula="of:=[.AD173]-[.AD$1]/400" office:value-type="float" office:value="0">
            <text:p>0.000000</text:p>
          </table:table-cell>
        </table:table-row>
        <table:table-row table:style-name="ro1">
          <table:table-cell table:formula="of:=[.A174]-[.A$1]/400" office:value-type="float" office:value="0">
            <text:p>0.000000</text:p>
          </table:table-cell>
          <table:table-cell table:formula="of:=[.B174]-[.B$1]/400" office:value-type="float" office:value="0">
            <text:p>0.000000</text:p>
          </table:table-cell>
          <table:table-cell table:formula="of:=[.C174]-[.C$1]/400" office:value-type="float" office:value="-0.214841814999997">
            <text:p>-0.214842</text:p>
          </table:table-cell>
          <table:table-cell table:formula="of:=[.D174]-[.D$1]/400" office:value-type="float" office:value="0.429683629999994">
            <text:p>0.429684</text:p>
          </table:table-cell>
          <table:table-cell table:formula="of:=[.E174]-[.E$1]/400" office:value-type="float" office:value="-0.214841814999997">
            <text:p>-0.214842</text:p>
          </table:table-cell>
          <table:table-cell table:formula="of:=[.F174]-[.F$1]/400" office:value-type="float" office:value="0">
            <text:p>0.000000</text:p>
          </table:table-cell>
          <table:table-cell table:formula="of:=[.G174]-[.G$1]/400" office:value-type="float" office:value="0">
            <text:p>0.000000</text:p>
          </table:table-cell>
          <table:table-cell table:formula="of:=[.H174]-[.H$1]/400" office:value-type="float" office:value="0">
            <text:p>0.000000</text:p>
          </table:table-cell>
          <table:table-cell table:formula="of:=[.I174]-[.I$1]/400" office:value-type="float" office:value="-0.214841814999997">
            <text:p>-0.214842</text:p>
          </table:table-cell>
          <table:table-cell table:formula="of:=[.J174]-[.J$1]/400" office:value-type="float" office:value="0.429683629999994">
            <text:p>0.429684</text:p>
          </table:table-cell>
          <table:table-cell table:formula="of:=[.K174]-[.K$1]/400" office:value-type="float" office:value="-0.214841814999997">
            <text:p>-0.214842</text:p>
          </table:table-cell>
          <table:table-cell table:formula="of:=[.L174]-[.L$1]/400" office:value-type="float" office:value="0">
            <text:p>0.000000</text:p>
          </table:table-cell>
          <table:table-cell table:formula="of:=[.M174]-[.M$1]/400" office:value-type="float" office:value="0.0986111450000005">
            <text:p>0.098611</text:p>
          </table:table-cell>
          <table:table-cell table:formula="of:=[.N174]-[.N$1]/400" office:value-type="float" office:value="-0.0986111450000005">
            <text:p>-0.098611</text:p>
          </table:table-cell>
          <table:table-cell table:formula="of:=[.O174]-[.O$1]/400" office:value-type="float" office:value="0">
            <text:p>0.000000</text:p>
          </table:table-cell>
          <table:table-cell table:formula="of:=[.P174]-[.P$1]/400" office:value-type="float" office:value="-0.295833434999996">
            <text:p>-0.295833</text:p>
          </table:table-cell>
          <table:table-cell table:formula="of:=[.Q174]-[.Q$1]/400" office:value-type="float" office:value="0">
            <text:p>0.000000</text:p>
          </table:table-cell>
          <table:table-cell table:formula="of:=[.R174]-[.R$1]/400" office:value-type="float" office:value="0">
            <text:p>0.000000</text:p>
          </table:table-cell>
          <table:table-cell table:formula="of:=[.S174]-[.S$1]/400" office:value-type="float" office:value="0">
            <text:p>0.000000</text:p>
          </table:table-cell>
          <table:table-cell table:formula="of:=[.T174]-[.T$1]/400" office:value-type="float" office:value="0.0986111450000005">
            <text:p>0.098611</text:p>
          </table:table-cell>
          <table:table-cell table:formula="of:=[.U174]-[.U$1]/400" office:value-type="float" office:value="0.0986111450000005">
            <text:p>0.098611</text:p>
          </table:table-cell>
          <table:table-cell table:formula="of:=[.V174]-[.V$1]/400" office:value-type="float" office:value="0">
            <text:p>0.000000</text:p>
          </table:table-cell>
          <table:table-cell table:formula="of:=[.W174]-[.W$1]/400" office:value-type="float" office:value="-0.295833434999996">
            <text:p>-0.295833</text:p>
          </table:table-cell>
          <table:table-cell table:formula="of:=[.X174]-[.X$1]/400" office:value-type="float" office:value="0">
            <text:p>0.000000</text:p>
          </table:table-cell>
          <table:table-cell table:formula="of:=[.Y174]-[.Y$1]/400" office:value-type="float" office:value="0">
            <text:p>0.000000</text:p>
          </table:table-cell>
          <table:table-cell table:formula="of:=[.Z174]-[.Z$1]/400" office:value-type="float" office:value="0">
            <text:p>0.000000</text:p>
          </table:table-cell>
          <table:table-cell table:formula="of:=[.AA174]-[.AA$1]/400" office:value-type="float" office:value="0">
            <text:p>0.000000</text:p>
          </table:table-cell>
          <table:table-cell table:formula="of:=[.AB174]-[.AB$1]/400" office:value-type="float" office:value="0">
            <text:p>0.000000</text:p>
          </table:table-cell>
          <table:table-cell table:formula="of:=[.AC174]-[.AC$1]/400" office:value-type="float" office:value="0">
            <text:p>0.000000</text:p>
          </table:table-cell>
          <table:table-cell table:formula="of:=[.AD174]-[.AD$1]/400" office:value-type="float" office:value="0">
            <text:p>0.000000</text:p>
          </table:table-cell>
        </table:table-row>
        <table:table-row table:style-name="ro1">
          <table:table-cell table:formula="of:=[.A175]-[.A$1]/400" office:value-type="float" office:value="0">
            <text:p>0.000000</text:p>
          </table:table-cell>
          <table:table-cell table:formula="of:=[.B175]-[.B$1]/400" office:value-type="float" office:value="0">
            <text:p>0.000000</text:p>
          </table:table-cell>
          <table:table-cell table:formula="of:=[.C175]-[.C$1]/400" office:value-type="float" office:value="-0.213891187499997">
            <text:p>-0.213891</text:p>
          </table:table-cell>
          <table:table-cell table:formula="of:=[.D175]-[.D$1]/400" office:value-type="float" office:value="0.427782374999994">
            <text:p>0.427782</text:p>
          </table:table-cell>
          <table:table-cell table:formula="of:=[.E175]-[.E$1]/400" office:value-type="float" office:value="-0.213891187499997">
            <text:p>-0.213891</text:p>
          </table:table-cell>
          <table:table-cell table:formula="of:=[.F175]-[.F$1]/400" office:value-type="float" office:value="0">
            <text:p>0.000000</text:p>
          </table:table-cell>
          <table:table-cell table:formula="of:=[.G175]-[.G$1]/400" office:value-type="float" office:value="0">
            <text:p>0.000000</text:p>
          </table:table-cell>
          <table:table-cell table:formula="of:=[.H175]-[.H$1]/400" office:value-type="float" office:value="0">
            <text:p>0.000000</text:p>
          </table:table-cell>
          <table:table-cell table:formula="of:=[.I175]-[.I$1]/400" office:value-type="float" office:value="-0.213891187499997">
            <text:p>-0.213891</text:p>
          </table:table-cell>
          <table:table-cell table:formula="of:=[.J175]-[.J$1]/400" office:value-type="float" office:value="0.427782374999994">
            <text:p>0.427782</text:p>
          </table:table-cell>
          <table:table-cell table:formula="of:=[.K175]-[.K$1]/400" office:value-type="float" office:value="-0.213891187499997">
            <text:p>-0.213891</text:p>
          </table:table-cell>
          <table:table-cell table:formula="of:=[.L175]-[.L$1]/400" office:value-type="float" office:value="0">
            <text:p>0.000000</text:p>
          </table:table-cell>
          <table:table-cell table:formula="of:=[.M175]-[.M$1]/400" office:value-type="float" office:value="0.0981748125000005">
            <text:p>0.098175</text:p>
          </table:table-cell>
          <table:table-cell table:formula="of:=[.N175]-[.N$1]/400" office:value-type="float" office:value="-0.0981748125000005">
            <text:p>-0.098175</text:p>
          </table:table-cell>
          <table:table-cell table:formula="of:=[.O175]-[.O$1]/400" office:value-type="float" office:value="0">
            <text:p>0.000000</text:p>
          </table:table-cell>
          <table:table-cell table:formula="of:=[.P175]-[.P$1]/400" office:value-type="float" office:value="-0.294524437499996">
            <text:p>-0.294524</text:p>
          </table:table-cell>
          <table:table-cell table:formula="of:=[.Q175]-[.Q$1]/400" office:value-type="float" office:value="0">
            <text:p>0.000000</text:p>
          </table:table-cell>
          <table:table-cell table:formula="of:=[.R175]-[.R$1]/400" office:value-type="float" office:value="0">
            <text:p>0.000000</text:p>
          </table:table-cell>
          <table:table-cell table:formula="of:=[.S175]-[.S$1]/400" office:value-type="float" office:value="0">
            <text:p>0.000000</text:p>
          </table:table-cell>
          <table:table-cell table:formula="of:=[.T175]-[.T$1]/400" office:value-type="float" office:value="0.0981748125000005">
            <text:p>0.098175</text:p>
          </table:table-cell>
          <table:table-cell table:formula="of:=[.U175]-[.U$1]/400" office:value-type="float" office:value="0.0981748125000005">
            <text:p>0.098175</text:p>
          </table:table-cell>
          <table:table-cell table:formula="of:=[.V175]-[.V$1]/400" office:value-type="float" office:value="0">
            <text:p>0.000000</text:p>
          </table:table-cell>
          <table:table-cell table:formula="of:=[.W175]-[.W$1]/400" office:value-type="float" office:value="-0.294524437499996">
            <text:p>-0.294524</text:p>
          </table:table-cell>
          <table:table-cell table:formula="of:=[.X175]-[.X$1]/400" office:value-type="float" office:value="0">
            <text:p>0.000000</text:p>
          </table:table-cell>
          <table:table-cell table:formula="of:=[.Y175]-[.Y$1]/400" office:value-type="float" office:value="0">
            <text:p>0.000000</text:p>
          </table:table-cell>
          <table:table-cell table:formula="of:=[.Z175]-[.Z$1]/400" office:value-type="float" office:value="0">
            <text:p>0.000000</text:p>
          </table:table-cell>
          <table:table-cell table:formula="of:=[.AA175]-[.AA$1]/400" office:value-type="float" office:value="0">
            <text:p>0.000000</text:p>
          </table:table-cell>
          <table:table-cell table:formula="of:=[.AB175]-[.AB$1]/400" office:value-type="float" office:value="0">
            <text:p>0.000000</text:p>
          </table:table-cell>
          <table:table-cell table:formula="of:=[.AC175]-[.AC$1]/400" office:value-type="float" office:value="0">
            <text:p>0.000000</text:p>
          </table:table-cell>
          <table:table-cell table:formula="of:=[.AD175]-[.AD$1]/400" office:value-type="float" office:value="0">
            <text:p>0.000000</text:p>
          </table:table-cell>
        </table:table-row>
        <table:table-row table:style-name="ro1">
          <table:table-cell table:formula="of:=[.A176]-[.A$1]/400" office:value-type="float" office:value="0">
            <text:p>0.000000</text:p>
          </table:table-cell>
          <table:table-cell table:formula="of:=[.B176]-[.B$1]/400" office:value-type="float" office:value="0">
            <text:p>0.000000</text:p>
          </table:table-cell>
          <table:table-cell table:formula="of:=[.C176]-[.C$1]/400" office:value-type="float" office:value="-0.212940559999997">
            <text:p>-0.212941</text:p>
          </table:table-cell>
          <table:table-cell table:formula="of:=[.D176]-[.D$1]/400" office:value-type="float" office:value="0.425881119999994">
            <text:p>0.425881</text:p>
          </table:table-cell>
          <table:table-cell table:formula="of:=[.E176]-[.E$1]/400" office:value-type="float" office:value="-0.212940559999997">
            <text:p>-0.212941</text:p>
          </table:table-cell>
          <table:table-cell table:formula="of:=[.F176]-[.F$1]/400" office:value-type="float" office:value="0">
            <text:p>0.000000</text:p>
          </table:table-cell>
          <table:table-cell table:formula="of:=[.G176]-[.G$1]/400" office:value-type="float" office:value="0">
            <text:p>0.000000</text:p>
          </table:table-cell>
          <table:table-cell table:formula="of:=[.H176]-[.H$1]/400" office:value-type="float" office:value="0">
            <text:p>0.000000</text:p>
          </table:table-cell>
          <table:table-cell table:formula="of:=[.I176]-[.I$1]/400" office:value-type="float" office:value="-0.212940559999997">
            <text:p>-0.212941</text:p>
          </table:table-cell>
          <table:table-cell table:formula="of:=[.J176]-[.J$1]/400" office:value-type="float" office:value="0.425881119999994">
            <text:p>0.425881</text:p>
          </table:table-cell>
          <table:table-cell table:formula="of:=[.K176]-[.K$1]/400" office:value-type="float" office:value="-0.212940559999997">
            <text:p>-0.212941</text:p>
          </table:table-cell>
          <table:table-cell table:formula="of:=[.L176]-[.L$1]/400" office:value-type="float" office:value="0">
            <text:p>0.000000</text:p>
          </table:table-cell>
          <table:table-cell table:formula="of:=[.M176]-[.M$1]/400" office:value-type="float" office:value="0.0977384800000005">
            <text:p>0.097738</text:p>
          </table:table-cell>
          <table:table-cell table:formula="of:=[.N176]-[.N$1]/400" office:value-type="float" office:value="-0.0977384800000005">
            <text:p>-0.097738</text:p>
          </table:table-cell>
          <table:table-cell table:formula="of:=[.O176]-[.O$1]/400" office:value-type="float" office:value="0">
            <text:p>0.000000</text:p>
          </table:table-cell>
          <table:table-cell table:formula="of:=[.P176]-[.P$1]/400" office:value-type="float" office:value="-0.293215439999996">
            <text:p>-0.293215</text:p>
          </table:table-cell>
          <table:table-cell table:formula="of:=[.Q176]-[.Q$1]/400" office:value-type="float" office:value="0">
            <text:p>0.000000</text:p>
          </table:table-cell>
          <table:table-cell table:formula="of:=[.R176]-[.R$1]/400" office:value-type="float" office:value="0">
            <text:p>0.000000</text:p>
          </table:table-cell>
          <table:table-cell table:formula="of:=[.S176]-[.S$1]/400" office:value-type="float" office:value="0">
            <text:p>0.000000</text:p>
          </table:table-cell>
          <table:table-cell table:formula="of:=[.T176]-[.T$1]/400" office:value-type="float" office:value="0.0977384800000005">
            <text:p>0.097738</text:p>
          </table:table-cell>
          <table:table-cell table:formula="of:=[.U176]-[.U$1]/400" office:value-type="float" office:value="0.0977384800000005">
            <text:p>0.097738</text:p>
          </table:table-cell>
          <table:table-cell table:formula="of:=[.V176]-[.V$1]/400" office:value-type="float" office:value="0">
            <text:p>0.000000</text:p>
          </table:table-cell>
          <table:table-cell table:formula="of:=[.W176]-[.W$1]/400" office:value-type="float" office:value="-0.293215439999996">
            <text:p>-0.293215</text:p>
          </table:table-cell>
          <table:table-cell table:formula="of:=[.X176]-[.X$1]/400" office:value-type="float" office:value="0">
            <text:p>0.000000</text:p>
          </table:table-cell>
          <table:table-cell table:formula="of:=[.Y176]-[.Y$1]/400" office:value-type="float" office:value="0">
            <text:p>0.000000</text:p>
          </table:table-cell>
          <table:table-cell table:formula="of:=[.Z176]-[.Z$1]/400" office:value-type="float" office:value="0">
            <text:p>0.000000</text:p>
          </table:table-cell>
          <table:table-cell table:formula="of:=[.AA176]-[.AA$1]/400" office:value-type="float" office:value="0">
            <text:p>0.000000</text:p>
          </table:table-cell>
          <table:table-cell table:formula="of:=[.AB176]-[.AB$1]/400" office:value-type="float" office:value="0">
            <text:p>0.000000</text:p>
          </table:table-cell>
          <table:table-cell table:formula="of:=[.AC176]-[.AC$1]/400" office:value-type="float" office:value="0">
            <text:p>0.000000</text:p>
          </table:table-cell>
          <table:table-cell table:formula="of:=[.AD176]-[.AD$1]/400" office:value-type="float" office:value="0">
            <text:p>0.000000</text:p>
          </table:table-cell>
        </table:table-row>
        <table:table-row table:style-name="ro1">
          <table:table-cell table:formula="of:=[.A177]-[.A$1]/400" office:value-type="float" office:value="0">
            <text:p>0.000000</text:p>
          </table:table-cell>
          <table:table-cell table:formula="of:=[.B177]-[.B$1]/400" office:value-type="float" office:value="0">
            <text:p>0.000000</text:p>
          </table:table-cell>
          <table:table-cell table:formula="of:=[.C177]-[.C$1]/400" office:value-type="float" office:value="-0.211989932499997">
            <text:p>-0.211990</text:p>
          </table:table-cell>
          <table:table-cell table:formula="of:=[.D177]-[.D$1]/400" office:value-type="float" office:value="0.423979864999994">
            <text:p>0.423980</text:p>
          </table:table-cell>
          <table:table-cell table:formula="of:=[.E177]-[.E$1]/400" office:value-type="float" office:value="-0.211989932499997">
            <text:p>-0.211990</text:p>
          </table:table-cell>
          <table:table-cell table:formula="of:=[.F177]-[.F$1]/400" office:value-type="float" office:value="0">
            <text:p>0.000000</text:p>
          </table:table-cell>
          <table:table-cell table:formula="of:=[.G177]-[.G$1]/400" office:value-type="float" office:value="0">
            <text:p>0.000000</text:p>
          </table:table-cell>
          <table:table-cell table:formula="of:=[.H177]-[.H$1]/400" office:value-type="float" office:value="0">
            <text:p>0.000000</text:p>
          </table:table-cell>
          <table:table-cell table:formula="of:=[.I177]-[.I$1]/400" office:value-type="float" office:value="-0.211989932499997">
            <text:p>-0.211990</text:p>
          </table:table-cell>
          <table:table-cell table:formula="of:=[.J177]-[.J$1]/400" office:value-type="float" office:value="0.423979864999994">
            <text:p>0.423980</text:p>
          </table:table-cell>
          <table:table-cell table:formula="of:=[.K177]-[.K$1]/400" office:value-type="float" office:value="-0.211989932499997">
            <text:p>-0.211990</text:p>
          </table:table-cell>
          <table:table-cell table:formula="of:=[.L177]-[.L$1]/400" office:value-type="float" office:value="0">
            <text:p>0.000000</text:p>
          </table:table-cell>
          <table:table-cell table:formula="of:=[.M177]-[.M$1]/400" office:value-type="float" office:value="0.0973021475000005">
            <text:p>0.097302</text:p>
          </table:table-cell>
          <table:table-cell table:formula="of:=[.N177]-[.N$1]/400" office:value-type="float" office:value="-0.0973021475000005">
            <text:p>-0.097302</text:p>
          </table:table-cell>
          <table:table-cell table:formula="of:=[.O177]-[.O$1]/400" office:value-type="float" office:value="0">
            <text:p>0.000000</text:p>
          </table:table-cell>
          <table:table-cell table:formula="of:=[.P177]-[.P$1]/400" office:value-type="float" office:value="-0.291906442499996">
            <text:p>-0.291906</text:p>
          </table:table-cell>
          <table:table-cell table:formula="of:=[.Q177]-[.Q$1]/400" office:value-type="float" office:value="0">
            <text:p>0.000000</text:p>
          </table:table-cell>
          <table:table-cell table:formula="of:=[.R177]-[.R$1]/400" office:value-type="float" office:value="0">
            <text:p>0.000000</text:p>
          </table:table-cell>
          <table:table-cell table:formula="of:=[.S177]-[.S$1]/400" office:value-type="float" office:value="0">
            <text:p>0.000000</text:p>
          </table:table-cell>
          <table:table-cell table:formula="of:=[.T177]-[.T$1]/400" office:value-type="float" office:value="0.0973021475000005">
            <text:p>0.097302</text:p>
          </table:table-cell>
          <table:table-cell table:formula="of:=[.U177]-[.U$1]/400" office:value-type="float" office:value="0.0973021475000005">
            <text:p>0.097302</text:p>
          </table:table-cell>
          <table:table-cell table:formula="of:=[.V177]-[.V$1]/400" office:value-type="float" office:value="0">
            <text:p>0.000000</text:p>
          </table:table-cell>
          <table:table-cell table:formula="of:=[.W177]-[.W$1]/400" office:value-type="float" office:value="-0.291906442499996">
            <text:p>-0.291906</text:p>
          </table:table-cell>
          <table:table-cell table:formula="of:=[.X177]-[.X$1]/400" office:value-type="float" office:value="0">
            <text:p>0.000000</text:p>
          </table:table-cell>
          <table:table-cell table:formula="of:=[.Y177]-[.Y$1]/400" office:value-type="float" office:value="0">
            <text:p>0.000000</text:p>
          </table:table-cell>
          <table:table-cell table:formula="of:=[.Z177]-[.Z$1]/400" office:value-type="float" office:value="0">
            <text:p>0.000000</text:p>
          </table:table-cell>
          <table:table-cell table:formula="of:=[.AA177]-[.AA$1]/400" office:value-type="float" office:value="0">
            <text:p>0.000000</text:p>
          </table:table-cell>
          <table:table-cell table:formula="of:=[.AB177]-[.AB$1]/400" office:value-type="float" office:value="0">
            <text:p>0.000000</text:p>
          </table:table-cell>
          <table:table-cell table:formula="of:=[.AC177]-[.AC$1]/400" office:value-type="float" office:value="0">
            <text:p>0.000000</text:p>
          </table:table-cell>
          <table:table-cell table:formula="of:=[.AD177]-[.AD$1]/400" office:value-type="float" office:value="0">
            <text:p>0.000000</text:p>
          </table:table-cell>
        </table:table-row>
        <table:table-row table:style-name="ro1">
          <table:table-cell table:formula="of:=[.A178]-[.A$1]/400" office:value-type="float" office:value="0">
            <text:p>0.000000</text:p>
          </table:table-cell>
          <table:table-cell table:formula="of:=[.B178]-[.B$1]/400" office:value-type="float" office:value="0">
            <text:p>0.000000</text:p>
          </table:table-cell>
          <table:table-cell table:formula="of:=[.C178]-[.C$1]/400" office:value-type="float" office:value="-0.211039304999997">
            <text:p>-0.211039</text:p>
          </table:table-cell>
          <table:table-cell table:formula="of:=[.D178]-[.D$1]/400" office:value-type="float" office:value="0.422078609999994">
            <text:p>0.422079</text:p>
          </table:table-cell>
          <table:table-cell table:formula="of:=[.E178]-[.E$1]/400" office:value-type="float" office:value="-0.211039304999997">
            <text:p>-0.211039</text:p>
          </table:table-cell>
          <table:table-cell table:formula="of:=[.F178]-[.F$1]/400" office:value-type="float" office:value="0">
            <text:p>0.000000</text:p>
          </table:table-cell>
          <table:table-cell table:formula="of:=[.G178]-[.G$1]/400" office:value-type="float" office:value="0">
            <text:p>0.000000</text:p>
          </table:table-cell>
          <table:table-cell table:formula="of:=[.H178]-[.H$1]/400" office:value-type="float" office:value="0">
            <text:p>0.000000</text:p>
          </table:table-cell>
          <table:table-cell table:formula="of:=[.I178]-[.I$1]/400" office:value-type="float" office:value="-0.211039304999997">
            <text:p>-0.211039</text:p>
          </table:table-cell>
          <table:table-cell table:formula="of:=[.J178]-[.J$1]/400" office:value-type="float" office:value="0.422078609999994">
            <text:p>0.422079</text:p>
          </table:table-cell>
          <table:table-cell table:formula="of:=[.K178]-[.K$1]/400" office:value-type="float" office:value="-0.211039304999997">
            <text:p>-0.211039</text:p>
          </table:table-cell>
          <table:table-cell table:formula="of:=[.L178]-[.L$1]/400" office:value-type="float" office:value="0">
            <text:p>0.000000</text:p>
          </table:table-cell>
          <table:table-cell table:formula="of:=[.M178]-[.M$1]/400" office:value-type="float" office:value="0.0968658150000005">
            <text:p>0.096866</text:p>
          </table:table-cell>
          <table:table-cell table:formula="of:=[.N178]-[.N$1]/400" office:value-type="float" office:value="-0.0968658150000005">
            <text:p>-0.096866</text:p>
          </table:table-cell>
          <table:table-cell table:formula="of:=[.O178]-[.O$1]/400" office:value-type="float" office:value="0">
            <text:p>0.000000</text:p>
          </table:table-cell>
          <table:table-cell table:formula="of:=[.P178]-[.P$1]/400" office:value-type="float" office:value="-0.290597444999996">
            <text:p>-0.290597</text:p>
          </table:table-cell>
          <table:table-cell table:formula="of:=[.Q178]-[.Q$1]/400" office:value-type="float" office:value="0">
            <text:p>0.000000</text:p>
          </table:table-cell>
          <table:table-cell table:formula="of:=[.R178]-[.R$1]/400" office:value-type="float" office:value="0">
            <text:p>0.000000</text:p>
          </table:table-cell>
          <table:table-cell table:formula="of:=[.S178]-[.S$1]/400" office:value-type="float" office:value="0">
            <text:p>0.000000</text:p>
          </table:table-cell>
          <table:table-cell table:formula="of:=[.T178]-[.T$1]/400" office:value-type="float" office:value="0.0968658150000005">
            <text:p>0.096866</text:p>
          </table:table-cell>
          <table:table-cell table:formula="of:=[.U178]-[.U$1]/400" office:value-type="float" office:value="0.0968658150000005">
            <text:p>0.096866</text:p>
          </table:table-cell>
          <table:table-cell table:formula="of:=[.V178]-[.V$1]/400" office:value-type="float" office:value="0">
            <text:p>0.000000</text:p>
          </table:table-cell>
          <table:table-cell table:formula="of:=[.W178]-[.W$1]/400" office:value-type="float" office:value="-0.290597444999996">
            <text:p>-0.290597</text:p>
          </table:table-cell>
          <table:table-cell table:formula="of:=[.X178]-[.X$1]/400" office:value-type="float" office:value="0">
            <text:p>0.000000</text:p>
          </table:table-cell>
          <table:table-cell table:formula="of:=[.Y178]-[.Y$1]/400" office:value-type="float" office:value="0">
            <text:p>0.000000</text:p>
          </table:table-cell>
          <table:table-cell table:formula="of:=[.Z178]-[.Z$1]/400" office:value-type="float" office:value="0">
            <text:p>0.000000</text:p>
          </table:table-cell>
          <table:table-cell table:formula="of:=[.AA178]-[.AA$1]/400" office:value-type="float" office:value="0">
            <text:p>0.000000</text:p>
          </table:table-cell>
          <table:table-cell table:formula="of:=[.AB178]-[.AB$1]/400" office:value-type="float" office:value="0">
            <text:p>0.000000</text:p>
          </table:table-cell>
          <table:table-cell table:formula="of:=[.AC178]-[.AC$1]/400" office:value-type="float" office:value="0">
            <text:p>0.000000</text:p>
          </table:table-cell>
          <table:table-cell table:formula="of:=[.AD178]-[.AD$1]/400" office:value-type="float" office:value="0">
            <text:p>0.000000</text:p>
          </table:table-cell>
        </table:table-row>
        <table:table-row table:style-name="ro1">
          <table:table-cell table:formula="of:=[.A179]-[.A$1]/400" office:value-type="float" office:value="0">
            <text:p>0.000000</text:p>
          </table:table-cell>
          <table:table-cell table:formula="of:=[.B179]-[.B$1]/400" office:value-type="float" office:value="0">
            <text:p>0.000000</text:p>
          </table:table-cell>
          <table:table-cell table:formula="of:=[.C179]-[.C$1]/400" office:value-type="float" office:value="-0.210088677499997">
            <text:p>-0.210089</text:p>
          </table:table-cell>
          <table:table-cell table:formula="of:=[.D179]-[.D$1]/400" office:value-type="float" office:value="0.420177354999994">
            <text:p>0.420177</text:p>
          </table:table-cell>
          <table:table-cell table:formula="of:=[.E179]-[.E$1]/400" office:value-type="float" office:value="-0.210088677499997">
            <text:p>-0.210089</text:p>
          </table:table-cell>
          <table:table-cell table:formula="of:=[.F179]-[.F$1]/400" office:value-type="float" office:value="0">
            <text:p>0.000000</text:p>
          </table:table-cell>
          <table:table-cell table:formula="of:=[.G179]-[.G$1]/400" office:value-type="float" office:value="0">
            <text:p>0.000000</text:p>
          </table:table-cell>
          <table:table-cell table:formula="of:=[.H179]-[.H$1]/400" office:value-type="float" office:value="0">
            <text:p>0.000000</text:p>
          </table:table-cell>
          <table:table-cell table:formula="of:=[.I179]-[.I$1]/400" office:value-type="float" office:value="-0.210088677499997">
            <text:p>-0.210089</text:p>
          </table:table-cell>
          <table:table-cell table:formula="of:=[.J179]-[.J$1]/400" office:value-type="float" office:value="0.420177354999994">
            <text:p>0.420177</text:p>
          </table:table-cell>
          <table:table-cell table:formula="of:=[.K179]-[.K$1]/400" office:value-type="float" office:value="-0.210088677499997">
            <text:p>-0.210089</text:p>
          </table:table-cell>
          <table:table-cell table:formula="of:=[.L179]-[.L$1]/400" office:value-type="float" office:value="0">
            <text:p>0.000000</text:p>
          </table:table-cell>
          <table:table-cell table:formula="of:=[.M179]-[.M$1]/400" office:value-type="float" office:value="0.0964294825000005">
            <text:p>0.096429</text:p>
          </table:table-cell>
          <table:table-cell table:formula="of:=[.N179]-[.N$1]/400" office:value-type="float" office:value="-0.0964294825000005">
            <text:p>-0.096429</text:p>
          </table:table-cell>
          <table:table-cell table:formula="of:=[.O179]-[.O$1]/400" office:value-type="float" office:value="0">
            <text:p>0.000000</text:p>
          </table:table-cell>
          <table:table-cell table:formula="of:=[.P179]-[.P$1]/400" office:value-type="float" office:value="-0.289288447499996">
            <text:p>-0.289288</text:p>
          </table:table-cell>
          <table:table-cell table:formula="of:=[.Q179]-[.Q$1]/400" office:value-type="float" office:value="0">
            <text:p>0.000000</text:p>
          </table:table-cell>
          <table:table-cell table:formula="of:=[.R179]-[.R$1]/400" office:value-type="float" office:value="0">
            <text:p>0.000000</text:p>
          </table:table-cell>
          <table:table-cell table:formula="of:=[.S179]-[.S$1]/400" office:value-type="float" office:value="0">
            <text:p>0.000000</text:p>
          </table:table-cell>
          <table:table-cell table:formula="of:=[.T179]-[.T$1]/400" office:value-type="float" office:value="0.0964294825000005">
            <text:p>0.096429</text:p>
          </table:table-cell>
          <table:table-cell table:formula="of:=[.U179]-[.U$1]/400" office:value-type="float" office:value="0.0964294825000005">
            <text:p>0.096429</text:p>
          </table:table-cell>
          <table:table-cell table:formula="of:=[.V179]-[.V$1]/400" office:value-type="float" office:value="0">
            <text:p>0.000000</text:p>
          </table:table-cell>
          <table:table-cell table:formula="of:=[.W179]-[.W$1]/400" office:value-type="float" office:value="-0.289288447499996">
            <text:p>-0.289288</text:p>
          </table:table-cell>
          <table:table-cell table:formula="of:=[.X179]-[.X$1]/400" office:value-type="float" office:value="0">
            <text:p>0.000000</text:p>
          </table:table-cell>
          <table:table-cell table:formula="of:=[.Y179]-[.Y$1]/400" office:value-type="float" office:value="0">
            <text:p>0.000000</text:p>
          </table:table-cell>
          <table:table-cell table:formula="of:=[.Z179]-[.Z$1]/400" office:value-type="float" office:value="0">
            <text:p>0.000000</text:p>
          </table:table-cell>
          <table:table-cell table:formula="of:=[.AA179]-[.AA$1]/400" office:value-type="float" office:value="0">
            <text:p>0.000000</text:p>
          </table:table-cell>
          <table:table-cell table:formula="of:=[.AB179]-[.AB$1]/400" office:value-type="float" office:value="0">
            <text:p>0.000000</text:p>
          </table:table-cell>
          <table:table-cell table:formula="of:=[.AC179]-[.AC$1]/400" office:value-type="float" office:value="0">
            <text:p>0.000000</text:p>
          </table:table-cell>
          <table:table-cell table:formula="of:=[.AD179]-[.AD$1]/400" office:value-type="float" office:value="0">
            <text:p>0.000000</text:p>
          </table:table-cell>
        </table:table-row>
        <table:table-row table:style-name="ro1">
          <table:table-cell table:formula="of:=[.A180]-[.A$1]/400" office:value-type="float" office:value="0">
            <text:p>0.000000</text:p>
          </table:table-cell>
          <table:table-cell table:formula="of:=[.B180]-[.B$1]/400" office:value-type="float" office:value="0">
            <text:p>0.000000</text:p>
          </table:table-cell>
          <table:table-cell table:formula="of:=[.C180]-[.C$1]/400" office:value-type="float" office:value="-0.209138049999997">
            <text:p>-0.209138</text:p>
          </table:table-cell>
          <table:table-cell table:formula="of:=[.D180]-[.D$1]/400" office:value-type="float" office:value="0.418276099999994">
            <text:p>0.418276</text:p>
          </table:table-cell>
          <table:table-cell table:formula="of:=[.E180]-[.E$1]/400" office:value-type="float" office:value="-0.209138049999997">
            <text:p>-0.209138</text:p>
          </table:table-cell>
          <table:table-cell table:formula="of:=[.F180]-[.F$1]/400" office:value-type="float" office:value="0">
            <text:p>0.000000</text:p>
          </table:table-cell>
          <table:table-cell table:formula="of:=[.G180]-[.G$1]/400" office:value-type="float" office:value="0">
            <text:p>0.000000</text:p>
          </table:table-cell>
          <table:table-cell table:formula="of:=[.H180]-[.H$1]/400" office:value-type="float" office:value="0">
            <text:p>0.000000</text:p>
          </table:table-cell>
          <table:table-cell table:formula="of:=[.I180]-[.I$1]/400" office:value-type="float" office:value="-0.209138049999997">
            <text:p>-0.209138</text:p>
          </table:table-cell>
          <table:table-cell table:formula="of:=[.J180]-[.J$1]/400" office:value-type="float" office:value="0.418276099999994">
            <text:p>0.418276</text:p>
          </table:table-cell>
          <table:table-cell table:formula="of:=[.K180]-[.K$1]/400" office:value-type="float" office:value="-0.209138049999997">
            <text:p>-0.209138</text:p>
          </table:table-cell>
          <table:table-cell table:formula="of:=[.L180]-[.L$1]/400" office:value-type="float" office:value="0">
            <text:p>0.000000</text:p>
          </table:table-cell>
          <table:table-cell table:formula="of:=[.M180]-[.M$1]/400" office:value-type="float" office:value="0.0959931500000005">
            <text:p>0.095993</text:p>
          </table:table-cell>
          <table:table-cell table:formula="of:=[.N180]-[.N$1]/400" office:value-type="float" office:value="-0.0959931500000005">
            <text:p>-0.095993</text:p>
          </table:table-cell>
          <table:table-cell table:formula="of:=[.O180]-[.O$1]/400" office:value-type="float" office:value="0">
            <text:p>0.000000</text:p>
          </table:table-cell>
          <table:table-cell table:formula="of:=[.P180]-[.P$1]/400" office:value-type="float" office:value="-0.287979449999996">
            <text:p>-0.287979</text:p>
          </table:table-cell>
          <table:table-cell table:formula="of:=[.Q180]-[.Q$1]/400" office:value-type="float" office:value="0">
            <text:p>0.000000</text:p>
          </table:table-cell>
          <table:table-cell table:formula="of:=[.R180]-[.R$1]/400" office:value-type="float" office:value="0">
            <text:p>0.000000</text:p>
          </table:table-cell>
          <table:table-cell table:formula="of:=[.S180]-[.S$1]/400" office:value-type="float" office:value="0">
            <text:p>0.000000</text:p>
          </table:table-cell>
          <table:table-cell table:formula="of:=[.T180]-[.T$1]/400" office:value-type="float" office:value="0.0959931500000005">
            <text:p>0.095993</text:p>
          </table:table-cell>
          <table:table-cell table:formula="of:=[.U180]-[.U$1]/400" office:value-type="float" office:value="0.0959931500000005">
            <text:p>0.095993</text:p>
          </table:table-cell>
          <table:table-cell table:formula="of:=[.V180]-[.V$1]/400" office:value-type="float" office:value="0">
            <text:p>0.000000</text:p>
          </table:table-cell>
          <table:table-cell table:formula="of:=[.W180]-[.W$1]/400" office:value-type="float" office:value="-0.287979449999996">
            <text:p>-0.287979</text:p>
          </table:table-cell>
          <table:table-cell table:formula="of:=[.X180]-[.X$1]/400" office:value-type="float" office:value="0">
            <text:p>0.000000</text:p>
          </table:table-cell>
          <table:table-cell table:formula="of:=[.Y180]-[.Y$1]/400" office:value-type="float" office:value="0">
            <text:p>0.000000</text:p>
          </table:table-cell>
          <table:table-cell table:formula="of:=[.Z180]-[.Z$1]/400" office:value-type="float" office:value="0">
            <text:p>0.000000</text:p>
          </table:table-cell>
          <table:table-cell table:formula="of:=[.AA180]-[.AA$1]/400" office:value-type="float" office:value="0">
            <text:p>0.000000</text:p>
          </table:table-cell>
          <table:table-cell table:formula="of:=[.AB180]-[.AB$1]/400" office:value-type="float" office:value="0">
            <text:p>0.000000</text:p>
          </table:table-cell>
          <table:table-cell table:formula="of:=[.AC180]-[.AC$1]/400" office:value-type="float" office:value="0">
            <text:p>0.000000</text:p>
          </table:table-cell>
          <table:table-cell table:formula="of:=[.AD180]-[.AD$1]/400" office:value-type="float" office:value="0">
            <text:p>0.000000</text:p>
          </table:table-cell>
        </table:table-row>
        <table:table-row table:style-name="ro1">
          <table:table-cell table:formula="of:=[.A181]-[.A$1]/400" office:value-type="float" office:value="0">
            <text:p>0.000000</text:p>
          </table:table-cell>
          <table:table-cell table:formula="of:=[.B181]-[.B$1]/400" office:value-type="float" office:value="0">
            <text:p>0.000000</text:p>
          </table:table-cell>
          <table:table-cell table:formula="of:=[.C181]-[.C$1]/400" office:value-type="float" office:value="-0.208187422499997">
            <text:p>-0.208187</text:p>
          </table:table-cell>
          <table:table-cell table:formula="of:=[.D181]-[.D$1]/400" office:value-type="float" office:value="0.416374844999994">
            <text:p>0.416375</text:p>
          </table:table-cell>
          <table:table-cell table:formula="of:=[.E181]-[.E$1]/400" office:value-type="float" office:value="-0.208187422499997">
            <text:p>-0.208187</text:p>
          </table:table-cell>
          <table:table-cell table:formula="of:=[.F181]-[.F$1]/400" office:value-type="float" office:value="0">
            <text:p>0.000000</text:p>
          </table:table-cell>
          <table:table-cell table:formula="of:=[.G181]-[.G$1]/400" office:value-type="float" office:value="0">
            <text:p>0.000000</text:p>
          </table:table-cell>
          <table:table-cell table:formula="of:=[.H181]-[.H$1]/400" office:value-type="float" office:value="0">
            <text:p>0.000000</text:p>
          </table:table-cell>
          <table:table-cell table:formula="of:=[.I181]-[.I$1]/400" office:value-type="float" office:value="-0.208187422499997">
            <text:p>-0.208187</text:p>
          </table:table-cell>
          <table:table-cell table:formula="of:=[.J181]-[.J$1]/400" office:value-type="float" office:value="0.416374844999994">
            <text:p>0.416375</text:p>
          </table:table-cell>
          <table:table-cell table:formula="of:=[.K181]-[.K$1]/400" office:value-type="float" office:value="-0.208187422499997">
            <text:p>-0.208187</text:p>
          </table:table-cell>
          <table:table-cell table:formula="of:=[.L181]-[.L$1]/400" office:value-type="float" office:value="0">
            <text:p>0.000000</text:p>
          </table:table-cell>
          <table:table-cell table:formula="of:=[.M181]-[.M$1]/400" office:value-type="float" office:value="0.0955568175000005">
            <text:p>0.095557</text:p>
          </table:table-cell>
          <table:table-cell table:formula="of:=[.N181]-[.N$1]/400" office:value-type="float" office:value="-0.0955568175000005">
            <text:p>-0.095557</text:p>
          </table:table-cell>
          <table:table-cell table:formula="of:=[.O181]-[.O$1]/400" office:value-type="float" office:value="0">
            <text:p>0.000000</text:p>
          </table:table-cell>
          <table:table-cell table:formula="of:=[.P181]-[.P$1]/400" office:value-type="float" office:value="-0.286670452499996">
            <text:p>-0.286670</text:p>
          </table:table-cell>
          <table:table-cell table:formula="of:=[.Q181]-[.Q$1]/400" office:value-type="float" office:value="0">
            <text:p>0.000000</text:p>
          </table:table-cell>
          <table:table-cell table:formula="of:=[.R181]-[.R$1]/400" office:value-type="float" office:value="0">
            <text:p>0.000000</text:p>
          </table:table-cell>
          <table:table-cell table:formula="of:=[.S181]-[.S$1]/400" office:value-type="float" office:value="0">
            <text:p>0.000000</text:p>
          </table:table-cell>
          <table:table-cell table:formula="of:=[.T181]-[.T$1]/400" office:value-type="float" office:value="0.0955568175000005">
            <text:p>0.095557</text:p>
          </table:table-cell>
          <table:table-cell table:formula="of:=[.U181]-[.U$1]/400" office:value-type="float" office:value="0.0955568175000005">
            <text:p>0.095557</text:p>
          </table:table-cell>
          <table:table-cell table:formula="of:=[.V181]-[.V$1]/400" office:value-type="float" office:value="0">
            <text:p>0.000000</text:p>
          </table:table-cell>
          <table:table-cell table:formula="of:=[.W181]-[.W$1]/400" office:value-type="float" office:value="-0.286670452499996">
            <text:p>-0.286670</text:p>
          </table:table-cell>
          <table:table-cell table:formula="of:=[.X181]-[.X$1]/400" office:value-type="float" office:value="0">
            <text:p>0.000000</text:p>
          </table:table-cell>
          <table:table-cell table:formula="of:=[.Y181]-[.Y$1]/400" office:value-type="float" office:value="0">
            <text:p>0.000000</text:p>
          </table:table-cell>
          <table:table-cell table:formula="of:=[.Z181]-[.Z$1]/400" office:value-type="float" office:value="0">
            <text:p>0.000000</text:p>
          </table:table-cell>
          <table:table-cell table:formula="of:=[.AA181]-[.AA$1]/400" office:value-type="float" office:value="0">
            <text:p>0.000000</text:p>
          </table:table-cell>
          <table:table-cell table:formula="of:=[.AB181]-[.AB$1]/400" office:value-type="float" office:value="0">
            <text:p>0.000000</text:p>
          </table:table-cell>
          <table:table-cell table:formula="of:=[.AC181]-[.AC$1]/400" office:value-type="float" office:value="0">
            <text:p>0.000000</text:p>
          </table:table-cell>
          <table:table-cell table:formula="of:=[.AD181]-[.AD$1]/400" office:value-type="float" office:value="0">
            <text:p>0.000000</text:p>
          </table:table-cell>
        </table:table-row>
        <table:table-row table:style-name="ro1">
          <table:table-cell table:formula="of:=[.A182]-[.A$1]/400" office:value-type="float" office:value="0">
            <text:p>0.000000</text:p>
          </table:table-cell>
          <table:table-cell table:formula="of:=[.B182]-[.B$1]/400" office:value-type="float" office:value="0">
            <text:p>0.000000</text:p>
          </table:table-cell>
          <table:table-cell table:formula="of:=[.C182]-[.C$1]/400" office:value-type="float" office:value="-0.207236794999997">
            <text:p>-0.207237</text:p>
          </table:table-cell>
          <table:table-cell table:formula="of:=[.D182]-[.D$1]/400" office:value-type="float" office:value="0.414473589999994">
            <text:p>0.414474</text:p>
          </table:table-cell>
          <table:table-cell table:formula="of:=[.E182]-[.E$1]/400" office:value-type="float" office:value="-0.207236794999997">
            <text:p>-0.207237</text:p>
          </table:table-cell>
          <table:table-cell table:formula="of:=[.F182]-[.F$1]/400" office:value-type="float" office:value="0">
            <text:p>0.000000</text:p>
          </table:table-cell>
          <table:table-cell table:formula="of:=[.G182]-[.G$1]/400" office:value-type="float" office:value="0">
            <text:p>0.000000</text:p>
          </table:table-cell>
          <table:table-cell table:formula="of:=[.H182]-[.H$1]/400" office:value-type="float" office:value="0">
            <text:p>0.000000</text:p>
          </table:table-cell>
          <table:table-cell table:formula="of:=[.I182]-[.I$1]/400" office:value-type="float" office:value="-0.207236794999997">
            <text:p>-0.207237</text:p>
          </table:table-cell>
          <table:table-cell table:formula="of:=[.J182]-[.J$1]/400" office:value-type="float" office:value="0.414473589999994">
            <text:p>0.414474</text:p>
          </table:table-cell>
          <table:table-cell table:formula="of:=[.K182]-[.K$1]/400" office:value-type="float" office:value="-0.207236794999997">
            <text:p>-0.207237</text:p>
          </table:table-cell>
          <table:table-cell table:formula="of:=[.L182]-[.L$1]/400" office:value-type="float" office:value="0">
            <text:p>0.000000</text:p>
          </table:table-cell>
          <table:table-cell table:formula="of:=[.M182]-[.M$1]/400" office:value-type="float" office:value="0.0951204850000005">
            <text:p>0.095120</text:p>
          </table:table-cell>
          <table:table-cell table:formula="of:=[.N182]-[.N$1]/400" office:value-type="float" office:value="-0.0951204850000005">
            <text:p>-0.095120</text:p>
          </table:table-cell>
          <table:table-cell table:formula="of:=[.O182]-[.O$1]/400" office:value-type="float" office:value="0">
            <text:p>0.000000</text:p>
          </table:table-cell>
          <table:table-cell table:formula="of:=[.P182]-[.P$1]/400" office:value-type="float" office:value="-0.285361454999996">
            <text:p>-0.285361</text:p>
          </table:table-cell>
          <table:table-cell table:formula="of:=[.Q182]-[.Q$1]/400" office:value-type="float" office:value="0">
            <text:p>0.000000</text:p>
          </table:table-cell>
          <table:table-cell table:formula="of:=[.R182]-[.R$1]/400" office:value-type="float" office:value="0">
            <text:p>0.000000</text:p>
          </table:table-cell>
          <table:table-cell table:formula="of:=[.S182]-[.S$1]/400" office:value-type="float" office:value="0">
            <text:p>0.000000</text:p>
          </table:table-cell>
          <table:table-cell table:formula="of:=[.T182]-[.T$1]/400" office:value-type="float" office:value="0.0951204850000005">
            <text:p>0.095120</text:p>
          </table:table-cell>
          <table:table-cell table:formula="of:=[.U182]-[.U$1]/400" office:value-type="float" office:value="0.0951204850000005">
            <text:p>0.095120</text:p>
          </table:table-cell>
          <table:table-cell table:formula="of:=[.V182]-[.V$1]/400" office:value-type="float" office:value="0">
            <text:p>0.000000</text:p>
          </table:table-cell>
          <table:table-cell table:formula="of:=[.W182]-[.W$1]/400" office:value-type="float" office:value="-0.285361454999996">
            <text:p>-0.285361</text:p>
          </table:table-cell>
          <table:table-cell table:formula="of:=[.X182]-[.X$1]/400" office:value-type="float" office:value="0">
            <text:p>0.000000</text:p>
          </table:table-cell>
          <table:table-cell table:formula="of:=[.Y182]-[.Y$1]/400" office:value-type="float" office:value="0">
            <text:p>0.000000</text:p>
          </table:table-cell>
          <table:table-cell table:formula="of:=[.Z182]-[.Z$1]/400" office:value-type="float" office:value="0">
            <text:p>0.000000</text:p>
          </table:table-cell>
          <table:table-cell table:formula="of:=[.AA182]-[.AA$1]/400" office:value-type="float" office:value="0">
            <text:p>0.000000</text:p>
          </table:table-cell>
          <table:table-cell table:formula="of:=[.AB182]-[.AB$1]/400" office:value-type="float" office:value="0">
            <text:p>0.000000</text:p>
          </table:table-cell>
          <table:table-cell table:formula="of:=[.AC182]-[.AC$1]/400" office:value-type="float" office:value="0">
            <text:p>0.000000</text:p>
          </table:table-cell>
          <table:table-cell table:formula="of:=[.AD182]-[.AD$1]/400" office:value-type="float" office:value="0">
            <text:p>0.000000</text:p>
          </table:table-cell>
        </table:table-row>
        <table:table-row table:style-name="ro1">
          <table:table-cell table:formula="of:=[.A183]-[.A$1]/400" office:value-type="float" office:value="0">
            <text:p>0.000000</text:p>
          </table:table-cell>
          <table:table-cell table:formula="of:=[.B183]-[.B$1]/400" office:value-type="float" office:value="0">
            <text:p>0.000000</text:p>
          </table:table-cell>
          <table:table-cell table:formula="of:=[.C183]-[.C$1]/400" office:value-type="float" office:value="-0.206286167499997">
            <text:p>-0.206286</text:p>
          </table:table-cell>
          <table:table-cell table:formula="of:=[.D183]-[.D$1]/400" office:value-type="float" office:value="0.412572334999994">
            <text:p>0.412572</text:p>
          </table:table-cell>
          <table:table-cell table:formula="of:=[.E183]-[.E$1]/400" office:value-type="float" office:value="-0.206286167499997">
            <text:p>-0.206286</text:p>
          </table:table-cell>
          <table:table-cell table:formula="of:=[.F183]-[.F$1]/400" office:value-type="float" office:value="0">
            <text:p>0.000000</text:p>
          </table:table-cell>
          <table:table-cell table:formula="of:=[.G183]-[.G$1]/400" office:value-type="float" office:value="0">
            <text:p>0.000000</text:p>
          </table:table-cell>
          <table:table-cell table:formula="of:=[.H183]-[.H$1]/400" office:value-type="float" office:value="0">
            <text:p>0.000000</text:p>
          </table:table-cell>
          <table:table-cell table:formula="of:=[.I183]-[.I$1]/400" office:value-type="float" office:value="-0.206286167499997">
            <text:p>-0.206286</text:p>
          </table:table-cell>
          <table:table-cell table:formula="of:=[.J183]-[.J$1]/400" office:value-type="float" office:value="0.412572334999994">
            <text:p>0.412572</text:p>
          </table:table-cell>
          <table:table-cell table:formula="of:=[.K183]-[.K$1]/400" office:value-type="float" office:value="-0.206286167499997">
            <text:p>-0.206286</text:p>
          </table:table-cell>
          <table:table-cell table:formula="of:=[.L183]-[.L$1]/400" office:value-type="float" office:value="0">
            <text:p>0.000000</text:p>
          </table:table-cell>
          <table:table-cell table:formula="of:=[.M183]-[.M$1]/400" office:value-type="float" office:value="0.0946841525000005">
            <text:p>0.094684</text:p>
          </table:table-cell>
          <table:table-cell table:formula="of:=[.N183]-[.N$1]/400" office:value-type="float" office:value="-0.0946841525000005">
            <text:p>-0.094684</text:p>
          </table:table-cell>
          <table:table-cell table:formula="of:=[.O183]-[.O$1]/400" office:value-type="float" office:value="0">
            <text:p>0.000000</text:p>
          </table:table-cell>
          <table:table-cell table:formula="of:=[.P183]-[.P$1]/400" office:value-type="float" office:value="-0.284052457499996">
            <text:p>-0.284052</text:p>
          </table:table-cell>
          <table:table-cell table:formula="of:=[.Q183]-[.Q$1]/400" office:value-type="float" office:value="0">
            <text:p>0.000000</text:p>
          </table:table-cell>
          <table:table-cell table:formula="of:=[.R183]-[.R$1]/400" office:value-type="float" office:value="0">
            <text:p>0.000000</text:p>
          </table:table-cell>
          <table:table-cell table:formula="of:=[.S183]-[.S$1]/400" office:value-type="float" office:value="0">
            <text:p>0.000000</text:p>
          </table:table-cell>
          <table:table-cell table:formula="of:=[.T183]-[.T$1]/400" office:value-type="float" office:value="0.0946841525000005">
            <text:p>0.094684</text:p>
          </table:table-cell>
          <table:table-cell table:formula="of:=[.U183]-[.U$1]/400" office:value-type="float" office:value="0.0946841525000005">
            <text:p>0.094684</text:p>
          </table:table-cell>
          <table:table-cell table:formula="of:=[.V183]-[.V$1]/400" office:value-type="float" office:value="0">
            <text:p>0.000000</text:p>
          </table:table-cell>
          <table:table-cell table:formula="of:=[.W183]-[.W$1]/400" office:value-type="float" office:value="-0.284052457499996">
            <text:p>-0.284052</text:p>
          </table:table-cell>
          <table:table-cell table:formula="of:=[.X183]-[.X$1]/400" office:value-type="float" office:value="0">
            <text:p>0.000000</text:p>
          </table:table-cell>
          <table:table-cell table:formula="of:=[.Y183]-[.Y$1]/400" office:value-type="float" office:value="0">
            <text:p>0.000000</text:p>
          </table:table-cell>
          <table:table-cell table:formula="of:=[.Z183]-[.Z$1]/400" office:value-type="float" office:value="0">
            <text:p>0.000000</text:p>
          </table:table-cell>
          <table:table-cell table:formula="of:=[.AA183]-[.AA$1]/400" office:value-type="float" office:value="0">
            <text:p>0.000000</text:p>
          </table:table-cell>
          <table:table-cell table:formula="of:=[.AB183]-[.AB$1]/400" office:value-type="float" office:value="0">
            <text:p>0.000000</text:p>
          </table:table-cell>
          <table:table-cell table:formula="of:=[.AC183]-[.AC$1]/400" office:value-type="float" office:value="0">
            <text:p>0.000000</text:p>
          </table:table-cell>
          <table:table-cell table:formula="of:=[.AD183]-[.AD$1]/400" office:value-type="float" office:value="0">
            <text:p>0.000000</text:p>
          </table:table-cell>
        </table:table-row>
        <table:table-row table:style-name="ro1">
          <table:table-cell table:formula="of:=[.A184]-[.A$1]/400" office:value-type="float" office:value="0">
            <text:p>0.000000</text:p>
          </table:table-cell>
          <table:table-cell table:formula="of:=[.B184]-[.B$1]/400" office:value-type="float" office:value="0">
            <text:p>0.000000</text:p>
          </table:table-cell>
          <table:table-cell table:formula="of:=[.C184]-[.C$1]/400" office:value-type="float" office:value="-0.205335539999997">
            <text:p>-0.205336</text:p>
          </table:table-cell>
          <table:table-cell table:formula="of:=[.D184]-[.D$1]/400" office:value-type="float" office:value="0.410671079999994">
            <text:p>0.410671</text:p>
          </table:table-cell>
          <table:table-cell table:formula="of:=[.E184]-[.E$1]/400" office:value-type="float" office:value="-0.205335539999997">
            <text:p>-0.205336</text:p>
          </table:table-cell>
          <table:table-cell table:formula="of:=[.F184]-[.F$1]/400" office:value-type="float" office:value="0">
            <text:p>0.000000</text:p>
          </table:table-cell>
          <table:table-cell table:formula="of:=[.G184]-[.G$1]/400" office:value-type="float" office:value="0">
            <text:p>0.000000</text:p>
          </table:table-cell>
          <table:table-cell table:formula="of:=[.H184]-[.H$1]/400" office:value-type="float" office:value="0">
            <text:p>0.000000</text:p>
          </table:table-cell>
          <table:table-cell table:formula="of:=[.I184]-[.I$1]/400" office:value-type="float" office:value="-0.205335539999997">
            <text:p>-0.205336</text:p>
          </table:table-cell>
          <table:table-cell table:formula="of:=[.J184]-[.J$1]/400" office:value-type="float" office:value="0.410671079999994">
            <text:p>0.410671</text:p>
          </table:table-cell>
          <table:table-cell table:formula="of:=[.K184]-[.K$1]/400" office:value-type="float" office:value="-0.205335539999997">
            <text:p>-0.205336</text:p>
          </table:table-cell>
          <table:table-cell table:formula="of:=[.L184]-[.L$1]/400" office:value-type="float" office:value="0">
            <text:p>0.000000</text:p>
          </table:table-cell>
          <table:table-cell table:formula="of:=[.M184]-[.M$1]/400" office:value-type="float" office:value="0.0942478200000005">
            <text:p>0.094248</text:p>
          </table:table-cell>
          <table:table-cell table:formula="of:=[.N184]-[.N$1]/400" office:value-type="float" office:value="-0.0942478200000005">
            <text:p>-0.094248</text:p>
          </table:table-cell>
          <table:table-cell table:formula="of:=[.O184]-[.O$1]/400" office:value-type="float" office:value="0">
            <text:p>0.000000</text:p>
          </table:table-cell>
          <table:table-cell table:formula="of:=[.P184]-[.P$1]/400" office:value-type="float" office:value="-0.282743459999996">
            <text:p>-0.282743</text:p>
          </table:table-cell>
          <table:table-cell table:formula="of:=[.Q184]-[.Q$1]/400" office:value-type="float" office:value="0">
            <text:p>0.000000</text:p>
          </table:table-cell>
          <table:table-cell table:formula="of:=[.R184]-[.R$1]/400" office:value-type="float" office:value="0">
            <text:p>0.000000</text:p>
          </table:table-cell>
          <table:table-cell table:formula="of:=[.S184]-[.S$1]/400" office:value-type="float" office:value="0">
            <text:p>0.000000</text:p>
          </table:table-cell>
          <table:table-cell table:formula="of:=[.T184]-[.T$1]/400" office:value-type="float" office:value="0.0942478200000005">
            <text:p>0.094248</text:p>
          </table:table-cell>
          <table:table-cell table:formula="of:=[.U184]-[.U$1]/400" office:value-type="float" office:value="0.0942478200000005">
            <text:p>0.094248</text:p>
          </table:table-cell>
          <table:table-cell table:formula="of:=[.V184]-[.V$1]/400" office:value-type="float" office:value="0">
            <text:p>0.000000</text:p>
          </table:table-cell>
          <table:table-cell table:formula="of:=[.W184]-[.W$1]/400" office:value-type="float" office:value="-0.282743459999996">
            <text:p>-0.282743</text:p>
          </table:table-cell>
          <table:table-cell table:formula="of:=[.X184]-[.X$1]/400" office:value-type="float" office:value="0">
            <text:p>0.000000</text:p>
          </table:table-cell>
          <table:table-cell table:formula="of:=[.Y184]-[.Y$1]/400" office:value-type="float" office:value="0">
            <text:p>0.000000</text:p>
          </table:table-cell>
          <table:table-cell table:formula="of:=[.Z184]-[.Z$1]/400" office:value-type="float" office:value="0">
            <text:p>0.000000</text:p>
          </table:table-cell>
          <table:table-cell table:formula="of:=[.AA184]-[.AA$1]/400" office:value-type="float" office:value="0">
            <text:p>0.000000</text:p>
          </table:table-cell>
          <table:table-cell table:formula="of:=[.AB184]-[.AB$1]/400" office:value-type="float" office:value="0">
            <text:p>0.000000</text:p>
          </table:table-cell>
          <table:table-cell table:formula="of:=[.AC184]-[.AC$1]/400" office:value-type="float" office:value="0">
            <text:p>0.000000</text:p>
          </table:table-cell>
          <table:table-cell table:formula="of:=[.AD184]-[.AD$1]/400" office:value-type="float" office:value="0">
            <text:p>0.000000</text:p>
          </table:table-cell>
        </table:table-row>
        <table:table-row table:style-name="ro1">
          <table:table-cell table:formula="of:=[.A185]-[.A$1]/400" office:value-type="float" office:value="0">
            <text:p>0.000000</text:p>
          </table:table-cell>
          <table:table-cell table:formula="of:=[.B185]-[.B$1]/400" office:value-type="float" office:value="0">
            <text:p>0.000000</text:p>
          </table:table-cell>
          <table:table-cell table:formula="of:=[.C185]-[.C$1]/400" office:value-type="float" office:value="-0.204384912499997">
            <text:p>-0.204385</text:p>
          </table:table-cell>
          <table:table-cell table:formula="of:=[.D185]-[.D$1]/400" office:value-type="float" office:value="0.408769824999994">
            <text:p>0.408770</text:p>
          </table:table-cell>
          <table:table-cell table:formula="of:=[.E185]-[.E$1]/400" office:value-type="float" office:value="-0.204384912499997">
            <text:p>-0.204385</text:p>
          </table:table-cell>
          <table:table-cell table:formula="of:=[.F185]-[.F$1]/400" office:value-type="float" office:value="0">
            <text:p>0.000000</text:p>
          </table:table-cell>
          <table:table-cell table:formula="of:=[.G185]-[.G$1]/400" office:value-type="float" office:value="0">
            <text:p>0.000000</text:p>
          </table:table-cell>
          <table:table-cell table:formula="of:=[.H185]-[.H$1]/400" office:value-type="float" office:value="0">
            <text:p>0.000000</text:p>
          </table:table-cell>
          <table:table-cell table:formula="of:=[.I185]-[.I$1]/400" office:value-type="float" office:value="-0.204384912499997">
            <text:p>-0.204385</text:p>
          </table:table-cell>
          <table:table-cell table:formula="of:=[.J185]-[.J$1]/400" office:value-type="float" office:value="0.408769824999994">
            <text:p>0.408770</text:p>
          </table:table-cell>
          <table:table-cell table:formula="of:=[.K185]-[.K$1]/400" office:value-type="float" office:value="-0.204384912499997">
            <text:p>-0.204385</text:p>
          </table:table-cell>
          <table:table-cell table:formula="of:=[.L185]-[.L$1]/400" office:value-type="float" office:value="0">
            <text:p>0.000000</text:p>
          </table:table-cell>
          <table:table-cell table:formula="of:=[.M185]-[.M$1]/400" office:value-type="float" office:value="0.0938114875000005">
            <text:p>0.093811</text:p>
          </table:table-cell>
          <table:table-cell table:formula="of:=[.N185]-[.N$1]/400" office:value-type="float" office:value="-0.0938114875000005">
            <text:p>-0.093811</text:p>
          </table:table-cell>
          <table:table-cell table:formula="of:=[.O185]-[.O$1]/400" office:value-type="float" office:value="0">
            <text:p>0.000000</text:p>
          </table:table-cell>
          <table:table-cell table:formula="of:=[.P185]-[.P$1]/400" office:value-type="float" office:value="-0.281434462499996">
            <text:p>-0.281434</text:p>
          </table:table-cell>
          <table:table-cell table:formula="of:=[.Q185]-[.Q$1]/400" office:value-type="float" office:value="0">
            <text:p>0.000000</text:p>
          </table:table-cell>
          <table:table-cell table:formula="of:=[.R185]-[.R$1]/400" office:value-type="float" office:value="0">
            <text:p>0.000000</text:p>
          </table:table-cell>
          <table:table-cell table:formula="of:=[.S185]-[.S$1]/400" office:value-type="float" office:value="0">
            <text:p>0.000000</text:p>
          </table:table-cell>
          <table:table-cell table:formula="of:=[.T185]-[.T$1]/400" office:value-type="float" office:value="0.0938114875000005">
            <text:p>0.093811</text:p>
          </table:table-cell>
          <table:table-cell table:formula="of:=[.U185]-[.U$1]/400" office:value-type="float" office:value="0.0938114875000005">
            <text:p>0.093811</text:p>
          </table:table-cell>
          <table:table-cell table:formula="of:=[.V185]-[.V$1]/400" office:value-type="float" office:value="0">
            <text:p>0.000000</text:p>
          </table:table-cell>
          <table:table-cell table:formula="of:=[.W185]-[.W$1]/400" office:value-type="float" office:value="-0.281434462499996">
            <text:p>-0.281434</text:p>
          </table:table-cell>
          <table:table-cell table:formula="of:=[.X185]-[.X$1]/400" office:value-type="float" office:value="0">
            <text:p>0.000000</text:p>
          </table:table-cell>
          <table:table-cell table:formula="of:=[.Y185]-[.Y$1]/400" office:value-type="float" office:value="0">
            <text:p>0.000000</text:p>
          </table:table-cell>
          <table:table-cell table:formula="of:=[.Z185]-[.Z$1]/400" office:value-type="float" office:value="0">
            <text:p>0.000000</text:p>
          </table:table-cell>
          <table:table-cell table:formula="of:=[.AA185]-[.AA$1]/400" office:value-type="float" office:value="0">
            <text:p>0.000000</text:p>
          </table:table-cell>
          <table:table-cell table:formula="of:=[.AB185]-[.AB$1]/400" office:value-type="float" office:value="0">
            <text:p>0.000000</text:p>
          </table:table-cell>
          <table:table-cell table:formula="of:=[.AC185]-[.AC$1]/400" office:value-type="float" office:value="0">
            <text:p>0.000000</text:p>
          </table:table-cell>
          <table:table-cell table:formula="of:=[.AD185]-[.AD$1]/400" office:value-type="float" office:value="0">
            <text:p>0.000000</text:p>
          </table:table-cell>
        </table:table-row>
        <table:table-row table:style-name="ro1">
          <table:table-cell table:formula="of:=[.A186]-[.A$1]/400" office:value-type="float" office:value="0">
            <text:p>0.000000</text:p>
          </table:table-cell>
          <table:table-cell table:formula="of:=[.B186]-[.B$1]/400" office:value-type="float" office:value="0">
            <text:p>0.000000</text:p>
          </table:table-cell>
          <table:table-cell table:formula="of:=[.C186]-[.C$1]/400" office:value-type="float" office:value="-0.203434284999997">
            <text:p>-0.203434</text:p>
          </table:table-cell>
          <table:table-cell table:formula="of:=[.D186]-[.D$1]/400" office:value-type="float" office:value="0.406868569999994">
            <text:p>0.406869</text:p>
          </table:table-cell>
          <table:table-cell table:formula="of:=[.E186]-[.E$1]/400" office:value-type="float" office:value="-0.203434284999997">
            <text:p>-0.203434</text:p>
          </table:table-cell>
          <table:table-cell table:formula="of:=[.F186]-[.F$1]/400" office:value-type="float" office:value="0">
            <text:p>0.000000</text:p>
          </table:table-cell>
          <table:table-cell table:formula="of:=[.G186]-[.G$1]/400" office:value-type="float" office:value="0">
            <text:p>0.000000</text:p>
          </table:table-cell>
          <table:table-cell table:formula="of:=[.H186]-[.H$1]/400" office:value-type="float" office:value="0">
            <text:p>0.000000</text:p>
          </table:table-cell>
          <table:table-cell table:formula="of:=[.I186]-[.I$1]/400" office:value-type="float" office:value="-0.203434284999997">
            <text:p>-0.203434</text:p>
          </table:table-cell>
          <table:table-cell table:formula="of:=[.J186]-[.J$1]/400" office:value-type="float" office:value="0.406868569999994">
            <text:p>0.406869</text:p>
          </table:table-cell>
          <table:table-cell table:formula="of:=[.K186]-[.K$1]/400" office:value-type="float" office:value="-0.203434284999997">
            <text:p>-0.203434</text:p>
          </table:table-cell>
          <table:table-cell table:formula="of:=[.L186]-[.L$1]/400" office:value-type="float" office:value="0">
            <text:p>0.000000</text:p>
          </table:table-cell>
          <table:table-cell table:formula="of:=[.M186]-[.M$1]/400" office:value-type="float" office:value="0.0933751550000005">
            <text:p>0.093375</text:p>
          </table:table-cell>
          <table:table-cell table:formula="of:=[.N186]-[.N$1]/400" office:value-type="float" office:value="-0.0933751550000005">
            <text:p>-0.093375</text:p>
          </table:table-cell>
          <table:table-cell table:formula="of:=[.O186]-[.O$1]/400" office:value-type="float" office:value="0">
            <text:p>0.000000</text:p>
          </table:table-cell>
          <table:table-cell table:formula="of:=[.P186]-[.P$1]/400" office:value-type="float" office:value="-0.280125464999996">
            <text:p>-0.280125</text:p>
          </table:table-cell>
          <table:table-cell table:formula="of:=[.Q186]-[.Q$1]/400" office:value-type="float" office:value="0">
            <text:p>0.000000</text:p>
          </table:table-cell>
          <table:table-cell table:formula="of:=[.R186]-[.R$1]/400" office:value-type="float" office:value="0">
            <text:p>0.000000</text:p>
          </table:table-cell>
          <table:table-cell table:formula="of:=[.S186]-[.S$1]/400" office:value-type="float" office:value="0">
            <text:p>0.000000</text:p>
          </table:table-cell>
          <table:table-cell table:formula="of:=[.T186]-[.T$1]/400" office:value-type="float" office:value="0.0933751550000005">
            <text:p>0.093375</text:p>
          </table:table-cell>
          <table:table-cell table:formula="of:=[.U186]-[.U$1]/400" office:value-type="float" office:value="0.0933751550000005">
            <text:p>0.093375</text:p>
          </table:table-cell>
          <table:table-cell table:formula="of:=[.V186]-[.V$1]/400" office:value-type="float" office:value="0">
            <text:p>0.000000</text:p>
          </table:table-cell>
          <table:table-cell table:formula="of:=[.W186]-[.W$1]/400" office:value-type="float" office:value="-0.280125464999996">
            <text:p>-0.280125</text:p>
          </table:table-cell>
          <table:table-cell table:formula="of:=[.X186]-[.X$1]/400" office:value-type="float" office:value="0">
            <text:p>0.000000</text:p>
          </table:table-cell>
          <table:table-cell table:formula="of:=[.Y186]-[.Y$1]/400" office:value-type="float" office:value="0">
            <text:p>0.000000</text:p>
          </table:table-cell>
          <table:table-cell table:formula="of:=[.Z186]-[.Z$1]/400" office:value-type="float" office:value="0">
            <text:p>0.000000</text:p>
          </table:table-cell>
          <table:table-cell table:formula="of:=[.AA186]-[.AA$1]/400" office:value-type="float" office:value="0">
            <text:p>0.000000</text:p>
          </table:table-cell>
          <table:table-cell table:formula="of:=[.AB186]-[.AB$1]/400" office:value-type="float" office:value="0">
            <text:p>0.000000</text:p>
          </table:table-cell>
          <table:table-cell table:formula="of:=[.AC186]-[.AC$1]/400" office:value-type="float" office:value="0">
            <text:p>0.000000</text:p>
          </table:table-cell>
          <table:table-cell table:formula="of:=[.AD186]-[.AD$1]/400" office:value-type="float" office:value="0">
            <text:p>0.000000</text:p>
          </table:table-cell>
        </table:table-row>
        <table:table-row table:style-name="ro1">
          <table:table-cell table:formula="of:=[.A187]-[.A$1]/400" office:value-type="float" office:value="0">
            <text:p>0.000000</text:p>
          </table:table-cell>
          <table:table-cell table:formula="of:=[.B187]-[.B$1]/400" office:value-type="float" office:value="0">
            <text:p>0.000000</text:p>
          </table:table-cell>
          <table:table-cell table:formula="of:=[.C187]-[.C$1]/400" office:value-type="float" office:value="-0.202483657499997">
            <text:p>-0.202484</text:p>
          </table:table-cell>
          <table:table-cell table:formula="of:=[.D187]-[.D$1]/400" office:value-type="float" office:value="0.404967314999994">
            <text:p>0.404967</text:p>
          </table:table-cell>
          <table:table-cell table:formula="of:=[.E187]-[.E$1]/400" office:value-type="float" office:value="-0.202483657499997">
            <text:p>-0.202484</text:p>
          </table:table-cell>
          <table:table-cell table:formula="of:=[.F187]-[.F$1]/400" office:value-type="float" office:value="0">
            <text:p>0.000000</text:p>
          </table:table-cell>
          <table:table-cell table:formula="of:=[.G187]-[.G$1]/400" office:value-type="float" office:value="0">
            <text:p>0.000000</text:p>
          </table:table-cell>
          <table:table-cell table:formula="of:=[.H187]-[.H$1]/400" office:value-type="float" office:value="0">
            <text:p>0.000000</text:p>
          </table:table-cell>
          <table:table-cell table:formula="of:=[.I187]-[.I$1]/400" office:value-type="float" office:value="-0.202483657499997">
            <text:p>-0.202484</text:p>
          </table:table-cell>
          <table:table-cell table:formula="of:=[.J187]-[.J$1]/400" office:value-type="float" office:value="0.404967314999994">
            <text:p>0.404967</text:p>
          </table:table-cell>
          <table:table-cell table:formula="of:=[.K187]-[.K$1]/400" office:value-type="float" office:value="-0.202483657499997">
            <text:p>-0.202484</text:p>
          </table:table-cell>
          <table:table-cell table:formula="of:=[.L187]-[.L$1]/400" office:value-type="float" office:value="0">
            <text:p>0.000000</text:p>
          </table:table-cell>
          <table:table-cell table:formula="of:=[.M187]-[.M$1]/400" office:value-type="float" office:value="0.0929388225000005">
            <text:p>0.092939</text:p>
          </table:table-cell>
          <table:table-cell table:formula="of:=[.N187]-[.N$1]/400" office:value-type="float" office:value="-0.0929388225000005">
            <text:p>-0.092939</text:p>
          </table:table-cell>
          <table:table-cell table:formula="of:=[.O187]-[.O$1]/400" office:value-type="float" office:value="0">
            <text:p>0.000000</text:p>
          </table:table-cell>
          <table:table-cell table:formula="of:=[.P187]-[.P$1]/400" office:value-type="float" office:value="-0.278816467499996">
            <text:p>-0.278816</text:p>
          </table:table-cell>
          <table:table-cell table:formula="of:=[.Q187]-[.Q$1]/400" office:value-type="float" office:value="0">
            <text:p>0.000000</text:p>
          </table:table-cell>
          <table:table-cell table:formula="of:=[.R187]-[.R$1]/400" office:value-type="float" office:value="0">
            <text:p>0.000000</text:p>
          </table:table-cell>
          <table:table-cell table:formula="of:=[.S187]-[.S$1]/400" office:value-type="float" office:value="0">
            <text:p>0.000000</text:p>
          </table:table-cell>
          <table:table-cell table:formula="of:=[.T187]-[.T$1]/400" office:value-type="float" office:value="0.0929388225000005">
            <text:p>0.092939</text:p>
          </table:table-cell>
          <table:table-cell table:formula="of:=[.U187]-[.U$1]/400" office:value-type="float" office:value="0.0929388225000005">
            <text:p>0.092939</text:p>
          </table:table-cell>
          <table:table-cell table:formula="of:=[.V187]-[.V$1]/400" office:value-type="float" office:value="0">
            <text:p>0.000000</text:p>
          </table:table-cell>
          <table:table-cell table:formula="of:=[.W187]-[.W$1]/400" office:value-type="float" office:value="-0.278816467499996">
            <text:p>-0.278816</text:p>
          </table:table-cell>
          <table:table-cell table:formula="of:=[.X187]-[.X$1]/400" office:value-type="float" office:value="0">
            <text:p>0.000000</text:p>
          </table:table-cell>
          <table:table-cell table:formula="of:=[.Y187]-[.Y$1]/400" office:value-type="float" office:value="0">
            <text:p>0.000000</text:p>
          </table:table-cell>
          <table:table-cell table:formula="of:=[.Z187]-[.Z$1]/400" office:value-type="float" office:value="0">
            <text:p>0.000000</text:p>
          </table:table-cell>
          <table:table-cell table:formula="of:=[.AA187]-[.AA$1]/400" office:value-type="float" office:value="0">
            <text:p>0.000000</text:p>
          </table:table-cell>
          <table:table-cell table:formula="of:=[.AB187]-[.AB$1]/400" office:value-type="float" office:value="0">
            <text:p>0.000000</text:p>
          </table:table-cell>
          <table:table-cell table:formula="of:=[.AC187]-[.AC$1]/400" office:value-type="float" office:value="0">
            <text:p>0.000000</text:p>
          </table:table-cell>
          <table:table-cell table:formula="of:=[.AD187]-[.AD$1]/400" office:value-type="float" office:value="0">
            <text:p>0.000000</text:p>
          </table:table-cell>
        </table:table-row>
        <table:table-row table:style-name="ro1">
          <table:table-cell table:formula="of:=[.A188]-[.A$1]/400" office:value-type="float" office:value="0">
            <text:p>0.000000</text:p>
          </table:table-cell>
          <table:table-cell table:formula="of:=[.B188]-[.B$1]/400" office:value-type="float" office:value="0">
            <text:p>0.000000</text:p>
          </table:table-cell>
          <table:table-cell table:formula="of:=[.C188]-[.C$1]/400" office:value-type="float" office:value="-0.201533029999997">
            <text:p>-0.201533</text:p>
          </table:table-cell>
          <table:table-cell table:formula="of:=[.D188]-[.D$1]/400" office:value-type="float" office:value="0.403066059999994">
            <text:p>0.403066</text:p>
          </table:table-cell>
          <table:table-cell table:formula="of:=[.E188]-[.E$1]/400" office:value-type="float" office:value="-0.201533029999997">
            <text:p>-0.201533</text:p>
          </table:table-cell>
          <table:table-cell table:formula="of:=[.F188]-[.F$1]/400" office:value-type="float" office:value="0">
            <text:p>0.000000</text:p>
          </table:table-cell>
          <table:table-cell table:formula="of:=[.G188]-[.G$1]/400" office:value-type="float" office:value="0">
            <text:p>0.000000</text:p>
          </table:table-cell>
          <table:table-cell table:formula="of:=[.H188]-[.H$1]/400" office:value-type="float" office:value="0">
            <text:p>0.000000</text:p>
          </table:table-cell>
          <table:table-cell table:formula="of:=[.I188]-[.I$1]/400" office:value-type="float" office:value="-0.201533029999997">
            <text:p>-0.201533</text:p>
          </table:table-cell>
          <table:table-cell table:formula="of:=[.J188]-[.J$1]/400" office:value-type="float" office:value="0.403066059999994">
            <text:p>0.403066</text:p>
          </table:table-cell>
          <table:table-cell table:formula="of:=[.K188]-[.K$1]/400" office:value-type="float" office:value="-0.201533029999997">
            <text:p>-0.201533</text:p>
          </table:table-cell>
          <table:table-cell table:formula="of:=[.L188]-[.L$1]/400" office:value-type="float" office:value="0">
            <text:p>0.000000</text:p>
          </table:table-cell>
          <table:table-cell table:formula="of:=[.M188]-[.M$1]/400" office:value-type="float" office:value="0.0925024900000005">
            <text:p>0.092502</text:p>
          </table:table-cell>
          <table:table-cell table:formula="of:=[.N188]-[.N$1]/400" office:value-type="float" office:value="-0.0925024900000005">
            <text:p>-0.092502</text:p>
          </table:table-cell>
          <table:table-cell table:formula="of:=[.O188]-[.O$1]/400" office:value-type="float" office:value="0">
            <text:p>0.000000</text:p>
          </table:table-cell>
          <table:table-cell table:formula="of:=[.P188]-[.P$1]/400" office:value-type="float" office:value="-0.277507469999996">
            <text:p>-0.277507</text:p>
          </table:table-cell>
          <table:table-cell table:formula="of:=[.Q188]-[.Q$1]/400" office:value-type="float" office:value="0">
            <text:p>0.000000</text:p>
          </table:table-cell>
          <table:table-cell table:formula="of:=[.R188]-[.R$1]/400" office:value-type="float" office:value="0">
            <text:p>0.000000</text:p>
          </table:table-cell>
          <table:table-cell table:formula="of:=[.S188]-[.S$1]/400" office:value-type="float" office:value="0">
            <text:p>0.000000</text:p>
          </table:table-cell>
          <table:table-cell table:formula="of:=[.T188]-[.T$1]/400" office:value-type="float" office:value="0.0925024900000005">
            <text:p>0.092502</text:p>
          </table:table-cell>
          <table:table-cell table:formula="of:=[.U188]-[.U$1]/400" office:value-type="float" office:value="0.0925024900000005">
            <text:p>0.092502</text:p>
          </table:table-cell>
          <table:table-cell table:formula="of:=[.V188]-[.V$1]/400" office:value-type="float" office:value="0">
            <text:p>0.000000</text:p>
          </table:table-cell>
          <table:table-cell table:formula="of:=[.W188]-[.W$1]/400" office:value-type="float" office:value="-0.277507469999996">
            <text:p>-0.277507</text:p>
          </table:table-cell>
          <table:table-cell table:formula="of:=[.X188]-[.X$1]/400" office:value-type="float" office:value="0">
            <text:p>0.000000</text:p>
          </table:table-cell>
          <table:table-cell table:formula="of:=[.Y188]-[.Y$1]/400" office:value-type="float" office:value="0">
            <text:p>0.000000</text:p>
          </table:table-cell>
          <table:table-cell table:formula="of:=[.Z188]-[.Z$1]/400" office:value-type="float" office:value="0">
            <text:p>0.000000</text:p>
          </table:table-cell>
          <table:table-cell table:formula="of:=[.AA188]-[.AA$1]/400" office:value-type="float" office:value="0">
            <text:p>0.000000</text:p>
          </table:table-cell>
          <table:table-cell table:formula="of:=[.AB188]-[.AB$1]/400" office:value-type="float" office:value="0">
            <text:p>0.000000</text:p>
          </table:table-cell>
          <table:table-cell table:formula="of:=[.AC188]-[.AC$1]/400" office:value-type="float" office:value="0">
            <text:p>0.000000</text:p>
          </table:table-cell>
          <table:table-cell table:formula="of:=[.AD188]-[.AD$1]/400" office:value-type="float" office:value="0">
            <text:p>0.000000</text:p>
          </table:table-cell>
        </table:table-row>
        <table:table-row table:style-name="ro1">
          <table:table-cell table:formula="of:=[.A189]-[.A$1]/400" office:value-type="float" office:value="0">
            <text:p>0.000000</text:p>
          </table:table-cell>
          <table:table-cell table:formula="of:=[.B189]-[.B$1]/400" office:value-type="float" office:value="0">
            <text:p>0.000000</text:p>
          </table:table-cell>
          <table:table-cell table:formula="of:=[.C189]-[.C$1]/400" office:value-type="float" office:value="-0.200582402499997">
            <text:p>-0.200582</text:p>
          </table:table-cell>
          <table:table-cell table:formula="of:=[.D189]-[.D$1]/400" office:value-type="float" office:value="0.401164804999994">
            <text:p>0.401165</text:p>
          </table:table-cell>
          <table:table-cell table:formula="of:=[.E189]-[.E$1]/400" office:value-type="float" office:value="-0.200582402499997">
            <text:p>-0.200582</text:p>
          </table:table-cell>
          <table:table-cell table:formula="of:=[.F189]-[.F$1]/400" office:value-type="float" office:value="0">
            <text:p>0.000000</text:p>
          </table:table-cell>
          <table:table-cell table:formula="of:=[.G189]-[.G$1]/400" office:value-type="float" office:value="0">
            <text:p>0.000000</text:p>
          </table:table-cell>
          <table:table-cell table:formula="of:=[.H189]-[.H$1]/400" office:value-type="float" office:value="0">
            <text:p>0.000000</text:p>
          </table:table-cell>
          <table:table-cell table:formula="of:=[.I189]-[.I$1]/400" office:value-type="float" office:value="-0.200582402499997">
            <text:p>-0.200582</text:p>
          </table:table-cell>
          <table:table-cell table:formula="of:=[.J189]-[.J$1]/400" office:value-type="float" office:value="0.401164804999994">
            <text:p>0.401165</text:p>
          </table:table-cell>
          <table:table-cell table:formula="of:=[.K189]-[.K$1]/400" office:value-type="float" office:value="-0.200582402499997">
            <text:p>-0.200582</text:p>
          </table:table-cell>
          <table:table-cell table:formula="of:=[.L189]-[.L$1]/400" office:value-type="float" office:value="0">
            <text:p>0.000000</text:p>
          </table:table-cell>
          <table:table-cell table:formula="of:=[.M189]-[.M$1]/400" office:value-type="float" office:value="0.0920661575000005">
            <text:p>0.092066</text:p>
          </table:table-cell>
          <table:table-cell table:formula="of:=[.N189]-[.N$1]/400" office:value-type="float" office:value="-0.0920661575000005">
            <text:p>-0.092066</text:p>
          </table:table-cell>
          <table:table-cell table:formula="of:=[.O189]-[.O$1]/400" office:value-type="float" office:value="0">
            <text:p>0.000000</text:p>
          </table:table-cell>
          <table:table-cell table:formula="of:=[.P189]-[.P$1]/400" office:value-type="float" office:value="-0.276198472499996">
            <text:p>-0.276198</text:p>
          </table:table-cell>
          <table:table-cell table:formula="of:=[.Q189]-[.Q$1]/400" office:value-type="float" office:value="0">
            <text:p>0.000000</text:p>
          </table:table-cell>
          <table:table-cell table:formula="of:=[.R189]-[.R$1]/400" office:value-type="float" office:value="0">
            <text:p>0.000000</text:p>
          </table:table-cell>
          <table:table-cell table:formula="of:=[.S189]-[.S$1]/400" office:value-type="float" office:value="0">
            <text:p>0.000000</text:p>
          </table:table-cell>
          <table:table-cell table:formula="of:=[.T189]-[.T$1]/400" office:value-type="float" office:value="0.0920661575000005">
            <text:p>0.092066</text:p>
          </table:table-cell>
          <table:table-cell table:formula="of:=[.U189]-[.U$1]/400" office:value-type="float" office:value="0.0920661575000005">
            <text:p>0.092066</text:p>
          </table:table-cell>
          <table:table-cell table:formula="of:=[.V189]-[.V$1]/400" office:value-type="float" office:value="0">
            <text:p>0.000000</text:p>
          </table:table-cell>
          <table:table-cell table:formula="of:=[.W189]-[.W$1]/400" office:value-type="float" office:value="-0.276198472499996">
            <text:p>-0.276198</text:p>
          </table:table-cell>
          <table:table-cell table:formula="of:=[.X189]-[.X$1]/400" office:value-type="float" office:value="0">
            <text:p>0.000000</text:p>
          </table:table-cell>
          <table:table-cell table:formula="of:=[.Y189]-[.Y$1]/400" office:value-type="float" office:value="0">
            <text:p>0.000000</text:p>
          </table:table-cell>
          <table:table-cell table:formula="of:=[.Z189]-[.Z$1]/400" office:value-type="float" office:value="0">
            <text:p>0.000000</text:p>
          </table:table-cell>
          <table:table-cell table:formula="of:=[.AA189]-[.AA$1]/400" office:value-type="float" office:value="0">
            <text:p>0.000000</text:p>
          </table:table-cell>
          <table:table-cell table:formula="of:=[.AB189]-[.AB$1]/400" office:value-type="float" office:value="0">
            <text:p>0.000000</text:p>
          </table:table-cell>
          <table:table-cell table:formula="of:=[.AC189]-[.AC$1]/400" office:value-type="float" office:value="0">
            <text:p>0.000000</text:p>
          </table:table-cell>
          <table:table-cell table:formula="of:=[.AD189]-[.AD$1]/400" office:value-type="float" office:value="0">
            <text:p>0.000000</text:p>
          </table:table-cell>
        </table:table-row>
        <table:table-row table:style-name="ro1">
          <table:table-cell table:formula="of:=[.A190]-[.A$1]/400" office:value-type="float" office:value="0">
            <text:p>0.000000</text:p>
          </table:table-cell>
          <table:table-cell table:formula="of:=[.B190]-[.B$1]/400" office:value-type="float" office:value="0">
            <text:p>0.000000</text:p>
          </table:table-cell>
          <table:table-cell table:formula="of:=[.C190]-[.C$1]/400" office:value-type="float" office:value="-0.199631774999997">
            <text:p>-0.199632</text:p>
          </table:table-cell>
          <table:table-cell table:formula="of:=[.D190]-[.D$1]/400" office:value-type="float" office:value="0.399263549999994">
            <text:p>0.399264</text:p>
          </table:table-cell>
          <table:table-cell table:formula="of:=[.E190]-[.E$1]/400" office:value-type="float" office:value="-0.199631774999997">
            <text:p>-0.199632</text:p>
          </table:table-cell>
          <table:table-cell table:formula="of:=[.F190]-[.F$1]/400" office:value-type="float" office:value="0">
            <text:p>0.000000</text:p>
          </table:table-cell>
          <table:table-cell table:formula="of:=[.G190]-[.G$1]/400" office:value-type="float" office:value="0">
            <text:p>0.000000</text:p>
          </table:table-cell>
          <table:table-cell table:formula="of:=[.H190]-[.H$1]/400" office:value-type="float" office:value="0">
            <text:p>0.000000</text:p>
          </table:table-cell>
          <table:table-cell table:formula="of:=[.I190]-[.I$1]/400" office:value-type="float" office:value="-0.199631774999997">
            <text:p>-0.199632</text:p>
          </table:table-cell>
          <table:table-cell table:formula="of:=[.J190]-[.J$1]/400" office:value-type="float" office:value="0.399263549999994">
            <text:p>0.399264</text:p>
          </table:table-cell>
          <table:table-cell table:formula="of:=[.K190]-[.K$1]/400" office:value-type="float" office:value="-0.199631774999997">
            <text:p>-0.199632</text:p>
          </table:table-cell>
          <table:table-cell table:formula="of:=[.L190]-[.L$1]/400" office:value-type="float" office:value="0">
            <text:p>0.000000</text:p>
          </table:table-cell>
          <table:table-cell table:formula="of:=[.M190]-[.M$1]/400" office:value-type="float" office:value="0.0916298250000005">
            <text:p>0.091630</text:p>
          </table:table-cell>
          <table:table-cell table:formula="of:=[.N190]-[.N$1]/400" office:value-type="float" office:value="-0.0916298250000005">
            <text:p>-0.091630</text:p>
          </table:table-cell>
          <table:table-cell table:formula="of:=[.O190]-[.O$1]/400" office:value-type="float" office:value="0">
            <text:p>0.000000</text:p>
          </table:table-cell>
          <table:table-cell table:formula="of:=[.P190]-[.P$1]/400" office:value-type="float" office:value="-0.274889474999996">
            <text:p>-0.274889</text:p>
          </table:table-cell>
          <table:table-cell table:formula="of:=[.Q190]-[.Q$1]/400" office:value-type="float" office:value="0">
            <text:p>0.000000</text:p>
          </table:table-cell>
          <table:table-cell table:formula="of:=[.R190]-[.R$1]/400" office:value-type="float" office:value="0">
            <text:p>0.000000</text:p>
          </table:table-cell>
          <table:table-cell table:formula="of:=[.S190]-[.S$1]/400" office:value-type="float" office:value="0">
            <text:p>0.000000</text:p>
          </table:table-cell>
          <table:table-cell table:formula="of:=[.T190]-[.T$1]/400" office:value-type="float" office:value="0.0916298250000005">
            <text:p>0.091630</text:p>
          </table:table-cell>
          <table:table-cell table:formula="of:=[.U190]-[.U$1]/400" office:value-type="float" office:value="0.0916298250000005">
            <text:p>0.091630</text:p>
          </table:table-cell>
          <table:table-cell table:formula="of:=[.V190]-[.V$1]/400" office:value-type="float" office:value="0">
            <text:p>0.000000</text:p>
          </table:table-cell>
          <table:table-cell table:formula="of:=[.W190]-[.W$1]/400" office:value-type="float" office:value="-0.274889474999996">
            <text:p>-0.274889</text:p>
          </table:table-cell>
          <table:table-cell table:formula="of:=[.X190]-[.X$1]/400" office:value-type="float" office:value="0">
            <text:p>0.000000</text:p>
          </table:table-cell>
          <table:table-cell table:formula="of:=[.Y190]-[.Y$1]/400" office:value-type="float" office:value="0">
            <text:p>0.000000</text:p>
          </table:table-cell>
          <table:table-cell table:formula="of:=[.Z190]-[.Z$1]/400" office:value-type="float" office:value="0">
            <text:p>0.000000</text:p>
          </table:table-cell>
          <table:table-cell table:formula="of:=[.AA190]-[.AA$1]/400" office:value-type="float" office:value="0">
            <text:p>0.000000</text:p>
          </table:table-cell>
          <table:table-cell table:formula="of:=[.AB190]-[.AB$1]/400" office:value-type="float" office:value="0">
            <text:p>0.000000</text:p>
          </table:table-cell>
          <table:table-cell table:formula="of:=[.AC190]-[.AC$1]/400" office:value-type="float" office:value="0">
            <text:p>0.000000</text:p>
          </table:table-cell>
          <table:table-cell table:formula="of:=[.AD190]-[.AD$1]/400" office:value-type="float" office:value="0">
            <text:p>0.000000</text:p>
          </table:table-cell>
        </table:table-row>
        <table:table-row table:style-name="ro1">
          <table:table-cell table:formula="of:=[.A191]-[.A$1]/400" office:value-type="float" office:value="0">
            <text:p>0.000000</text:p>
          </table:table-cell>
          <table:table-cell table:formula="of:=[.B191]-[.B$1]/400" office:value-type="float" office:value="0">
            <text:p>0.000000</text:p>
          </table:table-cell>
          <table:table-cell table:formula="of:=[.C191]-[.C$1]/400" office:value-type="float" office:value="-0.198681147499997">
            <text:p>-0.198681</text:p>
          </table:table-cell>
          <table:table-cell table:formula="of:=[.D191]-[.D$1]/400" office:value-type="float" office:value="0.397362294999994">
            <text:p>0.397362</text:p>
          </table:table-cell>
          <table:table-cell table:formula="of:=[.E191]-[.E$1]/400" office:value-type="float" office:value="-0.198681147499997">
            <text:p>-0.198681</text:p>
          </table:table-cell>
          <table:table-cell table:formula="of:=[.F191]-[.F$1]/400" office:value-type="float" office:value="0">
            <text:p>0.000000</text:p>
          </table:table-cell>
          <table:table-cell table:formula="of:=[.G191]-[.G$1]/400" office:value-type="float" office:value="0">
            <text:p>0.000000</text:p>
          </table:table-cell>
          <table:table-cell table:formula="of:=[.H191]-[.H$1]/400" office:value-type="float" office:value="0">
            <text:p>0.000000</text:p>
          </table:table-cell>
          <table:table-cell table:formula="of:=[.I191]-[.I$1]/400" office:value-type="float" office:value="-0.198681147499997">
            <text:p>-0.198681</text:p>
          </table:table-cell>
          <table:table-cell table:formula="of:=[.J191]-[.J$1]/400" office:value-type="float" office:value="0.397362294999994">
            <text:p>0.397362</text:p>
          </table:table-cell>
          <table:table-cell table:formula="of:=[.K191]-[.K$1]/400" office:value-type="float" office:value="-0.198681147499997">
            <text:p>-0.198681</text:p>
          </table:table-cell>
          <table:table-cell table:formula="of:=[.L191]-[.L$1]/400" office:value-type="float" office:value="0">
            <text:p>0.000000</text:p>
          </table:table-cell>
          <table:table-cell table:formula="of:=[.M191]-[.M$1]/400" office:value-type="float" office:value="0.0911934925000005">
            <text:p>0.091193</text:p>
          </table:table-cell>
          <table:table-cell table:formula="of:=[.N191]-[.N$1]/400" office:value-type="float" office:value="-0.0911934925000005">
            <text:p>-0.091193</text:p>
          </table:table-cell>
          <table:table-cell table:formula="of:=[.O191]-[.O$1]/400" office:value-type="float" office:value="0">
            <text:p>0.000000</text:p>
          </table:table-cell>
          <table:table-cell table:formula="of:=[.P191]-[.P$1]/400" office:value-type="float" office:value="-0.273580477499996">
            <text:p>-0.273580</text:p>
          </table:table-cell>
          <table:table-cell table:formula="of:=[.Q191]-[.Q$1]/400" office:value-type="float" office:value="0">
            <text:p>0.000000</text:p>
          </table:table-cell>
          <table:table-cell table:formula="of:=[.R191]-[.R$1]/400" office:value-type="float" office:value="0">
            <text:p>0.000000</text:p>
          </table:table-cell>
          <table:table-cell table:formula="of:=[.S191]-[.S$1]/400" office:value-type="float" office:value="0">
            <text:p>0.000000</text:p>
          </table:table-cell>
          <table:table-cell table:formula="of:=[.T191]-[.T$1]/400" office:value-type="float" office:value="0.0911934925000005">
            <text:p>0.091193</text:p>
          </table:table-cell>
          <table:table-cell table:formula="of:=[.U191]-[.U$1]/400" office:value-type="float" office:value="0.0911934925000005">
            <text:p>0.091193</text:p>
          </table:table-cell>
          <table:table-cell table:formula="of:=[.V191]-[.V$1]/400" office:value-type="float" office:value="0">
            <text:p>0.000000</text:p>
          </table:table-cell>
          <table:table-cell table:formula="of:=[.W191]-[.W$1]/400" office:value-type="float" office:value="-0.273580477499996">
            <text:p>-0.273580</text:p>
          </table:table-cell>
          <table:table-cell table:formula="of:=[.X191]-[.X$1]/400" office:value-type="float" office:value="0">
            <text:p>0.000000</text:p>
          </table:table-cell>
          <table:table-cell table:formula="of:=[.Y191]-[.Y$1]/400" office:value-type="float" office:value="0">
            <text:p>0.000000</text:p>
          </table:table-cell>
          <table:table-cell table:formula="of:=[.Z191]-[.Z$1]/400" office:value-type="float" office:value="0">
            <text:p>0.000000</text:p>
          </table:table-cell>
          <table:table-cell table:formula="of:=[.AA191]-[.AA$1]/400" office:value-type="float" office:value="0">
            <text:p>0.000000</text:p>
          </table:table-cell>
          <table:table-cell table:formula="of:=[.AB191]-[.AB$1]/400" office:value-type="float" office:value="0">
            <text:p>0.000000</text:p>
          </table:table-cell>
          <table:table-cell table:formula="of:=[.AC191]-[.AC$1]/400" office:value-type="float" office:value="0">
            <text:p>0.000000</text:p>
          </table:table-cell>
          <table:table-cell table:formula="of:=[.AD191]-[.AD$1]/400" office:value-type="float" office:value="0">
            <text:p>0.000000</text:p>
          </table:table-cell>
        </table:table-row>
        <table:table-row table:style-name="ro1">
          <table:table-cell table:formula="of:=[.A192]-[.A$1]/400" office:value-type="float" office:value="0">
            <text:p>0.000000</text:p>
          </table:table-cell>
          <table:table-cell table:formula="of:=[.B192]-[.B$1]/400" office:value-type="float" office:value="0">
            <text:p>0.000000</text:p>
          </table:table-cell>
          <table:table-cell table:formula="of:=[.C192]-[.C$1]/400" office:value-type="float" office:value="-0.197730519999997">
            <text:p>-0.197731</text:p>
          </table:table-cell>
          <table:table-cell table:formula="of:=[.D192]-[.D$1]/400" office:value-type="float" office:value="0.395461039999994">
            <text:p>0.395461</text:p>
          </table:table-cell>
          <table:table-cell table:formula="of:=[.E192]-[.E$1]/400" office:value-type="float" office:value="-0.197730519999997">
            <text:p>-0.197731</text:p>
          </table:table-cell>
          <table:table-cell table:formula="of:=[.F192]-[.F$1]/400" office:value-type="float" office:value="0">
            <text:p>0.000000</text:p>
          </table:table-cell>
          <table:table-cell table:formula="of:=[.G192]-[.G$1]/400" office:value-type="float" office:value="0">
            <text:p>0.000000</text:p>
          </table:table-cell>
          <table:table-cell table:formula="of:=[.H192]-[.H$1]/400" office:value-type="float" office:value="0">
            <text:p>0.000000</text:p>
          </table:table-cell>
          <table:table-cell table:formula="of:=[.I192]-[.I$1]/400" office:value-type="float" office:value="-0.197730519999997">
            <text:p>-0.197731</text:p>
          </table:table-cell>
          <table:table-cell table:formula="of:=[.J192]-[.J$1]/400" office:value-type="float" office:value="0.395461039999994">
            <text:p>0.395461</text:p>
          </table:table-cell>
          <table:table-cell table:formula="of:=[.K192]-[.K$1]/400" office:value-type="float" office:value="-0.197730519999997">
            <text:p>-0.197731</text:p>
          </table:table-cell>
          <table:table-cell table:formula="of:=[.L192]-[.L$1]/400" office:value-type="float" office:value="0">
            <text:p>0.000000</text:p>
          </table:table-cell>
          <table:table-cell table:formula="of:=[.M192]-[.M$1]/400" office:value-type="float" office:value="0.0907571600000005">
            <text:p>0.090757</text:p>
          </table:table-cell>
          <table:table-cell table:formula="of:=[.N192]-[.N$1]/400" office:value-type="float" office:value="-0.0907571600000005">
            <text:p>-0.090757</text:p>
          </table:table-cell>
          <table:table-cell table:formula="of:=[.O192]-[.O$1]/400" office:value-type="float" office:value="0">
            <text:p>0.000000</text:p>
          </table:table-cell>
          <table:table-cell table:formula="of:=[.P192]-[.P$1]/400" office:value-type="float" office:value="-0.272271479999996">
            <text:p>-0.272271</text:p>
          </table:table-cell>
          <table:table-cell table:formula="of:=[.Q192]-[.Q$1]/400" office:value-type="float" office:value="0">
            <text:p>0.000000</text:p>
          </table:table-cell>
          <table:table-cell table:formula="of:=[.R192]-[.R$1]/400" office:value-type="float" office:value="0">
            <text:p>0.000000</text:p>
          </table:table-cell>
          <table:table-cell table:formula="of:=[.S192]-[.S$1]/400" office:value-type="float" office:value="0">
            <text:p>0.000000</text:p>
          </table:table-cell>
          <table:table-cell table:formula="of:=[.T192]-[.T$1]/400" office:value-type="float" office:value="0.0907571600000005">
            <text:p>0.090757</text:p>
          </table:table-cell>
          <table:table-cell table:formula="of:=[.U192]-[.U$1]/400" office:value-type="float" office:value="0.0907571600000005">
            <text:p>0.090757</text:p>
          </table:table-cell>
          <table:table-cell table:formula="of:=[.V192]-[.V$1]/400" office:value-type="float" office:value="0">
            <text:p>0.000000</text:p>
          </table:table-cell>
          <table:table-cell table:formula="of:=[.W192]-[.W$1]/400" office:value-type="float" office:value="-0.272271479999996">
            <text:p>-0.272271</text:p>
          </table:table-cell>
          <table:table-cell table:formula="of:=[.X192]-[.X$1]/400" office:value-type="float" office:value="0">
            <text:p>0.000000</text:p>
          </table:table-cell>
          <table:table-cell table:formula="of:=[.Y192]-[.Y$1]/400" office:value-type="float" office:value="0">
            <text:p>0.000000</text:p>
          </table:table-cell>
          <table:table-cell table:formula="of:=[.Z192]-[.Z$1]/400" office:value-type="float" office:value="0">
            <text:p>0.000000</text:p>
          </table:table-cell>
          <table:table-cell table:formula="of:=[.AA192]-[.AA$1]/400" office:value-type="float" office:value="0">
            <text:p>0.000000</text:p>
          </table:table-cell>
          <table:table-cell table:formula="of:=[.AB192]-[.AB$1]/400" office:value-type="float" office:value="0">
            <text:p>0.000000</text:p>
          </table:table-cell>
          <table:table-cell table:formula="of:=[.AC192]-[.AC$1]/400" office:value-type="float" office:value="0">
            <text:p>0.000000</text:p>
          </table:table-cell>
          <table:table-cell table:formula="of:=[.AD192]-[.AD$1]/400" office:value-type="float" office:value="0">
            <text:p>0.000000</text:p>
          </table:table-cell>
        </table:table-row>
        <table:table-row table:style-name="ro1">
          <table:table-cell table:formula="of:=[.A193]-[.A$1]/400" office:value-type="float" office:value="0">
            <text:p>0.000000</text:p>
          </table:table-cell>
          <table:table-cell table:formula="of:=[.B193]-[.B$1]/400" office:value-type="float" office:value="0">
            <text:p>0.000000</text:p>
          </table:table-cell>
          <table:table-cell table:formula="of:=[.C193]-[.C$1]/400" office:value-type="float" office:value="-0.196779892499997">
            <text:p>-0.196780</text:p>
          </table:table-cell>
          <table:table-cell table:formula="of:=[.D193]-[.D$1]/400" office:value-type="float" office:value="0.393559784999994">
            <text:p>0.393560</text:p>
          </table:table-cell>
          <table:table-cell table:formula="of:=[.E193]-[.E$1]/400" office:value-type="float" office:value="-0.196779892499997">
            <text:p>-0.196780</text:p>
          </table:table-cell>
          <table:table-cell table:formula="of:=[.F193]-[.F$1]/400" office:value-type="float" office:value="0">
            <text:p>0.000000</text:p>
          </table:table-cell>
          <table:table-cell table:formula="of:=[.G193]-[.G$1]/400" office:value-type="float" office:value="0">
            <text:p>0.000000</text:p>
          </table:table-cell>
          <table:table-cell table:formula="of:=[.H193]-[.H$1]/400" office:value-type="float" office:value="0">
            <text:p>0.000000</text:p>
          </table:table-cell>
          <table:table-cell table:formula="of:=[.I193]-[.I$1]/400" office:value-type="float" office:value="-0.196779892499997">
            <text:p>-0.196780</text:p>
          </table:table-cell>
          <table:table-cell table:formula="of:=[.J193]-[.J$1]/400" office:value-type="float" office:value="0.393559784999994">
            <text:p>0.393560</text:p>
          </table:table-cell>
          <table:table-cell table:formula="of:=[.K193]-[.K$1]/400" office:value-type="float" office:value="-0.196779892499997">
            <text:p>-0.196780</text:p>
          </table:table-cell>
          <table:table-cell table:formula="of:=[.L193]-[.L$1]/400" office:value-type="float" office:value="0">
            <text:p>0.000000</text:p>
          </table:table-cell>
          <table:table-cell table:formula="of:=[.M193]-[.M$1]/400" office:value-type="float" office:value="0.0903208275000005">
            <text:p>0.090321</text:p>
          </table:table-cell>
          <table:table-cell table:formula="of:=[.N193]-[.N$1]/400" office:value-type="float" office:value="-0.0903208275000005">
            <text:p>-0.090321</text:p>
          </table:table-cell>
          <table:table-cell table:formula="of:=[.O193]-[.O$1]/400" office:value-type="float" office:value="0">
            <text:p>0.000000</text:p>
          </table:table-cell>
          <table:table-cell table:formula="of:=[.P193]-[.P$1]/400" office:value-type="float" office:value="-0.270962482499996">
            <text:p>-0.270962</text:p>
          </table:table-cell>
          <table:table-cell table:formula="of:=[.Q193]-[.Q$1]/400" office:value-type="float" office:value="0">
            <text:p>0.000000</text:p>
          </table:table-cell>
          <table:table-cell table:formula="of:=[.R193]-[.R$1]/400" office:value-type="float" office:value="0">
            <text:p>0.000000</text:p>
          </table:table-cell>
          <table:table-cell table:formula="of:=[.S193]-[.S$1]/400" office:value-type="float" office:value="0">
            <text:p>0.000000</text:p>
          </table:table-cell>
          <table:table-cell table:formula="of:=[.T193]-[.T$1]/400" office:value-type="float" office:value="0.0903208275000005">
            <text:p>0.090321</text:p>
          </table:table-cell>
          <table:table-cell table:formula="of:=[.U193]-[.U$1]/400" office:value-type="float" office:value="0.0903208275000005">
            <text:p>0.090321</text:p>
          </table:table-cell>
          <table:table-cell table:formula="of:=[.V193]-[.V$1]/400" office:value-type="float" office:value="0">
            <text:p>0.000000</text:p>
          </table:table-cell>
          <table:table-cell table:formula="of:=[.W193]-[.W$1]/400" office:value-type="float" office:value="-0.270962482499996">
            <text:p>-0.270962</text:p>
          </table:table-cell>
          <table:table-cell table:formula="of:=[.X193]-[.X$1]/400" office:value-type="float" office:value="0">
            <text:p>0.000000</text:p>
          </table:table-cell>
          <table:table-cell table:formula="of:=[.Y193]-[.Y$1]/400" office:value-type="float" office:value="0">
            <text:p>0.000000</text:p>
          </table:table-cell>
          <table:table-cell table:formula="of:=[.Z193]-[.Z$1]/400" office:value-type="float" office:value="0">
            <text:p>0.000000</text:p>
          </table:table-cell>
          <table:table-cell table:formula="of:=[.AA193]-[.AA$1]/400" office:value-type="float" office:value="0">
            <text:p>0.000000</text:p>
          </table:table-cell>
          <table:table-cell table:formula="of:=[.AB193]-[.AB$1]/400" office:value-type="float" office:value="0">
            <text:p>0.000000</text:p>
          </table:table-cell>
          <table:table-cell table:formula="of:=[.AC193]-[.AC$1]/400" office:value-type="float" office:value="0">
            <text:p>0.000000</text:p>
          </table:table-cell>
          <table:table-cell table:formula="of:=[.AD193]-[.AD$1]/400" office:value-type="float" office:value="0">
            <text:p>0.000000</text:p>
          </table:table-cell>
        </table:table-row>
        <table:table-row table:style-name="ro1">
          <table:table-cell table:formula="of:=[.A194]-[.A$1]/400" office:value-type="float" office:value="0">
            <text:p>0.000000</text:p>
          </table:table-cell>
          <table:table-cell table:formula="of:=[.B194]-[.B$1]/400" office:value-type="float" office:value="0">
            <text:p>0.000000</text:p>
          </table:table-cell>
          <table:table-cell table:formula="of:=[.C194]-[.C$1]/400" office:value-type="float" office:value="-0.195829264999997">
            <text:p>-0.195829</text:p>
          </table:table-cell>
          <table:table-cell table:formula="of:=[.D194]-[.D$1]/400" office:value-type="float" office:value="0.391658529999994">
            <text:p>0.391659</text:p>
          </table:table-cell>
          <table:table-cell table:formula="of:=[.E194]-[.E$1]/400" office:value-type="float" office:value="-0.195829264999997">
            <text:p>-0.195829</text:p>
          </table:table-cell>
          <table:table-cell table:formula="of:=[.F194]-[.F$1]/400" office:value-type="float" office:value="0">
            <text:p>0.000000</text:p>
          </table:table-cell>
          <table:table-cell table:formula="of:=[.G194]-[.G$1]/400" office:value-type="float" office:value="0">
            <text:p>0.000000</text:p>
          </table:table-cell>
          <table:table-cell table:formula="of:=[.H194]-[.H$1]/400" office:value-type="float" office:value="0">
            <text:p>0.000000</text:p>
          </table:table-cell>
          <table:table-cell table:formula="of:=[.I194]-[.I$1]/400" office:value-type="float" office:value="-0.195829264999997">
            <text:p>-0.195829</text:p>
          </table:table-cell>
          <table:table-cell table:formula="of:=[.J194]-[.J$1]/400" office:value-type="float" office:value="0.391658529999994">
            <text:p>0.391659</text:p>
          </table:table-cell>
          <table:table-cell table:formula="of:=[.K194]-[.K$1]/400" office:value-type="float" office:value="-0.195829264999997">
            <text:p>-0.195829</text:p>
          </table:table-cell>
          <table:table-cell table:formula="of:=[.L194]-[.L$1]/400" office:value-type="float" office:value="0">
            <text:p>0.000000</text:p>
          </table:table-cell>
          <table:table-cell table:formula="of:=[.M194]-[.M$1]/400" office:value-type="float" office:value="0.0898844950000005">
            <text:p>0.089884</text:p>
          </table:table-cell>
          <table:table-cell table:formula="of:=[.N194]-[.N$1]/400" office:value-type="float" office:value="-0.0898844950000005">
            <text:p>-0.089884</text:p>
          </table:table-cell>
          <table:table-cell table:formula="of:=[.O194]-[.O$1]/400" office:value-type="float" office:value="0">
            <text:p>0.000000</text:p>
          </table:table-cell>
          <table:table-cell table:formula="of:=[.P194]-[.P$1]/400" office:value-type="float" office:value="-0.269653484999996">
            <text:p>-0.269653</text:p>
          </table:table-cell>
          <table:table-cell table:formula="of:=[.Q194]-[.Q$1]/400" office:value-type="float" office:value="0">
            <text:p>0.000000</text:p>
          </table:table-cell>
          <table:table-cell table:formula="of:=[.R194]-[.R$1]/400" office:value-type="float" office:value="0">
            <text:p>0.000000</text:p>
          </table:table-cell>
          <table:table-cell table:formula="of:=[.S194]-[.S$1]/400" office:value-type="float" office:value="0">
            <text:p>0.000000</text:p>
          </table:table-cell>
          <table:table-cell table:formula="of:=[.T194]-[.T$1]/400" office:value-type="float" office:value="0.0898844950000005">
            <text:p>0.089884</text:p>
          </table:table-cell>
          <table:table-cell table:formula="of:=[.U194]-[.U$1]/400" office:value-type="float" office:value="0.0898844950000005">
            <text:p>0.089884</text:p>
          </table:table-cell>
          <table:table-cell table:formula="of:=[.V194]-[.V$1]/400" office:value-type="float" office:value="0">
            <text:p>0.000000</text:p>
          </table:table-cell>
          <table:table-cell table:formula="of:=[.W194]-[.W$1]/400" office:value-type="float" office:value="-0.269653484999996">
            <text:p>-0.269653</text:p>
          </table:table-cell>
          <table:table-cell table:formula="of:=[.X194]-[.X$1]/400" office:value-type="float" office:value="0">
            <text:p>0.000000</text:p>
          </table:table-cell>
          <table:table-cell table:formula="of:=[.Y194]-[.Y$1]/400" office:value-type="float" office:value="0">
            <text:p>0.000000</text:p>
          </table:table-cell>
          <table:table-cell table:formula="of:=[.Z194]-[.Z$1]/400" office:value-type="float" office:value="0">
            <text:p>0.000000</text:p>
          </table:table-cell>
          <table:table-cell table:formula="of:=[.AA194]-[.AA$1]/400" office:value-type="float" office:value="0">
            <text:p>0.000000</text:p>
          </table:table-cell>
          <table:table-cell table:formula="of:=[.AB194]-[.AB$1]/400" office:value-type="float" office:value="0">
            <text:p>0.000000</text:p>
          </table:table-cell>
          <table:table-cell table:formula="of:=[.AC194]-[.AC$1]/400" office:value-type="float" office:value="0">
            <text:p>0.000000</text:p>
          </table:table-cell>
          <table:table-cell table:formula="of:=[.AD194]-[.AD$1]/400" office:value-type="float" office:value="0">
            <text:p>0.000000</text:p>
          </table:table-cell>
        </table:table-row>
        <table:table-row table:style-name="ro1">
          <table:table-cell table:formula="of:=[.A195]-[.A$1]/400" office:value-type="float" office:value="0">
            <text:p>0.000000</text:p>
          </table:table-cell>
          <table:table-cell table:formula="of:=[.B195]-[.B$1]/400" office:value-type="float" office:value="0">
            <text:p>0.000000</text:p>
          </table:table-cell>
          <table:table-cell table:formula="of:=[.C195]-[.C$1]/400" office:value-type="float" office:value="-0.194878637499997">
            <text:p>-0.194879</text:p>
          </table:table-cell>
          <table:table-cell table:formula="of:=[.D195]-[.D$1]/400" office:value-type="float" office:value="0.389757274999994">
            <text:p>0.389757</text:p>
          </table:table-cell>
          <table:table-cell table:formula="of:=[.E195]-[.E$1]/400" office:value-type="float" office:value="-0.194878637499997">
            <text:p>-0.194879</text:p>
          </table:table-cell>
          <table:table-cell table:formula="of:=[.F195]-[.F$1]/400" office:value-type="float" office:value="0">
            <text:p>0.000000</text:p>
          </table:table-cell>
          <table:table-cell table:formula="of:=[.G195]-[.G$1]/400" office:value-type="float" office:value="0">
            <text:p>0.000000</text:p>
          </table:table-cell>
          <table:table-cell table:formula="of:=[.H195]-[.H$1]/400" office:value-type="float" office:value="0">
            <text:p>0.000000</text:p>
          </table:table-cell>
          <table:table-cell table:formula="of:=[.I195]-[.I$1]/400" office:value-type="float" office:value="-0.194878637499997">
            <text:p>-0.194879</text:p>
          </table:table-cell>
          <table:table-cell table:formula="of:=[.J195]-[.J$1]/400" office:value-type="float" office:value="0.389757274999994">
            <text:p>0.389757</text:p>
          </table:table-cell>
          <table:table-cell table:formula="of:=[.K195]-[.K$1]/400" office:value-type="float" office:value="-0.194878637499997">
            <text:p>-0.194879</text:p>
          </table:table-cell>
          <table:table-cell table:formula="of:=[.L195]-[.L$1]/400" office:value-type="float" office:value="0">
            <text:p>0.000000</text:p>
          </table:table-cell>
          <table:table-cell table:formula="of:=[.M195]-[.M$1]/400" office:value-type="float" office:value="0.0894481625000005">
            <text:p>0.089448</text:p>
          </table:table-cell>
          <table:table-cell table:formula="of:=[.N195]-[.N$1]/400" office:value-type="float" office:value="-0.0894481625000005">
            <text:p>-0.089448</text:p>
          </table:table-cell>
          <table:table-cell table:formula="of:=[.O195]-[.O$1]/400" office:value-type="float" office:value="0">
            <text:p>0.000000</text:p>
          </table:table-cell>
          <table:table-cell table:formula="of:=[.P195]-[.P$1]/400" office:value-type="float" office:value="-0.268344487499996">
            <text:p>-0.268344</text:p>
          </table:table-cell>
          <table:table-cell table:formula="of:=[.Q195]-[.Q$1]/400" office:value-type="float" office:value="0">
            <text:p>0.000000</text:p>
          </table:table-cell>
          <table:table-cell table:formula="of:=[.R195]-[.R$1]/400" office:value-type="float" office:value="0">
            <text:p>0.000000</text:p>
          </table:table-cell>
          <table:table-cell table:formula="of:=[.S195]-[.S$1]/400" office:value-type="float" office:value="0">
            <text:p>0.000000</text:p>
          </table:table-cell>
          <table:table-cell table:formula="of:=[.T195]-[.T$1]/400" office:value-type="float" office:value="0.0894481625000005">
            <text:p>0.089448</text:p>
          </table:table-cell>
          <table:table-cell table:formula="of:=[.U195]-[.U$1]/400" office:value-type="float" office:value="0.0894481625000005">
            <text:p>0.089448</text:p>
          </table:table-cell>
          <table:table-cell table:formula="of:=[.V195]-[.V$1]/400" office:value-type="float" office:value="0">
            <text:p>0.000000</text:p>
          </table:table-cell>
          <table:table-cell table:formula="of:=[.W195]-[.W$1]/400" office:value-type="float" office:value="-0.268344487499996">
            <text:p>-0.268344</text:p>
          </table:table-cell>
          <table:table-cell table:formula="of:=[.X195]-[.X$1]/400" office:value-type="float" office:value="0">
            <text:p>0.000000</text:p>
          </table:table-cell>
          <table:table-cell table:formula="of:=[.Y195]-[.Y$1]/400" office:value-type="float" office:value="0">
            <text:p>0.000000</text:p>
          </table:table-cell>
          <table:table-cell table:formula="of:=[.Z195]-[.Z$1]/400" office:value-type="float" office:value="0">
            <text:p>0.000000</text:p>
          </table:table-cell>
          <table:table-cell table:formula="of:=[.AA195]-[.AA$1]/400" office:value-type="float" office:value="0">
            <text:p>0.000000</text:p>
          </table:table-cell>
          <table:table-cell table:formula="of:=[.AB195]-[.AB$1]/400" office:value-type="float" office:value="0">
            <text:p>0.000000</text:p>
          </table:table-cell>
          <table:table-cell table:formula="of:=[.AC195]-[.AC$1]/400" office:value-type="float" office:value="0">
            <text:p>0.000000</text:p>
          </table:table-cell>
          <table:table-cell table:formula="of:=[.AD195]-[.AD$1]/400" office:value-type="float" office:value="0">
            <text:p>0.000000</text:p>
          </table:table-cell>
        </table:table-row>
        <table:table-row table:style-name="ro1">
          <table:table-cell table:formula="of:=[.A196]-[.A$1]/400" office:value-type="float" office:value="0">
            <text:p>0.000000</text:p>
          </table:table-cell>
          <table:table-cell table:formula="of:=[.B196]-[.B$1]/400" office:value-type="float" office:value="0">
            <text:p>0.000000</text:p>
          </table:table-cell>
          <table:table-cell table:formula="of:=[.C196]-[.C$1]/400" office:value-type="float" office:value="-0.193928009999997">
            <text:p>-0.193928</text:p>
          </table:table-cell>
          <table:table-cell table:formula="of:=[.D196]-[.D$1]/400" office:value-type="float" office:value="0.387856019999994">
            <text:p>0.387856</text:p>
          </table:table-cell>
          <table:table-cell table:formula="of:=[.E196]-[.E$1]/400" office:value-type="float" office:value="-0.193928009999997">
            <text:p>-0.193928</text:p>
          </table:table-cell>
          <table:table-cell table:formula="of:=[.F196]-[.F$1]/400" office:value-type="float" office:value="0">
            <text:p>0.000000</text:p>
          </table:table-cell>
          <table:table-cell table:formula="of:=[.G196]-[.G$1]/400" office:value-type="float" office:value="0">
            <text:p>0.000000</text:p>
          </table:table-cell>
          <table:table-cell table:formula="of:=[.H196]-[.H$1]/400" office:value-type="float" office:value="0">
            <text:p>0.000000</text:p>
          </table:table-cell>
          <table:table-cell table:formula="of:=[.I196]-[.I$1]/400" office:value-type="float" office:value="-0.193928009999997">
            <text:p>-0.193928</text:p>
          </table:table-cell>
          <table:table-cell table:formula="of:=[.J196]-[.J$1]/400" office:value-type="float" office:value="0.387856019999994">
            <text:p>0.387856</text:p>
          </table:table-cell>
          <table:table-cell table:formula="of:=[.K196]-[.K$1]/400" office:value-type="float" office:value="-0.193928009999997">
            <text:p>-0.193928</text:p>
          </table:table-cell>
          <table:table-cell table:formula="of:=[.L196]-[.L$1]/400" office:value-type="float" office:value="0">
            <text:p>0.000000</text:p>
          </table:table-cell>
          <table:table-cell table:formula="of:=[.M196]-[.M$1]/400" office:value-type="float" office:value="0.0890118300000005">
            <text:p>0.089012</text:p>
          </table:table-cell>
          <table:table-cell table:formula="of:=[.N196]-[.N$1]/400" office:value-type="float" office:value="-0.0890118300000005">
            <text:p>-0.089012</text:p>
          </table:table-cell>
          <table:table-cell table:formula="of:=[.O196]-[.O$1]/400" office:value-type="float" office:value="0">
            <text:p>0.000000</text:p>
          </table:table-cell>
          <table:table-cell table:formula="of:=[.P196]-[.P$1]/400" office:value-type="float" office:value="-0.267035489999996">
            <text:p>-0.267035</text:p>
          </table:table-cell>
          <table:table-cell table:formula="of:=[.Q196]-[.Q$1]/400" office:value-type="float" office:value="0">
            <text:p>0.000000</text:p>
          </table:table-cell>
          <table:table-cell table:formula="of:=[.R196]-[.R$1]/400" office:value-type="float" office:value="0">
            <text:p>0.000000</text:p>
          </table:table-cell>
          <table:table-cell table:formula="of:=[.S196]-[.S$1]/400" office:value-type="float" office:value="0">
            <text:p>0.000000</text:p>
          </table:table-cell>
          <table:table-cell table:formula="of:=[.T196]-[.T$1]/400" office:value-type="float" office:value="0.0890118300000005">
            <text:p>0.089012</text:p>
          </table:table-cell>
          <table:table-cell table:formula="of:=[.U196]-[.U$1]/400" office:value-type="float" office:value="0.0890118300000005">
            <text:p>0.089012</text:p>
          </table:table-cell>
          <table:table-cell table:formula="of:=[.V196]-[.V$1]/400" office:value-type="float" office:value="0">
            <text:p>0.000000</text:p>
          </table:table-cell>
          <table:table-cell table:formula="of:=[.W196]-[.W$1]/400" office:value-type="float" office:value="-0.267035489999996">
            <text:p>-0.267035</text:p>
          </table:table-cell>
          <table:table-cell table:formula="of:=[.X196]-[.X$1]/400" office:value-type="float" office:value="0">
            <text:p>0.000000</text:p>
          </table:table-cell>
          <table:table-cell table:formula="of:=[.Y196]-[.Y$1]/400" office:value-type="float" office:value="0">
            <text:p>0.000000</text:p>
          </table:table-cell>
          <table:table-cell table:formula="of:=[.Z196]-[.Z$1]/400" office:value-type="float" office:value="0">
            <text:p>0.000000</text:p>
          </table:table-cell>
          <table:table-cell table:formula="of:=[.AA196]-[.AA$1]/400" office:value-type="float" office:value="0">
            <text:p>0.000000</text:p>
          </table:table-cell>
          <table:table-cell table:formula="of:=[.AB196]-[.AB$1]/400" office:value-type="float" office:value="0">
            <text:p>0.000000</text:p>
          </table:table-cell>
          <table:table-cell table:formula="of:=[.AC196]-[.AC$1]/400" office:value-type="float" office:value="0">
            <text:p>0.000000</text:p>
          </table:table-cell>
          <table:table-cell table:formula="of:=[.AD196]-[.AD$1]/400" office:value-type="float" office:value="0">
            <text:p>0.000000</text:p>
          </table:table-cell>
        </table:table-row>
        <table:table-row table:style-name="ro1">
          <table:table-cell table:formula="of:=[.A197]-[.A$1]/400" office:value-type="float" office:value="0">
            <text:p>0.000000</text:p>
          </table:table-cell>
          <table:table-cell table:formula="of:=[.B197]-[.B$1]/400" office:value-type="float" office:value="0">
            <text:p>0.000000</text:p>
          </table:table-cell>
          <table:table-cell table:formula="of:=[.C197]-[.C$1]/400" office:value-type="float" office:value="-0.192977382499997">
            <text:p>-0.192977</text:p>
          </table:table-cell>
          <table:table-cell table:formula="of:=[.D197]-[.D$1]/400" office:value-type="float" office:value="0.385954764999994">
            <text:p>0.385955</text:p>
          </table:table-cell>
          <table:table-cell table:formula="of:=[.E197]-[.E$1]/400" office:value-type="float" office:value="-0.192977382499997">
            <text:p>-0.192977</text:p>
          </table:table-cell>
          <table:table-cell table:formula="of:=[.F197]-[.F$1]/400" office:value-type="float" office:value="0">
            <text:p>0.000000</text:p>
          </table:table-cell>
          <table:table-cell table:formula="of:=[.G197]-[.G$1]/400" office:value-type="float" office:value="0">
            <text:p>0.000000</text:p>
          </table:table-cell>
          <table:table-cell table:formula="of:=[.H197]-[.H$1]/400" office:value-type="float" office:value="0">
            <text:p>0.000000</text:p>
          </table:table-cell>
          <table:table-cell table:formula="of:=[.I197]-[.I$1]/400" office:value-type="float" office:value="-0.192977382499997">
            <text:p>-0.192977</text:p>
          </table:table-cell>
          <table:table-cell table:formula="of:=[.J197]-[.J$1]/400" office:value-type="float" office:value="0.385954764999994">
            <text:p>0.385955</text:p>
          </table:table-cell>
          <table:table-cell table:formula="of:=[.K197]-[.K$1]/400" office:value-type="float" office:value="-0.192977382499997">
            <text:p>-0.192977</text:p>
          </table:table-cell>
          <table:table-cell table:formula="of:=[.L197]-[.L$1]/400" office:value-type="float" office:value="0">
            <text:p>0.000000</text:p>
          </table:table-cell>
          <table:table-cell table:formula="of:=[.M197]-[.M$1]/400" office:value-type="float" office:value="0.0885754975000005">
            <text:p>0.088575</text:p>
          </table:table-cell>
          <table:table-cell table:formula="of:=[.N197]-[.N$1]/400" office:value-type="float" office:value="-0.0885754975000005">
            <text:p>-0.088575</text:p>
          </table:table-cell>
          <table:table-cell table:formula="of:=[.O197]-[.O$1]/400" office:value-type="float" office:value="0">
            <text:p>0.000000</text:p>
          </table:table-cell>
          <table:table-cell table:formula="of:=[.P197]-[.P$1]/400" office:value-type="float" office:value="-0.265726492499996">
            <text:p>-0.265726</text:p>
          </table:table-cell>
          <table:table-cell table:formula="of:=[.Q197]-[.Q$1]/400" office:value-type="float" office:value="0">
            <text:p>0.000000</text:p>
          </table:table-cell>
          <table:table-cell table:formula="of:=[.R197]-[.R$1]/400" office:value-type="float" office:value="0">
            <text:p>0.000000</text:p>
          </table:table-cell>
          <table:table-cell table:formula="of:=[.S197]-[.S$1]/400" office:value-type="float" office:value="0">
            <text:p>0.000000</text:p>
          </table:table-cell>
          <table:table-cell table:formula="of:=[.T197]-[.T$1]/400" office:value-type="float" office:value="0.0885754975000005">
            <text:p>0.088575</text:p>
          </table:table-cell>
          <table:table-cell table:formula="of:=[.U197]-[.U$1]/400" office:value-type="float" office:value="0.0885754975000005">
            <text:p>0.088575</text:p>
          </table:table-cell>
          <table:table-cell table:formula="of:=[.V197]-[.V$1]/400" office:value-type="float" office:value="0">
            <text:p>0.000000</text:p>
          </table:table-cell>
          <table:table-cell table:formula="of:=[.W197]-[.W$1]/400" office:value-type="float" office:value="-0.265726492499996">
            <text:p>-0.265726</text:p>
          </table:table-cell>
          <table:table-cell table:formula="of:=[.X197]-[.X$1]/400" office:value-type="float" office:value="0">
            <text:p>0.000000</text:p>
          </table:table-cell>
          <table:table-cell table:formula="of:=[.Y197]-[.Y$1]/400" office:value-type="float" office:value="0">
            <text:p>0.000000</text:p>
          </table:table-cell>
          <table:table-cell table:formula="of:=[.Z197]-[.Z$1]/400" office:value-type="float" office:value="0">
            <text:p>0.000000</text:p>
          </table:table-cell>
          <table:table-cell table:formula="of:=[.AA197]-[.AA$1]/400" office:value-type="float" office:value="0">
            <text:p>0.000000</text:p>
          </table:table-cell>
          <table:table-cell table:formula="of:=[.AB197]-[.AB$1]/400" office:value-type="float" office:value="0">
            <text:p>0.000000</text:p>
          </table:table-cell>
          <table:table-cell table:formula="of:=[.AC197]-[.AC$1]/400" office:value-type="float" office:value="0">
            <text:p>0.000000</text:p>
          </table:table-cell>
          <table:table-cell table:formula="of:=[.AD197]-[.AD$1]/400" office:value-type="float" office:value="0">
            <text:p>0.000000</text:p>
          </table:table-cell>
        </table:table-row>
        <table:table-row table:style-name="ro1">
          <table:table-cell table:formula="of:=[.A198]-[.A$1]/400" office:value-type="float" office:value="0">
            <text:p>0.000000</text:p>
          </table:table-cell>
          <table:table-cell table:formula="of:=[.B198]-[.B$1]/400" office:value-type="float" office:value="0">
            <text:p>0.000000</text:p>
          </table:table-cell>
          <table:table-cell table:formula="of:=[.C198]-[.C$1]/400" office:value-type="float" office:value="-0.192026754999997">
            <text:p>-0.192027</text:p>
          </table:table-cell>
          <table:table-cell table:formula="of:=[.D198]-[.D$1]/400" office:value-type="float" office:value="0.384053509999994">
            <text:p>0.384054</text:p>
          </table:table-cell>
          <table:table-cell table:formula="of:=[.E198]-[.E$1]/400" office:value-type="float" office:value="-0.192026754999997">
            <text:p>-0.192027</text:p>
          </table:table-cell>
          <table:table-cell table:formula="of:=[.F198]-[.F$1]/400" office:value-type="float" office:value="0">
            <text:p>0.000000</text:p>
          </table:table-cell>
          <table:table-cell table:formula="of:=[.G198]-[.G$1]/400" office:value-type="float" office:value="0">
            <text:p>0.000000</text:p>
          </table:table-cell>
          <table:table-cell table:formula="of:=[.H198]-[.H$1]/400" office:value-type="float" office:value="0">
            <text:p>0.000000</text:p>
          </table:table-cell>
          <table:table-cell table:formula="of:=[.I198]-[.I$1]/400" office:value-type="float" office:value="-0.192026754999997">
            <text:p>-0.192027</text:p>
          </table:table-cell>
          <table:table-cell table:formula="of:=[.J198]-[.J$1]/400" office:value-type="float" office:value="0.384053509999994">
            <text:p>0.384054</text:p>
          </table:table-cell>
          <table:table-cell table:formula="of:=[.K198]-[.K$1]/400" office:value-type="float" office:value="-0.192026754999997">
            <text:p>-0.192027</text:p>
          </table:table-cell>
          <table:table-cell table:formula="of:=[.L198]-[.L$1]/400" office:value-type="float" office:value="0">
            <text:p>0.000000</text:p>
          </table:table-cell>
          <table:table-cell table:formula="of:=[.M198]-[.M$1]/400" office:value-type="float" office:value="0.0881391650000005">
            <text:p>0.088139</text:p>
          </table:table-cell>
          <table:table-cell table:formula="of:=[.N198]-[.N$1]/400" office:value-type="float" office:value="-0.0881391650000005">
            <text:p>-0.088139</text:p>
          </table:table-cell>
          <table:table-cell table:formula="of:=[.O198]-[.O$1]/400" office:value-type="float" office:value="0">
            <text:p>0.000000</text:p>
          </table:table-cell>
          <table:table-cell table:formula="of:=[.P198]-[.P$1]/400" office:value-type="float" office:value="-0.264417494999996">
            <text:p>-0.264417</text:p>
          </table:table-cell>
          <table:table-cell table:formula="of:=[.Q198]-[.Q$1]/400" office:value-type="float" office:value="0">
            <text:p>0.000000</text:p>
          </table:table-cell>
          <table:table-cell table:formula="of:=[.R198]-[.R$1]/400" office:value-type="float" office:value="0">
            <text:p>0.000000</text:p>
          </table:table-cell>
          <table:table-cell table:formula="of:=[.S198]-[.S$1]/400" office:value-type="float" office:value="0">
            <text:p>0.000000</text:p>
          </table:table-cell>
          <table:table-cell table:formula="of:=[.T198]-[.T$1]/400" office:value-type="float" office:value="0.0881391650000005">
            <text:p>0.088139</text:p>
          </table:table-cell>
          <table:table-cell table:formula="of:=[.U198]-[.U$1]/400" office:value-type="float" office:value="0.0881391650000005">
            <text:p>0.088139</text:p>
          </table:table-cell>
          <table:table-cell table:formula="of:=[.V198]-[.V$1]/400" office:value-type="float" office:value="0">
            <text:p>0.000000</text:p>
          </table:table-cell>
          <table:table-cell table:formula="of:=[.W198]-[.W$1]/400" office:value-type="float" office:value="-0.264417494999996">
            <text:p>-0.264417</text:p>
          </table:table-cell>
          <table:table-cell table:formula="of:=[.X198]-[.X$1]/400" office:value-type="float" office:value="0">
            <text:p>0.000000</text:p>
          </table:table-cell>
          <table:table-cell table:formula="of:=[.Y198]-[.Y$1]/400" office:value-type="float" office:value="0">
            <text:p>0.000000</text:p>
          </table:table-cell>
          <table:table-cell table:formula="of:=[.Z198]-[.Z$1]/400" office:value-type="float" office:value="0">
            <text:p>0.000000</text:p>
          </table:table-cell>
          <table:table-cell table:formula="of:=[.AA198]-[.AA$1]/400" office:value-type="float" office:value="0">
            <text:p>0.000000</text:p>
          </table:table-cell>
          <table:table-cell table:formula="of:=[.AB198]-[.AB$1]/400" office:value-type="float" office:value="0">
            <text:p>0.000000</text:p>
          </table:table-cell>
          <table:table-cell table:formula="of:=[.AC198]-[.AC$1]/400" office:value-type="float" office:value="0">
            <text:p>0.000000</text:p>
          </table:table-cell>
          <table:table-cell table:formula="of:=[.AD198]-[.AD$1]/400" office:value-type="float" office:value="0">
            <text:p>0.000000</text:p>
          </table:table-cell>
        </table:table-row>
        <table:table-row table:style-name="ro1">
          <table:table-cell table:formula="of:=[.A199]-[.A$1]/400" office:value-type="float" office:value="0">
            <text:p>0.000000</text:p>
          </table:table-cell>
          <table:table-cell table:formula="of:=[.B199]-[.B$1]/400" office:value-type="float" office:value="0">
            <text:p>0.000000</text:p>
          </table:table-cell>
          <table:table-cell table:formula="of:=[.C199]-[.C$1]/400" office:value-type="float" office:value="-0.191076127499997">
            <text:p>-0.191076</text:p>
          </table:table-cell>
          <table:table-cell table:formula="of:=[.D199]-[.D$1]/400" office:value-type="float" office:value="0.382152254999994">
            <text:p>0.382152</text:p>
          </table:table-cell>
          <table:table-cell table:formula="of:=[.E199]-[.E$1]/400" office:value-type="float" office:value="-0.191076127499997">
            <text:p>-0.191076</text:p>
          </table:table-cell>
          <table:table-cell table:formula="of:=[.F199]-[.F$1]/400" office:value-type="float" office:value="0">
            <text:p>0.000000</text:p>
          </table:table-cell>
          <table:table-cell table:formula="of:=[.G199]-[.G$1]/400" office:value-type="float" office:value="0">
            <text:p>0.000000</text:p>
          </table:table-cell>
          <table:table-cell table:formula="of:=[.H199]-[.H$1]/400" office:value-type="float" office:value="0">
            <text:p>0.000000</text:p>
          </table:table-cell>
          <table:table-cell table:formula="of:=[.I199]-[.I$1]/400" office:value-type="float" office:value="-0.191076127499997">
            <text:p>-0.191076</text:p>
          </table:table-cell>
          <table:table-cell table:formula="of:=[.J199]-[.J$1]/400" office:value-type="float" office:value="0.382152254999994">
            <text:p>0.382152</text:p>
          </table:table-cell>
          <table:table-cell table:formula="of:=[.K199]-[.K$1]/400" office:value-type="float" office:value="-0.191076127499997">
            <text:p>-0.191076</text:p>
          </table:table-cell>
          <table:table-cell table:formula="of:=[.L199]-[.L$1]/400" office:value-type="float" office:value="0">
            <text:p>0.000000</text:p>
          </table:table-cell>
          <table:table-cell table:formula="of:=[.M199]-[.M$1]/400" office:value-type="float" office:value="0.0877028325000005">
            <text:p>0.087703</text:p>
          </table:table-cell>
          <table:table-cell table:formula="of:=[.N199]-[.N$1]/400" office:value-type="float" office:value="-0.0877028325000005">
            <text:p>-0.087703</text:p>
          </table:table-cell>
          <table:table-cell table:formula="of:=[.O199]-[.O$1]/400" office:value-type="float" office:value="0">
            <text:p>0.000000</text:p>
          </table:table-cell>
          <table:table-cell table:formula="of:=[.P199]-[.P$1]/400" office:value-type="float" office:value="-0.263108497499996">
            <text:p>-0.263108</text:p>
          </table:table-cell>
          <table:table-cell table:formula="of:=[.Q199]-[.Q$1]/400" office:value-type="float" office:value="0">
            <text:p>0.000000</text:p>
          </table:table-cell>
          <table:table-cell table:formula="of:=[.R199]-[.R$1]/400" office:value-type="float" office:value="0">
            <text:p>0.000000</text:p>
          </table:table-cell>
          <table:table-cell table:formula="of:=[.S199]-[.S$1]/400" office:value-type="float" office:value="0">
            <text:p>0.000000</text:p>
          </table:table-cell>
          <table:table-cell table:formula="of:=[.T199]-[.T$1]/400" office:value-type="float" office:value="0.0877028325000005">
            <text:p>0.087703</text:p>
          </table:table-cell>
          <table:table-cell table:formula="of:=[.U199]-[.U$1]/400" office:value-type="float" office:value="0.0877028325000005">
            <text:p>0.087703</text:p>
          </table:table-cell>
          <table:table-cell table:formula="of:=[.V199]-[.V$1]/400" office:value-type="float" office:value="0">
            <text:p>0.000000</text:p>
          </table:table-cell>
          <table:table-cell table:formula="of:=[.W199]-[.W$1]/400" office:value-type="float" office:value="-0.263108497499996">
            <text:p>-0.263108</text:p>
          </table:table-cell>
          <table:table-cell table:formula="of:=[.X199]-[.X$1]/400" office:value-type="float" office:value="0">
            <text:p>0.000000</text:p>
          </table:table-cell>
          <table:table-cell table:formula="of:=[.Y199]-[.Y$1]/400" office:value-type="float" office:value="0">
            <text:p>0.000000</text:p>
          </table:table-cell>
          <table:table-cell table:formula="of:=[.Z199]-[.Z$1]/400" office:value-type="float" office:value="0">
            <text:p>0.000000</text:p>
          </table:table-cell>
          <table:table-cell table:formula="of:=[.AA199]-[.AA$1]/400" office:value-type="float" office:value="0">
            <text:p>0.000000</text:p>
          </table:table-cell>
          <table:table-cell table:formula="of:=[.AB199]-[.AB$1]/400" office:value-type="float" office:value="0">
            <text:p>0.000000</text:p>
          </table:table-cell>
          <table:table-cell table:formula="of:=[.AC199]-[.AC$1]/400" office:value-type="float" office:value="0">
            <text:p>0.000000</text:p>
          </table:table-cell>
          <table:table-cell table:formula="of:=[.AD199]-[.AD$1]/400" office:value-type="float" office:value="0">
            <text:p>0.000000</text:p>
          </table:table-cell>
        </table:table-row>
        <table:table-row table:style-name="ro1">
          <table:table-cell table:formula="of:=[.A200]-[.A$1]/400" office:value-type="float" office:value="0">
            <text:p>0.000000</text:p>
          </table:table-cell>
          <table:table-cell table:formula="of:=[.B200]-[.B$1]/400" office:value-type="float" office:value="0">
            <text:p>0.000000</text:p>
          </table:table-cell>
          <table:table-cell table:formula="of:=[.C200]-[.C$1]/400" office:value-type="float" office:value="-0.190125499999997">
            <text:p>-0.190125</text:p>
          </table:table-cell>
          <table:table-cell table:formula="of:=[.D200]-[.D$1]/400" office:value-type="float" office:value="0.380250999999994">
            <text:p>0.380251</text:p>
          </table:table-cell>
          <table:table-cell table:formula="of:=[.E200]-[.E$1]/400" office:value-type="float" office:value="-0.190125499999997">
            <text:p>-0.190125</text:p>
          </table:table-cell>
          <table:table-cell table:formula="of:=[.F200]-[.F$1]/400" office:value-type="float" office:value="0">
            <text:p>0.000000</text:p>
          </table:table-cell>
          <table:table-cell table:formula="of:=[.G200]-[.G$1]/400" office:value-type="float" office:value="0">
            <text:p>0.000000</text:p>
          </table:table-cell>
          <table:table-cell table:formula="of:=[.H200]-[.H$1]/400" office:value-type="float" office:value="0">
            <text:p>0.000000</text:p>
          </table:table-cell>
          <table:table-cell table:formula="of:=[.I200]-[.I$1]/400" office:value-type="float" office:value="-0.190125499999997">
            <text:p>-0.190125</text:p>
          </table:table-cell>
          <table:table-cell table:formula="of:=[.J200]-[.J$1]/400" office:value-type="float" office:value="0.380250999999994">
            <text:p>0.380251</text:p>
          </table:table-cell>
          <table:table-cell table:formula="of:=[.K200]-[.K$1]/400" office:value-type="float" office:value="-0.190125499999997">
            <text:p>-0.190125</text:p>
          </table:table-cell>
          <table:table-cell table:formula="of:=[.L200]-[.L$1]/400" office:value-type="float" office:value="0">
            <text:p>0.000000</text:p>
          </table:table-cell>
          <table:table-cell table:formula="of:=[.M200]-[.M$1]/400" office:value-type="float" office:value="0.0872665000000005">
            <text:p>0.087267</text:p>
          </table:table-cell>
          <table:table-cell table:formula="of:=[.N200]-[.N$1]/400" office:value-type="float" office:value="-0.0872665000000005">
            <text:p>-0.087267</text:p>
          </table:table-cell>
          <table:table-cell table:formula="of:=[.O200]-[.O$1]/400" office:value-type="float" office:value="0">
            <text:p>0.000000</text:p>
          </table:table-cell>
          <table:table-cell table:formula="of:=[.P200]-[.P$1]/400" office:value-type="float" office:value="-0.261799499999996">
            <text:p>-0.261799</text:p>
          </table:table-cell>
          <table:table-cell table:formula="of:=[.Q200]-[.Q$1]/400" office:value-type="float" office:value="0">
            <text:p>0.000000</text:p>
          </table:table-cell>
          <table:table-cell table:formula="of:=[.R200]-[.R$1]/400" office:value-type="float" office:value="0">
            <text:p>0.000000</text:p>
          </table:table-cell>
          <table:table-cell table:formula="of:=[.S200]-[.S$1]/400" office:value-type="float" office:value="0">
            <text:p>0.000000</text:p>
          </table:table-cell>
          <table:table-cell table:formula="of:=[.T200]-[.T$1]/400" office:value-type="float" office:value="0.0872665000000005">
            <text:p>0.087267</text:p>
          </table:table-cell>
          <table:table-cell table:formula="of:=[.U200]-[.U$1]/400" office:value-type="float" office:value="0.0872665000000005">
            <text:p>0.087267</text:p>
          </table:table-cell>
          <table:table-cell table:formula="of:=[.V200]-[.V$1]/400" office:value-type="float" office:value="0">
            <text:p>0.000000</text:p>
          </table:table-cell>
          <table:table-cell table:formula="of:=[.W200]-[.W$1]/400" office:value-type="float" office:value="-0.261799499999996">
            <text:p>-0.261799</text:p>
          </table:table-cell>
          <table:table-cell table:formula="of:=[.X200]-[.X$1]/400" office:value-type="float" office:value="0">
            <text:p>0.000000</text:p>
          </table:table-cell>
          <table:table-cell table:formula="of:=[.Y200]-[.Y$1]/400" office:value-type="float" office:value="0">
            <text:p>0.000000</text:p>
          </table:table-cell>
          <table:table-cell table:formula="of:=[.Z200]-[.Z$1]/400" office:value-type="float" office:value="0">
            <text:p>0.000000</text:p>
          </table:table-cell>
          <table:table-cell table:formula="of:=[.AA200]-[.AA$1]/400" office:value-type="float" office:value="0">
            <text:p>0.000000</text:p>
          </table:table-cell>
          <table:table-cell table:formula="of:=[.AB200]-[.AB$1]/400" office:value-type="float" office:value="0">
            <text:p>0.000000</text:p>
          </table:table-cell>
          <table:table-cell table:formula="of:=[.AC200]-[.AC$1]/400" office:value-type="float" office:value="0">
            <text:p>0.000000</text:p>
          </table:table-cell>
          <table:table-cell table:formula="of:=[.AD200]-[.AD$1]/400" office:value-type="float" office:value="0">
            <text:p>0.000000</text:p>
          </table:table-cell>
        </table:table-row>
        <table:table-row table:style-name="ro1">
          <table:table-cell table:formula="of:=[.A201]-[.A$1]/400" office:value-type="float" office:value="0">
            <text:p>0.000000</text:p>
          </table:table-cell>
          <table:table-cell table:formula="of:=[.B201]-[.B$1]/400" office:value-type="float" office:value="0">
            <text:p>0.000000</text:p>
          </table:table-cell>
          <table:table-cell table:formula="of:=[.C201]-[.C$1]/400" office:value-type="float" office:value="-0.189174872499997">
            <text:p>-0.189175</text:p>
          </table:table-cell>
          <table:table-cell table:formula="of:=[.D201]-[.D$1]/400" office:value-type="float" office:value="0.378349744999994">
            <text:p>0.378350</text:p>
          </table:table-cell>
          <table:table-cell table:formula="of:=[.E201]-[.E$1]/400" office:value-type="float" office:value="-0.189174872499997">
            <text:p>-0.189175</text:p>
          </table:table-cell>
          <table:table-cell table:formula="of:=[.F201]-[.F$1]/400" office:value-type="float" office:value="0">
            <text:p>0.000000</text:p>
          </table:table-cell>
          <table:table-cell table:formula="of:=[.G201]-[.G$1]/400" office:value-type="float" office:value="0">
            <text:p>0.000000</text:p>
          </table:table-cell>
          <table:table-cell table:formula="of:=[.H201]-[.H$1]/400" office:value-type="float" office:value="0">
            <text:p>0.000000</text:p>
          </table:table-cell>
          <table:table-cell table:formula="of:=[.I201]-[.I$1]/400" office:value-type="float" office:value="-0.189174872499997">
            <text:p>-0.189175</text:p>
          </table:table-cell>
          <table:table-cell table:formula="of:=[.J201]-[.J$1]/400" office:value-type="float" office:value="0.378349744999994">
            <text:p>0.378350</text:p>
          </table:table-cell>
          <table:table-cell table:formula="of:=[.K201]-[.K$1]/400" office:value-type="float" office:value="-0.189174872499997">
            <text:p>-0.189175</text:p>
          </table:table-cell>
          <table:table-cell table:formula="of:=[.L201]-[.L$1]/400" office:value-type="float" office:value="0">
            <text:p>0.000000</text:p>
          </table:table-cell>
          <table:table-cell table:formula="of:=[.M201]-[.M$1]/400" office:value-type="float" office:value="0.0868301675000005">
            <text:p>0.086830</text:p>
          </table:table-cell>
          <table:table-cell table:formula="of:=[.N201]-[.N$1]/400" office:value-type="float" office:value="-0.0868301675000005">
            <text:p>-0.086830</text:p>
          </table:table-cell>
          <table:table-cell table:formula="of:=[.O201]-[.O$1]/400" office:value-type="float" office:value="0">
            <text:p>0.000000</text:p>
          </table:table-cell>
          <table:table-cell table:formula="of:=[.P201]-[.P$1]/400" office:value-type="float" office:value="-0.260490502499996">
            <text:p>-0.260491</text:p>
          </table:table-cell>
          <table:table-cell table:formula="of:=[.Q201]-[.Q$1]/400" office:value-type="float" office:value="0">
            <text:p>0.000000</text:p>
          </table:table-cell>
          <table:table-cell table:formula="of:=[.R201]-[.R$1]/400" office:value-type="float" office:value="0">
            <text:p>0.000000</text:p>
          </table:table-cell>
          <table:table-cell table:formula="of:=[.S201]-[.S$1]/400" office:value-type="float" office:value="0">
            <text:p>0.000000</text:p>
          </table:table-cell>
          <table:table-cell table:formula="of:=[.T201]-[.T$1]/400" office:value-type="float" office:value="0.0868301675000005">
            <text:p>0.086830</text:p>
          </table:table-cell>
          <table:table-cell table:formula="of:=[.U201]-[.U$1]/400" office:value-type="float" office:value="0.0868301675000005">
            <text:p>0.086830</text:p>
          </table:table-cell>
          <table:table-cell table:formula="of:=[.V201]-[.V$1]/400" office:value-type="float" office:value="0">
            <text:p>0.000000</text:p>
          </table:table-cell>
          <table:table-cell table:formula="of:=[.W201]-[.W$1]/400" office:value-type="float" office:value="-0.260490502499996">
            <text:p>-0.260491</text:p>
          </table:table-cell>
          <table:table-cell table:formula="of:=[.X201]-[.X$1]/400" office:value-type="float" office:value="0">
            <text:p>0.000000</text:p>
          </table:table-cell>
          <table:table-cell table:formula="of:=[.Y201]-[.Y$1]/400" office:value-type="float" office:value="0">
            <text:p>0.000000</text:p>
          </table:table-cell>
          <table:table-cell table:formula="of:=[.Z201]-[.Z$1]/400" office:value-type="float" office:value="0">
            <text:p>0.000000</text:p>
          </table:table-cell>
          <table:table-cell table:formula="of:=[.AA201]-[.AA$1]/400" office:value-type="float" office:value="0">
            <text:p>0.000000</text:p>
          </table:table-cell>
          <table:table-cell table:formula="of:=[.AB201]-[.AB$1]/400" office:value-type="float" office:value="0">
            <text:p>0.000000</text:p>
          </table:table-cell>
          <table:table-cell table:formula="of:=[.AC201]-[.AC$1]/400" office:value-type="float" office:value="0">
            <text:p>0.000000</text:p>
          </table:table-cell>
          <table:table-cell table:formula="of:=[.AD201]-[.AD$1]/400" office:value-type="float" office:value="0">
            <text:p>0.000000</text:p>
          </table:table-cell>
        </table:table-row>
        <table:table-row table:style-name="ro1">
          <table:table-cell table:formula="of:=[.A202]-[.A$1]/400" office:value-type="float" office:value="0">
            <text:p>0.000000</text:p>
          </table:table-cell>
          <table:table-cell table:formula="of:=[.B202]-[.B$1]/400" office:value-type="float" office:value="0">
            <text:p>0.000000</text:p>
          </table:table-cell>
          <table:table-cell table:formula="of:=[.C202]-[.C$1]/400" office:value-type="float" office:value="-0.188224244999997">
            <text:p>-0.188224</text:p>
          </table:table-cell>
          <table:table-cell table:formula="of:=[.D202]-[.D$1]/400" office:value-type="float" office:value="0.376448489999994">
            <text:p>0.376448</text:p>
          </table:table-cell>
          <table:table-cell table:formula="of:=[.E202]-[.E$1]/400" office:value-type="float" office:value="-0.188224244999997">
            <text:p>-0.188224</text:p>
          </table:table-cell>
          <table:table-cell table:formula="of:=[.F202]-[.F$1]/400" office:value-type="float" office:value="0">
            <text:p>0.000000</text:p>
          </table:table-cell>
          <table:table-cell table:formula="of:=[.G202]-[.G$1]/400" office:value-type="float" office:value="0">
            <text:p>0.000000</text:p>
          </table:table-cell>
          <table:table-cell table:formula="of:=[.H202]-[.H$1]/400" office:value-type="float" office:value="0">
            <text:p>0.000000</text:p>
          </table:table-cell>
          <table:table-cell table:formula="of:=[.I202]-[.I$1]/400" office:value-type="float" office:value="-0.188224244999997">
            <text:p>-0.188224</text:p>
          </table:table-cell>
          <table:table-cell table:formula="of:=[.J202]-[.J$1]/400" office:value-type="float" office:value="0.376448489999994">
            <text:p>0.376448</text:p>
          </table:table-cell>
          <table:table-cell table:formula="of:=[.K202]-[.K$1]/400" office:value-type="float" office:value="-0.188224244999997">
            <text:p>-0.188224</text:p>
          </table:table-cell>
          <table:table-cell table:formula="of:=[.L202]-[.L$1]/400" office:value-type="float" office:value="0">
            <text:p>0.000000</text:p>
          </table:table-cell>
          <table:table-cell table:formula="of:=[.M202]-[.M$1]/400" office:value-type="float" office:value="0.0863938350000005">
            <text:p>0.086394</text:p>
          </table:table-cell>
          <table:table-cell table:formula="of:=[.N202]-[.N$1]/400" office:value-type="float" office:value="-0.0863938350000005">
            <text:p>-0.086394</text:p>
          </table:table-cell>
          <table:table-cell table:formula="of:=[.O202]-[.O$1]/400" office:value-type="float" office:value="0">
            <text:p>0.000000</text:p>
          </table:table-cell>
          <table:table-cell table:formula="of:=[.P202]-[.P$1]/400" office:value-type="float" office:value="-0.259181504999996">
            <text:p>-0.259182</text:p>
          </table:table-cell>
          <table:table-cell table:formula="of:=[.Q202]-[.Q$1]/400" office:value-type="float" office:value="0">
            <text:p>0.000000</text:p>
          </table:table-cell>
          <table:table-cell table:formula="of:=[.R202]-[.R$1]/400" office:value-type="float" office:value="0">
            <text:p>0.000000</text:p>
          </table:table-cell>
          <table:table-cell table:formula="of:=[.S202]-[.S$1]/400" office:value-type="float" office:value="0">
            <text:p>0.000000</text:p>
          </table:table-cell>
          <table:table-cell table:formula="of:=[.T202]-[.T$1]/400" office:value-type="float" office:value="0.0863938350000005">
            <text:p>0.086394</text:p>
          </table:table-cell>
          <table:table-cell table:formula="of:=[.U202]-[.U$1]/400" office:value-type="float" office:value="0.0863938350000005">
            <text:p>0.086394</text:p>
          </table:table-cell>
          <table:table-cell table:formula="of:=[.V202]-[.V$1]/400" office:value-type="float" office:value="0">
            <text:p>0.000000</text:p>
          </table:table-cell>
          <table:table-cell table:formula="of:=[.W202]-[.W$1]/400" office:value-type="float" office:value="-0.259181504999996">
            <text:p>-0.259182</text:p>
          </table:table-cell>
          <table:table-cell table:formula="of:=[.X202]-[.X$1]/400" office:value-type="float" office:value="0">
            <text:p>0.000000</text:p>
          </table:table-cell>
          <table:table-cell table:formula="of:=[.Y202]-[.Y$1]/400" office:value-type="float" office:value="0">
            <text:p>0.000000</text:p>
          </table:table-cell>
          <table:table-cell table:formula="of:=[.Z202]-[.Z$1]/400" office:value-type="float" office:value="0">
            <text:p>0.000000</text:p>
          </table:table-cell>
          <table:table-cell table:formula="of:=[.AA202]-[.AA$1]/400" office:value-type="float" office:value="0">
            <text:p>0.000000</text:p>
          </table:table-cell>
          <table:table-cell table:formula="of:=[.AB202]-[.AB$1]/400" office:value-type="float" office:value="0">
            <text:p>0.000000</text:p>
          </table:table-cell>
          <table:table-cell table:formula="of:=[.AC202]-[.AC$1]/400" office:value-type="float" office:value="0">
            <text:p>0.000000</text:p>
          </table:table-cell>
          <table:table-cell table:formula="of:=[.AD202]-[.AD$1]/400" office:value-type="float" office:value="0">
            <text:p>0.000000</text:p>
          </table:table-cell>
        </table:table-row>
        <table:table-row table:style-name="ro1">
          <table:table-cell table:formula="of:=[.A203]-[.A$1]/400" office:value-type="float" office:value="0">
            <text:p>0.000000</text:p>
          </table:table-cell>
          <table:table-cell table:formula="of:=[.B203]-[.B$1]/400" office:value-type="float" office:value="0">
            <text:p>0.000000</text:p>
          </table:table-cell>
          <table:table-cell table:formula="of:=[.C203]-[.C$1]/400" office:value-type="float" office:value="-0.187273617499997">
            <text:p>-0.187274</text:p>
          </table:table-cell>
          <table:table-cell table:formula="of:=[.D203]-[.D$1]/400" office:value-type="float" office:value="0.374547234999994">
            <text:p>0.374547</text:p>
          </table:table-cell>
          <table:table-cell table:formula="of:=[.E203]-[.E$1]/400" office:value-type="float" office:value="-0.187273617499997">
            <text:p>-0.187274</text:p>
          </table:table-cell>
          <table:table-cell table:formula="of:=[.F203]-[.F$1]/400" office:value-type="float" office:value="0">
            <text:p>0.000000</text:p>
          </table:table-cell>
          <table:table-cell table:formula="of:=[.G203]-[.G$1]/400" office:value-type="float" office:value="0">
            <text:p>0.000000</text:p>
          </table:table-cell>
          <table:table-cell table:formula="of:=[.H203]-[.H$1]/400" office:value-type="float" office:value="0">
            <text:p>0.000000</text:p>
          </table:table-cell>
          <table:table-cell table:formula="of:=[.I203]-[.I$1]/400" office:value-type="float" office:value="-0.187273617499997">
            <text:p>-0.187274</text:p>
          </table:table-cell>
          <table:table-cell table:formula="of:=[.J203]-[.J$1]/400" office:value-type="float" office:value="0.374547234999994">
            <text:p>0.374547</text:p>
          </table:table-cell>
          <table:table-cell table:formula="of:=[.K203]-[.K$1]/400" office:value-type="float" office:value="-0.187273617499997">
            <text:p>-0.187274</text:p>
          </table:table-cell>
          <table:table-cell table:formula="of:=[.L203]-[.L$1]/400" office:value-type="float" office:value="0">
            <text:p>0.000000</text:p>
          </table:table-cell>
          <table:table-cell table:formula="of:=[.M203]-[.M$1]/400" office:value-type="float" office:value="0.0859575025000005">
            <text:p>0.085958</text:p>
          </table:table-cell>
          <table:table-cell table:formula="of:=[.N203]-[.N$1]/400" office:value-type="float" office:value="-0.0859575025000005">
            <text:p>-0.085958</text:p>
          </table:table-cell>
          <table:table-cell table:formula="of:=[.O203]-[.O$1]/400" office:value-type="float" office:value="0">
            <text:p>0.000000</text:p>
          </table:table-cell>
          <table:table-cell table:formula="of:=[.P203]-[.P$1]/400" office:value-type="float" office:value="-0.257872507499996">
            <text:p>-0.257873</text:p>
          </table:table-cell>
          <table:table-cell table:formula="of:=[.Q203]-[.Q$1]/400" office:value-type="float" office:value="0">
            <text:p>0.000000</text:p>
          </table:table-cell>
          <table:table-cell table:formula="of:=[.R203]-[.R$1]/400" office:value-type="float" office:value="0">
            <text:p>0.000000</text:p>
          </table:table-cell>
          <table:table-cell table:formula="of:=[.S203]-[.S$1]/400" office:value-type="float" office:value="0">
            <text:p>0.000000</text:p>
          </table:table-cell>
          <table:table-cell table:formula="of:=[.T203]-[.T$1]/400" office:value-type="float" office:value="0.0859575025000005">
            <text:p>0.085958</text:p>
          </table:table-cell>
          <table:table-cell table:formula="of:=[.U203]-[.U$1]/400" office:value-type="float" office:value="0.0859575025000005">
            <text:p>0.085958</text:p>
          </table:table-cell>
          <table:table-cell table:formula="of:=[.V203]-[.V$1]/400" office:value-type="float" office:value="0">
            <text:p>0.000000</text:p>
          </table:table-cell>
          <table:table-cell table:formula="of:=[.W203]-[.W$1]/400" office:value-type="float" office:value="-0.257872507499996">
            <text:p>-0.257873</text:p>
          </table:table-cell>
          <table:table-cell table:formula="of:=[.X203]-[.X$1]/400" office:value-type="float" office:value="0">
            <text:p>0.000000</text:p>
          </table:table-cell>
          <table:table-cell table:formula="of:=[.Y203]-[.Y$1]/400" office:value-type="float" office:value="0">
            <text:p>0.000000</text:p>
          </table:table-cell>
          <table:table-cell table:formula="of:=[.Z203]-[.Z$1]/400" office:value-type="float" office:value="0">
            <text:p>0.000000</text:p>
          </table:table-cell>
          <table:table-cell table:formula="of:=[.AA203]-[.AA$1]/400" office:value-type="float" office:value="0">
            <text:p>0.000000</text:p>
          </table:table-cell>
          <table:table-cell table:formula="of:=[.AB203]-[.AB$1]/400" office:value-type="float" office:value="0">
            <text:p>0.000000</text:p>
          </table:table-cell>
          <table:table-cell table:formula="of:=[.AC203]-[.AC$1]/400" office:value-type="float" office:value="0">
            <text:p>0.000000</text:p>
          </table:table-cell>
          <table:table-cell table:formula="of:=[.AD203]-[.AD$1]/400" office:value-type="float" office:value="0">
            <text:p>0.000000</text:p>
          </table:table-cell>
        </table:table-row>
        <table:table-row table:style-name="ro1">
          <table:table-cell table:formula="of:=[.A204]-[.A$1]/400" office:value-type="float" office:value="0">
            <text:p>0.000000</text:p>
          </table:table-cell>
          <table:table-cell table:formula="of:=[.B204]-[.B$1]/400" office:value-type="float" office:value="0">
            <text:p>0.000000</text:p>
          </table:table-cell>
          <table:table-cell table:formula="of:=[.C204]-[.C$1]/400" office:value-type="float" office:value="-0.186322989999997">
            <text:p>-0.186323</text:p>
          </table:table-cell>
          <table:table-cell table:formula="of:=[.D204]-[.D$1]/400" office:value-type="float" office:value="0.372645979999994">
            <text:p>0.372646</text:p>
          </table:table-cell>
          <table:table-cell table:formula="of:=[.E204]-[.E$1]/400" office:value-type="float" office:value="-0.186322989999997">
            <text:p>-0.186323</text:p>
          </table:table-cell>
          <table:table-cell table:formula="of:=[.F204]-[.F$1]/400" office:value-type="float" office:value="0">
            <text:p>0.000000</text:p>
          </table:table-cell>
          <table:table-cell table:formula="of:=[.G204]-[.G$1]/400" office:value-type="float" office:value="0">
            <text:p>0.000000</text:p>
          </table:table-cell>
          <table:table-cell table:formula="of:=[.H204]-[.H$1]/400" office:value-type="float" office:value="0">
            <text:p>0.000000</text:p>
          </table:table-cell>
          <table:table-cell table:formula="of:=[.I204]-[.I$1]/400" office:value-type="float" office:value="-0.186322989999997">
            <text:p>-0.186323</text:p>
          </table:table-cell>
          <table:table-cell table:formula="of:=[.J204]-[.J$1]/400" office:value-type="float" office:value="0.372645979999994">
            <text:p>0.372646</text:p>
          </table:table-cell>
          <table:table-cell table:formula="of:=[.K204]-[.K$1]/400" office:value-type="float" office:value="-0.186322989999997">
            <text:p>-0.186323</text:p>
          </table:table-cell>
          <table:table-cell table:formula="of:=[.L204]-[.L$1]/400" office:value-type="float" office:value="0">
            <text:p>0.000000</text:p>
          </table:table-cell>
          <table:table-cell table:formula="of:=[.M204]-[.M$1]/400" office:value-type="float" office:value="0.0855211700000005">
            <text:p>0.085521</text:p>
          </table:table-cell>
          <table:table-cell table:formula="of:=[.N204]-[.N$1]/400" office:value-type="float" office:value="-0.0855211700000005">
            <text:p>-0.085521</text:p>
          </table:table-cell>
          <table:table-cell table:formula="of:=[.O204]-[.O$1]/400" office:value-type="float" office:value="0">
            <text:p>0.000000</text:p>
          </table:table-cell>
          <table:table-cell table:formula="of:=[.P204]-[.P$1]/400" office:value-type="float" office:value="-0.256563509999996">
            <text:p>-0.256564</text:p>
          </table:table-cell>
          <table:table-cell table:formula="of:=[.Q204]-[.Q$1]/400" office:value-type="float" office:value="0">
            <text:p>0.000000</text:p>
          </table:table-cell>
          <table:table-cell table:formula="of:=[.R204]-[.R$1]/400" office:value-type="float" office:value="0">
            <text:p>0.000000</text:p>
          </table:table-cell>
          <table:table-cell table:formula="of:=[.S204]-[.S$1]/400" office:value-type="float" office:value="0">
            <text:p>0.000000</text:p>
          </table:table-cell>
          <table:table-cell table:formula="of:=[.T204]-[.T$1]/400" office:value-type="float" office:value="0.0855211700000005">
            <text:p>0.085521</text:p>
          </table:table-cell>
          <table:table-cell table:formula="of:=[.U204]-[.U$1]/400" office:value-type="float" office:value="0.0855211700000005">
            <text:p>0.085521</text:p>
          </table:table-cell>
          <table:table-cell table:formula="of:=[.V204]-[.V$1]/400" office:value-type="float" office:value="0">
            <text:p>0.000000</text:p>
          </table:table-cell>
          <table:table-cell table:formula="of:=[.W204]-[.W$1]/400" office:value-type="float" office:value="-0.256563509999996">
            <text:p>-0.256564</text:p>
          </table:table-cell>
          <table:table-cell table:formula="of:=[.X204]-[.X$1]/400" office:value-type="float" office:value="0">
            <text:p>0.000000</text:p>
          </table:table-cell>
          <table:table-cell table:formula="of:=[.Y204]-[.Y$1]/400" office:value-type="float" office:value="0">
            <text:p>0.000000</text:p>
          </table:table-cell>
          <table:table-cell table:formula="of:=[.Z204]-[.Z$1]/400" office:value-type="float" office:value="0">
            <text:p>0.000000</text:p>
          </table:table-cell>
          <table:table-cell table:formula="of:=[.AA204]-[.AA$1]/400" office:value-type="float" office:value="0">
            <text:p>0.000000</text:p>
          </table:table-cell>
          <table:table-cell table:formula="of:=[.AB204]-[.AB$1]/400" office:value-type="float" office:value="0">
            <text:p>0.000000</text:p>
          </table:table-cell>
          <table:table-cell table:formula="of:=[.AC204]-[.AC$1]/400" office:value-type="float" office:value="0">
            <text:p>0.000000</text:p>
          </table:table-cell>
          <table:table-cell table:formula="of:=[.AD204]-[.AD$1]/400" office:value-type="float" office:value="0">
            <text:p>0.000000</text:p>
          </table:table-cell>
        </table:table-row>
        <table:table-row table:style-name="ro1">
          <table:table-cell table:formula="of:=[.A205]-[.A$1]/400" office:value-type="float" office:value="0">
            <text:p>0.000000</text:p>
          </table:table-cell>
          <table:table-cell table:formula="of:=[.B205]-[.B$1]/400" office:value-type="float" office:value="0">
            <text:p>0.000000</text:p>
          </table:table-cell>
          <table:table-cell table:formula="of:=[.C205]-[.C$1]/400" office:value-type="float" office:value="-0.185372362499997">
            <text:p>-0.185372</text:p>
          </table:table-cell>
          <table:table-cell table:formula="of:=[.D205]-[.D$1]/400" office:value-type="float" office:value="0.370744724999994">
            <text:p>0.370745</text:p>
          </table:table-cell>
          <table:table-cell table:formula="of:=[.E205]-[.E$1]/400" office:value-type="float" office:value="-0.185372362499997">
            <text:p>-0.185372</text:p>
          </table:table-cell>
          <table:table-cell table:formula="of:=[.F205]-[.F$1]/400" office:value-type="float" office:value="0">
            <text:p>0.000000</text:p>
          </table:table-cell>
          <table:table-cell table:formula="of:=[.G205]-[.G$1]/400" office:value-type="float" office:value="0">
            <text:p>0.000000</text:p>
          </table:table-cell>
          <table:table-cell table:formula="of:=[.H205]-[.H$1]/400" office:value-type="float" office:value="0">
            <text:p>0.000000</text:p>
          </table:table-cell>
          <table:table-cell table:formula="of:=[.I205]-[.I$1]/400" office:value-type="float" office:value="-0.185372362499997">
            <text:p>-0.185372</text:p>
          </table:table-cell>
          <table:table-cell table:formula="of:=[.J205]-[.J$1]/400" office:value-type="float" office:value="0.370744724999994">
            <text:p>0.370745</text:p>
          </table:table-cell>
          <table:table-cell table:formula="of:=[.K205]-[.K$1]/400" office:value-type="float" office:value="-0.185372362499997">
            <text:p>-0.185372</text:p>
          </table:table-cell>
          <table:table-cell table:formula="of:=[.L205]-[.L$1]/400" office:value-type="float" office:value="0">
            <text:p>0.000000</text:p>
          </table:table-cell>
          <table:table-cell table:formula="of:=[.M205]-[.M$1]/400" office:value-type="float" office:value="0.0850848375000005">
            <text:p>0.085085</text:p>
          </table:table-cell>
          <table:table-cell table:formula="of:=[.N205]-[.N$1]/400" office:value-type="float" office:value="-0.0850848375000005">
            <text:p>-0.085085</text:p>
          </table:table-cell>
          <table:table-cell table:formula="of:=[.O205]-[.O$1]/400" office:value-type="float" office:value="0">
            <text:p>0.000000</text:p>
          </table:table-cell>
          <table:table-cell table:formula="of:=[.P205]-[.P$1]/400" office:value-type="float" office:value="-0.255254512499996">
            <text:p>-0.255255</text:p>
          </table:table-cell>
          <table:table-cell table:formula="of:=[.Q205]-[.Q$1]/400" office:value-type="float" office:value="0">
            <text:p>0.000000</text:p>
          </table:table-cell>
          <table:table-cell table:formula="of:=[.R205]-[.R$1]/400" office:value-type="float" office:value="0">
            <text:p>0.000000</text:p>
          </table:table-cell>
          <table:table-cell table:formula="of:=[.S205]-[.S$1]/400" office:value-type="float" office:value="0">
            <text:p>0.000000</text:p>
          </table:table-cell>
          <table:table-cell table:formula="of:=[.T205]-[.T$1]/400" office:value-type="float" office:value="0.0850848375000005">
            <text:p>0.085085</text:p>
          </table:table-cell>
          <table:table-cell table:formula="of:=[.U205]-[.U$1]/400" office:value-type="float" office:value="0.0850848375000005">
            <text:p>0.085085</text:p>
          </table:table-cell>
          <table:table-cell table:formula="of:=[.V205]-[.V$1]/400" office:value-type="float" office:value="0">
            <text:p>0.000000</text:p>
          </table:table-cell>
          <table:table-cell table:formula="of:=[.W205]-[.W$1]/400" office:value-type="float" office:value="-0.255254512499996">
            <text:p>-0.255255</text:p>
          </table:table-cell>
          <table:table-cell table:formula="of:=[.X205]-[.X$1]/400" office:value-type="float" office:value="0">
            <text:p>0.000000</text:p>
          </table:table-cell>
          <table:table-cell table:formula="of:=[.Y205]-[.Y$1]/400" office:value-type="float" office:value="0">
            <text:p>0.000000</text:p>
          </table:table-cell>
          <table:table-cell table:formula="of:=[.Z205]-[.Z$1]/400" office:value-type="float" office:value="0">
            <text:p>0.000000</text:p>
          </table:table-cell>
          <table:table-cell table:formula="of:=[.AA205]-[.AA$1]/400" office:value-type="float" office:value="0">
            <text:p>0.000000</text:p>
          </table:table-cell>
          <table:table-cell table:formula="of:=[.AB205]-[.AB$1]/400" office:value-type="float" office:value="0">
            <text:p>0.000000</text:p>
          </table:table-cell>
          <table:table-cell table:formula="of:=[.AC205]-[.AC$1]/400" office:value-type="float" office:value="0">
            <text:p>0.000000</text:p>
          </table:table-cell>
          <table:table-cell table:formula="of:=[.AD205]-[.AD$1]/400" office:value-type="float" office:value="0">
            <text:p>0.000000</text:p>
          </table:table-cell>
        </table:table-row>
        <table:table-row table:style-name="ro1">
          <table:table-cell table:formula="of:=[.A206]-[.A$1]/400" office:value-type="float" office:value="0">
            <text:p>0.000000</text:p>
          </table:table-cell>
          <table:table-cell table:formula="of:=[.B206]-[.B$1]/400" office:value-type="float" office:value="0">
            <text:p>0.000000</text:p>
          </table:table-cell>
          <table:table-cell table:formula="of:=[.C206]-[.C$1]/400" office:value-type="float" office:value="-0.184421734999997">
            <text:p>-0.184422</text:p>
          </table:table-cell>
          <table:table-cell table:formula="of:=[.D206]-[.D$1]/400" office:value-type="float" office:value="0.368843469999994">
            <text:p>0.368843</text:p>
          </table:table-cell>
          <table:table-cell table:formula="of:=[.E206]-[.E$1]/400" office:value-type="float" office:value="-0.184421734999997">
            <text:p>-0.184422</text:p>
          </table:table-cell>
          <table:table-cell table:formula="of:=[.F206]-[.F$1]/400" office:value-type="float" office:value="0">
            <text:p>0.000000</text:p>
          </table:table-cell>
          <table:table-cell table:formula="of:=[.G206]-[.G$1]/400" office:value-type="float" office:value="0">
            <text:p>0.000000</text:p>
          </table:table-cell>
          <table:table-cell table:formula="of:=[.H206]-[.H$1]/400" office:value-type="float" office:value="0">
            <text:p>0.000000</text:p>
          </table:table-cell>
          <table:table-cell table:formula="of:=[.I206]-[.I$1]/400" office:value-type="float" office:value="-0.184421734999997">
            <text:p>-0.184422</text:p>
          </table:table-cell>
          <table:table-cell table:formula="of:=[.J206]-[.J$1]/400" office:value-type="float" office:value="0.368843469999994">
            <text:p>0.368843</text:p>
          </table:table-cell>
          <table:table-cell table:formula="of:=[.K206]-[.K$1]/400" office:value-type="float" office:value="-0.184421734999997">
            <text:p>-0.184422</text:p>
          </table:table-cell>
          <table:table-cell table:formula="of:=[.L206]-[.L$1]/400" office:value-type="float" office:value="0">
            <text:p>0.000000</text:p>
          </table:table-cell>
          <table:table-cell table:formula="of:=[.M206]-[.M$1]/400" office:value-type="float" office:value="0.0846485050000005">
            <text:p>0.084649</text:p>
          </table:table-cell>
          <table:table-cell table:formula="of:=[.N206]-[.N$1]/400" office:value-type="float" office:value="-0.0846485050000005">
            <text:p>-0.084649</text:p>
          </table:table-cell>
          <table:table-cell table:formula="of:=[.O206]-[.O$1]/400" office:value-type="float" office:value="0">
            <text:p>0.000000</text:p>
          </table:table-cell>
          <table:table-cell table:formula="of:=[.P206]-[.P$1]/400" office:value-type="float" office:value="-0.253945514999996">
            <text:p>-0.253946</text:p>
          </table:table-cell>
          <table:table-cell table:formula="of:=[.Q206]-[.Q$1]/400" office:value-type="float" office:value="0">
            <text:p>0.000000</text:p>
          </table:table-cell>
          <table:table-cell table:formula="of:=[.R206]-[.R$1]/400" office:value-type="float" office:value="0">
            <text:p>0.000000</text:p>
          </table:table-cell>
          <table:table-cell table:formula="of:=[.S206]-[.S$1]/400" office:value-type="float" office:value="0">
            <text:p>0.000000</text:p>
          </table:table-cell>
          <table:table-cell table:formula="of:=[.T206]-[.T$1]/400" office:value-type="float" office:value="0.0846485050000005">
            <text:p>0.084649</text:p>
          </table:table-cell>
          <table:table-cell table:formula="of:=[.U206]-[.U$1]/400" office:value-type="float" office:value="0.0846485050000005">
            <text:p>0.084649</text:p>
          </table:table-cell>
          <table:table-cell table:formula="of:=[.V206]-[.V$1]/400" office:value-type="float" office:value="0">
            <text:p>0.000000</text:p>
          </table:table-cell>
          <table:table-cell table:formula="of:=[.W206]-[.W$1]/400" office:value-type="float" office:value="-0.253945514999996">
            <text:p>-0.253946</text:p>
          </table:table-cell>
          <table:table-cell table:formula="of:=[.X206]-[.X$1]/400" office:value-type="float" office:value="0">
            <text:p>0.000000</text:p>
          </table:table-cell>
          <table:table-cell table:formula="of:=[.Y206]-[.Y$1]/400" office:value-type="float" office:value="0">
            <text:p>0.000000</text:p>
          </table:table-cell>
          <table:table-cell table:formula="of:=[.Z206]-[.Z$1]/400" office:value-type="float" office:value="0">
            <text:p>0.000000</text:p>
          </table:table-cell>
          <table:table-cell table:formula="of:=[.AA206]-[.AA$1]/400" office:value-type="float" office:value="0">
            <text:p>0.000000</text:p>
          </table:table-cell>
          <table:table-cell table:formula="of:=[.AB206]-[.AB$1]/400" office:value-type="float" office:value="0">
            <text:p>0.000000</text:p>
          </table:table-cell>
          <table:table-cell table:formula="of:=[.AC206]-[.AC$1]/400" office:value-type="float" office:value="0">
            <text:p>0.000000</text:p>
          </table:table-cell>
          <table:table-cell table:formula="of:=[.AD206]-[.AD$1]/400" office:value-type="float" office:value="0">
            <text:p>0.000000</text:p>
          </table:table-cell>
        </table:table-row>
        <table:table-row table:style-name="ro1">
          <table:table-cell table:formula="of:=[.A207]-[.A$1]/400" office:value-type="float" office:value="0">
            <text:p>0.000000</text:p>
          </table:table-cell>
          <table:table-cell table:formula="of:=[.B207]-[.B$1]/400" office:value-type="float" office:value="0">
            <text:p>0.000000</text:p>
          </table:table-cell>
          <table:table-cell table:formula="of:=[.C207]-[.C$1]/400" office:value-type="float" office:value="-0.183471107499997">
            <text:p>-0.183471</text:p>
          </table:table-cell>
          <table:table-cell table:formula="of:=[.D207]-[.D$1]/400" office:value-type="float" office:value="0.366942214999994">
            <text:p>0.366942</text:p>
          </table:table-cell>
          <table:table-cell table:formula="of:=[.E207]-[.E$1]/400" office:value-type="float" office:value="-0.183471107499997">
            <text:p>-0.183471</text:p>
          </table:table-cell>
          <table:table-cell table:formula="of:=[.F207]-[.F$1]/400" office:value-type="float" office:value="0">
            <text:p>0.000000</text:p>
          </table:table-cell>
          <table:table-cell table:formula="of:=[.G207]-[.G$1]/400" office:value-type="float" office:value="0">
            <text:p>0.000000</text:p>
          </table:table-cell>
          <table:table-cell table:formula="of:=[.H207]-[.H$1]/400" office:value-type="float" office:value="0">
            <text:p>0.000000</text:p>
          </table:table-cell>
          <table:table-cell table:formula="of:=[.I207]-[.I$1]/400" office:value-type="float" office:value="-0.183471107499997">
            <text:p>-0.183471</text:p>
          </table:table-cell>
          <table:table-cell table:formula="of:=[.J207]-[.J$1]/400" office:value-type="float" office:value="0.366942214999994">
            <text:p>0.366942</text:p>
          </table:table-cell>
          <table:table-cell table:formula="of:=[.K207]-[.K$1]/400" office:value-type="float" office:value="-0.183471107499997">
            <text:p>-0.183471</text:p>
          </table:table-cell>
          <table:table-cell table:formula="of:=[.L207]-[.L$1]/400" office:value-type="float" office:value="0">
            <text:p>0.000000</text:p>
          </table:table-cell>
          <table:table-cell table:formula="of:=[.M207]-[.M$1]/400" office:value-type="float" office:value="0.0842121725000006">
            <text:p>0.084212</text:p>
          </table:table-cell>
          <table:table-cell table:formula="of:=[.N207]-[.N$1]/400" office:value-type="float" office:value="-0.0842121725000006">
            <text:p>-0.084212</text:p>
          </table:table-cell>
          <table:table-cell table:formula="of:=[.O207]-[.O$1]/400" office:value-type="float" office:value="0">
            <text:p>0.000000</text:p>
          </table:table-cell>
          <table:table-cell table:formula="of:=[.P207]-[.P$1]/400" office:value-type="float" office:value="-0.252636517499996">
            <text:p>-0.252637</text:p>
          </table:table-cell>
          <table:table-cell table:formula="of:=[.Q207]-[.Q$1]/400" office:value-type="float" office:value="0">
            <text:p>0.000000</text:p>
          </table:table-cell>
          <table:table-cell table:formula="of:=[.R207]-[.R$1]/400" office:value-type="float" office:value="0">
            <text:p>0.000000</text:p>
          </table:table-cell>
          <table:table-cell table:formula="of:=[.S207]-[.S$1]/400" office:value-type="float" office:value="0">
            <text:p>0.000000</text:p>
          </table:table-cell>
          <table:table-cell table:formula="of:=[.T207]-[.T$1]/400" office:value-type="float" office:value="0.0842121725000006">
            <text:p>0.084212</text:p>
          </table:table-cell>
          <table:table-cell table:formula="of:=[.U207]-[.U$1]/400" office:value-type="float" office:value="0.0842121725000006">
            <text:p>0.084212</text:p>
          </table:table-cell>
          <table:table-cell table:formula="of:=[.V207]-[.V$1]/400" office:value-type="float" office:value="0">
            <text:p>0.000000</text:p>
          </table:table-cell>
          <table:table-cell table:formula="of:=[.W207]-[.W$1]/400" office:value-type="float" office:value="-0.252636517499996">
            <text:p>-0.252637</text:p>
          </table:table-cell>
          <table:table-cell table:formula="of:=[.X207]-[.X$1]/400" office:value-type="float" office:value="0">
            <text:p>0.000000</text:p>
          </table:table-cell>
          <table:table-cell table:formula="of:=[.Y207]-[.Y$1]/400" office:value-type="float" office:value="0">
            <text:p>0.000000</text:p>
          </table:table-cell>
          <table:table-cell table:formula="of:=[.Z207]-[.Z$1]/400" office:value-type="float" office:value="0">
            <text:p>0.000000</text:p>
          </table:table-cell>
          <table:table-cell table:formula="of:=[.AA207]-[.AA$1]/400" office:value-type="float" office:value="0">
            <text:p>0.000000</text:p>
          </table:table-cell>
          <table:table-cell table:formula="of:=[.AB207]-[.AB$1]/400" office:value-type="float" office:value="0">
            <text:p>0.000000</text:p>
          </table:table-cell>
          <table:table-cell table:formula="of:=[.AC207]-[.AC$1]/400" office:value-type="float" office:value="0">
            <text:p>0.000000</text:p>
          </table:table-cell>
          <table:table-cell table:formula="of:=[.AD207]-[.AD$1]/400" office:value-type="float" office:value="0">
            <text:p>0.000000</text:p>
          </table:table-cell>
        </table:table-row>
        <table:table-row table:style-name="ro1">
          <table:table-cell table:formula="of:=[.A208]-[.A$1]/400" office:value-type="float" office:value="0">
            <text:p>0.000000</text:p>
          </table:table-cell>
          <table:table-cell table:formula="of:=[.B208]-[.B$1]/400" office:value-type="float" office:value="0">
            <text:p>0.000000</text:p>
          </table:table-cell>
          <table:table-cell table:formula="of:=[.C208]-[.C$1]/400" office:value-type="float" office:value="-0.182520479999997">
            <text:p>-0.182520</text:p>
          </table:table-cell>
          <table:table-cell table:formula="of:=[.D208]-[.D$1]/400" office:value-type="float" office:value="0.365040959999994">
            <text:p>0.365041</text:p>
          </table:table-cell>
          <table:table-cell table:formula="of:=[.E208]-[.E$1]/400" office:value-type="float" office:value="-0.182520479999997">
            <text:p>-0.182520</text:p>
          </table:table-cell>
          <table:table-cell table:formula="of:=[.F208]-[.F$1]/400" office:value-type="float" office:value="0">
            <text:p>0.000000</text:p>
          </table:table-cell>
          <table:table-cell table:formula="of:=[.G208]-[.G$1]/400" office:value-type="float" office:value="0">
            <text:p>0.000000</text:p>
          </table:table-cell>
          <table:table-cell table:formula="of:=[.H208]-[.H$1]/400" office:value-type="float" office:value="0">
            <text:p>0.000000</text:p>
          </table:table-cell>
          <table:table-cell table:formula="of:=[.I208]-[.I$1]/400" office:value-type="float" office:value="-0.182520479999997">
            <text:p>-0.182520</text:p>
          </table:table-cell>
          <table:table-cell table:formula="of:=[.J208]-[.J$1]/400" office:value-type="float" office:value="0.365040959999994">
            <text:p>0.365041</text:p>
          </table:table-cell>
          <table:table-cell table:formula="of:=[.K208]-[.K$1]/400" office:value-type="float" office:value="-0.182520479999997">
            <text:p>-0.182520</text:p>
          </table:table-cell>
          <table:table-cell table:formula="of:=[.L208]-[.L$1]/400" office:value-type="float" office:value="0">
            <text:p>0.000000</text:p>
          </table:table-cell>
          <table:table-cell table:formula="of:=[.M208]-[.M$1]/400" office:value-type="float" office:value="0.0837758400000005">
            <text:p>0.083776</text:p>
          </table:table-cell>
          <table:table-cell table:formula="of:=[.N208]-[.N$1]/400" office:value-type="float" office:value="-0.0837758400000005">
            <text:p>-0.083776</text:p>
          </table:table-cell>
          <table:table-cell table:formula="of:=[.O208]-[.O$1]/400" office:value-type="float" office:value="0">
            <text:p>0.000000</text:p>
          </table:table-cell>
          <table:table-cell table:formula="of:=[.P208]-[.P$1]/400" office:value-type="float" office:value="-0.251327519999996">
            <text:p>-0.251328</text:p>
          </table:table-cell>
          <table:table-cell table:formula="of:=[.Q208]-[.Q$1]/400" office:value-type="float" office:value="0">
            <text:p>0.000000</text:p>
          </table:table-cell>
          <table:table-cell table:formula="of:=[.R208]-[.R$1]/400" office:value-type="float" office:value="0">
            <text:p>0.000000</text:p>
          </table:table-cell>
          <table:table-cell table:formula="of:=[.S208]-[.S$1]/400" office:value-type="float" office:value="0">
            <text:p>0.000000</text:p>
          </table:table-cell>
          <table:table-cell table:formula="of:=[.T208]-[.T$1]/400" office:value-type="float" office:value="0.0837758400000005">
            <text:p>0.083776</text:p>
          </table:table-cell>
          <table:table-cell table:formula="of:=[.U208]-[.U$1]/400" office:value-type="float" office:value="0.0837758400000005">
            <text:p>0.083776</text:p>
          </table:table-cell>
          <table:table-cell table:formula="of:=[.V208]-[.V$1]/400" office:value-type="float" office:value="0">
            <text:p>0.000000</text:p>
          </table:table-cell>
          <table:table-cell table:formula="of:=[.W208]-[.W$1]/400" office:value-type="float" office:value="-0.251327519999996">
            <text:p>-0.251328</text:p>
          </table:table-cell>
          <table:table-cell table:formula="of:=[.X208]-[.X$1]/400" office:value-type="float" office:value="0">
            <text:p>0.000000</text:p>
          </table:table-cell>
          <table:table-cell table:formula="of:=[.Y208]-[.Y$1]/400" office:value-type="float" office:value="0">
            <text:p>0.000000</text:p>
          </table:table-cell>
          <table:table-cell table:formula="of:=[.Z208]-[.Z$1]/400" office:value-type="float" office:value="0">
            <text:p>0.000000</text:p>
          </table:table-cell>
          <table:table-cell table:formula="of:=[.AA208]-[.AA$1]/400" office:value-type="float" office:value="0">
            <text:p>0.000000</text:p>
          </table:table-cell>
          <table:table-cell table:formula="of:=[.AB208]-[.AB$1]/400" office:value-type="float" office:value="0">
            <text:p>0.000000</text:p>
          </table:table-cell>
          <table:table-cell table:formula="of:=[.AC208]-[.AC$1]/400" office:value-type="float" office:value="0">
            <text:p>0.000000</text:p>
          </table:table-cell>
          <table:table-cell table:formula="of:=[.AD208]-[.AD$1]/400" office:value-type="float" office:value="0">
            <text:p>0.000000</text:p>
          </table:table-cell>
        </table:table-row>
        <table:table-row table:style-name="ro1">
          <table:table-cell table:formula="of:=[.A209]-[.A$1]/400" office:value-type="float" office:value="0">
            <text:p>0.000000</text:p>
          </table:table-cell>
          <table:table-cell table:formula="of:=[.B209]-[.B$1]/400" office:value-type="float" office:value="0">
            <text:p>0.000000</text:p>
          </table:table-cell>
          <table:table-cell table:formula="of:=[.C209]-[.C$1]/400" office:value-type="float" office:value="-0.181569852499997">
            <text:p>-0.181570</text:p>
          </table:table-cell>
          <table:table-cell table:formula="of:=[.D209]-[.D$1]/400" office:value-type="float" office:value="0.363139704999994">
            <text:p>0.363140</text:p>
          </table:table-cell>
          <table:table-cell table:formula="of:=[.E209]-[.E$1]/400" office:value-type="float" office:value="-0.181569852499997">
            <text:p>-0.181570</text:p>
          </table:table-cell>
          <table:table-cell table:formula="of:=[.F209]-[.F$1]/400" office:value-type="float" office:value="0">
            <text:p>0.000000</text:p>
          </table:table-cell>
          <table:table-cell table:formula="of:=[.G209]-[.G$1]/400" office:value-type="float" office:value="0">
            <text:p>0.000000</text:p>
          </table:table-cell>
          <table:table-cell table:formula="of:=[.H209]-[.H$1]/400" office:value-type="float" office:value="0">
            <text:p>0.000000</text:p>
          </table:table-cell>
          <table:table-cell table:formula="of:=[.I209]-[.I$1]/400" office:value-type="float" office:value="-0.181569852499997">
            <text:p>-0.181570</text:p>
          </table:table-cell>
          <table:table-cell table:formula="of:=[.J209]-[.J$1]/400" office:value-type="float" office:value="0.363139704999994">
            <text:p>0.363140</text:p>
          </table:table-cell>
          <table:table-cell table:formula="of:=[.K209]-[.K$1]/400" office:value-type="float" office:value="-0.181569852499997">
            <text:p>-0.181570</text:p>
          </table:table-cell>
          <table:table-cell table:formula="of:=[.L209]-[.L$1]/400" office:value-type="float" office:value="0">
            <text:p>0.000000</text:p>
          </table:table-cell>
          <table:table-cell table:formula="of:=[.M209]-[.M$1]/400" office:value-type="float" office:value="0.0833395075000006">
            <text:p>0.083340</text:p>
          </table:table-cell>
          <table:table-cell table:formula="of:=[.N209]-[.N$1]/400" office:value-type="float" office:value="-0.0833395075000006">
            <text:p>-0.083340</text:p>
          </table:table-cell>
          <table:table-cell table:formula="of:=[.O209]-[.O$1]/400" office:value-type="float" office:value="0">
            <text:p>0.000000</text:p>
          </table:table-cell>
          <table:table-cell table:formula="of:=[.P209]-[.P$1]/400" office:value-type="float" office:value="-0.250018522499996">
            <text:p>-0.250019</text:p>
          </table:table-cell>
          <table:table-cell table:formula="of:=[.Q209]-[.Q$1]/400" office:value-type="float" office:value="0">
            <text:p>0.000000</text:p>
          </table:table-cell>
          <table:table-cell table:formula="of:=[.R209]-[.R$1]/400" office:value-type="float" office:value="0">
            <text:p>0.000000</text:p>
          </table:table-cell>
          <table:table-cell table:formula="of:=[.S209]-[.S$1]/400" office:value-type="float" office:value="0">
            <text:p>0.000000</text:p>
          </table:table-cell>
          <table:table-cell table:formula="of:=[.T209]-[.T$1]/400" office:value-type="float" office:value="0.0833395075000006">
            <text:p>0.083340</text:p>
          </table:table-cell>
          <table:table-cell table:formula="of:=[.U209]-[.U$1]/400" office:value-type="float" office:value="0.0833395075000006">
            <text:p>0.083340</text:p>
          </table:table-cell>
          <table:table-cell table:formula="of:=[.V209]-[.V$1]/400" office:value-type="float" office:value="0">
            <text:p>0.000000</text:p>
          </table:table-cell>
          <table:table-cell table:formula="of:=[.W209]-[.W$1]/400" office:value-type="float" office:value="-0.250018522499996">
            <text:p>-0.250019</text:p>
          </table:table-cell>
          <table:table-cell table:formula="of:=[.X209]-[.X$1]/400" office:value-type="float" office:value="0">
            <text:p>0.000000</text:p>
          </table:table-cell>
          <table:table-cell table:formula="of:=[.Y209]-[.Y$1]/400" office:value-type="float" office:value="0">
            <text:p>0.000000</text:p>
          </table:table-cell>
          <table:table-cell table:formula="of:=[.Z209]-[.Z$1]/400" office:value-type="float" office:value="0">
            <text:p>0.000000</text:p>
          </table:table-cell>
          <table:table-cell table:formula="of:=[.AA209]-[.AA$1]/400" office:value-type="float" office:value="0">
            <text:p>0.000000</text:p>
          </table:table-cell>
          <table:table-cell table:formula="of:=[.AB209]-[.AB$1]/400" office:value-type="float" office:value="0">
            <text:p>0.000000</text:p>
          </table:table-cell>
          <table:table-cell table:formula="of:=[.AC209]-[.AC$1]/400" office:value-type="float" office:value="0">
            <text:p>0.000000</text:p>
          </table:table-cell>
          <table:table-cell table:formula="of:=[.AD209]-[.AD$1]/400" office:value-type="float" office:value="0">
            <text:p>0.000000</text:p>
          </table:table-cell>
        </table:table-row>
        <table:table-row table:style-name="ro1">
          <table:table-cell table:formula="of:=[.A210]-[.A$1]/400" office:value-type="float" office:value="0">
            <text:p>0.000000</text:p>
          </table:table-cell>
          <table:table-cell table:formula="of:=[.B210]-[.B$1]/400" office:value-type="float" office:value="0">
            <text:p>0.000000</text:p>
          </table:table-cell>
          <table:table-cell table:formula="of:=[.C210]-[.C$1]/400" office:value-type="float" office:value="-0.180619224999997">
            <text:p>-0.180619</text:p>
          </table:table-cell>
          <table:table-cell table:formula="of:=[.D210]-[.D$1]/400" office:value-type="float" office:value="0.361238449999994">
            <text:p>0.361238</text:p>
          </table:table-cell>
          <table:table-cell table:formula="of:=[.E210]-[.E$1]/400" office:value-type="float" office:value="-0.180619224999997">
            <text:p>-0.180619</text:p>
          </table:table-cell>
          <table:table-cell table:formula="of:=[.F210]-[.F$1]/400" office:value-type="float" office:value="0">
            <text:p>0.000000</text:p>
          </table:table-cell>
          <table:table-cell table:formula="of:=[.G210]-[.G$1]/400" office:value-type="float" office:value="0">
            <text:p>0.000000</text:p>
          </table:table-cell>
          <table:table-cell table:formula="of:=[.H210]-[.H$1]/400" office:value-type="float" office:value="0">
            <text:p>0.000000</text:p>
          </table:table-cell>
          <table:table-cell table:formula="of:=[.I210]-[.I$1]/400" office:value-type="float" office:value="-0.180619224999997">
            <text:p>-0.180619</text:p>
          </table:table-cell>
          <table:table-cell table:formula="of:=[.J210]-[.J$1]/400" office:value-type="float" office:value="0.361238449999994">
            <text:p>0.361238</text:p>
          </table:table-cell>
          <table:table-cell table:formula="of:=[.K210]-[.K$1]/400" office:value-type="float" office:value="-0.180619224999997">
            <text:p>-0.180619</text:p>
          </table:table-cell>
          <table:table-cell table:formula="of:=[.L210]-[.L$1]/400" office:value-type="float" office:value="0">
            <text:p>0.000000</text:p>
          </table:table-cell>
          <table:table-cell table:formula="of:=[.M210]-[.M$1]/400" office:value-type="float" office:value="0.0829031750000006">
            <text:p>0.082903</text:p>
          </table:table-cell>
          <table:table-cell table:formula="of:=[.N210]-[.N$1]/400" office:value-type="float" office:value="-0.0829031750000006">
            <text:p>-0.082903</text:p>
          </table:table-cell>
          <table:table-cell table:formula="of:=[.O210]-[.O$1]/400" office:value-type="float" office:value="0">
            <text:p>0.000000</text:p>
          </table:table-cell>
          <table:table-cell table:formula="of:=[.P210]-[.P$1]/400" office:value-type="float" office:value="-0.248709524999996">
            <text:p>-0.248710</text:p>
          </table:table-cell>
          <table:table-cell table:formula="of:=[.Q210]-[.Q$1]/400" office:value-type="float" office:value="0">
            <text:p>0.000000</text:p>
          </table:table-cell>
          <table:table-cell table:formula="of:=[.R210]-[.R$1]/400" office:value-type="float" office:value="0">
            <text:p>0.000000</text:p>
          </table:table-cell>
          <table:table-cell table:formula="of:=[.S210]-[.S$1]/400" office:value-type="float" office:value="0">
            <text:p>0.000000</text:p>
          </table:table-cell>
          <table:table-cell table:formula="of:=[.T210]-[.T$1]/400" office:value-type="float" office:value="0.0829031750000006">
            <text:p>0.082903</text:p>
          </table:table-cell>
          <table:table-cell table:formula="of:=[.U210]-[.U$1]/400" office:value-type="float" office:value="0.0829031750000006">
            <text:p>0.082903</text:p>
          </table:table-cell>
          <table:table-cell table:formula="of:=[.V210]-[.V$1]/400" office:value-type="float" office:value="0">
            <text:p>0.000000</text:p>
          </table:table-cell>
          <table:table-cell table:formula="of:=[.W210]-[.W$1]/400" office:value-type="float" office:value="-0.248709524999996">
            <text:p>-0.248710</text:p>
          </table:table-cell>
          <table:table-cell table:formula="of:=[.X210]-[.X$1]/400" office:value-type="float" office:value="0">
            <text:p>0.000000</text:p>
          </table:table-cell>
          <table:table-cell table:formula="of:=[.Y210]-[.Y$1]/400" office:value-type="float" office:value="0">
            <text:p>0.000000</text:p>
          </table:table-cell>
          <table:table-cell table:formula="of:=[.Z210]-[.Z$1]/400" office:value-type="float" office:value="0">
            <text:p>0.000000</text:p>
          </table:table-cell>
          <table:table-cell table:formula="of:=[.AA210]-[.AA$1]/400" office:value-type="float" office:value="0">
            <text:p>0.000000</text:p>
          </table:table-cell>
          <table:table-cell table:formula="of:=[.AB210]-[.AB$1]/400" office:value-type="float" office:value="0">
            <text:p>0.000000</text:p>
          </table:table-cell>
          <table:table-cell table:formula="of:=[.AC210]-[.AC$1]/400" office:value-type="float" office:value="0">
            <text:p>0.000000</text:p>
          </table:table-cell>
          <table:table-cell table:formula="of:=[.AD210]-[.AD$1]/400" office:value-type="float" office:value="0">
            <text:p>0.000000</text:p>
          </table:table-cell>
        </table:table-row>
        <table:table-row table:style-name="ro1">
          <table:table-cell table:formula="of:=[.A211]-[.A$1]/400" office:value-type="float" office:value="0">
            <text:p>0.000000</text:p>
          </table:table-cell>
          <table:table-cell table:formula="of:=[.B211]-[.B$1]/400" office:value-type="float" office:value="0">
            <text:p>0.000000</text:p>
          </table:table-cell>
          <table:table-cell table:formula="of:=[.C211]-[.C$1]/400" office:value-type="float" office:value="-0.179668597499997">
            <text:p>-0.179669</text:p>
          </table:table-cell>
          <table:table-cell table:formula="of:=[.D211]-[.D$1]/400" office:value-type="float" office:value="0.359337194999994">
            <text:p>0.359337</text:p>
          </table:table-cell>
          <table:table-cell table:formula="of:=[.E211]-[.E$1]/400" office:value-type="float" office:value="-0.179668597499997">
            <text:p>-0.179669</text:p>
          </table:table-cell>
          <table:table-cell table:formula="of:=[.F211]-[.F$1]/400" office:value-type="float" office:value="0">
            <text:p>0.000000</text:p>
          </table:table-cell>
          <table:table-cell table:formula="of:=[.G211]-[.G$1]/400" office:value-type="float" office:value="0">
            <text:p>0.000000</text:p>
          </table:table-cell>
          <table:table-cell table:formula="of:=[.H211]-[.H$1]/400" office:value-type="float" office:value="0">
            <text:p>0.000000</text:p>
          </table:table-cell>
          <table:table-cell table:formula="of:=[.I211]-[.I$1]/400" office:value-type="float" office:value="-0.179668597499997">
            <text:p>-0.179669</text:p>
          </table:table-cell>
          <table:table-cell table:formula="of:=[.J211]-[.J$1]/400" office:value-type="float" office:value="0.359337194999994">
            <text:p>0.359337</text:p>
          </table:table-cell>
          <table:table-cell table:formula="of:=[.K211]-[.K$1]/400" office:value-type="float" office:value="-0.179668597499997">
            <text:p>-0.179669</text:p>
          </table:table-cell>
          <table:table-cell table:formula="of:=[.L211]-[.L$1]/400" office:value-type="float" office:value="0">
            <text:p>0.000000</text:p>
          </table:table-cell>
          <table:table-cell table:formula="of:=[.M211]-[.M$1]/400" office:value-type="float" office:value="0.0824668425000005">
            <text:p>0.082467</text:p>
          </table:table-cell>
          <table:table-cell table:formula="of:=[.N211]-[.N$1]/400" office:value-type="float" office:value="-0.0824668425000005">
            <text:p>-0.082467</text:p>
          </table:table-cell>
          <table:table-cell table:formula="of:=[.O211]-[.O$1]/400" office:value-type="float" office:value="0">
            <text:p>0.000000</text:p>
          </table:table-cell>
          <table:table-cell table:formula="of:=[.P211]-[.P$1]/400" office:value-type="float" office:value="-0.247400527499996">
            <text:p>-0.247401</text:p>
          </table:table-cell>
          <table:table-cell table:formula="of:=[.Q211]-[.Q$1]/400" office:value-type="float" office:value="0">
            <text:p>0.000000</text:p>
          </table:table-cell>
          <table:table-cell table:formula="of:=[.R211]-[.R$1]/400" office:value-type="float" office:value="0">
            <text:p>0.000000</text:p>
          </table:table-cell>
          <table:table-cell table:formula="of:=[.S211]-[.S$1]/400" office:value-type="float" office:value="0">
            <text:p>0.000000</text:p>
          </table:table-cell>
          <table:table-cell table:formula="of:=[.T211]-[.T$1]/400" office:value-type="float" office:value="0.0824668425000005">
            <text:p>0.082467</text:p>
          </table:table-cell>
          <table:table-cell table:formula="of:=[.U211]-[.U$1]/400" office:value-type="float" office:value="0.0824668425000005">
            <text:p>0.082467</text:p>
          </table:table-cell>
          <table:table-cell table:formula="of:=[.V211]-[.V$1]/400" office:value-type="float" office:value="0">
            <text:p>0.000000</text:p>
          </table:table-cell>
          <table:table-cell table:formula="of:=[.W211]-[.W$1]/400" office:value-type="float" office:value="-0.247400527499996">
            <text:p>-0.247401</text:p>
          </table:table-cell>
          <table:table-cell table:formula="of:=[.X211]-[.X$1]/400" office:value-type="float" office:value="0">
            <text:p>0.000000</text:p>
          </table:table-cell>
          <table:table-cell table:formula="of:=[.Y211]-[.Y$1]/400" office:value-type="float" office:value="0">
            <text:p>0.000000</text:p>
          </table:table-cell>
          <table:table-cell table:formula="of:=[.Z211]-[.Z$1]/400" office:value-type="float" office:value="0">
            <text:p>0.000000</text:p>
          </table:table-cell>
          <table:table-cell table:formula="of:=[.AA211]-[.AA$1]/400" office:value-type="float" office:value="0">
            <text:p>0.000000</text:p>
          </table:table-cell>
          <table:table-cell table:formula="of:=[.AB211]-[.AB$1]/400" office:value-type="float" office:value="0">
            <text:p>0.000000</text:p>
          </table:table-cell>
          <table:table-cell table:formula="of:=[.AC211]-[.AC$1]/400" office:value-type="float" office:value="0">
            <text:p>0.000000</text:p>
          </table:table-cell>
          <table:table-cell table:formula="of:=[.AD211]-[.AD$1]/400" office:value-type="float" office:value="0">
            <text:p>0.000000</text:p>
          </table:table-cell>
        </table:table-row>
        <table:table-row table:style-name="ro1">
          <table:table-cell table:formula="of:=[.A212]-[.A$1]/400" office:value-type="float" office:value="0">
            <text:p>0.000000</text:p>
          </table:table-cell>
          <table:table-cell table:formula="of:=[.B212]-[.B$1]/400" office:value-type="float" office:value="0">
            <text:p>0.000000</text:p>
          </table:table-cell>
          <table:table-cell table:formula="of:=[.C212]-[.C$1]/400" office:value-type="float" office:value="-0.178717969999997">
            <text:p>-0.178718</text:p>
          </table:table-cell>
          <table:table-cell table:formula="of:=[.D212]-[.D$1]/400" office:value-type="float" office:value="0.357435939999994">
            <text:p>0.357436</text:p>
          </table:table-cell>
          <table:table-cell table:formula="of:=[.E212]-[.E$1]/400" office:value-type="float" office:value="-0.178717969999997">
            <text:p>-0.178718</text:p>
          </table:table-cell>
          <table:table-cell table:formula="of:=[.F212]-[.F$1]/400" office:value-type="float" office:value="0">
            <text:p>0.000000</text:p>
          </table:table-cell>
          <table:table-cell table:formula="of:=[.G212]-[.G$1]/400" office:value-type="float" office:value="0">
            <text:p>0.000000</text:p>
          </table:table-cell>
          <table:table-cell table:formula="of:=[.H212]-[.H$1]/400" office:value-type="float" office:value="0">
            <text:p>0.000000</text:p>
          </table:table-cell>
          <table:table-cell table:formula="of:=[.I212]-[.I$1]/400" office:value-type="float" office:value="-0.178717969999997">
            <text:p>-0.178718</text:p>
          </table:table-cell>
          <table:table-cell table:formula="of:=[.J212]-[.J$1]/400" office:value-type="float" office:value="0.357435939999994">
            <text:p>0.357436</text:p>
          </table:table-cell>
          <table:table-cell table:formula="of:=[.K212]-[.K$1]/400" office:value-type="float" office:value="-0.178717969999997">
            <text:p>-0.178718</text:p>
          </table:table-cell>
          <table:table-cell table:formula="of:=[.L212]-[.L$1]/400" office:value-type="float" office:value="0">
            <text:p>0.000000</text:p>
          </table:table-cell>
          <table:table-cell table:formula="of:=[.M212]-[.M$1]/400" office:value-type="float" office:value="0.0820305100000006">
            <text:p>0.082031</text:p>
          </table:table-cell>
          <table:table-cell table:formula="of:=[.N212]-[.N$1]/400" office:value-type="float" office:value="-0.0820305100000006">
            <text:p>-0.082031</text:p>
          </table:table-cell>
          <table:table-cell table:formula="of:=[.O212]-[.O$1]/400" office:value-type="float" office:value="0">
            <text:p>0.000000</text:p>
          </table:table-cell>
          <table:table-cell table:formula="of:=[.P212]-[.P$1]/400" office:value-type="float" office:value="-0.246091529999996">
            <text:p>-0.246092</text:p>
          </table:table-cell>
          <table:table-cell table:formula="of:=[.Q212]-[.Q$1]/400" office:value-type="float" office:value="0">
            <text:p>0.000000</text:p>
          </table:table-cell>
          <table:table-cell table:formula="of:=[.R212]-[.R$1]/400" office:value-type="float" office:value="0">
            <text:p>0.000000</text:p>
          </table:table-cell>
          <table:table-cell table:formula="of:=[.S212]-[.S$1]/400" office:value-type="float" office:value="0">
            <text:p>0.000000</text:p>
          </table:table-cell>
          <table:table-cell table:formula="of:=[.T212]-[.T$1]/400" office:value-type="float" office:value="0.0820305100000006">
            <text:p>0.082031</text:p>
          </table:table-cell>
          <table:table-cell table:formula="of:=[.U212]-[.U$1]/400" office:value-type="float" office:value="0.0820305100000006">
            <text:p>0.082031</text:p>
          </table:table-cell>
          <table:table-cell table:formula="of:=[.V212]-[.V$1]/400" office:value-type="float" office:value="0">
            <text:p>0.000000</text:p>
          </table:table-cell>
          <table:table-cell table:formula="of:=[.W212]-[.W$1]/400" office:value-type="float" office:value="-0.246091529999996">
            <text:p>-0.246092</text:p>
          </table:table-cell>
          <table:table-cell table:formula="of:=[.X212]-[.X$1]/400" office:value-type="float" office:value="0">
            <text:p>0.000000</text:p>
          </table:table-cell>
          <table:table-cell table:formula="of:=[.Y212]-[.Y$1]/400" office:value-type="float" office:value="0">
            <text:p>0.000000</text:p>
          </table:table-cell>
          <table:table-cell table:formula="of:=[.Z212]-[.Z$1]/400" office:value-type="float" office:value="0">
            <text:p>0.000000</text:p>
          </table:table-cell>
          <table:table-cell table:formula="of:=[.AA212]-[.AA$1]/400" office:value-type="float" office:value="0">
            <text:p>0.000000</text:p>
          </table:table-cell>
          <table:table-cell table:formula="of:=[.AB212]-[.AB$1]/400" office:value-type="float" office:value="0">
            <text:p>0.000000</text:p>
          </table:table-cell>
          <table:table-cell table:formula="of:=[.AC212]-[.AC$1]/400" office:value-type="float" office:value="0">
            <text:p>0.000000</text:p>
          </table:table-cell>
          <table:table-cell table:formula="of:=[.AD212]-[.AD$1]/400" office:value-type="float" office:value="0">
            <text:p>0.000000</text:p>
          </table:table-cell>
        </table:table-row>
        <table:table-row table:style-name="ro1">
          <table:table-cell table:formula="of:=[.A213]-[.A$1]/400" office:value-type="float" office:value="0">
            <text:p>0.000000</text:p>
          </table:table-cell>
          <table:table-cell table:formula="of:=[.B213]-[.B$1]/400" office:value-type="float" office:value="0">
            <text:p>0.000000</text:p>
          </table:table-cell>
          <table:table-cell table:formula="of:=[.C213]-[.C$1]/400" office:value-type="float" office:value="-0.177767342499997">
            <text:p>-0.177767</text:p>
          </table:table-cell>
          <table:table-cell table:formula="of:=[.D213]-[.D$1]/400" office:value-type="float" office:value="0.355534684999994">
            <text:p>0.355535</text:p>
          </table:table-cell>
          <table:table-cell table:formula="of:=[.E213]-[.E$1]/400" office:value-type="float" office:value="-0.177767342499997">
            <text:p>-0.177767</text:p>
          </table:table-cell>
          <table:table-cell table:formula="of:=[.F213]-[.F$1]/400" office:value-type="float" office:value="0">
            <text:p>0.000000</text:p>
          </table:table-cell>
          <table:table-cell table:formula="of:=[.G213]-[.G$1]/400" office:value-type="float" office:value="0">
            <text:p>0.000000</text:p>
          </table:table-cell>
          <table:table-cell table:formula="of:=[.H213]-[.H$1]/400" office:value-type="float" office:value="0">
            <text:p>0.000000</text:p>
          </table:table-cell>
          <table:table-cell table:formula="of:=[.I213]-[.I$1]/400" office:value-type="float" office:value="-0.177767342499997">
            <text:p>-0.177767</text:p>
          </table:table-cell>
          <table:table-cell table:formula="of:=[.J213]-[.J$1]/400" office:value-type="float" office:value="0.355534684999994">
            <text:p>0.355535</text:p>
          </table:table-cell>
          <table:table-cell table:formula="of:=[.K213]-[.K$1]/400" office:value-type="float" office:value="-0.177767342499997">
            <text:p>-0.177767</text:p>
          </table:table-cell>
          <table:table-cell table:formula="of:=[.L213]-[.L$1]/400" office:value-type="float" office:value="0">
            <text:p>0.000000</text:p>
          </table:table-cell>
          <table:table-cell table:formula="of:=[.M213]-[.M$1]/400" office:value-type="float" office:value="0.0815941775000006">
            <text:p>0.081594</text:p>
          </table:table-cell>
          <table:table-cell table:formula="of:=[.N213]-[.N$1]/400" office:value-type="float" office:value="-0.0815941775000006">
            <text:p>-0.081594</text:p>
          </table:table-cell>
          <table:table-cell table:formula="of:=[.O213]-[.O$1]/400" office:value-type="float" office:value="0">
            <text:p>0.000000</text:p>
          </table:table-cell>
          <table:table-cell table:formula="of:=[.P213]-[.P$1]/400" office:value-type="float" office:value="-0.244782532499996">
            <text:p>-0.244783</text:p>
          </table:table-cell>
          <table:table-cell table:formula="of:=[.Q213]-[.Q$1]/400" office:value-type="float" office:value="0">
            <text:p>0.000000</text:p>
          </table:table-cell>
          <table:table-cell table:formula="of:=[.R213]-[.R$1]/400" office:value-type="float" office:value="0">
            <text:p>0.000000</text:p>
          </table:table-cell>
          <table:table-cell table:formula="of:=[.S213]-[.S$1]/400" office:value-type="float" office:value="0">
            <text:p>0.000000</text:p>
          </table:table-cell>
          <table:table-cell table:formula="of:=[.T213]-[.T$1]/400" office:value-type="float" office:value="0.0815941775000006">
            <text:p>0.081594</text:p>
          </table:table-cell>
          <table:table-cell table:formula="of:=[.U213]-[.U$1]/400" office:value-type="float" office:value="0.0815941775000006">
            <text:p>0.081594</text:p>
          </table:table-cell>
          <table:table-cell table:formula="of:=[.V213]-[.V$1]/400" office:value-type="float" office:value="0">
            <text:p>0.000000</text:p>
          </table:table-cell>
          <table:table-cell table:formula="of:=[.W213]-[.W$1]/400" office:value-type="float" office:value="-0.244782532499996">
            <text:p>-0.244783</text:p>
          </table:table-cell>
          <table:table-cell table:formula="of:=[.X213]-[.X$1]/400" office:value-type="float" office:value="0">
            <text:p>0.000000</text:p>
          </table:table-cell>
          <table:table-cell table:formula="of:=[.Y213]-[.Y$1]/400" office:value-type="float" office:value="0">
            <text:p>0.000000</text:p>
          </table:table-cell>
          <table:table-cell table:formula="of:=[.Z213]-[.Z$1]/400" office:value-type="float" office:value="0">
            <text:p>0.000000</text:p>
          </table:table-cell>
          <table:table-cell table:formula="of:=[.AA213]-[.AA$1]/400" office:value-type="float" office:value="0">
            <text:p>0.000000</text:p>
          </table:table-cell>
          <table:table-cell table:formula="of:=[.AB213]-[.AB$1]/400" office:value-type="float" office:value="0">
            <text:p>0.000000</text:p>
          </table:table-cell>
          <table:table-cell table:formula="of:=[.AC213]-[.AC$1]/400" office:value-type="float" office:value="0">
            <text:p>0.000000</text:p>
          </table:table-cell>
          <table:table-cell table:formula="of:=[.AD213]-[.AD$1]/400" office:value-type="float" office:value="0">
            <text:p>0.000000</text:p>
          </table:table-cell>
        </table:table-row>
        <table:table-row table:style-name="ro1">
          <table:table-cell table:formula="of:=[.A214]-[.A$1]/400" office:value-type="float" office:value="0">
            <text:p>0.000000</text:p>
          </table:table-cell>
          <table:table-cell table:formula="of:=[.B214]-[.B$1]/400" office:value-type="float" office:value="0">
            <text:p>0.000000</text:p>
          </table:table-cell>
          <table:table-cell table:formula="of:=[.C214]-[.C$1]/400" office:value-type="float" office:value="-0.176816714999997">
            <text:p>-0.176817</text:p>
          </table:table-cell>
          <table:table-cell table:formula="of:=[.D214]-[.D$1]/400" office:value-type="float" office:value="0.353633429999994">
            <text:p>0.353633</text:p>
          </table:table-cell>
          <table:table-cell table:formula="of:=[.E214]-[.E$1]/400" office:value-type="float" office:value="-0.176816714999997">
            <text:p>-0.176817</text:p>
          </table:table-cell>
          <table:table-cell table:formula="of:=[.F214]-[.F$1]/400" office:value-type="float" office:value="0">
            <text:p>0.000000</text:p>
          </table:table-cell>
          <table:table-cell table:formula="of:=[.G214]-[.G$1]/400" office:value-type="float" office:value="0">
            <text:p>0.000000</text:p>
          </table:table-cell>
          <table:table-cell table:formula="of:=[.H214]-[.H$1]/400" office:value-type="float" office:value="0">
            <text:p>0.000000</text:p>
          </table:table-cell>
          <table:table-cell table:formula="of:=[.I214]-[.I$1]/400" office:value-type="float" office:value="-0.176816714999997">
            <text:p>-0.176817</text:p>
          </table:table-cell>
          <table:table-cell table:formula="of:=[.J214]-[.J$1]/400" office:value-type="float" office:value="0.353633429999994">
            <text:p>0.353633</text:p>
          </table:table-cell>
          <table:table-cell table:formula="of:=[.K214]-[.K$1]/400" office:value-type="float" office:value="-0.176816714999997">
            <text:p>-0.176817</text:p>
          </table:table-cell>
          <table:table-cell table:formula="of:=[.L214]-[.L$1]/400" office:value-type="float" office:value="0">
            <text:p>0.000000</text:p>
          </table:table-cell>
          <table:table-cell table:formula="of:=[.M214]-[.M$1]/400" office:value-type="float" office:value="0.0811578450000006">
            <text:p>0.081158</text:p>
          </table:table-cell>
          <table:table-cell table:formula="of:=[.N214]-[.N$1]/400" office:value-type="float" office:value="-0.0811578450000006">
            <text:p>-0.081158</text:p>
          </table:table-cell>
          <table:table-cell table:formula="of:=[.O214]-[.O$1]/400" office:value-type="float" office:value="0">
            <text:p>0.000000</text:p>
          </table:table-cell>
          <table:table-cell table:formula="of:=[.P214]-[.P$1]/400" office:value-type="float" office:value="-0.243473534999996">
            <text:p>-0.243474</text:p>
          </table:table-cell>
          <table:table-cell table:formula="of:=[.Q214]-[.Q$1]/400" office:value-type="float" office:value="0">
            <text:p>0.000000</text:p>
          </table:table-cell>
          <table:table-cell table:formula="of:=[.R214]-[.R$1]/400" office:value-type="float" office:value="0">
            <text:p>0.000000</text:p>
          </table:table-cell>
          <table:table-cell table:formula="of:=[.S214]-[.S$1]/400" office:value-type="float" office:value="0">
            <text:p>0.000000</text:p>
          </table:table-cell>
          <table:table-cell table:formula="of:=[.T214]-[.T$1]/400" office:value-type="float" office:value="0.0811578450000006">
            <text:p>0.081158</text:p>
          </table:table-cell>
          <table:table-cell table:formula="of:=[.U214]-[.U$1]/400" office:value-type="float" office:value="0.0811578450000006">
            <text:p>0.081158</text:p>
          </table:table-cell>
          <table:table-cell table:formula="of:=[.V214]-[.V$1]/400" office:value-type="float" office:value="0">
            <text:p>0.000000</text:p>
          </table:table-cell>
          <table:table-cell table:formula="of:=[.W214]-[.W$1]/400" office:value-type="float" office:value="-0.243473534999996">
            <text:p>-0.243474</text:p>
          </table:table-cell>
          <table:table-cell table:formula="of:=[.X214]-[.X$1]/400" office:value-type="float" office:value="0">
            <text:p>0.000000</text:p>
          </table:table-cell>
          <table:table-cell table:formula="of:=[.Y214]-[.Y$1]/400" office:value-type="float" office:value="0">
            <text:p>0.000000</text:p>
          </table:table-cell>
          <table:table-cell table:formula="of:=[.Z214]-[.Z$1]/400" office:value-type="float" office:value="0">
            <text:p>0.000000</text:p>
          </table:table-cell>
          <table:table-cell table:formula="of:=[.AA214]-[.AA$1]/400" office:value-type="float" office:value="0">
            <text:p>0.000000</text:p>
          </table:table-cell>
          <table:table-cell table:formula="of:=[.AB214]-[.AB$1]/400" office:value-type="float" office:value="0">
            <text:p>0.000000</text:p>
          </table:table-cell>
          <table:table-cell table:formula="of:=[.AC214]-[.AC$1]/400" office:value-type="float" office:value="0">
            <text:p>0.000000</text:p>
          </table:table-cell>
          <table:table-cell table:formula="of:=[.AD214]-[.AD$1]/400" office:value-type="float" office:value="0">
            <text:p>0.000000</text:p>
          </table:table-cell>
        </table:table-row>
        <table:table-row table:style-name="ro1">
          <table:table-cell table:formula="of:=[.A215]-[.A$1]/400" office:value-type="float" office:value="0">
            <text:p>0.000000</text:p>
          </table:table-cell>
          <table:table-cell table:formula="of:=[.B215]-[.B$1]/400" office:value-type="float" office:value="0">
            <text:p>0.000000</text:p>
          </table:table-cell>
          <table:table-cell table:formula="of:=[.C215]-[.C$1]/400" office:value-type="float" office:value="-0.175866087499997">
            <text:p>-0.175866</text:p>
          </table:table-cell>
          <table:table-cell table:formula="of:=[.D215]-[.D$1]/400" office:value-type="float" office:value="0.351732174999994">
            <text:p>0.351732</text:p>
          </table:table-cell>
          <table:table-cell table:formula="of:=[.E215]-[.E$1]/400" office:value-type="float" office:value="-0.175866087499997">
            <text:p>-0.175866</text:p>
          </table:table-cell>
          <table:table-cell table:formula="of:=[.F215]-[.F$1]/400" office:value-type="float" office:value="0">
            <text:p>0.000000</text:p>
          </table:table-cell>
          <table:table-cell table:formula="of:=[.G215]-[.G$1]/400" office:value-type="float" office:value="0">
            <text:p>0.000000</text:p>
          </table:table-cell>
          <table:table-cell table:formula="of:=[.H215]-[.H$1]/400" office:value-type="float" office:value="0">
            <text:p>0.000000</text:p>
          </table:table-cell>
          <table:table-cell table:formula="of:=[.I215]-[.I$1]/400" office:value-type="float" office:value="-0.175866087499997">
            <text:p>-0.175866</text:p>
          </table:table-cell>
          <table:table-cell table:formula="of:=[.J215]-[.J$1]/400" office:value-type="float" office:value="0.351732174999994">
            <text:p>0.351732</text:p>
          </table:table-cell>
          <table:table-cell table:formula="of:=[.K215]-[.K$1]/400" office:value-type="float" office:value="-0.175866087499997">
            <text:p>-0.175866</text:p>
          </table:table-cell>
          <table:table-cell table:formula="of:=[.L215]-[.L$1]/400" office:value-type="float" office:value="0">
            <text:p>0.000000</text:p>
          </table:table-cell>
          <table:table-cell table:formula="of:=[.M215]-[.M$1]/400" office:value-type="float" office:value="0.0807215125000006">
            <text:p>0.080722</text:p>
          </table:table-cell>
          <table:table-cell table:formula="of:=[.N215]-[.N$1]/400" office:value-type="float" office:value="-0.0807215125000006">
            <text:p>-0.080722</text:p>
          </table:table-cell>
          <table:table-cell table:formula="of:=[.O215]-[.O$1]/400" office:value-type="float" office:value="0">
            <text:p>0.000000</text:p>
          </table:table-cell>
          <table:table-cell table:formula="of:=[.P215]-[.P$1]/400" office:value-type="float" office:value="-0.242164537499996">
            <text:p>-0.242165</text:p>
          </table:table-cell>
          <table:table-cell table:formula="of:=[.Q215]-[.Q$1]/400" office:value-type="float" office:value="0">
            <text:p>0.000000</text:p>
          </table:table-cell>
          <table:table-cell table:formula="of:=[.R215]-[.R$1]/400" office:value-type="float" office:value="0">
            <text:p>0.000000</text:p>
          </table:table-cell>
          <table:table-cell table:formula="of:=[.S215]-[.S$1]/400" office:value-type="float" office:value="0">
            <text:p>0.000000</text:p>
          </table:table-cell>
          <table:table-cell table:formula="of:=[.T215]-[.T$1]/400" office:value-type="float" office:value="0.0807215125000006">
            <text:p>0.080722</text:p>
          </table:table-cell>
          <table:table-cell table:formula="of:=[.U215]-[.U$1]/400" office:value-type="float" office:value="0.0807215125000006">
            <text:p>0.080722</text:p>
          </table:table-cell>
          <table:table-cell table:formula="of:=[.V215]-[.V$1]/400" office:value-type="float" office:value="0">
            <text:p>0.000000</text:p>
          </table:table-cell>
          <table:table-cell table:formula="of:=[.W215]-[.W$1]/400" office:value-type="float" office:value="-0.242164537499996">
            <text:p>-0.242165</text:p>
          </table:table-cell>
          <table:table-cell table:formula="of:=[.X215]-[.X$1]/400" office:value-type="float" office:value="0">
            <text:p>0.000000</text:p>
          </table:table-cell>
          <table:table-cell table:formula="of:=[.Y215]-[.Y$1]/400" office:value-type="float" office:value="0">
            <text:p>0.000000</text:p>
          </table:table-cell>
          <table:table-cell table:formula="of:=[.Z215]-[.Z$1]/400" office:value-type="float" office:value="0">
            <text:p>0.000000</text:p>
          </table:table-cell>
          <table:table-cell table:formula="of:=[.AA215]-[.AA$1]/400" office:value-type="float" office:value="0">
            <text:p>0.000000</text:p>
          </table:table-cell>
          <table:table-cell table:formula="of:=[.AB215]-[.AB$1]/400" office:value-type="float" office:value="0">
            <text:p>0.000000</text:p>
          </table:table-cell>
          <table:table-cell table:formula="of:=[.AC215]-[.AC$1]/400" office:value-type="float" office:value="0">
            <text:p>0.000000</text:p>
          </table:table-cell>
          <table:table-cell table:formula="of:=[.AD215]-[.AD$1]/400" office:value-type="float" office:value="0">
            <text:p>0.000000</text:p>
          </table:table-cell>
        </table:table-row>
        <table:table-row table:style-name="ro1">
          <table:table-cell table:formula="of:=[.A216]-[.A$1]/400" office:value-type="float" office:value="0">
            <text:p>0.000000</text:p>
          </table:table-cell>
          <table:table-cell table:formula="of:=[.B216]-[.B$1]/400" office:value-type="float" office:value="0">
            <text:p>0.000000</text:p>
          </table:table-cell>
          <table:table-cell table:formula="of:=[.C216]-[.C$1]/400" office:value-type="float" office:value="-0.174915459999997">
            <text:p>-0.174915</text:p>
          </table:table-cell>
          <table:table-cell table:formula="of:=[.D216]-[.D$1]/400" office:value-type="float" office:value="0.349830919999994">
            <text:p>0.349831</text:p>
          </table:table-cell>
          <table:table-cell table:formula="of:=[.E216]-[.E$1]/400" office:value-type="float" office:value="-0.174915459999997">
            <text:p>-0.174915</text:p>
          </table:table-cell>
          <table:table-cell table:formula="of:=[.F216]-[.F$1]/400" office:value-type="float" office:value="0">
            <text:p>0.000000</text:p>
          </table:table-cell>
          <table:table-cell table:formula="of:=[.G216]-[.G$1]/400" office:value-type="float" office:value="0">
            <text:p>0.000000</text:p>
          </table:table-cell>
          <table:table-cell table:formula="of:=[.H216]-[.H$1]/400" office:value-type="float" office:value="0">
            <text:p>0.000000</text:p>
          </table:table-cell>
          <table:table-cell table:formula="of:=[.I216]-[.I$1]/400" office:value-type="float" office:value="-0.174915459999997">
            <text:p>-0.174915</text:p>
          </table:table-cell>
          <table:table-cell table:formula="of:=[.J216]-[.J$1]/400" office:value-type="float" office:value="0.349830919999994">
            <text:p>0.349831</text:p>
          </table:table-cell>
          <table:table-cell table:formula="of:=[.K216]-[.K$1]/400" office:value-type="float" office:value="-0.174915459999997">
            <text:p>-0.174915</text:p>
          </table:table-cell>
          <table:table-cell table:formula="of:=[.L216]-[.L$1]/400" office:value-type="float" office:value="0">
            <text:p>0.000000</text:p>
          </table:table-cell>
          <table:table-cell table:formula="of:=[.M216]-[.M$1]/400" office:value-type="float" office:value="0.0802851800000006">
            <text:p>0.080285</text:p>
          </table:table-cell>
          <table:table-cell table:formula="of:=[.N216]-[.N$1]/400" office:value-type="float" office:value="-0.0802851800000006">
            <text:p>-0.080285</text:p>
          </table:table-cell>
          <table:table-cell table:formula="of:=[.O216]-[.O$1]/400" office:value-type="float" office:value="0">
            <text:p>0.000000</text:p>
          </table:table-cell>
          <table:table-cell table:formula="of:=[.P216]-[.P$1]/400" office:value-type="float" office:value="-0.240855539999996">
            <text:p>-0.240856</text:p>
          </table:table-cell>
          <table:table-cell table:formula="of:=[.Q216]-[.Q$1]/400" office:value-type="float" office:value="0">
            <text:p>0.000000</text:p>
          </table:table-cell>
          <table:table-cell table:formula="of:=[.R216]-[.R$1]/400" office:value-type="float" office:value="0">
            <text:p>0.000000</text:p>
          </table:table-cell>
          <table:table-cell table:formula="of:=[.S216]-[.S$1]/400" office:value-type="float" office:value="0">
            <text:p>0.000000</text:p>
          </table:table-cell>
          <table:table-cell table:formula="of:=[.T216]-[.T$1]/400" office:value-type="float" office:value="0.0802851800000006">
            <text:p>0.080285</text:p>
          </table:table-cell>
          <table:table-cell table:formula="of:=[.U216]-[.U$1]/400" office:value-type="float" office:value="0.0802851800000006">
            <text:p>0.080285</text:p>
          </table:table-cell>
          <table:table-cell table:formula="of:=[.V216]-[.V$1]/400" office:value-type="float" office:value="0">
            <text:p>0.000000</text:p>
          </table:table-cell>
          <table:table-cell table:formula="of:=[.W216]-[.W$1]/400" office:value-type="float" office:value="-0.240855539999996">
            <text:p>-0.240856</text:p>
          </table:table-cell>
          <table:table-cell table:formula="of:=[.X216]-[.X$1]/400" office:value-type="float" office:value="0">
            <text:p>0.000000</text:p>
          </table:table-cell>
          <table:table-cell table:formula="of:=[.Y216]-[.Y$1]/400" office:value-type="float" office:value="0">
            <text:p>0.000000</text:p>
          </table:table-cell>
          <table:table-cell table:formula="of:=[.Z216]-[.Z$1]/400" office:value-type="float" office:value="0">
            <text:p>0.000000</text:p>
          </table:table-cell>
          <table:table-cell table:formula="of:=[.AA216]-[.AA$1]/400" office:value-type="float" office:value="0">
            <text:p>0.000000</text:p>
          </table:table-cell>
          <table:table-cell table:formula="of:=[.AB216]-[.AB$1]/400" office:value-type="float" office:value="0">
            <text:p>0.000000</text:p>
          </table:table-cell>
          <table:table-cell table:formula="of:=[.AC216]-[.AC$1]/400" office:value-type="float" office:value="0">
            <text:p>0.000000</text:p>
          </table:table-cell>
          <table:table-cell table:formula="of:=[.AD216]-[.AD$1]/400" office:value-type="float" office:value="0">
            <text:p>0.000000</text:p>
          </table:table-cell>
        </table:table-row>
        <table:table-row table:style-name="ro1">
          <table:table-cell table:formula="of:=[.A217]-[.A$1]/400" office:value-type="float" office:value="0">
            <text:p>0.000000</text:p>
          </table:table-cell>
          <table:table-cell table:formula="of:=[.B217]-[.B$1]/400" office:value-type="float" office:value="0">
            <text:p>0.000000</text:p>
          </table:table-cell>
          <table:table-cell table:formula="of:=[.C217]-[.C$1]/400" office:value-type="float" office:value="-0.173964832499997">
            <text:p>-0.173965</text:p>
          </table:table-cell>
          <table:table-cell table:formula="of:=[.D217]-[.D$1]/400" office:value-type="float" office:value="0.347929664999994">
            <text:p>0.347930</text:p>
          </table:table-cell>
          <table:table-cell table:formula="of:=[.E217]-[.E$1]/400" office:value-type="float" office:value="-0.173964832499997">
            <text:p>-0.173965</text:p>
          </table:table-cell>
          <table:table-cell table:formula="of:=[.F217]-[.F$1]/400" office:value-type="float" office:value="0">
            <text:p>0.000000</text:p>
          </table:table-cell>
          <table:table-cell table:formula="of:=[.G217]-[.G$1]/400" office:value-type="float" office:value="0">
            <text:p>0.000000</text:p>
          </table:table-cell>
          <table:table-cell table:formula="of:=[.H217]-[.H$1]/400" office:value-type="float" office:value="0">
            <text:p>0.000000</text:p>
          </table:table-cell>
          <table:table-cell table:formula="of:=[.I217]-[.I$1]/400" office:value-type="float" office:value="-0.173964832499997">
            <text:p>-0.173965</text:p>
          </table:table-cell>
          <table:table-cell table:formula="of:=[.J217]-[.J$1]/400" office:value-type="float" office:value="0.347929664999994">
            <text:p>0.347930</text:p>
          </table:table-cell>
          <table:table-cell table:formula="of:=[.K217]-[.K$1]/400" office:value-type="float" office:value="-0.173964832499997">
            <text:p>-0.173965</text:p>
          </table:table-cell>
          <table:table-cell table:formula="of:=[.L217]-[.L$1]/400" office:value-type="float" office:value="0">
            <text:p>0.000000</text:p>
          </table:table-cell>
          <table:table-cell table:formula="of:=[.M217]-[.M$1]/400" office:value-type="float" office:value="0.0798488475000006">
            <text:p>0.079849</text:p>
          </table:table-cell>
          <table:table-cell table:formula="of:=[.N217]-[.N$1]/400" office:value-type="float" office:value="-0.0798488475000006">
            <text:p>-0.079849</text:p>
          </table:table-cell>
          <table:table-cell table:formula="of:=[.O217]-[.O$1]/400" office:value-type="float" office:value="0">
            <text:p>0.000000</text:p>
          </table:table-cell>
          <table:table-cell table:formula="of:=[.P217]-[.P$1]/400" office:value-type="float" office:value="-0.239546542499996">
            <text:p>-0.239547</text:p>
          </table:table-cell>
          <table:table-cell table:formula="of:=[.Q217]-[.Q$1]/400" office:value-type="float" office:value="0">
            <text:p>0.000000</text:p>
          </table:table-cell>
          <table:table-cell table:formula="of:=[.R217]-[.R$1]/400" office:value-type="float" office:value="0">
            <text:p>0.000000</text:p>
          </table:table-cell>
          <table:table-cell table:formula="of:=[.S217]-[.S$1]/400" office:value-type="float" office:value="0">
            <text:p>0.000000</text:p>
          </table:table-cell>
          <table:table-cell table:formula="of:=[.T217]-[.T$1]/400" office:value-type="float" office:value="0.0798488475000006">
            <text:p>0.079849</text:p>
          </table:table-cell>
          <table:table-cell table:formula="of:=[.U217]-[.U$1]/400" office:value-type="float" office:value="0.0798488475000006">
            <text:p>0.079849</text:p>
          </table:table-cell>
          <table:table-cell table:formula="of:=[.V217]-[.V$1]/400" office:value-type="float" office:value="0">
            <text:p>0.000000</text:p>
          </table:table-cell>
          <table:table-cell table:formula="of:=[.W217]-[.W$1]/400" office:value-type="float" office:value="-0.239546542499996">
            <text:p>-0.239547</text:p>
          </table:table-cell>
          <table:table-cell table:formula="of:=[.X217]-[.X$1]/400" office:value-type="float" office:value="0">
            <text:p>0.000000</text:p>
          </table:table-cell>
          <table:table-cell table:formula="of:=[.Y217]-[.Y$1]/400" office:value-type="float" office:value="0">
            <text:p>0.000000</text:p>
          </table:table-cell>
          <table:table-cell table:formula="of:=[.Z217]-[.Z$1]/400" office:value-type="float" office:value="0">
            <text:p>0.000000</text:p>
          </table:table-cell>
          <table:table-cell table:formula="of:=[.AA217]-[.AA$1]/400" office:value-type="float" office:value="0">
            <text:p>0.000000</text:p>
          </table:table-cell>
          <table:table-cell table:formula="of:=[.AB217]-[.AB$1]/400" office:value-type="float" office:value="0">
            <text:p>0.000000</text:p>
          </table:table-cell>
          <table:table-cell table:formula="of:=[.AC217]-[.AC$1]/400" office:value-type="float" office:value="0">
            <text:p>0.000000</text:p>
          </table:table-cell>
          <table:table-cell table:formula="of:=[.AD217]-[.AD$1]/400" office:value-type="float" office:value="0">
            <text:p>0.000000</text:p>
          </table:table-cell>
        </table:table-row>
        <table:table-row table:style-name="ro1">
          <table:table-cell table:formula="of:=[.A218]-[.A$1]/400" office:value-type="float" office:value="0">
            <text:p>0.000000</text:p>
          </table:table-cell>
          <table:table-cell table:formula="of:=[.B218]-[.B$1]/400" office:value-type="float" office:value="0">
            <text:p>0.000000</text:p>
          </table:table-cell>
          <table:table-cell table:formula="of:=[.C218]-[.C$1]/400" office:value-type="float" office:value="-0.173014204999997">
            <text:p>-0.173014</text:p>
          </table:table-cell>
          <table:table-cell table:formula="of:=[.D218]-[.D$1]/400" office:value-type="float" office:value="0.346028409999994">
            <text:p>0.346028</text:p>
          </table:table-cell>
          <table:table-cell table:formula="of:=[.E218]-[.E$1]/400" office:value-type="float" office:value="-0.173014204999997">
            <text:p>-0.173014</text:p>
          </table:table-cell>
          <table:table-cell table:formula="of:=[.F218]-[.F$1]/400" office:value-type="float" office:value="0">
            <text:p>0.000000</text:p>
          </table:table-cell>
          <table:table-cell table:formula="of:=[.G218]-[.G$1]/400" office:value-type="float" office:value="0">
            <text:p>0.000000</text:p>
          </table:table-cell>
          <table:table-cell table:formula="of:=[.H218]-[.H$1]/400" office:value-type="float" office:value="0">
            <text:p>0.000000</text:p>
          </table:table-cell>
          <table:table-cell table:formula="of:=[.I218]-[.I$1]/400" office:value-type="float" office:value="-0.173014204999997">
            <text:p>-0.173014</text:p>
          </table:table-cell>
          <table:table-cell table:formula="of:=[.J218]-[.J$1]/400" office:value-type="float" office:value="0.346028409999994">
            <text:p>0.346028</text:p>
          </table:table-cell>
          <table:table-cell table:formula="of:=[.K218]-[.K$1]/400" office:value-type="float" office:value="-0.173014204999997">
            <text:p>-0.173014</text:p>
          </table:table-cell>
          <table:table-cell table:formula="of:=[.L218]-[.L$1]/400" office:value-type="float" office:value="0">
            <text:p>0.000000</text:p>
          </table:table-cell>
          <table:table-cell table:formula="of:=[.M218]-[.M$1]/400" office:value-type="float" office:value="0.0794125150000006">
            <text:p>0.079413</text:p>
          </table:table-cell>
          <table:table-cell table:formula="of:=[.N218]-[.N$1]/400" office:value-type="float" office:value="-0.0794125150000006">
            <text:p>-0.079413</text:p>
          </table:table-cell>
          <table:table-cell table:formula="of:=[.O218]-[.O$1]/400" office:value-type="float" office:value="0">
            <text:p>0.000000</text:p>
          </table:table-cell>
          <table:table-cell table:formula="of:=[.P218]-[.P$1]/400" office:value-type="float" office:value="-0.238237544999996">
            <text:p>-0.238238</text:p>
          </table:table-cell>
          <table:table-cell table:formula="of:=[.Q218]-[.Q$1]/400" office:value-type="float" office:value="0">
            <text:p>0.000000</text:p>
          </table:table-cell>
          <table:table-cell table:formula="of:=[.R218]-[.R$1]/400" office:value-type="float" office:value="0">
            <text:p>0.000000</text:p>
          </table:table-cell>
          <table:table-cell table:formula="of:=[.S218]-[.S$1]/400" office:value-type="float" office:value="0">
            <text:p>0.000000</text:p>
          </table:table-cell>
          <table:table-cell table:formula="of:=[.T218]-[.T$1]/400" office:value-type="float" office:value="0.0794125150000006">
            <text:p>0.079413</text:p>
          </table:table-cell>
          <table:table-cell table:formula="of:=[.U218]-[.U$1]/400" office:value-type="float" office:value="0.0794125150000006">
            <text:p>0.079413</text:p>
          </table:table-cell>
          <table:table-cell table:formula="of:=[.V218]-[.V$1]/400" office:value-type="float" office:value="0">
            <text:p>0.000000</text:p>
          </table:table-cell>
          <table:table-cell table:formula="of:=[.W218]-[.W$1]/400" office:value-type="float" office:value="-0.238237544999996">
            <text:p>-0.238238</text:p>
          </table:table-cell>
          <table:table-cell table:formula="of:=[.X218]-[.X$1]/400" office:value-type="float" office:value="0">
            <text:p>0.000000</text:p>
          </table:table-cell>
          <table:table-cell table:formula="of:=[.Y218]-[.Y$1]/400" office:value-type="float" office:value="0">
            <text:p>0.000000</text:p>
          </table:table-cell>
          <table:table-cell table:formula="of:=[.Z218]-[.Z$1]/400" office:value-type="float" office:value="0">
            <text:p>0.000000</text:p>
          </table:table-cell>
          <table:table-cell table:formula="of:=[.AA218]-[.AA$1]/400" office:value-type="float" office:value="0">
            <text:p>0.000000</text:p>
          </table:table-cell>
          <table:table-cell table:formula="of:=[.AB218]-[.AB$1]/400" office:value-type="float" office:value="0">
            <text:p>0.000000</text:p>
          </table:table-cell>
          <table:table-cell table:formula="of:=[.AC218]-[.AC$1]/400" office:value-type="float" office:value="0">
            <text:p>0.000000</text:p>
          </table:table-cell>
          <table:table-cell table:formula="of:=[.AD218]-[.AD$1]/400" office:value-type="float" office:value="0">
            <text:p>0.000000</text:p>
          </table:table-cell>
        </table:table-row>
        <table:table-row table:style-name="ro1">
          <table:table-cell table:formula="of:=[.A219]-[.A$1]/400" office:value-type="float" office:value="0">
            <text:p>0.000000</text:p>
          </table:table-cell>
          <table:table-cell table:formula="of:=[.B219]-[.B$1]/400" office:value-type="float" office:value="0">
            <text:p>0.000000</text:p>
          </table:table-cell>
          <table:table-cell table:formula="of:=[.C219]-[.C$1]/400" office:value-type="float" office:value="-0.172063577499997">
            <text:p>-0.172064</text:p>
          </table:table-cell>
          <table:table-cell table:formula="of:=[.D219]-[.D$1]/400" office:value-type="float" office:value="0.344127154999994">
            <text:p>0.344127</text:p>
          </table:table-cell>
          <table:table-cell table:formula="of:=[.E219]-[.E$1]/400" office:value-type="float" office:value="-0.172063577499997">
            <text:p>-0.172064</text:p>
          </table:table-cell>
          <table:table-cell table:formula="of:=[.F219]-[.F$1]/400" office:value-type="float" office:value="0">
            <text:p>0.000000</text:p>
          </table:table-cell>
          <table:table-cell table:formula="of:=[.G219]-[.G$1]/400" office:value-type="float" office:value="0">
            <text:p>0.000000</text:p>
          </table:table-cell>
          <table:table-cell table:formula="of:=[.H219]-[.H$1]/400" office:value-type="float" office:value="0">
            <text:p>0.000000</text:p>
          </table:table-cell>
          <table:table-cell table:formula="of:=[.I219]-[.I$1]/400" office:value-type="float" office:value="-0.172063577499997">
            <text:p>-0.172064</text:p>
          </table:table-cell>
          <table:table-cell table:formula="of:=[.J219]-[.J$1]/400" office:value-type="float" office:value="0.344127154999994">
            <text:p>0.344127</text:p>
          </table:table-cell>
          <table:table-cell table:formula="of:=[.K219]-[.K$1]/400" office:value-type="float" office:value="-0.172063577499997">
            <text:p>-0.172064</text:p>
          </table:table-cell>
          <table:table-cell table:formula="of:=[.L219]-[.L$1]/400" office:value-type="float" office:value="0">
            <text:p>0.000000</text:p>
          </table:table-cell>
          <table:table-cell table:formula="of:=[.M219]-[.M$1]/400" office:value-type="float" office:value="0.0789761825000006">
            <text:p>0.078976</text:p>
          </table:table-cell>
          <table:table-cell table:formula="of:=[.N219]-[.N$1]/400" office:value-type="float" office:value="-0.0789761825000006">
            <text:p>-0.078976</text:p>
          </table:table-cell>
          <table:table-cell table:formula="of:=[.O219]-[.O$1]/400" office:value-type="float" office:value="0">
            <text:p>0.000000</text:p>
          </table:table-cell>
          <table:table-cell table:formula="of:=[.P219]-[.P$1]/400" office:value-type="float" office:value="-0.236928547499996">
            <text:p>-0.236929</text:p>
          </table:table-cell>
          <table:table-cell table:formula="of:=[.Q219]-[.Q$1]/400" office:value-type="float" office:value="0">
            <text:p>0.000000</text:p>
          </table:table-cell>
          <table:table-cell table:formula="of:=[.R219]-[.R$1]/400" office:value-type="float" office:value="0">
            <text:p>0.000000</text:p>
          </table:table-cell>
          <table:table-cell table:formula="of:=[.S219]-[.S$1]/400" office:value-type="float" office:value="0">
            <text:p>0.000000</text:p>
          </table:table-cell>
          <table:table-cell table:formula="of:=[.T219]-[.T$1]/400" office:value-type="float" office:value="0.0789761825000006">
            <text:p>0.078976</text:p>
          </table:table-cell>
          <table:table-cell table:formula="of:=[.U219]-[.U$1]/400" office:value-type="float" office:value="0.0789761825000006">
            <text:p>0.078976</text:p>
          </table:table-cell>
          <table:table-cell table:formula="of:=[.V219]-[.V$1]/400" office:value-type="float" office:value="0">
            <text:p>0.000000</text:p>
          </table:table-cell>
          <table:table-cell table:formula="of:=[.W219]-[.W$1]/400" office:value-type="float" office:value="-0.236928547499996">
            <text:p>-0.236929</text:p>
          </table:table-cell>
          <table:table-cell table:formula="of:=[.X219]-[.X$1]/400" office:value-type="float" office:value="0">
            <text:p>0.000000</text:p>
          </table:table-cell>
          <table:table-cell table:formula="of:=[.Y219]-[.Y$1]/400" office:value-type="float" office:value="0">
            <text:p>0.000000</text:p>
          </table:table-cell>
          <table:table-cell table:formula="of:=[.Z219]-[.Z$1]/400" office:value-type="float" office:value="0">
            <text:p>0.000000</text:p>
          </table:table-cell>
          <table:table-cell table:formula="of:=[.AA219]-[.AA$1]/400" office:value-type="float" office:value="0">
            <text:p>0.000000</text:p>
          </table:table-cell>
          <table:table-cell table:formula="of:=[.AB219]-[.AB$1]/400" office:value-type="float" office:value="0">
            <text:p>0.000000</text:p>
          </table:table-cell>
          <table:table-cell table:formula="of:=[.AC219]-[.AC$1]/400" office:value-type="float" office:value="0">
            <text:p>0.000000</text:p>
          </table:table-cell>
          <table:table-cell table:formula="of:=[.AD219]-[.AD$1]/400" office:value-type="float" office:value="0">
            <text:p>0.000000</text:p>
          </table:table-cell>
        </table:table-row>
        <table:table-row table:style-name="ro1">
          <table:table-cell table:formula="of:=[.A220]-[.A$1]/400" office:value-type="float" office:value="0">
            <text:p>0.000000</text:p>
          </table:table-cell>
          <table:table-cell table:formula="of:=[.B220]-[.B$1]/400" office:value-type="float" office:value="0">
            <text:p>0.000000</text:p>
          </table:table-cell>
          <table:table-cell table:formula="of:=[.C220]-[.C$1]/400" office:value-type="float" office:value="-0.171112949999997">
            <text:p>-0.171113</text:p>
          </table:table-cell>
          <table:table-cell table:formula="of:=[.D220]-[.D$1]/400" office:value-type="float" office:value="0.342225899999994">
            <text:p>0.342226</text:p>
          </table:table-cell>
          <table:table-cell table:formula="of:=[.E220]-[.E$1]/400" office:value-type="float" office:value="-0.171112949999997">
            <text:p>-0.171113</text:p>
          </table:table-cell>
          <table:table-cell table:formula="of:=[.F220]-[.F$1]/400" office:value-type="float" office:value="0">
            <text:p>0.000000</text:p>
          </table:table-cell>
          <table:table-cell table:formula="of:=[.G220]-[.G$1]/400" office:value-type="float" office:value="0">
            <text:p>0.000000</text:p>
          </table:table-cell>
          <table:table-cell table:formula="of:=[.H220]-[.H$1]/400" office:value-type="float" office:value="0">
            <text:p>0.000000</text:p>
          </table:table-cell>
          <table:table-cell table:formula="of:=[.I220]-[.I$1]/400" office:value-type="float" office:value="-0.171112949999997">
            <text:p>-0.171113</text:p>
          </table:table-cell>
          <table:table-cell table:formula="of:=[.J220]-[.J$1]/400" office:value-type="float" office:value="0.342225899999994">
            <text:p>0.342226</text:p>
          </table:table-cell>
          <table:table-cell table:formula="of:=[.K220]-[.K$1]/400" office:value-type="float" office:value="-0.171112949999997">
            <text:p>-0.171113</text:p>
          </table:table-cell>
          <table:table-cell table:formula="of:=[.L220]-[.L$1]/400" office:value-type="float" office:value="0">
            <text:p>0.000000</text:p>
          </table:table-cell>
          <table:table-cell table:formula="of:=[.M220]-[.M$1]/400" office:value-type="float" office:value="0.0785398500000006">
            <text:p>0.078540</text:p>
          </table:table-cell>
          <table:table-cell table:formula="of:=[.N220]-[.N$1]/400" office:value-type="float" office:value="-0.0785398500000006">
            <text:p>-0.078540</text:p>
          </table:table-cell>
          <table:table-cell table:formula="of:=[.O220]-[.O$1]/400" office:value-type="float" office:value="0">
            <text:p>0.000000</text:p>
          </table:table-cell>
          <table:table-cell table:formula="of:=[.P220]-[.P$1]/400" office:value-type="float" office:value="-0.235619549999996">
            <text:p>-0.235620</text:p>
          </table:table-cell>
          <table:table-cell table:formula="of:=[.Q220]-[.Q$1]/400" office:value-type="float" office:value="0">
            <text:p>0.000000</text:p>
          </table:table-cell>
          <table:table-cell table:formula="of:=[.R220]-[.R$1]/400" office:value-type="float" office:value="0">
            <text:p>0.000000</text:p>
          </table:table-cell>
          <table:table-cell table:formula="of:=[.S220]-[.S$1]/400" office:value-type="float" office:value="0">
            <text:p>0.000000</text:p>
          </table:table-cell>
          <table:table-cell table:formula="of:=[.T220]-[.T$1]/400" office:value-type="float" office:value="0.0785398500000006">
            <text:p>0.078540</text:p>
          </table:table-cell>
          <table:table-cell table:formula="of:=[.U220]-[.U$1]/400" office:value-type="float" office:value="0.0785398500000006">
            <text:p>0.078540</text:p>
          </table:table-cell>
          <table:table-cell table:formula="of:=[.V220]-[.V$1]/400" office:value-type="float" office:value="0">
            <text:p>0.000000</text:p>
          </table:table-cell>
          <table:table-cell table:formula="of:=[.W220]-[.W$1]/400" office:value-type="float" office:value="-0.235619549999996">
            <text:p>-0.235620</text:p>
          </table:table-cell>
          <table:table-cell table:formula="of:=[.X220]-[.X$1]/400" office:value-type="float" office:value="0">
            <text:p>0.000000</text:p>
          </table:table-cell>
          <table:table-cell table:formula="of:=[.Y220]-[.Y$1]/400" office:value-type="float" office:value="0">
            <text:p>0.000000</text:p>
          </table:table-cell>
          <table:table-cell table:formula="of:=[.Z220]-[.Z$1]/400" office:value-type="float" office:value="0">
            <text:p>0.000000</text:p>
          </table:table-cell>
          <table:table-cell table:formula="of:=[.AA220]-[.AA$1]/400" office:value-type="float" office:value="0">
            <text:p>0.000000</text:p>
          </table:table-cell>
          <table:table-cell table:formula="of:=[.AB220]-[.AB$1]/400" office:value-type="float" office:value="0">
            <text:p>0.000000</text:p>
          </table:table-cell>
          <table:table-cell table:formula="of:=[.AC220]-[.AC$1]/400" office:value-type="float" office:value="0">
            <text:p>0.000000</text:p>
          </table:table-cell>
          <table:table-cell table:formula="of:=[.AD220]-[.AD$1]/400" office:value-type="float" office:value="0">
            <text:p>0.000000</text:p>
          </table:table-cell>
        </table:table-row>
        <table:table-row table:style-name="ro1">
          <table:table-cell table:formula="of:=[.A221]-[.A$1]/400" office:value-type="float" office:value="0">
            <text:p>0.000000</text:p>
          </table:table-cell>
          <table:table-cell table:formula="of:=[.B221]-[.B$1]/400" office:value-type="float" office:value="0">
            <text:p>0.000000</text:p>
          </table:table-cell>
          <table:table-cell table:formula="of:=[.C221]-[.C$1]/400" office:value-type="float" office:value="-0.170162322499997">
            <text:p>-0.170162</text:p>
          </table:table-cell>
          <table:table-cell table:formula="of:=[.D221]-[.D$1]/400" office:value-type="float" office:value="0.340324644999994">
            <text:p>0.340325</text:p>
          </table:table-cell>
          <table:table-cell table:formula="of:=[.E221]-[.E$1]/400" office:value-type="float" office:value="-0.170162322499997">
            <text:p>-0.170162</text:p>
          </table:table-cell>
          <table:table-cell table:formula="of:=[.F221]-[.F$1]/400" office:value-type="float" office:value="0">
            <text:p>0.000000</text:p>
          </table:table-cell>
          <table:table-cell table:formula="of:=[.G221]-[.G$1]/400" office:value-type="float" office:value="0">
            <text:p>0.000000</text:p>
          </table:table-cell>
          <table:table-cell table:formula="of:=[.H221]-[.H$1]/400" office:value-type="float" office:value="0">
            <text:p>0.000000</text:p>
          </table:table-cell>
          <table:table-cell table:formula="of:=[.I221]-[.I$1]/400" office:value-type="float" office:value="-0.170162322499997">
            <text:p>-0.170162</text:p>
          </table:table-cell>
          <table:table-cell table:formula="of:=[.J221]-[.J$1]/400" office:value-type="float" office:value="0.340324644999994">
            <text:p>0.340325</text:p>
          </table:table-cell>
          <table:table-cell table:formula="of:=[.K221]-[.K$1]/400" office:value-type="float" office:value="-0.170162322499997">
            <text:p>-0.170162</text:p>
          </table:table-cell>
          <table:table-cell table:formula="of:=[.L221]-[.L$1]/400" office:value-type="float" office:value="0">
            <text:p>0.000000</text:p>
          </table:table-cell>
          <table:table-cell table:formula="of:=[.M221]-[.M$1]/400" office:value-type="float" office:value="0.0781035175000006">
            <text:p>0.078104</text:p>
          </table:table-cell>
          <table:table-cell table:formula="of:=[.N221]-[.N$1]/400" office:value-type="float" office:value="-0.0781035175000006">
            <text:p>-0.078104</text:p>
          </table:table-cell>
          <table:table-cell table:formula="of:=[.O221]-[.O$1]/400" office:value-type="float" office:value="0">
            <text:p>0.000000</text:p>
          </table:table-cell>
          <table:table-cell table:formula="of:=[.P221]-[.P$1]/400" office:value-type="float" office:value="-0.234310552499996">
            <text:p>-0.234311</text:p>
          </table:table-cell>
          <table:table-cell table:formula="of:=[.Q221]-[.Q$1]/400" office:value-type="float" office:value="0">
            <text:p>0.000000</text:p>
          </table:table-cell>
          <table:table-cell table:formula="of:=[.R221]-[.R$1]/400" office:value-type="float" office:value="0">
            <text:p>0.000000</text:p>
          </table:table-cell>
          <table:table-cell table:formula="of:=[.S221]-[.S$1]/400" office:value-type="float" office:value="0">
            <text:p>0.000000</text:p>
          </table:table-cell>
          <table:table-cell table:formula="of:=[.T221]-[.T$1]/400" office:value-type="float" office:value="0.0781035175000006">
            <text:p>0.078104</text:p>
          </table:table-cell>
          <table:table-cell table:formula="of:=[.U221]-[.U$1]/400" office:value-type="float" office:value="0.0781035175000006">
            <text:p>0.078104</text:p>
          </table:table-cell>
          <table:table-cell table:formula="of:=[.V221]-[.V$1]/400" office:value-type="float" office:value="0">
            <text:p>0.000000</text:p>
          </table:table-cell>
          <table:table-cell table:formula="of:=[.W221]-[.W$1]/400" office:value-type="float" office:value="-0.234310552499996">
            <text:p>-0.234311</text:p>
          </table:table-cell>
          <table:table-cell table:formula="of:=[.X221]-[.X$1]/400" office:value-type="float" office:value="0">
            <text:p>0.000000</text:p>
          </table:table-cell>
          <table:table-cell table:formula="of:=[.Y221]-[.Y$1]/400" office:value-type="float" office:value="0">
            <text:p>0.000000</text:p>
          </table:table-cell>
          <table:table-cell table:formula="of:=[.Z221]-[.Z$1]/400" office:value-type="float" office:value="0">
            <text:p>0.000000</text:p>
          </table:table-cell>
          <table:table-cell table:formula="of:=[.AA221]-[.AA$1]/400" office:value-type="float" office:value="0">
            <text:p>0.000000</text:p>
          </table:table-cell>
          <table:table-cell table:formula="of:=[.AB221]-[.AB$1]/400" office:value-type="float" office:value="0">
            <text:p>0.000000</text:p>
          </table:table-cell>
          <table:table-cell table:formula="of:=[.AC221]-[.AC$1]/400" office:value-type="float" office:value="0">
            <text:p>0.000000</text:p>
          </table:table-cell>
          <table:table-cell table:formula="of:=[.AD221]-[.AD$1]/400" office:value-type="float" office:value="0">
            <text:p>0.000000</text:p>
          </table:table-cell>
        </table:table-row>
        <table:table-row table:style-name="ro1">
          <table:table-cell table:formula="of:=[.A222]-[.A$1]/400" office:value-type="float" office:value="0">
            <text:p>0.000000</text:p>
          </table:table-cell>
          <table:table-cell table:formula="of:=[.B222]-[.B$1]/400" office:value-type="float" office:value="0">
            <text:p>0.000000</text:p>
          </table:table-cell>
          <table:table-cell table:formula="of:=[.C222]-[.C$1]/400" office:value-type="float" office:value="-0.169211694999997">
            <text:p>-0.169212</text:p>
          </table:table-cell>
          <table:table-cell table:formula="of:=[.D222]-[.D$1]/400" office:value-type="float" office:value="0.338423389999994">
            <text:p>0.338423</text:p>
          </table:table-cell>
          <table:table-cell table:formula="of:=[.E222]-[.E$1]/400" office:value-type="float" office:value="-0.169211694999997">
            <text:p>-0.169212</text:p>
          </table:table-cell>
          <table:table-cell table:formula="of:=[.F222]-[.F$1]/400" office:value-type="float" office:value="0">
            <text:p>0.000000</text:p>
          </table:table-cell>
          <table:table-cell table:formula="of:=[.G222]-[.G$1]/400" office:value-type="float" office:value="0">
            <text:p>0.000000</text:p>
          </table:table-cell>
          <table:table-cell table:formula="of:=[.H222]-[.H$1]/400" office:value-type="float" office:value="0">
            <text:p>0.000000</text:p>
          </table:table-cell>
          <table:table-cell table:formula="of:=[.I222]-[.I$1]/400" office:value-type="float" office:value="-0.169211694999997">
            <text:p>-0.169212</text:p>
          </table:table-cell>
          <table:table-cell table:formula="of:=[.J222]-[.J$1]/400" office:value-type="float" office:value="0.338423389999994">
            <text:p>0.338423</text:p>
          </table:table-cell>
          <table:table-cell table:formula="of:=[.K222]-[.K$1]/400" office:value-type="float" office:value="-0.169211694999997">
            <text:p>-0.169212</text:p>
          </table:table-cell>
          <table:table-cell table:formula="of:=[.L222]-[.L$1]/400" office:value-type="float" office:value="0">
            <text:p>0.000000</text:p>
          </table:table-cell>
          <table:table-cell table:formula="of:=[.M222]-[.M$1]/400" office:value-type="float" office:value="0.0776671850000006">
            <text:p>0.077667</text:p>
          </table:table-cell>
          <table:table-cell table:formula="of:=[.N222]-[.N$1]/400" office:value-type="float" office:value="-0.0776671850000006">
            <text:p>-0.077667</text:p>
          </table:table-cell>
          <table:table-cell table:formula="of:=[.O222]-[.O$1]/400" office:value-type="float" office:value="0">
            <text:p>0.000000</text:p>
          </table:table-cell>
          <table:table-cell table:formula="of:=[.P222]-[.P$1]/400" office:value-type="float" office:value="-0.233001554999996">
            <text:p>-0.233002</text:p>
          </table:table-cell>
          <table:table-cell table:formula="of:=[.Q222]-[.Q$1]/400" office:value-type="float" office:value="0">
            <text:p>0.000000</text:p>
          </table:table-cell>
          <table:table-cell table:formula="of:=[.R222]-[.R$1]/400" office:value-type="float" office:value="0">
            <text:p>0.000000</text:p>
          </table:table-cell>
          <table:table-cell table:formula="of:=[.S222]-[.S$1]/400" office:value-type="float" office:value="0">
            <text:p>0.000000</text:p>
          </table:table-cell>
          <table:table-cell table:formula="of:=[.T222]-[.T$1]/400" office:value-type="float" office:value="0.0776671850000006">
            <text:p>0.077667</text:p>
          </table:table-cell>
          <table:table-cell table:formula="of:=[.U222]-[.U$1]/400" office:value-type="float" office:value="0.0776671850000006">
            <text:p>0.077667</text:p>
          </table:table-cell>
          <table:table-cell table:formula="of:=[.V222]-[.V$1]/400" office:value-type="float" office:value="0">
            <text:p>0.000000</text:p>
          </table:table-cell>
          <table:table-cell table:formula="of:=[.W222]-[.W$1]/400" office:value-type="float" office:value="-0.233001554999996">
            <text:p>-0.233002</text:p>
          </table:table-cell>
          <table:table-cell table:formula="of:=[.X222]-[.X$1]/400" office:value-type="float" office:value="0">
            <text:p>0.000000</text:p>
          </table:table-cell>
          <table:table-cell table:formula="of:=[.Y222]-[.Y$1]/400" office:value-type="float" office:value="0">
            <text:p>0.000000</text:p>
          </table:table-cell>
          <table:table-cell table:formula="of:=[.Z222]-[.Z$1]/400" office:value-type="float" office:value="0">
            <text:p>0.000000</text:p>
          </table:table-cell>
          <table:table-cell table:formula="of:=[.AA222]-[.AA$1]/400" office:value-type="float" office:value="0">
            <text:p>0.000000</text:p>
          </table:table-cell>
          <table:table-cell table:formula="of:=[.AB222]-[.AB$1]/400" office:value-type="float" office:value="0">
            <text:p>0.000000</text:p>
          </table:table-cell>
          <table:table-cell table:formula="of:=[.AC222]-[.AC$1]/400" office:value-type="float" office:value="0">
            <text:p>0.000000</text:p>
          </table:table-cell>
          <table:table-cell table:formula="of:=[.AD222]-[.AD$1]/400" office:value-type="float" office:value="0">
            <text:p>0.000000</text:p>
          </table:table-cell>
        </table:table-row>
        <table:table-row table:style-name="ro1">
          <table:table-cell table:formula="of:=[.A223]-[.A$1]/400" office:value-type="float" office:value="0">
            <text:p>0.000000</text:p>
          </table:table-cell>
          <table:table-cell table:formula="of:=[.B223]-[.B$1]/400" office:value-type="float" office:value="0">
            <text:p>0.000000</text:p>
          </table:table-cell>
          <table:table-cell table:formula="of:=[.C223]-[.C$1]/400" office:value-type="float" office:value="-0.168261067499997">
            <text:p>-0.168261</text:p>
          </table:table-cell>
          <table:table-cell table:formula="of:=[.D223]-[.D$1]/400" office:value-type="float" office:value="0.336522134999994">
            <text:p>0.336522</text:p>
          </table:table-cell>
          <table:table-cell table:formula="of:=[.E223]-[.E$1]/400" office:value-type="float" office:value="-0.168261067499997">
            <text:p>-0.168261</text:p>
          </table:table-cell>
          <table:table-cell table:formula="of:=[.F223]-[.F$1]/400" office:value-type="float" office:value="0">
            <text:p>0.000000</text:p>
          </table:table-cell>
          <table:table-cell table:formula="of:=[.G223]-[.G$1]/400" office:value-type="float" office:value="0">
            <text:p>0.000000</text:p>
          </table:table-cell>
          <table:table-cell table:formula="of:=[.H223]-[.H$1]/400" office:value-type="float" office:value="0">
            <text:p>0.000000</text:p>
          </table:table-cell>
          <table:table-cell table:formula="of:=[.I223]-[.I$1]/400" office:value-type="float" office:value="-0.168261067499997">
            <text:p>-0.168261</text:p>
          </table:table-cell>
          <table:table-cell table:formula="of:=[.J223]-[.J$1]/400" office:value-type="float" office:value="0.336522134999994">
            <text:p>0.336522</text:p>
          </table:table-cell>
          <table:table-cell table:formula="of:=[.K223]-[.K$1]/400" office:value-type="float" office:value="-0.168261067499997">
            <text:p>-0.168261</text:p>
          </table:table-cell>
          <table:table-cell table:formula="of:=[.L223]-[.L$1]/400" office:value-type="float" office:value="0">
            <text:p>0.000000</text:p>
          </table:table-cell>
          <table:table-cell table:formula="of:=[.M223]-[.M$1]/400" office:value-type="float" office:value="0.0772308525000006">
            <text:p>0.077231</text:p>
          </table:table-cell>
          <table:table-cell table:formula="of:=[.N223]-[.N$1]/400" office:value-type="float" office:value="-0.0772308525000006">
            <text:p>-0.077231</text:p>
          </table:table-cell>
          <table:table-cell table:formula="of:=[.O223]-[.O$1]/400" office:value-type="float" office:value="0">
            <text:p>0.000000</text:p>
          </table:table-cell>
          <table:table-cell table:formula="of:=[.P223]-[.P$1]/400" office:value-type="float" office:value="-0.231692557499996">
            <text:p>-0.231693</text:p>
          </table:table-cell>
          <table:table-cell table:formula="of:=[.Q223]-[.Q$1]/400" office:value-type="float" office:value="0">
            <text:p>0.000000</text:p>
          </table:table-cell>
          <table:table-cell table:formula="of:=[.R223]-[.R$1]/400" office:value-type="float" office:value="0">
            <text:p>0.000000</text:p>
          </table:table-cell>
          <table:table-cell table:formula="of:=[.S223]-[.S$1]/400" office:value-type="float" office:value="0">
            <text:p>0.000000</text:p>
          </table:table-cell>
          <table:table-cell table:formula="of:=[.T223]-[.T$1]/400" office:value-type="float" office:value="0.0772308525000006">
            <text:p>0.077231</text:p>
          </table:table-cell>
          <table:table-cell table:formula="of:=[.U223]-[.U$1]/400" office:value-type="float" office:value="0.0772308525000006">
            <text:p>0.077231</text:p>
          </table:table-cell>
          <table:table-cell table:formula="of:=[.V223]-[.V$1]/400" office:value-type="float" office:value="0">
            <text:p>0.000000</text:p>
          </table:table-cell>
          <table:table-cell table:formula="of:=[.W223]-[.W$1]/400" office:value-type="float" office:value="-0.231692557499996">
            <text:p>-0.231693</text:p>
          </table:table-cell>
          <table:table-cell table:formula="of:=[.X223]-[.X$1]/400" office:value-type="float" office:value="0">
            <text:p>0.000000</text:p>
          </table:table-cell>
          <table:table-cell table:formula="of:=[.Y223]-[.Y$1]/400" office:value-type="float" office:value="0">
            <text:p>0.000000</text:p>
          </table:table-cell>
          <table:table-cell table:formula="of:=[.Z223]-[.Z$1]/400" office:value-type="float" office:value="0">
            <text:p>0.000000</text:p>
          </table:table-cell>
          <table:table-cell table:formula="of:=[.AA223]-[.AA$1]/400" office:value-type="float" office:value="0">
            <text:p>0.000000</text:p>
          </table:table-cell>
          <table:table-cell table:formula="of:=[.AB223]-[.AB$1]/400" office:value-type="float" office:value="0">
            <text:p>0.000000</text:p>
          </table:table-cell>
          <table:table-cell table:formula="of:=[.AC223]-[.AC$1]/400" office:value-type="float" office:value="0">
            <text:p>0.000000</text:p>
          </table:table-cell>
          <table:table-cell table:formula="of:=[.AD223]-[.AD$1]/400" office:value-type="float" office:value="0">
            <text:p>0.000000</text:p>
          </table:table-cell>
        </table:table-row>
        <table:table-row table:style-name="ro1">
          <table:table-cell table:formula="of:=[.A224]-[.A$1]/400" office:value-type="float" office:value="0">
            <text:p>0.000000</text:p>
          </table:table-cell>
          <table:table-cell table:formula="of:=[.B224]-[.B$1]/400" office:value-type="float" office:value="0">
            <text:p>0.000000</text:p>
          </table:table-cell>
          <table:table-cell table:formula="of:=[.C224]-[.C$1]/400" office:value-type="float" office:value="-0.167310439999997">
            <text:p>-0.167310</text:p>
          </table:table-cell>
          <table:table-cell table:formula="of:=[.D224]-[.D$1]/400" office:value-type="float" office:value="0.334620879999994">
            <text:p>0.334621</text:p>
          </table:table-cell>
          <table:table-cell table:formula="of:=[.E224]-[.E$1]/400" office:value-type="float" office:value="-0.167310439999997">
            <text:p>-0.167310</text:p>
          </table:table-cell>
          <table:table-cell table:formula="of:=[.F224]-[.F$1]/400" office:value-type="float" office:value="0">
            <text:p>0.000000</text:p>
          </table:table-cell>
          <table:table-cell table:formula="of:=[.G224]-[.G$1]/400" office:value-type="float" office:value="0">
            <text:p>0.000000</text:p>
          </table:table-cell>
          <table:table-cell table:formula="of:=[.H224]-[.H$1]/400" office:value-type="float" office:value="0">
            <text:p>0.000000</text:p>
          </table:table-cell>
          <table:table-cell table:formula="of:=[.I224]-[.I$1]/400" office:value-type="float" office:value="-0.167310439999997">
            <text:p>-0.167310</text:p>
          </table:table-cell>
          <table:table-cell table:formula="of:=[.J224]-[.J$1]/400" office:value-type="float" office:value="0.334620879999994">
            <text:p>0.334621</text:p>
          </table:table-cell>
          <table:table-cell table:formula="of:=[.K224]-[.K$1]/400" office:value-type="float" office:value="-0.167310439999997">
            <text:p>-0.167310</text:p>
          </table:table-cell>
          <table:table-cell table:formula="of:=[.L224]-[.L$1]/400" office:value-type="float" office:value="0">
            <text:p>0.000000</text:p>
          </table:table-cell>
          <table:table-cell table:formula="of:=[.M224]-[.M$1]/400" office:value-type="float" office:value="0.0767945200000006">
            <text:p>0.076795</text:p>
          </table:table-cell>
          <table:table-cell table:formula="of:=[.N224]-[.N$1]/400" office:value-type="float" office:value="-0.0767945200000006">
            <text:p>-0.076795</text:p>
          </table:table-cell>
          <table:table-cell table:formula="of:=[.O224]-[.O$1]/400" office:value-type="float" office:value="0">
            <text:p>0.000000</text:p>
          </table:table-cell>
          <table:table-cell table:formula="of:=[.P224]-[.P$1]/400" office:value-type="float" office:value="-0.230383559999996">
            <text:p>-0.230384</text:p>
          </table:table-cell>
          <table:table-cell table:formula="of:=[.Q224]-[.Q$1]/400" office:value-type="float" office:value="0">
            <text:p>0.000000</text:p>
          </table:table-cell>
          <table:table-cell table:formula="of:=[.R224]-[.R$1]/400" office:value-type="float" office:value="0">
            <text:p>0.000000</text:p>
          </table:table-cell>
          <table:table-cell table:formula="of:=[.S224]-[.S$1]/400" office:value-type="float" office:value="0">
            <text:p>0.000000</text:p>
          </table:table-cell>
          <table:table-cell table:formula="of:=[.T224]-[.T$1]/400" office:value-type="float" office:value="0.0767945200000006">
            <text:p>0.076795</text:p>
          </table:table-cell>
          <table:table-cell table:formula="of:=[.U224]-[.U$1]/400" office:value-type="float" office:value="0.0767945200000006">
            <text:p>0.076795</text:p>
          </table:table-cell>
          <table:table-cell table:formula="of:=[.V224]-[.V$1]/400" office:value-type="float" office:value="0">
            <text:p>0.000000</text:p>
          </table:table-cell>
          <table:table-cell table:formula="of:=[.W224]-[.W$1]/400" office:value-type="float" office:value="-0.230383559999996">
            <text:p>-0.230384</text:p>
          </table:table-cell>
          <table:table-cell table:formula="of:=[.X224]-[.X$1]/400" office:value-type="float" office:value="0">
            <text:p>0.000000</text:p>
          </table:table-cell>
          <table:table-cell table:formula="of:=[.Y224]-[.Y$1]/400" office:value-type="float" office:value="0">
            <text:p>0.000000</text:p>
          </table:table-cell>
          <table:table-cell table:formula="of:=[.Z224]-[.Z$1]/400" office:value-type="float" office:value="0">
            <text:p>0.000000</text:p>
          </table:table-cell>
          <table:table-cell table:formula="of:=[.AA224]-[.AA$1]/400" office:value-type="float" office:value="0">
            <text:p>0.000000</text:p>
          </table:table-cell>
          <table:table-cell table:formula="of:=[.AB224]-[.AB$1]/400" office:value-type="float" office:value="0">
            <text:p>0.000000</text:p>
          </table:table-cell>
          <table:table-cell table:formula="of:=[.AC224]-[.AC$1]/400" office:value-type="float" office:value="0">
            <text:p>0.000000</text:p>
          </table:table-cell>
          <table:table-cell table:formula="of:=[.AD224]-[.AD$1]/400" office:value-type="float" office:value="0">
            <text:p>0.000000</text:p>
          </table:table-cell>
        </table:table-row>
        <table:table-row table:style-name="ro1">
          <table:table-cell table:formula="of:=[.A225]-[.A$1]/400" office:value-type="float" office:value="0">
            <text:p>0.000000</text:p>
          </table:table-cell>
          <table:table-cell table:formula="of:=[.B225]-[.B$1]/400" office:value-type="float" office:value="0">
            <text:p>0.000000</text:p>
          </table:table-cell>
          <table:table-cell table:formula="of:=[.C225]-[.C$1]/400" office:value-type="float" office:value="-0.166359812499997">
            <text:p>-0.166360</text:p>
          </table:table-cell>
          <table:table-cell table:formula="of:=[.D225]-[.D$1]/400" office:value-type="float" office:value="0.332719624999994">
            <text:p>0.332720</text:p>
          </table:table-cell>
          <table:table-cell table:formula="of:=[.E225]-[.E$1]/400" office:value-type="float" office:value="-0.166359812499997">
            <text:p>-0.166360</text:p>
          </table:table-cell>
          <table:table-cell table:formula="of:=[.F225]-[.F$1]/400" office:value-type="float" office:value="0">
            <text:p>0.000000</text:p>
          </table:table-cell>
          <table:table-cell table:formula="of:=[.G225]-[.G$1]/400" office:value-type="float" office:value="0">
            <text:p>0.000000</text:p>
          </table:table-cell>
          <table:table-cell table:formula="of:=[.H225]-[.H$1]/400" office:value-type="float" office:value="0">
            <text:p>0.000000</text:p>
          </table:table-cell>
          <table:table-cell table:formula="of:=[.I225]-[.I$1]/400" office:value-type="float" office:value="-0.166359812499997">
            <text:p>-0.166360</text:p>
          </table:table-cell>
          <table:table-cell table:formula="of:=[.J225]-[.J$1]/400" office:value-type="float" office:value="0.332719624999994">
            <text:p>0.332720</text:p>
          </table:table-cell>
          <table:table-cell table:formula="of:=[.K225]-[.K$1]/400" office:value-type="float" office:value="-0.166359812499997">
            <text:p>-0.166360</text:p>
          </table:table-cell>
          <table:table-cell table:formula="of:=[.L225]-[.L$1]/400" office:value-type="float" office:value="0">
            <text:p>0.000000</text:p>
          </table:table-cell>
          <table:table-cell table:formula="of:=[.M225]-[.M$1]/400" office:value-type="float" office:value="0.0763581875000006">
            <text:p>0.076358</text:p>
          </table:table-cell>
          <table:table-cell table:formula="of:=[.N225]-[.N$1]/400" office:value-type="float" office:value="-0.0763581875000006">
            <text:p>-0.076358</text:p>
          </table:table-cell>
          <table:table-cell table:formula="of:=[.O225]-[.O$1]/400" office:value-type="float" office:value="0">
            <text:p>0.000000</text:p>
          </table:table-cell>
          <table:table-cell table:formula="of:=[.P225]-[.P$1]/400" office:value-type="float" office:value="-0.229074562499996">
            <text:p>-0.229075</text:p>
          </table:table-cell>
          <table:table-cell table:formula="of:=[.Q225]-[.Q$1]/400" office:value-type="float" office:value="0">
            <text:p>0.000000</text:p>
          </table:table-cell>
          <table:table-cell table:formula="of:=[.R225]-[.R$1]/400" office:value-type="float" office:value="0">
            <text:p>0.000000</text:p>
          </table:table-cell>
          <table:table-cell table:formula="of:=[.S225]-[.S$1]/400" office:value-type="float" office:value="0">
            <text:p>0.000000</text:p>
          </table:table-cell>
          <table:table-cell table:formula="of:=[.T225]-[.T$1]/400" office:value-type="float" office:value="0.0763581875000006">
            <text:p>0.076358</text:p>
          </table:table-cell>
          <table:table-cell table:formula="of:=[.U225]-[.U$1]/400" office:value-type="float" office:value="0.0763581875000006">
            <text:p>0.076358</text:p>
          </table:table-cell>
          <table:table-cell table:formula="of:=[.V225]-[.V$1]/400" office:value-type="float" office:value="0">
            <text:p>0.000000</text:p>
          </table:table-cell>
          <table:table-cell table:formula="of:=[.W225]-[.W$1]/400" office:value-type="float" office:value="-0.229074562499996">
            <text:p>-0.229075</text:p>
          </table:table-cell>
          <table:table-cell table:formula="of:=[.X225]-[.X$1]/400" office:value-type="float" office:value="0">
            <text:p>0.000000</text:p>
          </table:table-cell>
          <table:table-cell table:formula="of:=[.Y225]-[.Y$1]/400" office:value-type="float" office:value="0">
            <text:p>0.000000</text:p>
          </table:table-cell>
          <table:table-cell table:formula="of:=[.Z225]-[.Z$1]/400" office:value-type="float" office:value="0">
            <text:p>0.000000</text:p>
          </table:table-cell>
          <table:table-cell table:formula="of:=[.AA225]-[.AA$1]/400" office:value-type="float" office:value="0">
            <text:p>0.000000</text:p>
          </table:table-cell>
          <table:table-cell table:formula="of:=[.AB225]-[.AB$1]/400" office:value-type="float" office:value="0">
            <text:p>0.000000</text:p>
          </table:table-cell>
          <table:table-cell table:formula="of:=[.AC225]-[.AC$1]/400" office:value-type="float" office:value="0">
            <text:p>0.000000</text:p>
          </table:table-cell>
          <table:table-cell table:formula="of:=[.AD225]-[.AD$1]/400" office:value-type="float" office:value="0">
            <text:p>0.000000</text:p>
          </table:table-cell>
        </table:table-row>
        <table:table-row table:style-name="ro1">
          <table:table-cell table:formula="of:=[.A226]-[.A$1]/400" office:value-type="float" office:value="0">
            <text:p>0.000000</text:p>
          </table:table-cell>
          <table:table-cell table:formula="of:=[.B226]-[.B$1]/400" office:value-type="float" office:value="0">
            <text:p>0.000000</text:p>
          </table:table-cell>
          <table:table-cell table:formula="of:=[.C226]-[.C$1]/400" office:value-type="float" office:value="-0.165409184999997">
            <text:p>-0.165409</text:p>
          </table:table-cell>
          <table:table-cell table:formula="of:=[.D226]-[.D$1]/400" office:value-type="float" office:value="0.330818369999995">
            <text:p>0.330818</text:p>
          </table:table-cell>
          <table:table-cell table:formula="of:=[.E226]-[.E$1]/400" office:value-type="float" office:value="-0.165409184999997">
            <text:p>-0.165409</text:p>
          </table:table-cell>
          <table:table-cell table:formula="of:=[.F226]-[.F$1]/400" office:value-type="float" office:value="0">
            <text:p>0.000000</text:p>
          </table:table-cell>
          <table:table-cell table:formula="of:=[.G226]-[.G$1]/400" office:value-type="float" office:value="0">
            <text:p>0.000000</text:p>
          </table:table-cell>
          <table:table-cell table:formula="of:=[.H226]-[.H$1]/400" office:value-type="float" office:value="0">
            <text:p>0.000000</text:p>
          </table:table-cell>
          <table:table-cell table:formula="of:=[.I226]-[.I$1]/400" office:value-type="float" office:value="-0.165409184999997">
            <text:p>-0.165409</text:p>
          </table:table-cell>
          <table:table-cell table:formula="of:=[.J226]-[.J$1]/400" office:value-type="float" office:value="0.330818369999995">
            <text:p>0.330818</text:p>
          </table:table-cell>
          <table:table-cell table:formula="of:=[.K226]-[.K$1]/400" office:value-type="float" office:value="-0.165409184999997">
            <text:p>-0.165409</text:p>
          </table:table-cell>
          <table:table-cell table:formula="of:=[.L226]-[.L$1]/400" office:value-type="float" office:value="0">
            <text:p>0.000000</text:p>
          </table:table-cell>
          <table:table-cell table:formula="of:=[.M226]-[.M$1]/400" office:value-type="float" office:value="0.0759218550000006">
            <text:p>0.075922</text:p>
          </table:table-cell>
          <table:table-cell table:formula="of:=[.N226]-[.N$1]/400" office:value-type="float" office:value="-0.0759218550000006">
            <text:p>-0.075922</text:p>
          </table:table-cell>
          <table:table-cell table:formula="of:=[.O226]-[.O$1]/400" office:value-type="float" office:value="0">
            <text:p>0.000000</text:p>
          </table:table-cell>
          <table:table-cell table:formula="of:=[.P226]-[.P$1]/400" office:value-type="float" office:value="-0.227765564999996">
            <text:p>-0.227766</text:p>
          </table:table-cell>
          <table:table-cell table:formula="of:=[.Q226]-[.Q$1]/400" office:value-type="float" office:value="0">
            <text:p>0.000000</text:p>
          </table:table-cell>
          <table:table-cell table:formula="of:=[.R226]-[.R$1]/400" office:value-type="float" office:value="0">
            <text:p>0.000000</text:p>
          </table:table-cell>
          <table:table-cell table:formula="of:=[.S226]-[.S$1]/400" office:value-type="float" office:value="0">
            <text:p>0.000000</text:p>
          </table:table-cell>
          <table:table-cell table:formula="of:=[.T226]-[.T$1]/400" office:value-type="float" office:value="0.0759218550000006">
            <text:p>0.075922</text:p>
          </table:table-cell>
          <table:table-cell table:formula="of:=[.U226]-[.U$1]/400" office:value-type="float" office:value="0.0759218550000006">
            <text:p>0.075922</text:p>
          </table:table-cell>
          <table:table-cell table:formula="of:=[.V226]-[.V$1]/400" office:value-type="float" office:value="0">
            <text:p>0.000000</text:p>
          </table:table-cell>
          <table:table-cell table:formula="of:=[.W226]-[.W$1]/400" office:value-type="float" office:value="-0.227765564999996">
            <text:p>-0.227766</text:p>
          </table:table-cell>
          <table:table-cell table:formula="of:=[.X226]-[.X$1]/400" office:value-type="float" office:value="0">
            <text:p>0.000000</text:p>
          </table:table-cell>
          <table:table-cell table:formula="of:=[.Y226]-[.Y$1]/400" office:value-type="float" office:value="0">
            <text:p>0.000000</text:p>
          </table:table-cell>
          <table:table-cell table:formula="of:=[.Z226]-[.Z$1]/400" office:value-type="float" office:value="0">
            <text:p>0.000000</text:p>
          </table:table-cell>
          <table:table-cell table:formula="of:=[.AA226]-[.AA$1]/400" office:value-type="float" office:value="0">
            <text:p>0.000000</text:p>
          </table:table-cell>
          <table:table-cell table:formula="of:=[.AB226]-[.AB$1]/400" office:value-type="float" office:value="0">
            <text:p>0.000000</text:p>
          </table:table-cell>
          <table:table-cell table:formula="of:=[.AC226]-[.AC$1]/400" office:value-type="float" office:value="0">
            <text:p>0.000000</text:p>
          </table:table-cell>
          <table:table-cell table:formula="of:=[.AD226]-[.AD$1]/400" office:value-type="float" office:value="0">
            <text:p>0.000000</text:p>
          </table:table-cell>
        </table:table-row>
        <table:table-row table:style-name="ro1">
          <table:table-cell table:formula="of:=[.A227]-[.A$1]/400" office:value-type="float" office:value="0">
            <text:p>0.000000</text:p>
          </table:table-cell>
          <table:table-cell table:formula="of:=[.B227]-[.B$1]/400" office:value-type="float" office:value="0">
            <text:p>0.000000</text:p>
          </table:table-cell>
          <table:table-cell table:formula="of:=[.C227]-[.C$1]/400" office:value-type="float" office:value="-0.164458557499997">
            <text:p>-0.164459</text:p>
          </table:table-cell>
          <table:table-cell table:formula="of:=[.D227]-[.D$1]/400" office:value-type="float" office:value="0.328917114999995">
            <text:p>0.328917</text:p>
          </table:table-cell>
          <table:table-cell table:formula="of:=[.E227]-[.E$1]/400" office:value-type="float" office:value="-0.164458557499997">
            <text:p>-0.164459</text:p>
          </table:table-cell>
          <table:table-cell table:formula="of:=[.F227]-[.F$1]/400" office:value-type="float" office:value="0">
            <text:p>0.000000</text:p>
          </table:table-cell>
          <table:table-cell table:formula="of:=[.G227]-[.G$1]/400" office:value-type="float" office:value="0">
            <text:p>0.000000</text:p>
          </table:table-cell>
          <table:table-cell table:formula="of:=[.H227]-[.H$1]/400" office:value-type="float" office:value="0">
            <text:p>0.000000</text:p>
          </table:table-cell>
          <table:table-cell table:formula="of:=[.I227]-[.I$1]/400" office:value-type="float" office:value="-0.164458557499997">
            <text:p>-0.164459</text:p>
          </table:table-cell>
          <table:table-cell table:formula="of:=[.J227]-[.J$1]/400" office:value-type="float" office:value="0.328917114999995">
            <text:p>0.328917</text:p>
          </table:table-cell>
          <table:table-cell table:formula="of:=[.K227]-[.K$1]/400" office:value-type="float" office:value="-0.164458557499997">
            <text:p>-0.164459</text:p>
          </table:table-cell>
          <table:table-cell table:formula="of:=[.L227]-[.L$1]/400" office:value-type="float" office:value="0">
            <text:p>0.000000</text:p>
          </table:table-cell>
          <table:table-cell table:formula="of:=[.M227]-[.M$1]/400" office:value-type="float" office:value="0.0754855225000006">
            <text:p>0.075486</text:p>
          </table:table-cell>
          <table:table-cell table:formula="of:=[.N227]-[.N$1]/400" office:value-type="float" office:value="-0.0754855225000006">
            <text:p>-0.075486</text:p>
          </table:table-cell>
          <table:table-cell table:formula="of:=[.O227]-[.O$1]/400" office:value-type="float" office:value="0">
            <text:p>0.000000</text:p>
          </table:table-cell>
          <table:table-cell table:formula="of:=[.P227]-[.P$1]/400" office:value-type="float" office:value="-0.226456567499996">
            <text:p>-0.226457</text:p>
          </table:table-cell>
          <table:table-cell table:formula="of:=[.Q227]-[.Q$1]/400" office:value-type="float" office:value="0">
            <text:p>0.000000</text:p>
          </table:table-cell>
          <table:table-cell table:formula="of:=[.R227]-[.R$1]/400" office:value-type="float" office:value="0">
            <text:p>0.000000</text:p>
          </table:table-cell>
          <table:table-cell table:formula="of:=[.S227]-[.S$1]/400" office:value-type="float" office:value="0">
            <text:p>0.000000</text:p>
          </table:table-cell>
          <table:table-cell table:formula="of:=[.T227]-[.T$1]/400" office:value-type="float" office:value="0.0754855225000006">
            <text:p>0.075486</text:p>
          </table:table-cell>
          <table:table-cell table:formula="of:=[.U227]-[.U$1]/400" office:value-type="float" office:value="0.0754855225000006">
            <text:p>0.075486</text:p>
          </table:table-cell>
          <table:table-cell table:formula="of:=[.V227]-[.V$1]/400" office:value-type="float" office:value="0">
            <text:p>0.000000</text:p>
          </table:table-cell>
          <table:table-cell table:formula="of:=[.W227]-[.W$1]/400" office:value-type="float" office:value="-0.226456567499996">
            <text:p>-0.226457</text:p>
          </table:table-cell>
          <table:table-cell table:formula="of:=[.X227]-[.X$1]/400" office:value-type="float" office:value="0">
            <text:p>0.000000</text:p>
          </table:table-cell>
          <table:table-cell table:formula="of:=[.Y227]-[.Y$1]/400" office:value-type="float" office:value="0">
            <text:p>0.000000</text:p>
          </table:table-cell>
          <table:table-cell table:formula="of:=[.Z227]-[.Z$1]/400" office:value-type="float" office:value="0">
            <text:p>0.000000</text:p>
          </table:table-cell>
          <table:table-cell table:formula="of:=[.AA227]-[.AA$1]/400" office:value-type="float" office:value="0">
            <text:p>0.000000</text:p>
          </table:table-cell>
          <table:table-cell table:formula="of:=[.AB227]-[.AB$1]/400" office:value-type="float" office:value="0">
            <text:p>0.000000</text:p>
          </table:table-cell>
          <table:table-cell table:formula="of:=[.AC227]-[.AC$1]/400" office:value-type="float" office:value="0">
            <text:p>0.000000</text:p>
          </table:table-cell>
          <table:table-cell table:formula="of:=[.AD227]-[.AD$1]/400" office:value-type="float" office:value="0">
            <text:p>0.000000</text:p>
          </table:table-cell>
        </table:table-row>
        <table:table-row table:style-name="ro1">
          <table:table-cell table:formula="of:=[.A228]-[.A$1]/400" office:value-type="float" office:value="0">
            <text:p>0.000000</text:p>
          </table:table-cell>
          <table:table-cell table:formula="of:=[.B228]-[.B$1]/400" office:value-type="float" office:value="0">
            <text:p>0.000000</text:p>
          </table:table-cell>
          <table:table-cell table:formula="of:=[.C228]-[.C$1]/400" office:value-type="float" office:value="-0.163507929999997">
            <text:p>-0.163508</text:p>
          </table:table-cell>
          <table:table-cell table:formula="of:=[.D228]-[.D$1]/400" office:value-type="float" office:value="0.327015859999995">
            <text:p>0.327016</text:p>
          </table:table-cell>
          <table:table-cell table:formula="of:=[.E228]-[.E$1]/400" office:value-type="float" office:value="-0.163507929999997">
            <text:p>-0.163508</text:p>
          </table:table-cell>
          <table:table-cell table:formula="of:=[.F228]-[.F$1]/400" office:value-type="float" office:value="0">
            <text:p>0.000000</text:p>
          </table:table-cell>
          <table:table-cell table:formula="of:=[.G228]-[.G$1]/400" office:value-type="float" office:value="0">
            <text:p>0.000000</text:p>
          </table:table-cell>
          <table:table-cell table:formula="of:=[.H228]-[.H$1]/400" office:value-type="float" office:value="0">
            <text:p>0.000000</text:p>
          </table:table-cell>
          <table:table-cell table:formula="of:=[.I228]-[.I$1]/400" office:value-type="float" office:value="-0.163507929999997">
            <text:p>-0.163508</text:p>
          </table:table-cell>
          <table:table-cell table:formula="of:=[.J228]-[.J$1]/400" office:value-type="float" office:value="0.327015859999995">
            <text:p>0.327016</text:p>
          </table:table-cell>
          <table:table-cell table:formula="of:=[.K228]-[.K$1]/400" office:value-type="float" office:value="-0.163507929999997">
            <text:p>-0.163508</text:p>
          </table:table-cell>
          <table:table-cell table:formula="of:=[.L228]-[.L$1]/400" office:value-type="float" office:value="0">
            <text:p>0.000000</text:p>
          </table:table-cell>
          <table:table-cell table:formula="of:=[.M228]-[.M$1]/400" office:value-type="float" office:value="0.0750491900000006">
            <text:p>0.075049</text:p>
          </table:table-cell>
          <table:table-cell table:formula="of:=[.N228]-[.N$1]/400" office:value-type="float" office:value="-0.0750491900000006">
            <text:p>-0.075049</text:p>
          </table:table-cell>
          <table:table-cell table:formula="of:=[.O228]-[.O$1]/400" office:value-type="float" office:value="0">
            <text:p>0.000000</text:p>
          </table:table-cell>
          <table:table-cell table:formula="of:=[.P228]-[.P$1]/400" office:value-type="float" office:value="-0.225147569999996">
            <text:p>-0.225148</text:p>
          </table:table-cell>
          <table:table-cell table:formula="of:=[.Q228]-[.Q$1]/400" office:value-type="float" office:value="0">
            <text:p>0.000000</text:p>
          </table:table-cell>
          <table:table-cell table:formula="of:=[.R228]-[.R$1]/400" office:value-type="float" office:value="0">
            <text:p>0.000000</text:p>
          </table:table-cell>
          <table:table-cell table:formula="of:=[.S228]-[.S$1]/400" office:value-type="float" office:value="0">
            <text:p>0.000000</text:p>
          </table:table-cell>
          <table:table-cell table:formula="of:=[.T228]-[.T$1]/400" office:value-type="float" office:value="0.0750491900000006">
            <text:p>0.075049</text:p>
          </table:table-cell>
          <table:table-cell table:formula="of:=[.U228]-[.U$1]/400" office:value-type="float" office:value="0.0750491900000006">
            <text:p>0.075049</text:p>
          </table:table-cell>
          <table:table-cell table:formula="of:=[.V228]-[.V$1]/400" office:value-type="float" office:value="0">
            <text:p>0.000000</text:p>
          </table:table-cell>
          <table:table-cell table:formula="of:=[.W228]-[.W$1]/400" office:value-type="float" office:value="-0.225147569999996">
            <text:p>-0.225148</text:p>
          </table:table-cell>
          <table:table-cell table:formula="of:=[.X228]-[.X$1]/400" office:value-type="float" office:value="0">
            <text:p>0.000000</text:p>
          </table:table-cell>
          <table:table-cell table:formula="of:=[.Y228]-[.Y$1]/400" office:value-type="float" office:value="0">
            <text:p>0.000000</text:p>
          </table:table-cell>
          <table:table-cell table:formula="of:=[.Z228]-[.Z$1]/400" office:value-type="float" office:value="0">
            <text:p>0.000000</text:p>
          </table:table-cell>
          <table:table-cell table:formula="of:=[.AA228]-[.AA$1]/400" office:value-type="float" office:value="0">
            <text:p>0.000000</text:p>
          </table:table-cell>
          <table:table-cell table:formula="of:=[.AB228]-[.AB$1]/400" office:value-type="float" office:value="0">
            <text:p>0.000000</text:p>
          </table:table-cell>
          <table:table-cell table:formula="of:=[.AC228]-[.AC$1]/400" office:value-type="float" office:value="0">
            <text:p>0.000000</text:p>
          </table:table-cell>
          <table:table-cell table:formula="of:=[.AD228]-[.AD$1]/400" office:value-type="float" office:value="0">
            <text:p>0.000000</text:p>
          </table:table-cell>
        </table:table-row>
        <table:table-row table:style-name="ro1">
          <table:table-cell table:formula="of:=[.A229]-[.A$1]/400" office:value-type="float" office:value="0">
            <text:p>0.000000</text:p>
          </table:table-cell>
          <table:table-cell table:formula="of:=[.B229]-[.B$1]/400" office:value-type="float" office:value="0">
            <text:p>0.000000</text:p>
          </table:table-cell>
          <table:table-cell table:formula="of:=[.C229]-[.C$1]/400" office:value-type="float" office:value="-0.162557302499997">
            <text:p>-0.162557</text:p>
          </table:table-cell>
          <table:table-cell table:formula="of:=[.D229]-[.D$1]/400" office:value-type="float" office:value="0.325114604999995">
            <text:p>0.325115</text:p>
          </table:table-cell>
          <table:table-cell table:formula="of:=[.E229]-[.E$1]/400" office:value-type="float" office:value="-0.162557302499997">
            <text:p>-0.162557</text:p>
          </table:table-cell>
          <table:table-cell table:formula="of:=[.F229]-[.F$1]/400" office:value-type="float" office:value="0">
            <text:p>0.000000</text:p>
          </table:table-cell>
          <table:table-cell table:formula="of:=[.G229]-[.G$1]/400" office:value-type="float" office:value="0">
            <text:p>0.000000</text:p>
          </table:table-cell>
          <table:table-cell table:formula="of:=[.H229]-[.H$1]/400" office:value-type="float" office:value="0">
            <text:p>0.000000</text:p>
          </table:table-cell>
          <table:table-cell table:formula="of:=[.I229]-[.I$1]/400" office:value-type="float" office:value="-0.162557302499997">
            <text:p>-0.162557</text:p>
          </table:table-cell>
          <table:table-cell table:formula="of:=[.J229]-[.J$1]/400" office:value-type="float" office:value="0.325114604999995">
            <text:p>0.325115</text:p>
          </table:table-cell>
          <table:table-cell table:formula="of:=[.K229]-[.K$1]/400" office:value-type="float" office:value="-0.162557302499997">
            <text:p>-0.162557</text:p>
          </table:table-cell>
          <table:table-cell table:formula="of:=[.L229]-[.L$1]/400" office:value-type="float" office:value="0">
            <text:p>0.000000</text:p>
          </table:table-cell>
          <table:table-cell table:formula="of:=[.M229]-[.M$1]/400" office:value-type="float" office:value="0.0746128575000006">
            <text:p>0.074613</text:p>
          </table:table-cell>
          <table:table-cell table:formula="of:=[.N229]-[.N$1]/400" office:value-type="float" office:value="-0.0746128575000006">
            <text:p>-0.074613</text:p>
          </table:table-cell>
          <table:table-cell table:formula="of:=[.O229]-[.O$1]/400" office:value-type="float" office:value="0">
            <text:p>0.000000</text:p>
          </table:table-cell>
          <table:table-cell table:formula="of:=[.P229]-[.P$1]/400" office:value-type="float" office:value="-0.223838572499996">
            <text:p>-0.223839</text:p>
          </table:table-cell>
          <table:table-cell table:formula="of:=[.Q229]-[.Q$1]/400" office:value-type="float" office:value="0">
            <text:p>0.000000</text:p>
          </table:table-cell>
          <table:table-cell table:formula="of:=[.R229]-[.R$1]/400" office:value-type="float" office:value="0">
            <text:p>0.000000</text:p>
          </table:table-cell>
          <table:table-cell table:formula="of:=[.S229]-[.S$1]/400" office:value-type="float" office:value="0">
            <text:p>0.000000</text:p>
          </table:table-cell>
          <table:table-cell table:formula="of:=[.T229]-[.T$1]/400" office:value-type="float" office:value="0.0746128575000006">
            <text:p>0.074613</text:p>
          </table:table-cell>
          <table:table-cell table:formula="of:=[.U229]-[.U$1]/400" office:value-type="float" office:value="0.0746128575000006">
            <text:p>0.074613</text:p>
          </table:table-cell>
          <table:table-cell table:formula="of:=[.V229]-[.V$1]/400" office:value-type="float" office:value="0">
            <text:p>0.000000</text:p>
          </table:table-cell>
          <table:table-cell table:formula="of:=[.W229]-[.W$1]/400" office:value-type="float" office:value="-0.223838572499996">
            <text:p>-0.223839</text:p>
          </table:table-cell>
          <table:table-cell table:formula="of:=[.X229]-[.X$1]/400" office:value-type="float" office:value="0">
            <text:p>0.000000</text:p>
          </table:table-cell>
          <table:table-cell table:formula="of:=[.Y229]-[.Y$1]/400" office:value-type="float" office:value="0">
            <text:p>0.000000</text:p>
          </table:table-cell>
          <table:table-cell table:formula="of:=[.Z229]-[.Z$1]/400" office:value-type="float" office:value="0">
            <text:p>0.000000</text:p>
          </table:table-cell>
          <table:table-cell table:formula="of:=[.AA229]-[.AA$1]/400" office:value-type="float" office:value="0">
            <text:p>0.000000</text:p>
          </table:table-cell>
          <table:table-cell table:formula="of:=[.AB229]-[.AB$1]/400" office:value-type="float" office:value="0">
            <text:p>0.000000</text:p>
          </table:table-cell>
          <table:table-cell table:formula="of:=[.AC229]-[.AC$1]/400" office:value-type="float" office:value="0">
            <text:p>0.000000</text:p>
          </table:table-cell>
          <table:table-cell table:formula="of:=[.AD229]-[.AD$1]/400" office:value-type="float" office:value="0">
            <text:p>0.000000</text:p>
          </table:table-cell>
        </table:table-row>
        <table:table-row table:style-name="ro1">
          <table:table-cell table:formula="of:=[.A230]-[.A$1]/400" office:value-type="float" office:value="0">
            <text:p>0.000000</text:p>
          </table:table-cell>
          <table:table-cell table:formula="of:=[.B230]-[.B$1]/400" office:value-type="float" office:value="0">
            <text:p>0.000000</text:p>
          </table:table-cell>
          <table:table-cell table:formula="of:=[.C230]-[.C$1]/400" office:value-type="float" office:value="-0.161606674999997">
            <text:p>-0.161607</text:p>
          </table:table-cell>
          <table:table-cell table:formula="of:=[.D230]-[.D$1]/400" office:value-type="float" office:value="0.323213349999995">
            <text:p>0.323213</text:p>
          </table:table-cell>
          <table:table-cell table:formula="of:=[.E230]-[.E$1]/400" office:value-type="float" office:value="-0.161606674999997">
            <text:p>-0.161607</text:p>
          </table:table-cell>
          <table:table-cell table:formula="of:=[.F230]-[.F$1]/400" office:value-type="float" office:value="0">
            <text:p>0.000000</text:p>
          </table:table-cell>
          <table:table-cell table:formula="of:=[.G230]-[.G$1]/400" office:value-type="float" office:value="0">
            <text:p>0.000000</text:p>
          </table:table-cell>
          <table:table-cell table:formula="of:=[.H230]-[.H$1]/400" office:value-type="float" office:value="0">
            <text:p>0.000000</text:p>
          </table:table-cell>
          <table:table-cell table:formula="of:=[.I230]-[.I$1]/400" office:value-type="float" office:value="-0.161606674999997">
            <text:p>-0.161607</text:p>
          </table:table-cell>
          <table:table-cell table:formula="of:=[.J230]-[.J$1]/400" office:value-type="float" office:value="0.323213349999995">
            <text:p>0.323213</text:p>
          </table:table-cell>
          <table:table-cell table:formula="of:=[.K230]-[.K$1]/400" office:value-type="float" office:value="-0.161606674999997">
            <text:p>-0.161607</text:p>
          </table:table-cell>
          <table:table-cell table:formula="of:=[.L230]-[.L$1]/400" office:value-type="float" office:value="0">
            <text:p>0.000000</text:p>
          </table:table-cell>
          <table:table-cell table:formula="of:=[.M230]-[.M$1]/400" office:value-type="float" office:value="0.0741765250000006">
            <text:p>0.074177</text:p>
          </table:table-cell>
          <table:table-cell table:formula="of:=[.N230]-[.N$1]/400" office:value-type="float" office:value="-0.0741765250000006">
            <text:p>-0.074177</text:p>
          </table:table-cell>
          <table:table-cell table:formula="of:=[.O230]-[.O$1]/400" office:value-type="float" office:value="0">
            <text:p>0.000000</text:p>
          </table:table-cell>
          <table:table-cell table:formula="of:=[.P230]-[.P$1]/400" office:value-type="float" office:value="-0.222529574999996">
            <text:p>-0.222530</text:p>
          </table:table-cell>
          <table:table-cell table:formula="of:=[.Q230]-[.Q$1]/400" office:value-type="float" office:value="0">
            <text:p>0.000000</text:p>
          </table:table-cell>
          <table:table-cell table:formula="of:=[.R230]-[.R$1]/400" office:value-type="float" office:value="0">
            <text:p>0.000000</text:p>
          </table:table-cell>
          <table:table-cell table:formula="of:=[.S230]-[.S$1]/400" office:value-type="float" office:value="0">
            <text:p>0.000000</text:p>
          </table:table-cell>
          <table:table-cell table:formula="of:=[.T230]-[.T$1]/400" office:value-type="float" office:value="0.0741765250000006">
            <text:p>0.074177</text:p>
          </table:table-cell>
          <table:table-cell table:formula="of:=[.U230]-[.U$1]/400" office:value-type="float" office:value="0.0741765250000006">
            <text:p>0.074177</text:p>
          </table:table-cell>
          <table:table-cell table:formula="of:=[.V230]-[.V$1]/400" office:value-type="float" office:value="0">
            <text:p>0.000000</text:p>
          </table:table-cell>
          <table:table-cell table:formula="of:=[.W230]-[.W$1]/400" office:value-type="float" office:value="-0.222529574999996">
            <text:p>-0.222530</text:p>
          </table:table-cell>
          <table:table-cell table:formula="of:=[.X230]-[.X$1]/400" office:value-type="float" office:value="0">
            <text:p>0.000000</text:p>
          </table:table-cell>
          <table:table-cell table:formula="of:=[.Y230]-[.Y$1]/400" office:value-type="float" office:value="0">
            <text:p>0.000000</text:p>
          </table:table-cell>
          <table:table-cell table:formula="of:=[.Z230]-[.Z$1]/400" office:value-type="float" office:value="0">
            <text:p>0.000000</text:p>
          </table:table-cell>
          <table:table-cell table:formula="of:=[.AA230]-[.AA$1]/400" office:value-type="float" office:value="0">
            <text:p>0.000000</text:p>
          </table:table-cell>
          <table:table-cell table:formula="of:=[.AB230]-[.AB$1]/400" office:value-type="float" office:value="0">
            <text:p>0.000000</text:p>
          </table:table-cell>
          <table:table-cell table:formula="of:=[.AC230]-[.AC$1]/400" office:value-type="float" office:value="0">
            <text:p>0.000000</text:p>
          </table:table-cell>
          <table:table-cell table:formula="of:=[.AD230]-[.AD$1]/400" office:value-type="float" office:value="0">
            <text:p>0.000000</text:p>
          </table:table-cell>
        </table:table-row>
        <table:table-row table:style-name="ro1">
          <table:table-cell table:formula="of:=[.A231]-[.A$1]/400" office:value-type="float" office:value="0">
            <text:p>0.000000</text:p>
          </table:table-cell>
          <table:table-cell table:formula="of:=[.B231]-[.B$1]/400" office:value-type="float" office:value="0">
            <text:p>0.000000</text:p>
          </table:table-cell>
          <table:table-cell table:formula="of:=[.C231]-[.C$1]/400" office:value-type="float" office:value="-0.160656047499997">
            <text:p>-0.160656</text:p>
          </table:table-cell>
          <table:table-cell table:formula="of:=[.D231]-[.D$1]/400" office:value-type="float" office:value="0.321312094999995">
            <text:p>0.321312</text:p>
          </table:table-cell>
          <table:table-cell table:formula="of:=[.E231]-[.E$1]/400" office:value-type="float" office:value="-0.160656047499997">
            <text:p>-0.160656</text:p>
          </table:table-cell>
          <table:table-cell table:formula="of:=[.F231]-[.F$1]/400" office:value-type="float" office:value="0">
            <text:p>0.000000</text:p>
          </table:table-cell>
          <table:table-cell table:formula="of:=[.G231]-[.G$1]/400" office:value-type="float" office:value="0">
            <text:p>0.000000</text:p>
          </table:table-cell>
          <table:table-cell table:formula="of:=[.H231]-[.H$1]/400" office:value-type="float" office:value="0">
            <text:p>0.000000</text:p>
          </table:table-cell>
          <table:table-cell table:formula="of:=[.I231]-[.I$1]/400" office:value-type="float" office:value="-0.160656047499997">
            <text:p>-0.160656</text:p>
          </table:table-cell>
          <table:table-cell table:formula="of:=[.J231]-[.J$1]/400" office:value-type="float" office:value="0.321312094999995">
            <text:p>0.321312</text:p>
          </table:table-cell>
          <table:table-cell table:formula="of:=[.K231]-[.K$1]/400" office:value-type="float" office:value="-0.160656047499997">
            <text:p>-0.160656</text:p>
          </table:table-cell>
          <table:table-cell table:formula="of:=[.L231]-[.L$1]/400" office:value-type="float" office:value="0">
            <text:p>0.000000</text:p>
          </table:table-cell>
          <table:table-cell table:formula="of:=[.M231]-[.M$1]/400" office:value-type="float" office:value="0.0737401925000006">
            <text:p>0.073740</text:p>
          </table:table-cell>
          <table:table-cell table:formula="of:=[.N231]-[.N$1]/400" office:value-type="float" office:value="-0.0737401925000006">
            <text:p>-0.073740</text:p>
          </table:table-cell>
          <table:table-cell table:formula="of:=[.O231]-[.O$1]/400" office:value-type="float" office:value="0">
            <text:p>0.000000</text:p>
          </table:table-cell>
          <table:table-cell table:formula="of:=[.P231]-[.P$1]/400" office:value-type="float" office:value="-0.221220577499996">
            <text:p>-0.221221</text:p>
          </table:table-cell>
          <table:table-cell table:formula="of:=[.Q231]-[.Q$1]/400" office:value-type="float" office:value="0">
            <text:p>0.000000</text:p>
          </table:table-cell>
          <table:table-cell table:formula="of:=[.R231]-[.R$1]/400" office:value-type="float" office:value="0">
            <text:p>0.000000</text:p>
          </table:table-cell>
          <table:table-cell table:formula="of:=[.S231]-[.S$1]/400" office:value-type="float" office:value="0">
            <text:p>0.000000</text:p>
          </table:table-cell>
          <table:table-cell table:formula="of:=[.T231]-[.T$1]/400" office:value-type="float" office:value="0.0737401925000006">
            <text:p>0.073740</text:p>
          </table:table-cell>
          <table:table-cell table:formula="of:=[.U231]-[.U$1]/400" office:value-type="float" office:value="0.0737401925000006">
            <text:p>0.073740</text:p>
          </table:table-cell>
          <table:table-cell table:formula="of:=[.V231]-[.V$1]/400" office:value-type="float" office:value="0">
            <text:p>0.000000</text:p>
          </table:table-cell>
          <table:table-cell table:formula="of:=[.W231]-[.W$1]/400" office:value-type="float" office:value="-0.221220577499996">
            <text:p>-0.221221</text:p>
          </table:table-cell>
          <table:table-cell table:formula="of:=[.X231]-[.X$1]/400" office:value-type="float" office:value="0">
            <text:p>0.000000</text:p>
          </table:table-cell>
          <table:table-cell table:formula="of:=[.Y231]-[.Y$1]/400" office:value-type="float" office:value="0">
            <text:p>0.000000</text:p>
          </table:table-cell>
          <table:table-cell table:formula="of:=[.Z231]-[.Z$1]/400" office:value-type="float" office:value="0">
            <text:p>0.000000</text:p>
          </table:table-cell>
          <table:table-cell table:formula="of:=[.AA231]-[.AA$1]/400" office:value-type="float" office:value="0">
            <text:p>0.000000</text:p>
          </table:table-cell>
          <table:table-cell table:formula="of:=[.AB231]-[.AB$1]/400" office:value-type="float" office:value="0">
            <text:p>0.000000</text:p>
          </table:table-cell>
          <table:table-cell table:formula="of:=[.AC231]-[.AC$1]/400" office:value-type="float" office:value="0">
            <text:p>0.000000</text:p>
          </table:table-cell>
          <table:table-cell table:formula="of:=[.AD231]-[.AD$1]/400" office:value-type="float" office:value="0">
            <text:p>0.000000</text:p>
          </table:table-cell>
        </table:table-row>
        <table:table-row table:style-name="ro1">
          <table:table-cell table:formula="of:=[.A232]-[.A$1]/400" office:value-type="float" office:value="0">
            <text:p>0.000000</text:p>
          </table:table-cell>
          <table:table-cell table:formula="of:=[.B232]-[.B$1]/400" office:value-type="float" office:value="0">
            <text:p>0.000000</text:p>
          </table:table-cell>
          <table:table-cell table:formula="of:=[.C232]-[.C$1]/400" office:value-type="float" office:value="-0.159705419999997">
            <text:p>-0.159705</text:p>
          </table:table-cell>
          <table:table-cell table:formula="of:=[.D232]-[.D$1]/400" office:value-type="float" office:value="0.319410839999995">
            <text:p>0.319411</text:p>
          </table:table-cell>
          <table:table-cell table:formula="of:=[.E232]-[.E$1]/400" office:value-type="float" office:value="-0.159705419999997">
            <text:p>-0.159705</text:p>
          </table:table-cell>
          <table:table-cell table:formula="of:=[.F232]-[.F$1]/400" office:value-type="float" office:value="0">
            <text:p>0.000000</text:p>
          </table:table-cell>
          <table:table-cell table:formula="of:=[.G232]-[.G$1]/400" office:value-type="float" office:value="0">
            <text:p>0.000000</text:p>
          </table:table-cell>
          <table:table-cell table:formula="of:=[.H232]-[.H$1]/400" office:value-type="float" office:value="0">
            <text:p>0.000000</text:p>
          </table:table-cell>
          <table:table-cell table:formula="of:=[.I232]-[.I$1]/400" office:value-type="float" office:value="-0.159705419999997">
            <text:p>-0.159705</text:p>
          </table:table-cell>
          <table:table-cell table:formula="of:=[.J232]-[.J$1]/400" office:value-type="float" office:value="0.319410839999995">
            <text:p>0.319411</text:p>
          </table:table-cell>
          <table:table-cell table:formula="of:=[.K232]-[.K$1]/400" office:value-type="float" office:value="-0.159705419999997">
            <text:p>-0.159705</text:p>
          </table:table-cell>
          <table:table-cell table:formula="of:=[.L232]-[.L$1]/400" office:value-type="float" office:value="0">
            <text:p>0.000000</text:p>
          </table:table-cell>
          <table:table-cell table:formula="of:=[.M232]-[.M$1]/400" office:value-type="float" office:value="0.0733038600000006">
            <text:p>0.073304</text:p>
          </table:table-cell>
          <table:table-cell table:formula="of:=[.N232]-[.N$1]/400" office:value-type="float" office:value="-0.0733038600000006">
            <text:p>-0.073304</text:p>
          </table:table-cell>
          <table:table-cell table:formula="of:=[.O232]-[.O$1]/400" office:value-type="float" office:value="0">
            <text:p>0.000000</text:p>
          </table:table-cell>
          <table:table-cell table:formula="of:=[.P232]-[.P$1]/400" office:value-type="float" office:value="-0.219911579999996">
            <text:p>-0.219912</text:p>
          </table:table-cell>
          <table:table-cell table:formula="of:=[.Q232]-[.Q$1]/400" office:value-type="float" office:value="0">
            <text:p>0.000000</text:p>
          </table:table-cell>
          <table:table-cell table:formula="of:=[.R232]-[.R$1]/400" office:value-type="float" office:value="0">
            <text:p>0.000000</text:p>
          </table:table-cell>
          <table:table-cell table:formula="of:=[.S232]-[.S$1]/400" office:value-type="float" office:value="0">
            <text:p>0.000000</text:p>
          </table:table-cell>
          <table:table-cell table:formula="of:=[.T232]-[.T$1]/400" office:value-type="float" office:value="0.0733038600000006">
            <text:p>0.073304</text:p>
          </table:table-cell>
          <table:table-cell table:formula="of:=[.U232]-[.U$1]/400" office:value-type="float" office:value="0.0733038600000006">
            <text:p>0.073304</text:p>
          </table:table-cell>
          <table:table-cell table:formula="of:=[.V232]-[.V$1]/400" office:value-type="float" office:value="0">
            <text:p>0.000000</text:p>
          </table:table-cell>
          <table:table-cell table:formula="of:=[.W232]-[.W$1]/400" office:value-type="float" office:value="-0.219911579999996">
            <text:p>-0.219912</text:p>
          </table:table-cell>
          <table:table-cell table:formula="of:=[.X232]-[.X$1]/400" office:value-type="float" office:value="0">
            <text:p>0.000000</text:p>
          </table:table-cell>
          <table:table-cell table:formula="of:=[.Y232]-[.Y$1]/400" office:value-type="float" office:value="0">
            <text:p>0.000000</text:p>
          </table:table-cell>
          <table:table-cell table:formula="of:=[.Z232]-[.Z$1]/400" office:value-type="float" office:value="0">
            <text:p>0.000000</text:p>
          </table:table-cell>
          <table:table-cell table:formula="of:=[.AA232]-[.AA$1]/400" office:value-type="float" office:value="0">
            <text:p>0.000000</text:p>
          </table:table-cell>
          <table:table-cell table:formula="of:=[.AB232]-[.AB$1]/400" office:value-type="float" office:value="0">
            <text:p>0.000000</text:p>
          </table:table-cell>
          <table:table-cell table:formula="of:=[.AC232]-[.AC$1]/400" office:value-type="float" office:value="0">
            <text:p>0.000000</text:p>
          </table:table-cell>
          <table:table-cell table:formula="of:=[.AD232]-[.AD$1]/400" office:value-type="float" office:value="0">
            <text:p>0.000000</text:p>
          </table:table-cell>
        </table:table-row>
        <table:table-row table:style-name="ro1">
          <table:table-cell table:formula="of:=[.A233]-[.A$1]/400" office:value-type="float" office:value="0">
            <text:p>0.000000</text:p>
          </table:table-cell>
          <table:table-cell table:formula="of:=[.B233]-[.B$1]/400" office:value-type="float" office:value="0">
            <text:p>0.000000</text:p>
          </table:table-cell>
          <table:table-cell table:formula="of:=[.C233]-[.C$1]/400" office:value-type="float" office:value="-0.158754792499997">
            <text:p>-0.158755</text:p>
          </table:table-cell>
          <table:table-cell table:formula="of:=[.D233]-[.D$1]/400" office:value-type="float" office:value="0.317509584999995">
            <text:p>0.317510</text:p>
          </table:table-cell>
          <table:table-cell table:formula="of:=[.E233]-[.E$1]/400" office:value-type="float" office:value="-0.158754792499997">
            <text:p>-0.158755</text:p>
          </table:table-cell>
          <table:table-cell table:formula="of:=[.F233]-[.F$1]/400" office:value-type="float" office:value="0">
            <text:p>0.000000</text:p>
          </table:table-cell>
          <table:table-cell table:formula="of:=[.G233]-[.G$1]/400" office:value-type="float" office:value="0">
            <text:p>0.000000</text:p>
          </table:table-cell>
          <table:table-cell table:formula="of:=[.H233]-[.H$1]/400" office:value-type="float" office:value="0">
            <text:p>0.000000</text:p>
          </table:table-cell>
          <table:table-cell table:formula="of:=[.I233]-[.I$1]/400" office:value-type="float" office:value="-0.158754792499997">
            <text:p>-0.158755</text:p>
          </table:table-cell>
          <table:table-cell table:formula="of:=[.J233]-[.J$1]/400" office:value-type="float" office:value="0.317509584999995">
            <text:p>0.317510</text:p>
          </table:table-cell>
          <table:table-cell table:formula="of:=[.K233]-[.K$1]/400" office:value-type="float" office:value="-0.158754792499997">
            <text:p>-0.158755</text:p>
          </table:table-cell>
          <table:table-cell table:formula="of:=[.L233]-[.L$1]/400" office:value-type="float" office:value="0">
            <text:p>0.000000</text:p>
          </table:table-cell>
          <table:table-cell table:formula="of:=[.M233]-[.M$1]/400" office:value-type="float" office:value="0.0728675275000006">
            <text:p>0.072868</text:p>
          </table:table-cell>
          <table:table-cell table:formula="of:=[.N233]-[.N$1]/400" office:value-type="float" office:value="-0.0728675275000006">
            <text:p>-0.072868</text:p>
          </table:table-cell>
          <table:table-cell table:formula="of:=[.O233]-[.O$1]/400" office:value-type="float" office:value="0">
            <text:p>0.000000</text:p>
          </table:table-cell>
          <table:table-cell table:formula="of:=[.P233]-[.P$1]/400" office:value-type="float" office:value="-0.218602582499996">
            <text:p>-0.218603</text:p>
          </table:table-cell>
          <table:table-cell table:formula="of:=[.Q233]-[.Q$1]/400" office:value-type="float" office:value="0">
            <text:p>0.000000</text:p>
          </table:table-cell>
          <table:table-cell table:formula="of:=[.R233]-[.R$1]/400" office:value-type="float" office:value="0">
            <text:p>0.000000</text:p>
          </table:table-cell>
          <table:table-cell table:formula="of:=[.S233]-[.S$1]/400" office:value-type="float" office:value="0">
            <text:p>0.000000</text:p>
          </table:table-cell>
          <table:table-cell table:formula="of:=[.T233]-[.T$1]/400" office:value-type="float" office:value="0.0728675275000006">
            <text:p>0.072868</text:p>
          </table:table-cell>
          <table:table-cell table:formula="of:=[.U233]-[.U$1]/400" office:value-type="float" office:value="0.0728675275000006">
            <text:p>0.072868</text:p>
          </table:table-cell>
          <table:table-cell table:formula="of:=[.V233]-[.V$1]/400" office:value-type="float" office:value="0">
            <text:p>0.000000</text:p>
          </table:table-cell>
          <table:table-cell table:formula="of:=[.W233]-[.W$1]/400" office:value-type="float" office:value="-0.218602582499996">
            <text:p>-0.218603</text:p>
          </table:table-cell>
          <table:table-cell table:formula="of:=[.X233]-[.X$1]/400" office:value-type="float" office:value="0">
            <text:p>0.000000</text:p>
          </table:table-cell>
          <table:table-cell table:formula="of:=[.Y233]-[.Y$1]/400" office:value-type="float" office:value="0">
            <text:p>0.000000</text:p>
          </table:table-cell>
          <table:table-cell table:formula="of:=[.Z233]-[.Z$1]/400" office:value-type="float" office:value="0">
            <text:p>0.000000</text:p>
          </table:table-cell>
          <table:table-cell table:formula="of:=[.AA233]-[.AA$1]/400" office:value-type="float" office:value="0">
            <text:p>0.000000</text:p>
          </table:table-cell>
          <table:table-cell table:formula="of:=[.AB233]-[.AB$1]/400" office:value-type="float" office:value="0">
            <text:p>0.000000</text:p>
          </table:table-cell>
          <table:table-cell table:formula="of:=[.AC233]-[.AC$1]/400" office:value-type="float" office:value="0">
            <text:p>0.000000</text:p>
          </table:table-cell>
          <table:table-cell table:formula="of:=[.AD233]-[.AD$1]/400" office:value-type="float" office:value="0">
            <text:p>0.000000</text:p>
          </table:table-cell>
        </table:table-row>
        <table:table-row table:style-name="ro1">
          <table:table-cell table:formula="of:=[.A234]-[.A$1]/400" office:value-type="float" office:value="0">
            <text:p>0.000000</text:p>
          </table:table-cell>
          <table:table-cell table:formula="of:=[.B234]-[.B$1]/400" office:value-type="float" office:value="0">
            <text:p>0.000000</text:p>
          </table:table-cell>
          <table:table-cell table:formula="of:=[.C234]-[.C$1]/400" office:value-type="float" office:value="-0.157804164999997">
            <text:p>-0.157804</text:p>
          </table:table-cell>
          <table:table-cell table:formula="of:=[.D234]-[.D$1]/400" office:value-type="float" office:value="0.315608329999995">
            <text:p>0.315608</text:p>
          </table:table-cell>
          <table:table-cell table:formula="of:=[.E234]-[.E$1]/400" office:value-type="float" office:value="-0.157804164999997">
            <text:p>-0.157804</text:p>
          </table:table-cell>
          <table:table-cell table:formula="of:=[.F234]-[.F$1]/400" office:value-type="float" office:value="0">
            <text:p>0.000000</text:p>
          </table:table-cell>
          <table:table-cell table:formula="of:=[.G234]-[.G$1]/400" office:value-type="float" office:value="0">
            <text:p>0.000000</text:p>
          </table:table-cell>
          <table:table-cell table:formula="of:=[.H234]-[.H$1]/400" office:value-type="float" office:value="0">
            <text:p>0.000000</text:p>
          </table:table-cell>
          <table:table-cell table:formula="of:=[.I234]-[.I$1]/400" office:value-type="float" office:value="-0.157804164999997">
            <text:p>-0.157804</text:p>
          </table:table-cell>
          <table:table-cell table:formula="of:=[.J234]-[.J$1]/400" office:value-type="float" office:value="0.315608329999995">
            <text:p>0.315608</text:p>
          </table:table-cell>
          <table:table-cell table:formula="of:=[.K234]-[.K$1]/400" office:value-type="float" office:value="-0.157804164999997">
            <text:p>-0.157804</text:p>
          </table:table-cell>
          <table:table-cell table:formula="of:=[.L234]-[.L$1]/400" office:value-type="float" office:value="0">
            <text:p>0.000000</text:p>
          </table:table-cell>
          <table:table-cell table:formula="of:=[.M234]-[.M$1]/400" office:value-type="float" office:value="0.0724311950000006">
            <text:p>0.072431</text:p>
          </table:table-cell>
          <table:table-cell table:formula="of:=[.N234]-[.N$1]/400" office:value-type="float" office:value="-0.0724311950000006">
            <text:p>-0.072431</text:p>
          </table:table-cell>
          <table:table-cell table:formula="of:=[.O234]-[.O$1]/400" office:value-type="float" office:value="0">
            <text:p>0.000000</text:p>
          </table:table-cell>
          <table:table-cell table:formula="of:=[.P234]-[.P$1]/400" office:value-type="float" office:value="-0.217293584999996">
            <text:p>-0.217294</text:p>
          </table:table-cell>
          <table:table-cell table:formula="of:=[.Q234]-[.Q$1]/400" office:value-type="float" office:value="0">
            <text:p>0.000000</text:p>
          </table:table-cell>
          <table:table-cell table:formula="of:=[.R234]-[.R$1]/400" office:value-type="float" office:value="0">
            <text:p>0.000000</text:p>
          </table:table-cell>
          <table:table-cell table:formula="of:=[.S234]-[.S$1]/400" office:value-type="float" office:value="0">
            <text:p>0.000000</text:p>
          </table:table-cell>
          <table:table-cell table:formula="of:=[.T234]-[.T$1]/400" office:value-type="float" office:value="0.0724311950000006">
            <text:p>0.072431</text:p>
          </table:table-cell>
          <table:table-cell table:formula="of:=[.U234]-[.U$1]/400" office:value-type="float" office:value="0.0724311950000006">
            <text:p>0.072431</text:p>
          </table:table-cell>
          <table:table-cell table:formula="of:=[.V234]-[.V$1]/400" office:value-type="float" office:value="0">
            <text:p>0.000000</text:p>
          </table:table-cell>
          <table:table-cell table:formula="of:=[.W234]-[.W$1]/400" office:value-type="float" office:value="-0.217293584999996">
            <text:p>-0.217294</text:p>
          </table:table-cell>
          <table:table-cell table:formula="of:=[.X234]-[.X$1]/400" office:value-type="float" office:value="0">
            <text:p>0.000000</text:p>
          </table:table-cell>
          <table:table-cell table:formula="of:=[.Y234]-[.Y$1]/400" office:value-type="float" office:value="0">
            <text:p>0.000000</text:p>
          </table:table-cell>
          <table:table-cell table:formula="of:=[.Z234]-[.Z$1]/400" office:value-type="float" office:value="0">
            <text:p>0.000000</text:p>
          </table:table-cell>
          <table:table-cell table:formula="of:=[.AA234]-[.AA$1]/400" office:value-type="float" office:value="0">
            <text:p>0.000000</text:p>
          </table:table-cell>
          <table:table-cell table:formula="of:=[.AB234]-[.AB$1]/400" office:value-type="float" office:value="0">
            <text:p>0.000000</text:p>
          </table:table-cell>
          <table:table-cell table:formula="of:=[.AC234]-[.AC$1]/400" office:value-type="float" office:value="0">
            <text:p>0.000000</text:p>
          </table:table-cell>
          <table:table-cell table:formula="of:=[.AD234]-[.AD$1]/400" office:value-type="float" office:value="0">
            <text:p>0.000000</text:p>
          </table:table-cell>
        </table:table-row>
        <table:table-row table:style-name="ro1">
          <table:table-cell table:formula="of:=[.A235]-[.A$1]/400" office:value-type="float" office:value="0">
            <text:p>0.000000</text:p>
          </table:table-cell>
          <table:table-cell table:formula="of:=[.B235]-[.B$1]/400" office:value-type="float" office:value="0">
            <text:p>0.000000</text:p>
          </table:table-cell>
          <table:table-cell table:formula="of:=[.C235]-[.C$1]/400" office:value-type="float" office:value="-0.156853537499997">
            <text:p>-0.156854</text:p>
          </table:table-cell>
          <table:table-cell table:formula="of:=[.D235]-[.D$1]/400" office:value-type="float" office:value="0.313707074999995">
            <text:p>0.313707</text:p>
          </table:table-cell>
          <table:table-cell table:formula="of:=[.E235]-[.E$1]/400" office:value-type="float" office:value="-0.156853537499997">
            <text:p>-0.156854</text:p>
          </table:table-cell>
          <table:table-cell table:formula="of:=[.F235]-[.F$1]/400" office:value-type="float" office:value="0">
            <text:p>0.000000</text:p>
          </table:table-cell>
          <table:table-cell table:formula="of:=[.G235]-[.G$1]/400" office:value-type="float" office:value="0">
            <text:p>0.000000</text:p>
          </table:table-cell>
          <table:table-cell table:formula="of:=[.H235]-[.H$1]/400" office:value-type="float" office:value="0">
            <text:p>0.000000</text:p>
          </table:table-cell>
          <table:table-cell table:formula="of:=[.I235]-[.I$1]/400" office:value-type="float" office:value="-0.156853537499997">
            <text:p>-0.156854</text:p>
          </table:table-cell>
          <table:table-cell table:formula="of:=[.J235]-[.J$1]/400" office:value-type="float" office:value="0.313707074999995">
            <text:p>0.313707</text:p>
          </table:table-cell>
          <table:table-cell table:formula="of:=[.K235]-[.K$1]/400" office:value-type="float" office:value="-0.156853537499997">
            <text:p>-0.156854</text:p>
          </table:table-cell>
          <table:table-cell table:formula="of:=[.L235]-[.L$1]/400" office:value-type="float" office:value="0">
            <text:p>0.000000</text:p>
          </table:table-cell>
          <table:table-cell table:formula="of:=[.M235]-[.M$1]/400" office:value-type="float" office:value="0.0719948625000006">
            <text:p>0.071995</text:p>
          </table:table-cell>
          <table:table-cell table:formula="of:=[.N235]-[.N$1]/400" office:value-type="float" office:value="-0.0719948625000006">
            <text:p>-0.071995</text:p>
          </table:table-cell>
          <table:table-cell table:formula="of:=[.O235]-[.O$1]/400" office:value-type="float" office:value="0">
            <text:p>0.000000</text:p>
          </table:table-cell>
          <table:table-cell table:formula="of:=[.P235]-[.P$1]/400" office:value-type="float" office:value="-0.215984587499996">
            <text:p>-0.215985</text:p>
          </table:table-cell>
          <table:table-cell table:formula="of:=[.Q235]-[.Q$1]/400" office:value-type="float" office:value="0">
            <text:p>0.000000</text:p>
          </table:table-cell>
          <table:table-cell table:formula="of:=[.R235]-[.R$1]/400" office:value-type="float" office:value="0">
            <text:p>0.000000</text:p>
          </table:table-cell>
          <table:table-cell table:formula="of:=[.S235]-[.S$1]/400" office:value-type="float" office:value="0">
            <text:p>0.000000</text:p>
          </table:table-cell>
          <table:table-cell table:formula="of:=[.T235]-[.T$1]/400" office:value-type="float" office:value="0.0719948625000006">
            <text:p>0.071995</text:p>
          </table:table-cell>
          <table:table-cell table:formula="of:=[.U235]-[.U$1]/400" office:value-type="float" office:value="0.0719948625000006">
            <text:p>0.071995</text:p>
          </table:table-cell>
          <table:table-cell table:formula="of:=[.V235]-[.V$1]/400" office:value-type="float" office:value="0">
            <text:p>0.000000</text:p>
          </table:table-cell>
          <table:table-cell table:formula="of:=[.W235]-[.W$1]/400" office:value-type="float" office:value="-0.215984587499996">
            <text:p>-0.215985</text:p>
          </table:table-cell>
          <table:table-cell table:formula="of:=[.X235]-[.X$1]/400" office:value-type="float" office:value="0">
            <text:p>0.000000</text:p>
          </table:table-cell>
          <table:table-cell table:formula="of:=[.Y235]-[.Y$1]/400" office:value-type="float" office:value="0">
            <text:p>0.000000</text:p>
          </table:table-cell>
          <table:table-cell table:formula="of:=[.Z235]-[.Z$1]/400" office:value-type="float" office:value="0">
            <text:p>0.000000</text:p>
          </table:table-cell>
          <table:table-cell table:formula="of:=[.AA235]-[.AA$1]/400" office:value-type="float" office:value="0">
            <text:p>0.000000</text:p>
          </table:table-cell>
          <table:table-cell table:formula="of:=[.AB235]-[.AB$1]/400" office:value-type="float" office:value="0">
            <text:p>0.000000</text:p>
          </table:table-cell>
          <table:table-cell table:formula="of:=[.AC235]-[.AC$1]/400" office:value-type="float" office:value="0">
            <text:p>0.000000</text:p>
          </table:table-cell>
          <table:table-cell table:formula="of:=[.AD235]-[.AD$1]/400" office:value-type="float" office:value="0">
            <text:p>0.000000</text:p>
          </table:table-cell>
        </table:table-row>
        <table:table-row table:style-name="ro1">
          <table:table-cell table:formula="of:=[.A236]-[.A$1]/400" office:value-type="float" office:value="0">
            <text:p>0.000000</text:p>
          </table:table-cell>
          <table:table-cell table:formula="of:=[.B236]-[.B$1]/400" office:value-type="float" office:value="0">
            <text:p>0.000000</text:p>
          </table:table-cell>
          <table:table-cell table:formula="of:=[.C236]-[.C$1]/400" office:value-type="float" office:value="-0.155902909999997">
            <text:p>-0.155903</text:p>
          </table:table-cell>
          <table:table-cell table:formula="of:=[.D236]-[.D$1]/400" office:value-type="float" office:value="0.311805819999995">
            <text:p>0.311806</text:p>
          </table:table-cell>
          <table:table-cell table:formula="of:=[.E236]-[.E$1]/400" office:value-type="float" office:value="-0.155902909999997">
            <text:p>-0.155903</text:p>
          </table:table-cell>
          <table:table-cell table:formula="of:=[.F236]-[.F$1]/400" office:value-type="float" office:value="0">
            <text:p>0.000000</text:p>
          </table:table-cell>
          <table:table-cell table:formula="of:=[.G236]-[.G$1]/400" office:value-type="float" office:value="0">
            <text:p>0.000000</text:p>
          </table:table-cell>
          <table:table-cell table:formula="of:=[.H236]-[.H$1]/400" office:value-type="float" office:value="0">
            <text:p>0.000000</text:p>
          </table:table-cell>
          <table:table-cell table:formula="of:=[.I236]-[.I$1]/400" office:value-type="float" office:value="-0.155902909999997">
            <text:p>-0.155903</text:p>
          </table:table-cell>
          <table:table-cell table:formula="of:=[.J236]-[.J$1]/400" office:value-type="float" office:value="0.311805819999995">
            <text:p>0.311806</text:p>
          </table:table-cell>
          <table:table-cell table:formula="of:=[.K236]-[.K$1]/400" office:value-type="float" office:value="-0.155902909999997">
            <text:p>-0.155903</text:p>
          </table:table-cell>
          <table:table-cell table:formula="of:=[.L236]-[.L$1]/400" office:value-type="float" office:value="0">
            <text:p>0.000000</text:p>
          </table:table-cell>
          <table:table-cell table:formula="of:=[.M236]-[.M$1]/400" office:value-type="float" office:value="0.0715585300000006">
            <text:p>0.071559</text:p>
          </table:table-cell>
          <table:table-cell table:formula="of:=[.N236]-[.N$1]/400" office:value-type="float" office:value="-0.0715585300000006">
            <text:p>-0.071559</text:p>
          </table:table-cell>
          <table:table-cell table:formula="of:=[.O236]-[.O$1]/400" office:value-type="float" office:value="0">
            <text:p>0.000000</text:p>
          </table:table-cell>
          <table:table-cell table:formula="of:=[.P236]-[.P$1]/400" office:value-type="float" office:value="-0.214675589999996">
            <text:p>-0.214676</text:p>
          </table:table-cell>
          <table:table-cell table:formula="of:=[.Q236]-[.Q$1]/400" office:value-type="float" office:value="0">
            <text:p>0.000000</text:p>
          </table:table-cell>
          <table:table-cell table:formula="of:=[.R236]-[.R$1]/400" office:value-type="float" office:value="0">
            <text:p>0.000000</text:p>
          </table:table-cell>
          <table:table-cell table:formula="of:=[.S236]-[.S$1]/400" office:value-type="float" office:value="0">
            <text:p>0.000000</text:p>
          </table:table-cell>
          <table:table-cell table:formula="of:=[.T236]-[.T$1]/400" office:value-type="float" office:value="0.0715585300000006">
            <text:p>0.071559</text:p>
          </table:table-cell>
          <table:table-cell table:formula="of:=[.U236]-[.U$1]/400" office:value-type="float" office:value="0.0715585300000006">
            <text:p>0.071559</text:p>
          </table:table-cell>
          <table:table-cell table:formula="of:=[.V236]-[.V$1]/400" office:value-type="float" office:value="0">
            <text:p>0.000000</text:p>
          </table:table-cell>
          <table:table-cell table:formula="of:=[.W236]-[.W$1]/400" office:value-type="float" office:value="-0.214675589999996">
            <text:p>-0.214676</text:p>
          </table:table-cell>
          <table:table-cell table:formula="of:=[.X236]-[.X$1]/400" office:value-type="float" office:value="0">
            <text:p>0.000000</text:p>
          </table:table-cell>
          <table:table-cell table:formula="of:=[.Y236]-[.Y$1]/400" office:value-type="float" office:value="0">
            <text:p>0.000000</text:p>
          </table:table-cell>
          <table:table-cell table:formula="of:=[.Z236]-[.Z$1]/400" office:value-type="float" office:value="0">
            <text:p>0.000000</text:p>
          </table:table-cell>
          <table:table-cell table:formula="of:=[.AA236]-[.AA$1]/400" office:value-type="float" office:value="0">
            <text:p>0.000000</text:p>
          </table:table-cell>
          <table:table-cell table:formula="of:=[.AB236]-[.AB$1]/400" office:value-type="float" office:value="0">
            <text:p>0.000000</text:p>
          </table:table-cell>
          <table:table-cell table:formula="of:=[.AC236]-[.AC$1]/400" office:value-type="float" office:value="0">
            <text:p>0.000000</text:p>
          </table:table-cell>
          <table:table-cell table:formula="of:=[.AD236]-[.AD$1]/400" office:value-type="float" office:value="0">
            <text:p>0.000000</text:p>
          </table:table-cell>
        </table:table-row>
        <table:table-row table:style-name="ro1">
          <table:table-cell table:formula="of:=[.A237]-[.A$1]/400" office:value-type="float" office:value="0">
            <text:p>0.000000</text:p>
          </table:table-cell>
          <table:table-cell table:formula="of:=[.B237]-[.B$1]/400" office:value-type="float" office:value="0">
            <text:p>0.000000</text:p>
          </table:table-cell>
          <table:table-cell table:formula="of:=[.C237]-[.C$1]/400" office:value-type="float" office:value="-0.154952282499997">
            <text:p>-0.154952</text:p>
          </table:table-cell>
          <table:table-cell table:formula="of:=[.D237]-[.D$1]/400" office:value-type="float" office:value="0.309904564999995">
            <text:p>0.309905</text:p>
          </table:table-cell>
          <table:table-cell table:formula="of:=[.E237]-[.E$1]/400" office:value-type="float" office:value="-0.154952282499997">
            <text:p>-0.154952</text:p>
          </table:table-cell>
          <table:table-cell table:formula="of:=[.F237]-[.F$1]/400" office:value-type="float" office:value="0">
            <text:p>0.000000</text:p>
          </table:table-cell>
          <table:table-cell table:formula="of:=[.G237]-[.G$1]/400" office:value-type="float" office:value="0">
            <text:p>0.000000</text:p>
          </table:table-cell>
          <table:table-cell table:formula="of:=[.H237]-[.H$1]/400" office:value-type="float" office:value="0">
            <text:p>0.000000</text:p>
          </table:table-cell>
          <table:table-cell table:formula="of:=[.I237]-[.I$1]/400" office:value-type="float" office:value="-0.154952282499997">
            <text:p>-0.154952</text:p>
          </table:table-cell>
          <table:table-cell table:formula="of:=[.J237]-[.J$1]/400" office:value-type="float" office:value="0.309904564999995">
            <text:p>0.309905</text:p>
          </table:table-cell>
          <table:table-cell table:formula="of:=[.K237]-[.K$1]/400" office:value-type="float" office:value="-0.154952282499997">
            <text:p>-0.154952</text:p>
          </table:table-cell>
          <table:table-cell table:formula="of:=[.L237]-[.L$1]/400" office:value-type="float" office:value="0">
            <text:p>0.000000</text:p>
          </table:table-cell>
          <table:table-cell table:formula="of:=[.M237]-[.M$1]/400" office:value-type="float" office:value="0.0711221975000006">
            <text:p>0.071122</text:p>
          </table:table-cell>
          <table:table-cell table:formula="of:=[.N237]-[.N$1]/400" office:value-type="float" office:value="-0.0711221975000006">
            <text:p>-0.071122</text:p>
          </table:table-cell>
          <table:table-cell table:formula="of:=[.O237]-[.O$1]/400" office:value-type="float" office:value="0">
            <text:p>0.000000</text:p>
          </table:table-cell>
          <table:table-cell table:formula="of:=[.P237]-[.P$1]/400" office:value-type="float" office:value="-0.213366592499996">
            <text:p>-0.213367</text:p>
          </table:table-cell>
          <table:table-cell table:formula="of:=[.Q237]-[.Q$1]/400" office:value-type="float" office:value="0">
            <text:p>0.000000</text:p>
          </table:table-cell>
          <table:table-cell table:formula="of:=[.R237]-[.R$1]/400" office:value-type="float" office:value="0">
            <text:p>0.000000</text:p>
          </table:table-cell>
          <table:table-cell table:formula="of:=[.S237]-[.S$1]/400" office:value-type="float" office:value="0">
            <text:p>0.000000</text:p>
          </table:table-cell>
          <table:table-cell table:formula="of:=[.T237]-[.T$1]/400" office:value-type="float" office:value="0.0711221975000006">
            <text:p>0.071122</text:p>
          </table:table-cell>
          <table:table-cell table:formula="of:=[.U237]-[.U$1]/400" office:value-type="float" office:value="0.0711221975000006">
            <text:p>0.071122</text:p>
          </table:table-cell>
          <table:table-cell table:formula="of:=[.V237]-[.V$1]/400" office:value-type="float" office:value="0">
            <text:p>0.000000</text:p>
          </table:table-cell>
          <table:table-cell table:formula="of:=[.W237]-[.W$1]/400" office:value-type="float" office:value="-0.213366592499996">
            <text:p>-0.213367</text:p>
          </table:table-cell>
          <table:table-cell table:formula="of:=[.X237]-[.X$1]/400" office:value-type="float" office:value="0">
            <text:p>0.000000</text:p>
          </table:table-cell>
          <table:table-cell table:formula="of:=[.Y237]-[.Y$1]/400" office:value-type="float" office:value="0">
            <text:p>0.000000</text:p>
          </table:table-cell>
          <table:table-cell table:formula="of:=[.Z237]-[.Z$1]/400" office:value-type="float" office:value="0">
            <text:p>0.000000</text:p>
          </table:table-cell>
          <table:table-cell table:formula="of:=[.AA237]-[.AA$1]/400" office:value-type="float" office:value="0">
            <text:p>0.000000</text:p>
          </table:table-cell>
          <table:table-cell table:formula="of:=[.AB237]-[.AB$1]/400" office:value-type="float" office:value="0">
            <text:p>0.000000</text:p>
          </table:table-cell>
          <table:table-cell table:formula="of:=[.AC237]-[.AC$1]/400" office:value-type="float" office:value="0">
            <text:p>0.000000</text:p>
          </table:table-cell>
          <table:table-cell table:formula="of:=[.AD237]-[.AD$1]/400" office:value-type="float" office:value="0">
            <text:p>0.000000</text:p>
          </table:table-cell>
        </table:table-row>
        <table:table-row table:style-name="ro1">
          <table:table-cell table:formula="of:=[.A238]-[.A$1]/400" office:value-type="float" office:value="0">
            <text:p>0.000000</text:p>
          </table:table-cell>
          <table:table-cell table:formula="of:=[.B238]-[.B$1]/400" office:value-type="float" office:value="0">
            <text:p>0.000000</text:p>
          </table:table-cell>
          <table:table-cell table:formula="of:=[.C238]-[.C$1]/400" office:value-type="float" office:value="-0.154001654999997">
            <text:p>-0.154002</text:p>
          </table:table-cell>
          <table:table-cell table:formula="of:=[.D238]-[.D$1]/400" office:value-type="float" office:value="0.308003309999995">
            <text:p>0.308003</text:p>
          </table:table-cell>
          <table:table-cell table:formula="of:=[.E238]-[.E$1]/400" office:value-type="float" office:value="-0.154001654999997">
            <text:p>-0.154002</text:p>
          </table:table-cell>
          <table:table-cell table:formula="of:=[.F238]-[.F$1]/400" office:value-type="float" office:value="0">
            <text:p>0.000000</text:p>
          </table:table-cell>
          <table:table-cell table:formula="of:=[.G238]-[.G$1]/400" office:value-type="float" office:value="0">
            <text:p>0.000000</text:p>
          </table:table-cell>
          <table:table-cell table:formula="of:=[.H238]-[.H$1]/400" office:value-type="float" office:value="0">
            <text:p>0.000000</text:p>
          </table:table-cell>
          <table:table-cell table:formula="of:=[.I238]-[.I$1]/400" office:value-type="float" office:value="-0.154001654999997">
            <text:p>-0.154002</text:p>
          </table:table-cell>
          <table:table-cell table:formula="of:=[.J238]-[.J$1]/400" office:value-type="float" office:value="0.308003309999995">
            <text:p>0.308003</text:p>
          </table:table-cell>
          <table:table-cell table:formula="of:=[.K238]-[.K$1]/400" office:value-type="float" office:value="-0.154001654999997">
            <text:p>-0.154002</text:p>
          </table:table-cell>
          <table:table-cell table:formula="of:=[.L238]-[.L$1]/400" office:value-type="float" office:value="0">
            <text:p>0.000000</text:p>
          </table:table-cell>
          <table:table-cell table:formula="of:=[.M238]-[.M$1]/400" office:value-type="float" office:value="0.0706858650000006">
            <text:p>0.070686</text:p>
          </table:table-cell>
          <table:table-cell table:formula="of:=[.N238]-[.N$1]/400" office:value-type="float" office:value="-0.0706858650000006">
            <text:p>-0.070686</text:p>
          </table:table-cell>
          <table:table-cell table:formula="of:=[.O238]-[.O$1]/400" office:value-type="float" office:value="0">
            <text:p>0.000000</text:p>
          </table:table-cell>
          <table:table-cell table:formula="of:=[.P238]-[.P$1]/400" office:value-type="float" office:value="-0.212057594999996">
            <text:p>-0.212058</text:p>
          </table:table-cell>
          <table:table-cell table:formula="of:=[.Q238]-[.Q$1]/400" office:value-type="float" office:value="0">
            <text:p>0.000000</text:p>
          </table:table-cell>
          <table:table-cell table:formula="of:=[.R238]-[.R$1]/400" office:value-type="float" office:value="0">
            <text:p>0.000000</text:p>
          </table:table-cell>
          <table:table-cell table:formula="of:=[.S238]-[.S$1]/400" office:value-type="float" office:value="0">
            <text:p>0.000000</text:p>
          </table:table-cell>
          <table:table-cell table:formula="of:=[.T238]-[.T$1]/400" office:value-type="float" office:value="0.0706858650000006">
            <text:p>0.070686</text:p>
          </table:table-cell>
          <table:table-cell table:formula="of:=[.U238]-[.U$1]/400" office:value-type="float" office:value="0.0706858650000006">
            <text:p>0.070686</text:p>
          </table:table-cell>
          <table:table-cell table:formula="of:=[.V238]-[.V$1]/400" office:value-type="float" office:value="0">
            <text:p>0.000000</text:p>
          </table:table-cell>
          <table:table-cell table:formula="of:=[.W238]-[.W$1]/400" office:value-type="float" office:value="-0.212057594999996">
            <text:p>-0.212058</text:p>
          </table:table-cell>
          <table:table-cell table:formula="of:=[.X238]-[.X$1]/400" office:value-type="float" office:value="0">
            <text:p>0.000000</text:p>
          </table:table-cell>
          <table:table-cell table:formula="of:=[.Y238]-[.Y$1]/400" office:value-type="float" office:value="0">
            <text:p>0.000000</text:p>
          </table:table-cell>
          <table:table-cell table:formula="of:=[.Z238]-[.Z$1]/400" office:value-type="float" office:value="0">
            <text:p>0.000000</text:p>
          </table:table-cell>
          <table:table-cell table:formula="of:=[.AA238]-[.AA$1]/400" office:value-type="float" office:value="0">
            <text:p>0.000000</text:p>
          </table:table-cell>
          <table:table-cell table:formula="of:=[.AB238]-[.AB$1]/400" office:value-type="float" office:value="0">
            <text:p>0.000000</text:p>
          </table:table-cell>
          <table:table-cell table:formula="of:=[.AC238]-[.AC$1]/400" office:value-type="float" office:value="0">
            <text:p>0.000000</text:p>
          </table:table-cell>
          <table:table-cell table:formula="of:=[.AD238]-[.AD$1]/400" office:value-type="float" office:value="0">
            <text:p>0.000000</text:p>
          </table:table-cell>
        </table:table-row>
        <table:table-row table:style-name="ro1">
          <table:table-cell table:formula="of:=[.A239]-[.A$1]/400" office:value-type="float" office:value="0">
            <text:p>0.000000</text:p>
          </table:table-cell>
          <table:table-cell table:formula="of:=[.B239]-[.B$1]/400" office:value-type="float" office:value="0">
            <text:p>0.000000</text:p>
          </table:table-cell>
          <table:table-cell table:formula="of:=[.C239]-[.C$1]/400" office:value-type="float" office:value="-0.153051027499997">
            <text:p>-0.153051</text:p>
          </table:table-cell>
          <table:table-cell table:formula="of:=[.D239]-[.D$1]/400" office:value-type="float" office:value="0.306102054999995">
            <text:p>0.306102</text:p>
          </table:table-cell>
          <table:table-cell table:formula="of:=[.E239]-[.E$1]/400" office:value-type="float" office:value="-0.153051027499997">
            <text:p>-0.153051</text:p>
          </table:table-cell>
          <table:table-cell table:formula="of:=[.F239]-[.F$1]/400" office:value-type="float" office:value="0">
            <text:p>0.000000</text:p>
          </table:table-cell>
          <table:table-cell table:formula="of:=[.G239]-[.G$1]/400" office:value-type="float" office:value="0">
            <text:p>0.000000</text:p>
          </table:table-cell>
          <table:table-cell table:formula="of:=[.H239]-[.H$1]/400" office:value-type="float" office:value="0">
            <text:p>0.000000</text:p>
          </table:table-cell>
          <table:table-cell table:formula="of:=[.I239]-[.I$1]/400" office:value-type="float" office:value="-0.153051027499997">
            <text:p>-0.153051</text:p>
          </table:table-cell>
          <table:table-cell table:formula="of:=[.J239]-[.J$1]/400" office:value-type="float" office:value="0.306102054999995">
            <text:p>0.306102</text:p>
          </table:table-cell>
          <table:table-cell table:formula="of:=[.K239]-[.K$1]/400" office:value-type="float" office:value="-0.153051027499997">
            <text:p>-0.153051</text:p>
          </table:table-cell>
          <table:table-cell table:formula="of:=[.L239]-[.L$1]/400" office:value-type="float" office:value="0">
            <text:p>0.000000</text:p>
          </table:table-cell>
          <table:table-cell table:formula="of:=[.M239]-[.M$1]/400" office:value-type="float" office:value="0.0702495325000006">
            <text:p>0.070250</text:p>
          </table:table-cell>
          <table:table-cell table:formula="of:=[.N239]-[.N$1]/400" office:value-type="float" office:value="-0.0702495325000006">
            <text:p>-0.070250</text:p>
          </table:table-cell>
          <table:table-cell table:formula="of:=[.O239]-[.O$1]/400" office:value-type="float" office:value="0">
            <text:p>0.000000</text:p>
          </table:table-cell>
          <table:table-cell table:formula="of:=[.P239]-[.P$1]/400" office:value-type="float" office:value="-0.210748597499996">
            <text:p>-0.210749</text:p>
          </table:table-cell>
          <table:table-cell table:formula="of:=[.Q239]-[.Q$1]/400" office:value-type="float" office:value="0">
            <text:p>0.000000</text:p>
          </table:table-cell>
          <table:table-cell table:formula="of:=[.R239]-[.R$1]/400" office:value-type="float" office:value="0">
            <text:p>0.000000</text:p>
          </table:table-cell>
          <table:table-cell table:formula="of:=[.S239]-[.S$1]/400" office:value-type="float" office:value="0">
            <text:p>0.000000</text:p>
          </table:table-cell>
          <table:table-cell table:formula="of:=[.T239]-[.T$1]/400" office:value-type="float" office:value="0.0702495325000006">
            <text:p>0.070250</text:p>
          </table:table-cell>
          <table:table-cell table:formula="of:=[.U239]-[.U$1]/400" office:value-type="float" office:value="0.0702495325000006">
            <text:p>0.070250</text:p>
          </table:table-cell>
          <table:table-cell table:formula="of:=[.V239]-[.V$1]/400" office:value-type="float" office:value="0">
            <text:p>0.000000</text:p>
          </table:table-cell>
          <table:table-cell table:formula="of:=[.W239]-[.W$1]/400" office:value-type="float" office:value="-0.210748597499996">
            <text:p>-0.210749</text:p>
          </table:table-cell>
          <table:table-cell table:formula="of:=[.X239]-[.X$1]/400" office:value-type="float" office:value="0">
            <text:p>0.000000</text:p>
          </table:table-cell>
          <table:table-cell table:formula="of:=[.Y239]-[.Y$1]/400" office:value-type="float" office:value="0">
            <text:p>0.000000</text:p>
          </table:table-cell>
          <table:table-cell table:formula="of:=[.Z239]-[.Z$1]/400" office:value-type="float" office:value="0">
            <text:p>0.000000</text:p>
          </table:table-cell>
          <table:table-cell table:formula="of:=[.AA239]-[.AA$1]/400" office:value-type="float" office:value="0">
            <text:p>0.000000</text:p>
          </table:table-cell>
          <table:table-cell table:formula="of:=[.AB239]-[.AB$1]/400" office:value-type="float" office:value="0">
            <text:p>0.000000</text:p>
          </table:table-cell>
          <table:table-cell table:formula="of:=[.AC239]-[.AC$1]/400" office:value-type="float" office:value="0">
            <text:p>0.000000</text:p>
          </table:table-cell>
          <table:table-cell table:formula="of:=[.AD239]-[.AD$1]/400" office:value-type="float" office:value="0">
            <text:p>0.000000</text:p>
          </table:table-cell>
        </table:table-row>
        <table:table-row table:style-name="ro1">
          <table:table-cell table:formula="of:=[.A240]-[.A$1]/400" office:value-type="float" office:value="0">
            <text:p>0.000000</text:p>
          </table:table-cell>
          <table:table-cell table:formula="of:=[.B240]-[.B$1]/400" office:value-type="float" office:value="0">
            <text:p>0.000000</text:p>
          </table:table-cell>
          <table:table-cell table:formula="of:=[.C240]-[.C$1]/400" office:value-type="float" office:value="-0.152100399999997">
            <text:p>-0.152100</text:p>
          </table:table-cell>
          <table:table-cell table:formula="of:=[.D240]-[.D$1]/400" office:value-type="float" office:value="0.304200799999995">
            <text:p>0.304201</text:p>
          </table:table-cell>
          <table:table-cell table:formula="of:=[.E240]-[.E$1]/400" office:value-type="float" office:value="-0.152100399999997">
            <text:p>-0.152100</text:p>
          </table:table-cell>
          <table:table-cell table:formula="of:=[.F240]-[.F$1]/400" office:value-type="float" office:value="0">
            <text:p>0.000000</text:p>
          </table:table-cell>
          <table:table-cell table:formula="of:=[.G240]-[.G$1]/400" office:value-type="float" office:value="0">
            <text:p>0.000000</text:p>
          </table:table-cell>
          <table:table-cell table:formula="of:=[.H240]-[.H$1]/400" office:value-type="float" office:value="0">
            <text:p>0.000000</text:p>
          </table:table-cell>
          <table:table-cell table:formula="of:=[.I240]-[.I$1]/400" office:value-type="float" office:value="-0.152100399999997">
            <text:p>-0.152100</text:p>
          </table:table-cell>
          <table:table-cell table:formula="of:=[.J240]-[.J$1]/400" office:value-type="float" office:value="0.304200799999995">
            <text:p>0.304201</text:p>
          </table:table-cell>
          <table:table-cell table:formula="of:=[.K240]-[.K$1]/400" office:value-type="float" office:value="-0.152100399999997">
            <text:p>-0.152100</text:p>
          </table:table-cell>
          <table:table-cell table:formula="of:=[.L240]-[.L$1]/400" office:value-type="float" office:value="0">
            <text:p>0.000000</text:p>
          </table:table-cell>
          <table:table-cell table:formula="of:=[.M240]-[.M$1]/400" office:value-type="float" office:value="0.0698132000000006">
            <text:p>0.069813</text:p>
          </table:table-cell>
          <table:table-cell table:formula="of:=[.N240]-[.N$1]/400" office:value-type="float" office:value="-0.0698132000000006">
            <text:p>-0.069813</text:p>
          </table:table-cell>
          <table:table-cell table:formula="of:=[.O240]-[.O$1]/400" office:value-type="float" office:value="0">
            <text:p>0.000000</text:p>
          </table:table-cell>
          <table:table-cell table:formula="of:=[.P240]-[.P$1]/400" office:value-type="float" office:value="-0.209439599999996">
            <text:p>-0.209440</text:p>
          </table:table-cell>
          <table:table-cell table:formula="of:=[.Q240]-[.Q$1]/400" office:value-type="float" office:value="0">
            <text:p>0.000000</text:p>
          </table:table-cell>
          <table:table-cell table:formula="of:=[.R240]-[.R$1]/400" office:value-type="float" office:value="0">
            <text:p>0.000000</text:p>
          </table:table-cell>
          <table:table-cell table:formula="of:=[.S240]-[.S$1]/400" office:value-type="float" office:value="0">
            <text:p>0.000000</text:p>
          </table:table-cell>
          <table:table-cell table:formula="of:=[.T240]-[.T$1]/400" office:value-type="float" office:value="0.0698132000000006">
            <text:p>0.069813</text:p>
          </table:table-cell>
          <table:table-cell table:formula="of:=[.U240]-[.U$1]/400" office:value-type="float" office:value="0.0698132000000006">
            <text:p>0.069813</text:p>
          </table:table-cell>
          <table:table-cell table:formula="of:=[.V240]-[.V$1]/400" office:value-type="float" office:value="0">
            <text:p>0.000000</text:p>
          </table:table-cell>
          <table:table-cell table:formula="of:=[.W240]-[.W$1]/400" office:value-type="float" office:value="-0.209439599999996">
            <text:p>-0.209440</text:p>
          </table:table-cell>
          <table:table-cell table:formula="of:=[.X240]-[.X$1]/400" office:value-type="float" office:value="0">
            <text:p>0.000000</text:p>
          </table:table-cell>
          <table:table-cell table:formula="of:=[.Y240]-[.Y$1]/400" office:value-type="float" office:value="0">
            <text:p>0.000000</text:p>
          </table:table-cell>
          <table:table-cell table:formula="of:=[.Z240]-[.Z$1]/400" office:value-type="float" office:value="0">
            <text:p>0.000000</text:p>
          </table:table-cell>
          <table:table-cell table:formula="of:=[.AA240]-[.AA$1]/400" office:value-type="float" office:value="0">
            <text:p>0.000000</text:p>
          </table:table-cell>
          <table:table-cell table:formula="of:=[.AB240]-[.AB$1]/400" office:value-type="float" office:value="0">
            <text:p>0.000000</text:p>
          </table:table-cell>
          <table:table-cell table:formula="of:=[.AC240]-[.AC$1]/400" office:value-type="float" office:value="0">
            <text:p>0.000000</text:p>
          </table:table-cell>
          <table:table-cell table:formula="of:=[.AD240]-[.AD$1]/400" office:value-type="float" office:value="0">
            <text:p>0.000000</text:p>
          </table:table-cell>
        </table:table-row>
        <table:table-row table:style-name="ro1">
          <table:table-cell table:formula="of:=[.A241]-[.A$1]/400" office:value-type="float" office:value="0">
            <text:p>0.000000</text:p>
          </table:table-cell>
          <table:table-cell table:formula="of:=[.B241]-[.B$1]/400" office:value-type="float" office:value="0">
            <text:p>0.000000</text:p>
          </table:table-cell>
          <table:table-cell table:formula="of:=[.C241]-[.C$1]/400" office:value-type="float" office:value="-0.151149772499997">
            <text:p>-0.151150</text:p>
          </table:table-cell>
          <table:table-cell table:formula="of:=[.D241]-[.D$1]/400" office:value-type="float" office:value="0.302299544999995">
            <text:p>0.302300</text:p>
          </table:table-cell>
          <table:table-cell table:formula="of:=[.E241]-[.E$1]/400" office:value-type="float" office:value="-0.151149772499997">
            <text:p>-0.151150</text:p>
          </table:table-cell>
          <table:table-cell table:formula="of:=[.F241]-[.F$1]/400" office:value-type="float" office:value="0">
            <text:p>0.000000</text:p>
          </table:table-cell>
          <table:table-cell table:formula="of:=[.G241]-[.G$1]/400" office:value-type="float" office:value="0">
            <text:p>0.000000</text:p>
          </table:table-cell>
          <table:table-cell table:formula="of:=[.H241]-[.H$1]/400" office:value-type="float" office:value="0">
            <text:p>0.000000</text:p>
          </table:table-cell>
          <table:table-cell table:formula="of:=[.I241]-[.I$1]/400" office:value-type="float" office:value="-0.151149772499997">
            <text:p>-0.151150</text:p>
          </table:table-cell>
          <table:table-cell table:formula="of:=[.J241]-[.J$1]/400" office:value-type="float" office:value="0.302299544999995">
            <text:p>0.302300</text:p>
          </table:table-cell>
          <table:table-cell table:formula="of:=[.K241]-[.K$1]/400" office:value-type="float" office:value="-0.151149772499997">
            <text:p>-0.151150</text:p>
          </table:table-cell>
          <table:table-cell table:formula="of:=[.L241]-[.L$1]/400" office:value-type="float" office:value="0">
            <text:p>0.000000</text:p>
          </table:table-cell>
          <table:table-cell table:formula="of:=[.M241]-[.M$1]/400" office:value-type="float" office:value="0.0693768675000006">
            <text:p>0.069377</text:p>
          </table:table-cell>
          <table:table-cell table:formula="of:=[.N241]-[.N$1]/400" office:value-type="float" office:value="-0.0693768675000006">
            <text:p>-0.069377</text:p>
          </table:table-cell>
          <table:table-cell table:formula="of:=[.O241]-[.O$1]/400" office:value-type="float" office:value="0">
            <text:p>0.000000</text:p>
          </table:table-cell>
          <table:table-cell table:formula="of:=[.P241]-[.P$1]/400" office:value-type="float" office:value="-0.208130602499996">
            <text:p>-0.208131</text:p>
          </table:table-cell>
          <table:table-cell table:formula="of:=[.Q241]-[.Q$1]/400" office:value-type="float" office:value="0">
            <text:p>0.000000</text:p>
          </table:table-cell>
          <table:table-cell table:formula="of:=[.R241]-[.R$1]/400" office:value-type="float" office:value="0">
            <text:p>0.000000</text:p>
          </table:table-cell>
          <table:table-cell table:formula="of:=[.S241]-[.S$1]/400" office:value-type="float" office:value="0">
            <text:p>0.000000</text:p>
          </table:table-cell>
          <table:table-cell table:formula="of:=[.T241]-[.T$1]/400" office:value-type="float" office:value="0.0693768675000006">
            <text:p>0.069377</text:p>
          </table:table-cell>
          <table:table-cell table:formula="of:=[.U241]-[.U$1]/400" office:value-type="float" office:value="0.0693768675000006">
            <text:p>0.069377</text:p>
          </table:table-cell>
          <table:table-cell table:formula="of:=[.V241]-[.V$1]/400" office:value-type="float" office:value="0">
            <text:p>0.000000</text:p>
          </table:table-cell>
          <table:table-cell table:formula="of:=[.W241]-[.W$1]/400" office:value-type="float" office:value="-0.208130602499996">
            <text:p>-0.208131</text:p>
          </table:table-cell>
          <table:table-cell table:formula="of:=[.X241]-[.X$1]/400" office:value-type="float" office:value="0">
            <text:p>0.000000</text:p>
          </table:table-cell>
          <table:table-cell table:formula="of:=[.Y241]-[.Y$1]/400" office:value-type="float" office:value="0">
            <text:p>0.000000</text:p>
          </table:table-cell>
          <table:table-cell table:formula="of:=[.Z241]-[.Z$1]/400" office:value-type="float" office:value="0">
            <text:p>0.000000</text:p>
          </table:table-cell>
          <table:table-cell table:formula="of:=[.AA241]-[.AA$1]/400" office:value-type="float" office:value="0">
            <text:p>0.000000</text:p>
          </table:table-cell>
          <table:table-cell table:formula="of:=[.AB241]-[.AB$1]/400" office:value-type="float" office:value="0">
            <text:p>0.000000</text:p>
          </table:table-cell>
          <table:table-cell table:formula="of:=[.AC241]-[.AC$1]/400" office:value-type="float" office:value="0">
            <text:p>0.000000</text:p>
          </table:table-cell>
          <table:table-cell table:formula="of:=[.AD241]-[.AD$1]/400" office:value-type="float" office:value="0">
            <text:p>0.000000</text:p>
          </table:table-cell>
        </table:table-row>
        <table:table-row table:style-name="ro1">
          <table:table-cell table:formula="of:=[.A242]-[.A$1]/400" office:value-type="float" office:value="0">
            <text:p>0.000000</text:p>
          </table:table-cell>
          <table:table-cell table:formula="of:=[.B242]-[.B$1]/400" office:value-type="float" office:value="0">
            <text:p>0.000000</text:p>
          </table:table-cell>
          <table:table-cell table:formula="of:=[.C242]-[.C$1]/400" office:value-type="float" office:value="-0.150199144999997">
            <text:p>-0.150199</text:p>
          </table:table-cell>
          <table:table-cell table:formula="of:=[.D242]-[.D$1]/400" office:value-type="float" office:value="0.300398289999995">
            <text:p>0.300398</text:p>
          </table:table-cell>
          <table:table-cell table:formula="of:=[.E242]-[.E$1]/400" office:value-type="float" office:value="-0.150199144999997">
            <text:p>-0.150199</text:p>
          </table:table-cell>
          <table:table-cell table:formula="of:=[.F242]-[.F$1]/400" office:value-type="float" office:value="0">
            <text:p>0.000000</text:p>
          </table:table-cell>
          <table:table-cell table:formula="of:=[.G242]-[.G$1]/400" office:value-type="float" office:value="0">
            <text:p>0.000000</text:p>
          </table:table-cell>
          <table:table-cell table:formula="of:=[.H242]-[.H$1]/400" office:value-type="float" office:value="0">
            <text:p>0.000000</text:p>
          </table:table-cell>
          <table:table-cell table:formula="of:=[.I242]-[.I$1]/400" office:value-type="float" office:value="-0.150199144999997">
            <text:p>-0.150199</text:p>
          </table:table-cell>
          <table:table-cell table:formula="of:=[.J242]-[.J$1]/400" office:value-type="float" office:value="0.300398289999995">
            <text:p>0.300398</text:p>
          </table:table-cell>
          <table:table-cell table:formula="of:=[.K242]-[.K$1]/400" office:value-type="float" office:value="-0.150199144999997">
            <text:p>-0.150199</text:p>
          </table:table-cell>
          <table:table-cell table:formula="of:=[.L242]-[.L$1]/400" office:value-type="float" office:value="0">
            <text:p>0.000000</text:p>
          </table:table-cell>
          <table:table-cell table:formula="of:=[.M242]-[.M$1]/400" office:value-type="float" office:value="0.0689405350000006">
            <text:p>0.068941</text:p>
          </table:table-cell>
          <table:table-cell table:formula="of:=[.N242]-[.N$1]/400" office:value-type="float" office:value="-0.0689405350000006">
            <text:p>-0.068941</text:p>
          </table:table-cell>
          <table:table-cell table:formula="of:=[.O242]-[.O$1]/400" office:value-type="float" office:value="0">
            <text:p>0.000000</text:p>
          </table:table-cell>
          <table:table-cell table:formula="of:=[.P242]-[.P$1]/400" office:value-type="float" office:value="-0.206821604999996">
            <text:p>-0.206822</text:p>
          </table:table-cell>
          <table:table-cell table:formula="of:=[.Q242]-[.Q$1]/400" office:value-type="float" office:value="0">
            <text:p>0.000000</text:p>
          </table:table-cell>
          <table:table-cell table:formula="of:=[.R242]-[.R$1]/400" office:value-type="float" office:value="0">
            <text:p>0.000000</text:p>
          </table:table-cell>
          <table:table-cell table:formula="of:=[.S242]-[.S$1]/400" office:value-type="float" office:value="0">
            <text:p>0.000000</text:p>
          </table:table-cell>
          <table:table-cell table:formula="of:=[.T242]-[.T$1]/400" office:value-type="float" office:value="0.0689405350000006">
            <text:p>0.068941</text:p>
          </table:table-cell>
          <table:table-cell table:formula="of:=[.U242]-[.U$1]/400" office:value-type="float" office:value="0.0689405350000006">
            <text:p>0.068941</text:p>
          </table:table-cell>
          <table:table-cell table:formula="of:=[.V242]-[.V$1]/400" office:value-type="float" office:value="0">
            <text:p>0.000000</text:p>
          </table:table-cell>
          <table:table-cell table:formula="of:=[.W242]-[.W$1]/400" office:value-type="float" office:value="-0.206821604999996">
            <text:p>-0.206822</text:p>
          </table:table-cell>
          <table:table-cell table:formula="of:=[.X242]-[.X$1]/400" office:value-type="float" office:value="0">
            <text:p>0.000000</text:p>
          </table:table-cell>
          <table:table-cell table:formula="of:=[.Y242]-[.Y$1]/400" office:value-type="float" office:value="0">
            <text:p>0.000000</text:p>
          </table:table-cell>
          <table:table-cell table:formula="of:=[.Z242]-[.Z$1]/400" office:value-type="float" office:value="0">
            <text:p>0.000000</text:p>
          </table:table-cell>
          <table:table-cell table:formula="of:=[.AA242]-[.AA$1]/400" office:value-type="float" office:value="0">
            <text:p>0.000000</text:p>
          </table:table-cell>
          <table:table-cell table:formula="of:=[.AB242]-[.AB$1]/400" office:value-type="float" office:value="0">
            <text:p>0.000000</text:p>
          </table:table-cell>
          <table:table-cell table:formula="of:=[.AC242]-[.AC$1]/400" office:value-type="float" office:value="0">
            <text:p>0.000000</text:p>
          </table:table-cell>
          <table:table-cell table:formula="of:=[.AD242]-[.AD$1]/400" office:value-type="float" office:value="0">
            <text:p>0.000000</text:p>
          </table:table-cell>
        </table:table-row>
        <table:table-row table:style-name="ro1">
          <table:table-cell table:formula="of:=[.A243]-[.A$1]/400" office:value-type="float" office:value="0">
            <text:p>0.000000</text:p>
          </table:table-cell>
          <table:table-cell table:formula="of:=[.B243]-[.B$1]/400" office:value-type="float" office:value="0">
            <text:p>0.000000</text:p>
          </table:table-cell>
          <table:table-cell table:formula="of:=[.C243]-[.C$1]/400" office:value-type="float" office:value="-0.149248517499997">
            <text:p>-0.149249</text:p>
          </table:table-cell>
          <table:table-cell table:formula="of:=[.D243]-[.D$1]/400" office:value-type="float" office:value="0.298497034999995">
            <text:p>0.298497</text:p>
          </table:table-cell>
          <table:table-cell table:formula="of:=[.E243]-[.E$1]/400" office:value-type="float" office:value="-0.149248517499997">
            <text:p>-0.149249</text:p>
          </table:table-cell>
          <table:table-cell table:formula="of:=[.F243]-[.F$1]/400" office:value-type="float" office:value="0">
            <text:p>0.000000</text:p>
          </table:table-cell>
          <table:table-cell table:formula="of:=[.G243]-[.G$1]/400" office:value-type="float" office:value="0">
            <text:p>0.000000</text:p>
          </table:table-cell>
          <table:table-cell table:formula="of:=[.H243]-[.H$1]/400" office:value-type="float" office:value="0">
            <text:p>0.000000</text:p>
          </table:table-cell>
          <table:table-cell table:formula="of:=[.I243]-[.I$1]/400" office:value-type="float" office:value="-0.149248517499997">
            <text:p>-0.149249</text:p>
          </table:table-cell>
          <table:table-cell table:formula="of:=[.J243]-[.J$1]/400" office:value-type="float" office:value="0.298497034999995">
            <text:p>0.298497</text:p>
          </table:table-cell>
          <table:table-cell table:formula="of:=[.K243]-[.K$1]/400" office:value-type="float" office:value="-0.149248517499997">
            <text:p>-0.149249</text:p>
          </table:table-cell>
          <table:table-cell table:formula="of:=[.L243]-[.L$1]/400" office:value-type="float" office:value="0">
            <text:p>0.000000</text:p>
          </table:table-cell>
          <table:table-cell table:formula="of:=[.M243]-[.M$1]/400" office:value-type="float" office:value="0.0685042025000006">
            <text:p>0.068504</text:p>
          </table:table-cell>
          <table:table-cell table:formula="of:=[.N243]-[.N$1]/400" office:value-type="float" office:value="-0.0685042025000006">
            <text:p>-0.068504</text:p>
          </table:table-cell>
          <table:table-cell table:formula="of:=[.O243]-[.O$1]/400" office:value-type="float" office:value="0">
            <text:p>0.000000</text:p>
          </table:table-cell>
          <table:table-cell table:formula="of:=[.P243]-[.P$1]/400" office:value-type="float" office:value="-0.205512607499996">
            <text:p>-0.205513</text:p>
          </table:table-cell>
          <table:table-cell table:formula="of:=[.Q243]-[.Q$1]/400" office:value-type="float" office:value="0">
            <text:p>0.000000</text:p>
          </table:table-cell>
          <table:table-cell table:formula="of:=[.R243]-[.R$1]/400" office:value-type="float" office:value="0">
            <text:p>0.000000</text:p>
          </table:table-cell>
          <table:table-cell table:formula="of:=[.S243]-[.S$1]/400" office:value-type="float" office:value="0">
            <text:p>0.000000</text:p>
          </table:table-cell>
          <table:table-cell table:formula="of:=[.T243]-[.T$1]/400" office:value-type="float" office:value="0.0685042025000006">
            <text:p>0.068504</text:p>
          </table:table-cell>
          <table:table-cell table:formula="of:=[.U243]-[.U$1]/400" office:value-type="float" office:value="0.0685042025000006">
            <text:p>0.068504</text:p>
          </table:table-cell>
          <table:table-cell table:formula="of:=[.V243]-[.V$1]/400" office:value-type="float" office:value="0">
            <text:p>0.000000</text:p>
          </table:table-cell>
          <table:table-cell table:formula="of:=[.W243]-[.W$1]/400" office:value-type="float" office:value="-0.205512607499996">
            <text:p>-0.205513</text:p>
          </table:table-cell>
          <table:table-cell table:formula="of:=[.X243]-[.X$1]/400" office:value-type="float" office:value="0">
            <text:p>0.000000</text:p>
          </table:table-cell>
          <table:table-cell table:formula="of:=[.Y243]-[.Y$1]/400" office:value-type="float" office:value="0">
            <text:p>0.000000</text:p>
          </table:table-cell>
          <table:table-cell table:formula="of:=[.Z243]-[.Z$1]/400" office:value-type="float" office:value="0">
            <text:p>0.000000</text:p>
          </table:table-cell>
          <table:table-cell table:formula="of:=[.AA243]-[.AA$1]/400" office:value-type="float" office:value="0">
            <text:p>0.000000</text:p>
          </table:table-cell>
          <table:table-cell table:formula="of:=[.AB243]-[.AB$1]/400" office:value-type="float" office:value="0">
            <text:p>0.000000</text:p>
          </table:table-cell>
          <table:table-cell table:formula="of:=[.AC243]-[.AC$1]/400" office:value-type="float" office:value="0">
            <text:p>0.000000</text:p>
          </table:table-cell>
          <table:table-cell table:formula="of:=[.AD243]-[.AD$1]/400" office:value-type="float" office:value="0">
            <text:p>0.000000</text:p>
          </table:table-cell>
        </table:table-row>
        <table:table-row table:style-name="ro1">
          <table:table-cell table:formula="of:=[.A244]-[.A$1]/400" office:value-type="float" office:value="0">
            <text:p>0.000000</text:p>
          </table:table-cell>
          <table:table-cell table:formula="of:=[.B244]-[.B$1]/400" office:value-type="float" office:value="0">
            <text:p>0.000000</text:p>
          </table:table-cell>
          <table:table-cell table:formula="of:=[.C244]-[.C$1]/400" office:value-type="float" office:value="-0.148297889999997">
            <text:p>-0.148298</text:p>
          </table:table-cell>
          <table:table-cell table:formula="of:=[.D244]-[.D$1]/400" office:value-type="float" office:value="0.296595779999995">
            <text:p>0.296596</text:p>
          </table:table-cell>
          <table:table-cell table:formula="of:=[.E244]-[.E$1]/400" office:value-type="float" office:value="-0.148297889999997">
            <text:p>-0.148298</text:p>
          </table:table-cell>
          <table:table-cell table:formula="of:=[.F244]-[.F$1]/400" office:value-type="float" office:value="0">
            <text:p>0.000000</text:p>
          </table:table-cell>
          <table:table-cell table:formula="of:=[.G244]-[.G$1]/400" office:value-type="float" office:value="0">
            <text:p>0.000000</text:p>
          </table:table-cell>
          <table:table-cell table:formula="of:=[.H244]-[.H$1]/400" office:value-type="float" office:value="0">
            <text:p>0.000000</text:p>
          </table:table-cell>
          <table:table-cell table:formula="of:=[.I244]-[.I$1]/400" office:value-type="float" office:value="-0.148297889999997">
            <text:p>-0.148298</text:p>
          </table:table-cell>
          <table:table-cell table:formula="of:=[.J244]-[.J$1]/400" office:value-type="float" office:value="0.296595779999995">
            <text:p>0.296596</text:p>
          </table:table-cell>
          <table:table-cell table:formula="of:=[.K244]-[.K$1]/400" office:value-type="float" office:value="-0.148297889999997">
            <text:p>-0.148298</text:p>
          </table:table-cell>
          <table:table-cell table:formula="of:=[.L244]-[.L$1]/400" office:value-type="float" office:value="0">
            <text:p>0.000000</text:p>
          </table:table-cell>
          <table:table-cell table:formula="of:=[.M244]-[.M$1]/400" office:value-type="float" office:value="0.0680678700000006">
            <text:p>0.068068</text:p>
          </table:table-cell>
          <table:table-cell table:formula="of:=[.N244]-[.N$1]/400" office:value-type="float" office:value="-0.0680678700000006">
            <text:p>-0.068068</text:p>
          </table:table-cell>
          <table:table-cell table:formula="of:=[.O244]-[.O$1]/400" office:value-type="float" office:value="0">
            <text:p>0.000000</text:p>
          </table:table-cell>
          <table:table-cell table:formula="of:=[.P244]-[.P$1]/400" office:value-type="float" office:value="-0.204203609999996">
            <text:p>-0.204204</text:p>
          </table:table-cell>
          <table:table-cell table:formula="of:=[.Q244]-[.Q$1]/400" office:value-type="float" office:value="0">
            <text:p>0.000000</text:p>
          </table:table-cell>
          <table:table-cell table:formula="of:=[.R244]-[.R$1]/400" office:value-type="float" office:value="0">
            <text:p>0.000000</text:p>
          </table:table-cell>
          <table:table-cell table:formula="of:=[.S244]-[.S$1]/400" office:value-type="float" office:value="0">
            <text:p>0.000000</text:p>
          </table:table-cell>
          <table:table-cell table:formula="of:=[.T244]-[.T$1]/400" office:value-type="float" office:value="0.0680678700000006">
            <text:p>0.068068</text:p>
          </table:table-cell>
          <table:table-cell table:formula="of:=[.U244]-[.U$1]/400" office:value-type="float" office:value="0.0680678700000006">
            <text:p>0.068068</text:p>
          </table:table-cell>
          <table:table-cell table:formula="of:=[.V244]-[.V$1]/400" office:value-type="float" office:value="0">
            <text:p>0.000000</text:p>
          </table:table-cell>
          <table:table-cell table:formula="of:=[.W244]-[.W$1]/400" office:value-type="float" office:value="-0.204203609999996">
            <text:p>-0.204204</text:p>
          </table:table-cell>
          <table:table-cell table:formula="of:=[.X244]-[.X$1]/400" office:value-type="float" office:value="0">
            <text:p>0.000000</text:p>
          </table:table-cell>
          <table:table-cell table:formula="of:=[.Y244]-[.Y$1]/400" office:value-type="float" office:value="0">
            <text:p>0.000000</text:p>
          </table:table-cell>
          <table:table-cell table:formula="of:=[.Z244]-[.Z$1]/400" office:value-type="float" office:value="0">
            <text:p>0.000000</text:p>
          </table:table-cell>
          <table:table-cell table:formula="of:=[.AA244]-[.AA$1]/400" office:value-type="float" office:value="0">
            <text:p>0.000000</text:p>
          </table:table-cell>
          <table:table-cell table:formula="of:=[.AB244]-[.AB$1]/400" office:value-type="float" office:value="0">
            <text:p>0.000000</text:p>
          </table:table-cell>
          <table:table-cell table:formula="of:=[.AC244]-[.AC$1]/400" office:value-type="float" office:value="0">
            <text:p>0.000000</text:p>
          </table:table-cell>
          <table:table-cell table:formula="of:=[.AD244]-[.AD$1]/400" office:value-type="float" office:value="0">
            <text:p>0.000000</text:p>
          </table:table-cell>
        </table:table-row>
        <table:table-row table:style-name="ro1">
          <table:table-cell table:formula="of:=[.A245]-[.A$1]/400" office:value-type="float" office:value="0">
            <text:p>0.000000</text:p>
          </table:table-cell>
          <table:table-cell table:formula="of:=[.B245]-[.B$1]/400" office:value-type="float" office:value="0">
            <text:p>0.000000</text:p>
          </table:table-cell>
          <table:table-cell table:formula="of:=[.C245]-[.C$1]/400" office:value-type="float" office:value="-0.147347262499997">
            <text:p>-0.147347</text:p>
          </table:table-cell>
          <table:table-cell table:formula="of:=[.D245]-[.D$1]/400" office:value-type="float" office:value="0.294694524999995">
            <text:p>0.294695</text:p>
          </table:table-cell>
          <table:table-cell table:formula="of:=[.E245]-[.E$1]/400" office:value-type="float" office:value="-0.147347262499997">
            <text:p>-0.147347</text:p>
          </table:table-cell>
          <table:table-cell table:formula="of:=[.F245]-[.F$1]/400" office:value-type="float" office:value="0">
            <text:p>0.000000</text:p>
          </table:table-cell>
          <table:table-cell table:formula="of:=[.G245]-[.G$1]/400" office:value-type="float" office:value="0">
            <text:p>0.000000</text:p>
          </table:table-cell>
          <table:table-cell table:formula="of:=[.H245]-[.H$1]/400" office:value-type="float" office:value="0">
            <text:p>0.000000</text:p>
          </table:table-cell>
          <table:table-cell table:formula="of:=[.I245]-[.I$1]/400" office:value-type="float" office:value="-0.147347262499997">
            <text:p>-0.147347</text:p>
          </table:table-cell>
          <table:table-cell table:formula="of:=[.J245]-[.J$1]/400" office:value-type="float" office:value="0.294694524999995">
            <text:p>0.294695</text:p>
          </table:table-cell>
          <table:table-cell table:formula="of:=[.K245]-[.K$1]/400" office:value-type="float" office:value="-0.147347262499997">
            <text:p>-0.147347</text:p>
          </table:table-cell>
          <table:table-cell table:formula="of:=[.L245]-[.L$1]/400" office:value-type="float" office:value="0">
            <text:p>0.000000</text:p>
          </table:table-cell>
          <table:table-cell table:formula="of:=[.M245]-[.M$1]/400" office:value-type="float" office:value="0.0676315375000006">
            <text:p>0.067632</text:p>
          </table:table-cell>
          <table:table-cell table:formula="of:=[.N245]-[.N$1]/400" office:value-type="float" office:value="-0.0676315375000006">
            <text:p>-0.067632</text:p>
          </table:table-cell>
          <table:table-cell table:formula="of:=[.O245]-[.O$1]/400" office:value-type="float" office:value="0">
            <text:p>0.000000</text:p>
          </table:table-cell>
          <table:table-cell table:formula="of:=[.P245]-[.P$1]/400" office:value-type="float" office:value="-0.202894612499996">
            <text:p>-0.202895</text:p>
          </table:table-cell>
          <table:table-cell table:formula="of:=[.Q245]-[.Q$1]/400" office:value-type="float" office:value="0">
            <text:p>0.000000</text:p>
          </table:table-cell>
          <table:table-cell table:formula="of:=[.R245]-[.R$1]/400" office:value-type="float" office:value="0">
            <text:p>0.000000</text:p>
          </table:table-cell>
          <table:table-cell table:formula="of:=[.S245]-[.S$1]/400" office:value-type="float" office:value="0">
            <text:p>0.000000</text:p>
          </table:table-cell>
          <table:table-cell table:formula="of:=[.T245]-[.T$1]/400" office:value-type="float" office:value="0.0676315375000006">
            <text:p>0.067632</text:p>
          </table:table-cell>
          <table:table-cell table:formula="of:=[.U245]-[.U$1]/400" office:value-type="float" office:value="0.0676315375000006">
            <text:p>0.067632</text:p>
          </table:table-cell>
          <table:table-cell table:formula="of:=[.V245]-[.V$1]/400" office:value-type="float" office:value="0">
            <text:p>0.000000</text:p>
          </table:table-cell>
          <table:table-cell table:formula="of:=[.W245]-[.W$1]/400" office:value-type="float" office:value="-0.202894612499996">
            <text:p>-0.202895</text:p>
          </table:table-cell>
          <table:table-cell table:formula="of:=[.X245]-[.X$1]/400" office:value-type="float" office:value="0">
            <text:p>0.000000</text:p>
          </table:table-cell>
          <table:table-cell table:formula="of:=[.Y245]-[.Y$1]/400" office:value-type="float" office:value="0">
            <text:p>0.000000</text:p>
          </table:table-cell>
          <table:table-cell table:formula="of:=[.Z245]-[.Z$1]/400" office:value-type="float" office:value="0">
            <text:p>0.000000</text:p>
          </table:table-cell>
          <table:table-cell table:formula="of:=[.AA245]-[.AA$1]/400" office:value-type="float" office:value="0">
            <text:p>0.000000</text:p>
          </table:table-cell>
          <table:table-cell table:formula="of:=[.AB245]-[.AB$1]/400" office:value-type="float" office:value="0">
            <text:p>0.000000</text:p>
          </table:table-cell>
          <table:table-cell table:formula="of:=[.AC245]-[.AC$1]/400" office:value-type="float" office:value="0">
            <text:p>0.000000</text:p>
          </table:table-cell>
          <table:table-cell table:formula="of:=[.AD245]-[.AD$1]/400" office:value-type="float" office:value="0">
            <text:p>0.000000</text:p>
          </table:table-cell>
        </table:table-row>
        <table:table-row table:style-name="ro1">
          <table:table-cell table:formula="of:=[.A246]-[.A$1]/400" office:value-type="float" office:value="0">
            <text:p>0.000000</text:p>
          </table:table-cell>
          <table:table-cell table:formula="of:=[.B246]-[.B$1]/400" office:value-type="float" office:value="0">
            <text:p>0.000000</text:p>
          </table:table-cell>
          <table:table-cell table:formula="of:=[.C246]-[.C$1]/400" office:value-type="float" office:value="-0.146396634999997">
            <text:p>-0.146397</text:p>
          </table:table-cell>
          <table:table-cell table:formula="of:=[.D246]-[.D$1]/400" office:value-type="float" office:value="0.292793269999995">
            <text:p>0.292793</text:p>
          </table:table-cell>
          <table:table-cell table:formula="of:=[.E246]-[.E$1]/400" office:value-type="float" office:value="-0.146396634999997">
            <text:p>-0.146397</text:p>
          </table:table-cell>
          <table:table-cell table:formula="of:=[.F246]-[.F$1]/400" office:value-type="float" office:value="0">
            <text:p>0.000000</text:p>
          </table:table-cell>
          <table:table-cell table:formula="of:=[.G246]-[.G$1]/400" office:value-type="float" office:value="0">
            <text:p>0.000000</text:p>
          </table:table-cell>
          <table:table-cell table:formula="of:=[.H246]-[.H$1]/400" office:value-type="float" office:value="0">
            <text:p>0.000000</text:p>
          </table:table-cell>
          <table:table-cell table:formula="of:=[.I246]-[.I$1]/400" office:value-type="float" office:value="-0.146396634999997">
            <text:p>-0.146397</text:p>
          </table:table-cell>
          <table:table-cell table:formula="of:=[.J246]-[.J$1]/400" office:value-type="float" office:value="0.292793269999995">
            <text:p>0.292793</text:p>
          </table:table-cell>
          <table:table-cell table:formula="of:=[.K246]-[.K$1]/400" office:value-type="float" office:value="-0.146396634999997">
            <text:p>-0.146397</text:p>
          </table:table-cell>
          <table:table-cell table:formula="of:=[.L246]-[.L$1]/400" office:value-type="float" office:value="0">
            <text:p>0.000000</text:p>
          </table:table-cell>
          <table:table-cell table:formula="of:=[.M246]-[.M$1]/400" office:value-type="float" office:value="0.0671952050000006">
            <text:p>0.067195</text:p>
          </table:table-cell>
          <table:table-cell table:formula="of:=[.N246]-[.N$1]/400" office:value-type="float" office:value="-0.0671952050000006">
            <text:p>-0.067195</text:p>
          </table:table-cell>
          <table:table-cell table:formula="of:=[.O246]-[.O$1]/400" office:value-type="float" office:value="0">
            <text:p>0.000000</text:p>
          </table:table-cell>
          <table:table-cell table:formula="of:=[.P246]-[.P$1]/400" office:value-type="float" office:value="-0.201585614999996">
            <text:p>-0.201586</text:p>
          </table:table-cell>
          <table:table-cell table:formula="of:=[.Q246]-[.Q$1]/400" office:value-type="float" office:value="0">
            <text:p>0.000000</text:p>
          </table:table-cell>
          <table:table-cell table:formula="of:=[.R246]-[.R$1]/400" office:value-type="float" office:value="0">
            <text:p>0.000000</text:p>
          </table:table-cell>
          <table:table-cell table:formula="of:=[.S246]-[.S$1]/400" office:value-type="float" office:value="0">
            <text:p>0.000000</text:p>
          </table:table-cell>
          <table:table-cell table:formula="of:=[.T246]-[.T$1]/400" office:value-type="float" office:value="0.0671952050000006">
            <text:p>0.067195</text:p>
          </table:table-cell>
          <table:table-cell table:formula="of:=[.U246]-[.U$1]/400" office:value-type="float" office:value="0.0671952050000006">
            <text:p>0.067195</text:p>
          </table:table-cell>
          <table:table-cell table:formula="of:=[.V246]-[.V$1]/400" office:value-type="float" office:value="0">
            <text:p>0.000000</text:p>
          </table:table-cell>
          <table:table-cell table:formula="of:=[.W246]-[.W$1]/400" office:value-type="float" office:value="-0.201585614999996">
            <text:p>-0.201586</text:p>
          </table:table-cell>
          <table:table-cell table:formula="of:=[.X246]-[.X$1]/400" office:value-type="float" office:value="0">
            <text:p>0.000000</text:p>
          </table:table-cell>
          <table:table-cell table:formula="of:=[.Y246]-[.Y$1]/400" office:value-type="float" office:value="0">
            <text:p>0.000000</text:p>
          </table:table-cell>
          <table:table-cell table:formula="of:=[.Z246]-[.Z$1]/400" office:value-type="float" office:value="0">
            <text:p>0.000000</text:p>
          </table:table-cell>
          <table:table-cell table:formula="of:=[.AA246]-[.AA$1]/400" office:value-type="float" office:value="0">
            <text:p>0.000000</text:p>
          </table:table-cell>
          <table:table-cell table:formula="of:=[.AB246]-[.AB$1]/400" office:value-type="float" office:value="0">
            <text:p>0.000000</text:p>
          </table:table-cell>
          <table:table-cell table:formula="of:=[.AC246]-[.AC$1]/400" office:value-type="float" office:value="0">
            <text:p>0.000000</text:p>
          </table:table-cell>
          <table:table-cell table:formula="of:=[.AD246]-[.AD$1]/400" office:value-type="float" office:value="0">
            <text:p>0.000000</text:p>
          </table:table-cell>
        </table:table-row>
        <table:table-row table:style-name="ro1">
          <table:table-cell table:formula="of:=[.A247]-[.A$1]/400" office:value-type="float" office:value="0">
            <text:p>0.000000</text:p>
          </table:table-cell>
          <table:table-cell table:formula="of:=[.B247]-[.B$1]/400" office:value-type="float" office:value="0">
            <text:p>0.000000</text:p>
          </table:table-cell>
          <table:table-cell table:formula="of:=[.C247]-[.C$1]/400" office:value-type="float" office:value="-0.145446007499997">
            <text:p>-0.145446</text:p>
          </table:table-cell>
          <table:table-cell table:formula="of:=[.D247]-[.D$1]/400" office:value-type="float" office:value="0.290892014999995">
            <text:p>0.290892</text:p>
          </table:table-cell>
          <table:table-cell table:formula="of:=[.E247]-[.E$1]/400" office:value-type="float" office:value="-0.145446007499997">
            <text:p>-0.145446</text:p>
          </table:table-cell>
          <table:table-cell table:formula="of:=[.F247]-[.F$1]/400" office:value-type="float" office:value="0">
            <text:p>0.000000</text:p>
          </table:table-cell>
          <table:table-cell table:formula="of:=[.G247]-[.G$1]/400" office:value-type="float" office:value="0">
            <text:p>0.000000</text:p>
          </table:table-cell>
          <table:table-cell table:formula="of:=[.H247]-[.H$1]/400" office:value-type="float" office:value="0">
            <text:p>0.000000</text:p>
          </table:table-cell>
          <table:table-cell table:formula="of:=[.I247]-[.I$1]/400" office:value-type="float" office:value="-0.145446007499997">
            <text:p>-0.145446</text:p>
          </table:table-cell>
          <table:table-cell table:formula="of:=[.J247]-[.J$1]/400" office:value-type="float" office:value="0.290892014999995">
            <text:p>0.290892</text:p>
          </table:table-cell>
          <table:table-cell table:formula="of:=[.K247]-[.K$1]/400" office:value-type="float" office:value="-0.145446007499997">
            <text:p>-0.145446</text:p>
          </table:table-cell>
          <table:table-cell table:formula="of:=[.L247]-[.L$1]/400" office:value-type="float" office:value="0">
            <text:p>0.000000</text:p>
          </table:table-cell>
          <table:table-cell table:formula="of:=[.M247]-[.M$1]/400" office:value-type="float" office:value="0.0667588725000006">
            <text:p>0.066759</text:p>
          </table:table-cell>
          <table:table-cell table:formula="of:=[.N247]-[.N$1]/400" office:value-type="float" office:value="-0.0667588725000006">
            <text:p>-0.066759</text:p>
          </table:table-cell>
          <table:table-cell table:formula="of:=[.O247]-[.O$1]/400" office:value-type="float" office:value="0">
            <text:p>0.000000</text:p>
          </table:table-cell>
          <table:table-cell table:formula="of:=[.P247]-[.P$1]/400" office:value-type="float" office:value="-0.200276617499996">
            <text:p>-0.200277</text:p>
          </table:table-cell>
          <table:table-cell table:formula="of:=[.Q247]-[.Q$1]/400" office:value-type="float" office:value="0">
            <text:p>0.000000</text:p>
          </table:table-cell>
          <table:table-cell table:formula="of:=[.R247]-[.R$1]/400" office:value-type="float" office:value="0">
            <text:p>0.000000</text:p>
          </table:table-cell>
          <table:table-cell table:formula="of:=[.S247]-[.S$1]/400" office:value-type="float" office:value="0">
            <text:p>0.000000</text:p>
          </table:table-cell>
          <table:table-cell table:formula="of:=[.T247]-[.T$1]/400" office:value-type="float" office:value="0.0667588725000006">
            <text:p>0.066759</text:p>
          </table:table-cell>
          <table:table-cell table:formula="of:=[.U247]-[.U$1]/400" office:value-type="float" office:value="0.0667588725000006">
            <text:p>0.066759</text:p>
          </table:table-cell>
          <table:table-cell table:formula="of:=[.V247]-[.V$1]/400" office:value-type="float" office:value="0">
            <text:p>0.000000</text:p>
          </table:table-cell>
          <table:table-cell table:formula="of:=[.W247]-[.W$1]/400" office:value-type="float" office:value="-0.200276617499996">
            <text:p>-0.200277</text:p>
          </table:table-cell>
          <table:table-cell table:formula="of:=[.X247]-[.X$1]/400" office:value-type="float" office:value="0">
            <text:p>0.000000</text:p>
          </table:table-cell>
          <table:table-cell table:formula="of:=[.Y247]-[.Y$1]/400" office:value-type="float" office:value="0">
            <text:p>0.000000</text:p>
          </table:table-cell>
          <table:table-cell table:formula="of:=[.Z247]-[.Z$1]/400" office:value-type="float" office:value="0">
            <text:p>0.000000</text:p>
          </table:table-cell>
          <table:table-cell table:formula="of:=[.AA247]-[.AA$1]/400" office:value-type="float" office:value="0">
            <text:p>0.000000</text:p>
          </table:table-cell>
          <table:table-cell table:formula="of:=[.AB247]-[.AB$1]/400" office:value-type="float" office:value="0">
            <text:p>0.000000</text:p>
          </table:table-cell>
          <table:table-cell table:formula="of:=[.AC247]-[.AC$1]/400" office:value-type="float" office:value="0">
            <text:p>0.000000</text:p>
          </table:table-cell>
          <table:table-cell table:formula="of:=[.AD247]-[.AD$1]/400" office:value-type="float" office:value="0">
            <text:p>0.000000</text:p>
          </table:table-cell>
        </table:table-row>
        <table:table-row table:style-name="ro1">
          <table:table-cell table:formula="of:=[.A248]-[.A$1]/400" office:value-type="float" office:value="0">
            <text:p>0.000000</text:p>
          </table:table-cell>
          <table:table-cell table:formula="of:=[.B248]-[.B$1]/400" office:value-type="float" office:value="0">
            <text:p>0.000000</text:p>
          </table:table-cell>
          <table:table-cell table:formula="of:=[.C248]-[.C$1]/400" office:value-type="float" office:value="-0.144495379999997">
            <text:p>-0.144495</text:p>
          </table:table-cell>
          <table:table-cell table:formula="of:=[.D248]-[.D$1]/400" office:value-type="float" office:value="0.288990759999995">
            <text:p>0.288991</text:p>
          </table:table-cell>
          <table:table-cell table:formula="of:=[.E248]-[.E$1]/400" office:value-type="float" office:value="-0.144495379999997">
            <text:p>-0.144495</text:p>
          </table:table-cell>
          <table:table-cell table:formula="of:=[.F248]-[.F$1]/400" office:value-type="float" office:value="0">
            <text:p>0.000000</text:p>
          </table:table-cell>
          <table:table-cell table:formula="of:=[.G248]-[.G$1]/400" office:value-type="float" office:value="0">
            <text:p>0.000000</text:p>
          </table:table-cell>
          <table:table-cell table:formula="of:=[.H248]-[.H$1]/400" office:value-type="float" office:value="0">
            <text:p>0.000000</text:p>
          </table:table-cell>
          <table:table-cell table:formula="of:=[.I248]-[.I$1]/400" office:value-type="float" office:value="-0.144495379999997">
            <text:p>-0.144495</text:p>
          </table:table-cell>
          <table:table-cell table:formula="of:=[.J248]-[.J$1]/400" office:value-type="float" office:value="0.288990759999995">
            <text:p>0.288991</text:p>
          </table:table-cell>
          <table:table-cell table:formula="of:=[.K248]-[.K$1]/400" office:value-type="float" office:value="-0.144495379999997">
            <text:p>-0.144495</text:p>
          </table:table-cell>
          <table:table-cell table:formula="of:=[.L248]-[.L$1]/400" office:value-type="float" office:value="0">
            <text:p>0.000000</text:p>
          </table:table-cell>
          <table:table-cell table:formula="of:=[.M248]-[.M$1]/400" office:value-type="float" office:value="0.0663225400000007">
            <text:p>0.066323</text:p>
          </table:table-cell>
          <table:table-cell table:formula="of:=[.N248]-[.N$1]/400" office:value-type="float" office:value="-0.0663225400000007">
            <text:p>-0.066323</text:p>
          </table:table-cell>
          <table:table-cell table:formula="of:=[.O248]-[.O$1]/400" office:value-type="float" office:value="0">
            <text:p>0.000000</text:p>
          </table:table-cell>
          <table:table-cell table:formula="of:=[.P248]-[.P$1]/400" office:value-type="float" office:value="-0.198967619999996">
            <text:p>-0.198968</text:p>
          </table:table-cell>
          <table:table-cell table:formula="of:=[.Q248]-[.Q$1]/400" office:value-type="float" office:value="0">
            <text:p>0.000000</text:p>
          </table:table-cell>
          <table:table-cell table:formula="of:=[.R248]-[.R$1]/400" office:value-type="float" office:value="0">
            <text:p>0.000000</text:p>
          </table:table-cell>
          <table:table-cell table:formula="of:=[.S248]-[.S$1]/400" office:value-type="float" office:value="0">
            <text:p>0.000000</text:p>
          </table:table-cell>
          <table:table-cell table:formula="of:=[.T248]-[.T$1]/400" office:value-type="float" office:value="0.0663225400000007">
            <text:p>0.066323</text:p>
          </table:table-cell>
          <table:table-cell table:formula="of:=[.U248]-[.U$1]/400" office:value-type="float" office:value="0.0663225400000007">
            <text:p>0.066323</text:p>
          </table:table-cell>
          <table:table-cell table:formula="of:=[.V248]-[.V$1]/400" office:value-type="float" office:value="0">
            <text:p>0.000000</text:p>
          </table:table-cell>
          <table:table-cell table:formula="of:=[.W248]-[.W$1]/400" office:value-type="float" office:value="-0.198967619999996">
            <text:p>-0.198968</text:p>
          </table:table-cell>
          <table:table-cell table:formula="of:=[.X248]-[.X$1]/400" office:value-type="float" office:value="0">
            <text:p>0.000000</text:p>
          </table:table-cell>
          <table:table-cell table:formula="of:=[.Y248]-[.Y$1]/400" office:value-type="float" office:value="0">
            <text:p>0.000000</text:p>
          </table:table-cell>
          <table:table-cell table:formula="of:=[.Z248]-[.Z$1]/400" office:value-type="float" office:value="0">
            <text:p>0.000000</text:p>
          </table:table-cell>
          <table:table-cell table:formula="of:=[.AA248]-[.AA$1]/400" office:value-type="float" office:value="0">
            <text:p>0.000000</text:p>
          </table:table-cell>
          <table:table-cell table:formula="of:=[.AB248]-[.AB$1]/400" office:value-type="float" office:value="0">
            <text:p>0.000000</text:p>
          </table:table-cell>
          <table:table-cell table:formula="of:=[.AC248]-[.AC$1]/400" office:value-type="float" office:value="0">
            <text:p>0.000000</text:p>
          </table:table-cell>
          <table:table-cell table:formula="of:=[.AD248]-[.AD$1]/400" office:value-type="float" office:value="0">
            <text:p>0.000000</text:p>
          </table:table-cell>
        </table:table-row>
        <table:table-row table:style-name="ro1">
          <table:table-cell table:formula="of:=[.A249]-[.A$1]/400" office:value-type="float" office:value="0">
            <text:p>0.000000</text:p>
          </table:table-cell>
          <table:table-cell table:formula="of:=[.B249]-[.B$1]/400" office:value-type="float" office:value="0">
            <text:p>0.000000</text:p>
          </table:table-cell>
          <table:table-cell table:formula="of:=[.C249]-[.C$1]/400" office:value-type="float" office:value="-0.143544752499997">
            <text:p>-0.143545</text:p>
          </table:table-cell>
          <table:table-cell table:formula="of:=[.D249]-[.D$1]/400" office:value-type="float" office:value="0.287089504999995">
            <text:p>0.287090</text:p>
          </table:table-cell>
          <table:table-cell table:formula="of:=[.E249]-[.E$1]/400" office:value-type="float" office:value="-0.143544752499997">
            <text:p>-0.143545</text:p>
          </table:table-cell>
          <table:table-cell table:formula="of:=[.F249]-[.F$1]/400" office:value-type="float" office:value="0">
            <text:p>0.000000</text:p>
          </table:table-cell>
          <table:table-cell table:formula="of:=[.G249]-[.G$1]/400" office:value-type="float" office:value="0">
            <text:p>0.000000</text:p>
          </table:table-cell>
          <table:table-cell table:formula="of:=[.H249]-[.H$1]/400" office:value-type="float" office:value="0">
            <text:p>0.000000</text:p>
          </table:table-cell>
          <table:table-cell table:formula="of:=[.I249]-[.I$1]/400" office:value-type="float" office:value="-0.143544752499997">
            <text:p>-0.143545</text:p>
          </table:table-cell>
          <table:table-cell table:formula="of:=[.J249]-[.J$1]/400" office:value-type="float" office:value="0.287089504999995">
            <text:p>0.287090</text:p>
          </table:table-cell>
          <table:table-cell table:formula="of:=[.K249]-[.K$1]/400" office:value-type="float" office:value="-0.143544752499997">
            <text:p>-0.143545</text:p>
          </table:table-cell>
          <table:table-cell table:formula="of:=[.L249]-[.L$1]/400" office:value-type="float" office:value="0">
            <text:p>0.000000</text:p>
          </table:table-cell>
          <table:table-cell table:formula="of:=[.M249]-[.M$1]/400" office:value-type="float" office:value="0.0658862075000007">
            <text:p>0.065886</text:p>
          </table:table-cell>
          <table:table-cell table:formula="of:=[.N249]-[.N$1]/400" office:value-type="float" office:value="-0.0658862075000007">
            <text:p>-0.065886</text:p>
          </table:table-cell>
          <table:table-cell table:formula="of:=[.O249]-[.O$1]/400" office:value-type="float" office:value="0">
            <text:p>0.000000</text:p>
          </table:table-cell>
          <table:table-cell table:formula="of:=[.P249]-[.P$1]/400" office:value-type="float" office:value="-0.197658622499996">
            <text:p>-0.197659</text:p>
          </table:table-cell>
          <table:table-cell table:formula="of:=[.Q249]-[.Q$1]/400" office:value-type="float" office:value="0">
            <text:p>0.000000</text:p>
          </table:table-cell>
          <table:table-cell table:formula="of:=[.R249]-[.R$1]/400" office:value-type="float" office:value="0">
            <text:p>0.000000</text:p>
          </table:table-cell>
          <table:table-cell table:formula="of:=[.S249]-[.S$1]/400" office:value-type="float" office:value="0">
            <text:p>0.000000</text:p>
          </table:table-cell>
          <table:table-cell table:formula="of:=[.T249]-[.T$1]/400" office:value-type="float" office:value="0.0658862075000007">
            <text:p>0.065886</text:p>
          </table:table-cell>
          <table:table-cell table:formula="of:=[.U249]-[.U$1]/400" office:value-type="float" office:value="0.0658862075000007">
            <text:p>0.065886</text:p>
          </table:table-cell>
          <table:table-cell table:formula="of:=[.V249]-[.V$1]/400" office:value-type="float" office:value="0">
            <text:p>0.000000</text:p>
          </table:table-cell>
          <table:table-cell table:formula="of:=[.W249]-[.W$1]/400" office:value-type="float" office:value="-0.197658622499996">
            <text:p>-0.197659</text:p>
          </table:table-cell>
          <table:table-cell table:formula="of:=[.X249]-[.X$1]/400" office:value-type="float" office:value="0">
            <text:p>0.000000</text:p>
          </table:table-cell>
          <table:table-cell table:formula="of:=[.Y249]-[.Y$1]/400" office:value-type="float" office:value="0">
            <text:p>0.000000</text:p>
          </table:table-cell>
          <table:table-cell table:formula="of:=[.Z249]-[.Z$1]/400" office:value-type="float" office:value="0">
            <text:p>0.000000</text:p>
          </table:table-cell>
          <table:table-cell table:formula="of:=[.AA249]-[.AA$1]/400" office:value-type="float" office:value="0">
            <text:p>0.000000</text:p>
          </table:table-cell>
          <table:table-cell table:formula="of:=[.AB249]-[.AB$1]/400" office:value-type="float" office:value="0">
            <text:p>0.000000</text:p>
          </table:table-cell>
          <table:table-cell table:formula="of:=[.AC249]-[.AC$1]/400" office:value-type="float" office:value="0">
            <text:p>0.000000</text:p>
          </table:table-cell>
          <table:table-cell table:formula="of:=[.AD249]-[.AD$1]/400" office:value-type="float" office:value="0">
            <text:p>0.000000</text:p>
          </table:table-cell>
        </table:table-row>
        <table:table-row table:style-name="ro1">
          <table:table-cell table:formula="of:=[.A250]-[.A$1]/400" office:value-type="float" office:value="0">
            <text:p>0.000000</text:p>
          </table:table-cell>
          <table:table-cell table:formula="of:=[.B250]-[.B$1]/400" office:value-type="float" office:value="0">
            <text:p>0.000000</text:p>
          </table:table-cell>
          <table:table-cell table:formula="of:=[.C250]-[.C$1]/400" office:value-type="float" office:value="-0.142594124999997">
            <text:p>-0.142594</text:p>
          </table:table-cell>
          <table:table-cell table:formula="of:=[.D250]-[.D$1]/400" office:value-type="float" office:value="0.285188249999995">
            <text:p>0.285188</text:p>
          </table:table-cell>
          <table:table-cell table:formula="of:=[.E250]-[.E$1]/400" office:value-type="float" office:value="-0.142594124999997">
            <text:p>-0.142594</text:p>
          </table:table-cell>
          <table:table-cell table:formula="of:=[.F250]-[.F$1]/400" office:value-type="float" office:value="0">
            <text:p>0.000000</text:p>
          </table:table-cell>
          <table:table-cell table:formula="of:=[.G250]-[.G$1]/400" office:value-type="float" office:value="0">
            <text:p>0.000000</text:p>
          </table:table-cell>
          <table:table-cell table:formula="of:=[.H250]-[.H$1]/400" office:value-type="float" office:value="0">
            <text:p>0.000000</text:p>
          </table:table-cell>
          <table:table-cell table:formula="of:=[.I250]-[.I$1]/400" office:value-type="float" office:value="-0.142594124999997">
            <text:p>-0.142594</text:p>
          </table:table-cell>
          <table:table-cell table:formula="of:=[.J250]-[.J$1]/400" office:value-type="float" office:value="0.285188249999995">
            <text:p>0.285188</text:p>
          </table:table-cell>
          <table:table-cell table:formula="of:=[.K250]-[.K$1]/400" office:value-type="float" office:value="-0.142594124999997">
            <text:p>-0.142594</text:p>
          </table:table-cell>
          <table:table-cell table:formula="of:=[.L250]-[.L$1]/400" office:value-type="float" office:value="0">
            <text:p>0.000000</text:p>
          </table:table-cell>
          <table:table-cell table:formula="of:=[.M250]-[.M$1]/400" office:value-type="float" office:value="0.0654498750000007">
            <text:p>0.065450</text:p>
          </table:table-cell>
          <table:table-cell table:formula="of:=[.N250]-[.N$1]/400" office:value-type="float" office:value="-0.0654498750000007">
            <text:p>-0.065450</text:p>
          </table:table-cell>
          <table:table-cell table:formula="of:=[.O250]-[.O$1]/400" office:value-type="float" office:value="0">
            <text:p>0.000000</text:p>
          </table:table-cell>
          <table:table-cell table:formula="of:=[.P250]-[.P$1]/400" office:value-type="float" office:value="-0.196349624999996">
            <text:p>-0.196350</text:p>
          </table:table-cell>
          <table:table-cell table:formula="of:=[.Q250]-[.Q$1]/400" office:value-type="float" office:value="0">
            <text:p>0.000000</text:p>
          </table:table-cell>
          <table:table-cell table:formula="of:=[.R250]-[.R$1]/400" office:value-type="float" office:value="0">
            <text:p>0.000000</text:p>
          </table:table-cell>
          <table:table-cell table:formula="of:=[.S250]-[.S$1]/400" office:value-type="float" office:value="0">
            <text:p>0.000000</text:p>
          </table:table-cell>
          <table:table-cell table:formula="of:=[.T250]-[.T$1]/400" office:value-type="float" office:value="0.0654498750000007">
            <text:p>0.065450</text:p>
          </table:table-cell>
          <table:table-cell table:formula="of:=[.U250]-[.U$1]/400" office:value-type="float" office:value="0.0654498750000007">
            <text:p>0.065450</text:p>
          </table:table-cell>
          <table:table-cell table:formula="of:=[.V250]-[.V$1]/400" office:value-type="float" office:value="0">
            <text:p>0.000000</text:p>
          </table:table-cell>
          <table:table-cell table:formula="of:=[.W250]-[.W$1]/400" office:value-type="float" office:value="-0.196349624999996">
            <text:p>-0.196350</text:p>
          </table:table-cell>
          <table:table-cell table:formula="of:=[.X250]-[.X$1]/400" office:value-type="float" office:value="0">
            <text:p>0.000000</text:p>
          </table:table-cell>
          <table:table-cell table:formula="of:=[.Y250]-[.Y$1]/400" office:value-type="float" office:value="0">
            <text:p>0.000000</text:p>
          </table:table-cell>
          <table:table-cell table:formula="of:=[.Z250]-[.Z$1]/400" office:value-type="float" office:value="0">
            <text:p>0.000000</text:p>
          </table:table-cell>
          <table:table-cell table:formula="of:=[.AA250]-[.AA$1]/400" office:value-type="float" office:value="0">
            <text:p>0.000000</text:p>
          </table:table-cell>
          <table:table-cell table:formula="of:=[.AB250]-[.AB$1]/400" office:value-type="float" office:value="0">
            <text:p>0.000000</text:p>
          </table:table-cell>
          <table:table-cell table:formula="of:=[.AC250]-[.AC$1]/400" office:value-type="float" office:value="0">
            <text:p>0.000000</text:p>
          </table:table-cell>
          <table:table-cell table:formula="of:=[.AD250]-[.AD$1]/400" office:value-type="float" office:value="0">
            <text:p>0.000000</text:p>
          </table:table-cell>
        </table:table-row>
        <table:table-row table:style-name="ro1">
          <table:table-cell table:formula="of:=[.A251]-[.A$1]/400" office:value-type="float" office:value="0">
            <text:p>0.000000</text:p>
          </table:table-cell>
          <table:table-cell table:formula="of:=[.B251]-[.B$1]/400" office:value-type="float" office:value="0">
            <text:p>0.000000</text:p>
          </table:table-cell>
          <table:table-cell table:formula="of:=[.C251]-[.C$1]/400" office:value-type="float" office:value="-0.141643497499997">
            <text:p>-0.141643</text:p>
          </table:table-cell>
          <table:table-cell table:formula="of:=[.D251]-[.D$1]/400" office:value-type="float" office:value="0.283286994999995">
            <text:p>0.283287</text:p>
          </table:table-cell>
          <table:table-cell table:formula="of:=[.E251]-[.E$1]/400" office:value-type="float" office:value="-0.141643497499997">
            <text:p>-0.141643</text:p>
          </table:table-cell>
          <table:table-cell table:formula="of:=[.F251]-[.F$1]/400" office:value-type="float" office:value="0">
            <text:p>0.000000</text:p>
          </table:table-cell>
          <table:table-cell table:formula="of:=[.G251]-[.G$1]/400" office:value-type="float" office:value="0">
            <text:p>0.000000</text:p>
          </table:table-cell>
          <table:table-cell table:formula="of:=[.H251]-[.H$1]/400" office:value-type="float" office:value="0">
            <text:p>0.000000</text:p>
          </table:table-cell>
          <table:table-cell table:formula="of:=[.I251]-[.I$1]/400" office:value-type="float" office:value="-0.141643497499997">
            <text:p>-0.141643</text:p>
          </table:table-cell>
          <table:table-cell table:formula="of:=[.J251]-[.J$1]/400" office:value-type="float" office:value="0.283286994999995">
            <text:p>0.283287</text:p>
          </table:table-cell>
          <table:table-cell table:formula="of:=[.K251]-[.K$1]/400" office:value-type="float" office:value="-0.141643497499997">
            <text:p>-0.141643</text:p>
          </table:table-cell>
          <table:table-cell table:formula="of:=[.L251]-[.L$1]/400" office:value-type="float" office:value="0">
            <text:p>0.000000</text:p>
          </table:table-cell>
          <table:table-cell table:formula="of:=[.M251]-[.M$1]/400" office:value-type="float" office:value="0.0650135425000007">
            <text:p>0.065014</text:p>
          </table:table-cell>
          <table:table-cell table:formula="of:=[.N251]-[.N$1]/400" office:value-type="float" office:value="-0.0650135425000007">
            <text:p>-0.065014</text:p>
          </table:table-cell>
          <table:table-cell table:formula="of:=[.O251]-[.O$1]/400" office:value-type="float" office:value="0">
            <text:p>0.000000</text:p>
          </table:table-cell>
          <table:table-cell table:formula="of:=[.P251]-[.P$1]/400" office:value-type="float" office:value="-0.195040627499996">
            <text:p>-0.195041</text:p>
          </table:table-cell>
          <table:table-cell table:formula="of:=[.Q251]-[.Q$1]/400" office:value-type="float" office:value="0">
            <text:p>0.000000</text:p>
          </table:table-cell>
          <table:table-cell table:formula="of:=[.R251]-[.R$1]/400" office:value-type="float" office:value="0">
            <text:p>0.000000</text:p>
          </table:table-cell>
          <table:table-cell table:formula="of:=[.S251]-[.S$1]/400" office:value-type="float" office:value="0">
            <text:p>0.000000</text:p>
          </table:table-cell>
          <table:table-cell table:formula="of:=[.T251]-[.T$1]/400" office:value-type="float" office:value="0.0650135425000007">
            <text:p>0.065014</text:p>
          </table:table-cell>
          <table:table-cell table:formula="of:=[.U251]-[.U$1]/400" office:value-type="float" office:value="0.0650135425000007">
            <text:p>0.065014</text:p>
          </table:table-cell>
          <table:table-cell table:formula="of:=[.V251]-[.V$1]/400" office:value-type="float" office:value="0">
            <text:p>0.000000</text:p>
          </table:table-cell>
          <table:table-cell table:formula="of:=[.W251]-[.W$1]/400" office:value-type="float" office:value="-0.195040627499996">
            <text:p>-0.195041</text:p>
          </table:table-cell>
          <table:table-cell table:formula="of:=[.X251]-[.X$1]/400" office:value-type="float" office:value="0">
            <text:p>0.000000</text:p>
          </table:table-cell>
          <table:table-cell table:formula="of:=[.Y251]-[.Y$1]/400" office:value-type="float" office:value="0">
            <text:p>0.000000</text:p>
          </table:table-cell>
          <table:table-cell table:formula="of:=[.Z251]-[.Z$1]/400" office:value-type="float" office:value="0">
            <text:p>0.000000</text:p>
          </table:table-cell>
          <table:table-cell table:formula="of:=[.AA251]-[.AA$1]/400" office:value-type="float" office:value="0">
            <text:p>0.000000</text:p>
          </table:table-cell>
          <table:table-cell table:formula="of:=[.AB251]-[.AB$1]/400" office:value-type="float" office:value="0">
            <text:p>0.000000</text:p>
          </table:table-cell>
          <table:table-cell table:formula="of:=[.AC251]-[.AC$1]/400" office:value-type="float" office:value="0">
            <text:p>0.000000</text:p>
          </table:table-cell>
          <table:table-cell table:formula="of:=[.AD251]-[.AD$1]/400" office:value-type="float" office:value="0">
            <text:p>0.000000</text:p>
          </table:table-cell>
        </table:table-row>
        <table:table-row table:style-name="ro1">
          <table:table-cell table:formula="of:=[.A252]-[.A$1]/400" office:value-type="float" office:value="0">
            <text:p>0.000000</text:p>
          </table:table-cell>
          <table:table-cell table:formula="of:=[.B252]-[.B$1]/400" office:value-type="float" office:value="0">
            <text:p>0.000000</text:p>
          </table:table-cell>
          <table:table-cell table:formula="of:=[.C252]-[.C$1]/400" office:value-type="float" office:value="-0.140692869999997">
            <text:p>-0.140693</text:p>
          </table:table-cell>
          <table:table-cell table:formula="of:=[.D252]-[.D$1]/400" office:value-type="float" office:value="0.281385739999995">
            <text:p>0.281386</text:p>
          </table:table-cell>
          <table:table-cell table:formula="of:=[.E252]-[.E$1]/400" office:value-type="float" office:value="-0.140692869999997">
            <text:p>-0.140693</text:p>
          </table:table-cell>
          <table:table-cell table:formula="of:=[.F252]-[.F$1]/400" office:value-type="float" office:value="0">
            <text:p>0.000000</text:p>
          </table:table-cell>
          <table:table-cell table:formula="of:=[.G252]-[.G$1]/400" office:value-type="float" office:value="0">
            <text:p>0.000000</text:p>
          </table:table-cell>
          <table:table-cell table:formula="of:=[.H252]-[.H$1]/400" office:value-type="float" office:value="0">
            <text:p>0.000000</text:p>
          </table:table-cell>
          <table:table-cell table:formula="of:=[.I252]-[.I$1]/400" office:value-type="float" office:value="-0.140692869999997">
            <text:p>-0.140693</text:p>
          </table:table-cell>
          <table:table-cell table:formula="of:=[.J252]-[.J$1]/400" office:value-type="float" office:value="0.281385739999995">
            <text:p>0.281386</text:p>
          </table:table-cell>
          <table:table-cell table:formula="of:=[.K252]-[.K$1]/400" office:value-type="float" office:value="-0.140692869999997">
            <text:p>-0.140693</text:p>
          </table:table-cell>
          <table:table-cell table:formula="of:=[.L252]-[.L$1]/400" office:value-type="float" office:value="0">
            <text:p>0.000000</text:p>
          </table:table-cell>
          <table:table-cell table:formula="of:=[.M252]-[.M$1]/400" office:value-type="float" office:value="0.0645772100000007">
            <text:p>0.064577</text:p>
          </table:table-cell>
          <table:table-cell table:formula="of:=[.N252]-[.N$1]/400" office:value-type="float" office:value="-0.0645772100000007">
            <text:p>-0.064577</text:p>
          </table:table-cell>
          <table:table-cell table:formula="of:=[.O252]-[.O$1]/400" office:value-type="float" office:value="0">
            <text:p>0.000000</text:p>
          </table:table-cell>
          <table:table-cell table:formula="of:=[.P252]-[.P$1]/400" office:value-type="float" office:value="-0.193731629999996">
            <text:p>-0.193732</text:p>
          </table:table-cell>
          <table:table-cell table:formula="of:=[.Q252]-[.Q$1]/400" office:value-type="float" office:value="0">
            <text:p>0.000000</text:p>
          </table:table-cell>
          <table:table-cell table:formula="of:=[.R252]-[.R$1]/400" office:value-type="float" office:value="0">
            <text:p>0.000000</text:p>
          </table:table-cell>
          <table:table-cell table:formula="of:=[.S252]-[.S$1]/400" office:value-type="float" office:value="0">
            <text:p>0.000000</text:p>
          </table:table-cell>
          <table:table-cell table:formula="of:=[.T252]-[.T$1]/400" office:value-type="float" office:value="0.0645772100000007">
            <text:p>0.064577</text:p>
          </table:table-cell>
          <table:table-cell table:formula="of:=[.U252]-[.U$1]/400" office:value-type="float" office:value="0.0645772100000007">
            <text:p>0.064577</text:p>
          </table:table-cell>
          <table:table-cell table:formula="of:=[.V252]-[.V$1]/400" office:value-type="float" office:value="0">
            <text:p>0.000000</text:p>
          </table:table-cell>
          <table:table-cell table:formula="of:=[.W252]-[.W$1]/400" office:value-type="float" office:value="-0.193731629999996">
            <text:p>-0.193732</text:p>
          </table:table-cell>
          <table:table-cell table:formula="of:=[.X252]-[.X$1]/400" office:value-type="float" office:value="0">
            <text:p>0.000000</text:p>
          </table:table-cell>
          <table:table-cell table:formula="of:=[.Y252]-[.Y$1]/400" office:value-type="float" office:value="0">
            <text:p>0.000000</text:p>
          </table:table-cell>
          <table:table-cell table:formula="of:=[.Z252]-[.Z$1]/400" office:value-type="float" office:value="0">
            <text:p>0.000000</text:p>
          </table:table-cell>
          <table:table-cell table:formula="of:=[.AA252]-[.AA$1]/400" office:value-type="float" office:value="0">
            <text:p>0.000000</text:p>
          </table:table-cell>
          <table:table-cell table:formula="of:=[.AB252]-[.AB$1]/400" office:value-type="float" office:value="0">
            <text:p>0.000000</text:p>
          </table:table-cell>
          <table:table-cell table:formula="of:=[.AC252]-[.AC$1]/400" office:value-type="float" office:value="0">
            <text:p>0.000000</text:p>
          </table:table-cell>
          <table:table-cell table:formula="of:=[.AD252]-[.AD$1]/400" office:value-type="float" office:value="0">
            <text:p>0.000000</text:p>
          </table:table-cell>
        </table:table-row>
        <table:table-row table:style-name="ro1">
          <table:table-cell table:formula="of:=[.A253]-[.A$1]/400" office:value-type="float" office:value="0">
            <text:p>0.000000</text:p>
          </table:table-cell>
          <table:table-cell table:formula="of:=[.B253]-[.B$1]/400" office:value-type="float" office:value="0">
            <text:p>0.000000</text:p>
          </table:table-cell>
          <table:table-cell table:formula="of:=[.C253]-[.C$1]/400" office:value-type="float" office:value="-0.139742242499997">
            <text:p>-0.139742</text:p>
          </table:table-cell>
          <table:table-cell table:formula="of:=[.D253]-[.D$1]/400" office:value-type="float" office:value="0.279484484999995">
            <text:p>0.279484</text:p>
          </table:table-cell>
          <table:table-cell table:formula="of:=[.E253]-[.E$1]/400" office:value-type="float" office:value="-0.139742242499997">
            <text:p>-0.139742</text:p>
          </table:table-cell>
          <table:table-cell table:formula="of:=[.F253]-[.F$1]/400" office:value-type="float" office:value="0">
            <text:p>0.000000</text:p>
          </table:table-cell>
          <table:table-cell table:formula="of:=[.G253]-[.G$1]/400" office:value-type="float" office:value="0">
            <text:p>0.000000</text:p>
          </table:table-cell>
          <table:table-cell table:formula="of:=[.H253]-[.H$1]/400" office:value-type="float" office:value="0">
            <text:p>0.000000</text:p>
          </table:table-cell>
          <table:table-cell table:formula="of:=[.I253]-[.I$1]/400" office:value-type="float" office:value="-0.139742242499997">
            <text:p>-0.139742</text:p>
          </table:table-cell>
          <table:table-cell table:formula="of:=[.J253]-[.J$1]/400" office:value-type="float" office:value="0.279484484999995">
            <text:p>0.279484</text:p>
          </table:table-cell>
          <table:table-cell table:formula="of:=[.K253]-[.K$1]/400" office:value-type="float" office:value="-0.139742242499997">
            <text:p>-0.139742</text:p>
          </table:table-cell>
          <table:table-cell table:formula="of:=[.L253]-[.L$1]/400" office:value-type="float" office:value="0">
            <text:p>0.000000</text:p>
          </table:table-cell>
          <table:table-cell table:formula="of:=[.M253]-[.M$1]/400" office:value-type="float" office:value="0.0641408775000007">
            <text:p>0.064141</text:p>
          </table:table-cell>
          <table:table-cell table:formula="of:=[.N253]-[.N$1]/400" office:value-type="float" office:value="-0.0641408775000007">
            <text:p>-0.064141</text:p>
          </table:table-cell>
          <table:table-cell table:formula="of:=[.O253]-[.O$1]/400" office:value-type="float" office:value="0">
            <text:p>0.000000</text:p>
          </table:table-cell>
          <table:table-cell table:formula="of:=[.P253]-[.P$1]/400" office:value-type="float" office:value="-0.192422632499996">
            <text:p>-0.192423</text:p>
          </table:table-cell>
          <table:table-cell table:formula="of:=[.Q253]-[.Q$1]/400" office:value-type="float" office:value="0">
            <text:p>0.000000</text:p>
          </table:table-cell>
          <table:table-cell table:formula="of:=[.R253]-[.R$1]/400" office:value-type="float" office:value="0">
            <text:p>0.000000</text:p>
          </table:table-cell>
          <table:table-cell table:formula="of:=[.S253]-[.S$1]/400" office:value-type="float" office:value="0">
            <text:p>0.000000</text:p>
          </table:table-cell>
          <table:table-cell table:formula="of:=[.T253]-[.T$1]/400" office:value-type="float" office:value="0.0641408775000007">
            <text:p>0.064141</text:p>
          </table:table-cell>
          <table:table-cell table:formula="of:=[.U253]-[.U$1]/400" office:value-type="float" office:value="0.0641408775000007">
            <text:p>0.064141</text:p>
          </table:table-cell>
          <table:table-cell table:formula="of:=[.V253]-[.V$1]/400" office:value-type="float" office:value="0">
            <text:p>0.000000</text:p>
          </table:table-cell>
          <table:table-cell table:formula="of:=[.W253]-[.W$1]/400" office:value-type="float" office:value="-0.192422632499996">
            <text:p>-0.192423</text:p>
          </table:table-cell>
          <table:table-cell table:formula="of:=[.X253]-[.X$1]/400" office:value-type="float" office:value="0">
            <text:p>0.000000</text:p>
          </table:table-cell>
          <table:table-cell table:formula="of:=[.Y253]-[.Y$1]/400" office:value-type="float" office:value="0">
            <text:p>0.000000</text:p>
          </table:table-cell>
          <table:table-cell table:formula="of:=[.Z253]-[.Z$1]/400" office:value-type="float" office:value="0">
            <text:p>0.000000</text:p>
          </table:table-cell>
          <table:table-cell table:formula="of:=[.AA253]-[.AA$1]/400" office:value-type="float" office:value="0">
            <text:p>0.000000</text:p>
          </table:table-cell>
          <table:table-cell table:formula="of:=[.AB253]-[.AB$1]/400" office:value-type="float" office:value="0">
            <text:p>0.000000</text:p>
          </table:table-cell>
          <table:table-cell table:formula="of:=[.AC253]-[.AC$1]/400" office:value-type="float" office:value="0">
            <text:p>0.000000</text:p>
          </table:table-cell>
          <table:table-cell table:formula="of:=[.AD253]-[.AD$1]/400" office:value-type="float" office:value="0">
            <text:p>0.000000</text:p>
          </table:table-cell>
        </table:table-row>
        <table:table-row table:style-name="ro1">
          <table:table-cell table:formula="of:=[.A254]-[.A$1]/400" office:value-type="float" office:value="0">
            <text:p>0.000000</text:p>
          </table:table-cell>
          <table:table-cell table:formula="of:=[.B254]-[.B$1]/400" office:value-type="float" office:value="0">
            <text:p>0.000000</text:p>
          </table:table-cell>
          <table:table-cell table:formula="of:=[.C254]-[.C$1]/400" office:value-type="float" office:value="-0.138791614999997">
            <text:p>-0.138792</text:p>
          </table:table-cell>
          <table:table-cell table:formula="of:=[.D254]-[.D$1]/400" office:value-type="float" office:value="0.277583229999995">
            <text:p>0.277583</text:p>
          </table:table-cell>
          <table:table-cell table:formula="of:=[.E254]-[.E$1]/400" office:value-type="float" office:value="-0.138791614999997">
            <text:p>-0.138792</text:p>
          </table:table-cell>
          <table:table-cell table:formula="of:=[.F254]-[.F$1]/400" office:value-type="float" office:value="0">
            <text:p>0.000000</text:p>
          </table:table-cell>
          <table:table-cell table:formula="of:=[.G254]-[.G$1]/400" office:value-type="float" office:value="0">
            <text:p>0.000000</text:p>
          </table:table-cell>
          <table:table-cell table:formula="of:=[.H254]-[.H$1]/400" office:value-type="float" office:value="0">
            <text:p>0.000000</text:p>
          </table:table-cell>
          <table:table-cell table:formula="of:=[.I254]-[.I$1]/400" office:value-type="float" office:value="-0.138791614999997">
            <text:p>-0.138792</text:p>
          </table:table-cell>
          <table:table-cell table:formula="of:=[.J254]-[.J$1]/400" office:value-type="float" office:value="0.277583229999995">
            <text:p>0.277583</text:p>
          </table:table-cell>
          <table:table-cell table:formula="of:=[.K254]-[.K$1]/400" office:value-type="float" office:value="-0.138791614999997">
            <text:p>-0.138792</text:p>
          </table:table-cell>
          <table:table-cell table:formula="of:=[.L254]-[.L$1]/400" office:value-type="float" office:value="0">
            <text:p>0.000000</text:p>
          </table:table-cell>
          <table:table-cell table:formula="of:=[.M254]-[.M$1]/400" office:value-type="float" office:value="0.0637045450000007">
            <text:p>0.063705</text:p>
          </table:table-cell>
          <table:table-cell table:formula="of:=[.N254]-[.N$1]/400" office:value-type="float" office:value="-0.0637045450000007">
            <text:p>-0.063705</text:p>
          </table:table-cell>
          <table:table-cell table:formula="of:=[.O254]-[.O$1]/400" office:value-type="float" office:value="0">
            <text:p>0.000000</text:p>
          </table:table-cell>
          <table:table-cell table:formula="of:=[.P254]-[.P$1]/400" office:value-type="float" office:value="-0.191113634999996">
            <text:p>-0.191114</text:p>
          </table:table-cell>
          <table:table-cell table:formula="of:=[.Q254]-[.Q$1]/400" office:value-type="float" office:value="0">
            <text:p>0.000000</text:p>
          </table:table-cell>
          <table:table-cell table:formula="of:=[.R254]-[.R$1]/400" office:value-type="float" office:value="0">
            <text:p>0.000000</text:p>
          </table:table-cell>
          <table:table-cell table:formula="of:=[.S254]-[.S$1]/400" office:value-type="float" office:value="0">
            <text:p>0.000000</text:p>
          </table:table-cell>
          <table:table-cell table:formula="of:=[.T254]-[.T$1]/400" office:value-type="float" office:value="0.0637045450000007">
            <text:p>0.063705</text:p>
          </table:table-cell>
          <table:table-cell table:formula="of:=[.U254]-[.U$1]/400" office:value-type="float" office:value="0.0637045450000007">
            <text:p>0.063705</text:p>
          </table:table-cell>
          <table:table-cell table:formula="of:=[.V254]-[.V$1]/400" office:value-type="float" office:value="0">
            <text:p>0.000000</text:p>
          </table:table-cell>
          <table:table-cell table:formula="of:=[.W254]-[.W$1]/400" office:value-type="float" office:value="-0.191113634999996">
            <text:p>-0.191114</text:p>
          </table:table-cell>
          <table:table-cell table:formula="of:=[.X254]-[.X$1]/400" office:value-type="float" office:value="0">
            <text:p>0.000000</text:p>
          </table:table-cell>
          <table:table-cell table:formula="of:=[.Y254]-[.Y$1]/400" office:value-type="float" office:value="0">
            <text:p>0.000000</text:p>
          </table:table-cell>
          <table:table-cell table:formula="of:=[.Z254]-[.Z$1]/400" office:value-type="float" office:value="0">
            <text:p>0.000000</text:p>
          </table:table-cell>
          <table:table-cell table:formula="of:=[.AA254]-[.AA$1]/400" office:value-type="float" office:value="0">
            <text:p>0.000000</text:p>
          </table:table-cell>
          <table:table-cell table:formula="of:=[.AB254]-[.AB$1]/400" office:value-type="float" office:value="0">
            <text:p>0.000000</text:p>
          </table:table-cell>
          <table:table-cell table:formula="of:=[.AC254]-[.AC$1]/400" office:value-type="float" office:value="0">
            <text:p>0.000000</text:p>
          </table:table-cell>
          <table:table-cell table:formula="of:=[.AD254]-[.AD$1]/400" office:value-type="float" office:value="0">
            <text:p>0.000000</text:p>
          </table:table-cell>
        </table:table-row>
        <table:table-row table:style-name="ro1">
          <table:table-cell table:formula="of:=[.A255]-[.A$1]/400" office:value-type="float" office:value="0">
            <text:p>0.000000</text:p>
          </table:table-cell>
          <table:table-cell table:formula="of:=[.B255]-[.B$1]/400" office:value-type="float" office:value="0">
            <text:p>0.000000</text:p>
          </table:table-cell>
          <table:table-cell table:formula="of:=[.C255]-[.C$1]/400" office:value-type="float" office:value="-0.137840987499997">
            <text:p>-0.137841</text:p>
          </table:table-cell>
          <table:table-cell table:formula="of:=[.D255]-[.D$1]/400" office:value-type="float" office:value="0.275681974999995">
            <text:p>0.275682</text:p>
          </table:table-cell>
          <table:table-cell table:formula="of:=[.E255]-[.E$1]/400" office:value-type="float" office:value="-0.137840987499997">
            <text:p>-0.137841</text:p>
          </table:table-cell>
          <table:table-cell table:formula="of:=[.F255]-[.F$1]/400" office:value-type="float" office:value="0">
            <text:p>0.000000</text:p>
          </table:table-cell>
          <table:table-cell table:formula="of:=[.G255]-[.G$1]/400" office:value-type="float" office:value="0">
            <text:p>0.000000</text:p>
          </table:table-cell>
          <table:table-cell table:formula="of:=[.H255]-[.H$1]/400" office:value-type="float" office:value="0">
            <text:p>0.000000</text:p>
          </table:table-cell>
          <table:table-cell table:formula="of:=[.I255]-[.I$1]/400" office:value-type="float" office:value="-0.137840987499997">
            <text:p>-0.137841</text:p>
          </table:table-cell>
          <table:table-cell table:formula="of:=[.J255]-[.J$1]/400" office:value-type="float" office:value="0.275681974999995">
            <text:p>0.275682</text:p>
          </table:table-cell>
          <table:table-cell table:formula="of:=[.K255]-[.K$1]/400" office:value-type="float" office:value="-0.137840987499997">
            <text:p>-0.137841</text:p>
          </table:table-cell>
          <table:table-cell table:formula="of:=[.L255]-[.L$1]/400" office:value-type="float" office:value="0">
            <text:p>0.000000</text:p>
          </table:table-cell>
          <table:table-cell table:formula="of:=[.M255]-[.M$1]/400" office:value-type="float" office:value="0.0632682125000007">
            <text:p>0.063268</text:p>
          </table:table-cell>
          <table:table-cell table:formula="of:=[.N255]-[.N$1]/400" office:value-type="float" office:value="-0.0632682125000007">
            <text:p>-0.063268</text:p>
          </table:table-cell>
          <table:table-cell table:formula="of:=[.O255]-[.O$1]/400" office:value-type="float" office:value="0">
            <text:p>0.000000</text:p>
          </table:table-cell>
          <table:table-cell table:formula="of:=[.P255]-[.P$1]/400" office:value-type="float" office:value="-0.189804637499996">
            <text:p>-0.189805</text:p>
          </table:table-cell>
          <table:table-cell table:formula="of:=[.Q255]-[.Q$1]/400" office:value-type="float" office:value="0">
            <text:p>0.000000</text:p>
          </table:table-cell>
          <table:table-cell table:formula="of:=[.R255]-[.R$1]/400" office:value-type="float" office:value="0">
            <text:p>0.000000</text:p>
          </table:table-cell>
          <table:table-cell table:formula="of:=[.S255]-[.S$1]/400" office:value-type="float" office:value="0">
            <text:p>0.000000</text:p>
          </table:table-cell>
          <table:table-cell table:formula="of:=[.T255]-[.T$1]/400" office:value-type="float" office:value="0.0632682125000007">
            <text:p>0.063268</text:p>
          </table:table-cell>
          <table:table-cell table:formula="of:=[.U255]-[.U$1]/400" office:value-type="float" office:value="0.0632682125000007">
            <text:p>0.063268</text:p>
          </table:table-cell>
          <table:table-cell table:formula="of:=[.V255]-[.V$1]/400" office:value-type="float" office:value="0">
            <text:p>0.000000</text:p>
          </table:table-cell>
          <table:table-cell table:formula="of:=[.W255]-[.W$1]/400" office:value-type="float" office:value="-0.189804637499996">
            <text:p>-0.189805</text:p>
          </table:table-cell>
          <table:table-cell table:formula="of:=[.X255]-[.X$1]/400" office:value-type="float" office:value="0">
            <text:p>0.000000</text:p>
          </table:table-cell>
          <table:table-cell table:formula="of:=[.Y255]-[.Y$1]/400" office:value-type="float" office:value="0">
            <text:p>0.000000</text:p>
          </table:table-cell>
          <table:table-cell table:formula="of:=[.Z255]-[.Z$1]/400" office:value-type="float" office:value="0">
            <text:p>0.000000</text:p>
          </table:table-cell>
          <table:table-cell table:formula="of:=[.AA255]-[.AA$1]/400" office:value-type="float" office:value="0">
            <text:p>0.000000</text:p>
          </table:table-cell>
          <table:table-cell table:formula="of:=[.AB255]-[.AB$1]/400" office:value-type="float" office:value="0">
            <text:p>0.000000</text:p>
          </table:table-cell>
          <table:table-cell table:formula="of:=[.AC255]-[.AC$1]/400" office:value-type="float" office:value="0">
            <text:p>0.000000</text:p>
          </table:table-cell>
          <table:table-cell table:formula="of:=[.AD255]-[.AD$1]/400" office:value-type="float" office:value="0">
            <text:p>0.000000</text:p>
          </table:table-cell>
        </table:table-row>
        <table:table-row table:style-name="ro1">
          <table:table-cell table:formula="of:=[.A256]-[.A$1]/400" office:value-type="float" office:value="0">
            <text:p>0.000000</text:p>
          </table:table-cell>
          <table:table-cell table:formula="of:=[.B256]-[.B$1]/400" office:value-type="float" office:value="0">
            <text:p>0.000000</text:p>
          </table:table-cell>
          <table:table-cell table:formula="of:=[.C256]-[.C$1]/400" office:value-type="float" office:value="-0.136890359999997">
            <text:p>-0.136890</text:p>
          </table:table-cell>
          <table:table-cell table:formula="of:=[.D256]-[.D$1]/400" office:value-type="float" office:value="0.273780719999995">
            <text:p>0.273781</text:p>
          </table:table-cell>
          <table:table-cell table:formula="of:=[.E256]-[.E$1]/400" office:value-type="float" office:value="-0.136890359999997">
            <text:p>-0.136890</text:p>
          </table:table-cell>
          <table:table-cell table:formula="of:=[.F256]-[.F$1]/400" office:value-type="float" office:value="0">
            <text:p>0.000000</text:p>
          </table:table-cell>
          <table:table-cell table:formula="of:=[.G256]-[.G$1]/400" office:value-type="float" office:value="0">
            <text:p>0.000000</text:p>
          </table:table-cell>
          <table:table-cell table:formula="of:=[.H256]-[.H$1]/400" office:value-type="float" office:value="0">
            <text:p>0.000000</text:p>
          </table:table-cell>
          <table:table-cell table:formula="of:=[.I256]-[.I$1]/400" office:value-type="float" office:value="-0.136890359999997">
            <text:p>-0.136890</text:p>
          </table:table-cell>
          <table:table-cell table:formula="of:=[.J256]-[.J$1]/400" office:value-type="float" office:value="0.273780719999995">
            <text:p>0.273781</text:p>
          </table:table-cell>
          <table:table-cell table:formula="of:=[.K256]-[.K$1]/400" office:value-type="float" office:value="-0.136890359999997">
            <text:p>-0.136890</text:p>
          </table:table-cell>
          <table:table-cell table:formula="of:=[.L256]-[.L$1]/400" office:value-type="float" office:value="0">
            <text:p>0.000000</text:p>
          </table:table-cell>
          <table:table-cell table:formula="of:=[.M256]-[.M$1]/400" office:value-type="float" office:value="0.0628318800000007">
            <text:p>0.062832</text:p>
          </table:table-cell>
          <table:table-cell table:formula="of:=[.N256]-[.N$1]/400" office:value-type="float" office:value="-0.0628318800000007">
            <text:p>-0.062832</text:p>
          </table:table-cell>
          <table:table-cell table:formula="of:=[.O256]-[.O$1]/400" office:value-type="float" office:value="0">
            <text:p>0.000000</text:p>
          </table:table-cell>
          <table:table-cell table:formula="of:=[.P256]-[.P$1]/400" office:value-type="float" office:value="-0.188495639999996">
            <text:p>-0.188496</text:p>
          </table:table-cell>
          <table:table-cell table:formula="of:=[.Q256]-[.Q$1]/400" office:value-type="float" office:value="0">
            <text:p>0.000000</text:p>
          </table:table-cell>
          <table:table-cell table:formula="of:=[.R256]-[.R$1]/400" office:value-type="float" office:value="0">
            <text:p>0.000000</text:p>
          </table:table-cell>
          <table:table-cell table:formula="of:=[.S256]-[.S$1]/400" office:value-type="float" office:value="0">
            <text:p>0.000000</text:p>
          </table:table-cell>
          <table:table-cell table:formula="of:=[.T256]-[.T$1]/400" office:value-type="float" office:value="0.0628318800000007">
            <text:p>0.062832</text:p>
          </table:table-cell>
          <table:table-cell table:formula="of:=[.U256]-[.U$1]/400" office:value-type="float" office:value="0.0628318800000007">
            <text:p>0.062832</text:p>
          </table:table-cell>
          <table:table-cell table:formula="of:=[.V256]-[.V$1]/400" office:value-type="float" office:value="0">
            <text:p>0.000000</text:p>
          </table:table-cell>
          <table:table-cell table:formula="of:=[.W256]-[.W$1]/400" office:value-type="float" office:value="-0.188495639999996">
            <text:p>-0.188496</text:p>
          </table:table-cell>
          <table:table-cell table:formula="of:=[.X256]-[.X$1]/400" office:value-type="float" office:value="0">
            <text:p>0.000000</text:p>
          </table:table-cell>
          <table:table-cell table:formula="of:=[.Y256]-[.Y$1]/400" office:value-type="float" office:value="0">
            <text:p>0.000000</text:p>
          </table:table-cell>
          <table:table-cell table:formula="of:=[.Z256]-[.Z$1]/400" office:value-type="float" office:value="0">
            <text:p>0.000000</text:p>
          </table:table-cell>
          <table:table-cell table:formula="of:=[.AA256]-[.AA$1]/400" office:value-type="float" office:value="0">
            <text:p>0.000000</text:p>
          </table:table-cell>
          <table:table-cell table:formula="of:=[.AB256]-[.AB$1]/400" office:value-type="float" office:value="0">
            <text:p>0.000000</text:p>
          </table:table-cell>
          <table:table-cell table:formula="of:=[.AC256]-[.AC$1]/400" office:value-type="float" office:value="0">
            <text:p>0.000000</text:p>
          </table:table-cell>
          <table:table-cell table:formula="of:=[.AD256]-[.AD$1]/400" office:value-type="float" office:value="0">
            <text:p>0.000000</text:p>
          </table:table-cell>
        </table:table-row>
        <table:table-row table:style-name="ro1">
          <table:table-cell table:formula="of:=[.A257]-[.A$1]/400" office:value-type="float" office:value="0">
            <text:p>0.000000</text:p>
          </table:table-cell>
          <table:table-cell table:formula="of:=[.B257]-[.B$1]/400" office:value-type="float" office:value="0">
            <text:p>0.000000</text:p>
          </table:table-cell>
          <table:table-cell table:formula="of:=[.C257]-[.C$1]/400" office:value-type="float" office:value="-0.135939732499997">
            <text:p>-0.135940</text:p>
          </table:table-cell>
          <table:table-cell table:formula="of:=[.D257]-[.D$1]/400" office:value-type="float" office:value="0.271879464999995">
            <text:p>0.271879</text:p>
          </table:table-cell>
          <table:table-cell table:formula="of:=[.E257]-[.E$1]/400" office:value-type="float" office:value="-0.135939732499997">
            <text:p>-0.135940</text:p>
          </table:table-cell>
          <table:table-cell table:formula="of:=[.F257]-[.F$1]/400" office:value-type="float" office:value="0">
            <text:p>0.000000</text:p>
          </table:table-cell>
          <table:table-cell table:formula="of:=[.G257]-[.G$1]/400" office:value-type="float" office:value="0">
            <text:p>0.000000</text:p>
          </table:table-cell>
          <table:table-cell table:formula="of:=[.H257]-[.H$1]/400" office:value-type="float" office:value="0">
            <text:p>0.000000</text:p>
          </table:table-cell>
          <table:table-cell table:formula="of:=[.I257]-[.I$1]/400" office:value-type="float" office:value="-0.135939732499997">
            <text:p>-0.135940</text:p>
          </table:table-cell>
          <table:table-cell table:formula="of:=[.J257]-[.J$1]/400" office:value-type="float" office:value="0.271879464999995">
            <text:p>0.271879</text:p>
          </table:table-cell>
          <table:table-cell table:formula="of:=[.K257]-[.K$1]/400" office:value-type="float" office:value="-0.135939732499997">
            <text:p>-0.135940</text:p>
          </table:table-cell>
          <table:table-cell table:formula="of:=[.L257]-[.L$1]/400" office:value-type="float" office:value="0">
            <text:p>0.000000</text:p>
          </table:table-cell>
          <table:table-cell table:formula="of:=[.M257]-[.M$1]/400" office:value-type="float" office:value="0.0623955475000007">
            <text:p>0.062396</text:p>
          </table:table-cell>
          <table:table-cell table:formula="of:=[.N257]-[.N$1]/400" office:value-type="float" office:value="-0.0623955475000007">
            <text:p>-0.062396</text:p>
          </table:table-cell>
          <table:table-cell table:formula="of:=[.O257]-[.O$1]/400" office:value-type="float" office:value="0">
            <text:p>0.000000</text:p>
          </table:table-cell>
          <table:table-cell table:formula="of:=[.P257]-[.P$1]/400" office:value-type="float" office:value="-0.187186642499996">
            <text:p>-0.187187</text:p>
          </table:table-cell>
          <table:table-cell table:formula="of:=[.Q257]-[.Q$1]/400" office:value-type="float" office:value="0">
            <text:p>0.000000</text:p>
          </table:table-cell>
          <table:table-cell table:formula="of:=[.R257]-[.R$1]/400" office:value-type="float" office:value="0">
            <text:p>0.000000</text:p>
          </table:table-cell>
          <table:table-cell table:formula="of:=[.S257]-[.S$1]/400" office:value-type="float" office:value="0">
            <text:p>0.000000</text:p>
          </table:table-cell>
          <table:table-cell table:formula="of:=[.T257]-[.T$1]/400" office:value-type="float" office:value="0.0623955475000007">
            <text:p>0.062396</text:p>
          </table:table-cell>
          <table:table-cell table:formula="of:=[.U257]-[.U$1]/400" office:value-type="float" office:value="0.0623955475000007">
            <text:p>0.062396</text:p>
          </table:table-cell>
          <table:table-cell table:formula="of:=[.V257]-[.V$1]/400" office:value-type="float" office:value="0">
            <text:p>0.000000</text:p>
          </table:table-cell>
          <table:table-cell table:formula="of:=[.W257]-[.W$1]/400" office:value-type="float" office:value="-0.187186642499996">
            <text:p>-0.187187</text:p>
          </table:table-cell>
          <table:table-cell table:formula="of:=[.X257]-[.X$1]/400" office:value-type="float" office:value="0">
            <text:p>0.000000</text:p>
          </table:table-cell>
          <table:table-cell table:formula="of:=[.Y257]-[.Y$1]/400" office:value-type="float" office:value="0">
            <text:p>0.000000</text:p>
          </table:table-cell>
          <table:table-cell table:formula="of:=[.Z257]-[.Z$1]/400" office:value-type="float" office:value="0">
            <text:p>0.000000</text:p>
          </table:table-cell>
          <table:table-cell table:formula="of:=[.AA257]-[.AA$1]/400" office:value-type="float" office:value="0">
            <text:p>0.000000</text:p>
          </table:table-cell>
          <table:table-cell table:formula="of:=[.AB257]-[.AB$1]/400" office:value-type="float" office:value="0">
            <text:p>0.000000</text:p>
          </table:table-cell>
          <table:table-cell table:formula="of:=[.AC257]-[.AC$1]/400" office:value-type="float" office:value="0">
            <text:p>0.000000</text:p>
          </table:table-cell>
          <table:table-cell table:formula="of:=[.AD257]-[.AD$1]/400" office:value-type="float" office:value="0">
            <text:p>0.000000</text:p>
          </table:table-cell>
        </table:table-row>
        <table:table-row table:style-name="ro1">
          <table:table-cell table:formula="of:=[.A258]-[.A$1]/400" office:value-type="float" office:value="0">
            <text:p>0.000000</text:p>
          </table:table-cell>
          <table:table-cell table:formula="of:=[.B258]-[.B$1]/400" office:value-type="float" office:value="0">
            <text:p>0.000000</text:p>
          </table:table-cell>
          <table:table-cell table:formula="of:=[.C258]-[.C$1]/400" office:value-type="float" office:value="-0.134989104999997">
            <text:p>-0.134989</text:p>
          </table:table-cell>
          <table:table-cell table:formula="of:=[.D258]-[.D$1]/400" office:value-type="float" office:value="0.269978209999995">
            <text:p>0.269978</text:p>
          </table:table-cell>
          <table:table-cell table:formula="of:=[.E258]-[.E$1]/400" office:value-type="float" office:value="-0.134989104999997">
            <text:p>-0.134989</text:p>
          </table:table-cell>
          <table:table-cell table:formula="of:=[.F258]-[.F$1]/400" office:value-type="float" office:value="0">
            <text:p>0.000000</text:p>
          </table:table-cell>
          <table:table-cell table:formula="of:=[.G258]-[.G$1]/400" office:value-type="float" office:value="0">
            <text:p>0.000000</text:p>
          </table:table-cell>
          <table:table-cell table:formula="of:=[.H258]-[.H$1]/400" office:value-type="float" office:value="0">
            <text:p>0.000000</text:p>
          </table:table-cell>
          <table:table-cell table:formula="of:=[.I258]-[.I$1]/400" office:value-type="float" office:value="-0.134989104999997">
            <text:p>-0.134989</text:p>
          </table:table-cell>
          <table:table-cell table:formula="of:=[.J258]-[.J$1]/400" office:value-type="float" office:value="0.269978209999995">
            <text:p>0.269978</text:p>
          </table:table-cell>
          <table:table-cell table:formula="of:=[.K258]-[.K$1]/400" office:value-type="float" office:value="-0.134989104999997">
            <text:p>-0.134989</text:p>
          </table:table-cell>
          <table:table-cell table:formula="of:=[.L258]-[.L$1]/400" office:value-type="float" office:value="0">
            <text:p>0.000000</text:p>
          </table:table-cell>
          <table:table-cell table:formula="of:=[.M258]-[.M$1]/400" office:value-type="float" office:value="0.0619592150000007">
            <text:p>0.061959</text:p>
          </table:table-cell>
          <table:table-cell table:formula="of:=[.N258]-[.N$1]/400" office:value-type="float" office:value="-0.0619592150000007">
            <text:p>-0.061959</text:p>
          </table:table-cell>
          <table:table-cell table:formula="of:=[.O258]-[.O$1]/400" office:value-type="float" office:value="0">
            <text:p>0.000000</text:p>
          </table:table-cell>
          <table:table-cell table:formula="of:=[.P258]-[.P$1]/400" office:value-type="float" office:value="-0.185877644999996">
            <text:p>-0.185878</text:p>
          </table:table-cell>
          <table:table-cell table:formula="of:=[.Q258]-[.Q$1]/400" office:value-type="float" office:value="0">
            <text:p>0.000000</text:p>
          </table:table-cell>
          <table:table-cell table:formula="of:=[.R258]-[.R$1]/400" office:value-type="float" office:value="0">
            <text:p>0.000000</text:p>
          </table:table-cell>
          <table:table-cell table:formula="of:=[.S258]-[.S$1]/400" office:value-type="float" office:value="0">
            <text:p>0.000000</text:p>
          </table:table-cell>
          <table:table-cell table:formula="of:=[.T258]-[.T$1]/400" office:value-type="float" office:value="0.0619592150000007">
            <text:p>0.061959</text:p>
          </table:table-cell>
          <table:table-cell table:formula="of:=[.U258]-[.U$1]/400" office:value-type="float" office:value="0.0619592150000007">
            <text:p>0.061959</text:p>
          </table:table-cell>
          <table:table-cell table:formula="of:=[.V258]-[.V$1]/400" office:value-type="float" office:value="0">
            <text:p>0.000000</text:p>
          </table:table-cell>
          <table:table-cell table:formula="of:=[.W258]-[.W$1]/400" office:value-type="float" office:value="-0.185877644999996">
            <text:p>-0.185878</text:p>
          </table:table-cell>
          <table:table-cell table:formula="of:=[.X258]-[.X$1]/400" office:value-type="float" office:value="0">
            <text:p>0.000000</text:p>
          </table:table-cell>
          <table:table-cell table:formula="of:=[.Y258]-[.Y$1]/400" office:value-type="float" office:value="0">
            <text:p>0.000000</text:p>
          </table:table-cell>
          <table:table-cell table:formula="of:=[.Z258]-[.Z$1]/400" office:value-type="float" office:value="0">
            <text:p>0.000000</text:p>
          </table:table-cell>
          <table:table-cell table:formula="of:=[.AA258]-[.AA$1]/400" office:value-type="float" office:value="0">
            <text:p>0.000000</text:p>
          </table:table-cell>
          <table:table-cell table:formula="of:=[.AB258]-[.AB$1]/400" office:value-type="float" office:value="0">
            <text:p>0.000000</text:p>
          </table:table-cell>
          <table:table-cell table:formula="of:=[.AC258]-[.AC$1]/400" office:value-type="float" office:value="0">
            <text:p>0.000000</text:p>
          </table:table-cell>
          <table:table-cell table:formula="of:=[.AD258]-[.AD$1]/400" office:value-type="float" office:value="0">
            <text:p>0.000000</text:p>
          </table:table-cell>
        </table:table-row>
        <table:table-row table:style-name="ro1">
          <table:table-cell table:formula="of:=[.A259]-[.A$1]/400" office:value-type="float" office:value="0">
            <text:p>0.000000</text:p>
          </table:table-cell>
          <table:table-cell table:formula="of:=[.B259]-[.B$1]/400" office:value-type="float" office:value="0">
            <text:p>0.000000</text:p>
          </table:table-cell>
          <table:table-cell table:formula="of:=[.C259]-[.C$1]/400" office:value-type="float" office:value="-0.134038477499997">
            <text:p>-0.134038</text:p>
          </table:table-cell>
          <table:table-cell table:formula="of:=[.D259]-[.D$1]/400" office:value-type="float" office:value="0.268076954999995">
            <text:p>0.268077</text:p>
          </table:table-cell>
          <table:table-cell table:formula="of:=[.E259]-[.E$1]/400" office:value-type="float" office:value="-0.134038477499997">
            <text:p>-0.134038</text:p>
          </table:table-cell>
          <table:table-cell table:formula="of:=[.F259]-[.F$1]/400" office:value-type="float" office:value="0">
            <text:p>0.000000</text:p>
          </table:table-cell>
          <table:table-cell table:formula="of:=[.G259]-[.G$1]/400" office:value-type="float" office:value="0">
            <text:p>0.000000</text:p>
          </table:table-cell>
          <table:table-cell table:formula="of:=[.H259]-[.H$1]/400" office:value-type="float" office:value="0">
            <text:p>0.000000</text:p>
          </table:table-cell>
          <table:table-cell table:formula="of:=[.I259]-[.I$1]/400" office:value-type="float" office:value="-0.134038477499997">
            <text:p>-0.134038</text:p>
          </table:table-cell>
          <table:table-cell table:formula="of:=[.J259]-[.J$1]/400" office:value-type="float" office:value="0.268076954999995">
            <text:p>0.268077</text:p>
          </table:table-cell>
          <table:table-cell table:formula="of:=[.K259]-[.K$1]/400" office:value-type="float" office:value="-0.134038477499997">
            <text:p>-0.134038</text:p>
          </table:table-cell>
          <table:table-cell table:formula="of:=[.L259]-[.L$1]/400" office:value-type="float" office:value="0">
            <text:p>0.000000</text:p>
          </table:table-cell>
          <table:table-cell table:formula="of:=[.M259]-[.M$1]/400" office:value-type="float" office:value="0.0615228825000007">
            <text:p>0.061523</text:p>
          </table:table-cell>
          <table:table-cell table:formula="of:=[.N259]-[.N$1]/400" office:value-type="float" office:value="-0.0615228825000007">
            <text:p>-0.061523</text:p>
          </table:table-cell>
          <table:table-cell table:formula="of:=[.O259]-[.O$1]/400" office:value-type="float" office:value="0">
            <text:p>0.000000</text:p>
          </table:table-cell>
          <table:table-cell table:formula="of:=[.P259]-[.P$1]/400" office:value-type="float" office:value="-0.184568647499996">
            <text:p>-0.184569</text:p>
          </table:table-cell>
          <table:table-cell table:formula="of:=[.Q259]-[.Q$1]/400" office:value-type="float" office:value="0">
            <text:p>0.000000</text:p>
          </table:table-cell>
          <table:table-cell table:formula="of:=[.R259]-[.R$1]/400" office:value-type="float" office:value="0">
            <text:p>0.000000</text:p>
          </table:table-cell>
          <table:table-cell table:formula="of:=[.S259]-[.S$1]/400" office:value-type="float" office:value="0">
            <text:p>0.000000</text:p>
          </table:table-cell>
          <table:table-cell table:formula="of:=[.T259]-[.T$1]/400" office:value-type="float" office:value="0.0615228825000007">
            <text:p>0.061523</text:p>
          </table:table-cell>
          <table:table-cell table:formula="of:=[.U259]-[.U$1]/400" office:value-type="float" office:value="0.0615228825000007">
            <text:p>0.061523</text:p>
          </table:table-cell>
          <table:table-cell table:formula="of:=[.V259]-[.V$1]/400" office:value-type="float" office:value="0">
            <text:p>0.000000</text:p>
          </table:table-cell>
          <table:table-cell table:formula="of:=[.W259]-[.W$1]/400" office:value-type="float" office:value="-0.184568647499996">
            <text:p>-0.184569</text:p>
          </table:table-cell>
          <table:table-cell table:formula="of:=[.X259]-[.X$1]/400" office:value-type="float" office:value="0">
            <text:p>0.000000</text:p>
          </table:table-cell>
          <table:table-cell table:formula="of:=[.Y259]-[.Y$1]/400" office:value-type="float" office:value="0">
            <text:p>0.000000</text:p>
          </table:table-cell>
          <table:table-cell table:formula="of:=[.Z259]-[.Z$1]/400" office:value-type="float" office:value="0">
            <text:p>0.000000</text:p>
          </table:table-cell>
          <table:table-cell table:formula="of:=[.AA259]-[.AA$1]/400" office:value-type="float" office:value="0">
            <text:p>0.000000</text:p>
          </table:table-cell>
          <table:table-cell table:formula="of:=[.AB259]-[.AB$1]/400" office:value-type="float" office:value="0">
            <text:p>0.000000</text:p>
          </table:table-cell>
          <table:table-cell table:formula="of:=[.AC259]-[.AC$1]/400" office:value-type="float" office:value="0">
            <text:p>0.000000</text:p>
          </table:table-cell>
          <table:table-cell table:formula="of:=[.AD259]-[.AD$1]/400" office:value-type="float" office:value="0">
            <text:p>0.000000</text:p>
          </table:table-cell>
        </table:table-row>
        <table:table-row table:style-name="ro1">
          <table:table-cell table:formula="of:=[.A260]-[.A$1]/400" office:value-type="float" office:value="0">
            <text:p>0.000000</text:p>
          </table:table-cell>
          <table:table-cell table:formula="of:=[.B260]-[.B$1]/400" office:value-type="float" office:value="0">
            <text:p>0.000000</text:p>
          </table:table-cell>
          <table:table-cell table:formula="of:=[.C260]-[.C$1]/400" office:value-type="float" office:value="-0.133087849999997">
            <text:p>-0.133088</text:p>
          </table:table-cell>
          <table:table-cell table:formula="of:=[.D260]-[.D$1]/400" office:value-type="float" office:value="0.266175699999995">
            <text:p>0.266176</text:p>
          </table:table-cell>
          <table:table-cell table:formula="of:=[.E260]-[.E$1]/400" office:value-type="float" office:value="-0.133087849999997">
            <text:p>-0.133088</text:p>
          </table:table-cell>
          <table:table-cell table:formula="of:=[.F260]-[.F$1]/400" office:value-type="float" office:value="0">
            <text:p>0.000000</text:p>
          </table:table-cell>
          <table:table-cell table:formula="of:=[.G260]-[.G$1]/400" office:value-type="float" office:value="0">
            <text:p>0.000000</text:p>
          </table:table-cell>
          <table:table-cell table:formula="of:=[.H260]-[.H$1]/400" office:value-type="float" office:value="0">
            <text:p>0.000000</text:p>
          </table:table-cell>
          <table:table-cell table:formula="of:=[.I260]-[.I$1]/400" office:value-type="float" office:value="-0.133087849999997">
            <text:p>-0.133088</text:p>
          </table:table-cell>
          <table:table-cell table:formula="of:=[.J260]-[.J$1]/400" office:value-type="float" office:value="0.266175699999995">
            <text:p>0.266176</text:p>
          </table:table-cell>
          <table:table-cell table:formula="of:=[.K260]-[.K$1]/400" office:value-type="float" office:value="-0.133087849999997">
            <text:p>-0.133088</text:p>
          </table:table-cell>
          <table:table-cell table:formula="of:=[.L260]-[.L$1]/400" office:value-type="float" office:value="0">
            <text:p>0.000000</text:p>
          </table:table-cell>
          <table:table-cell table:formula="of:=[.M260]-[.M$1]/400" office:value-type="float" office:value="0.0610865500000007">
            <text:p>0.061087</text:p>
          </table:table-cell>
          <table:table-cell table:formula="of:=[.N260]-[.N$1]/400" office:value-type="float" office:value="-0.0610865500000007">
            <text:p>-0.061087</text:p>
          </table:table-cell>
          <table:table-cell table:formula="of:=[.O260]-[.O$1]/400" office:value-type="float" office:value="0">
            <text:p>0.000000</text:p>
          </table:table-cell>
          <table:table-cell table:formula="of:=[.P260]-[.P$1]/400" office:value-type="float" office:value="-0.183259649999996">
            <text:p>-0.183260</text:p>
          </table:table-cell>
          <table:table-cell table:formula="of:=[.Q260]-[.Q$1]/400" office:value-type="float" office:value="0">
            <text:p>0.000000</text:p>
          </table:table-cell>
          <table:table-cell table:formula="of:=[.R260]-[.R$1]/400" office:value-type="float" office:value="0">
            <text:p>0.000000</text:p>
          </table:table-cell>
          <table:table-cell table:formula="of:=[.S260]-[.S$1]/400" office:value-type="float" office:value="0">
            <text:p>0.000000</text:p>
          </table:table-cell>
          <table:table-cell table:formula="of:=[.T260]-[.T$1]/400" office:value-type="float" office:value="0.0610865500000007">
            <text:p>0.061087</text:p>
          </table:table-cell>
          <table:table-cell table:formula="of:=[.U260]-[.U$1]/400" office:value-type="float" office:value="0.0610865500000007">
            <text:p>0.061087</text:p>
          </table:table-cell>
          <table:table-cell table:formula="of:=[.V260]-[.V$1]/400" office:value-type="float" office:value="0">
            <text:p>0.000000</text:p>
          </table:table-cell>
          <table:table-cell table:formula="of:=[.W260]-[.W$1]/400" office:value-type="float" office:value="-0.183259649999996">
            <text:p>-0.183260</text:p>
          </table:table-cell>
          <table:table-cell table:formula="of:=[.X260]-[.X$1]/400" office:value-type="float" office:value="0">
            <text:p>0.000000</text:p>
          </table:table-cell>
          <table:table-cell table:formula="of:=[.Y260]-[.Y$1]/400" office:value-type="float" office:value="0">
            <text:p>0.000000</text:p>
          </table:table-cell>
          <table:table-cell table:formula="of:=[.Z260]-[.Z$1]/400" office:value-type="float" office:value="0">
            <text:p>0.000000</text:p>
          </table:table-cell>
          <table:table-cell table:formula="of:=[.AA260]-[.AA$1]/400" office:value-type="float" office:value="0">
            <text:p>0.000000</text:p>
          </table:table-cell>
          <table:table-cell table:formula="of:=[.AB260]-[.AB$1]/400" office:value-type="float" office:value="0">
            <text:p>0.000000</text:p>
          </table:table-cell>
          <table:table-cell table:formula="of:=[.AC260]-[.AC$1]/400" office:value-type="float" office:value="0">
            <text:p>0.000000</text:p>
          </table:table-cell>
          <table:table-cell table:formula="of:=[.AD260]-[.AD$1]/400" office:value-type="float" office:value="0">
            <text:p>0.000000</text:p>
          </table:table-cell>
        </table:table-row>
        <table:table-row table:style-name="ro1">
          <table:table-cell table:formula="of:=[.A261]-[.A$1]/400" office:value-type="float" office:value="0">
            <text:p>0.000000</text:p>
          </table:table-cell>
          <table:table-cell table:formula="of:=[.B261]-[.B$1]/400" office:value-type="float" office:value="0">
            <text:p>0.000000</text:p>
          </table:table-cell>
          <table:table-cell table:formula="of:=[.C261]-[.C$1]/400" office:value-type="float" office:value="-0.132137222499997">
            <text:p>-0.132137</text:p>
          </table:table-cell>
          <table:table-cell table:formula="of:=[.D261]-[.D$1]/400" office:value-type="float" office:value="0.264274444999995">
            <text:p>0.264274</text:p>
          </table:table-cell>
          <table:table-cell table:formula="of:=[.E261]-[.E$1]/400" office:value-type="float" office:value="-0.132137222499997">
            <text:p>-0.132137</text:p>
          </table:table-cell>
          <table:table-cell table:formula="of:=[.F261]-[.F$1]/400" office:value-type="float" office:value="0">
            <text:p>0.000000</text:p>
          </table:table-cell>
          <table:table-cell table:formula="of:=[.G261]-[.G$1]/400" office:value-type="float" office:value="0">
            <text:p>0.000000</text:p>
          </table:table-cell>
          <table:table-cell table:formula="of:=[.H261]-[.H$1]/400" office:value-type="float" office:value="0">
            <text:p>0.000000</text:p>
          </table:table-cell>
          <table:table-cell table:formula="of:=[.I261]-[.I$1]/400" office:value-type="float" office:value="-0.132137222499997">
            <text:p>-0.132137</text:p>
          </table:table-cell>
          <table:table-cell table:formula="of:=[.J261]-[.J$1]/400" office:value-type="float" office:value="0.264274444999995">
            <text:p>0.264274</text:p>
          </table:table-cell>
          <table:table-cell table:formula="of:=[.K261]-[.K$1]/400" office:value-type="float" office:value="-0.132137222499997">
            <text:p>-0.132137</text:p>
          </table:table-cell>
          <table:table-cell table:formula="of:=[.L261]-[.L$1]/400" office:value-type="float" office:value="0">
            <text:p>0.000000</text:p>
          </table:table-cell>
          <table:table-cell table:formula="of:=[.M261]-[.M$1]/400" office:value-type="float" office:value="0.0606502175000007">
            <text:p>0.060650</text:p>
          </table:table-cell>
          <table:table-cell table:formula="of:=[.N261]-[.N$1]/400" office:value-type="float" office:value="-0.0606502175000007">
            <text:p>-0.060650</text:p>
          </table:table-cell>
          <table:table-cell table:formula="of:=[.O261]-[.O$1]/400" office:value-type="float" office:value="0">
            <text:p>0.000000</text:p>
          </table:table-cell>
          <table:table-cell table:formula="of:=[.P261]-[.P$1]/400" office:value-type="float" office:value="-0.181950652499996">
            <text:p>-0.181951</text:p>
          </table:table-cell>
          <table:table-cell table:formula="of:=[.Q261]-[.Q$1]/400" office:value-type="float" office:value="0">
            <text:p>0.000000</text:p>
          </table:table-cell>
          <table:table-cell table:formula="of:=[.R261]-[.R$1]/400" office:value-type="float" office:value="0">
            <text:p>0.000000</text:p>
          </table:table-cell>
          <table:table-cell table:formula="of:=[.S261]-[.S$1]/400" office:value-type="float" office:value="0">
            <text:p>0.000000</text:p>
          </table:table-cell>
          <table:table-cell table:formula="of:=[.T261]-[.T$1]/400" office:value-type="float" office:value="0.0606502175000007">
            <text:p>0.060650</text:p>
          </table:table-cell>
          <table:table-cell table:formula="of:=[.U261]-[.U$1]/400" office:value-type="float" office:value="0.0606502175000007">
            <text:p>0.060650</text:p>
          </table:table-cell>
          <table:table-cell table:formula="of:=[.V261]-[.V$1]/400" office:value-type="float" office:value="0">
            <text:p>0.000000</text:p>
          </table:table-cell>
          <table:table-cell table:formula="of:=[.W261]-[.W$1]/400" office:value-type="float" office:value="-0.181950652499996">
            <text:p>-0.181951</text:p>
          </table:table-cell>
          <table:table-cell table:formula="of:=[.X261]-[.X$1]/400" office:value-type="float" office:value="0">
            <text:p>0.000000</text:p>
          </table:table-cell>
          <table:table-cell table:formula="of:=[.Y261]-[.Y$1]/400" office:value-type="float" office:value="0">
            <text:p>0.000000</text:p>
          </table:table-cell>
          <table:table-cell table:formula="of:=[.Z261]-[.Z$1]/400" office:value-type="float" office:value="0">
            <text:p>0.000000</text:p>
          </table:table-cell>
          <table:table-cell table:formula="of:=[.AA261]-[.AA$1]/400" office:value-type="float" office:value="0">
            <text:p>0.000000</text:p>
          </table:table-cell>
          <table:table-cell table:formula="of:=[.AB261]-[.AB$1]/400" office:value-type="float" office:value="0">
            <text:p>0.000000</text:p>
          </table:table-cell>
          <table:table-cell table:formula="of:=[.AC261]-[.AC$1]/400" office:value-type="float" office:value="0">
            <text:p>0.000000</text:p>
          </table:table-cell>
          <table:table-cell table:formula="of:=[.AD261]-[.AD$1]/400" office:value-type="float" office:value="0">
            <text:p>0.000000</text:p>
          </table:table-cell>
        </table:table-row>
        <table:table-row table:style-name="ro1">
          <table:table-cell table:formula="of:=[.A262]-[.A$1]/400" office:value-type="float" office:value="0">
            <text:p>0.000000</text:p>
          </table:table-cell>
          <table:table-cell table:formula="of:=[.B262]-[.B$1]/400" office:value-type="float" office:value="0">
            <text:p>0.000000</text:p>
          </table:table-cell>
          <table:table-cell table:formula="of:=[.C262]-[.C$1]/400" office:value-type="float" office:value="-0.131186594999997">
            <text:p>-0.131187</text:p>
          </table:table-cell>
          <table:table-cell table:formula="of:=[.D262]-[.D$1]/400" office:value-type="float" office:value="0.262373189999995">
            <text:p>0.262373</text:p>
          </table:table-cell>
          <table:table-cell table:formula="of:=[.E262]-[.E$1]/400" office:value-type="float" office:value="-0.131186594999997">
            <text:p>-0.131187</text:p>
          </table:table-cell>
          <table:table-cell table:formula="of:=[.F262]-[.F$1]/400" office:value-type="float" office:value="0">
            <text:p>0.000000</text:p>
          </table:table-cell>
          <table:table-cell table:formula="of:=[.G262]-[.G$1]/400" office:value-type="float" office:value="0">
            <text:p>0.000000</text:p>
          </table:table-cell>
          <table:table-cell table:formula="of:=[.H262]-[.H$1]/400" office:value-type="float" office:value="0">
            <text:p>0.000000</text:p>
          </table:table-cell>
          <table:table-cell table:formula="of:=[.I262]-[.I$1]/400" office:value-type="float" office:value="-0.131186594999997">
            <text:p>-0.131187</text:p>
          </table:table-cell>
          <table:table-cell table:formula="of:=[.J262]-[.J$1]/400" office:value-type="float" office:value="0.262373189999995">
            <text:p>0.262373</text:p>
          </table:table-cell>
          <table:table-cell table:formula="of:=[.K262]-[.K$1]/400" office:value-type="float" office:value="-0.131186594999997">
            <text:p>-0.131187</text:p>
          </table:table-cell>
          <table:table-cell table:formula="of:=[.L262]-[.L$1]/400" office:value-type="float" office:value="0">
            <text:p>0.000000</text:p>
          </table:table-cell>
          <table:table-cell table:formula="of:=[.M262]-[.M$1]/400" office:value-type="float" office:value="0.0602138850000007">
            <text:p>0.060214</text:p>
          </table:table-cell>
          <table:table-cell table:formula="of:=[.N262]-[.N$1]/400" office:value-type="float" office:value="-0.0602138850000007">
            <text:p>-0.060214</text:p>
          </table:table-cell>
          <table:table-cell table:formula="of:=[.O262]-[.O$1]/400" office:value-type="float" office:value="0">
            <text:p>0.000000</text:p>
          </table:table-cell>
          <table:table-cell table:formula="of:=[.P262]-[.P$1]/400" office:value-type="float" office:value="-0.180641654999996">
            <text:p>-0.180642</text:p>
          </table:table-cell>
          <table:table-cell table:formula="of:=[.Q262]-[.Q$1]/400" office:value-type="float" office:value="0">
            <text:p>0.000000</text:p>
          </table:table-cell>
          <table:table-cell table:formula="of:=[.R262]-[.R$1]/400" office:value-type="float" office:value="0">
            <text:p>0.000000</text:p>
          </table:table-cell>
          <table:table-cell table:formula="of:=[.S262]-[.S$1]/400" office:value-type="float" office:value="0">
            <text:p>0.000000</text:p>
          </table:table-cell>
          <table:table-cell table:formula="of:=[.T262]-[.T$1]/400" office:value-type="float" office:value="0.0602138850000007">
            <text:p>0.060214</text:p>
          </table:table-cell>
          <table:table-cell table:formula="of:=[.U262]-[.U$1]/400" office:value-type="float" office:value="0.0602138850000007">
            <text:p>0.060214</text:p>
          </table:table-cell>
          <table:table-cell table:formula="of:=[.V262]-[.V$1]/400" office:value-type="float" office:value="0">
            <text:p>0.000000</text:p>
          </table:table-cell>
          <table:table-cell table:formula="of:=[.W262]-[.W$1]/400" office:value-type="float" office:value="-0.180641654999996">
            <text:p>-0.180642</text:p>
          </table:table-cell>
          <table:table-cell table:formula="of:=[.X262]-[.X$1]/400" office:value-type="float" office:value="0">
            <text:p>0.000000</text:p>
          </table:table-cell>
          <table:table-cell table:formula="of:=[.Y262]-[.Y$1]/400" office:value-type="float" office:value="0">
            <text:p>0.000000</text:p>
          </table:table-cell>
          <table:table-cell table:formula="of:=[.Z262]-[.Z$1]/400" office:value-type="float" office:value="0">
            <text:p>0.000000</text:p>
          </table:table-cell>
          <table:table-cell table:formula="of:=[.AA262]-[.AA$1]/400" office:value-type="float" office:value="0">
            <text:p>0.000000</text:p>
          </table:table-cell>
          <table:table-cell table:formula="of:=[.AB262]-[.AB$1]/400" office:value-type="float" office:value="0">
            <text:p>0.000000</text:p>
          </table:table-cell>
          <table:table-cell table:formula="of:=[.AC262]-[.AC$1]/400" office:value-type="float" office:value="0">
            <text:p>0.000000</text:p>
          </table:table-cell>
          <table:table-cell table:formula="of:=[.AD262]-[.AD$1]/400" office:value-type="float" office:value="0">
            <text:p>0.000000</text:p>
          </table:table-cell>
        </table:table-row>
        <table:table-row table:style-name="ro1">
          <table:table-cell table:formula="of:=[.A263]-[.A$1]/400" office:value-type="float" office:value="0">
            <text:p>0.000000</text:p>
          </table:table-cell>
          <table:table-cell table:formula="of:=[.B263]-[.B$1]/400" office:value-type="float" office:value="0">
            <text:p>0.000000</text:p>
          </table:table-cell>
          <table:table-cell table:formula="of:=[.C263]-[.C$1]/400" office:value-type="float" office:value="-0.130235967499997">
            <text:p>-0.130236</text:p>
          </table:table-cell>
          <table:table-cell table:formula="of:=[.D263]-[.D$1]/400" office:value-type="float" office:value="0.260471934999995">
            <text:p>0.260472</text:p>
          </table:table-cell>
          <table:table-cell table:formula="of:=[.E263]-[.E$1]/400" office:value-type="float" office:value="-0.130235967499997">
            <text:p>-0.130236</text:p>
          </table:table-cell>
          <table:table-cell table:formula="of:=[.F263]-[.F$1]/400" office:value-type="float" office:value="0">
            <text:p>0.000000</text:p>
          </table:table-cell>
          <table:table-cell table:formula="of:=[.G263]-[.G$1]/400" office:value-type="float" office:value="0">
            <text:p>0.000000</text:p>
          </table:table-cell>
          <table:table-cell table:formula="of:=[.H263]-[.H$1]/400" office:value-type="float" office:value="0">
            <text:p>0.000000</text:p>
          </table:table-cell>
          <table:table-cell table:formula="of:=[.I263]-[.I$1]/400" office:value-type="float" office:value="-0.130235967499997">
            <text:p>-0.130236</text:p>
          </table:table-cell>
          <table:table-cell table:formula="of:=[.J263]-[.J$1]/400" office:value-type="float" office:value="0.260471934999995">
            <text:p>0.260472</text:p>
          </table:table-cell>
          <table:table-cell table:formula="of:=[.K263]-[.K$1]/400" office:value-type="float" office:value="-0.130235967499997">
            <text:p>-0.130236</text:p>
          </table:table-cell>
          <table:table-cell table:formula="of:=[.L263]-[.L$1]/400" office:value-type="float" office:value="0">
            <text:p>0.000000</text:p>
          </table:table-cell>
          <table:table-cell table:formula="of:=[.M263]-[.M$1]/400" office:value-type="float" office:value="0.0597775525000007">
            <text:p>0.059778</text:p>
          </table:table-cell>
          <table:table-cell table:formula="of:=[.N263]-[.N$1]/400" office:value-type="float" office:value="-0.0597775525000007">
            <text:p>-0.059778</text:p>
          </table:table-cell>
          <table:table-cell table:formula="of:=[.O263]-[.O$1]/400" office:value-type="float" office:value="0">
            <text:p>0.000000</text:p>
          </table:table-cell>
          <table:table-cell table:formula="of:=[.P263]-[.P$1]/400" office:value-type="float" office:value="-0.179332657499996">
            <text:p>-0.179333</text:p>
          </table:table-cell>
          <table:table-cell table:formula="of:=[.Q263]-[.Q$1]/400" office:value-type="float" office:value="0">
            <text:p>0.000000</text:p>
          </table:table-cell>
          <table:table-cell table:formula="of:=[.R263]-[.R$1]/400" office:value-type="float" office:value="0">
            <text:p>0.000000</text:p>
          </table:table-cell>
          <table:table-cell table:formula="of:=[.S263]-[.S$1]/400" office:value-type="float" office:value="0">
            <text:p>0.000000</text:p>
          </table:table-cell>
          <table:table-cell table:formula="of:=[.T263]-[.T$1]/400" office:value-type="float" office:value="0.0597775525000007">
            <text:p>0.059778</text:p>
          </table:table-cell>
          <table:table-cell table:formula="of:=[.U263]-[.U$1]/400" office:value-type="float" office:value="0.0597775525000007">
            <text:p>0.059778</text:p>
          </table:table-cell>
          <table:table-cell table:formula="of:=[.V263]-[.V$1]/400" office:value-type="float" office:value="0">
            <text:p>0.000000</text:p>
          </table:table-cell>
          <table:table-cell table:formula="of:=[.W263]-[.W$1]/400" office:value-type="float" office:value="-0.179332657499996">
            <text:p>-0.179333</text:p>
          </table:table-cell>
          <table:table-cell table:formula="of:=[.X263]-[.X$1]/400" office:value-type="float" office:value="0">
            <text:p>0.000000</text:p>
          </table:table-cell>
          <table:table-cell table:formula="of:=[.Y263]-[.Y$1]/400" office:value-type="float" office:value="0">
            <text:p>0.000000</text:p>
          </table:table-cell>
          <table:table-cell table:formula="of:=[.Z263]-[.Z$1]/400" office:value-type="float" office:value="0">
            <text:p>0.000000</text:p>
          </table:table-cell>
          <table:table-cell table:formula="of:=[.AA263]-[.AA$1]/400" office:value-type="float" office:value="0">
            <text:p>0.000000</text:p>
          </table:table-cell>
          <table:table-cell table:formula="of:=[.AB263]-[.AB$1]/400" office:value-type="float" office:value="0">
            <text:p>0.000000</text:p>
          </table:table-cell>
          <table:table-cell table:formula="of:=[.AC263]-[.AC$1]/400" office:value-type="float" office:value="0">
            <text:p>0.000000</text:p>
          </table:table-cell>
          <table:table-cell table:formula="of:=[.AD263]-[.AD$1]/400" office:value-type="float" office:value="0">
            <text:p>0.000000</text:p>
          </table:table-cell>
        </table:table-row>
        <table:table-row table:style-name="ro1">
          <table:table-cell table:formula="of:=[.A264]-[.A$1]/400" office:value-type="float" office:value="0">
            <text:p>0.000000</text:p>
          </table:table-cell>
          <table:table-cell table:formula="of:=[.B264]-[.B$1]/400" office:value-type="float" office:value="0">
            <text:p>0.000000</text:p>
          </table:table-cell>
          <table:table-cell table:formula="of:=[.C264]-[.C$1]/400" office:value-type="float" office:value="-0.129285339999997">
            <text:p>-0.129285</text:p>
          </table:table-cell>
          <table:table-cell table:formula="of:=[.D264]-[.D$1]/400" office:value-type="float" office:value="0.258570679999995">
            <text:p>0.258571</text:p>
          </table:table-cell>
          <table:table-cell table:formula="of:=[.E264]-[.E$1]/400" office:value-type="float" office:value="-0.129285339999997">
            <text:p>-0.129285</text:p>
          </table:table-cell>
          <table:table-cell table:formula="of:=[.F264]-[.F$1]/400" office:value-type="float" office:value="0">
            <text:p>0.000000</text:p>
          </table:table-cell>
          <table:table-cell table:formula="of:=[.G264]-[.G$1]/400" office:value-type="float" office:value="0">
            <text:p>0.000000</text:p>
          </table:table-cell>
          <table:table-cell table:formula="of:=[.H264]-[.H$1]/400" office:value-type="float" office:value="0">
            <text:p>0.000000</text:p>
          </table:table-cell>
          <table:table-cell table:formula="of:=[.I264]-[.I$1]/400" office:value-type="float" office:value="-0.129285339999997">
            <text:p>-0.129285</text:p>
          </table:table-cell>
          <table:table-cell table:formula="of:=[.J264]-[.J$1]/400" office:value-type="float" office:value="0.258570679999995">
            <text:p>0.258571</text:p>
          </table:table-cell>
          <table:table-cell table:formula="of:=[.K264]-[.K$1]/400" office:value-type="float" office:value="-0.129285339999997">
            <text:p>-0.129285</text:p>
          </table:table-cell>
          <table:table-cell table:formula="of:=[.L264]-[.L$1]/400" office:value-type="float" office:value="0">
            <text:p>0.000000</text:p>
          </table:table-cell>
          <table:table-cell table:formula="of:=[.M264]-[.M$1]/400" office:value-type="float" office:value="0.0593412200000007">
            <text:p>0.059341</text:p>
          </table:table-cell>
          <table:table-cell table:formula="of:=[.N264]-[.N$1]/400" office:value-type="float" office:value="-0.0593412200000007">
            <text:p>-0.059341</text:p>
          </table:table-cell>
          <table:table-cell table:formula="of:=[.O264]-[.O$1]/400" office:value-type="float" office:value="0">
            <text:p>0.000000</text:p>
          </table:table-cell>
          <table:table-cell table:formula="of:=[.P264]-[.P$1]/400" office:value-type="float" office:value="-0.178023659999996">
            <text:p>-0.178024</text:p>
          </table:table-cell>
          <table:table-cell table:formula="of:=[.Q264]-[.Q$1]/400" office:value-type="float" office:value="0">
            <text:p>0.000000</text:p>
          </table:table-cell>
          <table:table-cell table:formula="of:=[.R264]-[.R$1]/400" office:value-type="float" office:value="0">
            <text:p>0.000000</text:p>
          </table:table-cell>
          <table:table-cell table:formula="of:=[.S264]-[.S$1]/400" office:value-type="float" office:value="0">
            <text:p>0.000000</text:p>
          </table:table-cell>
          <table:table-cell table:formula="of:=[.T264]-[.T$1]/400" office:value-type="float" office:value="0.0593412200000007">
            <text:p>0.059341</text:p>
          </table:table-cell>
          <table:table-cell table:formula="of:=[.U264]-[.U$1]/400" office:value-type="float" office:value="0.0593412200000007">
            <text:p>0.059341</text:p>
          </table:table-cell>
          <table:table-cell table:formula="of:=[.V264]-[.V$1]/400" office:value-type="float" office:value="0">
            <text:p>0.000000</text:p>
          </table:table-cell>
          <table:table-cell table:formula="of:=[.W264]-[.W$1]/400" office:value-type="float" office:value="-0.178023659999996">
            <text:p>-0.178024</text:p>
          </table:table-cell>
          <table:table-cell table:formula="of:=[.X264]-[.X$1]/400" office:value-type="float" office:value="0">
            <text:p>0.000000</text:p>
          </table:table-cell>
          <table:table-cell table:formula="of:=[.Y264]-[.Y$1]/400" office:value-type="float" office:value="0">
            <text:p>0.000000</text:p>
          </table:table-cell>
          <table:table-cell table:formula="of:=[.Z264]-[.Z$1]/400" office:value-type="float" office:value="0">
            <text:p>0.000000</text:p>
          </table:table-cell>
          <table:table-cell table:formula="of:=[.AA264]-[.AA$1]/400" office:value-type="float" office:value="0">
            <text:p>0.000000</text:p>
          </table:table-cell>
          <table:table-cell table:formula="of:=[.AB264]-[.AB$1]/400" office:value-type="float" office:value="0">
            <text:p>0.000000</text:p>
          </table:table-cell>
          <table:table-cell table:formula="of:=[.AC264]-[.AC$1]/400" office:value-type="float" office:value="0">
            <text:p>0.000000</text:p>
          </table:table-cell>
          <table:table-cell table:formula="of:=[.AD264]-[.AD$1]/400" office:value-type="float" office:value="0">
            <text:p>0.000000</text:p>
          </table:table-cell>
        </table:table-row>
        <table:table-row table:style-name="ro1">
          <table:table-cell table:formula="of:=[.A265]-[.A$1]/400" office:value-type="float" office:value="0">
            <text:p>0.000000</text:p>
          </table:table-cell>
          <table:table-cell table:formula="of:=[.B265]-[.B$1]/400" office:value-type="float" office:value="0">
            <text:p>0.000000</text:p>
          </table:table-cell>
          <table:table-cell table:formula="of:=[.C265]-[.C$1]/400" office:value-type="float" office:value="-0.128334712499997">
            <text:p>-0.128335</text:p>
          </table:table-cell>
          <table:table-cell table:formula="of:=[.D265]-[.D$1]/400" office:value-type="float" office:value="0.256669424999995">
            <text:p>0.256669</text:p>
          </table:table-cell>
          <table:table-cell table:formula="of:=[.E265]-[.E$1]/400" office:value-type="float" office:value="-0.128334712499997">
            <text:p>-0.128335</text:p>
          </table:table-cell>
          <table:table-cell table:formula="of:=[.F265]-[.F$1]/400" office:value-type="float" office:value="0">
            <text:p>0.000000</text:p>
          </table:table-cell>
          <table:table-cell table:formula="of:=[.G265]-[.G$1]/400" office:value-type="float" office:value="0">
            <text:p>0.000000</text:p>
          </table:table-cell>
          <table:table-cell table:formula="of:=[.H265]-[.H$1]/400" office:value-type="float" office:value="0">
            <text:p>0.000000</text:p>
          </table:table-cell>
          <table:table-cell table:formula="of:=[.I265]-[.I$1]/400" office:value-type="float" office:value="-0.128334712499997">
            <text:p>-0.128335</text:p>
          </table:table-cell>
          <table:table-cell table:formula="of:=[.J265]-[.J$1]/400" office:value-type="float" office:value="0.256669424999995">
            <text:p>0.256669</text:p>
          </table:table-cell>
          <table:table-cell table:formula="of:=[.K265]-[.K$1]/400" office:value-type="float" office:value="-0.128334712499997">
            <text:p>-0.128335</text:p>
          </table:table-cell>
          <table:table-cell table:formula="of:=[.L265]-[.L$1]/400" office:value-type="float" office:value="0">
            <text:p>0.000000</text:p>
          </table:table-cell>
          <table:table-cell table:formula="of:=[.M265]-[.M$1]/400" office:value-type="float" office:value="0.0589048875000007">
            <text:p>0.058905</text:p>
          </table:table-cell>
          <table:table-cell table:formula="of:=[.N265]-[.N$1]/400" office:value-type="float" office:value="-0.0589048875000007">
            <text:p>-0.058905</text:p>
          </table:table-cell>
          <table:table-cell table:formula="of:=[.O265]-[.O$1]/400" office:value-type="float" office:value="0">
            <text:p>0.000000</text:p>
          </table:table-cell>
          <table:table-cell table:formula="of:=[.P265]-[.P$1]/400" office:value-type="float" office:value="-0.176714662499996">
            <text:p>-0.176715</text:p>
          </table:table-cell>
          <table:table-cell table:formula="of:=[.Q265]-[.Q$1]/400" office:value-type="float" office:value="0">
            <text:p>0.000000</text:p>
          </table:table-cell>
          <table:table-cell table:formula="of:=[.R265]-[.R$1]/400" office:value-type="float" office:value="0">
            <text:p>0.000000</text:p>
          </table:table-cell>
          <table:table-cell table:formula="of:=[.S265]-[.S$1]/400" office:value-type="float" office:value="0">
            <text:p>0.000000</text:p>
          </table:table-cell>
          <table:table-cell table:formula="of:=[.T265]-[.T$1]/400" office:value-type="float" office:value="0.0589048875000007">
            <text:p>0.058905</text:p>
          </table:table-cell>
          <table:table-cell table:formula="of:=[.U265]-[.U$1]/400" office:value-type="float" office:value="0.0589048875000007">
            <text:p>0.058905</text:p>
          </table:table-cell>
          <table:table-cell table:formula="of:=[.V265]-[.V$1]/400" office:value-type="float" office:value="0">
            <text:p>0.000000</text:p>
          </table:table-cell>
          <table:table-cell table:formula="of:=[.W265]-[.W$1]/400" office:value-type="float" office:value="-0.176714662499996">
            <text:p>-0.176715</text:p>
          </table:table-cell>
          <table:table-cell table:formula="of:=[.X265]-[.X$1]/400" office:value-type="float" office:value="0">
            <text:p>0.000000</text:p>
          </table:table-cell>
          <table:table-cell table:formula="of:=[.Y265]-[.Y$1]/400" office:value-type="float" office:value="0">
            <text:p>0.000000</text:p>
          </table:table-cell>
          <table:table-cell table:formula="of:=[.Z265]-[.Z$1]/400" office:value-type="float" office:value="0">
            <text:p>0.000000</text:p>
          </table:table-cell>
          <table:table-cell table:formula="of:=[.AA265]-[.AA$1]/400" office:value-type="float" office:value="0">
            <text:p>0.000000</text:p>
          </table:table-cell>
          <table:table-cell table:formula="of:=[.AB265]-[.AB$1]/400" office:value-type="float" office:value="0">
            <text:p>0.000000</text:p>
          </table:table-cell>
          <table:table-cell table:formula="of:=[.AC265]-[.AC$1]/400" office:value-type="float" office:value="0">
            <text:p>0.000000</text:p>
          </table:table-cell>
          <table:table-cell table:formula="of:=[.AD265]-[.AD$1]/400" office:value-type="float" office:value="0">
            <text:p>0.000000</text:p>
          </table:table-cell>
        </table:table-row>
        <table:table-row table:style-name="ro1">
          <table:table-cell table:formula="of:=[.A266]-[.A$1]/400" office:value-type="float" office:value="0">
            <text:p>0.000000</text:p>
          </table:table-cell>
          <table:table-cell table:formula="of:=[.B266]-[.B$1]/400" office:value-type="float" office:value="0">
            <text:p>0.000000</text:p>
          </table:table-cell>
          <table:table-cell table:formula="of:=[.C266]-[.C$1]/400" office:value-type="float" office:value="-0.127384084999997">
            <text:p>-0.127384</text:p>
          </table:table-cell>
          <table:table-cell table:formula="of:=[.D266]-[.D$1]/400" office:value-type="float" office:value="0.254768169999995">
            <text:p>0.254768</text:p>
          </table:table-cell>
          <table:table-cell table:formula="of:=[.E266]-[.E$1]/400" office:value-type="float" office:value="-0.127384084999997">
            <text:p>-0.127384</text:p>
          </table:table-cell>
          <table:table-cell table:formula="of:=[.F266]-[.F$1]/400" office:value-type="float" office:value="0">
            <text:p>0.000000</text:p>
          </table:table-cell>
          <table:table-cell table:formula="of:=[.G266]-[.G$1]/400" office:value-type="float" office:value="0">
            <text:p>0.000000</text:p>
          </table:table-cell>
          <table:table-cell table:formula="of:=[.H266]-[.H$1]/400" office:value-type="float" office:value="0">
            <text:p>0.000000</text:p>
          </table:table-cell>
          <table:table-cell table:formula="of:=[.I266]-[.I$1]/400" office:value-type="float" office:value="-0.127384084999997">
            <text:p>-0.127384</text:p>
          </table:table-cell>
          <table:table-cell table:formula="of:=[.J266]-[.J$1]/400" office:value-type="float" office:value="0.254768169999995">
            <text:p>0.254768</text:p>
          </table:table-cell>
          <table:table-cell table:formula="of:=[.K266]-[.K$1]/400" office:value-type="float" office:value="-0.127384084999997">
            <text:p>-0.127384</text:p>
          </table:table-cell>
          <table:table-cell table:formula="of:=[.L266]-[.L$1]/400" office:value-type="float" office:value="0">
            <text:p>0.000000</text:p>
          </table:table-cell>
          <table:table-cell table:formula="of:=[.M266]-[.M$1]/400" office:value-type="float" office:value="0.0584685550000007">
            <text:p>0.058469</text:p>
          </table:table-cell>
          <table:table-cell table:formula="of:=[.N266]-[.N$1]/400" office:value-type="float" office:value="-0.0584685550000007">
            <text:p>-0.058469</text:p>
          </table:table-cell>
          <table:table-cell table:formula="of:=[.O266]-[.O$1]/400" office:value-type="float" office:value="0">
            <text:p>0.000000</text:p>
          </table:table-cell>
          <table:table-cell table:formula="of:=[.P266]-[.P$1]/400" office:value-type="float" office:value="-0.175405664999996">
            <text:p>-0.175406</text:p>
          </table:table-cell>
          <table:table-cell table:formula="of:=[.Q266]-[.Q$1]/400" office:value-type="float" office:value="0">
            <text:p>0.000000</text:p>
          </table:table-cell>
          <table:table-cell table:formula="of:=[.R266]-[.R$1]/400" office:value-type="float" office:value="0">
            <text:p>0.000000</text:p>
          </table:table-cell>
          <table:table-cell table:formula="of:=[.S266]-[.S$1]/400" office:value-type="float" office:value="0">
            <text:p>0.000000</text:p>
          </table:table-cell>
          <table:table-cell table:formula="of:=[.T266]-[.T$1]/400" office:value-type="float" office:value="0.0584685550000007">
            <text:p>0.058469</text:p>
          </table:table-cell>
          <table:table-cell table:formula="of:=[.U266]-[.U$1]/400" office:value-type="float" office:value="0.0584685550000007">
            <text:p>0.058469</text:p>
          </table:table-cell>
          <table:table-cell table:formula="of:=[.V266]-[.V$1]/400" office:value-type="float" office:value="0">
            <text:p>0.000000</text:p>
          </table:table-cell>
          <table:table-cell table:formula="of:=[.W266]-[.W$1]/400" office:value-type="float" office:value="-0.175405664999996">
            <text:p>-0.175406</text:p>
          </table:table-cell>
          <table:table-cell table:formula="of:=[.X266]-[.X$1]/400" office:value-type="float" office:value="0">
            <text:p>0.000000</text:p>
          </table:table-cell>
          <table:table-cell table:formula="of:=[.Y266]-[.Y$1]/400" office:value-type="float" office:value="0">
            <text:p>0.000000</text:p>
          </table:table-cell>
          <table:table-cell table:formula="of:=[.Z266]-[.Z$1]/400" office:value-type="float" office:value="0">
            <text:p>0.000000</text:p>
          </table:table-cell>
          <table:table-cell table:formula="of:=[.AA266]-[.AA$1]/400" office:value-type="float" office:value="0">
            <text:p>0.000000</text:p>
          </table:table-cell>
          <table:table-cell table:formula="of:=[.AB266]-[.AB$1]/400" office:value-type="float" office:value="0">
            <text:p>0.000000</text:p>
          </table:table-cell>
          <table:table-cell table:formula="of:=[.AC266]-[.AC$1]/400" office:value-type="float" office:value="0">
            <text:p>0.000000</text:p>
          </table:table-cell>
          <table:table-cell table:formula="of:=[.AD266]-[.AD$1]/400" office:value-type="float" office:value="0">
            <text:p>0.000000</text:p>
          </table:table-cell>
        </table:table-row>
        <table:table-row table:style-name="ro1">
          <table:table-cell table:formula="of:=[.A267]-[.A$1]/400" office:value-type="float" office:value="0">
            <text:p>0.000000</text:p>
          </table:table-cell>
          <table:table-cell table:formula="of:=[.B267]-[.B$1]/400" office:value-type="float" office:value="0">
            <text:p>0.000000</text:p>
          </table:table-cell>
          <table:table-cell table:formula="of:=[.C267]-[.C$1]/400" office:value-type="float" office:value="-0.126433457499997">
            <text:p>-0.126433</text:p>
          </table:table-cell>
          <table:table-cell table:formula="of:=[.D267]-[.D$1]/400" office:value-type="float" office:value="0.252866914999995">
            <text:p>0.252867</text:p>
          </table:table-cell>
          <table:table-cell table:formula="of:=[.E267]-[.E$1]/400" office:value-type="float" office:value="-0.126433457499997">
            <text:p>-0.126433</text:p>
          </table:table-cell>
          <table:table-cell table:formula="of:=[.F267]-[.F$1]/400" office:value-type="float" office:value="0">
            <text:p>0.000000</text:p>
          </table:table-cell>
          <table:table-cell table:formula="of:=[.G267]-[.G$1]/400" office:value-type="float" office:value="0">
            <text:p>0.000000</text:p>
          </table:table-cell>
          <table:table-cell table:formula="of:=[.H267]-[.H$1]/400" office:value-type="float" office:value="0">
            <text:p>0.000000</text:p>
          </table:table-cell>
          <table:table-cell table:formula="of:=[.I267]-[.I$1]/400" office:value-type="float" office:value="-0.126433457499997">
            <text:p>-0.126433</text:p>
          </table:table-cell>
          <table:table-cell table:formula="of:=[.J267]-[.J$1]/400" office:value-type="float" office:value="0.252866914999995">
            <text:p>0.252867</text:p>
          </table:table-cell>
          <table:table-cell table:formula="of:=[.K267]-[.K$1]/400" office:value-type="float" office:value="-0.126433457499997">
            <text:p>-0.126433</text:p>
          </table:table-cell>
          <table:table-cell table:formula="of:=[.L267]-[.L$1]/400" office:value-type="float" office:value="0">
            <text:p>0.000000</text:p>
          </table:table-cell>
          <table:table-cell table:formula="of:=[.M267]-[.M$1]/400" office:value-type="float" office:value="0.0580322225000007">
            <text:p>0.058032</text:p>
          </table:table-cell>
          <table:table-cell table:formula="of:=[.N267]-[.N$1]/400" office:value-type="float" office:value="-0.0580322225000007">
            <text:p>-0.058032</text:p>
          </table:table-cell>
          <table:table-cell table:formula="of:=[.O267]-[.O$1]/400" office:value-type="float" office:value="0">
            <text:p>0.000000</text:p>
          </table:table-cell>
          <table:table-cell table:formula="of:=[.P267]-[.P$1]/400" office:value-type="float" office:value="-0.174096667499996">
            <text:p>-0.174097</text:p>
          </table:table-cell>
          <table:table-cell table:formula="of:=[.Q267]-[.Q$1]/400" office:value-type="float" office:value="0">
            <text:p>0.000000</text:p>
          </table:table-cell>
          <table:table-cell table:formula="of:=[.R267]-[.R$1]/400" office:value-type="float" office:value="0">
            <text:p>0.000000</text:p>
          </table:table-cell>
          <table:table-cell table:formula="of:=[.S267]-[.S$1]/400" office:value-type="float" office:value="0">
            <text:p>0.000000</text:p>
          </table:table-cell>
          <table:table-cell table:formula="of:=[.T267]-[.T$1]/400" office:value-type="float" office:value="0.0580322225000007">
            <text:p>0.058032</text:p>
          </table:table-cell>
          <table:table-cell table:formula="of:=[.U267]-[.U$1]/400" office:value-type="float" office:value="0.0580322225000007">
            <text:p>0.058032</text:p>
          </table:table-cell>
          <table:table-cell table:formula="of:=[.V267]-[.V$1]/400" office:value-type="float" office:value="0">
            <text:p>0.000000</text:p>
          </table:table-cell>
          <table:table-cell table:formula="of:=[.W267]-[.W$1]/400" office:value-type="float" office:value="-0.174096667499996">
            <text:p>-0.174097</text:p>
          </table:table-cell>
          <table:table-cell table:formula="of:=[.X267]-[.X$1]/400" office:value-type="float" office:value="0">
            <text:p>0.000000</text:p>
          </table:table-cell>
          <table:table-cell table:formula="of:=[.Y267]-[.Y$1]/400" office:value-type="float" office:value="0">
            <text:p>0.000000</text:p>
          </table:table-cell>
          <table:table-cell table:formula="of:=[.Z267]-[.Z$1]/400" office:value-type="float" office:value="0">
            <text:p>0.000000</text:p>
          </table:table-cell>
          <table:table-cell table:formula="of:=[.AA267]-[.AA$1]/400" office:value-type="float" office:value="0">
            <text:p>0.000000</text:p>
          </table:table-cell>
          <table:table-cell table:formula="of:=[.AB267]-[.AB$1]/400" office:value-type="float" office:value="0">
            <text:p>0.000000</text:p>
          </table:table-cell>
          <table:table-cell table:formula="of:=[.AC267]-[.AC$1]/400" office:value-type="float" office:value="0">
            <text:p>0.000000</text:p>
          </table:table-cell>
          <table:table-cell table:formula="of:=[.AD267]-[.AD$1]/400" office:value-type="float" office:value="0">
            <text:p>0.000000</text:p>
          </table:table-cell>
        </table:table-row>
        <table:table-row table:style-name="ro1">
          <table:table-cell table:formula="of:=[.A268]-[.A$1]/400" office:value-type="float" office:value="0">
            <text:p>0.000000</text:p>
          </table:table-cell>
          <table:table-cell table:formula="of:=[.B268]-[.B$1]/400" office:value-type="float" office:value="0">
            <text:p>0.000000</text:p>
          </table:table-cell>
          <table:table-cell table:formula="of:=[.C268]-[.C$1]/400" office:value-type="float" office:value="-0.125482829999997">
            <text:p>-0.125483</text:p>
          </table:table-cell>
          <table:table-cell table:formula="of:=[.D268]-[.D$1]/400" office:value-type="float" office:value="0.250965659999995">
            <text:p>0.250966</text:p>
          </table:table-cell>
          <table:table-cell table:formula="of:=[.E268]-[.E$1]/400" office:value-type="float" office:value="-0.125482829999997">
            <text:p>-0.125483</text:p>
          </table:table-cell>
          <table:table-cell table:formula="of:=[.F268]-[.F$1]/400" office:value-type="float" office:value="0">
            <text:p>0.000000</text:p>
          </table:table-cell>
          <table:table-cell table:formula="of:=[.G268]-[.G$1]/400" office:value-type="float" office:value="0">
            <text:p>0.000000</text:p>
          </table:table-cell>
          <table:table-cell table:formula="of:=[.H268]-[.H$1]/400" office:value-type="float" office:value="0">
            <text:p>0.000000</text:p>
          </table:table-cell>
          <table:table-cell table:formula="of:=[.I268]-[.I$1]/400" office:value-type="float" office:value="-0.125482829999997">
            <text:p>-0.125483</text:p>
          </table:table-cell>
          <table:table-cell table:formula="of:=[.J268]-[.J$1]/400" office:value-type="float" office:value="0.250965659999995">
            <text:p>0.250966</text:p>
          </table:table-cell>
          <table:table-cell table:formula="of:=[.K268]-[.K$1]/400" office:value-type="float" office:value="-0.125482829999997">
            <text:p>-0.125483</text:p>
          </table:table-cell>
          <table:table-cell table:formula="of:=[.L268]-[.L$1]/400" office:value-type="float" office:value="0">
            <text:p>0.000000</text:p>
          </table:table-cell>
          <table:table-cell table:formula="of:=[.M268]-[.M$1]/400" office:value-type="float" office:value="0.0575958900000007">
            <text:p>0.057596</text:p>
          </table:table-cell>
          <table:table-cell table:formula="of:=[.N268]-[.N$1]/400" office:value-type="float" office:value="-0.0575958900000007">
            <text:p>-0.057596</text:p>
          </table:table-cell>
          <table:table-cell table:formula="of:=[.O268]-[.O$1]/400" office:value-type="float" office:value="0">
            <text:p>0.000000</text:p>
          </table:table-cell>
          <table:table-cell table:formula="of:=[.P268]-[.P$1]/400" office:value-type="float" office:value="-0.172787669999996">
            <text:p>-0.172788</text:p>
          </table:table-cell>
          <table:table-cell table:formula="of:=[.Q268]-[.Q$1]/400" office:value-type="float" office:value="0">
            <text:p>0.000000</text:p>
          </table:table-cell>
          <table:table-cell table:formula="of:=[.R268]-[.R$1]/400" office:value-type="float" office:value="0">
            <text:p>0.000000</text:p>
          </table:table-cell>
          <table:table-cell table:formula="of:=[.S268]-[.S$1]/400" office:value-type="float" office:value="0">
            <text:p>0.000000</text:p>
          </table:table-cell>
          <table:table-cell table:formula="of:=[.T268]-[.T$1]/400" office:value-type="float" office:value="0.0575958900000007">
            <text:p>0.057596</text:p>
          </table:table-cell>
          <table:table-cell table:formula="of:=[.U268]-[.U$1]/400" office:value-type="float" office:value="0.0575958900000007">
            <text:p>0.057596</text:p>
          </table:table-cell>
          <table:table-cell table:formula="of:=[.V268]-[.V$1]/400" office:value-type="float" office:value="0">
            <text:p>0.000000</text:p>
          </table:table-cell>
          <table:table-cell table:formula="of:=[.W268]-[.W$1]/400" office:value-type="float" office:value="-0.172787669999996">
            <text:p>-0.172788</text:p>
          </table:table-cell>
          <table:table-cell table:formula="of:=[.X268]-[.X$1]/400" office:value-type="float" office:value="0">
            <text:p>0.000000</text:p>
          </table:table-cell>
          <table:table-cell table:formula="of:=[.Y268]-[.Y$1]/400" office:value-type="float" office:value="0">
            <text:p>0.000000</text:p>
          </table:table-cell>
          <table:table-cell table:formula="of:=[.Z268]-[.Z$1]/400" office:value-type="float" office:value="0">
            <text:p>0.000000</text:p>
          </table:table-cell>
          <table:table-cell table:formula="of:=[.AA268]-[.AA$1]/400" office:value-type="float" office:value="0">
            <text:p>0.000000</text:p>
          </table:table-cell>
          <table:table-cell table:formula="of:=[.AB268]-[.AB$1]/400" office:value-type="float" office:value="0">
            <text:p>0.000000</text:p>
          </table:table-cell>
          <table:table-cell table:formula="of:=[.AC268]-[.AC$1]/400" office:value-type="float" office:value="0">
            <text:p>0.000000</text:p>
          </table:table-cell>
          <table:table-cell table:formula="of:=[.AD268]-[.AD$1]/400" office:value-type="float" office:value="0">
            <text:p>0.000000</text:p>
          </table:table-cell>
        </table:table-row>
        <table:table-row table:style-name="ro1">
          <table:table-cell table:formula="of:=[.A269]-[.A$1]/400" office:value-type="float" office:value="0">
            <text:p>0.000000</text:p>
          </table:table-cell>
          <table:table-cell table:formula="of:=[.B269]-[.B$1]/400" office:value-type="float" office:value="0">
            <text:p>0.000000</text:p>
          </table:table-cell>
          <table:table-cell table:formula="of:=[.C269]-[.C$1]/400" office:value-type="float" office:value="-0.124532202499997">
            <text:p>-0.124532</text:p>
          </table:table-cell>
          <table:table-cell table:formula="of:=[.D269]-[.D$1]/400" office:value-type="float" office:value="0.249064404999995">
            <text:p>0.249064</text:p>
          </table:table-cell>
          <table:table-cell table:formula="of:=[.E269]-[.E$1]/400" office:value-type="float" office:value="-0.124532202499997">
            <text:p>-0.124532</text:p>
          </table:table-cell>
          <table:table-cell table:formula="of:=[.F269]-[.F$1]/400" office:value-type="float" office:value="0">
            <text:p>0.000000</text:p>
          </table:table-cell>
          <table:table-cell table:formula="of:=[.G269]-[.G$1]/400" office:value-type="float" office:value="0">
            <text:p>0.000000</text:p>
          </table:table-cell>
          <table:table-cell table:formula="of:=[.H269]-[.H$1]/400" office:value-type="float" office:value="0">
            <text:p>0.000000</text:p>
          </table:table-cell>
          <table:table-cell table:formula="of:=[.I269]-[.I$1]/400" office:value-type="float" office:value="-0.124532202499997">
            <text:p>-0.124532</text:p>
          </table:table-cell>
          <table:table-cell table:formula="of:=[.J269]-[.J$1]/400" office:value-type="float" office:value="0.249064404999995">
            <text:p>0.249064</text:p>
          </table:table-cell>
          <table:table-cell table:formula="of:=[.K269]-[.K$1]/400" office:value-type="float" office:value="-0.124532202499997">
            <text:p>-0.124532</text:p>
          </table:table-cell>
          <table:table-cell table:formula="of:=[.L269]-[.L$1]/400" office:value-type="float" office:value="0">
            <text:p>0.000000</text:p>
          </table:table-cell>
          <table:table-cell table:formula="of:=[.M269]-[.M$1]/400" office:value-type="float" office:value="0.0571595575000007">
            <text:p>0.057160</text:p>
          </table:table-cell>
          <table:table-cell table:formula="of:=[.N269]-[.N$1]/400" office:value-type="float" office:value="-0.0571595575000007">
            <text:p>-0.057160</text:p>
          </table:table-cell>
          <table:table-cell table:formula="of:=[.O269]-[.O$1]/400" office:value-type="float" office:value="0">
            <text:p>0.000000</text:p>
          </table:table-cell>
          <table:table-cell table:formula="of:=[.P269]-[.P$1]/400" office:value-type="float" office:value="-0.171478672499996">
            <text:p>-0.171479</text:p>
          </table:table-cell>
          <table:table-cell table:formula="of:=[.Q269]-[.Q$1]/400" office:value-type="float" office:value="0">
            <text:p>0.000000</text:p>
          </table:table-cell>
          <table:table-cell table:formula="of:=[.R269]-[.R$1]/400" office:value-type="float" office:value="0">
            <text:p>0.000000</text:p>
          </table:table-cell>
          <table:table-cell table:formula="of:=[.S269]-[.S$1]/400" office:value-type="float" office:value="0">
            <text:p>0.000000</text:p>
          </table:table-cell>
          <table:table-cell table:formula="of:=[.T269]-[.T$1]/400" office:value-type="float" office:value="0.0571595575000007">
            <text:p>0.057160</text:p>
          </table:table-cell>
          <table:table-cell table:formula="of:=[.U269]-[.U$1]/400" office:value-type="float" office:value="0.0571595575000007">
            <text:p>0.057160</text:p>
          </table:table-cell>
          <table:table-cell table:formula="of:=[.V269]-[.V$1]/400" office:value-type="float" office:value="0">
            <text:p>0.000000</text:p>
          </table:table-cell>
          <table:table-cell table:formula="of:=[.W269]-[.W$1]/400" office:value-type="float" office:value="-0.171478672499996">
            <text:p>-0.171479</text:p>
          </table:table-cell>
          <table:table-cell table:formula="of:=[.X269]-[.X$1]/400" office:value-type="float" office:value="0">
            <text:p>0.000000</text:p>
          </table:table-cell>
          <table:table-cell table:formula="of:=[.Y269]-[.Y$1]/400" office:value-type="float" office:value="0">
            <text:p>0.000000</text:p>
          </table:table-cell>
          <table:table-cell table:formula="of:=[.Z269]-[.Z$1]/400" office:value-type="float" office:value="0">
            <text:p>0.000000</text:p>
          </table:table-cell>
          <table:table-cell table:formula="of:=[.AA269]-[.AA$1]/400" office:value-type="float" office:value="0">
            <text:p>0.000000</text:p>
          </table:table-cell>
          <table:table-cell table:formula="of:=[.AB269]-[.AB$1]/400" office:value-type="float" office:value="0">
            <text:p>0.000000</text:p>
          </table:table-cell>
          <table:table-cell table:formula="of:=[.AC269]-[.AC$1]/400" office:value-type="float" office:value="0">
            <text:p>0.000000</text:p>
          </table:table-cell>
          <table:table-cell table:formula="of:=[.AD269]-[.AD$1]/400" office:value-type="float" office:value="0">
            <text:p>0.000000</text:p>
          </table:table-cell>
        </table:table-row>
        <table:table-row table:style-name="ro1">
          <table:table-cell table:formula="of:=[.A270]-[.A$1]/400" office:value-type="float" office:value="0">
            <text:p>0.000000</text:p>
          </table:table-cell>
          <table:table-cell table:formula="of:=[.B270]-[.B$1]/400" office:value-type="float" office:value="0">
            <text:p>0.000000</text:p>
          </table:table-cell>
          <table:table-cell table:formula="of:=[.C270]-[.C$1]/400" office:value-type="float" office:value="-0.123581574999997">
            <text:p>-0.123582</text:p>
          </table:table-cell>
          <table:table-cell table:formula="of:=[.D270]-[.D$1]/400" office:value-type="float" office:value="0.247163149999995">
            <text:p>0.247163</text:p>
          </table:table-cell>
          <table:table-cell table:formula="of:=[.E270]-[.E$1]/400" office:value-type="float" office:value="-0.123581574999997">
            <text:p>-0.123582</text:p>
          </table:table-cell>
          <table:table-cell table:formula="of:=[.F270]-[.F$1]/400" office:value-type="float" office:value="0">
            <text:p>0.000000</text:p>
          </table:table-cell>
          <table:table-cell table:formula="of:=[.G270]-[.G$1]/400" office:value-type="float" office:value="0">
            <text:p>0.000000</text:p>
          </table:table-cell>
          <table:table-cell table:formula="of:=[.H270]-[.H$1]/400" office:value-type="float" office:value="0">
            <text:p>0.000000</text:p>
          </table:table-cell>
          <table:table-cell table:formula="of:=[.I270]-[.I$1]/400" office:value-type="float" office:value="-0.123581574999997">
            <text:p>-0.123582</text:p>
          </table:table-cell>
          <table:table-cell table:formula="of:=[.J270]-[.J$1]/400" office:value-type="float" office:value="0.247163149999995">
            <text:p>0.247163</text:p>
          </table:table-cell>
          <table:table-cell table:formula="of:=[.K270]-[.K$1]/400" office:value-type="float" office:value="-0.123581574999997">
            <text:p>-0.123582</text:p>
          </table:table-cell>
          <table:table-cell table:formula="of:=[.L270]-[.L$1]/400" office:value-type="float" office:value="0">
            <text:p>0.000000</text:p>
          </table:table-cell>
          <table:table-cell table:formula="of:=[.M270]-[.M$1]/400" office:value-type="float" office:value="0.0567232250000007">
            <text:p>0.056723</text:p>
          </table:table-cell>
          <table:table-cell table:formula="of:=[.N270]-[.N$1]/400" office:value-type="float" office:value="-0.0567232250000007">
            <text:p>-0.056723</text:p>
          </table:table-cell>
          <table:table-cell table:formula="of:=[.O270]-[.O$1]/400" office:value-type="float" office:value="0">
            <text:p>0.000000</text:p>
          </table:table-cell>
          <table:table-cell table:formula="of:=[.P270]-[.P$1]/400" office:value-type="float" office:value="-0.170169674999996">
            <text:p>-0.170170</text:p>
          </table:table-cell>
          <table:table-cell table:formula="of:=[.Q270]-[.Q$1]/400" office:value-type="float" office:value="0">
            <text:p>0.000000</text:p>
          </table:table-cell>
          <table:table-cell table:formula="of:=[.R270]-[.R$1]/400" office:value-type="float" office:value="0">
            <text:p>0.000000</text:p>
          </table:table-cell>
          <table:table-cell table:formula="of:=[.S270]-[.S$1]/400" office:value-type="float" office:value="0">
            <text:p>0.000000</text:p>
          </table:table-cell>
          <table:table-cell table:formula="of:=[.T270]-[.T$1]/400" office:value-type="float" office:value="0.0567232250000007">
            <text:p>0.056723</text:p>
          </table:table-cell>
          <table:table-cell table:formula="of:=[.U270]-[.U$1]/400" office:value-type="float" office:value="0.0567232250000007">
            <text:p>0.056723</text:p>
          </table:table-cell>
          <table:table-cell table:formula="of:=[.V270]-[.V$1]/400" office:value-type="float" office:value="0">
            <text:p>0.000000</text:p>
          </table:table-cell>
          <table:table-cell table:formula="of:=[.W270]-[.W$1]/400" office:value-type="float" office:value="-0.170169674999996">
            <text:p>-0.170170</text:p>
          </table:table-cell>
          <table:table-cell table:formula="of:=[.X270]-[.X$1]/400" office:value-type="float" office:value="0">
            <text:p>0.000000</text:p>
          </table:table-cell>
          <table:table-cell table:formula="of:=[.Y270]-[.Y$1]/400" office:value-type="float" office:value="0">
            <text:p>0.000000</text:p>
          </table:table-cell>
          <table:table-cell table:formula="of:=[.Z270]-[.Z$1]/400" office:value-type="float" office:value="0">
            <text:p>0.000000</text:p>
          </table:table-cell>
          <table:table-cell table:formula="of:=[.AA270]-[.AA$1]/400" office:value-type="float" office:value="0">
            <text:p>0.000000</text:p>
          </table:table-cell>
          <table:table-cell table:formula="of:=[.AB270]-[.AB$1]/400" office:value-type="float" office:value="0">
            <text:p>0.000000</text:p>
          </table:table-cell>
          <table:table-cell table:formula="of:=[.AC270]-[.AC$1]/400" office:value-type="float" office:value="0">
            <text:p>0.000000</text:p>
          </table:table-cell>
          <table:table-cell table:formula="of:=[.AD270]-[.AD$1]/400" office:value-type="float" office:value="0">
            <text:p>0.000000</text:p>
          </table:table-cell>
        </table:table-row>
        <table:table-row table:style-name="ro1">
          <table:table-cell table:formula="of:=[.A271]-[.A$1]/400" office:value-type="float" office:value="0">
            <text:p>0.000000</text:p>
          </table:table-cell>
          <table:table-cell table:formula="of:=[.B271]-[.B$1]/400" office:value-type="float" office:value="0">
            <text:p>0.000000</text:p>
          </table:table-cell>
          <table:table-cell table:formula="of:=[.C271]-[.C$1]/400" office:value-type="float" office:value="-0.122630947499997">
            <text:p>-0.122631</text:p>
          </table:table-cell>
          <table:table-cell table:formula="of:=[.D271]-[.D$1]/400" office:value-type="float" office:value="0.245261894999995">
            <text:p>0.245262</text:p>
          </table:table-cell>
          <table:table-cell table:formula="of:=[.E271]-[.E$1]/400" office:value-type="float" office:value="-0.122630947499997">
            <text:p>-0.122631</text:p>
          </table:table-cell>
          <table:table-cell table:formula="of:=[.F271]-[.F$1]/400" office:value-type="float" office:value="0">
            <text:p>0.000000</text:p>
          </table:table-cell>
          <table:table-cell table:formula="of:=[.G271]-[.G$1]/400" office:value-type="float" office:value="0">
            <text:p>0.000000</text:p>
          </table:table-cell>
          <table:table-cell table:formula="of:=[.H271]-[.H$1]/400" office:value-type="float" office:value="0">
            <text:p>0.000000</text:p>
          </table:table-cell>
          <table:table-cell table:formula="of:=[.I271]-[.I$1]/400" office:value-type="float" office:value="-0.122630947499997">
            <text:p>-0.122631</text:p>
          </table:table-cell>
          <table:table-cell table:formula="of:=[.J271]-[.J$1]/400" office:value-type="float" office:value="0.245261894999995">
            <text:p>0.245262</text:p>
          </table:table-cell>
          <table:table-cell table:formula="of:=[.K271]-[.K$1]/400" office:value-type="float" office:value="-0.122630947499997">
            <text:p>-0.122631</text:p>
          </table:table-cell>
          <table:table-cell table:formula="of:=[.L271]-[.L$1]/400" office:value-type="float" office:value="0">
            <text:p>0.000000</text:p>
          </table:table-cell>
          <table:table-cell table:formula="of:=[.M271]-[.M$1]/400" office:value-type="float" office:value="0.0562868925000007">
            <text:p>0.056287</text:p>
          </table:table-cell>
          <table:table-cell table:formula="of:=[.N271]-[.N$1]/400" office:value-type="float" office:value="-0.0562868925000007">
            <text:p>-0.056287</text:p>
          </table:table-cell>
          <table:table-cell table:formula="of:=[.O271]-[.O$1]/400" office:value-type="float" office:value="0">
            <text:p>0.000000</text:p>
          </table:table-cell>
          <table:table-cell table:formula="of:=[.P271]-[.P$1]/400" office:value-type="float" office:value="-0.168860677499996">
            <text:p>-0.168861</text:p>
          </table:table-cell>
          <table:table-cell table:formula="of:=[.Q271]-[.Q$1]/400" office:value-type="float" office:value="0">
            <text:p>0.000000</text:p>
          </table:table-cell>
          <table:table-cell table:formula="of:=[.R271]-[.R$1]/400" office:value-type="float" office:value="0">
            <text:p>0.000000</text:p>
          </table:table-cell>
          <table:table-cell table:formula="of:=[.S271]-[.S$1]/400" office:value-type="float" office:value="0">
            <text:p>0.000000</text:p>
          </table:table-cell>
          <table:table-cell table:formula="of:=[.T271]-[.T$1]/400" office:value-type="float" office:value="0.0562868925000007">
            <text:p>0.056287</text:p>
          </table:table-cell>
          <table:table-cell table:formula="of:=[.U271]-[.U$1]/400" office:value-type="float" office:value="0.0562868925000007">
            <text:p>0.056287</text:p>
          </table:table-cell>
          <table:table-cell table:formula="of:=[.V271]-[.V$1]/400" office:value-type="float" office:value="0">
            <text:p>0.000000</text:p>
          </table:table-cell>
          <table:table-cell table:formula="of:=[.W271]-[.W$1]/400" office:value-type="float" office:value="-0.168860677499996">
            <text:p>-0.168861</text:p>
          </table:table-cell>
          <table:table-cell table:formula="of:=[.X271]-[.X$1]/400" office:value-type="float" office:value="0">
            <text:p>0.000000</text:p>
          </table:table-cell>
          <table:table-cell table:formula="of:=[.Y271]-[.Y$1]/400" office:value-type="float" office:value="0">
            <text:p>0.000000</text:p>
          </table:table-cell>
          <table:table-cell table:formula="of:=[.Z271]-[.Z$1]/400" office:value-type="float" office:value="0">
            <text:p>0.000000</text:p>
          </table:table-cell>
          <table:table-cell table:formula="of:=[.AA271]-[.AA$1]/400" office:value-type="float" office:value="0">
            <text:p>0.000000</text:p>
          </table:table-cell>
          <table:table-cell table:formula="of:=[.AB271]-[.AB$1]/400" office:value-type="float" office:value="0">
            <text:p>0.000000</text:p>
          </table:table-cell>
          <table:table-cell table:formula="of:=[.AC271]-[.AC$1]/400" office:value-type="float" office:value="0">
            <text:p>0.000000</text:p>
          </table:table-cell>
          <table:table-cell table:formula="of:=[.AD271]-[.AD$1]/400" office:value-type="float" office:value="0">
            <text:p>0.000000</text:p>
          </table:table-cell>
        </table:table-row>
        <table:table-row table:style-name="ro1">
          <table:table-cell table:formula="of:=[.A272]-[.A$1]/400" office:value-type="float" office:value="0">
            <text:p>0.000000</text:p>
          </table:table-cell>
          <table:table-cell table:formula="of:=[.B272]-[.B$1]/400" office:value-type="float" office:value="0">
            <text:p>0.000000</text:p>
          </table:table-cell>
          <table:table-cell table:formula="of:=[.C272]-[.C$1]/400" office:value-type="float" office:value="-0.121680319999997">
            <text:p>-0.121680</text:p>
          </table:table-cell>
          <table:table-cell table:formula="of:=[.D272]-[.D$1]/400" office:value-type="float" office:value="0.243360639999995">
            <text:p>0.243361</text:p>
          </table:table-cell>
          <table:table-cell table:formula="of:=[.E272]-[.E$1]/400" office:value-type="float" office:value="-0.121680319999997">
            <text:p>-0.121680</text:p>
          </table:table-cell>
          <table:table-cell table:formula="of:=[.F272]-[.F$1]/400" office:value-type="float" office:value="0">
            <text:p>0.000000</text:p>
          </table:table-cell>
          <table:table-cell table:formula="of:=[.G272]-[.G$1]/400" office:value-type="float" office:value="0">
            <text:p>0.000000</text:p>
          </table:table-cell>
          <table:table-cell table:formula="of:=[.H272]-[.H$1]/400" office:value-type="float" office:value="0">
            <text:p>0.000000</text:p>
          </table:table-cell>
          <table:table-cell table:formula="of:=[.I272]-[.I$1]/400" office:value-type="float" office:value="-0.121680319999997">
            <text:p>-0.121680</text:p>
          </table:table-cell>
          <table:table-cell table:formula="of:=[.J272]-[.J$1]/400" office:value-type="float" office:value="0.243360639999995">
            <text:p>0.243361</text:p>
          </table:table-cell>
          <table:table-cell table:formula="of:=[.K272]-[.K$1]/400" office:value-type="float" office:value="-0.121680319999997">
            <text:p>-0.121680</text:p>
          </table:table-cell>
          <table:table-cell table:formula="of:=[.L272]-[.L$1]/400" office:value-type="float" office:value="0">
            <text:p>0.000000</text:p>
          </table:table-cell>
          <table:table-cell table:formula="of:=[.M272]-[.M$1]/400" office:value-type="float" office:value="0.0558505600000007">
            <text:p>0.055851</text:p>
          </table:table-cell>
          <table:table-cell table:formula="of:=[.N272]-[.N$1]/400" office:value-type="float" office:value="-0.0558505600000007">
            <text:p>-0.055851</text:p>
          </table:table-cell>
          <table:table-cell table:formula="of:=[.O272]-[.O$1]/400" office:value-type="float" office:value="0">
            <text:p>0.000000</text:p>
          </table:table-cell>
          <table:table-cell table:formula="of:=[.P272]-[.P$1]/400" office:value-type="float" office:value="-0.167551679999996">
            <text:p>-0.167552</text:p>
          </table:table-cell>
          <table:table-cell table:formula="of:=[.Q272]-[.Q$1]/400" office:value-type="float" office:value="0">
            <text:p>0.000000</text:p>
          </table:table-cell>
          <table:table-cell table:formula="of:=[.R272]-[.R$1]/400" office:value-type="float" office:value="0">
            <text:p>0.000000</text:p>
          </table:table-cell>
          <table:table-cell table:formula="of:=[.S272]-[.S$1]/400" office:value-type="float" office:value="0">
            <text:p>0.000000</text:p>
          </table:table-cell>
          <table:table-cell table:formula="of:=[.T272]-[.T$1]/400" office:value-type="float" office:value="0.0558505600000007">
            <text:p>0.055851</text:p>
          </table:table-cell>
          <table:table-cell table:formula="of:=[.U272]-[.U$1]/400" office:value-type="float" office:value="0.0558505600000007">
            <text:p>0.055851</text:p>
          </table:table-cell>
          <table:table-cell table:formula="of:=[.V272]-[.V$1]/400" office:value-type="float" office:value="0">
            <text:p>0.000000</text:p>
          </table:table-cell>
          <table:table-cell table:formula="of:=[.W272]-[.W$1]/400" office:value-type="float" office:value="-0.167551679999996">
            <text:p>-0.167552</text:p>
          </table:table-cell>
          <table:table-cell table:formula="of:=[.X272]-[.X$1]/400" office:value-type="float" office:value="0">
            <text:p>0.000000</text:p>
          </table:table-cell>
          <table:table-cell table:formula="of:=[.Y272]-[.Y$1]/400" office:value-type="float" office:value="0">
            <text:p>0.000000</text:p>
          </table:table-cell>
          <table:table-cell table:formula="of:=[.Z272]-[.Z$1]/400" office:value-type="float" office:value="0">
            <text:p>0.000000</text:p>
          </table:table-cell>
          <table:table-cell table:formula="of:=[.AA272]-[.AA$1]/400" office:value-type="float" office:value="0">
            <text:p>0.000000</text:p>
          </table:table-cell>
          <table:table-cell table:formula="of:=[.AB272]-[.AB$1]/400" office:value-type="float" office:value="0">
            <text:p>0.000000</text:p>
          </table:table-cell>
          <table:table-cell table:formula="of:=[.AC272]-[.AC$1]/400" office:value-type="float" office:value="0">
            <text:p>0.000000</text:p>
          </table:table-cell>
          <table:table-cell table:formula="of:=[.AD272]-[.AD$1]/400" office:value-type="float" office:value="0">
            <text:p>0.000000</text:p>
          </table:table-cell>
        </table:table-row>
        <table:table-row table:style-name="ro1">
          <table:table-cell table:formula="of:=[.A273]-[.A$1]/400" office:value-type="float" office:value="0">
            <text:p>0.000000</text:p>
          </table:table-cell>
          <table:table-cell table:formula="of:=[.B273]-[.B$1]/400" office:value-type="float" office:value="0">
            <text:p>0.000000</text:p>
          </table:table-cell>
          <table:table-cell table:formula="of:=[.C273]-[.C$1]/400" office:value-type="float" office:value="-0.120729692499997">
            <text:p>-0.120730</text:p>
          </table:table-cell>
          <table:table-cell table:formula="of:=[.D273]-[.D$1]/400" office:value-type="float" office:value="0.241459384999995">
            <text:p>0.241459</text:p>
          </table:table-cell>
          <table:table-cell table:formula="of:=[.E273]-[.E$1]/400" office:value-type="float" office:value="-0.120729692499997">
            <text:p>-0.120730</text:p>
          </table:table-cell>
          <table:table-cell table:formula="of:=[.F273]-[.F$1]/400" office:value-type="float" office:value="0">
            <text:p>0.000000</text:p>
          </table:table-cell>
          <table:table-cell table:formula="of:=[.G273]-[.G$1]/400" office:value-type="float" office:value="0">
            <text:p>0.000000</text:p>
          </table:table-cell>
          <table:table-cell table:formula="of:=[.H273]-[.H$1]/400" office:value-type="float" office:value="0">
            <text:p>0.000000</text:p>
          </table:table-cell>
          <table:table-cell table:formula="of:=[.I273]-[.I$1]/400" office:value-type="float" office:value="-0.120729692499997">
            <text:p>-0.120730</text:p>
          </table:table-cell>
          <table:table-cell table:formula="of:=[.J273]-[.J$1]/400" office:value-type="float" office:value="0.241459384999995">
            <text:p>0.241459</text:p>
          </table:table-cell>
          <table:table-cell table:formula="of:=[.K273]-[.K$1]/400" office:value-type="float" office:value="-0.120729692499997">
            <text:p>-0.120730</text:p>
          </table:table-cell>
          <table:table-cell table:formula="of:=[.L273]-[.L$1]/400" office:value-type="float" office:value="0">
            <text:p>0.000000</text:p>
          </table:table-cell>
          <table:table-cell table:formula="of:=[.M273]-[.M$1]/400" office:value-type="float" office:value="0.0554142275000007">
            <text:p>0.055414</text:p>
          </table:table-cell>
          <table:table-cell table:formula="of:=[.N273]-[.N$1]/400" office:value-type="float" office:value="-0.0554142275000007">
            <text:p>-0.055414</text:p>
          </table:table-cell>
          <table:table-cell table:formula="of:=[.O273]-[.O$1]/400" office:value-type="float" office:value="0">
            <text:p>0.000000</text:p>
          </table:table-cell>
          <table:table-cell table:formula="of:=[.P273]-[.P$1]/400" office:value-type="float" office:value="-0.166242682499996">
            <text:p>-0.166243</text:p>
          </table:table-cell>
          <table:table-cell table:formula="of:=[.Q273]-[.Q$1]/400" office:value-type="float" office:value="0">
            <text:p>0.000000</text:p>
          </table:table-cell>
          <table:table-cell table:formula="of:=[.R273]-[.R$1]/400" office:value-type="float" office:value="0">
            <text:p>0.000000</text:p>
          </table:table-cell>
          <table:table-cell table:formula="of:=[.S273]-[.S$1]/400" office:value-type="float" office:value="0">
            <text:p>0.000000</text:p>
          </table:table-cell>
          <table:table-cell table:formula="of:=[.T273]-[.T$1]/400" office:value-type="float" office:value="0.0554142275000007">
            <text:p>0.055414</text:p>
          </table:table-cell>
          <table:table-cell table:formula="of:=[.U273]-[.U$1]/400" office:value-type="float" office:value="0.0554142275000007">
            <text:p>0.055414</text:p>
          </table:table-cell>
          <table:table-cell table:formula="of:=[.V273]-[.V$1]/400" office:value-type="float" office:value="0">
            <text:p>0.000000</text:p>
          </table:table-cell>
          <table:table-cell table:formula="of:=[.W273]-[.W$1]/400" office:value-type="float" office:value="-0.166242682499996">
            <text:p>-0.166243</text:p>
          </table:table-cell>
          <table:table-cell table:formula="of:=[.X273]-[.X$1]/400" office:value-type="float" office:value="0">
            <text:p>0.000000</text:p>
          </table:table-cell>
          <table:table-cell table:formula="of:=[.Y273]-[.Y$1]/400" office:value-type="float" office:value="0">
            <text:p>0.000000</text:p>
          </table:table-cell>
          <table:table-cell table:formula="of:=[.Z273]-[.Z$1]/400" office:value-type="float" office:value="0">
            <text:p>0.000000</text:p>
          </table:table-cell>
          <table:table-cell table:formula="of:=[.AA273]-[.AA$1]/400" office:value-type="float" office:value="0">
            <text:p>0.000000</text:p>
          </table:table-cell>
          <table:table-cell table:formula="of:=[.AB273]-[.AB$1]/400" office:value-type="float" office:value="0">
            <text:p>0.000000</text:p>
          </table:table-cell>
          <table:table-cell table:formula="of:=[.AC273]-[.AC$1]/400" office:value-type="float" office:value="0">
            <text:p>0.000000</text:p>
          </table:table-cell>
          <table:table-cell table:formula="of:=[.AD273]-[.AD$1]/400" office:value-type="float" office:value="0">
            <text:p>0.000000</text:p>
          </table:table-cell>
        </table:table-row>
        <table:table-row table:style-name="ro1">
          <table:table-cell table:formula="of:=[.A274]-[.A$1]/400" office:value-type="float" office:value="0">
            <text:p>0.000000</text:p>
          </table:table-cell>
          <table:table-cell table:formula="of:=[.B274]-[.B$1]/400" office:value-type="float" office:value="0">
            <text:p>0.000000</text:p>
          </table:table-cell>
          <table:table-cell table:formula="of:=[.C274]-[.C$1]/400" office:value-type="float" office:value="-0.119779064999997">
            <text:p>-0.119779</text:p>
          </table:table-cell>
          <table:table-cell table:formula="of:=[.D274]-[.D$1]/400" office:value-type="float" office:value="0.239558129999995">
            <text:p>0.239558</text:p>
          </table:table-cell>
          <table:table-cell table:formula="of:=[.E274]-[.E$1]/400" office:value-type="float" office:value="-0.119779064999997">
            <text:p>-0.119779</text:p>
          </table:table-cell>
          <table:table-cell table:formula="of:=[.F274]-[.F$1]/400" office:value-type="float" office:value="0">
            <text:p>0.000000</text:p>
          </table:table-cell>
          <table:table-cell table:formula="of:=[.G274]-[.G$1]/400" office:value-type="float" office:value="0">
            <text:p>0.000000</text:p>
          </table:table-cell>
          <table:table-cell table:formula="of:=[.H274]-[.H$1]/400" office:value-type="float" office:value="0">
            <text:p>0.000000</text:p>
          </table:table-cell>
          <table:table-cell table:formula="of:=[.I274]-[.I$1]/400" office:value-type="float" office:value="-0.119779064999997">
            <text:p>-0.119779</text:p>
          </table:table-cell>
          <table:table-cell table:formula="of:=[.J274]-[.J$1]/400" office:value-type="float" office:value="0.239558129999995">
            <text:p>0.239558</text:p>
          </table:table-cell>
          <table:table-cell table:formula="of:=[.K274]-[.K$1]/400" office:value-type="float" office:value="-0.119779064999997">
            <text:p>-0.119779</text:p>
          </table:table-cell>
          <table:table-cell table:formula="of:=[.L274]-[.L$1]/400" office:value-type="float" office:value="0">
            <text:p>0.000000</text:p>
          </table:table-cell>
          <table:table-cell table:formula="of:=[.M274]-[.M$1]/400" office:value-type="float" office:value="0.0549778950000007">
            <text:p>0.054978</text:p>
          </table:table-cell>
          <table:table-cell table:formula="of:=[.N274]-[.N$1]/400" office:value-type="float" office:value="-0.0549778950000007">
            <text:p>-0.054978</text:p>
          </table:table-cell>
          <table:table-cell table:formula="of:=[.O274]-[.O$1]/400" office:value-type="float" office:value="0">
            <text:p>0.000000</text:p>
          </table:table-cell>
          <table:table-cell table:formula="of:=[.P274]-[.P$1]/400" office:value-type="float" office:value="-0.164933684999996">
            <text:p>-0.164934</text:p>
          </table:table-cell>
          <table:table-cell table:formula="of:=[.Q274]-[.Q$1]/400" office:value-type="float" office:value="0">
            <text:p>0.000000</text:p>
          </table:table-cell>
          <table:table-cell table:formula="of:=[.R274]-[.R$1]/400" office:value-type="float" office:value="0">
            <text:p>0.000000</text:p>
          </table:table-cell>
          <table:table-cell table:formula="of:=[.S274]-[.S$1]/400" office:value-type="float" office:value="0">
            <text:p>0.000000</text:p>
          </table:table-cell>
          <table:table-cell table:formula="of:=[.T274]-[.T$1]/400" office:value-type="float" office:value="0.0549778950000007">
            <text:p>0.054978</text:p>
          </table:table-cell>
          <table:table-cell table:formula="of:=[.U274]-[.U$1]/400" office:value-type="float" office:value="0.0549778950000007">
            <text:p>0.054978</text:p>
          </table:table-cell>
          <table:table-cell table:formula="of:=[.V274]-[.V$1]/400" office:value-type="float" office:value="0">
            <text:p>0.000000</text:p>
          </table:table-cell>
          <table:table-cell table:formula="of:=[.W274]-[.W$1]/400" office:value-type="float" office:value="-0.164933684999996">
            <text:p>-0.164934</text:p>
          </table:table-cell>
          <table:table-cell table:formula="of:=[.X274]-[.X$1]/400" office:value-type="float" office:value="0">
            <text:p>0.000000</text:p>
          </table:table-cell>
          <table:table-cell table:formula="of:=[.Y274]-[.Y$1]/400" office:value-type="float" office:value="0">
            <text:p>0.000000</text:p>
          </table:table-cell>
          <table:table-cell table:formula="of:=[.Z274]-[.Z$1]/400" office:value-type="float" office:value="0">
            <text:p>0.000000</text:p>
          </table:table-cell>
          <table:table-cell table:formula="of:=[.AA274]-[.AA$1]/400" office:value-type="float" office:value="0">
            <text:p>0.000000</text:p>
          </table:table-cell>
          <table:table-cell table:formula="of:=[.AB274]-[.AB$1]/400" office:value-type="float" office:value="0">
            <text:p>0.000000</text:p>
          </table:table-cell>
          <table:table-cell table:formula="of:=[.AC274]-[.AC$1]/400" office:value-type="float" office:value="0">
            <text:p>0.000000</text:p>
          </table:table-cell>
          <table:table-cell table:formula="of:=[.AD274]-[.AD$1]/400" office:value-type="float" office:value="0">
            <text:p>0.000000</text:p>
          </table:table-cell>
        </table:table-row>
        <table:table-row table:style-name="ro1">
          <table:table-cell table:formula="of:=[.A275]-[.A$1]/400" office:value-type="float" office:value="0">
            <text:p>0.000000</text:p>
          </table:table-cell>
          <table:table-cell table:formula="of:=[.B275]-[.B$1]/400" office:value-type="float" office:value="0">
            <text:p>0.000000</text:p>
          </table:table-cell>
          <table:table-cell table:formula="of:=[.C275]-[.C$1]/400" office:value-type="float" office:value="-0.118828437499998">
            <text:p>-0.118828</text:p>
          </table:table-cell>
          <table:table-cell table:formula="of:=[.D275]-[.D$1]/400" office:value-type="float" office:value="0.237656874999995">
            <text:p>0.237657</text:p>
          </table:table-cell>
          <table:table-cell table:formula="of:=[.E275]-[.E$1]/400" office:value-type="float" office:value="-0.118828437499998">
            <text:p>-0.118828</text:p>
          </table:table-cell>
          <table:table-cell table:formula="of:=[.F275]-[.F$1]/400" office:value-type="float" office:value="0">
            <text:p>0.000000</text:p>
          </table:table-cell>
          <table:table-cell table:formula="of:=[.G275]-[.G$1]/400" office:value-type="float" office:value="0">
            <text:p>0.000000</text:p>
          </table:table-cell>
          <table:table-cell table:formula="of:=[.H275]-[.H$1]/400" office:value-type="float" office:value="0">
            <text:p>0.000000</text:p>
          </table:table-cell>
          <table:table-cell table:formula="of:=[.I275]-[.I$1]/400" office:value-type="float" office:value="-0.118828437499998">
            <text:p>-0.118828</text:p>
          </table:table-cell>
          <table:table-cell table:formula="of:=[.J275]-[.J$1]/400" office:value-type="float" office:value="0.237656874999995">
            <text:p>0.237657</text:p>
          </table:table-cell>
          <table:table-cell table:formula="of:=[.K275]-[.K$1]/400" office:value-type="float" office:value="-0.118828437499998">
            <text:p>-0.118828</text:p>
          </table:table-cell>
          <table:table-cell table:formula="of:=[.L275]-[.L$1]/400" office:value-type="float" office:value="0">
            <text:p>0.000000</text:p>
          </table:table-cell>
          <table:table-cell table:formula="of:=[.M275]-[.M$1]/400" office:value-type="float" office:value="0.0545415625000007">
            <text:p>0.054542</text:p>
          </table:table-cell>
          <table:table-cell table:formula="of:=[.N275]-[.N$1]/400" office:value-type="float" office:value="-0.0545415625000007">
            <text:p>-0.054542</text:p>
          </table:table-cell>
          <table:table-cell table:formula="of:=[.O275]-[.O$1]/400" office:value-type="float" office:value="0">
            <text:p>0.000000</text:p>
          </table:table-cell>
          <table:table-cell table:formula="of:=[.P275]-[.P$1]/400" office:value-type="float" office:value="-0.163624687499996">
            <text:p>-0.163625</text:p>
          </table:table-cell>
          <table:table-cell table:formula="of:=[.Q275]-[.Q$1]/400" office:value-type="float" office:value="0">
            <text:p>0.000000</text:p>
          </table:table-cell>
          <table:table-cell table:formula="of:=[.R275]-[.R$1]/400" office:value-type="float" office:value="0">
            <text:p>0.000000</text:p>
          </table:table-cell>
          <table:table-cell table:formula="of:=[.S275]-[.S$1]/400" office:value-type="float" office:value="0">
            <text:p>0.000000</text:p>
          </table:table-cell>
          <table:table-cell table:formula="of:=[.T275]-[.T$1]/400" office:value-type="float" office:value="0.0545415625000007">
            <text:p>0.054542</text:p>
          </table:table-cell>
          <table:table-cell table:formula="of:=[.U275]-[.U$1]/400" office:value-type="float" office:value="0.0545415625000007">
            <text:p>0.054542</text:p>
          </table:table-cell>
          <table:table-cell table:formula="of:=[.V275]-[.V$1]/400" office:value-type="float" office:value="0">
            <text:p>0.000000</text:p>
          </table:table-cell>
          <table:table-cell table:formula="of:=[.W275]-[.W$1]/400" office:value-type="float" office:value="-0.163624687499996">
            <text:p>-0.163625</text:p>
          </table:table-cell>
          <table:table-cell table:formula="of:=[.X275]-[.X$1]/400" office:value-type="float" office:value="0">
            <text:p>0.000000</text:p>
          </table:table-cell>
          <table:table-cell table:formula="of:=[.Y275]-[.Y$1]/400" office:value-type="float" office:value="0">
            <text:p>0.000000</text:p>
          </table:table-cell>
          <table:table-cell table:formula="of:=[.Z275]-[.Z$1]/400" office:value-type="float" office:value="0">
            <text:p>0.000000</text:p>
          </table:table-cell>
          <table:table-cell table:formula="of:=[.AA275]-[.AA$1]/400" office:value-type="float" office:value="0">
            <text:p>0.000000</text:p>
          </table:table-cell>
          <table:table-cell table:formula="of:=[.AB275]-[.AB$1]/400" office:value-type="float" office:value="0">
            <text:p>0.000000</text:p>
          </table:table-cell>
          <table:table-cell table:formula="of:=[.AC275]-[.AC$1]/400" office:value-type="float" office:value="0">
            <text:p>0.000000</text:p>
          </table:table-cell>
          <table:table-cell table:formula="of:=[.AD275]-[.AD$1]/400" office:value-type="float" office:value="0">
            <text:p>0.000000</text:p>
          </table:table-cell>
        </table:table-row>
        <table:table-row table:style-name="ro1">
          <table:table-cell table:formula="of:=[.A276]-[.A$1]/400" office:value-type="float" office:value="0">
            <text:p>0.000000</text:p>
          </table:table-cell>
          <table:table-cell table:formula="of:=[.B276]-[.B$1]/400" office:value-type="float" office:value="0">
            <text:p>0.000000</text:p>
          </table:table-cell>
          <table:table-cell table:formula="of:=[.C276]-[.C$1]/400" office:value-type="float" office:value="-0.117877809999997">
            <text:p>-0.117878</text:p>
          </table:table-cell>
          <table:table-cell table:formula="of:=[.D276]-[.D$1]/400" office:value-type="float" office:value="0.235755619999995">
            <text:p>0.235756</text:p>
          </table:table-cell>
          <table:table-cell table:formula="of:=[.E276]-[.E$1]/400" office:value-type="float" office:value="-0.117877809999997">
            <text:p>-0.117878</text:p>
          </table:table-cell>
          <table:table-cell table:formula="of:=[.F276]-[.F$1]/400" office:value-type="float" office:value="0">
            <text:p>0.000000</text:p>
          </table:table-cell>
          <table:table-cell table:formula="of:=[.G276]-[.G$1]/400" office:value-type="float" office:value="0">
            <text:p>0.000000</text:p>
          </table:table-cell>
          <table:table-cell table:formula="of:=[.H276]-[.H$1]/400" office:value-type="float" office:value="0">
            <text:p>0.000000</text:p>
          </table:table-cell>
          <table:table-cell table:formula="of:=[.I276]-[.I$1]/400" office:value-type="float" office:value="-0.117877809999997">
            <text:p>-0.117878</text:p>
          </table:table-cell>
          <table:table-cell table:formula="of:=[.J276]-[.J$1]/400" office:value-type="float" office:value="0.235755619999995">
            <text:p>0.235756</text:p>
          </table:table-cell>
          <table:table-cell table:formula="of:=[.K276]-[.K$1]/400" office:value-type="float" office:value="-0.117877809999997">
            <text:p>-0.117878</text:p>
          </table:table-cell>
          <table:table-cell table:formula="of:=[.L276]-[.L$1]/400" office:value-type="float" office:value="0">
            <text:p>0.000000</text:p>
          </table:table-cell>
          <table:table-cell table:formula="of:=[.M276]-[.M$1]/400" office:value-type="float" office:value="0.0541052300000007">
            <text:p>0.054105</text:p>
          </table:table-cell>
          <table:table-cell table:formula="of:=[.N276]-[.N$1]/400" office:value-type="float" office:value="-0.0541052300000007">
            <text:p>-0.054105</text:p>
          </table:table-cell>
          <table:table-cell table:formula="of:=[.O276]-[.O$1]/400" office:value-type="float" office:value="0">
            <text:p>0.000000</text:p>
          </table:table-cell>
          <table:table-cell table:formula="of:=[.P276]-[.P$1]/400" office:value-type="float" office:value="-0.162315689999996">
            <text:p>-0.162316</text:p>
          </table:table-cell>
          <table:table-cell table:formula="of:=[.Q276]-[.Q$1]/400" office:value-type="float" office:value="0">
            <text:p>0.000000</text:p>
          </table:table-cell>
          <table:table-cell table:formula="of:=[.R276]-[.R$1]/400" office:value-type="float" office:value="0">
            <text:p>0.000000</text:p>
          </table:table-cell>
          <table:table-cell table:formula="of:=[.S276]-[.S$1]/400" office:value-type="float" office:value="0">
            <text:p>0.000000</text:p>
          </table:table-cell>
          <table:table-cell table:formula="of:=[.T276]-[.T$1]/400" office:value-type="float" office:value="0.0541052300000007">
            <text:p>0.054105</text:p>
          </table:table-cell>
          <table:table-cell table:formula="of:=[.U276]-[.U$1]/400" office:value-type="float" office:value="0.0541052300000007">
            <text:p>0.054105</text:p>
          </table:table-cell>
          <table:table-cell table:formula="of:=[.V276]-[.V$1]/400" office:value-type="float" office:value="0">
            <text:p>0.000000</text:p>
          </table:table-cell>
          <table:table-cell table:formula="of:=[.W276]-[.W$1]/400" office:value-type="float" office:value="-0.162315689999996">
            <text:p>-0.162316</text:p>
          </table:table-cell>
          <table:table-cell table:formula="of:=[.X276]-[.X$1]/400" office:value-type="float" office:value="0">
            <text:p>0.000000</text:p>
          </table:table-cell>
          <table:table-cell table:formula="of:=[.Y276]-[.Y$1]/400" office:value-type="float" office:value="0">
            <text:p>0.000000</text:p>
          </table:table-cell>
          <table:table-cell table:formula="of:=[.Z276]-[.Z$1]/400" office:value-type="float" office:value="0">
            <text:p>0.000000</text:p>
          </table:table-cell>
          <table:table-cell table:formula="of:=[.AA276]-[.AA$1]/400" office:value-type="float" office:value="0">
            <text:p>0.000000</text:p>
          </table:table-cell>
          <table:table-cell table:formula="of:=[.AB276]-[.AB$1]/400" office:value-type="float" office:value="0">
            <text:p>0.000000</text:p>
          </table:table-cell>
          <table:table-cell table:formula="of:=[.AC276]-[.AC$1]/400" office:value-type="float" office:value="0">
            <text:p>0.000000</text:p>
          </table:table-cell>
          <table:table-cell table:formula="of:=[.AD276]-[.AD$1]/400" office:value-type="float" office:value="0">
            <text:p>0.000000</text:p>
          </table:table-cell>
        </table:table-row>
        <table:table-row table:style-name="ro1">
          <table:table-cell table:formula="of:=[.A277]-[.A$1]/400" office:value-type="float" office:value="0">
            <text:p>0.000000</text:p>
          </table:table-cell>
          <table:table-cell table:formula="of:=[.B277]-[.B$1]/400" office:value-type="float" office:value="0">
            <text:p>0.000000</text:p>
          </table:table-cell>
          <table:table-cell table:formula="of:=[.C277]-[.C$1]/400" office:value-type="float" office:value="-0.116927182499998">
            <text:p>-0.116927</text:p>
          </table:table-cell>
          <table:table-cell table:formula="of:=[.D277]-[.D$1]/400" office:value-type="float" office:value="0.233854364999995">
            <text:p>0.233854</text:p>
          </table:table-cell>
          <table:table-cell table:formula="of:=[.E277]-[.E$1]/400" office:value-type="float" office:value="-0.116927182499998">
            <text:p>-0.116927</text:p>
          </table:table-cell>
          <table:table-cell table:formula="of:=[.F277]-[.F$1]/400" office:value-type="float" office:value="0">
            <text:p>0.000000</text:p>
          </table:table-cell>
          <table:table-cell table:formula="of:=[.G277]-[.G$1]/400" office:value-type="float" office:value="0">
            <text:p>0.000000</text:p>
          </table:table-cell>
          <table:table-cell table:formula="of:=[.H277]-[.H$1]/400" office:value-type="float" office:value="0">
            <text:p>0.000000</text:p>
          </table:table-cell>
          <table:table-cell table:formula="of:=[.I277]-[.I$1]/400" office:value-type="float" office:value="-0.116927182499998">
            <text:p>-0.116927</text:p>
          </table:table-cell>
          <table:table-cell table:formula="of:=[.J277]-[.J$1]/400" office:value-type="float" office:value="0.233854364999995">
            <text:p>0.233854</text:p>
          </table:table-cell>
          <table:table-cell table:formula="of:=[.K277]-[.K$1]/400" office:value-type="float" office:value="-0.116927182499998">
            <text:p>-0.116927</text:p>
          </table:table-cell>
          <table:table-cell table:formula="of:=[.L277]-[.L$1]/400" office:value-type="float" office:value="0">
            <text:p>0.000000</text:p>
          </table:table-cell>
          <table:table-cell table:formula="of:=[.M277]-[.M$1]/400" office:value-type="float" office:value="0.0536688975000007">
            <text:p>0.053669</text:p>
          </table:table-cell>
          <table:table-cell table:formula="of:=[.N277]-[.N$1]/400" office:value-type="float" office:value="-0.0536688975000007">
            <text:p>-0.053669</text:p>
          </table:table-cell>
          <table:table-cell table:formula="of:=[.O277]-[.O$1]/400" office:value-type="float" office:value="0">
            <text:p>0.000000</text:p>
          </table:table-cell>
          <table:table-cell table:formula="of:=[.P277]-[.P$1]/400" office:value-type="float" office:value="-0.161006692499996">
            <text:p>-0.161007</text:p>
          </table:table-cell>
          <table:table-cell table:formula="of:=[.Q277]-[.Q$1]/400" office:value-type="float" office:value="0">
            <text:p>0.000000</text:p>
          </table:table-cell>
          <table:table-cell table:formula="of:=[.R277]-[.R$1]/400" office:value-type="float" office:value="0">
            <text:p>0.000000</text:p>
          </table:table-cell>
          <table:table-cell table:formula="of:=[.S277]-[.S$1]/400" office:value-type="float" office:value="0">
            <text:p>0.000000</text:p>
          </table:table-cell>
          <table:table-cell table:formula="of:=[.T277]-[.T$1]/400" office:value-type="float" office:value="0.0536688975000007">
            <text:p>0.053669</text:p>
          </table:table-cell>
          <table:table-cell table:formula="of:=[.U277]-[.U$1]/400" office:value-type="float" office:value="0.0536688975000007">
            <text:p>0.053669</text:p>
          </table:table-cell>
          <table:table-cell table:formula="of:=[.V277]-[.V$1]/400" office:value-type="float" office:value="0">
            <text:p>0.000000</text:p>
          </table:table-cell>
          <table:table-cell table:formula="of:=[.W277]-[.W$1]/400" office:value-type="float" office:value="-0.161006692499996">
            <text:p>-0.161007</text:p>
          </table:table-cell>
          <table:table-cell table:formula="of:=[.X277]-[.X$1]/400" office:value-type="float" office:value="0">
            <text:p>0.000000</text:p>
          </table:table-cell>
          <table:table-cell table:formula="of:=[.Y277]-[.Y$1]/400" office:value-type="float" office:value="0">
            <text:p>0.000000</text:p>
          </table:table-cell>
          <table:table-cell table:formula="of:=[.Z277]-[.Z$1]/400" office:value-type="float" office:value="0">
            <text:p>0.000000</text:p>
          </table:table-cell>
          <table:table-cell table:formula="of:=[.AA277]-[.AA$1]/400" office:value-type="float" office:value="0">
            <text:p>0.000000</text:p>
          </table:table-cell>
          <table:table-cell table:formula="of:=[.AB277]-[.AB$1]/400" office:value-type="float" office:value="0">
            <text:p>0.000000</text:p>
          </table:table-cell>
          <table:table-cell table:formula="of:=[.AC277]-[.AC$1]/400" office:value-type="float" office:value="0">
            <text:p>0.000000</text:p>
          </table:table-cell>
          <table:table-cell table:formula="of:=[.AD277]-[.AD$1]/400" office:value-type="float" office:value="0">
            <text:p>0.000000</text:p>
          </table:table-cell>
        </table:table-row>
        <table:table-row table:style-name="ro1">
          <table:table-cell table:formula="of:=[.A278]-[.A$1]/400" office:value-type="float" office:value="0">
            <text:p>0.000000</text:p>
          </table:table-cell>
          <table:table-cell table:formula="of:=[.B278]-[.B$1]/400" office:value-type="float" office:value="0">
            <text:p>0.000000</text:p>
          </table:table-cell>
          <table:table-cell table:formula="of:=[.C278]-[.C$1]/400" office:value-type="float" office:value="-0.115976554999998">
            <text:p>-0.115977</text:p>
          </table:table-cell>
          <table:table-cell table:formula="of:=[.D278]-[.D$1]/400" office:value-type="float" office:value="0.231953109999995">
            <text:p>0.231953</text:p>
          </table:table-cell>
          <table:table-cell table:formula="of:=[.E278]-[.E$1]/400" office:value-type="float" office:value="-0.115976554999998">
            <text:p>-0.115977</text:p>
          </table:table-cell>
          <table:table-cell table:formula="of:=[.F278]-[.F$1]/400" office:value-type="float" office:value="0">
            <text:p>0.000000</text:p>
          </table:table-cell>
          <table:table-cell table:formula="of:=[.G278]-[.G$1]/400" office:value-type="float" office:value="0">
            <text:p>0.000000</text:p>
          </table:table-cell>
          <table:table-cell table:formula="of:=[.H278]-[.H$1]/400" office:value-type="float" office:value="0">
            <text:p>0.000000</text:p>
          </table:table-cell>
          <table:table-cell table:formula="of:=[.I278]-[.I$1]/400" office:value-type="float" office:value="-0.115976554999998">
            <text:p>-0.115977</text:p>
          </table:table-cell>
          <table:table-cell table:formula="of:=[.J278]-[.J$1]/400" office:value-type="float" office:value="0.231953109999995">
            <text:p>0.231953</text:p>
          </table:table-cell>
          <table:table-cell table:formula="of:=[.K278]-[.K$1]/400" office:value-type="float" office:value="-0.115976554999998">
            <text:p>-0.115977</text:p>
          </table:table-cell>
          <table:table-cell table:formula="of:=[.L278]-[.L$1]/400" office:value-type="float" office:value="0">
            <text:p>0.000000</text:p>
          </table:table-cell>
          <table:table-cell table:formula="of:=[.M278]-[.M$1]/400" office:value-type="float" office:value="0.0532325650000007">
            <text:p>0.053233</text:p>
          </table:table-cell>
          <table:table-cell table:formula="of:=[.N278]-[.N$1]/400" office:value-type="float" office:value="-0.0532325650000007">
            <text:p>-0.053233</text:p>
          </table:table-cell>
          <table:table-cell table:formula="of:=[.O278]-[.O$1]/400" office:value-type="float" office:value="0">
            <text:p>0.000000</text:p>
          </table:table-cell>
          <table:table-cell table:formula="of:=[.P278]-[.P$1]/400" office:value-type="float" office:value="-0.159697694999996">
            <text:p>-0.159698</text:p>
          </table:table-cell>
          <table:table-cell table:formula="of:=[.Q278]-[.Q$1]/400" office:value-type="float" office:value="0">
            <text:p>0.000000</text:p>
          </table:table-cell>
          <table:table-cell table:formula="of:=[.R278]-[.R$1]/400" office:value-type="float" office:value="0">
            <text:p>0.000000</text:p>
          </table:table-cell>
          <table:table-cell table:formula="of:=[.S278]-[.S$1]/400" office:value-type="float" office:value="0">
            <text:p>0.000000</text:p>
          </table:table-cell>
          <table:table-cell table:formula="of:=[.T278]-[.T$1]/400" office:value-type="float" office:value="0.0532325650000007">
            <text:p>0.053233</text:p>
          </table:table-cell>
          <table:table-cell table:formula="of:=[.U278]-[.U$1]/400" office:value-type="float" office:value="0.0532325650000007">
            <text:p>0.053233</text:p>
          </table:table-cell>
          <table:table-cell table:formula="of:=[.V278]-[.V$1]/400" office:value-type="float" office:value="0">
            <text:p>0.000000</text:p>
          </table:table-cell>
          <table:table-cell table:formula="of:=[.W278]-[.W$1]/400" office:value-type="float" office:value="-0.159697694999996">
            <text:p>-0.159698</text:p>
          </table:table-cell>
          <table:table-cell table:formula="of:=[.X278]-[.X$1]/400" office:value-type="float" office:value="0">
            <text:p>0.000000</text:p>
          </table:table-cell>
          <table:table-cell table:formula="of:=[.Y278]-[.Y$1]/400" office:value-type="float" office:value="0">
            <text:p>0.000000</text:p>
          </table:table-cell>
          <table:table-cell table:formula="of:=[.Z278]-[.Z$1]/400" office:value-type="float" office:value="0">
            <text:p>0.000000</text:p>
          </table:table-cell>
          <table:table-cell table:formula="of:=[.AA278]-[.AA$1]/400" office:value-type="float" office:value="0">
            <text:p>0.000000</text:p>
          </table:table-cell>
          <table:table-cell table:formula="of:=[.AB278]-[.AB$1]/400" office:value-type="float" office:value="0">
            <text:p>0.000000</text:p>
          </table:table-cell>
          <table:table-cell table:formula="of:=[.AC278]-[.AC$1]/400" office:value-type="float" office:value="0">
            <text:p>0.000000</text:p>
          </table:table-cell>
          <table:table-cell table:formula="of:=[.AD278]-[.AD$1]/400" office:value-type="float" office:value="0">
            <text:p>0.000000</text:p>
          </table:table-cell>
        </table:table-row>
        <table:table-row table:style-name="ro1">
          <table:table-cell table:formula="of:=[.A279]-[.A$1]/400" office:value-type="float" office:value="0">
            <text:p>0.000000</text:p>
          </table:table-cell>
          <table:table-cell table:formula="of:=[.B279]-[.B$1]/400" office:value-type="float" office:value="0">
            <text:p>0.000000</text:p>
          </table:table-cell>
          <table:table-cell table:formula="of:=[.C279]-[.C$1]/400" office:value-type="float" office:value="-0.115025927499998">
            <text:p>-0.115026</text:p>
          </table:table-cell>
          <table:table-cell table:formula="of:=[.D279]-[.D$1]/400" office:value-type="float" office:value="0.230051854999995">
            <text:p>0.230052</text:p>
          </table:table-cell>
          <table:table-cell table:formula="of:=[.E279]-[.E$1]/400" office:value-type="float" office:value="-0.115025927499998">
            <text:p>-0.115026</text:p>
          </table:table-cell>
          <table:table-cell table:formula="of:=[.F279]-[.F$1]/400" office:value-type="float" office:value="0">
            <text:p>0.000000</text:p>
          </table:table-cell>
          <table:table-cell table:formula="of:=[.G279]-[.G$1]/400" office:value-type="float" office:value="0">
            <text:p>0.000000</text:p>
          </table:table-cell>
          <table:table-cell table:formula="of:=[.H279]-[.H$1]/400" office:value-type="float" office:value="0">
            <text:p>0.000000</text:p>
          </table:table-cell>
          <table:table-cell table:formula="of:=[.I279]-[.I$1]/400" office:value-type="float" office:value="-0.115025927499998">
            <text:p>-0.115026</text:p>
          </table:table-cell>
          <table:table-cell table:formula="of:=[.J279]-[.J$1]/400" office:value-type="float" office:value="0.230051854999995">
            <text:p>0.230052</text:p>
          </table:table-cell>
          <table:table-cell table:formula="of:=[.K279]-[.K$1]/400" office:value-type="float" office:value="-0.115025927499998">
            <text:p>-0.115026</text:p>
          </table:table-cell>
          <table:table-cell table:formula="of:=[.L279]-[.L$1]/400" office:value-type="float" office:value="0">
            <text:p>0.000000</text:p>
          </table:table-cell>
          <table:table-cell table:formula="of:=[.M279]-[.M$1]/400" office:value-type="float" office:value="0.0527962325000007">
            <text:p>0.052796</text:p>
          </table:table-cell>
          <table:table-cell table:formula="of:=[.N279]-[.N$1]/400" office:value-type="float" office:value="-0.0527962325000007">
            <text:p>-0.052796</text:p>
          </table:table-cell>
          <table:table-cell table:formula="of:=[.O279]-[.O$1]/400" office:value-type="float" office:value="0">
            <text:p>0.000000</text:p>
          </table:table-cell>
          <table:table-cell table:formula="of:=[.P279]-[.P$1]/400" office:value-type="float" office:value="-0.158388697499996">
            <text:p>-0.158389</text:p>
          </table:table-cell>
          <table:table-cell table:formula="of:=[.Q279]-[.Q$1]/400" office:value-type="float" office:value="0">
            <text:p>0.000000</text:p>
          </table:table-cell>
          <table:table-cell table:formula="of:=[.R279]-[.R$1]/400" office:value-type="float" office:value="0">
            <text:p>0.000000</text:p>
          </table:table-cell>
          <table:table-cell table:formula="of:=[.S279]-[.S$1]/400" office:value-type="float" office:value="0">
            <text:p>0.000000</text:p>
          </table:table-cell>
          <table:table-cell table:formula="of:=[.T279]-[.T$1]/400" office:value-type="float" office:value="0.0527962325000007">
            <text:p>0.052796</text:p>
          </table:table-cell>
          <table:table-cell table:formula="of:=[.U279]-[.U$1]/400" office:value-type="float" office:value="0.0527962325000007">
            <text:p>0.052796</text:p>
          </table:table-cell>
          <table:table-cell table:formula="of:=[.V279]-[.V$1]/400" office:value-type="float" office:value="0">
            <text:p>0.000000</text:p>
          </table:table-cell>
          <table:table-cell table:formula="of:=[.W279]-[.W$1]/400" office:value-type="float" office:value="-0.158388697499996">
            <text:p>-0.158389</text:p>
          </table:table-cell>
          <table:table-cell table:formula="of:=[.X279]-[.X$1]/400" office:value-type="float" office:value="0">
            <text:p>0.000000</text:p>
          </table:table-cell>
          <table:table-cell table:formula="of:=[.Y279]-[.Y$1]/400" office:value-type="float" office:value="0">
            <text:p>0.000000</text:p>
          </table:table-cell>
          <table:table-cell table:formula="of:=[.Z279]-[.Z$1]/400" office:value-type="float" office:value="0">
            <text:p>0.000000</text:p>
          </table:table-cell>
          <table:table-cell table:formula="of:=[.AA279]-[.AA$1]/400" office:value-type="float" office:value="0">
            <text:p>0.000000</text:p>
          </table:table-cell>
          <table:table-cell table:formula="of:=[.AB279]-[.AB$1]/400" office:value-type="float" office:value="0">
            <text:p>0.000000</text:p>
          </table:table-cell>
          <table:table-cell table:formula="of:=[.AC279]-[.AC$1]/400" office:value-type="float" office:value="0">
            <text:p>0.000000</text:p>
          </table:table-cell>
          <table:table-cell table:formula="of:=[.AD279]-[.AD$1]/400" office:value-type="float" office:value="0">
            <text:p>0.000000</text:p>
          </table:table-cell>
        </table:table-row>
        <table:table-row table:style-name="ro1">
          <table:table-cell table:formula="of:=[.A280]-[.A$1]/400" office:value-type="float" office:value="0">
            <text:p>0.000000</text:p>
          </table:table-cell>
          <table:table-cell table:formula="of:=[.B280]-[.B$1]/400" office:value-type="float" office:value="0">
            <text:p>0.000000</text:p>
          </table:table-cell>
          <table:table-cell table:formula="of:=[.C280]-[.C$1]/400" office:value-type="float" office:value="-0.114075299999998">
            <text:p>-0.114075</text:p>
          </table:table-cell>
          <table:table-cell table:formula="of:=[.D280]-[.D$1]/400" office:value-type="float" office:value="0.228150599999995">
            <text:p>0.228151</text:p>
          </table:table-cell>
          <table:table-cell table:formula="of:=[.E280]-[.E$1]/400" office:value-type="float" office:value="-0.114075299999998">
            <text:p>-0.114075</text:p>
          </table:table-cell>
          <table:table-cell table:formula="of:=[.F280]-[.F$1]/400" office:value-type="float" office:value="0">
            <text:p>0.000000</text:p>
          </table:table-cell>
          <table:table-cell table:formula="of:=[.G280]-[.G$1]/400" office:value-type="float" office:value="0">
            <text:p>0.000000</text:p>
          </table:table-cell>
          <table:table-cell table:formula="of:=[.H280]-[.H$1]/400" office:value-type="float" office:value="0">
            <text:p>0.000000</text:p>
          </table:table-cell>
          <table:table-cell table:formula="of:=[.I280]-[.I$1]/400" office:value-type="float" office:value="-0.114075299999998">
            <text:p>-0.114075</text:p>
          </table:table-cell>
          <table:table-cell table:formula="of:=[.J280]-[.J$1]/400" office:value-type="float" office:value="0.228150599999995">
            <text:p>0.228151</text:p>
          </table:table-cell>
          <table:table-cell table:formula="of:=[.K280]-[.K$1]/400" office:value-type="float" office:value="-0.114075299999998">
            <text:p>-0.114075</text:p>
          </table:table-cell>
          <table:table-cell table:formula="of:=[.L280]-[.L$1]/400" office:value-type="float" office:value="0">
            <text:p>0.000000</text:p>
          </table:table-cell>
          <table:table-cell table:formula="of:=[.M280]-[.M$1]/400" office:value-type="float" office:value="0.0523599000000007">
            <text:p>0.052360</text:p>
          </table:table-cell>
          <table:table-cell table:formula="of:=[.N280]-[.N$1]/400" office:value-type="float" office:value="-0.0523599000000007">
            <text:p>-0.052360</text:p>
          </table:table-cell>
          <table:table-cell table:formula="of:=[.O280]-[.O$1]/400" office:value-type="float" office:value="0">
            <text:p>0.000000</text:p>
          </table:table-cell>
          <table:table-cell table:formula="of:=[.P280]-[.P$1]/400" office:value-type="float" office:value="-0.157079699999996">
            <text:p>-0.157080</text:p>
          </table:table-cell>
          <table:table-cell table:formula="of:=[.Q280]-[.Q$1]/400" office:value-type="float" office:value="0">
            <text:p>0.000000</text:p>
          </table:table-cell>
          <table:table-cell table:formula="of:=[.R280]-[.R$1]/400" office:value-type="float" office:value="0">
            <text:p>0.000000</text:p>
          </table:table-cell>
          <table:table-cell table:formula="of:=[.S280]-[.S$1]/400" office:value-type="float" office:value="0">
            <text:p>0.000000</text:p>
          </table:table-cell>
          <table:table-cell table:formula="of:=[.T280]-[.T$1]/400" office:value-type="float" office:value="0.0523599000000007">
            <text:p>0.052360</text:p>
          </table:table-cell>
          <table:table-cell table:formula="of:=[.U280]-[.U$1]/400" office:value-type="float" office:value="0.0523599000000007">
            <text:p>0.052360</text:p>
          </table:table-cell>
          <table:table-cell table:formula="of:=[.V280]-[.V$1]/400" office:value-type="float" office:value="0">
            <text:p>0.000000</text:p>
          </table:table-cell>
          <table:table-cell table:formula="of:=[.W280]-[.W$1]/400" office:value-type="float" office:value="-0.157079699999996">
            <text:p>-0.157080</text:p>
          </table:table-cell>
          <table:table-cell table:formula="of:=[.X280]-[.X$1]/400" office:value-type="float" office:value="0">
            <text:p>0.000000</text:p>
          </table:table-cell>
          <table:table-cell table:formula="of:=[.Y280]-[.Y$1]/400" office:value-type="float" office:value="0">
            <text:p>0.000000</text:p>
          </table:table-cell>
          <table:table-cell table:formula="of:=[.Z280]-[.Z$1]/400" office:value-type="float" office:value="0">
            <text:p>0.000000</text:p>
          </table:table-cell>
          <table:table-cell table:formula="of:=[.AA280]-[.AA$1]/400" office:value-type="float" office:value="0">
            <text:p>0.000000</text:p>
          </table:table-cell>
          <table:table-cell table:formula="of:=[.AB280]-[.AB$1]/400" office:value-type="float" office:value="0">
            <text:p>0.000000</text:p>
          </table:table-cell>
          <table:table-cell table:formula="of:=[.AC280]-[.AC$1]/400" office:value-type="float" office:value="0">
            <text:p>0.000000</text:p>
          </table:table-cell>
          <table:table-cell table:formula="of:=[.AD280]-[.AD$1]/400" office:value-type="float" office:value="0">
            <text:p>0.000000</text:p>
          </table:table-cell>
        </table:table-row>
        <table:table-row table:style-name="ro1">
          <table:table-cell table:formula="of:=[.A281]-[.A$1]/400" office:value-type="float" office:value="0">
            <text:p>0.000000</text:p>
          </table:table-cell>
          <table:table-cell table:formula="of:=[.B281]-[.B$1]/400" office:value-type="float" office:value="0">
            <text:p>0.000000</text:p>
          </table:table-cell>
          <table:table-cell table:formula="of:=[.C281]-[.C$1]/400" office:value-type="float" office:value="-0.113124672499998">
            <text:p>-0.113125</text:p>
          </table:table-cell>
          <table:table-cell table:formula="of:=[.D281]-[.D$1]/400" office:value-type="float" office:value="0.226249344999995">
            <text:p>0.226249</text:p>
          </table:table-cell>
          <table:table-cell table:formula="of:=[.E281]-[.E$1]/400" office:value-type="float" office:value="-0.113124672499998">
            <text:p>-0.113125</text:p>
          </table:table-cell>
          <table:table-cell table:formula="of:=[.F281]-[.F$1]/400" office:value-type="float" office:value="0">
            <text:p>0.000000</text:p>
          </table:table-cell>
          <table:table-cell table:formula="of:=[.G281]-[.G$1]/400" office:value-type="float" office:value="0">
            <text:p>0.000000</text:p>
          </table:table-cell>
          <table:table-cell table:formula="of:=[.H281]-[.H$1]/400" office:value-type="float" office:value="0">
            <text:p>0.000000</text:p>
          </table:table-cell>
          <table:table-cell table:formula="of:=[.I281]-[.I$1]/400" office:value-type="float" office:value="-0.113124672499998">
            <text:p>-0.113125</text:p>
          </table:table-cell>
          <table:table-cell table:formula="of:=[.J281]-[.J$1]/400" office:value-type="float" office:value="0.226249344999995">
            <text:p>0.226249</text:p>
          </table:table-cell>
          <table:table-cell table:formula="of:=[.K281]-[.K$1]/400" office:value-type="float" office:value="-0.113124672499998">
            <text:p>-0.113125</text:p>
          </table:table-cell>
          <table:table-cell table:formula="of:=[.L281]-[.L$1]/400" office:value-type="float" office:value="0">
            <text:p>0.000000</text:p>
          </table:table-cell>
          <table:table-cell table:formula="of:=[.M281]-[.M$1]/400" office:value-type="float" office:value="0.0519235675000007">
            <text:p>0.051924</text:p>
          </table:table-cell>
          <table:table-cell table:formula="of:=[.N281]-[.N$1]/400" office:value-type="float" office:value="-0.0519235675000007">
            <text:p>-0.051924</text:p>
          </table:table-cell>
          <table:table-cell table:formula="of:=[.O281]-[.O$1]/400" office:value-type="float" office:value="0">
            <text:p>0.000000</text:p>
          </table:table-cell>
          <table:table-cell table:formula="of:=[.P281]-[.P$1]/400" office:value-type="float" office:value="-0.155770702499996">
            <text:p>-0.155771</text:p>
          </table:table-cell>
          <table:table-cell table:formula="of:=[.Q281]-[.Q$1]/400" office:value-type="float" office:value="0">
            <text:p>0.000000</text:p>
          </table:table-cell>
          <table:table-cell table:formula="of:=[.R281]-[.R$1]/400" office:value-type="float" office:value="0">
            <text:p>0.000000</text:p>
          </table:table-cell>
          <table:table-cell table:formula="of:=[.S281]-[.S$1]/400" office:value-type="float" office:value="0">
            <text:p>0.000000</text:p>
          </table:table-cell>
          <table:table-cell table:formula="of:=[.T281]-[.T$1]/400" office:value-type="float" office:value="0.0519235675000007">
            <text:p>0.051924</text:p>
          </table:table-cell>
          <table:table-cell table:formula="of:=[.U281]-[.U$1]/400" office:value-type="float" office:value="0.0519235675000007">
            <text:p>0.051924</text:p>
          </table:table-cell>
          <table:table-cell table:formula="of:=[.V281]-[.V$1]/400" office:value-type="float" office:value="0">
            <text:p>0.000000</text:p>
          </table:table-cell>
          <table:table-cell table:formula="of:=[.W281]-[.W$1]/400" office:value-type="float" office:value="-0.155770702499996">
            <text:p>-0.155771</text:p>
          </table:table-cell>
          <table:table-cell table:formula="of:=[.X281]-[.X$1]/400" office:value-type="float" office:value="0">
            <text:p>0.000000</text:p>
          </table:table-cell>
          <table:table-cell table:formula="of:=[.Y281]-[.Y$1]/400" office:value-type="float" office:value="0">
            <text:p>0.000000</text:p>
          </table:table-cell>
          <table:table-cell table:formula="of:=[.Z281]-[.Z$1]/400" office:value-type="float" office:value="0">
            <text:p>0.000000</text:p>
          </table:table-cell>
          <table:table-cell table:formula="of:=[.AA281]-[.AA$1]/400" office:value-type="float" office:value="0">
            <text:p>0.000000</text:p>
          </table:table-cell>
          <table:table-cell table:formula="of:=[.AB281]-[.AB$1]/400" office:value-type="float" office:value="0">
            <text:p>0.000000</text:p>
          </table:table-cell>
          <table:table-cell table:formula="of:=[.AC281]-[.AC$1]/400" office:value-type="float" office:value="0">
            <text:p>0.000000</text:p>
          </table:table-cell>
          <table:table-cell table:formula="of:=[.AD281]-[.AD$1]/400" office:value-type="float" office:value="0">
            <text:p>0.000000</text:p>
          </table:table-cell>
        </table:table-row>
        <table:table-row table:style-name="ro1">
          <table:table-cell table:formula="of:=[.A282]-[.A$1]/400" office:value-type="float" office:value="0">
            <text:p>0.000000</text:p>
          </table:table-cell>
          <table:table-cell table:formula="of:=[.B282]-[.B$1]/400" office:value-type="float" office:value="0">
            <text:p>0.000000</text:p>
          </table:table-cell>
          <table:table-cell table:formula="of:=[.C282]-[.C$1]/400" office:value-type="float" office:value="-0.112174044999998">
            <text:p>-0.112174</text:p>
          </table:table-cell>
          <table:table-cell table:formula="of:=[.D282]-[.D$1]/400" office:value-type="float" office:value="0.224348089999995">
            <text:p>0.224348</text:p>
          </table:table-cell>
          <table:table-cell table:formula="of:=[.E282]-[.E$1]/400" office:value-type="float" office:value="-0.112174044999998">
            <text:p>-0.112174</text:p>
          </table:table-cell>
          <table:table-cell table:formula="of:=[.F282]-[.F$1]/400" office:value-type="float" office:value="0">
            <text:p>0.000000</text:p>
          </table:table-cell>
          <table:table-cell table:formula="of:=[.G282]-[.G$1]/400" office:value-type="float" office:value="0">
            <text:p>0.000000</text:p>
          </table:table-cell>
          <table:table-cell table:formula="of:=[.H282]-[.H$1]/400" office:value-type="float" office:value="0">
            <text:p>0.000000</text:p>
          </table:table-cell>
          <table:table-cell table:formula="of:=[.I282]-[.I$1]/400" office:value-type="float" office:value="-0.112174044999998">
            <text:p>-0.112174</text:p>
          </table:table-cell>
          <table:table-cell table:formula="of:=[.J282]-[.J$1]/400" office:value-type="float" office:value="0.224348089999995">
            <text:p>0.224348</text:p>
          </table:table-cell>
          <table:table-cell table:formula="of:=[.K282]-[.K$1]/400" office:value-type="float" office:value="-0.112174044999998">
            <text:p>-0.112174</text:p>
          </table:table-cell>
          <table:table-cell table:formula="of:=[.L282]-[.L$1]/400" office:value-type="float" office:value="0">
            <text:p>0.000000</text:p>
          </table:table-cell>
          <table:table-cell table:formula="of:=[.M282]-[.M$1]/400" office:value-type="float" office:value="0.0514872350000007">
            <text:p>0.051487</text:p>
          </table:table-cell>
          <table:table-cell table:formula="of:=[.N282]-[.N$1]/400" office:value-type="float" office:value="-0.0514872350000007">
            <text:p>-0.051487</text:p>
          </table:table-cell>
          <table:table-cell table:formula="of:=[.O282]-[.O$1]/400" office:value-type="float" office:value="0">
            <text:p>0.000000</text:p>
          </table:table-cell>
          <table:table-cell table:formula="of:=[.P282]-[.P$1]/400" office:value-type="float" office:value="-0.154461704999996">
            <text:p>-0.154462</text:p>
          </table:table-cell>
          <table:table-cell table:formula="of:=[.Q282]-[.Q$1]/400" office:value-type="float" office:value="0">
            <text:p>0.000000</text:p>
          </table:table-cell>
          <table:table-cell table:formula="of:=[.R282]-[.R$1]/400" office:value-type="float" office:value="0">
            <text:p>0.000000</text:p>
          </table:table-cell>
          <table:table-cell table:formula="of:=[.S282]-[.S$1]/400" office:value-type="float" office:value="0">
            <text:p>0.000000</text:p>
          </table:table-cell>
          <table:table-cell table:formula="of:=[.T282]-[.T$1]/400" office:value-type="float" office:value="0.0514872350000007">
            <text:p>0.051487</text:p>
          </table:table-cell>
          <table:table-cell table:formula="of:=[.U282]-[.U$1]/400" office:value-type="float" office:value="0.0514872350000007">
            <text:p>0.051487</text:p>
          </table:table-cell>
          <table:table-cell table:formula="of:=[.V282]-[.V$1]/400" office:value-type="float" office:value="0">
            <text:p>0.000000</text:p>
          </table:table-cell>
          <table:table-cell table:formula="of:=[.W282]-[.W$1]/400" office:value-type="float" office:value="-0.154461704999996">
            <text:p>-0.154462</text:p>
          </table:table-cell>
          <table:table-cell table:formula="of:=[.X282]-[.X$1]/400" office:value-type="float" office:value="0">
            <text:p>0.000000</text:p>
          </table:table-cell>
          <table:table-cell table:formula="of:=[.Y282]-[.Y$1]/400" office:value-type="float" office:value="0">
            <text:p>0.000000</text:p>
          </table:table-cell>
          <table:table-cell table:formula="of:=[.Z282]-[.Z$1]/400" office:value-type="float" office:value="0">
            <text:p>0.000000</text:p>
          </table:table-cell>
          <table:table-cell table:formula="of:=[.AA282]-[.AA$1]/400" office:value-type="float" office:value="0">
            <text:p>0.000000</text:p>
          </table:table-cell>
          <table:table-cell table:formula="of:=[.AB282]-[.AB$1]/400" office:value-type="float" office:value="0">
            <text:p>0.000000</text:p>
          </table:table-cell>
          <table:table-cell table:formula="of:=[.AC282]-[.AC$1]/400" office:value-type="float" office:value="0">
            <text:p>0.000000</text:p>
          </table:table-cell>
          <table:table-cell table:formula="of:=[.AD282]-[.AD$1]/400" office:value-type="float" office:value="0">
            <text:p>0.000000</text:p>
          </table:table-cell>
        </table:table-row>
        <table:table-row table:style-name="ro1">
          <table:table-cell table:formula="of:=[.A283]-[.A$1]/400" office:value-type="float" office:value="0">
            <text:p>0.000000</text:p>
          </table:table-cell>
          <table:table-cell table:formula="of:=[.B283]-[.B$1]/400" office:value-type="float" office:value="0">
            <text:p>0.000000</text:p>
          </table:table-cell>
          <table:table-cell table:formula="of:=[.C283]-[.C$1]/400" office:value-type="float" office:value="-0.111223417499998">
            <text:p>-0.111223</text:p>
          </table:table-cell>
          <table:table-cell table:formula="of:=[.D283]-[.D$1]/400" office:value-type="float" office:value="0.222446834999995">
            <text:p>0.222447</text:p>
          </table:table-cell>
          <table:table-cell table:formula="of:=[.E283]-[.E$1]/400" office:value-type="float" office:value="-0.111223417499998">
            <text:p>-0.111223</text:p>
          </table:table-cell>
          <table:table-cell table:formula="of:=[.F283]-[.F$1]/400" office:value-type="float" office:value="0">
            <text:p>0.000000</text:p>
          </table:table-cell>
          <table:table-cell table:formula="of:=[.G283]-[.G$1]/400" office:value-type="float" office:value="0">
            <text:p>0.000000</text:p>
          </table:table-cell>
          <table:table-cell table:formula="of:=[.H283]-[.H$1]/400" office:value-type="float" office:value="0">
            <text:p>0.000000</text:p>
          </table:table-cell>
          <table:table-cell table:formula="of:=[.I283]-[.I$1]/400" office:value-type="float" office:value="-0.111223417499998">
            <text:p>-0.111223</text:p>
          </table:table-cell>
          <table:table-cell table:formula="of:=[.J283]-[.J$1]/400" office:value-type="float" office:value="0.222446834999995">
            <text:p>0.222447</text:p>
          </table:table-cell>
          <table:table-cell table:formula="of:=[.K283]-[.K$1]/400" office:value-type="float" office:value="-0.111223417499998">
            <text:p>-0.111223</text:p>
          </table:table-cell>
          <table:table-cell table:formula="of:=[.L283]-[.L$1]/400" office:value-type="float" office:value="0">
            <text:p>0.000000</text:p>
          </table:table-cell>
          <table:table-cell table:formula="of:=[.M283]-[.M$1]/400" office:value-type="float" office:value="0.0510509025000007">
            <text:p>0.051051</text:p>
          </table:table-cell>
          <table:table-cell table:formula="of:=[.N283]-[.N$1]/400" office:value-type="float" office:value="-0.0510509025000007">
            <text:p>-0.051051</text:p>
          </table:table-cell>
          <table:table-cell table:formula="of:=[.O283]-[.O$1]/400" office:value-type="float" office:value="0">
            <text:p>0.000000</text:p>
          </table:table-cell>
          <table:table-cell table:formula="of:=[.P283]-[.P$1]/400" office:value-type="float" office:value="-0.153152707499996">
            <text:p>-0.153153</text:p>
          </table:table-cell>
          <table:table-cell table:formula="of:=[.Q283]-[.Q$1]/400" office:value-type="float" office:value="0">
            <text:p>0.000000</text:p>
          </table:table-cell>
          <table:table-cell table:formula="of:=[.R283]-[.R$1]/400" office:value-type="float" office:value="0">
            <text:p>0.000000</text:p>
          </table:table-cell>
          <table:table-cell table:formula="of:=[.S283]-[.S$1]/400" office:value-type="float" office:value="0">
            <text:p>0.000000</text:p>
          </table:table-cell>
          <table:table-cell table:formula="of:=[.T283]-[.T$1]/400" office:value-type="float" office:value="0.0510509025000007">
            <text:p>0.051051</text:p>
          </table:table-cell>
          <table:table-cell table:formula="of:=[.U283]-[.U$1]/400" office:value-type="float" office:value="0.0510509025000007">
            <text:p>0.051051</text:p>
          </table:table-cell>
          <table:table-cell table:formula="of:=[.V283]-[.V$1]/400" office:value-type="float" office:value="0">
            <text:p>0.000000</text:p>
          </table:table-cell>
          <table:table-cell table:formula="of:=[.W283]-[.W$1]/400" office:value-type="float" office:value="-0.153152707499996">
            <text:p>-0.153153</text:p>
          </table:table-cell>
          <table:table-cell table:formula="of:=[.X283]-[.X$1]/400" office:value-type="float" office:value="0">
            <text:p>0.000000</text:p>
          </table:table-cell>
          <table:table-cell table:formula="of:=[.Y283]-[.Y$1]/400" office:value-type="float" office:value="0">
            <text:p>0.000000</text:p>
          </table:table-cell>
          <table:table-cell table:formula="of:=[.Z283]-[.Z$1]/400" office:value-type="float" office:value="0">
            <text:p>0.000000</text:p>
          </table:table-cell>
          <table:table-cell table:formula="of:=[.AA283]-[.AA$1]/400" office:value-type="float" office:value="0">
            <text:p>0.000000</text:p>
          </table:table-cell>
          <table:table-cell table:formula="of:=[.AB283]-[.AB$1]/400" office:value-type="float" office:value="0">
            <text:p>0.000000</text:p>
          </table:table-cell>
          <table:table-cell table:formula="of:=[.AC283]-[.AC$1]/400" office:value-type="float" office:value="0">
            <text:p>0.000000</text:p>
          </table:table-cell>
          <table:table-cell table:formula="of:=[.AD283]-[.AD$1]/400" office:value-type="float" office:value="0">
            <text:p>0.000000</text:p>
          </table:table-cell>
        </table:table-row>
        <table:table-row table:style-name="ro1">
          <table:table-cell table:formula="of:=[.A284]-[.A$1]/400" office:value-type="float" office:value="0">
            <text:p>0.000000</text:p>
          </table:table-cell>
          <table:table-cell table:formula="of:=[.B284]-[.B$1]/400" office:value-type="float" office:value="0">
            <text:p>0.000000</text:p>
          </table:table-cell>
          <table:table-cell table:formula="of:=[.C284]-[.C$1]/400" office:value-type="float" office:value="-0.110272789999998">
            <text:p>-0.110273</text:p>
          </table:table-cell>
          <table:table-cell table:formula="of:=[.D284]-[.D$1]/400" office:value-type="float" office:value="0.220545579999995">
            <text:p>0.220546</text:p>
          </table:table-cell>
          <table:table-cell table:formula="of:=[.E284]-[.E$1]/400" office:value-type="float" office:value="-0.110272789999998">
            <text:p>-0.110273</text:p>
          </table:table-cell>
          <table:table-cell table:formula="of:=[.F284]-[.F$1]/400" office:value-type="float" office:value="0">
            <text:p>0.000000</text:p>
          </table:table-cell>
          <table:table-cell table:formula="of:=[.G284]-[.G$1]/400" office:value-type="float" office:value="0">
            <text:p>0.000000</text:p>
          </table:table-cell>
          <table:table-cell table:formula="of:=[.H284]-[.H$1]/400" office:value-type="float" office:value="0">
            <text:p>0.000000</text:p>
          </table:table-cell>
          <table:table-cell table:formula="of:=[.I284]-[.I$1]/400" office:value-type="float" office:value="-0.110272789999998">
            <text:p>-0.110273</text:p>
          </table:table-cell>
          <table:table-cell table:formula="of:=[.J284]-[.J$1]/400" office:value-type="float" office:value="0.220545579999995">
            <text:p>0.220546</text:p>
          </table:table-cell>
          <table:table-cell table:formula="of:=[.K284]-[.K$1]/400" office:value-type="float" office:value="-0.110272789999998">
            <text:p>-0.110273</text:p>
          </table:table-cell>
          <table:table-cell table:formula="of:=[.L284]-[.L$1]/400" office:value-type="float" office:value="0">
            <text:p>0.000000</text:p>
          </table:table-cell>
          <table:table-cell table:formula="of:=[.M284]-[.M$1]/400" office:value-type="float" office:value="0.0506145700000007">
            <text:p>0.050615</text:p>
          </table:table-cell>
          <table:table-cell table:formula="of:=[.N284]-[.N$1]/400" office:value-type="float" office:value="-0.0506145700000007">
            <text:p>-0.050615</text:p>
          </table:table-cell>
          <table:table-cell table:formula="of:=[.O284]-[.O$1]/400" office:value-type="float" office:value="0">
            <text:p>0.000000</text:p>
          </table:table-cell>
          <table:table-cell table:formula="of:=[.P284]-[.P$1]/400" office:value-type="float" office:value="-0.151843709999996">
            <text:p>-0.151844</text:p>
          </table:table-cell>
          <table:table-cell table:formula="of:=[.Q284]-[.Q$1]/400" office:value-type="float" office:value="0">
            <text:p>0.000000</text:p>
          </table:table-cell>
          <table:table-cell table:formula="of:=[.R284]-[.R$1]/400" office:value-type="float" office:value="0">
            <text:p>0.000000</text:p>
          </table:table-cell>
          <table:table-cell table:formula="of:=[.S284]-[.S$1]/400" office:value-type="float" office:value="0">
            <text:p>0.000000</text:p>
          </table:table-cell>
          <table:table-cell table:formula="of:=[.T284]-[.T$1]/400" office:value-type="float" office:value="0.0506145700000007">
            <text:p>0.050615</text:p>
          </table:table-cell>
          <table:table-cell table:formula="of:=[.U284]-[.U$1]/400" office:value-type="float" office:value="0.0506145700000007">
            <text:p>0.050615</text:p>
          </table:table-cell>
          <table:table-cell table:formula="of:=[.V284]-[.V$1]/400" office:value-type="float" office:value="0">
            <text:p>0.000000</text:p>
          </table:table-cell>
          <table:table-cell table:formula="of:=[.W284]-[.W$1]/400" office:value-type="float" office:value="-0.151843709999996">
            <text:p>-0.151844</text:p>
          </table:table-cell>
          <table:table-cell table:formula="of:=[.X284]-[.X$1]/400" office:value-type="float" office:value="0">
            <text:p>0.000000</text:p>
          </table:table-cell>
          <table:table-cell table:formula="of:=[.Y284]-[.Y$1]/400" office:value-type="float" office:value="0">
            <text:p>0.000000</text:p>
          </table:table-cell>
          <table:table-cell table:formula="of:=[.Z284]-[.Z$1]/400" office:value-type="float" office:value="0">
            <text:p>0.000000</text:p>
          </table:table-cell>
          <table:table-cell table:formula="of:=[.AA284]-[.AA$1]/400" office:value-type="float" office:value="0">
            <text:p>0.000000</text:p>
          </table:table-cell>
          <table:table-cell table:formula="of:=[.AB284]-[.AB$1]/400" office:value-type="float" office:value="0">
            <text:p>0.000000</text:p>
          </table:table-cell>
          <table:table-cell table:formula="of:=[.AC284]-[.AC$1]/400" office:value-type="float" office:value="0">
            <text:p>0.000000</text:p>
          </table:table-cell>
          <table:table-cell table:formula="of:=[.AD284]-[.AD$1]/400" office:value-type="float" office:value="0">
            <text:p>0.000000</text:p>
          </table:table-cell>
        </table:table-row>
        <table:table-row table:style-name="ro1">
          <table:table-cell table:formula="of:=[.A285]-[.A$1]/400" office:value-type="float" office:value="0">
            <text:p>0.000000</text:p>
          </table:table-cell>
          <table:table-cell table:formula="of:=[.B285]-[.B$1]/400" office:value-type="float" office:value="0">
            <text:p>0.000000</text:p>
          </table:table-cell>
          <table:table-cell table:formula="of:=[.C285]-[.C$1]/400" office:value-type="float" office:value="-0.109322162499998">
            <text:p>-0.109322</text:p>
          </table:table-cell>
          <table:table-cell table:formula="of:=[.D285]-[.D$1]/400" office:value-type="float" office:value="0.218644324999995">
            <text:p>0.218644</text:p>
          </table:table-cell>
          <table:table-cell table:formula="of:=[.E285]-[.E$1]/400" office:value-type="float" office:value="-0.109322162499998">
            <text:p>-0.109322</text:p>
          </table:table-cell>
          <table:table-cell table:formula="of:=[.F285]-[.F$1]/400" office:value-type="float" office:value="0">
            <text:p>0.000000</text:p>
          </table:table-cell>
          <table:table-cell table:formula="of:=[.G285]-[.G$1]/400" office:value-type="float" office:value="0">
            <text:p>0.000000</text:p>
          </table:table-cell>
          <table:table-cell table:formula="of:=[.H285]-[.H$1]/400" office:value-type="float" office:value="0">
            <text:p>0.000000</text:p>
          </table:table-cell>
          <table:table-cell table:formula="of:=[.I285]-[.I$1]/400" office:value-type="float" office:value="-0.109322162499998">
            <text:p>-0.109322</text:p>
          </table:table-cell>
          <table:table-cell table:formula="of:=[.J285]-[.J$1]/400" office:value-type="float" office:value="0.218644324999995">
            <text:p>0.218644</text:p>
          </table:table-cell>
          <table:table-cell table:formula="of:=[.K285]-[.K$1]/400" office:value-type="float" office:value="-0.109322162499998">
            <text:p>-0.109322</text:p>
          </table:table-cell>
          <table:table-cell table:formula="of:=[.L285]-[.L$1]/400" office:value-type="float" office:value="0">
            <text:p>0.000000</text:p>
          </table:table-cell>
          <table:table-cell table:formula="of:=[.M285]-[.M$1]/400" office:value-type="float" office:value="0.0501782375000008">
            <text:p>0.050178</text:p>
          </table:table-cell>
          <table:table-cell table:formula="of:=[.N285]-[.N$1]/400" office:value-type="float" office:value="-0.0501782375000008">
            <text:p>-0.050178</text:p>
          </table:table-cell>
          <table:table-cell table:formula="of:=[.O285]-[.O$1]/400" office:value-type="float" office:value="0">
            <text:p>0.000000</text:p>
          </table:table-cell>
          <table:table-cell table:formula="of:=[.P285]-[.P$1]/400" office:value-type="float" office:value="-0.150534712499996">
            <text:p>-0.150535</text:p>
          </table:table-cell>
          <table:table-cell table:formula="of:=[.Q285]-[.Q$1]/400" office:value-type="float" office:value="0">
            <text:p>0.000000</text:p>
          </table:table-cell>
          <table:table-cell table:formula="of:=[.R285]-[.R$1]/400" office:value-type="float" office:value="0">
            <text:p>0.000000</text:p>
          </table:table-cell>
          <table:table-cell table:formula="of:=[.S285]-[.S$1]/400" office:value-type="float" office:value="0">
            <text:p>0.000000</text:p>
          </table:table-cell>
          <table:table-cell table:formula="of:=[.T285]-[.T$1]/400" office:value-type="float" office:value="0.0501782375000008">
            <text:p>0.050178</text:p>
          </table:table-cell>
          <table:table-cell table:formula="of:=[.U285]-[.U$1]/400" office:value-type="float" office:value="0.0501782375000008">
            <text:p>0.050178</text:p>
          </table:table-cell>
          <table:table-cell table:formula="of:=[.V285]-[.V$1]/400" office:value-type="float" office:value="0">
            <text:p>0.000000</text:p>
          </table:table-cell>
          <table:table-cell table:formula="of:=[.W285]-[.W$1]/400" office:value-type="float" office:value="-0.150534712499996">
            <text:p>-0.150535</text:p>
          </table:table-cell>
          <table:table-cell table:formula="of:=[.X285]-[.X$1]/400" office:value-type="float" office:value="0">
            <text:p>0.000000</text:p>
          </table:table-cell>
          <table:table-cell table:formula="of:=[.Y285]-[.Y$1]/400" office:value-type="float" office:value="0">
            <text:p>0.000000</text:p>
          </table:table-cell>
          <table:table-cell table:formula="of:=[.Z285]-[.Z$1]/400" office:value-type="float" office:value="0">
            <text:p>0.000000</text:p>
          </table:table-cell>
          <table:table-cell table:formula="of:=[.AA285]-[.AA$1]/400" office:value-type="float" office:value="0">
            <text:p>0.000000</text:p>
          </table:table-cell>
          <table:table-cell table:formula="of:=[.AB285]-[.AB$1]/400" office:value-type="float" office:value="0">
            <text:p>0.000000</text:p>
          </table:table-cell>
          <table:table-cell table:formula="of:=[.AC285]-[.AC$1]/400" office:value-type="float" office:value="0">
            <text:p>0.000000</text:p>
          </table:table-cell>
          <table:table-cell table:formula="of:=[.AD285]-[.AD$1]/400" office:value-type="float" office:value="0">
            <text:p>0.000000</text:p>
          </table:table-cell>
        </table:table-row>
        <table:table-row table:style-name="ro1">
          <table:table-cell table:formula="of:=[.A286]-[.A$1]/400" office:value-type="float" office:value="0">
            <text:p>0.000000</text:p>
          </table:table-cell>
          <table:table-cell table:formula="of:=[.B286]-[.B$1]/400" office:value-type="float" office:value="0">
            <text:p>0.000000</text:p>
          </table:table-cell>
          <table:table-cell table:formula="of:=[.C286]-[.C$1]/400" office:value-type="float" office:value="-0.108371534999998">
            <text:p>-0.108372</text:p>
          </table:table-cell>
          <table:table-cell table:formula="of:=[.D286]-[.D$1]/400" office:value-type="float" office:value="0.216743069999995">
            <text:p>0.216743</text:p>
          </table:table-cell>
          <table:table-cell table:formula="of:=[.E286]-[.E$1]/400" office:value-type="float" office:value="-0.108371534999998">
            <text:p>-0.108372</text:p>
          </table:table-cell>
          <table:table-cell table:formula="of:=[.F286]-[.F$1]/400" office:value-type="float" office:value="0">
            <text:p>0.000000</text:p>
          </table:table-cell>
          <table:table-cell table:formula="of:=[.G286]-[.G$1]/400" office:value-type="float" office:value="0">
            <text:p>0.000000</text:p>
          </table:table-cell>
          <table:table-cell table:formula="of:=[.H286]-[.H$1]/400" office:value-type="float" office:value="0">
            <text:p>0.000000</text:p>
          </table:table-cell>
          <table:table-cell table:formula="of:=[.I286]-[.I$1]/400" office:value-type="float" office:value="-0.108371534999998">
            <text:p>-0.108372</text:p>
          </table:table-cell>
          <table:table-cell table:formula="of:=[.J286]-[.J$1]/400" office:value-type="float" office:value="0.216743069999995">
            <text:p>0.216743</text:p>
          </table:table-cell>
          <table:table-cell table:formula="of:=[.K286]-[.K$1]/400" office:value-type="float" office:value="-0.108371534999998">
            <text:p>-0.108372</text:p>
          </table:table-cell>
          <table:table-cell table:formula="of:=[.L286]-[.L$1]/400" office:value-type="float" office:value="0">
            <text:p>0.000000</text:p>
          </table:table-cell>
          <table:table-cell table:formula="of:=[.M286]-[.M$1]/400" office:value-type="float" office:value="0.0497419050000008">
            <text:p>0.049742</text:p>
          </table:table-cell>
          <table:table-cell table:formula="of:=[.N286]-[.N$1]/400" office:value-type="float" office:value="-0.0497419050000008">
            <text:p>-0.049742</text:p>
          </table:table-cell>
          <table:table-cell table:formula="of:=[.O286]-[.O$1]/400" office:value-type="float" office:value="0">
            <text:p>0.000000</text:p>
          </table:table-cell>
          <table:table-cell table:formula="of:=[.P286]-[.P$1]/400" office:value-type="float" office:value="-0.149225714999996">
            <text:p>-0.149226</text:p>
          </table:table-cell>
          <table:table-cell table:formula="of:=[.Q286]-[.Q$1]/400" office:value-type="float" office:value="0">
            <text:p>0.000000</text:p>
          </table:table-cell>
          <table:table-cell table:formula="of:=[.R286]-[.R$1]/400" office:value-type="float" office:value="0">
            <text:p>0.000000</text:p>
          </table:table-cell>
          <table:table-cell table:formula="of:=[.S286]-[.S$1]/400" office:value-type="float" office:value="0">
            <text:p>0.000000</text:p>
          </table:table-cell>
          <table:table-cell table:formula="of:=[.T286]-[.T$1]/400" office:value-type="float" office:value="0.0497419050000008">
            <text:p>0.049742</text:p>
          </table:table-cell>
          <table:table-cell table:formula="of:=[.U286]-[.U$1]/400" office:value-type="float" office:value="0.0497419050000008">
            <text:p>0.049742</text:p>
          </table:table-cell>
          <table:table-cell table:formula="of:=[.V286]-[.V$1]/400" office:value-type="float" office:value="0">
            <text:p>0.000000</text:p>
          </table:table-cell>
          <table:table-cell table:formula="of:=[.W286]-[.W$1]/400" office:value-type="float" office:value="-0.149225714999996">
            <text:p>-0.149226</text:p>
          </table:table-cell>
          <table:table-cell table:formula="of:=[.X286]-[.X$1]/400" office:value-type="float" office:value="0">
            <text:p>0.000000</text:p>
          </table:table-cell>
          <table:table-cell table:formula="of:=[.Y286]-[.Y$1]/400" office:value-type="float" office:value="0">
            <text:p>0.000000</text:p>
          </table:table-cell>
          <table:table-cell table:formula="of:=[.Z286]-[.Z$1]/400" office:value-type="float" office:value="0">
            <text:p>0.000000</text:p>
          </table:table-cell>
          <table:table-cell table:formula="of:=[.AA286]-[.AA$1]/400" office:value-type="float" office:value="0">
            <text:p>0.000000</text:p>
          </table:table-cell>
          <table:table-cell table:formula="of:=[.AB286]-[.AB$1]/400" office:value-type="float" office:value="0">
            <text:p>0.000000</text:p>
          </table:table-cell>
          <table:table-cell table:formula="of:=[.AC286]-[.AC$1]/400" office:value-type="float" office:value="0">
            <text:p>0.000000</text:p>
          </table:table-cell>
          <table:table-cell table:formula="of:=[.AD286]-[.AD$1]/400" office:value-type="float" office:value="0">
            <text:p>0.000000</text:p>
          </table:table-cell>
        </table:table-row>
        <table:table-row table:style-name="ro1">
          <table:table-cell table:formula="of:=[.A287]-[.A$1]/400" office:value-type="float" office:value="0">
            <text:p>0.000000</text:p>
          </table:table-cell>
          <table:table-cell table:formula="of:=[.B287]-[.B$1]/400" office:value-type="float" office:value="0">
            <text:p>0.000000</text:p>
          </table:table-cell>
          <table:table-cell table:formula="of:=[.C287]-[.C$1]/400" office:value-type="float" office:value="-0.107420907499998">
            <text:p>-0.107421</text:p>
          </table:table-cell>
          <table:table-cell table:formula="of:=[.D287]-[.D$1]/400" office:value-type="float" office:value="0.214841814999995">
            <text:p>0.214842</text:p>
          </table:table-cell>
          <table:table-cell table:formula="of:=[.E287]-[.E$1]/400" office:value-type="float" office:value="-0.107420907499998">
            <text:p>-0.107421</text:p>
          </table:table-cell>
          <table:table-cell table:formula="of:=[.F287]-[.F$1]/400" office:value-type="float" office:value="0">
            <text:p>0.000000</text:p>
          </table:table-cell>
          <table:table-cell table:formula="of:=[.G287]-[.G$1]/400" office:value-type="float" office:value="0">
            <text:p>0.000000</text:p>
          </table:table-cell>
          <table:table-cell table:formula="of:=[.H287]-[.H$1]/400" office:value-type="float" office:value="0">
            <text:p>0.000000</text:p>
          </table:table-cell>
          <table:table-cell table:formula="of:=[.I287]-[.I$1]/400" office:value-type="float" office:value="-0.107420907499998">
            <text:p>-0.107421</text:p>
          </table:table-cell>
          <table:table-cell table:formula="of:=[.J287]-[.J$1]/400" office:value-type="float" office:value="0.214841814999995">
            <text:p>0.214842</text:p>
          </table:table-cell>
          <table:table-cell table:formula="of:=[.K287]-[.K$1]/400" office:value-type="float" office:value="-0.107420907499998">
            <text:p>-0.107421</text:p>
          </table:table-cell>
          <table:table-cell table:formula="of:=[.L287]-[.L$1]/400" office:value-type="float" office:value="0">
            <text:p>0.000000</text:p>
          </table:table-cell>
          <table:table-cell table:formula="of:=[.M287]-[.M$1]/400" office:value-type="float" office:value="0.0493055725000008">
            <text:p>0.049306</text:p>
          </table:table-cell>
          <table:table-cell table:formula="of:=[.N287]-[.N$1]/400" office:value-type="float" office:value="-0.0493055725000008">
            <text:p>-0.049306</text:p>
          </table:table-cell>
          <table:table-cell table:formula="of:=[.O287]-[.O$1]/400" office:value-type="float" office:value="0">
            <text:p>0.000000</text:p>
          </table:table-cell>
          <table:table-cell table:formula="of:=[.P287]-[.P$1]/400" office:value-type="float" office:value="-0.147916717499996">
            <text:p>-0.147917</text:p>
          </table:table-cell>
          <table:table-cell table:formula="of:=[.Q287]-[.Q$1]/400" office:value-type="float" office:value="0">
            <text:p>0.000000</text:p>
          </table:table-cell>
          <table:table-cell table:formula="of:=[.R287]-[.R$1]/400" office:value-type="float" office:value="0">
            <text:p>0.000000</text:p>
          </table:table-cell>
          <table:table-cell table:formula="of:=[.S287]-[.S$1]/400" office:value-type="float" office:value="0">
            <text:p>0.000000</text:p>
          </table:table-cell>
          <table:table-cell table:formula="of:=[.T287]-[.T$1]/400" office:value-type="float" office:value="0.0493055725000008">
            <text:p>0.049306</text:p>
          </table:table-cell>
          <table:table-cell table:formula="of:=[.U287]-[.U$1]/400" office:value-type="float" office:value="0.0493055725000008">
            <text:p>0.049306</text:p>
          </table:table-cell>
          <table:table-cell table:formula="of:=[.V287]-[.V$1]/400" office:value-type="float" office:value="0">
            <text:p>0.000000</text:p>
          </table:table-cell>
          <table:table-cell table:formula="of:=[.W287]-[.W$1]/400" office:value-type="float" office:value="-0.147916717499996">
            <text:p>-0.147917</text:p>
          </table:table-cell>
          <table:table-cell table:formula="of:=[.X287]-[.X$1]/400" office:value-type="float" office:value="0">
            <text:p>0.000000</text:p>
          </table:table-cell>
          <table:table-cell table:formula="of:=[.Y287]-[.Y$1]/400" office:value-type="float" office:value="0">
            <text:p>0.000000</text:p>
          </table:table-cell>
          <table:table-cell table:formula="of:=[.Z287]-[.Z$1]/400" office:value-type="float" office:value="0">
            <text:p>0.000000</text:p>
          </table:table-cell>
          <table:table-cell table:formula="of:=[.AA287]-[.AA$1]/400" office:value-type="float" office:value="0">
            <text:p>0.000000</text:p>
          </table:table-cell>
          <table:table-cell table:formula="of:=[.AB287]-[.AB$1]/400" office:value-type="float" office:value="0">
            <text:p>0.000000</text:p>
          </table:table-cell>
          <table:table-cell table:formula="of:=[.AC287]-[.AC$1]/400" office:value-type="float" office:value="0">
            <text:p>0.000000</text:p>
          </table:table-cell>
          <table:table-cell table:formula="of:=[.AD287]-[.AD$1]/400" office:value-type="float" office:value="0">
            <text:p>0.000000</text:p>
          </table:table-cell>
        </table:table-row>
        <table:table-row table:style-name="ro1">
          <table:table-cell table:formula="of:=[.A288]-[.A$1]/400" office:value-type="float" office:value="0">
            <text:p>0.000000</text:p>
          </table:table-cell>
          <table:table-cell table:formula="of:=[.B288]-[.B$1]/400" office:value-type="float" office:value="0">
            <text:p>0.000000</text:p>
          </table:table-cell>
          <table:table-cell table:formula="of:=[.C288]-[.C$1]/400" office:value-type="float" office:value="-0.106470279999998">
            <text:p>-0.106470</text:p>
          </table:table-cell>
          <table:table-cell table:formula="of:=[.D288]-[.D$1]/400" office:value-type="float" office:value="0.212940559999995">
            <text:p>0.212941</text:p>
          </table:table-cell>
          <table:table-cell table:formula="of:=[.E288]-[.E$1]/400" office:value-type="float" office:value="-0.106470279999998">
            <text:p>-0.106470</text:p>
          </table:table-cell>
          <table:table-cell table:formula="of:=[.F288]-[.F$1]/400" office:value-type="float" office:value="0">
            <text:p>0.000000</text:p>
          </table:table-cell>
          <table:table-cell table:formula="of:=[.G288]-[.G$1]/400" office:value-type="float" office:value="0">
            <text:p>0.000000</text:p>
          </table:table-cell>
          <table:table-cell table:formula="of:=[.H288]-[.H$1]/400" office:value-type="float" office:value="0">
            <text:p>0.000000</text:p>
          </table:table-cell>
          <table:table-cell table:formula="of:=[.I288]-[.I$1]/400" office:value-type="float" office:value="-0.106470279999998">
            <text:p>-0.106470</text:p>
          </table:table-cell>
          <table:table-cell table:formula="of:=[.J288]-[.J$1]/400" office:value-type="float" office:value="0.212940559999995">
            <text:p>0.212941</text:p>
          </table:table-cell>
          <table:table-cell table:formula="of:=[.K288]-[.K$1]/400" office:value-type="float" office:value="-0.106470279999998">
            <text:p>-0.106470</text:p>
          </table:table-cell>
          <table:table-cell table:formula="of:=[.L288]-[.L$1]/400" office:value-type="float" office:value="0">
            <text:p>0.000000</text:p>
          </table:table-cell>
          <table:table-cell table:formula="of:=[.M288]-[.M$1]/400" office:value-type="float" office:value="0.0488692400000008">
            <text:p>0.048869</text:p>
          </table:table-cell>
          <table:table-cell table:formula="of:=[.N288]-[.N$1]/400" office:value-type="float" office:value="-0.0488692400000008">
            <text:p>-0.048869</text:p>
          </table:table-cell>
          <table:table-cell table:formula="of:=[.O288]-[.O$1]/400" office:value-type="float" office:value="0">
            <text:p>0.000000</text:p>
          </table:table-cell>
          <table:table-cell table:formula="of:=[.P288]-[.P$1]/400" office:value-type="float" office:value="-0.146607719999996">
            <text:p>-0.146608</text:p>
          </table:table-cell>
          <table:table-cell table:formula="of:=[.Q288]-[.Q$1]/400" office:value-type="float" office:value="0">
            <text:p>0.000000</text:p>
          </table:table-cell>
          <table:table-cell table:formula="of:=[.R288]-[.R$1]/400" office:value-type="float" office:value="0">
            <text:p>0.000000</text:p>
          </table:table-cell>
          <table:table-cell table:formula="of:=[.S288]-[.S$1]/400" office:value-type="float" office:value="0">
            <text:p>0.000000</text:p>
          </table:table-cell>
          <table:table-cell table:formula="of:=[.T288]-[.T$1]/400" office:value-type="float" office:value="0.0488692400000008">
            <text:p>0.048869</text:p>
          </table:table-cell>
          <table:table-cell table:formula="of:=[.U288]-[.U$1]/400" office:value-type="float" office:value="0.0488692400000008">
            <text:p>0.048869</text:p>
          </table:table-cell>
          <table:table-cell table:formula="of:=[.V288]-[.V$1]/400" office:value-type="float" office:value="0">
            <text:p>0.000000</text:p>
          </table:table-cell>
          <table:table-cell table:formula="of:=[.W288]-[.W$1]/400" office:value-type="float" office:value="-0.146607719999996">
            <text:p>-0.146608</text:p>
          </table:table-cell>
          <table:table-cell table:formula="of:=[.X288]-[.X$1]/400" office:value-type="float" office:value="0">
            <text:p>0.000000</text:p>
          </table:table-cell>
          <table:table-cell table:formula="of:=[.Y288]-[.Y$1]/400" office:value-type="float" office:value="0">
            <text:p>0.000000</text:p>
          </table:table-cell>
          <table:table-cell table:formula="of:=[.Z288]-[.Z$1]/400" office:value-type="float" office:value="0">
            <text:p>0.000000</text:p>
          </table:table-cell>
          <table:table-cell table:formula="of:=[.AA288]-[.AA$1]/400" office:value-type="float" office:value="0">
            <text:p>0.000000</text:p>
          </table:table-cell>
          <table:table-cell table:formula="of:=[.AB288]-[.AB$1]/400" office:value-type="float" office:value="0">
            <text:p>0.000000</text:p>
          </table:table-cell>
          <table:table-cell table:formula="of:=[.AC288]-[.AC$1]/400" office:value-type="float" office:value="0">
            <text:p>0.000000</text:p>
          </table:table-cell>
          <table:table-cell table:formula="of:=[.AD288]-[.AD$1]/400" office:value-type="float" office:value="0">
            <text:p>0.000000</text:p>
          </table:table-cell>
        </table:table-row>
        <table:table-row table:style-name="ro1">
          <table:table-cell table:formula="of:=[.A289]-[.A$1]/400" office:value-type="float" office:value="0">
            <text:p>0.000000</text:p>
          </table:table-cell>
          <table:table-cell table:formula="of:=[.B289]-[.B$1]/400" office:value-type="float" office:value="0">
            <text:p>0.000000</text:p>
          </table:table-cell>
          <table:table-cell table:formula="of:=[.C289]-[.C$1]/400" office:value-type="float" office:value="-0.105519652499998">
            <text:p>-0.105520</text:p>
          </table:table-cell>
          <table:table-cell table:formula="of:=[.D289]-[.D$1]/400" office:value-type="float" office:value="0.211039304999995">
            <text:p>0.211039</text:p>
          </table:table-cell>
          <table:table-cell table:formula="of:=[.E289]-[.E$1]/400" office:value-type="float" office:value="-0.105519652499998">
            <text:p>-0.105520</text:p>
          </table:table-cell>
          <table:table-cell table:formula="of:=[.F289]-[.F$1]/400" office:value-type="float" office:value="0">
            <text:p>0.000000</text:p>
          </table:table-cell>
          <table:table-cell table:formula="of:=[.G289]-[.G$1]/400" office:value-type="float" office:value="0">
            <text:p>0.000000</text:p>
          </table:table-cell>
          <table:table-cell table:formula="of:=[.H289]-[.H$1]/400" office:value-type="float" office:value="0">
            <text:p>0.000000</text:p>
          </table:table-cell>
          <table:table-cell table:formula="of:=[.I289]-[.I$1]/400" office:value-type="float" office:value="-0.105519652499998">
            <text:p>-0.105520</text:p>
          </table:table-cell>
          <table:table-cell table:formula="of:=[.J289]-[.J$1]/400" office:value-type="float" office:value="0.211039304999995">
            <text:p>0.211039</text:p>
          </table:table-cell>
          <table:table-cell table:formula="of:=[.K289]-[.K$1]/400" office:value-type="float" office:value="-0.105519652499998">
            <text:p>-0.105520</text:p>
          </table:table-cell>
          <table:table-cell table:formula="of:=[.L289]-[.L$1]/400" office:value-type="float" office:value="0">
            <text:p>0.000000</text:p>
          </table:table-cell>
          <table:table-cell table:formula="of:=[.M289]-[.M$1]/400" office:value-type="float" office:value="0.0484329075000008">
            <text:p>0.048433</text:p>
          </table:table-cell>
          <table:table-cell table:formula="of:=[.N289]-[.N$1]/400" office:value-type="float" office:value="-0.0484329075000008">
            <text:p>-0.048433</text:p>
          </table:table-cell>
          <table:table-cell table:formula="of:=[.O289]-[.O$1]/400" office:value-type="float" office:value="0">
            <text:p>0.000000</text:p>
          </table:table-cell>
          <table:table-cell table:formula="of:=[.P289]-[.P$1]/400" office:value-type="float" office:value="-0.145298722499996">
            <text:p>-0.145299</text:p>
          </table:table-cell>
          <table:table-cell table:formula="of:=[.Q289]-[.Q$1]/400" office:value-type="float" office:value="0">
            <text:p>0.000000</text:p>
          </table:table-cell>
          <table:table-cell table:formula="of:=[.R289]-[.R$1]/400" office:value-type="float" office:value="0">
            <text:p>0.000000</text:p>
          </table:table-cell>
          <table:table-cell table:formula="of:=[.S289]-[.S$1]/400" office:value-type="float" office:value="0">
            <text:p>0.000000</text:p>
          </table:table-cell>
          <table:table-cell table:formula="of:=[.T289]-[.T$1]/400" office:value-type="float" office:value="0.0484329075000008">
            <text:p>0.048433</text:p>
          </table:table-cell>
          <table:table-cell table:formula="of:=[.U289]-[.U$1]/400" office:value-type="float" office:value="0.0484329075000008">
            <text:p>0.048433</text:p>
          </table:table-cell>
          <table:table-cell table:formula="of:=[.V289]-[.V$1]/400" office:value-type="float" office:value="0">
            <text:p>0.000000</text:p>
          </table:table-cell>
          <table:table-cell table:formula="of:=[.W289]-[.W$1]/400" office:value-type="float" office:value="-0.145298722499996">
            <text:p>-0.145299</text:p>
          </table:table-cell>
          <table:table-cell table:formula="of:=[.X289]-[.X$1]/400" office:value-type="float" office:value="0">
            <text:p>0.000000</text:p>
          </table:table-cell>
          <table:table-cell table:formula="of:=[.Y289]-[.Y$1]/400" office:value-type="float" office:value="0">
            <text:p>0.000000</text:p>
          </table:table-cell>
          <table:table-cell table:formula="of:=[.Z289]-[.Z$1]/400" office:value-type="float" office:value="0">
            <text:p>0.000000</text:p>
          </table:table-cell>
          <table:table-cell table:formula="of:=[.AA289]-[.AA$1]/400" office:value-type="float" office:value="0">
            <text:p>0.000000</text:p>
          </table:table-cell>
          <table:table-cell table:formula="of:=[.AB289]-[.AB$1]/400" office:value-type="float" office:value="0">
            <text:p>0.000000</text:p>
          </table:table-cell>
          <table:table-cell table:formula="of:=[.AC289]-[.AC$1]/400" office:value-type="float" office:value="0">
            <text:p>0.000000</text:p>
          </table:table-cell>
          <table:table-cell table:formula="of:=[.AD289]-[.AD$1]/400" office:value-type="float" office:value="0">
            <text:p>0.000000</text:p>
          </table:table-cell>
        </table:table-row>
        <table:table-row table:style-name="ro1">
          <table:table-cell table:formula="of:=[.A290]-[.A$1]/400" office:value-type="float" office:value="0">
            <text:p>0.000000</text:p>
          </table:table-cell>
          <table:table-cell table:formula="of:=[.B290]-[.B$1]/400" office:value-type="float" office:value="0">
            <text:p>0.000000</text:p>
          </table:table-cell>
          <table:table-cell table:formula="of:=[.C290]-[.C$1]/400" office:value-type="float" office:value="-0.104569024999998">
            <text:p>-0.104569</text:p>
          </table:table-cell>
          <table:table-cell table:formula="of:=[.D290]-[.D$1]/400" office:value-type="float" office:value="0.209138049999995">
            <text:p>0.209138</text:p>
          </table:table-cell>
          <table:table-cell table:formula="of:=[.E290]-[.E$1]/400" office:value-type="float" office:value="-0.104569024999998">
            <text:p>-0.104569</text:p>
          </table:table-cell>
          <table:table-cell table:formula="of:=[.F290]-[.F$1]/400" office:value-type="float" office:value="0">
            <text:p>0.000000</text:p>
          </table:table-cell>
          <table:table-cell table:formula="of:=[.G290]-[.G$1]/400" office:value-type="float" office:value="0">
            <text:p>0.000000</text:p>
          </table:table-cell>
          <table:table-cell table:formula="of:=[.H290]-[.H$1]/400" office:value-type="float" office:value="0">
            <text:p>0.000000</text:p>
          </table:table-cell>
          <table:table-cell table:formula="of:=[.I290]-[.I$1]/400" office:value-type="float" office:value="-0.104569024999998">
            <text:p>-0.104569</text:p>
          </table:table-cell>
          <table:table-cell table:formula="of:=[.J290]-[.J$1]/400" office:value-type="float" office:value="0.209138049999995">
            <text:p>0.209138</text:p>
          </table:table-cell>
          <table:table-cell table:formula="of:=[.K290]-[.K$1]/400" office:value-type="float" office:value="-0.104569024999998">
            <text:p>-0.104569</text:p>
          </table:table-cell>
          <table:table-cell table:formula="of:=[.L290]-[.L$1]/400" office:value-type="float" office:value="0">
            <text:p>0.000000</text:p>
          </table:table-cell>
          <table:table-cell table:formula="of:=[.M290]-[.M$1]/400" office:value-type="float" office:value="0.0479965750000008">
            <text:p>0.047997</text:p>
          </table:table-cell>
          <table:table-cell table:formula="of:=[.N290]-[.N$1]/400" office:value-type="float" office:value="-0.0479965750000008">
            <text:p>-0.047997</text:p>
          </table:table-cell>
          <table:table-cell table:formula="of:=[.O290]-[.O$1]/400" office:value-type="float" office:value="0">
            <text:p>0.000000</text:p>
          </table:table-cell>
          <table:table-cell table:formula="of:=[.P290]-[.P$1]/400" office:value-type="float" office:value="-0.143989724999996">
            <text:p>-0.143990</text:p>
          </table:table-cell>
          <table:table-cell table:formula="of:=[.Q290]-[.Q$1]/400" office:value-type="float" office:value="0">
            <text:p>0.000000</text:p>
          </table:table-cell>
          <table:table-cell table:formula="of:=[.R290]-[.R$1]/400" office:value-type="float" office:value="0">
            <text:p>0.000000</text:p>
          </table:table-cell>
          <table:table-cell table:formula="of:=[.S290]-[.S$1]/400" office:value-type="float" office:value="0">
            <text:p>0.000000</text:p>
          </table:table-cell>
          <table:table-cell table:formula="of:=[.T290]-[.T$1]/400" office:value-type="float" office:value="0.0479965750000008">
            <text:p>0.047997</text:p>
          </table:table-cell>
          <table:table-cell table:formula="of:=[.U290]-[.U$1]/400" office:value-type="float" office:value="0.0479965750000008">
            <text:p>0.047997</text:p>
          </table:table-cell>
          <table:table-cell table:formula="of:=[.V290]-[.V$1]/400" office:value-type="float" office:value="0">
            <text:p>0.000000</text:p>
          </table:table-cell>
          <table:table-cell table:formula="of:=[.W290]-[.W$1]/400" office:value-type="float" office:value="-0.143989724999996">
            <text:p>-0.143990</text:p>
          </table:table-cell>
          <table:table-cell table:formula="of:=[.X290]-[.X$1]/400" office:value-type="float" office:value="0">
            <text:p>0.000000</text:p>
          </table:table-cell>
          <table:table-cell table:formula="of:=[.Y290]-[.Y$1]/400" office:value-type="float" office:value="0">
            <text:p>0.000000</text:p>
          </table:table-cell>
          <table:table-cell table:formula="of:=[.Z290]-[.Z$1]/400" office:value-type="float" office:value="0">
            <text:p>0.000000</text:p>
          </table:table-cell>
          <table:table-cell table:formula="of:=[.AA290]-[.AA$1]/400" office:value-type="float" office:value="0">
            <text:p>0.000000</text:p>
          </table:table-cell>
          <table:table-cell table:formula="of:=[.AB290]-[.AB$1]/400" office:value-type="float" office:value="0">
            <text:p>0.000000</text:p>
          </table:table-cell>
          <table:table-cell table:formula="of:=[.AC290]-[.AC$1]/400" office:value-type="float" office:value="0">
            <text:p>0.000000</text:p>
          </table:table-cell>
          <table:table-cell table:formula="of:=[.AD290]-[.AD$1]/400" office:value-type="float" office:value="0">
            <text:p>0.000000</text:p>
          </table:table-cell>
        </table:table-row>
        <table:table-row table:style-name="ro1">
          <table:table-cell table:formula="of:=[.A291]-[.A$1]/400" office:value-type="float" office:value="0">
            <text:p>0.000000</text:p>
          </table:table-cell>
          <table:table-cell table:formula="of:=[.B291]-[.B$1]/400" office:value-type="float" office:value="0">
            <text:p>0.000000</text:p>
          </table:table-cell>
          <table:table-cell table:formula="of:=[.C291]-[.C$1]/400" office:value-type="float" office:value="-0.103618397499998">
            <text:p>-0.103618</text:p>
          </table:table-cell>
          <table:table-cell table:formula="of:=[.D291]-[.D$1]/400" office:value-type="float" office:value="0.207236794999995">
            <text:p>0.207237</text:p>
          </table:table-cell>
          <table:table-cell table:formula="of:=[.E291]-[.E$1]/400" office:value-type="float" office:value="-0.103618397499998">
            <text:p>-0.103618</text:p>
          </table:table-cell>
          <table:table-cell table:formula="of:=[.F291]-[.F$1]/400" office:value-type="float" office:value="0">
            <text:p>0.000000</text:p>
          </table:table-cell>
          <table:table-cell table:formula="of:=[.G291]-[.G$1]/400" office:value-type="float" office:value="0">
            <text:p>0.000000</text:p>
          </table:table-cell>
          <table:table-cell table:formula="of:=[.H291]-[.H$1]/400" office:value-type="float" office:value="0">
            <text:p>0.000000</text:p>
          </table:table-cell>
          <table:table-cell table:formula="of:=[.I291]-[.I$1]/400" office:value-type="float" office:value="-0.103618397499998">
            <text:p>-0.103618</text:p>
          </table:table-cell>
          <table:table-cell table:formula="of:=[.J291]-[.J$1]/400" office:value-type="float" office:value="0.207236794999995">
            <text:p>0.207237</text:p>
          </table:table-cell>
          <table:table-cell table:formula="of:=[.K291]-[.K$1]/400" office:value-type="float" office:value="-0.103618397499998">
            <text:p>-0.103618</text:p>
          </table:table-cell>
          <table:table-cell table:formula="of:=[.L291]-[.L$1]/400" office:value-type="float" office:value="0">
            <text:p>0.000000</text:p>
          </table:table-cell>
          <table:table-cell table:formula="of:=[.M291]-[.M$1]/400" office:value-type="float" office:value="0.0475602425000008">
            <text:p>0.047560</text:p>
          </table:table-cell>
          <table:table-cell table:formula="of:=[.N291]-[.N$1]/400" office:value-type="float" office:value="-0.0475602425000008">
            <text:p>-0.047560</text:p>
          </table:table-cell>
          <table:table-cell table:formula="of:=[.O291]-[.O$1]/400" office:value-type="float" office:value="0">
            <text:p>0.000000</text:p>
          </table:table-cell>
          <table:table-cell table:formula="of:=[.P291]-[.P$1]/400" office:value-type="float" office:value="-0.142680727499996">
            <text:p>-0.142681</text:p>
          </table:table-cell>
          <table:table-cell table:formula="of:=[.Q291]-[.Q$1]/400" office:value-type="float" office:value="0">
            <text:p>0.000000</text:p>
          </table:table-cell>
          <table:table-cell table:formula="of:=[.R291]-[.R$1]/400" office:value-type="float" office:value="0">
            <text:p>0.000000</text:p>
          </table:table-cell>
          <table:table-cell table:formula="of:=[.S291]-[.S$1]/400" office:value-type="float" office:value="0">
            <text:p>0.000000</text:p>
          </table:table-cell>
          <table:table-cell table:formula="of:=[.T291]-[.T$1]/400" office:value-type="float" office:value="0.0475602425000008">
            <text:p>0.047560</text:p>
          </table:table-cell>
          <table:table-cell table:formula="of:=[.U291]-[.U$1]/400" office:value-type="float" office:value="0.0475602425000008">
            <text:p>0.047560</text:p>
          </table:table-cell>
          <table:table-cell table:formula="of:=[.V291]-[.V$1]/400" office:value-type="float" office:value="0">
            <text:p>0.000000</text:p>
          </table:table-cell>
          <table:table-cell table:formula="of:=[.W291]-[.W$1]/400" office:value-type="float" office:value="-0.142680727499996">
            <text:p>-0.142681</text:p>
          </table:table-cell>
          <table:table-cell table:formula="of:=[.X291]-[.X$1]/400" office:value-type="float" office:value="0">
            <text:p>0.000000</text:p>
          </table:table-cell>
          <table:table-cell table:formula="of:=[.Y291]-[.Y$1]/400" office:value-type="float" office:value="0">
            <text:p>0.000000</text:p>
          </table:table-cell>
          <table:table-cell table:formula="of:=[.Z291]-[.Z$1]/400" office:value-type="float" office:value="0">
            <text:p>0.000000</text:p>
          </table:table-cell>
          <table:table-cell table:formula="of:=[.AA291]-[.AA$1]/400" office:value-type="float" office:value="0">
            <text:p>0.000000</text:p>
          </table:table-cell>
          <table:table-cell table:formula="of:=[.AB291]-[.AB$1]/400" office:value-type="float" office:value="0">
            <text:p>0.000000</text:p>
          </table:table-cell>
          <table:table-cell table:formula="of:=[.AC291]-[.AC$1]/400" office:value-type="float" office:value="0">
            <text:p>0.000000</text:p>
          </table:table-cell>
          <table:table-cell table:formula="of:=[.AD291]-[.AD$1]/400" office:value-type="float" office:value="0">
            <text:p>0.000000</text:p>
          </table:table-cell>
        </table:table-row>
        <table:table-row table:style-name="ro1">
          <table:table-cell table:formula="of:=[.A292]-[.A$1]/400" office:value-type="float" office:value="0">
            <text:p>0.000000</text:p>
          </table:table-cell>
          <table:table-cell table:formula="of:=[.B292]-[.B$1]/400" office:value-type="float" office:value="0">
            <text:p>0.000000</text:p>
          </table:table-cell>
          <table:table-cell table:formula="of:=[.C292]-[.C$1]/400" office:value-type="float" office:value="-0.102667769999998">
            <text:p>-0.102668</text:p>
          </table:table-cell>
          <table:table-cell table:formula="of:=[.D292]-[.D$1]/400" office:value-type="float" office:value="0.205335539999995">
            <text:p>0.205336</text:p>
          </table:table-cell>
          <table:table-cell table:formula="of:=[.E292]-[.E$1]/400" office:value-type="float" office:value="-0.102667769999998">
            <text:p>-0.102668</text:p>
          </table:table-cell>
          <table:table-cell table:formula="of:=[.F292]-[.F$1]/400" office:value-type="float" office:value="0">
            <text:p>0.000000</text:p>
          </table:table-cell>
          <table:table-cell table:formula="of:=[.G292]-[.G$1]/400" office:value-type="float" office:value="0">
            <text:p>0.000000</text:p>
          </table:table-cell>
          <table:table-cell table:formula="of:=[.H292]-[.H$1]/400" office:value-type="float" office:value="0">
            <text:p>0.000000</text:p>
          </table:table-cell>
          <table:table-cell table:formula="of:=[.I292]-[.I$1]/400" office:value-type="float" office:value="-0.102667769999998">
            <text:p>-0.102668</text:p>
          </table:table-cell>
          <table:table-cell table:formula="of:=[.J292]-[.J$1]/400" office:value-type="float" office:value="0.205335539999995">
            <text:p>0.205336</text:p>
          </table:table-cell>
          <table:table-cell table:formula="of:=[.K292]-[.K$1]/400" office:value-type="float" office:value="-0.102667769999998">
            <text:p>-0.102668</text:p>
          </table:table-cell>
          <table:table-cell table:formula="of:=[.L292]-[.L$1]/400" office:value-type="float" office:value="0">
            <text:p>0.000000</text:p>
          </table:table-cell>
          <table:table-cell table:formula="of:=[.M292]-[.M$1]/400" office:value-type="float" office:value="0.0471239100000008">
            <text:p>0.047124</text:p>
          </table:table-cell>
          <table:table-cell table:formula="of:=[.N292]-[.N$1]/400" office:value-type="float" office:value="-0.0471239100000008">
            <text:p>-0.047124</text:p>
          </table:table-cell>
          <table:table-cell table:formula="of:=[.O292]-[.O$1]/400" office:value-type="float" office:value="0">
            <text:p>0.000000</text:p>
          </table:table-cell>
          <table:table-cell table:formula="of:=[.P292]-[.P$1]/400" office:value-type="float" office:value="-0.141371729999996">
            <text:p>-0.141372</text:p>
          </table:table-cell>
          <table:table-cell table:formula="of:=[.Q292]-[.Q$1]/400" office:value-type="float" office:value="0">
            <text:p>0.000000</text:p>
          </table:table-cell>
          <table:table-cell table:formula="of:=[.R292]-[.R$1]/400" office:value-type="float" office:value="0">
            <text:p>0.000000</text:p>
          </table:table-cell>
          <table:table-cell table:formula="of:=[.S292]-[.S$1]/400" office:value-type="float" office:value="0">
            <text:p>0.000000</text:p>
          </table:table-cell>
          <table:table-cell table:formula="of:=[.T292]-[.T$1]/400" office:value-type="float" office:value="0.0471239100000008">
            <text:p>0.047124</text:p>
          </table:table-cell>
          <table:table-cell table:formula="of:=[.U292]-[.U$1]/400" office:value-type="float" office:value="0.0471239100000008">
            <text:p>0.047124</text:p>
          </table:table-cell>
          <table:table-cell table:formula="of:=[.V292]-[.V$1]/400" office:value-type="float" office:value="0">
            <text:p>0.000000</text:p>
          </table:table-cell>
          <table:table-cell table:formula="of:=[.W292]-[.W$1]/400" office:value-type="float" office:value="-0.141371729999996">
            <text:p>-0.141372</text:p>
          </table:table-cell>
          <table:table-cell table:formula="of:=[.X292]-[.X$1]/400" office:value-type="float" office:value="0">
            <text:p>0.000000</text:p>
          </table:table-cell>
          <table:table-cell table:formula="of:=[.Y292]-[.Y$1]/400" office:value-type="float" office:value="0">
            <text:p>0.000000</text:p>
          </table:table-cell>
          <table:table-cell table:formula="of:=[.Z292]-[.Z$1]/400" office:value-type="float" office:value="0">
            <text:p>0.000000</text:p>
          </table:table-cell>
          <table:table-cell table:formula="of:=[.AA292]-[.AA$1]/400" office:value-type="float" office:value="0">
            <text:p>0.000000</text:p>
          </table:table-cell>
          <table:table-cell table:formula="of:=[.AB292]-[.AB$1]/400" office:value-type="float" office:value="0">
            <text:p>0.000000</text:p>
          </table:table-cell>
          <table:table-cell table:formula="of:=[.AC292]-[.AC$1]/400" office:value-type="float" office:value="0">
            <text:p>0.000000</text:p>
          </table:table-cell>
          <table:table-cell table:formula="of:=[.AD292]-[.AD$1]/400" office:value-type="float" office:value="0">
            <text:p>0.000000</text:p>
          </table:table-cell>
        </table:table-row>
        <table:table-row table:style-name="ro1">
          <table:table-cell table:formula="of:=[.A293]-[.A$1]/400" office:value-type="float" office:value="0">
            <text:p>0.000000</text:p>
          </table:table-cell>
          <table:table-cell table:formula="of:=[.B293]-[.B$1]/400" office:value-type="float" office:value="0">
            <text:p>0.000000</text:p>
          </table:table-cell>
          <table:table-cell table:formula="of:=[.C293]-[.C$1]/400" office:value-type="float" office:value="-0.101717142499998">
            <text:p>-0.101717</text:p>
          </table:table-cell>
          <table:table-cell table:formula="of:=[.D293]-[.D$1]/400" office:value-type="float" office:value="0.203434284999995">
            <text:p>0.203434</text:p>
          </table:table-cell>
          <table:table-cell table:formula="of:=[.E293]-[.E$1]/400" office:value-type="float" office:value="-0.101717142499998">
            <text:p>-0.101717</text:p>
          </table:table-cell>
          <table:table-cell table:formula="of:=[.F293]-[.F$1]/400" office:value-type="float" office:value="0">
            <text:p>0.000000</text:p>
          </table:table-cell>
          <table:table-cell table:formula="of:=[.G293]-[.G$1]/400" office:value-type="float" office:value="0">
            <text:p>0.000000</text:p>
          </table:table-cell>
          <table:table-cell table:formula="of:=[.H293]-[.H$1]/400" office:value-type="float" office:value="0">
            <text:p>0.000000</text:p>
          </table:table-cell>
          <table:table-cell table:formula="of:=[.I293]-[.I$1]/400" office:value-type="float" office:value="-0.101717142499998">
            <text:p>-0.101717</text:p>
          </table:table-cell>
          <table:table-cell table:formula="of:=[.J293]-[.J$1]/400" office:value-type="float" office:value="0.203434284999995">
            <text:p>0.203434</text:p>
          </table:table-cell>
          <table:table-cell table:formula="of:=[.K293]-[.K$1]/400" office:value-type="float" office:value="-0.101717142499998">
            <text:p>-0.101717</text:p>
          </table:table-cell>
          <table:table-cell table:formula="of:=[.L293]-[.L$1]/400" office:value-type="float" office:value="0">
            <text:p>0.000000</text:p>
          </table:table-cell>
          <table:table-cell table:formula="of:=[.M293]-[.M$1]/400" office:value-type="float" office:value="0.0466875775000008">
            <text:p>0.046688</text:p>
          </table:table-cell>
          <table:table-cell table:formula="of:=[.N293]-[.N$1]/400" office:value-type="float" office:value="-0.0466875775000008">
            <text:p>-0.046688</text:p>
          </table:table-cell>
          <table:table-cell table:formula="of:=[.O293]-[.O$1]/400" office:value-type="float" office:value="0">
            <text:p>0.000000</text:p>
          </table:table-cell>
          <table:table-cell table:formula="of:=[.P293]-[.P$1]/400" office:value-type="float" office:value="-0.140062732499996">
            <text:p>-0.140063</text:p>
          </table:table-cell>
          <table:table-cell table:formula="of:=[.Q293]-[.Q$1]/400" office:value-type="float" office:value="0">
            <text:p>0.000000</text:p>
          </table:table-cell>
          <table:table-cell table:formula="of:=[.R293]-[.R$1]/400" office:value-type="float" office:value="0">
            <text:p>0.000000</text:p>
          </table:table-cell>
          <table:table-cell table:formula="of:=[.S293]-[.S$1]/400" office:value-type="float" office:value="0">
            <text:p>0.000000</text:p>
          </table:table-cell>
          <table:table-cell table:formula="of:=[.T293]-[.T$1]/400" office:value-type="float" office:value="0.0466875775000008">
            <text:p>0.046688</text:p>
          </table:table-cell>
          <table:table-cell table:formula="of:=[.U293]-[.U$1]/400" office:value-type="float" office:value="0.0466875775000008">
            <text:p>0.046688</text:p>
          </table:table-cell>
          <table:table-cell table:formula="of:=[.V293]-[.V$1]/400" office:value-type="float" office:value="0">
            <text:p>0.000000</text:p>
          </table:table-cell>
          <table:table-cell table:formula="of:=[.W293]-[.W$1]/400" office:value-type="float" office:value="-0.140062732499996">
            <text:p>-0.140063</text:p>
          </table:table-cell>
          <table:table-cell table:formula="of:=[.X293]-[.X$1]/400" office:value-type="float" office:value="0">
            <text:p>0.000000</text:p>
          </table:table-cell>
          <table:table-cell table:formula="of:=[.Y293]-[.Y$1]/400" office:value-type="float" office:value="0">
            <text:p>0.000000</text:p>
          </table:table-cell>
          <table:table-cell table:formula="of:=[.Z293]-[.Z$1]/400" office:value-type="float" office:value="0">
            <text:p>0.000000</text:p>
          </table:table-cell>
          <table:table-cell table:formula="of:=[.AA293]-[.AA$1]/400" office:value-type="float" office:value="0">
            <text:p>0.000000</text:p>
          </table:table-cell>
          <table:table-cell table:formula="of:=[.AB293]-[.AB$1]/400" office:value-type="float" office:value="0">
            <text:p>0.000000</text:p>
          </table:table-cell>
          <table:table-cell table:formula="of:=[.AC293]-[.AC$1]/400" office:value-type="float" office:value="0">
            <text:p>0.000000</text:p>
          </table:table-cell>
          <table:table-cell table:formula="of:=[.AD293]-[.AD$1]/400" office:value-type="float" office:value="0">
            <text:p>0.000000</text:p>
          </table:table-cell>
        </table:table-row>
        <table:table-row table:style-name="ro1">
          <table:table-cell table:formula="of:=[.A294]-[.A$1]/400" office:value-type="float" office:value="0">
            <text:p>0.000000</text:p>
          </table:table-cell>
          <table:table-cell table:formula="of:=[.B294]-[.B$1]/400" office:value-type="float" office:value="0">
            <text:p>0.000000</text:p>
          </table:table-cell>
          <table:table-cell table:formula="of:=[.C294]-[.C$1]/400" office:value-type="float" office:value="-0.100766514999998">
            <text:p>-0.100767</text:p>
          </table:table-cell>
          <table:table-cell table:formula="of:=[.D294]-[.D$1]/400" office:value-type="float" office:value="0.201533029999995">
            <text:p>0.201533</text:p>
          </table:table-cell>
          <table:table-cell table:formula="of:=[.E294]-[.E$1]/400" office:value-type="float" office:value="-0.100766514999998">
            <text:p>-0.100767</text:p>
          </table:table-cell>
          <table:table-cell table:formula="of:=[.F294]-[.F$1]/400" office:value-type="float" office:value="0">
            <text:p>0.000000</text:p>
          </table:table-cell>
          <table:table-cell table:formula="of:=[.G294]-[.G$1]/400" office:value-type="float" office:value="0">
            <text:p>0.000000</text:p>
          </table:table-cell>
          <table:table-cell table:formula="of:=[.H294]-[.H$1]/400" office:value-type="float" office:value="0">
            <text:p>0.000000</text:p>
          </table:table-cell>
          <table:table-cell table:formula="of:=[.I294]-[.I$1]/400" office:value-type="float" office:value="-0.100766514999998">
            <text:p>-0.100767</text:p>
          </table:table-cell>
          <table:table-cell table:formula="of:=[.J294]-[.J$1]/400" office:value-type="float" office:value="0.201533029999995">
            <text:p>0.201533</text:p>
          </table:table-cell>
          <table:table-cell table:formula="of:=[.K294]-[.K$1]/400" office:value-type="float" office:value="-0.100766514999998">
            <text:p>-0.100767</text:p>
          </table:table-cell>
          <table:table-cell table:formula="of:=[.L294]-[.L$1]/400" office:value-type="float" office:value="0">
            <text:p>0.000000</text:p>
          </table:table-cell>
          <table:table-cell table:formula="of:=[.M294]-[.M$1]/400" office:value-type="float" office:value="0.0462512450000008">
            <text:p>0.046251</text:p>
          </table:table-cell>
          <table:table-cell table:formula="of:=[.N294]-[.N$1]/400" office:value-type="float" office:value="-0.0462512450000008">
            <text:p>-0.046251</text:p>
          </table:table-cell>
          <table:table-cell table:formula="of:=[.O294]-[.O$1]/400" office:value-type="float" office:value="0">
            <text:p>0.000000</text:p>
          </table:table-cell>
          <table:table-cell table:formula="of:=[.P294]-[.P$1]/400" office:value-type="float" office:value="-0.138753734999996">
            <text:p>-0.138754</text:p>
          </table:table-cell>
          <table:table-cell table:formula="of:=[.Q294]-[.Q$1]/400" office:value-type="float" office:value="0">
            <text:p>0.000000</text:p>
          </table:table-cell>
          <table:table-cell table:formula="of:=[.R294]-[.R$1]/400" office:value-type="float" office:value="0">
            <text:p>0.000000</text:p>
          </table:table-cell>
          <table:table-cell table:formula="of:=[.S294]-[.S$1]/400" office:value-type="float" office:value="0">
            <text:p>0.000000</text:p>
          </table:table-cell>
          <table:table-cell table:formula="of:=[.T294]-[.T$1]/400" office:value-type="float" office:value="0.0462512450000008">
            <text:p>0.046251</text:p>
          </table:table-cell>
          <table:table-cell table:formula="of:=[.U294]-[.U$1]/400" office:value-type="float" office:value="0.0462512450000008">
            <text:p>0.046251</text:p>
          </table:table-cell>
          <table:table-cell table:formula="of:=[.V294]-[.V$1]/400" office:value-type="float" office:value="0">
            <text:p>0.000000</text:p>
          </table:table-cell>
          <table:table-cell table:formula="of:=[.W294]-[.W$1]/400" office:value-type="float" office:value="-0.138753734999996">
            <text:p>-0.138754</text:p>
          </table:table-cell>
          <table:table-cell table:formula="of:=[.X294]-[.X$1]/400" office:value-type="float" office:value="0">
            <text:p>0.000000</text:p>
          </table:table-cell>
          <table:table-cell table:formula="of:=[.Y294]-[.Y$1]/400" office:value-type="float" office:value="0">
            <text:p>0.000000</text:p>
          </table:table-cell>
          <table:table-cell table:formula="of:=[.Z294]-[.Z$1]/400" office:value-type="float" office:value="0">
            <text:p>0.000000</text:p>
          </table:table-cell>
          <table:table-cell table:formula="of:=[.AA294]-[.AA$1]/400" office:value-type="float" office:value="0">
            <text:p>0.000000</text:p>
          </table:table-cell>
          <table:table-cell table:formula="of:=[.AB294]-[.AB$1]/400" office:value-type="float" office:value="0">
            <text:p>0.000000</text:p>
          </table:table-cell>
          <table:table-cell table:formula="of:=[.AC294]-[.AC$1]/400" office:value-type="float" office:value="0">
            <text:p>0.000000</text:p>
          </table:table-cell>
          <table:table-cell table:formula="of:=[.AD294]-[.AD$1]/400" office:value-type="float" office:value="0">
            <text:p>0.000000</text:p>
          </table:table-cell>
        </table:table-row>
        <table:table-row table:style-name="ro1">
          <table:table-cell table:formula="of:=[.A295]-[.A$1]/400" office:value-type="float" office:value="0">
            <text:p>0.000000</text:p>
          </table:table-cell>
          <table:table-cell table:formula="of:=[.B295]-[.B$1]/400" office:value-type="float" office:value="0">
            <text:p>0.000000</text:p>
          </table:table-cell>
          <table:table-cell table:formula="of:=[.C295]-[.C$1]/400" office:value-type="float" office:value="-0.0998158874999976">
            <text:p>-0.099816</text:p>
          </table:table-cell>
          <table:table-cell table:formula="of:=[.D295]-[.D$1]/400" office:value-type="float" office:value="0.199631774999995">
            <text:p>0.199632</text:p>
          </table:table-cell>
          <table:table-cell table:formula="of:=[.E295]-[.E$1]/400" office:value-type="float" office:value="-0.0998158874999976">
            <text:p>-0.099816</text:p>
          </table:table-cell>
          <table:table-cell table:formula="of:=[.F295]-[.F$1]/400" office:value-type="float" office:value="0">
            <text:p>0.000000</text:p>
          </table:table-cell>
          <table:table-cell table:formula="of:=[.G295]-[.G$1]/400" office:value-type="float" office:value="0">
            <text:p>0.000000</text:p>
          </table:table-cell>
          <table:table-cell table:formula="of:=[.H295]-[.H$1]/400" office:value-type="float" office:value="0">
            <text:p>0.000000</text:p>
          </table:table-cell>
          <table:table-cell table:formula="of:=[.I295]-[.I$1]/400" office:value-type="float" office:value="-0.0998158874999976">
            <text:p>-0.099816</text:p>
          </table:table-cell>
          <table:table-cell table:formula="of:=[.J295]-[.J$1]/400" office:value-type="float" office:value="0.199631774999995">
            <text:p>0.199632</text:p>
          </table:table-cell>
          <table:table-cell table:formula="of:=[.K295]-[.K$1]/400" office:value-type="float" office:value="-0.0998158874999976">
            <text:p>-0.099816</text:p>
          </table:table-cell>
          <table:table-cell table:formula="of:=[.L295]-[.L$1]/400" office:value-type="float" office:value="0">
            <text:p>0.000000</text:p>
          </table:table-cell>
          <table:table-cell table:formula="of:=[.M295]-[.M$1]/400" office:value-type="float" office:value="0.0458149125000008">
            <text:p>0.045815</text:p>
          </table:table-cell>
          <table:table-cell table:formula="of:=[.N295]-[.N$1]/400" office:value-type="float" office:value="-0.0458149125000008">
            <text:p>-0.045815</text:p>
          </table:table-cell>
          <table:table-cell table:formula="of:=[.O295]-[.O$1]/400" office:value-type="float" office:value="0">
            <text:p>0.000000</text:p>
          </table:table-cell>
          <table:table-cell table:formula="of:=[.P295]-[.P$1]/400" office:value-type="float" office:value="-0.137444737499996">
            <text:p>-0.137445</text:p>
          </table:table-cell>
          <table:table-cell table:formula="of:=[.Q295]-[.Q$1]/400" office:value-type="float" office:value="0">
            <text:p>0.000000</text:p>
          </table:table-cell>
          <table:table-cell table:formula="of:=[.R295]-[.R$1]/400" office:value-type="float" office:value="0">
            <text:p>0.000000</text:p>
          </table:table-cell>
          <table:table-cell table:formula="of:=[.S295]-[.S$1]/400" office:value-type="float" office:value="0">
            <text:p>0.000000</text:p>
          </table:table-cell>
          <table:table-cell table:formula="of:=[.T295]-[.T$1]/400" office:value-type="float" office:value="0.0458149125000008">
            <text:p>0.045815</text:p>
          </table:table-cell>
          <table:table-cell table:formula="of:=[.U295]-[.U$1]/400" office:value-type="float" office:value="0.0458149125000008">
            <text:p>0.045815</text:p>
          </table:table-cell>
          <table:table-cell table:formula="of:=[.V295]-[.V$1]/400" office:value-type="float" office:value="0">
            <text:p>0.000000</text:p>
          </table:table-cell>
          <table:table-cell table:formula="of:=[.W295]-[.W$1]/400" office:value-type="float" office:value="-0.137444737499996">
            <text:p>-0.137445</text:p>
          </table:table-cell>
          <table:table-cell table:formula="of:=[.X295]-[.X$1]/400" office:value-type="float" office:value="0">
            <text:p>0.000000</text:p>
          </table:table-cell>
          <table:table-cell table:formula="of:=[.Y295]-[.Y$1]/400" office:value-type="float" office:value="0">
            <text:p>0.000000</text:p>
          </table:table-cell>
          <table:table-cell table:formula="of:=[.Z295]-[.Z$1]/400" office:value-type="float" office:value="0">
            <text:p>0.000000</text:p>
          </table:table-cell>
          <table:table-cell table:formula="of:=[.AA295]-[.AA$1]/400" office:value-type="float" office:value="0">
            <text:p>0.000000</text:p>
          </table:table-cell>
          <table:table-cell table:formula="of:=[.AB295]-[.AB$1]/400" office:value-type="float" office:value="0">
            <text:p>0.000000</text:p>
          </table:table-cell>
          <table:table-cell table:formula="of:=[.AC295]-[.AC$1]/400" office:value-type="float" office:value="0">
            <text:p>0.000000</text:p>
          </table:table-cell>
          <table:table-cell table:formula="of:=[.AD295]-[.AD$1]/400" office:value-type="float" office:value="0">
            <text:p>0.000000</text:p>
          </table:table-cell>
        </table:table-row>
        <table:table-row table:style-name="ro1">
          <table:table-cell table:formula="of:=[.A296]-[.A$1]/400" office:value-type="float" office:value="0">
            <text:p>0.000000</text:p>
          </table:table-cell>
          <table:table-cell table:formula="of:=[.B296]-[.B$1]/400" office:value-type="float" office:value="0">
            <text:p>0.000000</text:p>
          </table:table-cell>
          <table:table-cell table:formula="of:=[.C296]-[.C$1]/400" office:value-type="float" office:value="-0.0988652599999976">
            <text:p>-0.098865</text:p>
          </table:table-cell>
          <table:table-cell table:formula="of:=[.D296]-[.D$1]/400" office:value-type="float" office:value="0.197730519999995">
            <text:p>0.197731</text:p>
          </table:table-cell>
          <table:table-cell table:formula="of:=[.E296]-[.E$1]/400" office:value-type="float" office:value="-0.0988652599999976">
            <text:p>-0.098865</text:p>
          </table:table-cell>
          <table:table-cell table:formula="of:=[.F296]-[.F$1]/400" office:value-type="float" office:value="0">
            <text:p>0.000000</text:p>
          </table:table-cell>
          <table:table-cell table:formula="of:=[.G296]-[.G$1]/400" office:value-type="float" office:value="0">
            <text:p>0.000000</text:p>
          </table:table-cell>
          <table:table-cell table:formula="of:=[.H296]-[.H$1]/400" office:value-type="float" office:value="0">
            <text:p>0.000000</text:p>
          </table:table-cell>
          <table:table-cell table:formula="of:=[.I296]-[.I$1]/400" office:value-type="float" office:value="-0.0988652599999976">
            <text:p>-0.098865</text:p>
          </table:table-cell>
          <table:table-cell table:formula="of:=[.J296]-[.J$1]/400" office:value-type="float" office:value="0.197730519999995">
            <text:p>0.197731</text:p>
          </table:table-cell>
          <table:table-cell table:formula="of:=[.K296]-[.K$1]/400" office:value-type="float" office:value="-0.0988652599999976">
            <text:p>-0.098865</text:p>
          </table:table-cell>
          <table:table-cell table:formula="of:=[.L296]-[.L$1]/400" office:value-type="float" office:value="0">
            <text:p>0.000000</text:p>
          </table:table-cell>
          <table:table-cell table:formula="of:=[.M296]-[.M$1]/400" office:value-type="float" office:value="0.0453785800000008">
            <text:p>0.045379</text:p>
          </table:table-cell>
          <table:table-cell table:formula="of:=[.N296]-[.N$1]/400" office:value-type="float" office:value="-0.0453785800000008">
            <text:p>-0.045379</text:p>
          </table:table-cell>
          <table:table-cell table:formula="of:=[.O296]-[.O$1]/400" office:value-type="float" office:value="0">
            <text:p>0.000000</text:p>
          </table:table-cell>
          <table:table-cell table:formula="of:=[.P296]-[.P$1]/400" office:value-type="float" office:value="-0.136135739999996">
            <text:p>-0.136136</text:p>
          </table:table-cell>
          <table:table-cell table:formula="of:=[.Q296]-[.Q$1]/400" office:value-type="float" office:value="0">
            <text:p>0.000000</text:p>
          </table:table-cell>
          <table:table-cell table:formula="of:=[.R296]-[.R$1]/400" office:value-type="float" office:value="0">
            <text:p>0.000000</text:p>
          </table:table-cell>
          <table:table-cell table:formula="of:=[.S296]-[.S$1]/400" office:value-type="float" office:value="0">
            <text:p>0.000000</text:p>
          </table:table-cell>
          <table:table-cell table:formula="of:=[.T296]-[.T$1]/400" office:value-type="float" office:value="0.0453785800000008">
            <text:p>0.045379</text:p>
          </table:table-cell>
          <table:table-cell table:formula="of:=[.U296]-[.U$1]/400" office:value-type="float" office:value="0.0453785800000008">
            <text:p>0.045379</text:p>
          </table:table-cell>
          <table:table-cell table:formula="of:=[.V296]-[.V$1]/400" office:value-type="float" office:value="0">
            <text:p>0.000000</text:p>
          </table:table-cell>
          <table:table-cell table:formula="of:=[.W296]-[.W$1]/400" office:value-type="float" office:value="-0.136135739999996">
            <text:p>-0.136136</text:p>
          </table:table-cell>
          <table:table-cell table:formula="of:=[.X296]-[.X$1]/400" office:value-type="float" office:value="0">
            <text:p>0.000000</text:p>
          </table:table-cell>
          <table:table-cell table:formula="of:=[.Y296]-[.Y$1]/400" office:value-type="float" office:value="0">
            <text:p>0.000000</text:p>
          </table:table-cell>
          <table:table-cell table:formula="of:=[.Z296]-[.Z$1]/400" office:value-type="float" office:value="0">
            <text:p>0.000000</text:p>
          </table:table-cell>
          <table:table-cell table:formula="of:=[.AA296]-[.AA$1]/400" office:value-type="float" office:value="0">
            <text:p>0.000000</text:p>
          </table:table-cell>
          <table:table-cell table:formula="of:=[.AB296]-[.AB$1]/400" office:value-type="float" office:value="0">
            <text:p>0.000000</text:p>
          </table:table-cell>
          <table:table-cell table:formula="of:=[.AC296]-[.AC$1]/400" office:value-type="float" office:value="0">
            <text:p>0.000000</text:p>
          </table:table-cell>
          <table:table-cell table:formula="of:=[.AD296]-[.AD$1]/400" office:value-type="float" office:value="0">
            <text:p>0.000000</text:p>
          </table:table-cell>
        </table:table-row>
        <table:table-row table:style-name="ro1">
          <table:table-cell table:formula="of:=[.A297]-[.A$1]/400" office:value-type="float" office:value="0">
            <text:p>0.000000</text:p>
          </table:table-cell>
          <table:table-cell table:formula="of:=[.B297]-[.B$1]/400" office:value-type="float" office:value="0">
            <text:p>0.000000</text:p>
          </table:table-cell>
          <table:table-cell table:formula="of:=[.C297]-[.C$1]/400" office:value-type="float" office:value="-0.0979146324999976">
            <text:p>-0.097915</text:p>
          </table:table-cell>
          <table:table-cell table:formula="of:=[.D297]-[.D$1]/400" office:value-type="float" office:value="0.195829264999995">
            <text:p>0.195829</text:p>
          </table:table-cell>
          <table:table-cell table:formula="of:=[.E297]-[.E$1]/400" office:value-type="float" office:value="-0.0979146324999976">
            <text:p>-0.097915</text:p>
          </table:table-cell>
          <table:table-cell table:formula="of:=[.F297]-[.F$1]/400" office:value-type="float" office:value="0">
            <text:p>0.000000</text:p>
          </table:table-cell>
          <table:table-cell table:formula="of:=[.G297]-[.G$1]/400" office:value-type="float" office:value="0">
            <text:p>0.000000</text:p>
          </table:table-cell>
          <table:table-cell table:formula="of:=[.H297]-[.H$1]/400" office:value-type="float" office:value="0">
            <text:p>0.000000</text:p>
          </table:table-cell>
          <table:table-cell table:formula="of:=[.I297]-[.I$1]/400" office:value-type="float" office:value="-0.0979146324999976">
            <text:p>-0.097915</text:p>
          </table:table-cell>
          <table:table-cell table:formula="of:=[.J297]-[.J$1]/400" office:value-type="float" office:value="0.195829264999995">
            <text:p>0.195829</text:p>
          </table:table-cell>
          <table:table-cell table:formula="of:=[.K297]-[.K$1]/400" office:value-type="float" office:value="-0.0979146324999976">
            <text:p>-0.097915</text:p>
          </table:table-cell>
          <table:table-cell table:formula="of:=[.L297]-[.L$1]/400" office:value-type="float" office:value="0">
            <text:p>0.000000</text:p>
          </table:table-cell>
          <table:table-cell table:formula="of:=[.M297]-[.M$1]/400" office:value-type="float" office:value="0.0449422475000008">
            <text:p>0.044942</text:p>
          </table:table-cell>
          <table:table-cell table:formula="of:=[.N297]-[.N$1]/400" office:value-type="float" office:value="-0.0449422475000008">
            <text:p>-0.044942</text:p>
          </table:table-cell>
          <table:table-cell table:formula="of:=[.O297]-[.O$1]/400" office:value-type="float" office:value="0">
            <text:p>0.000000</text:p>
          </table:table-cell>
          <table:table-cell table:formula="of:=[.P297]-[.P$1]/400" office:value-type="float" office:value="-0.134826742499996">
            <text:p>-0.134827</text:p>
          </table:table-cell>
          <table:table-cell table:formula="of:=[.Q297]-[.Q$1]/400" office:value-type="float" office:value="0">
            <text:p>0.000000</text:p>
          </table:table-cell>
          <table:table-cell table:formula="of:=[.R297]-[.R$1]/400" office:value-type="float" office:value="0">
            <text:p>0.000000</text:p>
          </table:table-cell>
          <table:table-cell table:formula="of:=[.S297]-[.S$1]/400" office:value-type="float" office:value="0">
            <text:p>0.000000</text:p>
          </table:table-cell>
          <table:table-cell table:formula="of:=[.T297]-[.T$1]/400" office:value-type="float" office:value="0.0449422475000008">
            <text:p>0.044942</text:p>
          </table:table-cell>
          <table:table-cell table:formula="of:=[.U297]-[.U$1]/400" office:value-type="float" office:value="0.0449422475000008">
            <text:p>0.044942</text:p>
          </table:table-cell>
          <table:table-cell table:formula="of:=[.V297]-[.V$1]/400" office:value-type="float" office:value="0">
            <text:p>0.000000</text:p>
          </table:table-cell>
          <table:table-cell table:formula="of:=[.W297]-[.W$1]/400" office:value-type="float" office:value="-0.134826742499996">
            <text:p>-0.134827</text:p>
          </table:table-cell>
          <table:table-cell table:formula="of:=[.X297]-[.X$1]/400" office:value-type="float" office:value="0">
            <text:p>0.000000</text:p>
          </table:table-cell>
          <table:table-cell table:formula="of:=[.Y297]-[.Y$1]/400" office:value-type="float" office:value="0">
            <text:p>0.000000</text:p>
          </table:table-cell>
          <table:table-cell table:formula="of:=[.Z297]-[.Z$1]/400" office:value-type="float" office:value="0">
            <text:p>0.000000</text:p>
          </table:table-cell>
          <table:table-cell table:formula="of:=[.AA297]-[.AA$1]/400" office:value-type="float" office:value="0">
            <text:p>0.000000</text:p>
          </table:table-cell>
          <table:table-cell table:formula="of:=[.AB297]-[.AB$1]/400" office:value-type="float" office:value="0">
            <text:p>0.000000</text:p>
          </table:table-cell>
          <table:table-cell table:formula="of:=[.AC297]-[.AC$1]/400" office:value-type="float" office:value="0">
            <text:p>0.000000</text:p>
          </table:table-cell>
          <table:table-cell table:formula="of:=[.AD297]-[.AD$1]/400" office:value-type="float" office:value="0">
            <text:p>0.000000</text:p>
          </table:table-cell>
        </table:table-row>
        <table:table-row table:style-name="ro1">
          <table:table-cell table:formula="of:=[.A298]-[.A$1]/400" office:value-type="float" office:value="0">
            <text:p>0.000000</text:p>
          </table:table-cell>
          <table:table-cell table:formula="of:=[.B298]-[.B$1]/400" office:value-type="float" office:value="0">
            <text:p>0.000000</text:p>
          </table:table-cell>
          <table:table-cell table:formula="of:=[.C298]-[.C$1]/400" office:value-type="float" office:value="-0.0969640049999976">
            <text:p>-0.096964</text:p>
          </table:table-cell>
          <table:table-cell table:formula="of:=[.D298]-[.D$1]/400" office:value-type="float" office:value="0.193928009999995">
            <text:p>0.193928</text:p>
          </table:table-cell>
          <table:table-cell table:formula="of:=[.E298]-[.E$1]/400" office:value-type="float" office:value="-0.0969640049999976">
            <text:p>-0.096964</text:p>
          </table:table-cell>
          <table:table-cell table:formula="of:=[.F298]-[.F$1]/400" office:value-type="float" office:value="0">
            <text:p>0.000000</text:p>
          </table:table-cell>
          <table:table-cell table:formula="of:=[.G298]-[.G$1]/400" office:value-type="float" office:value="0">
            <text:p>0.000000</text:p>
          </table:table-cell>
          <table:table-cell table:formula="of:=[.H298]-[.H$1]/400" office:value-type="float" office:value="0">
            <text:p>0.000000</text:p>
          </table:table-cell>
          <table:table-cell table:formula="of:=[.I298]-[.I$1]/400" office:value-type="float" office:value="-0.0969640049999976">
            <text:p>-0.096964</text:p>
          </table:table-cell>
          <table:table-cell table:formula="of:=[.J298]-[.J$1]/400" office:value-type="float" office:value="0.193928009999995">
            <text:p>0.193928</text:p>
          </table:table-cell>
          <table:table-cell table:formula="of:=[.K298]-[.K$1]/400" office:value-type="float" office:value="-0.0969640049999976">
            <text:p>-0.096964</text:p>
          </table:table-cell>
          <table:table-cell table:formula="of:=[.L298]-[.L$1]/400" office:value-type="float" office:value="0">
            <text:p>0.000000</text:p>
          </table:table-cell>
          <table:table-cell table:formula="of:=[.M298]-[.M$1]/400" office:value-type="float" office:value="0.0445059150000008">
            <text:p>0.044506</text:p>
          </table:table-cell>
          <table:table-cell table:formula="of:=[.N298]-[.N$1]/400" office:value-type="float" office:value="-0.0445059150000008">
            <text:p>-0.044506</text:p>
          </table:table-cell>
          <table:table-cell table:formula="of:=[.O298]-[.O$1]/400" office:value-type="float" office:value="0">
            <text:p>0.000000</text:p>
          </table:table-cell>
          <table:table-cell table:formula="of:=[.P298]-[.P$1]/400" office:value-type="float" office:value="-0.133517744999997">
            <text:p>-0.133518</text:p>
          </table:table-cell>
          <table:table-cell table:formula="of:=[.Q298]-[.Q$1]/400" office:value-type="float" office:value="0">
            <text:p>0.000000</text:p>
          </table:table-cell>
          <table:table-cell table:formula="of:=[.R298]-[.R$1]/400" office:value-type="float" office:value="0">
            <text:p>0.000000</text:p>
          </table:table-cell>
          <table:table-cell table:formula="of:=[.S298]-[.S$1]/400" office:value-type="float" office:value="0">
            <text:p>0.000000</text:p>
          </table:table-cell>
          <table:table-cell table:formula="of:=[.T298]-[.T$1]/400" office:value-type="float" office:value="0.0445059150000008">
            <text:p>0.044506</text:p>
          </table:table-cell>
          <table:table-cell table:formula="of:=[.U298]-[.U$1]/400" office:value-type="float" office:value="0.0445059150000008">
            <text:p>0.044506</text:p>
          </table:table-cell>
          <table:table-cell table:formula="of:=[.V298]-[.V$1]/400" office:value-type="float" office:value="0">
            <text:p>0.000000</text:p>
          </table:table-cell>
          <table:table-cell table:formula="of:=[.W298]-[.W$1]/400" office:value-type="float" office:value="-0.133517744999997">
            <text:p>-0.133518</text:p>
          </table:table-cell>
          <table:table-cell table:formula="of:=[.X298]-[.X$1]/400" office:value-type="float" office:value="0">
            <text:p>0.000000</text:p>
          </table:table-cell>
          <table:table-cell table:formula="of:=[.Y298]-[.Y$1]/400" office:value-type="float" office:value="0">
            <text:p>0.000000</text:p>
          </table:table-cell>
          <table:table-cell table:formula="of:=[.Z298]-[.Z$1]/400" office:value-type="float" office:value="0">
            <text:p>0.000000</text:p>
          </table:table-cell>
          <table:table-cell table:formula="of:=[.AA298]-[.AA$1]/400" office:value-type="float" office:value="0">
            <text:p>0.000000</text:p>
          </table:table-cell>
          <table:table-cell table:formula="of:=[.AB298]-[.AB$1]/400" office:value-type="float" office:value="0">
            <text:p>0.000000</text:p>
          </table:table-cell>
          <table:table-cell table:formula="of:=[.AC298]-[.AC$1]/400" office:value-type="float" office:value="0">
            <text:p>0.000000</text:p>
          </table:table-cell>
          <table:table-cell table:formula="of:=[.AD298]-[.AD$1]/400" office:value-type="float" office:value="0">
            <text:p>0.000000</text:p>
          </table:table-cell>
        </table:table-row>
        <table:table-row table:style-name="ro1">
          <table:table-cell table:formula="of:=[.A299]-[.A$1]/400" office:value-type="float" office:value="0">
            <text:p>0.000000</text:p>
          </table:table-cell>
          <table:table-cell table:formula="of:=[.B299]-[.B$1]/400" office:value-type="float" office:value="0">
            <text:p>0.000000</text:p>
          </table:table-cell>
          <table:table-cell table:formula="of:=[.C299]-[.C$1]/400" office:value-type="float" office:value="-0.0960133774999976">
            <text:p>-0.096013</text:p>
          </table:table-cell>
          <table:table-cell table:formula="of:=[.D299]-[.D$1]/400" office:value-type="float" office:value="0.192026754999995">
            <text:p>0.192027</text:p>
          </table:table-cell>
          <table:table-cell table:formula="of:=[.E299]-[.E$1]/400" office:value-type="float" office:value="-0.0960133774999976">
            <text:p>-0.096013</text:p>
          </table:table-cell>
          <table:table-cell table:formula="of:=[.F299]-[.F$1]/400" office:value-type="float" office:value="0">
            <text:p>0.000000</text:p>
          </table:table-cell>
          <table:table-cell table:formula="of:=[.G299]-[.G$1]/400" office:value-type="float" office:value="0">
            <text:p>0.000000</text:p>
          </table:table-cell>
          <table:table-cell table:formula="of:=[.H299]-[.H$1]/400" office:value-type="float" office:value="0">
            <text:p>0.000000</text:p>
          </table:table-cell>
          <table:table-cell table:formula="of:=[.I299]-[.I$1]/400" office:value-type="float" office:value="-0.0960133774999976">
            <text:p>-0.096013</text:p>
          </table:table-cell>
          <table:table-cell table:formula="of:=[.J299]-[.J$1]/400" office:value-type="float" office:value="0.192026754999995">
            <text:p>0.192027</text:p>
          </table:table-cell>
          <table:table-cell table:formula="of:=[.K299]-[.K$1]/400" office:value-type="float" office:value="-0.0960133774999976">
            <text:p>-0.096013</text:p>
          </table:table-cell>
          <table:table-cell table:formula="of:=[.L299]-[.L$1]/400" office:value-type="float" office:value="0">
            <text:p>0.000000</text:p>
          </table:table-cell>
          <table:table-cell table:formula="of:=[.M299]-[.M$1]/400" office:value-type="float" office:value="0.0440695825000008">
            <text:p>0.044070</text:p>
          </table:table-cell>
          <table:table-cell table:formula="of:=[.N299]-[.N$1]/400" office:value-type="float" office:value="-0.0440695825000008">
            <text:p>-0.044070</text:p>
          </table:table-cell>
          <table:table-cell table:formula="of:=[.O299]-[.O$1]/400" office:value-type="float" office:value="0">
            <text:p>0.000000</text:p>
          </table:table-cell>
          <table:table-cell table:formula="of:=[.P299]-[.P$1]/400" office:value-type="float" office:value="-0.132208747499997">
            <text:p>-0.132209</text:p>
          </table:table-cell>
          <table:table-cell table:formula="of:=[.Q299]-[.Q$1]/400" office:value-type="float" office:value="0">
            <text:p>0.000000</text:p>
          </table:table-cell>
          <table:table-cell table:formula="of:=[.R299]-[.R$1]/400" office:value-type="float" office:value="0">
            <text:p>0.000000</text:p>
          </table:table-cell>
          <table:table-cell table:formula="of:=[.S299]-[.S$1]/400" office:value-type="float" office:value="0">
            <text:p>0.000000</text:p>
          </table:table-cell>
          <table:table-cell table:formula="of:=[.T299]-[.T$1]/400" office:value-type="float" office:value="0.0440695825000008">
            <text:p>0.044070</text:p>
          </table:table-cell>
          <table:table-cell table:formula="of:=[.U299]-[.U$1]/400" office:value-type="float" office:value="0.0440695825000008">
            <text:p>0.044070</text:p>
          </table:table-cell>
          <table:table-cell table:formula="of:=[.V299]-[.V$1]/400" office:value-type="float" office:value="0">
            <text:p>0.000000</text:p>
          </table:table-cell>
          <table:table-cell table:formula="of:=[.W299]-[.W$1]/400" office:value-type="float" office:value="-0.132208747499997">
            <text:p>-0.132209</text:p>
          </table:table-cell>
          <table:table-cell table:formula="of:=[.X299]-[.X$1]/400" office:value-type="float" office:value="0">
            <text:p>0.000000</text:p>
          </table:table-cell>
          <table:table-cell table:formula="of:=[.Y299]-[.Y$1]/400" office:value-type="float" office:value="0">
            <text:p>0.000000</text:p>
          </table:table-cell>
          <table:table-cell table:formula="of:=[.Z299]-[.Z$1]/400" office:value-type="float" office:value="0">
            <text:p>0.000000</text:p>
          </table:table-cell>
          <table:table-cell table:formula="of:=[.AA299]-[.AA$1]/400" office:value-type="float" office:value="0">
            <text:p>0.000000</text:p>
          </table:table-cell>
          <table:table-cell table:formula="of:=[.AB299]-[.AB$1]/400" office:value-type="float" office:value="0">
            <text:p>0.000000</text:p>
          </table:table-cell>
          <table:table-cell table:formula="of:=[.AC299]-[.AC$1]/400" office:value-type="float" office:value="0">
            <text:p>0.000000</text:p>
          </table:table-cell>
          <table:table-cell table:formula="of:=[.AD299]-[.AD$1]/400" office:value-type="float" office:value="0">
            <text:p>0.000000</text:p>
          </table:table-cell>
        </table:table-row>
        <table:table-row table:style-name="ro1">
          <table:table-cell table:formula="of:=[.A300]-[.A$1]/400" office:value-type="float" office:value="0">
            <text:p>0.000000</text:p>
          </table:table-cell>
          <table:table-cell table:formula="of:=[.B300]-[.B$1]/400" office:value-type="float" office:value="0">
            <text:p>0.000000</text:p>
          </table:table-cell>
          <table:table-cell table:formula="of:=[.C300]-[.C$1]/400" office:value-type="float" office:value="-0.0950627499999976">
            <text:p>-0.095063</text:p>
          </table:table-cell>
          <table:table-cell table:formula="of:=[.D300]-[.D$1]/400" office:value-type="float" office:value="0.190125499999995">
            <text:p>0.190125</text:p>
          </table:table-cell>
          <table:table-cell table:formula="of:=[.E300]-[.E$1]/400" office:value-type="float" office:value="-0.0950627499999976">
            <text:p>-0.095063</text:p>
          </table:table-cell>
          <table:table-cell table:formula="of:=[.F300]-[.F$1]/400" office:value-type="float" office:value="0">
            <text:p>0.000000</text:p>
          </table:table-cell>
          <table:table-cell table:formula="of:=[.G300]-[.G$1]/400" office:value-type="float" office:value="0">
            <text:p>0.000000</text:p>
          </table:table-cell>
          <table:table-cell table:formula="of:=[.H300]-[.H$1]/400" office:value-type="float" office:value="0">
            <text:p>0.000000</text:p>
          </table:table-cell>
          <table:table-cell table:formula="of:=[.I300]-[.I$1]/400" office:value-type="float" office:value="-0.0950627499999976">
            <text:p>-0.095063</text:p>
          </table:table-cell>
          <table:table-cell table:formula="of:=[.J300]-[.J$1]/400" office:value-type="float" office:value="0.190125499999995">
            <text:p>0.190125</text:p>
          </table:table-cell>
          <table:table-cell table:formula="of:=[.K300]-[.K$1]/400" office:value-type="float" office:value="-0.0950627499999976">
            <text:p>-0.095063</text:p>
          </table:table-cell>
          <table:table-cell table:formula="of:=[.L300]-[.L$1]/400" office:value-type="float" office:value="0">
            <text:p>0.000000</text:p>
          </table:table-cell>
          <table:table-cell table:formula="of:=[.M300]-[.M$1]/400" office:value-type="float" office:value="0.0436332500000008">
            <text:p>0.043633</text:p>
          </table:table-cell>
          <table:table-cell table:formula="of:=[.N300]-[.N$1]/400" office:value-type="float" office:value="-0.0436332500000008">
            <text:p>-0.043633</text:p>
          </table:table-cell>
          <table:table-cell table:formula="of:=[.O300]-[.O$1]/400" office:value-type="float" office:value="0">
            <text:p>0.000000</text:p>
          </table:table-cell>
          <table:table-cell table:formula="of:=[.P300]-[.P$1]/400" office:value-type="float" office:value="-0.130899749999997">
            <text:p>-0.130900</text:p>
          </table:table-cell>
          <table:table-cell table:formula="of:=[.Q300]-[.Q$1]/400" office:value-type="float" office:value="0">
            <text:p>0.000000</text:p>
          </table:table-cell>
          <table:table-cell table:formula="of:=[.R300]-[.R$1]/400" office:value-type="float" office:value="0">
            <text:p>0.000000</text:p>
          </table:table-cell>
          <table:table-cell table:formula="of:=[.S300]-[.S$1]/400" office:value-type="float" office:value="0">
            <text:p>0.000000</text:p>
          </table:table-cell>
          <table:table-cell table:formula="of:=[.T300]-[.T$1]/400" office:value-type="float" office:value="0.0436332500000008">
            <text:p>0.043633</text:p>
          </table:table-cell>
          <table:table-cell table:formula="of:=[.U300]-[.U$1]/400" office:value-type="float" office:value="0.0436332500000008">
            <text:p>0.043633</text:p>
          </table:table-cell>
          <table:table-cell table:formula="of:=[.V300]-[.V$1]/400" office:value-type="float" office:value="0">
            <text:p>0.000000</text:p>
          </table:table-cell>
          <table:table-cell table:formula="of:=[.W300]-[.W$1]/400" office:value-type="float" office:value="-0.130899749999997">
            <text:p>-0.130900</text:p>
          </table:table-cell>
          <table:table-cell table:formula="of:=[.X300]-[.X$1]/400" office:value-type="float" office:value="0">
            <text:p>0.000000</text:p>
          </table:table-cell>
          <table:table-cell table:formula="of:=[.Y300]-[.Y$1]/400" office:value-type="float" office:value="0">
            <text:p>0.000000</text:p>
          </table:table-cell>
          <table:table-cell table:formula="of:=[.Z300]-[.Z$1]/400" office:value-type="float" office:value="0">
            <text:p>0.000000</text:p>
          </table:table-cell>
          <table:table-cell table:formula="of:=[.AA300]-[.AA$1]/400" office:value-type="float" office:value="0">
            <text:p>0.000000</text:p>
          </table:table-cell>
          <table:table-cell table:formula="of:=[.AB300]-[.AB$1]/400" office:value-type="float" office:value="0">
            <text:p>0.000000</text:p>
          </table:table-cell>
          <table:table-cell table:formula="of:=[.AC300]-[.AC$1]/400" office:value-type="float" office:value="0">
            <text:p>0.000000</text:p>
          </table:table-cell>
          <table:table-cell table:formula="of:=[.AD300]-[.AD$1]/400" office:value-type="float" office:value="0">
            <text:p>0.000000</text:p>
          </table:table-cell>
        </table:table-row>
        <table:table-row table:style-name="ro1">
          <table:table-cell table:formula="of:=[.A301]-[.A$1]/400" office:value-type="float" office:value="0">
            <text:p>0.000000</text:p>
          </table:table-cell>
          <table:table-cell table:formula="of:=[.B301]-[.B$1]/400" office:value-type="float" office:value="0">
            <text:p>0.000000</text:p>
          </table:table-cell>
          <table:table-cell table:formula="of:=[.C301]-[.C$1]/400" office:value-type="float" office:value="-0.0941121224999976">
            <text:p>-0.094112</text:p>
          </table:table-cell>
          <table:table-cell table:formula="of:=[.D301]-[.D$1]/400" office:value-type="float" office:value="0.188224244999995">
            <text:p>0.188224</text:p>
          </table:table-cell>
          <table:table-cell table:formula="of:=[.E301]-[.E$1]/400" office:value-type="float" office:value="-0.0941121224999976">
            <text:p>-0.094112</text:p>
          </table:table-cell>
          <table:table-cell table:formula="of:=[.F301]-[.F$1]/400" office:value-type="float" office:value="0">
            <text:p>0.000000</text:p>
          </table:table-cell>
          <table:table-cell table:formula="of:=[.G301]-[.G$1]/400" office:value-type="float" office:value="0">
            <text:p>0.000000</text:p>
          </table:table-cell>
          <table:table-cell table:formula="of:=[.H301]-[.H$1]/400" office:value-type="float" office:value="0">
            <text:p>0.000000</text:p>
          </table:table-cell>
          <table:table-cell table:formula="of:=[.I301]-[.I$1]/400" office:value-type="float" office:value="-0.0941121224999976">
            <text:p>-0.094112</text:p>
          </table:table-cell>
          <table:table-cell table:formula="of:=[.J301]-[.J$1]/400" office:value-type="float" office:value="0.188224244999995">
            <text:p>0.188224</text:p>
          </table:table-cell>
          <table:table-cell table:formula="of:=[.K301]-[.K$1]/400" office:value-type="float" office:value="-0.0941121224999976">
            <text:p>-0.094112</text:p>
          </table:table-cell>
          <table:table-cell table:formula="of:=[.L301]-[.L$1]/400" office:value-type="float" office:value="0">
            <text:p>0.000000</text:p>
          </table:table-cell>
          <table:table-cell table:formula="of:=[.M301]-[.M$1]/400" office:value-type="float" office:value="0.0431969175000008">
            <text:p>0.043197</text:p>
          </table:table-cell>
          <table:table-cell table:formula="of:=[.N301]-[.N$1]/400" office:value-type="float" office:value="-0.0431969175000008">
            <text:p>-0.043197</text:p>
          </table:table-cell>
          <table:table-cell table:formula="of:=[.O301]-[.O$1]/400" office:value-type="float" office:value="0">
            <text:p>0.000000</text:p>
          </table:table-cell>
          <table:table-cell table:formula="of:=[.P301]-[.P$1]/400" office:value-type="float" office:value="-0.129590752499997">
            <text:p>-0.129591</text:p>
          </table:table-cell>
          <table:table-cell table:formula="of:=[.Q301]-[.Q$1]/400" office:value-type="float" office:value="0">
            <text:p>0.000000</text:p>
          </table:table-cell>
          <table:table-cell table:formula="of:=[.R301]-[.R$1]/400" office:value-type="float" office:value="0">
            <text:p>0.000000</text:p>
          </table:table-cell>
          <table:table-cell table:formula="of:=[.S301]-[.S$1]/400" office:value-type="float" office:value="0">
            <text:p>0.000000</text:p>
          </table:table-cell>
          <table:table-cell table:formula="of:=[.T301]-[.T$1]/400" office:value-type="float" office:value="0.0431969175000008">
            <text:p>0.043197</text:p>
          </table:table-cell>
          <table:table-cell table:formula="of:=[.U301]-[.U$1]/400" office:value-type="float" office:value="0.0431969175000008">
            <text:p>0.043197</text:p>
          </table:table-cell>
          <table:table-cell table:formula="of:=[.V301]-[.V$1]/400" office:value-type="float" office:value="0">
            <text:p>0.000000</text:p>
          </table:table-cell>
          <table:table-cell table:formula="of:=[.W301]-[.W$1]/400" office:value-type="float" office:value="-0.129590752499997">
            <text:p>-0.129591</text:p>
          </table:table-cell>
          <table:table-cell table:formula="of:=[.X301]-[.X$1]/400" office:value-type="float" office:value="0">
            <text:p>0.000000</text:p>
          </table:table-cell>
          <table:table-cell table:formula="of:=[.Y301]-[.Y$1]/400" office:value-type="float" office:value="0">
            <text:p>0.000000</text:p>
          </table:table-cell>
          <table:table-cell table:formula="of:=[.Z301]-[.Z$1]/400" office:value-type="float" office:value="0">
            <text:p>0.000000</text:p>
          </table:table-cell>
          <table:table-cell table:formula="of:=[.AA301]-[.AA$1]/400" office:value-type="float" office:value="0">
            <text:p>0.000000</text:p>
          </table:table-cell>
          <table:table-cell table:formula="of:=[.AB301]-[.AB$1]/400" office:value-type="float" office:value="0">
            <text:p>0.000000</text:p>
          </table:table-cell>
          <table:table-cell table:formula="of:=[.AC301]-[.AC$1]/400" office:value-type="float" office:value="0">
            <text:p>0.000000</text:p>
          </table:table-cell>
          <table:table-cell table:formula="of:=[.AD301]-[.AD$1]/400" office:value-type="float" office:value="0">
            <text:p>0.000000</text:p>
          </table:table-cell>
        </table:table-row>
        <table:table-row table:style-name="ro1">
          <table:table-cell table:formula="of:=[.A302]-[.A$1]/400" office:value-type="float" office:value="0">
            <text:p>0.000000</text:p>
          </table:table-cell>
          <table:table-cell table:formula="of:=[.B302]-[.B$1]/400" office:value-type="float" office:value="0">
            <text:p>0.000000</text:p>
          </table:table-cell>
          <table:table-cell table:formula="of:=[.C302]-[.C$1]/400" office:value-type="float" office:value="-0.0931614949999976">
            <text:p>-0.093161</text:p>
          </table:table-cell>
          <table:table-cell table:formula="of:=[.D302]-[.D$1]/400" office:value-type="float" office:value="0.186322989999995">
            <text:p>0.186323</text:p>
          </table:table-cell>
          <table:table-cell table:formula="of:=[.E302]-[.E$1]/400" office:value-type="float" office:value="-0.0931614949999976">
            <text:p>-0.093161</text:p>
          </table:table-cell>
          <table:table-cell table:formula="of:=[.F302]-[.F$1]/400" office:value-type="float" office:value="0">
            <text:p>0.000000</text:p>
          </table:table-cell>
          <table:table-cell table:formula="of:=[.G302]-[.G$1]/400" office:value-type="float" office:value="0">
            <text:p>0.000000</text:p>
          </table:table-cell>
          <table:table-cell table:formula="of:=[.H302]-[.H$1]/400" office:value-type="float" office:value="0">
            <text:p>0.000000</text:p>
          </table:table-cell>
          <table:table-cell table:formula="of:=[.I302]-[.I$1]/400" office:value-type="float" office:value="-0.0931614949999976">
            <text:p>-0.093161</text:p>
          </table:table-cell>
          <table:table-cell table:formula="of:=[.J302]-[.J$1]/400" office:value-type="float" office:value="0.186322989999995">
            <text:p>0.186323</text:p>
          </table:table-cell>
          <table:table-cell table:formula="of:=[.K302]-[.K$1]/400" office:value-type="float" office:value="-0.0931614949999976">
            <text:p>-0.093161</text:p>
          </table:table-cell>
          <table:table-cell table:formula="of:=[.L302]-[.L$1]/400" office:value-type="float" office:value="0">
            <text:p>0.000000</text:p>
          </table:table-cell>
          <table:table-cell table:formula="of:=[.M302]-[.M$1]/400" office:value-type="float" office:value="0.0427605850000008">
            <text:p>0.042761</text:p>
          </table:table-cell>
          <table:table-cell table:formula="of:=[.N302]-[.N$1]/400" office:value-type="float" office:value="-0.0427605850000008">
            <text:p>-0.042761</text:p>
          </table:table-cell>
          <table:table-cell table:formula="of:=[.O302]-[.O$1]/400" office:value-type="float" office:value="0">
            <text:p>0.000000</text:p>
          </table:table-cell>
          <table:table-cell table:formula="of:=[.P302]-[.P$1]/400" office:value-type="float" office:value="-0.128281754999997">
            <text:p>-0.128282</text:p>
          </table:table-cell>
          <table:table-cell table:formula="of:=[.Q302]-[.Q$1]/400" office:value-type="float" office:value="0">
            <text:p>0.000000</text:p>
          </table:table-cell>
          <table:table-cell table:formula="of:=[.R302]-[.R$1]/400" office:value-type="float" office:value="0">
            <text:p>0.000000</text:p>
          </table:table-cell>
          <table:table-cell table:formula="of:=[.S302]-[.S$1]/400" office:value-type="float" office:value="0">
            <text:p>0.000000</text:p>
          </table:table-cell>
          <table:table-cell table:formula="of:=[.T302]-[.T$1]/400" office:value-type="float" office:value="0.0427605850000008">
            <text:p>0.042761</text:p>
          </table:table-cell>
          <table:table-cell table:formula="of:=[.U302]-[.U$1]/400" office:value-type="float" office:value="0.0427605850000008">
            <text:p>0.042761</text:p>
          </table:table-cell>
          <table:table-cell table:formula="of:=[.V302]-[.V$1]/400" office:value-type="float" office:value="0">
            <text:p>0.000000</text:p>
          </table:table-cell>
          <table:table-cell table:formula="of:=[.W302]-[.W$1]/400" office:value-type="float" office:value="-0.128281754999997">
            <text:p>-0.128282</text:p>
          </table:table-cell>
          <table:table-cell table:formula="of:=[.X302]-[.X$1]/400" office:value-type="float" office:value="0">
            <text:p>0.000000</text:p>
          </table:table-cell>
          <table:table-cell table:formula="of:=[.Y302]-[.Y$1]/400" office:value-type="float" office:value="0">
            <text:p>0.000000</text:p>
          </table:table-cell>
          <table:table-cell table:formula="of:=[.Z302]-[.Z$1]/400" office:value-type="float" office:value="0">
            <text:p>0.000000</text:p>
          </table:table-cell>
          <table:table-cell table:formula="of:=[.AA302]-[.AA$1]/400" office:value-type="float" office:value="0">
            <text:p>0.000000</text:p>
          </table:table-cell>
          <table:table-cell table:formula="of:=[.AB302]-[.AB$1]/400" office:value-type="float" office:value="0">
            <text:p>0.000000</text:p>
          </table:table-cell>
          <table:table-cell table:formula="of:=[.AC302]-[.AC$1]/400" office:value-type="float" office:value="0">
            <text:p>0.000000</text:p>
          </table:table-cell>
          <table:table-cell table:formula="of:=[.AD302]-[.AD$1]/400" office:value-type="float" office:value="0">
            <text:p>0.000000</text:p>
          </table:table-cell>
        </table:table-row>
        <table:table-row table:style-name="ro1">
          <table:table-cell table:formula="of:=[.A303]-[.A$1]/400" office:value-type="float" office:value="0">
            <text:p>0.000000</text:p>
          </table:table-cell>
          <table:table-cell table:formula="of:=[.B303]-[.B$1]/400" office:value-type="float" office:value="0">
            <text:p>0.000000</text:p>
          </table:table-cell>
          <table:table-cell table:formula="of:=[.C303]-[.C$1]/400" office:value-type="float" office:value="-0.0922108674999976">
            <text:p>-0.092211</text:p>
          </table:table-cell>
          <table:table-cell table:formula="of:=[.D303]-[.D$1]/400" office:value-type="float" office:value="0.184421734999995">
            <text:p>0.184422</text:p>
          </table:table-cell>
          <table:table-cell table:formula="of:=[.E303]-[.E$1]/400" office:value-type="float" office:value="-0.0922108674999976">
            <text:p>-0.092211</text:p>
          </table:table-cell>
          <table:table-cell table:formula="of:=[.F303]-[.F$1]/400" office:value-type="float" office:value="0">
            <text:p>0.000000</text:p>
          </table:table-cell>
          <table:table-cell table:formula="of:=[.G303]-[.G$1]/400" office:value-type="float" office:value="0">
            <text:p>0.000000</text:p>
          </table:table-cell>
          <table:table-cell table:formula="of:=[.H303]-[.H$1]/400" office:value-type="float" office:value="0">
            <text:p>0.000000</text:p>
          </table:table-cell>
          <table:table-cell table:formula="of:=[.I303]-[.I$1]/400" office:value-type="float" office:value="-0.0922108674999976">
            <text:p>-0.092211</text:p>
          </table:table-cell>
          <table:table-cell table:formula="of:=[.J303]-[.J$1]/400" office:value-type="float" office:value="0.184421734999995">
            <text:p>0.184422</text:p>
          </table:table-cell>
          <table:table-cell table:formula="of:=[.K303]-[.K$1]/400" office:value-type="float" office:value="-0.0922108674999976">
            <text:p>-0.092211</text:p>
          </table:table-cell>
          <table:table-cell table:formula="of:=[.L303]-[.L$1]/400" office:value-type="float" office:value="0">
            <text:p>0.000000</text:p>
          </table:table-cell>
          <table:table-cell table:formula="of:=[.M303]-[.M$1]/400" office:value-type="float" office:value="0.0423242525000008">
            <text:p>0.042324</text:p>
          </table:table-cell>
          <table:table-cell table:formula="of:=[.N303]-[.N$1]/400" office:value-type="float" office:value="-0.0423242525000008">
            <text:p>-0.042324</text:p>
          </table:table-cell>
          <table:table-cell table:formula="of:=[.O303]-[.O$1]/400" office:value-type="float" office:value="0">
            <text:p>0.000000</text:p>
          </table:table-cell>
          <table:table-cell table:formula="of:=[.P303]-[.P$1]/400" office:value-type="float" office:value="-0.126972757499997">
            <text:p>-0.126973</text:p>
          </table:table-cell>
          <table:table-cell table:formula="of:=[.Q303]-[.Q$1]/400" office:value-type="float" office:value="0">
            <text:p>0.000000</text:p>
          </table:table-cell>
          <table:table-cell table:formula="of:=[.R303]-[.R$1]/400" office:value-type="float" office:value="0">
            <text:p>0.000000</text:p>
          </table:table-cell>
          <table:table-cell table:formula="of:=[.S303]-[.S$1]/400" office:value-type="float" office:value="0">
            <text:p>0.000000</text:p>
          </table:table-cell>
          <table:table-cell table:formula="of:=[.T303]-[.T$1]/400" office:value-type="float" office:value="0.0423242525000008">
            <text:p>0.042324</text:p>
          </table:table-cell>
          <table:table-cell table:formula="of:=[.U303]-[.U$1]/400" office:value-type="float" office:value="0.0423242525000008">
            <text:p>0.042324</text:p>
          </table:table-cell>
          <table:table-cell table:formula="of:=[.V303]-[.V$1]/400" office:value-type="float" office:value="0">
            <text:p>0.000000</text:p>
          </table:table-cell>
          <table:table-cell table:formula="of:=[.W303]-[.W$1]/400" office:value-type="float" office:value="-0.126972757499997">
            <text:p>-0.126973</text:p>
          </table:table-cell>
          <table:table-cell table:formula="of:=[.X303]-[.X$1]/400" office:value-type="float" office:value="0">
            <text:p>0.000000</text:p>
          </table:table-cell>
          <table:table-cell table:formula="of:=[.Y303]-[.Y$1]/400" office:value-type="float" office:value="0">
            <text:p>0.000000</text:p>
          </table:table-cell>
          <table:table-cell table:formula="of:=[.Z303]-[.Z$1]/400" office:value-type="float" office:value="0">
            <text:p>0.000000</text:p>
          </table:table-cell>
          <table:table-cell table:formula="of:=[.AA303]-[.AA$1]/400" office:value-type="float" office:value="0">
            <text:p>0.000000</text:p>
          </table:table-cell>
          <table:table-cell table:formula="of:=[.AB303]-[.AB$1]/400" office:value-type="float" office:value="0">
            <text:p>0.000000</text:p>
          </table:table-cell>
          <table:table-cell table:formula="of:=[.AC303]-[.AC$1]/400" office:value-type="float" office:value="0">
            <text:p>0.000000</text:p>
          </table:table-cell>
          <table:table-cell table:formula="of:=[.AD303]-[.AD$1]/400" office:value-type="float" office:value="0">
            <text:p>0.000000</text:p>
          </table:table-cell>
        </table:table-row>
        <table:table-row table:style-name="ro1">
          <table:table-cell table:formula="of:=[.A304]-[.A$1]/400" office:value-type="float" office:value="0">
            <text:p>0.000000</text:p>
          </table:table-cell>
          <table:table-cell table:formula="of:=[.B304]-[.B$1]/400" office:value-type="float" office:value="0">
            <text:p>0.000000</text:p>
          </table:table-cell>
          <table:table-cell table:formula="of:=[.C304]-[.C$1]/400" office:value-type="float" office:value="-0.0912602399999976">
            <text:p>-0.091260</text:p>
          </table:table-cell>
          <table:table-cell table:formula="of:=[.D304]-[.D$1]/400" office:value-type="float" office:value="0.182520479999995">
            <text:p>0.182520</text:p>
          </table:table-cell>
          <table:table-cell table:formula="of:=[.E304]-[.E$1]/400" office:value-type="float" office:value="-0.0912602399999976">
            <text:p>-0.091260</text:p>
          </table:table-cell>
          <table:table-cell table:formula="of:=[.F304]-[.F$1]/400" office:value-type="float" office:value="0">
            <text:p>0.000000</text:p>
          </table:table-cell>
          <table:table-cell table:formula="of:=[.G304]-[.G$1]/400" office:value-type="float" office:value="0">
            <text:p>0.000000</text:p>
          </table:table-cell>
          <table:table-cell table:formula="of:=[.H304]-[.H$1]/400" office:value-type="float" office:value="0">
            <text:p>0.000000</text:p>
          </table:table-cell>
          <table:table-cell table:formula="of:=[.I304]-[.I$1]/400" office:value-type="float" office:value="-0.0912602399999976">
            <text:p>-0.091260</text:p>
          </table:table-cell>
          <table:table-cell table:formula="of:=[.J304]-[.J$1]/400" office:value-type="float" office:value="0.182520479999995">
            <text:p>0.182520</text:p>
          </table:table-cell>
          <table:table-cell table:formula="of:=[.K304]-[.K$1]/400" office:value-type="float" office:value="-0.0912602399999976">
            <text:p>-0.091260</text:p>
          </table:table-cell>
          <table:table-cell table:formula="of:=[.L304]-[.L$1]/400" office:value-type="float" office:value="0">
            <text:p>0.000000</text:p>
          </table:table-cell>
          <table:table-cell table:formula="of:=[.M304]-[.M$1]/400" office:value-type="float" office:value="0.0418879200000008">
            <text:p>0.041888</text:p>
          </table:table-cell>
          <table:table-cell table:formula="of:=[.N304]-[.N$1]/400" office:value-type="float" office:value="-0.0418879200000008">
            <text:p>-0.041888</text:p>
          </table:table-cell>
          <table:table-cell table:formula="of:=[.O304]-[.O$1]/400" office:value-type="float" office:value="0">
            <text:p>0.000000</text:p>
          </table:table-cell>
          <table:table-cell table:formula="of:=[.P304]-[.P$1]/400" office:value-type="float" office:value="-0.125663759999997">
            <text:p>-0.125664</text:p>
          </table:table-cell>
          <table:table-cell table:formula="of:=[.Q304]-[.Q$1]/400" office:value-type="float" office:value="0">
            <text:p>0.000000</text:p>
          </table:table-cell>
          <table:table-cell table:formula="of:=[.R304]-[.R$1]/400" office:value-type="float" office:value="0">
            <text:p>0.000000</text:p>
          </table:table-cell>
          <table:table-cell table:formula="of:=[.S304]-[.S$1]/400" office:value-type="float" office:value="0">
            <text:p>0.000000</text:p>
          </table:table-cell>
          <table:table-cell table:formula="of:=[.T304]-[.T$1]/400" office:value-type="float" office:value="0.0418879200000008">
            <text:p>0.041888</text:p>
          </table:table-cell>
          <table:table-cell table:formula="of:=[.U304]-[.U$1]/400" office:value-type="float" office:value="0.0418879200000008">
            <text:p>0.041888</text:p>
          </table:table-cell>
          <table:table-cell table:formula="of:=[.V304]-[.V$1]/400" office:value-type="float" office:value="0">
            <text:p>0.000000</text:p>
          </table:table-cell>
          <table:table-cell table:formula="of:=[.W304]-[.W$1]/400" office:value-type="float" office:value="-0.125663759999997">
            <text:p>-0.125664</text:p>
          </table:table-cell>
          <table:table-cell table:formula="of:=[.X304]-[.X$1]/400" office:value-type="float" office:value="0">
            <text:p>0.000000</text:p>
          </table:table-cell>
          <table:table-cell table:formula="of:=[.Y304]-[.Y$1]/400" office:value-type="float" office:value="0">
            <text:p>0.000000</text:p>
          </table:table-cell>
          <table:table-cell table:formula="of:=[.Z304]-[.Z$1]/400" office:value-type="float" office:value="0">
            <text:p>0.000000</text:p>
          </table:table-cell>
          <table:table-cell table:formula="of:=[.AA304]-[.AA$1]/400" office:value-type="float" office:value="0">
            <text:p>0.000000</text:p>
          </table:table-cell>
          <table:table-cell table:formula="of:=[.AB304]-[.AB$1]/400" office:value-type="float" office:value="0">
            <text:p>0.000000</text:p>
          </table:table-cell>
          <table:table-cell table:formula="of:=[.AC304]-[.AC$1]/400" office:value-type="float" office:value="0">
            <text:p>0.000000</text:p>
          </table:table-cell>
          <table:table-cell table:formula="of:=[.AD304]-[.AD$1]/400" office:value-type="float" office:value="0">
            <text:p>0.000000</text:p>
          </table:table-cell>
        </table:table-row>
        <table:table-row table:style-name="ro1">
          <table:table-cell table:formula="of:=[.A305]-[.A$1]/400" office:value-type="float" office:value="0">
            <text:p>0.000000</text:p>
          </table:table-cell>
          <table:table-cell table:formula="of:=[.B305]-[.B$1]/400" office:value-type="float" office:value="0">
            <text:p>0.000000</text:p>
          </table:table-cell>
          <table:table-cell table:formula="of:=[.C305]-[.C$1]/400" office:value-type="float" office:value="-0.0903096124999976">
            <text:p>-0.090310</text:p>
          </table:table-cell>
          <table:table-cell table:formula="of:=[.D305]-[.D$1]/400" office:value-type="float" office:value="0.180619224999995">
            <text:p>0.180619</text:p>
          </table:table-cell>
          <table:table-cell table:formula="of:=[.E305]-[.E$1]/400" office:value-type="float" office:value="-0.0903096124999976">
            <text:p>-0.090310</text:p>
          </table:table-cell>
          <table:table-cell table:formula="of:=[.F305]-[.F$1]/400" office:value-type="float" office:value="0">
            <text:p>0.000000</text:p>
          </table:table-cell>
          <table:table-cell table:formula="of:=[.G305]-[.G$1]/400" office:value-type="float" office:value="0">
            <text:p>0.000000</text:p>
          </table:table-cell>
          <table:table-cell table:formula="of:=[.H305]-[.H$1]/400" office:value-type="float" office:value="0">
            <text:p>0.000000</text:p>
          </table:table-cell>
          <table:table-cell table:formula="of:=[.I305]-[.I$1]/400" office:value-type="float" office:value="-0.0903096124999976">
            <text:p>-0.090310</text:p>
          </table:table-cell>
          <table:table-cell table:formula="of:=[.J305]-[.J$1]/400" office:value-type="float" office:value="0.180619224999995">
            <text:p>0.180619</text:p>
          </table:table-cell>
          <table:table-cell table:formula="of:=[.K305]-[.K$1]/400" office:value-type="float" office:value="-0.0903096124999976">
            <text:p>-0.090310</text:p>
          </table:table-cell>
          <table:table-cell table:formula="of:=[.L305]-[.L$1]/400" office:value-type="float" office:value="0">
            <text:p>0.000000</text:p>
          </table:table-cell>
          <table:table-cell table:formula="of:=[.M305]-[.M$1]/400" office:value-type="float" office:value="0.0414515875000008">
            <text:p>0.041452</text:p>
          </table:table-cell>
          <table:table-cell table:formula="of:=[.N305]-[.N$1]/400" office:value-type="float" office:value="-0.0414515875000008">
            <text:p>-0.041452</text:p>
          </table:table-cell>
          <table:table-cell table:formula="of:=[.O305]-[.O$1]/400" office:value-type="float" office:value="0">
            <text:p>0.000000</text:p>
          </table:table-cell>
          <table:table-cell table:formula="of:=[.P305]-[.P$1]/400" office:value-type="float" office:value="-0.124354762499997">
            <text:p>-0.124355</text:p>
          </table:table-cell>
          <table:table-cell table:formula="of:=[.Q305]-[.Q$1]/400" office:value-type="float" office:value="0">
            <text:p>0.000000</text:p>
          </table:table-cell>
          <table:table-cell table:formula="of:=[.R305]-[.R$1]/400" office:value-type="float" office:value="0">
            <text:p>0.000000</text:p>
          </table:table-cell>
          <table:table-cell table:formula="of:=[.S305]-[.S$1]/400" office:value-type="float" office:value="0">
            <text:p>0.000000</text:p>
          </table:table-cell>
          <table:table-cell table:formula="of:=[.T305]-[.T$1]/400" office:value-type="float" office:value="0.0414515875000008">
            <text:p>0.041452</text:p>
          </table:table-cell>
          <table:table-cell table:formula="of:=[.U305]-[.U$1]/400" office:value-type="float" office:value="0.0414515875000008">
            <text:p>0.041452</text:p>
          </table:table-cell>
          <table:table-cell table:formula="of:=[.V305]-[.V$1]/400" office:value-type="float" office:value="0">
            <text:p>0.000000</text:p>
          </table:table-cell>
          <table:table-cell table:formula="of:=[.W305]-[.W$1]/400" office:value-type="float" office:value="-0.124354762499997">
            <text:p>-0.124355</text:p>
          </table:table-cell>
          <table:table-cell table:formula="of:=[.X305]-[.X$1]/400" office:value-type="float" office:value="0">
            <text:p>0.000000</text:p>
          </table:table-cell>
          <table:table-cell table:formula="of:=[.Y305]-[.Y$1]/400" office:value-type="float" office:value="0">
            <text:p>0.000000</text:p>
          </table:table-cell>
          <table:table-cell table:formula="of:=[.Z305]-[.Z$1]/400" office:value-type="float" office:value="0">
            <text:p>0.000000</text:p>
          </table:table-cell>
          <table:table-cell table:formula="of:=[.AA305]-[.AA$1]/400" office:value-type="float" office:value="0">
            <text:p>0.000000</text:p>
          </table:table-cell>
          <table:table-cell table:formula="of:=[.AB305]-[.AB$1]/400" office:value-type="float" office:value="0">
            <text:p>0.000000</text:p>
          </table:table-cell>
          <table:table-cell table:formula="of:=[.AC305]-[.AC$1]/400" office:value-type="float" office:value="0">
            <text:p>0.000000</text:p>
          </table:table-cell>
          <table:table-cell table:formula="of:=[.AD305]-[.AD$1]/400" office:value-type="float" office:value="0">
            <text:p>0.000000</text:p>
          </table:table-cell>
        </table:table-row>
        <table:table-row table:style-name="ro1">
          <table:table-cell table:formula="of:=[.A306]-[.A$1]/400" office:value-type="float" office:value="0">
            <text:p>0.000000</text:p>
          </table:table-cell>
          <table:table-cell table:formula="of:=[.B306]-[.B$1]/400" office:value-type="float" office:value="0">
            <text:p>0.000000</text:p>
          </table:table-cell>
          <table:table-cell table:formula="of:=[.C306]-[.C$1]/400" office:value-type="float" office:value="-0.0893589849999976">
            <text:p>-0.089359</text:p>
          </table:table-cell>
          <table:table-cell table:formula="of:=[.D306]-[.D$1]/400" office:value-type="float" office:value="0.178717969999995">
            <text:p>0.178718</text:p>
          </table:table-cell>
          <table:table-cell table:formula="of:=[.E306]-[.E$1]/400" office:value-type="float" office:value="-0.0893589849999976">
            <text:p>-0.089359</text:p>
          </table:table-cell>
          <table:table-cell table:formula="of:=[.F306]-[.F$1]/400" office:value-type="float" office:value="0">
            <text:p>0.000000</text:p>
          </table:table-cell>
          <table:table-cell table:formula="of:=[.G306]-[.G$1]/400" office:value-type="float" office:value="0">
            <text:p>0.000000</text:p>
          </table:table-cell>
          <table:table-cell table:formula="of:=[.H306]-[.H$1]/400" office:value-type="float" office:value="0">
            <text:p>0.000000</text:p>
          </table:table-cell>
          <table:table-cell table:formula="of:=[.I306]-[.I$1]/400" office:value-type="float" office:value="-0.0893589849999976">
            <text:p>-0.089359</text:p>
          </table:table-cell>
          <table:table-cell table:formula="of:=[.J306]-[.J$1]/400" office:value-type="float" office:value="0.178717969999995">
            <text:p>0.178718</text:p>
          </table:table-cell>
          <table:table-cell table:formula="of:=[.K306]-[.K$1]/400" office:value-type="float" office:value="-0.0893589849999976">
            <text:p>-0.089359</text:p>
          </table:table-cell>
          <table:table-cell table:formula="of:=[.L306]-[.L$1]/400" office:value-type="float" office:value="0">
            <text:p>0.000000</text:p>
          </table:table-cell>
          <table:table-cell table:formula="of:=[.M306]-[.M$1]/400" office:value-type="float" office:value="0.0410152550000008">
            <text:p>0.041015</text:p>
          </table:table-cell>
          <table:table-cell table:formula="of:=[.N306]-[.N$1]/400" office:value-type="float" office:value="-0.0410152550000008">
            <text:p>-0.041015</text:p>
          </table:table-cell>
          <table:table-cell table:formula="of:=[.O306]-[.O$1]/400" office:value-type="float" office:value="0">
            <text:p>0.000000</text:p>
          </table:table-cell>
          <table:table-cell table:formula="of:=[.P306]-[.P$1]/400" office:value-type="float" office:value="-0.123045764999997">
            <text:p>-0.123046</text:p>
          </table:table-cell>
          <table:table-cell table:formula="of:=[.Q306]-[.Q$1]/400" office:value-type="float" office:value="0">
            <text:p>0.000000</text:p>
          </table:table-cell>
          <table:table-cell table:formula="of:=[.R306]-[.R$1]/400" office:value-type="float" office:value="0">
            <text:p>0.000000</text:p>
          </table:table-cell>
          <table:table-cell table:formula="of:=[.S306]-[.S$1]/400" office:value-type="float" office:value="0">
            <text:p>0.000000</text:p>
          </table:table-cell>
          <table:table-cell table:formula="of:=[.T306]-[.T$1]/400" office:value-type="float" office:value="0.0410152550000008">
            <text:p>0.041015</text:p>
          </table:table-cell>
          <table:table-cell table:formula="of:=[.U306]-[.U$1]/400" office:value-type="float" office:value="0.0410152550000008">
            <text:p>0.041015</text:p>
          </table:table-cell>
          <table:table-cell table:formula="of:=[.V306]-[.V$1]/400" office:value-type="float" office:value="0">
            <text:p>0.000000</text:p>
          </table:table-cell>
          <table:table-cell table:formula="of:=[.W306]-[.W$1]/400" office:value-type="float" office:value="-0.123045764999997">
            <text:p>-0.123046</text:p>
          </table:table-cell>
          <table:table-cell table:formula="of:=[.X306]-[.X$1]/400" office:value-type="float" office:value="0">
            <text:p>0.000000</text:p>
          </table:table-cell>
          <table:table-cell table:formula="of:=[.Y306]-[.Y$1]/400" office:value-type="float" office:value="0">
            <text:p>0.000000</text:p>
          </table:table-cell>
          <table:table-cell table:formula="of:=[.Z306]-[.Z$1]/400" office:value-type="float" office:value="0">
            <text:p>0.000000</text:p>
          </table:table-cell>
          <table:table-cell table:formula="of:=[.AA306]-[.AA$1]/400" office:value-type="float" office:value="0">
            <text:p>0.000000</text:p>
          </table:table-cell>
          <table:table-cell table:formula="of:=[.AB306]-[.AB$1]/400" office:value-type="float" office:value="0">
            <text:p>0.000000</text:p>
          </table:table-cell>
          <table:table-cell table:formula="of:=[.AC306]-[.AC$1]/400" office:value-type="float" office:value="0">
            <text:p>0.000000</text:p>
          </table:table-cell>
          <table:table-cell table:formula="of:=[.AD306]-[.AD$1]/400" office:value-type="float" office:value="0">
            <text:p>0.000000</text:p>
          </table:table-cell>
        </table:table-row>
        <table:table-row table:style-name="ro1">
          <table:table-cell table:formula="of:=[.A307]-[.A$1]/400" office:value-type="float" office:value="0">
            <text:p>0.000000</text:p>
          </table:table-cell>
          <table:table-cell table:formula="of:=[.B307]-[.B$1]/400" office:value-type="float" office:value="0">
            <text:p>0.000000</text:p>
          </table:table-cell>
          <table:table-cell table:formula="of:=[.C307]-[.C$1]/400" office:value-type="float" office:value="-0.0884083574999976">
            <text:p>-0.088408</text:p>
          </table:table-cell>
          <table:table-cell table:formula="of:=[.D307]-[.D$1]/400" office:value-type="float" office:value="0.176816714999995">
            <text:p>0.176817</text:p>
          </table:table-cell>
          <table:table-cell table:formula="of:=[.E307]-[.E$1]/400" office:value-type="float" office:value="-0.0884083574999976">
            <text:p>-0.088408</text:p>
          </table:table-cell>
          <table:table-cell table:formula="of:=[.F307]-[.F$1]/400" office:value-type="float" office:value="0">
            <text:p>0.000000</text:p>
          </table:table-cell>
          <table:table-cell table:formula="of:=[.G307]-[.G$1]/400" office:value-type="float" office:value="0">
            <text:p>0.000000</text:p>
          </table:table-cell>
          <table:table-cell table:formula="of:=[.H307]-[.H$1]/400" office:value-type="float" office:value="0">
            <text:p>0.000000</text:p>
          </table:table-cell>
          <table:table-cell table:formula="of:=[.I307]-[.I$1]/400" office:value-type="float" office:value="-0.0884083574999976">
            <text:p>-0.088408</text:p>
          </table:table-cell>
          <table:table-cell table:formula="of:=[.J307]-[.J$1]/400" office:value-type="float" office:value="0.176816714999995">
            <text:p>0.176817</text:p>
          </table:table-cell>
          <table:table-cell table:formula="of:=[.K307]-[.K$1]/400" office:value-type="float" office:value="-0.0884083574999976">
            <text:p>-0.088408</text:p>
          </table:table-cell>
          <table:table-cell table:formula="of:=[.L307]-[.L$1]/400" office:value-type="float" office:value="0">
            <text:p>0.000000</text:p>
          </table:table-cell>
          <table:table-cell table:formula="of:=[.M307]-[.M$1]/400" office:value-type="float" office:value="0.0405789225000008">
            <text:p>0.040579</text:p>
          </table:table-cell>
          <table:table-cell table:formula="of:=[.N307]-[.N$1]/400" office:value-type="float" office:value="-0.0405789225000008">
            <text:p>-0.040579</text:p>
          </table:table-cell>
          <table:table-cell table:formula="of:=[.O307]-[.O$1]/400" office:value-type="float" office:value="0">
            <text:p>0.000000</text:p>
          </table:table-cell>
          <table:table-cell table:formula="of:=[.P307]-[.P$1]/400" office:value-type="float" office:value="-0.121736767499997">
            <text:p>-0.121737</text:p>
          </table:table-cell>
          <table:table-cell table:formula="of:=[.Q307]-[.Q$1]/400" office:value-type="float" office:value="0">
            <text:p>0.000000</text:p>
          </table:table-cell>
          <table:table-cell table:formula="of:=[.R307]-[.R$1]/400" office:value-type="float" office:value="0">
            <text:p>0.000000</text:p>
          </table:table-cell>
          <table:table-cell table:formula="of:=[.S307]-[.S$1]/400" office:value-type="float" office:value="0">
            <text:p>0.000000</text:p>
          </table:table-cell>
          <table:table-cell table:formula="of:=[.T307]-[.T$1]/400" office:value-type="float" office:value="0.0405789225000008">
            <text:p>0.040579</text:p>
          </table:table-cell>
          <table:table-cell table:formula="of:=[.U307]-[.U$1]/400" office:value-type="float" office:value="0.0405789225000008">
            <text:p>0.040579</text:p>
          </table:table-cell>
          <table:table-cell table:formula="of:=[.V307]-[.V$1]/400" office:value-type="float" office:value="0">
            <text:p>0.000000</text:p>
          </table:table-cell>
          <table:table-cell table:formula="of:=[.W307]-[.W$1]/400" office:value-type="float" office:value="-0.121736767499997">
            <text:p>-0.121737</text:p>
          </table:table-cell>
          <table:table-cell table:formula="of:=[.X307]-[.X$1]/400" office:value-type="float" office:value="0">
            <text:p>0.000000</text:p>
          </table:table-cell>
          <table:table-cell table:formula="of:=[.Y307]-[.Y$1]/400" office:value-type="float" office:value="0">
            <text:p>0.000000</text:p>
          </table:table-cell>
          <table:table-cell table:formula="of:=[.Z307]-[.Z$1]/400" office:value-type="float" office:value="0">
            <text:p>0.000000</text:p>
          </table:table-cell>
          <table:table-cell table:formula="of:=[.AA307]-[.AA$1]/400" office:value-type="float" office:value="0">
            <text:p>0.000000</text:p>
          </table:table-cell>
          <table:table-cell table:formula="of:=[.AB307]-[.AB$1]/400" office:value-type="float" office:value="0">
            <text:p>0.000000</text:p>
          </table:table-cell>
          <table:table-cell table:formula="of:=[.AC307]-[.AC$1]/400" office:value-type="float" office:value="0">
            <text:p>0.000000</text:p>
          </table:table-cell>
          <table:table-cell table:formula="of:=[.AD307]-[.AD$1]/400" office:value-type="float" office:value="0">
            <text:p>0.000000</text:p>
          </table:table-cell>
        </table:table-row>
        <table:table-row table:style-name="ro1">
          <table:table-cell table:formula="of:=[.A308]-[.A$1]/400" office:value-type="float" office:value="0">
            <text:p>0.000000</text:p>
          </table:table-cell>
          <table:table-cell table:formula="of:=[.B308]-[.B$1]/400" office:value-type="float" office:value="0">
            <text:p>0.000000</text:p>
          </table:table-cell>
          <table:table-cell table:formula="of:=[.C308]-[.C$1]/400" office:value-type="float" office:value="-0.0874577299999977">
            <text:p>-0.087458</text:p>
          </table:table-cell>
          <table:table-cell table:formula="of:=[.D308]-[.D$1]/400" office:value-type="float" office:value="0.174915459999995">
            <text:p>0.174915</text:p>
          </table:table-cell>
          <table:table-cell table:formula="of:=[.E308]-[.E$1]/400" office:value-type="float" office:value="-0.0874577299999977">
            <text:p>-0.087458</text:p>
          </table:table-cell>
          <table:table-cell table:formula="of:=[.F308]-[.F$1]/400" office:value-type="float" office:value="0">
            <text:p>0.000000</text:p>
          </table:table-cell>
          <table:table-cell table:formula="of:=[.G308]-[.G$1]/400" office:value-type="float" office:value="0">
            <text:p>0.000000</text:p>
          </table:table-cell>
          <table:table-cell table:formula="of:=[.H308]-[.H$1]/400" office:value-type="float" office:value="0">
            <text:p>0.000000</text:p>
          </table:table-cell>
          <table:table-cell table:formula="of:=[.I308]-[.I$1]/400" office:value-type="float" office:value="-0.0874577299999977">
            <text:p>-0.087458</text:p>
          </table:table-cell>
          <table:table-cell table:formula="of:=[.J308]-[.J$1]/400" office:value-type="float" office:value="0.174915459999995">
            <text:p>0.174915</text:p>
          </table:table-cell>
          <table:table-cell table:formula="of:=[.K308]-[.K$1]/400" office:value-type="float" office:value="-0.0874577299999977">
            <text:p>-0.087458</text:p>
          </table:table-cell>
          <table:table-cell table:formula="of:=[.L308]-[.L$1]/400" office:value-type="float" office:value="0">
            <text:p>0.000000</text:p>
          </table:table-cell>
          <table:table-cell table:formula="of:=[.M308]-[.M$1]/400" office:value-type="float" office:value="0.0401425900000008">
            <text:p>0.040143</text:p>
          </table:table-cell>
          <table:table-cell table:formula="of:=[.N308]-[.N$1]/400" office:value-type="float" office:value="-0.0401425900000008">
            <text:p>-0.040143</text:p>
          </table:table-cell>
          <table:table-cell table:formula="of:=[.O308]-[.O$1]/400" office:value-type="float" office:value="0">
            <text:p>0.000000</text:p>
          </table:table-cell>
          <table:table-cell table:formula="of:=[.P308]-[.P$1]/400" office:value-type="float" office:value="-0.120427769999997">
            <text:p>-0.120428</text:p>
          </table:table-cell>
          <table:table-cell table:formula="of:=[.Q308]-[.Q$1]/400" office:value-type="float" office:value="0">
            <text:p>0.000000</text:p>
          </table:table-cell>
          <table:table-cell table:formula="of:=[.R308]-[.R$1]/400" office:value-type="float" office:value="0">
            <text:p>0.000000</text:p>
          </table:table-cell>
          <table:table-cell table:formula="of:=[.S308]-[.S$1]/400" office:value-type="float" office:value="0">
            <text:p>0.000000</text:p>
          </table:table-cell>
          <table:table-cell table:formula="of:=[.T308]-[.T$1]/400" office:value-type="float" office:value="0.0401425900000008">
            <text:p>0.040143</text:p>
          </table:table-cell>
          <table:table-cell table:formula="of:=[.U308]-[.U$1]/400" office:value-type="float" office:value="0.0401425900000008">
            <text:p>0.040143</text:p>
          </table:table-cell>
          <table:table-cell table:formula="of:=[.V308]-[.V$1]/400" office:value-type="float" office:value="0">
            <text:p>0.000000</text:p>
          </table:table-cell>
          <table:table-cell table:formula="of:=[.W308]-[.W$1]/400" office:value-type="float" office:value="-0.120427769999997">
            <text:p>-0.120428</text:p>
          </table:table-cell>
          <table:table-cell table:formula="of:=[.X308]-[.X$1]/400" office:value-type="float" office:value="0">
            <text:p>0.000000</text:p>
          </table:table-cell>
          <table:table-cell table:formula="of:=[.Y308]-[.Y$1]/400" office:value-type="float" office:value="0">
            <text:p>0.000000</text:p>
          </table:table-cell>
          <table:table-cell table:formula="of:=[.Z308]-[.Z$1]/400" office:value-type="float" office:value="0">
            <text:p>0.000000</text:p>
          </table:table-cell>
          <table:table-cell table:formula="of:=[.AA308]-[.AA$1]/400" office:value-type="float" office:value="0">
            <text:p>0.000000</text:p>
          </table:table-cell>
          <table:table-cell table:formula="of:=[.AB308]-[.AB$1]/400" office:value-type="float" office:value="0">
            <text:p>0.000000</text:p>
          </table:table-cell>
          <table:table-cell table:formula="of:=[.AC308]-[.AC$1]/400" office:value-type="float" office:value="0">
            <text:p>0.000000</text:p>
          </table:table-cell>
          <table:table-cell table:formula="of:=[.AD308]-[.AD$1]/400" office:value-type="float" office:value="0">
            <text:p>0.000000</text:p>
          </table:table-cell>
        </table:table-row>
        <table:table-row table:style-name="ro1">
          <table:table-cell table:formula="of:=[.A309]-[.A$1]/400" office:value-type="float" office:value="0">
            <text:p>0.000000</text:p>
          </table:table-cell>
          <table:table-cell table:formula="of:=[.B309]-[.B$1]/400" office:value-type="float" office:value="0">
            <text:p>0.000000</text:p>
          </table:table-cell>
          <table:table-cell table:formula="of:=[.C309]-[.C$1]/400" office:value-type="float" office:value="-0.0865071024999977">
            <text:p>-0.086507</text:p>
          </table:table-cell>
          <table:table-cell table:formula="of:=[.D309]-[.D$1]/400" office:value-type="float" office:value="0.173014204999995">
            <text:p>0.173014</text:p>
          </table:table-cell>
          <table:table-cell table:formula="of:=[.E309]-[.E$1]/400" office:value-type="float" office:value="-0.0865071024999977">
            <text:p>-0.086507</text:p>
          </table:table-cell>
          <table:table-cell table:formula="of:=[.F309]-[.F$1]/400" office:value-type="float" office:value="0">
            <text:p>0.000000</text:p>
          </table:table-cell>
          <table:table-cell table:formula="of:=[.G309]-[.G$1]/400" office:value-type="float" office:value="0">
            <text:p>0.000000</text:p>
          </table:table-cell>
          <table:table-cell table:formula="of:=[.H309]-[.H$1]/400" office:value-type="float" office:value="0">
            <text:p>0.000000</text:p>
          </table:table-cell>
          <table:table-cell table:formula="of:=[.I309]-[.I$1]/400" office:value-type="float" office:value="-0.0865071024999977">
            <text:p>-0.086507</text:p>
          </table:table-cell>
          <table:table-cell table:formula="of:=[.J309]-[.J$1]/400" office:value-type="float" office:value="0.173014204999995">
            <text:p>0.173014</text:p>
          </table:table-cell>
          <table:table-cell table:formula="of:=[.K309]-[.K$1]/400" office:value-type="float" office:value="-0.0865071024999977">
            <text:p>-0.086507</text:p>
          </table:table-cell>
          <table:table-cell table:formula="of:=[.L309]-[.L$1]/400" office:value-type="float" office:value="0">
            <text:p>0.000000</text:p>
          </table:table-cell>
          <table:table-cell table:formula="of:=[.M309]-[.M$1]/400" office:value-type="float" office:value="0.0397062575000008">
            <text:p>0.039706</text:p>
          </table:table-cell>
          <table:table-cell table:formula="of:=[.N309]-[.N$1]/400" office:value-type="float" office:value="-0.0397062575000008">
            <text:p>-0.039706</text:p>
          </table:table-cell>
          <table:table-cell table:formula="of:=[.O309]-[.O$1]/400" office:value-type="float" office:value="0">
            <text:p>0.000000</text:p>
          </table:table-cell>
          <table:table-cell table:formula="of:=[.P309]-[.P$1]/400" office:value-type="float" office:value="-0.119118772499997">
            <text:p>-0.119119</text:p>
          </table:table-cell>
          <table:table-cell table:formula="of:=[.Q309]-[.Q$1]/400" office:value-type="float" office:value="0">
            <text:p>0.000000</text:p>
          </table:table-cell>
          <table:table-cell table:formula="of:=[.R309]-[.R$1]/400" office:value-type="float" office:value="0">
            <text:p>0.000000</text:p>
          </table:table-cell>
          <table:table-cell table:formula="of:=[.S309]-[.S$1]/400" office:value-type="float" office:value="0">
            <text:p>0.000000</text:p>
          </table:table-cell>
          <table:table-cell table:formula="of:=[.T309]-[.T$1]/400" office:value-type="float" office:value="0.0397062575000008">
            <text:p>0.039706</text:p>
          </table:table-cell>
          <table:table-cell table:formula="of:=[.U309]-[.U$1]/400" office:value-type="float" office:value="0.0397062575000008">
            <text:p>0.039706</text:p>
          </table:table-cell>
          <table:table-cell table:formula="of:=[.V309]-[.V$1]/400" office:value-type="float" office:value="0">
            <text:p>0.000000</text:p>
          </table:table-cell>
          <table:table-cell table:formula="of:=[.W309]-[.W$1]/400" office:value-type="float" office:value="-0.119118772499997">
            <text:p>-0.119119</text:p>
          </table:table-cell>
          <table:table-cell table:formula="of:=[.X309]-[.X$1]/400" office:value-type="float" office:value="0">
            <text:p>0.000000</text:p>
          </table:table-cell>
          <table:table-cell table:formula="of:=[.Y309]-[.Y$1]/400" office:value-type="float" office:value="0">
            <text:p>0.000000</text:p>
          </table:table-cell>
          <table:table-cell table:formula="of:=[.Z309]-[.Z$1]/400" office:value-type="float" office:value="0">
            <text:p>0.000000</text:p>
          </table:table-cell>
          <table:table-cell table:formula="of:=[.AA309]-[.AA$1]/400" office:value-type="float" office:value="0">
            <text:p>0.000000</text:p>
          </table:table-cell>
          <table:table-cell table:formula="of:=[.AB309]-[.AB$1]/400" office:value-type="float" office:value="0">
            <text:p>0.000000</text:p>
          </table:table-cell>
          <table:table-cell table:formula="of:=[.AC309]-[.AC$1]/400" office:value-type="float" office:value="0">
            <text:p>0.000000</text:p>
          </table:table-cell>
          <table:table-cell table:formula="of:=[.AD309]-[.AD$1]/400" office:value-type="float" office:value="0">
            <text:p>0.000000</text:p>
          </table:table-cell>
        </table:table-row>
        <table:table-row table:style-name="ro1">
          <table:table-cell table:formula="of:=[.A310]-[.A$1]/400" office:value-type="float" office:value="0">
            <text:p>0.000000</text:p>
          </table:table-cell>
          <table:table-cell table:formula="of:=[.B310]-[.B$1]/400" office:value-type="float" office:value="0">
            <text:p>0.000000</text:p>
          </table:table-cell>
          <table:table-cell table:formula="of:=[.C310]-[.C$1]/400" office:value-type="float" office:value="-0.0855564749999977">
            <text:p>-0.085556</text:p>
          </table:table-cell>
          <table:table-cell table:formula="of:=[.D310]-[.D$1]/400" office:value-type="float" office:value="0.171112949999995">
            <text:p>0.171113</text:p>
          </table:table-cell>
          <table:table-cell table:formula="of:=[.E310]-[.E$1]/400" office:value-type="float" office:value="-0.0855564749999977">
            <text:p>-0.085556</text:p>
          </table:table-cell>
          <table:table-cell table:formula="of:=[.F310]-[.F$1]/400" office:value-type="float" office:value="0">
            <text:p>0.000000</text:p>
          </table:table-cell>
          <table:table-cell table:formula="of:=[.G310]-[.G$1]/400" office:value-type="float" office:value="0">
            <text:p>0.000000</text:p>
          </table:table-cell>
          <table:table-cell table:formula="of:=[.H310]-[.H$1]/400" office:value-type="float" office:value="0">
            <text:p>0.000000</text:p>
          </table:table-cell>
          <table:table-cell table:formula="of:=[.I310]-[.I$1]/400" office:value-type="float" office:value="-0.0855564749999977">
            <text:p>-0.085556</text:p>
          </table:table-cell>
          <table:table-cell table:formula="of:=[.J310]-[.J$1]/400" office:value-type="float" office:value="0.171112949999995">
            <text:p>0.171113</text:p>
          </table:table-cell>
          <table:table-cell table:formula="of:=[.K310]-[.K$1]/400" office:value-type="float" office:value="-0.0855564749999977">
            <text:p>-0.085556</text:p>
          </table:table-cell>
          <table:table-cell table:formula="of:=[.L310]-[.L$1]/400" office:value-type="float" office:value="0">
            <text:p>0.000000</text:p>
          </table:table-cell>
          <table:table-cell table:formula="of:=[.M310]-[.M$1]/400" office:value-type="float" office:value="0.0392699250000008">
            <text:p>0.039270</text:p>
          </table:table-cell>
          <table:table-cell table:formula="of:=[.N310]-[.N$1]/400" office:value-type="float" office:value="-0.0392699250000008">
            <text:p>-0.039270</text:p>
          </table:table-cell>
          <table:table-cell table:formula="of:=[.O310]-[.O$1]/400" office:value-type="float" office:value="0">
            <text:p>0.000000</text:p>
          </table:table-cell>
          <table:table-cell table:formula="of:=[.P310]-[.P$1]/400" office:value-type="float" office:value="-0.117809774999997">
            <text:p>-0.117810</text:p>
          </table:table-cell>
          <table:table-cell table:formula="of:=[.Q310]-[.Q$1]/400" office:value-type="float" office:value="0">
            <text:p>0.000000</text:p>
          </table:table-cell>
          <table:table-cell table:formula="of:=[.R310]-[.R$1]/400" office:value-type="float" office:value="0">
            <text:p>0.000000</text:p>
          </table:table-cell>
          <table:table-cell table:formula="of:=[.S310]-[.S$1]/400" office:value-type="float" office:value="0">
            <text:p>0.000000</text:p>
          </table:table-cell>
          <table:table-cell table:formula="of:=[.T310]-[.T$1]/400" office:value-type="float" office:value="0.0392699250000008">
            <text:p>0.039270</text:p>
          </table:table-cell>
          <table:table-cell table:formula="of:=[.U310]-[.U$1]/400" office:value-type="float" office:value="0.0392699250000008">
            <text:p>0.039270</text:p>
          </table:table-cell>
          <table:table-cell table:formula="of:=[.V310]-[.V$1]/400" office:value-type="float" office:value="0">
            <text:p>0.000000</text:p>
          </table:table-cell>
          <table:table-cell table:formula="of:=[.W310]-[.W$1]/400" office:value-type="float" office:value="-0.117809774999997">
            <text:p>-0.117810</text:p>
          </table:table-cell>
          <table:table-cell table:formula="of:=[.X310]-[.X$1]/400" office:value-type="float" office:value="0">
            <text:p>0.000000</text:p>
          </table:table-cell>
          <table:table-cell table:formula="of:=[.Y310]-[.Y$1]/400" office:value-type="float" office:value="0">
            <text:p>0.000000</text:p>
          </table:table-cell>
          <table:table-cell table:formula="of:=[.Z310]-[.Z$1]/400" office:value-type="float" office:value="0">
            <text:p>0.000000</text:p>
          </table:table-cell>
          <table:table-cell table:formula="of:=[.AA310]-[.AA$1]/400" office:value-type="float" office:value="0">
            <text:p>0.000000</text:p>
          </table:table-cell>
          <table:table-cell table:formula="of:=[.AB310]-[.AB$1]/400" office:value-type="float" office:value="0">
            <text:p>0.000000</text:p>
          </table:table-cell>
          <table:table-cell table:formula="of:=[.AC310]-[.AC$1]/400" office:value-type="float" office:value="0">
            <text:p>0.000000</text:p>
          </table:table-cell>
          <table:table-cell table:formula="of:=[.AD310]-[.AD$1]/400" office:value-type="float" office:value="0">
            <text:p>0.000000</text:p>
          </table:table-cell>
        </table:table-row>
        <table:table-row table:style-name="ro1">
          <table:table-cell table:formula="of:=[.A311]-[.A$1]/400" office:value-type="float" office:value="0">
            <text:p>0.000000</text:p>
          </table:table-cell>
          <table:table-cell table:formula="of:=[.B311]-[.B$1]/400" office:value-type="float" office:value="0">
            <text:p>0.000000</text:p>
          </table:table-cell>
          <table:table-cell table:formula="of:=[.C311]-[.C$1]/400" office:value-type="float" office:value="-0.0846058474999977">
            <text:p>-0.084606</text:p>
          </table:table-cell>
          <table:table-cell table:formula="of:=[.D311]-[.D$1]/400" office:value-type="float" office:value="0.169211694999995">
            <text:p>0.169212</text:p>
          </table:table-cell>
          <table:table-cell table:formula="of:=[.E311]-[.E$1]/400" office:value-type="float" office:value="-0.0846058474999977">
            <text:p>-0.084606</text:p>
          </table:table-cell>
          <table:table-cell table:formula="of:=[.F311]-[.F$1]/400" office:value-type="float" office:value="0">
            <text:p>0.000000</text:p>
          </table:table-cell>
          <table:table-cell table:formula="of:=[.G311]-[.G$1]/400" office:value-type="float" office:value="0">
            <text:p>0.000000</text:p>
          </table:table-cell>
          <table:table-cell table:formula="of:=[.H311]-[.H$1]/400" office:value-type="float" office:value="0">
            <text:p>0.000000</text:p>
          </table:table-cell>
          <table:table-cell table:formula="of:=[.I311]-[.I$1]/400" office:value-type="float" office:value="-0.0846058474999977">
            <text:p>-0.084606</text:p>
          </table:table-cell>
          <table:table-cell table:formula="of:=[.J311]-[.J$1]/400" office:value-type="float" office:value="0.169211694999995">
            <text:p>0.169212</text:p>
          </table:table-cell>
          <table:table-cell table:formula="of:=[.K311]-[.K$1]/400" office:value-type="float" office:value="-0.0846058474999977">
            <text:p>-0.084606</text:p>
          </table:table-cell>
          <table:table-cell table:formula="of:=[.L311]-[.L$1]/400" office:value-type="float" office:value="0">
            <text:p>0.000000</text:p>
          </table:table-cell>
          <table:table-cell table:formula="of:=[.M311]-[.M$1]/400" office:value-type="float" office:value="0.0388335925000008">
            <text:p>0.038834</text:p>
          </table:table-cell>
          <table:table-cell table:formula="of:=[.N311]-[.N$1]/400" office:value-type="float" office:value="-0.0388335925000008">
            <text:p>-0.038834</text:p>
          </table:table-cell>
          <table:table-cell table:formula="of:=[.O311]-[.O$1]/400" office:value-type="float" office:value="0">
            <text:p>0.000000</text:p>
          </table:table-cell>
          <table:table-cell table:formula="of:=[.P311]-[.P$1]/400" office:value-type="float" office:value="-0.116500777499997">
            <text:p>-0.116501</text:p>
          </table:table-cell>
          <table:table-cell table:formula="of:=[.Q311]-[.Q$1]/400" office:value-type="float" office:value="0">
            <text:p>0.000000</text:p>
          </table:table-cell>
          <table:table-cell table:formula="of:=[.R311]-[.R$1]/400" office:value-type="float" office:value="0">
            <text:p>0.000000</text:p>
          </table:table-cell>
          <table:table-cell table:formula="of:=[.S311]-[.S$1]/400" office:value-type="float" office:value="0">
            <text:p>0.000000</text:p>
          </table:table-cell>
          <table:table-cell table:formula="of:=[.T311]-[.T$1]/400" office:value-type="float" office:value="0.0388335925000008">
            <text:p>0.038834</text:p>
          </table:table-cell>
          <table:table-cell table:formula="of:=[.U311]-[.U$1]/400" office:value-type="float" office:value="0.0388335925000008">
            <text:p>0.038834</text:p>
          </table:table-cell>
          <table:table-cell table:formula="of:=[.V311]-[.V$1]/400" office:value-type="float" office:value="0">
            <text:p>0.000000</text:p>
          </table:table-cell>
          <table:table-cell table:formula="of:=[.W311]-[.W$1]/400" office:value-type="float" office:value="-0.116500777499997">
            <text:p>-0.116501</text:p>
          </table:table-cell>
          <table:table-cell table:formula="of:=[.X311]-[.X$1]/400" office:value-type="float" office:value="0">
            <text:p>0.000000</text:p>
          </table:table-cell>
          <table:table-cell table:formula="of:=[.Y311]-[.Y$1]/400" office:value-type="float" office:value="0">
            <text:p>0.000000</text:p>
          </table:table-cell>
          <table:table-cell table:formula="of:=[.Z311]-[.Z$1]/400" office:value-type="float" office:value="0">
            <text:p>0.000000</text:p>
          </table:table-cell>
          <table:table-cell table:formula="of:=[.AA311]-[.AA$1]/400" office:value-type="float" office:value="0">
            <text:p>0.000000</text:p>
          </table:table-cell>
          <table:table-cell table:formula="of:=[.AB311]-[.AB$1]/400" office:value-type="float" office:value="0">
            <text:p>0.000000</text:p>
          </table:table-cell>
          <table:table-cell table:formula="of:=[.AC311]-[.AC$1]/400" office:value-type="float" office:value="0">
            <text:p>0.000000</text:p>
          </table:table-cell>
          <table:table-cell table:formula="of:=[.AD311]-[.AD$1]/400" office:value-type="float" office:value="0">
            <text:p>0.000000</text:p>
          </table:table-cell>
        </table:table-row>
        <table:table-row table:style-name="ro1">
          <table:table-cell table:formula="of:=[.A312]-[.A$1]/400" office:value-type="float" office:value="0">
            <text:p>0.000000</text:p>
          </table:table-cell>
          <table:table-cell table:formula="of:=[.B312]-[.B$1]/400" office:value-type="float" office:value="0">
            <text:p>0.000000</text:p>
          </table:table-cell>
          <table:table-cell table:formula="of:=[.C312]-[.C$1]/400" office:value-type="float" office:value="-0.0836552199999977">
            <text:p>-0.083655</text:p>
          </table:table-cell>
          <table:table-cell table:formula="of:=[.D312]-[.D$1]/400" office:value-type="float" office:value="0.167310439999995">
            <text:p>0.167310</text:p>
          </table:table-cell>
          <table:table-cell table:formula="of:=[.E312]-[.E$1]/400" office:value-type="float" office:value="-0.0836552199999977">
            <text:p>-0.083655</text:p>
          </table:table-cell>
          <table:table-cell table:formula="of:=[.F312]-[.F$1]/400" office:value-type="float" office:value="0">
            <text:p>0.000000</text:p>
          </table:table-cell>
          <table:table-cell table:formula="of:=[.G312]-[.G$1]/400" office:value-type="float" office:value="0">
            <text:p>0.000000</text:p>
          </table:table-cell>
          <table:table-cell table:formula="of:=[.H312]-[.H$1]/400" office:value-type="float" office:value="0">
            <text:p>0.000000</text:p>
          </table:table-cell>
          <table:table-cell table:formula="of:=[.I312]-[.I$1]/400" office:value-type="float" office:value="-0.0836552199999977">
            <text:p>-0.083655</text:p>
          </table:table-cell>
          <table:table-cell table:formula="of:=[.J312]-[.J$1]/400" office:value-type="float" office:value="0.167310439999995">
            <text:p>0.167310</text:p>
          </table:table-cell>
          <table:table-cell table:formula="of:=[.K312]-[.K$1]/400" office:value-type="float" office:value="-0.0836552199999977">
            <text:p>-0.083655</text:p>
          </table:table-cell>
          <table:table-cell table:formula="of:=[.L312]-[.L$1]/400" office:value-type="float" office:value="0">
            <text:p>0.000000</text:p>
          </table:table-cell>
          <table:table-cell table:formula="of:=[.M312]-[.M$1]/400" office:value-type="float" office:value="0.0383972600000008">
            <text:p>0.038397</text:p>
          </table:table-cell>
          <table:table-cell table:formula="of:=[.N312]-[.N$1]/400" office:value-type="float" office:value="-0.0383972600000008">
            <text:p>-0.038397</text:p>
          </table:table-cell>
          <table:table-cell table:formula="of:=[.O312]-[.O$1]/400" office:value-type="float" office:value="0">
            <text:p>0.000000</text:p>
          </table:table-cell>
          <table:table-cell table:formula="of:=[.P312]-[.P$1]/400" office:value-type="float" office:value="-0.115191779999996">
            <text:p>-0.115192</text:p>
          </table:table-cell>
          <table:table-cell table:formula="of:=[.Q312]-[.Q$1]/400" office:value-type="float" office:value="0">
            <text:p>0.000000</text:p>
          </table:table-cell>
          <table:table-cell table:formula="of:=[.R312]-[.R$1]/400" office:value-type="float" office:value="0">
            <text:p>0.000000</text:p>
          </table:table-cell>
          <table:table-cell table:formula="of:=[.S312]-[.S$1]/400" office:value-type="float" office:value="0">
            <text:p>0.000000</text:p>
          </table:table-cell>
          <table:table-cell table:formula="of:=[.T312]-[.T$1]/400" office:value-type="float" office:value="0.0383972600000008">
            <text:p>0.038397</text:p>
          </table:table-cell>
          <table:table-cell table:formula="of:=[.U312]-[.U$1]/400" office:value-type="float" office:value="0.0383972600000008">
            <text:p>0.038397</text:p>
          </table:table-cell>
          <table:table-cell table:formula="of:=[.V312]-[.V$1]/400" office:value-type="float" office:value="0">
            <text:p>0.000000</text:p>
          </table:table-cell>
          <table:table-cell table:formula="of:=[.W312]-[.W$1]/400" office:value-type="float" office:value="-0.115191779999996">
            <text:p>-0.115192</text:p>
          </table:table-cell>
          <table:table-cell table:formula="of:=[.X312]-[.X$1]/400" office:value-type="float" office:value="0">
            <text:p>0.000000</text:p>
          </table:table-cell>
          <table:table-cell table:formula="of:=[.Y312]-[.Y$1]/400" office:value-type="float" office:value="0">
            <text:p>0.000000</text:p>
          </table:table-cell>
          <table:table-cell table:formula="of:=[.Z312]-[.Z$1]/400" office:value-type="float" office:value="0">
            <text:p>0.000000</text:p>
          </table:table-cell>
          <table:table-cell table:formula="of:=[.AA312]-[.AA$1]/400" office:value-type="float" office:value="0">
            <text:p>0.000000</text:p>
          </table:table-cell>
          <table:table-cell table:formula="of:=[.AB312]-[.AB$1]/400" office:value-type="float" office:value="0">
            <text:p>0.000000</text:p>
          </table:table-cell>
          <table:table-cell table:formula="of:=[.AC312]-[.AC$1]/400" office:value-type="float" office:value="0">
            <text:p>0.000000</text:p>
          </table:table-cell>
          <table:table-cell table:formula="of:=[.AD312]-[.AD$1]/400" office:value-type="float" office:value="0">
            <text:p>0.000000</text:p>
          </table:table-cell>
        </table:table-row>
        <table:table-row table:style-name="ro1">
          <table:table-cell table:formula="of:=[.A313]-[.A$1]/400" office:value-type="float" office:value="0">
            <text:p>0.000000</text:p>
          </table:table-cell>
          <table:table-cell table:formula="of:=[.B313]-[.B$1]/400" office:value-type="float" office:value="0">
            <text:p>0.000000</text:p>
          </table:table-cell>
          <table:table-cell table:formula="of:=[.C313]-[.C$1]/400" office:value-type="float" office:value="-0.0827045924999977">
            <text:p>-0.082705</text:p>
          </table:table-cell>
          <table:table-cell table:formula="of:=[.D313]-[.D$1]/400" office:value-type="float" office:value="0.165409184999995">
            <text:p>0.165409</text:p>
          </table:table-cell>
          <table:table-cell table:formula="of:=[.E313]-[.E$1]/400" office:value-type="float" office:value="-0.0827045924999977">
            <text:p>-0.082705</text:p>
          </table:table-cell>
          <table:table-cell table:formula="of:=[.F313]-[.F$1]/400" office:value-type="float" office:value="0">
            <text:p>0.000000</text:p>
          </table:table-cell>
          <table:table-cell table:formula="of:=[.G313]-[.G$1]/400" office:value-type="float" office:value="0">
            <text:p>0.000000</text:p>
          </table:table-cell>
          <table:table-cell table:formula="of:=[.H313]-[.H$1]/400" office:value-type="float" office:value="0">
            <text:p>0.000000</text:p>
          </table:table-cell>
          <table:table-cell table:formula="of:=[.I313]-[.I$1]/400" office:value-type="float" office:value="-0.0827045924999977">
            <text:p>-0.082705</text:p>
          </table:table-cell>
          <table:table-cell table:formula="of:=[.J313]-[.J$1]/400" office:value-type="float" office:value="0.165409184999995">
            <text:p>0.165409</text:p>
          </table:table-cell>
          <table:table-cell table:formula="of:=[.K313]-[.K$1]/400" office:value-type="float" office:value="-0.0827045924999977">
            <text:p>-0.082705</text:p>
          </table:table-cell>
          <table:table-cell table:formula="of:=[.L313]-[.L$1]/400" office:value-type="float" office:value="0">
            <text:p>0.000000</text:p>
          </table:table-cell>
          <table:table-cell table:formula="of:=[.M313]-[.M$1]/400" office:value-type="float" office:value="0.0379609275000008">
            <text:p>0.037961</text:p>
          </table:table-cell>
          <table:table-cell table:formula="of:=[.N313]-[.N$1]/400" office:value-type="float" office:value="-0.0379609275000008">
            <text:p>-0.037961</text:p>
          </table:table-cell>
          <table:table-cell table:formula="of:=[.O313]-[.O$1]/400" office:value-type="float" office:value="0">
            <text:p>0.000000</text:p>
          </table:table-cell>
          <table:table-cell table:formula="of:=[.P313]-[.P$1]/400" office:value-type="float" office:value="-0.113882782499996">
            <text:p>-0.113883</text:p>
          </table:table-cell>
          <table:table-cell table:formula="of:=[.Q313]-[.Q$1]/400" office:value-type="float" office:value="0">
            <text:p>0.000000</text:p>
          </table:table-cell>
          <table:table-cell table:formula="of:=[.R313]-[.R$1]/400" office:value-type="float" office:value="0">
            <text:p>0.000000</text:p>
          </table:table-cell>
          <table:table-cell table:formula="of:=[.S313]-[.S$1]/400" office:value-type="float" office:value="0">
            <text:p>0.000000</text:p>
          </table:table-cell>
          <table:table-cell table:formula="of:=[.T313]-[.T$1]/400" office:value-type="float" office:value="0.0379609275000008">
            <text:p>0.037961</text:p>
          </table:table-cell>
          <table:table-cell table:formula="of:=[.U313]-[.U$1]/400" office:value-type="float" office:value="0.0379609275000008">
            <text:p>0.037961</text:p>
          </table:table-cell>
          <table:table-cell table:formula="of:=[.V313]-[.V$1]/400" office:value-type="float" office:value="0">
            <text:p>0.000000</text:p>
          </table:table-cell>
          <table:table-cell table:formula="of:=[.W313]-[.W$1]/400" office:value-type="float" office:value="-0.113882782499996">
            <text:p>-0.113883</text:p>
          </table:table-cell>
          <table:table-cell table:formula="of:=[.X313]-[.X$1]/400" office:value-type="float" office:value="0">
            <text:p>0.000000</text:p>
          </table:table-cell>
          <table:table-cell table:formula="of:=[.Y313]-[.Y$1]/400" office:value-type="float" office:value="0">
            <text:p>0.000000</text:p>
          </table:table-cell>
          <table:table-cell table:formula="of:=[.Z313]-[.Z$1]/400" office:value-type="float" office:value="0">
            <text:p>0.000000</text:p>
          </table:table-cell>
          <table:table-cell table:formula="of:=[.AA313]-[.AA$1]/400" office:value-type="float" office:value="0">
            <text:p>0.000000</text:p>
          </table:table-cell>
          <table:table-cell table:formula="of:=[.AB313]-[.AB$1]/400" office:value-type="float" office:value="0">
            <text:p>0.000000</text:p>
          </table:table-cell>
          <table:table-cell table:formula="of:=[.AC313]-[.AC$1]/400" office:value-type="float" office:value="0">
            <text:p>0.000000</text:p>
          </table:table-cell>
          <table:table-cell table:formula="of:=[.AD313]-[.AD$1]/400" office:value-type="float" office:value="0">
            <text:p>0.000000</text:p>
          </table:table-cell>
        </table:table-row>
        <table:table-row table:style-name="ro1">
          <table:table-cell table:formula="of:=[.A314]-[.A$1]/400" office:value-type="float" office:value="0">
            <text:p>0.000000</text:p>
          </table:table-cell>
          <table:table-cell table:formula="of:=[.B314]-[.B$1]/400" office:value-type="float" office:value="0">
            <text:p>0.000000</text:p>
          </table:table-cell>
          <table:table-cell table:formula="of:=[.C314]-[.C$1]/400" office:value-type="float" office:value="-0.0817539649999977">
            <text:p>-0.081754</text:p>
          </table:table-cell>
          <table:table-cell table:formula="of:=[.D314]-[.D$1]/400" office:value-type="float" office:value="0.163507929999995">
            <text:p>0.163508</text:p>
          </table:table-cell>
          <table:table-cell table:formula="of:=[.E314]-[.E$1]/400" office:value-type="float" office:value="-0.0817539649999977">
            <text:p>-0.081754</text:p>
          </table:table-cell>
          <table:table-cell table:formula="of:=[.F314]-[.F$1]/400" office:value-type="float" office:value="0">
            <text:p>0.000000</text:p>
          </table:table-cell>
          <table:table-cell table:formula="of:=[.G314]-[.G$1]/400" office:value-type="float" office:value="0">
            <text:p>0.000000</text:p>
          </table:table-cell>
          <table:table-cell table:formula="of:=[.H314]-[.H$1]/400" office:value-type="float" office:value="0">
            <text:p>0.000000</text:p>
          </table:table-cell>
          <table:table-cell table:formula="of:=[.I314]-[.I$1]/400" office:value-type="float" office:value="-0.0817539649999977">
            <text:p>-0.081754</text:p>
          </table:table-cell>
          <table:table-cell table:formula="of:=[.J314]-[.J$1]/400" office:value-type="float" office:value="0.163507929999995">
            <text:p>0.163508</text:p>
          </table:table-cell>
          <table:table-cell table:formula="of:=[.K314]-[.K$1]/400" office:value-type="float" office:value="-0.0817539649999977">
            <text:p>-0.081754</text:p>
          </table:table-cell>
          <table:table-cell table:formula="of:=[.L314]-[.L$1]/400" office:value-type="float" office:value="0">
            <text:p>0.000000</text:p>
          </table:table-cell>
          <table:table-cell table:formula="of:=[.M314]-[.M$1]/400" office:value-type="float" office:value="0.0375245950000008">
            <text:p>0.037525</text:p>
          </table:table-cell>
          <table:table-cell table:formula="of:=[.N314]-[.N$1]/400" office:value-type="float" office:value="-0.0375245950000008">
            <text:p>-0.037525</text:p>
          </table:table-cell>
          <table:table-cell table:formula="of:=[.O314]-[.O$1]/400" office:value-type="float" office:value="0">
            <text:p>0.000000</text:p>
          </table:table-cell>
          <table:table-cell table:formula="of:=[.P314]-[.P$1]/400" office:value-type="float" office:value="-0.112573784999996">
            <text:p>-0.112574</text:p>
          </table:table-cell>
          <table:table-cell table:formula="of:=[.Q314]-[.Q$1]/400" office:value-type="float" office:value="0">
            <text:p>0.000000</text:p>
          </table:table-cell>
          <table:table-cell table:formula="of:=[.R314]-[.R$1]/400" office:value-type="float" office:value="0">
            <text:p>0.000000</text:p>
          </table:table-cell>
          <table:table-cell table:formula="of:=[.S314]-[.S$1]/400" office:value-type="float" office:value="0">
            <text:p>0.000000</text:p>
          </table:table-cell>
          <table:table-cell table:formula="of:=[.T314]-[.T$1]/400" office:value-type="float" office:value="0.0375245950000008">
            <text:p>0.037525</text:p>
          </table:table-cell>
          <table:table-cell table:formula="of:=[.U314]-[.U$1]/400" office:value-type="float" office:value="0.0375245950000008">
            <text:p>0.037525</text:p>
          </table:table-cell>
          <table:table-cell table:formula="of:=[.V314]-[.V$1]/400" office:value-type="float" office:value="0">
            <text:p>0.000000</text:p>
          </table:table-cell>
          <table:table-cell table:formula="of:=[.W314]-[.W$1]/400" office:value-type="float" office:value="-0.112573784999996">
            <text:p>-0.112574</text:p>
          </table:table-cell>
          <table:table-cell table:formula="of:=[.X314]-[.X$1]/400" office:value-type="float" office:value="0">
            <text:p>0.000000</text:p>
          </table:table-cell>
          <table:table-cell table:formula="of:=[.Y314]-[.Y$1]/400" office:value-type="float" office:value="0">
            <text:p>0.000000</text:p>
          </table:table-cell>
          <table:table-cell table:formula="of:=[.Z314]-[.Z$1]/400" office:value-type="float" office:value="0">
            <text:p>0.000000</text:p>
          </table:table-cell>
          <table:table-cell table:formula="of:=[.AA314]-[.AA$1]/400" office:value-type="float" office:value="0">
            <text:p>0.000000</text:p>
          </table:table-cell>
          <table:table-cell table:formula="of:=[.AB314]-[.AB$1]/400" office:value-type="float" office:value="0">
            <text:p>0.000000</text:p>
          </table:table-cell>
          <table:table-cell table:formula="of:=[.AC314]-[.AC$1]/400" office:value-type="float" office:value="0">
            <text:p>0.000000</text:p>
          </table:table-cell>
          <table:table-cell table:formula="of:=[.AD314]-[.AD$1]/400" office:value-type="float" office:value="0">
            <text:p>0.000000</text:p>
          </table:table-cell>
        </table:table-row>
        <table:table-row table:style-name="ro1">
          <table:table-cell table:formula="of:=[.A315]-[.A$1]/400" office:value-type="float" office:value="0">
            <text:p>0.000000</text:p>
          </table:table-cell>
          <table:table-cell table:formula="of:=[.B315]-[.B$1]/400" office:value-type="float" office:value="0">
            <text:p>0.000000</text:p>
          </table:table-cell>
          <table:table-cell table:formula="of:=[.C315]-[.C$1]/400" office:value-type="float" office:value="-0.0808033374999977">
            <text:p>-0.080803</text:p>
          </table:table-cell>
          <table:table-cell table:formula="of:=[.D315]-[.D$1]/400" office:value-type="float" office:value="0.161606674999995">
            <text:p>0.161607</text:p>
          </table:table-cell>
          <table:table-cell table:formula="of:=[.E315]-[.E$1]/400" office:value-type="float" office:value="-0.0808033374999977">
            <text:p>-0.080803</text:p>
          </table:table-cell>
          <table:table-cell table:formula="of:=[.F315]-[.F$1]/400" office:value-type="float" office:value="0">
            <text:p>0.000000</text:p>
          </table:table-cell>
          <table:table-cell table:formula="of:=[.G315]-[.G$1]/400" office:value-type="float" office:value="0">
            <text:p>0.000000</text:p>
          </table:table-cell>
          <table:table-cell table:formula="of:=[.H315]-[.H$1]/400" office:value-type="float" office:value="0">
            <text:p>0.000000</text:p>
          </table:table-cell>
          <table:table-cell table:formula="of:=[.I315]-[.I$1]/400" office:value-type="float" office:value="-0.0808033374999977">
            <text:p>-0.080803</text:p>
          </table:table-cell>
          <table:table-cell table:formula="of:=[.J315]-[.J$1]/400" office:value-type="float" office:value="0.161606674999995">
            <text:p>0.161607</text:p>
          </table:table-cell>
          <table:table-cell table:formula="of:=[.K315]-[.K$1]/400" office:value-type="float" office:value="-0.0808033374999977">
            <text:p>-0.080803</text:p>
          </table:table-cell>
          <table:table-cell table:formula="of:=[.L315]-[.L$1]/400" office:value-type="float" office:value="0">
            <text:p>0.000000</text:p>
          </table:table-cell>
          <table:table-cell table:formula="of:=[.M315]-[.M$1]/400" office:value-type="float" office:value="0.0370882625000008">
            <text:p>0.037088</text:p>
          </table:table-cell>
          <table:table-cell table:formula="of:=[.N315]-[.N$1]/400" office:value-type="float" office:value="-0.0370882625000008">
            <text:p>-0.037088</text:p>
          </table:table-cell>
          <table:table-cell table:formula="of:=[.O315]-[.O$1]/400" office:value-type="float" office:value="0">
            <text:p>0.000000</text:p>
          </table:table-cell>
          <table:table-cell table:formula="of:=[.P315]-[.P$1]/400" office:value-type="float" office:value="-0.111264787499996">
            <text:p>-0.111265</text:p>
          </table:table-cell>
          <table:table-cell table:formula="of:=[.Q315]-[.Q$1]/400" office:value-type="float" office:value="0">
            <text:p>0.000000</text:p>
          </table:table-cell>
          <table:table-cell table:formula="of:=[.R315]-[.R$1]/400" office:value-type="float" office:value="0">
            <text:p>0.000000</text:p>
          </table:table-cell>
          <table:table-cell table:formula="of:=[.S315]-[.S$1]/400" office:value-type="float" office:value="0">
            <text:p>0.000000</text:p>
          </table:table-cell>
          <table:table-cell table:formula="of:=[.T315]-[.T$1]/400" office:value-type="float" office:value="0.0370882625000008">
            <text:p>0.037088</text:p>
          </table:table-cell>
          <table:table-cell table:formula="of:=[.U315]-[.U$1]/400" office:value-type="float" office:value="0.0370882625000008">
            <text:p>0.037088</text:p>
          </table:table-cell>
          <table:table-cell table:formula="of:=[.V315]-[.V$1]/400" office:value-type="float" office:value="0">
            <text:p>0.000000</text:p>
          </table:table-cell>
          <table:table-cell table:formula="of:=[.W315]-[.W$1]/400" office:value-type="float" office:value="-0.111264787499996">
            <text:p>-0.111265</text:p>
          </table:table-cell>
          <table:table-cell table:formula="of:=[.X315]-[.X$1]/400" office:value-type="float" office:value="0">
            <text:p>0.000000</text:p>
          </table:table-cell>
          <table:table-cell table:formula="of:=[.Y315]-[.Y$1]/400" office:value-type="float" office:value="0">
            <text:p>0.000000</text:p>
          </table:table-cell>
          <table:table-cell table:formula="of:=[.Z315]-[.Z$1]/400" office:value-type="float" office:value="0">
            <text:p>0.000000</text:p>
          </table:table-cell>
          <table:table-cell table:formula="of:=[.AA315]-[.AA$1]/400" office:value-type="float" office:value="0">
            <text:p>0.000000</text:p>
          </table:table-cell>
          <table:table-cell table:formula="of:=[.AB315]-[.AB$1]/400" office:value-type="float" office:value="0">
            <text:p>0.000000</text:p>
          </table:table-cell>
          <table:table-cell table:formula="of:=[.AC315]-[.AC$1]/400" office:value-type="float" office:value="0">
            <text:p>0.000000</text:p>
          </table:table-cell>
          <table:table-cell table:formula="of:=[.AD315]-[.AD$1]/400" office:value-type="float" office:value="0">
            <text:p>0.000000</text:p>
          </table:table-cell>
        </table:table-row>
        <table:table-row table:style-name="ro1">
          <table:table-cell table:formula="of:=[.A316]-[.A$1]/400" office:value-type="float" office:value="0">
            <text:p>0.000000</text:p>
          </table:table-cell>
          <table:table-cell table:formula="of:=[.B316]-[.B$1]/400" office:value-type="float" office:value="0">
            <text:p>0.000000</text:p>
          </table:table-cell>
          <table:table-cell table:formula="of:=[.C316]-[.C$1]/400" office:value-type="float" office:value="-0.0798527099999977">
            <text:p>-0.079853</text:p>
          </table:table-cell>
          <table:table-cell table:formula="of:=[.D316]-[.D$1]/400" office:value-type="float" office:value="0.159705419999995">
            <text:p>0.159705</text:p>
          </table:table-cell>
          <table:table-cell table:formula="of:=[.E316]-[.E$1]/400" office:value-type="float" office:value="-0.0798527099999977">
            <text:p>-0.079853</text:p>
          </table:table-cell>
          <table:table-cell table:formula="of:=[.F316]-[.F$1]/400" office:value-type="float" office:value="0">
            <text:p>0.000000</text:p>
          </table:table-cell>
          <table:table-cell table:formula="of:=[.G316]-[.G$1]/400" office:value-type="float" office:value="0">
            <text:p>0.000000</text:p>
          </table:table-cell>
          <table:table-cell table:formula="of:=[.H316]-[.H$1]/400" office:value-type="float" office:value="0">
            <text:p>0.000000</text:p>
          </table:table-cell>
          <table:table-cell table:formula="of:=[.I316]-[.I$1]/400" office:value-type="float" office:value="-0.0798527099999977">
            <text:p>-0.079853</text:p>
          </table:table-cell>
          <table:table-cell table:formula="of:=[.J316]-[.J$1]/400" office:value-type="float" office:value="0.159705419999995">
            <text:p>0.159705</text:p>
          </table:table-cell>
          <table:table-cell table:formula="of:=[.K316]-[.K$1]/400" office:value-type="float" office:value="-0.0798527099999977">
            <text:p>-0.079853</text:p>
          </table:table-cell>
          <table:table-cell table:formula="of:=[.L316]-[.L$1]/400" office:value-type="float" office:value="0">
            <text:p>0.000000</text:p>
          </table:table-cell>
          <table:table-cell table:formula="of:=[.M316]-[.M$1]/400" office:value-type="float" office:value="0.0366519300000008">
            <text:p>0.036652</text:p>
          </table:table-cell>
          <table:table-cell table:formula="of:=[.N316]-[.N$1]/400" office:value-type="float" office:value="-0.0366519300000008">
            <text:p>-0.036652</text:p>
          </table:table-cell>
          <table:table-cell table:formula="of:=[.O316]-[.O$1]/400" office:value-type="float" office:value="0">
            <text:p>0.000000</text:p>
          </table:table-cell>
          <table:table-cell table:formula="of:=[.P316]-[.P$1]/400" office:value-type="float" office:value="-0.109955789999996">
            <text:p>-0.109956</text:p>
          </table:table-cell>
          <table:table-cell table:formula="of:=[.Q316]-[.Q$1]/400" office:value-type="float" office:value="0">
            <text:p>0.000000</text:p>
          </table:table-cell>
          <table:table-cell table:formula="of:=[.R316]-[.R$1]/400" office:value-type="float" office:value="0">
            <text:p>0.000000</text:p>
          </table:table-cell>
          <table:table-cell table:formula="of:=[.S316]-[.S$1]/400" office:value-type="float" office:value="0">
            <text:p>0.000000</text:p>
          </table:table-cell>
          <table:table-cell table:formula="of:=[.T316]-[.T$1]/400" office:value-type="float" office:value="0.0366519300000008">
            <text:p>0.036652</text:p>
          </table:table-cell>
          <table:table-cell table:formula="of:=[.U316]-[.U$1]/400" office:value-type="float" office:value="0.0366519300000008">
            <text:p>0.036652</text:p>
          </table:table-cell>
          <table:table-cell table:formula="of:=[.V316]-[.V$1]/400" office:value-type="float" office:value="0">
            <text:p>0.000000</text:p>
          </table:table-cell>
          <table:table-cell table:formula="of:=[.W316]-[.W$1]/400" office:value-type="float" office:value="-0.109955789999996">
            <text:p>-0.109956</text:p>
          </table:table-cell>
          <table:table-cell table:formula="of:=[.X316]-[.X$1]/400" office:value-type="float" office:value="0">
            <text:p>0.000000</text:p>
          </table:table-cell>
          <table:table-cell table:formula="of:=[.Y316]-[.Y$1]/400" office:value-type="float" office:value="0">
            <text:p>0.000000</text:p>
          </table:table-cell>
          <table:table-cell table:formula="of:=[.Z316]-[.Z$1]/400" office:value-type="float" office:value="0">
            <text:p>0.000000</text:p>
          </table:table-cell>
          <table:table-cell table:formula="of:=[.AA316]-[.AA$1]/400" office:value-type="float" office:value="0">
            <text:p>0.000000</text:p>
          </table:table-cell>
          <table:table-cell table:formula="of:=[.AB316]-[.AB$1]/400" office:value-type="float" office:value="0">
            <text:p>0.000000</text:p>
          </table:table-cell>
          <table:table-cell table:formula="of:=[.AC316]-[.AC$1]/400" office:value-type="float" office:value="0">
            <text:p>0.000000</text:p>
          </table:table-cell>
          <table:table-cell table:formula="of:=[.AD316]-[.AD$1]/400" office:value-type="float" office:value="0">
            <text:p>0.000000</text:p>
          </table:table-cell>
        </table:table-row>
        <table:table-row table:style-name="ro1">
          <table:table-cell table:formula="of:=[.A317]-[.A$1]/400" office:value-type="float" office:value="0">
            <text:p>0.000000</text:p>
          </table:table-cell>
          <table:table-cell table:formula="of:=[.B317]-[.B$1]/400" office:value-type="float" office:value="0">
            <text:p>0.000000</text:p>
          </table:table-cell>
          <table:table-cell table:formula="of:=[.C317]-[.C$1]/400" office:value-type="float" office:value="-0.0789020824999977">
            <text:p>-0.078902</text:p>
          </table:table-cell>
          <table:table-cell table:formula="of:=[.D317]-[.D$1]/400" office:value-type="float" office:value="0.157804164999995">
            <text:p>0.157804</text:p>
          </table:table-cell>
          <table:table-cell table:formula="of:=[.E317]-[.E$1]/400" office:value-type="float" office:value="-0.0789020824999977">
            <text:p>-0.078902</text:p>
          </table:table-cell>
          <table:table-cell table:formula="of:=[.F317]-[.F$1]/400" office:value-type="float" office:value="0">
            <text:p>0.000000</text:p>
          </table:table-cell>
          <table:table-cell table:formula="of:=[.G317]-[.G$1]/400" office:value-type="float" office:value="0">
            <text:p>0.000000</text:p>
          </table:table-cell>
          <table:table-cell table:formula="of:=[.H317]-[.H$1]/400" office:value-type="float" office:value="0">
            <text:p>0.000000</text:p>
          </table:table-cell>
          <table:table-cell table:formula="of:=[.I317]-[.I$1]/400" office:value-type="float" office:value="-0.0789020824999977">
            <text:p>-0.078902</text:p>
          </table:table-cell>
          <table:table-cell table:formula="of:=[.J317]-[.J$1]/400" office:value-type="float" office:value="0.157804164999995">
            <text:p>0.157804</text:p>
          </table:table-cell>
          <table:table-cell table:formula="of:=[.K317]-[.K$1]/400" office:value-type="float" office:value="-0.0789020824999977">
            <text:p>-0.078902</text:p>
          </table:table-cell>
          <table:table-cell table:formula="of:=[.L317]-[.L$1]/400" office:value-type="float" office:value="0">
            <text:p>0.000000</text:p>
          </table:table-cell>
          <table:table-cell table:formula="of:=[.M317]-[.M$1]/400" office:value-type="float" office:value="0.0362155975000008">
            <text:p>0.036216</text:p>
          </table:table-cell>
          <table:table-cell table:formula="of:=[.N317]-[.N$1]/400" office:value-type="float" office:value="-0.0362155975000008">
            <text:p>-0.036216</text:p>
          </table:table-cell>
          <table:table-cell table:formula="of:=[.O317]-[.O$1]/400" office:value-type="float" office:value="0">
            <text:p>0.000000</text:p>
          </table:table-cell>
          <table:table-cell table:formula="of:=[.P317]-[.P$1]/400" office:value-type="float" office:value="-0.108646792499996">
            <text:p>-0.108647</text:p>
          </table:table-cell>
          <table:table-cell table:formula="of:=[.Q317]-[.Q$1]/400" office:value-type="float" office:value="0">
            <text:p>0.000000</text:p>
          </table:table-cell>
          <table:table-cell table:formula="of:=[.R317]-[.R$1]/400" office:value-type="float" office:value="0">
            <text:p>0.000000</text:p>
          </table:table-cell>
          <table:table-cell table:formula="of:=[.S317]-[.S$1]/400" office:value-type="float" office:value="0">
            <text:p>0.000000</text:p>
          </table:table-cell>
          <table:table-cell table:formula="of:=[.T317]-[.T$1]/400" office:value-type="float" office:value="0.0362155975000008">
            <text:p>0.036216</text:p>
          </table:table-cell>
          <table:table-cell table:formula="of:=[.U317]-[.U$1]/400" office:value-type="float" office:value="0.0362155975000008">
            <text:p>0.036216</text:p>
          </table:table-cell>
          <table:table-cell table:formula="of:=[.V317]-[.V$1]/400" office:value-type="float" office:value="0">
            <text:p>0.000000</text:p>
          </table:table-cell>
          <table:table-cell table:formula="of:=[.W317]-[.W$1]/400" office:value-type="float" office:value="-0.108646792499996">
            <text:p>-0.108647</text:p>
          </table:table-cell>
          <table:table-cell table:formula="of:=[.X317]-[.X$1]/400" office:value-type="float" office:value="0">
            <text:p>0.000000</text:p>
          </table:table-cell>
          <table:table-cell table:formula="of:=[.Y317]-[.Y$1]/400" office:value-type="float" office:value="0">
            <text:p>0.000000</text:p>
          </table:table-cell>
          <table:table-cell table:formula="of:=[.Z317]-[.Z$1]/400" office:value-type="float" office:value="0">
            <text:p>0.000000</text:p>
          </table:table-cell>
          <table:table-cell table:formula="of:=[.AA317]-[.AA$1]/400" office:value-type="float" office:value="0">
            <text:p>0.000000</text:p>
          </table:table-cell>
          <table:table-cell table:formula="of:=[.AB317]-[.AB$1]/400" office:value-type="float" office:value="0">
            <text:p>0.000000</text:p>
          </table:table-cell>
          <table:table-cell table:formula="of:=[.AC317]-[.AC$1]/400" office:value-type="float" office:value="0">
            <text:p>0.000000</text:p>
          </table:table-cell>
          <table:table-cell table:formula="of:=[.AD317]-[.AD$1]/400" office:value-type="float" office:value="0">
            <text:p>0.000000</text:p>
          </table:table-cell>
        </table:table-row>
        <table:table-row table:style-name="ro1">
          <table:table-cell table:formula="of:=[.A318]-[.A$1]/400" office:value-type="float" office:value="0">
            <text:p>0.000000</text:p>
          </table:table-cell>
          <table:table-cell table:formula="of:=[.B318]-[.B$1]/400" office:value-type="float" office:value="0">
            <text:p>0.000000</text:p>
          </table:table-cell>
          <table:table-cell table:formula="of:=[.C318]-[.C$1]/400" office:value-type="float" office:value="-0.0779514549999977">
            <text:p>-0.077951</text:p>
          </table:table-cell>
          <table:table-cell table:formula="of:=[.D318]-[.D$1]/400" office:value-type="float" office:value="0.155902909999995">
            <text:p>0.155903</text:p>
          </table:table-cell>
          <table:table-cell table:formula="of:=[.E318]-[.E$1]/400" office:value-type="float" office:value="-0.0779514549999977">
            <text:p>-0.077951</text:p>
          </table:table-cell>
          <table:table-cell table:formula="of:=[.F318]-[.F$1]/400" office:value-type="float" office:value="0">
            <text:p>0.000000</text:p>
          </table:table-cell>
          <table:table-cell table:formula="of:=[.G318]-[.G$1]/400" office:value-type="float" office:value="0">
            <text:p>0.000000</text:p>
          </table:table-cell>
          <table:table-cell table:formula="of:=[.H318]-[.H$1]/400" office:value-type="float" office:value="0">
            <text:p>0.000000</text:p>
          </table:table-cell>
          <table:table-cell table:formula="of:=[.I318]-[.I$1]/400" office:value-type="float" office:value="-0.0779514549999977">
            <text:p>-0.077951</text:p>
          </table:table-cell>
          <table:table-cell table:formula="of:=[.J318]-[.J$1]/400" office:value-type="float" office:value="0.155902909999995">
            <text:p>0.155903</text:p>
          </table:table-cell>
          <table:table-cell table:formula="of:=[.K318]-[.K$1]/400" office:value-type="float" office:value="-0.0779514549999977">
            <text:p>-0.077951</text:p>
          </table:table-cell>
          <table:table-cell table:formula="of:=[.L318]-[.L$1]/400" office:value-type="float" office:value="0">
            <text:p>0.000000</text:p>
          </table:table-cell>
          <table:table-cell table:formula="of:=[.M318]-[.M$1]/400" office:value-type="float" office:value="0.0357792650000008">
            <text:p>0.035779</text:p>
          </table:table-cell>
          <table:table-cell table:formula="of:=[.N318]-[.N$1]/400" office:value-type="float" office:value="-0.0357792650000008">
            <text:p>-0.035779</text:p>
          </table:table-cell>
          <table:table-cell table:formula="of:=[.O318]-[.O$1]/400" office:value-type="float" office:value="0">
            <text:p>0.000000</text:p>
          </table:table-cell>
          <table:table-cell table:formula="of:=[.P318]-[.P$1]/400" office:value-type="float" office:value="-0.107337794999996">
            <text:p>-0.107338</text:p>
          </table:table-cell>
          <table:table-cell table:formula="of:=[.Q318]-[.Q$1]/400" office:value-type="float" office:value="0">
            <text:p>0.000000</text:p>
          </table:table-cell>
          <table:table-cell table:formula="of:=[.R318]-[.R$1]/400" office:value-type="float" office:value="0">
            <text:p>0.000000</text:p>
          </table:table-cell>
          <table:table-cell table:formula="of:=[.S318]-[.S$1]/400" office:value-type="float" office:value="0">
            <text:p>0.000000</text:p>
          </table:table-cell>
          <table:table-cell table:formula="of:=[.T318]-[.T$1]/400" office:value-type="float" office:value="0.0357792650000008">
            <text:p>0.035779</text:p>
          </table:table-cell>
          <table:table-cell table:formula="of:=[.U318]-[.U$1]/400" office:value-type="float" office:value="0.0357792650000008">
            <text:p>0.035779</text:p>
          </table:table-cell>
          <table:table-cell table:formula="of:=[.V318]-[.V$1]/400" office:value-type="float" office:value="0">
            <text:p>0.000000</text:p>
          </table:table-cell>
          <table:table-cell table:formula="of:=[.W318]-[.W$1]/400" office:value-type="float" office:value="-0.107337794999996">
            <text:p>-0.107338</text:p>
          </table:table-cell>
          <table:table-cell table:formula="of:=[.X318]-[.X$1]/400" office:value-type="float" office:value="0">
            <text:p>0.000000</text:p>
          </table:table-cell>
          <table:table-cell table:formula="of:=[.Y318]-[.Y$1]/400" office:value-type="float" office:value="0">
            <text:p>0.000000</text:p>
          </table:table-cell>
          <table:table-cell table:formula="of:=[.Z318]-[.Z$1]/400" office:value-type="float" office:value="0">
            <text:p>0.000000</text:p>
          </table:table-cell>
          <table:table-cell table:formula="of:=[.AA318]-[.AA$1]/400" office:value-type="float" office:value="0">
            <text:p>0.000000</text:p>
          </table:table-cell>
          <table:table-cell table:formula="of:=[.AB318]-[.AB$1]/400" office:value-type="float" office:value="0">
            <text:p>0.000000</text:p>
          </table:table-cell>
          <table:table-cell table:formula="of:=[.AC318]-[.AC$1]/400" office:value-type="float" office:value="0">
            <text:p>0.000000</text:p>
          </table:table-cell>
          <table:table-cell table:formula="of:=[.AD318]-[.AD$1]/400" office:value-type="float" office:value="0">
            <text:p>0.000000</text:p>
          </table:table-cell>
        </table:table-row>
        <table:table-row table:style-name="ro1">
          <table:table-cell table:formula="of:=[.A319]-[.A$1]/400" office:value-type="float" office:value="0">
            <text:p>0.000000</text:p>
          </table:table-cell>
          <table:table-cell table:formula="of:=[.B319]-[.B$1]/400" office:value-type="float" office:value="0">
            <text:p>0.000000</text:p>
          </table:table-cell>
          <table:table-cell table:formula="of:=[.C319]-[.C$1]/400" office:value-type="float" office:value="-0.0770008274999977">
            <text:p>-0.077001</text:p>
          </table:table-cell>
          <table:table-cell table:formula="of:=[.D319]-[.D$1]/400" office:value-type="float" office:value="0.154001654999995">
            <text:p>0.154002</text:p>
          </table:table-cell>
          <table:table-cell table:formula="of:=[.E319]-[.E$1]/400" office:value-type="float" office:value="-0.0770008274999977">
            <text:p>-0.077001</text:p>
          </table:table-cell>
          <table:table-cell table:formula="of:=[.F319]-[.F$1]/400" office:value-type="float" office:value="0">
            <text:p>0.000000</text:p>
          </table:table-cell>
          <table:table-cell table:formula="of:=[.G319]-[.G$1]/400" office:value-type="float" office:value="0">
            <text:p>0.000000</text:p>
          </table:table-cell>
          <table:table-cell table:formula="of:=[.H319]-[.H$1]/400" office:value-type="float" office:value="0">
            <text:p>0.000000</text:p>
          </table:table-cell>
          <table:table-cell table:formula="of:=[.I319]-[.I$1]/400" office:value-type="float" office:value="-0.0770008274999977">
            <text:p>-0.077001</text:p>
          </table:table-cell>
          <table:table-cell table:formula="of:=[.J319]-[.J$1]/400" office:value-type="float" office:value="0.154001654999995">
            <text:p>0.154002</text:p>
          </table:table-cell>
          <table:table-cell table:formula="of:=[.K319]-[.K$1]/400" office:value-type="float" office:value="-0.0770008274999977">
            <text:p>-0.077001</text:p>
          </table:table-cell>
          <table:table-cell table:formula="of:=[.L319]-[.L$1]/400" office:value-type="float" office:value="0">
            <text:p>0.000000</text:p>
          </table:table-cell>
          <table:table-cell table:formula="of:=[.M319]-[.M$1]/400" office:value-type="float" office:value="0.0353429325000008">
            <text:p>0.035343</text:p>
          </table:table-cell>
          <table:table-cell table:formula="of:=[.N319]-[.N$1]/400" office:value-type="float" office:value="-0.0353429325000008">
            <text:p>-0.035343</text:p>
          </table:table-cell>
          <table:table-cell table:formula="of:=[.O319]-[.O$1]/400" office:value-type="float" office:value="0">
            <text:p>0.000000</text:p>
          </table:table-cell>
          <table:table-cell table:formula="of:=[.P319]-[.P$1]/400" office:value-type="float" office:value="-0.106028797499996">
            <text:p>-0.106029</text:p>
          </table:table-cell>
          <table:table-cell table:formula="of:=[.Q319]-[.Q$1]/400" office:value-type="float" office:value="0">
            <text:p>0.000000</text:p>
          </table:table-cell>
          <table:table-cell table:formula="of:=[.R319]-[.R$1]/400" office:value-type="float" office:value="0">
            <text:p>0.000000</text:p>
          </table:table-cell>
          <table:table-cell table:formula="of:=[.S319]-[.S$1]/400" office:value-type="float" office:value="0">
            <text:p>0.000000</text:p>
          </table:table-cell>
          <table:table-cell table:formula="of:=[.T319]-[.T$1]/400" office:value-type="float" office:value="0.0353429325000008">
            <text:p>0.035343</text:p>
          </table:table-cell>
          <table:table-cell table:formula="of:=[.U319]-[.U$1]/400" office:value-type="float" office:value="0.0353429325000008">
            <text:p>0.035343</text:p>
          </table:table-cell>
          <table:table-cell table:formula="of:=[.V319]-[.V$1]/400" office:value-type="float" office:value="0">
            <text:p>0.000000</text:p>
          </table:table-cell>
          <table:table-cell table:formula="of:=[.W319]-[.W$1]/400" office:value-type="float" office:value="-0.106028797499996">
            <text:p>-0.106029</text:p>
          </table:table-cell>
          <table:table-cell table:formula="of:=[.X319]-[.X$1]/400" office:value-type="float" office:value="0">
            <text:p>0.000000</text:p>
          </table:table-cell>
          <table:table-cell table:formula="of:=[.Y319]-[.Y$1]/400" office:value-type="float" office:value="0">
            <text:p>0.000000</text:p>
          </table:table-cell>
          <table:table-cell table:formula="of:=[.Z319]-[.Z$1]/400" office:value-type="float" office:value="0">
            <text:p>0.000000</text:p>
          </table:table-cell>
          <table:table-cell table:formula="of:=[.AA319]-[.AA$1]/400" office:value-type="float" office:value="0">
            <text:p>0.000000</text:p>
          </table:table-cell>
          <table:table-cell table:formula="of:=[.AB319]-[.AB$1]/400" office:value-type="float" office:value="0">
            <text:p>0.000000</text:p>
          </table:table-cell>
          <table:table-cell table:formula="of:=[.AC319]-[.AC$1]/400" office:value-type="float" office:value="0">
            <text:p>0.000000</text:p>
          </table:table-cell>
          <table:table-cell table:formula="of:=[.AD319]-[.AD$1]/400" office:value-type="float" office:value="0">
            <text:p>0.000000</text:p>
          </table:table-cell>
        </table:table-row>
        <table:table-row table:style-name="ro1">
          <table:table-cell table:formula="of:=[.A320]-[.A$1]/400" office:value-type="float" office:value="0">
            <text:p>0.000000</text:p>
          </table:table-cell>
          <table:table-cell table:formula="of:=[.B320]-[.B$1]/400" office:value-type="float" office:value="0">
            <text:p>0.000000</text:p>
          </table:table-cell>
          <table:table-cell table:formula="of:=[.C320]-[.C$1]/400" office:value-type="float" office:value="-0.0760501999999977">
            <text:p>-0.076050</text:p>
          </table:table-cell>
          <table:table-cell table:formula="of:=[.D320]-[.D$1]/400" office:value-type="float" office:value="0.152100399999995">
            <text:p>0.152100</text:p>
          </table:table-cell>
          <table:table-cell table:formula="of:=[.E320]-[.E$1]/400" office:value-type="float" office:value="-0.0760501999999977">
            <text:p>-0.076050</text:p>
          </table:table-cell>
          <table:table-cell table:formula="of:=[.F320]-[.F$1]/400" office:value-type="float" office:value="0">
            <text:p>0.000000</text:p>
          </table:table-cell>
          <table:table-cell table:formula="of:=[.G320]-[.G$1]/400" office:value-type="float" office:value="0">
            <text:p>0.000000</text:p>
          </table:table-cell>
          <table:table-cell table:formula="of:=[.H320]-[.H$1]/400" office:value-type="float" office:value="0">
            <text:p>0.000000</text:p>
          </table:table-cell>
          <table:table-cell table:formula="of:=[.I320]-[.I$1]/400" office:value-type="float" office:value="-0.0760501999999977">
            <text:p>-0.076050</text:p>
          </table:table-cell>
          <table:table-cell table:formula="of:=[.J320]-[.J$1]/400" office:value-type="float" office:value="0.152100399999995">
            <text:p>0.152100</text:p>
          </table:table-cell>
          <table:table-cell table:formula="of:=[.K320]-[.K$1]/400" office:value-type="float" office:value="-0.0760501999999977">
            <text:p>-0.076050</text:p>
          </table:table-cell>
          <table:table-cell table:formula="of:=[.L320]-[.L$1]/400" office:value-type="float" office:value="0">
            <text:p>0.000000</text:p>
          </table:table-cell>
          <table:table-cell table:formula="of:=[.M320]-[.M$1]/400" office:value-type="float" office:value="0.0349066000000008">
            <text:p>0.034907</text:p>
          </table:table-cell>
          <table:table-cell table:formula="of:=[.N320]-[.N$1]/400" office:value-type="float" office:value="-0.0349066000000008">
            <text:p>-0.034907</text:p>
          </table:table-cell>
          <table:table-cell table:formula="of:=[.O320]-[.O$1]/400" office:value-type="float" office:value="0">
            <text:p>0.000000</text:p>
          </table:table-cell>
          <table:table-cell table:formula="of:=[.P320]-[.P$1]/400" office:value-type="float" office:value="-0.104719799999996">
            <text:p>-0.104720</text:p>
          </table:table-cell>
          <table:table-cell table:formula="of:=[.Q320]-[.Q$1]/400" office:value-type="float" office:value="0">
            <text:p>0.000000</text:p>
          </table:table-cell>
          <table:table-cell table:formula="of:=[.R320]-[.R$1]/400" office:value-type="float" office:value="0">
            <text:p>0.000000</text:p>
          </table:table-cell>
          <table:table-cell table:formula="of:=[.S320]-[.S$1]/400" office:value-type="float" office:value="0">
            <text:p>0.000000</text:p>
          </table:table-cell>
          <table:table-cell table:formula="of:=[.T320]-[.T$1]/400" office:value-type="float" office:value="0.0349066000000008">
            <text:p>0.034907</text:p>
          </table:table-cell>
          <table:table-cell table:formula="of:=[.U320]-[.U$1]/400" office:value-type="float" office:value="0.0349066000000008">
            <text:p>0.034907</text:p>
          </table:table-cell>
          <table:table-cell table:formula="of:=[.V320]-[.V$1]/400" office:value-type="float" office:value="0">
            <text:p>0.000000</text:p>
          </table:table-cell>
          <table:table-cell table:formula="of:=[.W320]-[.W$1]/400" office:value-type="float" office:value="-0.104719799999996">
            <text:p>-0.104720</text:p>
          </table:table-cell>
          <table:table-cell table:formula="of:=[.X320]-[.X$1]/400" office:value-type="float" office:value="0">
            <text:p>0.000000</text:p>
          </table:table-cell>
          <table:table-cell table:formula="of:=[.Y320]-[.Y$1]/400" office:value-type="float" office:value="0">
            <text:p>0.000000</text:p>
          </table:table-cell>
          <table:table-cell table:formula="of:=[.Z320]-[.Z$1]/400" office:value-type="float" office:value="0">
            <text:p>0.000000</text:p>
          </table:table-cell>
          <table:table-cell table:formula="of:=[.AA320]-[.AA$1]/400" office:value-type="float" office:value="0">
            <text:p>0.000000</text:p>
          </table:table-cell>
          <table:table-cell table:formula="of:=[.AB320]-[.AB$1]/400" office:value-type="float" office:value="0">
            <text:p>0.000000</text:p>
          </table:table-cell>
          <table:table-cell table:formula="of:=[.AC320]-[.AC$1]/400" office:value-type="float" office:value="0">
            <text:p>0.000000</text:p>
          </table:table-cell>
          <table:table-cell table:formula="of:=[.AD320]-[.AD$1]/400" office:value-type="float" office:value="0">
            <text:p>0.000000</text:p>
          </table:table-cell>
        </table:table-row>
        <table:table-row table:style-name="ro1">
          <table:table-cell table:formula="of:=[.A321]-[.A$1]/400" office:value-type="float" office:value="0">
            <text:p>0.000000</text:p>
          </table:table-cell>
          <table:table-cell table:formula="of:=[.B321]-[.B$1]/400" office:value-type="float" office:value="0">
            <text:p>0.000000</text:p>
          </table:table-cell>
          <table:table-cell table:formula="of:=[.C321]-[.C$1]/400" office:value-type="float" office:value="-0.0750995724999977">
            <text:p>-0.075100</text:p>
          </table:table-cell>
          <table:table-cell table:formula="of:=[.D321]-[.D$1]/400" office:value-type="float" office:value="0.150199144999995">
            <text:p>0.150199</text:p>
          </table:table-cell>
          <table:table-cell table:formula="of:=[.E321]-[.E$1]/400" office:value-type="float" office:value="-0.0750995724999977">
            <text:p>-0.075100</text:p>
          </table:table-cell>
          <table:table-cell table:formula="of:=[.F321]-[.F$1]/400" office:value-type="float" office:value="0">
            <text:p>0.000000</text:p>
          </table:table-cell>
          <table:table-cell table:formula="of:=[.G321]-[.G$1]/400" office:value-type="float" office:value="0">
            <text:p>0.000000</text:p>
          </table:table-cell>
          <table:table-cell table:formula="of:=[.H321]-[.H$1]/400" office:value-type="float" office:value="0">
            <text:p>0.000000</text:p>
          </table:table-cell>
          <table:table-cell table:formula="of:=[.I321]-[.I$1]/400" office:value-type="float" office:value="-0.0750995724999977">
            <text:p>-0.075100</text:p>
          </table:table-cell>
          <table:table-cell table:formula="of:=[.J321]-[.J$1]/400" office:value-type="float" office:value="0.150199144999995">
            <text:p>0.150199</text:p>
          </table:table-cell>
          <table:table-cell table:formula="of:=[.K321]-[.K$1]/400" office:value-type="float" office:value="-0.0750995724999977">
            <text:p>-0.075100</text:p>
          </table:table-cell>
          <table:table-cell table:formula="of:=[.L321]-[.L$1]/400" office:value-type="float" office:value="0">
            <text:p>0.000000</text:p>
          </table:table-cell>
          <table:table-cell table:formula="of:=[.M321]-[.M$1]/400" office:value-type="float" office:value="0.0344702675000008">
            <text:p>0.034470</text:p>
          </table:table-cell>
          <table:table-cell table:formula="of:=[.N321]-[.N$1]/400" office:value-type="float" office:value="-0.0344702675000008">
            <text:p>-0.034470</text:p>
          </table:table-cell>
          <table:table-cell table:formula="of:=[.O321]-[.O$1]/400" office:value-type="float" office:value="0">
            <text:p>0.000000</text:p>
          </table:table-cell>
          <table:table-cell table:formula="of:=[.P321]-[.P$1]/400" office:value-type="float" office:value="-0.103410802499996">
            <text:p>-0.103411</text:p>
          </table:table-cell>
          <table:table-cell table:formula="of:=[.Q321]-[.Q$1]/400" office:value-type="float" office:value="0">
            <text:p>0.000000</text:p>
          </table:table-cell>
          <table:table-cell table:formula="of:=[.R321]-[.R$1]/400" office:value-type="float" office:value="0">
            <text:p>0.000000</text:p>
          </table:table-cell>
          <table:table-cell table:formula="of:=[.S321]-[.S$1]/400" office:value-type="float" office:value="0">
            <text:p>0.000000</text:p>
          </table:table-cell>
          <table:table-cell table:formula="of:=[.T321]-[.T$1]/400" office:value-type="float" office:value="0.0344702675000008">
            <text:p>0.034470</text:p>
          </table:table-cell>
          <table:table-cell table:formula="of:=[.U321]-[.U$1]/400" office:value-type="float" office:value="0.0344702675000008">
            <text:p>0.034470</text:p>
          </table:table-cell>
          <table:table-cell table:formula="of:=[.V321]-[.V$1]/400" office:value-type="float" office:value="0">
            <text:p>0.000000</text:p>
          </table:table-cell>
          <table:table-cell table:formula="of:=[.W321]-[.W$1]/400" office:value-type="float" office:value="-0.103410802499996">
            <text:p>-0.103411</text:p>
          </table:table-cell>
          <table:table-cell table:formula="of:=[.X321]-[.X$1]/400" office:value-type="float" office:value="0">
            <text:p>0.000000</text:p>
          </table:table-cell>
          <table:table-cell table:formula="of:=[.Y321]-[.Y$1]/400" office:value-type="float" office:value="0">
            <text:p>0.000000</text:p>
          </table:table-cell>
          <table:table-cell table:formula="of:=[.Z321]-[.Z$1]/400" office:value-type="float" office:value="0">
            <text:p>0.000000</text:p>
          </table:table-cell>
          <table:table-cell table:formula="of:=[.AA321]-[.AA$1]/400" office:value-type="float" office:value="0">
            <text:p>0.000000</text:p>
          </table:table-cell>
          <table:table-cell table:formula="of:=[.AB321]-[.AB$1]/400" office:value-type="float" office:value="0">
            <text:p>0.000000</text:p>
          </table:table-cell>
          <table:table-cell table:formula="of:=[.AC321]-[.AC$1]/400" office:value-type="float" office:value="0">
            <text:p>0.000000</text:p>
          </table:table-cell>
          <table:table-cell table:formula="of:=[.AD321]-[.AD$1]/400" office:value-type="float" office:value="0">
            <text:p>0.000000</text:p>
          </table:table-cell>
        </table:table-row>
        <table:table-row table:style-name="ro1">
          <table:table-cell table:formula="of:=[.A322]-[.A$1]/400" office:value-type="float" office:value="0">
            <text:p>0.000000</text:p>
          </table:table-cell>
          <table:table-cell table:formula="of:=[.B322]-[.B$1]/400" office:value-type="float" office:value="0">
            <text:p>0.000000</text:p>
          </table:table-cell>
          <table:table-cell table:formula="of:=[.C322]-[.C$1]/400" office:value-type="float" office:value="-0.0741489449999977">
            <text:p>-0.074149</text:p>
          </table:table-cell>
          <table:table-cell table:formula="of:=[.D322]-[.D$1]/400" office:value-type="float" office:value="0.148297889999995">
            <text:p>0.148298</text:p>
          </table:table-cell>
          <table:table-cell table:formula="of:=[.E322]-[.E$1]/400" office:value-type="float" office:value="-0.0741489449999977">
            <text:p>-0.074149</text:p>
          </table:table-cell>
          <table:table-cell table:formula="of:=[.F322]-[.F$1]/400" office:value-type="float" office:value="0">
            <text:p>0.000000</text:p>
          </table:table-cell>
          <table:table-cell table:formula="of:=[.G322]-[.G$1]/400" office:value-type="float" office:value="0">
            <text:p>0.000000</text:p>
          </table:table-cell>
          <table:table-cell table:formula="of:=[.H322]-[.H$1]/400" office:value-type="float" office:value="0">
            <text:p>0.000000</text:p>
          </table:table-cell>
          <table:table-cell table:formula="of:=[.I322]-[.I$1]/400" office:value-type="float" office:value="-0.0741489449999977">
            <text:p>-0.074149</text:p>
          </table:table-cell>
          <table:table-cell table:formula="of:=[.J322]-[.J$1]/400" office:value-type="float" office:value="0.148297889999995">
            <text:p>0.148298</text:p>
          </table:table-cell>
          <table:table-cell table:formula="of:=[.K322]-[.K$1]/400" office:value-type="float" office:value="-0.0741489449999977">
            <text:p>-0.074149</text:p>
          </table:table-cell>
          <table:table-cell table:formula="of:=[.L322]-[.L$1]/400" office:value-type="float" office:value="0">
            <text:p>0.000000</text:p>
          </table:table-cell>
          <table:table-cell table:formula="of:=[.M322]-[.M$1]/400" office:value-type="float" office:value="0.0340339350000008">
            <text:p>0.034034</text:p>
          </table:table-cell>
          <table:table-cell table:formula="of:=[.N322]-[.N$1]/400" office:value-type="float" office:value="-0.0340339350000008">
            <text:p>-0.034034</text:p>
          </table:table-cell>
          <table:table-cell table:formula="of:=[.O322]-[.O$1]/400" office:value-type="float" office:value="0">
            <text:p>0.000000</text:p>
          </table:table-cell>
          <table:table-cell table:formula="of:=[.P322]-[.P$1]/400" office:value-type="float" office:value="-0.102101804999996">
            <text:p>-0.102102</text:p>
          </table:table-cell>
          <table:table-cell table:formula="of:=[.Q322]-[.Q$1]/400" office:value-type="float" office:value="0">
            <text:p>0.000000</text:p>
          </table:table-cell>
          <table:table-cell table:formula="of:=[.R322]-[.R$1]/400" office:value-type="float" office:value="0">
            <text:p>0.000000</text:p>
          </table:table-cell>
          <table:table-cell table:formula="of:=[.S322]-[.S$1]/400" office:value-type="float" office:value="0">
            <text:p>0.000000</text:p>
          </table:table-cell>
          <table:table-cell table:formula="of:=[.T322]-[.T$1]/400" office:value-type="float" office:value="0.0340339350000008">
            <text:p>0.034034</text:p>
          </table:table-cell>
          <table:table-cell table:formula="of:=[.U322]-[.U$1]/400" office:value-type="float" office:value="0.0340339350000008">
            <text:p>0.034034</text:p>
          </table:table-cell>
          <table:table-cell table:formula="of:=[.V322]-[.V$1]/400" office:value-type="float" office:value="0">
            <text:p>0.000000</text:p>
          </table:table-cell>
          <table:table-cell table:formula="of:=[.W322]-[.W$1]/400" office:value-type="float" office:value="-0.102101804999996">
            <text:p>-0.102102</text:p>
          </table:table-cell>
          <table:table-cell table:formula="of:=[.X322]-[.X$1]/400" office:value-type="float" office:value="0">
            <text:p>0.000000</text:p>
          </table:table-cell>
          <table:table-cell table:formula="of:=[.Y322]-[.Y$1]/400" office:value-type="float" office:value="0">
            <text:p>0.000000</text:p>
          </table:table-cell>
          <table:table-cell table:formula="of:=[.Z322]-[.Z$1]/400" office:value-type="float" office:value="0">
            <text:p>0.000000</text:p>
          </table:table-cell>
          <table:table-cell table:formula="of:=[.AA322]-[.AA$1]/400" office:value-type="float" office:value="0">
            <text:p>0.000000</text:p>
          </table:table-cell>
          <table:table-cell table:formula="of:=[.AB322]-[.AB$1]/400" office:value-type="float" office:value="0">
            <text:p>0.000000</text:p>
          </table:table-cell>
          <table:table-cell table:formula="of:=[.AC322]-[.AC$1]/400" office:value-type="float" office:value="0">
            <text:p>0.000000</text:p>
          </table:table-cell>
          <table:table-cell table:formula="of:=[.AD322]-[.AD$1]/400" office:value-type="float" office:value="0">
            <text:p>0.000000</text:p>
          </table:table-cell>
        </table:table-row>
        <table:table-row table:style-name="ro1">
          <table:table-cell table:formula="of:=[.A323]-[.A$1]/400" office:value-type="float" office:value="0">
            <text:p>0.000000</text:p>
          </table:table-cell>
          <table:table-cell table:formula="of:=[.B323]-[.B$1]/400" office:value-type="float" office:value="0">
            <text:p>0.000000</text:p>
          </table:table-cell>
          <table:table-cell table:formula="of:=[.C323]-[.C$1]/400" office:value-type="float" office:value="-0.0731983174999977">
            <text:p>-0.073198</text:p>
          </table:table-cell>
          <table:table-cell table:formula="of:=[.D323]-[.D$1]/400" office:value-type="float" office:value="0.146396634999995">
            <text:p>0.146397</text:p>
          </table:table-cell>
          <table:table-cell table:formula="of:=[.E323]-[.E$1]/400" office:value-type="float" office:value="-0.0731983174999977">
            <text:p>-0.073198</text:p>
          </table:table-cell>
          <table:table-cell table:formula="of:=[.F323]-[.F$1]/400" office:value-type="float" office:value="0">
            <text:p>0.000000</text:p>
          </table:table-cell>
          <table:table-cell table:formula="of:=[.G323]-[.G$1]/400" office:value-type="float" office:value="0">
            <text:p>0.000000</text:p>
          </table:table-cell>
          <table:table-cell table:formula="of:=[.H323]-[.H$1]/400" office:value-type="float" office:value="0">
            <text:p>0.000000</text:p>
          </table:table-cell>
          <table:table-cell table:formula="of:=[.I323]-[.I$1]/400" office:value-type="float" office:value="-0.0731983174999977">
            <text:p>-0.073198</text:p>
          </table:table-cell>
          <table:table-cell table:formula="of:=[.J323]-[.J$1]/400" office:value-type="float" office:value="0.146396634999995">
            <text:p>0.146397</text:p>
          </table:table-cell>
          <table:table-cell table:formula="of:=[.K323]-[.K$1]/400" office:value-type="float" office:value="-0.0731983174999977">
            <text:p>-0.073198</text:p>
          </table:table-cell>
          <table:table-cell table:formula="of:=[.L323]-[.L$1]/400" office:value-type="float" office:value="0">
            <text:p>0.000000</text:p>
          </table:table-cell>
          <table:table-cell table:formula="of:=[.M323]-[.M$1]/400" office:value-type="float" office:value="0.0335976025000009">
            <text:p>0.033598</text:p>
          </table:table-cell>
          <table:table-cell table:formula="of:=[.N323]-[.N$1]/400" office:value-type="float" office:value="-0.0335976025000009">
            <text:p>-0.033598</text:p>
          </table:table-cell>
          <table:table-cell table:formula="of:=[.O323]-[.O$1]/400" office:value-type="float" office:value="0">
            <text:p>0.000000</text:p>
          </table:table-cell>
          <table:table-cell table:formula="of:=[.P323]-[.P$1]/400" office:value-type="float" office:value="-0.100792807499996">
            <text:p>-0.100793</text:p>
          </table:table-cell>
          <table:table-cell table:formula="of:=[.Q323]-[.Q$1]/400" office:value-type="float" office:value="0">
            <text:p>0.000000</text:p>
          </table:table-cell>
          <table:table-cell table:formula="of:=[.R323]-[.R$1]/400" office:value-type="float" office:value="0">
            <text:p>0.000000</text:p>
          </table:table-cell>
          <table:table-cell table:formula="of:=[.S323]-[.S$1]/400" office:value-type="float" office:value="0">
            <text:p>0.000000</text:p>
          </table:table-cell>
          <table:table-cell table:formula="of:=[.T323]-[.T$1]/400" office:value-type="float" office:value="0.0335976025000009">
            <text:p>0.033598</text:p>
          </table:table-cell>
          <table:table-cell table:formula="of:=[.U323]-[.U$1]/400" office:value-type="float" office:value="0.0335976025000009">
            <text:p>0.033598</text:p>
          </table:table-cell>
          <table:table-cell table:formula="of:=[.V323]-[.V$1]/400" office:value-type="float" office:value="0">
            <text:p>0.000000</text:p>
          </table:table-cell>
          <table:table-cell table:formula="of:=[.W323]-[.W$1]/400" office:value-type="float" office:value="-0.100792807499996">
            <text:p>-0.100793</text:p>
          </table:table-cell>
          <table:table-cell table:formula="of:=[.X323]-[.X$1]/400" office:value-type="float" office:value="0">
            <text:p>0.000000</text:p>
          </table:table-cell>
          <table:table-cell table:formula="of:=[.Y323]-[.Y$1]/400" office:value-type="float" office:value="0">
            <text:p>0.000000</text:p>
          </table:table-cell>
          <table:table-cell table:formula="of:=[.Z323]-[.Z$1]/400" office:value-type="float" office:value="0">
            <text:p>0.000000</text:p>
          </table:table-cell>
          <table:table-cell table:formula="of:=[.AA323]-[.AA$1]/400" office:value-type="float" office:value="0">
            <text:p>0.000000</text:p>
          </table:table-cell>
          <table:table-cell table:formula="of:=[.AB323]-[.AB$1]/400" office:value-type="float" office:value="0">
            <text:p>0.000000</text:p>
          </table:table-cell>
          <table:table-cell table:formula="of:=[.AC323]-[.AC$1]/400" office:value-type="float" office:value="0">
            <text:p>0.000000</text:p>
          </table:table-cell>
          <table:table-cell table:formula="of:=[.AD323]-[.AD$1]/400" office:value-type="float" office:value="0">
            <text:p>0.000000</text:p>
          </table:table-cell>
        </table:table-row>
        <table:table-row table:style-name="ro1">
          <table:table-cell table:formula="of:=[.A324]-[.A$1]/400" office:value-type="float" office:value="0">
            <text:p>0.000000</text:p>
          </table:table-cell>
          <table:table-cell table:formula="of:=[.B324]-[.B$1]/400" office:value-type="float" office:value="0">
            <text:p>0.000000</text:p>
          </table:table-cell>
          <table:table-cell table:formula="of:=[.C324]-[.C$1]/400" office:value-type="float" office:value="-0.0722476899999977">
            <text:p>-0.072248</text:p>
          </table:table-cell>
          <table:table-cell table:formula="of:=[.D324]-[.D$1]/400" office:value-type="float" office:value="0.144495379999995">
            <text:p>0.144495</text:p>
          </table:table-cell>
          <table:table-cell table:formula="of:=[.E324]-[.E$1]/400" office:value-type="float" office:value="-0.0722476899999977">
            <text:p>-0.072248</text:p>
          </table:table-cell>
          <table:table-cell table:formula="of:=[.F324]-[.F$1]/400" office:value-type="float" office:value="0">
            <text:p>0.000000</text:p>
          </table:table-cell>
          <table:table-cell table:formula="of:=[.G324]-[.G$1]/400" office:value-type="float" office:value="0">
            <text:p>0.000000</text:p>
          </table:table-cell>
          <table:table-cell table:formula="of:=[.H324]-[.H$1]/400" office:value-type="float" office:value="0">
            <text:p>0.000000</text:p>
          </table:table-cell>
          <table:table-cell table:formula="of:=[.I324]-[.I$1]/400" office:value-type="float" office:value="-0.0722476899999977">
            <text:p>-0.072248</text:p>
          </table:table-cell>
          <table:table-cell table:formula="of:=[.J324]-[.J$1]/400" office:value-type="float" office:value="0.144495379999995">
            <text:p>0.144495</text:p>
          </table:table-cell>
          <table:table-cell table:formula="of:=[.K324]-[.K$1]/400" office:value-type="float" office:value="-0.0722476899999977">
            <text:p>-0.072248</text:p>
          </table:table-cell>
          <table:table-cell table:formula="of:=[.L324]-[.L$1]/400" office:value-type="float" office:value="0">
            <text:p>0.000000</text:p>
          </table:table-cell>
          <table:table-cell table:formula="of:=[.M324]-[.M$1]/400" office:value-type="float" office:value="0.0331612700000008">
            <text:p>0.033161</text:p>
          </table:table-cell>
          <table:table-cell table:formula="of:=[.N324]-[.N$1]/400" office:value-type="float" office:value="-0.0331612700000008">
            <text:p>-0.033161</text:p>
          </table:table-cell>
          <table:table-cell table:formula="of:=[.O324]-[.O$1]/400" office:value-type="float" office:value="0">
            <text:p>0.000000</text:p>
          </table:table-cell>
          <table:table-cell table:formula="of:=[.P324]-[.P$1]/400" office:value-type="float" office:value="-0.0994838099999964">
            <text:p>-0.099484</text:p>
          </table:table-cell>
          <table:table-cell table:formula="of:=[.Q324]-[.Q$1]/400" office:value-type="float" office:value="0">
            <text:p>0.000000</text:p>
          </table:table-cell>
          <table:table-cell table:formula="of:=[.R324]-[.R$1]/400" office:value-type="float" office:value="0">
            <text:p>0.000000</text:p>
          </table:table-cell>
          <table:table-cell table:formula="of:=[.S324]-[.S$1]/400" office:value-type="float" office:value="0">
            <text:p>0.000000</text:p>
          </table:table-cell>
          <table:table-cell table:formula="of:=[.T324]-[.T$1]/400" office:value-type="float" office:value="0.0331612700000008">
            <text:p>0.033161</text:p>
          </table:table-cell>
          <table:table-cell table:formula="of:=[.U324]-[.U$1]/400" office:value-type="float" office:value="0.0331612700000008">
            <text:p>0.033161</text:p>
          </table:table-cell>
          <table:table-cell table:formula="of:=[.V324]-[.V$1]/400" office:value-type="float" office:value="0">
            <text:p>0.000000</text:p>
          </table:table-cell>
          <table:table-cell table:formula="of:=[.W324]-[.W$1]/400" office:value-type="float" office:value="-0.0994838099999964">
            <text:p>-0.099484</text:p>
          </table:table-cell>
          <table:table-cell table:formula="of:=[.X324]-[.X$1]/400" office:value-type="float" office:value="0">
            <text:p>0.000000</text:p>
          </table:table-cell>
          <table:table-cell table:formula="of:=[.Y324]-[.Y$1]/400" office:value-type="float" office:value="0">
            <text:p>0.000000</text:p>
          </table:table-cell>
          <table:table-cell table:formula="of:=[.Z324]-[.Z$1]/400" office:value-type="float" office:value="0">
            <text:p>0.000000</text:p>
          </table:table-cell>
          <table:table-cell table:formula="of:=[.AA324]-[.AA$1]/400" office:value-type="float" office:value="0">
            <text:p>0.000000</text:p>
          </table:table-cell>
          <table:table-cell table:formula="of:=[.AB324]-[.AB$1]/400" office:value-type="float" office:value="0">
            <text:p>0.000000</text:p>
          </table:table-cell>
          <table:table-cell table:formula="of:=[.AC324]-[.AC$1]/400" office:value-type="float" office:value="0">
            <text:p>0.000000</text:p>
          </table:table-cell>
          <table:table-cell table:formula="of:=[.AD324]-[.AD$1]/400" office:value-type="float" office:value="0">
            <text:p>0.000000</text:p>
          </table:table-cell>
        </table:table-row>
        <table:table-row table:style-name="ro1">
          <table:table-cell table:formula="of:=[.A325]-[.A$1]/400" office:value-type="float" office:value="0">
            <text:p>0.000000</text:p>
          </table:table-cell>
          <table:table-cell table:formula="of:=[.B325]-[.B$1]/400" office:value-type="float" office:value="0">
            <text:p>0.000000</text:p>
          </table:table-cell>
          <table:table-cell table:formula="of:=[.C325]-[.C$1]/400" office:value-type="float" office:value="-0.0712970624999977">
            <text:p>-0.071297</text:p>
          </table:table-cell>
          <table:table-cell table:formula="of:=[.D325]-[.D$1]/400" office:value-type="float" office:value="0.142594124999995">
            <text:p>0.142594</text:p>
          </table:table-cell>
          <table:table-cell table:formula="of:=[.E325]-[.E$1]/400" office:value-type="float" office:value="-0.0712970624999977">
            <text:p>-0.071297</text:p>
          </table:table-cell>
          <table:table-cell table:formula="of:=[.F325]-[.F$1]/400" office:value-type="float" office:value="0">
            <text:p>0.000000</text:p>
          </table:table-cell>
          <table:table-cell table:formula="of:=[.G325]-[.G$1]/400" office:value-type="float" office:value="0">
            <text:p>0.000000</text:p>
          </table:table-cell>
          <table:table-cell table:formula="of:=[.H325]-[.H$1]/400" office:value-type="float" office:value="0">
            <text:p>0.000000</text:p>
          </table:table-cell>
          <table:table-cell table:formula="of:=[.I325]-[.I$1]/400" office:value-type="float" office:value="-0.0712970624999977">
            <text:p>-0.071297</text:p>
          </table:table-cell>
          <table:table-cell table:formula="of:=[.J325]-[.J$1]/400" office:value-type="float" office:value="0.142594124999995">
            <text:p>0.142594</text:p>
          </table:table-cell>
          <table:table-cell table:formula="of:=[.K325]-[.K$1]/400" office:value-type="float" office:value="-0.0712970624999977">
            <text:p>-0.071297</text:p>
          </table:table-cell>
          <table:table-cell table:formula="of:=[.L325]-[.L$1]/400" office:value-type="float" office:value="0">
            <text:p>0.000000</text:p>
          </table:table-cell>
          <table:table-cell table:formula="of:=[.M325]-[.M$1]/400" office:value-type="float" office:value="0.0327249375000009">
            <text:p>0.032725</text:p>
          </table:table-cell>
          <table:table-cell table:formula="of:=[.N325]-[.N$1]/400" office:value-type="float" office:value="-0.0327249375000009">
            <text:p>-0.032725</text:p>
          </table:table-cell>
          <table:table-cell table:formula="of:=[.O325]-[.O$1]/400" office:value-type="float" office:value="0">
            <text:p>0.000000</text:p>
          </table:table-cell>
          <table:table-cell table:formula="of:=[.P325]-[.P$1]/400" office:value-type="float" office:value="-0.0981748124999964">
            <text:p>-0.098175</text:p>
          </table:table-cell>
          <table:table-cell table:formula="of:=[.Q325]-[.Q$1]/400" office:value-type="float" office:value="0">
            <text:p>0.000000</text:p>
          </table:table-cell>
          <table:table-cell table:formula="of:=[.R325]-[.R$1]/400" office:value-type="float" office:value="0">
            <text:p>0.000000</text:p>
          </table:table-cell>
          <table:table-cell table:formula="of:=[.S325]-[.S$1]/400" office:value-type="float" office:value="0">
            <text:p>0.000000</text:p>
          </table:table-cell>
          <table:table-cell table:formula="of:=[.T325]-[.T$1]/400" office:value-type="float" office:value="0.0327249375000009">
            <text:p>0.032725</text:p>
          </table:table-cell>
          <table:table-cell table:formula="of:=[.U325]-[.U$1]/400" office:value-type="float" office:value="0.0327249375000009">
            <text:p>0.032725</text:p>
          </table:table-cell>
          <table:table-cell table:formula="of:=[.V325]-[.V$1]/400" office:value-type="float" office:value="0">
            <text:p>0.000000</text:p>
          </table:table-cell>
          <table:table-cell table:formula="of:=[.W325]-[.W$1]/400" office:value-type="float" office:value="-0.0981748124999964">
            <text:p>-0.098175</text:p>
          </table:table-cell>
          <table:table-cell table:formula="of:=[.X325]-[.X$1]/400" office:value-type="float" office:value="0">
            <text:p>0.000000</text:p>
          </table:table-cell>
          <table:table-cell table:formula="of:=[.Y325]-[.Y$1]/400" office:value-type="float" office:value="0">
            <text:p>0.000000</text:p>
          </table:table-cell>
          <table:table-cell table:formula="of:=[.Z325]-[.Z$1]/400" office:value-type="float" office:value="0">
            <text:p>0.000000</text:p>
          </table:table-cell>
          <table:table-cell table:formula="of:=[.AA325]-[.AA$1]/400" office:value-type="float" office:value="0">
            <text:p>0.000000</text:p>
          </table:table-cell>
          <table:table-cell table:formula="of:=[.AB325]-[.AB$1]/400" office:value-type="float" office:value="0">
            <text:p>0.000000</text:p>
          </table:table-cell>
          <table:table-cell table:formula="of:=[.AC325]-[.AC$1]/400" office:value-type="float" office:value="0">
            <text:p>0.000000</text:p>
          </table:table-cell>
          <table:table-cell table:formula="of:=[.AD325]-[.AD$1]/400" office:value-type="float" office:value="0">
            <text:p>0.000000</text:p>
          </table:table-cell>
        </table:table-row>
        <table:table-row table:style-name="ro1">
          <table:table-cell table:formula="of:=[.A326]-[.A$1]/400" office:value-type="float" office:value="0">
            <text:p>0.000000</text:p>
          </table:table-cell>
          <table:table-cell table:formula="of:=[.B326]-[.B$1]/400" office:value-type="float" office:value="0">
            <text:p>0.000000</text:p>
          </table:table-cell>
          <table:table-cell table:formula="of:=[.C326]-[.C$1]/400" office:value-type="float" office:value="-0.0703464349999977">
            <text:p>-0.070346</text:p>
          </table:table-cell>
          <table:table-cell table:formula="of:=[.D326]-[.D$1]/400" office:value-type="float" office:value="0.140692869999995">
            <text:p>0.140693</text:p>
          </table:table-cell>
          <table:table-cell table:formula="of:=[.E326]-[.E$1]/400" office:value-type="float" office:value="-0.0703464349999977">
            <text:p>-0.070346</text:p>
          </table:table-cell>
          <table:table-cell table:formula="of:=[.F326]-[.F$1]/400" office:value-type="float" office:value="0">
            <text:p>0.000000</text:p>
          </table:table-cell>
          <table:table-cell table:formula="of:=[.G326]-[.G$1]/400" office:value-type="float" office:value="0">
            <text:p>0.000000</text:p>
          </table:table-cell>
          <table:table-cell table:formula="of:=[.H326]-[.H$1]/400" office:value-type="float" office:value="0">
            <text:p>0.000000</text:p>
          </table:table-cell>
          <table:table-cell table:formula="of:=[.I326]-[.I$1]/400" office:value-type="float" office:value="-0.0703464349999977">
            <text:p>-0.070346</text:p>
          </table:table-cell>
          <table:table-cell table:formula="of:=[.J326]-[.J$1]/400" office:value-type="float" office:value="0.140692869999995">
            <text:p>0.140693</text:p>
          </table:table-cell>
          <table:table-cell table:formula="of:=[.K326]-[.K$1]/400" office:value-type="float" office:value="-0.0703464349999977">
            <text:p>-0.070346</text:p>
          </table:table-cell>
          <table:table-cell table:formula="of:=[.L326]-[.L$1]/400" office:value-type="float" office:value="0">
            <text:p>0.000000</text:p>
          </table:table-cell>
          <table:table-cell table:formula="of:=[.M326]-[.M$1]/400" office:value-type="float" office:value="0.0322886050000009">
            <text:p>0.032289</text:p>
          </table:table-cell>
          <table:table-cell table:formula="of:=[.N326]-[.N$1]/400" office:value-type="float" office:value="-0.0322886050000009">
            <text:p>-0.032289</text:p>
          </table:table-cell>
          <table:table-cell table:formula="of:=[.O326]-[.O$1]/400" office:value-type="float" office:value="0">
            <text:p>0.000000</text:p>
          </table:table-cell>
          <table:table-cell table:formula="of:=[.P326]-[.P$1]/400" office:value-type="float" office:value="-0.0968658149999964">
            <text:p>-0.096866</text:p>
          </table:table-cell>
          <table:table-cell table:formula="of:=[.Q326]-[.Q$1]/400" office:value-type="float" office:value="0">
            <text:p>0.000000</text:p>
          </table:table-cell>
          <table:table-cell table:formula="of:=[.R326]-[.R$1]/400" office:value-type="float" office:value="0">
            <text:p>0.000000</text:p>
          </table:table-cell>
          <table:table-cell table:formula="of:=[.S326]-[.S$1]/400" office:value-type="float" office:value="0">
            <text:p>0.000000</text:p>
          </table:table-cell>
          <table:table-cell table:formula="of:=[.T326]-[.T$1]/400" office:value-type="float" office:value="0.0322886050000009">
            <text:p>0.032289</text:p>
          </table:table-cell>
          <table:table-cell table:formula="of:=[.U326]-[.U$1]/400" office:value-type="float" office:value="0.0322886050000009">
            <text:p>0.032289</text:p>
          </table:table-cell>
          <table:table-cell table:formula="of:=[.V326]-[.V$1]/400" office:value-type="float" office:value="0">
            <text:p>0.000000</text:p>
          </table:table-cell>
          <table:table-cell table:formula="of:=[.W326]-[.W$1]/400" office:value-type="float" office:value="-0.0968658149999964">
            <text:p>-0.096866</text:p>
          </table:table-cell>
          <table:table-cell table:formula="of:=[.X326]-[.X$1]/400" office:value-type="float" office:value="0">
            <text:p>0.000000</text:p>
          </table:table-cell>
          <table:table-cell table:formula="of:=[.Y326]-[.Y$1]/400" office:value-type="float" office:value="0">
            <text:p>0.000000</text:p>
          </table:table-cell>
          <table:table-cell table:formula="of:=[.Z326]-[.Z$1]/400" office:value-type="float" office:value="0">
            <text:p>0.000000</text:p>
          </table:table-cell>
          <table:table-cell table:formula="of:=[.AA326]-[.AA$1]/400" office:value-type="float" office:value="0">
            <text:p>0.000000</text:p>
          </table:table-cell>
          <table:table-cell table:formula="of:=[.AB326]-[.AB$1]/400" office:value-type="float" office:value="0">
            <text:p>0.000000</text:p>
          </table:table-cell>
          <table:table-cell table:formula="of:=[.AC326]-[.AC$1]/400" office:value-type="float" office:value="0">
            <text:p>0.000000</text:p>
          </table:table-cell>
          <table:table-cell table:formula="of:=[.AD326]-[.AD$1]/400" office:value-type="float" office:value="0">
            <text:p>0.000000</text:p>
          </table:table-cell>
        </table:table-row>
        <table:table-row table:style-name="ro1">
          <table:table-cell table:formula="of:=[.A327]-[.A$1]/400" office:value-type="float" office:value="0">
            <text:p>0.000000</text:p>
          </table:table-cell>
          <table:table-cell table:formula="of:=[.B327]-[.B$1]/400" office:value-type="float" office:value="0">
            <text:p>0.000000</text:p>
          </table:table-cell>
          <table:table-cell table:formula="of:=[.C327]-[.C$1]/400" office:value-type="float" office:value="-0.0693958074999977">
            <text:p>-0.069396</text:p>
          </table:table-cell>
          <table:table-cell table:formula="of:=[.D327]-[.D$1]/400" office:value-type="float" office:value="0.138791614999995">
            <text:p>0.138792</text:p>
          </table:table-cell>
          <table:table-cell table:formula="of:=[.E327]-[.E$1]/400" office:value-type="float" office:value="-0.0693958074999977">
            <text:p>-0.069396</text:p>
          </table:table-cell>
          <table:table-cell table:formula="of:=[.F327]-[.F$1]/400" office:value-type="float" office:value="0">
            <text:p>0.000000</text:p>
          </table:table-cell>
          <table:table-cell table:formula="of:=[.G327]-[.G$1]/400" office:value-type="float" office:value="0">
            <text:p>0.000000</text:p>
          </table:table-cell>
          <table:table-cell table:formula="of:=[.H327]-[.H$1]/400" office:value-type="float" office:value="0">
            <text:p>0.000000</text:p>
          </table:table-cell>
          <table:table-cell table:formula="of:=[.I327]-[.I$1]/400" office:value-type="float" office:value="-0.0693958074999977">
            <text:p>-0.069396</text:p>
          </table:table-cell>
          <table:table-cell table:formula="of:=[.J327]-[.J$1]/400" office:value-type="float" office:value="0.138791614999995">
            <text:p>0.138792</text:p>
          </table:table-cell>
          <table:table-cell table:formula="of:=[.K327]-[.K$1]/400" office:value-type="float" office:value="-0.0693958074999977">
            <text:p>-0.069396</text:p>
          </table:table-cell>
          <table:table-cell table:formula="of:=[.L327]-[.L$1]/400" office:value-type="float" office:value="0">
            <text:p>0.000000</text:p>
          </table:table-cell>
          <table:table-cell table:formula="of:=[.M327]-[.M$1]/400" office:value-type="float" office:value="0.0318522725000009">
            <text:p>0.031852</text:p>
          </table:table-cell>
          <table:table-cell table:formula="of:=[.N327]-[.N$1]/400" office:value-type="float" office:value="-0.0318522725000009">
            <text:p>-0.031852</text:p>
          </table:table-cell>
          <table:table-cell table:formula="of:=[.O327]-[.O$1]/400" office:value-type="float" office:value="0">
            <text:p>0.000000</text:p>
          </table:table-cell>
          <table:table-cell table:formula="of:=[.P327]-[.P$1]/400" office:value-type="float" office:value="-0.0955568174999964">
            <text:p>-0.095557</text:p>
          </table:table-cell>
          <table:table-cell table:formula="of:=[.Q327]-[.Q$1]/400" office:value-type="float" office:value="0">
            <text:p>0.000000</text:p>
          </table:table-cell>
          <table:table-cell table:formula="of:=[.R327]-[.R$1]/400" office:value-type="float" office:value="0">
            <text:p>0.000000</text:p>
          </table:table-cell>
          <table:table-cell table:formula="of:=[.S327]-[.S$1]/400" office:value-type="float" office:value="0">
            <text:p>0.000000</text:p>
          </table:table-cell>
          <table:table-cell table:formula="of:=[.T327]-[.T$1]/400" office:value-type="float" office:value="0.0318522725000009">
            <text:p>0.031852</text:p>
          </table:table-cell>
          <table:table-cell table:formula="of:=[.U327]-[.U$1]/400" office:value-type="float" office:value="0.0318522725000009">
            <text:p>0.031852</text:p>
          </table:table-cell>
          <table:table-cell table:formula="of:=[.V327]-[.V$1]/400" office:value-type="float" office:value="0">
            <text:p>0.000000</text:p>
          </table:table-cell>
          <table:table-cell table:formula="of:=[.W327]-[.W$1]/400" office:value-type="float" office:value="-0.0955568174999964">
            <text:p>-0.095557</text:p>
          </table:table-cell>
          <table:table-cell table:formula="of:=[.X327]-[.X$1]/400" office:value-type="float" office:value="0">
            <text:p>0.000000</text:p>
          </table:table-cell>
          <table:table-cell table:formula="of:=[.Y327]-[.Y$1]/400" office:value-type="float" office:value="0">
            <text:p>0.000000</text:p>
          </table:table-cell>
          <table:table-cell table:formula="of:=[.Z327]-[.Z$1]/400" office:value-type="float" office:value="0">
            <text:p>0.000000</text:p>
          </table:table-cell>
          <table:table-cell table:formula="of:=[.AA327]-[.AA$1]/400" office:value-type="float" office:value="0">
            <text:p>0.000000</text:p>
          </table:table-cell>
          <table:table-cell table:formula="of:=[.AB327]-[.AB$1]/400" office:value-type="float" office:value="0">
            <text:p>0.000000</text:p>
          </table:table-cell>
          <table:table-cell table:formula="of:=[.AC327]-[.AC$1]/400" office:value-type="float" office:value="0">
            <text:p>0.000000</text:p>
          </table:table-cell>
          <table:table-cell table:formula="of:=[.AD327]-[.AD$1]/400" office:value-type="float" office:value="0">
            <text:p>0.000000</text:p>
          </table:table-cell>
        </table:table-row>
        <table:table-row table:style-name="ro1">
          <table:table-cell table:formula="of:=[.A328]-[.A$1]/400" office:value-type="float" office:value="0">
            <text:p>0.000000</text:p>
          </table:table-cell>
          <table:table-cell table:formula="of:=[.B328]-[.B$1]/400" office:value-type="float" office:value="0">
            <text:p>0.000000</text:p>
          </table:table-cell>
          <table:table-cell table:formula="of:=[.C328]-[.C$1]/400" office:value-type="float" office:value="-0.0684451799999977">
            <text:p>-0.068445</text:p>
          </table:table-cell>
          <table:table-cell table:formula="of:=[.D328]-[.D$1]/400" office:value-type="float" office:value="0.136890359999995">
            <text:p>0.136890</text:p>
          </table:table-cell>
          <table:table-cell table:formula="of:=[.E328]-[.E$1]/400" office:value-type="float" office:value="-0.0684451799999977">
            <text:p>-0.068445</text:p>
          </table:table-cell>
          <table:table-cell table:formula="of:=[.F328]-[.F$1]/400" office:value-type="float" office:value="0">
            <text:p>0.000000</text:p>
          </table:table-cell>
          <table:table-cell table:formula="of:=[.G328]-[.G$1]/400" office:value-type="float" office:value="0">
            <text:p>0.000000</text:p>
          </table:table-cell>
          <table:table-cell table:formula="of:=[.H328]-[.H$1]/400" office:value-type="float" office:value="0">
            <text:p>0.000000</text:p>
          </table:table-cell>
          <table:table-cell table:formula="of:=[.I328]-[.I$1]/400" office:value-type="float" office:value="-0.0684451799999977">
            <text:p>-0.068445</text:p>
          </table:table-cell>
          <table:table-cell table:formula="of:=[.J328]-[.J$1]/400" office:value-type="float" office:value="0.136890359999995">
            <text:p>0.136890</text:p>
          </table:table-cell>
          <table:table-cell table:formula="of:=[.K328]-[.K$1]/400" office:value-type="float" office:value="-0.0684451799999977">
            <text:p>-0.068445</text:p>
          </table:table-cell>
          <table:table-cell table:formula="of:=[.L328]-[.L$1]/400" office:value-type="float" office:value="0">
            <text:p>0.000000</text:p>
          </table:table-cell>
          <table:table-cell table:formula="of:=[.M328]-[.M$1]/400" office:value-type="float" office:value="0.0314159400000009">
            <text:p>0.031416</text:p>
          </table:table-cell>
          <table:table-cell table:formula="of:=[.N328]-[.N$1]/400" office:value-type="float" office:value="-0.0314159400000009">
            <text:p>-0.031416</text:p>
          </table:table-cell>
          <table:table-cell table:formula="of:=[.O328]-[.O$1]/400" office:value-type="float" office:value="0">
            <text:p>0.000000</text:p>
          </table:table-cell>
          <table:table-cell table:formula="of:=[.P328]-[.P$1]/400" office:value-type="float" office:value="-0.0942478199999964">
            <text:p>-0.094248</text:p>
          </table:table-cell>
          <table:table-cell table:formula="of:=[.Q328]-[.Q$1]/400" office:value-type="float" office:value="0">
            <text:p>0.000000</text:p>
          </table:table-cell>
          <table:table-cell table:formula="of:=[.R328]-[.R$1]/400" office:value-type="float" office:value="0">
            <text:p>0.000000</text:p>
          </table:table-cell>
          <table:table-cell table:formula="of:=[.S328]-[.S$1]/400" office:value-type="float" office:value="0">
            <text:p>0.000000</text:p>
          </table:table-cell>
          <table:table-cell table:formula="of:=[.T328]-[.T$1]/400" office:value-type="float" office:value="0.0314159400000009">
            <text:p>0.031416</text:p>
          </table:table-cell>
          <table:table-cell table:formula="of:=[.U328]-[.U$1]/400" office:value-type="float" office:value="0.0314159400000009">
            <text:p>0.031416</text:p>
          </table:table-cell>
          <table:table-cell table:formula="of:=[.V328]-[.V$1]/400" office:value-type="float" office:value="0">
            <text:p>0.000000</text:p>
          </table:table-cell>
          <table:table-cell table:formula="of:=[.W328]-[.W$1]/400" office:value-type="float" office:value="-0.0942478199999964">
            <text:p>-0.094248</text:p>
          </table:table-cell>
          <table:table-cell table:formula="of:=[.X328]-[.X$1]/400" office:value-type="float" office:value="0">
            <text:p>0.000000</text:p>
          </table:table-cell>
          <table:table-cell table:formula="of:=[.Y328]-[.Y$1]/400" office:value-type="float" office:value="0">
            <text:p>0.000000</text:p>
          </table:table-cell>
          <table:table-cell table:formula="of:=[.Z328]-[.Z$1]/400" office:value-type="float" office:value="0">
            <text:p>0.000000</text:p>
          </table:table-cell>
          <table:table-cell table:formula="of:=[.AA328]-[.AA$1]/400" office:value-type="float" office:value="0">
            <text:p>0.000000</text:p>
          </table:table-cell>
          <table:table-cell table:formula="of:=[.AB328]-[.AB$1]/400" office:value-type="float" office:value="0">
            <text:p>0.000000</text:p>
          </table:table-cell>
          <table:table-cell table:formula="of:=[.AC328]-[.AC$1]/400" office:value-type="float" office:value="0">
            <text:p>0.000000</text:p>
          </table:table-cell>
          <table:table-cell table:formula="of:=[.AD328]-[.AD$1]/400" office:value-type="float" office:value="0">
            <text:p>0.000000</text:p>
          </table:table-cell>
        </table:table-row>
        <table:table-row table:style-name="ro1">
          <table:table-cell table:formula="of:=[.A329]-[.A$1]/400" office:value-type="float" office:value="0">
            <text:p>0.000000</text:p>
          </table:table-cell>
          <table:table-cell table:formula="of:=[.B329]-[.B$1]/400" office:value-type="float" office:value="0">
            <text:p>0.000000</text:p>
          </table:table-cell>
          <table:table-cell table:formula="of:=[.C329]-[.C$1]/400" office:value-type="float" office:value="-0.0674945524999978">
            <text:p>-0.067495</text:p>
          </table:table-cell>
          <table:table-cell table:formula="of:=[.D329]-[.D$1]/400" office:value-type="float" office:value="0.134989104999996">
            <text:p>0.134989</text:p>
          </table:table-cell>
          <table:table-cell table:formula="of:=[.E329]-[.E$1]/400" office:value-type="float" office:value="-0.0674945524999978">
            <text:p>-0.067495</text:p>
          </table:table-cell>
          <table:table-cell table:formula="of:=[.F329]-[.F$1]/400" office:value-type="float" office:value="0">
            <text:p>0.000000</text:p>
          </table:table-cell>
          <table:table-cell table:formula="of:=[.G329]-[.G$1]/400" office:value-type="float" office:value="0">
            <text:p>0.000000</text:p>
          </table:table-cell>
          <table:table-cell table:formula="of:=[.H329]-[.H$1]/400" office:value-type="float" office:value="0">
            <text:p>0.000000</text:p>
          </table:table-cell>
          <table:table-cell table:formula="of:=[.I329]-[.I$1]/400" office:value-type="float" office:value="-0.0674945524999978">
            <text:p>-0.067495</text:p>
          </table:table-cell>
          <table:table-cell table:formula="of:=[.J329]-[.J$1]/400" office:value-type="float" office:value="0.134989104999996">
            <text:p>0.134989</text:p>
          </table:table-cell>
          <table:table-cell table:formula="of:=[.K329]-[.K$1]/400" office:value-type="float" office:value="-0.0674945524999978">
            <text:p>-0.067495</text:p>
          </table:table-cell>
          <table:table-cell table:formula="of:=[.L329]-[.L$1]/400" office:value-type="float" office:value="0">
            <text:p>0.000000</text:p>
          </table:table-cell>
          <table:table-cell table:formula="of:=[.M329]-[.M$1]/400" office:value-type="float" office:value="0.0309796075000009">
            <text:p>0.030980</text:p>
          </table:table-cell>
          <table:table-cell table:formula="of:=[.N329]-[.N$1]/400" office:value-type="float" office:value="-0.0309796075000009">
            <text:p>-0.030980</text:p>
          </table:table-cell>
          <table:table-cell table:formula="of:=[.O329]-[.O$1]/400" office:value-type="float" office:value="0">
            <text:p>0.000000</text:p>
          </table:table-cell>
          <table:table-cell table:formula="of:=[.P329]-[.P$1]/400" office:value-type="float" office:value="-0.0929388224999964">
            <text:p>-0.092939</text:p>
          </table:table-cell>
          <table:table-cell table:formula="of:=[.Q329]-[.Q$1]/400" office:value-type="float" office:value="0">
            <text:p>0.000000</text:p>
          </table:table-cell>
          <table:table-cell table:formula="of:=[.R329]-[.R$1]/400" office:value-type="float" office:value="0">
            <text:p>0.000000</text:p>
          </table:table-cell>
          <table:table-cell table:formula="of:=[.S329]-[.S$1]/400" office:value-type="float" office:value="0">
            <text:p>0.000000</text:p>
          </table:table-cell>
          <table:table-cell table:formula="of:=[.T329]-[.T$1]/400" office:value-type="float" office:value="0.0309796075000009">
            <text:p>0.030980</text:p>
          </table:table-cell>
          <table:table-cell table:formula="of:=[.U329]-[.U$1]/400" office:value-type="float" office:value="0.0309796075000009">
            <text:p>0.030980</text:p>
          </table:table-cell>
          <table:table-cell table:formula="of:=[.V329]-[.V$1]/400" office:value-type="float" office:value="0">
            <text:p>0.000000</text:p>
          </table:table-cell>
          <table:table-cell table:formula="of:=[.W329]-[.W$1]/400" office:value-type="float" office:value="-0.0929388224999964">
            <text:p>-0.092939</text:p>
          </table:table-cell>
          <table:table-cell table:formula="of:=[.X329]-[.X$1]/400" office:value-type="float" office:value="0">
            <text:p>0.000000</text:p>
          </table:table-cell>
          <table:table-cell table:formula="of:=[.Y329]-[.Y$1]/400" office:value-type="float" office:value="0">
            <text:p>0.000000</text:p>
          </table:table-cell>
          <table:table-cell table:formula="of:=[.Z329]-[.Z$1]/400" office:value-type="float" office:value="0">
            <text:p>0.000000</text:p>
          </table:table-cell>
          <table:table-cell table:formula="of:=[.AA329]-[.AA$1]/400" office:value-type="float" office:value="0">
            <text:p>0.000000</text:p>
          </table:table-cell>
          <table:table-cell table:formula="of:=[.AB329]-[.AB$1]/400" office:value-type="float" office:value="0">
            <text:p>0.000000</text:p>
          </table:table-cell>
          <table:table-cell table:formula="of:=[.AC329]-[.AC$1]/400" office:value-type="float" office:value="0">
            <text:p>0.000000</text:p>
          </table:table-cell>
          <table:table-cell table:formula="of:=[.AD329]-[.AD$1]/400" office:value-type="float" office:value="0">
            <text:p>0.000000</text:p>
          </table:table-cell>
        </table:table-row>
        <table:table-row table:style-name="ro1">
          <table:table-cell table:formula="of:=[.A330]-[.A$1]/400" office:value-type="float" office:value="0">
            <text:p>0.000000</text:p>
          </table:table-cell>
          <table:table-cell table:formula="of:=[.B330]-[.B$1]/400" office:value-type="float" office:value="0">
            <text:p>0.000000</text:p>
          </table:table-cell>
          <table:table-cell table:formula="of:=[.C330]-[.C$1]/400" office:value-type="float" office:value="-0.0665439249999978">
            <text:p>-0.066544</text:p>
          </table:table-cell>
          <table:table-cell table:formula="of:=[.D330]-[.D$1]/400" office:value-type="float" office:value="0.133087849999996">
            <text:p>0.133088</text:p>
          </table:table-cell>
          <table:table-cell table:formula="of:=[.E330]-[.E$1]/400" office:value-type="float" office:value="-0.0665439249999978">
            <text:p>-0.066544</text:p>
          </table:table-cell>
          <table:table-cell table:formula="of:=[.F330]-[.F$1]/400" office:value-type="float" office:value="0">
            <text:p>0.000000</text:p>
          </table:table-cell>
          <table:table-cell table:formula="of:=[.G330]-[.G$1]/400" office:value-type="float" office:value="0">
            <text:p>0.000000</text:p>
          </table:table-cell>
          <table:table-cell table:formula="of:=[.H330]-[.H$1]/400" office:value-type="float" office:value="0">
            <text:p>0.000000</text:p>
          </table:table-cell>
          <table:table-cell table:formula="of:=[.I330]-[.I$1]/400" office:value-type="float" office:value="-0.0665439249999978">
            <text:p>-0.066544</text:p>
          </table:table-cell>
          <table:table-cell table:formula="of:=[.J330]-[.J$1]/400" office:value-type="float" office:value="0.133087849999996">
            <text:p>0.133088</text:p>
          </table:table-cell>
          <table:table-cell table:formula="of:=[.K330]-[.K$1]/400" office:value-type="float" office:value="-0.0665439249999978">
            <text:p>-0.066544</text:p>
          </table:table-cell>
          <table:table-cell table:formula="of:=[.L330]-[.L$1]/400" office:value-type="float" office:value="0">
            <text:p>0.000000</text:p>
          </table:table-cell>
          <table:table-cell table:formula="of:=[.M330]-[.M$1]/400" office:value-type="float" office:value="0.0305432750000009">
            <text:p>0.030543</text:p>
          </table:table-cell>
          <table:table-cell table:formula="of:=[.N330]-[.N$1]/400" office:value-type="float" office:value="-0.0305432750000009">
            <text:p>-0.030543</text:p>
          </table:table-cell>
          <table:table-cell table:formula="of:=[.O330]-[.O$1]/400" office:value-type="float" office:value="0">
            <text:p>0.000000</text:p>
          </table:table-cell>
          <table:table-cell table:formula="of:=[.P330]-[.P$1]/400" office:value-type="float" office:value="-0.0916298249999964">
            <text:p>-0.091630</text:p>
          </table:table-cell>
          <table:table-cell table:formula="of:=[.Q330]-[.Q$1]/400" office:value-type="float" office:value="0">
            <text:p>0.000000</text:p>
          </table:table-cell>
          <table:table-cell table:formula="of:=[.R330]-[.R$1]/400" office:value-type="float" office:value="0">
            <text:p>0.000000</text:p>
          </table:table-cell>
          <table:table-cell table:formula="of:=[.S330]-[.S$1]/400" office:value-type="float" office:value="0">
            <text:p>0.000000</text:p>
          </table:table-cell>
          <table:table-cell table:formula="of:=[.T330]-[.T$1]/400" office:value-type="float" office:value="0.0305432750000009">
            <text:p>0.030543</text:p>
          </table:table-cell>
          <table:table-cell table:formula="of:=[.U330]-[.U$1]/400" office:value-type="float" office:value="0.0305432750000009">
            <text:p>0.030543</text:p>
          </table:table-cell>
          <table:table-cell table:formula="of:=[.V330]-[.V$1]/400" office:value-type="float" office:value="0">
            <text:p>0.000000</text:p>
          </table:table-cell>
          <table:table-cell table:formula="of:=[.W330]-[.W$1]/400" office:value-type="float" office:value="-0.0916298249999964">
            <text:p>-0.091630</text:p>
          </table:table-cell>
          <table:table-cell table:formula="of:=[.X330]-[.X$1]/400" office:value-type="float" office:value="0">
            <text:p>0.000000</text:p>
          </table:table-cell>
          <table:table-cell table:formula="of:=[.Y330]-[.Y$1]/400" office:value-type="float" office:value="0">
            <text:p>0.000000</text:p>
          </table:table-cell>
          <table:table-cell table:formula="of:=[.Z330]-[.Z$1]/400" office:value-type="float" office:value="0">
            <text:p>0.000000</text:p>
          </table:table-cell>
          <table:table-cell table:formula="of:=[.AA330]-[.AA$1]/400" office:value-type="float" office:value="0">
            <text:p>0.000000</text:p>
          </table:table-cell>
          <table:table-cell table:formula="of:=[.AB330]-[.AB$1]/400" office:value-type="float" office:value="0">
            <text:p>0.000000</text:p>
          </table:table-cell>
          <table:table-cell table:formula="of:=[.AC330]-[.AC$1]/400" office:value-type="float" office:value="0">
            <text:p>0.000000</text:p>
          </table:table-cell>
          <table:table-cell table:formula="of:=[.AD330]-[.AD$1]/400" office:value-type="float" office:value="0">
            <text:p>0.000000</text:p>
          </table:table-cell>
        </table:table-row>
        <table:table-row table:style-name="ro1">
          <table:table-cell table:formula="of:=[.A331]-[.A$1]/400" office:value-type="float" office:value="0">
            <text:p>0.000000</text:p>
          </table:table-cell>
          <table:table-cell table:formula="of:=[.B331]-[.B$1]/400" office:value-type="float" office:value="0">
            <text:p>0.000000</text:p>
          </table:table-cell>
          <table:table-cell table:formula="of:=[.C331]-[.C$1]/400" office:value-type="float" office:value="-0.0655932974999978">
            <text:p>-0.065593</text:p>
          </table:table-cell>
          <table:table-cell table:formula="of:=[.D331]-[.D$1]/400" office:value-type="float" office:value="0.131186594999996">
            <text:p>0.131187</text:p>
          </table:table-cell>
          <table:table-cell table:formula="of:=[.E331]-[.E$1]/400" office:value-type="float" office:value="-0.0655932974999978">
            <text:p>-0.065593</text:p>
          </table:table-cell>
          <table:table-cell table:formula="of:=[.F331]-[.F$1]/400" office:value-type="float" office:value="0">
            <text:p>0.000000</text:p>
          </table:table-cell>
          <table:table-cell table:formula="of:=[.G331]-[.G$1]/400" office:value-type="float" office:value="0">
            <text:p>0.000000</text:p>
          </table:table-cell>
          <table:table-cell table:formula="of:=[.H331]-[.H$1]/400" office:value-type="float" office:value="0">
            <text:p>0.000000</text:p>
          </table:table-cell>
          <table:table-cell table:formula="of:=[.I331]-[.I$1]/400" office:value-type="float" office:value="-0.0655932974999978">
            <text:p>-0.065593</text:p>
          </table:table-cell>
          <table:table-cell table:formula="of:=[.J331]-[.J$1]/400" office:value-type="float" office:value="0.131186594999996">
            <text:p>0.131187</text:p>
          </table:table-cell>
          <table:table-cell table:formula="of:=[.K331]-[.K$1]/400" office:value-type="float" office:value="-0.0655932974999978">
            <text:p>-0.065593</text:p>
          </table:table-cell>
          <table:table-cell table:formula="of:=[.L331]-[.L$1]/400" office:value-type="float" office:value="0">
            <text:p>0.000000</text:p>
          </table:table-cell>
          <table:table-cell table:formula="of:=[.M331]-[.M$1]/400" office:value-type="float" office:value="0.0301069425000009">
            <text:p>0.030107</text:p>
          </table:table-cell>
          <table:table-cell table:formula="of:=[.N331]-[.N$1]/400" office:value-type="float" office:value="-0.0301069425000009">
            <text:p>-0.030107</text:p>
          </table:table-cell>
          <table:table-cell table:formula="of:=[.O331]-[.O$1]/400" office:value-type="float" office:value="0">
            <text:p>0.000000</text:p>
          </table:table-cell>
          <table:table-cell table:formula="of:=[.P331]-[.P$1]/400" office:value-type="float" office:value="-0.0903208274999964">
            <text:p>-0.090321</text:p>
          </table:table-cell>
          <table:table-cell table:formula="of:=[.Q331]-[.Q$1]/400" office:value-type="float" office:value="0">
            <text:p>0.000000</text:p>
          </table:table-cell>
          <table:table-cell table:formula="of:=[.R331]-[.R$1]/400" office:value-type="float" office:value="0">
            <text:p>0.000000</text:p>
          </table:table-cell>
          <table:table-cell table:formula="of:=[.S331]-[.S$1]/400" office:value-type="float" office:value="0">
            <text:p>0.000000</text:p>
          </table:table-cell>
          <table:table-cell table:formula="of:=[.T331]-[.T$1]/400" office:value-type="float" office:value="0.0301069425000009">
            <text:p>0.030107</text:p>
          </table:table-cell>
          <table:table-cell table:formula="of:=[.U331]-[.U$1]/400" office:value-type="float" office:value="0.0301069425000009">
            <text:p>0.030107</text:p>
          </table:table-cell>
          <table:table-cell table:formula="of:=[.V331]-[.V$1]/400" office:value-type="float" office:value="0">
            <text:p>0.000000</text:p>
          </table:table-cell>
          <table:table-cell table:formula="of:=[.W331]-[.W$1]/400" office:value-type="float" office:value="-0.0903208274999964">
            <text:p>-0.090321</text:p>
          </table:table-cell>
          <table:table-cell table:formula="of:=[.X331]-[.X$1]/400" office:value-type="float" office:value="0">
            <text:p>0.000000</text:p>
          </table:table-cell>
          <table:table-cell table:formula="of:=[.Y331]-[.Y$1]/400" office:value-type="float" office:value="0">
            <text:p>0.000000</text:p>
          </table:table-cell>
          <table:table-cell table:formula="of:=[.Z331]-[.Z$1]/400" office:value-type="float" office:value="0">
            <text:p>0.000000</text:p>
          </table:table-cell>
          <table:table-cell table:formula="of:=[.AA331]-[.AA$1]/400" office:value-type="float" office:value="0">
            <text:p>0.000000</text:p>
          </table:table-cell>
          <table:table-cell table:formula="of:=[.AB331]-[.AB$1]/400" office:value-type="float" office:value="0">
            <text:p>0.000000</text:p>
          </table:table-cell>
          <table:table-cell table:formula="of:=[.AC331]-[.AC$1]/400" office:value-type="float" office:value="0">
            <text:p>0.000000</text:p>
          </table:table-cell>
          <table:table-cell table:formula="of:=[.AD331]-[.AD$1]/400" office:value-type="float" office:value="0">
            <text:p>0.000000</text:p>
          </table:table-cell>
        </table:table-row>
        <table:table-row table:style-name="ro1">
          <table:table-cell table:formula="of:=[.A332]-[.A$1]/400" office:value-type="float" office:value="0">
            <text:p>0.000000</text:p>
          </table:table-cell>
          <table:table-cell table:formula="of:=[.B332]-[.B$1]/400" office:value-type="float" office:value="0">
            <text:p>0.000000</text:p>
          </table:table-cell>
          <table:table-cell table:formula="of:=[.C332]-[.C$1]/400" office:value-type="float" office:value="-0.0646426699999978">
            <text:p>-0.064643</text:p>
          </table:table-cell>
          <table:table-cell table:formula="of:=[.D332]-[.D$1]/400" office:value-type="float" office:value="0.129285339999996">
            <text:p>0.129285</text:p>
          </table:table-cell>
          <table:table-cell table:formula="of:=[.E332]-[.E$1]/400" office:value-type="float" office:value="-0.0646426699999978">
            <text:p>-0.064643</text:p>
          </table:table-cell>
          <table:table-cell table:formula="of:=[.F332]-[.F$1]/400" office:value-type="float" office:value="0">
            <text:p>0.000000</text:p>
          </table:table-cell>
          <table:table-cell table:formula="of:=[.G332]-[.G$1]/400" office:value-type="float" office:value="0">
            <text:p>0.000000</text:p>
          </table:table-cell>
          <table:table-cell table:formula="of:=[.H332]-[.H$1]/400" office:value-type="float" office:value="0">
            <text:p>0.000000</text:p>
          </table:table-cell>
          <table:table-cell table:formula="of:=[.I332]-[.I$1]/400" office:value-type="float" office:value="-0.0646426699999978">
            <text:p>-0.064643</text:p>
          </table:table-cell>
          <table:table-cell table:formula="of:=[.J332]-[.J$1]/400" office:value-type="float" office:value="0.129285339999996">
            <text:p>0.129285</text:p>
          </table:table-cell>
          <table:table-cell table:formula="of:=[.K332]-[.K$1]/400" office:value-type="float" office:value="-0.0646426699999978">
            <text:p>-0.064643</text:p>
          </table:table-cell>
          <table:table-cell table:formula="of:=[.L332]-[.L$1]/400" office:value-type="float" office:value="0">
            <text:p>0.000000</text:p>
          </table:table-cell>
          <table:table-cell table:formula="of:=[.M332]-[.M$1]/400" office:value-type="float" office:value="0.0296706100000009">
            <text:p>0.029671</text:p>
          </table:table-cell>
          <table:table-cell table:formula="of:=[.N332]-[.N$1]/400" office:value-type="float" office:value="-0.0296706100000009">
            <text:p>-0.029671</text:p>
          </table:table-cell>
          <table:table-cell table:formula="of:=[.O332]-[.O$1]/400" office:value-type="float" office:value="0">
            <text:p>0.000000</text:p>
          </table:table-cell>
          <table:table-cell table:formula="of:=[.P332]-[.P$1]/400" office:value-type="float" office:value="-0.0890118299999964">
            <text:p>-0.089012</text:p>
          </table:table-cell>
          <table:table-cell table:formula="of:=[.Q332]-[.Q$1]/400" office:value-type="float" office:value="0">
            <text:p>0.000000</text:p>
          </table:table-cell>
          <table:table-cell table:formula="of:=[.R332]-[.R$1]/400" office:value-type="float" office:value="0">
            <text:p>0.000000</text:p>
          </table:table-cell>
          <table:table-cell table:formula="of:=[.S332]-[.S$1]/400" office:value-type="float" office:value="0">
            <text:p>0.000000</text:p>
          </table:table-cell>
          <table:table-cell table:formula="of:=[.T332]-[.T$1]/400" office:value-type="float" office:value="0.0296706100000009">
            <text:p>0.029671</text:p>
          </table:table-cell>
          <table:table-cell table:formula="of:=[.U332]-[.U$1]/400" office:value-type="float" office:value="0.0296706100000009">
            <text:p>0.029671</text:p>
          </table:table-cell>
          <table:table-cell table:formula="of:=[.V332]-[.V$1]/400" office:value-type="float" office:value="0">
            <text:p>0.000000</text:p>
          </table:table-cell>
          <table:table-cell table:formula="of:=[.W332]-[.W$1]/400" office:value-type="float" office:value="-0.0890118299999964">
            <text:p>-0.089012</text:p>
          </table:table-cell>
          <table:table-cell table:formula="of:=[.X332]-[.X$1]/400" office:value-type="float" office:value="0">
            <text:p>0.000000</text:p>
          </table:table-cell>
          <table:table-cell table:formula="of:=[.Y332]-[.Y$1]/400" office:value-type="float" office:value="0">
            <text:p>0.000000</text:p>
          </table:table-cell>
          <table:table-cell table:formula="of:=[.Z332]-[.Z$1]/400" office:value-type="float" office:value="0">
            <text:p>0.000000</text:p>
          </table:table-cell>
          <table:table-cell table:formula="of:=[.AA332]-[.AA$1]/400" office:value-type="float" office:value="0">
            <text:p>0.000000</text:p>
          </table:table-cell>
          <table:table-cell table:formula="of:=[.AB332]-[.AB$1]/400" office:value-type="float" office:value="0">
            <text:p>0.000000</text:p>
          </table:table-cell>
          <table:table-cell table:formula="of:=[.AC332]-[.AC$1]/400" office:value-type="float" office:value="0">
            <text:p>0.000000</text:p>
          </table:table-cell>
          <table:table-cell table:formula="of:=[.AD332]-[.AD$1]/400" office:value-type="float" office:value="0">
            <text:p>0.000000</text:p>
          </table:table-cell>
        </table:table-row>
        <table:table-row table:style-name="ro1">
          <table:table-cell table:formula="of:=[.A333]-[.A$1]/400" office:value-type="float" office:value="0">
            <text:p>0.000000</text:p>
          </table:table-cell>
          <table:table-cell table:formula="of:=[.B333]-[.B$1]/400" office:value-type="float" office:value="0">
            <text:p>0.000000</text:p>
          </table:table-cell>
          <table:table-cell table:formula="of:=[.C333]-[.C$1]/400" office:value-type="float" office:value="-0.0636920424999978">
            <text:p>-0.063692</text:p>
          </table:table-cell>
          <table:table-cell table:formula="of:=[.D333]-[.D$1]/400" office:value-type="float" office:value="0.127384084999996">
            <text:p>0.127384</text:p>
          </table:table-cell>
          <table:table-cell table:formula="of:=[.E333]-[.E$1]/400" office:value-type="float" office:value="-0.0636920424999978">
            <text:p>-0.063692</text:p>
          </table:table-cell>
          <table:table-cell table:formula="of:=[.F333]-[.F$1]/400" office:value-type="float" office:value="0">
            <text:p>0.000000</text:p>
          </table:table-cell>
          <table:table-cell table:formula="of:=[.G333]-[.G$1]/400" office:value-type="float" office:value="0">
            <text:p>0.000000</text:p>
          </table:table-cell>
          <table:table-cell table:formula="of:=[.H333]-[.H$1]/400" office:value-type="float" office:value="0">
            <text:p>0.000000</text:p>
          </table:table-cell>
          <table:table-cell table:formula="of:=[.I333]-[.I$1]/400" office:value-type="float" office:value="-0.0636920424999978">
            <text:p>-0.063692</text:p>
          </table:table-cell>
          <table:table-cell table:formula="of:=[.J333]-[.J$1]/400" office:value-type="float" office:value="0.127384084999996">
            <text:p>0.127384</text:p>
          </table:table-cell>
          <table:table-cell table:formula="of:=[.K333]-[.K$1]/400" office:value-type="float" office:value="-0.0636920424999978">
            <text:p>-0.063692</text:p>
          </table:table-cell>
          <table:table-cell table:formula="of:=[.L333]-[.L$1]/400" office:value-type="float" office:value="0">
            <text:p>0.000000</text:p>
          </table:table-cell>
          <table:table-cell table:formula="of:=[.M333]-[.M$1]/400" office:value-type="float" office:value="0.0292342775000009">
            <text:p>0.029234</text:p>
          </table:table-cell>
          <table:table-cell table:formula="of:=[.N333]-[.N$1]/400" office:value-type="float" office:value="-0.0292342775000009">
            <text:p>-0.029234</text:p>
          </table:table-cell>
          <table:table-cell table:formula="of:=[.O333]-[.O$1]/400" office:value-type="float" office:value="0">
            <text:p>0.000000</text:p>
          </table:table-cell>
          <table:table-cell table:formula="of:=[.P333]-[.P$1]/400" office:value-type="float" office:value="-0.0877028324999964">
            <text:p>-0.087703</text:p>
          </table:table-cell>
          <table:table-cell table:formula="of:=[.Q333]-[.Q$1]/400" office:value-type="float" office:value="0">
            <text:p>0.000000</text:p>
          </table:table-cell>
          <table:table-cell table:formula="of:=[.R333]-[.R$1]/400" office:value-type="float" office:value="0">
            <text:p>0.000000</text:p>
          </table:table-cell>
          <table:table-cell table:formula="of:=[.S333]-[.S$1]/400" office:value-type="float" office:value="0">
            <text:p>0.000000</text:p>
          </table:table-cell>
          <table:table-cell table:formula="of:=[.T333]-[.T$1]/400" office:value-type="float" office:value="0.0292342775000009">
            <text:p>0.029234</text:p>
          </table:table-cell>
          <table:table-cell table:formula="of:=[.U333]-[.U$1]/400" office:value-type="float" office:value="0.0292342775000009">
            <text:p>0.029234</text:p>
          </table:table-cell>
          <table:table-cell table:formula="of:=[.V333]-[.V$1]/400" office:value-type="float" office:value="0">
            <text:p>0.000000</text:p>
          </table:table-cell>
          <table:table-cell table:formula="of:=[.W333]-[.W$1]/400" office:value-type="float" office:value="-0.0877028324999964">
            <text:p>-0.087703</text:p>
          </table:table-cell>
          <table:table-cell table:formula="of:=[.X333]-[.X$1]/400" office:value-type="float" office:value="0">
            <text:p>0.000000</text:p>
          </table:table-cell>
          <table:table-cell table:formula="of:=[.Y333]-[.Y$1]/400" office:value-type="float" office:value="0">
            <text:p>0.000000</text:p>
          </table:table-cell>
          <table:table-cell table:formula="of:=[.Z333]-[.Z$1]/400" office:value-type="float" office:value="0">
            <text:p>0.000000</text:p>
          </table:table-cell>
          <table:table-cell table:formula="of:=[.AA333]-[.AA$1]/400" office:value-type="float" office:value="0">
            <text:p>0.000000</text:p>
          </table:table-cell>
          <table:table-cell table:formula="of:=[.AB333]-[.AB$1]/400" office:value-type="float" office:value="0">
            <text:p>0.000000</text:p>
          </table:table-cell>
          <table:table-cell table:formula="of:=[.AC333]-[.AC$1]/400" office:value-type="float" office:value="0">
            <text:p>0.000000</text:p>
          </table:table-cell>
          <table:table-cell table:formula="of:=[.AD333]-[.AD$1]/400" office:value-type="float" office:value="0">
            <text:p>0.000000</text:p>
          </table:table-cell>
        </table:table-row>
        <table:table-row table:style-name="ro1">
          <table:table-cell table:formula="of:=[.A334]-[.A$1]/400" office:value-type="float" office:value="0">
            <text:p>0.000000</text:p>
          </table:table-cell>
          <table:table-cell table:formula="of:=[.B334]-[.B$1]/400" office:value-type="float" office:value="0">
            <text:p>0.000000</text:p>
          </table:table-cell>
          <table:table-cell table:formula="of:=[.C334]-[.C$1]/400" office:value-type="float" office:value="-0.0627414149999978">
            <text:p>-0.062741</text:p>
          </table:table-cell>
          <table:table-cell table:formula="of:=[.D334]-[.D$1]/400" office:value-type="float" office:value="0.125482829999996">
            <text:p>0.125483</text:p>
          </table:table-cell>
          <table:table-cell table:formula="of:=[.E334]-[.E$1]/400" office:value-type="float" office:value="-0.0627414149999978">
            <text:p>-0.062741</text:p>
          </table:table-cell>
          <table:table-cell table:formula="of:=[.F334]-[.F$1]/400" office:value-type="float" office:value="0">
            <text:p>0.000000</text:p>
          </table:table-cell>
          <table:table-cell table:formula="of:=[.G334]-[.G$1]/400" office:value-type="float" office:value="0">
            <text:p>0.000000</text:p>
          </table:table-cell>
          <table:table-cell table:formula="of:=[.H334]-[.H$1]/400" office:value-type="float" office:value="0">
            <text:p>0.000000</text:p>
          </table:table-cell>
          <table:table-cell table:formula="of:=[.I334]-[.I$1]/400" office:value-type="float" office:value="-0.0627414149999978">
            <text:p>-0.062741</text:p>
          </table:table-cell>
          <table:table-cell table:formula="of:=[.J334]-[.J$1]/400" office:value-type="float" office:value="0.125482829999996">
            <text:p>0.125483</text:p>
          </table:table-cell>
          <table:table-cell table:formula="of:=[.K334]-[.K$1]/400" office:value-type="float" office:value="-0.0627414149999978">
            <text:p>-0.062741</text:p>
          </table:table-cell>
          <table:table-cell table:formula="of:=[.L334]-[.L$1]/400" office:value-type="float" office:value="0">
            <text:p>0.000000</text:p>
          </table:table-cell>
          <table:table-cell table:formula="of:=[.M334]-[.M$1]/400" office:value-type="float" office:value="0.0287979450000009">
            <text:p>0.028798</text:p>
          </table:table-cell>
          <table:table-cell table:formula="of:=[.N334]-[.N$1]/400" office:value-type="float" office:value="-0.0287979450000009">
            <text:p>-0.028798</text:p>
          </table:table-cell>
          <table:table-cell table:formula="of:=[.O334]-[.O$1]/400" office:value-type="float" office:value="0">
            <text:p>0.000000</text:p>
          </table:table-cell>
          <table:table-cell table:formula="of:=[.P334]-[.P$1]/400" office:value-type="float" office:value="-0.0863938349999964">
            <text:p>-0.086394</text:p>
          </table:table-cell>
          <table:table-cell table:formula="of:=[.Q334]-[.Q$1]/400" office:value-type="float" office:value="0">
            <text:p>0.000000</text:p>
          </table:table-cell>
          <table:table-cell table:formula="of:=[.R334]-[.R$1]/400" office:value-type="float" office:value="0">
            <text:p>0.000000</text:p>
          </table:table-cell>
          <table:table-cell table:formula="of:=[.S334]-[.S$1]/400" office:value-type="float" office:value="0">
            <text:p>0.000000</text:p>
          </table:table-cell>
          <table:table-cell table:formula="of:=[.T334]-[.T$1]/400" office:value-type="float" office:value="0.0287979450000009">
            <text:p>0.028798</text:p>
          </table:table-cell>
          <table:table-cell table:formula="of:=[.U334]-[.U$1]/400" office:value-type="float" office:value="0.0287979450000009">
            <text:p>0.028798</text:p>
          </table:table-cell>
          <table:table-cell table:formula="of:=[.V334]-[.V$1]/400" office:value-type="float" office:value="0">
            <text:p>0.000000</text:p>
          </table:table-cell>
          <table:table-cell table:formula="of:=[.W334]-[.W$1]/400" office:value-type="float" office:value="-0.0863938349999964">
            <text:p>-0.086394</text:p>
          </table:table-cell>
          <table:table-cell table:formula="of:=[.X334]-[.X$1]/400" office:value-type="float" office:value="0">
            <text:p>0.000000</text:p>
          </table:table-cell>
          <table:table-cell table:formula="of:=[.Y334]-[.Y$1]/400" office:value-type="float" office:value="0">
            <text:p>0.000000</text:p>
          </table:table-cell>
          <table:table-cell table:formula="of:=[.Z334]-[.Z$1]/400" office:value-type="float" office:value="0">
            <text:p>0.000000</text:p>
          </table:table-cell>
          <table:table-cell table:formula="of:=[.AA334]-[.AA$1]/400" office:value-type="float" office:value="0">
            <text:p>0.000000</text:p>
          </table:table-cell>
          <table:table-cell table:formula="of:=[.AB334]-[.AB$1]/400" office:value-type="float" office:value="0">
            <text:p>0.000000</text:p>
          </table:table-cell>
          <table:table-cell table:formula="of:=[.AC334]-[.AC$1]/400" office:value-type="float" office:value="0">
            <text:p>0.000000</text:p>
          </table:table-cell>
          <table:table-cell table:formula="of:=[.AD334]-[.AD$1]/400" office:value-type="float" office:value="0">
            <text:p>0.000000</text:p>
          </table:table-cell>
        </table:table-row>
        <table:table-row table:style-name="ro1">
          <table:table-cell table:formula="of:=[.A335]-[.A$1]/400" office:value-type="float" office:value="0">
            <text:p>0.000000</text:p>
          </table:table-cell>
          <table:table-cell table:formula="of:=[.B335]-[.B$1]/400" office:value-type="float" office:value="0">
            <text:p>0.000000</text:p>
          </table:table-cell>
          <table:table-cell table:formula="of:=[.C335]-[.C$1]/400" office:value-type="float" office:value="-0.0617907874999978">
            <text:p>-0.061791</text:p>
          </table:table-cell>
          <table:table-cell table:formula="of:=[.D335]-[.D$1]/400" office:value-type="float" office:value="0.123581574999996">
            <text:p>0.123582</text:p>
          </table:table-cell>
          <table:table-cell table:formula="of:=[.E335]-[.E$1]/400" office:value-type="float" office:value="-0.0617907874999978">
            <text:p>-0.061791</text:p>
          </table:table-cell>
          <table:table-cell table:formula="of:=[.F335]-[.F$1]/400" office:value-type="float" office:value="0">
            <text:p>0.000000</text:p>
          </table:table-cell>
          <table:table-cell table:formula="of:=[.G335]-[.G$1]/400" office:value-type="float" office:value="0">
            <text:p>0.000000</text:p>
          </table:table-cell>
          <table:table-cell table:formula="of:=[.H335]-[.H$1]/400" office:value-type="float" office:value="0">
            <text:p>0.000000</text:p>
          </table:table-cell>
          <table:table-cell table:formula="of:=[.I335]-[.I$1]/400" office:value-type="float" office:value="-0.0617907874999978">
            <text:p>-0.061791</text:p>
          </table:table-cell>
          <table:table-cell table:formula="of:=[.J335]-[.J$1]/400" office:value-type="float" office:value="0.123581574999996">
            <text:p>0.123582</text:p>
          </table:table-cell>
          <table:table-cell table:formula="of:=[.K335]-[.K$1]/400" office:value-type="float" office:value="-0.0617907874999978">
            <text:p>-0.061791</text:p>
          </table:table-cell>
          <table:table-cell table:formula="of:=[.L335]-[.L$1]/400" office:value-type="float" office:value="0">
            <text:p>0.000000</text:p>
          </table:table-cell>
          <table:table-cell table:formula="of:=[.M335]-[.M$1]/400" office:value-type="float" office:value="0.0283616125000009">
            <text:p>0.028362</text:p>
          </table:table-cell>
          <table:table-cell table:formula="of:=[.N335]-[.N$1]/400" office:value-type="float" office:value="-0.0283616125000009">
            <text:p>-0.028362</text:p>
          </table:table-cell>
          <table:table-cell table:formula="of:=[.O335]-[.O$1]/400" office:value-type="float" office:value="0">
            <text:p>0.000000</text:p>
          </table:table-cell>
          <table:table-cell table:formula="of:=[.P335]-[.P$1]/400" office:value-type="float" office:value="-0.0850848374999964">
            <text:p>-0.085085</text:p>
          </table:table-cell>
          <table:table-cell table:formula="of:=[.Q335]-[.Q$1]/400" office:value-type="float" office:value="0">
            <text:p>0.000000</text:p>
          </table:table-cell>
          <table:table-cell table:formula="of:=[.R335]-[.R$1]/400" office:value-type="float" office:value="0">
            <text:p>0.000000</text:p>
          </table:table-cell>
          <table:table-cell table:formula="of:=[.S335]-[.S$1]/400" office:value-type="float" office:value="0">
            <text:p>0.000000</text:p>
          </table:table-cell>
          <table:table-cell table:formula="of:=[.T335]-[.T$1]/400" office:value-type="float" office:value="0.0283616125000009">
            <text:p>0.028362</text:p>
          </table:table-cell>
          <table:table-cell table:formula="of:=[.U335]-[.U$1]/400" office:value-type="float" office:value="0.0283616125000009">
            <text:p>0.028362</text:p>
          </table:table-cell>
          <table:table-cell table:formula="of:=[.V335]-[.V$1]/400" office:value-type="float" office:value="0">
            <text:p>0.000000</text:p>
          </table:table-cell>
          <table:table-cell table:formula="of:=[.W335]-[.W$1]/400" office:value-type="float" office:value="-0.0850848374999964">
            <text:p>-0.085085</text:p>
          </table:table-cell>
          <table:table-cell table:formula="of:=[.X335]-[.X$1]/400" office:value-type="float" office:value="0">
            <text:p>0.000000</text:p>
          </table:table-cell>
          <table:table-cell table:formula="of:=[.Y335]-[.Y$1]/400" office:value-type="float" office:value="0">
            <text:p>0.000000</text:p>
          </table:table-cell>
          <table:table-cell table:formula="of:=[.Z335]-[.Z$1]/400" office:value-type="float" office:value="0">
            <text:p>0.000000</text:p>
          </table:table-cell>
          <table:table-cell table:formula="of:=[.AA335]-[.AA$1]/400" office:value-type="float" office:value="0">
            <text:p>0.000000</text:p>
          </table:table-cell>
          <table:table-cell table:formula="of:=[.AB335]-[.AB$1]/400" office:value-type="float" office:value="0">
            <text:p>0.000000</text:p>
          </table:table-cell>
          <table:table-cell table:formula="of:=[.AC335]-[.AC$1]/400" office:value-type="float" office:value="0">
            <text:p>0.000000</text:p>
          </table:table-cell>
          <table:table-cell table:formula="of:=[.AD335]-[.AD$1]/400" office:value-type="float" office:value="0">
            <text:p>0.000000</text:p>
          </table:table-cell>
        </table:table-row>
        <table:table-row table:style-name="ro1">
          <table:table-cell table:formula="of:=[.A336]-[.A$1]/400" office:value-type="float" office:value="0">
            <text:p>0.000000</text:p>
          </table:table-cell>
          <table:table-cell table:formula="of:=[.B336]-[.B$1]/400" office:value-type="float" office:value="0">
            <text:p>0.000000</text:p>
          </table:table-cell>
          <table:table-cell table:formula="of:=[.C336]-[.C$1]/400" office:value-type="float" office:value="-0.0608401599999978">
            <text:p>-0.060840</text:p>
          </table:table-cell>
          <table:table-cell table:formula="of:=[.D336]-[.D$1]/400" office:value-type="float" office:value="0.121680319999996">
            <text:p>0.121680</text:p>
          </table:table-cell>
          <table:table-cell table:formula="of:=[.E336]-[.E$1]/400" office:value-type="float" office:value="-0.0608401599999978">
            <text:p>-0.060840</text:p>
          </table:table-cell>
          <table:table-cell table:formula="of:=[.F336]-[.F$1]/400" office:value-type="float" office:value="0">
            <text:p>0.000000</text:p>
          </table:table-cell>
          <table:table-cell table:formula="of:=[.G336]-[.G$1]/400" office:value-type="float" office:value="0">
            <text:p>0.000000</text:p>
          </table:table-cell>
          <table:table-cell table:formula="of:=[.H336]-[.H$1]/400" office:value-type="float" office:value="0">
            <text:p>0.000000</text:p>
          </table:table-cell>
          <table:table-cell table:formula="of:=[.I336]-[.I$1]/400" office:value-type="float" office:value="-0.0608401599999978">
            <text:p>-0.060840</text:p>
          </table:table-cell>
          <table:table-cell table:formula="of:=[.J336]-[.J$1]/400" office:value-type="float" office:value="0.121680319999996">
            <text:p>0.121680</text:p>
          </table:table-cell>
          <table:table-cell table:formula="of:=[.K336]-[.K$1]/400" office:value-type="float" office:value="-0.0608401599999978">
            <text:p>-0.060840</text:p>
          </table:table-cell>
          <table:table-cell table:formula="of:=[.L336]-[.L$1]/400" office:value-type="float" office:value="0">
            <text:p>0.000000</text:p>
          </table:table-cell>
          <table:table-cell table:formula="of:=[.M336]-[.M$1]/400" office:value-type="float" office:value="0.0279252800000009">
            <text:p>0.027925</text:p>
          </table:table-cell>
          <table:table-cell table:formula="of:=[.N336]-[.N$1]/400" office:value-type="float" office:value="-0.0279252800000009">
            <text:p>-0.027925</text:p>
          </table:table-cell>
          <table:table-cell table:formula="of:=[.O336]-[.O$1]/400" office:value-type="float" office:value="0">
            <text:p>0.000000</text:p>
          </table:table-cell>
          <table:table-cell table:formula="of:=[.P336]-[.P$1]/400" office:value-type="float" office:value="-0.0837758399999963">
            <text:p>-0.083776</text:p>
          </table:table-cell>
          <table:table-cell table:formula="of:=[.Q336]-[.Q$1]/400" office:value-type="float" office:value="0">
            <text:p>0.000000</text:p>
          </table:table-cell>
          <table:table-cell table:formula="of:=[.R336]-[.R$1]/400" office:value-type="float" office:value="0">
            <text:p>0.000000</text:p>
          </table:table-cell>
          <table:table-cell table:formula="of:=[.S336]-[.S$1]/400" office:value-type="float" office:value="0">
            <text:p>0.000000</text:p>
          </table:table-cell>
          <table:table-cell table:formula="of:=[.T336]-[.T$1]/400" office:value-type="float" office:value="0.0279252800000009">
            <text:p>0.027925</text:p>
          </table:table-cell>
          <table:table-cell table:formula="of:=[.U336]-[.U$1]/400" office:value-type="float" office:value="0.0279252800000009">
            <text:p>0.027925</text:p>
          </table:table-cell>
          <table:table-cell table:formula="of:=[.V336]-[.V$1]/400" office:value-type="float" office:value="0">
            <text:p>0.000000</text:p>
          </table:table-cell>
          <table:table-cell table:formula="of:=[.W336]-[.W$1]/400" office:value-type="float" office:value="-0.0837758399999963">
            <text:p>-0.083776</text:p>
          </table:table-cell>
          <table:table-cell table:formula="of:=[.X336]-[.X$1]/400" office:value-type="float" office:value="0">
            <text:p>0.000000</text:p>
          </table:table-cell>
          <table:table-cell table:formula="of:=[.Y336]-[.Y$1]/400" office:value-type="float" office:value="0">
            <text:p>0.000000</text:p>
          </table:table-cell>
          <table:table-cell table:formula="of:=[.Z336]-[.Z$1]/400" office:value-type="float" office:value="0">
            <text:p>0.000000</text:p>
          </table:table-cell>
          <table:table-cell table:formula="of:=[.AA336]-[.AA$1]/400" office:value-type="float" office:value="0">
            <text:p>0.000000</text:p>
          </table:table-cell>
          <table:table-cell table:formula="of:=[.AB336]-[.AB$1]/400" office:value-type="float" office:value="0">
            <text:p>0.000000</text:p>
          </table:table-cell>
          <table:table-cell table:formula="of:=[.AC336]-[.AC$1]/400" office:value-type="float" office:value="0">
            <text:p>0.000000</text:p>
          </table:table-cell>
          <table:table-cell table:formula="of:=[.AD336]-[.AD$1]/400" office:value-type="float" office:value="0">
            <text:p>0.000000</text:p>
          </table:table-cell>
        </table:table-row>
        <table:table-row table:style-name="ro1">
          <table:table-cell table:formula="of:=[.A337]-[.A$1]/400" office:value-type="float" office:value="0">
            <text:p>0.000000</text:p>
          </table:table-cell>
          <table:table-cell table:formula="of:=[.B337]-[.B$1]/400" office:value-type="float" office:value="0">
            <text:p>0.000000</text:p>
          </table:table-cell>
          <table:table-cell table:formula="of:=[.C337]-[.C$1]/400" office:value-type="float" office:value="-0.0598895324999978">
            <text:p>-0.059890</text:p>
          </table:table-cell>
          <table:table-cell table:formula="of:=[.D337]-[.D$1]/400" office:value-type="float" office:value="0.119779064999996">
            <text:p>0.119779</text:p>
          </table:table-cell>
          <table:table-cell table:formula="of:=[.E337]-[.E$1]/400" office:value-type="float" office:value="-0.0598895324999978">
            <text:p>-0.059890</text:p>
          </table:table-cell>
          <table:table-cell table:formula="of:=[.F337]-[.F$1]/400" office:value-type="float" office:value="0">
            <text:p>0.000000</text:p>
          </table:table-cell>
          <table:table-cell table:formula="of:=[.G337]-[.G$1]/400" office:value-type="float" office:value="0">
            <text:p>0.000000</text:p>
          </table:table-cell>
          <table:table-cell table:formula="of:=[.H337]-[.H$1]/400" office:value-type="float" office:value="0">
            <text:p>0.000000</text:p>
          </table:table-cell>
          <table:table-cell table:formula="of:=[.I337]-[.I$1]/400" office:value-type="float" office:value="-0.0598895324999978">
            <text:p>-0.059890</text:p>
          </table:table-cell>
          <table:table-cell table:formula="of:=[.J337]-[.J$1]/400" office:value-type="float" office:value="0.119779064999996">
            <text:p>0.119779</text:p>
          </table:table-cell>
          <table:table-cell table:formula="of:=[.K337]-[.K$1]/400" office:value-type="float" office:value="-0.0598895324999978">
            <text:p>-0.059890</text:p>
          </table:table-cell>
          <table:table-cell table:formula="of:=[.L337]-[.L$1]/400" office:value-type="float" office:value="0">
            <text:p>0.000000</text:p>
          </table:table-cell>
          <table:table-cell table:formula="of:=[.M337]-[.M$1]/400" office:value-type="float" office:value="0.0274889475000009">
            <text:p>0.027489</text:p>
          </table:table-cell>
          <table:table-cell table:formula="of:=[.N337]-[.N$1]/400" office:value-type="float" office:value="-0.0274889475000009">
            <text:p>-0.027489</text:p>
          </table:table-cell>
          <table:table-cell table:formula="of:=[.O337]-[.O$1]/400" office:value-type="float" office:value="0">
            <text:p>0.000000</text:p>
          </table:table-cell>
          <table:table-cell table:formula="of:=[.P337]-[.P$1]/400" office:value-type="float" office:value="-0.0824668424999964">
            <text:p>-0.082467</text:p>
          </table:table-cell>
          <table:table-cell table:formula="of:=[.Q337]-[.Q$1]/400" office:value-type="float" office:value="0">
            <text:p>0.000000</text:p>
          </table:table-cell>
          <table:table-cell table:formula="of:=[.R337]-[.R$1]/400" office:value-type="float" office:value="0">
            <text:p>0.000000</text:p>
          </table:table-cell>
          <table:table-cell table:formula="of:=[.S337]-[.S$1]/400" office:value-type="float" office:value="0">
            <text:p>0.000000</text:p>
          </table:table-cell>
          <table:table-cell table:formula="of:=[.T337]-[.T$1]/400" office:value-type="float" office:value="0.0274889475000009">
            <text:p>0.027489</text:p>
          </table:table-cell>
          <table:table-cell table:formula="of:=[.U337]-[.U$1]/400" office:value-type="float" office:value="0.0274889475000009">
            <text:p>0.027489</text:p>
          </table:table-cell>
          <table:table-cell table:formula="of:=[.V337]-[.V$1]/400" office:value-type="float" office:value="0">
            <text:p>0.000000</text:p>
          </table:table-cell>
          <table:table-cell table:formula="of:=[.W337]-[.W$1]/400" office:value-type="float" office:value="-0.0824668424999964">
            <text:p>-0.082467</text:p>
          </table:table-cell>
          <table:table-cell table:formula="of:=[.X337]-[.X$1]/400" office:value-type="float" office:value="0">
            <text:p>0.000000</text:p>
          </table:table-cell>
          <table:table-cell table:formula="of:=[.Y337]-[.Y$1]/400" office:value-type="float" office:value="0">
            <text:p>0.000000</text:p>
          </table:table-cell>
          <table:table-cell table:formula="of:=[.Z337]-[.Z$1]/400" office:value-type="float" office:value="0">
            <text:p>0.000000</text:p>
          </table:table-cell>
          <table:table-cell table:formula="of:=[.AA337]-[.AA$1]/400" office:value-type="float" office:value="0">
            <text:p>0.000000</text:p>
          </table:table-cell>
          <table:table-cell table:formula="of:=[.AB337]-[.AB$1]/400" office:value-type="float" office:value="0">
            <text:p>0.000000</text:p>
          </table:table-cell>
          <table:table-cell table:formula="of:=[.AC337]-[.AC$1]/400" office:value-type="float" office:value="0">
            <text:p>0.000000</text:p>
          </table:table-cell>
          <table:table-cell table:formula="of:=[.AD337]-[.AD$1]/400" office:value-type="float" office:value="0">
            <text:p>0.000000</text:p>
          </table:table-cell>
        </table:table-row>
        <table:table-row table:style-name="ro1">
          <table:table-cell table:formula="of:=[.A338]-[.A$1]/400" office:value-type="float" office:value="0">
            <text:p>0.000000</text:p>
          </table:table-cell>
          <table:table-cell table:formula="of:=[.B338]-[.B$1]/400" office:value-type="float" office:value="0">
            <text:p>0.000000</text:p>
          </table:table-cell>
          <table:table-cell table:formula="of:=[.C338]-[.C$1]/400" office:value-type="float" office:value="-0.0589389049999978">
            <text:p>-0.058939</text:p>
          </table:table-cell>
          <table:table-cell table:formula="of:=[.D338]-[.D$1]/400" office:value-type="float" office:value="0.117877809999996">
            <text:p>0.117878</text:p>
          </table:table-cell>
          <table:table-cell table:formula="of:=[.E338]-[.E$1]/400" office:value-type="float" office:value="-0.0589389049999978">
            <text:p>-0.058939</text:p>
          </table:table-cell>
          <table:table-cell table:formula="of:=[.F338]-[.F$1]/400" office:value-type="float" office:value="0">
            <text:p>0.000000</text:p>
          </table:table-cell>
          <table:table-cell table:formula="of:=[.G338]-[.G$1]/400" office:value-type="float" office:value="0">
            <text:p>0.000000</text:p>
          </table:table-cell>
          <table:table-cell table:formula="of:=[.H338]-[.H$1]/400" office:value-type="float" office:value="0">
            <text:p>0.000000</text:p>
          </table:table-cell>
          <table:table-cell table:formula="of:=[.I338]-[.I$1]/400" office:value-type="float" office:value="-0.0589389049999978">
            <text:p>-0.058939</text:p>
          </table:table-cell>
          <table:table-cell table:formula="of:=[.J338]-[.J$1]/400" office:value-type="float" office:value="0.117877809999996">
            <text:p>0.117878</text:p>
          </table:table-cell>
          <table:table-cell table:formula="of:=[.K338]-[.K$1]/400" office:value-type="float" office:value="-0.0589389049999978">
            <text:p>-0.058939</text:p>
          </table:table-cell>
          <table:table-cell table:formula="of:=[.L338]-[.L$1]/400" office:value-type="float" office:value="0">
            <text:p>0.000000</text:p>
          </table:table-cell>
          <table:table-cell table:formula="of:=[.M338]-[.M$1]/400" office:value-type="float" office:value="0.0270526150000009">
            <text:p>0.027053</text:p>
          </table:table-cell>
          <table:table-cell table:formula="of:=[.N338]-[.N$1]/400" office:value-type="float" office:value="-0.0270526150000009">
            <text:p>-0.027053</text:p>
          </table:table-cell>
          <table:table-cell table:formula="of:=[.O338]-[.O$1]/400" office:value-type="float" office:value="0">
            <text:p>0.000000</text:p>
          </table:table-cell>
          <table:table-cell table:formula="of:=[.P338]-[.P$1]/400" office:value-type="float" office:value="-0.0811578449999963">
            <text:p>-0.081158</text:p>
          </table:table-cell>
          <table:table-cell table:formula="of:=[.Q338]-[.Q$1]/400" office:value-type="float" office:value="0">
            <text:p>0.000000</text:p>
          </table:table-cell>
          <table:table-cell table:formula="of:=[.R338]-[.R$1]/400" office:value-type="float" office:value="0">
            <text:p>0.000000</text:p>
          </table:table-cell>
          <table:table-cell table:formula="of:=[.S338]-[.S$1]/400" office:value-type="float" office:value="0">
            <text:p>0.000000</text:p>
          </table:table-cell>
          <table:table-cell table:formula="of:=[.T338]-[.T$1]/400" office:value-type="float" office:value="0.0270526150000009">
            <text:p>0.027053</text:p>
          </table:table-cell>
          <table:table-cell table:formula="of:=[.U338]-[.U$1]/400" office:value-type="float" office:value="0.0270526150000009">
            <text:p>0.027053</text:p>
          </table:table-cell>
          <table:table-cell table:formula="of:=[.V338]-[.V$1]/400" office:value-type="float" office:value="0">
            <text:p>0.000000</text:p>
          </table:table-cell>
          <table:table-cell table:formula="of:=[.W338]-[.W$1]/400" office:value-type="float" office:value="-0.0811578449999963">
            <text:p>-0.081158</text:p>
          </table:table-cell>
          <table:table-cell table:formula="of:=[.X338]-[.X$1]/400" office:value-type="float" office:value="0">
            <text:p>0.000000</text:p>
          </table:table-cell>
          <table:table-cell table:formula="of:=[.Y338]-[.Y$1]/400" office:value-type="float" office:value="0">
            <text:p>0.000000</text:p>
          </table:table-cell>
          <table:table-cell table:formula="of:=[.Z338]-[.Z$1]/400" office:value-type="float" office:value="0">
            <text:p>0.000000</text:p>
          </table:table-cell>
          <table:table-cell table:formula="of:=[.AA338]-[.AA$1]/400" office:value-type="float" office:value="0">
            <text:p>0.000000</text:p>
          </table:table-cell>
          <table:table-cell table:formula="of:=[.AB338]-[.AB$1]/400" office:value-type="float" office:value="0">
            <text:p>0.000000</text:p>
          </table:table-cell>
          <table:table-cell table:formula="of:=[.AC338]-[.AC$1]/400" office:value-type="float" office:value="0">
            <text:p>0.000000</text:p>
          </table:table-cell>
          <table:table-cell table:formula="of:=[.AD338]-[.AD$1]/400" office:value-type="float" office:value="0">
            <text:p>0.000000</text:p>
          </table:table-cell>
        </table:table-row>
        <table:table-row table:style-name="ro1">
          <table:table-cell table:formula="of:=[.A339]-[.A$1]/400" office:value-type="float" office:value="0">
            <text:p>0.000000</text:p>
          </table:table-cell>
          <table:table-cell table:formula="of:=[.B339]-[.B$1]/400" office:value-type="float" office:value="0">
            <text:p>0.000000</text:p>
          </table:table-cell>
          <table:table-cell table:formula="of:=[.C339]-[.C$1]/400" office:value-type="float" office:value="-0.0579882774999978">
            <text:p>-0.057988</text:p>
          </table:table-cell>
          <table:table-cell table:formula="of:=[.D339]-[.D$1]/400" office:value-type="float" office:value="0.115976554999996">
            <text:p>0.115977</text:p>
          </table:table-cell>
          <table:table-cell table:formula="of:=[.E339]-[.E$1]/400" office:value-type="float" office:value="-0.0579882774999978">
            <text:p>-0.057988</text:p>
          </table:table-cell>
          <table:table-cell table:formula="of:=[.F339]-[.F$1]/400" office:value-type="float" office:value="0">
            <text:p>0.000000</text:p>
          </table:table-cell>
          <table:table-cell table:formula="of:=[.G339]-[.G$1]/400" office:value-type="float" office:value="0">
            <text:p>0.000000</text:p>
          </table:table-cell>
          <table:table-cell table:formula="of:=[.H339]-[.H$1]/400" office:value-type="float" office:value="0">
            <text:p>0.000000</text:p>
          </table:table-cell>
          <table:table-cell table:formula="of:=[.I339]-[.I$1]/400" office:value-type="float" office:value="-0.0579882774999978">
            <text:p>-0.057988</text:p>
          </table:table-cell>
          <table:table-cell table:formula="of:=[.J339]-[.J$1]/400" office:value-type="float" office:value="0.115976554999996">
            <text:p>0.115977</text:p>
          </table:table-cell>
          <table:table-cell table:formula="of:=[.K339]-[.K$1]/400" office:value-type="float" office:value="-0.0579882774999978">
            <text:p>-0.057988</text:p>
          </table:table-cell>
          <table:table-cell table:formula="of:=[.L339]-[.L$1]/400" office:value-type="float" office:value="0">
            <text:p>0.000000</text:p>
          </table:table-cell>
          <table:table-cell table:formula="of:=[.M339]-[.M$1]/400" office:value-type="float" office:value="0.0266162825000009">
            <text:p>0.026616</text:p>
          </table:table-cell>
          <table:table-cell table:formula="of:=[.N339]-[.N$1]/400" office:value-type="float" office:value="-0.0266162825000009">
            <text:p>-0.026616</text:p>
          </table:table-cell>
          <table:table-cell table:formula="of:=[.O339]-[.O$1]/400" office:value-type="float" office:value="0">
            <text:p>0.000000</text:p>
          </table:table-cell>
          <table:table-cell table:formula="of:=[.P339]-[.P$1]/400" office:value-type="float" office:value="-0.0798488474999963">
            <text:p>-0.079849</text:p>
          </table:table-cell>
          <table:table-cell table:formula="of:=[.Q339]-[.Q$1]/400" office:value-type="float" office:value="0">
            <text:p>0.000000</text:p>
          </table:table-cell>
          <table:table-cell table:formula="of:=[.R339]-[.R$1]/400" office:value-type="float" office:value="0">
            <text:p>0.000000</text:p>
          </table:table-cell>
          <table:table-cell table:formula="of:=[.S339]-[.S$1]/400" office:value-type="float" office:value="0">
            <text:p>0.000000</text:p>
          </table:table-cell>
          <table:table-cell table:formula="of:=[.T339]-[.T$1]/400" office:value-type="float" office:value="0.0266162825000009">
            <text:p>0.026616</text:p>
          </table:table-cell>
          <table:table-cell table:formula="of:=[.U339]-[.U$1]/400" office:value-type="float" office:value="0.0266162825000009">
            <text:p>0.026616</text:p>
          </table:table-cell>
          <table:table-cell table:formula="of:=[.V339]-[.V$1]/400" office:value-type="float" office:value="0">
            <text:p>0.000000</text:p>
          </table:table-cell>
          <table:table-cell table:formula="of:=[.W339]-[.W$1]/400" office:value-type="float" office:value="-0.0798488474999963">
            <text:p>-0.079849</text:p>
          </table:table-cell>
          <table:table-cell table:formula="of:=[.X339]-[.X$1]/400" office:value-type="float" office:value="0">
            <text:p>0.000000</text:p>
          </table:table-cell>
          <table:table-cell table:formula="of:=[.Y339]-[.Y$1]/400" office:value-type="float" office:value="0">
            <text:p>0.000000</text:p>
          </table:table-cell>
          <table:table-cell table:formula="of:=[.Z339]-[.Z$1]/400" office:value-type="float" office:value="0">
            <text:p>0.000000</text:p>
          </table:table-cell>
          <table:table-cell table:formula="of:=[.AA339]-[.AA$1]/400" office:value-type="float" office:value="0">
            <text:p>0.000000</text:p>
          </table:table-cell>
          <table:table-cell table:formula="of:=[.AB339]-[.AB$1]/400" office:value-type="float" office:value="0">
            <text:p>0.000000</text:p>
          </table:table-cell>
          <table:table-cell table:formula="of:=[.AC339]-[.AC$1]/400" office:value-type="float" office:value="0">
            <text:p>0.000000</text:p>
          </table:table-cell>
          <table:table-cell table:formula="of:=[.AD339]-[.AD$1]/400" office:value-type="float" office:value="0">
            <text:p>0.000000</text:p>
          </table:table-cell>
        </table:table-row>
        <table:table-row table:style-name="ro1">
          <table:table-cell table:formula="of:=[.A340]-[.A$1]/400" office:value-type="float" office:value="0">
            <text:p>0.000000</text:p>
          </table:table-cell>
          <table:table-cell table:formula="of:=[.B340]-[.B$1]/400" office:value-type="float" office:value="0">
            <text:p>0.000000</text:p>
          </table:table-cell>
          <table:table-cell table:formula="of:=[.C340]-[.C$1]/400" office:value-type="float" office:value="-0.0570376499999978">
            <text:p>-0.057038</text:p>
          </table:table-cell>
          <table:table-cell table:formula="of:=[.D340]-[.D$1]/400" office:value-type="float" office:value="0.114075299999996">
            <text:p>0.114075</text:p>
          </table:table-cell>
          <table:table-cell table:formula="of:=[.E340]-[.E$1]/400" office:value-type="float" office:value="-0.0570376499999978">
            <text:p>-0.057038</text:p>
          </table:table-cell>
          <table:table-cell table:formula="of:=[.F340]-[.F$1]/400" office:value-type="float" office:value="0">
            <text:p>0.000000</text:p>
          </table:table-cell>
          <table:table-cell table:formula="of:=[.G340]-[.G$1]/400" office:value-type="float" office:value="0">
            <text:p>0.000000</text:p>
          </table:table-cell>
          <table:table-cell table:formula="of:=[.H340]-[.H$1]/400" office:value-type="float" office:value="0">
            <text:p>0.000000</text:p>
          </table:table-cell>
          <table:table-cell table:formula="of:=[.I340]-[.I$1]/400" office:value-type="float" office:value="-0.0570376499999978">
            <text:p>-0.057038</text:p>
          </table:table-cell>
          <table:table-cell table:formula="of:=[.J340]-[.J$1]/400" office:value-type="float" office:value="0.114075299999996">
            <text:p>0.114075</text:p>
          </table:table-cell>
          <table:table-cell table:formula="of:=[.K340]-[.K$1]/400" office:value-type="float" office:value="-0.0570376499999978">
            <text:p>-0.057038</text:p>
          </table:table-cell>
          <table:table-cell table:formula="of:=[.L340]-[.L$1]/400" office:value-type="float" office:value="0">
            <text:p>0.000000</text:p>
          </table:table-cell>
          <table:table-cell table:formula="of:=[.M340]-[.M$1]/400" office:value-type="float" office:value="0.0261799500000009">
            <text:p>0.026180</text:p>
          </table:table-cell>
          <table:table-cell table:formula="of:=[.N340]-[.N$1]/400" office:value-type="float" office:value="-0.0261799500000009">
            <text:p>-0.026180</text:p>
          </table:table-cell>
          <table:table-cell table:formula="of:=[.O340]-[.O$1]/400" office:value-type="float" office:value="0">
            <text:p>0.000000</text:p>
          </table:table-cell>
          <table:table-cell table:formula="of:=[.P340]-[.P$1]/400" office:value-type="float" office:value="-0.0785398499999963">
            <text:p>-0.078540</text:p>
          </table:table-cell>
          <table:table-cell table:formula="of:=[.Q340]-[.Q$1]/400" office:value-type="float" office:value="0">
            <text:p>0.000000</text:p>
          </table:table-cell>
          <table:table-cell table:formula="of:=[.R340]-[.R$1]/400" office:value-type="float" office:value="0">
            <text:p>0.000000</text:p>
          </table:table-cell>
          <table:table-cell table:formula="of:=[.S340]-[.S$1]/400" office:value-type="float" office:value="0">
            <text:p>0.000000</text:p>
          </table:table-cell>
          <table:table-cell table:formula="of:=[.T340]-[.T$1]/400" office:value-type="float" office:value="0.0261799500000009">
            <text:p>0.026180</text:p>
          </table:table-cell>
          <table:table-cell table:formula="of:=[.U340]-[.U$1]/400" office:value-type="float" office:value="0.0261799500000009">
            <text:p>0.026180</text:p>
          </table:table-cell>
          <table:table-cell table:formula="of:=[.V340]-[.V$1]/400" office:value-type="float" office:value="0">
            <text:p>0.000000</text:p>
          </table:table-cell>
          <table:table-cell table:formula="of:=[.W340]-[.W$1]/400" office:value-type="float" office:value="-0.0785398499999963">
            <text:p>-0.078540</text:p>
          </table:table-cell>
          <table:table-cell table:formula="of:=[.X340]-[.X$1]/400" office:value-type="float" office:value="0">
            <text:p>0.000000</text:p>
          </table:table-cell>
          <table:table-cell table:formula="of:=[.Y340]-[.Y$1]/400" office:value-type="float" office:value="0">
            <text:p>0.000000</text:p>
          </table:table-cell>
          <table:table-cell table:formula="of:=[.Z340]-[.Z$1]/400" office:value-type="float" office:value="0">
            <text:p>0.000000</text:p>
          </table:table-cell>
          <table:table-cell table:formula="of:=[.AA340]-[.AA$1]/400" office:value-type="float" office:value="0">
            <text:p>0.000000</text:p>
          </table:table-cell>
          <table:table-cell table:formula="of:=[.AB340]-[.AB$1]/400" office:value-type="float" office:value="0">
            <text:p>0.000000</text:p>
          </table:table-cell>
          <table:table-cell table:formula="of:=[.AC340]-[.AC$1]/400" office:value-type="float" office:value="0">
            <text:p>0.000000</text:p>
          </table:table-cell>
          <table:table-cell table:formula="of:=[.AD340]-[.AD$1]/400" office:value-type="float" office:value="0">
            <text:p>0.000000</text:p>
          </table:table-cell>
        </table:table-row>
        <table:table-row table:style-name="ro1">
          <table:table-cell table:formula="of:=[.A341]-[.A$1]/400" office:value-type="float" office:value="0">
            <text:p>0.000000</text:p>
          </table:table-cell>
          <table:table-cell table:formula="of:=[.B341]-[.B$1]/400" office:value-type="float" office:value="0">
            <text:p>0.000000</text:p>
          </table:table-cell>
          <table:table-cell table:formula="of:=[.C341]-[.C$1]/400" office:value-type="float" office:value="-0.0560870224999978">
            <text:p>-0.056087</text:p>
          </table:table-cell>
          <table:table-cell table:formula="of:=[.D341]-[.D$1]/400" office:value-type="float" office:value="0.112174044999996">
            <text:p>0.112174</text:p>
          </table:table-cell>
          <table:table-cell table:formula="of:=[.E341]-[.E$1]/400" office:value-type="float" office:value="-0.0560870224999978">
            <text:p>-0.056087</text:p>
          </table:table-cell>
          <table:table-cell table:formula="of:=[.F341]-[.F$1]/400" office:value-type="float" office:value="0">
            <text:p>0.000000</text:p>
          </table:table-cell>
          <table:table-cell table:formula="of:=[.G341]-[.G$1]/400" office:value-type="float" office:value="0">
            <text:p>0.000000</text:p>
          </table:table-cell>
          <table:table-cell table:formula="of:=[.H341]-[.H$1]/400" office:value-type="float" office:value="0">
            <text:p>0.000000</text:p>
          </table:table-cell>
          <table:table-cell table:formula="of:=[.I341]-[.I$1]/400" office:value-type="float" office:value="-0.0560870224999978">
            <text:p>-0.056087</text:p>
          </table:table-cell>
          <table:table-cell table:formula="of:=[.J341]-[.J$1]/400" office:value-type="float" office:value="0.112174044999996">
            <text:p>0.112174</text:p>
          </table:table-cell>
          <table:table-cell table:formula="of:=[.K341]-[.K$1]/400" office:value-type="float" office:value="-0.0560870224999978">
            <text:p>-0.056087</text:p>
          </table:table-cell>
          <table:table-cell table:formula="of:=[.L341]-[.L$1]/400" office:value-type="float" office:value="0">
            <text:p>0.000000</text:p>
          </table:table-cell>
          <table:table-cell table:formula="of:=[.M341]-[.M$1]/400" office:value-type="float" office:value="0.0257436175000009">
            <text:p>0.025744</text:p>
          </table:table-cell>
          <table:table-cell table:formula="of:=[.N341]-[.N$1]/400" office:value-type="float" office:value="-0.0257436175000009">
            <text:p>-0.025744</text:p>
          </table:table-cell>
          <table:table-cell table:formula="of:=[.O341]-[.O$1]/400" office:value-type="float" office:value="0">
            <text:p>0.000000</text:p>
          </table:table-cell>
          <table:table-cell table:formula="of:=[.P341]-[.P$1]/400" office:value-type="float" office:value="-0.0772308524999963">
            <text:p>-0.077231</text:p>
          </table:table-cell>
          <table:table-cell table:formula="of:=[.Q341]-[.Q$1]/400" office:value-type="float" office:value="0">
            <text:p>0.000000</text:p>
          </table:table-cell>
          <table:table-cell table:formula="of:=[.R341]-[.R$1]/400" office:value-type="float" office:value="0">
            <text:p>0.000000</text:p>
          </table:table-cell>
          <table:table-cell table:formula="of:=[.S341]-[.S$1]/400" office:value-type="float" office:value="0">
            <text:p>0.000000</text:p>
          </table:table-cell>
          <table:table-cell table:formula="of:=[.T341]-[.T$1]/400" office:value-type="float" office:value="0.0257436175000009">
            <text:p>0.025744</text:p>
          </table:table-cell>
          <table:table-cell table:formula="of:=[.U341]-[.U$1]/400" office:value-type="float" office:value="0.0257436175000009">
            <text:p>0.025744</text:p>
          </table:table-cell>
          <table:table-cell table:formula="of:=[.V341]-[.V$1]/400" office:value-type="float" office:value="0">
            <text:p>0.000000</text:p>
          </table:table-cell>
          <table:table-cell table:formula="of:=[.W341]-[.W$1]/400" office:value-type="float" office:value="-0.0772308524999963">
            <text:p>-0.077231</text:p>
          </table:table-cell>
          <table:table-cell table:formula="of:=[.X341]-[.X$1]/400" office:value-type="float" office:value="0">
            <text:p>0.000000</text:p>
          </table:table-cell>
          <table:table-cell table:formula="of:=[.Y341]-[.Y$1]/400" office:value-type="float" office:value="0">
            <text:p>0.000000</text:p>
          </table:table-cell>
          <table:table-cell table:formula="of:=[.Z341]-[.Z$1]/400" office:value-type="float" office:value="0">
            <text:p>0.000000</text:p>
          </table:table-cell>
          <table:table-cell table:formula="of:=[.AA341]-[.AA$1]/400" office:value-type="float" office:value="0">
            <text:p>0.000000</text:p>
          </table:table-cell>
          <table:table-cell table:formula="of:=[.AB341]-[.AB$1]/400" office:value-type="float" office:value="0">
            <text:p>0.000000</text:p>
          </table:table-cell>
          <table:table-cell table:formula="of:=[.AC341]-[.AC$1]/400" office:value-type="float" office:value="0">
            <text:p>0.000000</text:p>
          </table:table-cell>
          <table:table-cell table:formula="of:=[.AD341]-[.AD$1]/400" office:value-type="float" office:value="0">
            <text:p>0.000000</text:p>
          </table:table-cell>
        </table:table-row>
        <table:table-row table:style-name="ro1">
          <table:table-cell table:formula="of:=[.A342]-[.A$1]/400" office:value-type="float" office:value="0">
            <text:p>0.000000</text:p>
          </table:table-cell>
          <table:table-cell table:formula="of:=[.B342]-[.B$1]/400" office:value-type="float" office:value="0">
            <text:p>0.000000</text:p>
          </table:table-cell>
          <table:table-cell table:formula="of:=[.C342]-[.C$1]/400" office:value-type="float" office:value="-0.0551363949999978">
            <text:p>-0.055136</text:p>
          </table:table-cell>
          <table:table-cell table:formula="of:=[.D342]-[.D$1]/400" office:value-type="float" office:value="0.110272789999996">
            <text:p>0.110273</text:p>
          </table:table-cell>
          <table:table-cell table:formula="of:=[.E342]-[.E$1]/400" office:value-type="float" office:value="-0.0551363949999978">
            <text:p>-0.055136</text:p>
          </table:table-cell>
          <table:table-cell table:formula="of:=[.F342]-[.F$1]/400" office:value-type="float" office:value="0">
            <text:p>0.000000</text:p>
          </table:table-cell>
          <table:table-cell table:formula="of:=[.G342]-[.G$1]/400" office:value-type="float" office:value="0">
            <text:p>0.000000</text:p>
          </table:table-cell>
          <table:table-cell table:formula="of:=[.H342]-[.H$1]/400" office:value-type="float" office:value="0">
            <text:p>0.000000</text:p>
          </table:table-cell>
          <table:table-cell table:formula="of:=[.I342]-[.I$1]/400" office:value-type="float" office:value="-0.0551363949999978">
            <text:p>-0.055136</text:p>
          </table:table-cell>
          <table:table-cell table:formula="of:=[.J342]-[.J$1]/400" office:value-type="float" office:value="0.110272789999996">
            <text:p>0.110273</text:p>
          </table:table-cell>
          <table:table-cell table:formula="of:=[.K342]-[.K$1]/400" office:value-type="float" office:value="-0.0551363949999978">
            <text:p>-0.055136</text:p>
          </table:table-cell>
          <table:table-cell table:formula="of:=[.L342]-[.L$1]/400" office:value-type="float" office:value="0">
            <text:p>0.000000</text:p>
          </table:table-cell>
          <table:table-cell table:formula="of:=[.M342]-[.M$1]/400" office:value-type="float" office:value="0.0253072850000009">
            <text:p>0.025307</text:p>
          </table:table-cell>
          <table:table-cell table:formula="of:=[.N342]-[.N$1]/400" office:value-type="float" office:value="-0.0253072850000009">
            <text:p>-0.025307</text:p>
          </table:table-cell>
          <table:table-cell table:formula="of:=[.O342]-[.O$1]/400" office:value-type="float" office:value="0">
            <text:p>0.000000</text:p>
          </table:table-cell>
          <table:table-cell table:formula="of:=[.P342]-[.P$1]/400" office:value-type="float" office:value="-0.0759218549999963">
            <text:p>-0.075922</text:p>
          </table:table-cell>
          <table:table-cell table:formula="of:=[.Q342]-[.Q$1]/400" office:value-type="float" office:value="0">
            <text:p>0.000000</text:p>
          </table:table-cell>
          <table:table-cell table:formula="of:=[.R342]-[.R$1]/400" office:value-type="float" office:value="0">
            <text:p>0.000000</text:p>
          </table:table-cell>
          <table:table-cell table:formula="of:=[.S342]-[.S$1]/400" office:value-type="float" office:value="0">
            <text:p>0.000000</text:p>
          </table:table-cell>
          <table:table-cell table:formula="of:=[.T342]-[.T$1]/400" office:value-type="float" office:value="0.0253072850000009">
            <text:p>0.025307</text:p>
          </table:table-cell>
          <table:table-cell table:formula="of:=[.U342]-[.U$1]/400" office:value-type="float" office:value="0.0253072850000009">
            <text:p>0.025307</text:p>
          </table:table-cell>
          <table:table-cell table:formula="of:=[.V342]-[.V$1]/400" office:value-type="float" office:value="0">
            <text:p>0.000000</text:p>
          </table:table-cell>
          <table:table-cell table:formula="of:=[.W342]-[.W$1]/400" office:value-type="float" office:value="-0.0759218549999963">
            <text:p>-0.075922</text:p>
          </table:table-cell>
          <table:table-cell table:formula="of:=[.X342]-[.X$1]/400" office:value-type="float" office:value="0">
            <text:p>0.000000</text:p>
          </table:table-cell>
          <table:table-cell table:formula="of:=[.Y342]-[.Y$1]/400" office:value-type="float" office:value="0">
            <text:p>0.000000</text:p>
          </table:table-cell>
          <table:table-cell table:formula="of:=[.Z342]-[.Z$1]/400" office:value-type="float" office:value="0">
            <text:p>0.000000</text:p>
          </table:table-cell>
          <table:table-cell table:formula="of:=[.AA342]-[.AA$1]/400" office:value-type="float" office:value="0">
            <text:p>0.000000</text:p>
          </table:table-cell>
          <table:table-cell table:formula="of:=[.AB342]-[.AB$1]/400" office:value-type="float" office:value="0">
            <text:p>0.000000</text:p>
          </table:table-cell>
          <table:table-cell table:formula="of:=[.AC342]-[.AC$1]/400" office:value-type="float" office:value="0">
            <text:p>0.000000</text:p>
          </table:table-cell>
          <table:table-cell table:formula="of:=[.AD342]-[.AD$1]/400" office:value-type="float" office:value="0">
            <text:p>0.000000</text:p>
          </table:table-cell>
        </table:table-row>
        <table:table-row table:style-name="ro1">
          <table:table-cell table:formula="of:=[.A343]-[.A$1]/400" office:value-type="float" office:value="0">
            <text:p>0.000000</text:p>
          </table:table-cell>
          <table:table-cell table:formula="of:=[.B343]-[.B$1]/400" office:value-type="float" office:value="0">
            <text:p>0.000000</text:p>
          </table:table-cell>
          <table:table-cell table:formula="of:=[.C343]-[.C$1]/400" office:value-type="float" office:value="-0.0541857674999978">
            <text:p>-0.054186</text:p>
          </table:table-cell>
          <table:table-cell table:formula="of:=[.D343]-[.D$1]/400" office:value-type="float" office:value="0.108371534999996">
            <text:p>0.108372</text:p>
          </table:table-cell>
          <table:table-cell table:formula="of:=[.E343]-[.E$1]/400" office:value-type="float" office:value="-0.0541857674999978">
            <text:p>-0.054186</text:p>
          </table:table-cell>
          <table:table-cell table:formula="of:=[.F343]-[.F$1]/400" office:value-type="float" office:value="0">
            <text:p>0.000000</text:p>
          </table:table-cell>
          <table:table-cell table:formula="of:=[.G343]-[.G$1]/400" office:value-type="float" office:value="0">
            <text:p>0.000000</text:p>
          </table:table-cell>
          <table:table-cell table:formula="of:=[.H343]-[.H$1]/400" office:value-type="float" office:value="0">
            <text:p>0.000000</text:p>
          </table:table-cell>
          <table:table-cell table:formula="of:=[.I343]-[.I$1]/400" office:value-type="float" office:value="-0.0541857674999978">
            <text:p>-0.054186</text:p>
          </table:table-cell>
          <table:table-cell table:formula="of:=[.J343]-[.J$1]/400" office:value-type="float" office:value="0.108371534999996">
            <text:p>0.108372</text:p>
          </table:table-cell>
          <table:table-cell table:formula="of:=[.K343]-[.K$1]/400" office:value-type="float" office:value="-0.0541857674999978">
            <text:p>-0.054186</text:p>
          </table:table-cell>
          <table:table-cell table:formula="of:=[.L343]-[.L$1]/400" office:value-type="float" office:value="0">
            <text:p>0.000000</text:p>
          </table:table-cell>
          <table:table-cell table:formula="of:=[.M343]-[.M$1]/400" office:value-type="float" office:value="0.0248709525000009">
            <text:p>0.024871</text:p>
          </table:table-cell>
          <table:table-cell table:formula="of:=[.N343]-[.N$1]/400" office:value-type="float" office:value="-0.0248709525000009">
            <text:p>-0.024871</text:p>
          </table:table-cell>
          <table:table-cell table:formula="of:=[.O343]-[.O$1]/400" office:value-type="float" office:value="0">
            <text:p>0.000000</text:p>
          </table:table-cell>
          <table:table-cell table:formula="of:=[.P343]-[.P$1]/400" office:value-type="float" office:value="-0.0746128574999963">
            <text:p>-0.074613</text:p>
          </table:table-cell>
          <table:table-cell table:formula="of:=[.Q343]-[.Q$1]/400" office:value-type="float" office:value="0">
            <text:p>0.000000</text:p>
          </table:table-cell>
          <table:table-cell table:formula="of:=[.R343]-[.R$1]/400" office:value-type="float" office:value="0">
            <text:p>0.000000</text:p>
          </table:table-cell>
          <table:table-cell table:formula="of:=[.S343]-[.S$1]/400" office:value-type="float" office:value="0">
            <text:p>0.000000</text:p>
          </table:table-cell>
          <table:table-cell table:formula="of:=[.T343]-[.T$1]/400" office:value-type="float" office:value="0.0248709525000009">
            <text:p>0.024871</text:p>
          </table:table-cell>
          <table:table-cell table:formula="of:=[.U343]-[.U$1]/400" office:value-type="float" office:value="0.0248709525000009">
            <text:p>0.024871</text:p>
          </table:table-cell>
          <table:table-cell table:formula="of:=[.V343]-[.V$1]/400" office:value-type="float" office:value="0">
            <text:p>0.000000</text:p>
          </table:table-cell>
          <table:table-cell table:formula="of:=[.W343]-[.W$1]/400" office:value-type="float" office:value="-0.0746128574999963">
            <text:p>-0.074613</text:p>
          </table:table-cell>
          <table:table-cell table:formula="of:=[.X343]-[.X$1]/400" office:value-type="float" office:value="0">
            <text:p>0.000000</text:p>
          </table:table-cell>
          <table:table-cell table:formula="of:=[.Y343]-[.Y$1]/400" office:value-type="float" office:value="0">
            <text:p>0.000000</text:p>
          </table:table-cell>
          <table:table-cell table:formula="of:=[.Z343]-[.Z$1]/400" office:value-type="float" office:value="0">
            <text:p>0.000000</text:p>
          </table:table-cell>
          <table:table-cell table:formula="of:=[.AA343]-[.AA$1]/400" office:value-type="float" office:value="0">
            <text:p>0.000000</text:p>
          </table:table-cell>
          <table:table-cell table:formula="of:=[.AB343]-[.AB$1]/400" office:value-type="float" office:value="0">
            <text:p>0.000000</text:p>
          </table:table-cell>
          <table:table-cell table:formula="of:=[.AC343]-[.AC$1]/400" office:value-type="float" office:value="0">
            <text:p>0.000000</text:p>
          </table:table-cell>
          <table:table-cell table:formula="of:=[.AD343]-[.AD$1]/400" office:value-type="float" office:value="0">
            <text:p>0.000000</text:p>
          </table:table-cell>
        </table:table-row>
        <table:table-row table:style-name="ro1">
          <table:table-cell table:formula="of:=[.A344]-[.A$1]/400" office:value-type="float" office:value="0">
            <text:p>0.000000</text:p>
          </table:table-cell>
          <table:table-cell table:formula="of:=[.B344]-[.B$1]/400" office:value-type="float" office:value="0">
            <text:p>0.000000</text:p>
          </table:table-cell>
          <table:table-cell table:formula="of:=[.C344]-[.C$1]/400" office:value-type="float" office:value="-0.0532351399999978">
            <text:p>-0.053235</text:p>
          </table:table-cell>
          <table:table-cell table:formula="of:=[.D344]-[.D$1]/400" office:value-type="float" office:value="0.106470279999996">
            <text:p>0.106470</text:p>
          </table:table-cell>
          <table:table-cell table:formula="of:=[.E344]-[.E$1]/400" office:value-type="float" office:value="-0.0532351399999978">
            <text:p>-0.053235</text:p>
          </table:table-cell>
          <table:table-cell table:formula="of:=[.F344]-[.F$1]/400" office:value-type="float" office:value="0">
            <text:p>0.000000</text:p>
          </table:table-cell>
          <table:table-cell table:formula="of:=[.G344]-[.G$1]/400" office:value-type="float" office:value="0">
            <text:p>0.000000</text:p>
          </table:table-cell>
          <table:table-cell table:formula="of:=[.H344]-[.H$1]/400" office:value-type="float" office:value="0">
            <text:p>0.000000</text:p>
          </table:table-cell>
          <table:table-cell table:formula="of:=[.I344]-[.I$1]/400" office:value-type="float" office:value="-0.0532351399999978">
            <text:p>-0.053235</text:p>
          </table:table-cell>
          <table:table-cell table:formula="of:=[.J344]-[.J$1]/400" office:value-type="float" office:value="0.106470279999996">
            <text:p>0.106470</text:p>
          </table:table-cell>
          <table:table-cell table:formula="of:=[.K344]-[.K$1]/400" office:value-type="float" office:value="-0.0532351399999978">
            <text:p>-0.053235</text:p>
          </table:table-cell>
          <table:table-cell table:formula="of:=[.L344]-[.L$1]/400" office:value-type="float" office:value="0">
            <text:p>0.000000</text:p>
          </table:table-cell>
          <table:table-cell table:formula="of:=[.M344]-[.M$1]/400" office:value-type="float" office:value="0.0244346200000008">
            <text:p>0.024435</text:p>
          </table:table-cell>
          <table:table-cell table:formula="of:=[.N344]-[.N$1]/400" office:value-type="float" office:value="-0.0244346200000008">
            <text:p>-0.024435</text:p>
          </table:table-cell>
          <table:table-cell table:formula="of:=[.O344]-[.O$1]/400" office:value-type="float" office:value="0">
            <text:p>0.000000</text:p>
          </table:table-cell>
          <table:table-cell table:formula="of:=[.P344]-[.P$1]/400" office:value-type="float" office:value="-0.0733038599999963">
            <text:p>-0.073304</text:p>
          </table:table-cell>
          <table:table-cell table:formula="of:=[.Q344]-[.Q$1]/400" office:value-type="float" office:value="0">
            <text:p>0.000000</text:p>
          </table:table-cell>
          <table:table-cell table:formula="of:=[.R344]-[.R$1]/400" office:value-type="float" office:value="0">
            <text:p>0.000000</text:p>
          </table:table-cell>
          <table:table-cell table:formula="of:=[.S344]-[.S$1]/400" office:value-type="float" office:value="0">
            <text:p>0.000000</text:p>
          </table:table-cell>
          <table:table-cell table:formula="of:=[.T344]-[.T$1]/400" office:value-type="float" office:value="0.0244346200000008">
            <text:p>0.024435</text:p>
          </table:table-cell>
          <table:table-cell table:formula="of:=[.U344]-[.U$1]/400" office:value-type="float" office:value="0.0244346200000008">
            <text:p>0.024435</text:p>
          </table:table-cell>
          <table:table-cell table:formula="of:=[.V344]-[.V$1]/400" office:value-type="float" office:value="0">
            <text:p>0.000000</text:p>
          </table:table-cell>
          <table:table-cell table:formula="of:=[.W344]-[.W$1]/400" office:value-type="float" office:value="-0.0733038599999963">
            <text:p>-0.073304</text:p>
          </table:table-cell>
          <table:table-cell table:formula="of:=[.X344]-[.X$1]/400" office:value-type="float" office:value="0">
            <text:p>0.000000</text:p>
          </table:table-cell>
          <table:table-cell table:formula="of:=[.Y344]-[.Y$1]/400" office:value-type="float" office:value="0">
            <text:p>0.000000</text:p>
          </table:table-cell>
          <table:table-cell table:formula="of:=[.Z344]-[.Z$1]/400" office:value-type="float" office:value="0">
            <text:p>0.000000</text:p>
          </table:table-cell>
          <table:table-cell table:formula="of:=[.AA344]-[.AA$1]/400" office:value-type="float" office:value="0">
            <text:p>0.000000</text:p>
          </table:table-cell>
          <table:table-cell table:formula="of:=[.AB344]-[.AB$1]/400" office:value-type="float" office:value="0">
            <text:p>0.000000</text:p>
          </table:table-cell>
          <table:table-cell table:formula="of:=[.AC344]-[.AC$1]/400" office:value-type="float" office:value="0">
            <text:p>0.000000</text:p>
          </table:table-cell>
          <table:table-cell table:formula="of:=[.AD344]-[.AD$1]/400" office:value-type="float" office:value="0">
            <text:p>0.000000</text:p>
          </table:table-cell>
        </table:table-row>
        <table:table-row table:style-name="ro1">
          <table:table-cell table:formula="of:=[.A345]-[.A$1]/400" office:value-type="float" office:value="0">
            <text:p>0.000000</text:p>
          </table:table-cell>
          <table:table-cell table:formula="of:=[.B345]-[.B$1]/400" office:value-type="float" office:value="0">
            <text:p>0.000000</text:p>
          </table:table-cell>
          <table:table-cell table:formula="of:=[.C345]-[.C$1]/400" office:value-type="float" office:value="-0.0522845124999978">
            <text:p>-0.052285</text:p>
          </table:table-cell>
          <table:table-cell table:formula="of:=[.D345]-[.D$1]/400" office:value-type="float" office:value="0.104569024999996">
            <text:p>0.104569</text:p>
          </table:table-cell>
          <table:table-cell table:formula="of:=[.E345]-[.E$1]/400" office:value-type="float" office:value="-0.0522845124999978">
            <text:p>-0.052285</text:p>
          </table:table-cell>
          <table:table-cell table:formula="of:=[.F345]-[.F$1]/400" office:value-type="float" office:value="0">
            <text:p>0.000000</text:p>
          </table:table-cell>
          <table:table-cell table:formula="of:=[.G345]-[.G$1]/400" office:value-type="float" office:value="0">
            <text:p>0.000000</text:p>
          </table:table-cell>
          <table:table-cell table:formula="of:=[.H345]-[.H$1]/400" office:value-type="float" office:value="0">
            <text:p>0.000000</text:p>
          </table:table-cell>
          <table:table-cell table:formula="of:=[.I345]-[.I$1]/400" office:value-type="float" office:value="-0.0522845124999978">
            <text:p>-0.052285</text:p>
          </table:table-cell>
          <table:table-cell table:formula="of:=[.J345]-[.J$1]/400" office:value-type="float" office:value="0.104569024999996">
            <text:p>0.104569</text:p>
          </table:table-cell>
          <table:table-cell table:formula="of:=[.K345]-[.K$1]/400" office:value-type="float" office:value="-0.0522845124999978">
            <text:p>-0.052285</text:p>
          </table:table-cell>
          <table:table-cell table:formula="of:=[.L345]-[.L$1]/400" office:value-type="float" office:value="0">
            <text:p>0.000000</text:p>
          </table:table-cell>
          <table:table-cell table:formula="of:=[.M345]-[.M$1]/400" office:value-type="float" office:value="0.0239982875000008">
            <text:p>0.023998</text:p>
          </table:table-cell>
          <table:table-cell table:formula="of:=[.N345]-[.N$1]/400" office:value-type="float" office:value="-0.0239982875000008">
            <text:p>-0.023998</text:p>
          </table:table-cell>
          <table:table-cell table:formula="of:=[.O345]-[.O$1]/400" office:value-type="float" office:value="0">
            <text:p>0.000000</text:p>
          </table:table-cell>
          <table:table-cell table:formula="of:=[.P345]-[.P$1]/400" office:value-type="float" office:value="-0.0719948624999963">
            <text:p>-0.071995</text:p>
          </table:table-cell>
          <table:table-cell table:formula="of:=[.Q345]-[.Q$1]/400" office:value-type="float" office:value="0">
            <text:p>0.000000</text:p>
          </table:table-cell>
          <table:table-cell table:formula="of:=[.R345]-[.R$1]/400" office:value-type="float" office:value="0">
            <text:p>0.000000</text:p>
          </table:table-cell>
          <table:table-cell table:formula="of:=[.S345]-[.S$1]/400" office:value-type="float" office:value="0">
            <text:p>0.000000</text:p>
          </table:table-cell>
          <table:table-cell table:formula="of:=[.T345]-[.T$1]/400" office:value-type="float" office:value="0.0239982875000008">
            <text:p>0.023998</text:p>
          </table:table-cell>
          <table:table-cell table:formula="of:=[.U345]-[.U$1]/400" office:value-type="float" office:value="0.0239982875000008">
            <text:p>0.023998</text:p>
          </table:table-cell>
          <table:table-cell table:formula="of:=[.V345]-[.V$1]/400" office:value-type="float" office:value="0">
            <text:p>0.000000</text:p>
          </table:table-cell>
          <table:table-cell table:formula="of:=[.W345]-[.W$1]/400" office:value-type="float" office:value="-0.0719948624999963">
            <text:p>-0.071995</text:p>
          </table:table-cell>
          <table:table-cell table:formula="of:=[.X345]-[.X$1]/400" office:value-type="float" office:value="0">
            <text:p>0.000000</text:p>
          </table:table-cell>
          <table:table-cell table:formula="of:=[.Y345]-[.Y$1]/400" office:value-type="float" office:value="0">
            <text:p>0.000000</text:p>
          </table:table-cell>
          <table:table-cell table:formula="of:=[.Z345]-[.Z$1]/400" office:value-type="float" office:value="0">
            <text:p>0.000000</text:p>
          </table:table-cell>
          <table:table-cell table:formula="of:=[.AA345]-[.AA$1]/400" office:value-type="float" office:value="0">
            <text:p>0.000000</text:p>
          </table:table-cell>
          <table:table-cell table:formula="of:=[.AB345]-[.AB$1]/400" office:value-type="float" office:value="0">
            <text:p>0.000000</text:p>
          </table:table-cell>
          <table:table-cell table:formula="of:=[.AC345]-[.AC$1]/400" office:value-type="float" office:value="0">
            <text:p>0.000000</text:p>
          </table:table-cell>
          <table:table-cell table:formula="of:=[.AD345]-[.AD$1]/400" office:value-type="float" office:value="0">
            <text:p>0.000000</text:p>
          </table:table-cell>
        </table:table-row>
        <table:table-row table:style-name="ro1">
          <table:table-cell table:formula="of:=[.A346]-[.A$1]/400" office:value-type="float" office:value="0">
            <text:p>0.000000</text:p>
          </table:table-cell>
          <table:table-cell table:formula="of:=[.B346]-[.B$1]/400" office:value-type="float" office:value="0">
            <text:p>0.000000</text:p>
          </table:table-cell>
          <table:table-cell table:formula="of:=[.C346]-[.C$1]/400" office:value-type="float" office:value="-0.0513338849999978">
            <text:p>-0.051334</text:p>
          </table:table-cell>
          <table:table-cell table:formula="of:=[.D346]-[.D$1]/400" office:value-type="float" office:value="0.102667769999996">
            <text:p>0.102668</text:p>
          </table:table-cell>
          <table:table-cell table:formula="of:=[.E346]-[.E$1]/400" office:value-type="float" office:value="-0.0513338849999978">
            <text:p>-0.051334</text:p>
          </table:table-cell>
          <table:table-cell table:formula="of:=[.F346]-[.F$1]/400" office:value-type="float" office:value="0">
            <text:p>0.000000</text:p>
          </table:table-cell>
          <table:table-cell table:formula="of:=[.G346]-[.G$1]/400" office:value-type="float" office:value="0">
            <text:p>0.000000</text:p>
          </table:table-cell>
          <table:table-cell table:formula="of:=[.H346]-[.H$1]/400" office:value-type="float" office:value="0">
            <text:p>0.000000</text:p>
          </table:table-cell>
          <table:table-cell table:formula="of:=[.I346]-[.I$1]/400" office:value-type="float" office:value="-0.0513338849999978">
            <text:p>-0.051334</text:p>
          </table:table-cell>
          <table:table-cell table:formula="of:=[.J346]-[.J$1]/400" office:value-type="float" office:value="0.102667769999996">
            <text:p>0.102668</text:p>
          </table:table-cell>
          <table:table-cell table:formula="of:=[.K346]-[.K$1]/400" office:value-type="float" office:value="-0.0513338849999978">
            <text:p>-0.051334</text:p>
          </table:table-cell>
          <table:table-cell table:formula="of:=[.L346]-[.L$1]/400" office:value-type="float" office:value="0">
            <text:p>0.000000</text:p>
          </table:table-cell>
          <table:table-cell table:formula="of:=[.M346]-[.M$1]/400" office:value-type="float" office:value="0.0235619550000008">
            <text:p>0.023562</text:p>
          </table:table-cell>
          <table:table-cell table:formula="of:=[.N346]-[.N$1]/400" office:value-type="float" office:value="-0.0235619550000008">
            <text:p>-0.023562</text:p>
          </table:table-cell>
          <table:table-cell table:formula="of:=[.O346]-[.O$1]/400" office:value-type="float" office:value="0">
            <text:p>0.000000</text:p>
          </table:table-cell>
          <table:table-cell table:formula="of:=[.P346]-[.P$1]/400" office:value-type="float" office:value="-0.0706858649999963">
            <text:p>-0.070686</text:p>
          </table:table-cell>
          <table:table-cell table:formula="of:=[.Q346]-[.Q$1]/400" office:value-type="float" office:value="0">
            <text:p>0.000000</text:p>
          </table:table-cell>
          <table:table-cell table:formula="of:=[.R346]-[.R$1]/400" office:value-type="float" office:value="0">
            <text:p>0.000000</text:p>
          </table:table-cell>
          <table:table-cell table:formula="of:=[.S346]-[.S$1]/400" office:value-type="float" office:value="0">
            <text:p>0.000000</text:p>
          </table:table-cell>
          <table:table-cell table:formula="of:=[.T346]-[.T$1]/400" office:value-type="float" office:value="0.0235619550000008">
            <text:p>0.023562</text:p>
          </table:table-cell>
          <table:table-cell table:formula="of:=[.U346]-[.U$1]/400" office:value-type="float" office:value="0.0235619550000008">
            <text:p>0.023562</text:p>
          </table:table-cell>
          <table:table-cell table:formula="of:=[.V346]-[.V$1]/400" office:value-type="float" office:value="0">
            <text:p>0.000000</text:p>
          </table:table-cell>
          <table:table-cell table:formula="of:=[.W346]-[.W$1]/400" office:value-type="float" office:value="-0.0706858649999963">
            <text:p>-0.070686</text:p>
          </table:table-cell>
          <table:table-cell table:formula="of:=[.X346]-[.X$1]/400" office:value-type="float" office:value="0">
            <text:p>0.000000</text:p>
          </table:table-cell>
          <table:table-cell table:formula="of:=[.Y346]-[.Y$1]/400" office:value-type="float" office:value="0">
            <text:p>0.000000</text:p>
          </table:table-cell>
          <table:table-cell table:formula="of:=[.Z346]-[.Z$1]/400" office:value-type="float" office:value="0">
            <text:p>0.000000</text:p>
          </table:table-cell>
          <table:table-cell table:formula="of:=[.AA346]-[.AA$1]/400" office:value-type="float" office:value="0">
            <text:p>0.000000</text:p>
          </table:table-cell>
          <table:table-cell table:formula="of:=[.AB346]-[.AB$1]/400" office:value-type="float" office:value="0">
            <text:p>0.000000</text:p>
          </table:table-cell>
          <table:table-cell table:formula="of:=[.AC346]-[.AC$1]/400" office:value-type="float" office:value="0">
            <text:p>0.000000</text:p>
          </table:table-cell>
          <table:table-cell table:formula="of:=[.AD346]-[.AD$1]/400" office:value-type="float" office:value="0">
            <text:p>0.000000</text:p>
          </table:table-cell>
        </table:table-row>
        <table:table-row table:style-name="ro1">
          <table:table-cell table:formula="of:=[.A347]-[.A$1]/400" office:value-type="float" office:value="0">
            <text:p>0.000000</text:p>
          </table:table-cell>
          <table:table-cell table:formula="of:=[.B347]-[.B$1]/400" office:value-type="float" office:value="0">
            <text:p>0.000000</text:p>
          </table:table-cell>
          <table:table-cell table:formula="of:=[.C347]-[.C$1]/400" office:value-type="float" office:value="-0.0503832574999978">
            <text:p>-0.050383</text:p>
          </table:table-cell>
          <table:table-cell table:formula="of:=[.D347]-[.D$1]/400" office:value-type="float" office:value="0.100766514999996">
            <text:p>0.100767</text:p>
          </table:table-cell>
          <table:table-cell table:formula="of:=[.E347]-[.E$1]/400" office:value-type="float" office:value="-0.0503832574999978">
            <text:p>-0.050383</text:p>
          </table:table-cell>
          <table:table-cell table:formula="of:=[.F347]-[.F$1]/400" office:value-type="float" office:value="0">
            <text:p>0.000000</text:p>
          </table:table-cell>
          <table:table-cell table:formula="of:=[.G347]-[.G$1]/400" office:value-type="float" office:value="0">
            <text:p>0.000000</text:p>
          </table:table-cell>
          <table:table-cell table:formula="of:=[.H347]-[.H$1]/400" office:value-type="float" office:value="0">
            <text:p>0.000000</text:p>
          </table:table-cell>
          <table:table-cell table:formula="of:=[.I347]-[.I$1]/400" office:value-type="float" office:value="-0.0503832574999978">
            <text:p>-0.050383</text:p>
          </table:table-cell>
          <table:table-cell table:formula="of:=[.J347]-[.J$1]/400" office:value-type="float" office:value="0.100766514999996">
            <text:p>0.100767</text:p>
          </table:table-cell>
          <table:table-cell table:formula="of:=[.K347]-[.K$1]/400" office:value-type="float" office:value="-0.0503832574999978">
            <text:p>-0.050383</text:p>
          </table:table-cell>
          <table:table-cell table:formula="of:=[.L347]-[.L$1]/400" office:value-type="float" office:value="0">
            <text:p>0.000000</text:p>
          </table:table-cell>
          <table:table-cell table:formula="of:=[.M347]-[.M$1]/400" office:value-type="float" office:value="0.0231256225000008">
            <text:p>0.023126</text:p>
          </table:table-cell>
          <table:table-cell table:formula="of:=[.N347]-[.N$1]/400" office:value-type="float" office:value="-0.0231256225000008">
            <text:p>-0.023126</text:p>
          </table:table-cell>
          <table:table-cell table:formula="of:=[.O347]-[.O$1]/400" office:value-type="float" office:value="0">
            <text:p>0.000000</text:p>
          </table:table-cell>
          <table:table-cell table:formula="of:=[.P347]-[.P$1]/400" office:value-type="float" office:value="-0.0693768674999963">
            <text:p>-0.069377</text:p>
          </table:table-cell>
          <table:table-cell table:formula="of:=[.Q347]-[.Q$1]/400" office:value-type="float" office:value="0">
            <text:p>0.000000</text:p>
          </table:table-cell>
          <table:table-cell table:formula="of:=[.R347]-[.R$1]/400" office:value-type="float" office:value="0">
            <text:p>0.000000</text:p>
          </table:table-cell>
          <table:table-cell table:formula="of:=[.S347]-[.S$1]/400" office:value-type="float" office:value="0">
            <text:p>0.000000</text:p>
          </table:table-cell>
          <table:table-cell table:formula="of:=[.T347]-[.T$1]/400" office:value-type="float" office:value="0.0231256225000008">
            <text:p>0.023126</text:p>
          </table:table-cell>
          <table:table-cell table:formula="of:=[.U347]-[.U$1]/400" office:value-type="float" office:value="0.0231256225000008">
            <text:p>0.023126</text:p>
          </table:table-cell>
          <table:table-cell table:formula="of:=[.V347]-[.V$1]/400" office:value-type="float" office:value="0">
            <text:p>0.000000</text:p>
          </table:table-cell>
          <table:table-cell table:formula="of:=[.W347]-[.W$1]/400" office:value-type="float" office:value="-0.0693768674999963">
            <text:p>-0.069377</text:p>
          </table:table-cell>
          <table:table-cell table:formula="of:=[.X347]-[.X$1]/400" office:value-type="float" office:value="0">
            <text:p>0.000000</text:p>
          </table:table-cell>
          <table:table-cell table:formula="of:=[.Y347]-[.Y$1]/400" office:value-type="float" office:value="0">
            <text:p>0.000000</text:p>
          </table:table-cell>
          <table:table-cell table:formula="of:=[.Z347]-[.Z$1]/400" office:value-type="float" office:value="0">
            <text:p>0.000000</text:p>
          </table:table-cell>
          <table:table-cell table:formula="of:=[.AA347]-[.AA$1]/400" office:value-type="float" office:value="0">
            <text:p>0.000000</text:p>
          </table:table-cell>
          <table:table-cell table:formula="of:=[.AB347]-[.AB$1]/400" office:value-type="float" office:value="0">
            <text:p>0.000000</text:p>
          </table:table-cell>
          <table:table-cell table:formula="of:=[.AC347]-[.AC$1]/400" office:value-type="float" office:value="0">
            <text:p>0.000000</text:p>
          </table:table-cell>
          <table:table-cell table:formula="of:=[.AD347]-[.AD$1]/400" office:value-type="float" office:value="0">
            <text:p>0.000000</text:p>
          </table:table-cell>
        </table:table-row>
        <table:table-row table:style-name="ro1">
          <table:table-cell table:formula="of:=[.A348]-[.A$1]/400" office:value-type="float" office:value="0">
            <text:p>0.000000</text:p>
          </table:table-cell>
          <table:table-cell table:formula="of:=[.B348]-[.B$1]/400" office:value-type="float" office:value="0">
            <text:p>0.000000</text:p>
          </table:table-cell>
          <table:table-cell table:formula="of:=[.C348]-[.C$1]/400" office:value-type="float" office:value="-0.0494326299999977">
            <text:p>-0.049433</text:p>
          </table:table-cell>
          <table:table-cell table:formula="of:=[.D348]-[.D$1]/400" office:value-type="float" office:value="0.0988652599999955">
            <text:p>0.098865</text:p>
          </table:table-cell>
          <table:table-cell table:formula="of:=[.E348]-[.E$1]/400" office:value-type="float" office:value="-0.0494326299999977">
            <text:p>-0.049433</text:p>
          </table:table-cell>
          <table:table-cell table:formula="of:=[.F348]-[.F$1]/400" office:value-type="float" office:value="0">
            <text:p>0.000000</text:p>
          </table:table-cell>
          <table:table-cell table:formula="of:=[.G348]-[.G$1]/400" office:value-type="float" office:value="0">
            <text:p>0.000000</text:p>
          </table:table-cell>
          <table:table-cell table:formula="of:=[.H348]-[.H$1]/400" office:value-type="float" office:value="0">
            <text:p>0.000000</text:p>
          </table:table-cell>
          <table:table-cell table:formula="of:=[.I348]-[.I$1]/400" office:value-type="float" office:value="-0.0494326299999977">
            <text:p>-0.049433</text:p>
          </table:table-cell>
          <table:table-cell table:formula="of:=[.J348]-[.J$1]/400" office:value-type="float" office:value="0.0988652599999955">
            <text:p>0.098865</text:p>
          </table:table-cell>
          <table:table-cell table:formula="of:=[.K348]-[.K$1]/400" office:value-type="float" office:value="-0.0494326299999977">
            <text:p>-0.049433</text:p>
          </table:table-cell>
          <table:table-cell table:formula="of:=[.L348]-[.L$1]/400" office:value-type="float" office:value="0">
            <text:p>0.000000</text:p>
          </table:table-cell>
          <table:table-cell table:formula="of:=[.M348]-[.M$1]/400" office:value-type="float" office:value="0.0226892900000008">
            <text:p>0.022689</text:p>
          </table:table-cell>
          <table:table-cell table:formula="of:=[.N348]-[.N$1]/400" office:value-type="float" office:value="-0.0226892900000008">
            <text:p>-0.022689</text:p>
          </table:table-cell>
          <table:table-cell table:formula="of:=[.O348]-[.O$1]/400" office:value-type="float" office:value="0">
            <text:p>0.000000</text:p>
          </table:table-cell>
          <table:table-cell table:formula="of:=[.P348]-[.P$1]/400" office:value-type="float" office:value="-0.0680678699999963">
            <text:p>-0.068068</text:p>
          </table:table-cell>
          <table:table-cell table:formula="of:=[.Q348]-[.Q$1]/400" office:value-type="float" office:value="0">
            <text:p>0.000000</text:p>
          </table:table-cell>
          <table:table-cell table:formula="of:=[.R348]-[.R$1]/400" office:value-type="float" office:value="0">
            <text:p>0.000000</text:p>
          </table:table-cell>
          <table:table-cell table:formula="of:=[.S348]-[.S$1]/400" office:value-type="float" office:value="0">
            <text:p>0.000000</text:p>
          </table:table-cell>
          <table:table-cell table:formula="of:=[.T348]-[.T$1]/400" office:value-type="float" office:value="0.0226892900000008">
            <text:p>0.022689</text:p>
          </table:table-cell>
          <table:table-cell table:formula="of:=[.U348]-[.U$1]/400" office:value-type="float" office:value="0.0226892900000008">
            <text:p>0.022689</text:p>
          </table:table-cell>
          <table:table-cell table:formula="of:=[.V348]-[.V$1]/400" office:value-type="float" office:value="0">
            <text:p>0.000000</text:p>
          </table:table-cell>
          <table:table-cell table:formula="of:=[.W348]-[.W$1]/400" office:value-type="float" office:value="-0.0680678699999963">
            <text:p>-0.068068</text:p>
          </table:table-cell>
          <table:table-cell table:formula="of:=[.X348]-[.X$1]/400" office:value-type="float" office:value="0">
            <text:p>0.000000</text:p>
          </table:table-cell>
          <table:table-cell table:formula="of:=[.Y348]-[.Y$1]/400" office:value-type="float" office:value="0">
            <text:p>0.000000</text:p>
          </table:table-cell>
          <table:table-cell table:formula="of:=[.Z348]-[.Z$1]/400" office:value-type="float" office:value="0">
            <text:p>0.000000</text:p>
          </table:table-cell>
          <table:table-cell table:formula="of:=[.AA348]-[.AA$1]/400" office:value-type="float" office:value="0">
            <text:p>0.000000</text:p>
          </table:table-cell>
          <table:table-cell table:formula="of:=[.AB348]-[.AB$1]/400" office:value-type="float" office:value="0">
            <text:p>0.000000</text:p>
          </table:table-cell>
          <table:table-cell table:formula="of:=[.AC348]-[.AC$1]/400" office:value-type="float" office:value="0">
            <text:p>0.000000</text:p>
          </table:table-cell>
          <table:table-cell table:formula="of:=[.AD348]-[.AD$1]/400" office:value-type="float" office:value="0">
            <text:p>0.000000</text:p>
          </table:table-cell>
        </table:table-row>
        <table:table-row table:style-name="ro1">
          <table:table-cell table:formula="of:=[.A349]-[.A$1]/400" office:value-type="float" office:value="0">
            <text:p>0.000000</text:p>
          </table:table-cell>
          <table:table-cell table:formula="of:=[.B349]-[.B$1]/400" office:value-type="float" office:value="0">
            <text:p>0.000000</text:p>
          </table:table-cell>
          <table:table-cell table:formula="of:=[.C349]-[.C$1]/400" office:value-type="float" office:value="-0.0484820024999977">
            <text:p>-0.048482</text:p>
          </table:table-cell>
          <table:table-cell table:formula="of:=[.D349]-[.D$1]/400" office:value-type="float" office:value="0.0969640049999955">
            <text:p>0.096964</text:p>
          </table:table-cell>
          <table:table-cell table:formula="of:=[.E349]-[.E$1]/400" office:value-type="float" office:value="-0.0484820024999977">
            <text:p>-0.048482</text:p>
          </table:table-cell>
          <table:table-cell table:formula="of:=[.F349]-[.F$1]/400" office:value-type="float" office:value="0">
            <text:p>0.000000</text:p>
          </table:table-cell>
          <table:table-cell table:formula="of:=[.G349]-[.G$1]/400" office:value-type="float" office:value="0">
            <text:p>0.000000</text:p>
          </table:table-cell>
          <table:table-cell table:formula="of:=[.H349]-[.H$1]/400" office:value-type="float" office:value="0">
            <text:p>0.000000</text:p>
          </table:table-cell>
          <table:table-cell table:formula="of:=[.I349]-[.I$1]/400" office:value-type="float" office:value="-0.0484820024999977">
            <text:p>-0.048482</text:p>
          </table:table-cell>
          <table:table-cell table:formula="of:=[.J349]-[.J$1]/400" office:value-type="float" office:value="0.0969640049999955">
            <text:p>0.096964</text:p>
          </table:table-cell>
          <table:table-cell table:formula="of:=[.K349]-[.K$1]/400" office:value-type="float" office:value="-0.0484820024999977">
            <text:p>-0.048482</text:p>
          </table:table-cell>
          <table:table-cell table:formula="of:=[.L349]-[.L$1]/400" office:value-type="float" office:value="0">
            <text:p>0.000000</text:p>
          </table:table-cell>
          <table:table-cell table:formula="of:=[.M349]-[.M$1]/400" office:value-type="float" office:value="0.0222529575000008">
            <text:p>0.022253</text:p>
          </table:table-cell>
          <table:table-cell table:formula="of:=[.N349]-[.N$1]/400" office:value-type="float" office:value="-0.0222529575000008">
            <text:p>-0.022253</text:p>
          </table:table-cell>
          <table:table-cell table:formula="of:=[.O349]-[.O$1]/400" office:value-type="float" office:value="0">
            <text:p>0.000000</text:p>
          </table:table-cell>
          <table:table-cell table:formula="of:=[.P349]-[.P$1]/400" office:value-type="float" office:value="-0.0667588724999963">
            <text:p>-0.066759</text:p>
          </table:table-cell>
          <table:table-cell table:formula="of:=[.Q349]-[.Q$1]/400" office:value-type="float" office:value="0">
            <text:p>0.000000</text:p>
          </table:table-cell>
          <table:table-cell table:formula="of:=[.R349]-[.R$1]/400" office:value-type="float" office:value="0">
            <text:p>0.000000</text:p>
          </table:table-cell>
          <table:table-cell table:formula="of:=[.S349]-[.S$1]/400" office:value-type="float" office:value="0">
            <text:p>0.000000</text:p>
          </table:table-cell>
          <table:table-cell table:formula="of:=[.T349]-[.T$1]/400" office:value-type="float" office:value="0.0222529575000008">
            <text:p>0.022253</text:p>
          </table:table-cell>
          <table:table-cell table:formula="of:=[.U349]-[.U$1]/400" office:value-type="float" office:value="0.0222529575000008">
            <text:p>0.022253</text:p>
          </table:table-cell>
          <table:table-cell table:formula="of:=[.V349]-[.V$1]/400" office:value-type="float" office:value="0">
            <text:p>0.000000</text:p>
          </table:table-cell>
          <table:table-cell table:formula="of:=[.W349]-[.W$1]/400" office:value-type="float" office:value="-0.0667588724999963">
            <text:p>-0.066759</text:p>
          </table:table-cell>
          <table:table-cell table:formula="of:=[.X349]-[.X$1]/400" office:value-type="float" office:value="0">
            <text:p>0.000000</text:p>
          </table:table-cell>
          <table:table-cell table:formula="of:=[.Y349]-[.Y$1]/400" office:value-type="float" office:value="0">
            <text:p>0.000000</text:p>
          </table:table-cell>
          <table:table-cell table:formula="of:=[.Z349]-[.Z$1]/400" office:value-type="float" office:value="0">
            <text:p>0.000000</text:p>
          </table:table-cell>
          <table:table-cell table:formula="of:=[.AA349]-[.AA$1]/400" office:value-type="float" office:value="0">
            <text:p>0.000000</text:p>
          </table:table-cell>
          <table:table-cell table:formula="of:=[.AB349]-[.AB$1]/400" office:value-type="float" office:value="0">
            <text:p>0.000000</text:p>
          </table:table-cell>
          <table:table-cell table:formula="of:=[.AC349]-[.AC$1]/400" office:value-type="float" office:value="0">
            <text:p>0.000000</text:p>
          </table:table-cell>
          <table:table-cell table:formula="of:=[.AD349]-[.AD$1]/400" office:value-type="float" office:value="0">
            <text:p>0.000000</text:p>
          </table:table-cell>
        </table:table-row>
        <table:table-row table:style-name="ro1">
          <table:table-cell table:formula="of:=[.A350]-[.A$1]/400" office:value-type="float" office:value="0">
            <text:p>0.000000</text:p>
          </table:table-cell>
          <table:table-cell table:formula="of:=[.B350]-[.B$1]/400" office:value-type="float" office:value="0">
            <text:p>0.000000</text:p>
          </table:table-cell>
          <table:table-cell table:formula="of:=[.C350]-[.C$1]/400" office:value-type="float" office:value="-0.0475313749999977">
            <text:p>-0.047531</text:p>
          </table:table-cell>
          <table:table-cell table:formula="of:=[.D350]-[.D$1]/400" office:value-type="float" office:value="0.0950627499999955">
            <text:p>0.095063</text:p>
          </table:table-cell>
          <table:table-cell table:formula="of:=[.E350]-[.E$1]/400" office:value-type="float" office:value="-0.0475313749999977">
            <text:p>-0.047531</text:p>
          </table:table-cell>
          <table:table-cell table:formula="of:=[.F350]-[.F$1]/400" office:value-type="float" office:value="0">
            <text:p>0.000000</text:p>
          </table:table-cell>
          <table:table-cell table:formula="of:=[.G350]-[.G$1]/400" office:value-type="float" office:value="0">
            <text:p>0.000000</text:p>
          </table:table-cell>
          <table:table-cell table:formula="of:=[.H350]-[.H$1]/400" office:value-type="float" office:value="0">
            <text:p>0.000000</text:p>
          </table:table-cell>
          <table:table-cell table:formula="of:=[.I350]-[.I$1]/400" office:value-type="float" office:value="-0.0475313749999977">
            <text:p>-0.047531</text:p>
          </table:table-cell>
          <table:table-cell table:formula="of:=[.J350]-[.J$1]/400" office:value-type="float" office:value="0.0950627499999955">
            <text:p>0.095063</text:p>
          </table:table-cell>
          <table:table-cell table:formula="of:=[.K350]-[.K$1]/400" office:value-type="float" office:value="-0.0475313749999977">
            <text:p>-0.047531</text:p>
          </table:table-cell>
          <table:table-cell table:formula="of:=[.L350]-[.L$1]/400" office:value-type="float" office:value="0">
            <text:p>0.000000</text:p>
          </table:table-cell>
          <table:table-cell table:formula="of:=[.M350]-[.M$1]/400" office:value-type="float" office:value="0.0218166250000008">
            <text:p>0.021817</text:p>
          </table:table-cell>
          <table:table-cell table:formula="of:=[.N350]-[.N$1]/400" office:value-type="float" office:value="-0.0218166250000008">
            <text:p>-0.021817</text:p>
          </table:table-cell>
          <table:table-cell table:formula="of:=[.O350]-[.O$1]/400" office:value-type="float" office:value="0">
            <text:p>0.000000</text:p>
          </table:table-cell>
          <table:table-cell table:formula="of:=[.P350]-[.P$1]/400" office:value-type="float" office:value="-0.0654498749999963">
            <text:p>-0.065450</text:p>
          </table:table-cell>
          <table:table-cell table:formula="of:=[.Q350]-[.Q$1]/400" office:value-type="float" office:value="0">
            <text:p>0.000000</text:p>
          </table:table-cell>
          <table:table-cell table:formula="of:=[.R350]-[.R$1]/400" office:value-type="float" office:value="0">
            <text:p>0.000000</text:p>
          </table:table-cell>
          <table:table-cell table:formula="of:=[.S350]-[.S$1]/400" office:value-type="float" office:value="0">
            <text:p>0.000000</text:p>
          </table:table-cell>
          <table:table-cell table:formula="of:=[.T350]-[.T$1]/400" office:value-type="float" office:value="0.0218166250000008">
            <text:p>0.021817</text:p>
          </table:table-cell>
          <table:table-cell table:formula="of:=[.U350]-[.U$1]/400" office:value-type="float" office:value="0.0218166250000008">
            <text:p>0.021817</text:p>
          </table:table-cell>
          <table:table-cell table:formula="of:=[.V350]-[.V$1]/400" office:value-type="float" office:value="0">
            <text:p>0.000000</text:p>
          </table:table-cell>
          <table:table-cell table:formula="of:=[.W350]-[.W$1]/400" office:value-type="float" office:value="-0.0654498749999963">
            <text:p>-0.065450</text:p>
          </table:table-cell>
          <table:table-cell table:formula="of:=[.X350]-[.X$1]/400" office:value-type="float" office:value="0">
            <text:p>0.000000</text:p>
          </table:table-cell>
          <table:table-cell table:formula="of:=[.Y350]-[.Y$1]/400" office:value-type="float" office:value="0">
            <text:p>0.000000</text:p>
          </table:table-cell>
          <table:table-cell table:formula="of:=[.Z350]-[.Z$1]/400" office:value-type="float" office:value="0">
            <text:p>0.000000</text:p>
          </table:table-cell>
          <table:table-cell table:formula="of:=[.AA350]-[.AA$1]/400" office:value-type="float" office:value="0">
            <text:p>0.000000</text:p>
          </table:table-cell>
          <table:table-cell table:formula="of:=[.AB350]-[.AB$1]/400" office:value-type="float" office:value="0">
            <text:p>0.000000</text:p>
          </table:table-cell>
          <table:table-cell table:formula="of:=[.AC350]-[.AC$1]/400" office:value-type="float" office:value="0">
            <text:p>0.000000</text:p>
          </table:table-cell>
          <table:table-cell table:formula="of:=[.AD350]-[.AD$1]/400" office:value-type="float" office:value="0">
            <text:p>0.000000</text:p>
          </table:table-cell>
        </table:table-row>
        <table:table-row table:style-name="ro1">
          <table:table-cell table:formula="of:=[.A351]-[.A$1]/400" office:value-type="float" office:value="0">
            <text:p>0.000000</text:p>
          </table:table-cell>
          <table:table-cell table:formula="of:=[.B351]-[.B$1]/400" office:value-type="float" office:value="0">
            <text:p>0.000000</text:p>
          </table:table-cell>
          <table:table-cell table:formula="of:=[.C351]-[.C$1]/400" office:value-type="float" office:value="-0.0465807474999977">
            <text:p>-0.046581</text:p>
          </table:table-cell>
          <table:table-cell table:formula="of:=[.D351]-[.D$1]/400" office:value-type="float" office:value="0.0931614949999955">
            <text:p>0.093161</text:p>
          </table:table-cell>
          <table:table-cell table:formula="of:=[.E351]-[.E$1]/400" office:value-type="float" office:value="-0.0465807474999977">
            <text:p>-0.046581</text:p>
          </table:table-cell>
          <table:table-cell table:formula="of:=[.F351]-[.F$1]/400" office:value-type="float" office:value="0">
            <text:p>0.000000</text:p>
          </table:table-cell>
          <table:table-cell table:formula="of:=[.G351]-[.G$1]/400" office:value-type="float" office:value="0">
            <text:p>0.000000</text:p>
          </table:table-cell>
          <table:table-cell table:formula="of:=[.H351]-[.H$1]/400" office:value-type="float" office:value="0">
            <text:p>0.000000</text:p>
          </table:table-cell>
          <table:table-cell table:formula="of:=[.I351]-[.I$1]/400" office:value-type="float" office:value="-0.0465807474999977">
            <text:p>-0.046581</text:p>
          </table:table-cell>
          <table:table-cell table:formula="of:=[.J351]-[.J$1]/400" office:value-type="float" office:value="0.0931614949999955">
            <text:p>0.093161</text:p>
          </table:table-cell>
          <table:table-cell table:formula="of:=[.K351]-[.K$1]/400" office:value-type="float" office:value="-0.0465807474999977">
            <text:p>-0.046581</text:p>
          </table:table-cell>
          <table:table-cell table:formula="of:=[.L351]-[.L$1]/400" office:value-type="float" office:value="0">
            <text:p>0.000000</text:p>
          </table:table-cell>
          <table:table-cell table:formula="of:=[.M351]-[.M$1]/400" office:value-type="float" office:value="0.0213802925000008">
            <text:p>0.021380</text:p>
          </table:table-cell>
          <table:table-cell table:formula="of:=[.N351]-[.N$1]/400" office:value-type="float" office:value="-0.0213802925000008">
            <text:p>-0.021380</text:p>
          </table:table-cell>
          <table:table-cell table:formula="of:=[.O351]-[.O$1]/400" office:value-type="float" office:value="0">
            <text:p>0.000000</text:p>
          </table:table-cell>
          <table:table-cell table:formula="of:=[.P351]-[.P$1]/400" office:value-type="float" office:value="-0.0641408774999963">
            <text:p>-0.064141</text:p>
          </table:table-cell>
          <table:table-cell table:formula="of:=[.Q351]-[.Q$1]/400" office:value-type="float" office:value="0">
            <text:p>0.000000</text:p>
          </table:table-cell>
          <table:table-cell table:formula="of:=[.R351]-[.R$1]/400" office:value-type="float" office:value="0">
            <text:p>0.000000</text:p>
          </table:table-cell>
          <table:table-cell table:formula="of:=[.S351]-[.S$1]/400" office:value-type="float" office:value="0">
            <text:p>0.000000</text:p>
          </table:table-cell>
          <table:table-cell table:formula="of:=[.T351]-[.T$1]/400" office:value-type="float" office:value="0.0213802925000008">
            <text:p>0.021380</text:p>
          </table:table-cell>
          <table:table-cell table:formula="of:=[.U351]-[.U$1]/400" office:value-type="float" office:value="0.0213802925000008">
            <text:p>0.021380</text:p>
          </table:table-cell>
          <table:table-cell table:formula="of:=[.V351]-[.V$1]/400" office:value-type="float" office:value="0">
            <text:p>0.000000</text:p>
          </table:table-cell>
          <table:table-cell table:formula="of:=[.W351]-[.W$1]/400" office:value-type="float" office:value="-0.0641408774999963">
            <text:p>-0.064141</text:p>
          </table:table-cell>
          <table:table-cell table:formula="of:=[.X351]-[.X$1]/400" office:value-type="float" office:value="0">
            <text:p>0.000000</text:p>
          </table:table-cell>
          <table:table-cell table:formula="of:=[.Y351]-[.Y$1]/400" office:value-type="float" office:value="0">
            <text:p>0.000000</text:p>
          </table:table-cell>
          <table:table-cell table:formula="of:=[.Z351]-[.Z$1]/400" office:value-type="float" office:value="0">
            <text:p>0.000000</text:p>
          </table:table-cell>
          <table:table-cell table:formula="of:=[.AA351]-[.AA$1]/400" office:value-type="float" office:value="0">
            <text:p>0.000000</text:p>
          </table:table-cell>
          <table:table-cell table:formula="of:=[.AB351]-[.AB$1]/400" office:value-type="float" office:value="0">
            <text:p>0.000000</text:p>
          </table:table-cell>
          <table:table-cell table:formula="of:=[.AC351]-[.AC$1]/400" office:value-type="float" office:value="0">
            <text:p>0.000000</text:p>
          </table:table-cell>
          <table:table-cell table:formula="of:=[.AD351]-[.AD$1]/400" office:value-type="float" office:value="0">
            <text:p>0.000000</text:p>
          </table:table-cell>
        </table:table-row>
        <table:table-row table:style-name="ro1">
          <table:table-cell table:formula="of:=[.A352]-[.A$1]/400" office:value-type="float" office:value="0">
            <text:p>0.000000</text:p>
          </table:table-cell>
          <table:table-cell table:formula="of:=[.B352]-[.B$1]/400" office:value-type="float" office:value="0">
            <text:p>0.000000</text:p>
          </table:table-cell>
          <table:table-cell table:formula="of:=[.C352]-[.C$1]/400" office:value-type="float" office:value="-0.0456301199999977">
            <text:p>-0.045630</text:p>
          </table:table-cell>
          <table:table-cell table:formula="of:=[.D352]-[.D$1]/400" office:value-type="float" office:value="0.0912602399999955">
            <text:p>0.091260</text:p>
          </table:table-cell>
          <table:table-cell table:formula="of:=[.E352]-[.E$1]/400" office:value-type="float" office:value="-0.0456301199999977">
            <text:p>-0.045630</text:p>
          </table:table-cell>
          <table:table-cell table:formula="of:=[.F352]-[.F$1]/400" office:value-type="float" office:value="0">
            <text:p>0.000000</text:p>
          </table:table-cell>
          <table:table-cell table:formula="of:=[.G352]-[.G$1]/400" office:value-type="float" office:value="0">
            <text:p>0.000000</text:p>
          </table:table-cell>
          <table:table-cell table:formula="of:=[.H352]-[.H$1]/400" office:value-type="float" office:value="0">
            <text:p>0.000000</text:p>
          </table:table-cell>
          <table:table-cell table:formula="of:=[.I352]-[.I$1]/400" office:value-type="float" office:value="-0.0456301199999977">
            <text:p>-0.045630</text:p>
          </table:table-cell>
          <table:table-cell table:formula="of:=[.J352]-[.J$1]/400" office:value-type="float" office:value="0.0912602399999955">
            <text:p>0.091260</text:p>
          </table:table-cell>
          <table:table-cell table:formula="of:=[.K352]-[.K$1]/400" office:value-type="float" office:value="-0.0456301199999977">
            <text:p>-0.045630</text:p>
          </table:table-cell>
          <table:table-cell table:formula="of:=[.L352]-[.L$1]/400" office:value-type="float" office:value="0">
            <text:p>0.000000</text:p>
          </table:table-cell>
          <table:table-cell table:formula="of:=[.M352]-[.M$1]/400" office:value-type="float" office:value="0.0209439600000008">
            <text:p>0.020944</text:p>
          </table:table-cell>
          <table:table-cell table:formula="of:=[.N352]-[.N$1]/400" office:value-type="float" office:value="-0.0209439600000008">
            <text:p>-0.020944</text:p>
          </table:table-cell>
          <table:table-cell table:formula="of:=[.O352]-[.O$1]/400" office:value-type="float" office:value="0">
            <text:p>0.000000</text:p>
          </table:table-cell>
          <table:table-cell table:formula="of:=[.P352]-[.P$1]/400" office:value-type="float" office:value="-0.0628318799999963">
            <text:p>-0.062832</text:p>
          </table:table-cell>
          <table:table-cell table:formula="of:=[.Q352]-[.Q$1]/400" office:value-type="float" office:value="0">
            <text:p>0.000000</text:p>
          </table:table-cell>
          <table:table-cell table:formula="of:=[.R352]-[.R$1]/400" office:value-type="float" office:value="0">
            <text:p>0.000000</text:p>
          </table:table-cell>
          <table:table-cell table:formula="of:=[.S352]-[.S$1]/400" office:value-type="float" office:value="0">
            <text:p>0.000000</text:p>
          </table:table-cell>
          <table:table-cell table:formula="of:=[.T352]-[.T$1]/400" office:value-type="float" office:value="0.0209439600000008">
            <text:p>0.020944</text:p>
          </table:table-cell>
          <table:table-cell table:formula="of:=[.U352]-[.U$1]/400" office:value-type="float" office:value="0.0209439600000008">
            <text:p>0.020944</text:p>
          </table:table-cell>
          <table:table-cell table:formula="of:=[.V352]-[.V$1]/400" office:value-type="float" office:value="0">
            <text:p>0.000000</text:p>
          </table:table-cell>
          <table:table-cell table:formula="of:=[.W352]-[.W$1]/400" office:value-type="float" office:value="-0.0628318799999963">
            <text:p>-0.062832</text:p>
          </table:table-cell>
          <table:table-cell table:formula="of:=[.X352]-[.X$1]/400" office:value-type="float" office:value="0">
            <text:p>0.000000</text:p>
          </table:table-cell>
          <table:table-cell table:formula="of:=[.Y352]-[.Y$1]/400" office:value-type="float" office:value="0">
            <text:p>0.000000</text:p>
          </table:table-cell>
          <table:table-cell table:formula="of:=[.Z352]-[.Z$1]/400" office:value-type="float" office:value="0">
            <text:p>0.000000</text:p>
          </table:table-cell>
          <table:table-cell table:formula="of:=[.AA352]-[.AA$1]/400" office:value-type="float" office:value="0">
            <text:p>0.000000</text:p>
          </table:table-cell>
          <table:table-cell table:formula="of:=[.AB352]-[.AB$1]/400" office:value-type="float" office:value="0">
            <text:p>0.000000</text:p>
          </table:table-cell>
          <table:table-cell table:formula="of:=[.AC352]-[.AC$1]/400" office:value-type="float" office:value="0">
            <text:p>0.000000</text:p>
          </table:table-cell>
          <table:table-cell table:formula="of:=[.AD352]-[.AD$1]/400" office:value-type="float" office:value="0">
            <text:p>0.000000</text:p>
          </table:table-cell>
        </table:table-row>
        <table:table-row table:style-name="ro1">
          <table:table-cell table:formula="of:=[.A353]-[.A$1]/400" office:value-type="float" office:value="0">
            <text:p>0.000000</text:p>
          </table:table-cell>
          <table:table-cell table:formula="of:=[.B353]-[.B$1]/400" office:value-type="float" office:value="0">
            <text:p>0.000000</text:p>
          </table:table-cell>
          <table:table-cell table:formula="of:=[.C353]-[.C$1]/400" office:value-type="float" office:value="-0.0446794924999977">
            <text:p>-0.044679</text:p>
          </table:table-cell>
          <table:table-cell table:formula="of:=[.D353]-[.D$1]/400" office:value-type="float" office:value="0.0893589849999955">
            <text:p>0.089359</text:p>
          </table:table-cell>
          <table:table-cell table:formula="of:=[.E353]-[.E$1]/400" office:value-type="float" office:value="-0.0446794924999977">
            <text:p>-0.044679</text:p>
          </table:table-cell>
          <table:table-cell table:formula="of:=[.F353]-[.F$1]/400" office:value-type="float" office:value="0">
            <text:p>0.000000</text:p>
          </table:table-cell>
          <table:table-cell table:formula="of:=[.G353]-[.G$1]/400" office:value-type="float" office:value="0">
            <text:p>0.000000</text:p>
          </table:table-cell>
          <table:table-cell table:formula="of:=[.H353]-[.H$1]/400" office:value-type="float" office:value="0">
            <text:p>0.000000</text:p>
          </table:table-cell>
          <table:table-cell table:formula="of:=[.I353]-[.I$1]/400" office:value-type="float" office:value="-0.0446794924999977">
            <text:p>-0.044679</text:p>
          </table:table-cell>
          <table:table-cell table:formula="of:=[.J353]-[.J$1]/400" office:value-type="float" office:value="0.0893589849999955">
            <text:p>0.089359</text:p>
          </table:table-cell>
          <table:table-cell table:formula="of:=[.K353]-[.K$1]/400" office:value-type="float" office:value="-0.0446794924999977">
            <text:p>-0.044679</text:p>
          </table:table-cell>
          <table:table-cell table:formula="of:=[.L353]-[.L$1]/400" office:value-type="float" office:value="0">
            <text:p>0.000000</text:p>
          </table:table-cell>
          <table:table-cell table:formula="of:=[.M353]-[.M$1]/400" office:value-type="float" office:value="0.0205076275000008">
            <text:p>0.020508</text:p>
          </table:table-cell>
          <table:table-cell table:formula="of:=[.N353]-[.N$1]/400" office:value-type="float" office:value="-0.0205076275000008">
            <text:p>-0.020508</text:p>
          </table:table-cell>
          <table:table-cell table:formula="of:=[.O353]-[.O$1]/400" office:value-type="float" office:value="0">
            <text:p>0.000000</text:p>
          </table:table-cell>
          <table:table-cell table:formula="of:=[.P353]-[.P$1]/400" office:value-type="float" office:value="-0.0615228824999963">
            <text:p>-0.061523</text:p>
          </table:table-cell>
          <table:table-cell table:formula="of:=[.Q353]-[.Q$1]/400" office:value-type="float" office:value="0">
            <text:p>0.000000</text:p>
          </table:table-cell>
          <table:table-cell table:formula="of:=[.R353]-[.R$1]/400" office:value-type="float" office:value="0">
            <text:p>0.000000</text:p>
          </table:table-cell>
          <table:table-cell table:formula="of:=[.S353]-[.S$1]/400" office:value-type="float" office:value="0">
            <text:p>0.000000</text:p>
          </table:table-cell>
          <table:table-cell table:formula="of:=[.T353]-[.T$1]/400" office:value-type="float" office:value="0.0205076275000008">
            <text:p>0.020508</text:p>
          </table:table-cell>
          <table:table-cell table:formula="of:=[.U353]-[.U$1]/400" office:value-type="float" office:value="0.0205076275000008">
            <text:p>0.020508</text:p>
          </table:table-cell>
          <table:table-cell table:formula="of:=[.V353]-[.V$1]/400" office:value-type="float" office:value="0">
            <text:p>0.000000</text:p>
          </table:table-cell>
          <table:table-cell table:formula="of:=[.W353]-[.W$1]/400" office:value-type="float" office:value="-0.0615228824999963">
            <text:p>-0.061523</text:p>
          </table:table-cell>
          <table:table-cell table:formula="of:=[.X353]-[.X$1]/400" office:value-type="float" office:value="0">
            <text:p>0.000000</text:p>
          </table:table-cell>
          <table:table-cell table:formula="of:=[.Y353]-[.Y$1]/400" office:value-type="float" office:value="0">
            <text:p>0.000000</text:p>
          </table:table-cell>
          <table:table-cell table:formula="of:=[.Z353]-[.Z$1]/400" office:value-type="float" office:value="0">
            <text:p>0.000000</text:p>
          </table:table-cell>
          <table:table-cell table:formula="of:=[.AA353]-[.AA$1]/400" office:value-type="float" office:value="0">
            <text:p>0.000000</text:p>
          </table:table-cell>
          <table:table-cell table:formula="of:=[.AB353]-[.AB$1]/400" office:value-type="float" office:value="0">
            <text:p>0.000000</text:p>
          </table:table-cell>
          <table:table-cell table:formula="of:=[.AC353]-[.AC$1]/400" office:value-type="float" office:value="0">
            <text:p>0.000000</text:p>
          </table:table-cell>
          <table:table-cell table:formula="of:=[.AD353]-[.AD$1]/400" office:value-type="float" office:value="0">
            <text:p>0.000000</text:p>
          </table:table-cell>
        </table:table-row>
        <table:table-row table:style-name="ro1">
          <table:table-cell table:formula="of:=[.A354]-[.A$1]/400" office:value-type="float" office:value="0">
            <text:p>0.000000</text:p>
          </table:table-cell>
          <table:table-cell table:formula="of:=[.B354]-[.B$1]/400" office:value-type="float" office:value="0">
            <text:p>0.000000</text:p>
          </table:table-cell>
          <table:table-cell table:formula="of:=[.C354]-[.C$1]/400" office:value-type="float" office:value="-0.0437288649999977">
            <text:p>-0.043729</text:p>
          </table:table-cell>
          <table:table-cell table:formula="of:=[.D354]-[.D$1]/400" office:value-type="float" office:value="0.0874577299999955">
            <text:p>0.087458</text:p>
          </table:table-cell>
          <table:table-cell table:formula="of:=[.E354]-[.E$1]/400" office:value-type="float" office:value="-0.0437288649999977">
            <text:p>-0.043729</text:p>
          </table:table-cell>
          <table:table-cell table:formula="of:=[.F354]-[.F$1]/400" office:value-type="float" office:value="0">
            <text:p>0.000000</text:p>
          </table:table-cell>
          <table:table-cell table:formula="of:=[.G354]-[.G$1]/400" office:value-type="float" office:value="0">
            <text:p>0.000000</text:p>
          </table:table-cell>
          <table:table-cell table:formula="of:=[.H354]-[.H$1]/400" office:value-type="float" office:value="0">
            <text:p>0.000000</text:p>
          </table:table-cell>
          <table:table-cell table:formula="of:=[.I354]-[.I$1]/400" office:value-type="float" office:value="-0.0437288649999977">
            <text:p>-0.043729</text:p>
          </table:table-cell>
          <table:table-cell table:formula="of:=[.J354]-[.J$1]/400" office:value-type="float" office:value="0.0874577299999955">
            <text:p>0.087458</text:p>
          </table:table-cell>
          <table:table-cell table:formula="of:=[.K354]-[.K$1]/400" office:value-type="float" office:value="-0.0437288649999977">
            <text:p>-0.043729</text:p>
          </table:table-cell>
          <table:table-cell table:formula="of:=[.L354]-[.L$1]/400" office:value-type="float" office:value="0">
            <text:p>0.000000</text:p>
          </table:table-cell>
          <table:table-cell table:formula="of:=[.M354]-[.M$1]/400" office:value-type="float" office:value="0.0200712950000008">
            <text:p>0.020071</text:p>
          </table:table-cell>
          <table:table-cell table:formula="of:=[.N354]-[.N$1]/400" office:value-type="float" office:value="-0.0200712950000008">
            <text:p>-0.020071</text:p>
          </table:table-cell>
          <table:table-cell table:formula="of:=[.O354]-[.O$1]/400" office:value-type="float" office:value="0">
            <text:p>0.000000</text:p>
          </table:table-cell>
          <table:table-cell table:formula="of:=[.P354]-[.P$1]/400" office:value-type="float" office:value="-0.0602138849999963">
            <text:p>-0.060214</text:p>
          </table:table-cell>
          <table:table-cell table:formula="of:=[.Q354]-[.Q$1]/400" office:value-type="float" office:value="0">
            <text:p>0.000000</text:p>
          </table:table-cell>
          <table:table-cell table:formula="of:=[.R354]-[.R$1]/400" office:value-type="float" office:value="0">
            <text:p>0.000000</text:p>
          </table:table-cell>
          <table:table-cell table:formula="of:=[.S354]-[.S$1]/400" office:value-type="float" office:value="0">
            <text:p>0.000000</text:p>
          </table:table-cell>
          <table:table-cell table:formula="of:=[.T354]-[.T$1]/400" office:value-type="float" office:value="0.0200712950000008">
            <text:p>0.020071</text:p>
          </table:table-cell>
          <table:table-cell table:formula="of:=[.U354]-[.U$1]/400" office:value-type="float" office:value="0.0200712950000008">
            <text:p>0.020071</text:p>
          </table:table-cell>
          <table:table-cell table:formula="of:=[.V354]-[.V$1]/400" office:value-type="float" office:value="0">
            <text:p>0.000000</text:p>
          </table:table-cell>
          <table:table-cell table:formula="of:=[.W354]-[.W$1]/400" office:value-type="float" office:value="-0.0602138849999963">
            <text:p>-0.060214</text:p>
          </table:table-cell>
          <table:table-cell table:formula="of:=[.X354]-[.X$1]/400" office:value-type="float" office:value="0">
            <text:p>0.000000</text:p>
          </table:table-cell>
          <table:table-cell table:formula="of:=[.Y354]-[.Y$1]/400" office:value-type="float" office:value="0">
            <text:p>0.000000</text:p>
          </table:table-cell>
          <table:table-cell table:formula="of:=[.Z354]-[.Z$1]/400" office:value-type="float" office:value="0">
            <text:p>0.000000</text:p>
          </table:table-cell>
          <table:table-cell table:formula="of:=[.AA354]-[.AA$1]/400" office:value-type="float" office:value="0">
            <text:p>0.000000</text:p>
          </table:table-cell>
          <table:table-cell table:formula="of:=[.AB354]-[.AB$1]/400" office:value-type="float" office:value="0">
            <text:p>0.000000</text:p>
          </table:table-cell>
          <table:table-cell table:formula="of:=[.AC354]-[.AC$1]/400" office:value-type="float" office:value="0">
            <text:p>0.000000</text:p>
          </table:table-cell>
          <table:table-cell table:formula="of:=[.AD354]-[.AD$1]/400" office:value-type="float" office:value="0">
            <text:p>0.000000</text:p>
          </table:table-cell>
        </table:table-row>
        <table:table-row table:style-name="ro1">
          <table:table-cell table:formula="of:=[.A355]-[.A$1]/400" office:value-type="float" office:value="0">
            <text:p>0.000000</text:p>
          </table:table-cell>
          <table:table-cell table:formula="of:=[.B355]-[.B$1]/400" office:value-type="float" office:value="0">
            <text:p>0.000000</text:p>
          </table:table-cell>
          <table:table-cell table:formula="of:=[.C355]-[.C$1]/400" office:value-type="float" office:value="-0.0427782374999977">
            <text:p>-0.042778</text:p>
          </table:table-cell>
          <table:table-cell table:formula="of:=[.D355]-[.D$1]/400" office:value-type="float" office:value="0.0855564749999954">
            <text:p>0.085556</text:p>
          </table:table-cell>
          <table:table-cell table:formula="of:=[.E355]-[.E$1]/400" office:value-type="float" office:value="-0.0427782374999977">
            <text:p>-0.042778</text:p>
          </table:table-cell>
          <table:table-cell table:formula="of:=[.F355]-[.F$1]/400" office:value-type="float" office:value="0">
            <text:p>0.000000</text:p>
          </table:table-cell>
          <table:table-cell table:formula="of:=[.G355]-[.G$1]/400" office:value-type="float" office:value="0">
            <text:p>0.000000</text:p>
          </table:table-cell>
          <table:table-cell table:formula="of:=[.H355]-[.H$1]/400" office:value-type="float" office:value="0">
            <text:p>0.000000</text:p>
          </table:table-cell>
          <table:table-cell table:formula="of:=[.I355]-[.I$1]/400" office:value-type="float" office:value="-0.0427782374999977">
            <text:p>-0.042778</text:p>
          </table:table-cell>
          <table:table-cell table:formula="of:=[.J355]-[.J$1]/400" office:value-type="float" office:value="0.0855564749999954">
            <text:p>0.085556</text:p>
          </table:table-cell>
          <table:table-cell table:formula="of:=[.K355]-[.K$1]/400" office:value-type="float" office:value="-0.0427782374999977">
            <text:p>-0.042778</text:p>
          </table:table-cell>
          <table:table-cell table:formula="of:=[.L355]-[.L$1]/400" office:value-type="float" office:value="0">
            <text:p>0.000000</text:p>
          </table:table-cell>
          <table:table-cell table:formula="of:=[.M355]-[.M$1]/400" office:value-type="float" office:value="0.0196349625000008">
            <text:p>0.019635</text:p>
          </table:table-cell>
          <table:table-cell table:formula="of:=[.N355]-[.N$1]/400" office:value-type="float" office:value="-0.0196349625000008">
            <text:p>-0.019635</text:p>
          </table:table-cell>
          <table:table-cell table:formula="of:=[.O355]-[.O$1]/400" office:value-type="float" office:value="0">
            <text:p>0.000000</text:p>
          </table:table-cell>
          <table:table-cell table:formula="of:=[.P355]-[.P$1]/400" office:value-type="float" office:value="-0.0589048874999963">
            <text:p>-0.058905</text:p>
          </table:table-cell>
          <table:table-cell table:formula="of:=[.Q355]-[.Q$1]/400" office:value-type="float" office:value="0">
            <text:p>0.000000</text:p>
          </table:table-cell>
          <table:table-cell table:formula="of:=[.R355]-[.R$1]/400" office:value-type="float" office:value="0">
            <text:p>0.000000</text:p>
          </table:table-cell>
          <table:table-cell table:formula="of:=[.S355]-[.S$1]/400" office:value-type="float" office:value="0">
            <text:p>0.000000</text:p>
          </table:table-cell>
          <table:table-cell table:formula="of:=[.T355]-[.T$1]/400" office:value-type="float" office:value="0.0196349625000008">
            <text:p>0.019635</text:p>
          </table:table-cell>
          <table:table-cell table:formula="of:=[.U355]-[.U$1]/400" office:value-type="float" office:value="0.0196349625000008">
            <text:p>0.019635</text:p>
          </table:table-cell>
          <table:table-cell table:formula="of:=[.V355]-[.V$1]/400" office:value-type="float" office:value="0">
            <text:p>0.000000</text:p>
          </table:table-cell>
          <table:table-cell table:formula="of:=[.W355]-[.W$1]/400" office:value-type="float" office:value="-0.0589048874999963">
            <text:p>-0.058905</text:p>
          </table:table-cell>
          <table:table-cell table:formula="of:=[.X355]-[.X$1]/400" office:value-type="float" office:value="0">
            <text:p>0.000000</text:p>
          </table:table-cell>
          <table:table-cell table:formula="of:=[.Y355]-[.Y$1]/400" office:value-type="float" office:value="0">
            <text:p>0.000000</text:p>
          </table:table-cell>
          <table:table-cell table:formula="of:=[.Z355]-[.Z$1]/400" office:value-type="float" office:value="0">
            <text:p>0.000000</text:p>
          </table:table-cell>
          <table:table-cell table:formula="of:=[.AA355]-[.AA$1]/400" office:value-type="float" office:value="0">
            <text:p>0.000000</text:p>
          </table:table-cell>
          <table:table-cell table:formula="of:=[.AB355]-[.AB$1]/400" office:value-type="float" office:value="0">
            <text:p>0.000000</text:p>
          </table:table-cell>
          <table:table-cell table:formula="of:=[.AC355]-[.AC$1]/400" office:value-type="float" office:value="0">
            <text:p>0.000000</text:p>
          </table:table-cell>
          <table:table-cell table:formula="of:=[.AD355]-[.AD$1]/400" office:value-type="float" office:value="0">
            <text:p>0.000000</text:p>
          </table:table-cell>
        </table:table-row>
        <table:table-row table:style-name="ro1">
          <table:table-cell table:formula="of:=[.A356]-[.A$1]/400" office:value-type="float" office:value="0">
            <text:p>0.000000</text:p>
          </table:table-cell>
          <table:table-cell table:formula="of:=[.B356]-[.B$1]/400" office:value-type="float" office:value="0">
            <text:p>0.000000</text:p>
          </table:table-cell>
          <table:table-cell table:formula="of:=[.C356]-[.C$1]/400" office:value-type="float" office:value="-0.0418276099999977">
            <text:p>-0.041828</text:p>
          </table:table-cell>
          <table:table-cell table:formula="of:=[.D356]-[.D$1]/400" office:value-type="float" office:value="0.0836552199999955">
            <text:p>0.083655</text:p>
          </table:table-cell>
          <table:table-cell table:formula="of:=[.E356]-[.E$1]/400" office:value-type="float" office:value="-0.0418276099999977">
            <text:p>-0.041828</text:p>
          </table:table-cell>
          <table:table-cell table:formula="of:=[.F356]-[.F$1]/400" office:value-type="float" office:value="0">
            <text:p>0.000000</text:p>
          </table:table-cell>
          <table:table-cell table:formula="of:=[.G356]-[.G$1]/400" office:value-type="float" office:value="0">
            <text:p>0.000000</text:p>
          </table:table-cell>
          <table:table-cell table:formula="of:=[.H356]-[.H$1]/400" office:value-type="float" office:value="0">
            <text:p>0.000000</text:p>
          </table:table-cell>
          <table:table-cell table:formula="of:=[.I356]-[.I$1]/400" office:value-type="float" office:value="-0.0418276099999977">
            <text:p>-0.041828</text:p>
          </table:table-cell>
          <table:table-cell table:formula="of:=[.J356]-[.J$1]/400" office:value-type="float" office:value="0.0836552199999955">
            <text:p>0.083655</text:p>
          </table:table-cell>
          <table:table-cell table:formula="of:=[.K356]-[.K$1]/400" office:value-type="float" office:value="-0.0418276099999977">
            <text:p>-0.041828</text:p>
          </table:table-cell>
          <table:table-cell table:formula="of:=[.L356]-[.L$1]/400" office:value-type="float" office:value="0">
            <text:p>0.000000</text:p>
          </table:table-cell>
          <table:table-cell table:formula="of:=[.M356]-[.M$1]/400" office:value-type="float" office:value="0.0191986300000008">
            <text:p>0.019199</text:p>
          </table:table-cell>
          <table:table-cell table:formula="of:=[.N356]-[.N$1]/400" office:value-type="float" office:value="-0.0191986300000008">
            <text:p>-0.019199</text:p>
          </table:table-cell>
          <table:table-cell table:formula="of:=[.O356]-[.O$1]/400" office:value-type="float" office:value="0">
            <text:p>0.000000</text:p>
          </table:table-cell>
          <table:table-cell table:formula="of:=[.P356]-[.P$1]/400" office:value-type="float" office:value="-0.0575958899999963">
            <text:p>-0.057596</text:p>
          </table:table-cell>
          <table:table-cell table:formula="of:=[.Q356]-[.Q$1]/400" office:value-type="float" office:value="0">
            <text:p>0.000000</text:p>
          </table:table-cell>
          <table:table-cell table:formula="of:=[.R356]-[.R$1]/400" office:value-type="float" office:value="0">
            <text:p>0.000000</text:p>
          </table:table-cell>
          <table:table-cell table:formula="of:=[.S356]-[.S$1]/400" office:value-type="float" office:value="0">
            <text:p>0.000000</text:p>
          </table:table-cell>
          <table:table-cell table:formula="of:=[.T356]-[.T$1]/400" office:value-type="float" office:value="0.0191986300000008">
            <text:p>0.019199</text:p>
          </table:table-cell>
          <table:table-cell table:formula="of:=[.U356]-[.U$1]/400" office:value-type="float" office:value="0.0191986300000008">
            <text:p>0.019199</text:p>
          </table:table-cell>
          <table:table-cell table:formula="of:=[.V356]-[.V$1]/400" office:value-type="float" office:value="0">
            <text:p>0.000000</text:p>
          </table:table-cell>
          <table:table-cell table:formula="of:=[.W356]-[.W$1]/400" office:value-type="float" office:value="-0.0575958899999963">
            <text:p>-0.057596</text:p>
          </table:table-cell>
          <table:table-cell table:formula="of:=[.X356]-[.X$1]/400" office:value-type="float" office:value="0">
            <text:p>0.000000</text:p>
          </table:table-cell>
          <table:table-cell table:formula="of:=[.Y356]-[.Y$1]/400" office:value-type="float" office:value="0">
            <text:p>0.000000</text:p>
          </table:table-cell>
          <table:table-cell table:formula="of:=[.Z356]-[.Z$1]/400" office:value-type="float" office:value="0">
            <text:p>0.000000</text:p>
          </table:table-cell>
          <table:table-cell table:formula="of:=[.AA356]-[.AA$1]/400" office:value-type="float" office:value="0">
            <text:p>0.000000</text:p>
          </table:table-cell>
          <table:table-cell table:formula="of:=[.AB356]-[.AB$1]/400" office:value-type="float" office:value="0">
            <text:p>0.000000</text:p>
          </table:table-cell>
          <table:table-cell table:formula="of:=[.AC356]-[.AC$1]/400" office:value-type="float" office:value="0">
            <text:p>0.000000</text:p>
          </table:table-cell>
          <table:table-cell table:formula="of:=[.AD356]-[.AD$1]/400" office:value-type="float" office:value="0">
            <text:p>0.000000</text:p>
          </table:table-cell>
        </table:table-row>
        <table:table-row table:style-name="ro1">
          <table:table-cell table:formula="of:=[.A357]-[.A$1]/400" office:value-type="float" office:value="0">
            <text:p>0.000000</text:p>
          </table:table-cell>
          <table:table-cell table:formula="of:=[.B357]-[.B$1]/400" office:value-type="float" office:value="0">
            <text:p>0.000000</text:p>
          </table:table-cell>
          <table:table-cell table:formula="of:=[.C357]-[.C$1]/400" office:value-type="float" office:value="-0.0408769824999977">
            <text:p>-0.040877</text:p>
          </table:table-cell>
          <table:table-cell table:formula="of:=[.D357]-[.D$1]/400" office:value-type="float" office:value="0.0817539649999955">
            <text:p>0.081754</text:p>
          </table:table-cell>
          <table:table-cell table:formula="of:=[.E357]-[.E$1]/400" office:value-type="float" office:value="-0.0408769824999977">
            <text:p>-0.040877</text:p>
          </table:table-cell>
          <table:table-cell table:formula="of:=[.F357]-[.F$1]/400" office:value-type="float" office:value="0">
            <text:p>0.000000</text:p>
          </table:table-cell>
          <table:table-cell table:formula="of:=[.G357]-[.G$1]/400" office:value-type="float" office:value="0">
            <text:p>0.000000</text:p>
          </table:table-cell>
          <table:table-cell table:formula="of:=[.H357]-[.H$1]/400" office:value-type="float" office:value="0">
            <text:p>0.000000</text:p>
          </table:table-cell>
          <table:table-cell table:formula="of:=[.I357]-[.I$1]/400" office:value-type="float" office:value="-0.0408769824999977">
            <text:p>-0.040877</text:p>
          </table:table-cell>
          <table:table-cell table:formula="of:=[.J357]-[.J$1]/400" office:value-type="float" office:value="0.0817539649999955">
            <text:p>0.081754</text:p>
          </table:table-cell>
          <table:table-cell table:formula="of:=[.K357]-[.K$1]/400" office:value-type="float" office:value="-0.0408769824999977">
            <text:p>-0.040877</text:p>
          </table:table-cell>
          <table:table-cell table:formula="of:=[.L357]-[.L$1]/400" office:value-type="float" office:value="0">
            <text:p>0.000000</text:p>
          </table:table-cell>
          <table:table-cell table:formula="of:=[.M357]-[.M$1]/400" office:value-type="float" office:value="0.0187622975000008">
            <text:p>0.018762</text:p>
          </table:table-cell>
          <table:table-cell table:formula="of:=[.N357]-[.N$1]/400" office:value-type="float" office:value="-0.0187622975000008">
            <text:p>-0.018762</text:p>
          </table:table-cell>
          <table:table-cell table:formula="of:=[.O357]-[.O$1]/400" office:value-type="float" office:value="0">
            <text:p>0.000000</text:p>
          </table:table-cell>
          <table:table-cell table:formula="of:=[.P357]-[.P$1]/400" office:value-type="float" office:value="-0.0562868924999963">
            <text:p>-0.056287</text:p>
          </table:table-cell>
          <table:table-cell table:formula="of:=[.Q357]-[.Q$1]/400" office:value-type="float" office:value="0">
            <text:p>0.000000</text:p>
          </table:table-cell>
          <table:table-cell table:formula="of:=[.R357]-[.R$1]/400" office:value-type="float" office:value="0">
            <text:p>0.000000</text:p>
          </table:table-cell>
          <table:table-cell table:formula="of:=[.S357]-[.S$1]/400" office:value-type="float" office:value="0">
            <text:p>0.000000</text:p>
          </table:table-cell>
          <table:table-cell table:formula="of:=[.T357]-[.T$1]/400" office:value-type="float" office:value="0.0187622975000008">
            <text:p>0.018762</text:p>
          </table:table-cell>
          <table:table-cell table:formula="of:=[.U357]-[.U$1]/400" office:value-type="float" office:value="0.0187622975000008">
            <text:p>0.018762</text:p>
          </table:table-cell>
          <table:table-cell table:formula="of:=[.V357]-[.V$1]/400" office:value-type="float" office:value="0">
            <text:p>0.000000</text:p>
          </table:table-cell>
          <table:table-cell table:formula="of:=[.W357]-[.W$1]/400" office:value-type="float" office:value="-0.0562868924999963">
            <text:p>-0.056287</text:p>
          </table:table-cell>
          <table:table-cell table:formula="of:=[.X357]-[.X$1]/400" office:value-type="float" office:value="0">
            <text:p>0.000000</text:p>
          </table:table-cell>
          <table:table-cell table:formula="of:=[.Y357]-[.Y$1]/400" office:value-type="float" office:value="0">
            <text:p>0.000000</text:p>
          </table:table-cell>
          <table:table-cell table:formula="of:=[.Z357]-[.Z$1]/400" office:value-type="float" office:value="0">
            <text:p>0.000000</text:p>
          </table:table-cell>
          <table:table-cell table:formula="of:=[.AA357]-[.AA$1]/400" office:value-type="float" office:value="0">
            <text:p>0.000000</text:p>
          </table:table-cell>
          <table:table-cell table:formula="of:=[.AB357]-[.AB$1]/400" office:value-type="float" office:value="0">
            <text:p>0.000000</text:p>
          </table:table-cell>
          <table:table-cell table:formula="of:=[.AC357]-[.AC$1]/400" office:value-type="float" office:value="0">
            <text:p>0.000000</text:p>
          </table:table-cell>
          <table:table-cell table:formula="of:=[.AD357]-[.AD$1]/400" office:value-type="float" office:value="0">
            <text:p>0.000000</text:p>
          </table:table-cell>
        </table:table-row>
        <table:table-row table:style-name="ro1">
          <table:table-cell table:formula="of:=[.A358]-[.A$1]/400" office:value-type="float" office:value="0">
            <text:p>0.000000</text:p>
          </table:table-cell>
          <table:table-cell table:formula="of:=[.B358]-[.B$1]/400" office:value-type="float" office:value="0">
            <text:p>0.000000</text:p>
          </table:table-cell>
          <table:table-cell table:formula="of:=[.C358]-[.C$1]/400" office:value-type="float" office:value="-0.0399263549999977">
            <text:p>-0.039926</text:p>
          </table:table-cell>
          <table:table-cell table:formula="of:=[.D358]-[.D$1]/400" office:value-type="float" office:value="0.0798527099999954">
            <text:p>0.079853</text:p>
          </table:table-cell>
          <table:table-cell table:formula="of:=[.E358]-[.E$1]/400" office:value-type="float" office:value="-0.0399263549999977">
            <text:p>-0.039926</text:p>
          </table:table-cell>
          <table:table-cell table:formula="of:=[.F358]-[.F$1]/400" office:value-type="float" office:value="0">
            <text:p>0.000000</text:p>
          </table:table-cell>
          <table:table-cell table:formula="of:=[.G358]-[.G$1]/400" office:value-type="float" office:value="0">
            <text:p>0.000000</text:p>
          </table:table-cell>
          <table:table-cell table:formula="of:=[.H358]-[.H$1]/400" office:value-type="float" office:value="0">
            <text:p>0.000000</text:p>
          </table:table-cell>
          <table:table-cell table:formula="of:=[.I358]-[.I$1]/400" office:value-type="float" office:value="-0.0399263549999977">
            <text:p>-0.039926</text:p>
          </table:table-cell>
          <table:table-cell table:formula="of:=[.J358]-[.J$1]/400" office:value-type="float" office:value="0.0798527099999954">
            <text:p>0.079853</text:p>
          </table:table-cell>
          <table:table-cell table:formula="of:=[.K358]-[.K$1]/400" office:value-type="float" office:value="-0.0399263549999977">
            <text:p>-0.039926</text:p>
          </table:table-cell>
          <table:table-cell table:formula="of:=[.L358]-[.L$1]/400" office:value-type="float" office:value="0">
            <text:p>0.000000</text:p>
          </table:table-cell>
          <table:table-cell table:formula="of:=[.M358]-[.M$1]/400" office:value-type="float" office:value="0.0183259650000008">
            <text:p>0.018326</text:p>
          </table:table-cell>
          <table:table-cell table:formula="of:=[.N358]-[.N$1]/400" office:value-type="float" office:value="-0.0183259650000008">
            <text:p>-0.018326</text:p>
          </table:table-cell>
          <table:table-cell table:formula="of:=[.O358]-[.O$1]/400" office:value-type="float" office:value="0">
            <text:p>0.000000</text:p>
          </table:table-cell>
          <table:table-cell table:formula="of:=[.P358]-[.P$1]/400" office:value-type="float" office:value="-0.0549778949999963">
            <text:p>-0.054978</text:p>
          </table:table-cell>
          <table:table-cell table:formula="of:=[.Q358]-[.Q$1]/400" office:value-type="float" office:value="0">
            <text:p>0.000000</text:p>
          </table:table-cell>
          <table:table-cell table:formula="of:=[.R358]-[.R$1]/400" office:value-type="float" office:value="0">
            <text:p>0.000000</text:p>
          </table:table-cell>
          <table:table-cell table:formula="of:=[.S358]-[.S$1]/400" office:value-type="float" office:value="0">
            <text:p>0.000000</text:p>
          </table:table-cell>
          <table:table-cell table:formula="of:=[.T358]-[.T$1]/400" office:value-type="float" office:value="0.0183259650000008">
            <text:p>0.018326</text:p>
          </table:table-cell>
          <table:table-cell table:formula="of:=[.U358]-[.U$1]/400" office:value-type="float" office:value="0.0183259650000008">
            <text:p>0.018326</text:p>
          </table:table-cell>
          <table:table-cell table:formula="of:=[.V358]-[.V$1]/400" office:value-type="float" office:value="0">
            <text:p>0.000000</text:p>
          </table:table-cell>
          <table:table-cell table:formula="of:=[.W358]-[.W$1]/400" office:value-type="float" office:value="-0.0549778949999963">
            <text:p>-0.054978</text:p>
          </table:table-cell>
          <table:table-cell table:formula="of:=[.X358]-[.X$1]/400" office:value-type="float" office:value="0">
            <text:p>0.000000</text:p>
          </table:table-cell>
          <table:table-cell table:formula="of:=[.Y358]-[.Y$1]/400" office:value-type="float" office:value="0">
            <text:p>0.000000</text:p>
          </table:table-cell>
          <table:table-cell table:formula="of:=[.Z358]-[.Z$1]/400" office:value-type="float" office:value="0">
            <text:p>0.000000</text:p>
          </table:table-cell>
          <table:table-cell table:formula="of:=[.AA358]-[.AA$1]/400" office:value-type="float" office:value="0">
            <text:p>0.000000</text:p>
          </table:table-cell>
          <table:table-cell table:formula="of:=[.AB358]-[.AB$1]/400" office:value-type="float" office:value="0">
            <text:p>0.000000</text:p>
          </table:table-cell>
          <table:table-cell table:formula="of:=[.AC358]-[.AC$1]/400" office:value-type="float" office:value="0">
            <text:p>0.000000</text:p>
          </table:table-cell>
          <table:table-cell table:formula="of:=[.AD358]-[.AD$1]/400" office:value-type="float" office:value="0">
            <text:p>0.000000</text:p>
          </table:table-cell>
        </table:table-row>
        <table:table-row table:style-name="ro1">
          <table:table-cell table:formula="of:=[.A359]-[.A$1]/400" office:value-type="float" office:value="0">
            <text:p>0.000000</text:p>
          </table:table-cell>
          <table:table-cell table:formula="of:=[.B359]-[.B$1]/400" office:value-type="float" office:value="0">
            <text:p>0.000000</text:p>
          </table:table-cell>
          <table:table-cell table:formula="of:=[.C359]-[.C$1]/400" office:value-type="float" office:value="-0.0389757274999977">
            <text:p>-0.038976</text:p>
          </table:table-cell>
          <table:table-cell table:formula="of:=[.D359]-[.D$1]/400" office:value-type="float" office:value="0.0779514549999954">
            <text:p>0.077951</text:p>
          </table:table-cell>
          <table:table-cell table:formula="of:=[.E359]-[.E$1]/400" office:value-type="float" office:value="-0.0389757274999977">
            <text:p>-0.038976</text:p>
          </table:table-cell>
          <table:table-cell table:formula="of:=[.F359]-[.F$1]/400" office:value-type="float" office:value="0">
            <text:p>0.000000</text:p>
          </table:table-cell>
          <table:table-cell table:formula="of:=[.G359]-[.G$1]/400" office:value-type="float" office:value="0">
            <text:p>0.000000</text:p>
          </table:table-cell>
          <table:table-cell table:formula="of:=[.H359]-[.H$1]/400" office:value-type="float" office:value="0">
            <text:p>0.000000</text:p>
          </table:table-cell>
          <table:table-cell table:formula="of:=[.I359]-[.I$1]/400" office:value-type="float" office:value="-0.0389757274999977">
            <text:p>-0.038976</text:p>
          </table:table-cell>
          <table:table-cell table:formula="of:=[.J359]-[.J$1]/400" office:value-type="float" office:value="0.0779514549999954">
            <text:p>0.077951</text:p>
          </table:table-cell>
          <table:table-cell table:formula="of:=[.K359]-[.K$1]/400" office:value-type="float" office:value="-0.0389757274999977">
            <text:p>-0.038976</text:p>
          </table:table-cell>
          <table:table-cell table:formula="of:=[.L359]-[.L$1]/400" office:value-type="float" office:value="0">
            <text:p>0.000000</text:p>
          </table:table-cell>
          <table:table-cell table:formula="of:=[.M359]-[.M$1]/400" office:value-type="float" office:value="0.0178896325000008">
            <text:p>0.017890</text:p>
          </table:table-cell>
          <table:table-cell table:formula="of:=[.N359]-[.N$1]/400" office:value-type="float" office:value="-0.0178896325000008">
            <text:p>-0.017890</text:p>
          </table:table-cell>
          <table:table-cell table:formula="of:=[.O359]-[.O$1]/400" office:value-type="float" office:value="0">
            <text:p>0.000000</text:p>
          </table:table-cell>
          <table:table-cell table:formula="of:=[.P359]-[.P$1]/400" office:value-type="float" office:value="-0.0536688974999963">
            <text:p>-0.053669</text:p>
          </table:table-cell>
          <table:table-cell table:formula="of:=[.Q359]-[.Q$1]/400" office:value-type="float" office:value="0">
            <text:p>0.000000</text:p>
          </table:table-cell>
          <table:table-cell table:formula="of:=[.R359]-[.R$1]/400" office:value-type="float" office:value="0">
            <text:p>0.000000</text:p>
          </table:table-cell>
          <table:table-cell table:formula="of:=[.S359]-[.S$1]/400" office:value-type="float" office:value="0">
            <text:p>0.000000</text:p>
          </table:table-cell>
          <table:table-cell table:formula="of:=[.T359]-[.T$1]/400" office:value-type="float" office:value="0.0178896325000008">
            <text:p>0.017890</text:p>
          </table:table-cell>
          <table:table-cell table:formula="of:=[.U359]-[.U$1]/400" office:value-type="float" office:value="0.0178896325000008">
            <text:p>0.017890</text:p>
          </table:table-cell>
          <table:table-cell table:formula="of:=[.V359]-[.V$1]/400" office:value-type="float" office:value="0">
            <text:p>0.000000</text:p>
          </table:table-cell>
          <table:table-cell table:formula="of:=[.W359]-[.W$1]/400" office:value-type="float" office:value="-0.0536688974999963">
            <text:p>-0.053669</text:p>
          </table:table-cell>
          <table:table-cell table:formula="of:=[.X359]-[.X$1]/400" office:value-type="float" office:value="0">
            <text:p>0.000000</text:p>
          </table:table-cell>
          <table:table-cell table:formula="of:=[.Y359]-[.Y$1]/400" office:value-type="float" office:value="0">
            <text:p>0.000000</text:p>
          </table:table-cell>
          <table:table-cell table:formula="of:=[.Z359]-[.Z$1]/400" office:value-type="float" office:value="0">
            <text:p>0.000000</text:p>
          </table:table-cell>
          <table:table-cell table:formula="of:=[.AA359]-[.AA$1]/400" office:value-type="float" office:value="0">
            <text:p>0.000000</text:p>
          </table:table-cell>
          <table:table-cell table:formula="of:=[.AB359]-[.AB$1]/400" office:value-type="float" office:value="0">
            <text:p>0.000000</text:p>
          </table:table-cell>
          <table:table-cell table:formula="of:=[.AC359]-[.AC$1]/400" office:value-type="float" office:value="0">
            <text:p>0.000000</text:p>
          </table:table-cell>
          <table:table-cell table:formula="of:=[.AD359]-[.AD$1]/400" office:value-type="float" office:value="0">
            <text:p>0.000000</text:p>
          </table:table-cell>
        </table:table-row>
        <table:table-row table:style-name="ro1">
          <table:table-cell table:formula="of:=[.A360]-[.A$1]/400" office:value-type="float" office:value="0">
            <text:p>0.000000</text:p>
          </table:table-cell>
          <table:table-cell table:formula="of:=[.B360]-[.B$1]/400" office:value-type="float" office:value="0">
            <text:p>0.000000</text:p>
          </table:table-cell>
          <table:table-cell table:formula="of:=[.C360]-[.C$1]/400" office:value-type="float" office:value="-0.0380250999999977">
            <text:p>-0.038025</text:p>
          </table:table-cell>
          <table:table-cell table:formula="of:=[.D360]-[.D$1]/400" office:value-type="float" office:value="0.0760501999999954">
            <text:p>0.076050</text:p>
          </table:table-cell>
          <table:table-cell table:formula="of:=[.E360]-[.E$1]/400" office:value-type="float" office:value="-0.0380250999999977">
            <text:p>-0.038025</text:p>
          </table:table-cell>
          <table:table-cell table:formula="of:=[.F360]-[.F$1]/400" office:value-type="float" office:value="0">
            <text:p>0.000000</text:p>
          </table:table-cell>
          <table:table-cell table:formula="of:=[.G360]-[.G$1]/400" office:value-type="float" office:value="0">
            <text:p>0.000000</text:p>
          </table:table-cell>
          <table:table-cell table:formula="of:=[.H360]-[.H$1]/400" office:value-type="float" office:value="0">
            <text:p>0.000000</text:p>
          </table:table-cell>
          <table:table-cell table:formula="of:=[.I360]-[.I$1]/400" office:value-type="float" office:value="-0.0380250999999977">
            <text:p>-0.038025</text:p>
          </table:table-cell>
          <table:table-cell table:formula="of:=[.J360]-[.J$1]/400" office:value-type="float" office:value="0.0760501999999954">
            <text:p>0.076050</text:p>
          </table:table-cell>
          <table:table-cell table:formula="of:=[.K360]-[.K$1]/400" office:value-type="float" office:value="-0.0380250999999977">
            <text:p>-0.038025</text:p>
          </table:table-cell>
          <table:table-cell table:formula="of:=[.L360]-[.L$1]/400" office:value-type="float" office:value="0">
            <text:p>0.000000</text:p>
          </table:table-cell>
          <table:table-cell table:formula="of:=[.M360]-[.M$1]/400" office:value-type="float" office:value="0.0174533000000008">
            <text:p>0.017453</text:p>
          </table:table-cell>
          <table:table-cell table:formula="of:=[.N360]-[.N$1]/400" office:value-type="float" office:value="-0.0174533000000008">
            <text:p>-0.017453</text:p>
          </table:table-cell>
          <table:table-cell table:formula="of:=[.O360]-[.O$1]/400" office:value-type="float" office:value="0">
            <text:p>0.000000</text:p>
          </table:table-cell>
          <table:table-cell table:formula="of:=[.P360]-[.P$1]/400" office:value-type="float" office:value="-0.0523598999999963">
            <text:p>-0.052360</text:p>
          </table:table-cell>
          <table:table-cell table:formula="of:=[.Q360]-[.Q$1]/400" office:value-type="float" office:value="0">
            <text:p>0.000000</text:p>
          </table:table-cell>
          <table:table-cell table:formula="of:=[.R360]-[.R$1]/400" office:value-type="float" office:value="0">
            <text:p>0.000000</text:p>
          </table:table-cell>
          <table:table-cell table:formula="of:=[.S360]-[.S$1]/400" office:value-type="float" office:value="0">
            <text:p>0.000000</text:p>
          </table:table-cell>
          <table:table-cell table:formula="of:=[.T360]-[.T$1]/400" office:value-type="float" office:value="0.0174533000000008">
            <text:p>0.017453</text:p>
          </table:table-cell>
          <table:table-cell table:formula="of:=[.U360]-[.U$1]/400" office:value-type="float" office:value="0.0174533000000008">
            <text:p>0.017453</text:p>
          </table:table-cell>
          <table:table-cell table:formula="of:=[.V360]-[.V$1]/400" office:value-type="float" office:value="0">
            <text:p>0.000000</text:p>
          </table:table-cell>
          <table:table-cell table:formula="of:=[.W360]-[.W$1]/400" office:value-type="float" office:value="-0.0523598999999963">
            <text:p>-0.052360</text:p>
          </table:table-cell>
          <table:table-cell table:formula="of:=[.X360]-[.X$1]/400" office:value-type="float" office:value="0">
            <text:p>0.000000</text:p>
          </table:table-cell>
          <table:table-cell table:formula="of:=[.Y360]-[.Y$1]/400" office:value-type="float" office:value="0">
            <text:p>0.000000</text:p>
          </table:table-cell>
          <table:table-cell table:formula="of:=[.Z360]-[.Z$1]/400" office:value-type="float" office:value="0">
            <text:p>0.000000</text:p>
          </table:table-cell>
          <table:table-cell table:formula="of:=[.AA360]-[.AA$1]/400" office:value-type="float" office:value="0">
            <text:p>0.000000</text:p>
          </table:table-cell>
          <table:table-cell table:formula="of:=[.AB360]-[.AB$1]/400" office:value-type="float" office:value="0">
            <text:p>0.000000</text:p>
          </table:table-cell>
          <table:table-cell table:formula="of:=[.AC360]-[.AC$1]/400" office:value-type="float" office:value="0">
            <text:p>0.000000</text:p>
          </table:table-cell>
          <table:table-cell table:formula="of:=[.AD360]-[.AD$1]/400" office:value-type="float" office:value="0">
            <text:p>0.000000</text:p>
          </table:table-cell>
        </table:table-row>
        <table:table-row table:style-name="ro1">
          <table:table-cell table:formula="of:=[.A361]-[.A$1]/400" office:value-type="float" office:value="0">
            <text:p>0.000000</text:p>
          </table:table-cell>
          <table:table-cell table:formula="of:=[.B361]-[.B$1]/400" office:value-type="float" office:value="0">
            <text:p>0.000000</text:p>
          </table:table-cell>
          <table:table-cell table:formula="of:=[.C361]-[.C$1]/400" office:value-type="float" office:value="-0.0370744724999977">
            <text:p>-0.037074</text:p>
          </table:table-cell>
          <table:table-cell table:formula="of:=[.D361]-[.D$1]/400" office:value-type="float" office:value="0.0741489449999954">
            <text:p>0.074149</text:p>
          </table:table-cell>
          <table:table-cell table:formula="of:=[.E361]-[.E$1]/400" office:value-type="float" office:value="-0.0370744724999977">
            <text:p>-0.037074</text:p>
          </table:table-cell>
          <table:table-cell table:formula="of:=[.F361]-[.F$1]/400" office:value-type="float" office:value="0">
            <text:p>0.000000</text:p>
          </table:table-cell>
          <table:table-cell table:formula="of:=[.G361]-[.G$1]/400" office:value-type="float" office:value="0">
            <text:p>0.000000</text:p>
          </table:table-cell>
          <table:table-cell table:formula="of:=[.H361]-[.H$1]/400" office:value-type="float" office:value="0">
            <text:p>0.000000</text:p>
          </table:table-cell>
          <table:table-cell table:formula="of:=[.I361]-[.I$1]/400" office:value-type="float" office:value="-0.0370744724999977">
            <text:p>-0.037074</text:p>
          </table:table-cell>
          <table:table-cell table:formula="of:=[.J361]-[.J$1]/400" office:value-type="float" office:value="0.0741489449999954">
            <text:p>0.074149</text:p>
          </table:table-cell>
          <table:table-cell table:formula="of:=[.K361]-[.K$1]/400" office:value-type="float" office:value="-0.0370744724999977">
            <text:p>-0.037074</text:p>
          </table:table-cell>
          <table:table-cell table:formula="of:=[.L361]-[.L$1]/400" office:value-type="float" office:value="0">
            <text:p>0.000000</text:p>
          </table:table-cell>
          <table:table-cell table:formula="of:=[.M361]-[.M$1]/400" office:value-type="float" office:value="0.0170169675000008">
            <text:p>0.017017</text:p>
          </table:table-cell>
          <table:table-cell table:formula="of:=[.N361]-[.N$1]/400" office:value-type="float" office:value="-0.0170169675000008">
            <text:p>-0.017017</text:p>
          </table:table-cell>
          <table:table-cell table:formula="of:=[.O361]-[.O$1]/400" office:value-type="float" office:value="0">
            <text:p>0.000000</text:p>
          </table:table-cell>
          <table:table-cell table:formula="of:=[.P361]-[.P$1]/400" office:value-type="float" office:value="-0.0510509024999963">
            <text:p>-0.051051</text:p>
          </table:table-cell>
          <table:table-cell table:formula="of:=[.Q361]-[.Q$1]/400" office:value-type="float" office:value="0">
            <text:p>0.000000</text:p>
          </table:table-cell>
          <table:table-cell table:formula="of:=[.R361]-[.R$1]/400" office:value-type="float" office:value="0">
            <text:p>0.000000</text:p>
          </table:table-cell>
          <table:table-cell table:formula="of:=[.S361]-[.S$1]/400" office:value-type="float" office:value="0">
            <text:p>0.000000</text:p>
          </table:table-cell>
          <table:table-cell table:formula="of:=[.T361]-[.T$1]/400" office:value-type="float" office:value="0.0170169675000008">
            <text:p>0.017017</text:p>
          </table:table-cell>
          <table:table-cell table:formula="of:=[.U361]-[.U$1]/400" office:value-type="float" office:value="0.0170169675000008">
            <text:p>0.017017</text:p>
          </table:table-cell>
          <table:table-cell table:formula="of:=[.V361]-[.V$1]/400" office:value-type="float" office:value="0">
            <text:p>0.000000</text:p>
          </table:table-cell>
          <table:table-cell table:formula="of:=[.W361]-[.W$1]/400" office:value-type="float" office:value="-0.0510509024999963">
            <text:p>-0.051051</text:p>
          </table:table-cell>
          <table:table-cell table:formula="of:=[.X361]-[.X$1]/400" office:value-type="float" office:value="0">
            <text:p>0.000000</text:p>
          </table:table-cell>
          <table:table-cell table:formula="of:=[.Y361]-[.Y$1]/400" office:value-type="float" office:value="0">
            <text:p>0.000000</text:p>
          </table:table-cell>
          <table:table-cell table:formula="of:=[.Z361]-[.Z$1]/400" office:value-type="float" office:value="0">
            <text:p>0.000000</text:p>
          </table:table-cell>
          <table:table-cell table:formula="of:=[.AA361]-[.AA$1]/400" office:value-type="float" office:value="0">
            <text:p>0.000000</text:p>
          </table:table-cell>
          <table:table-cell table:formula="of:=[.AB361]-[.AB$1]/400" office:value-type="float" office:value="0">
            <text:p>0.000000</text:p>
          </table:table-cell>
          <table:table-cell table:formula="of:=[.AC361]-[.AC$1]/400" office:value-type="float" office:value="0">
            <text:p>0.000000</text:p>
          </table:table-cell>
          <table:table-cell table:formula="of:=[.AD361]-[.AD$1]/400" office:value-type="float" office:value="0">
            <text:p>0.000000</text:p>
          </table:table-cell>
        </table:table-row>
        <table:table-row table:style-name="ro1">
          <table:table-cell table:formula="of:=[.A362]-[.A$1]/400" office:value-type="float" office:value="0">
            <text:p>0.000000</text:p>
          </table:table-cell>
          <table:table-cell table:formula="of:=[.B362]-[.B$1]/400" office:value-type="float" office:value="0">
            <text:p>0.000000</text:p>
          </table:table-cell>
          <table:table-cell table:formula="of:=[.C362]-[.C$1]/400" office:value-type="float" office:value="-0.0361238449999977">
            <text:p>-0.036124</text:p>
          </table:table-cell>
          <table:table-cell table:formula="of:=[.D362]-[.D$1]/400" office:value-type="float" office:value="0.0722476899999954">
            <text:p>0.072248</text:p>
          </table:table-cell>
          <table:table-cell table:formula="of:=[.E362]-[.E$1]/400" office:value-type="float" office:value="-0.0361238449999977">
            <text:p>-0.036124</text:p>
          </table:table-cell>
          <table:table-cell table:formula="of:=[.F362]-[.F$1]/400" office:value-type="float" office:value="0">
            <text:p>0.000000</text:p>
          </table:table-cell>
          <table:table-cell table:formula="of:=[.G362]-[.G$1]/400" office:value-type="float" office:value="0">
            <text:p>0.000000</text:p>
          </table:table-cell>
          <table:table-cell table:formula="of:=[.H362]-[.H$1]/400" office:value-type="float" office:value="0">
            <text:p>0.000000</text:p>
          </table:table-cell>
          <table:table-cell table:formula="of:=[.I362]-[.I$1]/400" office:value-type="float" office:value="-0.0361238449999977">
            <text:p>-0.036124</text:p>
          </table:table-cell>
          <table:table-cell table:formula="of:=[.J362]-[.J$1]/400" office:value-type="float" office:value="0.0722476899999954">
            <text:p>0.072248</text:p>
          </table:table-cell>
          <table:table-cell table:formula="of:=[.K362]-[.K$1]/400" office:value-type="float" office:value="-0.0361238449999977">
            <text:p>-0.036124</text:p>
          </table:table-cell>
          <table:table-cell table:formula="of:=[.L362]-[.L$1]/400" office:value-type="float" office:value="0">
            <text:p>0.000000</text:p>
          </table:table-cell>
          <table:table-cell table:formula="of:=[.M362]-[.M$1]/400" office:value-type="float" office:value="0.0165806350000008">
            <text:p>0.016581</text:p>
          </table:table-cell>
          <table:table-cell table:formula="of:=[.N362]-[.N$1]/400" office:value-type="float" office:value="-0.0165806350000008">
            <text:p>-0.016581</text:p>
          </table:table-cell>
          <table:table-cell table:formula="of:=[.O362]-[.O$1]/400" office:value-type="float" office:value="0">
            <text:p>0.000000</text:p>
          </table:table-cell>
          <table:table-cell table:formula="of:=[.P362]-[.P$1]/400" office:value-type="float" office:value="-0.0497419049999963">
            <text:p>-0.049742</text:p>
          </table:table-cell>
          <table:table-cell table:formula="of:=[.Q362]-[.Q$1]/400" office:value-type="float" office:value="0">
            <text:p>0.000000</text:p>
          </table:table-cell>
          <table:table-cell table:formula="of:=[.R362]-[.R$1]/400" office:value-type="float" office:value="0">
            <text:p>0.000000</text:p>
          </table:table-cell>
          <table:table-cell table:formula="of:=[.S362]-[.S$1]/400" office:value-type="float" office:value="0">
            <text:p>0.000000</text:p>
          </table:table-cell>
          <table:table-cell table:formula="of:=[.T362]-[.T$1]/400" office:value-type="float" office:value="0.0165806350000008">
            <text:p>0.016581</text:p>
          </table:table-cell>
          <table:table-cell table:formula="of:=[.U362]-[.U$1]/400" office:value-type="float" office:value="0.0165806350000008">
            <text:p>0.016581</text:p>
          </table:table-cell>
          <table:table-cell table:formula="of:=[.V362]-[.V$1]/400" office:value-type="float" office:value="0">
            <text:p>0.000000</text:p>
          </table:table-cell>
          <table:table-cell table:formula="of:=[.W362]-[.W$1]/400" office:value-type="float" office:value="-0.0497419049999963">
            <text:p>-0.049742</text:p>
          </table:table-cell>
          <table:table-cell table:formula="of:=[.X362]-[.X$1]/400" office:value-type="float" office:value="0">
            <text:p>0.000000</text:p>
          </table:table-cell>
          <table:table-cell table:formula="of:=[.Y362]-[.Y$1]/400" office:value-type="float" office:value="0">
            <text:p>0.000000</text:p>
          </table:table-cell>
          <table:table-cell table:formula="of:=[.Z362]-[.Z$1]/400" office:value-type="float" office:value="0">
            <text:p>0.000000</text:p>
          </table:table-cell>
          <table:table-cell table:formula="of:=[.AA362]-[.AA$1]/400" office:value-type="float" office:value="0">
            <text:p>0.000000</text:p>
          </table:table-cell>
          <table:table-cell table:formula="of:=[.AB362]-[.AB$1]/400" office:value-type="float" office:value="0">
            <text:p>0.000000</text:p>
          </table:table-cell>
          <table:table-cell table:formula="of:=[.AC362]-[.AC$1]/400" office:value-type="float" office:value="0">
            <text:p>0.000000</text:p>
          </table:table-cell>
          <table:table-cell table:formula="of:=[.AD362]-[.AD$1]/400" office:value-type="float" office:value="0">
            <text:p>0.000000</text:p>
          </table:table-cell>
        </table:table-row>
        <table:table-row table:style-name="ro1">
          <table:table-cell table:formula="of:=[.A363]-[.A$1]/400" office:value-type="float" office:value="0">
            <text:p>0.000000</text:p>
          </table:table-cell>
          <table:table-cell table:formula="of:=[.B363]-[.B$1]/400" office:value-type="float" office:value="0">
            <text:p>0.000000</text:p>
          </table:table-cell>
          <table:table-cell table:formula="of:=[.C363]-[.C$1]/400" office:value-type="float" office:value="-0.0351732174999977">
            <text:p>-0.035173</text:p>
          </table:table-cell>
          <table:table-cell table:formula="of:=[.D363]-[.D$1]/400" office:value-type="float" office:value="0.0703464349999954">
            <text:p>0.070346</text:p>
          </table:table-cell>
          <table:table-cell table:formula="of:=[.E363]-[.E$1]/400" office:value-type="float" office:value="-0.0351732174999977">
            <text:p>-0.035173</text:p>
          </table:table-cell>
          <table:table-cell table:formula="of:=[.F363]-[.F$1]/400" office:value-type="float" office:value="0">
            <text:p>0.000000</text:p>
          </table:table-cell>
          <table:table-cell table:formula="of:=[.G363]-[.G$1]/400" office:value-type="float" office:value="0">
            <text:p>0.000000</text:p>
          </table:table-cell>
          <table:table-cell table:formula="of:=[.H363]-[.H$1]/400" office:value-type="float" office:value="0">
            <text:p>0.000000</text:p>
          </table:table-cell>
          <table:table-cell table:formula="of:=[.I363]-[.I$1]/400" office:value-type="float" office:value="-0.0351732174999977">
            <text:p>-0.035173</text:p>
          </table:table-cell>
          <table:table-cell table:formula="of:=[.J363]-[.J$1]/400" office:value-type="float" office:value="0.0703464349999954">
            <text:p>0.070346</text:p>
          </table:table-cell>
          <table:table-cell table:formula="of:=[.K363]-[.K$1]/400" office:value-type="float" office:value="-0.0351732174999977">
            <text:p>-0.035173</text:p>
          </table:table-cell>
          <table:table-cell table:formula="of:=[.L363]-[.L$1]/400" office:value-type="float" office:value="0">
            <text:p>0.000000</text:p>
          </table:table-cell>
          <table:table-cell table:formula="of:=[.M363]-[.M$1]/400" office:value-type="float" office:value="0.0161443025000008">
            <text:p>0.016144</text:p>
          </table:table-cell>
          <table:table-cell table:formula="of:=[.N363]-[.N$1]/400" office:value-type="float" office:value="-0.0161443025000008">
            <text:p>-0.016144</text:p>
          </table:table-cell>
          <table:table-cell table:formula="of:=[.O363]-[.O$1]/400" office:value-type="float" office:value="0">
            <text:p>0.000000</text:p>
          </table:table-cell>
          <table:table-cell table:formula="of:=[.P363]-[.P$1]/400" office:value-type="float" office:value="-0.0484329074999963">
            <text:p>-0.048433</text:p>
          </table:table-cell>
          <table:table-cell table:formula="of:=[.Q363]-[.Q$1]/400" office:value-type="float" office:value="0">
            <text:p>0.000000</text:p>
          </table:table-cell>
          <table:table-cell table:formula="of:=[.R363]-[.R$1]/400" office:value-type="float" office:value="0">
            <text:p>0.000000</text:p>
          </table:table-cell>
          <table:table-cell table:formula="of:=[.S363]-[.S$1]/400" office:value-type="float" office:value="0">
            <text:p>0.000000</text:p>
          </table:table-cell>
          <table:table-cell table:formula="of:=[.T363]-[.T$1]/400" office:value-type="float" office:value="0.0161443025000008">
            <text:p>0.016144</text:p>
          </table:table-cell>
          <table:table-cell table:formula="of:=[.U363]-[.U$1]/400" office:value-type="float" office:value="0.0161443025000008">
            <text:p>0.016144</text:p>
          </table:table-cell>
          <table:table-cell table:formula="of:=[.V363]-[.V$1]/400" office:value-type="float" office:value="0">
            <text:p>0.000000</text:p>
          </table:table-cell>
          <table:table-cell table:formula="of:=[.W363]-[.W$1]/400" office:value-type="float" office:value="-0.0484329074999963">
            <text:p>-0.048433</text:p>
          </table:table-cell>
          <table:table-cell table:formula="of:=[.X363]-[.X$1]/400" office:value-type="float" office:value="0">
            <text:p>0.000000</text:p>
          </table:table-cell>
          <table:table-cell table:formula="of:=[.Y363]-[.Y$1]/400" office:value-type="float" office:value="0">
            <text:p>0.000000</text:p>
          </table:table-cell>
          <table:table-cell table:formula="of:=[.Z363]-[.Z$1]/400" office:value-type="float" office:value="0">
            <text:p>0.000000</text:p>
          </table:table-cell>
          <table:table-cell table:formula="of:=[.AA363]-[.AA$1]/400" office:value-type="float" office:value="0">
            <text:p>0.000000</text:p>
          </table:table-cell>
          <table:table-cell table:formula="of:=[.AB363]-[.AB$1]/400" office:value-type="float" office:value="0">
            <text:p>0.000000</text:p>
          </table:table-cell>
          <table:table-cell table:formula="of:=[.AC363]-[.AC$1]/400" office:value-type="float" office:value="0">
            <text:p>0.000000</text:p>
          </table:table-cell>
          <table:table-cell table:formula="of:=[.AD363]-[.AD$1]/400" office:value-type="float" office:value="0">
            <text:p>0.000000</text:p>
          </table:table-cell>
        </table:table-row>
        <table:table-row table:style-name="ro1">
          <table:table-cell table:formula="of:=[.A364]-[.A$1]/400" office:value-type="float" office:value="0">
            <text:p>0.000000</text:p>
          </table:table-cell>
          <table:table-cell table:formula="of:=[.B364]-[.B$1]/400" office:value-type="float" office:value="0">
            <text:p>0.000000</text:p>
          </table:table-cell>
          <table:table-cell table:formula="of:=[.C364]-[.C$1]/400" office:value-type="float" office:value="-0.0342225899999977">
            <text:p>-0.034223</text:p>
          </table:table-cell>
          <table:table-cell table:formula="of:=[.D364]-[.D$1]/400" office:value-type="float" office:value="0.0684451799999954">
            <text:p>0.068445</text:p>
          </table:table-cell>
          <table:table-cell table:formula="of:=[.E364]-[.E$1]/400" office:value-type="float" office:value="-0.0342225899999977">
            <text:p>-0.034223</text:p>
          </table:table-cell>
          <table:table-cell table:formula="of:=[.F364]-[.F$1]/400" office:value-type="float" office:value="0">
            <text:p>0.000000</text:p>
          </table:table-cell>
          <table:table-cell table:formula="of:=[.G364]-[.G$1]/400" office:value-type="float" office:value="0">
            <text:p>0.000000</text:p>
          </table:table-cell>
          <table:table-cell table:formula="of:=[.H364]-[.H$1]/400" office:value-type="float" office:value="0">
            <text:p>0.000000</text:p>
          </table:table-cell>
          <table:table-cell table:formula="of:=[.I364]-[.I$1]/400" office:value-type="float" office:value="-0.0342225899999977">
            <text:p>-0.034223</text:p>
          </table:table-cell>
          <table:table-cell table:formula="of:=[.J364]-[.J$1]/400" office:value-type="float" office:value="0.0684451799999954">
            <text:p>0.068445</text:p>
          </table:table-cell>
          <table:table-cell table:formula="of:=[.K364]-[.K$1]/400" office:value-type="float" office:value="-0.0342225899999977">
            <text:p>-0.034223</text:p>
          </table:table-cell>
          <table:table-cell table:formula="of:=[.L364]-[.L$1]/400" office:value-type="float" office:value="0">
            <text:p>0.000000</text:p>
          </table:table-cell>
          <table:table-cell table:formula="of:=[.M364]-[.M$1]/400" office:value-type="float" office:value="0.0157079700000008">
            <text:p>0.015708</text:p>
          </table:table-cell>
          <table:table-cell table:formula="of:=[.N364]-[.N$1]/400" office:value-type="float" office:value="-0.0157079700000008">
            <text:p>-0.015708</text:p>
          </table:table-cell>
          <table:table-cell table:formula="of:=[.O364]-[.O$1]/400" office:value-type="float" office:value="0">
            <text:p>0.000000</text:p>
          </table:table-cell>
          <table:table-cell table:formula="of:=[.P364]-[.P$1]/400" office:value-type="float" office:value="-0.0471239099999963">
            <text:p>-0.047124</text:p>
          </table:table-cell>
          <table:table-cell table:formula="of:=[.Q364]-[.Q$1]/400" office:value-type="float" office:value="0">
            <text:p>0.000000</text:p>
          </table:table-cell>
          <table:table-cell table:formula="of:=[.R364]-[.R$1]/400" office:value-type="float" office:value="0">
            <text:p>0.000000</text:p>
          </table:table-cell>
          <table:table-cell table:formula="of:=[.S364]-[.S$1]/400" office:value-type="float" office:value="0">
            <text:p>0.000000</text:p>
          </table:table-cell>
          <table:table-cell table:formula="of:=[.T364]-[.T$1]/400" office:value-type="float" office:value="0.0157079700000008">
            <text:p>0.015708</text:p>
          </table:table-cell>
          <table:table-cell table:formula="of:=[.U364]-[.U$1]/400" office:value-type="float" office:value="0.0157079700000008">
            <text:p>0.015708</text:p>
          </table:table-cell>
          <table:table-cell table:formula="of:=[.V364]-[.V$1]/400" office:value-type="float" office:value="0">
            <text:p>0.000000</text:p>
          </table:table-cell>
          <table:table-cell table:formula="of:=[.W364]-[.W$1]/400" office:value-type="float" office:value="-0.0471239099999963">
            <text:p>-0.047124</text:p>
          </table:table-cell>
          <table:table-cell table:formula="of:=[.X364]-[.X$1]/400" office:value-type="float" office:value="0">
            <text:p>0.000000</text:p>
          </table:table-cell>
          <table:table-cell table:formula="of:=[.Y364]-[.Y$1]/400" office:value-type="float" office:value="0">
            <text:p>0.000000</text:p>
          </table:table-cell>
          <table:table-cell table:formula="of:=[.Z364]-[.Z$1]/400" office:value-type="float" office:value="0">
            <text:p>0.000000</text:p>
          </table:table-cell>
          <table:table-cell table:formula="of:=[.AA364]-[.AA$1]/400" office:value-type="float" office:value="0">
            <text:p>0.000000</text:p>
          </table:table-cell>
          <table:table-cell table:formula="of:=[.AB364]-[.AB$1]/400" office:value-type="float" office:value="0">
            <text:p>0.000000</text:p>
          </table:table-cell>
          <table:table-cell table:formula="of:=[.AC364]-[.AC$1]/400" office:value-type="float" office:value="0">
            <text:p>0.000000</text:p>
          </table:table-cell>
          <table:table-cell table:formula="of:=[.AD364]-[.AD$1]/400" office:value-type="float" office:value="0">
            <text:p>0.000000</text:p>
          </table:table-cell>
        </table:table-row>
        <table:table-row table:style-name="ro1">
          <table:table-cell table:formula="of:=[.A365]-[.A$1]/400" office:value-type="float" office:value="0">
            <text:p>0.000000</text:p>
          </table:table-cell>
          <table:table-cell table:formula="of:=[.B365]-[.B$1]/400" office:value-type="float" office:value="0">
            <text:p>0.000000</text:p>
          </table:table-cell>
          <table:table-cell table:formula="of:=[.C365]-[.C$1]/400" office:value-type="float" office:value="-0.0332719624999977">
            <text:p>-0.033272</text:p>
          </table:table-cell>
          <table:table-cell table:formula="of:=[.D365]-[.D$1]/400" office:value-type="float" office:value="0.0665439249999954">
            <text:p>0.066544</text:p>
          </table:table-cell>
          <table:table-cell table:formula="of:=[.E365]-[.E$1]/400" office:value-type="float" office:value="-0.0332719624999977">
            <text:p>-0.033272</text:p>
          </table:table-cell>
          <table:table-cell table:formula="of:=[.F365]-[.F$1]/400" office:value-type="float" office:value="0">
            <text:p>0.000000</text:p>
          </table:table-cell>
          <table:table-cell table:formula="of:=[.G365]-[.G$1]/400" office:value-type="float" office:value="0">
            <text:p>0.000000</text:p>
          </table:table-cell>
          <table:table-cell table:formula="of:=[.H365]-[.H$1]/400" office:value-type="float" office:value="0">
            <text:p>0.000000</text:p>
          </table:table-cell>
          <table:table-cell table:formula="of:=[.I365]-[.I$1]/400" office:value-type="float" office:value="-0.0332719624999977">
            <text:p>-0.033272</text:p>
          </table:table-cell>
          <table:table-cell table:formula="of:=[.J365]-[.J$1]/400" office:value-type="float" office:value="0.0665439249999954">
            <text:p>0.066544</text:p>
          </table:table-cell>
          <table:table-cell table:formula="of:=[.K365]-[.K$1]/400" office:value-type="float" office:value="-0.0332719624999977">
            <text:p>-0.033272</text:p>
          </table:table-cell>
          <table:table-cell table:formula="of:=[.L365]-[.L$1]/400" office:value-type="float" office:value="0">
            <text:p>0.000000</text:p>
          </table:table-cell>
          <table:table-cell table:formula="of:=[.M365]-[.M$1]/400" office:value-type="float" office:value="0.0152716375000008">
            <text:p>0.015272</text:p>
          </table:table-cell>
          <table:table-cell table:formula="of:=[.N365]-[.N$1]/400" office:value-type="float" office:value="-0.0152716375000008">
            <text:p>-0.015272</text:p>
          </table:table-cell>
          <table:table-cell table:formula="of:=[.O365]-[.O$1]/400" office:value-type="float" office:value="0">
            <text:p>0.000000</text:p>
          </table:table-cell>
          <table:table-cell table:formula="of:=[.P365]-[.P$1]/400" office:value-type="float" office:value="-0.0458149124999963">
            <text:p>-0.045815</text:p>
          </table:table-cell>
          <table:table-cell table:formula="of:=[.Q365]-[.Q$1]/400" office:value-type="float" office:value="0">
            <text:p>0.000000</text:p>
          </table:table-cell>
          <table:table-cell table:formula="of:=[.R365]-[.R$1]/400" office:value-type="float" office:value="0">
            <text:p>0.000000</text:p>
          </table:table-cell>
          <table:table-cell table:formula="of:=[.S365]-[.S$1]/400" office:value-type="float" office:value="0">
            <text:p>0.000000</text:p>
          </table:table-cell>
          <table:table-cell table:formula="of:=[.T365]-[.T$1]/400" office:value-type="float" office:value="0.0152716375000008">
            <text:p>0.015272</text:p>
          </table:table-cell>
          <table:table-cell table:formula="of:=[.U365]-[.U$1]/400" office:value-type="float" office:value="0.0152716375000008">
            <text:p>0.015272</text:p>
          </table:table-cell>
          <table:table-cell table:formula="of:=[.V365]-[.V$1]/400" office:value-type="float" office:value="0">
            <text:p>0.000000</text:p>
          </table:table-cell>
          <table:table-cell table:formula="of:=[.W365]-[.W$1]/400" office:value-type="float" office:value="-0.0458149124999963">
            <text:p>-0.045815</text:p>
          </table:table-cell>
          <table:table-cell table:formula="of:=[.X365]-[.X$1]/400" office:value-type="float" office:value="0">
            <text:p>0.000000</text:p>
          </table:table-cell>
          <table:table-cell table:formula="of:=[.Y365]-[.Y$1]/400" office:value-type="float" office:value="0">
            <text:p>0.000000</text:p>
          </table:table-cell>
          <table:table-cell table:formula="of:=[.Z365]-[.Z$1]/400" office:value-type="float" office:value="0">
            <text:p>0.000000</text:p>
          </table:table-cell>
          <table:table-cell table:formula="of:=[.AA365]-[.AA$1]/400" office:value-type="float" office:value="0">
            <text:p>0.000000</text:p>
          </table:table-cell>
          <table:table-cell table:formula="of:=[.AB365]-[.AB$1]/400" office:value-type="float" office:value="0">
            <text:p>0.000000</text:p>
          </table:table-cell>
          <table:table-cell table:formula="of:=[.AC365]-[.AC$1]/400" office:value-type="float" office:value="0">
            <text:p>0.000000</text:p>
          </table:table-cell>
          <table:table-cell table:formula="of:=[.AD365]-[.AD$1]/400" office:value-type="float" office:value="0">
            <text:p>0.000000</text:p>
          </table:table-cell>
        </table:table-row>
        <table:table-row table:style-name="ro1">
          <table:table-cell table:formula="of:=[.A366]-[.A$1]/400" office:value-type="float" office:value="0">
            <text:p>0.000000</text:p>
          </table:table-cell>
          <table:table-cell table:formula="of:=[.B366]-[.B$1]/400" office:value-type="float" office:value="0">
            <text:p>0.000000</text:p>
          </table:table-cell>
          <table:table-cell table:formula="of:=[.C366]-[.C$1]/400" office:value-type="float" office:value="-0.0323213349999977">
            <text:p>-0.032321</text:p>
          </table:table-cell>
          <table:table-cell table:formula="of:=[.D366]-[.D$1]/400" office:value-type="float" office:value="0.0646426699999954">
            <text:p>0.064643</text:p>
          </table:table-cell>
          <table:table-cell table:formula="of:=[.E366]-[.E$1]/400" office:value-type="float" office:value="-0.0323213349999977">
            <text:p>-0.032321</text:p>
          </table:table-cell>
          <table:table-cell table:formula="of:=[.F366]-[.F$1]/400" office:value-type="float" office:value="0">
            <text:p>0.000000</text:p>
          </table:table-cell>
          <table:table-cell table:formula="of:=[.G366]-[.G$1]/400" office:value-type="float" office:value="0">
            <text:p>0.000000</text:p>
          </table:table-cell>
          <table:table-cell table:formula="of:=[.H366]-[.H$1]/400" office:value-type="float" office:value="0">
            <text:p>0.000000</text:p>
          </table:table-cell>
          <table:table-cell table:formula="of:=[.I366]-[.I$1]/400" office:value-type="float" office:value="-0.0323213349999977">
            <text:p>-0.032321</text:p>
          </table:table-cell>
          <table:table-cell table:formula="of:=[.J366]-[.J$1]/400" office:value-type="float" office:value="0.0646426699999954">
            <text:p>0.064643</text:p>
          </table:table-cell>
          <table:table-cell table:formula="of:=[.K366]-[.K$1]/400" office:value-type="float" office:value="-0.0323213349999977">
            <text:p>-0.032321</text:p>
          </table:table-cell>
          <table:table-cell table:formula="of:=[.L366]-[.L$1]/400" office:value-type="float" office:value="0">
            <text:p>0.000000</text:p>
          </table:table-cell>
          <table:table-cell table:formula="of:=[.M366]-[.M$1]/400" office:value-type="float" office:value="0.0148353050000008">
            <text:p>0.014835</text:p>
          </table:table-cell>
          <table:table-cell table:formula="of:=[.N366]-[.N$1]/400" office:value-type="float" office:value="-0.0148353050000008">
            <text:p>-0.014835</text:p>
          </table:table-cell>
          <table:table-cell table:formula="of:=[.O366]-[.O$1]/400" office:value-type="float" office:value="0">
            <text:p>0.000000</text:p>
          </table:table-cell>
          <table:table-cell table:formula="of:=[.P366]-[.P$1]/400" office:value-type="float" office:value="-0.0445059149999963">
            <text:p>-0.044506</text:p>
          </table:table-cell>
          <table:table-cell table:formula="of:=[.Q366]-[.Q$1]/400" office:value-type="float" office:value="0">
            <text:p>0.000000</text:p>
          </table:table-cell>
          <table:table-cell table:formula="of:=[.R366]-[.R$1]/400" office:value-type="float" office:value="0">
            <text:p>0.000000</text:p>
          </table:table-cell>
          <table:table-cell table:formula="of:=[.S366]-[.S$1]/400" office:value-type="float" office:value="0">
            <text:p>0.000000</text:p>
          </table:table-cell>
          <table:table-cell table:formula="of:=[.T366]-[.T$1]/400" office:value-type="float" office:value="0.0148353050000008">
            <text:p>0.014835</text:p>
          </table:table-cell>
          <table:table-cell table:formula="of:=[.U366]-[.U$1]/400" office:value-type="float" office:value="0.0148353050000008">
            <text:p>0.014835</text:p>
          </table:table-cell>
          <table:table-cell table:formula="of:=[.V366]-[.V$1]/400" office:value-type="float" office:value="0">
            <text:p>0.000000</text:p>
          </table:table-cell>
          <table:table-cell table:formula="of:=[.W366]-[.W$1]/400" office:value-type="float" office:value="-0.0445059149999963">
            <text:p>-0.044506</text:p>
          </table:table-cell>
          <table:table-cell table:formula="of:=[.X366]-[.X$1]/400" office:value-type="float" office:value="0">
            <text:p>0.000000</text:p>
          </table:table-cell>
          <table:table-cell table:formula="of:=[.Y366]-[.Y$1]/400" office:value-type="float" office:value="0">
            <text:p>0.000000</text:p>
          </table:table-cell>
          <table:table-cell table:formula="of:=[.Z366]-[.Z$1]/400" office:value-type="float" office:value="0">
            <text:p>0.000000</text:p>
          </table:table-cell>
          <table:table-cell table:formula="of:=[.AA366]-[.AA$1]/400" office:value-type="float" office:value="0">
            <text:p>0.000000</text:p>
          </table:table-cell>
          <table:table-cell table:formula="of:=[.AB366]-[.AB$1]/400" office:value-type="float" office:value="0">
            <text:p>0.000000</text:p>
          </table:table-cell>
          <table:table-cell table:formula="of:=[.AC366]-[.AC$1]/400" office:value-type="float" office:value="0">
            <text:p>0.000000</text:p>
          </table:table-cell>
          <table:table-cell table:formula="of:=[.AD366]-[.AD$1]/400" office:value-type="float" office:value="0">
            <text:p>0.000000</text:p>
          </table:table-cell>
        </table:table-row>
        <table:table-row table:style-name="ro1">
          <table:table-cell table:formula="of:=[.A367]-[.A$1]/400" office:value-type="float" office:value="0">
            <text:p>0.000000</text:p>
          </table:table-cell>
          <table:table-cell table:formula="of:=[.B367]-[.B$1]/400" office:value-type="float" office:value="0">
            <text:p>0.000000</text:p>
          </table:table-cell>
          <table:table-cell table:formula="of:=[.C367]-[.C$1]/400" office:value-type="float" office:value="-0.0313707074999977">
            <text:p>-0.031371</text:p>
          </table:table-cell>
          <table:table-cell table:formula="of:=[.D367]-[.D$1]/400" office:value-type="float" office:value="0.0627414149999954">
            <text:p>0.062741</text:p>
          </table:table-cell>
          <table:table-cell table:formula="of:=[.E367]-[.E$1]/400" office:value-type="float" office:value="-0.0313707074999977">
            <text:p>-0.031371</text:p>
          </table:table-cell>
          <table:table-cell table:formula="of:=[.F367]-[.F$1]/400" office:value-type="float" office:value="0">
            <text:p>0.000000</text:p>
          </table:table-cell>
          <table:table-cell table:formula="of:=[.G367]-[.G$1]/400" office:value-type="float" office:value="0">
            <text:p>0.000000</text:p>
          </table:table-cell>
          <table:table-cell table:formula="of:=[.H367]-[.H$1]/400" office:value-type="float" office:value="0">
            <text:p>0.000000</text:p>
          </table:table-cell>
          <table:table-cell table:formula="of:=[.I367]-[.I$1]/400" office:value-type="float" office:value="-0.0313707074999977">
            <text:p>-0.031371</text:p>
          </table:table-cell>
          <table:table-cell table:formula="of:=[.J367]-[.J$1]/400" office:value-type="float" office:value="0.0627414149999954">
            <text:p>0.062741</text:p>
          </table:table-cell>
          <table:table-cell table:formula="of:=[.K367]-[.K$1]/400" office:value-type="float" office:value="-0.0313707074999977">
            <text:p>-0.031371</text:p>
          </table:table-cell>
          <table:table-cell table:formula="of:=[.L367]-[.L$1]/400" office:value-type="float" office:value="0">
            <text:p>0.000000</text:p>
          </table:table-cell>
          <table:table-cell table:formula="of:=[.M367]-[.M$1]/400" office:value-type="float" office:value="0.0143989725000008">
            <text:p>0.014399</text:p>
          </table:table-cell>
          <table:table-cell table:formula="of:=[.N367]-[.N$1]/400" office:value-type="float" office:value="-0.0143989725000008">
            <text:p>-0.014399</text:p>
          </table:table-cell>
          <table:table-cell table:formula="of:=[.O367]-[.O$1]/400" office:value-type="float" office:value="0">
            <text:p>0.000000</text:p>
          </table:table-cell>
          <table:table-cell table:formula="of:=[.P367]-[.P$1]/400" office:value-type="float" office:value="-0.0431969174999963">
            <text:p>-0.043197</text:p>
          </table:table-cell>
          <table:table-cell table:formula="of:=[.Q367]-[.Q$1]/400" office:value-type="float" office:value="0">
            <text:p>0.000000</text:p>
          </table:table-cell>
          <table:table-cell table:formula="of:=[.R367]-[.R$1]/400" office:value-type="float" office:value="0">
            <text:p>0.000000</text:p>
          </table:table-cell>
          <table:table-cell table:formula="of:=[.S367]-[.S$1]/400" office:value-type="float" office:value="0">
            <text:p>0.000000</text:p>
          </table:table-cell>
          <table:table-cell table:formula="of:=[.T367]-[.T$1]/400" office:value-type="float" office:value="0.0143989725000008">
            <text:p>0.014399</text:p>
          </table:table-cell>
          <table:table-cell table:formula="of:=[.U367]-[.U$1]/400" office:value-type="float" office:value="0.0143989725000008">
            <text:p>0.014399</text:p>
          </table:table-cell>
          <table:table-cell table:formula="of:=[.V367]-[.V$1]/400" office:value-type="float" office:value="0">
            <text:p>0.000000</text:p>
          </table:table-cell>
          <table:table-cell table:formula="of:=[.W367]-[.W$1]/400" office:value-type="float" office:value="-0.0431969174999963">
            <text:p>-0.043197</text:p>
          </table:table-cell>
          <table:table-cell table:formula="of:=[.X367]-[.X$1]/400" office:value-type="float" office:value="0">
            <text:p>0.000000</text:p>
          </table:table-cell>
          <table:table-cell table:formula="of:=[.Y367]-[.Y$1]/400" office:value-type="float" office:value="0">
            <text:p>0.000000</text:p>
          </table:table-cell>
          <table:table-cell table:formula="of:=[.Z367]-[.Z$1]/400" office:value-type="float" office:value="0">
            <text:p>0.000000</text:p>
          </table:table-cell>
          <table:table-cell table:formula="of:=[.AA367]-[.AA$1]/400" office:value-type="float" office:value="0">
            <text:p>0.000000</text:p>
          </table:table-cell>
          <table:table-cell table:formula="of:=[.AB367]-[.AB$1]/400" office:value-type="float" office:value="0">
            <text:p>0.000000</text:p>
          </table:table-cell>
          <table:table-cell table:formula="of:=[.AC367]-[.AC$1]/400" office:value-type="float" office:value="0">
            <text:p>0.000000</text:p>
          </table:table-cell>
          <table:table-cell table:formula="of:=[.AD367]-[.AD$1]/400" office:value-type="float" office:value="0">
            <text:p>0.000000</text:p>
          </table:table-cell>
        </table:table-row>
        <table:table-row table:style-name="ro1">
          <table:table-cell table:formula="of:=[.A368]-[.A$1]/400" office:value-type="float" office:value="0">
            <text:p>0.000000</text:p>
          </table:table-cell>
          <table:table-cell table:formula="of:=[.B368]-[.B$1]/400" office:value-type="float" office:value="0">
            <text:p>0.000000</text:p>
          </table:table-cell>
          <table:table-cell table:formula="of:=[.C368]-[.C$1]/400" office:value-type="float" office:value="-0.0304200799999977">
            <text:p>-0.030420</text:p>
          </table:table-cell>
          <table:table-cell table:formula="of:=[.D368]-[.D$1]/400" office:value-type="float" office:value="0.0608401599999954">
            <text:p>0.060840</text:p>
          </table:table-cell>
          <table:table-cell table:formula="of:=[.E368]-[.E$1]/400" office:value-type="float" office:value="-0.0304200799999977">
            <text:p>-0.030420</text:p>
          </table:table-cell>
          <table:table-cell table:formula="of:=[.F368]-[.F$1]/400" office:value-type="float" office:value="0">
            <text:p>0.000000</text:p>
          </table:table-cell>
          <table:table-cell table:formula="of:=[.G368]-[.G$1]/400" office:value-type="float" office:value="0">
            <text:p>0.000000</text:p>
          </table:table-cell>
          <table:table-cell table:formula="of:=[.H368]-[.H$1]/400" office:value-type="float" office:value="0">
            <text:p>0.000000</text:p>
          </table:table-cell>
          <table:table-cell table:formula="of:=[.I368]-[.I$1]/400" office:value-type="float" office:value="-0.0304200799999977">
            <text:p>-0.030420</text:p>
          </table:table-cell>
          <table:table-cell table:formula="of:=[.J368]-[.J$1]/400" office:value-type="float" office:value="0.0608401599999954">
            <text:p>0.060840</text:p>
          </table:table-cell>
          <table:table-cell table:formula="of:=[.K368]-[.K$1]/400" office:value-type="float" office:value="-0.0304200799999977">
            <text:p>-0.030420</text:p>
          </table:table-cell>
          <table:table-cell table:formula="of:=[.L368]-[.L$1]/400" office:value-type="float" office:value="0">
            <text:p>0.000000</text:p>
          </table:table-cell>
          <table:table-cell table:formula="of:=[.M368]-[.M$1]/400" office:value-type="float" office:value="0.0139626400000008">
            <text:p>0.013963</text:p>
          </table:table-cell>
          <table:table-cell table:formula="of:=[.N368]-[.N$1]/400" office:value-type="float" office:value="-0.0139626400000008">
            <text:p>-0.013963</text:p>
          </table:table-cell>
          <table:table-cell table:formula="of:=[.O368]-[.O$1]/400" office:value-type="float" office:value="0">
            <text:p>0.000000</text:p>
          </table:table-cell>
          <table:table-cell table:formula="of:=[.P368]-[.P$1]/400" office:value-type="float" office:value="-0.0418879199999963">
            <text:p>-0.041888</text:p>
          </table:table-cell>
          <table:table-cell table:formula="of:=[.Q368]-[.Q$1]/400" office:value-type="float" office:value="0">
            <text:p>0.000000</text:p>
          </table:table-cell>
          <table:table-cell table:formula="of:=[.R368]-[.R$1]/400" office:value-type="float" office:value="0">
            <text:p>0.000000</text:p>
          </table:table-cell>
          <table:table-cell table:formula="of:=[.S368]-[.S$1]/400" office:value-type="float" office:value="0">
            <text:p>0.000000</text:p>
          </table:table-cell>
          <table:table-cell table:formula="of:=[.T368]-[.T$1]/400" office:value-type="float" office:value="0.0139626400000008">
            <text:p>0.013963</text:p>
          </table:table-cell>
          <table:table-cell table:formula="of:=[.U368]-[.U$1]/400" office:value-type="float" office:value="0.0139626400000008">
            <text:p>0.013963</text:p>
          </table:table-cell>
          <table:table-cell table:formula="of:=[.V368]-[.V$1]/400" office:value-type="float" office:value="0">
            <text:p>0.000000</text:p>
          </table:table-cell>
          <table:table-cell table:formula="of:=[.W368]-[.W$1]/400" office:value-type="float" office:value="-0.0418879199999963">
            <text:p>-0.041888</text:p>
          </table:table-cell>
          <table:table-cell table:formula="of:=[.X368]-[.X$1]/400" office:value-type="float" office:value="0">
            <text:p>0.000000</text:p>
          </table:table-cell>
          <table:table-cell table:formula="of:=[.Y368]-[.Y$1]/400" office:value-type="float" office:value="0">
            <text:p>0.000000</text:p>
          </table:table-cell>
          <table:table-cell table:formula="of:=[.Z368]-[.Z$1]/400" office:value-type="float" office:value="0">
            <text:p>0.000000</text:p>
          </table:table-cell>
          <table:table-cell table:formula="of:=[.AA368]-[.AA$1]/400" office:value-type="float" office:value="0">
            <text:p>0.000000</text:p>
          </table:table-cell>
          <table:table-cell table:formula="of:=[.AB368]-[.AB$1]/400" office:value-type="float" office:value="0">
            <text:p>0.000000</text:p>
          </table:table-cell>
          <table:table-cell table:formula="of:=[.AC368]-[.AC$1]/400" office:value-type="float" office:value="0">
            <text:p>0.000000</text:p>
          </table:table-cell>
          <table:table-cell table:formula="of:=[.AD368]-[.AD$1]/400" office:value-type="float" office:value="0">
            <text:p>0.000000</text:p>
          </table:table-cell>
        </table:table-row>
        <table:table-row table:style-name="ro1">
          <table:table-cell table:formula="of:=[.A369]-[.A$1]/400" office:value-type="float" office:value="0">
            <text:p>0.000000</text:p>
          </table:table-cell>
          <table:table-cell table:formula="of:=[.B369]-[.B$1]/400" office:value-type="float" office:value="0">
            <text:p>0.000000</text:p>
          </table:table-cell>
          <table:table-cell table:formula="of:=[.C369]-[.C$1]/400" office:value-type="float" office:value="-0.0294694524999977">
            <text:p>-0.029469</text:p>
          </table:table-cell>
          <table:table-cell table:formula="of:=[.D369]-[.D$1]/400" office:value-type="float" office:value="0.0589389049999954">
            <text:p>0.058939</text:p>
          </table:table-cell>
          <table:table-cell table:formula="of:=[.E369]-[.E$1]/400" office:value-type="float" office:value="-0.0294694524999977">
            <text:p>-0.029469</text:p>
          </table:table-cell>
          <table:table-cell table:formula="of:=[.F369]-[.F$1]/400" office:value-type="float" office:value="0">
            <text:p>0.000000</text:p>
          </table:table-cell>
          <table:table-cell table:formula="of:=[.G369]-[.G$1]/400" office:value-type="float" office:value="0">
            <text:p>0.000000</text:p>
          </table:table-cell>
          <table:table-cell table:formula="of:=[.H369]-[.H$1]/400" office:value-type="float" office:value="0">
            <text:p>0.000000</text:p>
          </table:table-cell>
          <table:table-cell table:formula="of:=[.I369]-[.I$1]/400" office:value-type="float" office:value="-0.0294694524999977">
            <text:p>-0.029469</text:p>
          </table:table-cell>
          <table:table-cell table:formula="of:=[.J369]-[.J$1]/400" office:value-type="float" office:value="0.0589389049999954">
            <text:p>0.058939</text:p>
          </table:table-cell>
          <table:table-cell table:formula="of:=[.K369]-[.K$1]/400" office:value-type="float" office:value="-0.0294694524999977">
            <text:p>-0.029469</text:p>
          </table:table-cell>
          <table:table-cell table:formula="of:=[.L369]-[.L$1]/400" office:value-type="float" office:value="0">
            <text:p>0.000000</text:p>
          </table:table-cell>
          <table:table-cell table:formula="of:=[.M369]-[.M$1]/400" office:value-type="float" office:value="0.0135263075000008">
            <text:p>0.013526</text:p>
          </table:table-cell>
          <table:table-cell table:formula="of:=[.N369]-[.N$1]/400" office:value-type="float" office:value="-0.0135263075000008">
            <text:p>-0.013526</text:p>
          </table:table-cell>
          <table:table-cell table:formula="of:=[.O369]-[.O$1]/400" office:value-type="float" office:value="0">
            <text:p>0.000000</text:p>
          </table:table-cell>
          <table:table-cell table:formula="of:=[.P369]-[.P$1]/400" office:value-type="float" office:value="-0.0405789224999963">
            <text:p>-0.040579</text:p>
          </table:table-cell>
          <table:table-cell table:formula="of:=[.Q369]-[.Q$1]/400" office:value-type="float" office:value="0">
            <text:p>0.000000</text:p>
          </table:table-cell>
          <table:table-cell table:formula="of:=[.R369]-[.R$1]/400" office:value-type="float" office:value="0">
            <text:p>0.000000</text:p>
          </table:table-cell>
          <table:table-cell table:formula="of:=[.S369]-[.S$1]/400" office:value-type="float" office:value="0">
            <text:p>0.000000</text:p>
          </table:table-cell>
          <table:table-cell table:formula="of:=[.T369]-[.T$1]/400" office:value-type="float" office:value="0.0135263075000008">
            <text:p>0.013526</text:p>
          </table:table-cell>
          <table:table-cell table:formula="of:=[.U369]-[.U$1]/400" office:value-type="float" office:value="0.0135263075000008">
            <text:p>0.013526</text:p>
          </table:table-cell>
          <table:table-cell table:formula="of:=[.V369]-[.V$1]/400" office:value-type="float" office:value="0">
            <text:p>0.000000</text:p>
          </table:table-cell>
          <table:table-cell table:formula="of:=[.W369]-[.W$1]/400" office:value-type="float" office:value="-0.0405789224999963">
            <text:p>-0.040579</text:p>
          </table:table-cell>
          <table:table-cell table:formula="of:=[.X369]-[.X$1]/400" office:value-type="float" office:value="0">
            <text:p>0.000000</text:p>
          </table:table-cell>
          <table:table-cell table:formula="of:=[.Y369]-[.Y$1]/400" office:value-type="float" office:value="0">
            <text:p>0.000000</text:p>
          </table:table-cell>
          <table:table-cell table:formula="of:=[.Z369]-[.Z$1]/400" office:value-type="float" office:value="0">
            <text:p>0.000000</text:p>
          </table:table-cell>
          <table:table-cell table:formula="of:=[.AA369]-[.AA$1]/400" office:value-type="float" office:value="0">
            <text:p>0.000000</text:p>
          </table:table-cell>
          <table:table-cell table:formula="of:=[.AB369]-[.AB$1]/400" office:value-type="float" office:value="0">
            <text:p>0.000000</text:p>
          </table:table-cell>
          <table:table-cell table:formula="of:=[.AC369]-[.AC$1]/400" office:value-type="float" office:value="0">
            <text:p>0.000000</text:p>
          </table:table-cell>
          <table:table-cell table:formula="of:=[.AD369]-[.AD$1]/400" office:value-type="float" office:value="0">
            <text:p>0.000000</text:p>
          </table:table-cell>
        </table:table-row>
        <table:table-row table:style-name="ro1">
          <table:table-cell table:formula="of:=[.A370]-[.A$1]/400" office:value-type="float" office:value="0">
            <text:p>0.000000</text:p>
          </table:table-cell>
          <table:table-cell table:formula="of:=[.B370]-[.B$1]/400" office:value-type="float" office:value="0">
            <text:p>0.000000</text:p>
          </table:table-cell>
          <table:table-cell table:formula="of:=[.C370]-[.C$1]/400" office:value-type="float" office:value="-0.0285188249999977">
            <text:p>-0.028519</text:p>
          </table:table-cell>
          <table:table-cell table:formula="of:=[.D370]-[.D$1]/400" office:value-type="float" office:value="0.0570376499999954">
            <text:p>0.057038</text:p>
          </table:table-cell>
          <table:table-cell table:formula="of:=[.E370]-[.E$1]/400" office:value-type="float" office:value="-0.0285188249999977">
            <text:p>-0.028519</text:p>
          </table:table-cell>
          <table:table-cell table:formula="of:=[.F370]-[.F$1]/400" office:value-type="float" office:value="0">
            <text:p>0.000000</text:p>
          </table:table-cell>
          <table:table-cell table:formula="of:=[.G370]-[.G$1]/400" office:value-type="float" office:value="0">
            <text:p>0.000000</text:p>
          </table:table-cell>
          <table:table-cell table:formula="of:=[.H370]-[.H$1]/400" office:value-type="float" office:value="0">
            <text:p>0.000000</text:p>
          </table:table-cell>
          <table:table-cell table:formula="of:=[.I370]-[.I$1]/400" office:value-type="float" office:value="-0.0285188249999977">
            <text:p>-0.028519</text:p>
          </table:table-cell>
          <table:table-cell table:formula="of:=[.J370]-[.J$1]/400" office:value-type="float" office:value="0.0570376499999954">
            <text:p>0.057038</text:p>
          </table:table-cell>
          <table:table-cell table:formula="of:=[.K370]-[.K$1]/400" office:value-type="float" office:value="-0.0285188249999977">
            <text:p>-0.028519</text:p>
          </table:table-cell>
          <table:table-cell table:formula="of:=[.L370]-[.L$1]/400" office:value-type="float" office:value="0">
            <text:p>0.000000</text:p>
          </table:table-cell>
          <table:table-cell table:formula="of:=[.M370]-[.M$1]/400" office:value-type="float" office:value="0.0130899750000008">
            <text:p>0.013090</text:p>
          </table:table-cell>
          <table:table-cell table:formula="of:=[.N370]-[.N$1]/400" office:value-type="float" office:value="-0.0130899750000008">
            <text:p>-0.013090</text:p>
          </table:table-cell>
          <table:table-cell table:formula="of:=[.O370]-[.O$1]/400" office:value-type="float" office:value="0">
            <text:p>0.000000</text:p>
          </table:table-cell>
          <table:table-cell table:formula="of:=[.P370]-[.P$1]/400" office:value-type="float" office:value="-0.0392699249999963">
            <text:p>-0.039270</text:p>
          </table:table-cell>
          <table:table-cell table:formula="of:=[.Q370]-[.Q$1]/400" office:value-type="float" office:value="0">
            <text:p>0.000000</text:p>
          </table:table-cell>
          <table:table-cell table:formula="of:=[.R370]-[.R$1]/400" office:value-type="float" office:value="0">
            <text:p>0.000000</text:p>
          </table:table-cell>
          <table:table-cell table:formula="of:=[.S370]-[.S$1]/400" office:value-type="float" office:value="0">
            <text:p>0.000000</text:p>
          </table:table-cell>
          <table:table-cell table:formula="of:=[.T370]-[.T$1]/400" office:value-type="float" office:value="0.0130899750000008">
            <text:p>0.013090</text:p>
          </table:table-cell>
          <table:table-cell table:formula="of:=[.U370]-[.U$1]/400" office:value-type="float" office:value="0.0130899750000008">
            <text:p>0.013090</text:p>
          </table:table-cell>
          <table:table-cell table:formula="of:=[.V370]-[.V$1]/400" office:value-type="float" office:value="0">
            <text:p>0.000000</text:p>
          </table:table-cell>
          <table:table-cell table:formula="of:=[.W370]-[.W$1]/400" office:value-type="float" office:value="-0.0392699249999963">
            <text:p>-0.039270</text:p>
          </table:table-cell>
          <table:table-cell table:formula="of:=[.X370]-[.X$1]/400" office:value-type="float" office:value="0">
            <text:p>0.000000</text:p>
          </table:table-cell>
          <table:table-cell table:formula="of:=[.Y370]-[.Y$1]/400" office:value-type="float" office:value="0">
            <text:p>0.000000</text:p>
          </table:table-cell>
          <table:table-cell table:formula="of:=[.Z370]-[.Z$1]/400" office:value-type="float" office:value="0">
            <text:p>0.000000</text:p>
          </table:table-cell>
          <table:table-cell table:formula="of:=[.AA370]-[.AA$1]/400" office:value-type="float" office:value="0">
            <text:p>0.000000</text:p>
          </table:table-cell>
          <table:table-cell table:formula="of:=[.AB370]-[.AB$1]/400" office:value-type="float" office:value="0">
            <text:p>0.000000</text:p>
          </table:table-cell>
          <table:table-cell table:formula="of:=[.AC370]-[.AC$1]/400" office:value-type="float" office:value="0">
            <text:p>0.000000</text:p>
          </table:table-cell>
          <table:table-cell table:formula="of:=[.AD370]-[.AD$1]/400" office:value-type="float" office:value="0">
            <text:p>0.000000</text:p>
          </table:table-cell>
        </table:table-row>
        <table:table-row table:style-name="ro1">
          <table:table-cell table:formula="of:=[.A371]-[.A$1]/400" office:value-type="float" office:value="0">
            <text:p>0.000000</text:p>
          </table:table-cell>
          <table:table-cell table:formula="of:=[.B371]-[.B$1]/400" office:value-type="float" office:value="0">
            <text:p>0.000000</text:p>
          </table:table-cell>
          <table:table-cell table:formula="of:=[.C371]-[.C$1]/400" office:value-type="float" office:value="-0.0275681974999977">
            <text:p>-0.027568</text:p>
          </table:table-cell>
          <table:table-cell table:formula="of:=[.D371]-[.D$1]/400" office:value-type="float" office:value="0.0551363949999954">
            <text:p>0.055136</text:p>
          </table:table-cell>
          <table:table-cell table:formula="of:=[.E371]-[.E$1]/400" office:value-type="float" office:value="-0.0275681974999977">
            <text:p>-0.027568</text:p>
          </table:table-cell>
          <table:table-cell table:formula="of:=[.F371]-[.F$1]/400" office:value-type="float" office:value="0">
            <text:p>0.000000</text:p>
          </table:table-cell>
          <table:table-cell table:formula="of:=[.G371]-[.G$1]/400" office:value-type="float" office:value="0">
            <text:p>0.000000</text:p>
          </table:table-cell>
          <table:table-cell table:formula="of:=[.H371]-[.H$1]/400" office:value-type="float" office:value="0">
            <text:p>0.000000</text:p>
          </table:table-cell>
          <table:table-cell table:formula="of:=[.I371]-[.I$1]/400" office:value-type="float" office:value="-0.0275681974999977">
            <text:p>-0.027568</text:p>
          </table:table-cell>
          <table:table-cell table:formula="of:=[.J371]-[.J$1]/400" office:value-type="float" office:value="0.0551363949999954">
            <text:p>0.055136</text:p>
          </table:table-cell>
          <table:table-cell table:formula="of:=[.K371]-[.K$1]/400" office:value-type="float" office:value="-0.0275681974999977">
            <text:p>-0.027568</text:p>
          </table:table-cell>
          <table:table-cell table:formula="of:=[.L371]-[.L$1]/400" office:value-type="float" office:value="0">
            <text:p>0.000000</text:p>
          </table:table-cell>
          <table:table-cell table:formula="of:=[.M371]-[.M$1]/400" office:value-type="float" office:value="0.0126536425000008">
            <text:p>0.012654</text:p>
          </table:table-cell>
          <table:table-cell table:formula="of:=[.N371]-[.N$1]/400" office:value-type="float" office:value="-0.0126536425000008">
            <text:p>-0.012654</text:p>
          </table:table-cell>
          <table:table-cell table:formula="of:=[.O371]-[.O$1]/400" office:value-type="float" office:value="0">
            <text:p>0.000000</text:p>
          </table:table-cell>
          <table:table-cell table:formula="of:=[.P371]-[.P$1]/400" office:value-type="float" office:value="-0.0379609274999963">
            <text:p>-0.037961</text:p>
          </table:table-cell>
          <table:table-cell table:formula="of:=[.Q371]-[.Q$1]/400" office:value-type="float" office:value="0">
            <text:p>0.000000</text:p>
          </table:table-cell>
          <table:table-cell table:formula="of:=[.R371]-[.R$1]/400" office:value-type="float" office:value="0">
            <text:p>0.000000</text:p>
          </table:table-cell>
          <table:table-cell table:formula="of:=[.S371]-[.S$1]/400" office:value-type="float" office:value="0">
            <text:p>0.000000</text:p>
          </table:table-cell>
          <table:table-cell table:formula="of:=[.T371]-[.T$1]/400" office:value-type="float" office:value="0.0126536425000008">
            <text:p>0.012654</text:p>
          </table:table-cell>
          <table:table-cell table:formula="of:=[.U371]-[.U$1]/400" office:value-type="float" office:value="0.0126536425000008">
            <text:p>0.012654</text:p>
          </table:table-cell>
          <table:table-cell table:formula="of:=[.V371]-[.V$1]/400" office:value-type="float" office:value="0">
            <text:p>0.000000</text:p>
          </table:table-cell>
          <table:table-cell table:formula="of:=[.W371]-[.W$1]/400" office:value-type="float" office:value="-0.0379609274999963">
            <text:p>-0.037961</text:p>
          </table:table-cell>
          <table:table-cell table:formula="of:=[.X371]-[.X$1]/400" office:value-type="float" office:value="0">
            <text:p>0.000000</text:p>
          </table:table-cell>
          <table:table-cell table:formula="of:=[.Y371]-[.Y$1]/400" office:value-type="float" office:value="0">
            <text:p>0.000000</text:p>
          </table:table-cell>
          <table:table-cell table:formula="of:=[.Z371]-[.Z$1]/400" office:value-type="float" office:value="0">
            <text:p>0.000000</text:p>
          </table:table-cell>
          <table:table-cell table:formula="of:=[.AA371]-[.AA$1]/400" office:value-type="float" office:value="0">
            <text:p>0.000000</text:p>
          </table:table-cell>
          <table:table-cell table:formula="of:=[.AB371]-[.AB$1]/400" office:value-type="float" office:value="0">
            <text:p>0.000000</text:p>
          </table:table-cell>
          <table:table-cell table:formula="of:=[.AC371]-[.AC$1]/400" office:value-type="float" office:value="0">
            <text:p>0.000000</text:p>
          </table:table-cell>
          <table:table-cell table:formula="of:=[.AD371]-[.AD$1]/400" office:value-type="float" office:value="0">
            <text:p>0.000000</text:p>
          </table:table-cell>
        </table:table-row>
        <table:table-row table:style-name="ro1">
          <table:table-cell table:formula="of:=[.A372]-[.A$1]/400" office:value-type="float" office:value="0">
            <text:p>0.000000</text:p>
          </table:table-cell>
          <table:table-cell table:formula="of:=[.B372]-[.B$1]/400" office:value-type="float" office:value="0">
            <text:p>0.000000</text:p>
          </table:table-cell>
          <table:table-cell table:formula="of:=[.C372]-[.C$1]/400" office:value-type="float" office:value="-0.0266175699999977">
            <text:p>-0.026618</text:p>
          </table:table-cell>
          <table:table-cell table:formula="of:=[.D372]-[.D$1]/400" office:value-type="float" office:value="0.0532351399999954">
            <text:p>0.053235</text:p>
          </table:table-cell>
          <table:table-cell table:formula="of:=[.E372]-[.E$1]/400" office:value-type="float" office:value="-0.0266175699999977">
            <text:p>-0.026618</text:p>
          </table:table-cell>
          <table:table-cell table:formula="of:=[.F372]-[.F$1]/400" office:value-type="float" office:value="0">
            <text:p>0.000000</text:p>
          </table:table-cell>
          <table:table-cell table:formula="of:=[.G372]-[.G$1]/400" office:value-type="float" office:value="0">
            <text:p>0.000000</text:p>
          </table:table-cell>
          <table:table-cell table:formula="of:=[.H372]-[.H$1]/400" office:value-type="float" office:value="0">
            <text:p>0.000000</text:p>
          </table:table-cell>
          <table:table-cell table:formula="of:=[.I372]-[.I$1]/400" office:value-type="float" office:value="-0.0266175699999977">
            <text:p>-0.026618</text:p>
          </table:table-cell>
          <table:table-cell table:formula="of:=[.J372]-[.J$1]/400" office:value-type="float" office:value="0.0532351399999954">
            <text:p>0.053235</text:p>
          </table:table-cell>
          <table:table-cell table:formula="of:=[.K372]-[.K$1]/400" office:value-type="float" office:value="-0.0266175699999977">
            <text:p>-0.026618</text:p>
          </table:table-cell>
          <table:table-cell table:formula="of:=[.L372]-[.L$1]/400" office:value-type="float" office:value="0">
            <text:p>0.000000</text:p>
          </table:table-cell>
          <table:table-cell table:formula="of:=[.M372]-[.M$1]/400" office:value-type="float" office:value="0.0122173100000008">
            <text:p>0.012217</text:p>
          </table:table-cell>
          <table:table-cell table:formula="of:=[.N372]-[.N$1]/400" office:value-type="float" office:value="-0.0122173100000008">
            <text:p>-0.012217</text:p>
          </table:table-cell>
          <table:table-cell table:formula="of:=[.O372]-[.O$1]/400" office:value-type="float" office:value="0">
            <text:p>0.000000</text:p>
          </table:table-cell>
          <table:table-cell table:formula="of:=[.P372]-[.P$1]/400" office:value-type="float" office:value="-0.0366519299999963">
            <text:p>-0.036652</text:p>
          </table:table-cell>
          <table:table-cell table:formula="of:=[.Q372]-[.Q$1]/400" office:value-type="float" office:value="0">
            <text:p>0.000000</text:p>
          </table:table-cell>
          <table:table-cell table:formula="of:=[.R372]-[.R$1]/400" office:value-type="float" office:value="0">
            <text:p>0.000000</text:p>
          </table:table-cell>
          <table:table-cell table:formula="of:=[.S372]-[.S$1]/400" office:value-type="float" office:value="0">
            <text:p>0.000000</text:p>
          </table:table-cell>
          <table:table-cell table:formula="of:=[.T372]-[.T$1]/400" office:value-type="float" office:value="0.0122173100000008">
            <text:p>0.012217</text:p>
          </table:table-cell>
          <table:table-cell table:formula="of:=[.U372]-[.U$1]/400" office:value-type="float" office:value="0.0122173100000008">
            <text:p>0.012217</text:p>
          </table:table-cell>
          <table:table-cell table:formula="of:=[.V372]-[.V$1]/400" office:value-type="float" office:value="0">
            <text:p>0.000000</text:p>
          </table:table-cell>
          <table:table-cell table:formula="of:=[.W372]-[.W$1]/400" office:value-type="float" office:value="-0.0366519299999963">
            <text:p>-0.036652</text:p>
          </table:table-cell>
          <table:table-cell table:formula="of:=[.X372]-[.X$1]/400" office:value-type="float" office:value="0">
            <text:p>0.000000</text:p>
          </table:table-cell>
          <table:table-cell table:formula="of:=[.Y372]-[.Y$1]/400" office:value-type="float" office:value="0">
            <text:p>0.000000</text:p>
          </table:table-cell>
          <table:table-cell table:formula="of:=[.Z372]-[.Z$1]/400" office:value-type="float" office:value="0">
            <text:p>0.000000</text:p>
          </table:table-cell>
          <table:table-cell table:formula="of:=[.AA372]-[.AA$1]/400" office:value-type="float" office:value="0">
            <text:p>0.000000</text:p>
          </table:table-cell>
          <table:table-cell table:formula="of:=[.AB372]-[.AB$1]/400" office:value-type="float" office:value="0">
            <text:p>0.000000</text:p>
          </table:table-cell>
          <table:table-cell table:formula="of:=[.AC372]-[.AC$1]/400" office:value-type="float" office:value="0">
            <text:p>0.000000</text:p>
          </table:table-cell>
          <table:table-cell table:formula="of:=[.AD372]-[.AD$1]/400" office:value-type="float" office:value="0">
            <text:p>0.000000</text:p>
          </table:table-cell>
        </table:table-row>
        <table:table-row table:style-name="ro1">
          <table:table-cell table:formula="of:=[.A373]-[.A$1]/400" office:value-type="float" office:value="0">
            <text:p>0.000000</text:p>
          </table:table-cell>
          <table:table-cell table:formula="of:=[.B373]-[.B$1]/400" office:value-type="float" office:value="0">
            <text:p>0.000000</text:p>
          </table:table-cell>
          <table:table-cell table:formula="of:=[.C373]-[.C$1]/400" office:value-type="float" office:value="-0.0256669424999977">
            <text:p>-0.025667</text:p>
          </table:table-cell>
          <table:table-cell table:formula="of:=[.D373]-[.D$1]/400" office:value-type="float" office:value="0.0513338849999954">
            <text:p>0.051334</text:p>
          </table:table-cell>
          <table:table-cell table:formula="of:=[.E373]-[.E$1]/400" office:value-type="float" office:value="-0.0256669424999977">
            <text:p>-0.025667</text:p>
          </table:table-cell>
          <table:table-cell table:formula="of:=[.F373]-[.F$1]/400" office:value-type="float" office:value="0">
            <text:p>0.000000</text:p>
          </table:table-cell>
          <table:table-cell table:formula="of:=[.G373]-[.G$1]/400" office:value-type="float" office:value="0">
            <text:p>0.000000</text:p>
          </table:table-cell>
          <table:table-cell table:formula="of:=[.H373]-[.H$1]/400" office:value-type="float" office:value="0">
            <text:p>0.000000</text:p>
          </table:table-cell>
          <table:table-cell table:formula="of:=[.I373]-[.I$1]/400" office:value-type="float" office:value="-0.0256669424999977">
            <text:p>-0.025667</text:p>
          </table:table-cell>
          <table:table-cell table:formula="of:=[.J373]-[.J$1]/400" office:value-type="float" office:value="0.0513338849999954">
            <text:p>0.051334</text:p>
          </table:table-cell>
          <table:table-cell table:formula="of:=[.K373]-[.K$1]/400" office:value-type="float" office:value="-0.0256669424999977">
            <text:p>-0.025667</text:p>
          </table:table-cell>
          <table:table-cell table:formula="of:=[.L373]-[.L$1]/400" office:value-type="float" office:value="0">
            <text:p>0.000000</text:p>
          </table:table-cell>
          <table:table-cell table:formula="of:=[.M373]-[.M$1]/400" office:value-type="float" office:value="0.0117809775000008">
            <text:p>0.011781</text:p>
          </table:table-cell>
          <table:table-cell table:formula="of:=[.N373]-[.N$1]/400" office:value-type="float" office:value="-0.0117809775000008">
            <text:p>-0.011781</text:p>
          </table:table-cell>
          <table:table-cell table:formula="of:=[.O373]-[.O$1]/400" office:value-type="float" office:value="0">
            <text:p>0.000000</text:p>
          </table:table-cell>
          <table:table-cell table:formula="of:=[.P373]-[.P$1]/400" office:value-type="float" office:value="-0.0353429324999963">
            <text:p>-0.035343</text:p>
          </table:table-cell>
          <table:table-cell table:formula="of:=[.Q373]-[.Q$1]/400" office:value-type="float" office:value="0">
            <text:p>0.000000</text:p>
          </table:table-cell>
          <table:table-cell table:formula="of:=[.R373]-[.R$1]/400" office:value-type="float" office:value="0">
            <text:p>0.000000</text:p>
          </table:table-cell>
          <table:table-cell table:formula="of:=[.S373]-[.S$1]/400" office:value-type="float" office:value="0">
            <text:p>0.000000</text:p>
          </table:table-cell>
          <table:table-cell table:formula="of:=[.T373]-[.T$1]/400" office:value-type="float" office:value="0.0117809775000008">
            <text:p>0.011781</text:p>
          </table:table-cell>
          <table:table-cell table:formula="of:=[.U373]-[.U$1]/400" office:value-type="float" office:value="0.0117809775000008">
            <text:p>0.011781</text:p>
          </table:table-cell>
          <table:table-cell table:formula="of:=[.V373]-[.V$1]/400" office:value-type="float" office:value="0">
            <text:p>0.000000</text:p>
          </table:table-cell>
          <table:table-cell table:formula="of:=[.W373]-[.W$1]/400" office:value-type="float" office:value="-0.0353429324999963">
            <text:p>-0.035343</text:p>
          </table:table-cell>
          <table:table-cell table:formula="of:=[.X373]-[.X$1]/400" office:value-type="float" office:value="0">
            <text:p>0.000000</text:p>
          </table:table-cell>
          <table:table-cell table:formula="of:=[.Y373]-[.Y$1]/400" office:value-type="float" office:value="0">
            <text:p>0.000000</text:p>
          </table:table-cell>
          <table:table-cell table:formula="of:=[.Z373]-[.Z$1]/400" office:value-type="float" office:value="0">
            <text:p>0.000000</text:p>
          </table:table-cell>
          <table:table-cell table:formula="of:=[.AA373]-[.AA$1]/400" office:value-type="float" office:value="0">
            <text:p>0.000000</text:p>
          </table:table-cell>
          <table:table-cell table:formula="of:=[.AB373]-[.AB$1]/400" office:value-type="float" office:value="0">
            <text:p>0.000000</text:p>
          </table:table-cell>
          <table:table-cell table:formula="of:=[.AC373]-[.AC$1]/400" office:value-type="float" office:value="0">
            <text:p>0.000000</text:p>
          </table:table-cell>
          <table:table-cell table:formula="of:=[.AD373]-[.AD$1]/400" office:value-type="float" office:value="0">
            <text:p>0.000000</text:p>
          </table:table-cell>
        </table:table-row>
        <table:table-row table:style-name="ro1">
          <table:table-cell table:formula="of:=[.A374]-[.A$1]/400" office:value-type="float" office:value="0">
            <text:p>0.000000</text:p>
          </table:table-cell>
          <table:table-cell table:formula="of:=[.B374]-[.B$1]/400" office:value-type="float" office:value="0">
            <text:p>0.000000</text:p>
          </table:table-cell>
          <table:table-cell table:formula="of:=[.C374]-[.C$1]/400" office:value-type="float" office:value="-0.0247163149999977">
            <text:p>-0.024716</text:p>
          </table:table-cell>
          <table:table-cell table:formula="of:=[.D374]-[.D$1]/400" office:value-type="float" office:value="0.0494326299999954">
            <text:p>0.049433</text:p>
          </table:table-cell>
          <table:table-cell table:formula="of:=[.E374]-[.E$1]/400" office:value-type="float" office:value="-0.0247163149999977">
            <text:p>-0.024716</text:p>
          </table:table-cell>
          <table:table-cell table:formula="of:=[.F374]-[.F$1]/400" office:value-type="float" office:value="0">
            <text:p>0.000000</text:p>
          </table:table-cell>
          <table:table-cell table:formula="of:=[.G374]-[.G$1]/400" office:value-type="float" office:value="0">
            <text:p>0.000000</text:p>
          </table:table-cell>
          <table:table-cell table:formula="of:=[.H374]-[.H$1]/400" office:value-type="float" office:value="0">
            <text:p>0.000000</text:p>
          </table:table-cell>
          <table:table-cell table:formula="of:=[.I374]-[.I$1]/400" office:value-type="float" office:value="-0.0247163149999977">
            <text:p>-0.024716</text:p>
          </table:table-cell>
          <table:table-cell table:formula="of:=[.J374]-[.J$1]/400" office:value-type="float" office:value="0.0494326299999954">
            <text:p>0.049433</text:p>
          </table:table-cell>
          <table:table-cell table:formula="of:=[.K374]-[.K$1]/400" office:value-type="float" office:value="-0.0247163149999977">
            <text:p>-0.024716</text:p>
          </table:table-cell>
          <table:table-cell table:formula="of:=[.L374]-[.L$1]/400" office:value-type="float" office:value="0">
            <text:p>0.000000</text:p>
          </table:table-cell>
          <table:table-cell table:formula="of:=[.M374]-[.M$1]/400" office:value-type="float" office:value="0.0113446450000008">
            <text:p>0.011345</text:p>
          </table:table-cell>
          <table:table-cell table:formula="of:=[.N374]-[.N$1]/400" office:value-type="float" office:value="-0.0113446450000008">
            <text:p>-0.011345</text:p>
          </table:table-cell>
          <table:table-cell table:formula="of:=[.O374]-[.O$1]/400" office:value-type="float" office:value="0">
            <text:p>0.000000</text:p>
          </table:table-cell>
          <table:table-cell table:formula="of:=[.P374]-[.P$1]/400" office:value-type="float" office:value="-0.0340339349999963">
            <text:p>-0.034034</text:p>
          </table:table-cell>
          <table:table-cell table:formula="of:=[.Q374]-[.Q$1]/400" office:value-type="float" office:value="0">
            <text:p>0.000000</text:p>
          </table:table-cell>
          <table:table-cell table:formula="of:=[.R374]-[.R$1]/400" office:value-type="float" office:value="0">
            <text:p>0.000000</text:p>
          </table:table-cell>
          <table:table-cell table:formula="of:=[.S374]-[.S$1]/400" office:value-type="float" office:value="0">
            <text:p>0.000000</text:p>
          </table:table-cell>
          <table:table-cell table:formula="of:=[.T374]-[.T$1]/400" office:value-type="float" office:value="0.0113446450000008">
            <text:p>0.011345</text:p>
          </table:table-cell>
          <table:table-cell table:formula="of:=[.U374]-[.U$1]/400" office:value-type="float" office:value="0.0113446450000008">
            <text:p>0.011345</text:p>
          </table:table-cell>
          <table:table-cell table:formula="of:=[.V374]-[.V$1]/400" office:value-type="float" office:value="0">
            <text:p>0.000000</text:p>
          </table:table-cell>
          <table:table-cell table:formula="of:=[.W374]-[.W$1]/400" office:value-type="float" office:value="-0.0340339349999963">
            <text:p>-0.034034</text:p>
          </table:table-cell>
          <table:table-cell table:formula="of:=[.X374]-[.X$1]/400" office:value-type="float" office:value="0">
            <text:p>0.000000</text:p>
          </table:table-cell>
          <table:table-cell table:formula="of:=[.Y374]-[.Y$1]/400" office:value-type="float" office:value="0">
            <text:p>0.000000</text:p>
          </table:table-cell>
          <table:table-cell table:formula="of:=[.Z374]-[.Z$1]/400" office:value-type="float" office:value="0">
            <text:p>0.000000</text:p>
          </table:table-cell>
          <table:table-cell table:formula="of:=[.AA374]-[.AA$1]/400" office:value-type="float" office:value="0">
            <text:p>0.000000</text:p>
          </table:table-cell>
          <table:table-cell table:formula="of:=[.AB374]-[.AB$1]/400" office:value-type="float" office:value="0">
            <text:p>0.000000</text:p>
          </table:table-cell>
          <table:table-cell table:formula="of:=[.AC374]-[.AC$1]/400" office:value-type="float" office:value="0">
            <text:p>0.000000</text:p>
          </table:table-cell>
          <table:table-cell table:formula="of:=[.AD374]-[.AD$1]/400" office:value-type="float" office:value="0">
            <text:p>0.000000</text:p>
          </table:table-cell>
        </table:table-row>
        <table:table-row table:style-name="ro1">
          <table:table-cell table:formula="of:=[.A375]-[.A$1]/400" office:value-type="float" office:value="0">
            <text:p>0.000000</text:p>
          </table:table-cell>
          <table:table-cell table:formula="of:=[.B375]-[.B$1]/400" office:value-type="float" office:value="0">
            <text:p>0.000000</text:p>
          </table:table-cell>
          <table:table-cell table:formula="of:=[.C375]-[.C$1]/400" office:value-type="float" office:value="-0.0237656874999977">
            <text:p>-0.023766</text:p>
          </table:table-cell>
          <table:table-cell table:formula="of:=[.D375]-[.D$1]/400" office:value-type="float" office:value="0.0475313749999954">
            <text:p>0.047531</text:p>
          </table:table-cell>
          <table:table-cell table:formula="of:=[.E375]-[.E$1]/400" office:value-type="float" office:value="-0.0237656874999977">
            <text:p>-0.023766</text:p>
          </table:table-cell>
          <table:table-cell table:formula="of:=[.F375]-[.F$1]/400" office:value-type="float" office:value="0">
            <text:p>0.000000</text:p>
          </table:table-cell>
          <table:table-cell table:formula="of:=[.G375]-[.G$1]/400" office:value-type="float" office:value="0">
            <text:p>0.000000</text:p>
          </table:table-cell>
          <table:table-cell table:formula="of:=[.H375]-[.H$1]/400" office:value-type="float" office:value="0">
            <text:p>0.000000</text:p>
          </table:table-cell>
          <table:table-cell table:formula="of:=[.I375]-[.I$1]/400" office:value-type="float" office:value="-0.0237656874999977">
            <text:p>-0.023766</text:p>
          </table:table-cell>
          <table:table-cell table:formula="of:=[.J375]-[.J$1]/400" office:value-type="float" office:value="0.0475313749999954">
            <text:p>0.047531</text:p>
          </table:table-cell>
          <table:table-cell table:formula="of:=[.K375]-[.K$1]/400" office:value-type="float" office:value="-0.0237656874999977">
            <text:p>-0.023766</text:p>
          </table:table-cell>
          <table:table-cell table:formula="of:=[.L375]-[.L$1]/400" office:value-type="float" office:value="0">
            <text:p>0.000000</text:p>
          </table:table-cell>
          <table:table-cell table:formula="of:=[.M375]-[.M$1]/400" office:value-type="float" office:value="0.0109083125000008">
            <text:p>0.010908</text:p>
          </table:table-cell>
          <table:table-cell table:formula="of:=[.N375]-[.N$1]/400" office:value-type="float" office:value="-0.0109083125000008">
            <text:p>-0.010908</text:p>
          </table:table-cell>
          <table:table-cell table:formula="of:=[.O375]-[.O$1]/400" office:value-type="float" office:value="0">
            <text:p>0.000000</text:p>
          </table:table-cell>
          <table:table-cell table:formula="of:=[.P375]-[.P$1]/400" office:value-type="float" office:value="-0.0327249374999963">
            <text:p>-0.032725</text:p>
          </table:table-cell>
          <table:table-cell table:formula="of:=[.Q375]-[.Q$1]/400" office:value-type="float" office:value="0">
            <text:p>0.000000</text:p>
          </table:table-cell>
          <table:table-cell table:formula="of:=[.R375]-[.R$1]/400" office:value-type="float" office:value="0">
            <text:p>0.000000</text:p>
          </table:table-cell>
          <table:table-cell table:formula="of:=[.S375]-[.S$1]/400" office:value-type="float" office:value="0">
            <text:p>0.000000</text:p>
          </table:table-cell>
          <table:table-cell table:formula="of:=[.T375]-[.T$1]/400" office:value-type="float" office:value="0.0109083125000008">
            <text:p>0.010908</text:p>
          </table:table-cell>
          <table:table-cell table:formula="of:=[.U375]-[.U$1]/400" office:value-type="float" office:value="0.0109083125000008">
            <text:p>0.010908</text:p>
          </table:table-cell>
          <table:table-cell table:formula="of:=[.V375]-[.V$1]/400" office:value-type="float" office:value="0">
            <text:p>0.000000</text:p>
          </table:table-cell>
          <table:table-cell table:formula="of:=[.W375]-[.W$1]/400" office:value-type="float" office:value="-0.0327249374999963">
            <text:p>-0.032725</text:p>
          </table:table-cell>
          <table:table-cell table:formula="of:=[.X375]-[.X$1]/400" office:value-type="float" office:value="0">
            <text:p>0.000000</text:p>
          </table:table-cell>
          <table:table-cell table:formula="of:=[.Y375]-[.Y$1]/400" office:value-type="float" office:value="0">
            <text:p>0.000000</text:p>
          </table:table-cell>
          <table:table-cell table:formula="of:=[.Z375]-[.Z$1]/400" office:value-type="float" office:value="0">
            <text:p>0.000000</text:p>
          </table:table-cell>
          <table:table-cell table:formula="of:=[.AA375]-[.AA$1]/400" office:value-type="float" office:value="0">
            <text:p>0.000000</text:p>
          </table:table-cell>
          <table:table-cell table:formula="of:=[.AB375]-[.AB$1]/400" office:value-type="float" office:value="0">
            <text:p>0.000000</text:p>
          </table:table-cell>
          <table:table-cell table:formula="of:=[.AC375]-[.AC$1]/400" office:value-type="float" office:value="0">
            <text:p>0.000000</text:p>
          </table:table-cell>
          <table:table-cell table:formula="of:=[.AD375]-[.AD$1]/400" office:value-type="float" office:value="0">
            <text:p>0.000000</text:p>
          </table:table-cell>
        </table:table-row>
        <table:table-row table:style-name="ro1">
          <table:table-cell table:formula="of:=[.A376]-[.A$1]/400" office:value-type="float" office:value="0">
            <text:p>0.000000</text:p>
          </table:table-cell>
          <table:table-cell table:formula="of:=[.B376]-[.B$1]/400" office:value-type="float" office:value="0">
            <text:p>0.000000</text:p>
          </table:table-cell>
          <table:table-cell table:formula="of:=[.C376]-[.C$1]/400" office:value-type="float" office:value="-0.0228150599999977">
            <text:p>-0.022815</text:p>
          </table:table-cell>
          <table:table-cell table:formula="of:=[.D376]-[.D$1]/400" office:value-type="float" office:value="0.0456301199999954">
            <text:p>0.045630</text:p>
          </table:table-cell>
          <table:table-cell table:formula="of:=[.E376]-[.E$1]/400" office:value-type="float" office:value="-0.0228150599999977">
            <text:p>-0.022815</text:p>
          </table:table-cell>
          <table:table-cell table:formula="of:=[.F376]-[.F$1]/400" office:value-type="float" office:value="0">
            <text:p>0.000000</text:p>
          </table:table-cell>
          <table:table-cell table:formula="of:=[.G376]-[.G$1]/400" office:value-type="float" office:value="0">
            <text:p>0.000000</text:p>
          </table:table-cell>
          <table:table-cell table:formula="of:=[.H376]-[.H$1]/400" office:value-type="float" office:value="0">
            <text:p>0.000000</text:p>
          </table:table-cell>
          <table:table-cell table:formula="of:=[.I376]-[.I$1]/400" office:value-type="float" office:value="-0.0228150599999977">
            <text:p>-0.022815</text:p>
          </table:table-cell>
          <table:table-cell table:formula="of:=[.J376]-[.J$1]/400" office:value-type="float" office:value="0.0456301199999954">
            <text:p>0.045630</text:p>
          </table:table-cell>
          <table:table-cell table:formula="of:=[.K376]-[.K$1]/400" office:value-type="float" office:value="-0.0228150599999977">
            <text:p>-0.022815</text:p>
          </table:table-cell>
          <table:table-cell table:formula="of:=[.L376]-[.L$1]/400" office:value-type="float" office:value="0">
            <text:p>0.000000</text:p>
          </table:table-cell>
          <table:table-cell table:formula="of:=[.M376]-[.M$1]/400" office:value-type="float" office:value="0.0104719800000008">
            <text:p>0.010472</text:p>
          </table:table-cell>
          <table:table-cell table:formula="of:=[.N376]-[.N$1]/400" office:value-type="float" office:value="-0.0104719800000008">
            <text:p>-0.010472</text:p>
          </table:table-cell>
          <table:table-cell table:formula="of:=[.O376]-[.O$1]/400" office:value-type="float" office:value="0">
            <text:p>0.000000</text:p>
          </table:table-cell>
          <table:table-cell table:formula="of:=[.P376]-[.P$1]/400" office:value-type="float" office:value="-0.0314159399999963">
            <text:p>-0.031416</text:p>
          </table:table-cell>
          <table:table-cell table:formula="of:=[.Q376]-[.Q$1]/400" office:value-type="float" office:value="0">
            <text:p>0.000000</text:p>
          </table:table-cell>
          <table:table-cell table:formula="of:=[.R376]-[.R$1]/400" office:value-type="float" office:value="0">
            <text:p>0.000000</text:p>
          </table:table-cell>
          <table:table-cell table:formula="of:=[.S376]-[.S$1]/400" office:value-type="float" office:value="0">
            <text:p>0.000000</text:p>
          </table:table-cell>
          <table:table-cell table:formula="of:=[.T376]-[.T$1]/400" office:value-type="float" office:value="0.0104719800000008">
            <text:p>0.010472</text:p>
          </table:table-cell>
          <table:table-cell table:formula="of:=[.U376]-[.U$1]/400" office:value-type="float" office:value="0.0104719800000008">
            <text:p>0.010472</text:p>
          </table:table-cell>
          <table:table-cell table:formula="of:=[.V376]-[.V$1]/400" office:value-type="float" office:value="0">
            <text:p>0.000000</text:p>
          </table:table-cell>
          <table:table-cell table:formula="of:=[.W376]-[.W$1]/400" office:value-type="float" office:value="-0.0314159399999963">
            <text:p>-0.031416</text:p>
          </table:table-cell>
          <table:table-cell table:formula="of:=[.X376]-[.X$1]/400" office:value-type="float" office:value="0">
            <text:p>0.000000</text:p>
          </table:table-cell>
          <table:table-cell table:formula="of:=[.Y376]-[.Y$1]/400" office:value-type="float" office:value="0">
            <text:p>0.000000</text:p>
          </table:table-cell>
          <table:table-cell table:formula="of:=[.Z376]-[.Z$1]/400" office:value-type="float" office:value="0">
            <text:p>0.000000</text:p>
          </table:table-cell>
          <table:table-cell table:formula="of:=[.AA376]-[.AA$1]/400" office:value-type="float" office:value="0">
            <text:p>0.000000</text:p>
          </table:table-cell>
          <table:table-cell table:formula="of:=[.AB376]-[.AB$1]/400" office:value-type="float" office:value="0">
            <text:p>0.000000</text:p>
          </table:table-cell>
          <table:table-cell table:formula="of:=[.AC376]-[.AC$1]/400" office:value-type="float" office:value="0">
            <text:p>0.000000</text:p>
          </table:table-cell>
          <table:table-cell table:formula="of:=[.AD376]-[.AD$1]/400" office:value-type="float" office:value="0">
            <text:p>0.000000</text:p>
          </table:table-cell>
        </table:table-row>
        <table:table-row table:style-name="ro1">
          <table:table-cell table:formula="of:=[.A377]-[.A$1]/400" office:value-type="float" office:value="0">
            <text:p>0.000000</text:p>
          </table:table-cell>
          <table:table-cell table:formula="of:=[.B377]-[.B$1]/400" office:value-type="float" office:value="0">
            <text:p>0.000000</text:p>
          </table:table-cell>
          <table:table-cell table:formula="of:=[.C377]-[.C$1]/400" office:value-type="float" office:value="-0.0218644324999977">
            <text:p>-0.021864</text:p>
          </table:table-cell>
          <table:table-cell table:formula="of:=[.D377]-[.D$1]/400" office:value-type="float" office:value="0.0437288649999954">
            <text:p>0.043729</text:p>
          </table:table-cell>
          <table:table-cell table:formula="of:=[.E377]-[.E$1]/400" office:value-type="float" office:value="-0.0218644324999977">
            <text:p>-0.021864</text:p>
          </table:table-cell>
          <table:table-cell table:formula="of:=[.F377]-[.F$1]/400" office:value-type="float" office:value="0">
            <text:p>0.000000</text:p>
          </table:table-cell>
          <table:table-cell table:formula="of:=[.G377]-[.G$1]/400" office:value-type="float" office:value="0">
            <text:p>0.000000</text:p>
          </table:table-cell>
          <table:table-cell table:formula="of:=[.H377]-[.H$1]/400" office:value-type="float" office:value="0">
            <text:p>0.000000</text:p>
          </table:table-cell>
          <table:table-cell table:formula="of:=[.I377]-[.I$1]/400" office:value-type="float" office:value="-0.0218644324999977">
            <text:p>-0.021864</text:p>
          </table:table-cell>
          <table:table-cell table:formula="of:=[.J377]-[.J$1]/400" office:value-type="float" office:value="0.0437288649999954">
            <text:p>0.043729</text:p>
          </table:table-cell>
          <table:table-cell table:formula="of:=[.K377]-[.K$1]/400" office:value-type="float" office:value="-0.0218644324999977">
            <text:p>-0.021864</text:p>
          </table:table-cell>
          <table:table-cell table:formula="of:=[.L377]-[.L$1]/400" office:value-type="float" office:value="0">
            <text:p>0.000000</text:p>
          </table:table-cell>
          <table:table-cell table:formula="of:=[.M377]-[.M$1]/400" office:value-type="float" office:value="0.0100356475000008">
            <text:p>0.010036</text:p>
          </table:table-cell>
          <table:table-cell table:formula="of:=[.N377]-[.N$1]/400" office:value-type="float" office:value="-0.0100356475000008">
            <text:p>-0.010036</text:p>
          </table:table-cell>
          <table:table-cell table:formula="of:=[.O377]-[.O$1]/400" office:value-type="float" office:value="0">
            <text:p>0.000000</text:p>
          </table:table-cell>
          <table:table-cell table:formula="of:=[.P377]-[.P$1]/400" office:value-type="float" office:value="-0.0301069424999963">
            <text:p>-0.030107</text:p>
          </table:table-cell>
          <table:table-cell table:formula="of:=[.Q377]-[.Q$1]/400" office:value-type="float" office:value="0">
            <text:p>0.000000</text:p>
          </table:table-cell>
          <table:table-cell table:formula="of:=[.R377]-[.R$1]/400" office:value-type="float" office:value="0">
            <text:p>0.000000</text:p>
          </table:table-cell>
          <table:table-cell table:formula="of:=[.S377]-[.S$1]/400" office:value-type="float" office:value="0">
            <text:p>0.000000</text:p>
          </table:table-cell>
          <table:table-cell table:formula="of:=[.T377]-[.T$1]/400" office:value-type="float" office:value="0.0100356475000008">
            <text:p>0.010036</text:p>
          </table:table-cell>
          <table:table-cell table:formula="of:=[.U377]-[.U$1]/400" office:value-type="float" office:value="0.0100356475000008">
            <text:p>0.010036</text:p>
          </table:table-cell>
          <table:table-cell table:formula="of:=[.V377]-[.V$1]/400" office:value-type="float" office:value="0">
            <text:p>0.000000</text:p>
          </table:table-cell>
          <table:table-cell table:formula="of:=[.W377]-[.W$1]/400" office:value-type="float" office:value="-0.0301069424999963">
            <text:p>-0.030107</text:p>
          </table:table-cell>
          <table:table-cell table:formula="of:=[.X377]-[.X$1]/400" office:value-type="float" office:value="0">
            <text:p>0.000000</text:p>
          </table:table-cell>
          <table:table-cell table:formula="of:=[.Y377]-[.Y$1]/400" office:value-type="float" office:value="0">
            <text:p>0.000000</text:p>
          </table:table-cell>
          <table:table-cell table:formula="of:=[.Z377]-[.Z$1]/400" office:value-type="float" office:value="0">
            <text:p>0.000000</text:p>
          </table:table-cell>
          <table:table-cell table:formula="of:=[.AA377]-[.AA$1]/400" office:value-type="float" office:value="0">
            <text:p>0.000000</text:p>
          </table:table-cell>
          <table:table-cell table:formula="of:=[.AB377]-[.AB$1]/400" office:value-type="float" office:value="0">
            <text:p>0.000000</text:p>
          </table:table-cell>
          <table:table-cell table:formula="of:=[.AC377]-[.AC$1]/400" office:value-type="float" office:value="0">
            <text:p>0.000000</text:p>
          </table:table-cell>
          <table:table-cell table:formula="of:=[.AD377]-[.AD$1]/400" office:value-type="float" office:value="0">
            <text:p>0.000000</text:p>
          </table:table-cell>
        </table:table-row>
        <table:table-row table:style-name="ro1">
          <table:table-cell table:formula="of:=[.A378]-[.A$1]/400" office:value-type="float" office:value="0">
            <text:p>0.000000</text:p>
          </table:table-cell>
          <table:table-cell table:formula="of:=[.B378]-[.B$1]/400" office:value-type="float" office:value="0">
            <text:p>0.000000</text:p>
          </table:table-cell>
          <table:table-cell table:formula="of:=[.C378]-[.C$1]/400" office:value-type="float" office:value="-0.0209138049999977">
            <text:p>-0.020914</text:p>
          </table:table-cell>
          <table:table-cell table:formula="of:=[.D378]-[.D$1]/400" office:value-type="float" office:value="0.0418276099999954">
            <text:p>0.041828</text:p>
          </table:table-cell>
          <table:table-cell table:formula="of:=[.E378]-[.E$1]/400" office:value-type="float" office:value="-0.0209138049999977">
            <text:p>-0.020914</text:p>
          </table:table-cell>
          <table:table-cell table:formula="of:=[.F378]-[.F$1]/400" office:value-type="float" office:value="0">
            <text:p>0.000000</text:p>
          </table:table-cell>
          <table:table-cell table:formula="of:=[.G378]-[.G$1]/400" office:value-type="float" office:value="0">
            <text:p>0.000000</text:p>
          </table:table-cell>
          <table:table-cell table:formula="of:=[.H378]-[.H$1]/400" office:value-type="float" office:value="0">
            <text:p>0.000000</text:p>
          </table:table-cell>
          <table:table-cell table:formula="of:=[.I378]-[.I$1]/400" office:value-type="float" office:value="-0.0209138049999977">
            <text:p>-0.020914</text:p>
          </table:table-cell>
          <table:table-cell table:formula="of:=[.J378]-[.J$1]/400" office:value-type="float" office:value="0.0418276099999954">
            <text:p>0.041828</text:p>
          </table:table-cell>
          <table:table-cell table:formula="of:=[.K378]-[.K$1]/400" office:value-type="float" office:value="-0.0209138049999977">
            <text:p>-0.020914</text:p>
          </table:table-cell>
          <table:table-cell table:formula="of:=[.L378]-[.L$1]/400" office:value-type="float" office:value="0">
            <text:p>0.000000</text:p>
          </table:table-cell>
          <table:table-cell table:formula="of:=[.M378]-[.M$1]/400" office:value-type="float" office:value="0.00959931500000082">
            <text:p>0.009599</text:p>
          </table:table-cell>
          <table:table-cell table:formula="of:=[.N378]-[.N$1]/400" office:value-type="float" office:value="-0.00959931500000082">
            <text:p>-0.009599</text:p>
          </table:table-cell>
          <table:table-cell table:formula="of:=[.O378]-[.O$1]/400" office:value-type="float" office:value="0">
            <text:p>0.000000</text:p>
          </table:table-cell>
          <table:table-cell table:formula="of:=[.P378]-[.P$1]/400" office:value-type="float" office:value="-0.0287979449999963">
            <text:p>-0.028798</text:p>
          </table:table-cell>
          <table:table-cell table:formula="of:=[.Q378]-[.Q$1]/400" office:value-type="float" office:value="0">
            <text:p>0.000000</text:p>
          </table:table-cell>
          <table:table-cell table:formula="of:=[.R378]-[.R$1]/400" office:value-type="float" office:value="0">
            <text:p>0.000000</text:p>
          </table:table-cell>
          <table:table-cell table:formula="of:=[.S378]-[.S$1]/400" office:value-type="float" office:value="0">
            <text:p>0.000000</text:p>
          </table:table-cell>
          <table:table-cell table:formula="of:=[.T378]-[.T$1]/400" office:value-type="float" office:value="0.00959931500000082">
            <text:p>0.009599</text:p>
          </table:table-cell>
          <table:table-cell table:formula="of:=[.U378]-[.U$1]/400" office:value-type="float" office:value="0.00959931500000082">
            <text:p>0.009599</text:p>
          </table:table-cell>
          <table:table-cell table:formula="of:=[.V378]-[.V$1]/400" office:value-type="float" office:value="0">
            <text:p>0.000000</text:p>
          </table:table-cell>
          <table:table-cell table:formula="of:=[.W378]-[.W$1]/400" office:value-type="float" office:value="-0.0287979449999963">
            <text:p>-0.028798</text:p>
          </table:table-cell>
          <table:table-cell table:formula="of:=[.X378]-[.X$1]/400" office:value-type="float" office:value="0">
            <text:p>0.000000</text:p>
          </table:table-cell>
          <table:table-cell table:formula="of:=[.Y378]-[.Y$1]/400" office:value-type="float" office:value="0">
            <text:p>0.000000</text:p>
          </table:table-cell>
          <table:table-cell table:formula="of:=[.Z378]-[.Z$1]/400" office:value-type="float" office:value="0">
            <text:p>0.000000</text:p>
          </table:table-cell>
          <table:table-cell table:formula="of:=[.AA378]-[.AA$1]/400" office:value-type="float" office:value="0">
            <text:p>0.000000</text:p>
          </table:table-cell>
          <table:table-cell table:formula="of:=[.AB378]-[.AB$1]/400" office:value-type="float" office:value="0">
            <text:p>0.000000</text:p>
          </table:table-cell>
          <table:table-cell table:formula="of:=[.AC378]-[.AC$1]/400" office:value-type="float" office:value="0">
            <text:p>0.000000</text:p>
          </table:table-cell>
          <table:table-cell table:formula="of:=[.AD378]-[.AD$1]/400" office:value-type="float" office:value="0">
            <text:p>0.000000</text:p>
          </table:table-cell>
        </table:table-row>
        <table:table-row table:style-name="ro1">
          <table:table-cell table:formula="of:=[.A379]-[.A$1]/400" office:value-type="float" office:value="0">
            <text:p>0.000000</text:p>
          </table:table-cell>
          <table:table-cell table:formula="of:=[.B379]-[.B$1]/400" office:value-type="float" office:value="0">
            <text:p>0.000000</text:p>
          </table:table-cell>
          <table:table-cell table:formula="of:=[.C379]-[.C$1]/400" office:value-type="float" office:value="-0.0199631774999977">
            <text:p>-0.019963</text:p>
          </table:table-cell>
          <table:table-cell table:formula="of:=[.D379]-[.D$1]/400" office:value-type="float" office:value="0.0399263549999954">
            <text:p>0.039926</text:p>
          </table:table-cell>
          <table:table-cell table:formula="of:=[.E379]-[.E$1]/400" office:value-type="float" office:value="-0.0199631774999977">
            <text:p>-0.019963</text:p>
          </table:table-cell>
          <table:table-cell table:formula="of:=[.F379]-[.F$1]/400" office:value-type="float" office:value="0">
            <text:p>0.000000</text:p>
          </table:table-cell>
          <table:table-cell table:formula="of:=[.G379]-[.G$1]/400" office:value-type="float" office:value="0">
            <text:p>0.000000</text:p>
          </table:table-cell>
          <table:table-cell table:formula="of:=[.H379]-[.H$1]/400" office:value-type="float" office:value="0">
            <text:p>0.000000</text:p>
          </table:table-cell>
          <table:table-cell table:formula="of:=[.I379]-[.I$1]/400" office:value-type="float" office:value="-0.0199631774999977">
            <text:p>-0.019963</text:p>
          </table:table-cell>
          <table:table-cell table:formula="of:=[.J379]-[.J$1]/400" office:value-type="float" office:value="0.0399263549999954">
            <text:p>0.039926</text:p>
          </table:table-cell>
          <table:table-cell table:formula="of:=[.K379]-[.K$1]/400" office:value-type="float" office:value="-0.0199631774999977">
            <text:p>-0.019963</text:p>
          </table:table-cell>
          <table:table-cell table:formula="of:=[.L379]-[.L$1]/400" office:value-type="float" office:value="0">
            <text:p>0.000000</text:p>
          </table:table-cell>
          <table:table-cell table:formula="of:=[.M379]-[.M$1]/400" office:value-type="float" office:value="0.00916298250000082">
            <text:p>0.009163</text:p>
          </table:table-cell>
          <table:table-cell table:formula="of:=[.N379]-[.N$1]/400" office:value-type="float" office:value="-0.00916298250000082">
            <text:p>-0.009163</text:p>
          </table:table-cell>
          <table:table-cell table:formula="of:=[.O379]-[.O$1]/400" office:value-type="float" office:value="0">
            <text:p>0.000000</text:p>
          </table:table-cell>
          <table:table-cell table:formula="of:=[.P379]-[.P$1]/400" office:value-type="float" office:value="-0.0274889474999963">
            <text:p>-0.027489</text:p>
          </table:table-cell>
          <table:table-cell table:formula="of:=[.Q379]-[.Q$1]/400" office:value-type="float" office:value="0">
            <text:p>0.000000</text:p>
          </table:table-cell>
          <table:table-cell table:formula="of:=[.R379]-[.R$1]/400" office:value-type="float" office:value="0">
            <text:p>0.000000</text:p>
          </table:table-cell>
          <table:table-cell table:formula="of:=[.S379]-[.S$1]/400" office:value-type="float" office:value="0">
            <text:p>0.000000</text:p>
          </table:table-cell>
          <table:table-cell table:formula="of:=[.T379]-[.T$1]/400" office:value-type="float" office:value="0.00916298250000082">
            <text:p>0.009163</text:p>
          </table:table-cell>
          <table:table-cell table:formula="of:=[.U379]-[.U$1]/400" office:value-type="float" office:value="0.00916298250000082">
            <text:p>0.009163</text:p>
          </table:table-cell>
          <table:table-cell table:formula="of:=[.V379]-[.V$1]/400" office:value-type="float" office:value="0">
            <text:p>0.000000</text:p>
          </table:table-cell>
          <table:table-cell table:formula="of:=[.W379]-[.W$1]/400" office:value-type="float" office:value="-0.0274889474999963">
            <text:p>-0.027489</text:p>
          </table:table-cell>
          <table:table-cell table:formula="of:=[.X379]-[.X$1]/400" office:value-type="float" office:value="0">
            <text:p>0.000000</text:p>
          </table:table-cell>
          <table:table-cell table:formula="of:=[.Y379]-[.Y$1]/400" office:value-type="float" office:value="0">
            <text:p>0.000000</text:p>
          </table:table-cell>
          <table:table-cell table:formula="of:=[.Z379]-[.Z$1]/400" office:value-type="float" office:value="0">
            <text:p>0.000000</text:p>
          </table:table-cell>
          <table:table-cell table:formula="of:=[.AA379]-[.AA$1]/400" office:value-type="float" office:value="0">
            <text:p>0.000000</text:p>
          </table:table-cell>
          <table:table-cell table:formula="of:=[.AB379]-[.AB$1]/400" office:value-type="float" office:value="0">
            <text:p>0.000000</text:p>
          </table:table-cell>
          <table:table-cell table:formula="of:=[.AC379]-[.AC$1]/400" office:value-type="float" office:value="0">
            <text:p>0.000000</text:p>
          </table:table-cell>
          <table:table-cell table:formula="of:=[.AD379]-[.AD$1]/400" office:value-type="float" office:value="0">
            <text:p>0.000000</text:p>
          </table:table-cell>
        </table:table-row>
        <table:table-row table:style-name="ro1">
          <table:table-cell table:formula="of:=[.A380]-[.A$1]/400" office:value-type="float" office:value="0">
            <text:p>0.000000</text:p>
          </table:table-cell>
          <table:table-cell table:formula="of:=[.B380]-[.B$1]/400" office:value-type="float" office:value="0">
            <text:p>0.000000</text:p>
          </table:table-cell>
          <table:table-cell table:formula="of:=[.C380]-[.C$1]/400" office:value-type="float" office:value="-0.0190125499999977">
            <text:p>-0.019013</text:p>
          </table:table-cell>
          <table:table-cell table:formula="of:=[.D380]-[.D$1]/400" office:value-type="float" office:value="0.0380250999999954">
            <text:p>0.038025</text:p>
          </table:table-cell>
          <table:table-cell table:formula="of:=[.E380]-[.E$1]/400" office:value-type="float" office:value="-0.0190125499999977">
            <text:p>-0.019013</text:p>
          </table:table-cell>
          <table:table-cell table:formula="of:=[.F380]-[.F$1]/400" office:value-type="float" office:value="0">
            <text:p>0.000000</text:p>
          </table:table-cell>
          <table:table-cell table:formula="of:=[.G380]-[.G$1]/400" office:value-type="float" office:value="0">
            <text:p>0.000000</text:p>
          </table:table-cell>
          <table:table-cell table:formula="of:=[.H380]-[.H$1]/400" office:value-type="float" office:value="0">
            <text:p>0.000000</text:p>
          </table:table-cell>
          <table:table-cell table:formula="of:=[.I380]-[.I$1]/400" office:value-type="float" office:value="-0.0190125499999977">
            <text:p>-0.019013</text:p>
          </table:table-cell>
          <table:table-cell table:formula="of:=[.J380]-[.J$1]/400" office:value-type="float" office:value="0.0380250999999954">
            <text:p>0.038025</text:p>
          </table:table-cell>
          <table:table-cell table:formula="of:=[.K380]-[.K$1]/400" office:value-type="float" office:value="-0.0190125499999977">
            <text:p>-0.019013</text:p>
          </table:table-cell>
          <table:table-cell table:formula="of:=[.L380]-[.L$1]/400" office:value-type="float" office:value="0">
            <text:p>0.000000</text:p>
          </table:table-cell>
          <table:table-cell table:formula="of:=[.M380]-[.M$1]/400" office:value-type="float" office:value="0.00872665000000082">
            <text:p>0.008727</text:p>
          </table:table-cell>
          <table:table-cell table:formula="of:=[.N380]-[.N$1]/400" office:value-type="float" office:value="-0.00872665000000082">
            <text:p>-0.008727</text:p>
          </table:table-cell>
          <table:table-cell table:formula="of:=[.O380]-[.O$1]/400" office:value-type="float" office:value="0">
            <text:p>0.000000</text:p>
          </table:table-cell>
          <table:table-cell table:formula="of:=[.P380]-[.P$1]/400" office:value-type="float" office:value="-0.0261799499999963">
            <text:p>-0.026180</text:p>
          </table:table-cell>
          <table:table-cell table:formula="of:=[.Q380]-[.Q$1]/400" office:value-type="float" office:value="0">
            <text:p>0.000000</text:p>
          </table:table-cell>
          <table:table-cell table:formula="of:=[.R380]-[.R$1]/400" office:value-type="float" office:value="0">
            <text:p>0.000000</text:p>
          </table:table-cell>
          <table:table-cell table:formula="of:=[.S380]-[.S$1]/400" office:value-type="float" office:value="0">
            <text:p>0.000000</text:p>
          </table:table-cell>
          <table:table-cell table:formula="of:=[.T380]-[.T$1]/400" office:value-type="float" office:value="0.00872665000000082">
            <text:p>0.008727</text:p>
          </table:table-cell>
          <table:table-cell table:formula="of:=[.U380]-[.U$1]/400" office:value-type="float" office:value="0.00872665000000082">
            <text:p>0.008727</text:p>
          </table:table-cell>
          <table:table-cell table:formula="of:=[.V380]-[.V$1]/400" office:value-type="float" office:value="0">
            <text:p>0.000000</text:p>
          </table:table-cell>
          <table:table-cell table:formula="of:=[.W380]-[.W$1]/400" office:value-type="float" office:value="-0.0261799499999963">
            <text:p>-0.026180</text:p>
          </table:table-cell>
          <table:table-cell table:formula="of:=[.X380]-[.X$1]/400" office:value-type="float" office:value="0">
            <text:p>0.000000</text:p>
          </table:table-cell>
          <table:table-cell table:formula="of:=[.Y380]-[.Y$1]/400" office:value-type="float" office:value="0">
            <text:p>0.000000</text:p>
          </table:table-cell>
          <table:table-cell table:formula="of:=[.Z380]-[.Z$1]/400" office:value-type="float" office:value="0">
            <text:p>0.000000</text:p>
          </table:table-cell>
          <table:table-cell table:formula="of:=[.AA380]-[.AA$1]/400" office:value-type="float" office:value="0">
            <text:p>0.000000</text:p>
          </table:table-cell>
          <table:table-cell table:formula="of:=[.AB380]-[.AB$1]/400" office:value-type="float" office:value="0">
            <text:p>0.000000</text:p>
          </table:table-cell>
          <table:table-cell table:formula="of:=[.AC380]-[.AC$1]/400" office:value-type="float" office:value="0">
            <text:p>0.000000</text:p>
          </table:table-cell>
          <table:table-cell table:formula="of:=[.AD380]-[.AD$1]/400" office:value-type="float" office:value="0">
            <text:p>0.000000</text:p>
          </table:table-cell>
        </table:table-row>
        <table:table-row table:style-name="ro1">
          <table:table-cell table:formula="of:=[.A381]-[.A$1]/400" office:value-type="float" office:value="0">
            <text:p>0.000000</text:p>
          </table:table-cell>
          <table:table-cell table:formula="of:=[.B381]-[.B$1]/400" office:value-type="float" office:value="0">
            <text:p>0.000000</text:p>
          </table:table-cell>
          <table:table-cell table:formula="of:=[.C381]-[.C$1]/400" office:value-type="float" office:value="-0.0180619224999977">
            <text:p>-0.018062</text:p>
          </table:table-cell>
          <table:table-cell table:formula="of:=[.D381]-[.D$1]/400" office:value-type="float" office:value="0.0361238449999954">
            <text:p>0.036124</text:p>
          </table:table-cell>
          <table:table-cell table:formula="of:=[.E381]-[.E$1]/400" office:value-type="float" office:value="-0.0180619224999977">
            <text:p>-0.018062</text:p>
          </table:table-cell>
          <table:table-cell table:formula="of:=[.F381]-[.F$1]/400" office:value-type="float" office:value="0">
            <text:p>0.000000</text:p>
          </table:table-cell>
          <table:table-cell table:formula="of:=[.G381]-[.G$1]/400" office:value-type="float" office:value="0">
            <text:p>0.000000</text:p>
          </table:table-cell>
          <table:table-cell table:formula="of:=[.H381]-[.H$1]/400" office:value-type="float" office:value="0">
            <text:p>0.000000</text:p>
          </table:table-cell>
          <table:table-cell table:formula="of:=[.I381]-[.I$1]/400" office:value-type="float" office:value="-0.0180619224999977">
            <text:p>-0.018062</text:p>
          </table:table-cell>
          <table:table-cell table:formula="of:=[.J381]-[.J$1]/400" office:value-type="float" office:value="0.0361238449999954">
            <text:p>0.036124</text:p>
          </table:table-cell>
          <table:table-cell table:formula="of:=[.K381]-[.K$1]/400" office:value-type="float" office:value="-0.0180619224999977">
            <text:p>-0.018062</text:p>
          </table:table-cell>
          <table:table-cell table:formula="of:=[.L381]-[.L$1]/400" office:value-type="float" office:value="0">
            <text:p>0.000000</text:p>
          </table:table-cell>
          <table:table-cell table:formula="of:=[.M381]-[.M$1]/400" office:value-type="float" office:value="0.00829031750000082">
            <text:p>0.008290</text:p>
          </table:table-cell>
          <table:table-cell table:formula="of:=[.N381]-[.N$1]/400" office:value-type="float" office:value="-0.00829031750000082">
            <text:p>-0.008290</text:p>
          </table:table-cell>
          <table:table-cell table:formula="of:=[.O381]-[.O$1]/400" office:value-type="float" office:value="0">
            <text:p>0.000000</text:p>
          </table:table-cell>
          <table:table-cell table:formula="of:=[.P381]-[.P$1]/400" office:value-type="float" office:value="-0.0248709524999963">
            <text:p>-0.024871</text:p>
          </table:table-cell>
          <table:table-cell table:formula="of:=[.Q381]-[.Q$1]/400" office:value-type="float" office:value="0">
            <text:p>0.000000</text:p>
          </table:table-cell>
          <table:table-cell table:formula="of:=[.R381]-[.R$1]/400" office:value-type="float" office:value="0">
            <text:p>0.000000</text:p>
          </table:table-cell>
          <table:table-cell table:formula="of:=[.S381]-[.S$1]/400" office:value-type="float" office:value="0">
            <text:p>0.000000</text:p>
          </table:table-cell>
          <table:table-cell table:formula="of:=[.T381]-[.T$1]/400" office:value-type="float" office:value="0.00829031750000082">
            <text:p>0.008290</text:p>
          </table:table-cell>
          <table:table-cell table:formula="of:=[.U381]-[.U$1]/400" office:value-type="float" office:value="0.00829031750000082">
            <text:p>0.008290</text:p>
          </table:table-cell>
          <table:table-cell table:formula="of:=[.V381]-[.V$1]/400" office:value-type="float" office:value="0">
            <text:p>0.000000</text:p>
          </table:table-cell>
          <table:table-cell table:formula="of:=[.W381]-[.W$1]/400" office:value-type="float" office:value="-0.0248709524999963">
            <text:p>-0.024871</text:p>
          </table:table-cell>
          <table:table-cell table:formula="of:=[.X381]-[.X$1]/400" office:value-type="float" office:value="0">
            <text:p>0.000000</text:p>
          </table:table-cell>
          <table:table-cell table:formula="of:=[.Y381]-[.Y$1]/400" office:value-type="float" office:value="0">
            <text:p>0.000000</text:p>
          </table:table-cell>
          <table:table-cell table:formula="of:=[.Z381]-[.Z$1]/400" office:value-type="float" office:value="0">
            <text:p>0.000000</text:p>
          </table:table-cell>
          <table:table-cell table:formula="of:=[.AA381]-[.AA$1]/400" office:value-type="float" office:value="0">
            <text:p>0.000000</text:p>
          </table:table-cell>
          <table:table-cell table:formula="of:=[.AB381]-[.AB$1]/400" office:value-type="float" office:value="0">
            <text:p>0.000000</text:p>
          </table:table-cell>
          <table:table-cell table:formula="of:=[.AC381]-[.AC$1]/400" office:value-type="float" office:value="0">
            <text:p>0.000000</text:p>
          </table:table-cell>
          <table:table-cell table:formula="of:=[.AD381]-[.AD$1]/400" office:value-type="float" office:value="0">
            <text:p>0.000000</text:p>
          </table:table-cell>
        </table:table-row>
        <table:table-row table:style-name="ro1">
          <table:table-cell table:formula="of:=[.A382]-[.A$1]/400" office:value-type="float" office:value="0">
            <text:p>0.000000</text:p>
          </table:table-cell>
          <table:table-cell table:formula="of:=[.B382]-[.B$1]/400" office:value-type="float" office:value="0">
            <text:p>0.000000</text:p>
          </table:table-cell>
          <table:table-cell table:formula="of:=[.C382]-[.C$1]/400" office:value-type="float" office:value="-0.0171112949999977">
            <text:p>-0.017111</text:p>
          </table:table-cell>
          <table:table-cell table:formula="of:=[.D382]-[.D$1]/400" office:value-type="float" office:value="0.0342225899999954">
            <text:p>0.034223</text:p>
          </table:table-cell>
          <table:table-cell table:formula="of:=[.E382]-[.E$1]/400" office:value-type="float" office:value="-0.0171112949999977">
            <text:p>-0.017111</text:p>
          </table:table-cell>
          <table:table-cell table:formula="of:=[.F382]-[.F$1]/400" office:value-type="float" office:value="0">
            <text:p>0.000000</text:p>
          </table:table-cell>
          <table:table-cell table:formula="of:=[.G382]-[.G$1]/400" office:value-type="float" office:value="0">
            <text:p>0.000000</text:p>
          </table:table-cell>
          <table:table-cell table:formula="of:=[.H382]-[.H$1]/400" office:value-type="float" office:value="0">
            <text:p>0.000000</text:p>
          </table:table-cell>
          <table:table-cell table:formula="of:=[.I382]-[.I$1]/400" office:value-type="float" office:value="-0.0171112949999977">
            <text:p>-0.017111</text:p>
          </table:table-cell>
          <table:table-cell table:formula="of:=[.J382]-[.J$1]/400" office:value-type="float" office:value="0.0342225899999954">
            <text:p>0.034223</text:p>
          </table:table-cell>
          <table:table-cell table:formula="of:=[.K382]-[.K$1]/400" office:value-type="float" office:value="-0.0171112949999977">
            <text:p>-0.017111</text:p>
          </table:table-cell>
          <table:table-cell table:formula="of:=[.L382]-[.L$1]/400" office:value-type="float" office:value="0">
            <text:p>0.000000</text:p>
          </table:table-cell>
          <table:table-cell table:formula="of:=[.M382]-[.M$1]/400" office:value-type="float" office:value="0.00785398500000082">
            <text:p>0.007854</text:p>
          </table:table-cell>
          <table:table-cell table:formula="of:=[.N382]-[.N$1]/400" office:value-type="float" office:value="-0.00785398500000082">
            <text:p>-0.007854</text:p>
          </table:table-cell>
          <table:table-cell table:formula="of:=[.O382]-[.O$1]/400" office:value-type="float" office:value="0">
            <text:p>0.000000</text:p>
          </table:table-cell>
          <table:table-cell table:formula="of:=[.P382]-[.P$1]/400" office:value-type="float" office:value="-0.0235619549999963">
            <text:p>-0.023562</text:p>
          </table:table-cell>
          <table:table-cell table:formula="of:=[.Q382]-[.Q$1]/400" office:value-type="float" office:value="0">
            <text:p>0.000000</text:p>
          </table:table-cell>
          <table:table-cell table:formula="of:=[.R382]-[.R$1]/400" office:value-type="float" office:value="0">
            <text:p>0.000000</text:p>
          </table:table-cell>
          <table:table-cell table:formula="of:=[.S382]-[.S$1]/400" office:value-type="float" office:value="0">
            <text:p>0.000000</text:p>
          </table:table-cell>
          <table:table-cell table:formula="of:=[.T382]-[.T$1]/400" office:value-type="float" office:value="0.00785398500000082">
            <text:p>0.007854</text:p>
          </table:table-cell>
          <table:table-cell table:formula="of:=[.U382]-[.U$1]/400" office:value-type="float" office:value="0.00785398500000082">
            <text:p>0.007854</text:p>
          </table:table-cell>
          <table:table-cell table:formula="of:=[.V382]-[.V$1]/400" office:value-type="float" office:value="0">
            <text:p>0.000000</text:p>
          </table:table-cell>
          <table:table-cell table:formula="of:=[.W382]-[.W$1]/400" office:value-type="float" office:value="-0.0235619549999963">
            <text:p>-0.023562</text:p>
          </table:table-cell>
          <table:table-cell table:formula="of:=[.X382]-[.X$1]/400" office:value-type="float" office:value="0">
            <text:p>0.000000</text:p>
          </table:table-cell>
          <table:table-cell table:formula="of:=[.Y382]-[.Y$1]/400" office:value-type="float" office:value="0">
            <text:p>0.000000</text:p>
          </table:table-cell>
          <table:table-cell table:formula="of:=[.Z382]-[.Z$1]/400" office:value-type="float" office:value="0">
            <text:p>0.000000</text:p>
          </table:table-cell>
          <table:table-cell table:formula="of:=[.AA382]-[.AA$1]/400" office:value-type="float" office:value="0">
            <text:p>0.000000</text:p>
          </table:table-cell>
          <table:table-cell table:formula="of:=[.AB382]-[.AB$1]/400" office:value-type="float" office:value="0">
            <text:p>0.000000</text:p>
          </table:table-cell>
          <table:table-cell table:formula="of:=[.AC382]-[.AC$1]/400" office:value-type="float" office:value="0">
            <text:p>0.000000</text:p>
          </table:table-cell>
          <table:table-cell table:formula="of:=[.AD382]-[.AD$1]/400" office:value-type="float" office:value="0">
            <text:p>0.000000</text:p>
          </table:table-cell>
        </table:table-row>
        <table:table-row table:style-name="ro1">
          <table:table-cell table:formula="of:=[.A383]-[.A$1]/400" office:value-type="float" office:value="0">
            <text:p>0.000000</text:p>
          </table:table-cell>
          <table:table-cell table:formula="of:=[.B383]-[.B$1]/400" office:value-type="float" office:value="0">
            <text:p>0.000000</text:p>
          </table:table-cell>
          <table:table-cell table:formula="of:=[.C383]-[.C$1]/400" office:value-type="float" office:value="-0.0161606674999977">
            <text:p>-0.016161</text:p>
          </table:table-cell>
          <table:table-cell table:formula="of:=[.D383]-[.D$1]/400" office:value-type="float" office:value="0.0323213349999954">
            <text:p>0.032321</text:p>
          </table:table-cell>
          <table:table-cell table:formula="of:=[.E383]-[.E$1]/400" office:value-type="float" office:value="-0.0161606674999977">
            <text:p>-0.016161</text:p>
          </table:table-cell>
          <table:table-cell table:formula="of:=[.F383]-[.F$1]/400" office:value-type="float" office:value="0">
            <text:p>0.000000</text:p>
          </table:table-cell>
          <table:table-cell table:formula="of:=[.G383]-[.G$1]/400" office:value-type="float" office:value="0">
            <text:p>0.000000</text:p>
          </table:table-cell>
          <table:table-cell table:formula="of:=[.H383]-[.H$1]/400" office:value-type="float" office:value="0">
            <text:p>0.000000</text:p>
          </table:table-cell>
          <table:table-cell table:formula="of:=[.I383]-[.I$1]/400" office:value-type="float" office:value="-0.0161606674999977">
            <text:p>-0.016161</text:p>
          </table:table-cell>
          <table:table-cell table:formula="of:=[.J383]-[.J$1]/400" office:value-type="float" office:value="0.0323213349999954">
            <text:p>0.032321</text:p>
          </table:table-cell>
          <table:table-cell table:formula="of:=[.K383]-[.K$1]/400" office:value-type="float" office:value="-0.0161606674999977">
            <text:p>-0.016161</text:p>
          </table:table-cell>
          <table:table-cell table:formula="of:=[.L383]-[.L$1]/400" office:value-type="float" office:value="0">
            <text:p>0.000000</text:p>
          </table:table-cell>
          <table:table-cell table:formula="of:=[.M383]-[.M$1]/400" office:value-type="float" office:value="0.00741765250000082">
            <text:p>0.007418</text:p>
          </table:table-cell>
          <table:table-cell table:formula="of:=[.N383]-[.N$1]/400" office:value-type="float" office:value="-0.00741765250000082">
            <text:p>-0.007418</text:p>
          </table:table-cell>
          <table:table-cell table:formula="of:=[.O383]-[.O$1]/400" office:value-type="float" office:value="0">
            <text:p>0.000000</text:p>
          </table:table-cell>
          <table:table-cell table:formula="of:=[.P383]-[.P$1]/400" office:value-type="float" office:value="-0.0222529574999963">
            <text:p>-0.022253</text:p>
          </table:table-cell>
          <table:table-cell table:formula="of:=[.Q383]-[.Q$1]/400" office:value-type="float" office:value="0">
            <text:p>0.000000</text:p>
          </table:table-cell>
          <table:table-cell table:formula="of:=[.R383]-[.R$1]/400" office:value-type="float" office:value="0">
            <text:p>0.000000</text:p>
          </table:table-cell>
          <table:table-cell table:formula="of:=[.S383]-[.S$1]/400" office:value-type="float" office:value="0">
            <text:p>0.000000</text:p>
          </table:table-cell>
          <table:table-cell table:formula="of:=[.T383]-[.T$1]/400" office:value-type="float" office:value="0.00741765250000082">
            <text:p>0.007418</text:p>
          </table:table-cell>
          <table:table-cell table:formula="of:=[.U383]-[.U$1]/400" office:value-type="float" office:value="0.00741765250000082">
            <text:p>0.007418</text:p>
          </table:table-cell>
          <table:table-cell table:formula="of:=[.V383]-[.V$1]/400" office:value-type="float" office:value="0">
            <text:p>0.000000</text:p>
          </table:table-cell>
          <table:table-cell table:formula="of:=[.W383]-[.W$1]/400" office:value-type="float" office:value="-0.0222529574999963">
            <text:p>-0.022253</text:p>
          </table:table-cell>
          <table:table-cell table:formula="of:=[.X383]-[.X$1]/400" office:value-type="float" office:value="0">
            <text:p>0.000000</text:p>
          </table:table-cell>
          <table:table-cell table:formula="of:=[.Y383]-[.Y$1]/400" office:value-type="float" office:value="0">
            <text:p>0.000000</text:p>
          </table:table-cell>
          <table:table-cell table:formula="of:=[.Z383]-[.Z$1]/400" office:value-type="float" office:value="0">
            <text:p>0.000000</text:p>
          </table:table-cell>
          <table:table-cell table:formula="of:=[.AA383]-[.AA$1]/400" office:value-type="float" office:value="0">
            <text:p>0.000000</text:p>
          </table:table-cell>
          <table:table-cell table:formula="of:=[.AB383]-[.AB$1]/400" office:value-type="float" office:value="0">
            <text:p>0.000000</text:p>
          </table:table-cell>
          <table:table-cell table:formula="of:=[.AC383]-[.AC$1]/400" office:value-type="float" office:value="0">
            <text:p>0.000000</text:p>
          </table:table-cell>
          <table:table-cell table:formula="of:=[.AD383]-[.AD$1]/400" office:value-type="float" office:value="0">
            <text:p>0.000000</text:p>
          </table:table-cell>
        </table:table-row>
        <table:table-row table:style-name="ro1">
          <table:table-cell table:formula="of:=[.A384]-[.A$1]/400" office:value-type="float" office:value="0">
            <text:p>0.000000</text:p>
          </table:table-cell>
          <table:table-cell table:formula="of:=[.B384]-[.B$1]/400" office:value-type="float" office:value="0">
            <text:p>0.000000</text:p>
          </table:table-cell>
          <table:table-cell table:formula="of:=[.C384]-[.C$1]/400" office:value-type="float" office:value="-0.0152100399999977">
            <text:p>-0.015210</text:p>
          </table:table-cell>
          <table:table-cell table:formula="of:=[.D384]-[.D$1]/400" office:value-type="float" office:value="0.0304200799999954">
            <text:p>0.030420</text:p>
          </table:table-cell>
          <table:table-cell table:formula="of:=[.E384]-[.E$1]/400" office:value-type="float" office:value="-0.0152100399999977">
            <text:p>-0.015210</text:p>
          </table:table-cell>
          <table:table-cell table:formula="of:=[.F384]-[.F$1]/400" office:value-type="float" office:value="0">
            <text:p>0.000000</text:p>
          </table:table-cell>
          <table:table-cell table:formula="of:=[.G384]-[.G$1]/400" office:value-type="float" office:value="0">
            <text:p>0.000000</text:p>
          </table:table-cell>
          <table:table-cell table:formula="of:=[.H384]-[.H$1]/400" office:value-type="float" office:value="0">
            <text:p>0.000000</text:p>
          </table:table-cell>
          <table:table-cell table:formula="of:=[.I384]-[.I$1]/400" office:value-type="float" office:value="-0.0152100399999977">
            <text:p>-0.015210</text:p>
          </table:table-cell>
          <table:table-cell table:formula="of:=[.J384]-[.J$1]/400" office:value-type="float" office:value="0.0304200799999954">
            <text:p>0.030420</text:p>
          </table:table-cell>
          <table:table-cell table:formula="of:=[.K384]-[.K$1]/400" office:value-type="float" office:value="-0.0152100399999977">
            <text:p>-0.015210</text:p>
          </table:table-cell>
          <table:table-cell table:formula="of:=[.L384]-[.L$1]/400" office:value-type="float" office:value="0">
            <text:p>0.000000</text:p>
          </table:table-cell>
          <table:table-cell table:formula="of:=[.M384]-[.M$1]/400" office:value-type="float" office:value="0.00698132000000082">
            <text:p>0.006981</text:p>
          </table:table-cell>
          <table:table-cell table:formula="of:=[.N384]-[.N$1]/400" office:value-type="float" office:value="-0.00698132000000082">
            <text:p>-0.006981</text:p>
          </table:table-cell>
          <table:table-cell table:formula="of:=[.O384]-[.O$1]/400" office:value-type="float" office:value="0">
            <text:p>0.000000</text:p>
          </table:table-cell>
          <table:table-cell table:formula="of:=[.P384]-[.P$1]/400" office:value-type="float" office:value="-0.0209439599999963">
            <text:p>-0.020944</text:p>
          </table:table-cell>
          <table:table-cell table:formula="of:=[.Q384]-[.Q$1]/400" office:value-type="float" office:value="0">
            <text:p>0.000000</text:p>
          </table:table-cell>
          <table:table-cell table:formula="of:=[.R384]-[.R$1]/400" office:value-type="float" office:value="0">
            <text:p>0.000000</text:p>
          </table:table-cell>
          <table:table-cell table:formula="of:=[.S384]-[.S$1]/400" office:value-type="float" office:value="0">
            <text:p>0.000000</text:p>
          </table:table-cell>
          <table:table-cell table:formula="of:=[.T384]-[.T$1]/400" office:value-type="float" office:value="0.00698132000000082">
            <text:p>0.006981</text:p>
          </table:table-cell>
          <table:table-cell table:formula="of:=[.U384]-[.U$1]/400" office:value-type="float" office:value="0.00698132000000082">
            <text:p>0.006981</text:p>
          </table:table-cell>
          <table:table-cell table:formula="of:=[.V384]-[.V$1]/400" office:value-type="float" office:value="0">
            <text:p>0.000000</text:p>
          </table:table-cell>
          <table:table-cell table:formula="of:=[.W384]-[.W$1]/400" office:value-type="float" office:value="-0.0209439599999963">
            <text:p>-0.020944</text:p>
          </table:table-cell>
          <table:table-cell table:formula="of:=[.X384]-[.X$1]/400" office:value-type="float" office:value="0">
            <text:p>0.000000</text:p>
          </table:table-cell>
          <table:table-cell table:formula="of:=[.Y384]-[.Y$1]/400" office:value-type="float" office:value="0">
            <text:p>0.000000</text:p>
          </table:table-cell>
          <table:table-cell table:formula="of:=[.Z384]-[.Z$1]/400" office:value-type="float" office:value="0">
            <text:p>0.000000</text:p>
          </table:table-cell>
          <table:table-cell table:formula="of:=[.AA384]-[.AA$1]/400" office:value-type="float" office:value="0">
            <text:p>0.000000</text:p>
          </table:table-cell>
          <table:table-cell table:formula="of:=[.AB384]-[.AB$1]/400" office:value-type="float" office:value="0">
            <text:p>0.000000</text:p>
          </table:table-cell>
          <table:table-cell table:formula="of:=[.AC384]-[.AC$1]/400" office:value-type="float" office:value="0">
            <text:p>0.000000</text:p>
          </table:table-cell>
          <table:table-cell table:formula="of:=[.AD384]-[.AD$1]/400" office:value-type="float" office:value="0">
            <text:p>0.000000</text:p>
          </table:table-cell>
        </table:table-row>
        <table:table-row table:style-name="ro1">
          <table:table-cell table:formula="of:=[.A385]-[.A$1]/400" office:value-type="float" office:value="0">
            <text:p>0.000000</text:p>
          </table:table-cell>
          <table:table-cell table:formula="of:=[.B385]-[.B$1]/400" office:value-type="float" office:value="0">
            <text:p>0.000000</text:p>
          </table:table-cell>
          <table:table-cell table:formula="of:=[.C385]-[.C$1]/400" office:value-type="float" office:value="-0.0142594124999977">
            <text:p>-0.014259</text:p>
          </table:table-cell>
          <table:table-cell table:formula="of:=[.D385]-[.D$1]/400" office:value-type="float" office:value="0.0285188249999954">
            <text:p>0.028519</text:p>
          </table:table-cell>
          <table:table-cell table:formula="of:=[.E385]-[.E$1]/400" office:value-type="float" office:value="-0.0142594124999977">
            <text:p>-0.014259</text:p>
          </table:table-cell>
          <table:table-cell table:formula="of:=[.F385]-[.F$1]/400" office:value-type="float" office:value="0">
            <text:p>0.000000</text:p>
          </table:table-cell>
          <table:table-cell table:formula="of:=[.G385]-[.G$1]/400" office:value-type="float" office:value="0">
            <text:p>0.000000</text:p>
          </table:table-cell>
          <table:table-cell table:formula="of:=[.H385]-[.H$1]/400" office:value-type="float" office:value="0">
            <text:p>0.000000</text:p>
          </table:table-cell>
          <table:table-cell table:formula="of:=[.I385]-[.I$1]/400" office:value-type="float" office:value="-0.0142594124999977">
            <text:p>-0.014259</text:p>
          </table:table-cell>
          <table:table-cell table:formula="of:=[.J385]-[.J$1]/400" office:value-type="float" office:value="0.0285188249999954">
            <text:p>0.028519</text:p>
          </table:table-cell>
          <table:table-cell table:formula="of:=[.K385]-[.K$1]/400" office:value-type="float" office:value="-0.0142594124999977">
            <text:p>-0.014259</text:p>
          </table:table-cell>
          <table:table-cell table:formula="of:=[.L385]-[.L$1]/400" office:value-type="float" office:value="0">
            <text:p>0.000000</text:p>
          </table:table-cell>
          <table:table-cell table:formula="of:=[.M385]-[.M$1]/400" office:value-type="float" office:value="0.00654498750000082">
            <text:p>0.006545</text:p>
          </table:table-cell>
          <table:table-cell table:formula="of:=[.N385]-[.N$1]/400" office:value-type="float" office:value="-0.00654498750000082">
            <text:p>-0.006545</text:p>
          </table:table-cell>
          <table:table-cell table:formula="of:=[.O385]-[.O$1]/400" office:value-type="float" office:value="0">
            <text:p>0.000000</text:p>
          </table:table-cell>
          <table:table-cell table:formula="of:=[.P385]-[.P$1]/400" office:value-type="float" office:value="-0.0196349624999963">
            <text:p>-0.019635</text:p>
          </table:table-cell>
          <table:table-cell table:formula="of:=[.Q385]-[.Q$1]/400" office:value-type="float" office:value="0">
            <text:p>0.000000</text:p>
          </table:table-cell>
          <table:table-cell table:formula="of:=[.R385]-[.R$1]/400" office:value-type="float" office:value="0">
            <text:p>0.000000</text:p>
          </table:table-cell>
          <table:table-cell table:formula="of:=[.S385]-[.S$1]/400" office:value-type="float" office:value="0">
            <text:p>0.000000</text:p>
          </table:table-cell>
          <table:table-cell table:formula="of:=[.T385]-[.T$1]/400" office:value-type="float" office:value="0.00654498750000082">
            <text:p>0.006545</text:p>
          </table:table-cell>
          <table:table-cell table:formula="of:=[.U385]-[.U$1]/400" office:value-type="float" office:value="0.00654498750000082">
            <text:p>0.006545</text:p>
          </table:table-cell>
          <table:table-cell table:formula="of:=[.V385]-[.V$1]/400" office:value-type="float" office:value="0">
            <text:p>0.000000</text:p>
          </table:table-cell>
          <table:table-cell table:formula="of:=[.W385]-[.W$1]/400" office:value-type="float" office:value="-0.0196349624999963">
            <text:p>-0.019635</text:p>
          </table:table-cell>
          <table:table-cell table:formula="of:=[.X385]-[.X$1]/400" office:value-type="float" office:value="0">
            <text:p>0.000000</text:p>
          </table:table-cell>
          <table:table-cell table:formula="of:=[.Y385]-[.Y$1]/400" office:value-type="float" office:value="0">
            <text:p>0.000000</text:p>
          </table:table-cell>
          <table:table-cell table:formula="of:=[.Z385]-[.Z$1]/400" office:value-type="float" office:value="0">
            <text:p>0.000000</text:p>
          </table:table-cell>
          <table:table-cell table:formula="of:=[.AA385]-[.AA$1]/400" office:value-type="float" office:value="0">
            <text:p>0.000000</text:p>
          </table:table-cell>
          <table:table-cell table:formula="of:=[.AB385]-[.AB$1]/400" office:value-type="float" office:value="0">
            <text:p>0.000000</text:p>
          </table:table-cell>
          <table:table-cell table:formula="of:=[.AC385]-[.AC$1]/400" office:value-type="float" office:value="0">
            <text:p>0.000000</text:p>
          </table:table-cell>
          <table:table-cell table:formula="of:=[.AD385]-[.AD$1]/400" office:value-type="float" office:value="0">
            <text:p>0.000000</text:p>
          </table:table-cell>
        </table:table-row>
        <table:table-row table:style-name="ro1">
          <table:table-cell table:formula="of:=[.A386]-[.A$1]/400" office:value-type="float" office:value="0">
            <text:p>0.000000</text:p>
          </table:table-cell>
          <table:table-cell table:formula="of:=[.B386]-[.B$1]/400" office:value-type="float" office:value="0">
            <text:p>0.000000</text:p>
          </table:table-cell>
          <table:table-cell table:formula="of:=[.C386]-[.C$1]/400" office:value-type="float" office:value="-0.0133087849999977">
            <text:p>-0.013309</text:p>
          </table:table-cell>
          <table:table-cell table:formula="of:=[.D386]-[.D$1]/400" office:value-type="float" office:value="0.0266175699999954">
            <text:p>0.026618</text:p>
          </table:table-cell>
          <table:table-cell table:formula="of:=[.E386]-[.E$1]/400" office:value-type="float" office:value="-0.0133087849999977">
            <text:p>-0.013309</text:p>
          </table:table-cell>
          <table:table-cell table:formula="of:=[.F386]-[.F$1]/400" office:value-type="float" office:value="0">
            <text:p>0.000000</text:p>
          </table:table-cell>
          <table:table-cell table:formula="of:=[.G386]-[.G$1]/400" office:value-type="float" office:value="0">
            <text:p>0.000000</text:p>
          </table:table-cell>
          <table:table-cell table:formula="of:=[.H386]-[.H$1]/400" office:value-type="float" office:value="0">
            <text:p>0.000000</text:p>
          </table:table-cell>
          <table:table-cell table:formula="of:=[.I386]-[.I$1]/400" office:value-type="float" office:value="-0.0133087849999977">
            <text:p>-0.013309</text:p>
          </table:table-cell>
          <table:table-cell table:formula="of:=[.J386]-[.J$1]/400" office:value-type="float" office:value="0.0266175699999954">
            <text:p>0.026618</text:p>
          </table:table-cell>
          <table:table-cell table:formula="of:=[.K386]-[.K$1]/400" office:value-type="float" office:value="-0.0133087849999977">
            <text:p>-0.013309</text:p>
          </table:table-cell>
          <table:table-cell table:formula="of:=[.L386]-[.L$1]/400" office:value-type="float" office:value="0">
            <text:p>0.000000</text:p>
          </table:table-cell>
          <table:table-cell table:formula="of:=[.M386]-[.M$1]/400" office:value-type="float" office:value="0.00610865500000082">
            <text:p>0.006109</text:p>
          </table:table-cell>
          <table:table-cell table:formula="of:=[.N386]-[.N$1]/400" office:value-type="float" office:value="-0.00610865500000082">
            <text:p>-0.006109</text:p>
          </table:table-cell>
          <table:table-cell table:formula="of:=[.O386]-[.O$1]/400" office:value-type="float" office:value="0">
            <text:p>0.000000</text:p>
          </table:table-cell>
          <table:table-cell table:formula="of:=[.P386]-[.P$1]/400" office:value-type="float" office:value="-0.0183259649999963">
            <text:p>-0.018326</text:p>
          </table:table-cell>
          <table:table-cell table:formula="of:=[.Q386]-[.Q$1]/400" office:value-type="float" office:value="0">
            <text:p>0.000000</text:p>
          </table:table-cell>
          <table:table-cell table:formula="of:=[.R386]-[.R$1]/400" office:value-type="float" office:value="0">
            <text:p>0.000000</text:p>
          </table:table-cell>
          <table:table-cell table:formula="of:=[.S386]-[.S$1]/400" office:value-type="float" office:value="0">
            <text:p>0.000000</text:p>
          </table:table-cell>
          <table:table-cell table:formula="of:=[.T386]-[.T$1]/400" office:value-type="float" office:value="0.00610865500000082">
            <text:p>0.006109</text:p>
          </table:table-cell>
          <table:table-cell table:formula="of:=[.U386]-[.U$1]/400" office:value-type="float" office:value="0.00610865500000082">
            <text:p>0.006109</text:p>
          </table:table-cell>
          <table:table-cell table:formula="of:=[.V386]-[.V$1]/400" office:value-type="float" office:value="0">
            <text:p>0.000000</text:p>
          </table:table-cell>
          <table:table-cell table:formula="of:=[.W386]-[.W$1]/400" office:value-type="float" office:value="-0.0183259649999963">
            <text:p>-0.018326</text:p>
          </table:table-cell>
          <table:table-cell table:formula="of:=[.X386]-[.X$1]/400" office:value-type="float" office:value="0">
            <text:p>0.000000</text:p>
          </table:table-cell>
          <table:table-cell table:formula="of:=[.Y386]-[.Y$1]/400" office:value-type="float" office:value="0">
            <text:p>0.000000</text:p>
          </table:table-cell>
          <table:table-cell table:formula="of:=[.Z386]-[.Z$1]/400" office:value-type="float" office:value="0">
            <text:p>0.000000</text:p>
          </table:table-cell>
          <table:table-cell table:formula="of:=[.AA386]-[.AA$1]/400" office:value-type="float" office:value="0">
            <text:p>0.000000</text:p>
          </table:table-cell>
          <table:table-cell table:formula="of:=[.AB386]-[.AB$1]/400" office:value-type="float" office:value="0">
            <text:p>0.000000</text:p>
          </table:table-cell>
          <table:table-cell table:formula="of:=[.AC386]-[.AC$1]/400" office:value-type="float" office:value="0">
            <text:p>0.000000</text:p>
          </table:table-cell>
          <table:table-cell table:formula="of:=[.AD386]-[.AD$1]/400" office:value-type="float" office:value="0">
            <text:p>0.000000</text:p>
          </table:table-cell>
        </table:table-row>
        <table:table-row table:style-name="ro1">
          <table:table-cell table:formula="of:=[.A387]-[.A$1]/400" office:value-type="float" office:value="0">
            <text:p>0.000000</text:p>
          </table:table-cell>
          <table:table-cell table:formula="of:=[.B387]-[.B$1]/400" office:value-type="float" office:value="0">
            <text:p>0.000000</text:p>
          </table:table-cell>
          <table:table-cell table:formula="of:=[.C387]-[.C$1]/400" office:value-type="float" office:value="-0.0123581574999977">
            <text:p>-0.012358</text:p>
          </table:table-cell>
          <table:table-cell table:formula="of:=[.D387]-[.D$1]/400" office:value-type="float" office:value="0.0247163149999954">
            <text:p>0.024716</text:p>
          </table:table-cell>
          <table:table-cell table:formula="of:=[.E387]-[.E$1]/400" office:value-type="float" office:value="-0.0123581574999977">
            <text:p>-0.012358</text:p>
          </table:table-cell>
          <table:table-cell table:formula="of:=[.F387]-[.F$1]/400" office:value-type="float" office:value="0">
            <text:p>0.000000</text:p>
          </table:table-cell>
          <table:table-cell table:formula="of:=[.G387]-[.G$1]/400" office:value-type="float" office:value="0">
            <text:p>0.000000</text:p>
          </table:table-cell>
          <table:table-cell table:formula="of:=[.H387]-[.H$1]/400" office:value-type="float" office:value="0">
            <text:p>0.000000</text:p>
          </table:table-cell>
          <table:table-cell table:formula="of:=[.I387]-[.I$1]/400" office:value-type="float" office:value="-0.0123581574999977">
            <text:p>-0.012358</text:p>
          </table:table-cell>
          <table:table-cell table:formula="of:=[.J387]-[.J$1]/400" office:value-type="float" office:value="0.0247163149999954">
            <text:p>0.024716</text:p>
          </table:table-cell>
          <table:table-cell table:formula="of:=[.K387]-[.K$1]/400" office:value-type="float" office:value="-0.0123581574999977">
            <text:p>-0.012358</text:p>
          </table:table-cell>
          <table:table-cell table:formula="of:=[.L387]-[.L$1]/400" office:value-type="float" office:value="0">
            <text:p>0.000000</text:p>
          </table:table-cell>
          <table:table-cell table:formula="of:=[.M387]-[.M$1]/400" office:value-type="float" office:value="0.00567232250000082">
            <text:p>0.005672</text:p>
          </table:table-cell>
          <table:table-cell table:formula="of:=[.N387]-[.N$1]/400" office:value-type="float" office:value="-0.00567232250000082">
            <text:p>-0.005672</text:p>
          </table:table-cell>
          <table:table-cell table:formula="of:=[.O387]-[.O$1]/400" office:value-type="float" office:value="0">
            <text:p>0.000000</text:p>
          </table:table-cell>
          <table:table-cell table:formula="of:=[.P387]-[.P$1]/400" office:value-type="float" office:value="-0.0170169674999963">
            <text:p>-0.017017</text:p>
          </table:table-cell>
          <table:table-cell table:formula="of:=[.Q387]-[.Q$1]/400" office:value-type="float" office:value="0">
            <text:p>0.000000</text:p>
          </table:table-cell>
          <table:table-cell table:formula="of:=[.R387]-[.R$1]/400" office:value-type="float" office:value="0">
            <text:p>0.000000</text:p>
          </table:table-cell>
          <table:table-cell table:formula="of:=[.S387]-[.S$1]/400" office:value-type="float" office:value="0">
            <text:p>0.000000</text:p>
          </table:table-cell>
          <table:table-cell table:formula="of:=[.T387]-[.T$1]/400" office:value-type="float" office:value="0.00567232250000082">
            <text:p>0.005672</text:p>
          </table:table-cell>
          <table:table-cell table:formula="of:=[.U387]-[.U$1]/400" office:value-type="float" office:value="0.00567232250000082">
            <text:p>0.005672</text:p>
          </table:table-cell>
          <table:table-cell table:formula="of:=[.V387]-[.V$1]/400" office:value-type="float" office:value="0">
            <text:p>0.000000</text:p>
          </table:table-cell>
          <table:table-cell table:formula="of:=[.W387]-[.W$1]/400" office:value-type="float" office:value="-0.0170169674999963">
            <text:p>-0.017017</text:p>
          </table:table-cell>
          <table:table-cell table:formula="of:=[.X387]-[.X$1]/400" office:value-type="float" office:value="0">
            <text:p>0.000000</text:p>
          </table:table-cell>
          <table:table-cell table:formula="of:=[.Y387]-[.Y$1]/400" office:value-type="float" office:value="0">
            <text:p>0.000000</text:p>
          </table:table-cell>
          <table:table-cell table:formula="of:=[.Z387]-[.Z$1]/400" office:value-type="float" office:value="0">
            <text:p>0.000000</text:p>
          </table:table-cell>
          <table:table-cell table:formula="of:=[.AA387]-[.AA$1]/400" office:value-type="float" office:value="0">
            <text:p>0.000000</text:p>
          </table:table-cell>
          <table:table-cell table:formula="of:=[.AB387]-[.AB$1]/400" office:value-type="float" office:value="0">
            <text:p>0.000000</text:p>
          </table:table-cell>
          <table:table-cell table:formula="of:=[.AC387]-[.AC$1]/400" office:value-type="float" office:value="0">
            <text:p>0.000000</text:p>
          </table:table-cell>
          <table:table-cell table:formula="of:=[.AD387]-[.AD$1]/400" office:value-type="float" office:value="0">
            <text:p>0.000000</text:p>
          </table:table-cell>
        </table:table-row>
        <table:table-row table:style-name="ro1">
          <table:table-cell table:formula="of:=[.A388]-[.A$1]/400" office:value-type="float" office:value="0">
            <text:p>0.000000</text:p>
          </table:table-cell>
          <table:table-cell table:formula="of:=[.B388]-[.B$1]/400" office:value-type="float" office:value="0">
            <text:p>0.000000</text:p>
          </table:table-cell>
          <table:table-cell table:formula="of:=[.C388]-[.C$1]/400" office:value-type="float" office:value="-0.0114075299999977">
            <text:p>-0.011408</text:p>
          </table:table-cell>
          <table:table-cell table:formula="of:=[.D388]-[.D$1]/400" office:value-type="float" office:value="0.0228150599999954">
            <text:p>0.022815</text:p>
          </table:table-cell>
          <table:table-cell table:formula="of:=[.E388]-[.E$1]/400" office:value-type="float" office:value="-0.0114075299999977">
            <text:p>-0.011408</text:p>
          </table:table-cell>
          <table:table-cell table:formula="of:=[.F388]-[.F$1]/400" office:value-type="float" office:value="0">
            <text:p>0.000000</text:p>
          </table:table-cell>
          <table:table-cell table:formula="of:=[.G388]-[.G$1]/400" office:value-type="float" office:value="0">
            <text:p>0.000000</text:p>
          </table:table-cell>
          <table:table-cell table:formula="of:=[.H388]-[.H$1]/400" office:value-type="float" office:value="0">
            <text:p>0.000000</text:p>
          </table:table-cell>
          <table:table-cell table:formula="of:=[.I388]-[.I$1]/400" office:value-type="float" office:value="-0.0114075299999977">
            <text:p>-0.011408</text:p>
          </table:table-cell>
          <table:table-cell table:formula="of:=[.J388]-[.J$1]/400" office:value-type="float" office:value="0.0228150599999954">
            <text:p>0.022815</text:p>
          </table:table-cell>
          <table:table-cell table:formula="of:=[.K388]-[.K$1]/400" office:value-type="float" office:value="-0.0114075299999977">
            <text:p>-0.011408</text:p>
          </table:table-cell>
          <table:table-cell table:formula="of:=[.L388]-[.L$1]/400" office:value-type="float" office:value="0">
            <text:p>0.000000</text:p>
          </table:table-cell>
          <table:table-cell table:formula="of:=[.M388]-[.M$1]/400" office:value-type="float" office:value="0.00523599000000082">
            <text:p>0.005236</text:p>
          </table:table-cell>
          <table:table-cell table:formula="of:=[.N388]-[.N$1]/400" office:value-type="float" office:value="-0.00523599000000082">
            <text:p>-0.005236</text:p>
          </table:table-cell>
          <table:table-cell table:formula="of:=[.O388]-[.O$1]/400" office:value-type="float" office:value="0">
            <text:p>0.000000</text:p>
          </table:table-cell>
          <table:table-cell table:formula="of:=[.P388]-[.P$1]/400" office:value-type="float" office:value="-0.0157079699999963">
            <text:p>-0.015708</text:p>
          </table:table-cell>
          <table:table-cell table:formula="of:=[.Q388]-[.Q$1]/400" office:value-type="float" office:value="0">
            <text:p>0.000000</text:p>
          </table:table-cell>
          <table:table-cell table:formula="of:=[.R388]-[.R$1]/400" office:value-type="float" office:value="0">
            <text:p>0.000000</text:p>
          </table:table-cell>
          <table:table-cell table:formula="of:=[.S388]-[.S$1]/400" office:value-type="float" office:value="0">
            <text:p>0.000000</text:p>
          </table:table-cell>
          <table:table-cell table:formula="of:=[.T388]-[.T$1]/400" office:value-type="float" office:value="0.00523599000000082">
            <text:p>0.005236</text:p>
          </table:table-cell>
          <table:table-cell table:formula="of:=[.U388]-[.U$1]/400" office:value-type="float" office:value="0.00523599000000082">
            <text:p>0.005236</text:p>
          </table:table-cell>
          <table:table-cell table:formula="of:=[.V388]-[.V$1]/400" office:value-type="float" office:value="0">
            <text:p>0.000000</text:p>
          </table:table-cell>
          <table:table-cell table:formula="of:=[.W388]-[.W$1]/400" office:value-type="float" office:value="-0.0157079699999963">
            <text:p>-0.015708</text:p>
          </table:table-cell>
          <table:table-cell table:formula="of:=[.X388]-[.X$1]/400" office:value-type="float" office:value="0">
            <text:p>0.000000</text:p>
          </table:table-cell>
          <table:table-cell table:formula="of:=[.Y388]-[.Y$1]/400" office:value-type="float" office:value="0">
            <text:p>0.000000</text:p>
          </table:table-cell>
          <table:table-cell table:formula="of:=[.Z388]-[.Z$1]/400" office:value-type="float" office:value="0">
            <text:p>0.000000</text:p>
          </table:table-cell>
          <table:table-cell table:formula="of:=[.AA388]-[.AA$1]/400" office:value-type="float" office:value="0">
            <text:p>0.000000</text:p>
          </table:table-cell>
          <table:table-cell table:formula="of:=[.AB388]-[.AB$1]/400" office:value-type="float" office:value="0">
            <text:p>0.000000</text:p>
          </table:table-cell>
          <table:table-cell table:formula="of:=[.AC388]-[.AC$1]/400" office:value-type="float" office:value="0">
            <text:p>0.000000</text:p>
          </table:table-cell>
          <table:table-cell table:formula="of:=[.AD388]-[.AD$1]/400" office:value-type="float" office:value="0">
            <text:p>0.000000</text:p>
          </table:table-cell>
        </table:table-row>
        <table:table-row table:style-name="ro1">
          <table:table-cell table:formula="of:=[.A389]-[.A$1]/400" office:value-type="float" office:value="0">
            <text:p>0.000000</text:p>
          </table:table-cell>
          <table:table-cell table:formula="of:=[.B389]-[.B$1]/400" office:value-type="float" office:value="0">
            <text:p>0.000000</text:p>
          </table:table-cell>
          <table:table-cell table:formula="of:=[.C389]-[.C$1]/400" office:value-type="float" office:value="-0.0104569024999977">
            <text:p>-0.010457</text:p>
          </table:table-cell>
          <table:table-cell table:formula="of:=[.D389]-[.D$1]/400" office:value-type="float" office:value="0.0209138049999954">
            <text:p>0.020914</text:p>
          </table:table-cell>
          <table:table-cell table:formula="of:=[.E389]-[.E$1]/400" office:value-type="float" office:value="-0.0104569024999977">
            <text:p>-0.010457</text:p>
          </table:table-cell>
          <table:table-cell table:formula="of:=[.F389]-[.F$1]/400" office:value-type="float" office:value="0">
            <text:p>0.000000</text:p>
          </table:table-cell>
          <table:table-cell table:formula="of:=[.G389]-[.G$1]/400" office:value-type="float" office:value="0">
            <text:p>0.000000</text:p>
          </table:table-cell>
          <table:table-cell table:formula="of:=[.H389]-[.H$1]/400" office:value-type="float" office:value="0">
            <text:p>0.000000</text:p>
          </table:table-cell>
          <table:table-cell table:formula="of:=[.I389]-[.I$1]/400" office:value-type="float" office:value="-0.0104569024999977">
            <text:p>-0.010457</text:p>
          </table:table-cell>
          <table:table-cell table:formula="of:=[.J389]-[.J$1]/400" office:value-type="float" office:value="0.0209138049999954">
            <text:p>0.020914</text:p>
          </table:table-cell>
          <table:table-cell table:formula="of:=[.K389]-[.K$1]/400" office:value-type="float" office:value="-0.0104569024999977">
            <text:p>-0.010457</text:p>
          </table:table-cell>
          <table:table-cell table:formula="of:=[.L389]-[.L$1]/400" office:value-type="float" office:value="0">
            <text:p>0.000000</text:p>
          </table:table-cell>
          <table:table-cell table:formula="of:=[.M389]-[.M$1]/400" office:value-type="float" office:value="0.00479965750000082">
            <text:p>0.004800</text:p>
          </table:table-cell>
          <table:table-cell table:formula="of:=[.N389]-[.N$1]/400" office:value-type="float" office:value="-0.00479965750000082">
            <text:p>-0.004800</text:p>
          </table:table-cell>
          <table:table-cell table:formula="of:=[.O389]-[.O$1]/400" office:value-type="float" office:value="0">
            <text:p>0.000000</text:p>
          </table:table-cell>
          <table:table-cell table:formula="of:=[.P389]-[.P$1]/400" office:value-type="float" office:value="-0.0143989724999963">
            <text:p>-0.014399</text:p>
          </table:table-cell>
          <table:table-cell table:formula="of:=[.Q389]-[.Q$1]/400" office:value-type="float" office:value="0">
            <text:p>0.000000</text:p>
          </table:table-cell>
          <table:table-cell table:formula="of:=[.R389]-[.R$1]/400" office:value-type="float" office:value="0">
            <text:p>0.000000</text:p>
          </table:table-cell>
          <table:table-cell table:formula="of:=[.S389]-[.S$1]/400" office:value-type="float" office:value="0">
            <text:p>0.000000</text:p>
          </table:table-cell>
          <table:table-cell table:formula="of:=[.T389]-[.T$1]/400" office:value-type="float" office:value="0.00479965750000082">
            <text:p>0.004800</text:p>
          </table:table-cell>
          <table:table-cell table:formula="of:=[.U389]-[.U$1]/400" office:value-type="float" office:value="0.00479965750000082">
            <text:p>0.004800</text:p>
          </table:table-cell>
          <table:table-cell table:formula="of:=[.V389]-[.V$1]/400" office:value-type="float" office:value="0">
            <text:p>0.000000</text:p>
          </table:table-cell>
          <table:table-cell table:formula="of:=[.W389]-[.W$1]/400" office:value-type="float" office:value="-0.0143989724999963">
            <text:p>-0.014399</text:p>
          </table:table-cell>
          <table:table-cell table:formula="of:=[.X389]-[.X$1]/400" office:value-type="float" office:value="0">
            <text:p>0.000000</text:p>
          </table:table-cell>
          <table:table-cell table:formula="of:=[.Y389]-[.Y$1]/400" office:value-type="float" office:value="0">
            <text:p>0.000000</text:p>
          </table:table-cell>
          <table:table-cell table:formula="of:=[.Z389]-[.Z$1]/400" office:value-type="float" office:value="0">
            <text:p>0.000000</text:p>
          </table:table-cell>
          <table:table-cell table:formula="of:=[.AA389]-[.AA$1]/400" office:value-type="float" office:value="0">
            <text:p>0.000000</text:p>
          </table:table-cell>
          <table:table-cell table:formula="of:=[.AB389]-[.AB$1]/400" office:value-type="float" office:value="0">
            <text:p>0.000000</text:p>
          </table:table-cell>
          <table:table-cell table:formula="of:=[.AC389]-[.AC$1]/400" office:value-type="float" office:value="0">
            <text:p>0.000000</text:p>
          </table:table-cell>
          <table:table-cell table:formula="of:=[.AD389]-[.AD$1]/400" office:value-type="float" office:value="0">
            <text:p>0.000000</text:p>
          </table:table-cell>
        </table:table-row>
        <table:table-row table:style-name="ro1">
          <table:table-cell table:formula="of:=[.A390]-[.A$1]/400" office:value-type="float" office:value="0">
            <text:p>0.000000</text:p>
          </table:table-cell>
          <table:table-cell table:formula="of:=[.B390]-[.B$1]/400" office:value-type="float" office:value="0">
            <text:p>0.000000</text:p>
          </table:table-cell>
          <table:table-cell table:formula="of:=[.C390]-[.C$1]/400" office:value-type="float" office:value="-0.00950627499999772">
            <text:p>-0.009506</text:p>
          </table:table-cell>
          <table:table-cell table:formula="of:=[.D390]-[.D$1]/400" office:value-type="float" office:value="0.0190125499999954">
            <text:p>0.019013</text:p>
          </table:table-cell>
          <table:table-cell table:formula="of:=[.E390]-[.E$1]/400" office:value-type="float" office:value="-0.00950627499999772">
            <text:p>-0.009506</text:p>
          </table:table-cell>
          <table:table-cell table:formula="of:=[.F390]-[.F$1]/400" office:value-type="float" office:value="0">
            <text:p>0.000000</text:p>
          </table:table-cell>
          <table:table-cell table:formula="of:=[.G390]-[.G$1]/400" office:value-type="float" office:value="0">
            <text:p>0.000000</text:p>
          </table:table-cell>
          <table:table-cell table:formula="of:=[.H390]-[.H$1]/400" office:value-type="float" office:value="0">
            <text:p>0.000000</text:p>
          </table:table-cell>
          <table:table-cell table:formula="of:=[.I390]-[.I$1]/400" office:value-type="float" office:value="-0.00950627499999772">
            <text:p>-0.009506</text:p>
          </table:table-cell>
          <table:table-cell table:formula="of:=[.J390]-[.J$1]/400" office:value-type="float" office:value="0.0190125499999954">
            <text:p>0.019013</text:p>
          </table:table-cell>
          <table:table-cell table:formula="of:=[.K390]-[.K$1]/400" office:value-type="float" office:value="-0.00950627499999772">
            <text:p>-0.009506</text:p>
          </table:table-cell>
          <table:table-cell table:formula="of:=[.L390]-[.L$1]/400" office:value-type="float" office:value="0">
            <text:p>0.000000</text:p>
          </table:table-cell>
          <table:table-cell table:formula="of:=[.M390]-[.M$1]/400" office:value-type="float" office:value="0.00436332500000082">
            <text:p>0.004363</text:p>
          </table:table-cell>
          <table:table-cell table:formula="of:=[.N390]-[.N$1]/400" office:value-type="float" office:value="-0.00436332500000082">
            <text:p>-0.004363</text:p>
          </table:table-cell>
          <table:table-cell table:formula="of:=[.O390]-[.O$1]/400" office:value-type="float" office:value="0">
            <text:p>0.000000</text:p>
          </table:table-cell>
          <table:table-cell table:formula="of:=[.P390]-[.P$1]/400" office:value-type="float" office:value="-0.0130899749999963">
            <text:p>-0.013090</text:p>
          </table:table-cell>
          <table:table-cell table:formula="of:=[.Q390]-[.Q$1]/400" office:value-type="float" office:value="0">
            <text:p>0.000000</text:p>
          </table:table-cell>
          <table:table-cell table:formula="of:=[.R390]-[.R$1]/400" office:value-type="float" office:value="0">
            <text:p>0.000000</text:p>
          </table:table-cell>
          <table:table-cell table:formula="of:=[.S390]-[.S$1]/400" office:value-type="float" office:value="0">
            <text:p>0.000000</text:p>
          </table:table-cell>
          <table:table-cell table:formula="of:=[.T390]-[.T$1]/400" office:value-type="float" office:value="0.00436332500000082">
            <text:p>0.004363</text:p>
          </table:table-cell>
          <table:table-cell table:formula="of:=[.U390]-[.U$1]/400" office:value-type="float" office:value="0.00436332500000082">
            <text:p>0.004363</text:p>
          </table:table-cell>
          <table:table-cell table:formula="of:=[.V390]-[.V$1]/400" office:value-type="float" office:value="0">
            <text:p>0.000000</text:p>
          </table:table-cell>
          <table:table-cell table:formula="of:=[.W390]-[.W$1]/400" office:value-type="float" office:value="-0.0130899749999963">
            <text:p>-0.013090</text:p>
          </table:table-cell>
          <table:table-cell table:formula="of:=[.X390]-[.X$1]/400" office:value-type="float" office:value="0">
            <text:p>0.000000</text:p>
          </table:table-cell>
          <table:table-cell table:formula="of:=[.Y390]-[.Y$1]/400" office:value-type="float" office:value="0">
            <text:p>0.000000</text:p>
          </table:table-cell>
          <table:table-cell table:formula="of:=[.Z390]-[.Z$1]/400" office:value-type="float" office:value="0">
            <text:p>0.000000</text:p>
          </table:table-cell>
          <table:table-cell table:formula="of:=[.AA390]-[.AA$1]/400" office:value-type="float" office:value="0">
            <text:p>0.000000</text:p>
          </table:table-cell>
          <table:table-cell table:formula="of:=[.AB390]-[.AB$1]/400" office:value-type="float" office:value="0">
            <text:p>0.000000</text:p>
          </table:table-cell>
          <table:table-cell table:formula="of:=[.AC390]-[.AC$1]/400" office:value-type="float" office:value="0">
            <text:p>0.000000</text:p>
          </table:table-cell>
          <table:table-cell table:formula="of:=[.AD390]-[.AD$1]/400" office:value-type="float" office:value="0">
            <text:p>0.000000</text:p>
          </table:table-cell>
        </table:table-row>
        <table:table-row table:style-name="ro1">
          <table:table-cell table:formula="of:=[.A391]-[.A$1]/400" office:value-type="float" office:value="0">
            <text:p>0.000000</text:p>
          </table:table-cell>
          <table:table-cell table:formula="of:=[.B391]-[.B$1]/400" office:value-type="float" office:value="0">
            <text:p>0.000000</text:p>
          </table:table-cell>
          <table:table-cell table:formula="of:=[.C391]-[.C$1]/400" office:value-type="float" office:value="-0.00855564749999772">
            <text:p>-0.008556</text:p>
          </table:table-cell>
          <table:table-cell table:formula="of:=[.D391]-[.D$1]/400" office:value-type="float" office:value="0.0171112949999954">
            <text:p>0.017111</text:p>
          </table:table-cell>
          <table:table-cell table:formula="of:=[.E391]-[.E$1]/400" office:value-type="float" office:value="-0.00855564749999772">
            <text:p>-0.008556</text:p>
          </table:table-cell>
          <table:table-cell table:formula="of:=[.F391]-[.F$1]/400" office:value-type="float" office:value="0">
            <text:p>0.000000</text:p>
          </table:table-cell>
          <table:table-cell table:formula="of:=[.G391]-[.G$1]/400" office:value-type="float" office:value="0">
            <text:p>0.000000</text:p>
          </table:table-cell>
          <table:table-cell table:formula="of:=[.H391]-[.H$1]/400" office:value-type="float" office:value="0">
            <text:p>0.000000</text:p>
          </table:table-cell>
          <table:table-cell table:formula="of:=[.I391]-[.I$1]/400" office:value-type="float" office:value="-0.00855564749999772">
            <text:p>-0.008556</text:p>
          </table:table-cell>
          <table:table-cell table:formula="of:=[.J391]-[.J$1]/400" office:value-type="float" office:value="0.0171112949999954">
            <text:p>0.017111</text:p>
          </table:table-cell>
          <table:table-cell table:formula="of:=[.K391]-[.K$1]/400" office:value-type="float" office:value="-0.00855564749999772">
            <text:p>-0.008556</text:p>
          </table:table-cell>
          <table:table-cell table:formula="of:=[.L391]-[.L$1]/400" office:value-type="float" office:value="0">
            <text:p>0.000000</text:p>
          </table:table-cell>
          <table:table-cell table:formula="of:=[.M391]-[.M$1]/400" office:value-type="float" office:value="0.00392699250000082">
            <text:p>0.003927</text:p>
          </table:table-cell>
          <table:table-cell table:formula="of:=[.N391]-[.N$1]/400" office:value-type="float" office:value="-0.00392699250000082">
            <text:p>-0.003927</text:p>
          </table:table-cell>
          <table:table-cell table:formula="of:=[.O391]-[.O$1]/400" office:value-type="float" office:value="0">
            <text:p>0.000000</text:p>
          </table:table-cell>
          <table:table-cell table:formula="of:=[.P391]-[.P$1]/400" office:value-type="float" office:value="-0.0117809774999963">
            <text:p>-0.011781</text:p>
          </table:table-cell>
          <table:table-cell table:formula="of:=[.Q391]-[.Q$1]/400" office:value-type="float" office:value="0">
            <text:p>0.000000</text:p>
          </table:table-cell>
          <table:table-cell table:formula="of:=[.R391]-[.R$1]/400" office:value-type="float" office:value="0">
            <text:p>0.000000</text:p>
          </table:table-cell>
          <table:table-cell table:formula="of:=[.S391]-[.S$1]/400" office:value-type="float" office:value="0">
            <text:p>0.000000</text:p>
          </table:table-cell>
          <table:table-cell table:formula="of:=[.T391]-[.T$1]/400" office:value-type="float" office:value="0.00392699250000082">
            <text:p>0.003927</text:p>
          </table:table-cell>
          <table:table-cell table:formula="of:=[.U391]-[.U$1]/400" office:value-type="float" office:value="0.00392699250000082">
            <text:p>0.003927</text:p>
          </table:table-cell>
          <table:table-cell table:formula="of:=[.V391]-[.V$1]/400" office:value-type="float" office:value="0">
            <text:p>0.000000</text:p>
          </table:table-cell>
          <table:table-cell table:formula="of:=[.W391]-[.W$1]/400" office:value-type="float" office:value="-0.0117809774999963">
            <text:p>-0.011781</text:p>
          </table:table-cell>
          <table:table-cell table:formula="of:=[.X391]-[.X$1]/400" office:value-type="float" office:value="0">
            <text:p>0.000000</text:p>
          </table:table-cell>
          <table:table-cell table:formula="of:=[.Y391]-[.Y$1]/400" office:value-type="float" office:value="0">
            <text:p>0.000000</text:p>
          </table:table-cell>
          <table:table-cell table:formula="of:=[.Z391]-[.Z$1]/400" office:value-type="float" office:value="0">
            <text:p>0.000000</text:p>
          </table:table-cell>
          <table:table-cell table:formula="of:=[.AA391]-[.AA$1]/400" office:value-type="float" office:value="0">
            <text:p>0.000000</text:p>
          </table:table-cell>
          <table:table-cell table:formula="of:=[.AB391]-[.AB$1]/400" office:value-type="float" office:value="0">
            <text:p>0.000000</text:p>
          </table:table-cell>
          <table:table-cell table:formula="of:=[.AC391]-[.AC$1]/400" office:value-type="float" office:value="0">
            <text:p>0.000000</text:p>
          </table:table-cell>
          <table:table-cell table:formula="of:=[.AD391]-[.AD$1]/400" office:value-type="float" office:value="0">
            <text:p>0.000000</text:p>
          </table:table-cell>
        </table:table-row>
        <table:table-row table:style-name="ro1">
          <table:table-cell table:formula="of:=[.A392]-[.A$1]/400" office:value-type="float" office:value="0">
            <text:p>0.000000</text:p>
          </table:table-cell>
          <table:table-cell table:formula="of:=[.B392]-[.B$1]/400" office:value-type="float" office:value="0">
            <text:p>0.000000</text:p>
          </table:table-cell>
          <table:table-cell table:formula="of:=[.C392]-[.C$1]/400" office:value-type="float" office:value="-0.00760501999999772">
            <text:p>-0.007605</text:p>
          </table:table-cell>
          <table:table-cell table:formula="of:=[.D392]-[.D$1]/400" office:value-type="float" office:value="0.0152100399999954">
            <text:p>0.015210</text:p>
          </table:table-cell>
          <table:table-cell table:formula="of:=[.E392]-[.E$1]/400" office:value-type="float" office:value="-0.00760501999999772">
            <text:p>-0.007605</text:p>
          </table:table-cell>
          <table:table-cell table:formula="of:=[.F392]-[.F$1]/400" office:value-type="float" office:value="0">
            <text:p>0.000000</text:p>
          </table:table-cell>
          <table:table-cell table:formula="of:=[.G392]-[.G$1]/400" office:value-type="float" office:value="0">
            <text:p>0.000000</text:p>
          </table:table-cell>
          <table:table-cell table:formula="of:=[.H392]-[.H$1]/400" office:value-type="float" office:value="0">
            <text:p>0.000000</text:p>
          </table:table-cell>
          <table:table-cell table:formula="of:=[.I392]-[.I$1]/400" office:value-type="float" office:value="-0.00760501999999772">
            <text:p>-0.007605</text:p>
          </table:table-cell>
          <table:table-cell table:formula="of:=[.J392]-[.J$1]/400" office:value-type="float" office:value="0.0152100399999954">
            <text:p>0.015210</text:p>
          </table:table-cell>
          <table:table-cell table:formula="of:=[.K392]-[.K$1]/400" office:value-type="float" office:value="-0.00760501999999772">
            <text:p>-0.007605</text:p>
          </table:table-cell>
          <table:table-cell table:formula="of:=[.L392]-[.L$1]/400" office:value-type="float" office:value="0">
            <text:p>0.000000</text:p>
          </table:table-cell>
          <table:table-cell table:formula="of:=[.M392]-[.M$1]/400" office:value-type="float" office:value="0.00349066000000082">
            <text:p>0.003491</text:p>
          </table:table-cell>
          <table:table-cell table:formula="of:=[.N392]-[.N$1]/400" office:value-type="float" office:value="-0.00349066000000082">
            <text:p>-0.003491</text:p>
          </table:table-cell>
          <table:table-cell table:formula="of:=[.O392]-[.O$1]/400" office:value-type="float" office:value="0">
            <text:p>0.000000</text:p>
          </table:table-cell>
          <table:table-cell table:formula="of:=[.P392]-[.P$1]/400" office:value-type="float" office:value="-0.0104719799999963">
            <text:p>-0.010472</text:p>
          </table:table-cell>
          <table:table-cell table:formula="of:=[.Q392]-[.Q$1]/400" office:value-type="float" office:value="0">
            <text:p>0.000000</text:p>
          </table:table-cell>
          <table:table-cell table:formula="of:=[.R392]-[.R$1]/400" office:value-type="float" office:value="0">
            <text:p>0.000000</text:p>
          </table:table-cell>
          <table:table-cell table:formula="of:=[.S392]-[.S$1]/400" office:value-type="float" office:value="0">
            <text:p>0.000000</text:p>
          </table:table-cell>
          <table:table-cell table:formula="of:=[.T392]-[.T$1]/400" office:value-type="float" office:value="0.00349066000000082">
            <text:p>0.003491</text:p>
          </table:table-cell>
          <table:table-cell table:formula="of:=[.U392]-[.U$1]/400" office:value-type="float" office:value="0.00349066000000082">
            <text:p>0.003491</text:p>
          </table:table-cell>
          <table:table-cell table:formula="of:=[.V392]-[.V$1]/400" office:value-type="float" office:value="0">
            <text:p>0.000000</text:p>
          </table:table-cell>
          <table:table-cell table:formula="of:=[.W392]-[.W$1]/400" office:value-type="float" office:value="-0.0104719799999963">
            <text:p>-0.010472</text:p>
          </table:table-cell>
          <table:table-cell table:formula="of:=[.X392]-[.X$1]/400" office:value-type="float" office:value="0">
            <text:p>0.000000</text:p>
          </table:table-cell>
          <table:table-cell table:formula="of:=[.Y392]-[.Y$1]/400" office:value-type="float" office:value="0">
            <text:p>0.000000</text:p>
          </table:table-cell>
          <table:table-cell table:formula="of:=[.Z392]-[.Z$1]/400" office:value-type="float" office:value="0">
            <text:p>0.000000</text:p>
          </table:table-cell>
          <table:table-cell table:formula="of:=[.AA392]-[.AA$1]/400" office:value-type="float" office:value="0">
            <text:p>0.000000</text:p>
          </table:table-cell>
          <table:table-cell table:formula="of:=[.AB392]-[.AB$1]/400" office:value-type="float" office:value="0">
            <text:p>0.000000</text:p>
          </table:table-cell>
          <table:table-cell table:formula="of:=[.AC392]-[.AC$1]/400" office:value-type="float" office:value="0">
            <text:p>0.000000</text:p>
          </table:table-cell>
          <table:table-cell table:formula="of:=[.AD392]-[.AD$1]/400" office:value-type="float" office:value="0">
            <text:p>0.000000</text:p>
          </table:table-cell>
        </table:table-row>
        <table:table-row table:style-name="ro1">
          <table:table-cell table:formula="of:=[.A393]-[.A$1]/400" office:value-type="float" office:value="0">
            <text:p>0.000000</text:p>
          </table:table-cell>
          <table:table-cell table:formula="of:=[.B393]-[.B$1]/400" office:value-type="float" office:value="0">
            <text:p>0.000000</text:p>
          </table:table-cell>
          <table:table-cell table:formula="of:=[.C393]-[.C$1]/400" office:value-type="float" office:value="-0.00665439249999772">
            <text:p>-0.006654</text:p>
          </table:table-cell>
          <table:table-cell table:formula="of:=[.D393]-[.D$1]/400" office:value-type="float" office:value="0.0133087849999954">
            <text:p>0.013309</text:p>
          </table:table-cell>
          <table:table-cell table:formula="of:=[.E393]-[.E$1]/400" office:value-type="float" office:value="-0.00665439249999772">
            <text:p>-0.006654</text:p>
          </table:table-cell>
          <table:table-cell table:formula="of:=[.F393]-[.F$1]/400" office:value-type="float" office:value="0">
            <text:p>0.000000</text:p>
          </table:table-cell>
          <table:table-cell table:formula="of:=[.G393]-[.G$1]/400" office:value-type="float" office:value="0">
            <text:p>0.000000</text:p>
          </table:table-cell>
          <table:table-cell table:formula="of:=[.H393]-[.H$1]/400" office:value-type="float" office:value="0">
            <text:p>0.000000</text:p>
          </table:table-cell>
          <table:table-cell table:formula="of:=[.I393]-[.I$1]/400" office:value-type="float" office:value="-0.00665439249999772">
            <text:p>-0.006654</text:p>
          </table:table-cell>
          <table:table-cell table:formula="of:=[.J393]-[.J$1]/400" office:value-type="float" office:value="0.0133087849999954">
            <text:p>0.013309</text:p>
          </table:table-cell>
          <table:table-cell table:formula="of:=[.K393]-[.K$1]/400" office:value-type="float" office:value="-0.00665439249999772">
            <text:p>-0.006654</text:p>
          </table:table-cell>
          <table:table-cell table:formula="of:=[.L393]-[.L$1]/400" office:value-type="float" office:value="0">
            <text:p>0.000000</text:p>
          </table:table-cell>
          <table:table-cell table:formula="of:=[.M393]-[.M$1]/400" office:value-type="float" office:value="0.00305432750000082">
            <text:p>0.003054</text:p>
          </table:table-cell>
          <table:table-cell table:formula="of:=[.N393]-[.N$1]/400" office:value-type="float" office:value="-0.00305432750000082">
            <text:p>-0.003054</text:p>
          </table:table-cell>
          <table:table-cell table:formula="of:=[.O393]-[.O$1]/400" office:value-type="float" office:value="0">
            <text:p>0.000000</text:p>
          </table:table-cell>
          <table:table-cell table:formula="of:=[.P393]-[.P$1]/400" office:value-type="float" office:value="-0.0091629824999963">
            <text:p>-0.009163</text:p>
          </table:table-cell>
          <table:table-cell table:formula="of:=[.Q393]-[.Q$1]/400" office:value-type="float" office:value="0">
            <text:p>0.000000</text:p>
          </table:table-cell>
          <table:table-cell table:formula="of:=[.R393]-[.R$1]/400" office:value-type="float" office:value="0">
            <text:p>0.000000</text:p>
          </table:table-cell>
          <table:table-cell table:formula="of:=[.S393]-[.S$1]/400" office:value-type="float" office:value="0">
            <text:p>0.000000</text:p>
          </table:table-cell>
          <table:table-cell table:formula="of:=[.T393]-[.T$1]/400" office:value-type="float" office:value="0.00305432750000082">
            <text:p>0.003054</text:p>
          </table:table-cell>
          <table:table-cell table:formula="of:=[.U393]-[.U$1]/400" office:value-type="float" office:value="0.00305432750000082">
            <text:p>0.003054</text:p>
          </table:table-cell>
          <table:table-cell table:formula="of:=[.V393]-[.V$1]/400" office:value-type="float" office:value="0">
            <text:p>0.000000</text:p>
          </table:table-cell>
          <table:table-cell table:formula="of:=[.W393]-[.W$1]/400" office:value-type="float" office:value="-0.0091629824999963">
            <text:p>-0.009163</text:p>
          </table:table-cell>
          <table:table-cell table:formula="of:=[.X393]-[.X$1]/400" office:value-type="float" office:value="0">
            <text:p>0.000000</text:p>
          </table:table-cell>
          <table:table-cell table:formula="of:=[.Y393]-[.Y$1]/400" office:value-type="float" office:value="0">
            <text:p>0.000000</text:p>
          </table:table-cell>
          <table:table-cell table:formula="of:=[.Z393]-[.Z$1]/400" office:value-type="float" office:value="0">
            <text:p>0.000000</text:p>
          </table:table-cell>
          <table:table-cell table:formula="of:=[.AA393]-[.AA$1]/400" office:value-type="float" office:value="0">
            <text:p>0.000000</text:p>
          </table:table-cell>
          <table:table-cell table:formula="of:=[.AB393]-[.AB$1]/400" office:value-type="float" office:value="0">
            <text:p>0.000000</text:p>
          </table:table-cell>
          <table:table-cell table:formula="of:=[.AC393]-[.AC$1]/400" office:value-type="float" office:value="0">
            <text:p>0.000000</text:p>
          </table:table-cell>
          <table:table-cell table:formula="of:=[.AD393]-[.AD$1]/400" office:value-type="float" office:value="0">
            <text:p>0.000000</text:p>
          </table:table-cell>
        </table:table-row>
        <table:table-row table:style-name="ro1">
          <table:table-cell table:formula="of:=[.A394]-[.A$1]/400" office:value-type="float" office:value="0">
            <text:p>0.000000</text:p>
          </table:table-cell>
          <table:table-cell table:formula="of:=[.B394]-[.B$1]/400" office:value-type="float" office:value="0">
            <text:p>0.000000</text:p>
          </table:table-cell>
          <table:table-cell table:formula="of:=[.C394]-[.C$1]/400" office:value-type="float" office:value="-0.00570376499999771">
            <text:p>-0.005704</text:p>
          </table:table-cell>
          <table:table-cell table:formula="of:=[.D394]-[.D$1]/400" office:value-type="float" office:value="0.0114075299999954">
            <text:p>0.011408</text:p>
          </table:table-cell>
          <table:table-cell table:formula="of:=[.E394]-[.E$1]/400" office:value-type="float" office:value="-0.00570376499999771">
            <text:p>-0.005704</text:p>
          </table:table-cell>
          <table:table-cell table:formula="of:=[.F394]-[.F$1]/400" office:value-type="float" office:value="0">
            <text:p>0.000000</text:p>
          </table:table-cell>
          <table:table-cell table:formula="of:=[.G394]-[.G$1]/400" office:value-type="float" office:value="0">
            <text:p>0.000000</text:p>
          </table:table-cell>
          <table:table-cell table:formula="of:=[.H394]-[.H$1]/400" office:value-type="float" office:value="0">
            <text:p>0.000000</text:p>
          </table:table-cell>
          <table:table-cell table:formula="of:=[.I394]-[.I$1]/400" office:value-type="float" office:value="-0.00570376499999771">
            <text:p>-0.005704</text:p>
          </table:table-cell>
          <table:table-cell table:formula="of:=[.J394]-[.J$1]/400" office:value-type="float" office:value="0.0114075299999954">
            <text:p>0.011408</text:p>
          </table:table-cell>
          <table:table-cell table:formula="of:=[.K394]-[.K$1]/400" office:value-type="float" office:value="-0.00570376499999771">
            <text:p>-0.005704</text:p>
          </table:table-cell>
          <table:table-cell table:formula="of:=[.L394]-[.L$1]/400" office:value-type="float" office:value="0">
            <text:p>0.000000</text:p>
          </table:table-cell>
          <table:table-cell table:formula="of:=[.M394]-[.M$1]/400" office:value-type="float" office:value="0.00261799500000082">
            <text:p>0.002618</text:p>
          </table:table-cell>
          <table:table-cell table:formula="of:=[.N394]-[.N$1]/400" office:value-type="float" office:value="-0.00261799500000082">
            <text:p>-0.002618</text:p>
          </table:table-cell>
          <table:table-cell table:formula="of:=[.O394]-[.O$1]/400" office:value-type="float" office:value="0">
            <text:p>0.000000</text:p>
          </table:table-cell>
          <table:table-cell table:formula="of:=[.P394]-[.P$1]/400" office:value-type="float" office:value="-0.0078539849999963">
            <text:p>-0.007854</text:p>
          </table:table-cell>
          <table:table-cell table:formula="of:=[.Q394]-[.Q$1]/400" office:value-type="float" office:value="0">
            <text:p>0.000000</text:p>
          </table:table-cell>
          <table:table-cell table:formula="of:=[.R394]-[.R$1]/400" office:value-type="float" office:value="0">
            <text:p>0.000000</text:p>
          </table:table-cell>
          <table:table-cell table:formula="of:=[.S394]-[.S$1]/400" office:value-type="float" office:value="0">
            <text:p>0.000000</text:p>
          </table:table-cell>
          <table:table-cell table:formula="of:=[.T394]-[.T$1]/400" office:value-type="float" office:value="0.00261799500000082">
            <text:p>0.002618</text:p>
          </table:table-cell>
          <table:table-cell table:formula="of:=[.U394]-[.U$1]/400" office:value-type="float" office:value="0.00261799500000082">
            <text:p>0.002618</text:p>
          </table:table-cell>
          <table:table-cell table:formula="of:=[.V394]-[.V$1]/400" office:value-type="float" office:value="0">
            <text:p>0.000000</text:p>
          </table:table-cell>
          <table:table-cell table:formula="of:=[.W394]-[.W$1]/400" office:value-type="float" office:value="-0.0078539849999963">
            <text:p>-0.007854</text:p>
          </table:table-cell>
          <table:table-cell table:formula="of:=[.X394]-[.X$1]/400" office:value-type="float" office:value="0">
            <text:p>0.000000</text:p>
          </table:table-cell>
          <table:table-cell table:formula="of:=[.Y394]-[.Y$1]/400" office:value-type="float" office:value="0">
            <text:p>0.000000</text:p>
          </table:table-cell>
          <table:table-cell table:formula="of:=[.Z394]-[.Z$1]/400" office:value-type="float" office:value="0">
            <text:p>0.000000</text:p>
          </table:table-cell>
          <table:table-cell table:formula="of:=[.AA394]-[.AA$1]/400" office:value-type="float" office:value="0">
            <text:p>0.000000</text:p>
          </table:table-cell>
          <table:table-cell table:formula="of:=[.AB394]-[.AB$1]/400" office:value-type="float" office:value="0">
            <text:p>0.000000</text:p>
          </table:table-cell>
          <table:table-cell table:formula="of:=[.AC394]-[.AC$1]/400" office:value-type="float" office:value="0">
            <text:p>0.000000</text:p>
          </table:table-cell>
          <table:table-cell table:formula="of:=[.AD394]-[.AD$1]/400" office:value-type="float" office:value="0">
            <text:p>0.000000</text:p>
          </table:table-cell>
        </table:table-row>
        <table:table-row table:style-name="ro1">
          <table:table-cell table:formula="of:=[.A395]-[.A$1]/400" office:value-type="float" office:value="0">
            <text:p>0.000000</text:p>
          </table:table-cell>
          <table:table-cell table:formula="of:=[.B395]-[.B$1]/400" office:value-type="float" office:value="0">
            <text:p>0.000000</text:p>
          </table:table-cell>
          <table:table-cell table:formula="of:=[.C395]-[.C$1]/400" office:value-type="float" office:value="-0.00475313749999771">
            <text:p>-0.004753</text:p>
          </table:table-cell>
          <table:table-cell table:formula="of:=[.D395]-[.D$1]/400" office:value-type="float" office:value="0.00950627499999543">
            <text:p>0.009506</text:p>
          </table:table-cell>
          <table:table-cell table:formula="of:=[.E395]-[.E$1]/400" office:value-type="float" office:value="-0.00475313749999771">
            <text:p>-0.004753</text:p>
          </table:table-cell>
          <table:table-cell table:formula="of:=[.F395]-[.F$1]/400" office:value-type="float" office:value="0">
            <text:p>0.000000</text:p>
          </table:table-cell>
          <table:table-cell table:formula="of:=[.G395]-[.G$1]/400" office:value-type="float" office:value="0">
            <text:p>0.000000</text:p>
          </table:table-cell>
          <table:table-cell table:formula="of:=[.H395]-[.H$1]/400" office:value-type="float" office:value="0">
            <text:p>0.000000</text:p>
          </table:table-cell>
          <table:table-cell table:formula="of:=[.I395]-[.I$1]/400" office:value-type="float" office:value="-0.00475313749999771">
            <text:p>-0.004753</text:p>
          </table:table-cell>
          <table:table-cell table:formula="of:=[.J395]-[.J$1]/400" office:value-type="float" office:value="0.00950627499999543">
            <text:p>0.009506</text:p>
          </table:table-cell>
          <table:table-cell table:formula="of:=[.K395]-[.K$1]/400" office:value-type="float" office:value="-0.00475313749999771">
            <text:p>-0.004753</text:p>
          </table:table-cell>
          <table:table-cell table:formula="of:=[.L395]-[.L$1]/400" office:value-type="float" office:value="0">
            <text:p>0.000000</text:p>
          </table:table-cell>
          <table:table-cell table:formula="of:=[.M395]-[.M$1]/400" office:value-type="float" office:value="0.00218166250000082">
            <text:p>0.002182</text:p>
          </table:table-cell>
          <table:table-cell table:formula="of:=[.N395]-[.N$1]/400" office:value-type="float" office:value="-0.00218166250000082">
            <text:p>-0.002182</text:p>
          </table:table-cell>
          <table:table-cell table:formula="of:=[.O395]-[.O$1]/400" office:value-type="float" office:value="0">
            <text:p>0.000000</text:p>
          </table:table-cell>
          <table:table-cell table:formula="of:=[.P395]-[.P$1]/400" office:value-type="float" office:value="-0.0065449874999963">
            <text:p>-0.006545</text:p>
          </table:table-cell>
          <table:table-cell table:formula="of:=[.Q395]-[.Q$1]/400" office:value-type="float" office:value="0">
            <text:p>0.000000</text:p>
          </table:table-cell>
          <table:table-cell table:formula="of:=[.R395]-[.R$1]/400" office:value-type="float" office:value="0">
            <text:p>0.000000</text:p>
          </table:table-cell>
          <table:table-cell table:formula="of:=[.S395]-[.S$1]/400" office:value-type="float" office:value="0">
            <text:p>0.000000</text:p>
          </table:table-cell>
          <table:table-cell table:formula="of:=[.T395]-[.T$1]/400" office:value-type="float" office:value="0.00218166250000082">
            <text:p>0.002182</text:p>
          </table:table-cell>
          <table:table-cell table:formula="of:=[.U395]-[.U$1]/400" office:value-type="float" office:value="0.00218166250000082">
            <text:p>0.002182</text:p>
          </table:table-cell>
          <table:table-cell table:formula="of:=[.V395]-[.V$1]/400" office:value-type="float" office:value="0">
            <text:p>0.000000</text:p>
          </table:table-cell>
          <table:table-cell table:formula="of:=[.W395]-[.W$1]/400" office:value-type="float" office:value="-0.0065449874999963">
            <text:p>-0.006545</text:p>
          </table:table-cell>
          <table:table-cell table:formula="of:=[.X395]-[.X$1]/400" office:value-type="float" office:value="0">
            <text:p>0.000000</text:p>
          </table:table-cell>
          <table:table-cell table:formula="of:=[.Y395]-[.Y$1]/400" office:value-type="float" office:value="0">
            <text:p>0.000000</text:p>
          </table:table-cell>
          <table:table-cell table:formula="of:=[.Z395]-[.Z$1]/400" office:value-type="float" office:value="0">
            <text:p>0.000000</text:p>
          </table:table-cell>
          <table:table-cell table:formula="of:=[.AA395]-[.AA$1]/400" office:value-type="float" office:value="0">
            <text:p>0.000000</text:p>
          </table:table-cell>
          <table:table-cell table:formula="of:=[.AB395]-[.AB$1]/400" office:value-type="float" office:value="0">
            <text:p>0.000000</text:p>
          </table:table-cell>
          <table:table-cell table:formula="of:=[.AC395]-[.AC$1]/400" office:value-type="float" office:value="0">
            <text:p>0.000000</text:p>
          </table:table-cell>
          <table:table-cell table:formula="of:=[.AD395]-[.AD$1]/400" office:value-type="float" office:value="0">
            <text:p>0.000000</text:p>
          </table:table-cell>
        </table:table-row>
        <table:table-row table:style-name="ro1">
          <table:table-cell table:formula="of:=[.A396]-[.A$1]/400" office:value-type="float" office:value="0">
            <text:p>0.000000</text:p>
          </table:table-cell>
          <table:table-cell table:formula="of:=[.B396]-[.B$1]/400" office:value-type="float" office:value="0">
            <text:p>0.000000</text:p>
          </table:table-cell>
          <table:table-cell table:formula="of:=[.C396]-[.C$1]/400" office:value-type="float" office:value="-0.00380250999999771">
            <text:p>-0.003803</text:p>
          </table:table-cell>
          <table:table-cell table:formula="of:=[.D396]-[.D$1]/400" office:value-type="float" office:value="0.00760501999999543">
            <text:p>0.007605</text:p>
          </table:table-cell>
          <table:table-cell table:formula="of:=[.E396]-[.E$1]/400" office:value-type="float" office:value="-0.00380250999999771">
            <text:p>-0.003803</text:p>
          </table:table-cell>
          <table:table-cell table:formula="of:=[.F396]-[.F$1]/400" office:value-type="float" office:value="0">
            <text:p>0.000000</text:p>
          </table:table-cell>
          <table:table-cell table:formula="of:=[.G396]-[.G$1]/400" office:value-type="float" office:value="0">
            <text:p>0.000000</text:p>
          </table:table-cell>
          <table:table-cell table:formula="of:=[.H396]-[.H$1]/400" office:value-type="float" office:value="0">
            <text:p>0.000000</text:p>
          </table:table-cell>
          <table:table-cell table:formula="of:=[.I396]-[.I$1]/400" office:value-type="float" office:value="-0.00380250999999771">
            <text:p>-0.003803</text:p>
          </table:table-cell>
          <table:table-cell table:formula="of:=[.J396]-[.J$1]/400" office:value-type="float" office:value="0.00760501999999543">
            <text:p>0.007605</text:p>
          </table:table-cell>
          <table:table-cell table:formula="of:=[.K396]-[.K$1]/400" office:value-type="float" office:value="-0.00380250999999771">
            <text:p>-0.003803</text:p>
          </table:table-cell>
          <table:table-cell table:formula="of:=[.L396]-[.L$1]/400" office:value-type="float" office:value="0">
            <text:p>0.000000</text:p>
          </table:table-cell>
          <table:table-cell table:formula="of:=[.M396]-[.M$1]/400" office:value-type="float" office:value="0.00174533000000082">
            <text:p>0.001745</text:p>
          </table:table-cell>
          <table:table-cell table:formula="of:=[.N396]-[.N$1]/400" office:value-type="float" office:value="-0.00174533000000082">
            <text:p>-0.001745</text:p>
          </table:table-cell>
          <table:table-cell table:formula="of:=[.O396]-[.O$1]/400" office:value-type="float" office:value="0">
            <text:p>0.000000</text:p>
          </table:table-cell>
          <table:table-cell table:formula="of:=[.P396]-[.P$1]/400" office:value-type="float" office:value="-0.0052359899999963">
            <text:p>-0.005236</text:p>
          </table:table-cell>
          <table:table-cell table:formula="of:=[.Q396]-[.Q$1]/400" office:value-type="float" office:value="0">
            <text:p>0.000000</text:p>
          </table:table-cell>
          <table:table-cell table:formula="of:=[.R396]-[.R$1]/400" office:value-type="float" office:value="0">
            <text:p>0.000000</text:p>
          </table:table-cell>
          <table:table-cell table:formula="of:=[.S396]-[.S$1]/400" office:value-type="float" office:value="0">
            <text:p>0.000000</text:p>
          </table:table-cell>
          <table:table-cell table:formula="of:=[.T396]-[.T$1]/400" office:value-type="float" office:value="0.00174533000000082">
            <text:p>0.001745</text:p>
          </table:table-cell>
          <table:table-cell table:formula="of:=[.U396]-[.U$1]/400" office:value-type="float" office:value="0.00174533000000082">
            <text:p>0.001745</text:p>
          </table:table-cell>
          <table:table-cell table:formula="of:=[.V396]-[.V$1]/400" office:value-type="float" office:value="0">
            <text:p>0.000000</text:p>
          </table:table-cell>
          <table:table-cell table:formula="of:=[.W396]-[.W$1]/400" office:value-type="float" office:value="-0.0052359899999963">
            <text:p>-0.005236</text:p>
          </table:table-cell>
          <table:table-cell table:formula="of:=[.X396]-[.X$1]/400" office:value-type="float" office:value="0">
            <text:p>0.000000</text:p>
          </table:table-cell>
          <table:table-cell table:formula="of:=[.Y396]-[.Y$1]/400" office:value-type="float" office:value="0">
            <text:p>0.000000</text:p>
          </table:table-cell>
          <table:table-cell table:formula="of:=[.Z396]-[.Z$1]/400" office:value-type="float" office:value="0">
            <text:p>0.000000</text:p>
          </table:table-cell>
          <table:table-cell table:formula="of:=[.AA396]-[.AA$1]/400" office:value-type="float" office:value="0">
            <text:p>0.000000</text:p>
          </table:table-cell>
          <table:table-cell table:formula="of:=[.AB396]-[.AB$1]/400" office:value-type="float" office:value="0">
            <text:p>0.000000</text:p>
          </table:table-cell>
          <table:table-cell table:formula="of:=[.AC396]-[.AC$1]/400" office:value-type="float" office:value="0">
            <text:p>0.000000</text:p>
          </table:table-cell>
          <table:table-cell table:formula="of:=[.AD396]-[.AD$1]/400" office:value-type="float" office:value="0">
            <text:p>0.000000</text:p>
          </table:table-cell>
        </table:table-row>
        <table:table-row table:style-name="ro1">
          <table:table-cell table:formula="of:=[.A397]-[.A$1]/400" office:value-type="float" office:value="0">
            <text:p>0.000000</text:p>
          </table:table-cell>
          <table:table-cell table:formula="of:=[.B397]-[.B$1]/400" office:value-type="float" office:value="0">
            <text:p>0.000000</text:p>
          </table:table-cell>
          <table:table-cell table:formula="of:=[.C397]-[.C$1]/400" office:value-type="float" office:value="-0.00285188249999771">
            <text:p>-0.002852</text:p>
          </table:table-cell>
          <table:table-cell table:formula="of:=[.D397]-[.D$1]/400" office:value-type="float" office:value="0.00570376499999543">
            <text:p>0.005704</text:p>
          </table:table-cell>
          <table:table-cell table:formula="of:=[.E397]-[.E$1]/400" office:value-type="float" office:value="-0.00285188249999771">
            <text:p>-0.002852</text:p>
          </table:table-cell>
          <table:table-cell table:formula="of:=[.F397]-[.F$1]/400" office:value-type="float" office:value="0">
            <text:p>0.000000</text:p>
          </table:table-cell>
          <table:table-cell table:formula="of:=[.G397]-[.G$1]/400" office:value-type="float" office:value="0">
            <text:p>0.000000</text:p>
          </table:table-cell>
          <table:table-cell table:formula="of:=[.H397]-[.H$1]/400" office:value-type="float" office:value="0">
            <text:p>0.000000</text:p>
          </table:table-cell>
          <table:table-cell table:formula="of:=[.I397]-[.I$1]/400" office:value-type="float" office:value="-0.00285188249999771">
            <text:p>-0.002852</text:p>
          </table:table-cell>
          <table:table-cell table:formula="of:=[.J397]-[.J$1]/400" office:value-type="float" office:value="0.00570376499999543">
            <text:p>0.005704</text:p>
          </table:table-cell>
          <table:table-cell table:formula="of:=[.K397]-[.K$1]/400" office:value-type="float" office:value="-0.00285188249999771">
            <text:p>-0.002852</text:p>
          </table:table-cell>
          <table:table-cell table:formula="of:=[.L397]-[.L$1]/400" office:value-type="float" office:value="0">
            <text:p>0.000000</text:p>
          </table:table-cell>
          <table:table-cell table:formula="of:=[.M397]-[.M$1]/400" office:value-type="float" office:value="0.00130899750000082">
            <text:p>0.001309</text:p>
          </table:table-cell>
          <table:table-cell table:formula="of:=[.N397]-[.N$1]/400" office:value-type="float" office:value="-0.00130899750000082">
            <text:p>-0.001309</text:p>
          </table:table-cell>
          <table:table-cell table:formula="of:=[.O397]-[.O$1]/400" office:value-type="float" office:value="0">
            <text:p>0.000000</text:p>
          </table:table-cell>
          <table:table-cell table:formula="of:=[.P397]-[.P$1]/400" office:value-type="float" office:value="-0.0039269924999963">
            <text:p>-0.003927</text:p>
          </table:table-cell>
          <table:table-cell table:formula="of:=[.Q397]-[.Q$1]/400" office:value-type="float" office:value="0">
            <text:p>0.000000</text:p>
          </table:table-cell>
          <table:table-cell table:formula="of:=[.R397]-[.R$1]/400" office:value-type="float" office:value="0">
            <text:p>0.000000</text:p>
          </table:table-cell>
          <table:table-cell table:formula="of:=[.S397]-[.S$1]/400" office:value-type="float" office:value="0">
            <text:p>0.000000</text:p>
          </table:table-cell>
          <table:table-cell table:formula="of:=[.T397]-[.T$1]/400" office:value-type="float" office:value="0.00130899750000082">
            <text:p>0.001309</text:p>
          </table:table-cell>
          <table:table-cell table:formula="of:=[.U397]-[.U$1]/400" office:value-type="float" office:value="0.00130899750000082">
            <text:p>0.001309</text:p>
          </table:table-cell>
          <table:table-cell table:formula="of:=[.V397]-[.V$1]/400" office:value-type="float" office:value="0">
            <text:p>0.000000</text:p>
          </table:table-cell>
          <table:table-cell table:formula="of:=[.W397]-[.W$1]/400" office:value-type="float" office:value="-0.0039269924999963">
            <text:p>-0.003927</text:p>
          </table:table-cell>
          <table:table-cell table:formula="of:=[.X397]-[.X$1]/400" office:value-type="float" office:value="0">
            <text:p>0.000000</text:p>
          </table:table-cell>
          <table:table-cell table:formula="of:=[.Y397]-[.Y$1]/400" office:value-type="float" office:value="0">
            <text:p>0.000000</text:p>
          </table:table-cell>
          <table:table-cell table:formula="of:=[.Z397]-[.Z$1]/400" office:value-type="float" office:value="0">
            <text:p>0.000000</text:p>
          </table:table-cell>
          <table:table-cell table:formula="of:=[.AA397]-[.AA$1]/400" office:value-type="float" office:value="0">
            <text:p>0.000000</text:p>
          </table:table-cell>
          <table:table-cell table:formula="of:=[.AB397]-[.AB$1]/400" office:value-type="float" office:value="0">
            <text:p>0.000000</text:p>
          </table:table-cell>
          <table:table-cell table:formula="of:=[.AC397]-[.AC$1]/400" office:value-type="float" office:value="0">
            <text:p>0.000000</text:p>
          </table:table-cell>
          <table:table-cell table:formula="of:=[.AD397]-[.AD$1]/400" office:value-type="float" office:value="0">
            <text:p>0.000000</text:p>
          </table:table-cell>
        </table:table-row>
        <table:table-row table:style-name="ro1">
          <table:table-cell table:formula="of:=[.A398]-[.A$1]/400" office:value-type="float" office:value="0">
            <text:p>0.000000</text:p>
          </table:table-cell>
          <table:table-cell table:formula="of:=[.B398]-[.B$1]/400" office:value-type="float" office:value="0">
            <text:p>0.000000</text:p>
          </table:table-cell>
          <table:table-cell table:formula="of:=[.C398]-[.C$1]/400" office:value-type="float" office:value="-0.00190125499999771">
            <text:p>-0.001901</text:p>
          </table:table-cell>
          <table:table-cell table:formula="of:=[.D398]-[.D$1]/400" office:value-type="float" office:value="0.00380250999999543">
            <text:p>0.003803</text:p>
          </table:table-cell>
          <table:table-cell table:formula="of:=[.E398]-[.E$1]/400" office:value-type="float" office:value="-0.00190125499999771">
            <text:p>-0.001901</text:p>
          </table:table-cell>
          <table:table-cell table:formula="of:=[.F398]-[.F$1]/400" office:value-type="float" office:value="0">
            <text:p>0.000000</text:p>
          </table:table-cell>
          <table:table-cell table:formula="of:=[.G398]-[.G$1]/400" office:value-type="float" office:value="0">
            <text:p>0.000000</text:p>
          </table:table-cell>
          <table:table-cell table:formula="of:=[.H398]-[.H$1]/400" office:value-type="float" office:value="0">
            <text:p>0.000000</text:p>
          </table:table-cell>
          <table:table-cell table:formula="of:=[.I398]-[.I$1]/400" office:value-type="float" office:value="-0.00190125499999771">
            <text:p>-0.001901</text:p>
          </table:table-cell>
          <table:table-cell table:formula="of:=[.J398]-[.J$1]/400" office:value-type="float" office:value="0.00380250999999543">
            <text:p>0.003803</text:p>
          </table:table-cell>
          <table:table-cell table:formula="of:=[.K398]-[.K$1]/400" office:value-type="float" office:value="-0.00190125499999771">
            <text:p>-0.001901</text:p>
          </table:table-cell>
          <table:table-cell table:formula="of:=[.L398]-[.L$1]/400" office:value-type="float" office:value="0">
            <text:p>0.000000</text:p>
          </table:table-cell>
          <table:table-cell table:formula="of:=[.M398]-[.M$1]/400" office:value-type="float" office:value="0.00087266500000082">
            <text:p>0.000873</text:p>
          </table:table-cell>
          <table:table-cell table:formula="of:=[.N398]-[.N$1]/400" office:value-type="float" office:value="-0.00087266500000082">
            <text:p>-0.000873</text:p>
          </table:table-cell>
          <table:table-cell table:formula="of:=[.O398]-[.O$1]/400" office:value-type="float" office:value="0">
            <text:p>0.000000</text:p>
          </table:table-cell>
          <table:table-cell table:formula="of:=[.P398]-[.P$1]/400" office:value-type="float" office:value="-0.0026179949999963">
            <text:p>-0.002618</text:p>
          </table:table-cell>
          <table:table-cell table:formula="of:=[.Q398]-[.Q$1]/400" office:value-type="float" office:value="0">
            <text:p>0.000000</text:p>
          </table:table-cell>
          <table:table-cell table:formula="of:=[.R398]-[.R$1]/400" office:value-type="float" office:value="0">
            <text:p>0.000000</text:p>
          </table:table-cell>
          <table:table-cell table:formula="of:=[.S398]-[.S$1]/400" office:value-type="float" office:value="0">
            <text:p>0.000000</text:p>
          </table:table-cell>
          <table:table-cell table:formula="of:=[.T398]-[.T$1]/400" office:value-type="float" office:value="0.00087266500000082">
            <text:p>0.000873</text:p>
          </table:table-cell>
          <table:table-cell table:formula="of:=[.U398]-[.U$1]/400" office:value-type="float" office:value="0.00087266500000082">
            <text:p>0.000873</text:p>
          </table:table-cell>
          <table:table-cell table:formula="of:=[.V398]-[.V$1]/400" office:value-type="float" office:value="0">
            <text:p>0.000000</text:p>
          </table:table-cell>
          <table:table-cell table:formula="of:=[.W398]-[.W$1]/400" office:value-type="float" office:value="-0.0026179949999963">
            <text:p>-0.002618</text:p>
          </table:table-cell>
          <table:table-cell table:formula="of:=[.X398]-[.X$1]/400" office:value-type="float" office:value="0">
            <text:p>0.000000</text:p>
          </table:table-cell>
          <table:table-cell table:formula="of:=[.Y398]-[.Y$1]/400" office:value-type="float" office:value="0">
            <text:p>0.000000</text:p>
          </table:table-cell>
          <table:table-cell table:formula="of:=[.Z398]-[.Z$1]/400" office:value-type="float" office:value="0">
            <text:p>0.000000</text:p>
          </table:table-cell>
          <table:table-cell table:formula="of:=[.AA398]-[.AA$1]/400" office:value-type="float" office:value="0">
            <text:p>0.000000</text:p>
          </table:table-cell>
          <table:table-cell table:formula="of:=[.AB398]-[.AB$1]/400" office:value-type="float" office:value="0">
            <text:p>0.000000</text:p>
          </table:table-cell>
          <table:table-cell table:formula="of:=[.AC398]-[.AC$1]/400" office:value-type="float" office:value="0">
            <text:p>0.000000</text:p>
          </table:table-cell>
          <table:table-cell table:formula="of:=[.AD398]-[.AD$1]/400" office:value-type="float" office:value="0">
            <text:p>0.000000</text:p>
          </table:table-cell>
        </table:table-row>
        <table:table-row table:style-name="ro1">
          <table:table-cell table:number-columns-repeated="30" office:value-type="float" office:value="0">
            <text:p>0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0T19:43:25</dc:date>
    <dc:creator>Daniel Lofaro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12000" meta:object-count="0"/>
  </office:meta>
</office:document-meta>
</file>